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urm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vrm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/>
          <table:table-cell/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/>
          <table:table-cell/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  <table:table-cell table:number-columns-repeated="2"/>
          <table:table-cell office:value-type="string">
            <text:p>Z=4</text:p>
          </table:table-cell>
          <table:table-cell office:value-type="string">
            <text:p>Z=24</text:p>
          </table:table-cell>
          <table:table-cell office:value-type="string">
            <text:p>Z=64</text:p>
          </table:table-cell>
        </table:table-row>
        <table:table-row table:style-name="ro1">
          <table:table-cell office:value-type="float" office:value="-0.0078125">
            <text:p>-0.007812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0.0078125">
            <text:p>-0.007812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0.0078125">
            <text:p>-0.00781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K3]" office:value-type="float" office:value="-0.0078125">
            <text:p>-0.0078125</text:p>
          </table:table-cell>
          <table:table-cell table:formula="of:=0.5*([.G3]^2+[.L3]^2)" office:value-type="float" office:value="0">
            <text:p>0</text:p>
          </table:table-cell>
          <table:table-cell table:formula="of:=0.5*([.H3]^2+[.M3]^2)" office:value-type="float" office:value="0">
            <text:p>0</text:p>
          </table:table-cell>
          <table:table-cell table:formula="of:=0.5*([.I3]^2+[.N3]^2)" office:value-type="float" office:value="0">
            <text:p>0</text:p>
          </table:table-cell>
        </table:table-row>
        <table:table-row table:style-name="ro1">
          <table:table-cell office:value-type="float" office:value="0.0078125">
            <text:p>0.0078125</text:p>
          </table:table-cell>
          <table:table-cell table:style-name="ce1" office:value-type="float" office:value="0.0000400352">
            <text:p>4.00E-005</text:p>
          </table:table-cell>
          <table:table-cell office:value-type="float" office:value="-0.00204493">
            <text:p>-0.00204493</text:p>
          </table:table-cell>
          <table:table-cell office:value-type="float" office:value="-0.00171179">
            <text:p>-0.00171179</text:p>
          </table:table-cell>
          <table:table-cell/>
          <table:table-cell office:value-type="float" office:value="0.0078125">
            <text:p>0.0078125</text:p>
          </table:table-cell>
          <table:table-cell office:value-type="float" office:value="0.186611">
            <text:p>0.186611</text:p>
          </table:table-cell>
          <table:table-cell office:value-type="float" office:value="0.240115">
            <text:p>0.240115</text:p>
          </table:table-cell>
          <table:table-cell office:value-type="float" office:value="0.164811">
            <text:p>0.164811</text:p>
          </table:table-cell>
          <table:table-cell/>
          <table:table-cell office:value-type="float" office:value="0.0078125">
            <text:p>0.0078125</text:p>
          </table:table-cell>
          <table:table-cell office:value-type="float" office:value="0.0352769">
            <text:p>0.0352769</text:p>
          </table:table-cell>
          <table:table-cell office:value-type="float" office:value="0.0263594">
            <text:p>0.0263594</text:p>
          </table:table-cell>
          <table:table-cell office:value-type="float" office:value="0.0339209">
            <text:p>0.0339209</text:p>
          </table:table-cell>
          <table:table-cell/>
          <table:table-cell table:formula="of:=[.K4]" office:value-type="float" office:value="0.0078125">
            <text:p>0.0078125</text:p>
          </table:table-cell>
          <table:table-cell table:formula="of:=0.5*([.G4]^2+[.L4]^2)" office:value-type="float" office:value="0.018034062497305">
            <text:p>0.018034062497305</text:p>
          </table:table-cell>
          <table:table-cell table:formula="of:=0.5*([.H4]^2+[.M4]^2)" office:value-type="float" office:value="0.02917501559668">
            <text:p>0.02917501559668</text:p>
          </table:table-cell>
          <table:table-cell table:formula="of:=0.5*([.I4]^2+[.N4]^2)" office:value-type="float" office:value="0.014156646588905">
            <text:p>0.014156646588905</text:p>
          </table:table-cell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-0.0062137">
            <text:p>-0.0062137</text:p>
          </table:table-cell>
          <table:table-cell office:value-type="float" office:value="-0.0108166">
            <text:p>-0.0108166</text:p>
          </table:table-cell>
          <table:table-cell office:value-type="float" office:value="-0.00820858">
            <text:p>-0.00820858</text:p>
          </table:table-cell>
          <table:table-cell/>
          <table:table-cell office:value-type="float" office:value="0.0234375">
            <text:p>0.0234375</text:p>
          </table:table-cell>
          <table:table-cell office:value-type="float" office:value="0.403154">
            <text:p>0.403154</text:p>
          </table:table-cell>
          <table:table-cell office:value-type="float" office:value="0.528375">
            <text:p>0.528375</text:p>
          </table:table-cell>
          <table:table-cell office:value-type="float" office:value="0.363942">
            <text:p>0.363942</text:p>
          </table:table-cell>
          <table:table-cell/>
          <table:table-cell office:value-type="float" office:value="0.0234375">
            <text:p>0.0234375</text:p>
          </table:table-cell>
          <table:table-cell office:value-type="float" office:value="0.0638439">
            <text:p>0.0638439</text:p>
          </table:table-cell>
          <table:table-cell office:value-type="float" office:value="0.0963918">
            <text:p>0.0963918</text:p>
          </table:table-cell>
          <table:table-cell office:value-type="float" office:value="0.112086">
            <text:p>0.112086</text:p>
          </table:table-cell>
          <table:table-cell/>
          <table:table-cell table:formula="of:=[.K5]" office:value-type="float" office:value="0.0234375">
            <text:p>0.0234375</text:p>
          </table:table-cell>
          <table:table-cell table:formula="of:=0.5*([.G5]^2+[.L5]^2)" office:value-type="float" office:value="0.083304595641605">
            <text:p>0.083304595641605</text:p>
          </table:table-cell>
          <table:table-cell table:formula="of:=0.5*([.H5]^2+[.M5]^2)" office:value-type="float" office:value="0.14423575986612">
            <text:p>0.14423575986612</text:p>
          </table:table-cell>
          <table:table-cell table:formula="of:=0.5*([.I5]^2+[.N5]^2)" office:value-type="float" office:value="0.07250852538">
            <text:p>0.07250852538</text:p>
          </table:table-cell>
        </table:table-row>
        <table:table-row table:style-name="ro1">
          <table:table-cell office:value-type="float" office:value="0.0390625">
            <text:p>0.0390625</text:p>
          </table:table-cell>
          <table:table-cell office:value-type="float" office:value="-0.0180789">
            <text:p>-0.0180789</text:p>
          </table:table-cell>
          <table:table-cell office:value-type="float" office:value="-0.0210889">
            <text:p>-0.0210889</text:p>
          </table:table-cell>
          <table:table-cell office:value-type="float" office:value="-0.0176512">
            <text:p>-0.0176512</text:p>
          </table:table-cell>
          <table:table-cell/>
          <table:table-cell office:value-type="float" office:value="0.0390625">
            <text:p>0.0390625</text:p>
          </table:table-cell>
          <table:table-cell office:value-type="float" office:value="0.455595">
            <text:p>0.455595</text:p>
          </table:table-cell>
          <table:table-cell office:value-type="float" office:value="0.58963">
            <text:p>0.58963</text:p>
          </table:table-cell>
          <table:table-cell office:value-type="float" office:value="0.418792">
            <text:p>0.418792</text:p>
          </table:table-cell>
          <table:table-cell/>
          <table:table-cell office:value-type="float" office:value="0.0390625">
            <text:p>0.0390625</text:p>
          </table:table-cell>
          <table:table-cell office:value-type="float" office:value="0.105906">
            <text:p>0.105906</text:p>
          </table:table-cell>
          <table:table-cell office:value-type="float" office:value="0.158372">
            <text:p>0.158372</text:p>
          </table:table-cell>
          <table:table-cell office:value-type="float" office:value="0.158864">
            <text:p>0.158864</text:p>
          </table:table-cell>
          <table:table-cell/>
          <table:table-cell table:formula="of:=[.K6]" office:value-type="float" office:value="0.0390625">
            <text:p>0.0390625</text:p>
          </table:table-cell>
          <table:table-cell table:formula="of:=0.5*([.G6]^2+[.L6]^2)" office:value-type="float" office:value="0.1093914424305">
            <text:p>0.1093914424305</text:p>
          </table:table-cell>
          <table:table-cell table:formula="of:=0.5*([.H6]^2+[.M6]^2)" office:value-type="float" office:value="0.186372613642">
            <text:p>0.186372613642</text:p>
          </table:table-cell>
          <table:table-cell table:formula="of:=0.5*([.I6]^2+[.N6]^2)" office:value-type="float" office:value="0.10031225488">
            <text:p>0.10031225488</text:p>
          </table:table-cell>
        </table:table-row>
        <table:table-row table:style-name="ro1">
          <table:table-cell office:value-type="float" office:value="0.0546875">
            <text:p>0.0546875</text:p>
          </table:table-cell>
          <table:table-cell office:value-type="float" office:value="-0.0236894">
            <text:p>-0.0236894</text:p>
          </table:table-cell>
          <table:table-cell office:value-type="float" office:value="-0.0333592">
            <text:p>-0.0333592</text:p>
          </table:table-cell>
          <table:table-cell office:value-type="float" office:value="-0.032506">
            <text:p>-0.032506</text:p>
          </table:table-cell>
          <table:table-cell/>
          <table:table-cell office:value-type="float" office:value="0.0546875">
            <text:p>0.0546875</text:p>
          </table:table-cell>
          <table:table-cell office:value-type="float" office:value="0.465872">
            <text:p>0.465872</text:p>
          </table:table-cell>
          <table:table-cell office:value-type="float" office:value="0.600923">
            <text:p>0.600923</text:p>
          </table:table-cell>
          <table:table-cell office:value-type="float" office:value="0.430173">
            <text:p>0.430173</text:p>
          </table:table-cell>
          <table:table-cell/>
          <table:table-cell office:value-type="float" office:value="0.0546875">
            <text:p>0.0546875</text:p>
          </table:table-cell>
          <table:table-cell office:value-type="float" office:value="0.126124">
            <text:p>0.126124</text:p>
          </table:table-cell>
          <table:table-cell office:value-type="float" office:value="0.19243">
            <text:p>0.19243</text:p>
          </table:table-cell>
          <table:table-cell office:value-type="float" office:value="0.182012">
            <text:p>0.182012</text:p>
          </table:table-cell>
          <table:table-cell/>
          <table:table-cell table:formula="of:=[.K7]" office:value-type="float" office:value="0.0546875">
            <text:p>0.0546875</text:p>
          </table:table-cell>
          <table:table-cell table:formula="of:=0.5*([.G7]^2+[.L7]^2)" office:value-type="float" office:value="0.11647199188">
            <text:p>0.11647199188</text:p>
          </table:table-cell>
          <table:table-cell table:formula="of:=0.5*([.H7]^2+[.M7]^2)" office:value-type="float" office:value="0.1990688784145">
            <text:p>0.1990688784145</text:p>
          </table:table-cell>
          <table:table-cell table:formula="of:=0.5*([.I7]^2+[.N7]^2)" office:value-type="float" office:value="0.1090885890365">
            <text:p>0.1090885890365</text:p>
          </table:table-cell>
        </table:table-row>
        <table:table-row table:style-name="ro1">
          <table:table-cell office:value-type="float" office:value="0.0703125">
            <text:p>0.0703125</text:p>
          </table:table-cell>
          <table:table-cell office:value-type="float" office:value="-0.0329345">
            <text:p>-0.0329345</text:p>
          </table:table-cell>
          <table:table-cell office:value-type="float" office:value="-0.0509233">
            <text:p>-0.0509233</text:p>
          </table:table-cell>
          <table:table-cell office:value-type="float" office:value="-0.0472438">
            <text:p>-0.0472438</text:p>
          </table:table-cell>
          <table:table-cell/>
          <table:table-cell office:value-type="float" office:value="0.0703125">
            <text:p>0.0703125</text:p>
          </table:table-cell>
          <table:table-cell office:value-type="float" office:value="0.471081">
            <text:p>0.471081</text:p>
          </table:table-cell>
          <table:table-cell office:value-type="float" office:value="0.612635">
            <text:p>0.612635</text:p>
          </table:table-cell>
          <table:table-cell office:value-type="float" office:value="0.432608">
            <text:p>0.432608</text:p>
          </table:table-cell>
          <table:table-cell/>
          <table:table-cell office:value-type="float" office:value="0.0703125">
            <text:p>0.0703125</text:p>
          </table:table-cell>
          <table:table-cell office:value-type="float" office:value="0.1465">
            <text:p>0.1465</text:p>
          </table:table-cell>
          <table:table-cell office:value-type="float" office:value="0.215422">
            <text:p>0.215422</text:p>
          </table:table-cell>
          <table:table-cell office:value-type="float" office:value="0.197426">
            <text:p>0.197426</text:p>
          </table:table-cell>
          <table:table-cell/>
          <table:table-cell table:formula="of:=[.K8]" office:value-type="float" office:value="0.0703125">
            <text:p>0.0703125</text:p>
          </table:table-cell>
          <table:table-cell table:formula="of:=0.5*([.G8]^2+[.L8]^2)" office:value-type="float" office:value="0.1216897792805">
            <text:p>0.1216897792805</text:p>
          </table:table-cell>
          <table:table-cell table:formula="of:=0.5*([.H8]^2+[.M8]^2)" office:value-type="float" office:value="0.2108641406545">
            <text:p>0.2108641406545</text:p>
          </table:table-cell>
          <table:table-cell table:formula="of:=0.5*([.I8]^2+[.N8]^2)" office:value-type="float" office:value="0.11306335357">
            <text:p>0.11306335357</text:p>
          </table:table-cell>
        </table:table-row>
        <table:table-row table:style-name="ro1">
          <table:table-cell office:value-type="float" office:value="0.0859375">
            <text:p>0.0859375</text:p>
          </table:table-cell>
          <table:table-cell office:value-type="float" office:value="-0.052318">
            <text:p>-0.052318</text:p>
          </table:table-cell>
          <table:table-cell office:value-type="float" office:value="-0.0692317">
            <text:p>-0.0692317</text:p>
          </table:table-cell>
          <table:table-cell office:value-type="float" office:value="-0.0535915">
            <text:p>-0.0535915</text:p>
          </table:table-cell>
          <table:table-cell/>
          <table:table-cell office:value-type="float" office:value="0.0859375">
            <text:p>0.0859375</text:p>
          </table:table-cell>
          <table:table-cell office:value-type="float" office:value="0.474425">
            <text:p>0.474425</text:p>
          </table:table-cell>
          <table:table-cell office:value-type="float" office:value="0.619601">
            <text:p>0.619601</text:p>
          </table:table-cell>
          <table:table-cell office:value-type="float" office:value="0.438614">
            <text:p>0.438614</text:p>
          </table:table-cell>
          <table:table-cell/>
          <table:table-cell office:value-type="float" office:value="0.0859375">
            <text:p>0.0859375</text:p>
          </table:table-cell>
          <table:table-cell office:value-type="float" office:value="0.164743">
            <text:p>0.164743</text:p>
          </table:table-cell>
          <table:table-cell office:value-type="float" office:value="0.227955">
            <text:p>0.227955</text:p>
          </table:table-cell>
          <table:table-cell office:value-type="float" office:value="0.211454">
            <text:p>0.211454</text:p>
          </table:table-cell>
          <table:table-cell/>
          <table:table-cell table:formula="of:=[.K9]" office:value-type="float" office:value="0.0859375">
            <text:p>0.0859375</text:p>
          </table:table-cell>
          <table:table-cell table:formula="of:=0.5*([.G9]^2+[.L9]^2)" office:value-type="float" office:value="0.126109668337">
            <text:p>0.126109668337</text:p>
          </table:table-cell>
          <table:table-cell table:formula="of:=0.5*([.H9]^2+[.M9]^2)" office:value-type="float" office:value="0.217934440613">
            <text:p>0.217934440613</text:p>
          </table:table-cell>
          <table:table-cell table:formula="of:=0.5*([.I9]^2+[.N9]^2)" office:value-type="float" office:value="0.118547517556">
            <text:p>0.118547517556</text:p>
          </table:table-cell>
        </table:table-row>
        <table:table-row table:style-name="ro1">
          <table:table-cell office:value-type="float" office:value="0.101562">
            <text:p>0.101562</text:p>
          </table:table-cell>
          <table:table-cell office:value-type="float" office:value="-0.0623672">
            <text:p>-0.0623672</text:p>
          </table:table-cell>
          <table:table-cell office:value-type="float" office:value="-0.0854103">
            <text:p>-0.0854103</text:p>
          </table:table-cell>
          <table:table-cell office:value-type="float" office:value="-0.0600195">
            <text:p>-0.0600195</text:p>
          </table:table-cell>
          <table:table-cell/>
          <table:table-cell office:value-type="float" office:value="0.101562">
            <text:p>0.101562</text:p>
          </table:table-cell>
          <table:table-cell office:value-type="float" office:value="0.478756">
            <text:p>0.478756</text:p>
          </table:table-cell>
          <table:table-cell office:value-type="float" office:value="0.624352">
            <text:p>0.624352</text:p>
          </table:table-cell>
          <table:table-cell office:value-type="float" office:value="0.444855">
            <text:p>0.444855</text:p>
          </table:table-cell>
          <table:table-cell/>
          <table:table-cell office:value-type="float" office:value="0.101562">
            <text:p>0.101562</text:p>
          </table:table-cell>
          <table:table-cell office:value-type="float" office:value="0.17612">
            <text:p>0.17612</text:p>
          </table:table-cell>
          <table:table-cell office:value-type="float" office:value="0.235682">
            <text:p>0.235682</text:p>
          </table:table-cell>
          <table:table-cell office:value-type="float" office:value="0.221485">
            <text:p>0.221485</text:p>
          </table:table-cell>
          <table:table-cell/>
          <table:table-cell table:formula="of:=[.K10]" office:value-type="float" office:value="0.101562">
            <text:p>0.101562</text:p>
          </table:table-cell>
          <table:table-cell table:formula="of:=0.5*([.G10]^2+[.L10]^2)" office:value-type="float" office:value="0.130112780968">
            <text:p>0.130112780968</text:p>
          </table:table-cell>
          <table:table-cell table:formula="of:=0.5*([.H10]^2+[.M10]^2)" office:value-type="float" office:value="0.222680712514">
            <text:p>0.222680712514</text:p>
          </table:table-cell>
          <table:table-cell table:formula="of:=0.5*([.I10]^2+[.N10]^2)" office:value-type="float" office:value="0.123475788125">
            <text:p>0.123475788125</text:p>
          </table:table-cell>
        </table:table-row>
        <table:table-row table:style-name="ro1">
          <table:table-cell office:value-type="float" office:value="0.117188">
            <text:p>0.117188</text:p>
          </table:table-cell>
          <table:table-cell office:value-type="float" office:value="-0.0664632">
            <text:p>-0.0664632</text:p>
          </table:table-cell>
          <table:table-cell office:value-type="float" office:value="-0.102975">
            <text:p>-0.102975</text:p>
          </table:table-cell>
          <table:table-cell office:value-type="float" office:value="-0.0732365">
            <text:p>-0.0732365</text:p>
          </table:table-cell>
          <table:table-cell/>
          <table:table-cell office:value-type="float" office:value="0.117188">
            <text:p>0.117188</text:p>
          </table:table-cell>
          <table:table-cell office:value-type="float" office:value="0.481407">
            <text:p>0.481407</text:p>
          </table:table-cell>
          <table:table-cell office:value-type="float" office:value="0.627083">
            <text:p>0.627083</text:p>
          </table:table-cell>
          <table:table-cell office:value-type="float" office:value="0.444869">
            <text:p>0.444869</text:p>
          </table:table-cell>
          <table:table-cell/>
          <table:table-cell office:value-type="float" office:value="0.117188">
            <text:p>0.117188</text:p>
          </table:table-cell>
          <table:table-cell office:value-type="float" office:value="0.188548">
            <text:p>0.188548</text:p>
          </table:table-cell>
          <table:table-cell office:value-type="float" office:value="0.240097">
            <text:p>0.240097</text:p>
          </table:table-cell>
          <table:table-cell office:value-type="float" office:value="0.227468">
            <text:p>0.227468</text:p>
          </table:table-cell>
          <table:table-cell/>
          <table:table-cell table:formula="of:=[.K11]" office:value-type="float" office:value="0.117188">
            <text:p>0.117188</text:p>
          </table:table-cell>
          <table:table-cell table:formula="of:=0.5*([.G11]^2+[.L11]^2)" office:value-type="float" office:value="0.1336515239765">
            <text:p>0.1336515239765</text:p>
          </table:table-cell>
          <table:table-cell table:formula="of:=0.5*([.H11]^2+[.M11]^2)" office:value-type="float" office:value="0.225439829149">
            <text:p>0.225439829149</text:p>
          </table:table-cell>
          <table:table-cell table:formula="of:=0.5*([.I11]^2+[.N11]^2)" office:value-type="float" office:value="0.1248250590925">
            <text:p>0.1248250590925</text:p>
          </table:table-cell>
        </table:table-row>
        <table:table-row table:style-name="ro1">
          <table:table-cell office:value-type="float" office:value="0.132812">
            <text:p>0.132812</text:p>
          </table:table-cell>
          <table:table-cell office:value-type="float" office:value="-0.081493">
            <text:p>-0.081493</text:p>
          </table:table-cell>
          <table:table-cell office:value-type="float" office:value="-0.12202">
            <text:p>-0.12202</text:p>
          </table:table-cell>
          <table:table-cell office:value-type="float" office:value="-0.0876997">
            <text:p>-0.0876997</text:p>
          </table:table-cell>
          <table:table-cell/>
          <table:table-cell office:value-type="float" office:value="0.132812">
            <text:p>0.132812</text:p>
          </table:table-cell>
          <table:table-cell office:value-type="float" office:value="0.485424">
            <text:p>0.485424</text:p>
          </table:table-cell>
          <table:table-cell office:value-type="float" office:value="0.63023">
            <text:p>0.63023</text:p>
          </table:table-cell>
          <table:table-cell office:value-type="float" office:value="0.444985">
            <text:p>0.444985</text:p>
          </table:table-cell>
          <table:table-cell/>
          <table:table-cell office:value-type="float" office:value="0.132812">
            <text:p>0.132812</text:p>
          </table:table-cell>
          <table:table-cell office:value-type="float" office:value="0.200624">
            <text:p>0.200624</text:p>
          </table:table-cell>
          <table:table-cell office:value-type="float" office:value="0.246656">
            <text:p>0.246656</text:p>
          </table:table-cell>
          <table:table-cell office:value-type="float" office:value="0.237355">
            <text:p>0.237355</text:p>
          </table:table-cell>
          <table:table-cell/>
          <table:table-cell table:formula="of:=[.K12]" office:value-type="float" office:value="0.132812">
            <text:p>0.132812</text:p>
          </table:table-cell>
          <table:table-cell table:formula="of:=0.5*([.G12]^2+[.L12]^2)" office:value-type="float" office:value="0.137943224576">
            <text:p>0.137943224576</text:p>
          </table:table-cell>
          <table:table-cell table:formula="of:=0.5*([.H12]^2+[.M12]^2)" office:value-type="float" office:value="0.229014517618">
            <text:p>0.229014517618</text:p>
          </table:table-cell>
          <table:table-cell table:formula="of:=0.5*([.I12]^2+[.N12]^2)" office:value-type="float" office:value="0.127174523125">
            <text:p>0.127174523125</text:p>
          </table:table-cell>
        </table:table-row>
        <table:table-row table:style-name="ro1">
          <table:table-cell office:value-type="float" office:value="0.148438">
            <text:p>0.148438</text:p>
          </table:table-cell>
          <table:table-cell office:value-type="float" office:value="-0.0982582">
            <text:p>-0.0982582</text:p>
          </table:table-cell>
          <table:table-cell office:value-type="float" office:value="-0.136831">
            <text:p>-0.136831</text:p>
          </table:table-cell>
          <table:table-cell office:value-type="float" office:value="-0.0971192">
            <text:p>-0.0971192</text:p>
          </table:table-cell>
          <table:table-cell/>
          <table:table-cell office:value-type="float" office:value="0.148438">
            <text:p>0.148438</text:p>
          </table:table-cell>
          <table:table-cell office:value-type="float" office:value="0.490447">
            <text:p>0.490447</text:p>
          </table:table-cell>
          <table:table-cell office:value-type="float" office:value="0.635005">
            <text:p>0.635005</text:p>
          </table:table-cell>
          <table:table-cell office:value-type="float" office:value="0.451124">
            <text:p>0.451124</text:p>
          </table:table-cell>
          <table:table-cell/>
          <table:table-cell office:value-type="float" office:value="0.148438">
            <text:p>0.148438</text:p>
          </table:table-cell>
          <table:table-cell office:value-type="float" office:value="0.211705">
            <text:p>0.211705</text:p>
          </table:table-cell>
          <table:table-cell office:value-type="float" office:value="0.255385">
            <text:p>0.255385</text:p>
          </table:table-cell>
          <table:table-cell office:value-type="float" office:value="0.247871">
            <text:p>0.247871</text:p>
          </table:table-cell>
          <table:table-cell/>
          <table:table-cell table:formula="of:=[.K13]" office:value-type="float" office:value="0.148438">
            <text:p>0.148438</text:p>
          </table:table-cell>
          <table:table-cell table:formula="of:=0.5*([.G13]^2+[.L13]^2)" office:value-type="float" office:value="0.142678633417">
            <text:p>0.142678633417</text:p>
          </table:table-cell>
          <table:table-cell table:formula="of:=0.5*([.H13]^2+[.M13]^2)" office:value-type="float" office:value="0.234226424125">
            <text:p>0.234226424125</text:p>
          </table:table-cell>
          <table:table-cell table:formula="of:=0.5*([.I13]^2+[.N13]^2)" office:value-type="float" office:value="0.1324764480085">
            <text:p>0.1324764480085</text:p>
          </table:table-cell>
        </table:table-row>
        <table:table-row table:style-name="ro1">
          <table:table-cell office:value-type="float" office:value="0.164062">
            <text:p>0.164062</text:p>
          </table:table-cell>
          <table:table-cell office:value-type="float" office:value="-0.105004">
            <text:p>-0.105004</text:p>
          </table:table-cell>
          <table:table-cell office:value-type="float" office:value="-0.149711">
            <text:p>-0.149711</text:p>
          </table:table-cell>
          <table:table-cell office:value-type="float" office:value="-0.102218">
            <text:p>-0.102218</text:p>
          </table:table-cell>
          <table:table-cell/>
          <table:table-cell office:value-type="float" office:value="0.164062">
            <text:p>0.164062</text:p>
          </table:table-cell>
          <table:table-cell office:value-type="float" office:value="0.493437">
            <text:p>0.493437</text:p>
          </table:table-cell>
          <table:table-cell office:value-type="float" office:value="0.641404">
            <text:p>0.641404</text:p>
          </table:table-cell>
          <table:table-cell office:value-type="float" office:value="0.456302">
            <text:p>0.456302</text:p>
          </table:table-cell>
          <table:table-cell/>
          <table:table-cell office:value-type="float" office:value="0.164062">
            <text:p>0.164062</text:p>
          </table:table-cell>
          <table:table-cell office:value-type="float" office:value="0.217875">
            <text:p>0.217875</text:p>
          </table:table-cell>
          <table:table-cell office:value-type="float" office:value="0.262308">
            <text:p>0.262308</text:p>
          </table:table-cell>
          <table:table-cell office:value-type="float" office:value="0.256449">
            <text:p>0.256449</text:p>
          </table:table-cell>
          <table:table-cell/>
          <table:table-cell table:formula="of:=[.K14]" office:value-type="float" office:value="0.164062">
            <text:p>0.164062</text:p>
          </table:table-cell>
          <table:table-cell table:formula="of:=0.5*([.G14]^2+[.L14]^2)" office:value-type="float" office:value="0.145474794297">
            <text:p>0.145474794297</text:p>
          </table:table-cell>
          <table:table-cell table:formula="of:=0.5*([.H14]^2+[.M14]^2)" office:value-type="float" office:value="0.24010228904">
            <text:p>0.24010228904</text:p>
          </table:table-cell>
          <table:table-cell table:formula="of:=0.5*([.I14]^2+[.N14]^2)" office:value-type="float" office:value="0.1369888024025">
            <text:p>0.1369888024025</text:p>
          </table:table-cell>
        </table:table-row>
        <table:table-row table:style-name="ro1">
          <table:table-cell office:value-type="float" office:value="0.179688">
            <text:p>0.179688</text:p>
          </table:table-cell>
          <table:table-cell office:value-type="float" office:value="-0.108512">
            <text:p>-0.108512</text:p>
          </table:table-cell>
          <table:table-cell office:value-type="float" office:value="-0.165795">
            <text:p>-0.165795</text:p>
          </table:table-cell>
          <table:table-cell office:value-type="float" office:value="-0.109632">
            <text:p>-0.109632</text:p>
          </table:table-cell>
          <table:table-cell/>
          <table:table-cell office:value-type="float" office:value="0.179688">
            <text:p>0.179688</text:p>
          </table:table-cell>
          <table:table-cell office:value-type="float" office:value="0.497694">
            <text:p>0.497694</text:p>
          </table:table-cell>
          <table:table-cell office:value-type="float" office:value="0.643819">
            <text:p>0.643819</text:p>
          </table:table-cell>
          <table:table-cell office:value-type="float" office:value="0.457385">
            <text:p>0.457385</text:p>
          </table:table-cell>
          <table:table-cell/>
          <table:table-cell office:value-type="float" office:value="0.179688">
            <text:p>0.179688</text:p>
          </table:table-cell>
          <table:table-cell office:value-type="float" office:value="0.226909">
            <text:p>0.226909</text:p>
          </table:table-cell>
          <table:table-cell office:value-type="float" office:value="0.267632">
            <text:p>0.267632</text:p>
          </table:table-cell>
          <table:table-cell office:value-type="float" office:value="0.261624">
            <text:p>0.261624</text:p>
          </table:table-cell>
          <table:table-cell/>
          <table:table-cell table:formula="of:=[.K15]" office:value-type="float" office:value="0.179688">
            <text:p>0.179688</text:p>
          </table:table-cell>
          <table:table-cell table:formula="of:=0.5*([.G15]^2+[.L15]^2)" office:value-type="float" office:value="0.1495935059585">
            <text:p>0.1495935059585</text:p>
          </table:table-cell>
          <table:table-cell table:formula="of:=0.5*([.H15]^2+[.M15]^2)" office:value-type="float" office:value="0.2430648960925">
            <text:p>0.2430648960925</text:p>
          </table:table-cell>
          <table:table-cell table:formula="of:=0.5*([.I15]^2+[.N15]^2)" office:value-type="float" office:value="0.1388240778005">
            <text:p>0.1388240778005</text:p>
          </table:table-cell>
        </table:table-row>
        <table:table-row table:style-name="ro1">
          <table:table-cell office:value-type="float" office:value="0.195312">
            <text:p>0.195312</text:p>
          </table:table-cell>
          <table:table-cell office:value-type="float" office:value="-0.118739">
            <text:p>-0.118739</text:p>
          </table:table-cell>
          <table:table-cell office:value-type="float" office:value="-0.182785">
            <text:p>-0.182785</text:p>
          </table:table-cell>
          <table:table-cell office:value-type="float" office:value="-0.116734">
            <text:p>-0.116734</text:p>
          </table:table-cell>
          <table:table-cell/>
          <table:table-cell office:value-type="float" office:value="0.195312">
            <text:p>0.195312</text:p>
          </table:table-cell>
          <table:table-cell office:value-type="float" office:value="0.502817">
            <text:p>0.502817</text:p>
          </table:table-cell>
          <table:table-cell office:value-type="float" office:value="0.643995">
            <text:p>0.643995</text:p>
          </table:table-cell>
          <table:table-cell office:value-type="float" office:value="0.459727">
            <text:p>0.459727</text:p>
          </table:table-cell>
          <table:table-cell/>
          <table:table-cell office:value-type="float" office:value="0.195312">
            <text:p>0.195312</text:p>
          </table:table-cell>
          <table:table-cell office:value-type="float" office:value="0.237362">
            <text:p>0.237362</text:p>
          </table:table-cell>
          <table:table-cell office:value-type="float" office:value="0.274577">
            <text:p>0.274577</text:p>
          </table:table-cell>
          <table:table-cell office:value-type="float" office:value="0.265007">
            <text:p>0.265007</text:p>
          </table:table-cell>
          <table:table-cell/>
          <table:table-cell table:formula="of:=[.K16]" office:value-type="float" office:value="0.195312">
            <text:p>0.195312</text:p>
          </table:table-cell>
          <table:table-cell table:formula="of:=0.5*([.G16]^2+[.L16]^2)" office:value-type="float" office:value="0.1545828272665">
            <text:p>0.1545828272665</text:p>
          </table:table-cell>
          <table:table-cell table:formula="of:=0.5*([.H16]^2+[.M16]^2)" office:value-type="float" office:value="0.245061044477">
            <text:p>0.245061044477</text:p>
          </table:table-cell>
          <table:table-cell table:formula="of:=0.5*([.I16]^2+[.N16]^2)" office:value-type="float" office:value="0.140788812289">
            <text:p>0.140788812289</text:p>
          </table:table-cell>
        </table:table-row>
        <table:table-row table:style-name="ro1">
          <table:table-cell office:value-type="float" office:value="0.210938">
            <text:p>0.210938</text:p>
          </table:table-cell>
          <table:table-cell office:value-type="float" office:value="-0.132942">
            <text:p>-0.132942</text:p>
          </table:table-cell>
          <table:table-cell office:value-type="float" office:value="-0.195476">
            <text:p>-0.195476</text:p>
          </table:table-cell>
          <table:table-cell office:value-type="float" office:value="-0.122041">
            <text:p>-0.122041</text:p>
          </table:table-cell>
          <table:table-cell/>
          <table:table-cell office:value-type="float" office:value="0.210938">
            <text:p>0.210938</text:p>
          </table:table-cell>
          <table:table-cell office:value-type="float" office:value="0.506525">
            <text:p>0.506525</text:p>
          </table:table-cell>
          <table:table-cell office:value-type="float" office:value="0.644283">
            <text:p>0.644283</text:p>
          </table:table-cell>
          <table:table-cell office:value-type="float" office:value="0.46547">
            <text:p>0.46547</text:p>
          </table:table-cell>
          <table:table-cell/>
          <table:table-cell office:value-type="float" office:value="0.210938">
            <text:p>0.210938</text:p>
          </table:table-cell>
          <table:table-cell office:value-type="float" office:value="0.249338">
            <text:p>0.249338</text:p>
          </table:table-cell>
          <table:table-cell office:value-type="float" office:value="0.286082">
            <text:p>0.286082</text:p>
          </table:table-cell>
          <table:table-cell office:value-type="float" office:value="0.272998">
            <text:p>0.272998</text:p>
          </table:table-cell>
          <table:table-cell/>
          <table:table-cell table:formula="of:=[.K17]" office:value-type="float" office:value="0.210938">
            <text:p>0.210938</text:p>
          </table:table-cell>
          <table:table-cell table:formula="of:=0.5*([.G17]^2+[.L17]^2)" office:value-type="float" office:value="0.1593685069345">
            <text:p>0.1593685069345</text:p>
          </table:table-cell>
          <table:table-cell table:formula="of:=0.5*([.H17]^2+[.M17]^2)" office:value-type="float" office:value="0.2484717474065">
            <text:p>0.2484717474065</text:p>
          </table:table-cell>
          <table:table-cell table:formula="of:=0.5*([.I17]^2+[.N17]^2)" office:value-type="float" office:value="0.145595114452">
            <text:p>0.145595114452</text:p>
          </table:table-cell>
        </table:table-row>
        <table:table-row table:style-name="ro1">
          <table:table-cell office:value-type="float" office:value="0.226562">
            <text:p>0.226562</text:p>
          </table:table-cell>
          <table:table-cell office:value-type="float" office:value="-0.140445">
            <text:p>-0.140445</text:p>
          </table:table-cell>
          <table:table-cell office:value-type="float" office:value="-0.204261">
            <text:p>-0.204261</text:p>
          </table:table-cell>
          <table:table-cell office:value-type="float" office:value="-0.130323">
            <text:p>-0.130323</text:p>
          </table:table-cell>
          <table:table-cell/>
          <table:table-cell office:value-type="float" office:value="0.226562">
            <text:p>0.226562</text:p>
          </table:table-cell>
          <table:table-cell office:value-type="float" office:value="0.512278">
            <text:p>0.512278</text:p>
          </table:table-cell>
          <table:table-cell office:value-type="float" office:value="0.646908">
            <text:p>0.646908</text:p>
          </table:table-cell>
          <table:table-cell office:value-type="float" office:value="0.472442">
            <text:p>0.472442</text:p>
          </table:table-cell>
          <table:table-cell/>
          <table:table-cell office:value-type="float" office:value="0.226562">
            <text:p>0.226562</text:p>
          </table:table-cell>
          <table:table-cell office:value-type="float" office:value="0.254713">
            <text:p>0.254713</text:p>
          </table:table-cell>
          <table:table-cell office:value-type="float" office:value="0.298021">
            <text:p>0.298021</text:p>
          </table:table-cell>
          <table:table-cell office:value-type="float" office:value="0.278946">
            <text:p>0.278946</text:p>
          </table:table-cell>
          <table:table-cell/>
          <table:table-cell table:formula="of:=[.K18]" office:value-type="float" office:value="0.226562">
            <text:p>0.226562</text:p>
          </table:table-cell>
          <table:table-cell table:formula="of:=0.5*([.G18]^2+[.L18]^2)" office:value-type="float" office:value="0.1636537308265">
            <text:p>0.1636537308265</text:p>
          </table:table-cell>
          <table:table-cell table:formula="of:=0.5*([.H18]^2+[.M18]^2)" office:value-type="float" office:value="0.2536532384525">
            <text:p>0.2536532384525</text:p>
          </table:table-cell>
          <table:table-cell table:formula="of:=0.5*([.I18]^2+[.N18]^2)" office:value-type="float" office:value="0.15050615714">
            <text:p>0.15050615714</text:p>
          </table:table-cell>
        </table:table-row>
        <table:table-row table:style-name="ro1">
          <table:table-cell office:value-type="float" office:value="0.242188">
            <text:p>0.242188</text:p>
          </table:table-cell>
          <table:table-cell office:value-type="float" office:value="-0.142691">
            <text:p>-0.142691</text:p>
          </table:table-cell>
          <table:table-cell office:value-type="float" office:value="-0.214527">
            <text:p>-0.214527</text:p>
          </table:table-cell>
          <table:table-cell office:value-type="float" office:value="-0.137354">
            <text:p>-0.137354</text:p>
          </table:table-cell>
          <table:table-cell/>
          <table:table-cell office:value-type="float" office:value="0.242188">
            <text:p>0.242188</text:p>
          </table:table-cell>
          <table:table-cell office:value-type="float" office:value="0.519755">
            <text:p>0.519755</text:p>
          </table:table-cell>
          <table:table-cell office:value-type="float" office:value="0.649685">
            <text:p>0.649685</text:p>
          </table:table-cell>
          <table:table-cell office:value-type="float" office:value="0.474874">
            <text:p>0.474874</text:p>
          </table:table-cell>
          <table:table-cell/>
          <table:table-cell office:value-type="float" office:value="0.242188">
            <text:p>0.242188</text:p>
          </table:table-cell>
          <table:table-cell office:value-type="float" office:value="0.26165">
            <text:p>0.26165</text:p>
          </table:table-cell>
          <table:table-cell office:value-type="float" office:value="0.308186">
            <text:p>0.308186</text:p>
          </table:table-cell>
          <table:table-cell office:value-type="float" office:value="0.285338">
            <text:p>0.285338</text:p>
          </table:table-cell>
          <table:table-cell/>
          <table:table-cell table:formula="of:=[.K19]" office:value-type="float" office:value="0.242188">
            <text:p>0.242188</text:p>
          </table:table-cell>
          <table:table-cell table:formula="of:=0.5*([.G19]^2+[.L19]^2)" office:value-type="float" office:value="0.1693029912625">
            <text:p>0.1693029912625</text:p>
          </table:table-cell>
          <table:table-cell table:formula="of:=0.5*([.H19]^2+[.M19]^2)" office:value-type="float" office:value="0.2585346049105">
            <text:p>0.2585346049105</text:p>
          </table:table-cell>
          <table:table-cell table:formula="of:=0.5*([.I19]^2+[.N19]^2)" office:value-type="float" office:value="0.15346154506">
            <text:p>0.15346154506</text:p>
          </table:table-cell>
        </table:table-row>
        <table:table-row table:style-name="ro1">
          <table:table-cell office:value-type="float" office:value="0.257812">
            <text:p>0.257812</text:p>
          </table:table-cell>
          <table:table-cell office:value-type="float" office:value="-0.14999">
            <text:p>-0.14999</text:p>
          </table:table-cell>
          <table:table-cell office:value-type="float" office:value="-0.227774">
            <text:p>-0.227774</text:p>
          </table:table-cell>
          <table:table-cell office:value-type="float" office:value="-0.138378">
            <text:p>-0.138378</text:p>
          </table:table-cell>
          <table:table-cell/>
          <table:table-cell office:value-type="float" office:value="0.257812">
            <text:p>0.257812</text:p>
          </table:table-cell>
          <table:table-cell office:value-type="float" office:value="0.526798">
            <text:p>0.526798</text:p>
          </table:table-cell>
          <table:table-cell office:value-type="float" office:value="0.6512">
            <text:p>0.6512</text:p>
          </table:table-cell>
          <table:table-cell office:value-type="float" office:value="0.477442">
            <text:p>0.477442</text:p>
          </table:table-cell>
          <table:table-cell/>
          <table:table-cell office:value-type="float" office:value="0.257812">
            <text:p>0.257812</text:p>
          </table:table-cell>
          <table:table-cell office:value-type="float" office:value="0.274506">
            <text:p>0.274506</text:p>
          </table:table-cell>
          <table:table-cell office:value-type="float" office:value="0.317845">
            <text:p>0.317845</text:p>
          </table:table-cell>
          <table:table-cell office:value-type="float" office:value="0.293827">
            <text:p>0.293827</text:p>
          </table:table-cell>
          <table:table-cell/>
          <table:table-cell table:formula="of:=[.K20]" office:value-type="float" office:value="0.257812">
            <text:p>0.257812</text:p>
          </table:table-cell>
          <table:table-cell table:formula="of:=0.5*([.G20]^2+[.L20]^2)" office:value-type="float" office:value="0.17643483842">
            <text:p>0.17643483842</text:p>
          </table:table-cell>
          <table:table-cell table:formula="of:=0.5*([.H20]^2+[.M20]^2)" office:value-type="float" office:value="0.2625434420125">
            <text:p>0.2625434420125</text:p>
          </table:table-cell>
          <table:table-cell table:formula="of:=0.5*([.I20]^2+[.N20]^2)" office:value-type="float" office:value="0.1571425846465">
            <text:p>0.1571425846465</text:p>
          </table:table-cell>
        </table:table-row>
        <table:table-row table:style-name="ro1">
          <table:table-cell office:value-type="float" office:value="0.273438">
            <text:p>0.273438</text:p>
          </table:table-cell>
          <table:table-cell office:value-type="float" office:value="-0.160208">
            <text:p>-0.160208</text:p>
          </table:table-cell>
          <table:table-cell office:value-type="float" office:value="-0.240681">
            <text:p>-0.240681</text:p>
          </table:table-cell>
          <table:table-cell office:value-type="float" office:value="-0.138479">
            <text:p>-0.138479</text:p>
          </table:table-cell>
          <table:table-cell/>
          <table:table-cell office:value-type="float" office:value="0.273438">
            <text:p>0.273438</text:p>
          </table:table-cell>
          <table:table-cell office:value-type="float" office:value="0.532058">
            <text:p>0.532058</text:p>
          </table:table-cell>
          <table:table-cell office:value-type="float" office:value="0.651454">
            <text:p>0.651454</text:p>
          </table:table-cell>
          <table:table-cell office:value-type="float" office:value="0.481742">
            <text:p>0.481742</text:p>
          </table:table-cell>
          <table:table-cell/>
          <table:table-cell office:value-type="float" office:value="0.273438">
            <text:p>0.273438</text:p>
          </table:table-cell>
          <table:table-cell office:value-type="float" office:value="0.28069">
            <text:p>0.28069</text:p>
          </table:table-cell>
          <table:table-cell office:value-type="float" office:value="0.32613">
            <text:p>0.32613</text:p>
          </table:table-cell>
          <table:table-cell office:value-type="float" office:value="0.300162">
            <text:p>0.300162</text:p>
          </table:table-cell>
          <table:table-cell/>
          <table:table-cell table:formula="of:=[.K21]" office:value-type="float" office:value="0.273438">
            <text:p>0.273438</text:p>
          </table:table-cell>
          <table:table-cell table:formula="of:=0.5*([.G21]^2+[.L21]^2)" office:value-type="float" office:value="0.180936295732">
            <text:p>0.180936295732</text:p>
          </table:table-cell>
          <table:table-cell table:formula="of:=0.5*([.H21]^2+[.M21]^2)" office:value-type="float" office:value="0.265376545508">
            <text:p>0.265376545508</text:p>
          </table:table-cell>
          <table:table-cell table:formula="of:=0.5*([.I21]^2+[.N21]^2)" office:value-type="float" office:value="0.161086290404">
            <text:p>0.161086290404</text:p>
          </table:table-cell>
        </table:table-row>
        <table:table-row table:style-name="ro1">
          <table:table-cell office:value-type="float" office:value="0.289062">
            <text:p>0.289062</text:p>
          </table:table-cell>
          <table:table-cell office:value-type="float" office:value="-0.16581">
            <text:p>-0.16581</text:p>
          </table:table-cell>
          <table:table-cell office:value-type="float" office:value="-0.25215">
            <text:p>-0.25215</text:p>
          </table:table-cell>
          <table:table-cell office:value-type="float" office:value="-0.140309">
            <text:p>-0.140309</text:p>
          </table:table-cell>
          <table:table-cell/>
          <table:table-cell office:value-type="float" office:value="0.289062">
            <text:p>0.289062</text:p>
          </table:table-cell>
          <table:table-cell office:value-type="float" office:value="0.537446">
            <text:p>0.537446</text:p>
          </table:table-cell>
          <table:table-cell office:value-type="float" office:value="0.647671">
            <text:p>0.647671</text:p>
          </table:table-cell>
          <table:table-cell office:value-type="float" office:value="0.483176">
            <text:p>0.483176</text:p>
          </table:table-cell>
          <table:table-cell/>
          <table:table-cell office:value-type="float" office:value="0.289062">
            <text:p>0.289062</text:p>
          </table:table-cell>
          <table:table-cell office:value-type="float" office:value="0.286003">
            <text:p>0.286003</text:p>
          </table:table-cell>
          <table:table-cell office:value-type="float" office:value="0.33493">
            <text:p>0.33493</text:p>
          </table:table-cell>
          <table:table-cell office:value-type="float" office:value="0.304678">
            <text:p>0.304678</text:p>
          </table:table-cell>
          <table:table-cell/>
          <table:table-cell table:formula="of:=[.K22]" office:value-type="float" office:value="0.289062">
            <text:p>0.289062</text:p>
          </table:table-cell>
          <table:table-cell table:formula="of:=0.5*([.G22]^2+[.L22]^2)" office:value-type="float" office:value="0.1853229594625">
            <text:p>0.1853229594625</text:p>
          </table:table-cell>
          <table:table-cell table:formula="of:=0.5*([.H22]^2+[.M22]^2)" office:value-type="float" office:value="0.2658279145705">
            <text:p>0.2658279145705</text:p>
          </table:table-cell>
          <table:table-cell table:formula="of:=0.5*([.I22]^2+[.N22]^2)" office:value-type="float" office:value="0.16314386533">
            <text:p>0.16314386533</text:p>
          </table:table-cell>
        </table:table-row>
        <table:table-row table:style-name="ro1">
          <table:table-cell office:value-type="float" office:value="0.304688">
            <text:p>0.304688</text:p>
          </table:table-cell>
          <table:table-cell office:value-type="float" office:value="-0.170179">
            <text:p>-0.170179</text:p>
          </table:table-cell>
          <table:table-cell office:value-type="float" office:value="-0.260258">
            <text:p>-0.260258</text:p>
          </table:table-cell>
          <table:table-cell office:value-type="float" office:value="-0.142966">
            <text:p>-0.142966</text:p>
          </table:table-cell>
          <table:table-cell/>
          <table:table-cell office:value-type="float" office:value="0.304688">
            <text:p>0.304688</text:p>
          </table:table-cell>
          <table:table-cell office:value-type="float" office:value="0.543839">
            <text:p>0.543839</text:p>
          </table:table-cell>
          <table:table-cell office:value-type="float" office:value="0.645011">
            <text:p>0.645011</text:p>
          </table:table-cell>
          <table:table-cell office:value-type="float" office:value="0.481182">
            <text:p>0.481182</text:p>
          </table:table-cell>
          <table:table-cell/>
          <table:table-cell office:value-type="float" office:value="0.304688">
            <text:p>0.304688</text:p>
          </table:table-cell>
          <table:table-cell office:value-type="float" office:value="0.295957">
            <text:p>0.295957</text:p>
          </table:table-cell>
          <table:table-cell office:value-type="float" office:value="0.346263">
            <text:p>0.346263</text:p>
          </table:table-cell>
          <table:table-cell office:value-type="float" office:value="0.307893">
            <text:p>0.307893</text:p>
          </table:table-cell>
          <table:table-cell/>
          <table:table-cell table:formula="of:=[.K23]" office:value-type="float" office:value="0.304688">
            <text:p>0.304688</text:p>
          </table:table-cell>
          <table:table-cell table:formula="of:=0.5*([.G23]^2+[.L23]^2)" office:value-type="float" office:value="0.191675701885">
            <text:p>0.191675701885</text:p>
          </table:table-cell>
          <table:table-cell table:formula="of:=0.5*([.H23]^2+[.M23]^2)" office:value-type="float" office:value="0.267968627645">
            <text:p>0.267968627645</text:p>
          </table:table-cell>
          <table:table-cell table:formula="of:=0.5*([.I23]^2+[.N23]^2)" office:value-type="float" office:value="0.1631671082865">
            <text:p>0.1631671082865</text:p>
          </table:table-cell>
        </table:table-row>
        <table:table-row table:style-name="ro1">
          <table:table-cell office:value-type="float" office:value="0.320312">
            <text:p>0.320312</text:p>
          </table:table-cell>
          <table:table-cell office:value-type="float" office:value="-0.177415">
            <text:p>-0.177415</text:p>
          </table:table-cell>
          <table:table-cell office:value-type="float" office:value="-0.26672">
            <text:p>-0.26672</text:p>
          </table:table-cell>
          <table:table-cell office:value-type="float" office:value="-0.148295">
            <text:p>-0.148295</text:p>
          </table:table-cell>
          <table:table-cell/>
          <table:table-cell office:value-type="float" office:value="0.320312">
            <text:p>0.320312</text:p>
          </table:table-cell>
          <table:table-cell office:value-type="float" office:value="0.549586">
            <text:p>0.549586</text:p>
          </table:table-cell>
          <table:table-cell office:value-type="float" office:value="0.646281">
            <text:p>0.646281</text:p>
          </table:table-cell>
          <table:table-cell office:value-type="float" office:value="0.482074">
            <text:p>0.482074</text:p>
          </table:table-cell>
          <table:table-cell/>
          <table:table-cell office:value-type="float" office:value="0.320312">
            <text:p>0.320312</text:p>
          </table:table-cell>
          <table:table-cell office:value-type="float" office:value="0.309973">
            <text:p>0.309973</text:p>
          </table:table-cell>
          <table:table-cell office:value-type="float" office:value="0.359827">
            <text:p>0.359827</text:p>
          </table:table-cell>
          <table:table-cell office:value-type="float" office:value="0.313981">
            <text:p>0.313981</text:p>
          </table:table-cell>
          <table:table-cell/>
          <table:table-cell table:formula="of:=[.K24]" office:value-type="float" office:value="0.320312">
            <text:p>0.320312</text:p>
          </table:table-cell>
          <table:table-cell table:formula="of:=0.5*([.G24]^2+[.L24]^2)" office:value-type="float" office:value="0.1990640160625">
            <text:p>0.1990640160625</text:p>
          </table:table-cell>
          <table:table-cell table:formula="of:=0.5*([.H24]^2+[.M24]^2)" office:value-type="float" office:value="0.273577300445">
            <text:p>0.273577300445</text:p>
          </table:table-cell>
          <table:table-cell table:formula="of:=0.5*([.I24]^2+[.N24]^2)" office:value-type="float" office:value="0.1654897049185">
            <text:p>0.1654897049185</text:p>
          </table:table-cell>
        </table:table-row>
        <table:table-row table:style-name="ro1">
          <table:table-cell office:value-type="float" office:value="0.335938">
            <text:p>0.335938</text:p>
          </table:table-cell>
          <table:table-cell office:value-type="float" office:value="-0.183633">
            <text:p>-0.183633</text:p>
          </table:table-cell>
          <table:table-cell office:value-type="float" office:value="-0.275328">
            <text:p>-0.275328</text:p>
          </table:table-cell>
          <table:table-cell office:value-type="float" office:value="-0.154619">
            <text:p>-0.154619</text:p>
          </table:table-cell>
          <table:table-cell/>
          <table:table-cell office:value-type="float" office:value="0.335938">
            <text:p>0.335938</text:p>
          </table:table-cell>
          <table:table-cell office:value-type="float" office:value="0.554029">
            <text:p>0.554029</text:p>
          </table:table-cell>
          <table:table-cell office:value-type="float" office:value="0.648936">
            <text:p>0.648936</text:p>
          </table:table-cell>
          <table:table-cell office:value-type="float" office:value="0.486405">
            <text:p>0.486405</text:p>
          </table:table-cell>
          <table:table-cell/>
          <table:table-cell office:value-type="float" office:value="0.335938">
            <text:p>0.335938</text:p>
          </table:table-cell>
          <table:table-cell office:value-type="float" office:value="0.320742">
            <text:p>0.320742</text:p>
          </table:table-cell>
          <table:table-cell office:value-type="float" office:value="0.373724">
            <text:p>0.373724</text:p>
          </table:table-cell>
          <table:table-cell office:value-type="float" office:value="0.32167">
            <text:p>0.32167</text:p>
          </table:table-cell>
          <table:table-cell/>
          <table:table-cell table:formula="of:=[.K25]" office:value-type="float" office:value="0.335938">
            <text:p>0.335938</text:p>
          </table:table-cell>
          <table:table-cell table:formula="of:=0.5*([.G25]^2+[.L25]^2)" office:value-type="float" office:value="0.2049117817025">
            <text:p>0.2049117817025</text:p>
          </table:table-cell>
          <table:table-cell table:formula="of:=0.5*([.H25]^2+[.M25]^2)" office:value-type="float" office:value="0.280393780136">
            <text:p>0.280393780136</text:p>
          </table:table-cell>
          <table:table-cell table:formula="of:=0.5*([.I25]^2+[.N25]^2)" office:value-type="float" office:value="0.1700307064625">
            <text:p>0.1700307064625</text:p>
          </table:table-cell>
        </table:table-row>
        <table:table-row table:style-name="ro1">
          <table:table-cell office:value-type="float" office:value="0.351562">
            <text:p>0.351562</text:p>
          </table:table-cell>
          <table:table-cell office:value-type="float" office:value="-0.187227">
            <text:p>-0.187227</text:p>
          </table:table-cell>
          <table:table-cell office:value-type="float" office:value="-0.2823">
            <text:p>-0.2823</text:p>
          </table:table-cell>
          <table:table-cell office:value-type="float" office:value="-0.158162">
            <text:p>-0.158162</text:p>
          </table:table-cell>
          <table:table-cell/>
          <table:table-cell office:value-type="float" office:value="0.351562">
            <text:p>0.351562</text:p>
          </table:table-cell>
          <table:table-cell office:value-type="float" office:value="0.560083">
            <text:p>0.560083</text:p>
          </table:table-cell>
          <table:table-cell office:value-type="float" office:value="0.651849">
            <text:p>0.651849</text:p>
          </table:table-cell>
          <table:table-cell office:value-type="float" office:value="0.491915">
            <text:p>0.491915</text:p>
          </table:table-cell>
          <table:table-cell/>
          <table:table-cell office:value-type="float" office:value="0.351562">
            <text:p>0.351562</text:p>
          </table:table-cell>
          <table:table-cell office:value-type="float" office:value="0.328033">
            <text:p>0.328033</text:p>
          </table:table-cell>
          <table:table-cell office:value-type="float" office:value="0.385812">
            <text:p>0.385812</text:p>
          </table:table-cell>
          <table:table-cell office:value-type="float" office:value="0.326158">
            <text:p>0.326158</text:p>
          </table:table-cell>
          <table:table-cell/>
          <table:table-cell table:formula="of:=[.K26]" office:value-type="float" office:value="0.351562">
            <text:p>0.351562</text:p>
          </table:table-cell>
          <table:table-cell table:formula="of:=0.5*([.G26]^2+[.L26]^2)" office:value-type="float" office:value="0.210649307989">
            <text:p>0.210649307989</text:p>
          </table:table-cell>
          <table:table-cell table:formula="of:=0.5*([.H26]^2+[.M26]^2)" office:value-type="float" office:value="0.2868790090725">
            <text:p>0.2868790090725</text:p>
          </table:table-cell>
          <table:table-cell table:formula="of:=0.5*([.I26]^2+[.N26]^2)" office:value-type="float" office:value="0.1741797040945">
            <text:p>0.1741797040945</text:p>
          </table:table-cell>
        </table:table-row>
        <table:table-row table:style-name="ro1">
          <table:table-cell office:value-type="float" office:value="0.367188">
            <text:p>0.367188</text:p>
          </table:table-cell>
          <table:table-cell office:value-type="float" office:value="-0.190502">
            <text:p>-0.190502</text:p>
          </table:table-cell>
          <table:table-cell office:value-type="float" office:value="-0.286712">
            <text:p>-0.286712</text:p>
          </table:table-cell>
          <table:table-cell office:value-type="float" office:value="-0.158273">
            <text:p>-0.158273</text:p>
          </table:table-cell>
          <table:table-cell/>
          <table:table-cell office:value-type="float" office:value="0.367188">
            <text:p>0.367188</text:p>
          </table:table-cell>
          <table:table-cell office:value-type="float" office:value="0.56686">
            <text:p>0.56686</text:p>
          </table:table-cell>
          <table:table-cell office:value-type="float" office:value="0.654857">
            <text:p>0.654857</text:p>
          </table:table-cell>
          <table:table-cell office:value-type="float" office:value="0.497206">
            <text:p>0.497206</text:p>
          </table:table-cell>
          <table:table-cell/>
          <table:table-cell office:value-type="float" office:value="0.367188">
            <text:p>0.367188</text:p>
          </table:table-cell>
          <table:table-cell office:value-type="float" office:value="0.337632">
            <text:p>0.337632</text:p>
          </table:table-cell>
          <table:table-cell office:value-type="float" office:value="0.397827">
            <text:p>0.397827</text:p>
          </table:table-cell>
          <table:table-cell office:value-type="float" office:value="0.331009">
            <text:p>0.331009</text:p>
          </table:table-cell>
          <table:table-cell/>
          <table:table-cell table:formula="of:=[.K27]" office:value-type="float" office:value="0.367188">
            <text:p>0.367188</text:p>
          </table:table-cell>
          <table:table-cell table:formula="of:=0.5*([.G27]^2+[.L27]^2)" office:value-type="float" office:value="0.217662813512">
            <text:p>0.217662813512</text:p>
          </table:table-cell>
          <table:table-cell table:formula="of:=0.5*([.H27]^2+[.M27]^2)" office:value-type="float" office:value="0.293552006189">
            <text:p>0.293552006189</text:p>
          </table:table-cell>
          <table:table-cell table:formula="of:=0.5*([.I27]^2+[.N27]^2)" office:value-type="float" office:value="0.1783903822585">
            <text:p>0.1783903822585</text:p>
          </table:table-cell>
        </table:table-row>
        <table:table-row table:style-name="ro1">
          <table:table-cell office:value-type="float" office:value="0.382812">
            <text:p>0.382812</text:p>
          </table:table-cell>
          <table:table-cell office:value-type="float" office:value="-0.194515">
            <text:p>-0.194515</text:p>
          </table:table-cell>
          <table:table-cell office:value-type="float" office:value="-0.292745">
            <text:p>-0.292745</text:p>
          </table:table-cell>
          <table:table-cell office:value-type="float" office:value="-0.159186">
            <text:p>-0.159186</text:p>
          </table:table-cell>
          <table:table-cell/>
          <table:table-cell office:value-type="float" office:value="0.382812">
            <text:p>0.382812</text:p>
          </table:table-cell>
          <table:table-cell office:value-type="float" office:value="0.571058">
            <text:p>0.571058</text:p>
          </table:table-cell>
          <table:table-cell office:value-type="float" office:value="0.65842">
            <text:p>0.65842</text:p>
          </table:table-cell>
          <table:table-cell office:value-type="float" office:value="0.499853">
            <text:p>0.499853</text:p>
          </table:table-cell>
          <table:table-cell/>
          <table:table-cell office:value-type="float" office:value="0.382812">
            <text:p>0.382812</text:p>
          </table:table-cell>
          <table:table-cell office:value-type="float" office:value="0.348082">
            <text:p>0.348082</text:p>
          </table:table-cell>
          <table:table-cell office:value-type="float" office:value="0.410857">
            <text:p>0.410857</text:p>
          </table:table-cell>
          <table:table-cell office:value-type="float" office:value="0.335412">
            <text:p>0.335412</text:p>
          </table:table-cell>
          <table:table-cell/>
          <table:table-cell table:formula="of:=[.K28]" office:value-type="float" office:value="0.382812">
            <text:p>0.382812</text:p>
          </table:table-cell>
          <table:table-cell table:formula="of:=0.5*([.G28]^2+[.L28]^2)" office:value-type="float" office:value="0.223634159044">
            <text:p>0.223634159044</text:p>
          </table:table-cell>
          <table:table-cell table:formula="of:=0.5*([.H28]^2+[.M28]^2)" office:value-type="float" office:value="0.3011601854245">
            <text:p>0.3011601854245</text:p>
          </table:table-cell>
          <table:table-cell table:formula="of:=0.5*([.I28]^2+[.N28]^2)" office:value-type="float" office:value="0.1811771156765">
            <text:p>0.1811771156765</text:p>
          </table:table-cell>
        </table:table-row>
        <table:table-row table:style-name="ro1">
          <table:table-cell office:value-type="float" office:value="0.398438">
            <text:p>0.398438</text:p>
          </table:table-cell>
          <table:table-cell office:value-type="float" office:value="-0.200336">
            <text:p>-0.200336</text:p>
          </table:table-cell>
          <table:table-cell office:value-type="float" office:value="-0.299535">
            <text:p>-0.299535</text:p>
          </table:table-cell>
          <table:table-cell office:value-type="float" office:value="-0.163864">
            <text:p>-0.163864</text:p>
          </table:table-cell>
          <table:table-cell/>
          <table:table-cell office:value-type="float" office:value="0.398438">
            <text:p>0.398438</text:p>
          </table:table-cell>
          <table:table-cell office:value-type="float" office:value="0.575533">
            <text:p>0.575533</text:p>
          </table:table-cell>
          <table:table-cell office:value-type="float" office:value="0.657562">
            <text:p>0.657562</text:p>
          </table:table-cell>
          <table:table-cell office:value-type="float" office:value="0.501341">
            <text:p>0.501341</text:p>
          </table:table-cell>
          <table:table-cell/>
          <table:table-cell office:value-type="float" office:value="0.398438">
            <text:p>0.398438</text:p>
          </table:table-cell>
          <table:table-cell office:value-type="float" office:value="0.357001">
            <text:p>0.357001</text:p>
          </table:table-cell>
          <table:table-cell office:value-type="float" office:value="0.424325">
            <text:p>0.424325</text:p>
          </table:table-cell>
          <table:table-cell office:value-type="float" office:value="0.34119">
            <text:p>0.34119</text:p>
          </table:table-cell>
          <table:table-cell/>
          <table:table-cell table:formula="of:=[.K29]" office:value-type="float" office:value="0.398438">
            <text:p>0.398438</text:p>
          </table:table-cell>
          <table:table-cell table:formula="of:=0.5*([.G29]^2+[.L29]^2)" office:value-type="float" office:value="0.229343974045">
            <text:p>0.229343974045</text:p>
          </table:table-cell>
          <table:table-cell table:formula="of:=0.5*([.H29]^2+[.M29]^2)" office:value-type="float" office:value="0.3062197447345">
            <text:p>0.3062197447345</text:p>
          </table:table-cell>
          <table:table-cell table:formula="of:=0.5*([.I29]^2+[.N29]^2)" office:value-type="float" office:value="0.1838767071905">
            <text:p>0.1838767071905</text:p>
          </table:table-cell>
        </table:table-row>
        <table:table-row table:style-name="ro1">
          <table:table-cell office:value-type="float" office:value="0.414062">
            <text:p>0.414062</text:p>
          </table:table-cell>
          <table:table-cell office:value-type="float" office:value="-0.2065">
            <text:p>-0.2065</text:p>
          </table:table-cell>
          <table:table-cell office:value-type="float" office:value="-0.305622">
            <text:p>-0.305622</text:p>
          </table:table-cell>
          <table:table-cell office:value-type="float" office:value="-0.166509">
            <text:p>-0.166509</text:p>
          </table:table-cell>
          <table:table-cell/>
          <table:table-cell office:value-type="float" office:value="0.414062">
            <text:p>0.414062</text:p>
          </table:table-cell>
          <table:table-cell office:value-type="float" office:value="0.579807">
            <text:p>0.579807</text:p>
          </table:table-cell>
          <table:table-cell office:value-type="float" office:value="0.656173">
            <text:p>0.656173</text:p>
          </table:table-cell>
          <table:table-cell office:value-type="float" office:value="0.502481">
            <text:p>0.502481</text:p>
          </table:table-cell>
          <table:table-cell/>
          <table:table-cell office:value-type="float" office:value="0.414062">
            <text:p>0.414062</text:p>
          </table:table-cell>
          <table:table-cell office:value-type="float" office:value="0.364647">
            <text:p>0.364647</text:p>
          </table:table-cell>
          <table:table-cell office:value-type="float" office:value="0.43635">
            <text:p>0.43635</text:p>
          </table:table-cell>
          <table:table-cell office:value-type="float" office:value="0.347244">
            <text:p>0.347244</text:p>
          </table:table-cell>
          <table:table-cell/>
          <table:table-cell table:formula="of:=[.K30]" office:value-type="float" office:value="0.414062">
            <text:p>0.414062</text:p>
          </table:table-cell>
          <table:table-cell table:formula="of:=0.5*([.G30]^2+[.L30]^2)" office:value-type="float" office:value="0.234571795929">
            <text:p>0.234571795929</text:p>
          </table:table-cell>
          <table:table-cell table:formula="of:=0.5*([.H30]^2+[.M30]^2)" office:value-type="float" office:value="0.3104821642145">
            <text:p>0.3104821642145</text:p>
          </table:table-cell>
          <table:table-cell table:formula="of:=0.5*([.I30]^2+[.N30]^2)" office:value-type="float" office:value="0.1865327754485">
            <text:p>0.1865327754485</text:p>
          </table:table-cell>
        </table:table-row>
        <table:table-row table:style-name="ro1">
          <table:table-cell office:value-type="float" office:value="0.429688">
            <text:p>0.429688</text:p>
          </table:table-cell>
          <table:table-cell office:value-type="float" office:value="-0.207608">
            <text:p>-0.207608</text:p>
          </table:table-cell>
          <table:table-cell office:value-type="float" office:value="-0.31257">
            <text:p>-0.31257</text:p>
          </table:table-cell>
          <table:table-cell office:value-type="float" office:value="-0.164323">
            <text:p>-0.164323</text:p>
          </table:table-cell>
          <table:table-cell/>
          <table:table-cell office:value-type="float" office:value="0.429688">
            <text:p>0.429688</text:p>
          </table:table-cell>
          <table:table-cell office:value-type="float" office:value="0.582736">
            <text:p>0.582736</text:p>
          </table:table-cell>
          <table:table-cell office:value-type="float" office:value="0.660317">
            <text:p>0.660317</text:p>
          </table:table-cell>
          <table:table-cell office:value-type="float" office:value="0.5055">
            <text:p>0.5055</text:p>
          </table:table-cell>
          <table:table-cell/>
          <table:table-cell office:value-type="float" office:value="0.429688">
            <text:p>0.429688</text:p>
          </table:table-cell>
          <table:table-cell office:value-type="float" office:value="0.370594">
            <text:p>0.370594</text:p>
          </table:table-cell>
          <table:table-cell office:value-type="float" office:value="0.44875">
            <text:p>0.44875</text:p>
          </table:table-cell>
          <table:table-cell office:value-type="float" office:value="0.352986">
            <text:p>0.352986</text:p>
          </table:table-cell>
          <table:table-cell/>
          <table:table-cell table:formula="of:=[.K31]" office:value-type="float" office:value="0.429688">
            <text:p>0.429688</text:p>
          </table:table-cell>
          <table:table-cell table:formula="of:=0.5*([.G31]^2+[.L31]^2)" office:value-type="float" office:value="0.238460579266">
            <text:p>0.238460579266</text:p>
          </table:table-cell>
          <table:table-cell table:formula="of:=0.5*([.H31]^2+[.M31]^2)" office:value-type="float" office:value="0.3186975514945">
            <text:p>0.3186975514945</text:p>
          </table:table-cell>
          <table:table-cell table:formula="of:=0.5*([.I31]^2+[.N31]^2)" office:value-type="float" office:value="0.190064683098">
            <text:p>0.190064683098</text:p>
          </table:table-cell>
        </table:table-row>
        <table:table-row table:style-name="ro1">
          <table:table-cell office:value-type="float" office:value="0.445312">
            <text:p>0.445312</text:p>
          </table:table-cell>
          <table:table-cell office:value-type="float" office:value="-0.205307">
            <text:p>-0.205307</text:p>
          </table:table-cell>
          <table:table-cell office:value-type="float" office:value="-0.318522">
            <text:p>-0.318522</text:p>
          </table:table-cell>
          <table:table-cell office:value-type="float" office:value="-0.162375">
            <text:p>-0.162375</text:p>
          </table:table-cell>
          <table:table-cell/>
          <table:table-cell office:value-type="float" office:value="0.445312">
            <text:p>0.445312</text:p>
          </table:table-cell>
          <table:table-cell office:value-type="float" office:value="0.585325">
            <text:p>0.585325</text:p>
          </table:table-cell>
          <table:table-cell office:value-type="float" office:value="0.665172">
            <text:p>0.665172</text:p>
          </table:table-cell>
          <table:table-cell office:value-type="float" office:value="0.508627">
            <text:p>0.508627</text:p>
          </table:table-cell>
          <table:table-cell/>
          <table:table-cell office:value-type="float" office:value="0.445312">
            <text:p>0.445312</text:p>
          </table:table-cell>
          <table:table-cell office:value-type="float" office:value="0.379395">
            <text:p>0.379395</text:p>
          </table:table-cell>
          <table:table-cell office:value-type="float" office:value="0.461574">
            <text:p>0.461574</text:p>
          </table:table-cell>
          <table:table-cell office:value-type="float" office:value="0.359361">
            <text:p>0.359361</text:p>
          </table:table-cell>
          <table:table-cell/>
          <table:table-cell table:formula="of:=[.K32]" office:value-type="float" office:value="0.445312">
            <text:p>0.445312</text:p>
          </table:table-cell>
          <table:table-cell table:formula="of:=0.5*([.G32]^2+[.L32]^2)" office:value-type="float" office:value="0.243272960825">
            <text:p>0.243272960825</text:p>
          </table:table-cell>
          <table:table-cell table:formula="of:=0.5*([.H32]^2+[.M32]^2)" office:value-type="float" office:value="0.32775217353">
            <text:p>0.32775217353</text:p>
          </table:table-cell>
          <table:table-cell table:formula="of:=0.5*([.I32]^2+[.N32]^2)" office:value-type="float" office:value="0.193920876725">
            <text:p>0.193920876725</text:p>
          </table:table-cell>
        </table:table-row>
        <table:table-row table:style-name="ro1">
          <table:table-cell office:value-type="float" office:value="0.460938">
            <text:p>0.460938</text:p>
          </table:table-cell>
          <table:table-cell office:value-type="float" office:value="-0.206365">
            <text:p>-0.206365</text:p>
          </table:table-cell>
          <table:table-cell office:value-type="float" office:value="-0.32056">
            <text:p>-0.32056</text:p>
          </table:table-cell>
          <table:table-cell office:value-type="float" office:value="-0.161681">
            <text:p>-0.161681</text:p>
          </table:table-cell>
          <table:table-cell/>
          <table:table-cell office:value-type="float" office:value="0.460938">
            <text:p>0.460938</text:p>
          </table:table-cell>
          <table:table-cell office:value-type="float" office:value="0.584836">
            <text:p>0.584836</text:p>
          </table:table-cell>
          <table:table-cell office:value-type="float" office:value="0.668815">
            <text:p>0.668815</text:p>
          </table:table-cell>
          <table:table-cell office:value-type="float" office:value="0.51011">
            <text:p>0.51011</text:p>
          </table:table-cell>
          <table:table-cell/>
          <table:table-cell office:value-type="float" office:value="0.460938">
            <text:p>0.460938</text:p>
          </table:table-cell>
          <table:table-cell office:value-type="float" office:value="0.38961">
            <text:p>0.38961</text:p>
          </table:table-cell>
          <table:table-cell office:value-type="float" office:value="0.474855">
            <text:p>0.474855</text:p>
          </table:table-cell>
          <table:table-cell office:value-type="float" office:value="0.366988">
            <text:p>0.366988</text:p>
          </table:table-cell>
          <table:table-cell/>
          <table:table-cell table:formula="of:=[.K33]" office:value-type="float" office:value="0.460938">
            <text:p>0.460938</text:p>
          </table:table-cell>
          <table:table-cell table:formula="of:=0.5*([.G33]^2+[.L33]^2)" office:value-type="float" office:value="0.246914549498">
            <text:p>0.246914549498</text:p>
          </table:table-cell>
          <table:table-cell table:formula="of:=0.5*([.H33]^2+[.M33]^2)" office:value-type="float" office:value="0.336400387625">
            <text:p>0.336400387625</text:p>
          </table:table-cell>
          <table:table-cell table:formula="of:=0.5*([.I33]^2+[.N33]^2)" office:value-type="float" office:value="0.197446202122">
            <text:p>0.197446202122</text:p>
          </table:table-cell>
        </table:table-row>
        <table:table-row table:style-name="ro1">
          <table:table-cell office:value-type="float" office:value="0.476562">
            <text:p>0.476562</text:p>
          </table:table-cell>
          <table:table-cell office:value-type="float" office:value="-0.209176">
            <text:p>-0.209176</text:p>
          </table:table-cell>
          <table:table-cell office:value-type="float" office:value="-0.318617">
            <text:p>-0.318617</text:p>
          </table:table-cell>
          <table:table-cell office:value-type="float" office:value="-0.158539">
            <text:p>-0.158539</text:p>
          </table:table-cell>
          <table:table-cell/>
          <table:table-cell office:value-type="float" office:value="0.476562">
            <text:p>0.476562</text:p>
          </table:table-cell>
          <table:table-cell office:value-type="float" office:value="0.582089">
            <text:p>0.582089</text:p>
          </table:table-cell>
          <table:table-cell office:value-type="float" office:value="0.671369">
            <text:p>0.671369</text:p>
          </table:table-cell>
          <table:table-cell office:value-type="float" office:value="0.51036">
            <text:p>0.51036</text:p>
          </table:table-cell>
          <table:table-cell/>
          <table:table-cell office:value-type="float" office:value="0.476562">
            <text:p>0.476562</text:p>
          </table:table-cell>
          <table:table-cell office:value-type="float" office:value="0.397078">
            <text:p>0.397078</text:p>
          </table:table-cell>
          <table:table-cell office:value-type="float" office:value="0.487626">
            <text:p>0.487626</text:p>
          </table:table-cell>
          <table:table-cell office:value-type="float" office:value="0.371428">
            <text:p>0.371428</text:p>
          </table:table-cell>
          <table:table-cell/>
          <table:table-cell table:formula="of:=[.K34]" office:value-type="float" office:value="0.476562">
            <text:p>0.476562</text:p>
          </table:table-cell>
          <table:table-cell table:formula="of:=0.5*([.G34]^2+[.L34]^2)" office:value-type="float" office:value="0.2482492710025">
            <text:p>0.2482492710025</text:p>
          </table:table-cell>
          <table:table-cell table:formula="of:=0.5*([.H34]^2+[.M34]^2)" office:value-type="float" office:value="0.3442577250185">
            <text:p>0.3442577250185</text:p>
          </table:table-cell>
          <table:table-cell table:formula="of:=0.5*([.I34]^2+[.N34]^2)" office:value-type="float" office:value="0.199213044392">
            <text:p>0.199213044392</text:p>
          </table:table-cell>
        </table:table-row>
        <table:table-row table:style-name="ro1">
          <table:table-cell office:value-type="float" office:value="0.492188">
            <text:p>0.492188</text:p>
          </table:table-cell>
          <table:table-cell office:value-type="float" office:value="-0.209375">
            <text:p>-0.209375</text:p>
          </table:table-cell>
          <table:table-cell office:value-type="float" office:value="-0.316845">
            <text:p>-0.316845</text:p>
          </table:table-cell>
          <table:table-cell office:value-type="float" office:value="-0.155048">
            <text:p>-0.155048</text:p>
          </table:table-cell>
          <table:table-cell/>
          <table:table-cell office:value-type="float" office:value="0.492188">
            <text:p>0.492188</text:p>
          </table:table-cell>
          <table:table-cell office:value-type="float" office:value="0.580363">
            <text:p>0.580363</text:p>
          </table:table-cell>
          <table:table-cell office:value-type="float" office:value="0.673013">
            <text:p>0.673013</text:p>
          </table:table-cell>
          <table:table-cell office:value-type="float" office:value="0.512438">
            <text:p>0.512438</text:p>
          </table:table-cell>
          <table:table-cell/>
          <table:table-cell office:value-type="float" office:value="0.492188">
            <text:p>0.492188</text:p>
          </table:table-cell>
          <table:table-cell office:value-type="float" office:value="0.402941">
            <text:p>0.402941</text:p>
          </table:table-cell>
          <table:table-cell office:value-type="float" office:value="0.498064">
            <text:p>0.498064</text:p>
          </table:table-cell>
          <table:table-cell office:value-type="float" office:value="0.376753">
            <text:p>0.376753</text:p>
          </table:table-cell>
          <table:table-cell/>
          <table:table-cell table:formula="of:=[.K35]" office:value-type="float" office:value="0.492188">
            <text:p>0.492188</text:p>
          </table:table-cell>
          <table:table-cell table:formula="of:=0.5*([.G35]^2+[.L35]^2)" office:value-type="float" office:value="0.249591330625">
            <text:p>0.249591330625</text:p>
          </table:table-cell>
          <table:table-cell table:formula="of:=0.5*([.H35]^2+[.M35]^2)" office:value-type="float" office:value="0.3505071231325">
            <text:p>0.3505071231325</text:p>
          </table:table-cell>
          <table:table-cell table:formula="of:=0.5*([.I35]^2+[.N35]^2)" office:value-type="float" office:value="0.2022677634265">
            <text:p>0.2022677634265</text:p>
          </table:table-cell>
        </table:table-row>
        <table:table-row table:style-name="ro1">
          <table:table-cell office:value-type="float" office:value="0.507812">
            <text:p>0.507812</text:p>
          </table:table-cell>
          <table:table-cell office:value-type="float" office:value="-0.208184">
            <text:p>-0.208184</text:p>
          </table:table-cell>
          <table:table-cell office:value-type="float" office:value="-0.319375">
            <text:p>-0.319375</text:p>
          </table:table-cell>
          <table:table-cell office:value-type="float" office:value="-0.152641">
            <text:p>-0.152641</text:p>
          </table:table-cell>
          <table:table-cell/>
          <table:table-cell office:value-type="float" office:value="0.507812">
            <text:p>0.507812</text:p>
          </table:table-cell>
          <table:table-cell office:value-type="float" office:value="0.578618">
            <text:p>0.578618</text:p>
          </table:table-cell>
          <table:table-cell office:value-type="float" office:value="0.674084">
            <text:p>0.674084</text:p>
          </table:table-cell>
          <table:table-cell office:value-type="float" office:value="0.516831">
            <text:p>0.516831</text:p>
          </table:table-cell>
          <table:table-cell/>
          <table:table-cell office:value-type="float" office:value="0.507812">
            <text:p>0.507812</text:p>
          </table:table-cell>
          <table:table-cell office:value-type="float" office:value="0.407438">
            <text:p>0.407438</text:p>
          </table:table-cell>
          <table:table-cell office:value-type="float" office:value="0.508791">
            <text:p>0.508791</text:p>
          </table:table-cell>
          <table:table-cell office:value-type="float" office:value="0.381793">
            <text:p>0.381793</text:p>
          </table:table-cell>
          <table:table-cell/>
          <table:table-cell table:formula="of:=[.K36]" office:value-type="float" office:value="0.507812">
            <text:p>0.507812</text:p>
          </table:table-cell>
          <table:table-cell table:formula="of:=0.5*([.G36]^2+[.L36]^2)" office:value-type="float" office:value="0.250402256884">
            <text:p>0.250402256884</text:p>
          </table:table-cell>
          <table:table-cell table:formula="of:=0.5*([.H36]^2+[.M36]^2)" office:value-type="float" office:value="0.3566287603685">
            <text:p>0.3566287603685</text:p>
          </table:table-cell>
          <table:table-cell table:formula="of:=0.5*([.I36]^2+[.N36]^2)" office:value-type="float" office:value="0.206440088705">
            <text:p>0.206440088705</text:p>
          </table:table-cell>
        </table:table-row>
        <table:table-row table:style-name="ro1">
          <table:table-cell office:value-type="float" office:value="0.523438">
            <text:p>0.523438</text:p>
          </table:table-cell>
          <table:table-cell office:value-type="float" office:value="-0.207186">
            <text:p>-0.207186</text:p>
          </table:table-cell>
          <table:table-cell office:value-type="float" office:value="-0.322592">
            <text:p>-0.322592</text:p>
          </table:table-cell>
          <table:table-cell office:value-type="float" office:value="-0.148004">
            <text:p>-0.148004</text:p>
          </table:table-cell>
          <table:table-cell/>
          <table:table-cell office:value-type="float" office:value="0.523438">
            <text:p>0.523438</text:p>
          </table:table-cell>
          <table:table-cell office:value-type="float" office:value="0.577137">
            <text:p>0.577137</text:p>
          </table:table-cell>
          <table:table-cell office:value-type="float" office:value="0.67649">
            <text:p>0.67649</text:p>
          </table:table-cell>
          <table:table-cell office:value-type="float" office:value="0.520929">
            <text:p>0.520929</text:p>
          </table:table-cell>
          <table:table-cell/>
          <table:table-cell office:value-type="float" office:value="0.523438">
            <text:p>0.523438</text:p>
          </table:table-cell>
          <table:table-cell office:value-type="float" office:value="0.412829">
            <text:p>0.412829</text:p>
          </table:table-cell>
          <table:table-cell office:value-type="float" office:value="0.521652">
            <text:p>0.521652</text:p>
          </table:table-cell>
          <table:table-cell office:value-type="float" office:value="0.38549">
            <text:p>0.38549</text:p>
          </table:table-cell>
          <table:table-cell/>
          <table:table-cell table:formula="of:=[.K37]" office:value-type="float" office:value="0.523438">
            <text:p>0.523438</text:p>
          </table:table-cell>
          <table:table-cell table:formula="of:=0.5*([.G37]^2+[.L37]^2)" office:value-type="float" office:value="0.251757450005">
            <text:p>0.251757450005</text:p>
          </table:table-cell>
          <table:table-cell table:formula="of:=0.5*([.H37]^2+[.M37]^2)" office:value-type="float" office:value="0.364879764602">
            <text:p>0.364879764602</text:p>
          </table:table-cell>
          <table:table-cell table:formula="of:=0.5*([.I37]^2+[.N37]^2)" office:value-type="float" office:value="0.2099847815705">
            <text:p>0.2099847815705</text:p>
          </table:table-cell>
        </table:table-row>
        <table:table-row table:style-name="ro1">
          <table:table-cell office:value-type="float" office:value="0.539062">
            <text:p>0.539062</text:p>
          </table:table-cell>
          <table:table-cell office:value-type="float" office:value="-0.205813">
            <text:p>-0.205813</text:p>
          </table:table-cell>
          <table:table-cell office:value-type="float" office:value="-0.322432">
            <text:p>-0.322432</text:p>
          </table:table-cell>
          <table:table-cell office:value-type="float" office:value="-0.142469">
            <text:p>-0.142469</text:p>
          </table:table-cell>
          <table:table-cell/>
          <table:table-cell office:value-type="float" office:value="0.539062">
            <text:p>0.539062</text:p>
          </table:table-cell>
          <table:table-cell office:value-type="float" office:value="0.576612">
            <text:p>0.576612</text:p>
          </table:table-cell>
          <table:table-cell office:value-type="float" office:value="0.681301">
            <text:p>0.681301</text:p>
          </table:table-cell>
          <table:table-cell office:value-type="float" office:value="0.524883">
            <text:p>0.524883</text:p>
          </table:table-cell>
          <table:table-cell/>
          <table:table-cell office:value-type="float" office:value="0.539062">
            <text:p>0.539062</text:p>
          </table:table-cell>
          <table:table-cell office:value-type="float" office:value="0.418347">
            <text:p>0.418347</text:p>
          </table:table-cell>
          <table:table-cell office:value-type="float" office:value="0.534817">
            <text:p>0.534817</text:p>
          </table:table-cell>
          <table:table-cell office:value-type="float" office:value="0.38647">
            <text:p>0.38647</text:p>
          </table:table-cell>
          <table:table-cell/>
          <table:table-cell table:formula="of:=[.K38]" office:value-type="float" office:value="0.539062">
            <text:p>0.539062</text:p>
          </table:table-cell>
          <table:table-cell table:formula="of:=0.5*([.G38]^2+[.L38]^2)" office:value-type="float" office:value="0.2537478054765">
            <text:p>0.2537478054765</text:p>
          </table:table-cell>
          <table:table-cell table:formula="of:=0.5*([.H38]^2+[.M38]^2)" office:value-type="float" office:value="0.375100138045">
            <text:p>0.375100138045</text:p>
          </table:table-cell>
          <table:table-cell table:formula="of:=0.5*([.I38]^2+[.N38]^2)" office:value-type="float" office:value="0.2124306122945">
            <text:p>0.2124306122945</text:p>
          </table:table-cell>
        </table:table-row>
        <table:table-row table:style-name="ro1">
          <table:table-cell office:value-type="float" office:value="0.554688">
            <text:p>0.554688</text:p>
          </table:table-cell>
          <table:table-cell office:value-type="float" office:value="-0.206722">
            <text:p>-0.206722</text:p>
          </table:table-cell>
          <table:table-cell office:value-type="float" office:value="-0.319208">
            <text:p>-0.319208</text:p>
          </table:table-cell>
          <table:table-cell office:value-type="float" office:value="-0.139991">
            <text:p>-0.139991</text:p>
          </table:table-cell>
          <table:table-cell/>
          <table:table-cell office:value-type="float" office:value="0.554688">
            <text:p>0.554688</text:p>
          </table:table-cell>
          <table:table-cell office:value-type="float" office:value="0.579039">
            <text:p>0.579039</text:p>
          </table:table-cell>
          <table:table-cell office:value-type="float" office:value="0.686756">
            <text:p>0.686756</text:p>
          </table:table-cell>
          <table:table-cell office:value-type="float" office:value="0.530074">
            <text:p>0.530074</text:p>
          </table:table-cell>
          <table:table-cell/>
          <table:table-cell office:value-type="float" office:value="0.554688">
            <text:p>0.554688</text:p>
          </table:table-cell>
          <table:table-cell office:value-type="float" office:value="0.426162">
            <text:p>0.426162</text:p>
          </table:table-cell>
          <table:table-cell office:value-type="float" office:value="0.544829">
            <text:p>0.544829</text:p>
          </table:table-cell>
          <table:table-cell office:value-type="float" office:value="0.389858">
            <text:p>0.389858</text:p>
          </table:table-cell>
          <table:table-cell/>
          <table:table-cell table:formula="of:=[.K39]" office:value-type="float" office:value="0.554688">
            <text:p>0.554688</text:p>
          </table:table-cell>
          <table:table-cell table:formula="of:=0.5*([.G39]^2+[.L39]^2)" office:value-type="float" office:value="0.2584501068825">
            <text:p>0.2584501068825</text:p>
          </table:table-cell>
          <table:table-cell table:formula="of:=0.5*([.H39]^2+[.M39]^2)" office:value-type="float" office:value="0.3842362213885">
            <text:p>0.3842362213885</text:p>
          </table:table-cell>
          <table:table-cell table:formula="of:=0.5*([.I39]^2+[.N39]^2)" office:value-type="float" office:value="0.21648385282">
            <text:p>0.21648385282</text:p>
          </table:table-cell>
        </table:table-row>
        <table:table-row table:style-name="ro1">
          <table:table-cell office:value-type="float" office:value="0.570312">
            <text:p>0.570312</text:p>
          </table:table-cell>
          <table:table-cell office:value-type="float" office:value="-0.209569">
            <text:p>-0.209569</text:p>
          </table:table-cell>
          <table:table-cell office:value-type="float" office:value="-0.314615">
            <text:p>-0.314615</text:p>
          </table:table-cell>
          <table:table-cell office:value-type="float" office:value="-0.137793">
            <text:p>-0.137793</text:p>
          </table:table-cell>
          <table:table-cell/>
          <table:table-cell office:value-type="float" office:value="0.570312">
            <text:p>0.570312</text:p>
          </table:table-cell>
          <table:table-cell office:value-type="float" office:value="0.582518">
            <text:p>0.582518</text:p>
          </table:table-cell>
          <table:table-cell office:value-type="float" office:value="0.689149">
            <text:p>0.689149</text:p>
          </table:table-cell>
          <table:table-cell office:value-type="float" office:value="0.534961">
            <text:p>0.534961</text:p>
          </table:table-cell>
          <table:table-cell/>
          <table:table-cell office:value-type="float" office:value="0.570312">
            <text:p>0.570312</text:p>
          </table:table-cell>
          <table:table-cell office:value-type="float" office:value="0.433659">
            <text:p>0.433659</text:p>
          </table:table-cell>
          <table:table-cell office:value-type="float" office:value="0.554823">
            <text:p>0.554823</text:p>
          </table:table-cell>
          <table:table-cell office:value-type="float" office:value="0.396271">
            <text:p>0.396271</text:p>
          </table:table-cell>
          <table:table-cell/>
          <table:table-cell table:formula="of:=[.K40]" office:value-type="float" office:value="0.570312">
            <text:p>0.570312</text:p>
          </table:table-cell>
          <table:table-cell table:formula="of:=0.5*([.G40]^2+[.L40]^2)" office:value-type="float" office:value="0.2636936743025">
            <text:p>0.2636936743025</text:p>
          </table:table-cell>
          <table:table-cell table:formula="of:=0.5*([.H40]^2+[.M40]^2)" office:value-type="float" office:value="0.391377452765">
            <text:p>0.391377452765</text:p>
          </table:table-cell>
          <table:table-cell table:formula="of:=0.5*([.I40]^2+[.N40]^2)" office:value-type="float" office:value="0.221606988481">
            <text:p>0.221606988481</text:p>
          </table:table-cell>
        </table:table-row>
        <table:table-row table:style-name="ro1">
          <table:table-cell office:value-type="float" office:value="0.585938">
            <text:p>0.585938</text:p>
          </table:table-cell>
          <table:table-cell office:value-type="float" office:value="-0.205748">
            <text:p>-0.205748</text:p>
          </table:table-cell>
          <table:table-cell office:value-type="float" office:value="-0.309833">
            <text:p>-0.309833</text:p>
          </table:table-cell>
          <table:table-cell office:value-type="float" office:value="-0.133193">
            <text:p>-0.133193</text:p>
          </table:table-cell>
          <table:table-cell/>
          <table:table-cell office:value-type="float" office:value="0.585938">
            <text:p>0.585938</text:p>
          </table:table-cell>
          <table:table-cell office:value-type="float" office:value="0.587574">
            <text:p>0.587574</text:p>
          </table:table-cell>
          <table:table-cell office:value-type="float" office:value="0.690542">
            <text:p>0.690542</text:p>
          </table:table-cell>
          <table:table-cell office:value-type="float" office:value="0.540005">
            <text:p>0.540005</text:p>
          </table:table-cell>
          <table:table-cell/>
          <table:table-cell office:value-type="float" office:value="0.585938">
            <text:p>0.585938</text:p>
          </table:table-cell>
          <table:table-cell office:value-type="float" office:value="0.43912">
            <text:p>0.43912</text:p>
          </table:table-cell>
          <table:table-cell office:value-type="float" office:value="0.566148">
            <text:p>0.566148</text:p>
          </table:table-cell>
          <table:table-cell office:value-type="float" office:value="0.40351">
            <text:p>0.40351</text:p>
          </table:table-cell>
          <table:table-cell/>
          <table:table-cell table:formula="of:=[.K41]" office:value-type="float" office:value="0.585938">
            <text:p>0.585938</text:p>
          </table:table-cell>
          <table:table-cell table:formula="of:=0.5*([.G41]^2+[.L41]^2)" office:value-type="float" office:value="0.269034789938">
            <text:p>0.269034789938</text:p>
          </table:table-cell>
          <table:table-cell table:formula="of:=0.5*([.H41]^2+[.M41]^2)" office:value-type="float" office:value="0.398685905834">
            <text:p>0.398685905834</text:p>
          </table:table-cell>
          <table:table-cell table:formula="of:=0.5*([.I41]^2+[.N41]^2)" office:value-type="float" office:value="0.2272128600625">
            <text:p>0.2272128600625</text:p>
          </table:table-cell>
        </table:table-row>
        <table:table-row table:style-name="ro1">
          <table:table-cell office:value-type="float" office:value="0.601562">
            <text:p>0.601562</text:p>
          </table:table-cell>
          <table:table-cell office:value-type="float" office:value="-0.197104">
            <text:p>-0.197104</text:p>
          </table:table-cell>
          <table:table-cell office:value-type="float" office:value="-0.306485">
            <text:p>-0.306485</text:p>
          </table:table-cell>
          <table:table-cell office:value-type="float" office:value="-0.127521">
            <text:p>-0.127521</text:p>
          </table:table-cell>
          <table:table-cell/>
          <table:table-cell office:value-type="float" office:value="0.601562">
            <text:p>0.601562</text:p>
          </table:table-cell>
          <table:table-cell office:value-type="float" office:value="0.594992">
            <text:p>0.594992</text:p>
          </table:table-cell>
          <table:table-cell office:value-type="float" office:value="0.694916">
            <text:p>0.694916</text:p>
          </table:table-cell>
          <table:table-cell office:value-type="float" office:value="0.547398">
            <text:p>0.547398</text:p>
          </table:table-cell>
          <table:table-cell/>
          <table:table-cell office:value-type="float" office:value="0.601562">
            <text:p>0.601562</text:p>
          </table:table-cell>
          <table:table-cell office:value-type="float" office:value="0.444368">
            <text:p>0.444368</text:p>
          </table:table-cell>
          <table:table-cell office:value-type="float" office:value="0.576714">
            <text:p>0.576714</text:p>
          </table:table-cell>
          <table:table-cell office:value-type="float" office:value="0.411547">
            <text:p>0.411547</text:p>
          </table:table-cell>
          <table:table-cell/>
          <table:table-cell table:formula="of:=[.K42]" office:value-type="float" office:value="0.601562">
            <text:p>0.601562</text:p>
          </table:table-cell>
          <table:table-cell table:formula="of:=0.5*([.G42]^2+[.L42]^2)" office:value-type="float" office:value="0.275739199744">
            <text:p>0.275739199744</text:p>
          </table:table-cell>
          <table:table-cell table:formula="of:=0.5*([.H42]^2+[.M42]^2)" office:value-type="float" office:value="0.407753642426">
            <text:p>0.407753642426</text:p>
          </table:table-cell>
          <table:table-cell table:formula="of:=0.5*([.I42]^2+[.N42]^2)" office:value-type="float" office:value="0.2345077518065">
            <text:p>0.2345077518065</text:p>
          </table:table-cell>
        </table:table-row>
        <table:table-row table:style-name="ro1">
          <table:table-cell office:value-type="float" office:value="0.617188">
            <text:p>0.617188</text:p>
          </table:table-cell>
          <table:table-cell office:value-type="float" office:value="-0.195432">
            <text:p>-0.195432</text:p>
          </table:table-cell>
          <table:table-cell office:value-type="float" office:value="-0.302038">
            <text:p>-0.302038</text:p>
          </table:table-cell>
          <table:table-cell office:value-type="float" office:value="-0.12092">
            <text:p>-0.12092</text:p>
          </table:table-cell>
          <table:table-cell/>
          <table:table-cell office:value-type="float" office:value="0.617188">
            <text:p>0.617188</text:p>
          </table:table-cell>
          <table:table-cell office:value-type="float" office:value="0.602257">
            <text:p>0.602257</text:p>
          </table:table-cell>
          <table:table-cell office:value-type="float" office:value="0.701275">
            <text:p>0.701275</text:p>
          </table:table-cell>
          <table:table-cell office:value-type="float" office:value="0.554898">
            <text:p>0.554898</text:p>
          </table:table-cell>
          <table:table-cell/>
          <table:table-cell office:value-type="float" office:value="0.617188">
            <text:p>0.617188</text:p>
          </table:table-cell>
          <table:table-cell office:value-type="float" office:value="0.452202">
            <text:p>0.452202</text:p>
          </table:table-cell>
          <table:table-cell office:value-type="float" office:value="0.586674">
            <text:p>0.586674</text:p>
          </table:table-cell>
          <table:table-cell office:value-type="float" office:value="0.419783">
            <text:p>0.419783</text:p>
          </table:table-cell>
          <table:table-cell/>
          <table:table-cell table:formula="of:=[.K43]" office:value-type="float" office:value="0.617188">
            <text:p>0.617188</text:p>
          </table:table-cell>
          <table:table-cell table:formula="of:=0.5*([.G43]^2+[.L43]^2)" office:value-type="float" office:value="0.2836000714265">
            <text:p>0.2836000714265</text:p>
          </table:table-cell>
          <table:table-cell table:formula="of:=0.5*([.H43]^2+[.M43]^2)" office:value-type="float" office:value="0.4179865039505">
            <text:p>0.4179865039505</text:p>
          </table:table-cell>
          <table:table-cell table:formula="of:=0.5*([.I43]^2+[.N43]^2)" office:value-type="float" office:value="0.2420647787465">
            <text:p>0.2420647787465</text:p>
          </table:table-cell>
        </table:table-row>
        <table:table-row table:style-name="ro1">
          <table:table-cell office:value-type="float" office:value="0.632812">
            <text:p>0.632812</text:p>
          </table:table-cell>
          <table:table-cell office:value-type="float" office:value="-0.196868">
            <text:p>-0.196868</text:p>
          </table:table-cell>
          <table:table-cell office:value-type="float" office:value="-0.295245">
            <text:p>-0.295245</text:p>
          </table:table-cell>
          <table:table-cell office:value-type="float" office:value="-0.112928">
            <text:p>-0.112928</text:p>
          </table:table-cell>
          <table:table-cell/>
          <table:table-cell office:value-type="float" office:value="0.632812">
            <text:p>0.632812</text:p>
          </table:table-cell>
          <table:table-cell office:value-type="float" office:value="0.609646">
            <text:p>0.609646</text:p>
          </table:table-cell>
          <table:table-cell office:value-type="float" office:value="0.709387">
            <text:p>0.709387</text:p>
          </table:table-cell>
          <table:table-cell office:value-type="float" office:value="0.560383">
            <text:p>0.560383</text:p>
          </table:table-cell>
          <table:table-cell/>
          <table:table-cell office:value-type="float" office:value="0.632812">
            <text:p>0.632812</text:p>
          </table:table-cell>
          <table:table-cell office:value-type="float" office:value="0.4594">
            <text:p>0.4594</text:p>
          </table:table-cell>
          <table:table-cell office:value-type="float" office:value="0.595928">
            <text:p>0.595928</text:p>
          </table:table-cell>
          <table:table-cell office:value-type="float" office:value="0.42588">
            <text:p>0.42588</text:p>
          </table:table-cell>
          <table:table-cell/>
          <table:table-cell table:formula="of:=[.K44]" office:value-type="float" office:value="0.632812">
            <text:p>0.632812</text:p>
          </table:table-cell>
          <table:table-cell table:formula="of:=0.5*([.G44]^2+[.L44]^2)" office:value-type="float" office:value="0.291358302658">
            <text:p>0.291358302658</text:p>
          </table:table-cell>
          <table:table-cell table:formula="of:=0.5*([.H44]^2+[.M44]^2)" office:value-type="float" office:value="0.4291800484765">
            <text:p>0.4291800484765</text:p>
          </table:table-cell>
          <table:table-cell table:formula="of:=0.5*([.I44]^2+[.N44]^2)" office:value-type="float" office:value="0.2477014405445">
            <text:p>0.2477014405445</text:p>
          </table:table-cell>
        </table:table-row>
        <table:table-row table:style-name="ro1">
          <table:table-cell office:value-type="float" office:value="0.648438">
            <text:p>0.648438</text:p>
          </table:table-cell>
          <table:table-cell office:value-type="float" office:value="-0.190132">
            <text:p>-0.190132</text:p>
          </table:table-cell>
          <table:table-cell office:value-type="float" office:value="-0.289487">
            <text:p>-0.289487</text:p>
          </table:table-cell>
          <table:table-cell office:value-type="float" office:value="-0.103397">
            <text:p>-0.103397</text:p>
          </table:table-cell>
          <table:table-cell/>
          <table:table-cell office:value-type="float" office:value="0.648438">
            <text:p>0.648438</text:p>
          </table:table-cell>
          <table:table-cell office:value-type="float" office:value="0.620397">
            <text:p>0.620397</text:p>
          </table:table-cell>
          <table:table-cell office:value-type="float" office:value="0.717967">
            <text:p>0.717967</text:p>
          </table:table-cell>
          <table:table-cell office:value-type="float" office:value="0.564711">
            <text:p>0.564711</text:p>
          </table:table-cell>
          <table:table-cell/>
          <table:table-cell office:value-type="float" office:value="0.648438">
            <text:p>0.648438</text:p>
          </table:table-cell>
          <table:table-cell office:value-type="float" office:value="0.463735">
            <text:p>0.463735</text:p>
          </table:table-cell>
          <table:table-cell office:value-type="float" office:value="0.604423">
            <text:p>0.604423</text:p>
          </table:table-cell>
          <table:table-cell office:value-type="float" office:value="0.430652">
            <text:p>0.430652</text:p>
          </table:table-cell>
          <table:table-cell/>
          <table:table-cell table:formula="of:=[.K45]" office:value-type="float" office:value="0.648438">
            <text:p>0.648438</text:p>
          </table:table-cell>
          <table:table-cell table:formula="of:=0.5*([.G45]^2+[.L45]^2)" office:value-type="float" office:value="0.299971293917">
            <text:p>0.299971293917</text:p>
          </table:table-cell>
          <table:table-cell table:formula="of:=0.5*([.H45]^2+[.M45]^2)" office:value-type="float" office:value="0.440401888009">
            <text:p>0.440401888009</text:p>
          </table:table-cell>
          <table:table-cell table:formula="of:=0.5*([.I45]^2+[.N45]^2)" office:value-type="float" office:value="0.2521798293125">
            <text:p>0.2521798293125</text:p>
          </table:table-cell>
        </table:table-row>
        <table:table-row table:style-name="ro1">
          <table:table-cell office:value-type="float" office:value="0.664062">
            <text:p>0.664062</text:p>
          </table:table-cell>
          <table:table-cell office:value-type="float" office:value="-0.182468">
            <text:p>-0.182468</text:p>
          </table:table-cell>
          <table:table-cell office:value-type="float" office:value="-0.285265">
            <text:p>-0.285265</text:p>
          </table:table-cell>
          <table:table-cell office:value-type="float" office:value="-0.0916705">
            <text:p>-0.0916705</text:p>
          </table:table-cell>
          <table:table-cell/>
          <table:table-cell office:value-type="float" office:value="0.664062">
            <text:p>0.664062</text:p>
          </table:table-cell>
          <table:table-cell office:value-type="float" office:value="0.633771">
            <text:p>0.633771</text:p>
          </table:table-cell>
          <table:table-cell office:value-type="float" office:value="0.726199">
            <text:p>0.726199</text:p>
          </table:table-cell>
          <table:table-cell office:value-type="float" office:value="0.572188">
            <text:p>0.572188</text:p>
          </table:table-cell>
          <table:table-cell/>
          <table:table-cell office:value-type="float" office:value="0.664062">
            <text:p>0.664062</text:p>
          </table:table-cell>
          <table:table-cell office:value-type="float" office:value="0.467919">
            <text:p>0.467919</text:p>
          </table:table-cell>
          <table:table-cell office:value-type="float" office:value="0.612534">
            <text:p>0.612534</text:p>
          </table:table-cell>
          <table:table-cell office:value-type="float" office:value="0.435485">
            <text:p>0.435485</text:p>
          </table:table-cell>
          <table:table-cell/>
          <table:table-cell table:formula="of:=[.K46]" office:value-type="float" office:value="0.664062">
            <text:p>0.664062</text:p>
          </table:table-cell>
          <table:table-cell table:formula="of:=0.5*([.G46]^2+[.L46]^2)" office:value-type="float" office:value="0.310306935501">
            <text:p>0.310306935501</text:p>
          </table:table-cell>
          <table:table-cell table:formula="of:=0.5*([.H46]^2+[.M46]^2)" office:value-type="float" office:value="0.4512814443785">
            <text:p>0.4512814443785</text:p>
          </table:table-cell>
          <table:table-cell table:formula="of:=0.5*([.I46]^2+[.N46]^2)" office:value-type="float" office:value="0.2585231462845">
            <text:p>0.2585231462845</text:p>
          </table:table-cell>
        </table:table-row>
        <table:table-row table:style-name="ro1">
          <table:table-cell office:value-type="float" office:value="0.679688">
            <text:p>0.679688</text:p>
          </table:table-cell>
          <table:table-cell office:value-type="float" office:value="-0.183418">
            <text:p>-0.183418</text:p>
          </table:table-cell>
          <table:table-cell office:value-type="float" office:value="-0.280623">
            <text:p>-0.280623</text:p>
          </table:table-cell>
          <table:table-cell office:value-type="float" office:value="-0.0805027">
            <text:p>-0.0805027</text:p>
          </table:table-cell>
          <table:table-cell/>
          <table:table-cell office:value-type="float" office:value="0.679688">
            <text:p>0.679688</text:p>
          </table:table-cell>
          <table:table-cell office:value-type="float" office:value="0.645676">
            <text:p>0.645676</text:p>
          </table:table-cell>
          <table:table-cell office:value-type="float" office:value="0.733918">
            <text:p>0.733918</text:p>
          </table:table-cell>
          <table:table-cell office:value-type="float" office:value="0.582229">
            <text:p>0.582229</text:p>
          </table:table-cell>
          <table:table-cell/>
          <table:table-cell office:value-type="float" office:value="0.679688">
            <text:p>0.679688</text:p>
          </table:table-cell>
          <table:table-cell office:value-type="float" office:value="0.474485">
            <text:p>0.474485</text:p>
          </table:table-cell>
          <table:table-cell office:value-type="float" office:value="0.620716">
            <text:p>0.620716</text:p>
          </table:table-cell>
          <table:table-cell office:value-type="float" office:value="0.44113">
            <text:p>0.44113</text:p>
          </table:table-cell>
          <table:table-cell/>
          <table:table-cell table:formula="of:=[.K47]" office:value-type="float" office:value="0.679688">
            <text:p>0.679688</text:p>
          </table:table-cell>
          <table:table-cell table:formula="of:=0.5*([.G47]^2+[.L47]^2)" office:value-type="float" office:value="0.3210167561005">
            <text:p>0.3210167561005</text:p>
          </table:table-cell>
          <table:table-cell table:formula="of:=0.5*([.H47]^2+[.M47]^2)" office:value-type="float" office:value="0.46196199169">
            <text:p>0.46196199169</text:p>
          </table:table-cell>
          <table:table-cell table:formula="of:=0.5*([.I47]^2+[.N47]^2)" office:value-type="float" office:value="0.2667931426705">
            <text:p>0.2667931426705</text:p>
          </table:table-cell>
        </table:table-row>
        <table:table-row table:style-name="ro1">
          <table:table-cell office:value-type="float" office:value="0.695312">
            <text:p>0.695312</text:p>
          </table:table-cell>
          <table:table-cell office:value-type="float" office:value="-0.183738">
            <text:p>-0.183738</text:p>
          </table:table-cell>
          <table:table-cell office:value-type="float" office:value="-0.275133">
            <text:p>-0.275133</text:p>
          </table:table-cell>
          <table:table-cell office:value-type="float" office:value="-0.07312">
            <text:p>-0.07312</text:p>
          </table:table-cell>
          <table:table-cell/>
          <table:table-cell office:value-type="float" office:value="0.695312">
            <text:p>0.695312</text:p>
          </table:table-cell>
          <table:table-cell office:value-type="float" office:value="0.65713">
            <text:p>0.65713</text:p>
          </table:table-cell>
          <table:table-cell office:value-type="float" office:value="0.739776">
            <text:p>0.739776</text:p>
          </table:table-cell>
          <table:table-cell office:value-type="float" office:value="0.58776">
            <text:p>0.58776</text:p>
          </table:table-cell>
          <table:table-cell/>
          <table:table-cell office:value-type="float" office:value="0.695312">
            <text:p>0.695312</text:p>
          </table:table-cell>
          <table:table-cell office:value-type="float" office:value="0.482172">
            <text:p>0.482172</text:p>
          </table:table-cell>
          <table:table-cell office:value-type="float" office:value="0.626288">
            <text:p>0.626288</text:p>
          </table:table-cell>
          <table:table-cell office:value-type="float" office:value="0.445129">
            <text:p>0.445129</text:p>
          </table:table-cell>
          <table:table-cell/>
          <table:table-cell table:formula="of:=[.K48]" office:value-type="float" office:value="0.695312">
            <text:p>0.695312</text:p>
          </table:table-cell>
          <table:table-cell table:formula="of:=0.5*([.G48]^2+[.L48]^2)" office:value-type="float" office:value="0.332154837242">
            <text:p>0.332154837242</text:p>
          </table:table-cell>
          <table:table-cell table:formula="of:=0.5*([.H48]^2+[.M48]^2)" office:value-type="float" office:value="0.46975259456">
            <text:p>0.46975259456</text:p>
          </table:table-cell>
          <table:table-cell table:formula="of:=0.5*([.I48]^2+[.N48]^2)" office:value-type="float" office:value="0.2718008221205">
            <text:p>0.2718008221205</text:p>
          </table:table-cell>
        </table:table-row>
        <table:table-row table:style-name="ro1">
          <table:table-cell office:value-type="float" office:value="0.710938">
            <text:p>0.710938</text:p>
          </table:table-cell>
          <table:table-cell office:value-type="float" office:value="-0.174411">
            <text:p>-0.174411</text:p>
          </table:table-cell>
          <table:table-cell office:value-type="float" office:value="-0.267518">
            <text:p>-0.267518</text:p>
          </table:table-cell>
          <table:table-cell office:value-type="float" office:value="-0.0692297">
            <text:p>-0.0692297</text:p>
          </table:table-cell>
          <table:table-cell/>
          <table:table-cell office:value-type="float" office:value="0.710938">
            <text:p>0.710938</text:p>
          </table:table-cell>
          <table:table-cell office:value-type="float" office:value="0.66943">
            <text:p>0.66943</text:p>
          </table:table-cell>
          <table:table-cell office:value-type="float" office:value="0.745003">
            <text:p>0.745003</text:p>
          </table:table-cell>
          <table:table-cell office:value-type="float" office:value="0.593091">
            <text:p>0.593091</text:p>
          </table:table-cell>
          <table:table-cell/>
          <table:table-cell office:value-type="float" office:value="0.710938">
            <text:p>0.710938</text:p>
          </table:table-cell>
          <table:table-cell office:value-type="float" office:value="0.489974">
            <text:p>0.489974</text:p>
          </table:table-cell>
          <table:table-cell office:value-type="float" office:value="0.630119">
            <text:p>0.630119</text:p>
          </table:table-cell>
          <table:table-cell office:value-type="float" office:value="0.44728">
            <text:p>0.44728</text:p>
          </table:table-cell>
          <table:table-cell/>
          <table:table-cell table:formula="of:=[.K49]" office:value-type="float" office:value="0.710938">
            <text:p>0.710938</text:p>
          </table:table-cell>
          <table:table-cell table:formula="of:=0.5*([.G49]^2+[.L49]^2)" office:value-type="float" office:value="0.344105522788">
            <text:p>0.344105522788</text:p>
          </table:table-cell>
          <table:table-cell table:formula="of:=0.5*([.H49]^2+[.M49]^2)" office:value-type="float" office:value="0.476039712085">
            <text:p>0.476039712085</text:p>
          </table:table-cell>
          <table:table-cell table:formula="of:=0.5*([.I49]^2+[.N49]^2)" office:value-type="float" office:value="0.2759081663405">
            <text:p>0.2759081663405</text:p>
          </table:table-cell>
        </table:table-row>
        <table:table-row table:style-name="ro1">
          <table:table-cell office:value-type="float" office:value="0.726562">
            <text:p>0.726562</text:p>
          </table:table-cell>
          <table:table-cell office:value-type="float" office:value="-0.16327">
            <text:p>-0.16327</text:p>
          </table:table-cell>
          <table:table-cell office:value-type="float" office:value="-0.257775">
            <text:p>-0.257775</text:p>
          </table:table-cell>
          <table:table-cell office:value-type="float" office:value="-0.064194">
            <text:p>-0.064194</text:p>
          </table:table-cell>
          <table:table-cell/>
          <table:table-cell office:value-type="float" office:value="0.726562">
            <text:p>0.726562</text:p>
          </table:table-cell>
          <table:table-cell office:value-type="float" office:value="0.679532">
            <text:p>0.679532</text:p>
          </table:table-cell>
          <table:table-cell office:value-type="float" office:value="0.750099">
            <text:p>0.750099</text:p>
          </table:table-cell>
          <table:table-cell office:value-type="float" office:value="0.603515">
            <text:p>0.603515</text:p>
          </table:table-cell>
          <table:table-cell/>
          <table:table-cell office:value-type="float" office:value="0.726562">
            <text:p>0.726562</text:p>
          </table:table-cell>
          <table:table-cell office:value-type="float" office:value="0.494674">
            <text:p>0.494674</text:p>
          </table:table-cell>
          <table:table-cell office:value-type="float" office:value="0.634888">
            <text:p>0.634888</text:p>
          </table:table-cell>
          <table:table-cell office:value-type="float" office:value="0.450249">
            <text:p>0.450249</text:p>
          </table:table-cell>
          <table:table-cell/>
          <table:table-cell table:formula="of:=[.K50]" office:value-type="float" office:value="0.726562">
            <text:p>0.726562</text:p>
          </table:table-cell>
          <table:table-cell table:formula="of:=0.5*([.G50]^2+[.L50]^2)" office:value-type="float" office:value="0.35323305265">
            <text:p>0.35323305265</text:p>
          </table:table-cell>
          <table:table-cell table:formula="of:=0.5*([.H50]^2+[.M50]^2)" office:value-type="float" office:value="0.4828656411725">
            <text:p>0.4828656411725</text:p>
          </table:table-cell>
          <table:table-cell table:formula="of:=0.5*([.I50]^2+[.N50]^2)" office:value-type="float" office:value="0.283477258613">
            <text:p>0.283477258613</text:p>
          </table:table-cell>
        </table:table-row>
        <table:table-row table:style-name="ro1">
          <table:table-cell office:value-type="float" office:value="0.742188">
            <text:p>0.742188</text:p>
          </table:table-cell>
          <table:table-cell office:value-type="float" office:value="-0.158775">
            <text:p>-0.158775</text:p>
          </table:table-cell>
          <table:table-cell office:value-type="float" office:value="-0.249999">
            <text:p>-0.249999</text:p>
          </table:table-cell>
          <table:table-cell office:value-type="float" office:value="-0.0534992">
            <text:p>-0.0534992</text:p>
          </table:table-cell>
          <table:table-cell/>
          <table:table-cell office:value-type="float" office:value="0.742188">
            <text:p>0.742188</text:p>
          </table:table-cell>
          <table:table-cell office:value-type="float" office:value="0.688565">
            <text:p>0.688565</text:p>
          </table:table-cell>
          <table:table-cell office:value-type="float" office:value="0.754653">
            <text:p>0.754653</text:p>
          </table:table-cell>
          <table:table-cell office:value-type="float" office:value="0.614936">
            <text:p>0.614936</text:p>
          </table:table-cell>
          <table:table-cell/>
          <table:table-cell office:value-type="float" office:value="0.742188">
            <text:p>0.742188</text:p>
          </table:table-cell>
          <table:table-cell office:value-type="float" office:value="0.498713">
            <text:p>0.498713</text:p>
          </table:table-cell>
          <table:table-cell office:value-type="float" office:value="0.64081">
            <text:p>0.64081</text:p>
          </table:table-cell>
          <table:table-cell office:value-type="float" office:value="0.455444">
            <text:p>0.455444</text:p>
          </table:table-cell>
          <table:table-cell/>
          <table:table-cell table:formula="of:=[.K51]" office:value-type="float" office:value="0.742188">
            <text:p>0.742188</text:p>
          </table:table-cell>
          <table:table-cell table:formula="of:=0.5*([.G51]^2+[.L51]^2)" office:value-type="float" office:value="0.361418207797">
            <text:p>0.361418207797</text:p>
          </table:table-cell>
          <table:table-cell table:formula="of:=0.5*([.H51]^2+[.M51]^2)" office:value-type="float" office:value="0.4900693032545">
            <text:p>0.4900693032545</text:p>
          </table:table-cell>
          <table:table-cell table:formula="of:=0.5*([.I51]^2+[.N51]^2)" office:value-type="float" office:value="0.292787760616">
            <text:p>0.292787760616</text:p>
          </table:table-cell>
        </table:table-row>
        <table:table-row table:style-name="ro1">
          <table:table-cell office:value-type="float" office:value="0.757812">
            <text:p>0.757812</text:p>
          </table:table-cell>
          <table:table-cell office:value-type="float" office:value="-0.155217">
            <text:p>-0.155217</text:p>
          </table:table-cell>
          <table:table-cell office:value-type="float" office:value="-0.244055">
            <text:p>-0.244055</text:p>
          </table:table-cell>
          <table:table-cell office:value-type="float" office:value="-0.0410517">
            <text:p>-0.0410517</text:p>
          </table:table-cell>
          <table:table-cell/>
          <table:table-cell office:value-type="float" office:value="0.757812">
            <text:p>0.757812</text:p>
          </table:table-cell>
          <table:table-cell office:value-type="float" office:value="0.69908">
            <text:p>0.69908</text:p>
          </table:table-cell>
          <table:table-cell office:value-type="float" office:value="0.75907">
            <text:p>0.75907</text:p>
          </table:table-cell>
          <table:table-cell office:value-type="float" office:value="0.624685">
            <text:p>0.624685</text:p>
          </table:table-cell>
          <table:table-cell/>
          <table:table-cell office:value-type="float" office:value="0.757812">
            <text:p>0.757812</text:p>
          </table:table-cell>
          <table:table-cell office:value-type="float" office:value="0.504011">
            <text:p>0.504011</text:p>
          </table:table-cell>
          <table:table-cell office:value-type="float" office:value="0.644683">
            <text:p>0.644683</text:p>
          </table:table-cell>
          <table:table-cell office:value-type="float" office:value="0.458985">
            <text:p>0.458985</text:p>
          </table:table-cell>
          <table:table-cell/>
          <table:table-cell table:formula="of:=[.K52]" office:value-type="float" office:value="0.757812">
            <text:p>0.757812</text:p>
          </table:table-cell>
          <table:table-cell table:formula="of:=0.5*([.G52]^2+[.L52]^2)" office:value-type="float" office:value="0.3713699672605">
            <text:p>0.3713699672605</text:p>
          </table:table-cell>
          <table:table-cell table:formula="of:=0.5*([.H52]^2+[.M52]^2)" office:value-type="float" office:value="0.4959017176945">
            <text:p>0.4959017176945</text:p>
          </table:table-cell>
          <table:table-cell table:formula="of:=0.5*([.I52]^2+[.N52]^2)" office:value-type="float" office:value="0.300449289725">
            <text:p>0.300449289725</text:p>
          </table:table-cell>
        </table:table-row>
        <table:table-row table:style-name="ro1">
          <table:table-cell office:value-type="float" office:value="0.773438">
            <text:p>0.773438</text:p>
          </table:table-cell>
          <table:table-cell office:value-type="float" office:value="-0.148275">
            <text:p>-0.148275</text:p>
          </table:table-cell>
          <table:table-cell office:value-type="float" office:value="-0.236226">
            <text:p>-0.236226</text:p>
          </table:table-cell>
          <table:table-cell office:value-type="float" office:value="-0.032211">
            <text:p>-0.032211</text:p>
          </table:table-cell>
          <table:table-cell/>
          <table:table-cell office:value-type="float" office:value="0.773438">
            <text:p>0.773438</text:p>
          </table:table-cell>
          <table:table-cell office:value-type="float" office:value="0.707672">
            <text:p>0.707672</text:p>
          </table:table-cell>
          <table:table-cell office:value-type="float" office:value="0.763107">
            <text:p>0.763107</text:p>
          </table:table-cell>
          <table:table-cell office:value-type="float" office:value="0.631041">
            <text:p>0.631041</text:p>
          </table:table-cell>
          <table:table-cell/>
          <table:table-cell office:value-type="float" office:value="0.773438">
            <text:p>0.773438</text:p>
          </table:table-cell>
          <table:table-cell office:value-type="float" office:value="0.510921">
            <text:p>0.510921</text:p>
          </table:table-cell>
          <table:table-cell office:value-type="float" office:value="0.646027">
            <text:p>0.646027</text:p>
          </table:table-cell>
          <table:table-cell office:value-type="float" office:value="0.46096">
            <text:p>0.46096</text:p>
          </table:table-cell>
          <table:table-cell/>
          <table:table-cell table:formula="of:=[.K53]" office:value-type="float" office:value="0.773438">
            <text:p>0.773438</text:p>
          </table:table-cell>
          <table:table-cell table:formula="of:=0.5*([.G53]^2+[.L53]^2)" office:value-type="float" office:value="0.3809199639125">
            <text:p>0.3809199639125</text:p>
          </table:table-cell>
          <table:table-cell table:formula="of:=0.5*([.H53]^2+[.M53]^2)" office:value-type="float" office:value="0.499841589089">
            <text:p>0.499841589089</text:p>
          </table:table-cell>
          <table:table-cell table:formula="of:=0.5*([.I53]^2+[.N53]^2)" office:value-type="float" office:value="0.3053484326405">
            <text:p>0.3053484326405</text:p>
          </table:table-cell>
        </table:table-row>
        <table:table-row table:style-name="ro1">
          <table:table-cell office:value-type="float" office:value="0.789062">
            <text:p>0.789062</text:p>
          </table:table-cell>
          <table:table-cell office:value-type="float" office:value="-0.141659">
            <text:p>-0.141659</text:p>
          </table:table-cell>
          <table:table-cell office:value-type="float" office:value="-0.226128">
            <text:p>-0.226128</text:p>
          </table:table-cell>
          <table:table-cell office:value-type="float" office:value="-0.0242774">
            <text:p>-0.0242774</text:p>
          </table:table-cell>
          <table:table-cell/>
          <table:table-cell office:value-type="float" office:value="0.789062">
            <text:p>0.789062</text:p>
          </table:table-cell>
          <table:table-cell office:value-type="float" office:value="0.713147">
            <text:p>0.713147</text:p>
          </table:table-cell>
          <table:table-cell office:value-type="float" office:value="0.76635">
            <text:p>0.76635</text:p>
          </table:table-cell>
          <table:table-cell office:value-type="float" office:value="0.638224">
            <text:p>0.638224</text:p>
          </table:table-cell>
          <table:table-cell/>
          <table:table-cell office:value-type="float" office:value="0.789062">
            <text:p>0.789062</text:p>
          </table:table-cell>
          <table:table-cell office:value-type="float" office:value="0.515839">
            <text:p>0.515839</text:p>
          </table:table-cell>
          <table:table-cell office:value-type="float" office:value="0.648242">
            <text:p>0.648242</text:p>
          </table:table-cell>
          <table:table-cell office:value-type="float" office:value="0.464483">
            <text:p>0.464483</text:p>
          </table:table-cell>
          <table:table-cell/>
          <table:table-cell table:formula="of:=[.K54]" office:value-type="float" office:value="0.789062">
            <text:p>0.789062</text:p>
          </table:table-cell>
          <table:table-cell table:formula="of:=0.5*([.G54]^2+[.L54]^2)" office:value-type="float" office:value="0.387334258765">
            <text:p>0.387334258765</text:p>
          </table:table-cell>
          <table:table-cell table:formula="of:=0.5*([.H54]^2+[.M54]^2)" office:value-type="float" office:value="0.503755006532">
            <text:p>0.503755006532</text:p>
          </table:table-cell>
          <table:table-cell table:formula="of:=0.5*([.I54]^2+[.N54]^2)" office:value-type="float" office:value="0.3115371657325">
            <text:p>0.3115371657325</text:p>
          </table:table-cell>
        </table:table-row>
        <table:table-row table:style-name="ro1">
          <table:table-cell office:value-type="float" office:value="0.804688">
            <text:p>0.804688</text:p>
          </table:table-cell>
          <table:table-cell office:value-type="float" office:value="-0.134465">
            <text:p>-0.134465</text:p>
          </table:table-cell>
          <table:table-cell office:value-type="float" office:value="-0.214914">
            <text:p>-0.214914</text:p>
          </table:table-cell>
          <table:table-cell office:value-type="float" office:value="-0.0153734">
            <text:p>-0.0153734</text:p>
          </table:table-cell>
          <table:table-cell/>
          <table:table-cell office:value-type="float" office:value="0.804688">
            <text:p>0.804688</text:p>
          </table:table-cell>
          <table:table-cell office:value-type="float" office:value="0.718565">
            <text:p>0.718565</text:p>
          </table:table-cell>
          <table:table-cell office:value-type="float" office:value="0.770551">
            <text:p>0.770551</text:p>
          </table:table-cell>
          <table:table-cell office:value-type="float" office:value="0.648592">
            <text:p>0.648592</text:p>
          </table:table-cell>
          <table:table-cell/>
          <table:table-cell office:value-type="float" office:value="0.804688">
            <text:p>0.804688</text:p>
          </table:table-cell>
          <table:table-cell office:value-type="float" office:value="0.521116">
            <text:p>0.521116</text:p>
          </table:table-cell>
          <table:table-cell office:value-type="float" office:value="0.652675">
            <text:p>0.652675</text:p>
          </table:table-cell>
          <table:table-cell office:value-type="float" office:value="0.469551">
            <text:p>0.469551</text:p>
          </table:table-cell>
          <table:table-cell/>
          <table:table-cell table:formula="of:=[.K55]" office:value-type="float" office:value="0.804688">
            <text:p>0.804688</text:p>
          </table:table-cell>
          <table:table-cell table:formula="of:=0.5*([.G55]^2+[.L55]^2)" office:value-type="float" office:value="0.3939487723405">
            <text:p>0.3939487723405</text:p>
          </table:table-cell>
          <table:table-cell table:formula="of:=0.5*([.H55]^2+[.M55]^2)" office:value-type="float" office:value="0.509866749613">
            <text:p>0.509866749613</text:p>
          </table:table-cell>
          <table:table-cell table:formula="of:=0.5*([.I55]^2+[.N55]^2)" office:value-type="float" office:value="0.3205748620325">
            <text:p>0.3205748620325</text:p>
          </table:table-cell>
        </table:table-row>
        <table:table-row table:style-name="ro1">
          <table:table-cell office:value-type="float" office:value="0.820312">
            <text:p>0.820312</text:p>
          </table:table-cell>
          <table:table-cell office:value-type="float" office:value="-0.124818">
            <text:p>-0.124818</text:p>
          </table:table-cell>
          <table:table-cell office:value-type="float" office:value="-0.204477">
            <text:p>-0.204477</text:p>
          </table:table-cell>
          <table:table-cell office:value-type="float" office:value="-0.00758052">
            <text:p>-0.00758052</text:p>
          </table:table-cell>
          <table:table-cell/>
          <table:table-cell office:value-type="float" office:value="0.820312">
            <text:p>0.820312</text:p>
          </table:table-cell>
          <table:table-cell office:value-type="float" office:value="0.723452">
            <text:p>0.723452</text:p>
          </table:table-cell>
          <table:table-cell office:value-type="float" office:value="0.774777">
            <text:p>0.774777</text:p>
          </table:table-cell>
          <table:table-cell office:value-type="float" office:value="0.657791">
            <text:p>0.657791</text:p>
          </table:table-cell>
          <table:table-cell/>
          <table:table-cell office:value-type="float" office:value="0.820312">
            <text:p>0.820312</text:p>
          </table:table-cell>
          <table:table-cell office:value-type="float" office:value="0.524773">
            <text:p>0.524773</text:p>
          </table:table-cell>
          <table:table-cell office:value-type="float" office:value="0.655904">
            <text:p>0.655904</text:p>
          </table:table-cell>
          <table:table-cell office:value-type="float" office:value="0.471992">
            <text:p>0.471992</text:p>
          </table:table-cell>
          <table:table-cell/>
          <table:table-cell table:formula="of:=[.K56]" office:value-type="float" office:value="0.820312">
            <text:p>0.820312</text:p>
          </table:table-cell>
          <table:table-cell table:formula="of:=0.5*([.G56]^2+[.L56]^2)" office:value-type="float" office:value="0.3993847489165">
            <text:p>0.3993847489165</text:p>
          </table:table-cell>
          <table:table-cell table:formula="of:=0.5*([.H56]^2+[.M56]^2)" office:value-type="float" office:value="0.5152447284725">
            <text:p>0.5152447284725</text:p>
          </table:table-cell>
          <table:table-cell table:formula="of:=0.5*([.I56]^2+[.N56]^2)" office:value-type="float" office:value="0.3277327238725">
            <text:p>0.3277327238725</text:p>
          </table:table-cell>
        </table:table-row>
        <table:table-row table:style-name="ro1">
          <table:table-cell office:value-type="float" office:value="0.835938">
            <text:p>0.835938</text:p>
          </table:table-cell>
          <table:table-cell office:value-type="float" office:value="-0.116351">
            <text:p>-0.116351</text:p>
          </table:table-cell>
          <table:table-cell office:value-type="float" office:value="-0.195757">
            <text:p>-0.195757</text:p>
          </table:table-cell>
          <table:table-cell office:value-type="float" office:value="0.00040443">
            <text:p>0.00040443</text:p>
          </table:table-cell>
          <table:table-cell/>
          <table:table-cell office:value-type="float" office:value="0.835938">
            <text:p>0.835938</text:p>
          </table:table-cell>
          <table:table-cell office:value-type="float" office:value="0.727905">
            <text:p>0.727905</text:p>
          </table:table-cell>
          <table:table-cell office:value-type="float" office:value="0.77657">
            <text:p>0.77657</text:p>
          </table:table-cell>
          <table:table-cell office:value-type="float" office:value="0.66531">
            <text:p>0.66531</text:p>
          </table:table-cell>
          <table:table-cell/>
          <table:table-cell office:value-type="float" office:value="0.835938">
            <text:p>0.835938</text:p>
          </table:table-cell>
          <table:table-cell office:value-type="float" office:value="0.527484">
            <text:p>0.527484</text:p>
          </table:table-cell>
          <table:table-cell office:value-type="float" office:value="0.65839">
            <text:p>0.65839</text:p>
          </table:table-cell>
          <table:table-cell office:value-type="float" office:value="0.473717">
            <text:p>0.473717</text:p>
          </table:table-cell>
          <table:table-cell/>
          <table:table-cell table:formula="of:=[.K57]" office:value-type="float" office:value="0.835938">
            <text:p>0.835938</text:p>
          </table:table-cell>
          <table:table-cell table:formula="of:=0.5*([.G57]^2+[.L57]^2)" office:value-type="float" office:value="0.4040425296405">
            <text:p>0.4040425296405</text:p>
          </table:table-cell>
          <table:table-cell table:formula="of:=0.5*([.H57]^2+[.M57]^2)" office:value-type="float" office:value="0.5182691785">
            <text:p>0.5182691785</text:p>
          </table:table-cell>
          <table:table-cell table:formula="of:=0.5*([.I57]^2+[.N57]^2)" office:value-type="float" office:value="0.3335225960945">
            <text:p>0.3335225960945</text:p>
          </table:table-cell>
        </table:table-row>
        <table:table-row table:style-name="ro1">
          <table:table-cell office:value-type="float" office:value="0.851562">
            <text:p>0.851562</text:p>
          </table:table-cell>
          <table:table-cell office:value-type="float" office:value="-0.1103">
            <text:p>-0.1103</text:p>
          </table:table-cell>
          <table:table-cell office:value-type="float" office:value="-0.186518">
            <text:p>-0.186518</text:p>
          </table:table-cell>
          <table:table-cell office:value-type="float" office:value="0.0122533">
            <text:p>0.0122533</text:p>
          </table:table-cell>
          <table:table-cell/>
          <table:table-cell office:value-type="float" office:value="0.851562">
            <text:p>0.851562</text:p>
          </table:table-cell>
          <table:table-cell office:value-type="float" office:value="0.732581">
            <text:p>0.732581</text:p>
          </table:table-cell>
          <table:table-cell office:value-type="float" office:value="0.779467">
            <text:p>0.779467</text:p>
          </table:table-cell>
          <table:table-cell office:value-type="float" office:value="0.674842">
            <text:p>0.674842</text:p>
          </table:table-cell>
          <table:table-cell/>
          <table:table-cell office:value-type="float" office:value="0.851562">
            <text:p>0.851562</text:p>
          </table:table-cell>
          <table:table-cell office:value-type="float" office:value="0.530726">
            <text:p>0.530726</text:p>
          </table:table-cell>
          <table:table-cell office:value-type="float" office:value="0.661536">
            <text:p>0.661536</text:p>
          </table:table-cell>
          <table:table-cell office:value-type="float" office:value="0.477315">
            <text:p>0.477315</text:p>
          </table:table-cell>
          <table:table-cell/>
          <table:table-cell table:formula="of:=[.K58]" office:value-type="float" office:value="0.851562">
            <text:p>0.851562</text:p>
          </table:table-cell>
          <table:table-cell table:formula="of:=0.5*([.G58]^2+[.L58]^2)" office:value-type="float" office:value="0.4091725043185">
            <text:p>0.4091725043185</text:p>
          </table:table-cell>
          <table:table-cell table:formula="of:=0.5*([.H58]^2+[.M58]^2)" office:value-type="float" office:value="0.5225993416925">
            <text:p>0.5225993416925</text:p>
          </table:table-cell>
          <table:table-cell table:formula="of:=0.5*([.I58]^2+[.N58]^2)" office:value-type="float" office:value="0.3416206670945">
            <text:p>0.3416206670945</text:p>
          </table:table-cell>
        </table:table-row>
        <table:table-row table:style-name="ro1">
          <table:table-cell office:value-type="float" office:value="0.867188">
            <text:p>0.867188</text:p>
          </table:table-cell>
          <table:table-cell office:value-type="float" office:value="-0.102518">
            <text:p>-0.102518</text:p>
          </table:table-cell>
          <table:table-cell office:value-type="float" office:value="-0.176741">
            <text:p>-0.176741</text:p>
          </table:table-cell>
          <table:table-cell office:value-type="float" office:value="0.0254373">
            <text:p>0.0254373</text:p>
          </table:table-cell>
          <table:table-cell/>
          <table:table-cell office:value-type="float" office:value="0.867188">
            <text:p>0.867188</text:p>
          </table:table-cell>
          <table:table-cell office:value-type="float" office:value="0.737292">
            <text:p>0.737292</text:p>
          </table:table-cell>
          <table:table-cell office:value-type="float" office:value="0.784625">
            <text:p>0.784625</text:p>
          </table:table-cell>
          <table:table-cell office:value-type="float" office:value="0.68572">
            <text:p>0.68572</text:p>
          </table:table-cell>
          <table:table-cell/>
          <table:table-cell office:value-type="float" office:value="0.867188">
            <text:p>0.867188</text:p>
          </table:table-cell>
          <table:table-cell office:value-type="float" office:value="0.533819">
            <text:p>0.533819</text:p>
          </table:table-cell>
          <table:table-cell office:value-type="float" office:value="0.664024">
            <text:p>0.664024</text:p>
          </table:table-cell>
          <table:table-cell office:value-type="float" office:value="0.483572">
            <text:p>0.483572</text:p>
          </table:table-cell>
          <table:table-cell/>
          <table:table-cell table:formula="of:=[.K59]" office:value-type="float" office:value="0.867188">
            <text:p>0.867188</text:p>
          </table:table-cell>
          <table:table-cell table:formula="of:=0.5*([.G59]^2+[.L59]^2)" office:value-type="float" office:value="0.4142811090125">
            <text:p>0.4142811090125</text:p>
          </table:table-cell>
          <table:table-cell table:formula="of:=0.5*([.H59]^2+[.M59]^2)" office:value-type="float" office:value="0.5282821316005">
            <text:p>0.5282821316005</text:p>
          </table:table-cell>
          <table:table-cell table:formula="of:=0.5*([.I59]^2+[.N59]^2)" office:value-type="float" office:value="0.352026898792">
            <text:p>0.352026898792</text:p>
          </table:table-cell>
        </table:table-row>
        <table:table-row table:style-name="ro1">
          <table:table-cell office:value-type="float" office:value="0.882812">
            <text:p>0.882812</text:p>
          </table:table-cell>
          <table:table-cell office:value-type="float" office:value="-0.092187">
            <text:p>-0.092187</text:p>
          </table:table-cell>
          <table:table-cell office:value-type="float" office:value="-0.167334">
            <text:p>-0.167334</text:p>
          </table:table-cell>
          <table:table-cell office:value-type="float" office:value="0.037094">
            <text:p>0.037094</text:p>
          </table:table-cell>
          <table:table-cell/>
          <table:table-cell office:value-type="float" office:value="0.882812">
            <text:p>0.882812</text:p>
          </table:table-cell>
          <table:table-cell office:value-type="float" office:value="0.741254">
            <text:p>0.741254</text:p>
          </table:table-cell>
          <table:table-cell office:value-type="float" office:value="0.787507">
            <text:p>0.787507</text:p>
          </table:table-cell>
          <table:table-cell office:value-type="float" office:value="0.693425">
            <text:p>0.693425</text:p>
          </table:table-cell>
          <table:table-cell/>
          <table:table-cell office:value-type="float" office:value="0.882812">
            <text:p>0.882812</text:p>
          </table:table-cell>
          <table:table-cell office:value-type="float" office:value="0.535517">
            <text:p>0.535517</text:p>
          </table:table-cell>
          <table:table-cell office:value-type="float" office:value="0.664364">
            <text:p>0.664364</text:p>
          </table:table-cell>
          <table:table-cell office:value-type="float" office:value="0.487787">
            <text:p>0.487787</text:p>
          </table:table-cell>
          <table:table-cell/>
          <table:table-cell table:formula="of:=[.K60]" office:value-type="float" office:value="0.882812">
            <text:p>0.882812</text:p>
          </table:table-cell>
          <table:table-cell table:formula="of:=0.5*([.G60]^2+[.L60]^2)" office:value-type="float" office:value="0.4181179749025">
            <text:p>0.4181179749025</text:p>
          </table:table-cell>
          <table:table-cell table:formula="of:=0.5*([.H60]^2+[.M60]^2)" office:value-type="float" office:value="0.5307733997725">
            <text:p>0.5307733997725</text:p>
          </table:table-cell>
          <table:table-cell table:formula="of:=0.5*([.I60]^2+[.N60]^2)" office:value-type="float" office:value="0.359387193997">
            <text:p>0.359387193997</text:p>
          </table:table-cell>
        </table:table-row>
        <table:table-row table:style-name="ro1">
          <table:table-cell office:value-type="float" office:value="0.898438">
            <text:p>0.898438</text:p>
          </table:table-cell>
          <table:table-cell office:value-type="float" office:value="-0.0851282">
            <text:p>-0.0851282</text:p>
          </table:table-cell>
          <table:table-cell office:value-type="float" office:value="-0.156873">
            <text:p>-0.156873</text:p>
          </table:table-cell>
          <table:table-cell office:value-type="float" office:value="0.0488918">
            <text:p>0.0488918</text:p>
          </table:table-cell>
          <table:table-cell/>
          <table:table-cell office:value-type="float" office:value="0.898438">
            <text:p>0.898438</text:p>
          </table:table-cell>
          <table:table-cell office:value-type="float" office:value="0.745768">
            <text:p>0.745768</text:p>
          </table:table-cell>
          <table:table-cell office:value-type="float" office:value="0.78829">
            <text:p>0.78829</text:p>
          </table:table-cell>
          <table:table-cell office:value-type="float" office:value="0.700438">
            <text:p>0.700438</text:p>
          </table:table-cell>
          <table:table-cell/>
          <table:table-cell office:value-type="float" office:value="0.898438">
            <text:p>0.898438</text:p>
          </table:table-cell>
          <table:table-cell office:value-type="float" office:value="0.539262">
            <text:p>0.539262</text:p>
          </table:table-cell>
          <table:table-cell office:value-type="float" office:value="0.663964">
            <text:p>0.663964</text:p>
          </table:table-cell>
          <table:table-cell office:value-type="float" office:value="0.488545">
            <text:p>0.488545</text:p>
          </table:table-cell>
          <table:table-cell/>
          <table:table-cell table:formula="of:=[.K61]" office:value-type="float" office:value="0.898438">
            <text:p>0.898438</text:p>
          </table:table-cell>
          <table:table-cell table:formula="of:=0.5*([.G61]^2+[.L61]^2)" office:value-type="float" office:value="0.423486707234">
            <text:p>0.423486707234</text:p>
          </table:table-cell>
          <table:table-cell table:formula="of:=0.5*([.H61]^2+[.M61]^2)" office:value-type="float" office:value="0.531124658698">
            <text:p>0.531124658698</text:p>
          </table:table-cell>
          <table:table-cell table:formula="of:=0.5*([.I61]^2+[.N61]^2)" office:value-type="float" office:value="0.3646448044345">
            <text:p>0.3646448044345</text:p>
          </table:table-cell>
        </table:table-row>
        <table:table-row table:style-name="ro1">
          <table:table-cell office:value-type="float" office:value="0.914062">
            <text:p>0.914062</text:p>
          </table:table-cell>
          <table:table-cell office:value-type="float" office:value="-0.080537">
            <text:p>-0.080537</text:p>
          </table:table-cell>
          <table:table-cell office:value-type="float" office:value="-0.1473">
            <text:p>-0.1473</text:p>
          </table:table-cell>
          <table:table-cell office:value-type="float" office:value="0.059397">
            <text:p>0.059397</text:p>
          </table:table-cell>
          <table:table-cell/>
          <table:table-cell office:value-type="float" office:value="0.914062">
            <text:p>0.914062</text:p>
          </table:table-cell>
          <table:table-cell office:value-type="float" office:value="0.751481">
            <text:p>0.751481</text:p>
          </table:table-cell>
          <table:table-cell office:value-type="float" office:value="0.790304">
            <text:p>0.790304</text:p>
          </table:table-cell>
          <table:table-cell office:value-type="float" office:value="0.708611">
            <text:p>0.708611</text:p>
          </table:table-cell>
          <table:table-cell/>
          <table:table-cell office:value-type="float" office:value="0.914062">
            <text:p>0.914062</text:p>
          </table:table-cell>
          <table:table-cell office:value-type="float" office:value="0.54388">
            <text:p>0.54388</text:p>
          </table:table-cell>
          <table:table-cell office:value-type="float" office:value="0.66408">
            <text:p>0.66408</text:p>
          </table:table-cell>
          <table:table-cell office:value-type="float" office:value="0.489396">
            <text:p>0.489396</text:p>
          </table:table-cell>
          <table:table-cell/>
          <table:table-cell table:formula="of:=[.K62]" office:value-type="float" office:value="0.914062">
            <text:p>0.914062</text:p>
          </table:table-cell>
          <table:table-cell table:formula="of:=0.5*([.G62]^2+[.L62]^2)" office:value-type="float" office:value="0.4302645738805">
            <text:p>0.4302645738805</text:p>
          </table:table-cell>
          <table:table-cell table:formula="of:=0.5*([.H62]^2+[.M62]^2)" office:value-type="float" office:value="0.532791329408">
            <text:p>0.532791329408</text:p>
          </table:table-cell>
          <table:table-cell table:formula="of:=0.5*([.I62]^2+[.N62]^2)" office:value-type="float" office:value="0.3708189970685">
            <text:p>0.3708189970685</text:p>
          </table:table-cell>
        </table:table-row>
        <table:table-row table:style-name="ro1">
          <table:table-cell office:value-type="float" office:value="0.929688">
            <text:p>0.929688</text:p>
          </table:table-cell>
          <table:table-cell office:value-type="float" office:value="-0.0716143">
            <text:p>-0.0716143</text:p>
          </table:table-cell>
          <table:table-cell office:value-type="float" office:value="-0.139545">
            <text:p>-0.139545</text:p>
          </table:table-cell>
          <table:table-cell office:value-type="float" office:value="0.0672685">
            <text:p>0.0672685</text:p>
          </table:table-cell>
          <table:table-cell/>
          <table:table-cell office:value-type="float" office:value="0.929688">
            <text:p>0.929688</text:p>
          </table:table-cell>
          <table:table-cell office:value-type="float" office:value="0.756776">
            <text:p>0.756776</text:p>
          </table:table-cell>
          <table:table-cell office:value-type="float" office:value="0.791904">
            <text:p>0.791904</text:p>
          </table:table-cell>
          <table:table-cell office:value-type="float" office:value="0.715036">
            <text:p>0.715036</text:p>
          </table:table-cell>
          <table:table-cell/>
          <table:table-cell office:value-type="float" office:value="0.929688">
            <text:p>0.929688</text:p>
          </table:table-cell>
          <table:table-cell office:value-type="float" office:value="0.54524">
            <text:p>0.54524</text:p>
          </table:table-cell>
          <table:table-cell office:value-type="float" office:value="0.664813">
            <text:p>0.664813</text:p>
          </table:table-cell>
          <table:table-cell office:value-type="float" office:value="0.490239">
            <text:p>0.490239</text:p>
          </table:table-cell>
          <table:table-cell/>
          <table:table-cell table:formula="of:=[.K63]" office:value-type="float" office:value="0.929688">
            <text:p>0.929688</text:p>
          </table:table-cell>
          <table:table-cell table:formula="of:=0.5*([.G63]^2+[.L63]^2)" office:value-type="float" office:value="0.434998285888">
            <text:p>0.434998285888</text:p>
          </table:table-cell>
          <table:table-cell table:formula="of:=0.5*([.H63]^2+[.M63]^2)" office:value-type="float" office:value="0.5345441350925">
            <text:p>0.5345441350925</text:p>
          </table:table-cell>
          <table:table-cell table:formula="of:=0.5*([.I63]^2+[.N63]^2)" office:value-type="float" office:value="0.3758053792085">
            <text:p>0.3758053792085</text:p>
          </table:table-cell>
        </table:table-row>
        <table:table-row table:style-name="ro1">
          <table:table-cell office:value-type="float" office:value="0.945312">
            <text:p>0.945312</text:p>
          </table:table-cell>
          <table:table-cell office:value-type="float" office:value="-0.0615338">
            <text:p>-0.0615338</text:p>
          </table:table-cell>
          <table:table-cell office:value-type="float" office:value="-0.131581">
            <text:p>-0.131581</text:p>
          </table:table-cell>
          <table:table-cell office:value-type="float" office:value="0.0759325">
            <text:p>0.0759325</text:p>
          </table:table-cell>
          <table:table-cell/>
          <table:table-cell office:value-type="float" office:value="0.945312">
            <text:p>0.945312</text:p>
          </table:table-cell>
          <table:table-cell office:value-type="float" office:value="0.761538">
            <text:p>0.761538</text:p>
          </table:table-cell>
          <table:table-cell office:value-type="float" office:value="0.792595">
            <text:p>0.792595</text:p>
          </table:table-cell>
          <table:table-cell office:value-type="float" office:value="0.720953">
            <text:p>0.720953</text:p>
          </table:table-cell>
          <table:table-cell/>
          <table:table-cell office:value-type="float" office:value="0.945312">
            <text:p>0.945312</text:p>
          </table:table-cell>
          <table:table-cell office:value-type="float" office:value="0.545747">
            <text:p>0.545747</text:p>
          </table:table-cell>
          <table:table-cell office:value-type="float" office:value="0.665354">
            <text:p>0.665354</text:p>
          </table:table-cell>
          <table:table-cell office:value-type="float" office:value="0.490812">
            <text:p>0.490812</text:p>
          </table:table-cell>
          <table:table-cell/>
          <table:table-cell table:formula="of:=[.K64]" office:value-type="float" office:value="0.945312">
            <text:p>0.945312</text:p>
          </table:table-cell>
          <table:table-cell table:formula="of:=0.5*([.G64]^2+[.L64]^2)" office:value-type="float" office:value="0.4388899567265">
            <text:p>0.4388899567265</text:p>
          </table:table-cell>
          <table:table-cell table:formula="of:=0.5*([.H64]^2+[.M64]^2)" office:value-type="float" office:value="0.5354513896705">
            <text:p>0.5354513896705</text:p>
          </table:table-cell>
          <table:table-cell table:formula="of:=0.5*([.I64]^2+[.N64]^2)" office:value-type="float" office:value="0.3803348237765">
            <text:p>0.3803348237765</text:p>
          </table:table-cell>
        </table:table-row>
        <table:table-row table:style-name="ro1">
          <table:table-cell office:value-type="float" office:value="0.960938">
            <text:p>0.960938</text:p>
          </table:table-cell>
          <table:table-cell office:value-type="float" office:value="-0.0550525">
            <text:p>-0.0550525</text:p>
          </table:table-cell>
          <table:table-cell office:value-type="float" office:value="-0.121018">
            <text:p>-0.121018</text:p>
          </table:table-cell>
          <table:table-cell office:value-type="float" office:value="0.0864175">
            <text:p>0.0864175</text:p>
          </table:table-cell>
          <table:table-cell/>
          <table:table-cell office:value-type="float" office:value="0.960938">
            <text:p>0.960938</text:p>
          </table:table-cell>
          <table:table-cell office:value-type="float" office:value="0.766541">
            <text:p>0.766541</text:p>
          </table:table-cell>
          <table:table-cell office:value-type="float" office:value="0.793371">
            <text:p>0.793371</text:p>
          </table:table-cell>
          <table:table-cell office:value-type="float" office:value="0.728076">
            <text:p>0.728076</text:p>
          </table:table-cell>
          <table:table-cell/>
          <table:table-cell office:value-type="float" office:value="0.960938">
            <text:p>0.960938</text:p>
          </table:table-cell>
          <table:table-cell office:value-type="float" office:value="0.549078">
            <text:p>0.549078</text:p>
          </table:table-cell>
          <table:table-cell office:value-type="float" office:value="0.665745">
            <text:p>0.665745</text:p>
          </table:table-cell>
          <table:table-cell office:value-type="float" office:value="0.491191">
            <text:p>0.491191</text:p>
          </table:table-cell>
          <table:table-cell/>
          <table:table-cell table:formula="of:=[.K65]" office:value-type="float" office:value="0.960938">
            <text:p>0.960938</text:p>
          </table:table-cell>
          <table:table-cell table:formula="of:=0.5*([.G65]^2+[.L65]^2)" office:value-type="float" office:value="0.4445358773825">
            <text:p>0.4445358773825</text:p>
          </table:table-cell>
          <table:table-cell table:formula="of:=0.5*([.H65]^2+[.M65]^2)" office:value-type="float" office:value="0.536326974333">
            <text:p>0.536326974333</text:p>
          </table:table-cell>
          <table:table-cell table:formula="of:=0.5*([.I65]^2+[.N65]^2)" office:value-type="float" office:value="0.3856816301285">
            <text:p>0.3856816301285</text:p>
          </table:table-cell>
        </table:table-row>
        <table:table-row table:style-name="ro1">
          <table:table-cell office:value-type="float" office:value="0.976562">
            <text:p>0.976562</text:p>
          </table:table-cell>
          <table:table-cell office:value-type="float" office:value="-0.047922">
            <text:p>-0.047922</text:p>
          </table:table-cell>
          <table:table-cell office:value-type="float" office:value="-0.108845">
            <text:p>-0.108845</text:p>
          </table:table-cell>
          <table:table-cell office:value-type="float" office:value="0.0972233">
            <text:p>0.0972233</text:p>
          </table:table-cell>
          <table:table-cell/>
          <table:table-cell office:value-type="float" office:value="0.976562">
            <text:p>0.976562</text:p>
          </table:table-cell>
          <table:table-cell office:value-type="float" office:value="0.76982">
            <text:p>0.76982</text:p>
          </table:table-cell>
          <table:table-cell office:value-type="float" office:value="0.795747">
            <text:p>0.795747</text:p>
          </table:table-cell>
          <table:table-cell office:value-type="float" office:value="0.734831">
            <text:p>0.734831</text:p>
          </table:table-cell>
          <table:table-cell/>
          <table:table-cell office:value-type="float" office:value="0.976562">
            <text:p>0.976562</text:p>
          </table:table-cell>
          <table:table-cell office:value-type="float" office:value="0.552476">
            <text:p>0.552476</text:p>
          </table:table-cell>
          <table:table-cell office:value-type="float" office:value="0.665746">
            <text:p>0.665746</text:p>
          </table:table-cell>
          <table:table-cell office:value-type="float" office:value="0.494128">
            <text:p>0.494128</text:p>
          </table:table-cell>
          <table:table-cell/>
          <table:table-cell table:formula="of:=[.K66]" office:value-type="float" office:value="0.976562">
            <text:p>0.976562</text:p>
          </table:table-cell>
          <table:table-cell table:formula="of:=0.5*([.G66]^2+[.L66]^2)" office:value-type="float" office:value="0.448926281488">
            <text:p>0.448926281488</text:p>
          </table:table-cell>
          <table:table-cell table:formula="of:=0.5*([.H66]^2+[.M66]^2)" office:value-type="float" office:value="0.5382155122625">
            <text:p>0.5382155122625</text:p>
          </table:table-cell>
          <table:table-cell table:formula="of:=0.5*([.I66]^2+[.N66]^2)" office:value-type="float" office:value="0.3920695394725">
            <text:p>0.3920695394725</text:p>
          </table:table-cell>
        </table:table-row>
        <table:table-row table:style-name="ro1">
          <table:table-cell office:value-type="float" office:value="0.992188">
            <text:p>0.992188</text:p>
          </table:table-cell>
          <table:table-cell office:value-type="float" office:value="-0.039515">
            <text:p>-0.039515</text:p>
          </table:table-cell>
          <table:table-cell office:value-type="float" office:value="-0.0982535">
            <text:p>-0.0982535</text:p>
          </table:table-cell>
          <table:table-cell office:value-type="float" office:value="0.107322">
            <text:p>0.107322</text:p>
          </table:table-cell>
          <table:table-cell/>
          <table:table-cell office:value-type="float" office:value="0.992188">
            <text:p>0.992188</text:p>
          </table:table-cell>
          <table:table-cell office:value-type="float" office:value="0.771537">
            <text:p>0.771537</text:p>
          </table:table-cell>
          <table:table-cell office:value-type="float" office:value="0.800835">
            <text:p>0.800835</text:p>
          </table:table-cell>
          <table:table-cell office:value-type="float" office:value="0.741849">
            <text:p>0.741849</text:p>
          </table:table-cell>
          <table:table-cell/>
          <table:table-cell office:value-type="float" office:value="0.992188">
            <text:p>0.992188</text:p>
          </table:table-cell>
          <table:table-cell office:value-type="float" office:value="0.553847">
            <text:p>0.553847</text:p>
          </table:table-cell>
          <table:table-cell office:value-type="float" office:value="0.664492">
            <text:p>0.664492</text:p>
          </table:table-cell>
          <table:table-cell office:value-type="float" office:value="0.49757">
            <text:p>0.49757</text:p>
          </table:table-cell>
          <table:table-cell/>
          <table:table-cell table:formula="of:=[.K67]" office:value-type="float" office:value="0.992188">
            <text:p>0.992188</text:p>
          </table:table-cell>
          <table:table-cell table:formula="of:=0.5*([.G67]^2+[.L67]^2)" office:value-type="float" office:value="0.451007920889">
            <text:p>0.451007920889</text:p>
          </table:table-cell>
          <table:table-cell table:formula="of:=0.5*([.H67]^2+[.M67]^2)" office:value-type="float" office:value="0.5414431576445">
            <text:p>0.5414431576445</text:p>
          </table:table-cell>
          <table:table-cell table:formula="of:=0.5*([.I67]^2+[.N67]^2)" office:value-type="float" office:value="0.3989579218505">
            <text:p>0.3989579218505</text:p>
          </table:table-cell>
        </table:table-row>
        <table:table-row table:style-name="ro1">
          <table:table-cell office:value-type="float" office:value="1.00781">
            <text:p>1.00781</text:p>
          </table:table-cell>
          <table:table-cell office:value-type="float" office:value="-0.032212">
            <text:p>-0.032212</text:p>
          </table:table-cell>
          <table:table-cell office:value-type="float" office:value="-0.0883635">
            <text:p>-0.0883635</text:p>
          </table:table-cell>
          <table:table-cell office:value-type="float" office:value="0.116098">
            <text:p>0.116098</text:p>
          </table:table-cell>
          <table:table-cell/>
          <table:table-cell office:value-type="float" office:value="1.00781">
            <text:p>1.00781</text:p>
          </table:table-cell>
          <table:table-cell office:value-type="float" office:value="0.773647">
            <text:p>0.773647</text:p>
          </table:table-cell>
          <table:table-cell office:value-type="float" office:value="0.804037">
            <text:p>0.804037</text:p>
          </table:table-cell>
          <table:table-cell office:value-type="float" office:value="0.746751">
            <text:p>0.746751</text:p>
          </table:table-cell>
          <table:table-cell/>
          <table:table-cell office:value-type="float" office:value="1.00781">
            <text:p>1.00781</text:p>
          </table:table-cell>
          <table:table-cell office:value-type="float" office:value="0.555448">
            <text:p>0.555448</text:p>
          </table:table-cell>
          <table:table-cell office:value-type="float" office:value="0.662354">
            <text:p>0.662354</text:p>
          </table:table-cell>
          <table:table-cell office:value-type="float" office:value="0.500789">
            <text:p>0.500789</text:p>
          </table:table-cell>
          <table:table-cell/>
          <table:table-cell table:formula="of:=[.K68]" office:value-type="float" office:value="1.00781">
            <text:p>1.00781</text:p>
          </table:table-cell>
          <table:table-cell table:formula="of:=0.5*([.G68]^2+[.L68]^2)" office:value-type="float" office:value="0.4535260806565">
            <text:p>0.4535260806565</text:p>
          </table:table-cell>
          <table:table-cell table:formula="of:=0.5*([.H68]^2+[.M68]^2)" office:value-type="float" office:value="0.5425941593425">
            <text:p>0.5425941593425</text:p>
          </table:table-cell>
          <table:table-cell table:formula="of:=0.5*([.I68]^2+[.N68]^2)" office:value-type="float" office:value="0.404213339261">
            <text:p>0.404213339261</text:p>
          </table:table-cell>
        </table:table-row>
        <table:table-row table:style-name="ro1">
          <table:table-cell office:value-type="float" office:value="1.02344">
            <text:p>1.02344</text:p>
          </table:table-cell>
          <table:table-cell office:value-type="float" office:value="-0.024142">
            <text:p>-0.024142</text:p>
          </table:table-cell>
          <table:table-cell office:value-type="float" office:value="-0.077977">
            <text:p>-0.077977</text:p>
          </table:table-cell>
          <table:table-cell office:value-type="float" office:value="0.124511">
            <text:p>0.124511</text:p>
          </table:table-cell>
          <table:table-cell/>
          <table:table-cell office:value-type="float" office:value="1.02344">
            <text:p>1.02344</text:p>
          </table:table-cell>
          <table:table-cell office:value-type="float" office:value="0.775333">
            <text:p>0.775333</text:p>
          </table:table-cell>
          <table:table-cell office:value-type="float" office:value="0.805733">
            <text:p>0.805733</text:p>
          </table:table-cell>
          <table:table-cell office:value-type="float" office:value="0.749942">
            <text:p>0.749942</text:p>
          </table:table-cell>
          <table:table-cell/>
          <table:table-cell office:value-type="float" office:value="1.02344">
            <text:p>1.02344</text:p>
          </table:table-cell>
          <table:table-cell office:value-type="float" office:value="0.557498">
            <text:p>0.557498</text:p>
          </table:table-cell>
          <table:table-cell office:value-type="float" office:value="0.660897">
            <text:p>0.660897</text:p>
          </table:table-cell>
          <table:table-cell office:value-type="float" office:value="0.503758">
            <text:p>0.503758</text:p>
          </table:table-cell>
          <table:table-cell/>
          <table:table-cell table:formula="of:=[.K69]" office:value-type="float" office:value="1.02344">
            <text:p>1.02344</text:p>
          </table:table-cell>
          <table:table-cell table:formula="of:=0.5*([.G69]^2+[.L69]^2)" office:value-type="float" office:value="0.4559726404465">
            <text:p>0.4559726404465</text:p>
          </table:table-cell>
          <table:table-cell table:formula="of:=0.5*([.H69]^2+[.M69]^2)" office:value-type="float" office:value="0.542995255949">
            <text:p>0.542995255949</text:p>
          </table:table-cell>
          <table:table-cell table:formula="of:=0.5*([.I69]^2+[.N69]^2)" office:value-type="float" office:value="0.408092562964">
            <text:p>0.408092562964</text:p>
          </table:table-cell>
        </table:table-row>
        <table:table-row table:style-name="ro1">
          <table:table-cell office:value-type="float" office:value="1.03906">
            <text:p>1.03906</text:p>
          </table:table-cell>
          <table:table-cell office:value-type="float" office:value="-0.0148791">
            <text:p>-0.0148791</text:p>
          </table:table-cell>
          <table:table-cell office:value-type="float" office:value="-0.066978">
            <text:p>-0.066978</text:p>
          </table:table-cell>
          <table:table-cell office:value-type="float" office:value="0.136231">
            <text:p>0.136231</text:p>
          </table:table-cell>
          <table:table-cell/>
          <table:table-cell office:value-type="float" office:value="1.03906">
            <text:p>1.03906</text:p>
          </table:table-cell>
          <table:table-cell office:value-type="float" office:value="0.774894">
            <text:p>0.774894</text:p>
          </table:table-cell>
          <table:table-cell office:value-type="float" office:value="0.809305">
            <text:p>0.809305</text:p>
          </table:table-cell>
          <table:table-cell office:value-type="float" office:value="0.753114">
            <text:p>0.753114</text:p>
          </table:table-cell>
          <table:table-cell/>
          <table:table-cell office:value-type="float" office:value="1.03906">
            <text:p>1.03906</text:p>
          </table:table-cell>
          <table:table-cell office:value-type="float" office:value="0.557715">
            <text:p>0.557715</text:p>
          </table:table-cell>
          <table:table-cell office:value-type="float" office:value="0.659917">
            <text:p>0.659917</text:p>
          </table:table-cell>
          <table:table-cell office:value-type="float" office:value="0.505587">
            <text:p>0.505587</text:p>
          </table:table-cell>
          <table:table-cell/>
          <table:table-cell table:formula="of:=[.K70]" office:value-type="float" office:value="1.03906">
            <text:p>1.03906</text:p>
          </table:table-cell>
          <table:table-cell table:formula="of:=0.5*([.G70]^2+[.L70]^2)" office:value-type="float" office:value="0.4557533662305">
            <text:p>0.4557533662305</text:p>
          </table:table-cell>
          <table:table-cell table:formula="of:=0.5*([.H70]^2+[.M70]^2)" office:value-type="float" office:value="0.545232514957">
            <text:p>0.545232514957</text:p>
          </table:table-cell>
          <table:table-cell table:formula="of:=0.5*([.I70]^2+[.N70]^2)" office:value-type="float" office:value="0.4113994557825">
            <text:p>0.4113994557825</text:p>
          </table:table-cell>
        </table:table-row>
        <table:table-row table:style-name="ro1">
          <table:table-cell office:value-type="float" office:value="1.05469">
            <text:p>1.05469</text:p>
          </table:table-cell>
          <table:table-cell office:value-type="float" office:value="-0.00844258">
            <text:p>-0.00844258</text:p>
          </table:table-cell>
          <table:table-cell office:value-type="float" office:value="-0.0546795">
            <text:p>-0.0546795</text:p>
          </table:table-cell>
          <table:table-cell office:value-type="float" office:value="0.150043">
            <text:p>0.150043</text:p>
          </table:table-cell>
          <table:table-cell/>
          <table:table-cell office:value-type="float" office:value="1.05469">
            <text:p>1.05469</text:p>
          </table:table-cell>
          <table:table-cell office:value-type="float" office:value="0.77268">
            <text:p>0.77268</text:p>
          </table:table-cell>
          <table:table-cell office:value-type="float" office:value="0.812361">
            <text:p>0.812361</text:p>
          </table:table-cell>
          <table:table-cell office:value-type="float" office:value="0.75796">
            <text:p>0.75796</text:p>
          </table:table-cell>
          <table:table-cell/>
          <table:table-cell office:value-type="float" office:value="1.05469">
            <text:p>1.05469</text:p>
          </table:table-cell>
          <table:table-cell office:value-type="float" office:value="0.557868">
            <text:p>0.557868</text:p>
          </table:table-cell>
          <table:table-cell office:value-type="float" office:value="0.658867">
            <text:p>0.658867</text:p>
          </table:table-cell>
          <table:table-cell office:value-type="float" office:value="0.506769">
            <text:p>0.506769</text:p>
          </table:table-cell>
          <table:table-cell/>
          <table:table-cell table:formula="of:=[.K71]" office:value-type="float" office:value="1.05469">
            <text:p>1.05469</text:p>
          </table:table-cell>
          <table:table-cell table:formula="of:=0.5*([.G71]^2+[.L71]^2)" office:value-type="float" office:value="0.454125543912">
            <text:p>0.454125543912</text:p>
          </table:table-cell>
          <table:table-cell table:formula="of:=0.5*([.H71]^2+[.M71]^2)" office:value-type="float" office:value="0.547018059005">
            <text:p>0.547018059005</text:p>
          </table:table-cell>
          <table:table-cell table:formula="of:=0.5*([.I71]^2+[.N71]^2)" office:value-type="float" office:value="0.4156590904805">
            <text:p>0.4156590904805</text:p>
          </table:table-cell>
        </table:table-row>
        <table:table-row table:style-name="ro1">
          <table:table-cell office:value-type="float" office:value="1.07031">
            <text:p>1.07031</text:p>
          </table:table-cell>
          <table:table-cell office:value-type="float" office:value="-0.00440273">
            <text:p>-0.00440273</text:p>
          </table:table-cell>
          <table:table-cell office:value-type="float" office:value="-0.043014">
            <text:p>-0.043014</text:p>
          </table:table-cell>
          <table:table-cell office:value-type="float" office:value="0.161603">
            <text:p>0.161603</text:p>
          </table:table-cell>
          <table:table-cell/>
          <table:table-cell office:value-type="float" office:value="1.07031">
            <text:p>1.07031</text:p>
          </table:table-cell>
          <table:table-cell office:value-type="float" office:value="0.770122">
            <text:p>0.770122</text:p>
          </table:table-cell>
          <table:table-cell office:value-type="float" office:value="0.813995">
            <text:p>0.813995</text:p>
          </table:table-cell>
          <table:table-cell office:value-type="float" office:value="0.763297">
            <text:p>0.763297</text:p>
          </table:table-cell>
          <table:table-cell/>
          <table:table-cell office:value-type="float" office:value="1.07031">
            <text:p>1.07031</text:p>
          </table:table-cell>
          <table:table-cell office:value-type="float" office:value="0.560018">
            <text:p>0.560018</text:p>
          </table:table-cell>
          <table:table-cell office:value-type="float" office:value="0.657582">
            <text:p>0.657582</text:p>
          </table:table-cell>
          <table:table-cell office:value-type="float" office:value="0.507706">
            <text:p>0.507706</text:p>
          </table:table-cell>
          <table:table-cell/>
          <table:table-cell table:formula="of:=[.K72]" office:value-type="float" office:value="1.07031">
            <text:p>1.07031</text:p>
          </table:table-cell>
          <table:table-cell table:formula="of:=0.5*([.G72]^2+[.L72]^2)" office:value-type="float" office:value="0.453354027604">
            <text:p>0.453354027604</text:p>
          </table:table-cell>
          <table:table-cell table:formula="of:=0.5*([.H72]^2+[.M72]^2)" office:value-type="float" office:value="0.5475009733745">
            <text:p>0.5475009733745</text:p>
          </table:table-cell>
          <table:table-cell table:formula="of:=0.5*([.I72]^2+[.N72]^2)" office:value-type="float" office:value="0.4201938463225">
            <text:p>0.4201938463225</text:p>
          </table:table-cell>
        </table:table-row>
        <table:table-row table:style-name="ro1">
          <table:table-cell office:value-type="float" office:value="1.08594">
            <text:p>1.08594</text:p>
          </table:table-cell>
          <table:table-cell office:value-type="float" office:value="0.0026352">
            <text:p>0.0026352</text:p>
          </table:table-cell>
          <table:table-cell office:value-type="float" office:value="-0.0355702">
            <text:p>-0.0355702</text:p>
          </table:table-cell>
          <table:table-cell office:value-type="float" office:value="0.171408">
            <text:p>0.171408</text:p>
          </table:table-cell>
          <table:table-cell/>
          <table:table-cell office:value-type="float" office:value="1.08594">
            <text:p>1.08594</text:p>
          </table:table-cell>
          <table:table-cell office:value-type="float" office:value="0.767104">
            <text:p>0.767104</text:p>
          </table:table-cell>
          <table:table-cell office:value-type="float" office:value="0.815947">
            <text:p>0.815947</text:p>
          </table:table-cell>
          <table:table-cell office:value-type="float" office:value="0.77111">
            <text:p>0.77111</text:p>
          </table:table-cell>
          <table:table-cell/>
          <table:table-cell office:value-type="float" office:value="1.08594">
            <text:p>1.08594</text:p>
          </table:table-cell>
          <table:table-cell office:value-type="float" office:value="0.561063">
            <text:p>0.561063</text:p>
          </table:table-cell>
          <table:table-cell office:value-type="float" office:value="0.657403">
            <text:p>0.657403</text:p>
          </table:table-cell>
          <table:table-cell office:value-type="float" office:value="0.507533">
            <text:p>0.507533</text:p>
          </table:table-cell>
          <table:table-cell/>
          <table:table-cell table:formula="of:=[.K73]" office:value-type="float" office:value="1.08594">
            <text:p>1.08594</text:p>
          </table:table-cell>
          <table:table-cell table:formula="of:=0.5*([.G73]^2+[.L73]^2)" office:value-type="float" office:value="0.4516201183925">
            <text:p>0.4516201183925</text:p>
          </table:table-cell>
          <table:table-cell table:formula="of:=0.5*([.H73]^2+[.M73]^2)" office:value-type="float" office:value="0.548974105609">
            <text:p>0.548974105609</text:p>
          </table:table-cell>
          <table:table-cell table:formula="of:=0.5*([.I73]^2+[.N73]^2)" office:value-type="float" office:value="0.4261001890945">
            <text:p>0.4261001890945</text:p>
          </table:table-cell>
        </table:table-row>
        <table:table-row table:style-name="ro1">
          <table:table-cell office:value-type="float" office:value="1.10156">
            <text:p>1.10156</text:p>
          </table:table-cell>
          <table:table-cell office:value-type="float" office:value="0.0122223">
            <text:p>0.0122223</text:p>
          </table:table-cell>
          <table:table-cell office:value-type="float" office:value="-0.0300927">
            <text:p>-0.0300927</text:p>
          </table:table-cell>
          <table:table-cell office:value-type="float" office:value="0.183634">
            <text:p>0.183634</text:p>
          </table:table-cell>
          <table:table-cell/>
          <table:table-cell office:value-type="float" office:value="1.10156">
            <text:p>1.10156</text:p>
          </table:table-cell>
          <table:table-cell office:value-type="float" office:value="0.763903">
            <text:p>0.763903</text:p>
          </table:table-cell>
          <table:table-cell office:value-type="float" office:value="0.8186">
            <text:p>0.8186</text:p>
          </table:table-cell>
          <table:table-cell office:value-type="float" office:value="0.781133">
            <text:p>0.781133</text:p>
          </table:table-cell>
          <table:table-cell/>
          <table:table-cell office:value-type="float" office:value="1.10156">
            <text:p>1.10156</text:p>
          </table:table-cell>
          <table:table-cell office:value-type="float" office:value="0.559047">
            <text:p>0.559047</text:p>
          </table:table-cell>
          <table:table-cell office:value-type="float" office:value="0.656465">
            <text:p>0.656465</text:p>
          </table:table-cell>
          <table:table-cell office:value-type="float" office:value="0.505413">
            <text:p>0.505413</text:p>
          </table:table-cell>
          <table:table-cell/>
          <table:table-cell table:formula="of:=[.K74]" office:value-type="float" office:value="1.10156">
            <text:p>1.10156</text:p>
          </table:table-cell>
          <table:table-cell table:formula="of:=0.5*([.G74]^2+[.L74]^2)" office:value-type="float" office:value="0.448040670809">
            <text:p>0.448040670809</text:p>
          </table:table-cell>
          <table:table-cell table:formula="of:=0.5*([.H74]^2+[.M74]^2)" office:value-type="float" office:value="0.5505261281125">
            <text:p>0.5505261281125</text:p>
          </table:table-cell>
          <table:table-cell table:formula="of:=0.5*([.I74]^2+[.N74]^2)" office:value-type="float" office:value="0.432805532129">
            <text:p>0.432805532129</text:p>
          </table:table-cell>
        </table:table-row>
        <table:table-row table:style-name="ro1">
          <table:table-cell office:value-type="float" office:value="1.11719">
            <text:p>1.11719</text:p>
          </table:table-cell>
          <table:table-cell office:value-type="float" office:value="0.0196103">
            <text:p>0.0196103</text:p>
          </table:table-cell>
          <table:table-cell office:value-type="float" office:value="-0.0215621">
            <text:p>-0.0215621</text:p>
          </table:table-cell>
          <table:table-cell office:value-type="float" office:value="0.199021">
            <text:p>0.199021</text:p>
          </table:table-cell>
          <table:table-cell/>
          <table:table-cell office:value-type="float" office:value="1.11719">
            <text:p>1.11719</text:p>
          </table:table-cell>
          <table:table-cell office:value-type="float" office:value="0.760652">
            <text:p>0.760652</text:p>
          </table:table-cell>
          <table:table-cell office:value-type="float" office:value="0.821318">
            <text:p>0.821318</text:p>
          </table:table-cell>
          <table:table-cell office:value-type="float" office:value="0.786309">
            <text:p>0.786309</text:p>
          </table:table-cell>
          <table:table-cell/>
          <table:table-cell office:value-type="float" office:value="1.11719">
            <text:p>1.11719</text:p>
          </table:table-cell>
          <table:table-cell office:value-type="float" office:value="0.55801">
            <text:p>0.55801</text:p>
          </table:table-cell>
          <table:table-cell office:value-type="float" office:value="0.654374">
            <text:p>0.654374</text:p>
          </table:table-cell>
          <table:table-cell office:value-type="float" office:value="0.502982">
            <text:p>0.502982</text:p>
          </table:table-cell>
          <table:table-cell/>
          <table:table-cell table:formula="of:=[.K75]" office:value-type="float" office:value="1.11719">
            <text:p>1.11719</text:p>
          </table:table-cell>
          <table:table-cell table:formula="of:=0.5*([.G75]^2+[.L75]^2)" office:value-type="float" office:value="0.444983312602">
            <text:p>0.444983312602</text:p>
          </table:table-cell>
          <table:table-cell table:formula="of:=0.5*([.H75]^2+[.M75]^2)" office:value-type="float" office:value="0.5513842945">
            <text:p>0.5513842945</text:p>
          </table:table-cell>
          <table:table-cell table:formula="of:=0.5*([.I75]^2+[.N75]^2)" office:value-type="float" office:value="0.4356363679025">
            <text:p>0.4356363679025</text:p>
          </table:table-cell>
        </table:table-row>
        <table:table-row table:style-name="ro1">
          <table:table-cell office:value-type="float" office:value="1.13281">
            <text:p>1.13281</text:p>
          </table:table-cell>
          <table:table-cell office:value-type="float" office:value="0.0242001">
            <text:p>0.0242001</text:p>
          </table:table-cell>
          <table:table-cell office:value-type="float" office:value="-0.0106238">
            <text:p>-0.0106238</text:p>
          </table:table-cell>
          <table:table-cell office:value-type="float" office:value="0.21059">
            <text:p>0.21059</text:p>
          </table:table-cell>
          <table:table-cell/>
          <table:table-cell office:value-type="float" office:value="1.13281">
            <text:p>1.13281</text:p>
          </table:table-cell>
          <table:table-cell office:value-type="float" office:value="0.758103">
            <text:p>0.758103</text:p>
          </table:table-cell>
          <table:table-cell office:value-type="float" office:value="0.822895">
            <text:p>0.822895</text:p>
          </table:table-cell>
          <table:table-cell office:value-type="float" office:value="0.787036">
            <text:p>0.787036</text:p>
          </table:table-cell>
          <table:table-cell/>
          <table:table-cell office:value-type="float" office:value="1.13281">
            <text:p>1.13281</text:p>
          </table:table-cell>
          <table:table-cell office:value-type="float" office:value="0.5605">
            <text:p>0.5605</text:p>
          </table:table-cell>
          <table:table-cell office:value-type="float" office:value="0.652541">
            <text:p>0.652541</text:p>
          </table:table-cell>
          <table:table-cell office:value-type="float" office:value="0.501043">
            <text:p>0.501043</text:p>
          </table:table-cell>
          <table:table-cell/>
          <table:table-cell table:formula="of:=[.K76]" office:value-type="float" office:value="1.13281">
            <text:p>1.13281</text:p>
          </table:table-cell>
          <table:table-cell table:formula="of:=0.5*([.G76]^2+[.L76]^2)" office:value-type="float" office:value="0.4444402043045">
            <text:p>0.4444402043045</text:p>
          </table:table-cell>
          <table:table-cell table:formula="of:=0.5*([.H76]^2+[.M76]^2)" office:value-type="float" office:value="0.551482968853">
            <text:p>0.551482968853</text:p>
          </table:table-cell>
          <table:table-cell table:formula="of:=0.5*([.I76]^2+[.N76]^2)" office:value-type="float" office:value="0.4352348765725">
            <text:p>0.4352348765725</text:p>
          </table:table-cell>
        </table:table-row>
        <table:table-row table:style-name="ro1">
          <table:table-cell office:value-type="float" office:value="1.14844">
            <text:p>1.14844</text:p>
          </table:table-cell>
          <table:table-cell office:value-type="float" office:value="0.029575">
            <text:p>0.029575</text:p>
          </table:table-cell>
          <table:table-cell office:value-type="float" office:value="-0.000784208">
            <text:p>-0.000784208</text:p>
          </table:table-cell>
          <table:table-cell office:value-type="float" office:value="0.217427">
            <text:p>0.217427</text:p>
          </table:table-cell>
          <table:table-cell/>
          <table:table-cell office:value-type="float" office:value="1.14844">
            <text:p>1.14844</text:p>
          </table:table-cell>
          <table:table-cell office:value-type="float" office:value="0.755827">
            <text:p>0.755827</text:p>
          </table:table-cell>
          <table:table-cell office:value-type="float" office:value="0.822663">
            <text:p>0.822663</text:p>
          </table:table-cell>
          <table:table-cell office:value-type="float" office:value="0.78702">
            <text:p>0.78702</text:p>
          </table:table-cell>
          <table:table-cell/>
          <table:table-cell office:value-type="float" office:value="1.14844">
            <text:p>1.14844</text:p>
          </table:table-cell>
          <table:table-cell office:value-type="float" office:value="0.563528">
            <text:p>0.563528</text:p>
          </table:table-cell>
          <table:table-cell office:value-type="float" office:value="0.65049">
            <text:p>0.65049</text:p>
          </table:table-cell>
          <table:table-cell office:value-type="float" office:value="0.500536">
            <text:p>0.500536</text:p>
          </table:table-cell>
          <table:table-cell/>
          <table:table-cell table:formula="of:=[.K77]" office:value-type="float" office:value="1.14844">
            <text:p>1.14844</text:p>
          </table:table-cell>
          <table:table-cell table:formula="of:=0.5*([.G77]^2+[.L77]^2)" office:value-type="float" office:value="0.4444191303565">
            <text:p>0.4444191303565</text:p>
          </table:table-cell>
          <table:table-cell table:formula="of:=0.5*([.H77]^2+[.M77]^2)" office:value-type="float" office:value="0.5499558258345">
            <text:p>0.5499558258345</text:p>
          </table:table-cell>
          <table:table-cell table:formula="of:=0.5*([.I77]^2+[.N77]^2)" office:value-type="float" office:value="0.434968383848">
            <text:p>0.434968383848</text:p>
          </table:table-cell>
        </table:table-row>
        <table:table-row table:style-name="ro1">
          <table:table-cell office:value-type="float" office:value="1.16406">
            <text:p>1.16406</text:p>
          </table:table-cell>
          <table:table-cell office:value-type="float" office:value="0.0379693">
            <text:p>0.0379693</text:p>
          </table:table-cell>
          <table:table-cell office:value-type="float" office:value="0.008083">
            <text:p>0.008083</text:p>
          </table:table-cell>
          <table:table-cell office:value-type="float" office:value="0.226462">
            <text:p>0.226462</text:p>
          </table:table-cell>
          <table:table-cell/>
          <table:table-cell office:value-type="float" office:value="1.16406">
            <text:p>1.16406</text:p>
          </table:table-cell>
          <table:table-cell office:value-type="float" office:value="0.753858">
            <text:p>0.753858</text:p>
          </table:table-cell>
          <table:table-cell office:value-type="float" office:value="0.821432">
            <text:p>0.821432</text:p>
          </table:table-cell>
          <table:table-cell office:value-type="float" office:value="0.789246">
            <text:p>0.789246</text:p>
          </table:table-cell>
          <table:table-cell/>
          <table:table-cell office:value-type="float" office:value="1.16406">
            <text:p>1.16406</text:p>
          </table:table-cell>
          <table:table-cell office:value-type="float" office:value="0.563925">
            <text:p>0.563925</text:p>
          </table:table-cell>
          <table:table-cell office:value-type="float" office:value="0.649419">
            <text:p>0.649419</text:p>
          </table:table-cell>
          <table:table-cell office:value-type="float" office:value="0.502484">
            <text:p>0.502484</text:p>
          </table:table-cell>
          <table:table-cell/>
          <table:table-cell table:formula="of:=[.K78]" office:value-type="float" office:value="1.16406">
            <text:p>1.16406</text:p>
          </table:table-cell>
          <table:table-cell table:formula="of:=0.5*([.G78]^2+[.L78]^2)" office:value-type="float" office:value="0.4431566448945">
            <text:p>0.4431566448945</text:p>
          </table:table-cell>
          <table:table-cell table:formula="of:=0.5*([.H78]^2+[.M78]^2)" office:value-type="float" office:value="0.5482477840925">
            <text:p>0.5482477840925</text:p>
          </table:table-cell>
          <table:table-cell table:formula="of:=0.5*([.I78]^2+[.N78]^2)" office:value-type="float" office:value="0.437699709386">
            <text:p>0.437699709386</text:p>
          </table:table-cell>
        </table:table-row>
        <table:table-row table:style-name="ro1">
          <table:table-cell office:value-type="float" office:value="1.17969">
            <text:p>1.17969</text:p>
          </table:table-cell>
          <table:table-cell office:value-type="float" office:value="0.0461593">
            <text:p>0.0461593</text:p>
          </table:table-cell>
          <table:table-cell office:value-type="float" office:value="0.0174695">
            <text:p>0.0174695</text:p>
          </table:table-cell>
          <table:table-cell office:value-type="float" office:value="0.238217">
            <text:p>0.238217</text:p>
          </table:table-cell>
          <table:table-cell/>
          <table:table-cell office:value-type="float" office:value="1.17969">
            <text:p>1.17969</text:p>
          </table:table-cell>
          <table:table-cell office:value-type="float" office:value="0.754006">
            <text:p>0.754006</text:p>
          </table:table-cell>
          <table:table-cell office:value-type="float" office:value="0.822549">
            <text:p>0.822549</text:p>
          </table:table-cell>
          <table:table-cell office:value-type="float" office:value="0.792839">
            <text:p>0.792839</text:p>
          </table:table-cell>
          <table:table-cell/>
          <table:table-cell office:value-type="float" office:value="1.17969">
            <text:p>1.17969</text:p>
          </table:table-cell>
          <table:table-cell office:value-type="float" office:value="0.562983">
            <text:p>0.562983</text:p>
          </table:table-cell>
          <table:table-cell office:value-type="float" office:value="0.647803">
            <text:p>0.647803</text:p>
          </table:table-cell>
          <table:table-cell office:value-type="float" office:value="0.50357">
            <text:p>0.50357</text:p>
          </table:table-cell>
          <table:table-cell/>
          <table:table-cell table:formula="of:=[.K79]" office:value-type="float" office:value="1.17969">
            <text:p>1.17969</text:p>
          </table:table-cell>
          <table:table-cell table:formula="of:=0.5*([.G79]^2+[.L79]^2)" office:value-type="float" office:value="0.4427374531625">
            <text:p>0.4427374531625</text:p>
          </table:table-cell>
          <table:table-cell table:formula="of:=0.5*([.H79]^2+[.M79]^2)" office:value-type="float" office:value="0.548117792105">
            <text:p>0.548117792105</text:p>
          </table:table-cell>
          <table:table-cell table:formula="of:=0.5*([.I79]^2+[.N79]^2)" office:value-type="float" office:value="0.4410882124105">
            <text:p>0.4410882124105</text:p>
          </table:table-cell>
        </table:table-row>
        <table:table-row table:style-name="ro1">
          <table:table-cell office:value-type="float" office:value="1.19531">
            <text:p>1.19531</text:p>
          </table:table-cell>
          <table:table-cell office:value-type="float" office:value="0.0516015">
            <text:p>0.0516015</text:p>
          </table:table-cell>
          <table:table-cell office:value-type="float" office:value="0.027154">
            <text:p>0.027154</text:p>
          </table:table-cell>
          <table:table-cell office:value-type="float" office:value="0.249148">
            <text:p>0.249148</text:p>
          </table:table-cell>
          <table:table-cell/>
          <table:table-cell office:value-type="float" office:value="1.19531">
            <text:p>1.19531</text:p>
          </table:table-cell>
          <table:table-cell office:value-type="float" office:value="0.754982">
            <text:p>0.754982</text:p>
          </table:table-cell>
          <table:table-cell office:value-type="float" office:value="0.825924">
            <text:p>0.825924</text:p>
          </table:table-cell>
          <table:table-cell office:value-type="float" office:value="0.796775">
            <text:p>0.796775</text:p>
          </table:table-cell>
          <table:table-cell/>
          <table:table-cell office:value-type="float" office:value="1.19531">
            <text:p>1.19531</text:p>
          </table:table-cell>
          <table:table-cell office:value-type="float" office:value="0.563825">
            <text:p>0.563825</text:p>
          </table:table-cell>
          <table:table-cell office:value-type="float" office:value="0.645503">
            <text:p>0.645503</text:p>
          </table:table-cell>
          <table:table-cell office:value-type="float" office:value="0.504086">
            <text:p>0.504086</text:p>
          </table:table-cell>
          <table:table-cell/>
          <table:table-cell table:formula="of:=[.K80]" office:value-type="float" office:value="1.19531">
            <text:p>1.19531</text:p>
          </table:table-cell>
          <table:table-cell table:formula="of:=0.5*([.G80]^2+[.L80]^2)" office:value-type="float" office:value="0.4439482254745">
            <text:p>0.4439482254745</text:p>
          </table:table-cell>
          <table:table-cell table:formula="of:=0.5*([.H80]^2+[.M80]^2)" office:value-type="float" office:value="0.5494122883925">
            <text:p>0.5494122883925</text:p>
          </table:table-cell>
          <table:table-cell table:formula="of:=0.5*([.I80]^2+[.N80]^2)" office:value-type="float" office:value="0.4444765480105">
            <text:p>0.4444765480105</text:p>
          </table:table-cell>
        </table:table-row>
        <table:table-row table:style-name="ro1">
          <table:table-cell office:value-type="float" office:value="1.21094">
            <text:p>1.21094</text:p>
          </table:table-cell>
          <table:table-cell office:value-type="float" office:value="0.056907">
            <text:p>0.056907</text:p>
          </table:table-cell>
          <table:table-cell office:value-type="float" office:value="0.035865">
            <text:p>0.035865</text:p>
          </table:table-cell>
          <table:table-cell office:value-type="float" office:value="0.258955">
            <text:p>0.258955</text:p>
          </table:table-cell>
          <table:table-cell/>
          <table:table-cell office:value-type="float" office:value="1.21094">
            <text:p>1.21094</text:p>
          </table:table-cell>
          <table:table-cell office:value-type="float" office:value="0.75466">
            <text:p>0.75466</text:p>
          </table:table-cell>
          <table:table-cell office:value-type="float" office:value="0.82564">
            <text:p>0.82564</text:p>
          </table:table-cell>
          <table:table-cell office:value-type="float" office:value="0.798189">
            <text:p>0.798189</text:p>
          </table:table-cell>
          <table:table-cell/>
          <table:table-cell office:value-type="float" office:value="1.21094">
            <text:p>1.21094</text:p>
          </table:table-cell>
          <table:table-cell office:value-type="float" office:value="0.56519">
            <text:p>0.56519</text:p>
          </table:table-cell>
          <table:table-cell office:value-type="float" office:value="0.642011">
            <text:p>0.642011</text:p>
          </table:table-cell>
          <table:table-cell office:value-type="float" office:value="0.504145">
            <text:p>0.504145</text:p>
          </table:table-cell>
          <table:table-cell/>
          <table:table-cell table:formula="of:=[.K81]" office:value-type="float" office:value="1.21094">
            <text:p>1.21094</text:p>
          </table:table-cell>
          <table:table-cell table:formula="of:=0.5*([.G81]^2+[.L81]^2)" office:value-type="float" office:value="0.44447572585">
            <text:p>0.44447572585</text:p>
          </table:table-cell>
          <table:table-cell table:formula="of:=0.5*([.H81]^2+[.M81]^2)" office:value-type="float" office:value="0.5469297668605">
            <text:p>0.5469297668605</text:p>
          </table:table-cell>
          <table:table-cell table:formula="of:=0.5*([.I81]^2+[.N81]^2)" office:value-type="float" office:value="0.445633930373">
            <text:p>0.445633930373</text:p>
          </table:table-cell>
        </table:table-row>
        <table:table-row table:style-name="ro1">
          <table:table-cell office:value-type="float" office:value="1.22656">
            <text:p>1.22656</text:p>
          </table:table-cell>
          <table:table-cell office:value-type="float" office:value="0.0641215">
            <text:p>0.0641215</text:p>
          </table:table-cell>
          <table:table-cell office:value-type="float" office:value="0.0444462">
            <text:p>0.0444462</text:p>
          </table:table-cell>
          <table:table-cell office:value-type="float" office:value="0.26872">
            <text:p>0.26872</text:p>
          </table:table-cell>
          <table:table-cell/>
          <table:table-cell office:value-type="float" office:value="1.22656">
            <text:p>1.22656</text:p>
          </table:table-cell>
          <table:table-cell office:value-type="float" office:value="0.755405">
            <text:p>0.755405</text:p>
          </table:table-cell>
          <table:table-cell office:value-type="float" office:value="0.822489">
            <text:p>0.822489</text:p>
          </table:table-cell>
          <table:table-cell office:value-type="float" office:value="0.798643">
            <text:p>0.798643</text:p>
          </table:table-cell>
          <table:table-cell/>
          <table:table-cell office:value-type="float" office:value="1.22656">
            <text:p>1.22656</text:p>
          </table:table-cell>
          <table:table-cell office:value-type="float" office:value="0.564899">
            <text:p>0.564899</text:p>
          </table:table-cell>
          <table:table-cell office:value-type="float" office:value="0.637935">
            <text:p>0.637935</text:p>
          </table:table-cell>
          <table:table-cell office:value-type="float" office:value="0.502241">
            <text:p>0.502241</text:p>
          </table:table-cell>
          <table:table-cell/>
          <table:table-cell table:formula="of:=[.K82]" office:value-type="float" office:value="1.22656">
            <text:p>1.22656</text:p>
          </table:table-cell>
          <table:table-cell table:formula="of:=0.5*([.G82]^2+[.L82]^2)" office:value-type="float" office:value="0.444873797113">
            <text:p>0.444873797113</text:p>
          </table:table-cell>
          <table:table-cell table:formula="of:=0.5*([.H82]^2+[.M82]^2)" office:value-type="float" office:value="0.541724609673">
            <text:p>0.541724609673</text:p>
          </table:table-cell>
          <table:table-cell table:formula="of:=0.5*([.I82]^2+[.N82]^2)" office:value-type="float" office:value="0.445038331765">
            <text:p>0.445038331765</text:p>
          </table:table-cell>
        </table:table-row>
        <table:table-row table:style-name="ro1">
          <table:table-cell office:value-type="float" office:value="1.24219">
            <text:p>1.24219</text:p>
          </table:table-cell>
          <table:table-cell office:value-type="float" office:value="0.0723692">
            <text:p>0.0723692</text:p>
          </table:table-cell>
          <table:table-cell office:value-type="float" office:value="0.054804">
            <text:p>0.054804</text:p>
          </table:table-cell>
          <table:table-cell office:value-type="float" office:value="0.278392">
            <text:p>0.278392</text:p>
          </table:table-cell>
          <table:table-cell/>
          <table:table-cell office:value-type="float" office:value="1.24219">
            <text:p>1.24219</text:p>
          </table:table-cell>
          <table:table-cell office:value-type="float" office:value="0.756335">
            <text:p>0.756335</text:p>
          </table:table-cell>
          <table:table-cell office:value-type="float" office:value="0.822641">
            <text:p>0.822641</text:p>
          </table:table-cell>
          <table:table-cell office:value-type="float" office:value="0.802438">
            <text:p>0.802438</text:p>
          </table:table-cell>
          <table:table-cell/>
          <table:table-cell office:value-type="float" office:value="1.24219">
            <text:p>1.24219</text:p>
          </table:table-cell>
          <table:table-cell office:value-type="float" office:value="0.562472">
            <text:p>0.562472</text:p>
          </table:table-cell>
          <table:table-cell office:value-type="float" office:value="0.634072">
            <text:p>0.634072</text:p>
          </table:table-cell>
          <table:table-cell office:value-type="float" office:value="0.501209">
            <text:p>0.501209</text:p>
          </table:table-cell>
          <table:table-cell/>
          <table:table-cell table:formula="of:=[.K83]" office:value-type="float" office:value="1.24219">
            <text:p>1.24219</text:p>
          </table:table-cell>
          <table:table-cell table:formula="of:=0.5*([.G83]^2+[.L83]^2)" office:value-type="float" office:value="0.4442086915045">
            <text:p>0.4442086915045</text:p>
          </table:table-cell>
          <table:table-cell table:formula="of:=0.5*([.H83]^2+[.M83]^2)" office:value-type="float" office:value="0.5393927580325">
            <text:p>0.5393927580325</text:p>
          </table:table-cell>
          <table:table-cell table:formula="of:=0.5*([.I83]^2+[.N83]^2)" office:value-type="float" office:value="0.4475586027625">
            <text:p>0.4475586027625</text:p>
          </table:table-cell>
        </table:table-row>
        <table:table-row table:style-name="ro1">
          <table:table-cell office:value-type="float" office:value="1.25781">
            <text:p>1.25781</text:p>
          </table:table-cell>
          <table:table-cell office:value-type="float" office:value="0.0791167">
            <text:p>0.0791167</text:p>
          </table:table-cell>
          <table:table-cell office:value-type="float" office:value="0.0650018">
            <text:p>0.0650018</text:p>
          </table:table-cell>
          <table:table-cell office:value-type="float" office:value="0.288907">
            <text:p>0.288907</text:p>
          </table:table-cell>
          <table:table-cell/>
          <table:table-cell office:value-type="float" office:value="1.25781">
            <text:p>1.25781</text:p>
          </table:table-cell>
          <table:table-cell office:value-type="float" office:value="0.755663">
            <text:p>0.755663</text:p>
          </table:table-cell>
          <table:table-cell office:value-type="float" office:value="0.823863">
            <text:p>0.823863</text:p>
          </table:table-cell>
          <table:table-cell office:value-type="float" office:value="0.806055">
            <text:p>0.806055</text:p>
          </table:table-cell>
          <table:table-cell/>
          <table:table-cell office:value-type="float" office:value="1.25781">
            <text:p>1.25781</text:p>
          </table:table-cell>
          <table:table-cell office:value-type="float" office:value="0.561056">
            <text:p>0.561056</text:p>
          </table:table-cell>
          <table:table-cell office:value-type="float" office:value="0.630994">
            <text:p>0.630994</text:p>
          </table:table-cell>
          <table:table-cell office:value-type="float" office:value="0.500616">
            <text:p>0.500616</text:p>
          </table:table-cell>
          <table:table-cell/>
          <table:table-cell table:formula="of:=[.K84]" office:value-type="float" office:value="1.25781">
            <text:p>1.25781</text:p>
          </table:table-cell>
          <table:table-cell table:formula="of:=0.5*([.G84]^2+[.L84]^2)" office:value-type="float" office:value="0.4429052023525">
            <text:p>0.4429052023525</text:p>
          </table:table-cell>
          <table:table-cell table:formula="of:=0.5*([.H84]^2+[.M84]^2)" office:value-type="float" office:value="0.5384518354025">
            <text:p>0.5384518354025</text:p>
          </table:table-cell>
          <table:table-cell table:formula="of:=0.5*([.I84]^2+[.N84]^2)" office:value-type="float" office:value="0.4501705212405">
            <text:p>0.4501705212405</text:p>
          </table:table-cell>
        </table:table-row>
        <table:table-row table:style-name="ro1">
          <table:table-cell office:value-type="float" office:value="1.27344">
            <text:p>1.27344</text:p>
          </table:table-cell>
          <table:table-cell office:value-type="float" office:value="0.0831717">
            <text:p>0.0831717</text:p>
          </table:table-cell>
          <table:table-cell office:value-type="float" office:value="0.072997">
            <text:p>0.072997</text:p>
          </table:table-cell>
          <table:table-cell office:value-type="float" office:value="0.29934">
            <text:p>0.29934</text:p>
          </table:table-cell>
          <table:table-cell/>
          <table:table-cell office:value-type="float" office:value="1.27344">
            <text:p>1.27344</text:p>
          </table:table-cell>
          <table:table-cell office:value-type="float" office:value="0.75424">
            <text:p>0.75424</text:p>
          </table:table-cell>
          <table:table-cell office:value-type="float" office:value="0.823639">
            <text:p>0.823639</text:p>
          </table:table-cell>
          <table:table-cell office:value-type="float" office:value="0.807272">
            <text:p>0.807272</text:p>
          </table:table-cell>
          <table:table-cell/>
          <table:table-cell office:value-type="float" office:value="1.27344">
            <text:p>1.27344</text:p>
          </table:table-cell>
          <table:table-cell office:value-type="float" office:value="0.562235">
            <text:p>0.562235</text:p>
          </table:table-cell>
          <table:table-cell office:value-type="float" office:value="0.629314">
            <text:p>0.629314</text:p>
          </table:table-cell>
          <table:table-cell office:value-type="float" office:value="0.498418">
            <text:p>0.498418</text:p>
          </table:table-cell>
          <table:table-cell/>
          <table:table-cell table:formula="of:=[.K85]" office:value-type="float" office:value="1.27344">
            <text:p>1.27344</text:p>
          </table:table-cell>
          <table:table-cell table:formula="of:=0.5*([.G85]^2+[.L85]^2)" office:value-type="float" office:value="0.4424930864125">
            <text:p>0.4424930864125</text:p>
          </table:table-cell>
          <table:table-cell table:formula="of:=0.5*([.H85]^2+[.M85]^2)" office:value-type="float" office:value="0.5372086564585">
            <text:p>0.5372086564585</text:p>
          </table:table-cell>
          <table:table-cell table:formula="of:=0.5*([.I85]^2+[.N85]^2)" office:value-type="float" office:value="0.450054292354">
            <text:p>0.450054292354</text:p>
          </table:table-cell>
        </table:table-row>
        <table:table-row table:style-name="ro1">
          <table:table-cell office:value-type="float" office:value="1.28906">
            <text:p>1.28906</text:p>
          </table:table-cell>
          <table:table-cell office:value-type="float" office:value="0.0871673">
            <text:p>0.0871673</text:p>
          </table:table-cell>
          <table:table-cell office:value-type="float" office:value="0.0816555">
            <text:p>0.0816555</text:p>
          </table:table-cell>
          <table:table-cell office:value-type="float" office:value="0.308398">
            <text:p>0.308398</text:p>
          </table:table-cell>
          <table:table-cell/>
          <table:table-cell office:value-type="float" office:value="1.28906">
            <text:p>1.28906</text:p>
          </table:table-cell>
          <table:table-cell office:value-type="float" office:value="0.752645">
            <text:p>0.752645</text:p>
          </table:table-cell>
          <table:table-cell office:value-type="float" office:value="0.820891">
            <text:p>0.820891</text:p>
          </table:table-cell>
          <table:table-cell office:value-type="float" office:value="0.810336">
            <text:p>0.810336</text:p>
          </table:table-cell>
          <table:table-cell/>
          <table:table-cell office:value-type="float" office:value="1.28906">
            <text:p>1.28906</text:p>
          </table:table-cell>
          <table:table-cell office:value-type="float" office:value="0.561766">
            <text:p>0.561766</text:p>
          </table:table-cell>
          <table:table-cell office:value-type="float" office:value="0.62683">
            <text:p>0.62683</text:p>
          </table:table-cell>
          <table:table-cell office:value-type="float" office:value="0.495179">
            <text:p>0.495179</text:p>
          </table:table-cell>
          <table:table-cell/>
          <table:table-cell table:formula="of:=[.K86]" office:value-type="float" office:value="1.28906">
            <text:p>1.28906</text:p>
          </table:table-cell>
          <table:table-cell table:formula="of:=0.5*([.G86]^2+[.L86]^2)" office:value-type="float" office:value="0.4410277673905">
            <text:p>0.4410277673905</text:p>
          </table:table-cell>
          <table:table-cell table:formula="of:=0.5*([.H86]^2+[.M86]^2)" office:value-type="float" office:value="0.5333889413905">
            <text:p>0.5333889413905</text:p>
          </table:table-cell>
          <table:table-cell table:formula="of:=0.5*([.I86]^2+[.N86]^2)" office:value-type="float" office:value="0.4509233374685">
            <text:p>0.4509233374685</text:p>
          </table:table-cell>
        </table:table-row>
        <table:table-row table:style-name="ro1">
          <table:table-cell office:value-type="float" office:value="1.30469">
            <text:p>1.30469</text:p>
          </table:table-cell>
          <table:table-cell office:value-type="float" office:value="0.0931498">
            <text:p>0.0931498</text:p>
          </table:table-cell>
          <table:table-cell office:value-type="float" office:value="0.091517">
            <text:p>0.091517</text:p>
          </table:table-cell>
          <table:table-cell office:value-type="float" office:value="0.316132">
            <text:p>0.316132</text:p>
          </table:table-cell>
          <table:table-cell/>
          <table:table-cell office:value-type="float" office:value="1.30469">
            <text:p>1.30469</text:p>
          </table:table-cell>
          <table:table-cell office:value-type="float" office:value="0.752379">
            <text:p>0.752379</text:p>
          </table:table-cell>
          <table:table-cell office:value-type="float" office:value="0.816946">
            <text:p>0.816946</text:p>
          </table:table-cell>
          <table:table-cell office:value-type="float" office:value="0.811272">
            <text:p>0.811272</text:p>
          </table:table-cell>
          <table:table-cell/>
          <table:table-cell office:value-type="float" office:value="1.30469">
            <text:p>1.30469</text:p>
          </table:table-cell>
          <table:table-cell office:value-type="float" office:value="0.559671">
            <text:p>0.559671</text:p>
          </table:table-cell>
          <table:table-cell office:value-type="float" office:value="0.622957">
            <text:p>0.622957</text:p>
          </table:table-cell>
          <table:table-cell office:value-type="float" office:value="0.492773">
            <text:p>0.492773</text:p>
          </table:table-cell>
          <table:table-cell/>
          <table:table-cell table:formula="of:=[.K87]" office:value-type="float" office:value="1.30469">
            <text:p>1.30469</text:p>
          </table:table-cell>
          <table:table-cell table:formula="of:=0.5*([.G87]^2+[.L87]^2)" office:value-type="float" office:value="0.439652893941">
            <text:p>0.439652893941</text:p>
          </table:table-cell>
          <table:table-cell table:formula="of:=0.5*([.H87]^2+[.M87]^2)" office:value-type="float" office:value="0.5277380953825">
            <text:p>0.5277380953825</text:p>
          </table:table-cell>
          <table:table-cell table:formula="of:=0.5*([.I87]^2+[.N87]^2)" office:value-type="float" office:value="0.4504937437565">
            <text:p>0.4504937437565</text:p>
          </table:table-cell>
        </table:table-row>
        <table:table-row table:style-name="ro1">
          <table:table-cell office:value-type="float" office:value="1.32031">
            <text:p>1.32031</text:p>
          </table:table-cell>
          <table:table-cell office:value-type="float" office:value="0.0992755">
            <text:p>0.0992755</text:p>
          </table:table-cell>
          <table:table-cell office:value-type="float" office:value="0.0988315">
            <text:p>0.0988315</text:p>
          </table:table-cell>
          <table:table-cell office:value-type="float" office:value="0.323147">
            <text:p>0.323147</text:p>
          </table:table-cell>
          <table:table-cell/>
          <table:table-cell office:value-type="float" office:value="1.32031">
            <text:p>1.32031</text:p>
          </table:table-cell>
          <table:table-cell office:value-type="float" office:value="0.753248">
            <text:p>0.753248</text:p>
          </table:table-cell>
          <table:table-cell office:value-type="float" office:value="0.815303">
            <text:p>0.815303</text:p>
          </table:table-cell>
          <table:table-cell office:value-type="float" office:value="0.808548">
            <text:p>0.808548</text:p>
          </table:table-cell>
          <table:table-cell/>
          <table:table-cell office:value-type="float" office:value="1.32031">
            <text:p>1.32031</text:p>
          </table:table-cell>
          <table:table-cell office:value-type="float" office:value="0.558534">
            <text:p>0.558534</text:p>
          </table:table-cell>
          <table:table-cell office:value-type="float" office:value="0.619641">
            <text:p>0.619641</text:p>
          </table:table-cell>
          <table:table-cell office:value-type="float" office:value="0.491936">
            <text:p>0.491936</text:p>
          </table:table-cell>
          <table:table-cell/>
          <table:table-cell table:formula="of:=[.K88]" office:value-type="float" office:value="1.32031">
            <text:p>1.32031</text:p>
          </table:table-cell>
          <table:table-cell table:formula="of:=0.5*([.G88]^2+[.L88]^2)" office:value-type="float" office:value="0.43967138933">
            <text:p>0.43967138933</text:p>
          </table:table-cell>
          <table:table-cell table:formula="of:=0.5*([.H88]^2+[.M88]^2)" office:value-type="float" office:value="0.524336975345">
            <text:p>0.524336975345</text:p>
          </table:table-cell>
          <table:table-cell table:formula="of:=0.5*([.I88]^2+[.N88]^2)" office:value-type="float" office:value="0.4478754482">
            <text:p>0.4478754482</text:p>
          </table:table-cell>
        </table:table-row>
        <table:table-row table:style-name="ro1">
          <table:table-cell office:value-type="float" office:value="1.33594">
            <text:p>1.33594</text:p>
          </table:table-cell>
          <table:table-cell office:value-type="float" office:value="0.104585">
            <text:p>0.104585</text:p>
          </table:table-cell>
          <table:table-cell office:value-type="float" office:value="0.105755">
            <text:p>0.105755</text:p>
          </table:table-cell>
          <table:table-cell office:value-type="float" office:value="0.331795">
            <text:p>0.331795</text:p>
          </table:table-cell>
          <table:table-cell/>
          <table:table-cell office:value-type="float" office:value="1.33594">
            <text:p>1.33594</text:p>
          </table:table-cell>
          <table:table-cell office:value-type="float" office:value="0.753764">
            <text:p>0.753764</text:p>
          </table:table-cell>
          <table:table-cell office:value-type="float" office:value="0.81577">
            <text:p>0.81577</text:p>
          </table:table-cell>
          <table:table-cell office:value-type="float" office:value="0.809552">
            <text:p>0.809552</text:p>
          </table:table-cell>
          <table:table-cell/>
          <table:table-cell office:value-type="float" office:value="1.33594">
            <text:p>1.33594</text:p>
          </table:table-cell>
          <table:table-cell office:value-type="float" office:value="0.558631">
            <text:p>0.558631</text:p>
          </table:table-cell>
          <table:table-cell office:value-type="float" office:value="0.617515">
            <text:p>0.617515</text:p>
          </table:table-cell>
          <table:table-cell office:value-type="float" office:value="0.490316">
            <text:p>0.490316</text:p>
          </table:table-cell>
          <table:table-cell/>
          <table:table-cell table:formula="of:=[.K89]" office:value-type="float" office:value="1.33594">
            <text:p>1.33594</text:p>
          </table:table-cell>
          <table:table-cell table:formula="of:=0.5*([.G89]^2+[.L89]^2)" office:value-type="float" office:value="0.4401143809285">
            <text:p>0.4401143809285</text:p>
          </table:table-cell>
          <table:table-cell table:formula="of:=0.5*([.H89]^2+[.M89]^2)" office:value-type="float" office:value="0.5234027340625">
            <text:p>0.5234027340625</text:p>
          </table:table-cell>
          <table:table-cell table:formula="of:=0.5*([.I89]^2+[.N89]^2)" office:value-type="float" office:value="0.44789211028">
            <text:p>0.44789211028</text:p>
          </table:table-cell>
        </table:table-row>
        <table:table-row table:style-name="ro1">
          <table:table-cell office:value-type="float" office:value="1.35156">
            <text:p>1.35156</text:p>
          </table:table-cell>
          <table:table-cell office:value-type="float" office:value="0.11097">
            <text:p>0.11097</text:p>
          </table:table-cell>
          <table:table-cell office:value-type="float" office:value="0.115099">
            <text:p>0.115099</text:p>
          </table:table-cell>
          <table:table-cell office:value-type="float" office:value="0.341943">
            <text:p>0.341943</text:p>
          </table:table-cell>
          <table:table-cell/>
          <table:table-cell office:value-type="float" office:value="1.35156">
            <text:p>1.35156</text:p>
          </table:table-cell>
          <table:table-cell office:value-type="float" office:value="0.754038">
            <text:p>0.754038</text:p>
          </table:table-cell>
          <table:table-cell office:value-type="float" office:value="0.816858">
            <text:p>0.816858</text:p>
          </table:table-cell>
          <table:table-cell office:value-type="float" office:value="0.812046">
            <text:p>0.812046</text:p>
          </table:table-cell>
          <table:table-cell/>
          <table:table-cell office:value-type="float" office:value="1.35156">
            <text:p>1.35156</text:p>
          </table:table-cell>
          <table:table-cell office:value-type="float" office:value="0.557507">
            <text:p>0.557507</text:p>
          </table:table-cell>
          <table:table-cell office:value-type="float" office:value="0.614769">
            <text:p>0.614769</text:p>
          </table:table-cell>
          <table:table-cell office:value-type="float" office:value="0.488187">
            <text:p>0.488187</text:p>
          </table:table-cell>
          <table:table-cell/>
          <table:table-cell table:formula="of:=[.K90]" office:value-type="float" office:value="1.35156">
            <text:p>1.35156</text:p>
          </table:table-cell>
          <table:table-cell table:formula="of:=0.5*([.G90]^2+[.L90]^2)" office:value-type="float" office:value="0.4396936802465">
            <text:p>0.4396936802465</text:p>
          </table:table-cell>
          <table:table-cell table:formula="of:=0.5*([.H90]^2+[.M90]^2)" office:value-type="float" office:value="0.5225989577625">
            <text:p>0.5225989577625</text:p>
          </table:table-cell>
          <table:table-cell table:formula="of:=0.5*([.I90]^2+[.N90]^2)" office:value-type="float" office:value="0.4488726265425">
            <text:p>0.4488726265425</text:p>
          </table:table-cell>
        </table:table-row>
        <table:table-row table:style-name="ro1">
          <table:table-cell office:value-type="float" office:value="1.36719">
            <text:p>1.36719</text:p>
          </table:table-cell>
          <table:table-cell office:value-type="float" office:value="0.117243">
            <text:p>0.117243</text:p>
          </table:table-cell>
          <table:table-cell office:value-type="float" office:value="0.123924">
            <text:p>0.123924</text:p>
          </table:table-cell>
          <table:table-cell office:value-type="float" office:value="0.351353">
            <text:p>0.351353</text:p>
          </table:table-cell>
          <table:table-cell/>
          <table:table-cell office:value-type="float" office:value="1.36719">
            <text:p>1.36719</text:p>
          </table:table-cell>
          <table:table-cell office:value-type="float" office:value="0.755428">
            <text:p>0.755428</text:p>
          </table:table-cell>
          <table:table-cell office:value-type="float" office:value="0.816012">
            <text:p>0.816012</text:p>
          </table:table-cell>
          <table:table-cell office:value-type="float" office:value="0.810332">
            <text:p>0.810332</text:p>
          </table:table-cell>
          <table:table-cell/>
          <table:table-cell office:value-type="float" office:value="1.36719">
            <text:p>1.36719</text:p>
          </table:table-cell>
          <table:table-cell office:value-type="float" office:value="0.557425">
            <text:p>0.557425</text:p>
          </table:table-cell>
          <table:table-cell office:value-type="float" office:value="0.610058">
            <text:p>0.610058</text:p>
          </table:table-cell>
          <table:table-cell office:value-type="float" office:value="0.486532">
            <text:p>0.486532</text:p>
          </table:table-cell>
          <table:table-cell/>
          <table:table-cell table:formula="of:=[.K91]" office:value-type="float" office:value="1.36719">
            <text:p>1.36719</text:p>
          </table:table-cell>
          <table:table-cell table:formula="of:=0.5*([.G91]^2+[.L91]^2)" office:value-type="float" office:value="0.4406970469045">
            <text:p>0.4406970469045</text:p>
          </table:table-cell>
          <table:table-cell table:formula="of:=0.5*([.H91]^2+[.M91]^2)" office:value-type="float" office:value="0.519023173754">
            <text:p>0.519023173754</text:p>
          </table:table-cell>
          <table:table-cell table:formula="of:=0.5*([.I91]^2+[.N91]^2)" office:value-type="float" office:value="0.446675668624">
            <text:p>0.446675668624</text:p>
          </table:table-cell>
        </table:table-row>
        <table:table-row table:style-name="ro1">
          <table:table-cell office:value-type="float" office:value="1.38281">
            <text:p>1.38281</text:p>
          </table:table-cell>
          <table:table-cell office:value-type="float" office:value="0.122398">
            <text:p>0.122398</text:p>
          </table:table-cell>
          <table:table-cell office:value-type="float" office:value="0.131501">
            <text:p>0.131501</text:p>
          </table:table-cell>
          <table:table-cell office:value-type="float" office:value="0.35931">
            <text:p>0.35931</text:p>
          </table:table-cell>
          <table:table-cell/>
          <table:table-cell office:value-type="float" office:value="1.38281">
            <text:p>1.38281</text:p>
          </table:table-cell>
          <table:table-cell office:value-type="float" office:value="0.757354">
            <text:p>0.757354</text:p>
          </table:table-cell>
          <table:table-cell office:value-type="float" office:value="0.814202">
            <text:p>0.814202</text:p>
          </table:table-cell>
          <table:table-cell office:value-type="float" office:value="0.809587">
            <text:p>0.809587</text:p>
          </table:table-cell>
          <table:table-cell/>
          <table:table-cell office:value-type="float" office:value="1.38281">
            <text:p>1.38281</text:p>
          </table:table-cell>
          <table:table-cell office:value-type="float" office:value="0.559747">
            <text:p>0.559747</text:p>
          </table:table-cell>
          <table:table-cell office:value-type="float" office:value="0.605323">
            <text:p>0.605323</text:p>
          </table:table-cell>
          <table:table-cell office:value-type="float" office:value="0.48428">
            <text:p>0.48428</text:p>
          </table:table-cell>
          <table:table-cell/>
          <table:table-cell table:formula="of:=[.K92]" office:value-type="float" office:value="1.38281">
            <text:p>1.38281</text:p>
          </table:table-cell>
          <table:table-cell table:formula="of:=0.5*([.G92]^2+[.L92]^2)" office:value-type="float" office:value="0.4434508926625">
            <text:p>0.4434508926625</text:p>
          </table:table-cell>
          <table:table-cell table:formula="of:=0.5*([.H92]^2+[.M92]^2)" office:value-type="float" office:value="0.5146704155665">
            <text:p>0.5146704155665</text:p>
          </table:table-cell>
          <table:table-cell table:formula="of:=0.5*([.I92]^2+[.N92]^2)" office:value-type="float" office:value="0.4449791144845">
            <text:p>0.4449791144845</text:p>
          </table:table-cell>
        </table:table-row>
        <table:table-row table:style-name="ro1">
          <table:table-cell office:value-type="float" office:value="1.39844">
            <text:p>1.39844</text:p>
          </table:table-cell>
          <table:table-cell office:value-type="float" office:value="0.130639">
            <text:p>0.130639</text:p>
          </table:table-cell>
          <table:table-cell office:value-type="float" office:value="0.139103">
            <text:p>0.139103</text:p>
          </table:table-cell>
          <table:table-cell office:value-type="float" office:value="0.364792">
            <text:p>0.364792</text:p>
          </table:table-cell>
          <table:table-cell/>
          <table:table-cell office:value-type="float" office:value="1.39844">
            <text:p>1.39844</text:p>
          </table:table-cell>
          <table:table-cell office:value-type="float" office:value="0.758889">
            <text:p>0.758889</text:p>
          </table:table-cell>
          <table:table-cell office:value-type="float" office:value="0.811592">
            <text:p>0.811592</text:p>
          </table:table-cell>
          <table:table-cell office:value-type="float" office:value="0.81069">
            <text:p>0.81069</text:p>
          </table:table-cell>
          <table:table-cell/>
          <table:table-cell office:value-type="float" office:value="1.39844">
            <text:p>1.39844</text:p>
          </table:table-cell>
          <table:table-cell office:value-type="float" office:value="0.559291">
            <text:p>0.559291</text:p>
          </table:table-cell>
          <table:table-cell office:value-type="float" office:value="0.602399">
            <text:p>0.602399</text:p>
          </table:table-cell>
          <table:table-cell office:value-type="float" office:value="0.481795">
            <text:p>0.481795</text:p>
          </table:table-cell>
          <table:table-cell/>
          <table:table-cell table:formula="of:=[.K93]" office:value-type="float" office:value="1.39844">
            <text:p>1.39844</text:p>
          </table:table-cell>
          <table:table-cell table:formula="of:=0.5*([.G93]^2+[.L93]^2)" office:value-type="float" office:value="0.444359468501">
            <text:p>0.444359468501</text:p>
          </table:table-cell>
          <table:table-cell table:formula="of:=0.5*([.H93]^2+[.M93]^2)" office:value-type="float" office:value="0.5107830648325">
            <text:p>0.5107830648325</text:p>
          </table:table-cell>
          <table:table-cell table:formula="of:=0.5*([.I93]^2+[.N93]^2)" office:value-type="float" office:value="0.4446723490625">
            <text:p>0.4446723490625</text:p>
          </table:table-cell>
        </table:table-row>
        <table:table-row table:style-name="ro1">
          <table:table-cell office:value-type="float" office:value="1.41406">
            <text:p>1.41406</text:p>
          </table:table-cell>
          <table:table-cell office:value-type="float" office:value="0.139336">
            <text:p>0.139336</text:p>
          </table:table-cell>
          <table:table-cell office:value-type="float" office:value="0.145982">
            <text:p>0.145982</text:p>
          </table:table-cell>
          <table:table-cell office:value-type="float" office:value="0.367943">
            <text:p>0.367943</text:p>
          </table:table-cell>
          <table:table-cell/>
          <table:table-cell office:value-type="float" office:value="1.41406">
            <text:p>1.41406</text:p>
          </table:table-cell>
          <table:table-cell office:value-type="float" office:value="0.760135">
            <text:p>0.760135</text:p>
          </table:table-cell>
          <table:table-cell office:value-type="float" office:value="0.808455">
            <text:p>0.808455</text:p>
          </table:table-cell>
          <table:table-cell office:value-type="float" office:value="0.809904">
            <text:p>0.809904</text:p>
          </table:table-cell>
          <table:table-cell/>
          <table:table-cell office:value-type="float" office:value="1.41406">
            <text:p>1.41406</text:p>
          </table:table-cell>
          <table:table-cell office:value-type="float" office:value="0.557903">
            <text:p>0.557903</text:p>
          </table:table-cell>
          <table:table-cell office:value-type="float" office:value="0.59827">
            <text:p>0.59827</text:p>
          </table:table-cell>
          <table:table-cell office:value-type="float" office:value="0.476936">
            <text:p>0.476936</text:p>
          </table:table-cell>
          <table:table-cell/>
          <table:table-cell table:formula="of:=[.K94]" office:value-type="float" office:value="1.41406">
            <text:p>1.41406</text:p>
          </table:table-cell>
          <table:table-cell table:formula="of:=0.5*([.G94]^2+[.L94]^2)" office:value-type="float" office:value="0.444530487817">
            <text:p>0.444530487817</text:p>
          </table:table-cell>
          <table:table-cell table:formula="of:=0.5*([.H94]^2+[.M94]^2)" office:value-type="float" office:value="0.5057632399625">
            <text:p>0.5057632399625</text:p>
          </table:table-cell>
          <table:table-cell table:formula="of:=0.5*([.I94]^2+[.N94]^2)" office:value-type="float" office:value="0.441706218656">
            <text:p>0.441706218656</text:p>
          </table:table-cell>
        </table:table-row>
        <table:table-row table:style-name="ro1">
          <table:table-cell office:value-type="float" office:value="1.42969">
            <text:p>1.42969</text:p>
          </table:table-cell>
          <table:table-cell office:value-type="float" office:value="0.142195">
            <text:p>0.142195</text:p>
          </table:table-cell>
          <table:table-cell office:value-type="float" office:value="0.151966">
            <text:p>0.151966</text:p>
          </table:table-cell>
          <table:table-cell office:value-type="float" office:value="0.372107">
            <text:p>0.372107</text:p>
          </table:table-cell>
          <table:table-cell/>
          <table:table-cell office:value-type="float" office:value="1.42969">
            <text:p>1.42969</text:p>
          </table:table-cell>
          <table:table-cell office:value-type="float" office:value="0.760085">
            <text:p>0.760085</text:p>
          </table:table-cell>
          <table:table-cell office:value-type="float" office:value="0.807686">
            <text:p>0.807686</text:p>
          </table:table-cell>
          <table:table-cell office:value-type="float" office:value="0.809556">
            <text:p>0.809556</text:p>
          </table:table-cell>
          <table:table-cell/>
          <table:table-cell office:value-type="float" office:value="1.42969">
            <text:p>1.42969</text:p>
          </table:table-cell>
          <table:table-cell office:value-type="float" office:value="0.561118">
            <text:p>0.561118</text:p>
          </table:table-cell>
          <table:table-cell office:value-type="float" office:value="0.595025">
            <text:p>0.595025</text:p>
          </table:table-cell>
          <table:table-cell office:value-type="float" office:value="0.472829">
            <text:p>0.472829</text:p>
          </table:table-cell>
          <table:table-cell/>
          <table:table-cell table:formula="of:=[.K95]" office:value-type="float" office:value="1.42969">
            <text:p>1.42969</text:p>
          </table:table-cell>
          <table:table-cell table:formula="of:=0.5*([.G95]^2+[.L95]^2)" office:value-type="float" office:value="0.4462913085745">
            <text:p>0.4462913085745</text:p>
          </table:table-cell>
          <table:table-cell table:formula="of:=0.5*([.H95]^2+[.M95]^2)" office:value-type="float" office:value="0.5032057126105">
            <text:p>0.5032057126105</text:p>
          </table:table-cell>
          <table:table-cell table:formula="of:=0.5*([.I95]^2+[.N95]^2)" office:value-type="float" office:value="0.4394740901885">
            <text:p>0.4394740901885</text:p>
          </table:table-cell>
        </table:table-row>
        <table:table-row table:style-name="ro1">
          <table:table-cell office:value-type="float" office:value="1.44531">
            <text:p>1.44531</text:p>
          </table:table-cell>
          <table:table-cell office:value-type="float" office:value="0.143997">
            <text:p>0.143997</text:p>
          </table:table-cell>
          <table:table-cell office:value-type="float" office:value="0.15882">
            <text:p>0.15882</text:p>
          </table:table-cell>
          <table:table-cell office:value-type="float" office:value="0.38222">
            <text:p>0.38222</text:p>
          </table:table-cell>
          <table:table-cell/>
          <table:table-cell office:value-type="float" office:value="1.44531">
            <text:p>1.44531</text:p>
          </table:table-cell>
          <table:table-cell office:value-type="float" office:value="0.758267">
            <text:p>0.758267</text:p>
          </table:table-cell>
          <table:table-cell office:value-type="float" office:value="0.806791">
            <text:p>0.806791</text:p>
          </table:table-cell>
          <table:table-cell office:value-type="float" office:value="0.811761">
            <text:p>0.811761</text:p>
          </table:table-cell>
          <table:table-cell/>
          <table:table-cell office:value-type="float" office:value="1.44531">
            <text:p>1.44531</text:p>
          </table:table-cell>
          <table:table-cell office:value-type="float" office:value="0.565685">
            <text:p>0.565685</text:p>
          </table:table-cell>
          <table:table-cell office:value-type="float" office:value="0.593384">
            <text:p>0.593384</text:p>
          </table:table-cell>
          <table:table-cell office:value-type="float" office:value="0.471545">
            <text:p>0.471545</text:p>
          </table:table-cell>
          <table:table-cell/>
          <table:table-cell table:formula="of:=[.K96]" office:value-type="float" office:value="1.44531">
            <text:p>1.44531</text:p>
          </table:table-cell>
          <table:table-cell table:formula="of:=0.5*([.G96]^2+[.L96]^2)" office:value-type="float" office:value="0.447484181257">
            <text:p>0.447484181257</text:p>
          </table:table-cell>
          <table:table-cell table:formula="of:=0.5*([.H96]^2+[.M96]^2)" office:value-type="float" office:value="0.5015081445685">
            <text:p>0.5015081445685</text:p>
          </table:table-cell>
          <table:table-cell table:formula="of:=0.5*([.I96]^2+[.N96]^2)" office:value-type="float" office:value="0.440655304073">
            <text:p>0.440655304073</text:p>
          </table:table-cell>
        </table:table-row>
        <table:table-row table:style-name="ro1">
          <table:table-cell office:value-type="float" office:value="1.46094">
            <text:p>1.46094</text:p>
          </table:table-cell>
          <table:table-cell office:value-type="float" office:value="0.151734">
            <text:p>0.151734</text:p>
          </table:table-cell>
          <table:table-cell office:value-type="float" office:value="0.16965">
            <text:p>0.16965</text:p>
          </table:table-cell>
          <table:table-cell office:value-type="float" office:value="0.396495">
            <text:p>0.396495</text:p>
          </table:table-cell>
          <table:table-cell/>
          <table:table-cell office:value-type="float" office:value="1.46094">
            <text:p>1.46094</text:p>
          </table:table-cell>
          <table:table-cell office:value-type="float" office:value="0.756441">
            <text:p>0.756441</text:p>
          </table:table-cell>
          <table:table-cell office:value-type="float" office:value="0.803978">
            <text:p>0.803978</text:p>
          </table:table-cell>
          <table:table-cell office:value-type="float" office:value="0.812496">
            <text:p>0.812496</text:p>
          </table:table-cell>
          <table:table-cell/>
          <table:table-cell office:value-type="float" office:value="1.46094">
            <text:p>1.46094</text:p>
          </table:table-cell>
          <table:table-cell office:value-type="float" office:value="0.566177">
            <text:p>0.566177</text:p>
          </table:table-cell>
          <table:table-cell office:value-type="float" office:value="0.590629">
            <text:p>0.590629</text:p>
          </table:table-cell>
          <table:table-cell office:value-type="float" office:value="0.468548">
            <text:p>0.468548</text:p>
          </table:table-cell>
          <table:table-cell/>
          <table:table-cell table:formula="of:=[.K97]" office:value-type="float" office:value="1.46094">
            <text:p>1.46094</text:p>
          </table:table-cell>
          <table:table-cell table:formula="of:=0.5*([.G97]^2+[.L97]^2)" office:value-type="float" office:value="0.446379690905">
            <text:p>0.446379690905</text:p>
          </table:table-cell>
          <table:table-cell table:formula="of:=0.5*([.H97]^2+[.M97]^2)" office:value-type="float" office:value="0.4976116200625">
            <text:p>0.4976116200625</text:p>
          </table:table-cell>
          <table:table-cell table:formula="of:=0.5*([.I97]^2+[.N97]^2)" office:value-type="float" office:value="0.43984348916">
            <text:p>0.43984348916</text:p>
          </table:table-cell>
        </table:table-row>
        <table:table-row table:style-name="ro1">
          <table:table-cell office:value-type="float" office:value="1.47656">
            <text:p>1.47656</text:p>
          </table:table-cell>
          <table:table-cell office:value-type="float" office:value="0.161303">
            <text:p>0.161303</text:p>
          </table:table-cell>
          <table:table-cell office:value-type="float" office:value="0.182916">
            <text:p>0.182916</text:p>
          </table:table-cell>
          <table:table-cell office:value-type="float" office:value="0.40836">
            <text:p>0.40836</text:p>
          </table:table-cell>
          <table:table-cell/>
          <table:table-cell office:value-type="float" office:value="1.47656">
            <text:p>1.47656</text:p>
          </table:table-cell>
          <table:table-cell office:value-type="float" office:value="0.755067">
            <text:p>0.755067</text:p>
          </table:table-cell>
          <table:table-cell office:value-type="float" office:value="0.8025">
            <text:p>0.8025</text:p>
          </table:table-cell>
          <table:table-cell office:value-type="float" office:value="0.810397">
            <text:p>0.810397</text:p>
          </table:table-cell>
          <table:table-cell/>
          <table:table-cell office:value-type="float" office:value="1.47656">
            <text:p>1.47656</text:p>
          </table:table-cell>
          <table:table-cell office:value-type="float" office:value="0.56421">
            <text:p>0.56421</text:p>
          </table:table-cell>
          <table:table-cell office:value-type="float" office:value="0.58759">
            <text:p>0.58759</text:p>
          </table:table-cell>
          <table:table-cell office:value-type="float" office:value="0.463859">
            <text:p>0.463859</text:p>
          </table:table-cell>
          <table:table-cell/>
          <table:table-cell table:formula="of:=[.K98]" office:value-type="float" office:value="1.47656">
            <text:p>1.47656</text:p>
          </table:table-cell>
          <table:table-cell table:formula="of:=0.5*([.G98]^2+[.L98]^2)" office:value-type="float" office:value="0.4442295492945">
            <text:p>0.4442295492945</text:p>
          </table:table-cell>
          <table:table-cell table:formula="of:=0.5*([.H98]^2+[.M98]^2)" office:value-type="float" office:value="0.49463412905">
            <text:p>0.49463412905</text:p>
          </table:table-cell>
          <table:table-cell table:formula="of:=0.5*([.I98]^2+[.N98]^2)" office:value-type="float" office:value="0.435954234745">
            <text:p>0.435954234745</text:p>
          </table:table-cell>
        </table:table-row>
        <table:table-row table:style-name="ro1">
          <table:table-cell office:value-type="float" office:value="1.49219">
            <text:p>1.49219</text:p>
          </table:table-cell>
          <table:table-cell office:value-type="float" office:value="0.166373">
            <text:p>0.166373</text:p>
          </table:table-cell>
          <table:table-cell office:value-type="float" office:value="0.193034">
            <text:p>0.193034</text:p>
          </table:table-cell>
          <table:table-cell office:value-type="float" office:value="0.414287">
            <text:p>0.414287</text:p>
          </table:table-cell>
          <table:table-cell/>
          <table:table-cell office:value-type="float" office:value="1.49219">
            <text:p>1.49219</text:p>
          </table:table-cell>
          <table:table-cell office:value-type="float" office:value="0.753592">
            <text:p>0.753592</text:p>
          </table:table-cell>
          <table:table-cell office:value-type="float" office:value="0.804666">
            <text:p>0.804666</text:p>
          </table:table-cell>
          <table:table-cell office:value-type="float" office:value="0.806567">
            <text:p>0.806567</text:p>
          </table:table-cell>
          <table:table-cell/>
          <table:table-cell office:value-type="float" office:value="1.49219">
            <text:p>1.49219</text:p>
          </table:table-cell>
          <table:table-cell office:value-type="float" office:value="0.566364">
            <text:p>0.566364</text:p>
          </table:table-cell>
          <table:table-cell office:value-type="float" office:value="0.585178">
            <text:p>0.585178</text:p>
          </table:table-cell>
          <table:table-cell office:value-type="float" office:value="0.461453">
            <text:p>0.461453</text:p>
          </table:table-cell>
          <table:table-cell/>
          <table:table-cell table:formula="of:=[.K99]" office:value-type="float" office:value="1.49219">
            <text:p>1.49219</text:p>
          </table:table-cell>
          <table:table-cell table:formula="of:=0.5*([.G99]^2+[.L99]^2)" office:value-type="float" office:value="0.44433454148">
            <text:p>0.44433454148</text:p>
          </table:table-cell>
          <table:table-cell table:formula="of:=0.5*([.H99]^2+[.M99]^2)" office:value-type="float" office:value="0.49496033162">
            <text:p>0.49496033162</text:p>
          </table:table-cell>
          <table:table-cell table:formula="of:=0.5*([.I99]^2+[.N99]^2)" office:value-type="float" office:value="0.431744598349">
            <text:p>0.431744598349</text:p>
          </table:table-cell>
        </table:table-row>
        <table:table-row table:style-name="ro1">
          <table:table-cell office:value-type="float" office:value="1.50781">
            <text:p>1.50781</text:p>
          </table:table-cell>
          <table:table-cell office:value-type="float" office:value="0.16937">
            <text:p>0.16937</text:p>
          </table:table-cell>
          <table:table-cell office:value-type="float" office:value="0.198442">
            <text:p>0.198442</text:p>
          </table:table-cell>
          <table:table-cell office:value-type="float" office:value="0.416678">
            <text:p>0.416678</text:p>
          </table:table-cell>
          <table:table-cell/>
          <table:table-cell office:value-type="float" office:value="1.50781">
            <text:p>1.50781</text:p>
          </table:table-cell>
          <table:table-cell office:value-type="float" office:value="0.751405">
            <text:p>0.751405</text:p>
          </table:table-cell>
          <table:table-cell office:value-type="float" office:value="0.804876">
            <text:p>0.804876</text:p>
          </table:table-cell>
          <table:table-cell office:value-type="float" office:value="0.804266">
            <text:p>0.804266</text:p>
          </table:table-cell>
          <table:table-cell/>
          <table:table-cell office:value-type="float" office:value="1.50781">
            <text:p>1.50781</text:p>
          </table:table-cell>
          <table:table-cell office:value-type="float" office:value="0.570265">
            <text:p>0.570265</text:p>
          </table:table-cell>
          <table:table-cell office:value-type="float" office:value="0.581455">
            <text:p>0.581455</text:p>
          </table:table-cell>
          <table:table-cell office:value-type="float" office:value="0.460892">
            <text:p>0.460892</text:p>
          </table:table-cell>
          <table:table-cell/>
          <table:table-cell table:formula="of:=[.K100]" office:value-type="float" office:value="1.50781">
            <text:p>1.50781</text:p>
          </table:table-cell>
          <table:table-cell table:formula="of:=0.5*([.G100]^2+[.L100]^2)" office:value-type="float" office:value="0.444905822125">
            <text:p>0.444905822125</text:p>
          </table:table-cell>
          <table:table-cell table:formula="of:=0.5*([.H100]^2+[.M100]^2)" office:value-type="float" office:value="0.4929576462005">
            <text:p>0.4929576462005</text:p>
          </table:table-cell>
          <table:table-cell table:formula="of:=0.5*([.I100]^2+[.N100]^2)" office:value-type="float" office:value="0.42963261721">
            <text:p>0.42963261721</text:p>
          </table:table-cell>
        </table:table-row>
        <table:table-row table:style-name="ro1">
          <table:table-cell office:value-type="float" office:value="1.52344">
            <text:p>1.52344</text:p>
          </table:table-cell>
          <table:table-cell office:value-type="float" office:value="0.175323">
            <text:p>0.175323</text:p>
          </table:table-cell>
          <table:table-cell office:value-type="float" office:value="0.204511">
            <text:p>0.204511</text:p>
          </table:table-cell>
          <table:table-cell office:value-type="float" office:value="0.422445">
            <text:p>0.422445</text:p>
          </table:table-cell>
          <table:table-cell/>
          <table:table-cell office:value-type="float" office:value="1.52344">
            <text:p>1.52344</text:p>
          </table:table-cell>
          <table:table-cell office:value-type="float" office:value="0.748719">
            <text:p>0.748719</text:p>
          </table:table-cell>
          <table:table-cell office:value-type="float" office:value="0.80399">
            <text:p>0.80399</text:p>
          </table:table-cell>
          <table:table-cell office:value-type="float" office:value="0.802566">
            <text:p>0.802566</text:p>
          </table:table-cell>
          <table:table-cell/>
          <table:table-cell office:value-type="float" office:value="1.52344">
            <text:p>1.52344</text:p>
          </table:table-cell>
          <table:table-cell office:value-type="float" office:value="0.570156">
            <text:p>0.570156</text:p>
          </table:table-cell>
          <table:table-cell office:value-type="float" office:value="0.576382">
            <text:p>0.576382</text:p>
          </table:table-cell>
          <table:table-cell office:value-type="float" office:value="0.460353">
            <text:p>0.460353</text:p>
          </table:table-cell>
          <table:table-cell/>
          <table:table-cell table:formula="of:=[.K101]" office:value-type="float" office:value="1.52344">
            <text:p>1.52344</text:p>
          </table:table-cell>
          <table:table-cell table:formula="of:=0.5*([.G101]^2+[.L101]^2)" office:value-type="float" office:value="0.4428290026485">
            <text:p>0.4428290026485</text:p>
          </table:table-cell>
          <table:table-cell table:formula="of:=0.5*([.H101]^2+[.M101]^2)" office:value-type="float" office:value="0.489308065012">
            <text:p>0.489308065012</text:p>
          </table:table-cell>
          <table:table-cell table:formula="of:=0.5*([.I101]^2+[.N101]^2)" office:value-type="float" office:value="0.4280185344825">
            <text:p>0.4280185344825</text:p>
          </table:table-cell>
        </table:table-row>
        <table:table-row table:style-name="ro1">
          <table:table-cell office:value-type="float" office:value="1.53906">
            <text:p>1.53906</text:p>
          </table:table-cell>
          <table:table-cell office:value-type="float" office:value="0.183946">
            <text:p>0.183946</text:p>
          </table:table-cell>
          <table:table-cell office:value-type="float" office:value="0.212428">
            <text:p>0.212428</text:p>
          </table:table-cell>
          <table:table-cell office:value-type="float" office:value="0.432708">
            <text:p>0.432708</text:p>
          </table:table-cell>
          <table:table-cell/>
          <table:table-cell office:value-type="float" office:value="1.53906">
            <text:p>1.53906</text:p>
          </table:table-cell>
          <table:table-cell office:value-type="float" office:value="0.746366">
            <text:p>0.746366</text:p>
          </table:table-cell>
          <table:table-cell office:value-type="float" office:value="0.80512">
            <text:p>0.80512</text:p>
          </table:table-cell>
          <table:table-cell office:value-type="float" office:value="0.802605">
            <text:p>0.802605</text:p>
          </table:table-cell>
          <table:table-cell/>
          <table:table-cell office:value-type="float" office:value="1.53906">
            <text:p>1.53906</text:p>
          </table:table-cell>
          <table:table-cell office:value-type="float" office:value="0.568399">
            <text:p>0.568399</text:p>
          </table:table-cell>
          <table:table-cell office:value-type="float" office:value="0.571618">
            <text:p>0.571618</text:p>
          </table:table-cell>
          <table:table-cell office:value-type="float" office:value="0.45707">
            <text:p>0.45707</text:p>
          </table:table-cell>
          <table:table-cell/>
          <table:table-cell table:formula="of:=[.K102]" office:value-type="float" office:value="1.53906">
            <text:p>1.53906</text:p>
          </table:table-cell>
          <table:table-cell table:formula="of:=0.5*([.G102]^2+[.L102]^2)" office:value-type="float" office:value="0.4400698145785">
            <text:p>0.4400698145785</text:p>
          </table:table-cell>
          <table:table-cell table:formula="of:=0.5*([.H102]^2+[.M102]^2)" office:value-type="float" office:value="0.487482676162">
            <text:p>0.487482676162</text:p>
          </table:table-cell>
          <table:table-cell table:formula="of:=0.5*([.I102]^2+[.N102]^2)" office:value-type="float" office:value="0.4265438854625">
            <text:p>0.4265438854625</text:p>
          </table:table-cell>
        </table:table-row>
        <table:table-row table:style-name="ro1">
          <table:table-cell office:value-type="float" office:value="1.55469">
            <text:p>1.55469</text:p>
          </table:table-cell>
          <table:table-cell office:value-type="float" office:value="0.191016">
            <text:p>0.191016</text:p>
          </table:table-cell>
          <table:table-cell office:value-type="float" office:value="0.218519">
            <text:p>0.218519</text:p>
          </table:table-cell>
          <table:table-cell office:value-type="float" office:value="0.44106">
            <text:p>0.44106</text:p>
          </table:table-cell>
          <table:table-cell/>
          <table:table-cell office:value-type="float" office:value="1.55469">
            <text:p>1.55469</text:p>
          </table:table-cell>
          <table:table-cell office:value-type="float" office:value="0.743522">
            <text:p>0.743522</text:p>
          </table:table-cell>
          <table:table-cell office:value-type="float" office:value="0.803169">
            <text:p>0.803169</text:p>
          </table:table-cell>
          <table:table-cell office:value-type="float" office:value="0.80559">
            <text:p>0.80559</text:p>
          </table:table-cell>
          <table:table-cell/>
          <table:table-cell office:value-type="float" office:value="1.55469">
            <text:p>1.55469</text:p>
          </table:table-cell>
          <table:table-cell office:value-type="float" office:value="0.56904">
            <text:p>0.56904</text:p>
          </table:table-cell>
          <table:table-cell office:value-type="float" office:value="0.567157">
            <text:p>0.567157</text:p>
          </table:table-cell>
          <table:table-cell office:value-type="float" office:value="0.453752">
            <text:p>0.453752</text:p>
          </table:table-cell>
          <table:table-cell/>
          <table:table-cell table:formula="of:=[.K103]" office:value-type="float" office:value="1.55469">
            <text:p>1.55469</text:p>
          </table:table-cell>
          <table:table-cell table:formula="of:=0.5*([.G103]^2+[.L103]^2)" office:value-type="float" office:value="0.438315743042">
            <text:p>0.438315743042</text:p>
          </table:table-cell>
          <table:table-cell table:formula="of:=0.5*([.H103]^2+[.M103]^2)" office:value-type="float" office:value="0.483373752605">
            <text:p>0.483373752605</text:p>
          </table:table-cell>
          <table:table-cell table:formula="of:=0.5*([.I103]^2+[.N103]^2)" office:value-type="float" office:value="0.427433062802">
            <text:p>0.427433062802</text:p>
          </table:table-cell>
        </table:table-row>
        <table:table-row table:style-name="ro1">
          <table:table-cell office:value-type="float" office:value="1.57031">
            <text:p>1.57031</text:p>
          </table:table-cell>
          <table:table-cell office:value-type="float" office:value="0.195704">
            <text:p>0.195704</text:p>
          </table:table-cell>
          <table:table-cell office:value-type="float" office:value="0.223746">
            <text:p>0.223746</text:p>
          </table:table-cell>
          <table:table-cell office:value-type="float" office:value="0.446057">
            <text:p>0.446057</text:p>
          </table:table-cell>
          <table:table-cell/>
          <table:table-cell office:value-type="float" office:value="1.57031">
            <text:p>1.57031</text:p>
          </table:table-cell>
          <table:table-cell office:value-type="float" office:value="0.741072">
            <text:p>0.741072</text:p>
          </table:table-cell>
          <table:table-cell office:value-type="float" office:value="0.799414">
            <text:p>0.799414</text:p>
          </table:table-cell>
          <table:table-cell office:value-type="float" office:value="0.807976">
            <text:p>0.807976</text:p>
          </table:table-cell>
          <table:table-cell/>
          <table:table-cell office:value-type="float" office:value="1.57031">
            <text:p>1.57031</text:p>
          </table:table-cell>
          <table:table-cell office:value-type="float" office:value="0.572905">
            <text:p>0.572905</text:p>
          </table:table-cell>
          <table:table-cell office:value-type="float" office:value="0.562521">
            <text:p>0.562521</text:p>
          </table:table-cell>
          <table:table-cell office:value-type="float" office:value="0.452251">
            <text:p>0.452251</text:p>
          </table:table-cell>
          <table:table-cell/>
          <table:table-cell table:formula="of:=[.K104]" office:value-type="float" office:value="1.57031">
            <text:p>1.57031</text:p>
          </table:table-cell>
          <table:table-cell table:formula="of:=0.5*([.G104]^2+[.L104]^2)" office:value-type="float" office:value="0.4387039241045">
            <text:p>0.4387039241045</text:p>
          </table:table-cell>
          <table:table-cell table:formula="of:=0.5*([.H104]^2+[.M104]^2)" office:value-type="float" office:value="0.4777463094185">
            <text:p>0.4777463094185</text:p>
          </table:table-cell>
          <table:table-cell table:formula="of:=0.5*([.I104]^2+[.N104]^2)" office:value-type="float" office:value="0.4286780917885">
            <text:p>0.4286780917885</text:p>
          </table:table-cell>
        </table:table-row>
        <table:table-row table:style-name="ro1">
          <table:table-cell office:value-type="float" office:value="1.58594">
            <text:p>1.58594</text:p>
          </table:table-cell>
          <table:table-cell office:value-type="float" office:value="0.201775">
            <text:p>0.201775</text:p>
          </table:table-cell>
          <table:table-cell office:value-type="float" office:value="0.230177">
            <text:p>0.230177</text:p>
          </table:table-cell>
          <table:table-cell office:value-type="float" office:value="0.452258">
            <text:p>0.452258</text:p>
          </table:table-cell>
          <table:table-cell/>
          <table:table-cell office:value-type="float" office:value="1.58594">
            <text:p>1.58594</text:p>
          </table:table-cell>
          <table:table-cell office:value-type="float" office:value="0.738817">
            <text:p>0.738817</text:p>
          </table:table-cell>
          <table:table-cell office:value-type="float" office:value="0.797798">
            <text:p>0.797798</text:p>
          </table:table-cell>
          <table:table-cell office:value-type="float" office:value="0.804351">
            <text:p>0.804351</text:p>
          </table:table-cell>
          <table:table-cell/>
          <table:table-cell office:value-type="float" office:value="1.58594">
            <text:p>1.58594</text:p>
          </table:table-cell>
          <table:table-cell office:value-type="float" office:value="0.575361">
            <text:p>0.575361</text:p>
          </table:table-cell>
          <table:table-cell office:value-type="float" office:value="0.557984">
            <text:p>0.557984</text:p>
          </table:table-cell>
          <table:table-cell office:value-type="float" office:value="0.449696">
            <text:p>0.449696</text:p>
          </table:table-cell>
          <table:table-cell/>
          <table:table-cell table:formula="of:=[.K105]" office:value-type="float" office:value="1.58594">
            <text:p>1.58594</text:p>
          </table:table-cell>
          <table:table-cell table:formula="of:=0.5*([.G105]^2+[.L105]^2)" office:value-type="float" office:value="0.438445419905">
            <text:p>0.438445419905</text:p>
          </table:table-cell>
          <table:table-cell table:formula="of:=0.5*([.H105]^2+[.M105]^2)" office:value-type="float" office:value="0.47391389653">
            <text:p>0.47391389653</text:p>
          </table:table-cell>
          <table:table-cell table:formula="of:=0.5*([.I105]^2+[.N105]^2)" office:value-type="float" office:value="0.4246035118085">
            <text:p>0.4246035118085</text:p>
          </table:table-cell>
        </table:table-row>
        <table:table-row table:style-name="ro1">
          <table:table-cell office:value-type="float" office:value="1.60156">
            <text:p>1.60156</text:p>
          </table:table-cell>
          <table:table-cell office:value-type="float" office:value="0.210618">
            <text:p>0.210618</text:p>
          </table:table-cell>
          <table:table-cell office:value-type="float" office:value="0.237986">
            <text:p>0.237986</text:p>
          </table:table-cell>
          <table:table-cell office:value-type="float" office:value="0.460623">
            <text:p>0.460623</text:p>
          </table:table-cell>
          <table:table-cell/>
          <table:table-cell office:value-type="float" office:value="1.60156">
            <text:p>1.60156</text:p>
          </table:table-cell>
          <table:table-cell office:value-type="float" office:value="0.738109">
            <text:p>0.738109</text:p>
          </table:table-cell>
          <table:table-cell office:value-type="float" office:value="0.79522">
            <text:p>0.79522</text:p>
          </table:table-cell>
          <table:table-cell office:value-type="float" office:value="0.798362">
            <text:p>0.798362</text:p>
          </table:table-cell>
          <table:table-cell/>
          <table:table-cell office:value-type="float" office:value="1.60156">
            <text:p>1.60156</text:p>
          </table:table-cell>
          <table:table-cell office:value-type="float" office:value="0.575426">
            <text:p>0.575426</text:p>
          </table:table-cell>
          <table:table-cell office:value-type="float" office:value="0.555129">
            <text:p>0.555129</text:p>
          </table:table-cell>
          <table:table-cell office:value-type="float" office:value="0.447616">
            <text:p>0.447616</text:p>
          </table:table-cell>
          <table:table-cell/>
          <table:table-cell table:formula="of:=[.K106]" office:value-type="float" office:value="1.60156">
            <text:p>1.60156</text:p>
          </table:table-cell>
          <table:table-cell table:formula="of:=0.5*([.G106]^2+[.L106]^2)" office:value-type="float" office:value="0.4379599886785">
            <text:p>0.4379599886785</text:p>
          </table:table-cell>
          <table:table-cell table:formula="of:=0.5*([.H106]^2+[.M106]^2)" office:value-type="float" office:value="0.4702715275205">
            <text:p>0.4702715275205</text:p>
          </table:table-cell>
          <table:table-cell table:formula="of:=0.5*([.I106]^2+[.N106]^2)" office:value-type="float" office:value="0.41887098325">
            <text:p>0.41887098325</text:p>
          </table:table-cell>
        </table:table-row>
        <table:table-row table:style-name="ro1">
          <table:table-cell office:value-type="float" office:value="1.61719">
            <text:p>1.61719</text:p>
          </table:table-cell>
          <table:table-cell office:value-type="float" office:value="0.219667">
            <text:p>0.219667</text:p>
          </table:table-cell>
          <table:table-cell office:value-type="float" office:value="0.247121">
            <text:p>0.247121</text:p>
          </table:table-cell>
          <table:table-cell office:value-type="float" office:value="0.467983">
            <text:p>0.467983</text:p>
          </table:table-cell>
          <table:table-cell/>
          <table:table-cell office:value-type="float" office:value="1.61719">
            <text:p>1.61719</text:p>
          </table:table-cell>
          <table:table-cell office:value-type="float" office:value="0.738593">
            <text:p>0.738593</text:p>
          </table:table-cell>
          <table:table-cell office:value-type="float" office:value="0.79328">
            <text:p>0.79328</text:p>
          </table:table-cell>
          <table:table-cell office:value-type="float" office:value="0.794009">
            <text:p>0.794009</text:p>
          </table:table-cell>
          <table:table-cell/>
          <table:table-cell office:value-type="float" office:value="1.61719">
            <text:p>1.61719</text:p>
          </table:table-cell>
          <table:table-cell office:value-type="float" office:value="0.574836">
            <text:p>0.574836</text:p>
          </table:table-cell>
          <table:table-cell office:value-type="float" office:value="0.55286">
            <text:p>0.55286</text:p>
          </table:table-cell>
          <table:table-cell office:value-type="float" office:value="0.447831">
            <text:p>0.447831</text:p>
          </table:table-cell>
          <table:table-cell/>
          <table:table-cell table:formula="of:=[.K107]" office:value-type="float" office:value="1.61719">
            <text:p>1.61719</text:p>
          </table:table-cell>
          <table:table-cell table:formula="of:=0.5*([.G107]^2+[.L107]^2)" office:value-type="float" office:value="0.4379780232725">
            <text:p>0.4379780232725</text:p>
          </table:table-cell>
          <table:table-cell table:formula="of:=0.5*([.H107]^2+[.M107]^2)" office:value-type="float" office:value="0.467473669">
            <text:p>0.467473669</text:p>
          </table:table-cell>
          <table:table-cell table:formula="of:=0.5*([.I107]^2+[.N107]^2)" office:value-type="float" office:value="0.415501448321">
            <text:p>0.415501448321</text:p>
          </table:table-cell>
        </table:table-row>
        <table:table-row table:style-name="ro1">
          <table:table-cell office:value-type="float" office:value="1.63281">
            <text:p>1.63281</text:p>
          </table:table-cell>
          <table:table-cell office:value-type="float" office:value="0.227558">
            <text:p>0.227558</text:p>
          </table:table-cell>
          <table:table-cell office:value-type="float" office:value="0.25633">
            <text:p>0.25633</text:p>
          </table:table-cell>
          <table:table-cell office:value-type="float" office:value="0.474487">
            <text:p>0.474487</text:p>
          </table:table-cell>
          <table:table-cell/>
          <table:table-cell office:value-type="float" office:value="1.63281">
            <text:p>1.63281</text:p>
          </table:table-cell>
          <table:table-cell office:value-type="float" office:value="0.738214">
            <text:p>0.738214</text:p>
          </table:table-cell>
          <table:table-cell office:value-type="float" office:value="0.794756">
            <text:p>0.794756</text:p>
          </table:table-cell>
          <table:table-cell office:value-type="float" office:value="0.794536">
            <text:p>0.794536</text:p>
          </table:table-cell>
          <table:table-cell/>
          <table:table-cell office:value-type="float" office:value="1.63281">
            <text:p>1.63281</text:p>
          </table:table-cell>
          <table:table-cell office:value-type="float" office:value="0.575548">
            <text:p>0.575548</text:p>
          </table:table-cell>
          <table:table-cell office:value-type="float" office:value="0.551606">
            <text:p>0.551606</text:p>
          </table:table-cell>
          <table:table-cell office:value-type="float" office:value="0.447932">
            <text:p>0.447932</text:p>
          </table:table-cell>
          <table:table-cell/>
          <table:table-cell table:formula="of:=[.K108]" office:value-type="float" office:value="1.63281">
            <text:p>1.63281</text:p>
          </table:table-cell>
          <table:table-cell table:formula="of:=0.5*([.G108]^2+[.L108]^2)" office:value-type="float" office:value="0.43810770505">
            <text:p>0.43810770505</text:p>
          </table:table-cell>
          <table:table-cell table:formula="of:=0.5*([.H108]^2+[.M108]^2)" office:value-type="float" office:value="0.467953139386">
            <text:p>0.467953139386</text:p>
          </table:table-cell>
          <table:table-cell table:formula="of:=0.5*([.I108]^2+[.N108]^2)" office:value-type="float" office:value="0.41596526596">
            <text:p>0.41596526596</text:p>
          </table:table-cell>
        </table:table-row>
        <table:table-row table:style-name="ro1">
          <table:table-cell office:value-type="float" office:value="1.64844">
            <text:p>1.64844</text:p>
          </table:table-cell>
          <table:table-cell office:value-type="float" office:value="0.234752">
            <text:p>0.234752</text:p>
          </table:table-cell>
          <table:table-cell office:value-type="float" office:value="0.265315">
            <text:p>0.265315</text:p>
          </table:table-cell>
          <table:table-cell office:value-type="float" office:value="0.481607">
            <text:p>0.481607</text:p>
          </table:table-cell>
          <table:table-cell/>
          <table:table-cell office:value-type="float" office:value="1.64844">
            <text:p>1.64844</text:p>
          </table:table-cell>
          <table:table-cell office:value-type="float" office:value="0.737401">
            <text:p>0.737401</text:p>
          </table:table-cell>
          <table:table-cell office:value-type="float" office:value="0.795931">
            <text:p>0.795931</text:p>
          </table:table-cell>
          <table:table-cell office:value-type="float" office:value="0.797269">
            <text:p>0.797269</text:p>
          </table:table-cell>
          <table:table-cell/>
          <table:table-cell office:value-type="float" office:value="1.64844">
            <text:p>1.64844</text:p>
          </table:table-cell>
          <table:table-cell office:value-type="float" office:value="0.577735">
            <text:p>0.577735</text:p>
          </table:table-cell>
          <table:table-cell office:value-type="float" office:value="0.549473">
            <text:p>0.549473</text:p>
          </table:table-cell>
          <table:table-cell office:value-type="float" office:value="0.446894">
            <text:p>0.446894</text:p>
          </table:table-cell>
          <table:table-cell/>
          <table:table-cell table:formula="of:=[.K109]" office:value-type="float" office:value="1.64844">
            <text:p>1.64844</text:p>
          </table:table-cell>
          <table:table-cell table:formula="of:=0.5*([.G109]^2+[.L109]^2)" office:value-type="float" office:value="0.438768982513">
            <text:p>0.438768982513</text:p>
          </table:table-cell>
          <table:table-cell table:formula="of:=0.5*([.H109]^2+[.M109]^2)" office:value-type="float" office:value="0.467713367245">
            <text:p>0.467713367245</text:p>
          </table:table-cell>
          <table:table-cell table:formula="of:=0.5*([.I109]^2+[.N109]^2)" office:value-type="float" office:value="0.4176760527985">
            <text:p>0.4176760527985</text:p>
          </table:table-cell>
        </table:table-row>
        <table:table-row table:style-name="ro1">
          <table:table-cell office:value-type="float" office:value="1.66406">
            <text:p>1.66406</text:p>
          </table:table-cell>
          <table:table-cell office:value-type="float" office:value="0.242993">
            <text:p>0.242993</text:p>
          </table:table-cell>
          <table:table-cell office:value-type="float" office:value="0.27334">
            <text:p>0.27334</text:p>
          </table:table-cell>
          <table:table-cell office:value-type="float" office:value="0.48648">
            <text:p>0.48648</text:p>
          </table:table-cell>
          <table:table-cell/>
          <table:table-cell office:value-type="float" office:value="1.66406">
            <text:p>1.66406</text:p>
          </table:table-cell>
          <table:table-cell office:value-type="float" office:value="0.735634">
            <text:p>0.735634</text:p>
          </table:table-cell>
          <table:table-cell office:value-type="float" office:value="0.795833">
            <text:p>0.795833</text:p>
          </table:table-cell>
          <table:table-cell office:value-type="float" office:value="0.798322">
            <text:p>0.798322</text:p>
          </table:table-cell>
          <table:table-cell/>
          <table:table-cell office:value-type="float" office:value="1.66406">
            <text:p>1.66406</text:p>
          </table:table-cell>
          <table:table-cell office:value-type="float" office:value="0.579435">
            <text:p>0.579435</text:p>
          </table:table-cell>
          <table:table-cell office:value-type="float" office:value="0.546201">
            <text:p>0.546201</text:p>
          </table:table-cell>
          <table:table-cell office:value-type="float" office:value="0.444287">
            <text:p>0.444287</text:p>
          </table:table-cell>
          <table:table-cell/>
          <table:table-cell table:formula="of:=[.K110]" office:value-type="float" office:value="1.66406">
            <text:p>1.66406</text:p>
          </table:table-cell>
          <table:table-cell table:formula="of:=0.5*([.G110]^2+[.L110]^2)" office:value-type="float" office:value="0.4384511505905">
            <text:p>0.4384511505905</text:p>
          </table:table-cell>
          <table:table-cell table:formula="of:=0.5*([.H110]^2+[.M110]^2)" office:value-type="float" office:value="0.465842848145">
            <text:p>0.465842848145</text:p>
          </table:table-cell>
          <table:table-cell table:formula="of:=0.5*([.I110]^2+[.N110]^2)" office:value-type="float" office:value="0.4173544770265">
            <text:p>0.4173544770265</text:p>
          </table:table-cell>
        </table:table-row>
        <table:table-row table:style-name="ro1">
          <table:table-cell office:value-type="float" office:value="1.67969">
            <text:p>1.67969</text:p>
          </table:table-cell>
          <table:table-cell office:value-type="float" office:value="0.25306">
            <text:p>0.25306</text:p>
          </table:table-cell>
          <table:table-cell office:value-type="float" office:value="0.277395">
            <text:p>0.277395</text:p>
          </table:table-cell>
          <table:table-cell office:value-type="float" office:value="0.489612">
            <text:p>0.489612</text:p>
          </table:table-cell>
          <table:table-cell/>
          <table:table-cell office:value-type="float" office:value="1.67969">
            <text:p>1.67969</text:p>
          </table:table-cell>
          <table:table-cell office:value-type="float" office:value="0.733384">
            <text:p>0.733384</text:p>
          </table:table-cell>
          <table:table-cell office:value-type="float" office:value="0.794646">
            <text:p>0.794646</text:p>
          </table:table-cell>
          <table:table-cell office:value-type="float" office:value="0.797332">
            <text:p>0.797332</text:p>
          </table:table-cell>
          <table:table-cell/>
          <table:table-cell office:value-type="float" office:value="1.67969">
            <text:p>1.67969</text:p>
          </table:table-cell>
          <table:table-cell office:value-type="float" office:value="0.578976">
            <text:p>0.578976</text:p>
          </table:table-cell>
          <table:table-cell office:value-type="float" office:value="0.543239">
            <text:p>0.543239</text:p>
          </table:table-cell>
          <table:table-cell office:value-type="float" office:value="0.440446">
            <text:p>0.440446</text:p>
          </table:table-cell>
          <table:table-cell/>
          <table:table-cell table:formula="of:=[.K111]" office:value-type="float" office:value="1.67969">
            <text:p>1.67969</text:p>
          </table:table-cell>
          <table:table-cell table:formula="of:=0.5*([.G111]^2+[.L111]^2)" office:value-type="float" office:value="0.436532650016">
            <text:p>0.436532650016</text:p>
          </table:table-cell>
          <table:table-cell table:formula="of:=0.5*([.H111]^2+[.M111]^2)" office:value-type="float" office:value="0.4632854382185">
            <text:p>0.4632854382185</text:p>
          </table:table-cell>
          <table:table-cell table:formula="of:=0.5*([.I111]^2+[.N111]^2)" office:value-type="float" office:value="0.41486549857">
            <text:p>0.41486549857</text:p>
          </table:table-cell>
        </table:table-row>
        <table:table-row table:style-name="ro1">
          <table:table-cell office:value-type="float" office:value="1.69531">
            <text:p>1.69531</text:p>
          </table:table-cell>
          <table:table-cell office:value-type="float" office:value="0.262045">
            <text:p>0.262045</text:p>
          </table:table-cell>
          <table:table-cell office:value-type="float" office:value="0.27985">
            <text:p>0.27985</text:p>
          </table:table-cell>
          <table:table-cell office:value-type="float" office:value="0.493862">
            <text:p>0.493862</text:p>
          </table:table-cell>
          <table:table-cell/>
          <table:table-cell office:value-type="float" office:value="1.69531">
            <text:p>1.69531</text:p>
          </table:table-cell>
          <table:table-cell office:value-type="float" office:value="0.730616">
            <text:p>0.730616</text:p>
          </table:table-cell>
          <table:table-cell office:value-type="float" office:value="0.793131">
            <text:p>0.793131</text:p>
          </table:table-cell>
          <table:table-cell office:value-type="float" office:value="0.794642">
            <text:p>0.794642</text:p>
          </table:table-cell>
          <table:table-cell/>
          <table:table-cell office:value-type="float" office:value="1.69531">
            <text:p>1.69531</text:p>
          </table:table-cell>
          <table:table-cell office:value-type="float" office:value="0.577057">
            <text:p>0.577057</text:p>
          </table:table-cell>
          <table:table-cell office:value-type="float" office:value="0.541949">
            <text:p>0.541949</text:p>
          </table:table-cell>
          <table:table-cell office:value-type="float" office:value="0.437776">
            <text:p>0.437776</text:p>
          </table:table-cell>
          <table:table-cell/>
          <table:table-cell table:formula="of:=[.K112]" office:value-type="float" office:value="1.69531">
            <text:p>1.69531</text:p>
          </table:table-cell>
          <table:table-cell table:formula="of:=0.5*([.G112]^2+[.L112]^2)" office:value-type="float" office:value="0.4333972603525">
            <text:p>0.4333972603525</text:p>
          </table:table-cell>
          <table:table-cell table:formula="of:=0.5*([.H112]^2+[.M112]^2)" office:value-type="float" office:value="0.461382750881">
            <text:p>0.461382750881</text:p>
          </table:table-cell>
          <table:table-cell table:formula="of:=0.5*([.I112]^2+[.N112]^2)" office:value-type="float" office:value="0.41155186717">
            <text:p>0.41155186717</text:p>
          </table:table-cell>
        </table:table-row>
        <table:table-row table:style-name="ro1">
          <table:table-cell office:value-type="float" office:value="1.71094">
            <text:p>1.71094</text:p>
          </table:table-cell>
          <table:table-cell office:value-type="float" office:value="0.27021">
            <text:p>0.27021</text:p>
          </table:table-cell>
          <table:table-cell office:value-type="float" office:value="0.28573">
            <text:p>0.28573</text:p>
          </table:table-cell>
          <table:table-cell office:value-type="float" office:value="0.498365">
            <text:p>0.498365</text:p>
          </table:table-cell>
          <table:table-cell/>
          <table:table-cell office:value-type="float" office:value="1.71094">
            <text:p>1.71094</text:p>
          </table:table-cell>
          <table:table-cell office:value-type="float" office:value="0.726968">
            <text:p>0.726968</text:p>
          </table:table-cell>
          <table:table-cell office:value-type="float" office:value="0.793146">
            <text:p>0.793146</text:p>
          </table:table-cell>
          <table:table-cell office:value-type="float" office:value="0.79072">
            <text:p>0.79072</text:p>
          </table:table-cell>
          <table:table-cell/>
          <table:table-cell office:value-type="float" office:value="1.71094">
            <text:p>1.71094</text:p>
          </table:table-cell>
          <table:table-cell office:value-type="float" office:value="0.574703">
            <text:p>0.574703</text:p>
          </table:table-cell>
          <table:table-cell office:value-type="float" office:value="0.541448">
            <text:p>0.541448</text:p>
          </table:table-cell>
          <table:table-cell office:value-type="float" office:value="0.435845">
            <text:p>0.435845</text:p>
          </table:table-cell>
          <table:table-cell/>
          <table:table-cell table:formula="of:=[.K113]" office:value-type="float" office:value="1.71094">
            <text:p>1.71094</text:p>
          </table:table-cell>
          <table:table-cell table:formula="of:=0.5*([.G113]^2+[.L113]^2)" office:value-type="float" office:value="0.4293830056165">
            <text:p>0.4293830056165</text:p>
          </table:table-cell>
          <table:table-cell table:formula="of:=0.5*([.H113]^2+[.M113]^2)" office:value-type="float" office:value="0.46112325701">
            <text:p>0.46112325701</text:p>
          </table:table-cell>
          <table:table-cell table:formula="of:=0.5*([.I113]^2+[.N113]^2)" office:value-type="float" office:value="0.4075994912125">
            <text:p>0.4075994912125</text:p>
          </table:table-cell>
        </table:table-row>
        <table:table-row table:style-name="ro1">
          <table:table-cell office:value-type="float" office:value="1.72656">
            <text:p>1.72656</text:p>
          </table:table-cell>
          <table:table-cell office:value-type="float" office:value="0.28003">
            <text:p>0.28003</text:p>
          </table:table-cell>
          <table:table-cell office:value-type="float" office:value="0.294883">
            <text:p>0.294883</text:p>
          </table:table-cell>
          <table:table-cell office:value-type="float" office:value="0.50254">
            <text:p>0.50254</text:p>
          </table:table-cell>
          <table:table-cell/>
          <table:table-cell office:value-type="float" office:value="1.72656">
            <text:p>1.72656</text:p>
          </table:table-cell>
          <table:table-cell office:value-type="float" office:value="0.723332">
            <text:p>0.723332</text:p>
          </table:table-cell>
          <table:table-cell office:value-type="float" office:value="0.792184">
            <text:p>0.792184</text:p>
          </table:table-cell>
          <table:table-cell office:value-type="float" office:value="0.785576">
            <text:p>0.785576</text:p>
          </table:table-cell>
          <table:table-cell/>
          <table:table-cell office:value-type="float" office:value="1.72656">
            <text:p>1.72656</text:p>
          </table:table-cell>
          <table:table-cell office:value-type="float" office:value="0.5731">
            <text:p>0.5731</text:p>
          </table:table-cell>
          <table:table-cell office:value-type="float" office:value="0.538557">
            <text:p>0.538557</text:p>
          </table:table-cell>
          <table:table-cell office:value-type="float" office:value="0.433881">
            <text:p>0.433881</text:p>
          </table:table-cell>
          <table:table-cell/>
          <table:table-cell table:formula="of:=[.K114]" office:value-type="float" office:value="1.72656">
            <text:p>1.72656</text:p>
          </table:table-cell>
          <table:table-cell table:formula="of:=0.5*([.G114]^2+[.L114]^2)" office:value-type="float" office:value="0.425826396112">
            <text:p>0.425826396112</text:p>
          </table:table-cell>
          <table:table-cell table:formula="of:=0.5*([.H114]^2+[.M114]^2)" office:value-type="float" office:value="0.4587995660525">
            <text:p>0.4587995660525</text:p>
          </table:table-cell>
          <table:table-cell table:formula="of:=0.5*([.I114]^2+[.N114]^2)" office:value-type="float" office:value="0.4026911869685">
            <text:p>0.4026911869685</text:p>
          </table:table-cell>
        </table:table-row>
        <table:table-row table:style-name="ro1">
          <table:table-cell office:value-type="float" office:value="1.74219">
            <text:p>1.74219</text:p>
          </table:table-cell>
          <table:table-cell office:value-type="float" office:value="0.288628">
            <text:p>0.288628</text:p>
          </table:table-cell>
          <table:table-cell office:value-type="float" office:value="0.30417">
            <text:p>0.30417</text:p>
          </table:table-cell>
          <table:table-cell office:value-type="float" office:value="0.507558">
            <text:p>0.507558</text:p>
          </table:table-cell>
          <table:table-cell/>
          <table:table-cell office:value-type="float" office:value="1.74219">
            <text:p>1.74219</text:p>
          </table:table-cell>
          <table:table-cell office:value-type="float" office:value="0.720339">
            <text:p>0.720339</text:p>
          </table:table-cell>
          <table:table-cell office:value-type="float" office:value="0.789679">
            <text:p>0.789679</text:p>
          </table:table-cell>
          <table:table-cell office:value-type="float" office:value="0.781646">
            <text:p>0.781646</text:p>
          </table:table-cell>
          <table:table-cell/>
          <table:table-cell office:value-type="float" office:value="1.74219">
            <text:p>1.74219</text:p>
          </table:table-cell>
          <table:table-cell office:value-type="float" office:value="0.571909">
            <text:p>0.571909</text:p>
          </table:table-cell>
          <table:table-cell office:value-type="float" office:value="0.535903">
            <text:p>0.535903</text:p>
          </table:table-cell>
          <table:table-cell office:value-type="float" office:value="0.433784">
            <text:p>0.433784</text:p>
          </table:table-cell>
          <table:table-cell/>
          <table:table-cell table:formula="of:=[.K115]" office:value-type="float" office:value="1.74219">
            <text:p>1.74219</text:p>
          </table:table-cell>
          <table:table-cell table:formula="of:=0.5*([.G115]^2+[.L115]^2)" office:value-type="float" office:value="0.422984089601">
            <text:p>0.422984089601</text:p>
          </table:table-cell>
          <table:table-cell table:formula="of:=0.5*([.H115]^2+[.M115]^2)" office:value-type="float" office:value="0.455392474225">
            <text:p>0.455392474225</text:p>
          </table:table-cell>
          <table:table-cell table:formula="of:=0.5*([.I115]^2+[.N115]^2)" office:value-type="float" office:value="0.399569513986">
            <text:p>0.399569513986</text:p>
          </table:table-cell>
        </table:table-row>
        <table:table-row table:style-name="ro1">
          <table:table-cell office:value-type="float" office:value="1.75781">
            <text:p>1.75781</text:p>
          </table:table-cell>
          <table:table-cell office:value-type="float" office:value="0.295388">
            <text:p>0.295388</text:p>
          </table:table-cell>
          <table:table-cell office:value-type="float" office:value="0.310215">
            <text:p>0.310215</text:p>
          </table:table-cell>
          <table:table-cell office:value-type="float" office:value="0.514025">
            <text:p>0.514025</text:p>
          </table:table-cell>
          <table:table-cell/>
          <table:table-cell office:value-type="float" office:value="1.75781">
            <text:p>1.75781</text:p>
          </table:table-cell>
          <table:table-cell office:value-type="float" office:value="0.718163">
            <text:p>0.718163</text:p>
          </table:table-cell>
          <table:table-cell office:value-type="float" office:value="0.785817">
            <text:p>0.785817</text:p>
          </table:table-cell>
          <table:table-cell office:value-type="float" office:value="0.782939">
            <text:p>0.782939</text:p>
          </table:table-cell>
          <table:table-cell/>
          <table:table-cell office:value-type="float" office:value="1.75781">
            <text:p>1.75781</text:p>
          </table:table-cell>
          <table:table-cell office:value-type="float" office:value="0.572765">
            <text:p>0.572765</text:p>
          </table:table-cell>
          <table:table-cell office:value-type="float" office:value="0.531829">
            <text:p>0.531829</text:p>
          </table:table-cell>
          <table:table-cell office:value-type="float" office:value="0.435054">
            <text:p>0.435054</text:p>
          </table:table-cell>
          <table:table-cell/>
          <table:table-cell table:formula="of:=[.K116]" office:value-type="float" office:value="1.75781">
            <text:p>1.75781</text:p>
          </table:table-cell>
          <table:table-cell table:formula="of:=0.5*([.G116]^2+[.L116]^2)" office:value-type="float" office:value="0.421908919897">
            <text:p>0.421908919897</text:p>
          </table:table-cell>
          <table:table-cell table:formula="of:=0.5*([.H116]^2+[.M116]^2)" office:value-type="float" office:value="0.450175221365">
            <text:p>0.450175221365</text:p>
          </table:table-cell>
          <table:table-cell table:formula="of:=0.5*([.I116]^2+[.N116]^2)" office:value-type="float" office:value="0.4011327303185">
            <text:p>0.4011327303185</text:p>
          </table:table-cell>
        </table:table-row>
        <table:table-row table:style-name="ro1">
          <table:table-cell office:value-type="float" office:value="1.77344">
            <text:p>1.77344</text:p>
          </table:table-cell>
          <table:table-cell office:value-type="float" office:value="0.304055">
            <text:p>0.304055</text:p>
          </table:table-cell>
          <table:table-cell office:value-type="float" office:value="0.31383">
            <text:p>0.31383</text:p>
          </table:table-cell>
          <table:table-cell office:value-type="float" office:value="0.519852">
            <text:p>0.519852</text:p>
          </table:table-cell>
          <table:table-cell/>
          <table:table-cell office:value-type="float" office:value="1.77344">
            <text:p>1.77344</text:p>
          </table:table-cell>
          <table:table-cell office:value-type="float" office:value="0.715927">
            <text:p>0.715927</text:p>
          </table:table-cell>
          <table:table-cell office:value-type="float" office:value="0.78244">
            <text:p>0.78244</text:p>
          </table:table-cell>
          <table:table-cell office:value-type="float" office:value="0.785151">
            <text:p>0.785151</text:p>
          </table:table-cell>
          <table:table-cell/>
          <table:table-cell office:value-type="float" office:value="1.77344">
            <text:p>1.77344</text:p>
          </table:table-cell>
          <table:table-cell office:value-type="float" office:value="0.570913">
            <text:p>0.570913</text:p>
          </table:table-cell>
          <table:table-cell office:value-type="float" office:value="0.526629">
            <text:p>0.526629</text:p>
          </table:table-cell>
          <table:table-cell office:value-type="float" office:value="0.434713">
            <text:p>0.434713</text:p>
          </table:table-cell>
          <table:table-cell/>
          <table:table-cell table:formula="of:=[.K117]" office:value-type="float" office:value="1.77344">
            <text:p>1.77344</text:p>
          </table:table-cell>
          <table:table-cell table:formula="of:=0.5*([.G117]^2+[.L117]^2)" office:value-type="float" office:value="0.419246561449">
            <text:p>0.419246561449</text:p>
          </table:table-cell>
          <table:table-cell table:formula="of:=0.5*([.H117]^2+[.M117]^2)" office:value-type="float" office:value="0.4447752286205">
            <text:p>0.4447752286205</text:p>
          </table:table-cell>
          <table:table-cell table:formula="of:=0.5*([.I117]^2+[.N117]^2)" office:value-type="float" office:value="0.402718742585">
            <text:p>0.402718742585</text:p>
          </table:table-cell>
        </table:table-row>
        <table:table-row table:style-name="ro1">
          <table:table-cell office:value-type="float" office:value="1.78906">
            <text:p>1.78906</text:p>
          </table:table-cell>
          <table:table-cell office:value-type="float" office:value="0.31349">
            <text:p>0.31349</text:p>
          </table:table-cell>
          <table:table-cell office:value-type="float" office:value="0.319415">
            <text:p>0.319415</text:p>
          </table:table-cell>
          <table:table-cell office:value-type="float" office:value="0.522738">
            <text:p>0.522738</text:p>
          </table:table-cell>
          <table:table-cell/>
          <table:table-cell office:value-type="float" office:value="1.78906">
            <text:p>1.78906</text:p>
          </table:table-cell>
          <table:table-cell office:value-type="float" office:value="0.714136">
            <text:p>0.714136</text:p>
          </table:table-cell>
          <table:table-cell office:value-type="float" office:value="0.779354">
            <text:p>0.779354</text:p>
          </table:table-cell>
          <table:table-cell office:value-type="float" office:value="0.783294">
            <text:p>0.783294</text:p>
          </table:table-cell>
          <table:table-cell/>
          <table:table-cell office:value-type="float" office:value="1.78906">
            <text:p>1.78906</text:p>
          </table:table-cell>
          <table:table-cell office:value-type="float" office:value="0.567275">
            <text:p>0.567275</text:p>
          </table:table-cell>
          <table:table-cell office:value-type="float" office:value="0.523624">
            <text:p>0.523624</text:p>
          </table:table-cell>
          <table:table-cell office:value-type="float" office:value="0.43011">
            <text:p>0.43011</text:p>
          </table:table-cell>
          <table:table-cell/>
          <table:table-cell table:formula="of:=[.K118]" office:value-type="float" office:value="1.78906">
            <text:p>1.78906</text:p>
          </table:table-cell>
          <table:table-cell table:formula="of:=0.5*([.G118]^2+[.L118]^2)" office:value-type="float" office:value="0.4158955760605">
            <text:p>0.4158955760605</text:p>
          </table:table-cell>
          <table:table-cell table:formula="of:=0.5*([.H118]^2+[.M118]^2)" office:value-type="float" office:value="0.440787375346">
            <text:p>0.440787375346</text:p>
          </table:table-cell>
          <table:table-cell table:formula="of:=0.5*([.I118]^2+[.N118]^2)" office:value-type="float" office:value="0.399272051268">
            <text:p>0.399272051268</text:p>
          </table:table-cell>
        </table:table-row>
        <table:table-row table:style-name="ro1">
          <table:table-cell office:value-type="float" office:value="1.80469">
            <text:p>1.80469</text:p>
          </table:table-cell>
          <table:table-cell office:value-type="float" office:value="0.319947">
            <text:p>0.319947</text:p>
          </table:table-cell>
          <table:table-cell office:value-type="float" office:value="0.327677">
            <text:p>0.327677</text:p>
          </table:table-cell>
          <table:table-cell office:value-type="float" office:value="0.525047">
            <text:p>0.525047</text:p>
          </table:table-cell>
          <table:table-cell/>
          <table:table-cell office:value-type="float" office:value="1.80469">
            <text:p>1.80469</text:p>
          </table:table-cell>
          <table:table-cell office:value-type="float" office:value="0.712397">
            <text:p>0.712397</text:p>
          </table:table-cell>
          <table:table-cell office:value-type="float" office:value="0.775768">
            <text:p>0.775768</text:p>
          </table:table-cell>
          <table:table-cell office:value-type="float" office:value="0.77734">
            <text:p>0.77734</text:p>
          </table:table-cell>
          <table:table-cell/>
          <table:table-cell office:value-type="float" office:value="1.80469">
            <text:p>1.80469</text:p>
          </table:table-cell>
          <table:table-cell office:value-type="float" office:value="0.565295">
            <text:p>0.565295</text:p>
          </table:table-cell>
          <table:table-cell office:value-type="float" office:value="0.522101">
            <text:p>0.522101</text:p>
          </table:table-cell>
          <table:table-cell office:value-type="float" office:value="0.424271">
            <text:p>0.424271</text:p>
          </table:table-cell>
          <table:table-cell/>
          <table:table-cell table:formula="of:=[.K119]" office:value-type="float" office:value="1.80469">
            <text:p>1.80469</text:p>
          </table:table-cell>
          <table:table-cell table:formula="of:=0.5*([.G119]^2+[.L119]^2)" office:value-type="float" office:value="0.413533961317">
            <text:p>0.413533961317</text:p>
          </table:table-cell>
          <table:table-cell table:formula="of:=0.5*([.H119]^2+[.M119]^2)" office:value-type="float" office:value="0.4372027220125">
            <text:p>0.4372027220125</text:p>
          </table:table-cell>
          <table:table-cell table:formula="of:=0.5*([.I119]^2+[.N119]^2)" office:value-type="float" office:value="0.3921316785205">
            <text:p>0.3921316785205</text:p>
          </table:table-cell>
        </table:table-row>
        <table:table-row table:style-name="ro1">
          <table:table-cell office:value-type="float" office:value="1.82031">
            <text:p>1.82031</text:p>
          </table:table-cell>
          <table:table-cell office:value-type="float" office:value="0.326232">
            <text:p>0.326232</text:p>
          </table:table-cell>
          <table:table-cell office:value-type="float" office:value="0.335055">
            <text:p>0.335055</text:p>
          </table:table-cell>
          <table:table-cell office:value-type="float" office:value="0.529015">
            <text:p>0.529015</text:p>
          </table:table-cell>
          <table:table-cell/>
          <table:table-cell office:value-type="float" office:value="1.82031">
            <text:p>1.82031</text:p>
          </table:table-cell>
          <table:table-cell office:value-type="float" office:value="0.710598">
            <text:p>0.710598</text:p>
          </table:table-cell>
          <table:table-cell office:value-type="float" office:value="0.772337">
            <text:p>0.772337</text:p>
          </table:table-cell>
          <table:table-cell office:value-type="float" office:value="0.773427">
            <text:p>0.773427</text:p>
          </table:table-cell>
          <table:table-cell/>
          <table:table-cell office:value-type="float" office:value="1.82031">
            <text:p>1.82031</text:p>
          </table:table-cell>
          <table:table-cell office:value-type="float" office:value="0.565646">
            <text:p>0.565646</text:p>
          </table:table-cell>
          <table:table-cell office:value-type="float" office:value="0.519517">
            <text:p>0.519517</text:p>
          </table:table-cell>
          <table:table-cell office:value-type="float" office:value="0.423085">
            <text:p>0.423085</text:p>
          </table:table-cell>
          <table:table-cell/>
          <table:table-cell table:formula="of:=[.K120]" office:value-type="float" office:value="1.82031">
            <text:p>1.82031</text:p>
          </table:table-cell>
          <table:table-cell table:formula="of:=0.5*([.G120]^2+[.L120]^2)" office:value-type="float" office:value="0.41245245746">
            <text:p>0.41245245746</text:p>
          </table:table-cell>
          <table:table-cell table:formula="of:=0.5*([.H120]^2+[.M120]^2)" office:value-type="float" office:value="0.433201177429">
            <text:p>0.433201177429</text:p>
          </table:table-cell>
          <table:table-cell table:formula="of:=0.5*([.I120]^2+[.N120]^2)" office:value-type="float" office:value="0.388595120777">
            <text:p>0.388595120777</text:p>
          </table:table-cell>
        </table:table-row>
        <table:table-row table:style-name="ro1">
          <table:table-cell office:value-type="float" office:value="1.83594">
            <text:p>1.83594</text:p>
          </table:table-cell>
          <table:table-cell office:value-type="float" office:value="0.335827">
            <text:p>0.335827</text:p>
          </table:table-cell>
          <table:table-cell office:value-type="float" office:value="0.339013">
            <text:p>0.339013</text:p>
          </table:table-cell>
          <table:table-cell office:value-type="float" office:value="0.534562">
            <text:p>0.534562</text:p>
          </table:table-cell>
          <table:table-cell/>
          <table:table-cell office:value-type="float" office:value="1.83594">
            <text:p>1.83594</text:p>
          </table:table-cell>
          <table:table-cell office:value-type="float" office:value="0.70982">
            <text:p>0.70982</text:p>
          </table:table-cell>
          <table:table-cell office:value-type="float" office:value="0.769524">
            <text:p>0.769524</text:p>
          </table:table-cell>
          <table:table-cell office:value-type="float" office:value="0.773172">
            <text:p>0.773172</text:p>
          </table:table-cell>
          <table:table-cell/>
          <table:table-cell office:value-type="float" office:value="1.83594">
            <text:p>1.83594</text:p>
          </table:table-cell>
          <table:table-cell office:value-type="float" office:value="0.564237">
            <text:p>0.564237</text:p>
          </table:table-cell>
          <table:table-cell office:value-type="float" office:value="0.51483">
            <text:p>0.51483</text:p>
          </table:table-cell>
          <table:table-cell office:value-type="float" office:value="0.424047">
            <text:p>0.424047</text:p>
          </table:table-cell>
          <table:table-cell/>
          <table:table-cell table:formula="of:=[.K121]" office:value-type="float" office:value="1.83594">
            <text:p>1.83594</text:p>
          </table:table-cell>
          <table:table-cell table:formula="of:=0.5*([.G121]^2+[.L121]^2)" office:value-type="float" office:value="0.4111039122845">
            <text:p>0.4111039122845</text:p>
          </table:table-cell>
          <table:table-cell table:formula="of:=0.5*([.H121]^2+[.M121]^2)" office:value-type="float" office:value="0.428608557738">
            <text:p>0.428608557738</text:p>
          </table:table-cell>
          <table:table-cell table:formula="of:=0.5*([.I121]^2+[.N121]^2)" office:value-type="float" office:value="0.3888053998965">
            <text:p>0.3888053998965</text:p>
          </table:table-cell>
        </table:table-row>
        <table:table-row table:style-name="ro1">
          <table:table-cell office:value-type="float" office:value="1.85156">
            <text:p>1.85156</text:p>
          </table:table-cell>
          <table:table-cell office:value-type="float" office:value="0.345367">
            <text:p>0.345367</text:p>
          </table:table-cell>
          <table:table-cell office:value-type="float" office:value="0.342355">
            <text:p>0.342355</text:p>
          </table:table-cell>
          <table:table-cell office:value-type="float" office:value="0.54065">
            <text:p>0.54065</text:p>
          </table:table-cell>
          <table:table-cell/>
          <table:table-cell office:value-type="float" office:value="1.85156">
            <text:p>1.85156</text:p>
          </table:table-cell>
          <table:table-cell office:value-type="float" office:value="0.709709">
            <text:p>0.709709</text:p>
          </table:table-cell>
          <table:table-cell office:value-type="float" office:value="0.770296">
            <text:p>0.770296</text:p>
          </table:table-cell>
          <table:table-cell office:value-type="float" office:value="0.77381">
            <text:p>0.77381</text:p>
          </table:table-cell>
          <table:table-cell/>
          <table:table-cell office:value-type="float" office:value="1.85156">
            <text:p>1.85156</text:p>
          </table:table-cell>
          <table:table-cell office:value-type="float" office:value="0.55946">
            <text:p>0.55946</text:p>
          </table:table-cell>
          <table:table-cell office:value-type="float" office:value="0.512421">
            <text:p>0.512421</text:p>
          </table:table-cell>
          <table:table-cell office:value-type="float" office:value="0.422669">
            <text:p>0.422669</text:p>
          </table:table-cell>
          <table:table-cell/>
          <table:table-cell table:formula="of:=[.K122]" office:value-type="float" office:value="1.85156">
            <text:p>1.85156</text:p>
          </table:table-cell>
          <table:table-cell table:formula="of:=0.5*([.G122]^2+[.L122]^2)" office:value-type="float" office:value="0.4083411781405">
            <text:p>0.4083411781405</text:p>
          </table:table-cell>
          <table:table-cell table:formula="of:=0.5*([.H122]^2+[.M122]^2)" office:value-type="float" office:value="0.4279656044285">
            <text:p>0.4279656044285</text:p>
          </table:table-cell>
          <table:table-cell table:formula="of:=0.5*([.I122]^2+[.N122]^2)" office:value-type="float" office:value="0.3887154998305">
            <text:p>0.3887154998305</text:p>
          </table:table-cell>
        </table:table-row>
        <table:table-row table:style-name="ro1">
          <table:table-cell office:value-type="float" office:value="1.86719">
            <text:p>1.86719</text:p>
          </table:table-cell>
          <table:table-cell office:value-type="float" office:value="0.352575">
            <text:p>0.352575</text:p>
          </table:table-cell>
          <table:table-cell office:value-type="float" office:value="0.346975">
            <text:p>0.346975</text:p>
          </table:table-cell>
          <table:table-cell office:value-type="float" office:value="0.546032">
            <text:p>0.546032</text:p>
          </table:table-cell>
          <table:table-cell/>
          <table:table-cell office:value-type="float" office:value="1.86719">
            <text:p>1.86719</text:p>
          </table:table-cell>
          <table:table-cell office:value-type="float" office:value="0.707893">
            <text:p>0.707893</text:p>
          </table:table-cell>
          <table:table-cell office:value-type="float" office:value="0.772621">
            <text:p>0.772621</text:p>
          </table:table-cell>
          <table:table-cell office:value-type="float" office:value="0.775258">
            <text:p>0.775258</text:p>
          </table:table-cell>
          <table:table-cell/>
          <table:table-cell office:value-type="float" office:value="1.86719">
            <text:p>1.86719</text:p>
          </table:table-cell>
          <table:table-cell office:value-type="float" office:value="0.55403">
            <text:p>0.55403</text:p>
          </table:table-cell>
          <table:table-cell office:value-type="float" office:value="0.510745">
            <text:p>0.510745</text:p>
          </table:table-cell>
          <table:table-cell office:value-type="float" office:value="0.420089">
            <text:p>0.420089</text:p>
          </table:table-cell>
          <table:table-cell/>
          <table:table-cell table:formula="of:=[.K123]" office:value-type="float" office:value="1.86719">
            <text:p>1.86719</text:p>
          </table:table-cell>
          <table:table-cell table:formula="of:=0.5*([.G123]^2+[.L123]^2)" office:value-type="float" office:value="0.4040308701745">
            <text:p>0.4040308701745</text:p>
          </table:table-cell>
          <table:table-cell table:formula="of:=0.5*([.H123]^2+[.M123]^2)" office:value-type="float" office:value="0.428901832333">
            <text:p>0.428901832333</text:p>
          </table:table-cell>
          <table:table-cell table:formula="of:=0.5*([.I123]^2+[.N123]^2)" office:value-type="float" office:value="0.3887498672425">
            <text:p>0.3887498672425</text:p>
          </table:table-cell>
        </table:table-row>
        <table:table-row table:style-name="ro1">
          <table:table-cell office:value-type="float" office:value="1.88281">
            <text:p>1.88281</text:p>
          </table:table-cell>
          <table:table-cell office:value-type="float" office:value="0.36149">
            <text:p>0.36149</text:p>
          </table:table-cell>
          <table:table-cell office:value-type="float" office:value="0.352037">
            <text:p>0.352037</text:p>
          </table:table-cell>
          <table:table-cell office:value-type="float" office:value="0.55047">
            <text:p>0.55047</text:p>
          </table:table-cell>
          <table:table-cell/>
          <table:table-cell office:value-type="float" office:value="1.88281">
            <text:p>1.88281</text:p>
          </table:table-cell>
          <table:table-cell office:value-type="float" office:value="0.705299">
            <text:p>0.705299</text:p>
          </table:table-cell>
          <table:table-cell office:value-type="float" office:value="0.771613">
            <text:p>0.771613</text:p>
          </table:table-cell>
          <table:table-cell office:value-type="float" office:value="0.776219">
            <text:p>0.776219</text:p>
          </table:table-cell>
          <table:table-cell/>
          <table:table-cell office:value-type="float" office:value="1.88281">
            <text:p>1.88281</text:p>
          </table:table-cell>
          <table:table-cell office:value-type="float" office:value="0.551888">
            <text:p>0.551888</text:p>
          </table:table-cell>
          <table:table-cell office:value-type="float" office:value="0.505455">
            <text:p>0.505455</text:p>
          </table:table-cell>
          <table:table-cell office:value-type="float" office:value="0.417065">
            <text:p>0.417065</text:p>
          </table:table-cell>
          <table:table-cell/>
          <table:table-cell table:formula="of:=[.K124]" office:value-type="float" office:value="1.88281">
            <text:p>1.88281</text:p>
          </table:table-cell>
          <table:table-cell table:formula="of:=0.5*([.G124]^2+[.L124]^2)" office:value-type="float" office:value="0.4010135219725">
            <text:p>0.4010135219725</text:p>
          </table:table-cell>
          <table:table-cell table:formula="of:=0.5*([.H124]^2+[.M124]^2)" office:value-type="float" office:value="0.425435689397">
            <text:p>0.425435689397</text:p>
          </table:table-cell>
          <table:table-cell table:formula="of:=0.5*([.I124]^2+[.N124]^2)" office:value-type="float" office:value="0.388229575093">
            <text:p>0.388229575093</text:p>
          </table:table-cell>
        </table:table-row>
        <table:table-row table:style-name="ro1">
          <table:table-cell office:value-type="float" office:value="1.89844">
            <text:p>1.89844</text:p>
          </table:table-cell>
          <table:table-cell office:value-type="float" office:value="0.37236">
            <text:p>0.37236</text:p>
          </table:table-cell>
          <table:table-cell office:value-type="float" office:value="0.359093">
            <text:p>0.359093</text:p>
          </table:table-cell>
          <table:table-cell office:value-type="float" office:value="0.552885">
            <text:p>0.552885</text:p>
          </table:table-cell>
          <table:table-cell/>
          <table:table-cell office:value-type="float" office:value="1.89844">
            <text:p>1.89844</text:p>
          </table:table-cell>
          <table:table-cell office:value-type="float" office:value="0.704105">
            <text:p>0.704105</text:p>
          </table:table-cell>
          <table:table-cell office:value-type="float" office:value="0.767153">
            <text:p>0.767153</text:p>
          </table:table-cell>
          <table:table-cell office:value-type="float" office:value="0.773839">
            <text:p>0.773839</text:p>
          </table:table-cell>
          <table:table-cell/>
          <table:table-cell office:value-type="float" office:value="1.89844">
            <text:p>1.89844</text:p>
          </table:table-cell>
          <table:table-cell office:value-type="float" office:value="0.550621">
            <text:p>0.550621</text:p>
          </table:table-cell>
          <table:table-cell office:value-type="float" office:value="0.500284">
            <text:p>0.500284</text:p>
          </table:table-cell>
          <table:table-cell office:value-type="float" office:value="0.414692">
            <text:p>0.414692</text:p>
          </table:table-cell>
          <table:table-cell/>
          <table:table-cell table:formula="of:=[.K125]" office:value-type="float" office:value="1.89844">
            <text:p>1.89844</text:p>
          </table:table-cell>
          <table:table-cell table:formula="of:=0.5*([.G125]^2+[.L125]^2)" office:value-type="float" office:value="0.399473668333">
            <text:p>0.399473668333</text:p>
          </table:table-cell>
          <table:table-cell table:formula="of:=0.5*([.H125]^2+[.M125]^2)" office:value-type="float" office:value="0.4194039030325">
            <text:p>0.4194039030325</text:p>
          </table:table-cell>
          <table:table-cell table:formula="of:=0.5*([.I125]^2+[.N125]^2)" office:value-type="float" office:value="0.3853981263925">
            <text:p>0.3853981263925</text:p>
          </table:table-cell>
        </table:table-row>
        <table:table-row table:style-name="ro1">
          <table:table-cell office:value-type="float" office:value="1.91406">
            <text:p>1.91406</text:p>
          </table:table-cell>
          <table:table-cell office:value-type="float" office:value="0.380313">
            <text:p>0.380313</text:p>
          </table:table-cell>
          <table:table-cell office:value-type="float" office:value="0.366452">
            <text:p>0.366452</text:p>
          </table:table-cell>
          <table:table-cell office:value-type="float" office:value="0.553317">
            <text:p>0.553317</text:p>
          </table:table-cell>
          <table:table-cell/>
          <table:table-cell office:value-type="float" office:value="1.91406">
            <text:p>1.91406</text:p>
          </table:table-cell>
          <table:table-cell office:value-type="float" office:value="0.704186">
            <text:p>0.704186</text:p>
          </table:table-cell>
          <table:table-cell office:value-type="float" office:value="0.762924">
            <text:p>0.762924</text:p>
          </table:table-cell>
          <table:table-cell office:value-type="float" office:value="0.76903">
            <text:p>0.76903</text:p>
          </table:table-cell>
          <table:table-cell/>
          <table:table-cell office:value-type="float" office:value="1.91406">
            <text:p>1.91406</text:p>
          </table:table-cell>
          <table:table-cell office:value-type="float" office:value="0.546046">
            <text:p>0.546046</text:p>
          </table:table-cell>
          <table:table-cell office:value-type="float" office:value="0.497678">
            <text:p>0.497678</text:p>
          </table:table-cell>
          <table:table-cell office:value-type="float" office:value="0.412544">
            <text:p>0.412544</text:p>
          </table:table-cell>
          <table:table-cell/>
          <table:table-cell table:formula="of:=[.K126]" office:value-type="float" office:value="1.91406">
            <text:p>1.91406</text:p>
          </table:table-cell>
          <table:table-cell table:formula="of:=0.5*([.G126]^2+[.L126]^2)" office:value-type="float" office:value="0.397022078356">
            <text:p>0.397022078356</text:p>
          </table:table-cell>
          <table:table-cell table:formula="of:=0.5*([.H126]^2+[.M126]^2)" office:value-type="float" office:value="0.41486821073">
            <text:p>0.41486821073</text:p>
          </table:table-cell>
          <table:table-cell table:formula="of:=0.5*([.I126]^2+[.N126]^2)" office:value-type="float" office:value="0.380799846418">
            <text:p>0.380799846418</text:p>
          </table:table-cell>
        </table:table-row>
        <table:table-row table:style-name="ro1">
          <table:table-cell office:value-type="float" office:value="1.92969">
            <text:p>1.92969</text:p>
          </table:table-cell>
          <table:table-cell office:value-type="float" office:value="0.384895">
            <text:p>0.384895</text:p>
          </table:table-cell>
          <table:table-cell office:value-type="float" office:value="0.370903">
            <text:p>0.370903</text:p>
          </table:table-cell>
          <table:table-cell office:value-type="float" office:value="0.55496">
            <text:p>0.55496</text:p>
          </table:table-cell>
          <table:table-cell/>
          <table:table-cell office:value-type="float" office:value="1.92969">
            <text:p>1.92969</text:p>
          </table:table-cell>
          <table:table-cell office:value-type="float" office:value="0.706062">
            <text:p>0.706062</text:p>
          </table:table-cell>
          <table:table-cell office:value-type="float" office:value="0.759521">
            <text:p>0.759521</text:p>
          </table:table-cell>
          <table:table-cell office:value-type="float" office:value="0.764275">
            <text:p>0.764275</text:p>
          </table:table-cell>
          <table:table-cell/>
          <table:table-cell office:value-type="float" office:value="1.92969">
            <text:p>1.92969</text:p>
          </table:table-cell>
          <table:table-cell office:value-type="float" office:value="0.539875">
            <text:p>0.539875</text:p>
          </table:table-cell>
          <table:table-cell office:value-type="float" office:value="0.49342">
            <text:p>0.49342</text:p>
          </table:table-cell>
          <table:table-cell office:value-type="float" office:value="0.407689">
            <text:p>0.407689</text:p>
          </table:table-cell>
          <table:table-cell/>
          <table:table-cell table:formula="of:=[.K127]" office:value-type="float" office:value="1.92969">
            <text:p>1.92969</text:p>
          </table:table-cell>
          <table:table-cell table:formula="of:=0.5*([.G127]^2+[.L127]^2)" office:value-type="float" office:value="0.3949942817345">
            <text:p>0.3949942817345</text:p>
          </table:table-cell>
          <table:table-cell table:formula="of:=0.5*([.H127]^2+[.M127]^2)" office:value-type="float" office:value="0.4101677229205">
            <text:p>0.4101677229205</text:p>
          </table:table-cell>
          <table:table-cell table:formula="of:=0.5*([.I127]^2+[.N127]^2)" office:value-type="float" office:value="0.375163298173">
            <text:p>0.375163298173</text:p>
          </table:table-cell>
        </table:table-row>
        <table:table-row table:style-name="ro1">
          <table:table-cell office:value-type="float" office:value="1.94531">
            <text:p>1.94531</text:p>
          </table:table-cell>
          <table:table-cell office:value-type="float" office:value="0.390927">
            <text:p>0.390927</text:p>
          </table:table-cell>
          <table:table-cell office:value-type="float" office:value="0.37581">
            <text:p>0.37581</text:p>
          </table:table-cell>
          <table:table-cell office:value-type="float" office:value="0.559592">
            <text:p>0.559592</text:p>
          </table:table-cell>
          <table:table-cell/>
          <table:table-cell office:value-type="float" office:value="1.94531">
            <text:p>1.94531</text:p>
          </table:table-cell>
          <table:table-cell office:value-type="float" office:value="0.708145">
            <text:p>0.708145</text:p>
          </table:table-cell>
          <table:table-cell office:value-type="float" office:value="0.756456">
            <text:p>0.756456</text:p>
          </table:table-cell>
          <table:table-cell office:value-type="float" office:value="0.761077">
            <text:p>0.761077</text:p>
          </table:table-cell>
          <table:table-cell/>
          <table:table-cell office:value-type="float" office:value="1.94531">
            <text:p>1.94531</text:p>
          </table:table-cell>
          <table:table-cell office:value-type="float" office:value="0.535523">
            <text:p>0.535523</text:p>
          </table:table-cell>
          <table:table-cell office:value-type="float" office:value="0.487533">
            <text:p>0.487533</text:p>
          </table:table-cell>
          <table:table-cell office:value-type="float" office:value="0.402964">
            <text:p>0.402964</text:p>
          </table:table-cell>
          <table:table-cell/>
          <table:table-cell table:formula="of:=[.K128]" office:value-type="float" office:value="1.94531">
            <text:p>1.94531</text:p>
          </table:table-cell>
          <table:table-cell table:formula="of:=0.5*([.G128]^2+[.L128]^2)" office:value-type="float" office:value="0.394127112277">
            <text:p>0.394127112277</text:p>
          </table:table-cell>
          <table:table-cell table:formula="of:=0.5*([.H128]^2+[.M128]^2)" office:value-type="float" office:value="0.4049570530125">
            <text:p>0.4049570530125</text:p>
          </table:table-cell>
          <table:table-cell table:formula="of:=0.5*([.I128]^2+[.N128]^2)" office:value-type="float" office:value="0.3708090926125">
            <text:p>0.3708090926125</text:p>
          </table:table-cell>
        </table:table-row>
        <table:table-row table:style-name="ro1">
          <table:table-cell office:value-type="float" office:value="1.96094">
            <text:p>1.96094</text:p>
          </table:table-cell>
          <table:table-cell office:value-type="float" office:value="0.400545">
            <text:p>0.400545</text:p>
          </table:table-cell>
          <table:table-cell office:value-type="float" office:value="0.383865">
            <text:p>0.383865</text:p>
          </table:table-cell>
          <table:table-cell office:value-type="float" office:value="0.566055">
            <text:p>0.566055</text:p>
          </table:table-cell>
          <table:table-cell/>
          <table:table-cell office:value-type="float" office:value="1.96094">
            <text:p>1.96094</text:p>
          </table:table-cell>
          <table:table-cell office:value-type="float" office:value="0.707754">
            <text:p>0.707754</text:p>
          </table:table-cell>
          <table:table-cell office:value-type="float" office:value="0.75455">
            <text:p>0.75455</text:p>
          </table:table-cell>
          <table:table-cell office:value-type="float" office:value="0.759931">
            <text:p>0.759931</text:p>
          </table:table-cell>
          <table:table-cell/>
          <table:table-cell office:value-type="float" office:value="1.96094">
            <text:p>1.96094</text:p>
          </table:table-cell>
          <table:table-cell office:value-type="float" office:value="0.530029">
            <text:p>0.530029</text:p>
          </table:table-cell>
          <table:table-cell office:value-type="float" office:value="0.483949">
            <text:p>0.483949</text:p>
          </table:table-cell>
          <table:table-cell office:value-type="float" office:value="0.402335">
            <text:p>0.402335</text:p>
          </table:table-cell>
          <table:table-cell/>
          <table:table-cell table:formula="of:=[.K129]" office:value-type="float" office:value="1.96094">
            <text:p>1.96094</text:p>
          </table:table-cell>
          <table:table-cell table:formula="of:=0.5*([.G129]^2+[.L129]^2)" office:value-type="float" office:value="0.3909232326785">
            <text:p>0.3909232326785</text:p>
          </table:table-cell>
          <table:table-cell table:formula="of:=0.5*([.H129]^2+[.M129]^2)" office:value-type="float" office:value="0.4017761685505">
            <text:p>0.4017761685505</text:p>
          </table:table-cell>
          <table:table-cell table:formula="of:=0.5*([.I129]^2+[.N129]^2)" office:value-type="float" office:value="0.369684288493">
            <text:p>0.369684288493</text:p>
          </table:table-cell>
        </table:table-row>
        <table:table-row table:style-name="ro1">
          <table:table-cell office:value-type="float" office:value="1.97656">
            <text:p>1.97656</text:p>
          </table:table-cell>
          <table:table-cell office:value-type="float" office:value="0.409607">
            <text:p>0.409607</text:p>
          </table:table-cell>
          <table:table-cell office:value-type="float" office:value="0.39175">
            <text:p>0.39175</text:p>
          </table:table-cell>
          <table:table-cell office:value-type="float" office:value="0.571007">
            <text:p>0.571007</text:p>
          </table:table-cell>
          <table:table-cell/>
          <table:table-cell office:value-type="float" office:value="1.97656">
            <text:p>1.97656</text:p>
          </table:table-cell>
          <table:table-cell office:value-type="float" office:value="0.706234">
            <text:p>0.706234</text:p>
          </table:table-cell>
          <table:table-cell office:value-type="float" office:value="0.752598">
            <text:p>0.752598</text:p>
          </table:table-cell>
          <table:table-cell office:value-type="float" office:value="0.757793">
            <text:p>0.757793</text:p>
          </table:table-cell>
          <table:table-cell/>
          <table:table-cell office:value-type="float" office:value="1.97656">
            <text:p>1.97656</text:p>
          </table:table-cell>
          <table:table-cell office:value-type="float" office:value="0.524846">
            <text:p>0.524846</text:p>
          </table:table-cell>
          <table:table-cell office:value-type="float" office:value="0.484278">
            <text:p>0.484278</text:p>
          </table:table-cell>
          <table:table-cell office:value-type="float" office:value="0.401327">
            <text:p>0.401327</text:p>
          </table:table-cell>
          <table:table-cell/>
          <table:table-cell table:formula="of:=[.K130]" office:value-type="float" office:value="1.97656">
            <text:p>1.97656</text:p>
          </table:table-cell>
          <table:table-cell table:formula="of:=0.5*([.G130]^2+[.L130]^2)" office:value-type="float" office:value="0.387114893236">
            <text:p>0.387114893236</text:p>
          </table:table-cell>
          <table:table-cell table:formula="of:=0.5*([.H130]^2+[.M130]^2)" office:value-type="float" office:value="0.400464465444">
            <text:p>0.400464465444</text:p>
          </table:table-cell>
          <table:table-cell table:formula="of:=0.5*([.I130]^2+[.N130]^2)" office:value-type="float" office:value="0.367656795889">
            <text:p>0.367656795889</text:p>
          </table:table-cell>
        </table:table-row>
        <table:table-row table:style-name="ro1">
          <table:table-cell office:value-type="float" office:value="1.99219">
            <text:p>1.99219</text:p>
          </table:table-cell>
          <table:table-cell office:value-type="float" office:value="0.415192">
            <text:p>0.415192</text:p>
          </table:table-cell>
          <table:table-cell office:value-type="float" office:value="0.398905">
            <text:p>0.398905</text:p>
          </table:table-cell>
          <table:table-cell office:value-type="float" office:value="0.57363">
            <text:p>0.57363</text:p>
          </table:table-cell>
          <table:table-cell/>
          <table:table-cell office:value-type="float" office:value="1.99219">
            <text:p>1.99219</text:p>
          </table:table-cell>
          <table:table-cell office:value-type="float" office:value="0.705384">
            <text:p>0.705384</text:p>
          </table:table-cell>
          <table:table-cell office:value-type="float" office:value="0.747337">
            <text:p>0.747337</text:p>
          </table:table-cell>
          <table:table-cell office:value-type="float" office:value="0.752669">
            <text:p>0.752669</text:p>
          </table:table-cell>
          <table:table-cell/>
          <table:table-cell office:value-type="float" office:value="1.99219">
            <text:p>1.99219</text:p>
          </table:table-cell>
          <table:table-cell office:value-type="float" office:value="0.522472">
            <text:p>0.522472</text:p>
          </table:table-cell>
          <table:table-cell office:value-type="float" office:value="0.484043">
            <text:p>0.484043</text:p>
          </table:table-cell>
          <table:table-cell office:value-type="float" office:value="0.401029">
            <text:p>0.401029</text:p>
          </table:table-cell>
          <table:table-cell/>
          <table:table-cell table:formula="of:=[.K131]" office:value-type="float" office:value="1.99219">
            <text:p>1.99219</text:p>
          </table:table-cell>
          <table:table-cell table:formula="of:=0.5*([.G131]^2+[.L131]^2)" office:value-type="float" office:value="0.38527178912">
            <text:p>0.38527178912</text:p>
          </table:table-cell>
          <table:table-cell table:formula="of:=0.5*([.H131]^2+[.M131]^2)" office:value-type="float" office:value="0.396405108709">
            <text:p>0.396405108709</text:p>
          </table:table-cell>
          <table:table-cell table:formula="of:=0.5*([.I131]^2+[.N131]^2)" office:value-type="float" office:value="0.363667441201">
            <text:p>0.363667441201</text:p>
          </table:table-cell>
        </table:table-row>
        <table:table-row table:style-name="ro1">
          <table:table-cell office:value-type="float" office:value="2.00781">
            <text:p>2.00781</text:p>
          </table:table-cell>
          <table:table-cell office:value-type="float" office:value="0.420628">
            <text:p>0.420628</text:p>
          </table:table-cell>
          <table:table-cell office:value-type="float" office:value="0.403942">
            <text:p>0.403942</text:p>
          </table:table-cell>
          <table:table-cell office:value-type="float" office:value="0.577235">
            <text:p>0.577235</text:p>
          </table:table-cell>
          <table:table-cell/>
          <table:table-cell office:value-type="float" office:value="2.00781">
            <text:p>2.00781</text:p>
          </table:table-cell>
          <table:table-cell office:value-type="float" office:value="0.704991">
            <text:p>0.704991</text:p>
          </table:table-cell>
          <table:table-cell office:value-type="float" office:value="0.743514">
            <text:p>0.743514</text:p>
          </table:table-cell>
          <table:table-cell office:value-type="float" office:value="0.747386">
            <text:p>0.747386</text:p>
          </table:table-cell>
          <table:table-cell/>
          <table:table-cell office:value-type="float" office:value="2.00781">
            <text:p>2.00781</text:p>
          </table:table-cell>
          <table:table-cell office:value-type="float" office:value="0.519729">
            <text:p>0.519729</text:p>
          </table:table-cell>
          <table:table-cell office:value-type="float" office:value="0.482245">
            <text:p>0.482245</text:p>
          </table:table-cell>
          <table:table-cell office:value-type="float" office:value="0.400165">
            <text:p>0.400165</text:p>
          </table:table-cell>
          <table:table-cell/>
          <table:table-cell table:formula="of:=[.K132]" office:value-type="float" office:value="2.00781">
            <text:p>2.00781</text:p>
          </table:table-cell>
          <table:table-cell table:formula="of:=0.5*([.G132]^2+[.L132]^2)" office:value-type="float" office:value="0.383565271761">
            <text:p>0.383565271761</text:p>
          </table:table-cell>
          <table:table-cell table:formula="of:=0.5*([.H132]^2+[.M132]^2)" office:value-type="float" office:value="0.3926866541105">
            <text:p>0.3926866541105</text:p>
          </table:table-cell>
          <table:table-cell table:formula="of:=0.5*([.I132]^2+[.N132]^2)" office:value-type="float" office:value="0.3593589301105">
            <text:p>0.3593589301105</text:p>
          </table:table-cell>
        </table:table-row>
        <table:table-row table:style-name="ro1">
          <table:table-cell office:value-type="float" office:value="2.02344">
            <text:p>2.02344</text:p>
          </table:table-cell>
          <table:table-cell office:value-type="float" office:value="0.42879">
            <text:p>0.42879</text:p>
          </table:table-cell>
          <table:table-cell office:value-type="float" office:value="0.406085">
            <text:p>0.406085</text:p>
          </table:table-cell>
          <table:table-cell office:value-type="float" office:value="0.58309">
            <text:p>0.58309</text:p>
          </table:table-cell>
          <table:table-cell/>
          <table:table-cell office:value-type="float" office:value="2.02344">
            <text:p>2.02344</text:p>
          </table:table-cell>
          <table:table-cell office:value-type="float" office:value="0.703773">
            <text:p>0.703773</text:p>
          </table:table-cell>
          <table:table-cell office:value-type="float" office:value="0.743896">
            <text:p>0.743896</text:p>
          </table:table-cell>
          <table:table-cell office:value-type="float" office:value="0.745823">
            <text:p>0.745823</text:p>
          </table:table-cell>
          <table:table-cell/>
          <table:table-cell office:value-type="float" office:value="2.02344">
            <text:p>2.02344</text:p>
          </table:table-cell>
          <table:table-cell office:value-type="float" office:value="0.513497">
            <text:p>0.513497</text:p>
          </table:table-cell>
          <table:table-cell office:value-type="float" office:value="0.481773">
            <text:p>0.481773</text:p>
          </table:table-cell>
          <table:table-cell office:value-type="float" office:value="0.397229">
            <text:p>0.397229</text:p>
          </table:table-cell>
          <table:table-cell/>
          <table:table-cell table:formula="of:=[.K133]" office:value-type="float" office:value="2.02344">
            <text:p>2.02344</text:p>
          </table:table-cell>
          <table:table-cell table:formula="of:=0.5*([.G133]^2+[.L133]^2)" office:value-type="float" office:value="0.379487802269">
            <text:p>0.379487802269</text:p>
          </table:table-cell>
          <table:table-cell table:formula="of:=0.5*([.H133]^2+[.M133]^2)" office:value-type="float" office:value="0.3927432411725">
            <text:p>0.3927432411725</text:p>
          </table:table-cell>
          <table:table-cell table:formula="of:=0.5*([.I133]^2+[.N133]^2)" office:value-type="float" office:value="0.357021412885">
            <text:p>0.357021412885</text:p>
          </table:table-cell>
        </table:table-row>
        <table:table-row table:style-name="ro1">
          <table:table-cell office:value-type="float" office:value="2.03906">
            <text:p>2.03906</text:p>
          </table:table-cell>
          <table:table-cell office:value-type="float" office:value="0.43596">
            <text:p>0.43596</text:p>
          </table:table-cell>
          <table:table-cell office:value-type="float" office:value="0.40914">
            <text:p>0.40914</text:p>
          </table:table-cell>
          <table:table-cell office:value-type="float" office:value="0.588615">
            <text:p>0.588615</text:p>
          </table:table-cell>
          <table:table-cell/>
          <table:table-cell office:value-type="float" office:value="2.03906">
            <text:p>2.03906</text:p>
          </table:table-cell>
          <table:table-cell office:value-type="float" office:value="0.701361">
            <text:p>0.701361</text:p>
          </table:table-cell>
          <table:table-cell office:value-type="float" office:value="0.745338">
            <text:p>0.745338</text:p>
          </table:table-cell>
          <table:table-cell office:value-type="float" office:value="0.74646">
            <text:p>0.74646</text:p>
          </table:table-cell>
          <table:table-cell/>
          <table:table-cell office:value-type="float" office:value="2.03906">
            <text:p>2.03906</text:p>
          </table:table-cell>
          <table:table-cell office:value-type="float" office:value="0.507177">
            <text:p>0.507177</text:p>
          </table:table-cell>
          <table:table-cell office:value-type="float" office:value="0.481314">
            <text:p>0.481314</text:p>
          </table:table-cell>
          <table:table-cell office:value-type="float" office:value="0.395335">
            <text:p>0.395335</text:p>
          </table:table-cell>
          <table:table-cell/>
          <table:table-cell table:formula="of:=[.K134]" office:value-type="float" office:value="2.03906">
            <text:p>2.03906</text:p>
          </table:table-cell>
          <table:table-cell table:formula="of:=0.5*([.G134]^2+[.L134]^2)" office:value-type="float" office:value="0.374567880825">
            <text:p>0.374567880825</text:p>
          </table:table-cell>
          <table:table-cell table:formula="of:=0.5*([.H134]^2+[.M134]^2)" office:value-type="float" office:value="0.39359595042">
            <text:p>0.39359595042</text:p>
          </table:table-cell>
          <table:table-cell table:formula="of:=0.5*([.I134]^2+[.N134]^2)" office:value-type="float" office:value="0.3567461469125">
            <text:p>0.3567461469125</text:p>
          </table:table-cell>
        </table:table-row>
        <table:table-row table:style-name="ro1">
          <table:table-cell office:value-type="float" office:value="2.05469">
            <text:p>2.05469</text:p>
          </table:table-cell>
          <table:table-cell office:value-type="float" office:value="0.439597">
            <text:p>0.439597</text:p>
          </table:table-cell>
          <table:table-cell office:value-type="float" office:value="0.413257">
            <text:p>0.413257</text:p>
          </table:table-cell>
          <table:table-cell office:value-type="float" office:value="0.590865">
            <text:p>0.590865</text:p>
          </table:table-cell>
          <table:table-cell/>
          <table:table-cell office:value-type="float" office:value="2.05469">
            <text:p>2.05469</text:p>
          </table:table-cell>
          <table:table-cell office:value-type="float" office:value="0.699553">
            <text:p>0.699553</text:p>
          </table:table-cell>
          <table:table-cell office:value-type="float" office:value="0.745247">
            <text:p>0.745247</text:p>
          </table:table-cell>
          <table:table-cell office:value-type="float" office:value="0.747968">
            <text:p>0.747968</text:p>
          </table:table-cell>
          <table:table-cell/>
          <table:table-cell office:value-type="float" office:value="2.05469">
            <text:p>2.05469</text:p>
          </table:table-cell>
          <table:table-cell office:value-type="float" office:value="0.503001">
            <text:p>0.503001</text:p>
          </table:table-cell>
          <table:table-cell office:value-type="float" office:value="0.478801">
            <text:p>0.478801</text:p>
          </table:table-cell>
          <table:table-cell office:value-type="float" office:value="0.395165">
            <text:p>0.395165</text:p>
          </table:table-cell>
          <table:table-cell/>
          <table:table-cell table:formula="of:=[.K135]" office:value-type="float" office:value="2.05469">
            <text:p>2.05469</text:p>
          </table:table-cell>
          <table:table-cell table:formula="of:=0.5*([.G135]^2+[.L135]^2)" office:value-type="float" office:value="0.371192202905">
            <text:p>0.371192202905</text:p>
          </table:table-cell>
          <table:table-cell table:formula="of:=0.5*([.H135]^2+[.M135]^2)" office:value-type="float" office:value="0.392321744305">
            <text:p>0.392321744305</text:p>
          </table:table-cell>
          <table:table-cell table:formula="of:=0.5*([.I135]^2+[.N135]^2)" office:value-type="float" office:value="0.3578057531245">
            <text:p>0.3578057531245</text:p>
          </table:table-cell>
        </table:table-row>
        <table:table-row table:style-name="ro1">
          <table:table-cell office:value-type="float" office:value="2.07031">
            <text:p>2.07031</text:p>
          </table:table-cell>
          <table:table-cell office:value-type="float" office:value="0.443795">
            <text:p>0.443795</text:p>
          </table:table-cell>
          <table:table-cell office:value-type="float" office:value="0.41606">
            <text:p>0.41606</text:p>
          </table:table-cell>
          <table:table-cell office:value-type="float" office:value="0.591758">
            <text:p>0.591758</text:p>
          </table:table-cell>
          <table:table-cell/>
          <table:table-cell office:value-type="float" office:value="2.07031">
            <text:p>2.07031</text:p>
          </table:table-cell>
          <table:table-cell office:value-type="float" office:value="0.699157">
            <text:p>0.699157</text:p>
          </table:table-cell>
          <table:table-cell office:value-type="float" office:value="0.743858">
            <text:p>0.743858</text:p>
          </table:table-cell>
          <table:table-cell office:value-type="float" office:value="0.747974">
            <text:p>0.747974</text:p>
          </table:table-cell>
          <table:table-cell/>
          <table:table-cell office:value-type="float" office:value="2.07031">
            <text:p>2.07031</text:p>
          </table:table-cell>
          <table:table-cell office:value-type="float" office:value="0.500697">
            <text:p>0.500697</text:p>
          </table:table-cell>
          <table:table-cell office:value-type="float" office:value="0.473919">
            <text:p>0.473919</text:p>
          </table:table-cell>
          <table:table-cell office:value-type="float" office:value="0.393501">
            <text:p>0.393501</text:p>
          </table:table-cell>
          <table:table-cell/>
          <table:table-cell table:formula="of:=[.K136]" office:value-type="float" office:value="2.07031">
            <text:p>2.07031</text:p>
          </table:table-cell>
          <table:table-cell table:formula="of:=0.5*([.G136]^2+[.L136]^2)" office:value-type="float" office:value="0.369758998229">
            <text:p>0.369758998229</text:p>
          </table:table-cell>
          <table:table-cell table:formula="of:=0.5*([.H136]^2+[.M136]^2)" office:value-type="float" office:value="0.3889619713625">
            <text:p>0.3889619713625</text:p>
          </table:table-cell>
          <table:table-cell table:formula="of:=0.5*([.I136]^2+[.N136]^2)" office:value-type="float" office:value="0.3571540708385">
            <text:p>0.3571540708385</text:p>
          </table:table-cell>
        </table:table-row>
        <table:table-row table:style-name="ro1">
          <table:table-cell office:value-type="float" office:value="2.08594">
            <text:p>2.08594</text:p>
          </table:table-cell>
          <table:table-cell office:value-type="float" office:value="0.449635">
            <text:p>0.449635</text:p>
          </table:table-cell>
          <table:table-cell office:value-type="float" office:value="0.419845">
            <text:p>0.419845</text:p>
          </table:table-cell>
          <table:table-cell office:value-type="float" office:value="0.594853">
            <text:p>0.594853</text:p>
          </table:table-cell>
          <table:table-cell/>
          <table:table-cell office:value-type="float" office:value="2.08594">
            <text:p>2.08594</text:p>
          </table:table-cell>
          <table:table-cell office:value-type="float" office:value="0.698155">
            <text:p>0.698155</text:p>
          </table:table-cell>
          <table:table-cell office:value-type="float" office:value="0.74117">
            <text:p>0.74117</text:p>
          </table:table-cell>
          <table:table-cell office:value-type="float" office:value="0.745292">
            <text:p>0.745292</text:p>
          </table:table-cell>
          <table:table-cell/>
          <table:table-cell office:value-type="float" office:value="2.08594">
            <text:p>2.08594</text:p>
          </table:table-cell>
          <table:table-cell office:value-type="float" office:value="0.497686">
            <text:p>0.497686</text:p>
          </table:table-cell>
          <table:table-cell office:value-type="float" office:value="0.471473">
            <text:p>0.471473</text:p>
          </table:table-cell>
          <table:table-cell office:value-type="float" office:value="0.391203">
            <text:p>0.391203</text:p>
          </table:table-cell>
          <table:table-cell/>
          <table:table-cell table:formula="of:=[.K137]" office:value-type="float" office:value="2.08594">
            <text:p>2.08594</text:p>
          </table:table-cell>
          <table:table-cell table:formula="of:=0.5*([.G137]^2+[.L137]^2)" office:value-type="float" office:value="0.3675558793105">
            <text:p>0.3675558793105</text:p>
          </table:table-cell>
          <table:table-cell table:formula="of:=0.5*([.H137]^2+[.M137]^2)" office:value-type="float" office:value="0.3858098793145">
            <text:p>0.3858098793145</text:p>
          </table:table-cell>
          <table:table-cell table:formula="of:=0.5*([.I137]^2+[.N137]^2)" office:value-type="float" office:value="0.3542499762365">
            <text:p>0.3542499762365</text:p>
          </table:table-cell>
        </table:table-row>
        <table:table-row table:style-name="ro1">
          <table:table-cell office:value-type="float" office:value="2.10156">
            <text:p>2.10156</text:p>
          </table:table-cell>
          <table:table-cell office:value-type="float" office:value="0.45569">
            <text:p>0.45569</text:p>
          </table:table-cell>
          <table:table-cell office:value-type="float" office:value="0.424345">
            <text:p>0.424345</text:p>
          </table:table-cell>
          <table:table-cell office:value-type="float" office:value="0.600147">
            <text:p>0.600147</text:p>
          </table:table-cell>
          <table:table-cell/>
          <table:table-cell office:value-type="float" office:value="2.10156">
            <text:p>2.10156</text:p>
          </table:table-cell>
          <table:table-cell office:value-type="float" office:value="0.695062">
            <text:p>0.695062</text:p>
          </table:table-cell>
          <table:table-cell office:value-type="float" office:value="0.735516">
            <text:p>0.735516</text:p>
          </table:table-cell>
          <table:table-cell office:value-type="float" office:value="0.742301">
            <text:p>0.742301</text:p>
          </table:table-cell>
          <table:table-cell/>
          <table:table-cell office:value-type="float" office:value="2.10156">
            <text:p>2.10156</text:p>
          </table:table-cell>
          <table:table-cell office:value-type="float" office:value="0.492607">
            <text:p>0.492607</text:p>
          </table:table-cell>
          <table:table-cell office:value-type="float" office:value="0.46966">
            <text:p>0.46966</text:p>
          </table:table-cell>
          <table:table-cell office:value-type="float" office:value="0.392144">
            <text:p>0.392144</text:p>
          </table:table-cell>
          <table:table-cell/>
          <table:table-cell table:formula="of:=[.K138]" office:value-type="float" office:value="2.10156">
            <text:p>2.10156</text:p>
          </table:table-cell>
          <table:table-cell table:formula="of:=0.5*([.G138]^2+[.L138]^2)" office:value-type="float" office:value="0.3628864201465">
            <text:p>0.3628864201465</text:p>
          </table:table-cell>
          <table:table-cell table:formula="of:=0.5*([.H138]^2+[.M138]^2)" office:value-type="float" office:value="0.380782150928">
            <text:p>0.380782150928</text:p>
          </table:table-cell>
          <table:table-cell table:formula="of:=0.5*([.I138]^2+[.N138]^2)" office:value-type="float" office:value="0.3523938456685">
            <text:p>0.3523938456685</text:p>
          </table:table-cell>
        </table:table-row>
        <table:table-row table:style-name="ro1">
          <table:table-cell office:value-type="float" office:value="2.11719">
            <text:p>2.11719</text:p>
          </table:table-cell>
          <table:table-cell office:value-type="float" office:value="0.462628">
            <text:p>0.462628</text:p>
          </table:table-cell>
          <table:table-cell office:value-type="float" office:value="0.42755">
            <text:p>0.42755</text:p>
          </table:table-cell>
          <table:table-cell office:value-type="float" office:value="0.60411">
            <text:p>0.60411</text:p>
          </table:table-cell>
          <table:table-cell/>
          <table:table-cell office:value-type="float" office:value="2.11719">
            <text:p>2.11719</text:p>
          </table:table-cell>
          <table:table-cell office:value-type="float" office:value="0.691429">
            <text:p>0.691429</text:p>
          </table:table-cell>
          <table:table-cell office:value-type="float" office:value="0.731569">
            <text:p>0.731569</text:p>
          </table:table-cell>
          <table:table-cell office:value-type="float" office:value="0.738332">
            <text:p>0.738332</text:p>
          </table:table-cell>
          <table:table-cell/>
          <table:table-cell office:value-type="float" office:value="2.11719">
            <text:p>2.11719</text:p>
          </table:table-cell>
          <table:table-cell office:value-type="float" office:value="0.485542">
            <text:p>0.485542</text:p>
          </table:table-cell>
          <table:table-cell office:value-type="float" office:value="0.468212">
            <text:p>0.468212</text:p>
          </table:table-cell>
          <table:table-cell office:value-type="float" office:value="0.394072">
            <text:p>0.394072</text:p>
          </table:table-cell>
          <table:table-cell/>
          <table:table-cell table:formula="of:=[.K139]" office:value-type="float" office:value="2.11719">
            <text:p>2.11719</text:p>
          </table:table-cell>
          <table:table-cell table:formula="of:=0.5*([.G139]^2+[.L139]^2)" office:value-type="float" office:value="0.3569125479025">
            <text:p>0.3569125479025</text:p>
          </table:table-cell>
          <table:table-cell table:formula="of:=0.5*([.H139]^2+[.M139]^2)" office:value-type="float" office:value="0.3772078393525">
            <text:p>0.3772078393525</text:p>
          </table:table-cell>
          <table:table-cell table:formula="of:=0.5*([.I139]^2+[.N139]^2)" office:value-type="float" office:value="0.350213441704">
            <text:p>0.350213441704</text:p>
          </table:table-cell>
        </table:table-row>
        <table:table-row table:style-name="ro1">
          <table:table-cell office:value-type="float" office:value="2.13281">
            <text:p>2.13281</text:p>
          </table:table-cell>
          <table:table-cell office:value-type="float" office:value="0.468993">
            <text:p>0.468993</text:p>
          </table:table-cell>
          <table:table-cell office:value-type="float" office:value="0.43072">
            <text:p>0.43072</text:p>
          </table:table-cell>
          <table:table-cell office:value-type="float" office:value="0.605695">
            <text:p>0.605695</text:p>
          </table:table-cell>
          <table:table-cell/>
          <table:table-cell office:value-type="float" office:value="2.13281">
            <text:p>2.13281</text:p>
          </table:table-cell>
          <table:table-cell office:value-type="float" office:value="0.688479">
            <text:p>0.688479</text:p>
          </table:table-cell>
          <table:table-cell office:value-type="float" office:value="0.731193">
            <text:p>0.731193</text:p>
          </table:table-cell>
          <table:table-cell office:value-type="float" office:value="0.733889">
            <text:p>0.733889</text:p>
          </table:table-cell>
          <table:table-cell/>
          <table:table-cell office:value-type="float" office:value="2.13281">
            <text:p>2.13281</text:p>
          </table:table-cell>
          <table:table-cell office:value-type="float" office:value="0.482595">
            <text:p>0.482595</text:p>
          </table:table-cell>
          <table:table-cell office:value-type="float" office:value="0.46467">
            <text:p>0.46467</text:p>
          </table:table-cell>
          <table:table-cell office:value-type="float" office:value="0.391016">
            <text:p>0.391016</text:p>
          </table:table-cell>
          <table:table-cell/>
          <table:table-cell table:formula="of:=[.K140]" office:value-type="float" office:value="2.13281">
            <text:p>2.13281</text:p>
          </table:table-cell>
          <table:table-cell table:formula="of:=0.5*([.G140]^2+[.L140]^2)" office:value-type="float" office:value="0.353450633733">
            <text:p>0.353450633733</text:p>
          </table:table-cell>
          <table:table-cell table:formula="of:=0.5*([.H140]^2+[.M140]^2)" office:value-type="float" office:value="0.3752807060745">
            <text:p>0.3752807060745</text:p>
          </table:table-cell>
          <table:table-cell table:formula="of:=0.5*([.I140]^2+[.N140]^2)" office:value-type="float" office:value="0.3457432882885">
            <text:p>0.3457432882885</text:p>
          </table:table-cell>
        </table:table-row>
        <table:table-row table:style-name="ro1">
          <table:table-cell office:value-type="float" office:value="2.14844">
            <text:p>2.14844</text:p>
          </table:table-cell>
          <table:table-cell office:value-type="float" office:value="0.474082">
            <text:p>0.474082</text:p>
          </table:table-cell>
          <table:table-cell office:value-type="float" office:value="0.43661">
            <text:p>0.43661</text:p>
          </table:table-cell>
          <table:table-cell office:value-type="float" office:value="0.60877">
            <text:p>0.60877</text:p>
          </table:table-cell>
          <table:table-cell/>
          <table:table-cell office:value-type="float" office:value="2.14844">
            <text:p>2.14844</text:p>
          </table:table-cell>
          <table:table-cell office:value-type="float" office:value="0.687028">
            <text:p>0.687028</text:p>
          </table:table-cell>
          <table:table-cell office:value-type="float" office:value="0.730957">
            <text:p>0.730957</text:p>
          </table:table-cell>
          <table:table-cell office:value-type="float" office:value="0.730293">
            <text:p>0.730293</text:p>
          </table:table-cell>
          <table:table-cell/>
          <table:table-cell office:value-type="float" office:value="2.14844">
            <text:p>2.14844</text:p>
          </table:table-cell>
          <table:table-cell office:value-type="float" office:value="0.482437">
            <text:p>0.482437</text:p>
          </table:table-cell>
          <table:table-cell office:value-type="float" office:value="0.461907">
            <text:p>0.461907</text:p>
          </table:table-cell>
          <table:table-cell office:value-type="float" office:value="0.386878">
            <text:p>0.386878</text:p>
          </table:table-cell>
          <table:table-cell/>
          <table:table-cell table:formula="of:=[.K141]" office:value-type="float" office:value="2.14844">
            <text:p>2.14844</text:p>
          </table:table-cell>
          <table:table-cell table:formula="of:=0.5*([.G141]^2+[.L141]^2)" office:value-type="float" office:value="0.3523764658765">
            <text:p>0.3523764658765</text:p>
          </table:table-cell>
          <table:table-cell table:formula="of:=0.5*([.H141]^2+[.M141]^2)" office:value-type="float" office:value="0.373828106249">
            <text:p>0.373828106249</text:p>
          </table:table-cell>
          <table:table-cell table:formula="of:=0.5*([.I141]^2+[.N141]^2)" office:value-type="float" office:value="0.3415012263665">
            <text:p>0.3415012263665</text:p>
          </table:table-cell>
        </table:table-row>
        <table:table-row table:style-name="ro1">
          <table:table-cell office:value-type="float" office:value="2.16406">
            <text:p>2.16406</text:p>
          </table:table-cell>
          <table:table-cell office:value-type="float" office:value="0.480245">
            <text:p>0.480245</text:p>
          </table:table-cell>
          <table:table-cell office:value-type="float" office:value="0.443878">
            <text:p>0.443878</text:p>
          </table:table-cell>
          <table:table-cell office:value-type="float" office:value="0.61394">
            <text:p>0.61394</text:p>
          </table:table-cell>
          <table:table-cell/>
          <table:table-cell office:value-type="float" office:value="2.16406">
            <text:p>2.16406</text:p>
          </table:table-cell>
          <table:table-cell office:value-type="float" office:value="0.686293">
            <text:p>0.686293</text:p>
          </table:table-cell>
          <table:table-cell office:value-type="float" office:value="0.728678">
            <text:p>0.728678</text:p>
          </table:table-cell>
          <table:table-cell office:value-type="float" office:value="0.729138">
            <text:p>0.729138</text:p>
          </table:table-cell>
          <table:table-cell/>
          <table:table-cell office:value-type="float" office:value="2.16406">
            <text:p>2.16406</text:p>
          </table:table-cell>
          <table:table-cell office:value-type="float" office:value="0.481054">
            <text:p>0.481054</text:p>
          </table:table-cell>
          <table:table-cell office:value-type="float" office:value="0.460345">
            <text:p>0.460345</text:p>
          </table:table-cell>
          <table:table-cell office:value-type="float" office:value="0.387761">
            <text:p>0.387761</text:p>
          </table:table-cell>
          <table:table-cell/>
          <table:table-cell table:formula="of:=[.K142]" office:value-type="float" office:value="2.16406">
            <text:p>2.16406</text:p>
          </table:table-cell>
          <table:table-cell table:formula="of:=0.5*([.G142]^2+[.L142]^2)" office:value-type="float" office:value="0.3512055163825">
            <text:p>0.3512055163825</text:p>
          </table:table-cell>
          <table:table-cell table:formula="of:=0.5*([.H142]^2+[.M142]^2)" office:value-type="float" office:value="0.3714445733545">
            <text:p>0.3714445733545</text:p>
          </table:table-cell>
          <table:table-cell table:formula="of:=0.5*([.I142]^2+[.N142]^2)" office:value-type="float" office:value="0.3410004080825">
            <text:p>0.3410004080825</text:p>
          </table:table-cell>
        </table:table-row>
        <table:table-row table:style-name="ro1">
          <table:table-cell office:value-type="float" office:value="2.17969">
            <text:p>2.17969</text:p>
          </table:table-cell>
          <table:table-cell office:value-type="float" office:value="0.485248">
            <text:p>0.485248</text:p>
          </table:table-cell>
          <table:table-cell office:value-type="float" office:value="0.449722">
            <text:p>0.449722</text:p>
          </table:table-cell>
          <table:table-cell office:value-type="float" office:value="0.617248">
            <text:p>0.617248</text:p>
          </table:table-cell>
          <table:table-cell/>
          <table:table-cell office:value-type="float" office:value="2.17969">
            <text:p>2.17969</text:p>
          </table:table-cell>
          <table:table-cell office:value-type="float" office:value="0.683796">
            <text:p>0.683796</text:p>
          </table:table-cell>
          <table:table-cell office:value-type="float" office:value="0.724675">
            <text:p>0.724675</text:p>
          </table:table-cell>
          <table:table-cell office:value-type="float" office:value="0.727341">
            <text:p>0.727341</text:p>
          </table:table-cell>
          <table:table-cell/>
          <table:table-cell office:value-type="float" office:value="2.17969">
            <text:p>2.17969</text:p>
          </table:table-cell>
          <table:table-cell office:value-type="float" office:value="0.476939">
            <text:p>0.476939</text:p>
          </table:table-cell>
          <table:table-cell office:value-type="float" office:value="0.458408">
            <text:p>0.458408</text:p>
          </table:table-cell>
          <table:table-cell office:value-type="float" office:value="0.390024">
            <text:p>0.390024</text:p>
          </table:table-cell>
          <table:table-cell/>
          <table:table-cell table:formula="of:=[.K143]" office:value-type="float" office:value="2.17969">
            <text:p>2.17969</text:p>
          </table:table-cell>
          <table:table-cell table:formula="of:=0.5*([.G143]^2+[.L143]^2)" office:value-type="float" office:value="0.3475238896685">
            <text:p>0.3475238896685</text:p>
          </table:table-cell>
          <table:table-cell table:formula="of:=0.5*([.H143]^2+[.M143]^2)" office:value-type="float" office:value="0.3676458750445">
            <text:p>0.3676458750445</text:p>
          </table:table-cell>
          <table:table-cell table:formula="of:=0.5*([.I143]^2+[.N143]^2)" office:value-type="float" office:value="0.3405718254285">
            <text:p>0.3405718254285</text:p>
          </table:table-cell>
        </table:table-row>
        <table:table-row table:style-name="ro1">
          <table:table-cell office:value-type="float" office:value="2.19531">
            <text:p>2.19531</text:p>
          </table:table-cell>
          <table:table-cell office:value-type="float" office:value="0.487023">
            <text:p>0.487023</text:p>
          </table:table-cell>
          <table:table-cell office:value-type="float" office:value="0.452588">
            <text:p>0.452588</text:p>
          </table:table-cell>
          <table:table-cell office:value-type="float" office:value="0.618367">
            <text:p>0.618367</text:p>
          </table:table-cell>
          <table:table-cell/>
          <table:table-cell office:value-type="float" office:value="2.19531">
            <text:p>2.19531</text:p>
          </table:table-cell>
          <table:table-cell office:value-type="float" office:value="0.680354">
            <text:p>0.680354</text:p>
          </table:table-cell>
          <table:table-cell office:value-type="float" office:value="0.721848">
            <text:p>0.721848</text:p>
          </table:table-cell>
          <table:table-cell office:value-type="float" office:value="0.723407">
            <text:p>0.723407</text:p>
          </table:table-cell>
          <table:table-cell/>
          <table:table-cell office:value-type="float" office:value="2.19531">
            <text:p>2.19531</text:p>
          </table:table-cell>
          <table:table-cell office:value-type="float" office:value="0.476344">
            <text:p>0.476344</text:p>
          </table:table-cell>
          <table:table-cell office:value-type="float" office:value="0.460435">
            <text:p>0.460435</text:p>
          </table:table-cell>
          <table:table-cell office:value-type="float" office:value="0.389617">
            <text:p>0.389617</text:p>
          </table:table-cell>
          <table:table-cell/>
          <table:table-cell table:formula="of:=[.K144]" office:value-type="float" office:value="2.19531">
            <text:p>2.19531</text:p>
          </table:table-cell>
          <table:table-cell table:formula="of:=0.5*([.G144]^2+[.L144]^2)" office:value-type="float" office:value="0.344892585826">
            <text:p>0.344892585826</text:p>
          </table:table-cell>
          <table:table-cell table:formula="of:=0.5*([.H144]^2+[.M144]^2)" office:value-type="float" office:value="0.3665324621645">
            <text:p>0.3665324621645</text:p>
          </table:table-cell>
          <table:table-cell table:formula="of:=0.5*([.I144]^2+[.N144]^2)" office:value-type="float" office:value="0.337559547169">
            <text:p>0.337559547169</text:p>
          </table:table-cell>
        </table:table-row>
        <table:table-row table:style-name="ro1">
          <table:table-cell office:value-type="float" office:value="2.21094">
            <text:p>2.21094</text:p>
          </table:table-cell>
          <table:table-cell office:value-type="float" office:value="0.490622">
            <text:p>0.490622</text:p>
          </table:table-cell>
          <table:table-cell office:value-type="float" office:value="0.454015">
            <text:p>0.454015</text:p>
          </table:table-cell>
          <table:table-cell office:value-type="float" office:value="0.620742">
            <text:p>0.620742</text:p>
          </table:table-cell>
          <table:table-cell/>
          <table:table-cell office:value-type="float" office:value="2.21094">
            <text:p>2.21094</text:p>
          </table:table-cell>
          <table:table-cell office:value-type="float" office:value="0.677678">
            <text:p>0.677678</text:p>
          </table:table-cell>
          <table:table-cell office:value-type="float" office:value="0.720598">
            <text:p>0.720598</text:p>
          </table:table-cell>
          <table:table-cell office:value-type="float" office:value="0.721405">
            <text:p>0.721405</text:p>
          </table:table-cell>
          <table:table-cell/>
          <table:table-cell office:value-type="float" office:value="2.21094">
            <text:p>2.21094</text:p>
          </table:table-cell>
          <table:table-cell office:value-type="float" office:value="0.476883">
            <text:p>0.476883</text:p>
          </table:table-cell>
          <table:table-cell office:value-type="float" office:value="0.463992">
            <text:p>0.463992</text:p>
          </table:table-cell>
          <table:table-cell office:value-type="float" office:value="0.388292">
            <text:p>0.388292</text:p>
          </table:table-cell>
          <table:table-cell/>
          <table:table-cell table:formula="of:=[.K145]" office:value-type="float" office:value="2.21094">
            <text:p>2.21094</text:p>
          </table:table-cell>
          <table:table-cell table:formula="of:=0.5*([.G145]^2+[.L145]^2)" office:value-type="float" office:value="0.3433324336865">
            <text:p>0.3433324336865</text:p>
          </table:table-cell>
          <table:table-cell table:formula="of:=0.5*([.H145]^2+[.M145]^2)" office:value-type="float" office:value="0.367275026834">
            <text:p>0.367275026834</text:p>
          </table:table-cell>
          <table:table-cell table:formula="of:=0.5*([.I145]^2+[.N145]^2)" office:value-type="float" office:value="0.3355979256445">
            <text:p>0.3355979256445</text:p>
          </table:table-cell>
        </table:table-row>
        <table:table-row table:style-name="ro1">
          <table:table-cell office:value-type="float" office:value="2.22656">
            <text:p>2.22656</text:p>
          </table:table-cell>
          <table:table-cell office:value-type="float" office:value="0.49911">
            <text:p>0.49911</text:p>
          </table:table-cell>
          <table:table-cell office:value-type="float" office:value="0.457577">
            <text:p>0.457577</text:p>
          </table:table-cell>
          <table:table-cell office:value-type="float" office:value="0.625913">
            <text:p>0.625913</text:p>
          </table:table-cell>
          <table:table-cell/>
          <table:table-cell office:value-type="float" office:value="2.22656">
            <text:p>2.22656</text:p>
          </table:table-cell>
          <table:table-cell office:value-type="float" office:value="0.675798">
            <text:p>0.675798</text:p>
          </table:table-cell>
          <table:table-cell office:value-type="float" office:value="0.71989">
            <text:p>0.71989</text:p>
          </table:table-cell>
          <table:table-cell office:value-type="float" office:value="0.721914">
            <text:p>0.721914</text:p>
          </table:table-cell>
          <table:table-cell/>
          <table:table-cell office:value-type="float" office:value="2.22656">
            <text:p>2.22656</text:p>
          </table:table-cell>
          <table:table-cell office:value-type="float" office:value="0.474947">
            <text:p>0.474947</text:p>
          </table:table-cell>
          <table:table-cell office:value-type="float" office:value="0.462394">
            <text:p>0.462394</text:p>
          </table:table-cell>
          <table:table-cell office:value-type="float" office:value="0.38786">
            <text:p>0.38786</text:p>
          </table:table-cell>
          <table:table-cell/>
          <table:table-cell table:formula="of:=[.K146]" office:value-type="float" office:value="2.22656">
            <text:p>2.22656</text:p>
          </table:table-cell>
          <table:table-cell table:formula="of:=0.5*([.G146]^2+[.L146]^2)" office:value-type="float" office:value="0.3411387948065">
            <text:p>0.3411387948065</text:p>
          </table:table-cell>
          <table:table-cell table:formula="of:=0.5*([.H146]^2+[.M146]^2)" office:value-type="float" office:value="0.366024911668">
            <text:p>0.366024911668</text:p>
          </table:table-cell>
          <table:table-cell table:formula="of:=0.5*([.I146]^2+[.N146]^2)" office:value-type="float" office:value="0.335797601498">
            <text:p>0.335797601498</text:p>
          </table:table-cell>
        </table:table-row>
        <table:table-row table:style-name="ro1">
          <table:table-cell office:value-type="float" office:value="2.24219">
            <text:p>2.24219</text:p>
          </table:table-cell>
          <table:table-cell office:value-type="float" office:value="0.506262">
            <text:p>0.506262</text:p>
          </table:table-cell>
          <table:table-cell office:value-type="float" office:value="0.463765">
            <text:p>0.463765</text:p>
          </table:table-cell>
          <table:table-cell office:value-type="float" office:value="0.631312">
            <text:p>0.631312</text:p>
          </table:table-cell>
          <table:table-cell/>
          <table:table-cell office:value-type="float" office:value="2.24219">
            <text:p>2.24219</text:p>
          </table:table-cell>
          <table:table-cell office:value-type="float" office:value="0.675331">
            <text:p>0.675331</text:p>
          </table:table-cell>
          <table:table-cell office:value-type="float" office:value="0.719952">
            <text:p>0.719952</text:p>
          </table:table-cell>
          <table:table-cell office:value-type="float" office:value="0.722269">
            <text:p>0.722269</text:p>
          </table:table-cell>
          <table:table-cell/>
          <table:table-cell office:value-type="float" office:value="2.24219">
            <text:p>2.24219</text:p>
          </table:table-cell>
          <table:table-cell office:value-type="float" office:value="0.474027">
            <text:p>0.474027</text:p>
          </table:table-cell>
          <table:table-cell office:value-type="float" office:value="0.456682">
            <text:p>0.456682</text:p>
          </table:table-cell>
          <table:table-cell office:value-type="float" office:value="0.386681">
            <text:p>0.386681</text:p>
          </table:table-cell>
          <table:table-cell/>
          <table:table-cell table:formula="of:=[.K147]" office:value-type="float" office:value="2.24219">
            <text:p>2.24219</text:p>
          </table:table-cell>
          <table:table-cell table:formula="of:=0.5*([.G147]^2+[.L147]^2)" office:value-type="float" office:value="0.340386778145">
            <text:p>0.340386778145</text:p>
          </table:table-cell>
          <table:table-cell table:formula="of:=0.5*([.H147]^2+[.M147]^2)" office:value-type="float" office:value="0.363444665714">
            <text:p>0.363444665714</text:p>
          </table:table-cell>
          <table:table-cell table:formula="of:=0.5*([.I147]^2+[.N147]^2)" office:value-type="float" office:value="0.335597352061">
            <text:p>0.335597352061</text:p>
          </table:table-cell>
        </table:table-row>
        <table:table-row table:style-name="ro1">
          <table:table-cell office:value-type="float" office:value="2.25781">
            <text:p>2.25781</text:p>
          </table:table-cell>
          <table:table-cell office:value-type="float" office:value="0.508165">
            <text:p>0.508165</text:p>
          </table:table-cell>
          <table:table-cell office:value-type="float" office:value="0.468887">
            <text:p>0.468887</text:p>
          </table:table-cell>
          <table:table-cell office:value-type="float" office:value="0.63342">
            <text:p>0.63342</text:p>
          </table:table-cell>
          <table:table-cell/>
          <table:table-cell office:value-type="float" office:value="2.25781">
            <text:p>2.25781</text:p>
          </table:table-cell>
          <table:table-cell office:value-type="float" office:value="0.675115">
            <text:p>0.675115</text:p>
          </table:table-cell>
          <table:table-cell office:value-type="float" office:value="0.7183">
            <text:p>0.7183</text:p>
          </table:table-cell>
          <table:table-cell office:value-type="float" office:value="0.720576">
            <text:p>0.720576</text:p>
          </table:table-cell>
          <table:table-cell/>
          <table:table-cell office:value-type="float" office:value="2.25781">
            <text:p>2.25781</text:p>
          </table:table-cell>
          <table:table-cell office:value-type="float" office:value="0.476007">
            <text:p>0.476007</text:p>
          </table:table-cell>
          <table:table-cell office:value-type="float" office:value="0.451109">
            <text:p>0.451109</text:p>
          </table:table-cell>
          <table:table-cell office:value-type="float" office:value="0.381509">
            <text:p>0.381509</text:p>
          </table:table-cell>
          <table:table-cell/>
          <table:table-cell table:formula="of:=[.K148]" office:value-type="float" office:value="2.25781">
            <text:p>2.25781</text:p>
          </table:table-cell>
          <table:table-cell table:formula="of:=0.5*([.G148]^2+[.L148]^2)" office:value-type="float" office:value="0.341181463637">
            <text:p>0.341181463637</text:p>
          </table:table-cell>
          <table:table-cell table:formula="of:=0.5*([.H148]^2+[.M148]^2)" office:value-type="float" office:value="0.3597271099405">
            <text:p>0.3597271099405</text:p>
          </table:table-cell>
          <table:table-cell table:formula="of:=0.5*([.I148]^2+[.N148]^2)" office:value-type="float" office:value="0.3323894444285">
            <text:p>0.3323894444285</text:p>
          </table:table-cell>
        </table:table-row>
        <table:table-row table:style-name="ro1">
          <table:table-cell office:value-type="float" office:value="2.27344">
            <text:p>2.27344</text:p>
          </table:table-cell>
          <table:table-cell office:value-type="float" office:value="0.510543">
            <text:p>0.510543</text:p>
          </table:table-cell>
          <table:table-cell office:value-type="float" office:value="0.471422">
            <text:p>0.471422</text:p>
          </table:table-cell>
          <table:table-cell office:value-type="float" office:value="0.632537">
            <text:p>0.632537</text:p>
          </table:table-cell>
          <table:table-cell/>
          <table:table-cell office:value-type="float" office:value="2.27344">
            <text:p>2.27344</text:p>
          </table:table-cell>
          <table:table-cell office:value-type="float" office:value="0.675012">
            <text:p>0.675012</text:p>
          </table:table-cell>
          <table:table-cell office:value-type="float" office:value="0.715317">
            <text:p>0.715317</text:p>
          </table:table-cell>
          <table:table-cell office:value-type="float" office:value="0.718666">
            <text:p>0.718666</text:p>
          </table:table-cell>
          <table:table-cell/>
          <table:table-cell office:value-type="float" office:value="2.27344">
            <text:p>2.27344</text:p>
          </table:table-cell>
          <table:table-cell office:value-type="float" office:value="0.476005">
            <text:p>0.476005</text:p>
          </table:table-cell>
          <table:table-cell office:value-type="float" office:value="0.448698">
            <text:p>0.448698</text:p>
          </table:table-cell>
          <table:table-cell office:value-type="float" office:value="0.376696">
            <text:p>0.376696</text:p>
          </table:table-cell>
          <table:table-cell/>
          <table:table-cell table:formula="of:=[.K149]" office:value-type="float" office:value="2.27344">
            <text:p>2.27344</text:p>
          </table:table-cell>
          <table:table-cell table:formula="of:=0.5*([.G149]^2+[.L149]^2)" office:value-type="float" office:value="0.3411109800845">
            <text:p>0.3411109800845</text:p>
          </table:table-cell>
          <table:table-cell table:formula="of:=0.5*([.H149]^2+[.M149]^2)" office:value-type="float" office:value="0.3565041528465">
            <text:p>0.3565041528465</text:p>
          </table:table-cell>
          <table:table-cell table:formula="of:=0.5*([.I149]^2+[.N149]^2)" office:value-type="float" office:value="0.329190347986">
            <text:p>0.329190347986</text:p>
          </table:table-cell>
        </table:table-row>
        <table:table-row table:style-name="ro1">
          <table:table-cell office:value-type="float" office:value="2.28906">
            <text:p>2.28906</text:p>
          </table:table-cell>
          <table:table-cell office:value-type="float" office:value="0.51777">
            <text:p>0.51777</text:p>
          </table:table-cell>
          <table:table-cell office:value-type="float" office:value="0.47446">
            <text:p>0.47446</text:p>
          </table:table-cell>
          <table:table-cell office:value-type="float" office:value="0.63218">
            <text:p>0.63218</text:p>
          </table:table-cell>
          <table:table-cell/>
          <table:table-cell office:value-type="float" office:value="2.28906">
            <text:p>2.28906</text:p>
          </table:table-cell>
          <table:table-cell office:value-type="float" office:value="0.675013">
            <text:p>0.675013</text:p>
          </table:table-cell>
          <table:table-cell office:value-type="float" office:value="0.711031">
            <text:p>0.711031</text:p>
          </table:table-cell>
          <table:table-cell office:value-type="float" office:value="0.716865">
            <text:p>0.716865</text:p>
          </table:table-cell>
          <table:table-cell/>
          <table:table-cell office:value-type="float" office:value="2.28906">
            <text:p>2.28906</text:p>
          </table:table-cell>
          <table:table-cell office:value-type="float" office:value="0.475712">
            <text:p>0.475712</text:p>
          </table:table-cell>
          <table:table-cell office:value-type="float" office:value="0.449092">
            <text:p>0.449092</text:p>
          </table:table-cell>
          <table:table-cell office:value-type="float" office:value="0.376911">
            <text:p>0.376911</text:p>
          </table:table-cell>
          <table:table-cell/>
          <table:table-cell table:formula="of:=[.K150]" office:value-type="float" office:value="2.28906">
            <text:p>2.28906</text:p>
          </table:table-cell>
          <table:table-cell table:formula="of:=0.5*([.G150]^2+[.L150]^2)" office:value-type="float" office:value="0.3409722285565">
            <text:p>0.3409722285565</text:p>
          </table:table-cell>
          <table:table-cell table:formula="of:=0.5*([.H150]^2+[.M150]^2)" office:value-type="float" office:value="0.3536243537125">
            <text:p>0.3536243537125</text:p>
          </table:table-cell>
          <table:table-cell table:formula="of:=0.5*([.I150]^2+[.N150]^2)" office:value-type="float" office:value="0.327978665073">
            <text:p>0.327978665073</text:p>
          </table:table-cell>
        </table:table-row>
        <table:table-row table:style-name="ro1">
          <table:table-cell office:value-type="float" office:value="2.30469">
            <text:p>2.30469</text:p>
          </table:table-cell>
          <table:table-cell office:value-type="float" office:value="0.525275">
            <text:p>0.525275</text:p>
          </table:table-cell>
          <table:table-cell office:value-type="float" office:value="0.478495">
            <text:p>0.478495</text:p>
          </table:table-cell>
          <table:table-cell office:value-type="float" office:value="0.635315">
            <text:p>0.635315</text:p>
          </table:table-cell>
          <table:table-cell/>
          <table:table-cell office:value-type="float" office:value="2.30469">
            <text:p>2.30469</text:p>
          </table:table-cell>
          <table:table-cell office:value-type="float" office:value="0.674555">
            <text:p>0.674555</text:p>
          </table:table-cell>
          <table:table-cell office:value-type="float" office:value="0.707057">
            <text:p>0.707057</text:p>
          </table:table-cell>
          <table:table-cell office:value-type="float" office:value="0.715699">
            <text:p>0.715699</text:p>
          </table:table-cell>
          <table:table-cell/>
          <table:table-cell office:value-type="float" office:value="2.30469">
            <text:p>2.30469</text:p>
          </table:table-cell>
          <table:table-cell office:value-type="float" office:value="0.476797">
            <text:p>0.476797</text:p>
          </table:table-cell>
          <table:table-cell office:value-type="float" office:value="0.449878">
            <text:p>0.449878</text:p>
          </table:table-cell>
          <table:table-cell office:value-type="float" office:value="0.378719">
            <text:p>0.378719</text:p>
          </table:table-cell>
          <table:table-cell/>
          <table:table-cell table:formula="of:=[.K151]" office:value-type="float" office:value="2.30469">
            <text:p>2.30469</text:p>
          </table:table-cell>
          <table:table-cell table:formula="of:=0.5*([.G151]^2+[.L151]^2)" office:value-type="float" office:value="0.341179913617">
            <text:p>0.341179913617</text:p>
          </table:table-cell>
          <table:table-cell table:formula="of:=0.5*([.H151]^2+[.M151]^2)" office:value-type="float" office:value="0.3511599080665">
            <text:p>0.3511599080665</text:p>
          </table:table-cell>
          <table:table-cell table:formula="of:=0.5*([.I151]^2+[.N151]^2)" office:value-type="float" office:value="0.327826569781">
            <text:p>0.327826569781</text:p>
          </table:table-cell>
        </table:table-row>
        <table:table-row table:style-name="ro1">
          <table:table-cell office:value-type="float" office:value="2.32031">
            <text:p>2.32031</text:p>
          </table:table-cell>
          <table:table-cell office:value-type="float" office:value="0.529735">
            <text:p>0.529735</text:p>
          </table:table-cell>
          <table:table-cell office:value-type="float" office:value="0.481693">
            <text:p>0.481693</text:p>
          </table:table-cell>
          <table:table-cell office:value-type="float" office:value="0.641195">
            <text:p>0.641195</text:p>
          </table:table-cell>
          <table:table-cell/>
          <table:table-cell office:value-type="float" office:value="2.32031">
            <text:p>2.32031</text:p>
          </table:table-cell>
          <table:table-cell office:value-type="float" office:value="0.674397">
            <text:p>0.674397</text:p>
          </table:table-cell>
          <table:table-cell office:value-type="float" office:value="0.705174">
            <text:p>0.705174</text:p>
          </table:table-cell>
          <table:table-cell office:value-type="float" office:value="0.714912">
            <text:p>0.714912</text:p>
          </table:table-cell>
          <table:table-cell/>
          <table:table-cell office:value-type="float" office:value="2.32031">
            <text:p>2.32031</text:p>
          </table:table-cell>
          <table:table-cell office:value-type="float" office:value="0.47803">
            <text:p>0.47803</text:p>
          </table:table-cell>
          <table:table-cell office:value-type="float" office:value="0.447368">
            <text:p>0.447368</text:p>
          </table:table-cell>
          <table:table-cell office:value-type="float" office:value="0.378801">
            <text:p>0.378801</text:p>
          </table:table-cell>
          <table:table-cell/>
          <table:table-cell table:formula="of:=[.K152]" office:value-type="float" office:value="2.32031">
            <text:p>2.32031</text:p>
          </table:table-cell>
          <table:table-cell table:formula="of:=0.5*([.G152]^2+[.L152]^2)" office:value-type="float" office:value="0.3416619972545">
            <text:p>0.3416619972545</text:p>
          </table:table-cell>
          <table:table-cell table:formula="of:=0.5*([.H152]^2+[.M152]^2)" office:value-type="float" office:value="0.34870424885">
            <text:p>0.34870424885</text:p>
          </table:table-cell>
          <table:table-cell table:formula="of:=0.5*([.I152]^2+[.N152]^2)" office:value-type="float" office:value="0.3272946826725">
            <text:p>0.3272946826725</text:p>
          </table:table-cell>
        </table:table-row>
        <table:table-row table:style-name="ro1">
          <table:table-cell office:value-type="float" office:value="2.33594">
            <text:p>2.33594</text:p>
          </table:table-cell>
          <table:table-cell office:value-type="float" office:value="0.532145">
            <text:p>0.532145</text:p>
          </table:table-cell>
          <table:table-cell office:value-type="float" office:value="0.485513">
            <text:p>0.485513</text:p>
          </table:table-cell>
          <table:table-cell office:value-type="float" office:value="0.646065">
            <text:p>0.646065</text:p>
          </table:table-cell>
          <table:table-cell/>
          <table:table-cell office:value-type="float" office:value="2.33594">
            <text:p>2.33594</text:p>
          </table:table-cell>
          <table:table-cell office:value-type="float" office:value="0.673207">
            <text:p>0.673207</text:p>
          </table:table-cell>
          <table:table-cell office:value-type="float" office:value="0.704639">
            <text:p>0.704639</text:p>
          </table:table-cell>
          <table:table-cell office:value-type="float" office:value="0.711918">
            <text:p>0.711918</text:p>
          </table:table-cell>
          <table:table-cell/>
          <table:table-cell office:value-type="float" office:value="2.33594">
            <text:p>2.33594</text:p>
          </table:table-cell>
          <table:table-cell office:value-type="float" office:value="0.478002">
            <text:p>0.478002</text:p>
          </table:table-cell>
          <table:table-cell office:value-type="float" office:value="0.442021">
            <text:p>0.442021</text:p>
          </table:table-cell>
          <table:table-cell office:value-type="float" office:value="0.379216">
            <text:p>0.379216</text:p>
          </table:table-cell>
          <table:table-cell/>
          <table:table-cell table:formula="of:=[.K153]" office:value-type="float" office:value="2.33594">
            <text:p>2.33594</text:p>
          </table:table-cell>
          <table:table-cell table:formula="of:=0.5*([.G153]^2+[.L153]^2)" office:value-type="float" office:value="0.3408467884265">
            <text:p>0.3408467884265</text:p>
          </table:table-cell>
          <table:table-cell table:formula="of:=0.5*([.H153]^2+[.M153]^2)" office:value-type="float" office:value="0.345949342381">
            <text:p>0.345949342381</text:p>
          </table:table-cell>
          <table:table-cell table:formula="of:=0.5*([.I153]^2+[.N153]^2)" office:value-type="float" office:value="0.32531600669">
            <text:p>0.32531600669</text:p>
          </table:table-cell>
        </table:table-row>
        <table:table-row table:style-name="ro1">
          <table:table-cell office:value-type="float" office:value="2.35156">
            <text:p>2.35156</text:p>
          </table:table-cell>
          <table:table-cell office:value-type="float" office:value="0.53421">
            <text:p>0.53421</text:p>
          </table:table-cell>
          <table:table-cell office:value-type="float" office:value="0.490395">
            <text:p>0.490395</text:p>
          </table:table-cell>
          <table:table-cell office:value-type="float" office:value="0.648458">
            <text:p>0.648458</text:p>
          </table:table-cell>
          <table:table-cell/>
          <table:table-cell office:value-type="float" office:value="2.35156">
            <text:p>2.35156</text:p>
          </table:table-cell>
          <table:table-cell office:value-type="float" office:value="0.67178">
            <text:p>0.67178</text:p>
          </table:table-cell>
          <table:table-cell office:value-type="float" office:value="0.704061">
            <text:p>0.704061</text:p>
          </table:table-cell>
          <table:table-cell office:value-type="float" office:value="0.706411">
            <text:p>0.706411</text:p>
          </table:table-cell>
          <table:table-cell/>
          <table:table-cell office:value-type="float" office:value="2.35156">
            <text:p>2.35156</text:p>
          </table:table-cell>
          <table:table-cell office:value-type="float" office:value="0.478765">
            <text:p>0.478765</text:p>
          </table:table-cell>
          <table:table-cell office:value-type="float" office:value="0.438336">
            <text:p>0.438336</text:p>
          </table:table-cell>
          <table:table-cell office:value-type="float" office:value="0.37981">
            <text:p>0.37981</text:p>
          </table:table-cell>
          <table:table-cell/>
          <table:table-cell table:formula="of:=[.K154]" office:value-type="float" office:value="2.35156">
            <text:p>2.35156</text:p>
          </table:table-cell>
          <table:table-cell table:formula="of:=0.5*([.G154]^2+[.L154]^2)" office:value-type="float" office:value="0.3402521468125">
            <text:p>0.3402521468125</text:p>
          </table:table-cell>
          <table:table-cell table:formula="of:=0.5*([.H154]^2+[.M154]^2)" office:value-type="float" office:value="0.3439201703085">
            <text:p>0.3439201703085</text:p>
          </table:table-cell>
          <table:table-cell table:formula="of:=0.5*([.I154]^2+[.N154]^2)" office:value-type="float" office:value="0.3216360685105">
            <text:p>0.3216360685105</text:p>
          </table:table-cell>
        </table:table-row>
        <table:table-row table:style-name="ro1">
          <table:table-cell office:value-type="float" office:value="2.36719">
            <text:p>2.36719</text:p>
          </table:table-cell>
          <table:table-cell office:value-type="float" office:value="0.53788">
            <text:p>0.53788</text:p>
          </table:table-cell>
          <table:table-cell office:value-type="float" office:value="0.49404">
            <text:p>0.49404</text:p>
          </table:table-cell>
          <table:table-cell office:value-type="float" office:value="0.647555">
            <text:p>0.647555</text:p>
          </table:table-cell>
          <table:table-cell/>
          <table:table-cell office:value-type="float" office:value="2.36719">
            <text:p>2.36719</text:p>
          </table:table-cell>
          <table:table-cell office:value-type="float" office:value="0.672232">
            <text:p>0.672232</text:p>
          </table:table-cell>
          <table:table-cell office:value-type="float" office:value="0.702916">
            <text:p>0.702916</text:p>
          </table:table-cell>
          <table:table-cell office:value-type="float" office:value="0.703528">
            <text:p>0.703528</text:p>
          </table:table-cell>
          <table:table-cell/>
          <table:table-cell office:value-type="float" office:value="2.36719">
            <text:p>2.36719</text:p>
          </table:table-cell>
          <table:table-cell office:value-type="float" office:value="0.478994">
            <text:p>0.478994</text:p>
          </table:table-cell>
          <table:table-cell office:value-type="float" office:value="0.439097">
            <text:p>0.439097</text:p>
          </table:table-cell>
          <table:table-cell office:value-type="float" office:value="0.377879">
            <text:p>0.377879</text:p>
          </table:table-cell>
          <table:table-cell/>
          <table:table-cell table:formula="of:=[.K155]" office:value-type="float" office:value="2.36719">
            <text:p>2.36719</text:p>
          </table:table-cell>
          <table:table-cell table:formula="of:=0.5*([.G155]^2+[.L155]^2)" office:value-type="float" office:value="0.34066555693">
            <text:p>0.34066555693</text:p>
          </table:table-cell>
          <table:table-cell table:formula="of:=0.5*([.H155]^2+[.M155]^2)" office:value-type="float" office:value="0.3434485392325">
            <text:p>0.3434485392325</text:p>
          </table:table-cell>
          <table:table-cell table:formula="of:=0.5*([.I155]^2+[.N155]^2)" office:value-type="float" office:value="0.3188720927125">
            <text:p>0.3188720927125</text:p>
          </table:table-cell>
        </table:table-row>
        <table:table-row table:style-name="ro1">
          <table:table-cell office:value-type="float" office:value="2.38281">
            <text:p>2.38281</text:p>
          </table:table-cell>
          <table:table-cell office:value-type="float" office:value="0.543613">
            <text:p>0.543613</text:p>
          </table:table-cell>
          <table:table-cell office:value-type="float" office:value="0.496555">
            <text:p>0.496555</text:p>
          </table:table-cell>
          <table:table-cell office:value-type="float" office:value="0.64593">
            <text:p>0.64593</text:p>
          </table:table-cell>
          <table:table-cell/>
          <table:table-cell office:value-type="float" office:value="2.38281">
            <text:p>2.38281</text:p>
          </table:table-cell>
          <table:table-cell office:value-type="float" office:value="0.673709">
            <text:p>0.673709</text:p>
          </table:table-cell>
          <table:table-cell office:value-type="float" office:value="0.703238">
            <text:p>0.703238</text:p>
          </table:table-cell>
          <table:table-cell office:value-type="float" office:value="0.704721">
            <text:p>0.704721</text:p>
          </table:table-cell>
          <table:table-cell/>
          <table:table-cell office:value-type="float" office:value="2.38281">
            <text:p>2.38281</text:p>
          </table:table-cell>
          <table:table-cell office:value-type="float" office:value="0.478151">
            <text:p>0.478151</text:p>
          </table:table-cell>
          <table:table-cell office:value-type="float" office:value="0.440794">
            <text:p>0.440794</text:p>
          </table:table-cell>
          <table:table-cell office:value-type="float" office:value="0.374657">
            <text:p>0.374657</text:p>
          </table:table-cell>
          <table:table-cell/>
          <table:table-cell table:formula="of:=[.K156]" office:value-type="float" office:value="2.38281">
            <text:p>2.38281</text:p>
          </table:table-cell>
          <table:table-cell table:formula="of:=0.5*([.G156]^2+[.L156]^2)" office:value-type="float" office:value="0.341256097741">
            <text:p>0.341256097741</text:p>
          </table:table-cell>
          <table:table-cell table:formula="of:=0.5*([.H156]^2+[.M156]^2)" office:value-type="float" office:value="0.34442151754">
            <text:p>0.34442151754</text:p>
          </table:table-cell>
          <table:table-cell table:formula="of:=0.5*([.I156]^2+[.N156]^2)" office:value-type="float" office:value="0.318499777745">
            <text:p>0.318499777745</text:p>
          </table:table-cell>
        </table:table-row>
        <table:table-row table:style-name="ro1">
          <table:table-cell office:value-type="float" office:value="2.39844">
            <text:p>2.39844</text:p>
          </table:table-cell>
          <table:table-cell office:value-type="float" office:value="0.550108">
            <text:p>0.550108</text:p>
          </table:table-cell>
          <table:table-cell office:value-type="float" office:value="0.49943">
            <text:p>0.49943</text:p>
          </table:table-cell>
          <table:table-cell office:value-type="float" office:value="0.647242">
            <text:p>0.647242</text:p>
          </table:table-cell>
          <table:table-cell/>
          <table:table-cell office:value-type="float" office:value="2.39844">
            <text:p>2.39844</text:p>
          </table:table-cell>
          <table:table-cell office:value-type="float" office:value="0.674657">
            <text:p>0.674657</text:p>
          </table:table-cell>
          <table:table-cell office:value-type="float" office:value="0.702232">
            <text:p>0.702232</text:p>
          </table:table-cell>
          <table:table-cell office:value-type="float" office:value="0.704522">
            <text:p>0.704522</text:p>
          </table:table-cell>
          <table:table-cell/>
          <table:table-cell office:value-type="float" office:value="2.39844">
            <text:p>2.39844</text:p>
          </table:table-cell>
          <table:table-cell office:value-type="float" office:value="0.478035">
            <text:p>0.478035</text:p>
          </table:table-cell>
          <table:table-cell office:value-type="float" office:value="0.440055">
            <text:p>0.440055</text:p>
          </table:table-cell>
          <table:table-cell office:value-type="float" office:value="0.373684">
            <text:p>0.373684</text:p>
          </table:table-cell>
          <table:table-cell/>
          <table:table-cell table:formula="of:=[.K157]" office:value-type="float" office:value="2.39844">
            <text:p>2.39844</text:p>
          </table:table-cell>
          <table:table-cell table:formula="of:=0.5*([.G157]^2+[.L157]^2)" office:value-type="float" office:value="0.341839764437">
            <text:p>0.341839764437</text:p>
          </table:table-cell>
          <table:table-cell table:formula="of:=0.5*([.H157]^2+[.M157]^2)" office:value-type="float" office:value="0.3433890924245">
            <text:p>0.3433890924245</text:p>
          </table:table-cell>
          <table:table-cell table:formula="of:=0.5*([.I157]^2+[.N157]^2)" office:value-type="float" office:value="0.31799549017">
            <text:p>0.31799549017</text:p>
          </table:table-cell>
        </table:table-row>
        <table:table-row table:style-name="ro1">
          <table:table-cell office:value-type="float" office:value="2.41406">
            <text:p>2.41406</text:p>
          </table:table-cell>
          <table:table-cell office:value-type="float" office:value="0.555597">
            <text:p>0.555597</text:p>
          </table:table-cell>
          <table:table-cell office:value-type="float" office:value="0.502935">
            <text:p>0.502935</text:p>
          </table:table-cell>
          <table:table-cell office:value-type="float" office:value="0.65076">
            <text:p>0.65076</text:p>
          </table:table-cell>
          <table:table-cell/>
          <table:table-cell office:value-type="float" office:value="2.41406">
            <text:p>2.41406</text:p>
          </table:table-cell>
          <table:table-cell office:value-type="float" office:value="0.674179">
            <text:p>0.674179</text:p>
          </table:table-cell>
          <table:table-cell office:value-type="float" office:value="0.698879">
            <text:p>0.698879</text:p>
          </table:table-cell>
          <table:table-cell office:value-type="float" office:value="0.700678">
            <text:p>0.700678</text:p>
          </table:table-cell>
          <table:table-cell/>
          <table:table-cell office:value-type="float" office:value="2.41406">
            <text:p>2.41406</text:p>
          </table:table-cell>
          <table:table-cell office:value-type="float" office:value="0.478805">
            <text:p>0.478805</text:p>
          </table:table-cell>
          <table:table-cell office:value-type="float" office:value="0.438409">
            <text:p>0.438409</text:p>
          </table:table-cell>
          <table:table-cell office:value-type="float" office:value="0.373224">
            <text:p>0.373224</text:p>
          </table:table-cell>
          <table:table-cell/>
          <table:table-cell table:formula="of:=[.K158]" office:value-type="float" office:value="2.41406">
            <text:p>2.41406</text:p>
          </table:table-cell>
          <table:table-cell table:formula="of:=0.5*([.G158]^2+[.L158]^2)" office:value-type="float" office:value="0.341885776033">
            <text:p>0.341885776033</text:p>
          </table:table-cell>
          <table:table-cell table:formula="of:=0.5*([.H158]^2+[.M158]^2)" office:value-type="float" office:value="0.340317153961">
            <text:p>0.340317153961</text:p>
          </table:table-cell>
          <table:table-cell table:formula="of:=0.5*([.I158]^2+[.N158]^2)" office:value-type="float" office:value="0.31512290693">
            <text:p>0.31512290693</text:p>
          </table:table-cell>
        </table:table-row>
        <table:table-row table:style-name="ro1">
          <table:table-cell office:value-type="float" office:value="2.42969">
            <text:p>2.42969</text:p>
          </table:table-cell>
          <table:table-cell office:value-type="float" office:value="0.55939">
            <text:p>0.55939</text:p>
          </table:table-cell>
          <table:table-cell office:value-type="float" office:value="0.506532">
            <text:p>0.506532</text:p>
          </table:table-cell>
          <table:table-cell office:value-type="float" office:value="0.65397">
            <text:p>0.65397</text:p>
          </table:table-cell>
          <table:table-cell/>
          <table:table-cell office:value-type="float" office:value="2.42969">
            <text:p>2.42969</text:p>
          </table:table-cell>
          <table:table-cell office:value-type="float" office:value="0.674022">
            <text:p>0.674022</text:p>
          </table:table-cell>
          <table:table-cell office:value-type="float" office:value="0.696991">
            <text:p>0.696991</text:p>
          </table:table-cell>
          <table:table-cell office:value-type="float" office:value="0.69633">
            <text:p>0.69633</text:p>
          </table:table-cell>
          <table:table-cell/>
          <table:table-cell office:value-type="float" office:value="2.42969">
            <text:p>2.42969</text:p>
          </table:table-cell>
          <table:table-cell office:value-type="float" office:value="0.478784">
            <text:p>0.478784</text:p>
          </table:table-cell>
          <table:table-cell office:value-type="float" office:value="0.434983">
            <text:p>0.434983</text:p>
          </table:table-cell>
          <table:table-cell office:value-type="float" office:value="0.371634">
            <text:p>0.371634</text:p>
          </table:table-cell>
          <table:table-cell/>
          <table:table-cell table:formula="of:=[.K159]" office:value-type="float" office:value="2.42969">
            <text:p>2.42969</text:p>
          </table:table-cell>
          <table:table-cell table:formula="of:=0.5*([.G159]^2+[.L159]^2)" office:value-type="float" office:value="0.34176988757">
            <text:p>0.34176988757</text:p>
          </table:table-cell>
          <table:table-cell table:formula="of:=0.5*([.H159]^2+[.M159]^2)" office:value-type="float" office:value="0.337503332185">
            <text:p>0.337503332185</text:p>
          </table:table-cell>
          <table:table-cell table:formula="of:=0.5*([.I159]^2+[.N159]^2)" office:value-type="float" office:value="0.311493649428">
            <text:p>0.311493649428</text:p>
          </table:table-cell>
        </table:table-row>
        <table:table-row table:style-name="ro1">
          <table:table-cell office:value-type="float" office:value="2.44531">
            <text:p>2.44531</text:p>
          </table:table-cell>
          <table:table-cell office:value-type="float" office:value="0.56249">
            <text:p>0.56249</text:p>
          </table:table-cell>
          <table:table-cell office:value-type="float" office:value="0.50987">
            <text:p>0.50987</text:p>
          </table:table-cell>
          <table:table-cell office:value-type="float" office:value="0.655875">
            <text:p>0.655875</text:p>
          </table:table-cell>
          <table:table-cell/>
          <table:table-cell office:value-type="float" office:value="2.44531">
            <text:p>2.44531</text:p>
          </table:table-cell>
          <table:table-cell office:value-type="float" office:value="0.675351">
            <text:p>0.675351</text:p>
          </table:table-cell>
          <table:table-cell office:value-type="float" office:value="0.694156">
            <text:p>0.694156</text:p>
          </table:table-cell>
          <table:table-cell office:value-type="float" office:value="0.694912">
            <text:p>0.694912</text:p>
          </table:table-cell>
          <table:table-cell/>
          <table:table-cell office:value-type="float" office:value="2.44531">
            <text:p>2.44531</text:p>
          </table:table-cell>
          <table:table-cell office:value-type="float" office:value="0.479455">
            <text:p>0.479455</text:p>
          </table:table-cell>
          <table:table-cell office:value-type="float" office:value="0.429522">
            <text:p>0.429522</text:p>
          </table:table-cell>
          <table:table-cell office:value-type="float" office:value="0.373366">
            <text:p>0.373366</text:p>
          </table:table-cell>
          <table:table-cell/>
          <table:table-cell table:formula="of:=[.K160]" office:value-type="float" office:value="2.44531">
            <text:p>2.44531</text:p>
          </table:table-cell>
          <table:table-cell table:formula="of:=0.5*([.G160]^2+[.L160]^2)" office:value-type="float" office:value="0.342988035113">
            <text:p>0.342988035113</text:p>
          </table:table-cell>
          <table:table-cell table:formula="of:=0.5*([.H160]^2+[.M160]^2)" office:value-type="float" office:value="0.33317085041">
            <text:p>0.33317085041</text:p>
          </table:table-cell>
          <table:table-cell table:formula="of:=0.5*([.I160]^2+[.N160]^2)" office:value-type="float" office:value="0.31115242885">
            <text:p>0.31115242885</text:p>
          </table:table-cell>
        </table:table-row>
        <table:table-row table:style-name="ro1">
          <table:table-cell office:value-type="float" office:value="2.46094">
            <text:p>2.46094</text:p>
          </table:table-cell>
          <table:table-cell office:value-type="float" office:value="0.56536">
            <text:p>0.56536</text:p>
          </table:table-cell>
          <table:table-cell office:value-type="float" office:value="0.51247">
            <text:p>0.51247</text:p>
          </table:table-cell>
          <table:table-cell office:value-type="float" office:value="0.659588">
            <text:p>0.659588</text:p>
          </table:table-cell>
          <table:table-cell/>
          <table:table-cell office:value-type="float" office:value="2.46094">
            <text:p>2.46094</text:p>
          </table:table-cell>
          <table:table-cell office:value-type="float" office:value="0.677287">
            <text:p>0.677287</text:p>
          </table:table-cell>
          <table:table-cell office:value-type="float" office:value="0.690558">
            <text:p>0.690558</text:p>
          </table:table-cell>
          <table:table-cell office:value-type="float" office:value="0.695477">
            <text:p>0.695477</text:p>
          </table:table-cell>
          <table:table-cell/>
          <table:table-cell office:value-type="float" office:value="2.46094">
            <text:p>2.46094</text:p>
          </table:table-cell>
          <table:table-cell office:value-type="float" office:value="0.481932">
            <text:p>0.481932</text:p>
          </table:table-cell>
          <table:table-cell office:value-type="float" office:value="0.428621">
            <text:p>0.428621</text:p>
          </table:table-cell>
          <table:table-cell office:value-type="float" office:value="0.375561">
            <text:p>0.375561</text:p>
          </table:table-cell>
          <table:table-cell/>
          <table:table-cell table:formula="of:=[.K161]" office:value-type="float" office:value="2.46094">
            <text:p>2.46094</text:p>
          </table:table-cell>
          <table:table-cell table:formula="of:=0.5*([.G161]^2+[.L161]^2)" office:value-type="float" office:value="0.3454880664965">
            <text:p>0.3454880664965</text:p>
          </table:table-cell>
          <table:table-cell table:formula="of:=0.5*([.H161]^2+[.M161]^2)" office:value-type="float" office:value="0.3302931565025">
            <text:p>0.3302931565025</text:p>
          </table:table-cell>
          <table:table-cell table:formula="of:=0.5*([.I161]^2+[.N161]^2)" office:value-type="float" office:value="0.312367161125">
            <text:p>0.312367161125</text:p>
          </table:table-cell>
        </table:table-row>
        <table:table-row table:style-name="ro1">
          <table:table-cell office:value-type="float" office:value="2.47656">
            <text:p>2.47656</text:p>
          </table:table-cell>
          <table:table-cell office:value-type="float" office:value="0.567525">
            <text:p>0.567525</text:p>
          </table:table-cell>
          <table:table-cell office:value-type="float" office:value="0.5143">
            <text:p>0.5143</text:p>
          </table:table-cell>
          <table:table-cell office:value-type="float" office:value="0.6658">
            <text:p>0.6658</text:p>
          </table:table-cell>
          <table:table-cell/>
          <table:table-cell office:value-type="float" office:value="2.47656">
            <text:p>2.47656</text:p>
          </table:table-cell>
          <table:table-cell office:value-type="float" office:value="0.679285">
            <text:p>0.679285</text:p>
          </table:table-cell>
          <table:table-cell office:value-type="float" office:value="0.686914">
            <text:p>0.686914</text:p>
          </table:table-cell>
          <table:table-cell office:value-type="float" office:value="0.696713">
            <text:p>0.696713</text:p>
          </table:table-cell>
          <table:table-cell/>
          <table:table-cell office:value-type="float" office:value="2.47656">
            <text:p>2.47656</text:p>
          </table:table-cell>
          <table:table-cell office:value-type="float" office:value="0.484775">
            <text:p>0.484775</text:p>
          </table:table-cell>
          <table:table-cell office:value-type="float" office:value="0.432588">
            <text:p>0.432588</text:p>
          </table:table-cell>
          <table:table-cell office:value-type="float" office:value="0.373502">
            <text:p>0.373502</text:p>
          </table:table-cell>
          <table:table-cell/>
          <table:table-cell table:formula="of:=[.K162]" office:value-type="float" office:value="2.47656">
            <text:p>2.47656</text:p>
          </table:table-cell>
          <table:table-cell table:formula="of:=0.5*([.G162]^2+[.L162]^2)" office:value-type="float" office:value="0.348217455925">
            <text:p>0.348217455925</text:p>
          </table:table-cell>
          <table:table-cell table:formula="of:=0.5*([.H162]^2+[.M162]^2)" office:value-type="float" office:value="0.32949161057">
            <text:p>0.32949161057</text:p>
          </table:table-cell>
          <table:table-cell table:formula="of:=0.5*([.I162]^2+[.N162]^2)" office:value-type="float" office:value="0.3124563741865">
            <text:p>0.3124563741865</text:p>
          </table:table-cell>
        </table:table-row>
        <table:table-row table:style-name="ro1">
          <table:table-cell office:value-type="float" office:value="2.49219">
            <text:p>2.49219</text:p>
          </table:table-cell>
          <table:table-cell office:value-type="float" office:value="0.570885">
            <text:p>0.570885</text:p>
          </table:table-cell>
          <table:table-cell office:value-type="float" office:value="0.517537">
            <text:p>0.517537</text:p>
          </table:table-cell>
          <table:table-cell office:value-type="float" office:value="0.6712">
            <text:p>0.6712</text:p>
          </table:table-cell>
          <table:table-cell/>
          <table:table-cell office:value-type="float" office:value="2.49219">
            <text:p>2.49219</text:p>
          </table:table-cell>
          <table:table-cell office:value-type="float" office:value="0.680564">
            <text:p>0.680564</text:p>
          </table:table-cell>
          <table:table-cell office:value-type="float" office:value="0.683747">
            <text:p>0.683747</text:p>
          </table:table-cell>
          <table:table-cell office:value-type="float" office:value="0.695343">
            <text:p>0.695343</text:p>
          </table:table-cell>
          <table:table-cell/>
          <table:table-cell office:value-type="float" office:value="2.49219">
            <text:p>2.49219</text:p>
          </table:table-cell>
          <table:table-cell office:value-type="float" office:value="0.486043">
            <text:p>0.486043</text:p>
          </table:table-cell>
          <table:table-cell office:value-type="float" office:value="0.432224">
            <text:p>0.432224</text:p>
          </table:table-cell>
          <table:table-cell office:value-type="float" office:value="0.371832">
            <text:p>0.371832</text:p>
          </table:table-cell>
          <table:table-cell/>
          <table:table-cell table:formula="of:=[.K163]" office:value-type="float" office:value="2.49219">
            <text:p>2.49219</text:p>
          </table:table-cell>
          <table:table-cell table:formula="of:=0.5*([.G163]^2+[.L163]^2)" office:value-type="float" office:value="0.3497025779725">
            <text:p>0.3497025779725</text:p>
          </table:table-cell>
          <table:table-cell table:formula="of:=0.5*([.H163]^2+[.M163]^2)" office:value-type="float" office:value="0.3271637730925">
            <text:p>0.3271637730925</text:p>
          </table:table-cell>
          <table:table-cell table:formula="of:=0.5*([.I163]^2+[.N163]^2)" office:value-type="float" office:value="0.3108804619365">
            <text:p>0.3108804619365</text:p>
          </table:table-cell>
        </table:table-row>
        <table:table-row table:style-name="ro1">
          <table:table-cell office:value-type="float" office:value="2.50781">
            <text:p>2.50781</text:p>
          </table:table-cell>
          <table:table-cell office:value-type="float" office:value="0.578162">
            <text:p>0.578162</text:p>
          </table:table-cell>
          <table:table-cell office:value-type="float" office:value="0.520483">
            <text:p>0.520483</text:p>
          </table:table-cell>
          <table:table-cell office:value-type="float" office:value="0.674547">
            <text:p>0.674547</text:p>
          </table:table-cell>
          <table:table-cell/>
          <table:table-cell office:value-type="float" office:value="2.50781">
            <text:p>2.50781</text:p>
          </table:table-cell>
          <table:table-cell office:value-type="float" office:value="0.681155">
            <text:p>0.681155</text:p>
          </table:table-cell>
          <table:table-cell office:value-type="float" office:value="0.682242">
            <text:p>0.682242</text:p>
          </table:table-cell>
          <table:table-cell office:value-type="float" office:value="0.690584">
            <text:p>0.690584</text:p>
          </table:table-cell>
          <table:table-cell/>
          <table:table-cell office:value-type="float" office:value="2.50781">
            <text:p>2.50781</text:p>
          </table:table-cell>
          <table:table-cell office:value-type="float" office:value="0.485425">
            <text:p>0.485425</text:p>
          </table:table-cell>
          <table:table-cell office:value-type="float" office:value="0.42867">
            <text:p>0.42867</text:p>
          </table:table-cell>
          <table:table-cell office:value-type="float" office:value="0.372072">
            <text:p>0.372072</text:p>
          </table:table-cell>
          <table:table-cell/>
          <table:table-cell table:formula="of:=[.K164]" office:value-type="float" office:value="2.50781">
            <text:p>2.50781</text:p>
          </table:table-cell>
          <table:table-cell table:formula="of:=0.5*([.G164]^2+[.L164]^2)" office:value-type="float" office:value="0.349804782325">
            <text:p>0.349804782325</text:p>
          </table:table-cell>
          <table:table-cell table:formula="of:=0.5*([.H164]^2+[.M164]^2)" office:value-type="float" office:value="0.324606057732">
            <text:p>0.324606057732</text:p>
          </table:table-cell>
          <table:table-cell table:formula="of:=0.5*([.I164]^2+[.N164]^2)" office:value-type="float" office:value="0.30767191712">
            <text:p>0.30767191712</text:p>
          </table:table-cell>
        </table:table-row>
        <table:table-row table:style-name="ro1">
          <table:table-cell office:value-type="float" office:value="2.52344">
            <text:p>2.52344</text:p>
          </table:table-cell>
          <table:table-cell office:value-type="float" office:value="0.585368">
            <text:p>0.585368</text:p>
          </table:table-cell>
          <table:table-cell office:value-type="float" office:value="0.520598">
            <text:p>0.520598</text:p>
          </table:table-cell>
          <table:table-cell office:value-type="float" office:value="0.676255">
            <text:p>0.676255</text:p>
          </table:table-cell>
          <table:table-cell/>
          <table:table-cell office:value-type="float" office:value="2.52344">
            <text:p>2.52344</text:p>
          </table:table-cell>
          <table:table-cell office:value-type="float" office:value="0.681325">
            <text:p>0.681325</text:p>
          </table:table-cell>
          <table:table-cell office:value-type="float" office:value="0.68109">
            <text:p>0.68109</text:p>
          </table:table-cell>
          <table:table-cell office:value-type="float" office:value="0.687487">
            <text:p>0.687487</text:p>
          </table:table-cell>
          <table:table-cell/>
          <table:table-cell office:value-type="float" office:value="2.52344">
            <text:p>2.52344</text:p>
          </table:table-cell>
          <table:table-cell office:value-type="float" office:value="0.485355">
            <text:p>0.485355</text:p>
          </table:table-cell>
          <table:table-cell office:value-type="float" office:value="0.428613">
            <text:p>0.428613</text:p>
          </table:table-cell>
          <table:table-cell office:value-type="float" office:value="0.36883">
            <text:p>0.36883</text:p>
          </table:table-cell>
          <table:table-cell/>
          <table:table-cell table:formula="of:=[.K165]" office:value-type="float" office:value="2.52344">
            <text:p>2.52344</text:p>
          </table:table-cell>
          <table:table-cell table:formula="of:=0.5*([.G165]^2+[.L165]^2)" office:value-type="float" office:value="0.349886615825">
            <text:p>0.349886615825</text:p>
          </table:table-cell>
          <table:table-cell table:formula="of:=0.5*([.H165]^2+[.M165]^2)" office:value-type="float" office:value="0.3237963459345">
            <text:p>0.3237963459345</text:p>
          </table:table-cell>
          <table:table-cell table:formula="of:=0.5*([.I165]^2+[.N165]^2)" office:value-type="float" office:value="0.3043369720345">
            <text:p>0.3043369720345</text:p>
          </table:table-cell>
        </table:table-row>
        <table:table-row table:style-name="ro1">
          <table:table-cell office:value-type="float" office:value="2.53906">
            <text:p>2.53906</text:p>
          </table:table-cell>
          <table:table-cell office:value-type="float" office:value="0.587845">
            <text:p>0.587845</text:p>
          </table:table-cell>
          <table:table-cell office:value-type="float" office:value="0.520712">
            <text:p>0.520712</text:p>
          </table:table-cell>
          <table:table-cell office:value-type="float" office:value="0.677078">
            <text:p>0.677078</text:p>
          </table:table-cell>
          <table:table-cell/>
          <table:table-cell office:value-type="float" office:value="2.53906">
            <text:p>2.53906</text:p>
          </table:table-cell>
          <table:table-cell office:value-type="float" office:value="0.680879">
            <text:p>0.680879</text:p>
          </table:table-cell>
          <table:table-cell office:value-type="float" office:value="0.679335">
            <text:p>0.679335</text:p>
          </table:table-cell>
          <table:table-cell office:value-type="float" office:value="0.688265">
            <text:p>0.688265</text:p>
          </table:table-cell>
          <table:table-cell/>
          <table:table-cell office:value-type="float" office:value="2.53906">
            <text:p>2.53906</text:p>
          </table:table-cell>
          <table:table-cell office:value-type="float" office:value="0.484211">
            <text:p>0.484211</text:p>
          </table:table-cell>
          <table:table-cell office:value-type="float" office:value="0.428755">
            <text:p>0.428755</text:p>
          </table:table-cell>
          <table:table-cell office:value-type="float" office:value="0.365424">
            <text:p>0.365424</text:p>
          </table:table-cell>
          <table:table-cell/>
          <table:table-cell table:formula="of:=[.K166]" office:value-type="float" office:value="2.53906">
            <text:p>2.53906</text:p>
          </table:table-cell>
          <table:table-cell table:formula="of:=0.5*([.G166]^2+[.L166]^2)" office:value-type="float" office:value="0.349028252581">
            <text:p>0.349028252581</text:p>
          </table:table-cell>
          <table:table-cell table:formula="of:=0.5*([.H166]^2+[.M166]^2)" office:value-type="float" office:value="0.322663446125">
            <text:p>0.322663446125</text:p>
          </table:table-cell>
          <table:table-cell table:formula="of:=0.5*([.I166]^2+[.N166]^2)" office:value-type="float" office:value="0.3036217050005">
            <text:p>0.3036217050005</text:p>
          </table:table-cell>
        </table:table-row>
        <table:table-row table:style-name="ro1">
          <table:table-cell office:value-type="float" office:value="2.55469">
            <text:p>2.55469</text:p>
          </table:table-cell>
          <table:table-cell office:value-type="float" office:value="0.589143">
            <text:p>0.589143</text:p>
          </table:table-cell>
          <table:table-cell office:value-type="float" office:value="0.52369">
            <text:p>0.52369</text:p>
          </table:table-cell>
          <table:table-cell office:value-type="float" office:value="0.68084">
            <text:p>0.68084</text:p>
          </table:table-cell>
          <table:table-cell/>
          <table:table-cell office:value-type="float" office:value="2.55469">
            <text:p>2.55469</text:p>
          </table:table-cell>
          <table:table-cell office:value-type="float" office:value="0.679773">
            <text:p>0.679773</text:p>
          </table:table-cell>
          <table:table-cell office:value-type="float" office:value="0.678031">
            <text:p>0.678031</text:p>
          </table:table-cell>
          <table:table-cell office:value-type="float" office:value="0.688588">
            <text:p>0.688588</text:p>
          </table:table-cell>
          <table:table-cell/>
          <table:table-cell office:value-type="float" office:value="2.55469">
            <text:p>2.55469</text:p>
          </table:table-cell>
          <table:table-cell office:value-type="float" office:value="0.481997">
            <text:p>0.481997</text:p>
          </table:table-cell>
          <table:table-cell office:value-type="float" office:value="0.427991">
            <text:p>0.427991</text:p>
          </table:table-cell>
          <table:table-cell office:value-type="float" office:value="0.366414">
            <text:p>0.366414</text:p>
          </table:table-cell>
          <table:table-cell/>
          <table:table-cell table:formula="of:=[.K167]" office:value-type="float" office:value="2.55469">
            <text:p>2.55469</text:p>
          </table:table-cell>
          <table:table-cell table:formula="of:=0.5*([.G167]^2+[.L167]^2)" office:value-type="float" office:value="0.347206219769">
            <text:p>0.347206219769</text:p>
          </table:table-cell>
          <table:table-cell table:formula="of:=0.5*([.H167]^2+[.M167]^2)" office:value-type="float" office:value="0.321451166521">
            <text:p>0.321451166521</text:p>
          </table:table-cell>
          <table:table-cell table:formula="of:=0.5*([.I167]^2+[.N167]^2)" office:value-type="float" office:value="0.30420632657">
            <text:p>0.30420632657</text:p>
          </table:table-cell>
        </table:table-row>
        <table:table-row table:style-name="ro1">
          <table:table-cell office:value-type="float" office:value="2.57031">
            <text:p>2.57031</text:p>
          </table:table-cell>
          <table:table-cell office:value-type="float" office:value="0.59295">
            <text:p>0.59295</text:p>
          </table:table-cell>
          <table:table-cell office:value-type="float" office:value="0.528525">
            <text:p>0.528525</text:p>
          </table:table-cell>
          <table:table-cell office:value-type="float" office:value="0.68709">
            <text:p>0.68709</text:p>
          </table:table-cell>
          <table:table-cell/>
          <table:table-cell office:value-type="float" office:value="2.57031">
            <text:p>2.57031</text:p>
          </table:table-cell>
          <table:table-cell office:value-type="float" office:value="0.678166">
            <text:p>0.678166</text:p>
          </table:table-cell>
          <table:table-cell office:value-type="float" office:value="0.677589">
            <text:p>0.677589</text:p>
          </table:table-cell>
          <table:table-cell office:value-type="float" office:value="0.68462">
            <text:p>0.68462</text:p>
          </table:table-cell>
          <table:table-cell/>
          <table:table-cell office:value-type="float" office:value="2.57031">
            <text:p>2.57031</text:p>
          </table:table-cell>
          <table:table-cell office:value-type="float" office:value="0.481877">
            <text:p>0.481877</text:p>
          </table:table-cell>
          <table:table-cell office:value-type="float" office:value="0.425196">
            <text:p>0.425196</text:p>
          </table:table-cell>
          <table:table-cell office:value-type="float" office:value="0.365863">
            <text:p>0.365863</text:p>
          </table:table-cell>
          <table:table-cell/>
          <table:table-cell table:formula="of:=[.K168]" office:value-type="float" office:value="2.57031">
            <text:p>2.57031</text:p>
          </table:table-cell>
          <table:table-cell table:formula="of:=0.5*([.G168]^2+[.L168]^2)" office:value-type="float" office:value="0.3460572833425">
            <text:p>0.3460572833425</text:p>
          </table:table-cell>
          <table:table-cell table:formula="of:=0.5*([.H168]^2+[.M168]^2)" office:value-type="float" office:value="0.3199592456685">
            <text:p>0.3199592456685</text:p>
          </table:table-cell>
          <table:table-cell table:formula="of:=0.5*([.I168]^2+[.N168]^2)" office:value-type="float" office:value="0.3012801395845">
            <text:p>0.3012801395845</text:p>
          </table:table-cell>
        </table:table-row>
        <table:table-row table:style-name="ro1">
          <table:table-cell office:value-type="float" office:value="2.58594">
            <text:p>2.58594</text:p>
          </table:table-cell>
          <table:table-cell office:value-type="float" office:value="0.59593">
            <text:p>0.59593</text:p>
          </table:table-cell>
          <table:table-cell office:value-type="float" office:value="0.532225">
            <text:p>0.532225</text:p>
          </table:table-cell>
          <table:table-cell office:value-type="float" office:value="0.690122">
            <text:p>0.690122</text:p>
          </table:table-cell>
          <table:table-cell/>
          <table:table-cell office:value-type="float" office:value="2.58594">
            <text:p>2.58594</text:p>
          </table:table-cell>
          <table:table-cell office:value-type="float" office:value="0.676748">
            <text:p>0.676748</text:p>
          </table:table-cell>
          <table:table-cell office:value-type="float" office:value="0.675638">
            <text:p>0.675638</text:p>
          </table:table-cell>
          <table:table-cell office:value-type="float" office:value="0.67984">
            <text:p>0.67984</text:p>
          </table:table-cell>
          <table:table-cell/>
          <table:table-cell office:value-type="float" office:value="2.58594">
            <text:p>2.58594</text:p>
          </table:table-cell>
          <table:table-cell office:value-type="float" office:value="0.483006">
            <text:p>0.483006</text:p>
          </table:table-cell>
          <table:table-cell office:value-type="float" office:value="0.422966">
            <text:p>0.422966</text:p>
          </table:table-cell>
          <table:table-cell office:value-type="float" office:value="0.365144">
            <text:p>0.365144</text:p>
          </table:table-cell>
          <table:table-cell/>
          <table:table-cell table:formula="of:=[.K169]" office:value-type="float" office:value="2.58594">
            <text:p>2.58594</text:p>
          </table:table-cell>
          <table:table-cell table:formula="of:=0.5*([.G169]^2+[.L169]^2)" office:value-type="float" office:value="0.34564132577">
            <text:p>0.34564132577</text:p>
          </table:table-cell>
          <table:table-cell table:formula="of:=0.5*([.H169]^2+[.M169]^2)" office:value-type="float" office:value="0.3176934721">
            <text:p>0.3176934721</text:p>
          </table:table-cell>
          <table:table-cell table:formula="of:=0.5*([.I169]^2+[.N169]^2)" office:value-type="float" office:value="0.297756283168">
            <text:p>0.297756283168</text:p>
          </table:table-cell>
        </table:table-row>
        <table:table-row table:style-name="ro1">
          <table:table-cell office:value-type="float" office:value="2.60156">
            <text:p>2.60156</text:p>
          </table:table-cell>
          <table:table-cell office:value-type="float" office:value="0.597122">
            <text:p>0.597122</text:p>
          </table:table-cell>
          <table:table-cell office:value-type="float" office:value="0.53393">
            <text:p>0.53393</text:p>
          </table:table-cell>
          <table:table-cell office:value-type="float" office:value="0.69017">
            <text:p>0.69017</text:p>
          </table:table-cell>
          <table:table-cell/>
          <table:table-cell office:value-type="float" office:value="2.60156">
            <text:p>2.60156</text:p>
          </table:table-cell>
          <table:table-cell office:value-type="float" office:value="0.675441">
            <text:p>0.675441</text:p>
          </table:table-cell>
          <table:table-cell office:value-type="float" office:value="0.672734">
            <text:p>0.672734</text:p>
          </table:table-cell>
          <table:table-cell office:value-type="float" office:value="0.678504">
            <text:p>0.678504</text:p>
          </table:table-cell>
          <table:table-cell/>
          <table:table-cell office:value-type="float" office:value="2.60156">
            <text:p>2.60156</text:p>
          </table:table-cell>
          <table:table-cell office:value-type="float" office:value="0.483788">
            <text:p>0.483788</text:p>
          </table:table-cell>
          <table:table-cell office:value-type="float" office:value="0.423317">
            <text:p>0.423317</text:p>
          </table:table-cell>
          <table:table-cell office:value-type="float" office:value="0.364469">
            <text:p>0.364469</text:p>
          </table:table-cell>
          <table:table-cell/>
          <table:table-cell table:formula="of:=[.K170]" office:value-type="float" office:value="2.60156">
            <text:p>2.60156</text:p>
          </table:table-cell>
          <table:table-cell table:formula="of:=0.5*([.G170]^2+[.L170]^2)" office:value-type="float" office:value="0.3451356867125">
            <text:p>0.3451356867125</text:p>
          </table:table-cell>
          <table:table-cell table:formula="of:=0.5*([.H170]^2+[.M170]^2)" office:value-type="float" office:value="0.3158841586225">
            <text:p>0.3158841586225</text:p>
          </table:table-cell>
          <table:table-cell table:formula="of:=0.5*([.I170]^2+[.N170]^2)" office:value-type="float" office:value="0.2966026649885">
            <text:p>0.2966026649885</text:p>
          </table:table-cell>
        </table:table-row>
        <table:table-row table:style-name="ro1">
          <table:table-cell office:value-type="float" office:value="2.61719">
            <text:p>2.61719</text:p>
          </table:table-cell>
          <table:table-cell office:value-type="float" office:value="0.601098">
            <text:p>0.601098</text:p>
          </table:table-cell>
          <table:table-cell office:value-type="float" office:value="0.535213">
            <text:p>0.535213</text:p>
          </table:table-cell>
          <table:table-cell office:value-type="float" office:value="0.691275">
            <text:p>0.691275</text:p>
          </table:table-cell>
          <table:table-cell/>
          <table:table-cell office:value-type="float" office:value="2.61719">
            <text:p>2.61719</text:p>
          </table:table-cell>
          <table:table-cell office:value-type="float" office:value="0.673328">
            <text:p>0.673328</text:p>
          </table:table-cell>
          <table:table-cell office:value-type="float" office:value="0.67074">
            <text:p>0.67074</text:p>
          </table:table-cell>
          <table:table-cell office:value-type="float" office:value="0.679633">
            <text:p>0.679633</text:p>
          </table:table-cell>
          <table:table-cell/>
          <table:table-cell office:value-type="float" office:value="2.61719">
            <text:p>2.61719</text:p>
          </table:table-cell>
          <table:table-cell office:value-type="float" office:value="0.483474">
            <text:p>0.483474</text:p>
          </table:table-cell>
          <table:table-cell office:value-type="float" office:value="0.424145">
            <text:p>0.424145</text:p>
          </table:table-cell>
          <table:table-cell office:value-type="float" office:value="0.363781">
            <text:p>0.363781</text:p>
          </table:table-cell>
          <table:table-cell/>
          <table:table-cell table:formula="of:=[.K171]" office:value-type="float" office:value="2.61719">
            <text:p>2.61719</text:p>
          </table:table-cell>
          <table:table-cell table:formula="of:=0.5*([.G171]^2+[.L171]^2)" office:value-type="float" office:value="0.34355885213">
            <text:p>0.34355885213</text:p>
          </table:table-cell>
          <table:table-cell table:formula="of:=0.5*([.H171]^2+[.M171]^2)" office:value-type="float" office:value="0.3148955643125">
            <text:p>0.3148955643125</text:p>
          </table:table-cell>
          <table:table-cell table:formula="of:=0.5*([.I171]^2+[.N171]^2)" office:value-type="float" office:value="0.297118815325">
            <text:p>0.297118815325</text:p>
          </table:table-cell>
        </table:table-row>
        <table:table-row table:style-name="ro1">
          <table:table-cell office:value-type="float" office:value="2.63281">
            <text:p>2.63281</text:p>
          </table:table-cell>
          <table:table-cell office:value-type="float" office:value="0.607193">
            <text:p>0.607193</text:p>
          </table:table-cell>
          <table:table-cell office:value-type="float" office:value="0.5367">
            <text:p>0.5367</text:p>
          </table:table-cell>
          <table:table-cell office:value-type="float" office:value="0.693835">
            <text:p>0.693835</text:p>
          </table:table-cell>
          <table:table-cell/>
          <table:table-cell office:value-type="float" office:value="2.63281">
            <text:p>2.63281</text:p>
          </table:table-cell>
          <table:table-cell office:value-type="float" office:value="0.670805">
            <text:p>0.670805</text:p>
          </table:table-cell>
          <table:table-cell office:value-type="float" office:value="0.669708">
            <text:p>0.669708</text:p>
          </table:table-cell>
          <table:table-cell office:value-type="float" office:value="0.679098">
            <text:p>0.679098</text:p>
          </table:table-cell>
          <table:table-cell/>
          <table:table-cell office:value-type="float" office:value="2.63281">
            <text:p>2.63281</text:p>
          </table:table-cell>
          <table:table-cell office:value-type="float" office:value="0.48092">
            <text:p>0.48092</text:p>
          </table:table-cell>
          <table:table-cell office:value-type="float" office:value="0.423559">
            <text:p>0.423559</text:p>
          </table:table-cell>
          <table:table-cell office:value-type="float" office:value="0.362444">
            <text:p>0.362444</text:p>
          </table:table-cell>
          <table:table-cell/>
          <table:table-cell table:formula="of:=[.K172]" office:value-type="float" office:value="2.63281">
            <text:p>2.63281</text:p>
          </table:table-cell>
          <table:table-cell table:formula="of:=0.5*([.G172]^2+[.L172]^2)" office:value-type="float" office:value="0.3406316972125">
            <text:p>0.3406316972125</text:p>
          </table:table-cell>
          <table:table-cell table:formula="of:=0.5*([.H172]^2+[.M172]^2)" office:value-type="float" office:value="0.3139555158725">
            <text:p>0.3139555158725</text:p>
          </table:table-cell>
          <table:table-cell table:formula="of:=0.5*([.I172]^2+[.N172]^2)" office:value-type="float" office:value="0.29626987337">
            <text:p>0.29626987337</text:p>
          </table:table-cell>
        </table:table-row>
        <table:table-row table:style-name="ro1">
          <table:table-cell office:value-type="float" office:value="2.64844">
            <text:p>2.64844</text:p>
          </table:table-cell>
          <table:table-cell office:value-type="float" office:value="0.610687">
            <text:p>0.610687</text:p>
          </table:table-cell>
          <table:table-cell office:value-type="float" office:value="0.541137">
            <text:p>0.541137</text:p>
          </table:table-cell>
          <table:table-cell office:value-type="float" office:value="0.694827">
            <text:p>0.694827</text:p>
          </table:table-cell>
          <table:table-cell/>
          <table:table-cell office:value-type="float" office:value="2.64844">
            <text:p>2.64844</text:p>
          </table:table-cell>
          <table:table-cell office:value-type="float" office:value="0.66761">
            <text:p>0.66761</text:p>
          </table:table-cell>
          <table:table-cell office:value-type="float" office:value="0.669165">
            <text:p>0.669165</text:p>
          </table:table-cell>
          <table:table-cell office:value-type="float" office:value="0.678038">
            <text:p>0.678038</text:p>
          </table:table-cell>
          <table:table-cell/>
          <table:table-cell office:value-type="float" office:value="2.64844">
            <text:p>2.64844</text:p>
          </table:table-cell>
          <table:table-cell office:value-type="float" office:value="0.479169">
            <text:p>0.479169</text:p>
          </table:table-cell>
          <table:table-cell office:value-type="float" office:value="0.422681">
            <text:p>0.422681</text:p>
          </table:table-cell>
          <table:table-cell office:value-type="float" office:value="0.362513">
            <text:p>0.362513</text:p>
          </table:table-cell>
          <table:table-cell/>
          <table:table-cell table:formula="of:=[.K173]" office:value-type="float" office:value="2.64844">
            <text:p>2.64844</text:p>
          </table:table-cell>
          <table:table-cell table:formula="of:=0.5*([.G173]^2+[.L173]^2)" office:value-type="float" office:value="0.3376530213305">
            <text:p>0.3376530213305</text:p>
          </table:table-cell>
          <table:table-cell table:formula="of:=0.5*([.H173]^2+[.M173]^2)" office:value-type="float" office:value="0.313220512493">
            <text:p>0.313220512493</text:p>
          </table:table-cell>
          <table:table-cell table:formula="of:=0.5*([.I173]^2+[.N173]^2)" office:value-type="float" office:value="0.2955756023065">
            <text:p>0.2955756023065</text:p>
          </table:table-cell>
        </table:table-row>
        <table:table-row table:style-name="ro1">
          <table:table-cell office:value-type="float" office:value="2.66406">
            <text:p>2.66406</text:p>
          </table:table-cell>
          <table:table-cell office:value-type="float" office:value="0.612458">
            <text:p>0.612458</text:p>
          </table:table-cell>
          <table:table-cell office:value-type="float" office:value="0.547538">
            <text:p>0.547538</text:p>
          </table:table-cell>
          <table:table-cell office:value-type="float" office:value="0.693937">
            <text:p>0.693937</text:p>
          </table:table-cell>
          <table:table-cell/>
          <table:table-cell office:value-type="float" office:value="2.66406">
            <text:p>2.66406</text:p>
          </table:table-cell>
          <table:table-cell office:value-type="float" office:value="0.664699">
            <text:p>0.664699</text:p>
          </table:table-cell>
          <table:table-cell office:value-type="float" office:value="0.667351">
            <text:p>0.667351</text:p>
          </table:table-cell>
          <table:table-cell office:value-type="float" office:value="0.677429">
            <text:p>0.677429</text:p>
          </table:table-cell>
          <table:table-cell/>
          <table:table-cell office:value-type="float" office:value="2.66406">
            <text:p>2.66406</text:p>
          </table:table-cell>
          <table:table-cell office:value-type="float" office:value="0.481118">
            <text:p>0.481118</text:p>
          </table:table-cell>
          <table:table-cell office:value-type="float" office:value="0.423223">
            <text:p>0.423223</text:p>
          </table:table-cell>
          <table:table-cell office:value-type="float" office:value="0.364435">
            <text:p>0.364435</text:p>
          </table:table-cell>
          <table:table-cell/>
          <table:table-cell table:formula="of:=[.K174]" office:value-type="float" office:value="2.66406">
            <text:p>2.66406</text:p>
          </table:table-cell>
          <table:table-cell table:formula="of:=0.5*([.G174]^2+[.L174]^2)" office:value-type="float" office:value="0.3366496452625">
            <text:p>0.3366496452625</text:p>
          </table:table-cell>
          <table:table-cell table:formula="of:=0.5*([.H174]^2+[.M174]^2)" office:value-type="float" office:value="0.312237532465">
            <text:p>0.312237532465</text:p>
          </table:table-cell>
          <table:table-cell table:formula="of:=0.5*([.I174]^2+[.N174]^2)" office:value-type="float" office:value="0.295861459633">
            <text:p>0.295861459633</text:p>
          </table:table-cell>
        </table:table-row>
        <table:table-row table:style-name="ro1">
          <table:table-cell office:value-type="float" office:value="2.67969">
            <text:p>2.67969</text:p>
          </table:table-cell>
          <table:table-cell office:value-type="float" office:value="0.6161">
            <text:p>0.6161</text:p>
          </table:table-cell>
          <table:table-cell office:value-type="float" office:value="0.549345">
            <text:p>0.549345</text:p>
          </table:table-cell>
          <table:table-cell office:value-type="float" office:value="0.692347">
            <text:p>0.692347</text:p>
          </table:table-cell>
          <table:table-cell/>
          <table:table-cell office:value-type="float" office:value="2.67969">
            <text:p>2.67969</text:p>
          </table:table-cell>
          <table:table-cell office:value-type="float" office:value="0.663005">
            <text:p>0.663005</text:p>
          </table:table-cell>
          <table:table-cell office:value-type="float" office:value="0.66341">
            <text:p>0.66341</text:p>
          </table:table-cell>
          <table:table-cell office:value-type="float" office:value="0.67682">
            <text:p>0.67682</text:p>
          </table:table-cell>
          <table:table-cell/>
          <table:table-cell office:value-type="float" office:value="2.67969">
            <text:p>2.67969</text:p>
          </table:table-cell>
          <table:table-cell office:value-type="float" office:value="0.482508">
            <text:p>0.482508</text:p>
          </table:table-cell>
          <table:table-cell office:value-type="float" office:value="0.424804">
            <text:p>0.424804</text:p>
          </table:table-cell>
          <table:table-cell office:value-type="float" office:value="0.365214">
            <text:p>0.365214</text:p>
          </table:table-cell>
          <table:table-cell/>
          <table:table-cell table:formula="of:=[.K175]" office:value-type="float" office:value="2.67969">
            <text:p>2.67969</text:p>
          </table:table-cell>
          <table:table-cell table:formula="of:=0.5*([.G175]^2+[.L175]^2)" office:value-type="float" office:value="0.3361948000445">
            <text:p>0.3361948000445</text:p>
          </table:table-cell>
          <table:table-cell table:formula="of:=0.5*([.H175]^2+[.M175]^2)" office:value-type="float" office:value="0.310285633258">
            <text:p>0.310285633258</text:p>
          </table:table-cell>
          <table:table-cell table:formula="of:=0.5*([.I175]^2+[.N175]^2)" office:value-type="float" office:value="0.295733289098">
            <text:p>0.295733289098</text:p>
          </table:table-cell>
        </table:table-row>
        <table:table-row table:style-name="ro1">
          <table:table-cell office:value-type="float" office:value="2.69531">
            <text:p>2.69531</text:p>
          </table:table-cell>
          <table:table-cell office:value-type="float" office:value="0.621243">
            <text:p>0.621243</text:p>
          </table:table-cell>
          <table:table-cell office:value-type="float" office:value="0.54784">
            <text:p>0.54784</text:p>
          </table:table-cell>
          <table:table-cell office:value-type="float" office:value="0.691835">
            <text:p>0.691835</text:p>
          </table:table-cell>
          <table:table-cell/>
          <table:table-cell office:value-type="float" office:value="2.69531">
            <text:p>2.69531</text:p>
          </table:table-cell>
          <table:table-cell office:value-type="float" office:value="0.662762">
            <text:p>0.662762</text:p>
          </table:table-cell>
          <table:table-cell office:value-type="float" office:value="0.658189">
            <text:p>0.658189</text:p>
          </table:table-cell>
          <table:table-cell office:value-type="float" office:value="0.675046">
            <text:p>0.675046</text:p>
          </table:table-cell>
          <table:table-cell/>
          <table:table-cell office:value-type="float" office:value="2.69531">
            <text:p>2.69531</text:p>
          </table:table-cell>
          <table:table-cell office:value-type="float" office:value="0.481169">
            <text:p>0.481169</text:p>
          </table:table-cell>
          <table:table-cell office:value-type="float" office:value="0.424413">
            <text:p>0.424413</text:p>
          </table:table-cell>
          <table:table-cell office:value-type="float" office:value="0.364121">
            <text:p>0.364121</text:p>
          </table:table-cell>
          <table:table-cell/>
          <table:table-cell table:formula="of:=[.K176]" office:value-type="float" office:value="2.69531">
            <text:p>2.69531</text:p>
          </table:table-cell>
          <table:table-cell table:formula="of:=0.5*([.G176]^2+[.L176]^2)" office:value-type="float" office:value="0.3353885376025">
            <text:p>0.3353885376025</text:p>
          </table:table-cell>
          <table:table-cell table:formula="of:=0.5*([.H176]^2+[.M176]^2)" office:value-type="float" office:value="0.306669577145">
            <text:p>0.306669577145</text:p>
          </table:table-cell>
          <table:table-cell table:formula="of:=0.5*([.I176]^2+[.N176]^2)" office:value-type="float" office:value="0.2941356023785">
            <text:p>0.2941356023785</text:p>
          </table:table-cell>
        </table:table-row>
        <table:table-row table:style-name="ro1">
          <table:table-cell office:value-type="float" office:value="2.71094">
            <text:p>2.71094</text:p>
          </table:table-cell>
          <table:table-cell office:value-type="float" office:value="0.624585">
            <text:p>0.624585</text:p>
          </table:table-cell>
          <table:table-cell office:value-type="float" office:value="0.55027">
            <text:p>0.55027</text:p>
          </table:table-cell>
          <table:table-cell office:value-type="float" office:value="0.693915">
            <text:p>0.693915</text:p>
          </table:table-cell>
          <table:table-cell/>
          <table:table-cell office:value-type="float" office:value="2.71094">
            <text:p>2.71094</text:p>
          </table:table-cell>
          <table:table-cell office:value-type="float" office:value="0.661952">
            <text:p>0.661952</text:p>
          </table:table-cell>
          <table:table-cell office:value-type="float" office:value="0.658308">
            <text:p>0.658308</text:p>
          </table:table-cell>
          <table:table-cell office:value-type="float" office:value="0.671863">
            <text:p>0.671863</text:p>
          </table:table-cell>
          <table:table-cell/>
          <table:table-cell office:value-type="float" office:value="2.71094">
            <text:p>2.71094</text:p>
          </table:table-cell>
          <table:table-cell office:value-type="float" office:value="0.480727">
            <text:p>0.480727</text:p>
          </table:table-cell>
          <table:table-cell office:value-type="float" office:value="0.421783">
            <text:p>0.421783</text:p>
          </table:table-cell>
          <table:table-cell office:value-type="float" office:value="0.362409">
            <text:p>0.362409</text:p>
          </table:table-cell>
          <table:table-cell/>
          <table:table-cell table:formula="of:=[.K177]" office:value-type="float" office:value="2.71094">
            <text:p>2.71094</text:p>
          </table:table-cell>
          <table:table-cell table:formula="of:=0.5*([.G177]^2+[.L177]^2)" office:value-type="float" office:value="0.3346394494165">
            <text:p>0.3346394494165</text:p>
          </table:table-cell>
          <table:table-cell table:formula="of:=0.5*([.H177]^2+[.M177]^2)" office:value-type="float" office:value="0.3056351609765">
            <text:p>0.3056351609765</text:p>
          </table:table-cell>
          <table:table-cell table:formula="of:=0.5*([.I177]^2+[.N177]^2)" office:value-type="float" office:value="0.291370087025">
            <text:p>0.291370087025</text:p>
          </table:table-cell>
        </table:table-row>
        <table:table-row table:style-name="ro1">
          <table:table-cell office:value-type="float" office:value="2.72656">
            <text:p>2.72656</text:p>
          </table:table-cell>
          <table:table-cell office:value-type="float" office:value="0.624743">
            <text:p>0.624743</text:p>
          </table:table-cell>
          <table:table-cell office:value-type="float" office:value="0.555552">
            <text:p>0.555552</text:p>
          </table:table-cell>
          <table:table-cell office:value-type="float" office:value="0.6969">
            <text:p>0.6969</text:p>
          </table:table-cell>
          <table:table-cell/>
          <table:table-cell office:value-type="float" office:value="2.72656">
            <text:p>2.72656</text:p>
          </table:table-cell>
          <table:table-cell office:value-type="float" office:value="0.659555">
            <text:p>0.659555</text:p>
          </table:table-cell>
          <table:table-cell office:value-type="float" office:value="0.659994">
            <text:p>0.659994</text:p>
          </table:table-cell>
          <table:table-cell office:value-type="float" office:value="0.670228">
            <text:p>0.670228</text:p>
          </table:table-cell>
          <table:table-cell/>
          <table:table-cell office:value-type="float" office:value="2.72656">
            <text:p>2.72656</text:p>
          </table:table-cell>
          <table:table-cell office:value-type="float" office:value="0.482288">
            <text:p>0.482288</text:p>
          </table:table-cell>
          <table:table-cell office:value-type="float" office:value="0.419186">
            <text:p>0.419186</text:p>
          </table:table-cell>
          <table:table-cell office:value-type="float" office:value="0.361243">
            <text:p>0.361243</text:p>
          </table:table-cell>
          <table:table-cell/>
          <table:table-cell table:formula="of:=[.K178]" office:value-type="float" office:value="2.72656">
            <text:p>2.72656</text:p>
          </table:table-cell>
          <table:table-cell table:formula="of:=0.5*([.G178]^2+[.L178]^2)" office:value-type="float" office:value="0.3338072564845">
            <text:p>0.3338072564845</text:p>
          </table:table-cell>
          <table:table-cell table:formula="of:=0.5*([.H178]^2+[.M178]^2)" office:value-type="float" office:value="0.305654491316">
            <text:p>0.305654491316</text:p>
          </table:table-cell>
          <table:table-cell table:formula="of:=0.5*([.I178]^2+[.N178]^2)" office:value-type="float" office:value="0.2898510385165">
            <text:p>0.2898510385165</text:p>
          </table:table-cell>
        </table:table-row>
        <table:table-row table:style-name="ro1">
          <table:table-cell office:value-type="float" office:value="2.74219">
            <text:p>2.74219</text:p>
          </table:table-cell>
          <table:table-cell office:value-type="float" office:value="0.625607">
            <text:p>0.625607</text:p>
          </table:table-cell>
          <table:table-cell office:value-type="float" office:value="0.557972">
            <text:p>0.557972</text:p>
          </table:table-cell>
          <table:table-cell office:value-type="float" office:value="0.699762">
            <text:p>0.699762</text:p>
          </table:table-cell>
          <table:table-cell/>
          <table:table-cell office:value-type="float" office:value="2.74219">
            <text:p>2.74219</text:p>
          </table:table-cell>
          <table:table-cell office:value-type="float" office:value="0.656973">
            <text:p>0.656973</text:p>
          </table:table-cell>
          <table:table-cell office:value-type="float" office:value="0.656635">
            <text:p>0.656635</text:p>
          </table:table-cell>
          <table:table-cell office:value-type="float" office:value="0.669368">
            <text:p>0.669368</text:p>
          </table:table-cell>
          <table:table-cell/>
          <table:table-cell office:value-type="float" office:value="2.74219">
            <text:p>2.74219</text:p>
          </table:table-cell>
          <table:table-cell office:value-type="float" office:value="0.483266">
            <text:p>0.483266</text:p>
          </table:table-cell>
          <table:table-cell office:value-type="float" office:value="0.418963">
            <text:p>0.418963</text:p>
          </table:table-cell>
          <table:table-cell office:value-type="float" office:value="0.360874">
            <text:p>0.360874</text:p>
          </table:table-cell>
          <table:table-cell/>
          <table:table-cell table:formula="of:=[.K179]" office:value-type="float" office:value="2.74219">
            <text:p>2.74219</text:p>
          </table:table-cell>
          <table:table-cell table:formula="of:=0.5*([.G179]^2+[.L179]^2)" office:value-type="float" office:value="0.3325797747425">
            <text:p>0.3325797747425</text:p>
          </table:table-cell>
          <table:table-cell table:formula="of:=0.5*([.H179]^2+[.M179]^2)" office:value-type="float" office:value="0.303349759297">
            <text:p>0.303349759297</text:p>
          </table:table-cell>
          <table:table-cell table:formula="of:=0.5*([.I179]^2+[.N179]^2)" office:value-type="float" office:value="0.28914178165">
            <text:p>0.28914178165</text:p>
          </table:table-cell>
        </table:table-row>
        <table:table-row table:style-name="ro1">
          <table:table-cell office:value-type="float" office:value="2.75781">
            <text:p>2.75781</text:p>
          </table:table-cell>
          <table:table-cell office:value-type="float" office:value="0.630443">
            <text:p>0.630443</text:p>
          </table:table-cell>
          <table:table-cell office:value-type="float" office:value="0.558355">
            <text:p>0.558355</text:p>
          </table:table-cell>
          <table:table-cell office:value-type="float" office:value="0.703105">
            <text:p>0.703105</text:p>
          </table:table-cell>
          <table:table-cell/>
          <table:table-cell office:value-type="float" office:value="2.75781">
            <text:p>2.75781</text:p>
          </table:table-cell>
          <table:table-cell office:value-type="float" office:value="0.654171">
            <text:p>0.654171</text:p>
          </table:table-cell>
          <table:table-cell office:value-type="float" office:value="0.651648">
            <text:p>0.651648</text:p>
          </table:table-cell>
          <table:table-cell office:value-type="float" office:value="0.666258">
            <text:p>0.666258</text:p>
          </table:table-cell>
          <table:table-cell/>
          <table:table-cell office:value-type="float" office:value="2.75781">
            <text:p>2.75781</text:p>
          </table:table-cell>
          <table:table-cell office:value-type="float" office:value="0.482798">
            <text:p>0.482798</text:p>
          </table:table-cell>
          <table:table-cell office:value-type="float" office:value="0.418699">
            <text:p>0.418699</text:p>
          </table:table-cell>
          <table:table-cell office:value-type="float" office:value="0.361454">
            <text:p>0.361454</text:p>
          </table:table-cell>
          <table:table-cell/>
          <table:table-cell table:formula="of:=[.K180]" office:value-type="float" office:value="2.75781">
            <text:p>2.75781</text:p>
          </table:table-cell>
          <table:table-cell table:formula="of:=0.5*([.G180]^2+[.L180]^2)" office:value-type="float" office:value="0.3305168030225">
            <text:p>0.3305168030225</text:p>
          </table:table-cell>
          <table:table-cell table:formula="of:=0.5*([.H180]^2+[.M180]^2)" office:value-type="float" office:value="0.2999769842525">
            <text:p>0.2999769842525</text:p>
          </table:table-cell>
          <table:table-cell table:formula="of:=0.5*([.I180]^2+[.N180]^2)" office:value-type="float" office:value="0.28727435834">
            <text:p>0.28727435834</text:p>
          </table:table-cell>
        </table:table-row>
        <table:table-row table:style-name="ro1">
          <table:table-cell office:value-type="float" office:value="2.77344">
            <text:p>2.77344</text:p>
          </table:table-cell>
          <table:table-cell office:value-type="float" office:value="0.63593">
            <text:p>0.63593</text:p>
          </table:table-cell>
          <table:table-cell office:value-type="float" office:value="0.561025">
            <text:p>0.561025</text:p>
          </table:table-cell>
          <table:table-cell office:value-type="float" office:value="0.706608">
            <text:p>0.706608</text:p>
          </table:table-cell>
          <table:table-cell/>
          <table:table-cell office:value-type="float" office:value="2.77344">
            <text:p>2.77344</text:p>
          </table:table-cell>
          <table:table-cell office:value-type="float" office:value="0.651699">
            <text:p>0.651699</text:p>
          </table:table-cell>
          <table:table-cell office:value-type="float" office:value="0.649779">
            <text:p>0.649779</text:p>
          </table:table-cell>
          <table:table-cell office:value-type="float" office:value="0.664305">
            <text:p>0.664305</text:p>
          </table:table-cell>
          <table:table-cell/>
          <table:table-cell office:value-type="float" office:value="2.77344">
            <text:p>2.77344</text:p>
          </table:table-cell>
          <table:table-cell office:value-type="float" office:value="0.481992">
            <text:p>0.481992</text:p>
          </table:table-cell>
          <table:table-cell office:value-type="float" office:value="0.417743">
            <text:p>0.417743</text:p>
          </table:table-cell>
          <table:table-cell office:value-type="float" office:value="0.362784">
            <text:p>0.362784</text:p>
          </table:table-cell>
          <table:table-cell/>
          <table:table-cell table:formula="of:=[.K181]" office:value-type="float" office:value="2.77344">
            <text:p>2.77344</text:p>
          </table:table-cell>
          <table:table-cell table:formula="of:=0.5*([.G181]^2+[.L181]^2)" office:value-type="float" office:value="0.3285139373325">
            <text:p>0.3285139373325</text:p>
          </table:table-cell>
          <table:table-cell table:formula="of:=0.5*([.H181]^2+[.M181]^2)" office:value-type="float" office:value="0.298360981445">
            <text:p>0.298360981445</text:p>
          </table:table-cell>
          <table:table-cell table:formula="of:=0.5*([.I181]^2+[.N181]^2)" office:value-type="float" office:value="0.2864566818405">
            <text:p>0.2864566818405</text:p>
          </table:table-cell>
        </table:table-row>
        <table:table-row table:style-name="ro1">
          <table:table-cell office:value-type="float" office:value="2.78906">
            <text:p>2.78906</text:p>
          </table:table-cell>
          <table:table-cell office:value-type="float" office:value="0.638153">
            <text:p>0.638153</text:p>
          </table:table-cell>
          <table:table-cell office:value-type="float" office:value="0.564187">
            <text:p>0.564187</text:p>
          </table:table-cell>
          <table:table-cell office:value-type="float" office:value="0.709538">
            <text:p>0.709538</text:p>
          </table:table-cell>
          <table:table-cell/>
          <table:table-cell office:value-type="float" office:value="2.78906">
            <text:p>2.78906</text:p>
          </table:table-cell>
          <table:table-cell office:value-type="float" office:value="0.65002">
            <text:p>0.65002</text:p>
          </table:table-cell>
          <table:table-cell office:value-type="float" office:value="0.650622">
            <text:p>0.650622</text:p>
          </table:table-cell>
          <table:table-cell office:value-type="float" office:value="0.663489">
            <text:p>0.663489</text:p>
          </table:table-cell>
          <table:table-cell/>
          <table:table-cell office:value-type="float" office:value="2.78906">
            <text:p>2.78906</text:p>
          </table:table-cell>
          <table:table-cell office:value-type="float" office:value="0.482418">
            <text:p>0.482418</text:p>
          </table:table-cell>
          <table:table-cell office:value-type="float" office:value="0.416252">
            <text:p>0.416252</text:p>
          </table:table-cell>
          <table:table-cell office:value-type="float" office:value="0.364682">
            <text:p>0.364682</text:p>
          </table:table-cell>
          <table:table-cell/>
          <table:table-cell table:formula="of:=[.K182]" office:value-type="float" office:value="2.78906">
            <text:p>2.78906</text:p>
          </table:table-cell>
          <table:table-cell table:formula="of:=0.5*([.G182]^2+[.L182]^2)" office:value-type="float" office:value="0.327626563562">
            <text:p>0.327626563562</text:p>
          </table:table-cell>
          <table:table-cell table:formula="of:=0.5*([.H182]^2+[.M182]^2)" office:value-type="float" office:value="0.298287357194">
            <text:p>0.298287357194</text:p>
          </table:table-cell>
          <table:table-cell table:formula="of:=0.5*([.I182]^2+[.N182]^2)" office:value-type="float" office:value="0.2866053071225">
            <text:p>0.2866053071225</text:p>
          </table:table-cell>
        </table:table-row>
        <table:table-row table:style-name="ro1">
          <table:table-cell office:value-type="float" office:value="2.80469">
            <text:p>2.80469</text:p>
          </table:table-cell>
          <table:table-cell office:value-type="float" office:value="0.6388">
            <text:p>0.6388</text:p>
          </table:table-cell>
          <table:table-cell office:value-type="float" office:value="0.566065">
            <text:p>0.566065</text:p>
          </table:table-cell>
          <table:table-cell office:value-type="float" office:value="0.711038">
            <text:p>0.711038</text:p>
          </table:table-cell>
          <table:table-cell/>
          <table:table-cell office:value-type="float" office:value="2.80469">
            <text:p>2.80469</text:p>
          </table:table-cell>
          <table:table-cell office:value-type="float" office:value="0.648973">
            <text:p>0.648973</text:p>
          </table:table-cell>
          <table:table-cell office:value-type="float" office:value="0.651053">
            <text:p>0.651053</text:p>
          </table:table-cell>
          <table:table-cell office:value-type="float" office:value="0.663341">
            <text:p>0.663341</text:p>
          </table:table-cell>
          <table:table-cell/>
          <table:table-cell office:value-type="float" office:value="2.80469">
            <text:p>2.80469</text:p>
          </table:table-cell>
          <table:table-cell office:value-type="float" office:value="0.483152">
            <text:p>0.483152</text:p>
          </table:table-cell>
          <table:table-cell office:value-type="float" office:value="0.414804">
            <text:p>0.414804</text:p>
          </table:table-cell>
          <table:table-cell office:value-type="float" office:value="0.367485">
            <text:p>0.367485</text:p>
          </table:table-cell>
          <table:table-cell/>
          <table:table-cell table:formula="of:=[.K183]" office:value-type="float" office:value="2.80469">
            <text:p>2.80469</text:p>
          </table:table-cell>
          <table:table-cell table:formula="of:=0.5*([.G183]^2+[.L183]^2)" office:value-type="float" office:value="0.3273009049165">
            <text:p>0.3273009049165</text:p>
          </table:table-cell>
          <table:table-cell table:formula="of:=0.5*([.H183]^2+[.M183]^2)" office:value-type="float" office:value="0.2979661836125">
            <text:p>0.2979661836125</text:p>
          </table:table-cell>
          <table:table-cell table:formula="of:=0.5*([.I183]^2+[.N183]^2)" office:value-type="float" office:value="0.287533253753">
            <text:p>0.287533253753</text:p>
          </table:table-cell>
        </table:table-row>
        <table:table-row table:style-name="ro1">
          <table:table-cell office:value-type="float" office:value="2.82031">
            <text:p>2.82031</text:p>
          </table:table-cell>
          <table:table-cell office:value-type="float" office:value="0.640253">
            <text:p>0.640253</text:p>
          </table:table-cell>
          <table:table-cell office:value-type="float" office:value="0.567822">
            <text:p>0.567822</text:p>
          </table:table-cell>
          <table:table-cell office:value-type="float" office:value="0.710983">
            <text:p>0.710983</text:p>
          </table:table-cell>
          <table:table-cell/>
          <table:table-cell office:value-type="float" office:value="2.82031">
            <text:p>2.82031</text:p>
          </table:table-cell>
          <table:table-cell office:value-type="float" office:value="0.64859">
            <text:p>0.64859</text:p>
          </table:table-cell>
          <table:table-cell office:value-type="float" office:value="0.647829">
            <text:p>0.647829</text:p>
          </table:table-cell>
          <table:table-cell office:value-type="float" office:value="0.66259">
            <text:p>0.66259</text:p>
          </table:table-cell>
          <table:table-cell/>
          <table:table-cell office:value-type="float" office:value="2.82031">
            <text:p>2.82031</text:p>
          </table:table-cell>
          <table:table-cell office:value-type="float" office:value="0.483693">
            <text:p>0.483693</text:p>
          </table:table-cell>
          <table:table-cell office:value-type="float" office:value="0.414092">
            <text:p>0.414092</text:p>
          </table:table-cell>
          <table:table-cell office:value-type="float" office:value="0.369009">
            <text:p>0.369009</text:p>
          </table:table-cell>
          <table:table-cell/>
          <table:table-cell table:formula="of:=[.K184]" office:value-type="float" office:value="2.82031">
            <text:p>2.82031</text:p>
          </table:table-cell>
          <table:table-cell table:formula="of:=0.5*([.G184]^2+[.L184]^2)" office:value-type="float" office:value="0.3273139531745">
            <text:p>0.3273139531745</text:p>
          </table:table-cell>
          <table:table-cell table:formula="of:=0.5*([.H184]^2+[.M184]^2)" office:value-type="float" office:value="0.2955772988525">
            <text:p>0.2955772988525</text:p>
          </table:table-cell>
          <table:table-cell table:formula="of:=0.5*([.I184]^2+[.N184]^2)" office:value-type="float" office:value="0.2875965750905">
            <text:p>0.2875965750905</text:p>
          </table:table-cell>
        </table:table-row>
        <table:table-row table:style-name="ro1">
          <table:table-cell office:value-type="float" office:value="2.83594">
            <text:p>2.83594</text:p>
          </table:table-cell>
          <table:table-cell office:value-type="float" office:value="0.643155">
            <text:p>0.643155</text:p>
          </table:table-cell>
          <table:table-cell office:value-type="float" office:value="0.569082">
            <text:p>0.569082</text:p>
          </table:table-cell>
          <table:table-cell office:value-type="float" office:value="0.71091">
            <text:p>0.71091</text:p>
          </table:table-cell>
          <table:table-cell/>
          <table:table-cell office:value-type="float" office:value="2.83594">
            <text:p>2.83594</text:p>
          </table:table-cell>
          <table:table-cell office:value-type="float" office:value="0.648451">
            <text:p>0.648451</text:p>
          </table:table-cell>
          <table:table-cell office:value-type="float" office:value="0.64661">
            <text:p>0.64661</text:p>
          </table:table-cell>
          <table:table-cell office:value-type="float" office:value="0.660018">
            <text:p>0.660018</text:p>
          </table:table-cell>
          <table:table-cell/>
          <table:table-cell office:value-type="float" office:value="2.83594">
            <text:p>2.83594</text:p>
          </table:table-cell>
          <table:table-cell office:value-type="float" office:value="0.483752">
            <text:p>0.483752</text:p>
          </table:table-cell>
          <table:table-cell office:value-type="float" office:value="0.414262">
            <text:p>0.414262</text:p>
          </table:table-cell>
          <table:table-cell office:value-type="float" office:value="0.369843">
            <text:p>0.369843</text:p>
          </table:table-cell>
          <table:table-cell/>
          <table:table-cell table:formula="of:=[.K185]" office:value-type="float" office:value="2.83594">
            <text:p>2.83594</text:p>
          </table:table-cell>
          <table:table-cell table:formula="of:=0.5*([.G185]^2+[.L185]^2)" office:value-type="float" office:value="0.3272523484525">
            <text:p>0.3272523484525</text:p>
          </table:table-cell>
          <table:table-cell table:formula="of:=0.5*([.H185]^2+[.M185]^2)" office:value-type="float" office:value="0.294858748372">
            <text:p>0.294858748372</text:p>
          </table:table-cell>
          <table:table-cell table:formula="of:=0.5*([.I185]^2+[.N185]^2)" office:value-type="float" office:value="0.2862038024865">
            <text:p>0.2862038024865</text:p>
          </table:table-cell>
        </table:table-row>
        <table:table-row table:style-name="ro1">
          <table:table-cell office:value-type="float" office:value="2.85156">
            <text:p>2.85156</text:p>
          </table:table-cell>
          <table:table-cell office:value-type="float" office:value="0.648448">
            <text:p>0.648448</text:p>
          </table:table-cell>
          <table:table-cell office:value-type="float" office:value="0.569833">
            <text:p>0.569833</text:p>
          </table:table-cell>
          <table:table-cell office:value-type="float" office:value="0.71286">
            <text:p>0.71286</text:p>
          </table:table-cell>
          <table:table-cell/>
          <table:table-cell office:value-type="float" office:value="2.85156">
            <text:p>2.85156</text:p>
          </table:table-cell>
          <table:table-cell office:value-type="float" office:value="0.647139">
            <text:p>0.647139</text:p>
          </table:table-cell>
          <table:table-cell office:value-type="float" office:value="0.650439">
            <text:p>0.650439</text:p>
          </table:table-cell>
          <table:table-cell office:value-type="float" office:value="0.658263">
            <text:p>0.658263</text:p>
          </table:table-cell>
          <table:table-cell/>
          <table:table-cell office:value-type="float" office:value="2.85156">
            <text:p>2.85156</text:p>
          </table:table-cell>
          <table:table-cell office:value-type="float" office:value="0.482896">
            <text:p>0.482896</text:p>
          </table:table-cell>
          <table:table-cell office:value-type="float" office:value="0.414246">
            <text:p>0.414246</text:p>
          </table:table-cell>
          <table:table-cell office:value-type="float" office:value="0.372132">
            <text:p>0.372132</text:p>
          </table:table-cell>
          <table:table-cell/>
          <table:table-cell table:formula="of:=[.K186]" office:value-type="float" office:value="2.85156">
            <text:p>2.85156</text:p>
          </table:table-cell>
          <table:table-cell table:formula="of:=0.5*([.G186]^2+[.L186]^2)" office:value-type="float" office:value="0.3259887160685">
            <text:p>0.3259887160685</text:p>
          </table:table-cell>
          <table:table-cell table:formula="of:=0.5*([.H186]^2+[.M186]^2)" office:value-type="float" office:value="0.2973353206185">
            <text:p>0.2973353206185</text:p>
          </table:table-cell>
          <table:table-cell table:formula="of:=0.5*([.I186]^2+[.N186]^2)" office:value-type="float" office:value="0.2858962012965">
            <text:p>0.2858962012965</text:p>
          </table:table-cell>
        </table:table-row>
        <table:table-row table:style-name="ro1">
          <table:table-cell office:value-type="float" office:value="2.86719">
            <text:p>2.86719</text:p>
          </table:table-cell>
          <table:table-cell office:value-type="float" office:value="0.653327">
            <text:p>0.653327</text:p>
          </table:table-cell>
          <table:table-cell office:value-type="float" office:value="0.56907">
            <text:p>0.56907</text:p>
          </table:table-cell>
          <table:table-cell office:value-type="float" office:value="0.716618">
            <text:p>0.716618</text:p>
          </table:table-cell>
          <table:table-cell/>
          <table:table-cell office:value-type="float" office:value="2.86719">
            <text:p>2.86719</text:p>
          </table:table-cell>
          <table:table-cell office:value-type="float" office:value="0.64422">
            <text:p>0.64422</text:p>
          </table:table-cell>
          <table:table-cell office:value-type="float" office:value="0.652564">
            <text:p>0.652564</text:p>
          </table:table-cell>
          <table:table-cell office:value-type="float" office:value="0.658195">
            <text:p>0.658195</text:p>
          </table:table-cell>
          <table:table-cell/>
          <table:table-cell office:value-type="float" office:value="2.86719">
            <text:p>2.86719</text:p>
          </table:table-cell>
          <table:table-cell office:value-type="float" office:value="0.482118">
            <text:p>0.482118</text:p>
          </table:table-cell>
          <table:table-cell office:value-type="float" office:value="0.414096">
            <text:p>0.414096</text:p>
          </table:table-cell>
          <table:table-cell office:value-type="float" office:value="0.372954">
            <text:p>0.372954</text:p>
          </table:table-cell>
          <table:table-cell/>
          <table:table-cell table:formula="of:=[.K187]" office:value-type="float" office:value="2.86719">
            <text:p>2.86719</text:p>
          </table:table-cell>
          <table:table-cell table:formula="of:=0.5*([.G187]^2+[.L187]^2)" office:value-type="float" office:value="0.323728587162">
            <text:p>0.323728587162</text:p>
          </table:table-cell>
          <table:table-cell table:formula="of:=0.5*([.H187]^2+[.M187]^2)" office:value-type="float" office:value="0.298657635656">
            <text:p>0.298657635656</text:p>
          </table:table-cell>
          <table:table-cell table:formula="of:=0.5*([.I187]^2+[.N187]^2)" office:value-type="float" office:value="0.2861576720705">
            <text:p>0.2861576720705</text:p>
          </table:table-cell>
        </table:table-row>
        <table:table-row table:style-name="ro1">
          <table:table-cell office:value-type="float" office:value="2.88281">
            <text:p>2.88281</text:p>
          </table:table-cell>
          <table:table-cell office:value-type="float" office:value="0.655237">
            <text:p>0.655237</text:p>
          </table:table-cell>
          <table:table-cell office:value-type="float" office:value="0.56619">
            <text:p>0.56619</text:p>
          </table:table-cell>
          <table:table-cell office:value-type="float" office:value="0.718735">
            <text:p>0.718735</text:p>
          </table:table-cell>
          <table:table-cell/>
          <table:table-cell office:value-type="float" office:value="2.88281">
            <text:p>2.88281</text:p>
          </table:table-cell>
          <table:table-cell office:value-type="float" office:value="0.640751">
            <text:p>0.640751</text:p>
          </table:table-cell>
          <table:table-cell office:value-type="float" office:value="0.648923">
            <text:p>0.648923</text:p>
          </table:table-cell>
          <table:table-cell office:value-type="float" office:value="0.659406">
            <text:p>0.659406</text:p>
          </table:table-cell>
          <table:table-cell/>
          <table:table-cell office:value-type="float" office:value="2.88281">
            <text:p>2.88281</text:p>
          </table:table-cell>
          <table:table-cell office:value-type="float" office:value="0.484504">
            <text:p>0.484504</text:p>
          </table:table-cell>
          <table:table-cell office:value-type="float" office:value="0.414072">
            <text:p>0.414072</text:p>
          </table:table-cell>
          <table:table-cell office:value-type="float" office:value="0.371245">
            <text:p>0.371245</text:p>
          </table:table-cell>
          <table:table-cell/>
          <table:table-cell table:formula="of:=[.K188]" office:value-type="float" office:value="2.88281">
            <text:p>2.88281</text:p>
          </table:table-cell>
          <table:table-cell table:formula="of:=0.5*([.G188]^2+[.L188]^2)" office:value-type="float" office:value="0.3226529850085">
            <text:p>0.3226529850085</text:p>
          </table:table-cell>
          <table:table-cell table:formula="of:=0.5*([.H188]^2+[.M188]^2)" office:value-type="float" office:value="0.2962783405565">
            <text:p>0.2962783405565</text:p>
          </table:table-cell>
          <table:table-cell table:formula="of:=0.5*([.I188]^2+[.N188]^2)" office:value-type="float" office:value="0.2863195614305">
            <text:p>0.2863195614305</text:p>
          </table:table-cell>
        </table:table-row>
        <table:table-row table:style-name="ro1">
          <table:table-cell office:value-type="float" office:value="2.89844">
            <text:p>2.89844</text:p>
          </table:table-cell>
          <table:table-cell office:value-type="float" office:value="0.65732">
            <text:p>0.65732</text:p>
          </table:table-cell>
          <table:table-cell office:value-type="float" office:value="0.565273">
            <text:p>0.565273</text:p>
          </table:table-cell>
          <table:table-cell office:value-type="float" office:value="0.717467">
            <text:p>0.717467</text:p>
          </table:table-cell>
          <table:table-cell/>
          <table:table-cell office:value-type="float" office:value="2.89844">
            <text:p>2.89844</text:p>
          </table:table-cell>
          <table:table-cell office:value-type="float" office:value="0.638114">
            <text:p>0.638114</text:p>
          </table:table-cell>
          <table:table-cell office:value-type="float" office:value="0.642323">
            <text:p>0.642323</text:p>
          </table:table-cell>
          <table:table-cell office:value-type="float" office:value="0.660567">
            <text:p>0.660567</text:p>
          </table:table-cell>
          <table:table-cell/>
          <table:table-cell office:value-type="float" office:value="2.89844">
            <text:p>2.89844</text:p>
          </table:table-cell>
          <table:table-cell office:value-type="float" office:value="0.485417">
            <text:p>0.485417</text:p>
          </table:table-cell>
          <table:table-cell office:value-type="float" office:value="0.412243">
            <text:p>0.412243</text:p>
          </table:table-cell>
          <table:table-cell office:value-type="float" office:value="0.369328">
            <text:p>0.369328</text:p>
          </table:table-cell>
          <table:table-cell/>
          <table:table-cell table:formula="of:=[.K189]" office:value-type="float" office:value="2.89844">
            <text:p>2.89844</text:p>
          </table:table-cell>
          <table:table-cell table:formula="of:=0.5*([.G189]^2+[.L189]^2)" office:value-type="float" office:value="0.3214095704425">
            <text:p>0.3214095704425</text:p>
          </table:table-cell>
          <table:table-cell table:formula="of:=0.5*([.H189]^2+[.M189]^2)" office:value-type="float" office:value="0.291261563689">
            <text:p>0.291261563689</text:p>
          </table:table-cell>
          <table:table-cell table:formula="of:=0.5*([.I189]^2+[.N189]^2)" office:value-type="float" office:value="0.2863759665365">
            <text:p>0.2863759665365</text:p>
          </table:table-cell>
        </table:table-row>
        <table:table-row table:style-name="ro1">
          <table:table-cell office:value-type="float" office:value="2.91406">
            <text:p>2.91406</text:p>
          </table:table-cell>
          <table:table-cell office:value-type="float" office:value="0.66131">
            <text:p>0.66131</text:p>
          </table:table-cell>
          <table:table-cell office:value-type="float" office:value="0.56876">
            <text:p>0.56876</text:p>
          </table:table-cell>
          <table:table-cell office:value-type="float" office:value="0.717273">
            <text:p>0.717273</text:p>
          </table:table-cell>
          <table:table-cell/>
          <table:table-cell office:value-type="float" office:value="2.91406">
            <text:p>2.91406</text:p>
          </table:table-cell>
          <table:table-cell office:value-type="float" office:value="0.636693">
            <text:p>0.636693</text:p>
          </table:table-cell>
          <table:table-cell office:value-type="float" office:value="0.638852">
            <text:p>0.638852</text:p>
          </table:table-cell>
          <table:table-cell office:value-type="float" office:value="0.660371">
            <text:p>0.660371</text:p>
          </table:table-cell>
          <table:table-cell/>
          <table:table-cell office:value-type="float" office:value="2.91406">
            <text:p>2.91406</text:p>
          </table:table-cell>
          <table:table-cell office:value-type="float" office:value="0.48371">
            <text:p>0.48371</text:p>
          </table:table-cell>
          <table:table-cell office:value-type="float" office:value="0.409549">
            <text:p>0.409549</text:p>
          </table:table-cell>
          <table:table-cell office:value-type="float" office:value="0.368145">
            <text:p>0.368145</text:p>
          </table:table-cell>
          <table:table-cell/>
          <table:table-cell table:formula="of:=[.K190]" office:value-type="float" office:value="2.91406">
            <text:p>2.91406</text:p>
          </table:table-cell>
          <table:table-cell table:formula="of:=0.5*([.G190]^2+[.L190]^2)" office:value-type="float" office:value="0.3196766701745">
            <text:p>0.3196766701745</text:p>
          </table:table-cell>
          <table:table-cell table:formula="of:=0.5*([.H190]^2+[.M190]^2)" office:value-type="float" office:value="0.2879311306525">
            <text:p>0.2879311306525</text:p>
          </table:table-cell>
          <table:table-cell table:formula="of:=0.5*([.I190]^2+[.N190]^2)" office:value-type="float" office:value="0.285810299333">
            <text:p>0.285810299333</text:p>
          </table:table-cell>
        </table:table-row>
        <table:table-row table:style-name="ro1">
          <table:table-cell office:value-type="float" office:value="2.92969">
            <text:p>2.92969</text:p>
          </table:table-cell>
          <table:table-cell office:value-type="float" office:value="0.664733">
            <text:p>0.664733</text:p>
          </table:table-cell>
          <table:table-cell office:value-type="float" office:value="0.573453">
            <text:p>0.573453</text:p>
          </table:table-cell>
          <table:table-cell office:value-type="float" office:value="0.72122">
            <text:p>0.72122</text:p>
          </table:table-cell>
          <table:table-cell/>
          <table:table-cell office:value-type="float" office:value="2.92969">
            <text:p>2.92969</text:p>
          </table:table-cell>
          <table:table-cell office:value-type="float" office:value="0.636153">
            <text:p>0.636153</text:p>
          </table:table-cell>
          <table:table-cell office:value-type="float" office:value="0.640207">
            <text:p>0.640207</text:p>
          </table:table-cell>
          <table:table-cell office:value-type="float" office:value="0.65917">
            <text:p>0.65917</text:p>
          </table:table-cell>
          <table:table-cell/>
          <table:table-cell office:value-type="float" office:value="2.92969">
            <text:p>2.92969</text:p>
          </table:table-cell>
          <table:table-cell office:value-type="float" office:value="0.484072">
            <text:p>0.484072</text:p>
          </table:table-cell>
          <table:table-cell office:value-type="float" office:value="0.406557">
            <text:p>0.406557</text:p>
          </table:table-cell>
          <table:table-cell office:value-type="float" office:value="0.364943">
            <text:p>0.364943</text:p>
          </table:table-cell>
          <table:table-cell/>
          <table:table-cell table:formula="of:=[.K191]" office:value-type="float" office:value="2.92969">
            <text:p>2.92969</text:p>
          </table:table-cell>
          <table:table-cell table:formula="of:=0.5*([.G191]^2+[.L191]^2)" office:value-type="float" office:value="0.3195081702965">
            <text:p>0.3195081702965</text:p>
          </table:table-cell>
          <table:table-cell table:formula="of:=0.5*([.H191]^2+[.M191]^2)" office:value-type="float" office:value="0.287576798549">
            <text:p>0.287576798549</text:p>
          </table:table-cell>
          <table:table-cell table:formula="of:=0.5*([.I191]^2+[.N191]^2)" office:value-type="float" office:value="0.2838442410745">
            <text:p>0.2838442410745</text:p>
          </table:table-cell>
        </table:table-row>
        <table:table-row table:style-name="ro1">
          <table:table-cell office:value-type="float" office:value="2.94531">
            <text:p>2.94531</text:p>
          </table:table-cell>
          <table:table-cell office:value-type="float" office:value="0.6671">
            <text:p>0.6671</text:p>
          </table:table-cell>
          <table:table-cell office:value-type="float" office:value="0.576243">
            <text:p>0.576243</text:p>
          </table:table-cell>
          <table:table-cell office:value-type="float" office:value="0.724943">
            <text:p>0.724943</text:p>
          </table:table-cell>
          <table:table-cell/>
          <table:table-cell office:value-type="float" office:value="2.94531">
            <text:p>2.94531</text:p>
          </table:table-cell>
          <table:table-cell office:value-type="float" office:value="0.636989">
            <text:p>0.636989</text:p>
          </table:table-cell>
          <table:table-cell office:value-type="float" office:value="0.639034">
            <text:p>0.639034</text:p>
          </table:table-cell>
          <table:table-cell office:value-type="float" office:value="0.656147">
            <text:p>0.656147</text:p>
          </table:table-cell>
          <table:table-cell/>
          <table:table-cell office:value-type="float" office:value="2.94531">
            <text:p>2.94531</text:p>
          </table:table-cell>
          <table:table-cell office:value-type="float" office:value="0.485796">
            <text:p>0.485796</text:p>
          </table:table-cell>
          <table:table-cell office:value-type="float" office:value="0.406363">
            <text:p>0.406363</text:p>
          </table:table-cell>
          <table:table-cell office:value-type="float" office:value="0.362174">
            <text:p>0.362174</text:p>
          </table:table-cell>
          <table:table-cell/>
          <table:table-cell table:formula="of:=[.K192]" office:value-type="float" office:value="2.94531">
            <text:p>2.94531</text:p>
          </table:table-cell>
          <table:table-cell table:formula="of:=0.5*([.G192]^2+[.L192]^2)" office:value-type="float" office:value="0.3208763698685">
            <text:p>0.3208763698685</text:p>
          </table:table-cell>
          <table:table-cell table:formula="of:=0.5*([.H192]^2+[.M192]^2)" office:value-type="float" office:value="0.2867476704625">
            <text:p>0.2867476704625</text:p>
          </table:table-cell>
          <table:table-cell table:formula="of:=0.5*([.I192]^2+[.N192]^2)" office:value-type="float" office:value="0.2808494459425">
            <text:p>0.2808494459425</text:p>
          </table:table-cell>
        </table:table-row>
        <table:table-row table:style-name="ro1">
          <table:table-cell office:value-type="float" office:value="2.96094">
            <text:p>2.96094</text:p>
          </table:table-cell>
          <table:table-cell office:value-type="float" office:value="0.669522">
            <text:p>0.669522</text:p>
          </table:table-cell>
          <table:table-cell office:value-type="float" office:value="0.578377">
            <text:p>0.578377</text:p>
          </table:table-cell>
          <table:table-cell office:value-type="float" office:value="0.726015">
            <text:p>0.726015</text:p>
          </table:table-cell>
          <table:table-cell/>
          <table:table-cell office:value-type="float" office:value="2.96094">
            <text:p>2.96094</text:p>
          </table:table-cell>
          <table:table-cell office:value-type="float" office:value="0.638223">
            <text:p>0.638223</text:p>
          </table:table-cell>
          <table:table-cell office:value-type="float" office:value="0.6358">
            <text:p>0.6358</text:p>
          </table:table-cell>
          <table:table-cell office:value-type="float" office:value="0.651802">
            <text:p>0.651802</text:p>
          </table:table-cell>
          <table:table-cell/>
          <table:table-cell office:value-type="float" office:value="2.96094">
            <text:p>2.96094</text:p>
          </table:table-cell>
          <table:table-cell office:value-type="float" office:value="0.484118">
            <text:p>0.484118</text:p>
          </table:table-cell>
          <table:table-cell office:value-type="float" office:value="0.406907">
            <text:p>0.406907</text:p>
          </table:table-cell>
          <table:table-cell office:value-type="float" office:value="0.363032">
            <text:p>0.363032</text:p>
          </table:table-cell>
          <table:table-cell/>
          <table:table-cell table:formula="of:=[.K193]" office:value-type="float" office:value="2.96094">
            <text:p>2.96094</text:p>
          </table:table-cell>
          <table:table-cell table:formula="of:=0.5*([.G193]^2+[.L193]^2)" office:value-type="float" office:value="0.3208494178265">
            <text:p>0.3208494178265</text:p>
          </table:table-cell>
          <table:table-cell table:formula="of:=0.5*([.H193]^2+[.M193]^2)" office:value-type="float" office:value="0.2849074733245">
            <text:p>0.2849074733245</text:p>
          </table:table-cell>
          <table:table-cell table:formula="of:=0.5*([.I193]^2+[.N193]^2)" office:value-type="float" office:value="0.278319040114">
            <text:p>0.278319040114</text:p>
          </table:table-cell>
        </table:table-row>
        <table:table-row table:style-name="ro1">
          <table:table-cell office:value-type="float" office:value="2.97656">
            <text:p>2.97656</text:p>
          </table:table-cell>
          <table:table-cell office:value-type="float" office:value="0.672425">
            <text:p>0.672425</text:p>
          </table:table-cell>
          <table:table-cell office:value-type="float" office:value="0.581055">
            <text:p>0.581055</text:p>
          </table:table-cell>
          <table:table-cell office:value-type="float" office:value="0.726185">
            <text:p>0.726185</text:p>
          </table:table-cell>
          <table:table-cell/>
          <table:table-cell office:value-type="float" office:value="2.97656">
            <text:p>2.97656</text:p>
          </table:table-cell>
          <table:table-cell office:value-type="float" office:value="0.637646">
            <text:p>0.637646</text:p>
          </table:table-cell>
          <table:table-cell office:value-type="float" office:value="0.633989">
            <text:p>0.633989</text:p>
          </table:table-cell>
          <table:table-cell office:value-type="float" office:value="0.646945">
            <text:p>0.646945</text:p>
          </table:table-cell>
          <table:table-cell/>
          <table:table-cell office:value-type="float" office:value="2.97656">
            <text:p>2.97656</text:p>
          </table:table-cell>
          <table:table-cell office:value-type="float" office:value="0.480697">
            <text:p>0.480697</text:p>
          </table:table-cell>
          <table:table-cell office:value-type="float" office:value="0.408108">
            <text:p>0.408108</text:p>
          </table:table-cell>
          <table:table-cell office:value-type="float" office:value="0.36643">
            <text:p>0.36643</text:p>
          </table:table-cell>
          <table:table-cell/>
          <table:table-cell table:formula="of:=[.K194]" office:value-type="float" office:value="2.97656">
            <text:p>2.97656</text:p>
          </table:table-cell>
          <table:table-cell table:formula="of:=0.5*([.G194]^2+[.L194]^2)" office:value-type="float" office:value="0.3188310135625">
            <text:p>0.3188310135625</text:p>
          </table:table-cell>
          <table:table-cell table:formula="of:=0.5*([.H194]^2+[.M194]^2)" office:value-type="float" office:value="0.2842470958925">
            <text:p>0.2842470958925</text:p>
          </table:table-cell>
          <table:table-cell table:formula="of:=0.5*([.I194]^2+[.N194]^2)" office:value-type="float" office:value="0.2764043889625">
            <text:p>0.2764043889625</text:p>
          </table:table-cell>
        </table:table-row>
        <table:table-row table:style-name="ro1">
          <table:table-cell office:value-type="float" office:value="2.99219">
            <text:p>2.99219</text:p>
          </table:table-cell>
          <table:table-cell office:value-type="float" office:value="0.675472">
            <text:p>0.675472</text:p>
          </table:table-cell>
          <table:table-cell office:value-type="float" office:value="0.584068">
            <text:p>0.584068</text:p>
          </table:table-cell>
          <table:table-cell office:value-type="float" office:value="0.726255">
            <text:p>0.726255</text:p>
          </table:table-cell>
          <table:table-cell/>
          <table:table-cell office:value-type="float" office:value="2.99219">
            <text:p>2.99219</text:p>
          </table:table-cell>
          <table:table-cell office:value-type="float" office:value="0.635579">
            <text:p>0.635579</text:p>
          </table:table-cell>
          <table:table-cell office:value-type="float" office:value="0.632568">
            <text:p>0.632568</text:p>
          </table:table-cell>
          <table:table-cell office:value-type="float" office:value="0.643153">
            <text:p>0.643153</text:p>
          </table:table-cell>
          <table:table-cell/>
          <table:table-cell office:value-type="float" office:value="2.99219">
            <text:p>2.99219</text:p>
          </table:table-cell>
          <table:table-cell office:value-type="float" office:value="0.481041">
            <text:p>0.481041</text:p>
          </table:table-cell>
          <table:table-cell office:value-type="float" office:value="0.410098">
            <text:p>0.410098</text:p>
          </table:table-cell>
          <table:table-cell office:value-type="float" office:value="0.369725">
            <text:p>0.369725</text:p>
          </table:table-cell>
          <table:table-cell/>
          <table:table-cell table:formula="of:=[.K195]" office:value-type="float" office:value="2.99219">
            <text:p>2.99219</text:p>
          </table:table-cell>
          <table:table-cell table:formula="of:=0.5*([.G195]^2+[.L195]^2)" office:value-type="float" office:value="0.317680554461">
            <text:p>0.317680554461</text:p>
          </table:table-cell>
          <table:table-cell table:formula="of:=0.5*([.H195]^2+[.M195]^2)" office:value-type="float" office:value="0.284161322114">
            <text:p>0.284161322114</text:p>
          </table:table-cell>
          <table:table-cell table:formula="of:=0.5*([.I195]^2+[.N195]^2)" office:value-type="float" office:value="0.275171178517">
            <text:p>0.275171178517</text:p>
          </table:table-cell>
        </table:table-row>
        <table:table-row table:style-name="ro1">
          <table:table-cell office:value-type="float" office:value="3.00781">
            <text:p>3.00781</text:p>
          </table:table-cell>
          <table:table-cell office:value-type="float" office:value="0.67661">
            <text:p>0.67661</text:p>
          </table:table-cell>
          <table:table-cell office:value-type="float" office:value="0.587345">
            <text:p>0.587345</text:p>
          </table:table-cell>
          <table:table-cell office:value-type="float" office:value="0.725998">
            <text:p>0.725998</text:p>
          </table:table-cell>
          <table:table-cell/>
          <table:table-cell office:value-type="float" office:value="3.00781">
            <text:p>3.00781</text:p>
          </table:table-cell>
          <table:table-cell office:value-type="float" office:value="0.633581">
            <text:p>0.633581</text:p>
          </table:table-cell>
          <table:table-cell office:value-type="float" office:value="0.630418">
            <text:p>0.630418</text:p>
          </table:table-cell>
          <table:table-cell office:value-type="float" office:value="0.640377">
            <text:p>0.640377</text:p>
          </table:table-cell>
          <table:table-cell/>
          <table:table-cell office:value-type="float" office:value="3.00781">
            <text:p>3.00781</text:p>
          </table:table-cell>
          <table:table-cell office:value-type="float" office:value="0.483065">
            <text:p>0.483065</text:p>
          </table:table-cell>
          <table:table-cell office:value-type="float" office:value="0.409197">
            <text:p>0.409197</text:p>
          </table:table-cell>
          <table:table-cell office:value-type="float" office:value="0.368279">
            <text:p>0.368279</text:p>
          </table:table-cell>
          <table:table-cell/>
          <table:table-cell table:formula="of:=[.K196]" office:value-type="float" office:value="3.00781">
            <text:p>3.00781</text:p>
          </table:table-cell>
          <table:table-cell table:formula="of:=0.5*([.G196]^2+[.L196]^2)" office:value-type="float" office:value="0.317388338893">
            <text:p>0.317388338893</text:p>
          </table:table-cell>
          <table:table-cell table:formula="of:=0.5*([.H196]^2+[.M196]^2)" office:value-type="float" office:value="0.2824345197665">
            <text:p>0.2824345197665</text:p>
          </table:table-cell>
          <table:table-cell table:formula="of:=0.5*([.I196]^2+[.N196]^2)" office:value-type="float" office:value="0.272856061985">
            <text:p>0.272856061985</text:p>
          </table:table-cell>
        </table:table-row>
        <table:table-row table:style-name="ro1">
          <table:table-cell office:value-type="float" office:value="3.02344">
            <text:p>3.02344</text:p>
          </table:table-cell>
          <table:table-cell office:value-type="float" office:value="0.675952">
            <text:p>0.675952</text:p>
          </table:table-cell>
          <table:table-cell office:value-type="float" office:value="0.589718">
            <text:p>0.589718</text:p>
          </table:table-cell>
          <table:table-cell office:value-type="float" office:value="0.726218">
            <text:p>0.726218</text:p>
          </table:table-cell>
          <table:table-cell/>
          <table:table-cell office:value-type="float" office:value="3.02344">
            <text:p>3.02344</text:p>
          </table:table-cell>
          <table:table-cell office:value-type="float" office:value="0.63185">
            <text:p>0.63185</text:p>
          </table:table-cell>
          <table:table-cell office:value-type="float" office:value="0.628498">
            <text:p>0.628498</text:p>
          </table:table-cell>
          <table:table-cell office:value-type="float" office:value="0.639258">
            <text:p>0.639258</text:p>
          </table:table-cell>
          <table:table-cell/>
          <table:table-cell office:value-type="float" office:value="3.02344">
            <text:p>3.02344</text:p>
          </table:table-cell>
          <table:table-cell office:value-type="float" office:value="0.483794">
            <text:p>0.483794</text:p>
          </table:table-cell>
          <table:table-cell office:value-type="float" office:value="0.407234">
            <text:p>0.407234</text:p>
          </table:table-cell>
          <table:table-cell office:value-type="float" office:value="0.364406">
            <text:p>0.364406</text:p>
          </table:table-cell>
          <table:table-cell/>
          <table:table-cell table:formula="of:=[.K197]" office:value-type="float" office:value="3.02344">
            <text:p>3.02344</text:p>
          </table:table-cell>
          <table:table-cell table:formula="of:=0.5*([.G197]^2+[.L197]^2)" office:value-type="float" office:value="0.316645528468">
            <text:p>0.316645528468</text:p>
          </table:table-cell>
          <table:table-cell table:formula="of:=0.5*([.H197]^2+[.M197]^2)" office:value-type="float" office:value="0.28042463338">
            <text:p>0.28042463338</text:p>
          </table:table-cell>
          <table:table-cell table:formula="of:=0.5*([.I197]^2+[.N197]^2)" office:value-type="float" office:value="0.2707212617">
            <text:p>0.2707212617</text:p>
          </table:table-cell>
        </table:table-row>
        <table:table-row table:style-name="ro1">
          <table:table-cell office:value-type="float" office:value="3.03906">
            <text:p>3.03906</text:p>
          </table:table-cell>
          <table:table-cell office:value-type="float" office:value="0.677492">
            <text:p>0.677492</text:p>
          </table:table-cell>
          <table:table-cell office:value-type="float" office:value="0.590675">
            <text:p>0.590675</text:p>
          </table:table-cell>
          <table:table-cell office:value-type="float" office:value="0.72622">
            <text:p>0.72622</text:p>
          </table:table-cell>
          <table:table-cell/>
          <table:table-cell office:value-type="float" office:value="3.03906">
            <text:p>3.03906</text:p>
          </table:table-cell>
          <table:table-cell office:value-type="float" office:value="0.630969">
            <text:p>0.630969</text:p>
          </table:table-cell>
          <table:table-cell office:value-type="float" office:value="0.628278">
            <text:p>0.628278</text:p>
          </table:table-cell>
          <table:table-cell office:value-type="float" office:value="0.640315">
            <text:p>0.640315</text:p>
          </table:table-cell>
          <table:table-cell/>
          <table:table-cell office:value-type="float" office:value="3.03906">
            <text:p>3.03906</text:p>
          </table:table-cell>
          <table:table-cell office:value-type="float" office:value="0.484675">
            <text:p>0.484675</text:p>
          </table:table-cell>
          <table:table-cell office:value-type="float" office:value="0.40769">
            <text:p>0.40769</text:p>
          </table:table-cell>
          <table:table-cell office:value-type="float" office:value="0.363968">
            <text:p>0.363968</text:p>
          </table:table-cell>
          <table:table-cell/>
          <table:table-cell table:formula="of:=[.K198]" office:value-type="float" office:value="3.03906">
            <text:p>3.03906</text:p>
          </table:table-cell>
          <table:table-cell table:formula="of:=0.5*([.G198]^2+[.L198]^2)" office:value-type="float" office:value="0.316515867293">
            <text:p>0.316515867293</text:p>
          </table:table-cell>
          <table:table-cell table:formula="of:=0.5*([.H198]^2+[.M198]^2)" office:value-type="float" office:value="0.280472190692">
            <text:p>0.280472190692</text:p>
          </table:table-cell>
          <table:table-cell table:formula="of:=0.5*([.I198]^2+[.N198]^2)" office:value-type="float" office:value="0.2712380021245">
            <text:p>0.2712380021245</text:p>
          </table:table-cell>
        </table:table-row>
        <table:table-row table:style-name="ro1">
          <table:table-cell office:value-type="float" office:value="3.05469">
            <text:p>3.05469</text:p>
          </table:table-cell>
          <table:table-cell office:value-type="float" office:value="0.681363">
            <text:p>0.681363</text:p>
          </table:table-cell>
          <table:table-cell office:value-type="float" office:value="0.590438">
            <text:p>0.590438</text:p>
          </table:table-cell>
          <table:table-cell office:value-type="float" office:value="0.726232">
            <text:p>0.726232</text:p>
          </table:table-cell>
          <table:table-cell/>
          <table:table-cell office:value-type="float" office:value="3.05469">
            <text:p>3.05469</text:p>
          </table:table-cell>
          <table:table-cell office:value-type="float" office:value="0.631336">
            <text:p>0.631336</text:p>
          </table:table-cell>
          <table:table-cell office:value-type="float" office:value="0.628406">
            <text:p>0.628406</text:p>
          </table:table-cell>
          <table:table-cell office:value-type="float" office:value="0.641388">
            <text:p>0.641388</text:p>
          </table:table-cell>
          <table:table-cell/>
          <table:table-cell office:value-type="float" office:value="3.05469">
            <text:p>3.05469</text:p>
          </table:table-cell>
          <table:table-cell office:value-type="float" office:value="0.485655">
            <text:p>0.485655</text:p>
          </table:table-cell>
          <table:table-cell office:value-type="float" office:value="0.406697">
            <text:p>0.406697</text:p>
          </table:table-cell>
          <table:table-cell office:value-type="float" office:value="0.364463">
            <text:p>0.364463</text:p>
          </table:table-cell>
          <table:table-cell/>
          <table:table-cell table:formula="of:=[.K199]" office:value-type="float" office:value="3.05469">
            <text:p>3.05469</text:p>
          </table:table-cell>
          <table:table-cell table:formula="of:=0.5*([.G199]^2+[.L199]^2)" office:value-type="float" office:value="0.3172229619605">
            <text:p>0.3172229619605</text:p>
          </table:table-cell>
          <table:table-cell table:formula="of:=0.5*([.H199]^2+[.M199]^2)" office:value-type="float" office:value="0.2801482753225">
            <text:p>0.2801482753225</text:p>
          </table:table-cell>
          <table:table-cell table:formula="of:=0.5*([.I199]^2+[.N199]^2)" office:value-type="float" office:value="0.2721059224565">
            <text:p>0.2721059224565</text:p>
          </table:table-cell>
        </table:table-row>
        <table:table-row table:style-name="ro1">
          <table:table-cell office:value-type="float" office:value="3.07031">
            <text:p>3.07031</text:p>
          </table:table-cell>
          <table:table-cell office:value-type="float" office:value="0.683955">
            <text:p>0.683955</text:p>
          </table:table-cell>
          <table:table-cell office:value-type="float" office:value="0.591133">
            <text:p>0.591133</text:p>
          </table:table-cell>
          <table:table-cell office:value-type="float" office:value="0.727645">
            <text:p>0.727645</text:p>
          </table:table-cell>
          <table:table-cell/>
          <table:table-cell office:value-type="float" office:value="3.07031">
            <text:p>3.07031</text:p>
          </table:table-cell>
          <table:table-cell office:value-type="float" office:value="0.631481">
            <text:p>0.631481</text:p>
          </table:table-cell>
          <table:table-cell office:value-type="float" office:value="0.627718">
            <text:p>0.627718</text:p>
          </table:table-cell>
          <table:table-cell office:value-type="float" office:value="0.641823">
            <text:p>0.641823</text:p>
          </table:table-cell>
          <table:table-cell/>
          <table:table-cell office:value-type="float" office:value="3.07031">
            <text:p>3.07031</text:p>
          </table:table-cell>
          <table:table-cell office:value-type="float" office:value="0.484477">
            <text:p>0.484477</text:p>
          </table:table-cell>
          <table:table-cell office:value-type="float" office:value="0.406721">
            <text:p>0.406721</text:p>
          </table:table-cell>
          <table:table-cell office:value-type="float" office:value="0.364312">
            <text:p>0.364312</text:p>
          </table:table-cell>
          <table:table-cell/>
          <table:table-cell table:formula="of:=[.K200]" office:value-type="float" office:value="3.07031">
            <text:p>3.07031</text:p>
          </table:table-cell>
          <table:table-cell table:formula="of:=0.5*([.G200]^2+[.L200]^2)" office:value-type="float" office:value="0.316743108445">
            <text:p>0.316743108445</text:p>
          </table:table-cell>
          <table:table-cell table:formula="of:=0.5*([.H200]^2+[.M200]^2)" office:value-type="float" office:value="0.2797259296825">
            <text:p>0.2797259296825</text:p>
          </table:table-cell>
          <table:table-cell table:formula="of:=0.5*([.I200]^2+[.N200]^2)" office:value-type="float" office:value="0.2723299983365">
            <text:p>0.2723299983365</text:p>
          </table:table-cell>
        </table:table-row>
        <table:table-row table:style-name="ro1">
          <table:table-cell office:value-type="float" office:value="3.08594">
            <text:p>3.08594</text:p>
          </table:table-cell>
          <table:table-cell office:value-type="float" office:value="0.684748">
            <text:p>0.684748</text:p>
          </table:table-cell>
          <table:table-cell office:value-type="float" office:value="0.59421">
            <text:p>0.59421</text:p>
          </table:table-cell>
          <table:table-cell office:value-type="float" office:value="0.72993">
            <text:p>0.72993</text:p>
          </table:table-cell>
          <table:table-cell/>
          <table:table-cell office:value-type="float" office:value="3.08594">
            <text:p>3.08594</text:p>
          </table:table-cell>
          <table:table-cell office:value-type="float" office:value="0.630367">
            <text:p>0.630367</text:p>
          </table:table-cell>
          <table:table-cell office:value-type="float" office:value="0.62686">
            <text:p>0.62686</text:p>
          </table:table-cell>
          <table:table-cell office:value-type="float" office:value="0.641948">
            <text:p>0.641948</text:p>
          </table:table-cell>
          <table:table-cell/>
          <table:table-cell office:value-type="float" office:value="3.08594">
            <text:p>3.08594</text:p>
          </table:table-cell>
          <table:table-cell office:value-type="float" office:value="0.482973">
            <text:p>0.482973</text:p>
          </table:table-cell>
          <table:table-cell office:value-type="float" office:value="0.408697">
            <text:p>0.408697</text:p>
          </table:table-cell>
          <table:table-cell office:value-type="float" office:value="0.363242">
            <text:p>0.363242</text:p>
          </table:table-cell>
          <table:table-cell/>
          <table:table-cell table:formula="of:=[.K201]" office:value-type="float" office:value="3.08594">
            <text:p>3.08594</text:p>
          </table:table-cell>
          <table:table-cell table:formula="of:=0.5*([.G201]^2+[.L201]^2)" office:value-type="float" office:value="0.315312736709">
            <text:p>0.315312736709</text:p>
          </table:table-cell>
          <table:table-cell table:formula="of:=0.5*([.H201]^2+[.M201]^2)" office:value-type="float" office:value="0.2799933487045">
            <text:p>0.2799933487045</text:p>
          </table:table-cell>
          <table:table-cell table:formula="of:=0.5*([.I201]^2+[.N201]^2)" office:value-type="float" office:value="0.272020992634">
            <text:p>0.272020992634</text:p>
          </table:table-cell>
        </table:table-row>
        <table:table-row table:style-name="ro1">
          <table:table-cell office:value-type="float" office:value="3.10156">
            <text:p>3.10156</text:p>
          </table:table-cell>
          <table:table-cell office:value-type="float" office:value="0.686092">
            <text:p>0.686092</text:p>
          </table:table-cell>
          <table:table-cell office:value-type="float" office:value="0.596752">
            <text:p>0.596752</text:p>
          </table:table-cell>
          <table:table-cell office:value-type="float" office:value="0.732142">
            <text:p>0.732142</text:p>
          </table:table-cell>
          <table:table-cell/>
          <table:table-cell office:value-type="float" office:value="3.10156">
            <text:p>3.10156</text:p>
          </table:table-cell>
          <table:table-cell office:value-type="float" office:value="0.628819">
            <text:p>0.628819</text:p>
          </table:table-cell>
          <table:table-cell office:value-type="float" office:value="0.624606">
            <text:p>0.624606</text:p>
          </table:table-cell>
          <table:table-cell office:value-type="float" office:value="0.641117">
            <text:p>0.641117</text:p>
          </table:table-cell>
          <table:table-cell/>
          <table:table-cell office:value-type="float" office:value="3.10156">
            <text:p>3.10156</text:p>
          </table:table-cell>
          <table:table-cell office:value-type="float" office:value="0.483903">
            <text:p>0.483903</text:p>
          </table:table-cell>
          <table:table-cell office:value-type="float" office:value="0.410516">
            <text:p>0.410516</text:p>
          </table:table-cell>
          <table:table-cell office:value-type="float" office:value="0.364669">
            <text:p>0.364669</text:p>
          </table:table-cell>
          <table:table-cell/>
          <table:table-cell table:formula="of:=[.K202]" office:value-type="float" office:value="3.10156">
            <text:p>3.10156</text:p>
          </table:table-cell>
          <table:table-cell table:formula="of:=0.5*([.G202]^2+[.L202]^2)" office:value-type="float" office:value="0.314787724085">
            <text:p>0.314787724085</text:p>
          </table:table-cell>
          <table:table-cell table:formula="of:=0.5*([.H202]^2+[.M202]^2)" office:value-type="float" office:value="0.279328020746">
            <text:p>0.279328020746</text:p>
          </table:table-cell>
          <table:table-cell table:formula="of:=0.5*([.I202]^2+[.N202]^2)" office:value-type="float" office:value="0.272007243625">
            <text:p>0.272007243625</text:p>
          </table:table-cell>
        </table:table-row>
        <table:table-row table:style-name="ro1">
          <table:table-cell office:value-type="float" office:value="3.11719">
            <text:p>3.11719</text:p>
          </table:table-cell>
          <table:table-cell office:value-type="float" office:value="0.688725">
            <text:p>0.688725</text:p>
          </table:table-cell>
          <table:table-cell office:value-type="float" office:value="0.598035">
            <text:p>0.598035</text:p>
          </table:table-cell>
          <table:table-cell office:value-type="float" office:value="0.733475">
            <text:p>0.733475</text:p>
          </table:table-cell>
          <table:table-cell/>
          <table:table-cell office:value-type="float" office:value="3.11719">
            <text:p>3.11719</text:p>
          </table:table-cell>
          <table:table-cell office:value-type="float" office:value="0.627014">
            <text:p>0.627014</text:p>
          </table:table-cell>
          <table:table-cell office:value-type="float" office:value="0.620079">
            <text:p>0.620079</text:p>
          </table:table-cell>
          <table:table-cell office:value-type="float" office:value="0.639563">
            <text:p>0.639563</text:p>
          </table:table-cell>
          <table:table-cell/>
          <table:table-cell office:value-type="float" office:value="3.11719">
            <text:p>3.11719</text:p>
          </table:table-cell>
          <table:table-cell office:value-type="float" office:value="0.484144">
            <text:p>0.484144</text:p>
          </table:table-cell>
          <table:table-cell office:value-type="float" office:value="0.408964">
            <text:p>0.408964</text:p>
          </table:table-cell>
          <table:table-cell office:value-type="float" office:value="0.367712">
            <text:p>0.367712</text:p>
          </table:table-cell>
          <table:table-cell/>
          <table:table-cell table:formula="of:=[.K203]" office:value-type="float" office:value="3.11719">
            <text:p>3.11719</text:p>
          </table:table-cell>
          <table:table-cell table:formula="of:=0.5*([.G203]^2+[.L203]^2)" office:value-type="float" office:value="0.313770984466">
            <text:p>0.313770984466</text:p>
          </table:table-cell>
          <table:table-cell table:formula="of:=0.5*([.H203]^2+[.M203]^2)" office:value-type="float" office:value="0.2758747597685">
            <text:p>0.2758747597685</text:p>
          </table:table-cell>
          <table:table-cell table:formula="of:=0.5*([.I203]^2+[.N203]^2)" office:value-type="float" office:value="0.2721264729565">
            <text:p>0.2721264729565</text:p>
          </table:table-cell>
        </table:table-row>
        <table:table-row table:style-name="ro1">
          <table:table-cell office:value-type="float" office:value="3.13281">
            <text:p>3.13281</text:p>
          </table:table-cell>
          <table:table-cell office:value-type="float" office:value="0.690892">
            <text:p>0.690892</text:p>
          </table:table-cell>
          <table:table-cell office:value-type="float" office:value="0.599085">
            <text:p>0.599085</text:p>
          </table:table-cell>
          <table:table-cell office:value-type="float" office:value="0.732858">
            <text:p>0.732858</text:p>
          </table:table-cell>
          <table:table-cell/>
          <table:table-cell office:value-type="float" office:value="3.13281">
            <text:p>3.13281</text:p>
          </table:table-cell>
          <table:table-cell office:value-type="float" office:value="0.625507">
            <text:p>0.625507</text:p>
          </table:table-cell>
          <table:table-cell office:value-type="float" office:value="0.614838">
            <text:p>0.614838</text:p>
          </table:table-cell>
          <table:table-cell office:value-type="float" office:value="0.640386">
            <text:p>0.640386</text:p>
          </table:table-cell>
          <table:table-cell/>
          <table:table-cell office:value-type="float" office:value="3.13281">
            <text:p>3.13281</text:p>
          </table:table-cell>
          <table:table-cell office:value-type="float" office:value="0.481344">
            <text:p>0.481344</text:p>
          </table:table-cell>
          <table:table-cell office:value-type="float" office:value="0.405107">
            <text:p>0.405107</text:p>
          </table:table-cell>
          <table:table-cell office:value-type="float" office:value="0.365999">
            <text:p>0.365999</text:p>
          </table:table-cell>
          <table:table-cell/>
          <table:table-cell table:formula="of:=[.K204]" office:value-type="float" office:value="3.13281">
            <text:p>3.13281</text:p>
          </table:table-cell>
          <table:table-cell table:formula="of:=0.5*([.G204]^2+[.L204]^2)" office:value-type="float" office:value="0.3114755266925">
            <text:p>0.3114755266925</text:p>
          </table:table-cell>
          <table:table-cell table:formula="of:=0.5*([.H204]^2+[.M204]^2)" office:value-type="float" office:value="0.2710687238465">
            <text:p>0.2710687238465</text:p>
          </table:table-cell>
          <table:table-cell table:formula="of:=0.5*([.I204]^2+[.N204]^2)" office:value-type="float" office:value="0.2720247484985">
            <text:p>0.2720247484985</text:p>
          </table:table-cell>
        </table:table-row>
        <table:table-row table:style-name="ro1">
          <table:table-cell office:value-type="float" office:value="3.14844">
            <text:p>3.14844</text:p>
          </table:table-cell>
          <table:table-cell office:value-type="float" office:value="0.691927">
            <text:p>0.691927</text:p>
          </table:table-cell>
          <table:table-cell office:value-type="float" office:value="0.599875">
            <text:p>0.599875</text:p>
          </table:table-cell>
          <table:table-cell office:value-type="float" office:value="0.730792">
            <text:p>0.730792</text:p>
          </table:table-cell>
          <table:table-cell/>
          <table:table-cell office:value-type="float" office:value="3.14844">
            <text:p>3.14844</text:p>
          </table:table-cell>
          <table:table-cell office:value-type="float" office:value="0.625043">
            <text:p>0.625043</text:p>
          </table:table-cell>
          <table:table-cell office:value-type="float" office:value="0.611164">
            <text:p>0.611164</text:p>
          </table:table-cell>
          <table:table-cell office:value-type="float" office:value="0.643825">
            <text:p>0.643825</text:p>
          </table:table-cell>
          <table:table-cell/>
          <table:table-cell office:value-type="float" office:value="3.14844">
            <text:p>3.14844</text:p>
          </table:table-cell>
          <table:table-cell office:value-type="float" office:value="0.479019">
            <text:p>0.479019</text:p>
          </table:table-cell>
          <table:table-cell office:value-type="float" office:value="0.404745">
            <text:p>0.404745</text:p>
          </table:table-cell>
          <table:table-cell office:value-type="float" office:value="0.362296">
            <text:p>0.362296</text:p>
          </table:table-cell>
          <table:table-cell/>
          <table:table-cell table:formula="of:=[.K205]" office:value-type="float" office:value="3.14844">
            <text:p>3.14844</text:p>
          </table:table-cell>
          <table:table-cell table:formula="of:=0.5*([.G205]^2+[.L205]^2)" office:value-type="float" office:value="0.310068977105">
            <text:p>0.310068977105</text:p>
          </table:table-cell>
          <table:table-cell table:formula="of:=0.5*([.H205]^2+[.M205]^2)" office:value-type="float" office:value="0.2686699749605">
            <text:p>0.2686699749605</text:p>
          </table:table-cell>
          <table:table-cell table:formula="of:=0.5*([.I205]^2+[.N205]^2)" office:value-type="float" office:value="0.2728845111205">
            <text:p>0.2728845111205</text:p>
          </table:table-cell>
        </table:table-row>
        <table:table-row table:style-name="ro1">
          <table:table-cell office:value-type="float" office:value="3.16406">
            <text:p>3.16406</text:p>
          </table:table-cell>
          <table:table-cell office:value-type="float" office:value="0.694825">
            <text:p>0.694825</text:p>
          </table:table-cell>
          <table:table-cell office:value-type="float" office:value="0.599707">
            <text:p>0.599707</text:p>
          </table:table-cell>
          <table:table-cell office:value-type="float" office:value="0.730653">
            <text:p>0.730653</text:p>
          </table:table-cell>
          <table:table-cell/>
          <table:table-cell office:value-type="float" office:value="3.16406">
            <text:p>3.16406</text:p>
          </table:table-cell>
          <table:table-cell office:value-type="float" office:value="0.623904">
            <text:p>0.623904</text:p>
          </table:table-cell>
          <table:table-cell office:value-type="float" office:value="0.610555">
            <text:p>0.610555</text:p>
          </table:table-cell>
          <table:table-cell office:value-type="float" office:value="0.644113">
            <text:p>0.644113</text:p>
          </table:table-cell>
          <table:table-cell/>
          <table:table-cell office:value-type="float" office:value="3.16406">
            <text:p>3.16406</text:p>
          </table:table-cell>
          <table:table-cell office:value-type="float" office:value="0.477365">
            <text:p>0.477365</text:p>
          </table:table-cell>
          <table:table-cell office:value-type="float" office:value="0.407334">
            <text:p>0.407334</text:p>
          </table:table-cell>
          <table:table-cell office:value-type="float" office:value="0.361636">
            <text:p>0.361636</text:p>
          </table:table-cell>
          <table:table-cell/>
          <table:table-cell table:formula="of:=[.K206]" office:value-type="float" office:value="3.16406">
            <text:p>3.16406</text:p>
          </table:table-cell>
          <table:table-cell table:formula="of:=0.5*([.G206]^2+[.L206]^2)" office:value-type="float" office:value="0.3085667722205">
            <text:p>0.3085667722205</text:p>
          </table:table-cell>
          <table:table-cell table:formula="of:=0.5*([.H206]^2+[.M206]^2)" office:value-type="float" office:value="0.2693491977905">
            <text:p>0.2693491977905</text:p>
          </table:table-cell>
          <table:table-cell table:formula="of:=0.5*([.I206]^2+[.N206]^2)" office:value-type="float" office:value="0.2728310766325">
            <text:p>0.2728310766325</text:p>
          </table:table-cell>
        </table:table-row>
        <table:table-row table:style-name="ro1">
          <table:table-cell office:value-type="float" office:value="3.17969">
            <text:p>3.17969</text:p>
          </table:table-cell>
          <table:table-cell office:value-type="float" office:value="0.699545">
            <text:p>0.699545</text:p>
          </table:table-cell>
          <table:table-cell office:value-type="float" office:value="0.599692">
            <text:p>0.599692</text:p>
          </table:table-cell>
          <table:table-cell office:value-type="float" office:value="0.73489">
            <text:p>0.73489</text:p>
          </table:table-cell>
          <table:table-cell/>
          <table:table-cell office:value-type="float" office:value="3.17969">
            <text:p>3.17969</text:p>
          </table:table-cell>
          <table:table-cell office:value-type="float" office:value="0.622812">
            <text:p>0.622812</text:p>
          </table:table-cell>
          <table:table-cell office:value-type="float" office:value="0.611685">
            <text:p>0.611685</text:p>
          </table:table-cell>
          <table:table-cell office:value-type="float" office:value="0.64021">
            <text:p>0.64021</text:p>
          </table:table-cell>
          <table:table-cell/>
          <table:table-cell office:value-type="float" office:value="3.17969">
            <text:p>3.17969</text:p>
          </table:table-cell>
          <table:table-cell office:value-type="float" office:value="0.474873">
            <text:p>0.474873</text:p>
          </table:table-cell>
          <table:table-cell office:value-type="float" office:value="0.409884">
            <text:p>0.409884</text:p>
          </table:table-cell>
          <table:table-cell office:value-type="float" office:value="0.363585">
            <text:p>0.363585</text:p>
          </table:table-cell>
          <table:table-cell/>
          <table:table-cell table:formula="of:=[.K207]" office:value-type="float" office:value="3.17969">
            <text:p>3.17969</text:p>
          </table:table-cell>
          <table:table-cell table:formula="of:=0.5*([.G207]^2+[.L207]^2)" office:value-type="float" office:value="0.3066995767365">
            <text:p>0.3066995767365</text:p>
          </table:table-cell>
          <table:table-cell table:formula="of:=0.5*([.H207]^2+[.M207]^2)" office:value-type="float" office:value="0.2710817163405">
            <text:p>0.2710817163405</text:p>
          </table:table-cell>
          <table:table-cell table:formula="of:=0.5*([.I207]^2+[.N207]^2)" office:value-type="float" office:value="0.2710314481625">
            <text:p>0.2710314481625</text:p>
          </table:table-cell>
        </table:table-row>
        <table:table-row table:style-name="ro1">
          <table:table-cell office:value-type="float" office:value="3.19531">
            <text:p>3.19531</text:p>
          </table:table-cell>
          <table:table-cell office:value-type="float" office:value="0.702582">
            <text:p>0.702582</text:p>
          </table:table-cell>
          <table:table-cell office:value-type="float" office:value="0.601038">
            <text:p>0.601038</text:p>
          </table:table-cell>
          <table:table-cell office:value-type="float" office:value="0.73814">
            <text:p>0.73814</text:p>
          </table:table-cell>
          <table:table-cell/>
          <table:table-cell office:value-type="float" office:value="3.19531">
            <text:p>3.19531</text:p>
          </table:table-cell>
          <table:table-cell office:value-type="float" office:value="0.622877">
            <text:p>0.622877</text:p>
          </table:table-cell>
          <table:table-cell office:value-type="float" office:value="0.613085">
            <text:p>0.613085</text:p>
          </table:table-cell>
          <table:table-cell office:value-type="float" office:value="0.636934">
            <text:p>0.636934</text:p>
          </table:table-cell>
          <table:table-cell/>
          <table:table-cell office:value-type="float" office:value="3.19531">
            <text:p>3.19531</text:p>
          </table:table-cell>
          <table:table-cell office:value-type="float" office:value="0.473282">
            <text:p>0.473282</text:p>
          </table:table-cell>
          <table:table-cell office:value-type="float" office:value="0.407977">
            <text:p>0.407977</text:p>
          </table:table-cell>
          <table:table-cell office:value-type="float" office:value="0.365736">
            <text:p>0.365736</text:p>
          </table:table-cell>
          <table:table-cell/>
          <table:table-cell table:formula="of:=[.K208]" office:value-type="float" office:value="3.19531">
            <text:p>3.19531</text:p>
          </table:table-cell>
          <table:table-cell table:formula="of:=0.5*([.G208]^2+[.L208]^2)" office:value-type="float" office:value="0.3059858043265">
            <text:p>0.3059858043265</text:p>
          </table:table-cell>
          <table:table-cell table:formula="of:=0.5*([.H208]^2+[.M208]^2)" office:value-type="float" office:value="0.271159224877">
            <text:p>0.271159224877</text:p>
          </table:table-cell>
          <table:table-cell table:formula="of:=0.5*([.I208]^2+[.N208]^2)" office:value-type="float" office:value="0.269723871026">
            <text:p>0.269723871026</text:p>
          </table:table-cell>
        </table:table-row>
        <table:table-row table:style-name="ro1">
          <table:table-cell office:value-type="float" office:value="3.21094">
            <text:p>3.21094</text:p>
          </table:table-cell>
          <table:table-cell office:value-type="float" office:value="0.704403">
            <text:p>0.704403</text:p>
          </table:table-cell>
          <table:table-cell office:value-type="float" office:value="0.603447">
            <text:p>0.603447</text:p>
          </table:table-cell>
          <table:table-cell office:value-type="float" office:value="0.73722">
            <text:p>0.73722</text:p>
          </table:table-cell>
          <table:table-cell/>
          <table:table-cell office:value-type="float" office:value="3.21094">
            <text:p>3.21094</text:p>
          </table:table-cell>
          <table:table-cell office:value-type="float" office:value="0.623236">
            <text:p>0.623236</text:p>
          </table:table-cell>
          <table:table-cell office:value-type="float" office:value="0.613601">
            <text:p>0.613601</text:p>
          </table:table-cell>
          <table:table-cell office:value-type="float" office:value="0.634481">
            <text:p>0.634481</text:p>
          </table:table-cell>
          <table:table-cell/>
          <table:table-cell office:value-type="float" office:value="3.21094">
            <text:p>3.21094</text:p>
          </table:table-cell>
          <table:table-cell office:value-type="float" office:value="0.474298">
            <text:p>0.474298</text:p>
          </table:table-cell>
          <table:table-cell office:value-type="float" office:value="0.404207">
            <text:p>0.404207</text:p>
          </table:table-cell>
          <table:table-cell office:value-type="float" office:value="0.365762">
            <text:p>0.365762</text:p>
          </table:table-cell>
          <table:table-cell/>
          <table:table-cell table:formula="of:=[.K209]" office:value-type="float" office:value="3.21094">
            <text:p>3.21094</text:p>
          </table:table-cell>
          <table:table-cell table:formula="of:=0.5*([.G209]^2+[.L209]^2)" office:value-type="float" office:value="0.30669085225">
            <text:p>0.30669085225</text:p>
          </table:table-cell>
          <table:table-cell table:formula="of:=0.5*([.H209]^2+[.M209]^2)" office:value-type="float" office:value="0.269944743025">
            <text:p>0.269944743025</text:p>
          </table:table-cell>
          <table:table-cell table:formula="of:=0.5*([.I209]^2+[.N209]^2)" office:value-type="float" office:value="0.2681739900025">
            <text:p>0.2681739900025</text:p>
          </table:table-cell>
        </table:table-row>
        <table:table-row table:style-name="ro1">
          <table:table-cell office:value-type="float" office:value="3.22656">
            <text:p>3.22656</text:p>
          </table:table-cell>
          <table:table-cell office:value-type="float" office:value="0.707695">
            <text:p>0.707695</text:p>
          </table:table-cell>
          <table:table-cell office:value-type="float" office:value="0.60468">
            <text:p>0.60468</text:p>
          </table:table-cell>
          <table:table-cell office:value-type="float" office:value="0.737737">
            <text:p>0.737737</text:p>
          </table:table-cell>
          <table:table-cell/>
          <table:table-cell office:value-type="float" office:value="3.22656">
            <text:p>3.22656</text:p>
          </table:table-cell>
          <table:table-cell office:value-type="float" office:value="0.622784">
            <text:p>0.622784</text:p>
          </table:table-cell>
          <table:table-cell office:value-type="float" office:value="0.613391">
            <text:p>0.613391</text:p>
          </table:table-cell>
          <table:table-cell office:value-type="float" office:value="0.632801">
            <text:p>0.632801</text:p>
          </table:table-cell>
          <table:table-cell/>
          <table:table-cell office:value-type="float" office:value="3.22656">
            <text:p>3.22656</text:p>
          </table:table-cell>
          <table:table-cell office:value-type="float" office:value="0.474373">
            <text:p>0.474373</text:p>
          </table:table-cell>
          <table:table-cell office:value-type="float" office:value="0.403826">
            <text:p>0.403826</text:p>
          </table:table-cell>
          <table:table-cell office:value-type="float" office:value="0.364836">
            <text:p>0.364836</text:p>
          </table:table-cell>
          <table:table-cell/>
          <table:table-cell table:formula="of:=[.K210]" office:value-type="float" office:value="3.22656">
            <text:p>3.22656</text:p>
          </table:table-cell>
          <table:table-cell table:formula="of:=0.5*([.G210]^2+[.L210]^2)" office:value-type="float" office:value="0.3064448268925">
            <text:p>0.3064448268925</text:p>
          </table:table-cell>
          <table:table-cell table:formula="of:=0.5*([.H210]^2+[.M210]^2)" office:value-type="float" office:value="0.2696619785785">
            <text:p>0.2696619785785</text:p>
          </table:table-cell>
          <table:table-cell table:formula="of:=0.5*([.I210]^2+[.N210]^2)" office:value-type="float" office:value="0.2667712062485">
            <text:p>0.2667712062485</text:p>
          </table:table-cell>
        </table:table-row>
        <table:table-row table:style-name="ro1">
          <table:table-cell office:value-type="float" office:value="3.24219">
            <text:p>3.24219</text:p>
          </table:table-cell>
          <table:table-cell office:value-type="float" office:value="0.711293">
            <text:p>0.711293</text:p>
          </table:table-cell>
          <table:table-cell office:value-type="float" office:value="0.60397">
            <text:p>0.60397</text:p>
          </table:table-cell>
          <table:table-cell office:value-type="float" office:value="0.74069">
            <text:p>0.74069</text:p>
          </table:table-cell>
          <table:table-cell/>
          <table:table-cell office:value-type="float" office:value="3.24219">
            <text:p>3.24219</text:p>
          </table:table-cell>
          <table:table-cell office:value-type="float" office:value="0.621042">
            <text:p>0.621042</text:p>
          </table:table-cell>
          <table:table-cell office:value-type="float" office:value="0.612114">
            <text:p>0.612114</text:p>
          </table:table-cell>
          <table:table-cell office:value-type="float" office:value="0.631603">
            <text:p>0.631603</text:p>
          </table:table-cell>
          <table:table-cell/>
          <table:table-cell office:value-type="float" office:value="3.24219">
            <text:p>3.24219</text:p>
          </table:table-cell>
          <table:table-cell office:value-type="float" office:value="0.470989">
            <text:p>0.470989</text:p>
          </table:table-cell>
          <table:table-cell office:value-type="float" office:value="0.404731">
            <text:p>0.404731</text:p>
          </table:table-cell>
          <table:table-cell office:value-type="float" office:value="0.36493">
            <text:p>0.36493</text:p>
          </table:table-cell>
          <table:table-cell/>
          <table:table-cell table:formula="of:=[.K211]" office:value-type="float" office:value="3.24219">
            <text:p>3.24219</text:p>
          </table:table-cell>
          <table:table-cell table:formula="of:=0.5*([.G211]^2+[.L211]^2)" office:value-type="float" office:value="0.3037619019425">
            <text:p>0.3037619019425</text:p>
          </table:table-cell>
          <table:table-cell table:formula="of:=0.5*([.H211]^2+[.M211]^2)" office:value-type="float" office:value="0.2692453656785">
            <text:p>0.2692453656785</text:p>
          </table:table-cell>
          <table:table-cell table:formula="of:=0.5*([.I211]^2+[.N211]^2)" office:value-type="float" office:value="0.2660481272545">
            <text:p>0.2660481272545</text:p>
          </table:table-cell>
        </table:table-row>
        <table:table-row table:style-name="ro1">
          <table:table-cell office:value-type="float" office:value="3.25781">
            <text:p>3.25781</text:p>
          </table:table-cell>
          <table:table-cell office:value-type="float" office:value="0.712388">
            <text:p>0.712388</text:p>
          </table:table-cell>
          <table:table-cell office:value-type="float" office:value="0.604693">
            <text:p>0.604693</text:p>
          </table:table-cell>
          <table:table-cell office:value-type="float" office:value="0.74336">
            <text:p>0.74336</text:p>
          </table:table-cell>
          <table:table-cell/>
          <table:table-cell office:value-type="float" office:value="3.25781">
            <text:p>3.25781</text:p>
          </table:table-cell>
          <table:table-cell office:value-type="float" office:value="0.618705">
            <text:p>0.618705</text:p>
          </table:table-cell>
          <table:table-cell office:value-type="float" office:value="0.612295">
            <text:p>0.612295</text:p>
          </table:table-cell>
          <table:table-cell office:value-type="float" office:value="0.630125">
            <text:p>0.630125</text:p>
          </table:table-cell>
          <table:table-cell/>
          <table:table-cell office:value-type="float" office:value="3.25781">
            <text:p>3.25781</text:p>
          </table:table-cell>
          <table:table-cell office:value-type="float" office:value="0.46895">
            <text:p>0.46895</text:p>
          </table:table-cell>
          <table:table-cell office:value-type="float" office:value="0.402356">
            <text:p>0.402356</text:p>
          </table:table-cell>
          <table:table-cell office:value-type="float" office:value="0.365894">
            <text:p>0.365894</text:p>
          </table:table-cell>
          <table:table-cell/>
          <table:table-cell table:formula="of:=[.K212]" office:value-type="float" office:value="3.25781">
            <text:p>3.25781</text:p>
          </table:table-cell>
          <table:table-cell table:formula="of:=0.5*([.G212]^2+[.L212]^2)" office:value-type="float" office:value="0.3013549897625">
            <text:p>0.3013549897625</text:p>
          </table:table-cell>
          <table:table-cell table:formula="of:=0.5*([.H212]^2+[.M212]^2)" office:value-type="float" office:value="0.2683977588805">
            <text:p>0.2683977588805</text:p>
          </table:table-cell>
          <table:table-cell table:formula="of:=0.5*([.I212]^2+[.N212]^2)" office:value-type="float" office:value="0.2654679674305">
            <text:p>0.2654679674305</text:p>
          </table:table-cell>
        </table:table-row>
        <table:table-row table:style-name="ro1">
          <table:table-cell office:value-type="float" office:value="3.27344">
            <text:p>3.27344</text:p>
          </table:table-cell>
          <table:table-cell office:value-type="float" office:value="0.712555">
            <text:p>0.712555</text:p>
          </table:table-cell>
          <table:table-cell office:value-type="float" office:value="0.607935">
            <text:p>0.607935</text:p>
          </table:table-cell>
          <table:table-cell office:value-type="float" office:value="0.745317">
            <text:p>0.745317</text:p>
          </table:table-cell>
          <table:table-cell/>
          <table:table-cell office:value-type="float" office:value="3.27344">
            <text:p>3.27344</text:p>
          </table:table-cell>
          <table:table-cell office:value-type="float" office:value="0.616766">
            <text:p>0.616766</text:p>
          </table:table-cell>
          <table:table-cell office:value-type="float" office:value="0.613083">
            <text:p>0.613083</text:p>
          </table:table-cell>
          <table:table-cell office:value-type="float" office:value="0.629282">
            <text:p>0.629282</text:p>
          </table:table-cell>
          <table:table-cell/>
          <table:table-cell office:value-type="float" office:value="3.27344">
            <text:p>3.27344</text:p>
          </table:table-cell>
          <table:table-cell office:value-type="float" office:value="0.470277">
            <text:p>0.470277</text:p>
          </table:table-cell>
          <table:table-cell office:value-type="float" office:value="0.400087">
            <text:p>0.400087</text:p>
          </table:table-cell>
          <table:table-cell office:value-type="float" office:value="0.367741">
            <text:p>0.367741</text:p>
          </table:table-cell>
          <table:table-cell/>
          <table:table-cell table:formula="of:=[.K213]" office:value-type="float" office:value="3.27344">
            <text:p>3.27344</text:p>
          </table:table-cell>
          <table:table-cell table:formula="of:=0.5*([.G213]^2+[.L213]^2)" office:value-type="float" office:value="0.3007803777425">
            <text:p>0.3007803777425</text:p>
          </table:table-cell>
          <table:table-cell table:formula="of:=0.5*([.H213]^2+[.M213]^2)" office:value-type="float" office:value="0.267970186229">
            <text:p>0.267970186229</text:p>
          </table:table-cell>
          <table:table-cell table:formula="of:=0.5*([.I213]^2+[.N213]^2)" office:value-type="float" office:value="0.2656146393025">
            <text:p>0.2656146393025</text:p>
          </table:table-cell>
        </table:table-row>
        <table:table-row table:style-name="ro1">
          <table:table-cell office:value-type="float" office:value="3.28906">
            <text:p>3.28906</text:p>
          </table:table-cell>
          <table:table-cell office:value-type="float" office:value="0.71559">
            <text:p>0.71559</text:p>
          </table:table-cell>
          <table:table-cell office:value-type="float" office:value="0.609935">
            <text:p>0.609935</text:p>
          </table:table-cell>
          <table:table-cell office:value-type="float" office:value="0.746378">
            <text:p>0.746378</text:p>
          </table:table-cell>
          <table:table-cell/>
          <table:table-cell office:value-type="float" office:value="3.28906">
            <text:p>3.28906</text:p>
          </table:table-cell>
          <table:table-cell office:value-type="float" office:value="0.616025">
            <text:p>0.616025</text:p>
          </table:table-cell>
          <table:table-cell office:value-type="float" office:value="0.613292">
            <text:p>0.613292</text:p>
          </table:table-cell>
          <table:table-cell office:value-type="float" office:value="0.629003">
            <text:p>0.629003</text:p>
          </table:table-cell>
          <table:table-cell/>
          <table:table-cell office:value-type="float" office:value="3.28906">
            <text:p>3.28906</text:p>
          </table:table-cell>
          <table:table-cell office:value-type="float" office:value="0.470709">
            <text:p>0.470709</text:p>
          </table:table-cell>
          <table:table-cell office:value-type="float" office:value="0.403127">
            <text:p>0.403127</text:p>
          </table:table-cell>
          <table:table-cell office:value-type="float" office:value="0.367765">
            <text:p>0.367765</text:p>
          </table:table-cell>
          <table:table-cell/>
          <table:table-cell table:formula="of:=[.K214]" office:value-type="float" office:value="3.28906">
            <text:p>3.28906</text:p>
          </table:table-cell>
          <table:table-cell table:formula="of:=0.5*([.G214]^2+[.L214]^2)" office:value-type="float" office:value="0.300526881653">
            <text:p>0.300526881653</text:p>
          </table:table-cell>
          <table:table-cell table:formula="of:=0.5*([.H214]^2+[.M214]^2)" office:value-type="float" office:value="0.2693192276965">
            <text:p>0.2693192276965</text:p>
          </table:table-cell>
          <table:table-cell table:formula="of:=0.5*([.I214]^2+[.N214]^2)" office:value-type="float" office:value="0.265447934617">
            <text:p>0.265447934617</text:p>
          </table:table-cell>
        </table:table-row>
        <table:table-row table:style-name="ro1">
          <table:table-cell office:value-type="float" office:value="3.30469">
            <text:p>3.30469</text:p>
          </table:table-cell>
          <table:table-cell office:value-type="float" office:value="0.720177">
            <text:p>0.720177</text:p>
          </table:table-cell>
          <table:table-cell office:value-type="float" office:value="0.60819">
            <text:p>0.60819</text:p>
          </table:table-cell>
          <table:table-cell office:value-type="float" office:value="0.746858">
            <text:p>0.746858</text:p>
          </table:table-cell>
          <table:table-cell/>
          <table:table-cell office:value-type="float" office:value="3.30469">
            <text:p>3.30469</text:p>
          </table:table-cell>
          <table:table-cell office:value-type="float" office:value="0.616325">
            <text:p>0.616325</text:p>
          </table:table-cell>
          <table:table-cell office:value-type="float" office:value="0.612469">
            <text:p>0.612469</text:p>
          </table:table-cell>
          <table:table-cell office:value-type="float" office:value="0.626677">
            <text:p>0.626677</text:p>
          </table:table-cell>
          <table:table-cell/>
          <table:table-cell office:value-type="float" office:value="3.30469">
            <text:p>3.30469</text:p>
          </table:table-cell>
          <table:table-cell office:value-type="float" office:value="0.466751">
            <text:p>0.466751</text:p>
          </table:table-cell>
          <table:table-cell office:value-type="float" office:value="0.403955">
            <text:p>0.403955</text:p>
          </table:table-cell>
          <table:table-cell office:value-type="float" office:value="0.36473">
            <text:p>0.36473</text:p>
          </table:table-cell>
          <table:table-cell/>
          <table:table-cell table:formula="of:=[.K215]" office:value-type="float" office:value="3.30469">
            <text:p>3.30469</text:p>
          </table:table-cell>
          <table:table-cell table:formula="of:=0.5*([.G215]^2+[.L215]^2)" office:value-type="float" office:value="0.298856500813">
            <text:p>0.298856500813</text:p>
          </table:table-cell>
          <table:table-cell table:formula="of:=0.5*([.H215]^2+[.M215]^2)" office:value-type="float" office:value="0.269148958993">
            <text:p>0.269148958993</text:p>
          </table:table-cell>
          <table:table-cell table:formula="of:=0.5*([.I215]^2+[.N215]^2)" office:value-type="float" office:value="0.2628760176145">
            <text:p>0.2628760176145</text:p>
          </table:table-cell>
        </table:table-row>
        <table:table-row table:style-name="ro1">
          <table:table-cell office:value-type="float" office:value="3.32031">
            <text:p>3.32031</text:p>
          </table:table-cell>
          <table:table-cell office:value-type="float" office:value="0.721963">
            <text:p>0.721963</text:p>
          </table:table-cell>
          <table:table-cell office:value-type="float" office:value="0.607143">
            <text:p>0.607143</text:p>
          </table:table-cell>
          <table:table-cell office:value-type="float" office:value="0.747858">
            <text:p>0.747858</text:p>
          </table:table-cell>
          <table:table-cell/>
          <table:table-cell office:value-type="float" office:value="3.32031">
            <text:p>3.32031</text:p>
          </table:table-cell>
          <table:table-cell office:value-type="float" office:value="0.616298">
            <text:p>0.616298</text:p>
          </table:table-cell>
          <table:table-cell office:value-type="float" office:value="0.608978">
            <text:p>0.608978</text:p>
          </table:table-cell>
          <table:table-cell office:value-type="float" office:value="0.623943">
            <text:p>0.623943</text:p>
          </table:table-cell>
          <table:table-cell/>
          <table:table-cell office:value-type="float" office:value="3.32031">
            <text:p>3.32031</text:p>
          </table:table-cell>
          <table:table-cell office:value-type="float" office:value="0.463085">
            <text:p>0.463085</text:p>
          </table:table-cell>
          <table:table-cell office:value-type="float" office:value="0.401076">
            <text:p>0.401076</text:p>
          </table:table-cell>
          <table:table-cell office:value-type="float" office:value="0.363207">
            <text:p>0.363207</text:p>
          </table:table-cell>
          <table:table-cell/>
          <table:table-cell table:formula="of:=[.K216]" office:value-type="float" office:value="3.32031">
            <text:p>3.32031</text:p>
          </table:table-cell>
          <table:table-cell table:formula="of:=0.5*([.G216]^2+[.L216]^2)" office:value-type="float" office:value="0.2971354710145">
            <text:p>0.2971354710145</text:p>
          </table:table-cell>
          <table:table-cell table:formula="of:=0.5*([.H216]^2+[.M216]^2)" office:value-type="float" office:value="0.26585808113">
            <text:p>0.26585808113</text:p>
          </table:table-cell>
          <table:table-cell table:formula="of:=0.5*([.I216]^2+[.N216]^2)" office:value-type="float" office:value="0.260612096049">
            <text:p>0.260612096049</text:p>
          </table:table-cell>
        </table:table-row>
        <table:table-row table:style-name="ro1">
          <table:table-cell office:value-type="float" office:value="3.33594">
            <text:p>3.33594</text:p>
          </table:table-cell>
          <table:table-cell office:value-type="float" office:value="0.721815">
            <text:p>0.721815</text:p>
          </table:table-cell>
          <table:table-cell office:value-type="float" office:value="0.610355">
            <text:p>0.610355</text:p>
          </table:table-cell>
          <table:table-cell office:value-type="float" office:value="0.75011">
            <text:p>0.75011</text:p>
          </table:table-cell>
          <table:table-cell/>
          <table:table-cell office:value-type="float" office:value="3.33594">
            <text:p>3.33594</text:p>
          </table:table-cell>
          <table:table-cell office:value-type="float" office:value="0.615731">
            <text:p>0.615731</text:p>
          </table:table-cell>
          <table:table-cell office:value-type="float" office:value="0.606073">
            <text:p>0.606073</text:p>
          </table:table-cell>
          <table:table-cell office:value-type="float" office:value="0.624401">
            <text:p>0.624401</text:p>
          </table:table-cell>
          <table:table-cell/>
          <table:table-cell office:value-type="float" office:value="3.33594">
            <text:p>3.33594</text:p>
          </table:table-cell>
          <table:table-cell office:value-type="float" office:value="0.463118">
            <text:p>0.463118</text:p>
          </table:table-cell>
          <table:table-cell office:value-type="float" office:value="0.402233">
            <text:p>0.402233</text:p>
          </table:table-cell>
          <table:table-cell office:value-type="float" office:value="0.364248">
            <text:p>0.364248</text:p>
          </table:table-cell>
          <table:table-cell/>
          <table:table-cell table:formula="of:=[.K217]" office:value-type="float" office:value="3.33594">
            <text:p>3.33594</text:p>
          </table:table-cell>
          <table:table-cell table:formula="of:=0.5*([.G217]^2+[.L217]^2)" office:value-type="float" office:value="0.2968014731425">
            <text:p>0.2968014731425</text:p>
          </table:table-cell>
          <table:table-cell table:formula="of:=0.5*([.H217]^2+[.M217]^2)" office:value-type="float" office:value="0.264557933809">
            <text:p>0.264557933809</text:p>
          </table:table-cell>
          <table:table-cell table:formula="of:=0.5*([.I217]^2+[.N217]^2)" office:value-type="float" office:value="0.2612766071525">
            <text:p>0.2612766071525</text:p>
          </table:table-cell>
        </table:table-row>
        <table:table-row table:style-name="ro1">
          <table:table-cell office:value-type="float" office:value="3.35156">
            <text:p>3.35156</text:p>
          </table:table-cell>
          <table:table-cell office:value-type="float" office:value="0.72301">
            <text:p>0.72301</text:p>
          </table:table-cell>
          <table:table-cell office:value-type="float" office:value="0.614542">
            <text:p>0.614542</text:p>
          </table:table-cell>
          <table:table-cell office:value-type="float" office:value="0.749043">
            <text:p>0.749043</text:p>
          </table:table-cell>
          <table:table-cell/>
          <table:table-cell office:value-type="float" office:value="3.35156">
            <text:p>3.35156</text:p>
          </table:table-cell>
          <table:table-cell office:value-type="float" office:value="0.613909">
            <text:p>0.613909</text:p>
          </table:table-cell>
          <table:table-cell office:value-type="float" office:value="0.604477">
            <text:p>0.604477</text:p>
          </table:table-cell>
          <table:table-cell office:value-type="float" office:value="0.625873">
            <text:p>0.625873</text:p>
          </table:table-cell>
          <table:table-cell/>
          <table:table-cell office:value-type="float" office:value="3.35156">
            <text:p>3.35156</text:p>
          </table:table-cell>
          <table:table-cell office:value-type="float" office:value="0.463618">
            <text:p>0.463618</text:p>
          </table:table-cell>
          <table:table-cell office:value-type="float" office:value="0.403531">
            <text:p>0.403531</text:p>
          </table:table-cell>
          <table:table-cell office:value-type="float" office:value="0.366031">
            <text:p>0.366031</text:p>
          </table:table-cell>
          <table:table-cell/>
          <table:table-cell table:formula="of:=[.K218]" office:value-type="float" office:value="3.35156">
            <text:p>3.35156</text:p>
          </table:table-cell>
          <table:table-cell table:formula="of:=0.5*([.G218]^2+[.L218]^2)" office:value-type="float" office:value="0.2959129551025">
            <text:p>0.2959129551025</text:p>
          </table:table-cell>
          <table:table-cell table:formula="of:=0.5*([.H218]^2+[.M218]^2)" office:value-type="float" office:value="0.264114855745">
            <text:p>0.264114855745</text:p>
          </table:table-cell>
          <table:table-cell table:formula="of:=0.5*([.I218]^2+[.N218]^2)" office:value-type="float" office:value="0.262847852545">
            <text:p>0.262847852545</text:p>
          </table:table-cell>
        </table:table-row>
        <table:table-row table:style-name="ro1">
          <table:table-cell office:value-type="float" office:value="3.36719">
            <text:p>3.36719</text:p>
          </table:table-cell>
          <table:table-cell office:value-type="float" office:value="0.724868">
            <text:p>0.724868</text:p>
          </table:table-cell>
          <table:table-cell office:value-type="float" office:value="0.617505">
            <text:p>0.617505</text:p>
          </table:table-cell>
          <table:table-cell office:value-type="float" office:value="0.743513">
            <text:p>0.743513</text:p>
          </table:table-cell>
          <table:table-cell/>
          <table:table-cell office:value-type="float" office:value="3.36719">
            <text:p>3.36719</text:p>
          </table:table-cell>
          <table:table-cell office:value-type="float" office:value="0.611395">
            <text:p>0.611395</text:p>
          </table:table-cell>
          <table:table-cell office:value-type="float" office:value="0.603169">
            <text:p>0.603169</text:p>
          </table:table-cell>
          <table:table-cell office:value-type="float" office:value="0.625535">
            <text:p>0.625535</text:p>
          </table:table-cell>
          <table:table-cell/>
          <table:table-cell office:value-type="float" office:value="3.36719">
            <text:p>3.36719</text:p>
          </table:table-cell>
          <table:table-cell office:value-type="float" office:value="0.463274">
            <text:p>0.463274</text:p>
          </table:table-cell>
          <table:table-cell office:value-type="float" office:value="0.402706">
            <text:p>0.402706</text:p>
          </table:table-cell>
          <table:table-cell office:value-type="float" office:value="0.368016">
            <text:p>0.368016</text:p>
          </table:table-cell>
          <table:table-cell/>
          <table:table-cell table:formula="of:=[.K219]" office:value-type="float" office:value="3.36719">
            <text:p>3.36719</text:p>
          </table:table-cell>
          <table:table-cell table:formula="of:=0.5*([.G219]^2+[.L219]^2)" office:value-type="float" office:value="0.2942133225505">
            <text:p>0.2942133225505</text:p>
          </table:table-cell>
          <table:table-cell table:formula="of:=0.5*([.H219]^2+[.M219]^2)" office:value-type="float" office:value="0.2629924824985">
            <text:p>0.2629924824985</text:p>
          </table:table-cell>
          <table:table-cell table:formula="of:=0.5*([.I219]^2+[.N219]^2)" office:value-type="float" office:value="0.2633649062405">
            <text:p>0.2633649062405</text:p>
          </table:table-cell>
        </table:table-row>
        <table:table-row table:style-name="ro1">
          <table:table-cell office:value-type="float" office:value="3.38281">
            <text:p>3.38281</text:p>
          </table:table-cell>
          <table:table-cell office:value-type="float" office:value="0.726375">
            <text:p>0.726375</text:p>
          </table:table-cell>
          <table:table-cell office:value-type="float" office:value="0.618375">
            <text:p>0.618375</text:p>
          </table:table-cell>
          <table:table-cell office:value-type="float" office:value="0.741872">
            <text:p>0.741872</text:p>
          </table:table-cell>
          <table:table-cell/>
          <table:table-cell office:value-type="float" office:value="3.38281">
            <text:p>3.38281</text:p>
          </table:table-cell>
          <table:table-cell office:value-type="float" office:value="0.609892">
            <text:p>0.609892</text:p>
          </table:table-cell>
          <table:table-cell office:value-type="float" office:value="0.602652">
            <text:p>0.602652</text:p>
          </table:table-cell>
          <table:table-cell office:value-type="float" office:value="0.622459">
            <text:p>0.622459</text:p>
          </table:table-cell>
          <table:table-cell/>
          <table:table-cell office:value-type="float" office:value="3.38281">
            <text:p>3.38281</text:p>
          </table:table-cell>
          <table:table-cell office:value-type="float" office:value="0.4642">
            <text:p>0.4642</text:p>
          </table:table-cell>
          <table:table-cell office:value-type="float" office:value="0.401545">
            <text:p>0.401545</text:p>
          </table:table-cell>
          <table:table-cell office:value-type="float" office:value="0.367303">
            <text:p>0.367303</text:p>
          </table:table-cell>
          <table:table-cell/>
          <table:table-cell table:formula="of:=[.K220]" office:value-type="float" office:value="3.38281">
            <text:p>3.38281</text:p>
          </table:table-cell>
          <table:table-cell table:formula="of:=0.5*([.G220]^2+[.L220]^2)" office:value-type="float" office:value="0.293724945832">
            <text:p>0.293724945832</text:p>
          </table:table-cell>
          <table:table-cell table:formula="of:=0.5*([.H220]^2+[.M220]^2)" office:value-type="float" office:value="0.2622139100645">
            <text:p>0.2622139100645</text:p>
          </table:table-cell>
          <table:table-cell table:formula="of:=0.5*([.I220]^2+[.N220]^2)" office:value-type="float" office:value="0.261183350245">
            <text:p>0.261183350245</text:p>
          </table:table-cell>
        </table:table-row>
        <table:table-row table:style-name="ro1">
          <table:table-cell office:value-type="float" office:value="3.39844">
            <text:p>3.39844</text:p>
          </table:table-cell>
          <table:table-cell office:value-type="float" office:value="0.729412">
            <text:p>0.729412</text:p>
          </table:table-cell>
          <table:table-cell office:value-type="float" office:value="0.617797">
            <text:p>0.617797</text:p>
          </table:table-cell>
          <table:table-cell office:value-type="float" office:value="0.744758">
            <text:p>0.744758</text:p>
          </table:table-cell>
          <table:table-cell/>
          <table:table-cell office:value-type="float" office:value="3.39844">
            <text:p>3.39844</text:p>
          </table:table-cell>
          <table:table-cell office:value-type="float" office:value="0.608786">
            <text:p>0.608786</text:p>
          </table:table-cell>
          <table:table-cell office:value-type="float" office:value="0.602664">
            <text:p>0.602664</text:p>
          </table:table-cell>
          <table:table-cell office:value-type="float" office:value="0.618369">
            <text:p>0.618369</text:p>
          </table:table-cell>
          <table:table-cell/>
          <table:table-cell office:value-type="float" office:value="3.39844">
            <text:p>3.39844</text:p>
          </table:table-cell>
          <table:table-cell office:value-type="float" office:value="0.465974">
            <text:p>0.465974</text:p>
          </table:table-cell>
          <table:table-cell office:value-type="float" office:value="0.401647">
            <text:p>0.401647</text:p>
          </table:table-cell>
          <table:table-cell office:value-type="float" office:value="0.366542">
            <text:p>0.366542</text:p>
          </table:table-cell>
          <table:table-cell/>
          <table:table-cell table:formula="of:=[.K221]" office:value-type="float" office:value="3.39844">
            <text:p>3.39844</text:p>
          </table:table-cell>
          <table:table-cell table:formula="of:=0.5*([.G221]^2+[.L221]^2)" office:value-type="float" office:value="0.293876081236">
            <text:p>0.293876081236</text:p>
          </table:table-cell>
          <table:table-cell table:formula="of:=0.5*([.H221]^2+[.M221]^2)" office:value-type="float" office:value="0.2622621047525">
            <text:p>0.2622621047525</text:p>
          </table:table-cell>
          <table:table-cell table:formula="of:=0.5*([.I221]^2+[.N221]^2)" office:value-type="float" office:value="0.2583666289625">
            <text:p>0.2583666289625</text:p>
          </table:table-cell>
        </table:table-row>
        <table:table-row table:style-name="ro1">
          <table:table-cell office:value-type="float" office:value="3.41406">
            <text:p>3.41406</text:p>
          </table:table-cell>
          <table:table-cell office:value-type="float" office:value="0.733775">
            <text:p>0.733775</text:p>
          </table:table-cell>
          <table:table-cell office:value-type="float" office:value="0.618805">
            <text:p>0.618805</text:p>
          </table:table-cell>
          <table:table-cell office:value-type="float" office:value="0.745602">
            <text:p>0.745602</text:p>
          </table:table-cell>
          <table:table-cell/>
          <table:table-cell office:value-type="float" office:value="3.41406">
            <text:p>3.41406</text:p>
          </table:table-cell>
          <table:table-cell office:value-type="float" office:value="0.608074">
            <text:p>0.608074</text:p>
          </table:table-cell>
          <table:table-cell office:value-type="float" office:value="0.601089">
            <text:p>0.601089</text:p>
          </table:table-cell>
          <table:table-cell office:value-type="float" office:value="0.616182">
            <text:p>0.616182</text:p>
          </table:table-cell>
          <table:table-cell/>
          <table:table-cell office:value-type="float" office:value="3.41406">
            <text:p>3.41406</text:p>
          </table:table-cell>
          <table:table-cell office:value-type="float" office:value="0.464535">
            <text:p>0.464535</text:p>
          </table:table-cell>
          <table:table-cell office:value-type="float" office:value="0.401717">
            <text:p>0.401717</text:p>
          </table:table-cell>
          <table:table-cell office:value-type="float" office:value="0.366492">
            <text:p>0.366492</text:p>
          </table:table-cell>
          <table:table-cell/>
          <table:table-cell table:formula="of:=[.K222]" office:value-type="float" office:value="3.41406">
            <text:p>3.41406</text:p>
          </table:table-cell>
          <table:table-cell table:formula="of:=0.5*([.G222]^2+[.L222]^2)" office:value-type="float" office:value="0.2927733778505">
            <text:p>0.2927733778505</text:p>
          </table:table-cell>
          <table:table-cell table:formula="of:=0.5*([.H222]^2+[.M222]^2)" office:value-type="float" office:value="0.261342267005">
            <text:p>0.261342267005</text:p>
          </table:table-cell>
          <table:table-cell table:formula="of:=0.5*([.I222]^2+[.N222]^2)" office:value-type="float" office:value="0.256998321594">
            <text:p>0.256998321594</text:p>
          </table:table-cell>
        </table:table-row>
        <table:table-row table:style-name="ro1">
          <table:table-cell office:value-type="float" office:value="3.42969">
            <text:p>3.42969</text:p>
          </table:table-cell>
          <table:table-cell office:value-type="float" office:value="0.736033">
            <text:p>0.736033</text:p>
          </table:table-cell>
          <table:table-cell office:value-type="float" office:value="0.622657">
            <text:p>0.622657</text:p>
          </table:table-cell>
          <table:table-cell office:value-type="float" office:value="0.745045">
            <text:p>0.745045</text:p>
          </table:table-cell>
          <table:table-cell/>
          <table:table-cell office:value-type="float" office:value="3.42969">
            <text:p>3.42969</text:p>
          </table:table-cell>
          <table:table-cell office:value-type="float" office:value="0.607874">
            <text:p>0.607874</text:p>
          </table:table-cell>
          <table:table-cell office:value-type="float" office:value="0.597509">
            <text:p>0.597509</text:p>
          </table:table-cell>
          <table:table-cell office:value-type="float" office:value="0.615524">
            <text:p>0.615524</text:p>
          </table:table-cell>
          <table:table-cell/>
          <table:table-cell office:value-type="float" office:value="3.42969">
            <text:p>3.42969</text:p>
          </table:table-cell>
          <table:table-cell office:value-type="float" office:value="0.462113">
            <text:p>0.462113</text:p>
          </table:table-cell>
          <table:table-cell office:value-type="float" office:value="0.400094">
            <text:p>0.400094</text:p>
          </table:table-cell>
          <table:table-cell office:value-type="float" office:value="0.366372">
            <text:p>0.366372</text:p>
          </table:table-cell>
          <table:table-cell/>
          <table:table-cell table:formula="of:=[.K223]" office:value-type="float" office:value="3.42969">
            <text:p>3.42969</text:p>
          </table:table-cell>
          <table:table-cell table:formula="of:=0.5*([.G223]^2+[.L223]^2)" office:value-type="float" office:value="0.2915296123225">
            <text:p>0.2915296123225</text:p>
          </table:table-cell>
          <table:table-cell table:formula="of:=0.5*([.H223]^2+[.M223]^2)" office:value-type="float" office:value="0.2585461069585">
            <text:p>0.2585461069585</text:p>
          </table:table-cell>
          <table:table-cell table:formula="of:=0.5*([.I223]^2+[.N223]^2)" office:value-type="float" office:value="0.25654911848">
            <text:p>0.25654911848</text:p>
          </table:table-cell>
        </table:table-row>
        <table:table-row table:style-name="ro1">
          <table:table-cell office:value-type="float" office:value="3.44531">
            <text:p>3.44531</text:p>
          </table:table-cell>
          <table:table-cell office:value-type="float" office:value="0.73543">
            <text:p>0.73543</text:p>
          </table:table-cell>
          <table:table-cell office:value-type="float" office:value="0.62419">
            <text:p>0.62419</text:p>
          </table:table-cell>
          <table:table-cell office:value-type="float" office:value="0.746772">
            <text:p>0.746772</text:p>
          </table:table-cell>
          <table:table-cell/>
          <table:table-cell office:value-type="float" office:value="3.44531">
            <text:p>3.44531</text:p>
          </table:table-cell>
          <table:table-cell office:value-type="float" office:value="0.60734">
            <text:p>0.60734</text:p>
          </table:table-cell>
          <table:table-cell office:value-type="float" office:value="0.593529">
            <text:p>0.593529</text:p>
          </table:table-cell>
          <table:table-cell office:value-type="float" office:value="0.616089">
            <text:p>0.616089</text:p>
          </table:table-cell>
          <table:table-cell/>
          <table:table-cell office:value-type="float" office:value="3.44531">
            <text:p>3.44531</text:p>
          </table:table-cell>
          <table:table-cell office:value-type="float" office:value="0.46214">
            <text:p>0.46214</text:p>
          </table:table-cell>
          <table:table-cell office:value-type="float" office:value="0.401329">
            <text:p>0.401329</text:p>
          </table:table-cell>
          <table:table-cell office:value-type="float" office:value="0.36618">
            <text:p>0.36618</text:p>
          </table:table-cell>
          <table:table-cell/>
          <table:table-cell table:formula="of:=[.K224]" office:value-type="float" office:value="3.44531">
            <text:p>3.44531</text:p>
          </table:table-cell>
          <table:table-cell table:formula="of:=0.5*([.G224]^2+[.L224]^2)" office:value-type="float" office:value="0.2912176276">
            <text:p>0.2912176276</text:p>
          </table:table-cell>
          <table:table-cell table:formula="of:=0.5*([.H224]^2+[.M224]^2)" office:value-type="float" office:value="0.256670820041">
            <text:p>0.256670820041</text:p>
          </table:table-cell>
          <table:table-cell table:formula="of:=0.5*([.I224]^2+[.N224]^2)" office:value-type="float" office:value="0.2568267241605">
            <text:p>0.2568267241605</text:p>
          </table:table-cell>
        </table:table-row>
        <table:table-row table:style-name="ro1">
          <table:table-cell office:value-type="float" office:value="3.46094">
            <text:p>3.46094</text:p>
          </table:table-cell>
          <table:table-cell office:value-type="float" office:value="0.73541">
            <text:p>0.73541</text:p>
          </table:table-cell>
          <table:table-cell office:value-type="float" office:value="0.621103">
            <text:p>0.621103</text:p>
          </table:table-cell>
          <table:table-cell office:value-type="float" office:value="0.749485">
            <text:p>0.749485</text:p>
          </table:table-cell>
          <table:table-cell/>
          <table:table-cell office:value-type="float" office:value="3.46094">
            <text:p>3.46094</text:p>
          </table:table-cell>
          <table:table-cell office:value-type="float" office:value="0.606392">
            <text:p>0.606392</text:p>
          </table:table-cell>
          <table:table-cell office:value-type="float" office:value="0.590255">
            <text:p>0.590255</text:p>
          </table:table-cell>
          <table:table-cell office:value-type="float" office:value="0.617314">
            <text:p>0.617314</text:p>
          </table:table-cell>
          <table:table-cell/>
          <table:table-cell office:value-type="float" office:value="3.46094">
            <text:p>3.46094</text:p>
          </table:table-cell>
          <table:table-cell office:value-type="float" office:value="0.463029">
            <text:p>0.463029</text:p>
          </table:table-cell>
          <table:table-cell office:value-type="float" office:value="0.405071">
            <text:p>0.405071</text:p>
          </table:table-cell>
          <table:table-cell office:value-type="float" office:value="0.365584">
            <text:p>0.365584</text:p>
          </table:table-cell>
          <table:table-cell/>
          <table:table-cell table:formula="of:=[.K225]" office:value-type="float" office:value="3.46094">
            <text:p>3.46094</text:p>
          </table:table-cell>
          <table:table-cell table:formula="of:=0.5*([.G225]^2+[.L225]^2)" office:value-type="float" office:value="0.2910535562525">
            <text:p>0.2910535562525</text:p>
          </table:table-cell>
          <table:table-cell table:formula="of:=0.5*([.H225]^2+[.M225]^2)" office:value-type="float" office:value="0.256241740033">
            <text:p>0.256241740033</text:p>
          </table:table-cell>
          <table:table-cell table:formula="of:=0.5*([.I225]^2+[.N225]^2)" office:value-type="float" office:value="0.257364117826">
            <text:p>0.257364117826</text:p>
          </table:table-cell>
        </table:table-row>
        <table:table-row table:style-name="ro1">
          <table:table-cell office:value-type="float" office:value="3.47656">
            <text:p>3.47656</text:p>
          </table:table-cell>
          <table:table-cell office:value-type="float" office:value="0.737715">
            <text:p>0.737715</text:p>
          </table:table-cell>
          <table:table-cell office:value-type="float" office:value="0.619418">
            <text:p>0.619418</text:p>
          </table:table-cell>
          <table:table-cell office:value-type="float" office:value="0.750782">
            <text:p>0.750782</text:p>
          </table:table-cell>
          <table:table-cell/>
          <table:table-cell office:value-type="float" office:value="3.47656">
            <text:p>3.47656</text:p>
          </table:table-cell>
          <table:table-cell office:value-type="float" office:value="0.606161">
            <text:p>0.606161</text:p>
          </table:table-cell>
          <table:table-cell office:value-type="float" office:value="0.588882">
            <text:p>0.588882</text:p>
          </table:table-cell>
          <table:table-cell office:value-type="float" office:value="0.619827">
            <text:p>0.619827</text:p>
          </table:table-cell>
          <table:table-cell/>
          <table:table-cell office:value-type="float" office:value="3.47656">
            <text:p>3.47656</text:p>
          </table:table-cell>
          <table:table-cell office:value-type="float" office:value="0.464971">
            <text:p>0.464971</text:p>
          </table:table-cell>
          <table:table-cell office:value-type="float" office:value="0.405286">
            <text:p>0.405286</text:p>
          </table:table-cell>
          <table:table-cell office:value-type="float" office:value="0.365964">
            <text:p>0.365964</text:p>
          </table:table-cell>
          <table:table-cell/>
          <table:table-cell table:formula="of:=[.K226]" office:value-type="float" office:value="3.47656">
            <text:p>3.47656</text:p>
          </table:table-cell>
          <table:table-cell table:formula="of:=0.5*([.G226]^2+[.L226]^2)" office:value-type="float" office:value="0.291814594381">
            <text:p>0.291814594381</text:p>
          </table:table-cell>
          <table:table-cell table:formula="of:=0.5*([.H226]^2+[.M226]^2)" office:value-type="float" office:value="0.25551937586">
            <text:p>0.25551937586</text:p>
          </table:table-cell>
          <table:table-cell table:formula="of:=0.5*([.I226]^2+[.N226]^2)" office:value-type="float" office:value="0.2590575796125">
            <text:p>0.2590575796125</text:p>
          </table:table-cell>
        </table:table-row>
        <table:table-row table:style-name="ro1">
          <table:table-cell office:value-type="float" office:value="3.49219">
            <text:p>3.49219</text:p>
          </table:table-cell>
          <table:table-cell office:value-type="float" office:value="0.740348">
            <text:p>0.740348</text:p>
          </table:table-cell>
          <table:table-cell office:value-type="float" office:value="0.621628">
            <text:p>0.621628</text:p>
          </table:table-cell>
          <table:table-cell office:value-type="float" office:value="0.751773">
            <text:p>0.751773</text:p>
          </table:table-cell>
          <table:table-cell/>
          <table:table-cell office:value-type="float" office:value="3.49219">
            <text:p>3.49219</text:p>
          </table:table-cell>
          <table:table-cell office:value-type="float" office:value="0.606843">
            <text:p>0.606843</text:p>
          </table:table-cell>
          <table:table-cell office:value-type="float" office:value="0.590196">
            <text:p>0.590196</text:p>
          </table:table-cell>
          <table:table-cell office:value-type="float" office:value="0.623367">
            <text:p>0.623367</text:p>
          </table:table-cell>
          <table:table-cell/>
          <table:table-cell office:value-type="float" office:value="3.49219">
            <text:p>3.49219</text:p>
          </table:table-cell>
          <table:table-cell office:value-type="float" office:value="0.466909">
            <text:p>0.466909</text:p>
          </table:table-cell>
          <table:table-cell office:value-type="float" office:value="0.402091">
            <text:p>0.402091</text:p>
          </table:table-cell>
          <table:table-cell office:value-type="float" office:value="0.363732">
            <text:p>0.363732</text:p>
          </table:table-cell>
          <table:table-cell/>
          <table:table-cell table:formula="of:=[.K227]" office:value-type="float" office:value="3.49219">
            <text:p>3.49219</text:p>
          </table:table-cell>
          <table:table-cell table:formula="of:=0.5*([.G227]^2+[.L227]^2)" office:value-type="float" office:value="0.293131220465">
            <text:p>0.293131220465</text:p>
          </table:table-cell>
          <table:table-cell table:formula="of:=0.5*([.H227]^2+[.M227]^2)" office:value-type="float" office:value="0.2550042453485">
            <text:p>0.2550042453485</text:p>
          </table:table-cell>
          <table:table-cell table:formula="of:=0.5*([.I227]^2+[.N227]^2)" office:value-type="float" office:value="0.2604436922565">
            <text:p>0.2604436922565</text:p>
          </table:table-cell>
        </table:table-row>
        <table:table-row table:style-name="ro1">
          <table:table-cell office:value-type="float" office:value="3.50781">
            <text:p>3.50781</text:p>
          </table:table-cell>
          <table:table-cell office:value-type="float" office:value="0.741933">
            <text:p>0.741933</text:p>
          </table:table-cell>
          <table:table-cell office:value-type="float" office:value="0.624148">
            <text:p>0.624148</text:p>
          </table:table-cell>
          <table:table-cell office:value-type="float" office:value="0.752988">
            <text:p>0.752988</text:p>
          </table:table-cell>
          <table:table-cell/>
          <table:table-cell office:value-type="float" office:value="3.50781">
            <text:p>3.50781</text:p>
          </table:table-cell>
          <table:table-cell office:value-type="float" office:value="0.607038">
            <text:p>0.607038</text:p>
          </table:table-cell>
          <table:table-cell office:value-type="float" office:value="0.589663">
            <text:p>0.589663</text:p>
          </table:table-cell>
          <table:table-cell office:value-type="float" office:value="0.624748">
            <text:p>0.624748</text:p>
          </table:table-cell>
          <table:table-cell/>
          <table:table-cell office:value-type="float" office:value="3.50781">
            <text:p>3.50781</text:p>
          </table:table-cell>
          <table:table-cell office:value-type="float" office:value="0.466333">
            <text:p>0.466333</text:p>
          </table:table-cell>
          <table:table-cell office:value-type="float" office:value="0.401461">
            <text:p>0.401461</text:p>
          </table:table-cell>
          <table:table-cell office:value-type="float" office:value="0.359845">
            <text:p>0.359845</text:p>
          </table:table-cell>
          <table:table-cell/>
          <table:table-cell table:formula="of:=[.K228]" office:value-type="float" office:value="3.50781">
            <text:p>3.50781</text:p>
          </table:table-cell>
          <table:table-cell table:formula="of:=0.5*([.G228]^2+[.L228]^2)" office:value-type="float" office:value="0.2929808001665">
            <text:p>0.2929808001665</text:p>
          </table:table-cell>
          <table:table-cell table:formula="of:=0.5*([.H228]^2+[.M228]^2)" office:value-type="float" office:value="0.254436694045">
            <text:p>0.254436694045</text:p>
          </table:table-cell>
          <table:table-cell table:formula="of:=0.5*([.I228]^2+[.N228]^2)" office:value-type="float" office:value="0.2598992437645">
            <text:p>0.2598992437645</text:p>
          </table:table-cell>
        </table:table-row>
        <table:table-row table:style-name="ro1">
          <table:table-cell office:value-type="float" office:value="3.52344">
            <text:p>3.52344</text:p>
          </table:table-cell>
          <table:table-cell office:value-type="float" office:value="0.74302">
            <text:p>0.74302</text:p>
          </table:table-cell>
          <table:table-cell office:value-type="float" office:value="0.625165">
            <text:p>0.625165</text:p>
          </table:table-cell>
          <table:table-cell office:value-type="float" office:value="0.753025">
            <text:p>0.753025</text:p>
          </table:table-cell>
          <table:table-cell/>
          <table:table-cell office:value-type="float" office:value="3.52344">
            <text:p>3.52344</text:p>
          </table:table-cell>
          <table:table-cell office:value-type="float" office:value="0.605855">
            <text:p>0.605855</text:p>
          </table:table-cell>
          <table:table-cell office:value-type="float" office:value="0.588504">
            <text:p>0.588504</text:p>
          </table:table-cell>
          <table:table-cell office:value-type="float" office:value="0.621696">
            <text:p>0.621696</text:p>
          </table:table-cell>
          <table:table-cell/>
          <table:table-cell office:value-type="float" office:value="3.52344">
            <text:p>3.52344</text:p>
          </table:table-cell>
          <table:table-cell office:value-type="float" office:value="0.464882">
            <text:p>0.464882</text:p>
          </table:table-cell>
          <table:table-cell office:value-type="float" office:value="0.403669">
            <text:p>0.403669</text:p>
          </table:table-cell>
          <table:table-cell office:value-type="float" office:value="0.359514">
            <text:p>0.359514</text:p>
          </table:table-cell>
          <table:table-cell/>
          <table:table-cell table:formula="of:=[.K229]" office:value-type="float" office:value="3.52344">
            <text:p>3.52344</text:p>
          </table:table-cell>
          <table:table-cell table:formula="of:=0.5*([.G229]^2+[.L229]^2)" office:value-type="float" office:value="0.2915877774745">
            <text:p>0.2915877774745</text:p>
          </table:table-cell>
          <table:table-cell table:formula="of:=0.5*([.H229]^2+[.M229]^2)" office:value-type="float" office:value="0.2546428097885">
            <text:p>0.2546428097885</text:p>
          </table:table-cell>
          <table:table-cell table:formula="of:=0.5*([.I229]^2+[.N229]^2)" office:value-type="float" office:value="0.257878116306">
            <text:p>0.257878116306</text:p>
          </table:table-cell>
        </table:table-row>
        <table:table-row table:style-name="ro1">
          <table:table-cell office:value-type="float" office:value="3.53906">
            <text:p>3.53906</text:p>
          </table:table-cell>
          <table:table-cell office:value-type="float" office:value="0.743102">
            <text:p>0.743102</text:p>
          </table:table-cell>
          <table:table-cell office:value-type="float" office:value="0.62359">
            <text:p>0.62359</text:p>
          </table:table-cell>
          <table:table-cell office:value-type="float" office:value="0.752537">
            <text:p>0.752537</text:p>
          </table:table-cell>
          <table:table-cell/>
          <table:table-cell office:value-type="float" office:value="3.53906">
            <text:p>3.53906</text:p>
          </table:table-cell>
          <table:table-cell office:value-type="float" office:value="0.604352">
            <text:p>0.604352</text:p>
          </table:table-cell>
          <table:table-cell office:value-type="float" office:value="0.587155">
            <text:p>0.587155</text:p>
          </table:table-cell>
          <table:table-cell office:value-type="float" office:value="0.617206">
            <text:p>0.617206</text:p>
          </table:table-cell>
          <table:table-cell/>
          <table:table-cell office:value-type="float" office:value="3.53906">
            <text:p>3.53906</text:p>
          </table:table-cell>
          <table:table-cell office:value-type="float" office:value="0.465121">
            <text:p>0.465121</text:p>
          </table:table-cell>
          <table:table-cell office:value-type="float" office:value="0.405731">
            <text:p>0.405731</text:p>
          </table:table-cell>
          <table:table-cell office:value-type="float" office:value="0.363282">
            <text:p>0.363282</text:p>
          </table:table-cell>
          <table:table-cell/>
          <table:table-cell table:formula="of:=[.K230]" office:value-type="float" office:value="3.53906">
            <text:p>3.53906</text:p>
          </table:table-cell>
          <table:table-cell table:formula="of:=0.5*([.G230]^2+[.L230]^2)" office:value-type="float" office:value="0.2907894422725">
            <text:p>0.2907894422725</text:p>
          </table:table-cell>
          <table:table-cell table:formula="of:=0.5*([.H230]^2+[.M230]^2)" office:value-type="float" office:value="0.254684319193">
            <text:p>0.254684319193</text:p>
          </table:table-cell>
          <table:table-cell table:formula="of:=0.5*([.I230]^2+[.N230]^2)" office:value-type="float" office:value="0.25645852898">
            <text:p>0.25645852898</text:p>
          </table:table-cell>
        </table:table-row>
        <table:table-row table:style-name="ro1">
          <table:table-cell office:value-type="float" office:value="3.55469">
            <text:p>3.55469</text:p>
          </table:table-cell>
          <table:table-cell office:value-type="float" office:value="0.741607">
            <text:p>0.741607</text:p>
          </table:table-cell>
          <table:table-cell office:value-type="float" office:value="0.621935">
            <text:p>0.621935</text:p>
          </table:table-cell>
          <table:table-cell office:value-type="float" office:value="0.752548">
            <text:p>0.752548</text:p>
          </table:table-cell>
          <table:table-cell/>
          <table:table-cell office:value-type="float" office:value="3.55469">
            <text:p>3.55469</text:p>
          </table:table-cell>
          <table:table-cell office:value-type="float" office:value="0.604085">
            <text:p>0.604085</text:p>
          </table:table-cell>
          <table:table-cell office:value-type="float" office:value="0.584549">
            <text:p>0.584549</text:p>
          </table:table-cell>
          <table:table-cell office:value-type="float" office:value="0.614289">
            <text:p>0.614289</text:p>
          </table:table-cell>
          <table:table-cell/>
          <table:table-cell office:value-type="float" office:value="3.55469">
            <text:p>3.55469</text:p>
          </table:table-cell>
          <table:table-cell office:value-type="float" office:value="0.46745">
            <text:p>0.46745</text:p>
          </table:table-cell>
          <table:table-cell office:value-type="float" office:value="0.406642">
            <text:p>0.406642</text:p>
          </table:table-cell>
          <table:table-cell office:value-type="float" office:value="0.366101">
            <text:p>0.366101</text:p>
          </table:table-cell>
          <table:table-cell/>
          <table:table-cell table:formula="of:=[.K231]" office:value-type="float" office:value="3.55469">
            <text:p>3.55469</text:p>
          </table:table-cell>
          <table:table-cell table:formula="of:=0.5*([.G231]^2+[.L231]^2)" office:value-type="float" office:value="0.2917140948625">
            <text:p>0.2917140948625</text:p>
          </table:table-cell>
          <table:table-cell table:formula="of:=0.5*([.H231]^2+[.M231]^2)" office:value-type="float" office:value="0.2535276247825">
            <text:p>0.2535276247825</text:p>
          </table:table-cell>
          <table:table-cell table:formula="of:=0.5*([.I231]^2+[.N231]^2)" office:value-type="float" office:value="0.255690458861">
            <text:p>0.255690458861</text:p>
          </table:table-cell>
        </table:table-row>
        <table:table-row table:style-name="ro1">
          <table:table-cell office:value-type="float" office:value="3.57031">
            <text:p>3.57031</text:p>
          </table:table-cell>
          <table:table-cell office:value-type="float" office:value="0.741652">
            <text:p>0.741652</text:p>
          </table:table-cell>
          <table:table-cell office:value-type="float" office:value="0.623378">
            <text:p>0.623378</text:p>
          </table:table-cell>
          <table:table-cell office:value-type="float" office:value="0.751825">
            <text:p>0.751825</text:p>
          </table:table-cell>
          <table:table-cell/>
          <table:table-cell office:value-type="float" office:value="3.57031">
            <text:p>3.57031</text:p>
          </table:table-cell>
          <table:table-cell office:value-type="float" office:value="0.604234">
            <text:p>0.604234</text:p>
          </table:table-cell>
          <table:table-cell office:value-type="float" office:value="0.58166">
            <text:p>0.58166</text:p>
          </table:table-cell>
          <table:table-cell office:value-type="float" office:value="0.611484">
            <text:p>0.611484</text:p>
          </table:table-cell>
          <table:table-cell/>
          <table:table-cell office:value-type="float" office:value="3.57031">
            <text:p>3.57031</text:p>
          </table:table-cell>
          <table:table-cell office:value-type="float" office:value="0.467753">
            <text:p>0.467753</text:p>
          </table:table-cell>
          <table:table-cell office:value-type="float" office:value="0.404201">
            <text:p>0.404201</text:p>
          </table:table-cell>
          <table:table-cell office:value-type="float" office:value="0.366669">
            <text:p>0.366669</text:p>
          </table:table-cell>
          <table:table-cell/>
          <table:table-cell table:formula="of:=[.K232]" office:value-type="float" office:value="3.57031">
            <text:p>3.57031</text:p>
          </table:table-cell>
          <table:table-cell table:formula="of:=0.5*([.G232]^2+[.L232]^2)" office:value-type="float" office:value="0.2919457978825">
            <text:p>0.2919457978825</text:p>
          </table:table-cell>
          <table:table-cell table:formula="of:=0.5*([.H232]^2+[.M232]^2)" office:value-type="float" office:value="0.2508534020005">
            <text:p>0.2508534020005</text:p>
          </table:table-cell>
          <table:table-cell table:formula="of:=0.5*([.I232]^2+[.N232]^2)" office:value-type="float" office:value="0.2541794189085">
            <text:p>0.2541794189085</text:p>
          </table:table-cell>
        </table:table-row>
        <table:table-row table:style-name="ro1">
          <table:table-cell office:value-type="float" office:value="3.58594">
            <text:p>3.58594</text:p>
          </table:table-cell>
          <table:table-cell office:value-type="float" office:value="0.74455">
            <text:p>0.74455</text:p>
          </table:table-cell>
          <table:table-cell office:value-type="float" office:value="0.626027">
            <text:p>0.626027</text:p>
          </table:table-cell>
          <table:table-cell office:value-type="float" office:value="0.75159">
            <text:p>0.75159</text:p>
          </table:table-cell>
          <table:table-cell/>
          <table:table-cell office:value-type="float" office:value="3.58594">
            <text:p>3.58594</text:p>
          </table:table-cell>
          <table:table-cell office:value-type="float" office:value="0.604472">
            <text:p>0.604472</text:p>
          </table:table-cell>
          <table:table-cell office:value-type="float" office:value="0.579177">
            <text:p>0.579177</text:p>
          </table:table-cell>
          <table:table-cell office:value-type="float" office:value="0.608735">
            <text:p>0.608735</text:p>
          </table:table-cell>
          <table:table-cell/>
          <table:table-cell office:value-type="float" office:value="3.58594">
            <text:p>3.58594</text:p>
          </table:table-cell>
          <table:table-cell office:value-type="float" office:value="0.466994">
            <text:p>0.466994</text:p>
          </table:table-cell>
          <table:table-cell office:value-type="float" office:value="0.40066">
            <text:p>0.40066</text:p>
          </table:table-cell>
          <table:table-cell office:value-type="float" office:value="0.366674">
            <text:p>0.366674</text:p>
          </table:table-cell>
          <table:table-cell/>
          <table:table-cell table:formula="of:=[.K233]" office:value-type="float" office:value="3.58594">
            <text:p>3.58594</text:p>
          </table:table-cell>
          <table:table-cell table:formula="of:=0.5*([.G233]^2+[.L233]^2)" office:value-type="float" office:value="0.29173489741">
            <text:p>0.29173489741</text:p>
          </table:table-cell>
          <table:table-cell table:formula="of:=0.5*([.H233]^2+[.M233]^2)" office:value-type="float" office:value="0.2479872164645">
            <text:p>0.2479872164645</text:p>
          </table:table-cell>
          <table:table-cell table:formula="of:=0.5*([.I233]^2+[.N233]^2)" office:value-type="float" office:value="0.2525040612505">
            <text:p>0.2525040612505</text:p>
          </table:table-cell>
        </table:table-row>
        <table:table-row table:style-name="ro1">
          <table:table-cell office:value-type="float" office:value="3.60156">
            <text:p>3.60156</text:p>
          </table:table-cell>
          <table:table-cell office:value-type="float" office:value="0.747065">
            <text:p>0.747065</text:p>
          </table:table-cell>
          <table:table-cell office:value-type="float" office:value="0.625597">
            <text:p>0.625597</text:p>
          </table:table-cell>
          <table:table-cell office:value-type="float" office:value="0.754575">
            <text:p>0.754575</text:p>
          </table:table-cell>
          <table:table-cell/>
          <table:table-cell office:value-type="float" office:value="3.60156">
            <text:p>3.60156</text:p>
          </table:table-cell>
          <table:table-cell office:value-type="float" office:value="0.604119">
            <text:p>0.604119</text:p>
          </table:table-cell>
          <table:table-cell office:value-type="float" office:value="0.577851">
            <text:p>0.577851</text:p>
          </table:table-cell>
          <table:table-cell office:value-type="float" office:value="0.608307">
            <text:p>0.608307</text:p>
          </table:table-cell>
          <table:table-cell/>
          <table:table-cell office:value-type="float" office:value="3.60156">
            <text:p>3.60156</text:p>
          </table:table-cell>
          <table:table-cell office:value-type="float" office:value="0.467152">
            <text:p>0.467152</text:p>
          </table:table-cell>
          <table:table-cell office:value-type="float" office:value="0.40198">
            <text:p>0.40198</text:p>
          </table:table-cell>
          <table:table-cell office:value-type="float" office:value="0.365817">
            <text:p>0.365817</text:p>
          </table:table-cell>
          <table:table-cell/>
          <table:table-cell table:formula="of:=[.K234]" office:value-type="float" office:value="3.60156">
            <text:p>3.60156</text:p>
          </table:table-cell>
          <table:table-cell table:formula="of:=0.5*([.G234]^2+[.L234]^2)" office:value-type="float" office:value="0.2915953786325">
            <text:p>0.2915953786325</text:p>
          </table:table-cell>
          <table:table-cell table:formula="of:=0.5*([.H234]^2+[.M234]^2)" office:value-type="float" office:value="0.2477498493005">
            <text:p>0.2477498493005</text:p>
          </table:table-cell>
          <table:table-cell table:formula="of:=0.5*([.I234]^2+[.N234]^2)" office:value-type="float" office:value="0.251929741869">
            <text:p>0.251929741869</text:p>
          </table:table-cell>
        </table:table-row>
        <table:table-row table:style-name="ro1">
          <table:table-cell office:value-type="float" office:value="3.61719">
            <text:p>3.61719</text:p>
          </table:table-cell>
          <table:table-cell office:value-type="float" office:value="0.747035">
            <text:p>0.747035</text:p>
          </table:table-cell>
          <table:table-cell office:value-type="float" office:value="0.62441">
            <text:p>0.62441</text:p>
          </table:table-cell>
          <table:table-cell office:value-type="float" office:value="0.757725">
            <text:p>0.757725</text:p>
          </table:table-cell>
          <table:table-cell/>
          <table:table-cell office:value-type="float" office:value="3.61719">
            <text:p>3.61719</text:p>
          </table:table-cell>
          <table:table-cell office:value-type="float" office:value="0.603764">
            <text:p>0.603764</text:p>
          </table:table-cell>
          <table:table-cell office:value-type="float" office:value="0.577893">
            <text:p>0.577893</text:p>
          </table:table-cell>
          <table:table-cell office:value-type="float" office:value="0.609391">
            <text:p>0.609391</text:p>
          </table:table-cell>
          <table:table-cell/>
          <table:table-cell office:value-type="float" office:value="3.61719">
            <text:p>3.61719</text:p>
          </table:table-cell>
          <table:table-cell office:value-type="float" office:value="0.466733">
            <text:p>0.466733</text:p>
          </table:table-cell>
          <table:table-cell office:value-type="float" office:value="0.404516">
            <text:p>0.404516</text:p>
          </table:table-cell>
          <table:table-cell office:value-type="float" office:value="0.363496">
            <text:p>0.363496</text:p>
          </table:table-cell>
          <table:table-cell/>
          <table:table-cell table:formula="of:=[.K235]" office:value-type="float" office:value="3.61719">
            <text:p>3.61719</text:p>
          </table:table-cell>
          <table:table-cell table:formula="of:=0.5*([.G235]^2+[.L235]^2)" office:value-type="float" office:value="0.2911853304925">
            <text:p>0.2911853304925</text:p>
          </table:table-cell>
          <table:table-cell table:formula="of:=0.5*([.H235]^2+[.M235]^2)" office:value-type="float" office:value="0.2487967568525">
            <text:p>0.2487967568525</text:p>
          </table:table-cell>
          <table:table-cell table:formula="of:=0.5*([.I235]^2+[.N235]^2)" office:value-type="float" office:value="0.2517433664485">
            <text:p>0.2517433664485</text:p>
          </table:table-cell>
        </table:table-row>
        <table:table-row table:style-name="ro1">
          <table:table-cell office:value-type="float" office:value="3.63281">
            <text:p>3.63281</text:p>
          </table:table-cell>
          <table:table-cell office:value-type="float" office:value="0.745333">
            <text:p>0.745333</text:p>
          </table:table-cell>
          <table:table-cell office:value-type="float" office:value="0.627095">
            <text:p>0.627095</text:p>
          </table:table-cell>
          <table:table-cell office:value-type="float" office:value="0.75609">
            <text:p>0.75609</text:p>
          </table:table-cell>
          <table:table-cell/>
          <table:table-cell office:value-type="float" office:value="3.63281">
            <text:p>3.63281</text:p>
          </table:table-cell>
          <table:table-cell office:value-type="float" office:value="0.604437">
            <text:p>0.604437</text:p>
          </table:table-cell>
          <table:table-cell office:value-type="float" office:value="0.57838">
            <text:p>0.57838</text:p>
          </table:table-cell>
          <table:table-cell office:value-type="float" office:value="0.608648">
            <text:p>0.608648</text:p>
          </table:table-cell>
          <table:table-cell/>
          <table:table-cell office:value-type="float" office:value="3.63281">
            <text:p>3.63281</text:p>
          </table:table-cell>
          <table:table-cell office:value-type="float" office:value="0.465236">
            <text:p>0.465236</text:p>
          </table:table-cell>
          <table:table-cell office:value-type="float" office:value="0.404729">
            <text:p>0.404729</text:p>
          </table:table-cell>
          <table:table-cell office:value-type="float" office:value="0.36416">
            <text:p>0.36416</text:p>
          </table:table-cell>
          <table:table-cell/>
          <table:table-cell table:formula="of:=[.K236]" office:value-type="float" office:value="3.63281">
            <text:p>3.63281</text:p>
          </table:table-cell>
          <table:table-cell table:formula="of:=0.5*([.G236]^2+[.L236]^2)" office:value-type="float" office:value="0.2908943113325">
            <text:p>0.2908943113325</text:p>
          </table:table-cell>
          <table:table-cell table:formula="of:=0.5*([.H236]^2+[.M236]^2)" office:value-type="float" office:value="0.2491644939205">
            <text:p>0.2491644939205</text:p>
          </table:table-cell>
          <table:table-cell table:formula="of:=0.5*([.I236]^2+[.N236]^2)" office:value-type="float" office:value="0.251532446752">
            <text:p>0.251532446752</text:p>
          </table:table-cell>
        </table:table-row>
        <table:table-row table:style-name="ro1">
          <table:table-cell office:value-type="float" office:value="3.64844">
            <text:p>3.64844</text:p>
          </table:table-cell>
          <table:table-cell office:value-type="float" office:value="0.74435">
            <text:p>0.74435</text:p>
          </table:table-cell>
          <table:table-cell office:value-type="float" office:value="0.630392">
            <text:p>0.630392</text:p>
          </table:table-cell>
          <table:table-cell office:value-type="float" office:value="0.75131">
            <text:p>0.75131</text:p>
          </table:table-cell>
          <table:table-cell/>
          <table:table-cell office:value-type="float" office:value="3.64844">
            <text:p>3.64844</text:p>
          </table:table-cell>
          <table:table-cell office:value-type="float" office:value="0.606315">
            <text:p>0.606315</text:p>
          </table:table-cell>
          <table:table-cell office:value-type="float" office:value="0.579433">
            <text:p>0.579433</text:p>
          </table:table-cell>
          <table:table-cell office:value-type="float" office:value="0.607621">
            <text:p>0.607621</text:p>
          </table:table-cell>
          <table:table-cell/>
          <table:table-cell office:value-type="float" office:value="3.64844">
            <text:p>3.64844</text:p>
          </table:table-cell>
          <table:table-cell office:value-type="float" office:value="0.464179">
            <text:p>0.464179</text:p>
          </table:table-cell>
          <table:table-cell office:value-type="float" office:value="0.403026">
            <text:p>0.403026</text:p>
          </table:table-cell>
          <table:table-cell office:value-type="float" office:value="0.363625">
            <text:p>0.363625</text:p>
          </table:table-cell>
          <table:table-cell/>
          <table:table-cell table:formula="of:=[.K237]" office:value-type="float" office:value="3.64844">
            <text:p>3.64844</text:p>
          </table:table-cell>
          <table:table-cell table:formula="of:=0.5*([.G237]^2+[.L237]^2)" office:value-type="float" office:value="0.291540011633">
            <text:p>0.291540011633</text:p>
          </table:table-cell>
          <table:table-cell table:formula="of:=0.5*([.H237]^2+[.M237]^2)" office:value-type="float" office:value="0.2490862790825">
            <text:p>0.2490862790825</text:p>
          </table:table-cell>
          <table:table-cell table:formula="of:=0.5*([.I237]^2+[.N237]^2)" office:value-type="float" office:value="0.250713210133">
            <text:p>0.250713210133</text:p>
          </table:table-cell>
        </table:table-row>
        <table:table-row table:style-name="ro1">
          <table:table-cell office:value-type="float" office:value="3.66406">
            <text:p>3.66406</text:p>
          </table:table-cell>
          <table:table-cell office:value-type="float" office:value="0.74485">
            <text:p>0.74485</text:p>
          </table:table-cell>
          <table:table-cell office:value-type="float" office:value="0.62925">
            <text:p>0.62925</text:p>
          </table:table-cell>
          <table:table-cell office:value-type="float" office:value="0.748507">
            <text:p>0.748507</text:p>
          </table:table-cell>
          <table:table-cell/>
          <table:table-cell office:value-type="float" office:value="3.66406">
            <text:p>3.66406</text:p>
          </table:table-cell>
          <table:table-cell office:value-type="float" office:value="0.607507">
            <text:p>0.607507</text:p>
          </table:table-cell>
          <table:table-cell office:value-type="float" office:value="0.57911">
            <text:p>0.57911</text:p>
          </table:table-cell>
          <table:table-cell office:value-type="float" office:value="0.607743">
            <text:p>0.607743</text:p>
          </table:table-cell>
          <table:table-cell/>
          <table:table-cell office:value-type="float" office:value="3.66406">
            <text:p>3.66406</text:p>
          </table:table-cell>
          <table:table-cell office:value-type="float" office:value="0.462492">
            <text:p>0.462492</text:p>
          </table:table-cell>
          <table:table-cell office:value-type="float" office:value="0.404288">
            <text:p>0.404288</text:p>
          </table:table-cell>
          <table:table-cell office:value-type="float" office:value="0.364201">
            <text:p>0.364201</text:p>
          </table:table-cell>
          <table:table-cell/>
          <table:table-cell table:formula="of:=[.K238]" office:value-type="float" office:value="3.66406">
            <text:p>3.66406</text:p>
          </table:table-cell>
          <table:table-cell table:formula="of:=0.5*([.G238]^2+[.L238]^2)" office:value-type="float" office:value="0.2914818025565">
            <text:p>0.2914818025565</text:p>
          </table:table-cell>
          <table:table-cell table:formula="of:=0.5*([.H238]^2+[.M238]^2)" office:value-type="float" office:value="0.249408589522">
            <text:p>0.249408589522</text:p>
          </table:table-cell>
          <table:table-cell table:formula="of:=0.5*([.I238]^2+[.N238]^2)" office:value-type="float" office:value="0.250996961225">
            <text:p>0.250996961225</text:p>
          </table:table-cell>
        </table:table-row>
        <table:table-row table:style-name="ro1">
          <table:table-cell office:value-type="float" office:value="3.67969">
            <text:p>3.67969</text:p>
          </table:table-cell>
          <table:table-cell office:value-type="float" office:value="0.745365">
            <text:p>0.745365</text:p>
          </table:table-cell>
          <table:table-cell office:value-type="float" office:value="0.626512">
            <text:p>0.626512</text:p>
          </table:table-cell>
          <table:table-cell office:value-type="float" office:value="0.749175">
            <text:p>0.749175</text:p>
          </table:table-cell>
          <table:table-cell/>
          <table:table-cell office:value-type="float" office:value="3.67969">
            <text:p>3.67969</text:p>
          </table:table-cell>
          <table:table-cell office:value-type="float" office:value="0.60629">
            <text:p>0.60629</text:p>
          </table:table-cell>
          <table:table-cell office:value-type="float" office:value="0.57857">
            <text:p>0.57857</text:p>
          </table:table-cell>
          <table:table-cell office:value-type="float" office:value="0.609873">
            <text:p>0.609873</text:p>
          </table:table-cell>
          <table:table-cell/>
          <table:table-cell office:value-type="float" office:value="3.67969">
            <text:p>3.67969</text:p>
          </table:table-cell>
          <table:table-cell office:value-type="float" office:value="0.46135">
            <text:p>0.46135</text:p>
          </table:table-cell>
          <table:table-cell office:value-type="float" office:value="0.407239">
            <text:p>0.407239</text:p>
          </table:table-cell>
          <table:table-cell office:value-type="float" office:value="0.369502">
            <text:p>0.369502</text:p>
          </table:table-cell>
          <table:table-cell/>
          <table:table-cell table:formula="of:=[.K239]" office:value-type="float" office:value="3.67969">
            <text:p>3.67969</text:p>
          </table:table-cell>
          <table:table-cell table:formula="of:=0.5*([.G239]^2+[.L239]^2)" office:value-type="float" office:value="0.2902156933">
            <text:p>0.2902156933</text:p>
          </table:table-cell>
          <table:table-cell table:formula="of:=0.5*([.H239]^2+[.M239]^2)" office:value-type="float" office:value="0.2502934240105">
            <text:p>0.2502934240105</text:p>
          </table:table-cell>
          <table:table-cell table:formula="of:=0.5*([.I239]^2+[.N239]^2)" office:value-type="float" office:value="0.2542384020665">
            <text:p>0.2542384020665</text:p>
          </table:table-cell>
        </table:table-row>
        <table:table-row table:style-name="ro1">
          <table:table-cell office:value-type="float" office:value="3.69531">
            <text:p>3.69531</text:p>
          </table:table-cell>
          <table:table-cell office:value-type="float" office:value="0.7429">
            <text:p>0.7429</text:p>
          </table:table-cell>
          <table:table-cell office:value-type="float" office:value="0.62791">
            <text:p>0.62791</text:p>
          </table:table-cell>
          <table:table-cell office:value-type="float" office:value="0.752102">
            <text:p>0.752102</text:p>
          </table:table-cell>
          <table:table-cell/>
          <table:table-cell office:value-type="float" office:value="3.69531">
            <text:p>3.69531</text:p>
          </table:table-cell>
          <table:table-cell office:value-type="float" office:value="0.603948">
            <text:p>0.603948</text:p>
          </table:table-cell>
          <table:table-cell office:value-type="float" office:value="0.576435">
            <text:p>0.576435</text:p>
          </table:table-cell>
          <table:table-cell office:value-type="float" office:value="0.611402">
            <text:p>0.611402</text:p>
          </table:table-cell>
          <table:table-cell/>
          <table:table-cell office:value-type="float" office:value="3.69531">
            <text:p>3.69531</text:p>
          </table:table-cell>
          <table:table-cell office:value-type="float" office:value="0.462372">
            <text:p>0.462372</text:p>
          </table:table-cell>
          <table:table-cell office:value-type="float" office:value="0.40744">
            <text:p>0.40744</text:p>
          </table:table-cell>
          <table:table-cell office:value-type="float" office:value="0.370692">
            <text:p>0.370692</text:p>
          </table:table-cell>
          <table:table-cell/>
          <table:table-cell table:formula="of:=[.K240]" office:value-type="float" office:value="3.69531">
            <text:p>3.69531</text:p>
          </table:table-cell>
          <table:table-cell table:formula="of:=0.5*([.G240]^2+[.L240]^2)" office:value-type="float" office:value="0.289270526544">
            <text:p>0.289270526544</text:p>
          </table:table-cell>
          <table:table-cell table:formula="of:=0.5*([.H240]^2+[.M240]^2)" office:value-type="float" office:value="0.2491423314125">
            <text:p>0.2491423314125</text:p>
          </table:table-cell>
          <table:table-cell table:formula="of:=0.5*([.I240]^2+[.N240]^2)" office:value-type="float" office:value="0.255612482234">
            <text:p>0.255612482234</text:p>
          </table:table-cell>
        </table:table-row>
        <table:table-row table:style-name="ro1">
          <table:table-cell office:value-type="float" office:value="3.71094">
            <text:p>3.71094</text:p>
          </table:table-cell>
          <table:table-cell office:value-type="float" office:value="0.73947">
            <text:p>0.73947</text:p>
          </table:table-cell>
          <table:table-cell office:value-type="float" office:value="0.632577">
            <text:p>0.632577</text:p>
          </table:table-cell>
          <table:table-cell office:value-type="float" office:value="0.75589">
            <text:p>0.75589</text:p>
          </table:table-cell>
          <table:table-cell/>
          <table:table-cell office:value-type="float" office:value="3.71094">
            <text:p>3.71094</text:p>
          </table:table-cell>
          <table:table-cell office:value-type="float" office:value="0.60321">
            <text:p>0.60321</text:p>
          </table:table-cell>
          <table:table-cell office:value-type="float" office:value="0.574159">
            <text:p>0.574159</text:p>
          </table:table-cell>
          <table:table-cell office:value-type="float" office:value="0.609895">
            <text:p>0.609895</text:p>
          </table:table-cell>
          <table:table-cell/>
          <table:table-cell office:value-type="float" office:value="3.71094">
            <text:p>3.71094</text:p>
          </table:table-cell>
          <table:table-cell office:value-type="float" office:value="0.463192">
            <text:p>0.463192</text:p>
          </table:table-cell>
          <table:table-cell office:value-type="float" office:value="0.406405">
            <text:p>0.406405</text:p>
          </table:table-cell>
          <table:table-cell office:value-type="float" office:value="0.366858">
            <text:p>0.366858</text:p>
          </table:table-cell>
          <table:table-cell/>
          <table:table-cell table:formula="of:=[.K241]" office:value-type="float" office:value="3.71094">
            <text:p>3.71094</text:p>
          </table:table-cell>
          <table:table-cell table:formula="of:=0.5*([.G241]^2+[.L241]^2)" office:value-type="float" office:value="0.289204566482">
            <text:p>0.289204566482</text:p>
          </table:table-cell>
          <table:table-cell table:formula="of:=0.5*([.H241]^2+[.M241]^2)" office:value-type="float" office:value="0.247411790653">
            <text:p>0.247411790653</text:p>
          </table:table-cell>
          <table:table-cell table:formula="of:=0.5*([.I241]^2+[.N241]^2)" office:value-type="float" office:value="0.2532783515945">
            <text:p>0.2532783515945</text:p>
          </table:table-cell>
        </table:table-row>
        <table:table-row table:style-name="ro1">
          <table:table-cell office:value-type="float" office:value="3.72656">
            <text:p>3.72656</text:p>
          </table:table-cell>
          <table:table-cell office:value-type="float" office:value="0.739968">
            <text:p>0.739968</text:p>
          </table:table-cell>
          <table:table-cell office:value-type="float" office:value="0.63686">
            <text:p>0.63686</text:p>
          </table:table-cell>
          <table:table-cell office:value-type="float" office:value="0.756622">
            <text:p>0.756622</text:p>
          </table:table-cell>
          <table:table-cell/>
          <table:table-cell office:value-type="float" office:value="3.72656">
            <text:p>3.72656</text:p>
          </table:table-cell>
          <table:table-cell office:value-type="float" office:value="0.603658">
            <text:p>0.603658</text:p>
          </table:table-cell>
          <table:table-cell office:value-type="float" office:value="0.57383">
            <text:p>0.57383</text:p>
          </table:table-cell>
          <table:table-cell office:value-type="float" office:value="0.606938">
            <text:p>0.606938</text:p>
          </table:table-cell>
          <table:table-cell/>
          <table:table-cell office:value-type="float" office:value="3.72656">
            <text:p>3.72656</text:p>
          </table:table-cell>
          <table:table-cell office:value-type="float" office:value="0.463296">
            <text:p>0.463296</text:p>
          </table:table-cell>
          <table:table-cell office:value-type="float" office:value="0.404569">
            <text:p>0.404569</text:p>
          </table:table-cell>
          <table:table-cell office:value-type="float" office:value="0.365912">
            <text:p>0.365912</text:p>
          </table:table-cell>
          <table:table-cell/>
          <table:table-cell table:formula="of:=[.K242]" office:value-type="float" office:value="3.72656">
            <text:p>3.72656</text:p>
          </table:table-cell>
          <table:table-cell table:formula="of:=0.5*([.G242]^2+[.L242]^2)" office:value-type="float" office:value="0.28952308229">
            <text:p>0.28952308229</text:p>
          </table:table-cell>
          <table:table-cell table:formula="of:=0.5*([.H242]^2+[.M242]^2)" office:value-type="float" office:value="0.2464784723305">
            <text:p>0.2464784723305</text:p>
          </table:table-cell>
          <table:table-cell table:formula="of:=0.5*([.I242]^2+[.N242]^2)" office:value-type="float" office:value="0.251132663794">
            <text:p>0.251132663794</text:p>
          </table:table-cell>
        </table:table-row>
        <table:table-row table:style-name="ro1">
          <table:table-cell office:value-type="float" office:value="3.74219">
            <text:p>3.74219</text:p>
          </table:table-cell>
          <table:table-cell office:value-type="float" office:value="0.74282">
            <text:p>0.74282</text:p>
          </table:table-cell>
          <table:table-cell office:value-type="float" office:value="0.638687">
            <text:p>0.638687</text:p>
          </table:table-cell>
          <table:table-cell office:value-type="float" office:value="0.754405">
            <text:p>0.754405</text:p>
          </table:table-cell>
          <table:table-cell/>
          <table:table-cell office:value-type="float" office:value="3.74219">
            <text:p>3.74219</text:p>
          </table:table-cell>
          <table:table-cell office:value-type="float" office:value="0.603529">
            <text:p>0.603529</text:p>
          </table:table-cell>
          <table:table-cell office:value-type="float" office:value="0.571855">
            <text:p>0.571855</text:p>
          </table:table-cell>
          <table:table-cell office:value-type="float" office:value="0.60412">
            <text:p>0.60412</text:p>
          </table:table-cell>
          <table:table-cell/>
          <table:table-cell office:value-type="float" office:value="3.74219">
            <text:p>3.74219</text:p>
          </table:table-cell>
          <table:table-cell office:value-type="float" office:value="0.463682">
            <text:p>0.463682</text:p>
          </table:table-cell>
          <table:table-cell office:value-type="float" office:value="0.401965">
            <text:p>0.401965</text:p>
          </table:table-cell>
          <table:table-cell office:value-type="float" office:value="0.369636">
            <text:p>0.369636</text:p>
          </table:table-cell>
          <table:table-cell/>
          <table:table-cell table:formula="of:=[.K243]" office:value-type="float" office:value="3.74219">
            <text:p>3.74219</text:p>
          </table:table-cell>
          <table:table-cell table:formula="of:=0.5*([.G243]^2+[.L243]^2)" office:value-type="float" office:value="0.2896241254825">
            <text:p>0.2896241254825</text:p>
          </table:table-cell>
          <table:table-cell table:formula="of:=0.5*([.H243]^2+[.M243]^2)" office:value-type="float" office:value="0.244297001125">
            <text:p>0.244297001125</text:p>
          </table:table-cell>
          <table:table-cell table:formula="of:=0.5*([.I243]^2+[.N243]^2)" office:value-type="float" office:value="0.250795873448">
            <text:p>0.250795873448</text:p>
          </table:table-cell>
        </table:table-row>
        <table:table-row table:style-name="ro1">
          <table:table-cell office:value-type="float" office:value="3.75781">
            <text:p>3.75781</text:p>
          </table:table-cell>
          <table:table-cell office:value-type="float" office:value="0.74419">
            <text:p>0.74419</text:p>
          </table:table-cell>
          <table:table-cell office:value-type="float" office:value="0.63833">
            <text:p>0.63833</text:p>
          </table:table-cell>
          <table:table-cell office:value-type="float" office:value="0.754427">
            <text:p>0.754427</text:p>
          </table:table-cell>
          <table:table-cell/>
          <table:table-cell office:value-type="float" office:value="3.75781">
            <text:p>3.75781</text:p>
          </table:table-cell>
          <table:table-cell office:value-type="float" office:value="0.602853">
            <text:p>0.602853</text:p>
          </table:table-cell>
          <table:table-cell office:value-type="float" office:value="0.568633">
            <text:p>0.568633</text:p>
          </table:table-cell>
          <table:table-cell office:value-type="float" office:value="0.603364">
            <text:p>0.603364</text:p>
          </table:table-cell>
          <table:table-cell/>
          <table:table-cell office:value-type="float" office:value="3.75781">
            <text:p>3.75781</text:p>
          </table:table-cell>
          <table:table-cell office:value-type="float" office:value="0.463602">
            <text:p>0.463602</text:p>
          </table:table-cell>
          <table:table-cell office:value-type="float" office:value="0.402279">
            <text:p>0.402279</text:p>
          </table:table-cell>
          <table:table-cell office:value-type="float" office:value="0.372174">
            <text:p>0.372174</text:p>
          </table:table-cell>
          <table:table-cell/>
          <table:table-cell table:formula="of:=[.K244]" office:value-type="float" office:value="3.75781">
            <text:p>3.75781</text:p>
          </table:table-cell>
          <table:table-cell table:formula="of:=0.5*([.G244]^2+[.L244]^2)" office:value-type="float" office:value="0.2891792770065">
            <text:p>0.2891792770065</text:p>
          </table:table-cell>
          <table:table-cell table:formula="of:=0.5*([.H244]^2+[.M244]^2)" office:value-type="float" office:value="0.242585941265">
            <text:p>0.242585941265</text:p>
          </table:table-cell>
          <table:table-cell table:formula="of:=0.5*([.I244]^2+[.N244]^2)" office:value-type="float" office:value="0.251280801386">
            <text:p>0.251280801386</text:p>
          </table:table-cell>
        </table:table-row>
        <table:table-row table:style-name="ro1">
          <table:table-cell office:value-type="float" office:value="3.77344">
            <text:p>3.77344</text:p>
          </table:table-cell>
          <table:table-cell office:value-type="float" office:value="0.74471">
            <text:p>0.74471</text:p>
          </table:table-cell>
          <table:table-cell office:value-type="float" office:value="0.639065">
            <text:p>0.639065</text:p>
          </table:table-cell>
          <table:table-cell office:value-type="float" office:value="0.756512">
            <text:p>0.756512</text:p>
          </table:table-cell>
          <table:table-cell/>
          <table:table-cell office:value-type="float" office:value="3.77344">
            <text:p>3.77344</text:p>
          </table:table-cell>
          <table:table-cell office:value-type="float" office:value="0.602145">
            <text:p>0.602145</text:p>
          </table:table-cell>
          <table:table-cell office:value-type="float" office:value="0.567752">
            <text:p>0.567752</text:p>
          </table:table-cell>
          <table:table-cell office:value-type="float" office:value="0.604831">
            <text:p>0.604831</text:p>
          </table:table-cell>
          <table:table-cell/>
          <table:table-cell office:value-type="float" office:value="3.77344">
            <text:p>3.77344</text:p>
          </table:table-cell>
          <table:table-cell office:value-type="float" office:value="0.461714">
            <text:p>0.461714</text:p>
          </table:table-cell>
          <table:table-cell office:value-type="float" office:value="0.40385">
            <text:p>0.40385</text:p>
          </table:table-cell>
          <table:table-cell office:value-type="float" office:value="0.370136">
            <text:p>0.370136</text:p>
          </table:table-cell>
          <table:table-cell/>
          <table:table-cell table:formula="of:=[.K245]" office:value-type="float" office:value="3.77344">
            <text:p>3.77344</text:p>
          </table:table-cell>
          <table:table-cell table:formula="of:=0.5*([.G245]^2+[.L245]^2)" office:value-type="float" office:value="0.2878792094105">
            <text:p>0.2878792094105</text:p>
          </table:table-cell>
          <table:table-cell table:formula="of:=0.5*([.H245]^2+[.M245]^2)" office:value-type="float" office:value="0.242718578002">
            <text:p>0.242718578002</text:p>
          </table:table-cell>
          <table:table-cell table:formula="of:=0.5*([.I245]^2+[.N245]^2)" office:value-type="float" office:value="0.2514105985285">
            <text:p>0.2514105985285</text:p>
          </table:table-cell>
        </table:table-row>
        <table:table-row table:style-name="ro1">
          <table:table-cell office:value-type="float" office:value="3.78906">
            <text:p>3.78906</text:p>
          </table:table-cell>
          <table:table-cell office:value-type="float" office:value="0.744873">
            <text:p>0.744873</text:p>
          </table:table-cell>
          <table:table-cell office:value-type="float" office:value="0.640755">
            <text:p>0.640755</text:p>
          </table:table-cell>
          <table:table-cell office:value-type="float" office:value="0.756948">
            <text:p>0.756948</text:p>
          </table:table-cell>
          <table:table-cell/>
          <table:table-cell office:value-type="float" office:value="3.78906">
            <text:p>3.78906</text:p>
          </table:table-cell>
          <table:table-cell office:value-type="float" office:value="0.601485">
            <text:p>0.601485</text:p>
          </table:table-cell>
          <table:table-cell office:value-type="float" office:value="0.56829">
            <text:p>0.56829</text:p>
          </table:table-cell>
          <table:table-cell office:value-type="float" office:value="0.606541">
            <text:p>0.606541</text:p>
          </table:table-cell>
          <table:table-cell/>
          <table:table-cell office:value-type="float" office:value="3.78906">
            <text:p>3.78906</text:p>
          </table:table-cell>
          <table:table-cell office:value-type="float" office:value="0.460054">
            <text:p>0.460054</text:p>
          </table:table-cell>
          <table:table-cell office:value-type="float" office:value="0.403118">
            <text:p>0.403118</text:p>
          </table:table-cell>
          <table:table-cell office:value-type="float" office:value="0.369196">
            <text:p>0.369196</text:p>
          </table:table-cell>
          <table:table-cell/>
          <table:table-cell table:formula="of:=[.K246]" office:value-type="float" office:value="3.78906">
            <text:p>3.78906</text:p>
          </table:table-cell>
          <table:table-cell table:formula="of:=0.5*([.G246]^2+[.L246]^2)" office:value-type="float" office:value="0.2867169440705">
            <text:p>0.2867169440705</text:p>
          </table:table-cell>
          <table:table-cell table:formula="of:=0.5*([.H246]^2+[.M246]^2)" office:value-type="float" office:value="0.242728823012">
            <text:p>0.242728823012</text:p>
          </table:table-cell>
          <table:table-cell table:formula="of:=0.5*([.I246]^2+[.N246]^2)" office:value-type="float" office:value="0.2520988355485">
            <text:p>0.2520988355485</text:p>
          </table:table-cell>
        </table:table-row>
        <table:table-row table:style-name="ro1">
          <table:table-cell office:value-type="float" office:value="3.80469">
            <text:p>3.80469</text:p>
          </table:table-cell>
          <table:table-cell office:value-type="float" office:value="0.744195">
            <text:p>0.744195</text:p>
          </table:table-cell>
          <table:table-cell office:value-type="float" office:value="0.639948">
            <text:p>0.639948</text:p>
          </table:table-cell>
          <table:table-cell office:value-type="float" office:value="0.755562">
            <text:p>0.755562</text:p>
          </table:table-cell>
          <table:table-cell/>
          <table:table-cell office:value-type="float" office:value="3.80469">
            <text:p>3.80469</text:p>
          </table:table-cell>
          <table:table-cell office:value-type="float" office:value="0.600047">
            <text:p>0.600047</text:p>
          </table:table-cell>
          <table:table-cell office:value-type="float" office:value="0.56755">
            <text:p>0.56755</text:p>
          </table:table-cell>
          <table:table-cell office:value-type="float" office:value="0.606451">
            <text:p>0.606451</text:p>
          </table:table-cell>
          <table:table-cell/>
          <table:table-cell office:value-type="float" office:value="3.80469">
            <text:p>3.80469</text:p>
          </table:table-cell>
          <table:table-cell office:value-type="float" office:value="0.460345">
            <text:p>0.460345</text:p>
          </table:table-cell>
          <table:table-cell office:value-type="float" office:value="0.401477">
            <text:p>0.401477</text:p>
          </table:table-cell>
          <table:table-cell office:value-type="float" office:value="0.373673">
            <text:p>0.373673</text:p>
          </table:table-cell>
          <table:table-cell/>
          <table:table-cell table:formula="of:=[.K247]" office:value-type="float" office:value="3.80469">
            <text:p>3.80469</text:p>
          </table:table-cell>
          <table:table-cell table:formula="of:=0.5*([.G247]^2+[.L247]^2)" office:value-type="float" office:value="0.285986960617">
            <text:p>0.285986960617</text:p>
          </table:table-cell>
          <table:table-cell table:formula="of:=0.5*([.H247]^2+[.M247]^2)" office:value-type="float" office:value="0.2416483920145">
            <text:p>0.2416483920145</text:p>
          </table:table-cell>
          <table:table-cell table:formula="of:=0.5*([.I247]^2+[.N247]^2)" office:value-type="float" office:value="0.253707163165">
            <text:p>0.253707163165</text:p>
          </table:table-cell>
        </table:table-row>
        <table:table-row table:style-name="ro1">
          <table:table-cell office:value-type="float" office:value="3.82031">
            <text:p>3.82031</text:p>
          </table:table-cell>
          <table:table-cell office:value-type="float" office:value="0.744478">
            <text:p>0.744478</text:p>
          </table:table-cell>
          <table:table-cell office:value-type="float" office:value="0.637627">
            <text:p>0.637627</text:p>
          </table:table-cell>
          <table:table-cell office:value-type="float" office:value="0.756012">
            <text:p>0.756012</text:p>
          </table:table-cell>
          <table:table-cell/>
          <table:table-cell office:value-type="float" office:value="3.82031">
            <text:p>3.82031</text:p>
          </table:table-cell>
          <table:table-cell office:value-type="float" office:value="0.597385">
            <text:p>0.597385</text:p>
          </table:table-cell>
          <table:table-cell office:value-type="float" office:value="0.56805">
            <text:p>0.56805</text:p>
          </table:table-cell>
          <table:table-cell office:value-type="float" office:value="0.605239">
            <text:p>0.605239</text:p>
          </table:table-cell>
          <table:table-cell/>
          <table:table-cell office:value-type="float" office:value="3.82031">
            <text:p>3.82031</text:p>
          </table:table-cell>
          <table:table-cell office:value-type="float" office:value="0.461292">
            <text:p>0.461292</text:p>
          </table:table-cell>
          <table:table-cell office:value-type="float" office:value="0.397755">
            <text:p>0.397755</text:p>
          </table:table-cell>
          <table:table-cell office:value-type="float" office:value="0.378419">
            <text:p>0.378419</text:p>
          </table:table-cell>
          <table:table-cell/>
          <table:table-cell table:formula="of:=[.K248]" office:value-type="float" office:value="3.82031">
            <text:p>3.82031</text:p>
          </table:table-cell>
          <table:table-cell table:formula="of:=0.5*([.G248]^2+[.L248]^2)" office:value-type="float" office:value="0.2848295737445">
            <text:p>0.2848295737445</text:p>
          </table:table-cell>
          <table:table-cell table:formula="of:=0.5*([.H248]^2+[.M248]^2)" office:value-type="float" office:value="0.2404449212625">
            <text:p>0.2404449212625</text:p>
          </table:table-cell>
          <table:table-cell table:formula="of:=0.5*([.I248]^2+[.N248]^2)" office:value-type="float" office:value="0.254757593341">
            <text:p>0.254757593341</text:p>
          </table:table-cell>
        </table:table-row>
        <table:table-row table:style-name="ro1">
          <table:table-cell office:value-type="float" office:value="3.83594">
            <text:p>3.83594</text:p>
          </table:table-cell>
          <table:table-cell office:value-type="float" office:value="0.747293">
            <text:p>0.747293</text:p>
          </table:table-cell>
          <table:table-cell office:value-type="float" office:value="0.637608">
            <text:p>0.637608</text:p>
          </table:table-cell>
          <table:table-cell office:value-type="float" office:value="0.760765">
            <text:p>0.760765</text:p>
          </table:table-cell>
          <table:table-cell/>
          <table:table-cell office:value-type="float" office:value="3.83594">
            <text:p>3.83594</text:p>
          </table:table-cell>
          <table:table-cell office:value-type="float" office:value="0.594862">
            <text:p>0.594862</text:p>
          </table:table-cell>
          <table:table-cell office:value-type="float" office:value="0.569509">
            <text:p>0.569509</text:p>
          </table:table-cell>
          <table:table-cell office:value-type="float" office:value="0.604875">
            <text:p>0.604875</text:p>
          </table:table-cell>
          <table:table-cell/>
          <table:table-cell office:value-type="float" office:value="3.83594">
            <text:p>3.83594</text:p>
          </table:table-cell>
          <table:table-cell office:value-type="float" office:value="0.460916">
            <text:p>0.460916</text:p>
          </table:table-cell>
          <table:table-cell office:value-type="float" office:value="0.39413">
            <text:p>0.39413</text:p>
          </table:table-cell>
          <table:table-cell office:value-type="float" office:value="0.376135">
            <text:p>0.376135</text:p>
          </table:table-cell>
          <table:table-cell/>
          <table:table-cell table:formula="of:=[.K249]" office:value-type="float" office:value="3.83594">
            <text:p>3.83594</text:p>
          </table:table-cell>
          <table:table-cell table:formula="of:=0.5*([.G249]^2+[.L249]^2)" office:value-type="float" office:value="0.28315217905">
            <text:p>0.28315217905</text:p>
          </table:table-cell>
          <table:table-cell table:formula="of:=0.5*([.H249]^2+[.M249]^2)" office:value-type="float" office:value="0.2398394789905">
            <text:p>0.2398394789905</text:p>
          </table:table-cell>
          <table:table-cell table:formula="of:=0.5*([.I249]^2+[.N249]^2)" office:value-type="float" office:value="0.253675651925">
            <text:p>0.253675651925</text:p>
          </table:table-cell>
        </table:table-row>
        <table:table-row table:style-name="ro1">
          <table:table-cell office:value-type="float" office:value="3.85156">
            <text:p>3.85156</text:p>
          </table:table-cell>
          <table:table-cell office:value-type="float" office:value="0.749935">
            <text:p>0.749935</text:p>
          </table:table-cell>
          <table:table-cell office:value-type="float" office:value="0.638642">
            <text:p>0.638642</text:p>
          </table:table-cell>
          <table:table-cell office:value-type="float" office:value="0.764775">
            <text:p>0.764775</text:p>
          </table:table-cell>
          <table:table-cell/>
          <table:table-cell office:value-type="float" office:value="3.85156">
            <text:p>3.85156</text:p>
          </table:table-cell>
          <table:table-cell office:value-type="float" office:value="0.593003">
            <text:p>0.593003</text:p>
          </table:table-cell>
          <table:table-cell office:value-type="float" office:value="0.569498">
            <text:p>0.569498</text:p>
          </table:table-cell>
          <table:table-cell office:value-type="float" office:value="0.606389">
            <text:p>0.606389</text:p>
          </table:table-cell>
          <table:table-cell/>
          <table:table-cell office:value-type="float" office:value="3.85156">
            <text:p>3.85156</text:p>
          </table:table-cell>
          <table:table-cell office:value-type="float" office:value="0.460363">
            <text:p>0.460363</text:p>
          </table:table-cell>
          <table:table-cell office:value-type="float" office:value="0.394941">
            <text:p>0.394941</text:p>
          </table:table-cell>
          <table:table-cell office:value-type="float" office:value="0.370619">
            <text:p>0.370619</text:p>
          </table:table-cell>
          <table:table-cell/>
          <table:table-cell table:formula="of:=[.K250]" office:value-type="float" office:value="3.85156">
            <text:p>3.85156</text:p>
          </table:table-cell>
          <table:table-cell table:formula="of:=0.5*([.G250]^2+[.L250]^2)" office:value-type="float" office:value="0.281793324889">
            <text:p>0.281793324889</text:p>
          </table:table-cell>
          <table:table-cell table:formula="of:=0.5*([.H250]^2+[.M250]^2)" office:value-type="float" office:value="0.2401531827425">
            <text:p>0.2401531827425</text:p>
          </table:table-cell>
          <table:table-cell table:formula="of:=0.5*([.I250]^2+[.N250]^2)" office:value-type="float" office:value="0.252533031241">
            <text:p>0.252533031241</text:p>
          </table:table-cell>
        </table:table-row>
        <table:table-row table:style-name="ro1">
          <table:table-cell office:value-type="float" office:value="3.86719">
            <text:p>3.86719</text:p>
          </table:table-cell>
          <table:table-cell office:value-type="float" office:value="0.74972">
            <text:p>0.74972</text:p>
          </table:table-cell>
          <table:table-cell office:value-type="float" office:value="0.639827">
            <text:p>0.639827</text:p>
          </table:table-cell>
          <table:table-cell office:value-type="float" office:value="0.764432">
            <text:p>0.764432</text:p>
          </table:table-cell>
          <table:table-cell/>
          <table:table-cell office:value-type="float" office:value="3.86719">
            <text:p>3.86719</text:p>
          </table:table-cell>
          <table:table-cell office:value-type="float" office:value="0.592665">
            <text:p>0.592665</text:p>
          </table:table-cell>
          <table:table-cell office:value-type="float" office:value="0.567415">
            <text:p>0.567415</text:p>
          </table:table-cell>
          <table:table-cell office:value-type="float" office:value="0.609154">
            <text:p>0.609154</text:p>
          </table:table-cell>
          <table:table-cell/>
          <table:table-cell office:value-type="float" office:value="3.86719">
            <text:p>3.86719</text:p>
          </table:table-cell>
          <table:table-cell office:value-type="float" office:value="0.460778">
            <text:p>0.460778</text:p>
          </table:table-cell>
          <table:table-cell office:value-type="float" office:value="0.399397">
            <text:p>0.399397</text:p>
          </table:table-cell>
          <table:table-cell office:value-type="float" office:value="0.370669">
            <text:p>0.370669</text:p>
          </table:table-cell>
          <table:table-cell/>
          <table:table-cell table:formula="of:=[.K251]" office:value-type="float" office:value="3.86719">
            <text:p>3.86719</text:p>
          </table:table-cell>
          <table:table-cell table:formula="of:=0.5*([.G251]^2+[.L251]^2)" office:value-type="float" office:value="0.2817840837545">
            <text:p>0.2817840837545</text:p>
          </table:table-cell>
          <table:table-cell table:formula="of:=0.5*([.H251]^2+[.M251]^2)" office:value-type="float" office:value="0.240738872917">
            <text:p>0.240738872917</text:p>
          </table:table-cell>
          <table:table-cell table:formula="of:=0.5*([.I251]^2+[.N251]^2)" office:value-type="float" office:value="0.2542320516385">
            <text:p>0.2542320516385</text:p>
          </table:table-cell>
        </table:table-row>
        <table:table-row table:style-name="ro1">
          <table:table-cell office:value-type="float" office:value="3.88281">
            <text:p>3.88281</text:p>
          </table:table-cell>
          <table:table-cell office:value-type="float" office:value="0.749545">
            <text:p>0.749545</text:p>
          </table:table-cell>
          <table:table-cell office:value-type="float" office:value="0.6409">
            <text:p>0.6409</text:p>
          </table:table-cell>
          <table:table-cell office:value-type="float" office:value="0.762213">
            <text:p>0.762213</text:p>
          </table:table-cell>
          <table:table-cell/>
          <table:table-cell office:value-type="float" office:value="3.88281">
            <text:p>3.88281</text:p>
          </table:table-cell>
          <table:table-cell office:value-type="float" office:value="0.593835">
            <text:p>0.593835</text:p>
          </table:table-cell>
          <table:table-cell office:value-type="float" office:value="0.563899">
            <text:p>0.563899</text:p>
          </table:table-cell>
          <table:table-cell office:value-type="float" office:value="0.609769">
            <text:p>0.609769</text:p>
          </table:table-cell>
          <table:table-cell/>
          <table:table-cell office:value-type="float" office:value="3.88281">
            <text:p>3.88281</text:p>
          </table:table-cell>
          <table:table-cell office:value-type="float" office:value="0.461753">
            <text:p>0.461753</text:p>
          </table:table-cell>
          <table:table-cell office:value-type="float" office:value="0.401865">
            <text:p>0.401865</text:p>
          </table:table-cell>
          <table:table-cell office:value-type="float" office:value="0.374484">
            <text:p>0.374484</text:p>
          </table:table-cell>
          <table:table-cell/>
          <table:table-cell table:formula="of:=[.K252]" office:value-type="float" office:value="3.88281">
            <text:p>3.88281</text:p>
          </table:table-cell>
          <table:table-cell table:formula="of:=0.5*([.G252]^2+[.L252]^2)" office:value-type="float" office:value="0.282927920117">
            <text:p>0.282927920117</text:p>
          </table:table-cell>
          <table:table-cell table:formula="of:=0.5*([.H252]^2+[.M252]^2)" office:value-type="float" office:value="0.239738780213">
            <text:p>0.239738780213</text:p>
          </table:table-cell>
          <table:table-cell table:formula="of:=0.5*([.I252]^2+[.N252]^2)" office:value-type="float" office:value="0.2560282498085">
            <text:p>0.2560282498085</text:p>
          </table:table-cell>
        </table:table-row>
        <table:table-row table:style-name="ro1">
          <table:table-cell office:value-type="float" office:value="3.89844">
            <text:p>3.89844</text:p>
          </table:table-cell>
          <table:table-cell office:value-type="float" office:value="0.751723">
            <text:p>0.751723</text:p>
          </table:table-cell>
          <table:table-cell office:value-type="float" office:value="0.640312">
            <text:p>0.640312</text:p>
          </table:table-cell>
          <table:table-cell office:value-type="float" office:value="0.760545">
            <text:p>0.760545</text:p>
          </table:table-cell>
          <table:table-cell/>
          <table:table-cell office:value-type="float" office:value="3.89844">
            <text:p>3.89844</text:p>
          </table:table-cell>
          <table:table-cell office:value-type="float" office:value="0.594035">
            <text:p>0.594035</text:p>
          </table:table-cell>
          <table:table-cell office:value-type="float" office:value="0.562976">
            <text:p>0.562976</text:p>
          </table:table-cell>
          <table:table-cell office:value-type="float" office:value="0.607391">
            <text:p>0.607391</text:p>
          </table:table-cell>
          <table:table-cell/>
          <table:table-cell office:value-type="float" office:value="3.89844">
            <text:p>3.89844</text:p>
          </table:table-cell>
          <table:table-cell office:value-type="float" office:value="0.462177">
            <text:p>0.462177</text:p>
          </table:table-cell>
          <table:table-cell office:value-type="float" office:value="0.400572">
            <text:p>0.400572</text:p>
          </table:table-cell>
          <table:table-cell office:value-type="float" office:value="0.374394">
            <text:p>0.374394</text:p>
          </table:table-cell>
          <table:table-cell/>
          <table:table-cell table:formula="of:=[.K253]" office:value-type="float" office:value="3.89844">
            <text:p>3.89844</text:p>
          </table:table-cell>
          <table:table-cell table:formula="of:=0.5*([.G253]^2+[.L253]^2)" office:value-type="float" office:value="0.283242580277">
            <text:p>0.283242580277</text:p>
          </table:table-cell>
          <table:table-cell table:formula="of:=0.5*([.H253]^2+[.M253]^2)" office:value-type="float" office:value="0.23869995188">
            <text:p>0.23869995188</text:p>
          </table:table-cell>
          <table:table-cell table:formula="of:=0.5*([.I253]^2+[.N253]^2)" office:value-type="float" office:value="0.2545473470585">
            <text:p>0.2545473470585</text:p>
          </table:table-cell>
        </table:table-row>
        <table:table-row table:style-name="ro1">
          <table:table-cell office:value-type="float" office:value="3.91406">
            <text:p>3.91406</text:p>
          </table:table-cell>
          <table:table-cell office:value-type="float" office:value="0.753197">
            <text:p>0.753197</text:p>
          </table:table-cell>
          <table:table-cell office:value-type="float" office:value="0.638907">
            <text:p>0.638907</text:p>
          </table:table-cell>
          <table:table-cell office:value-type="float" office:value="0.761265">
            <text:p>0.761265</text:p>
          </table:table-cell>
          <table:table-cell/>
          <table:table-cell office:value-type="float" office:value="3.91406">
            <text:p>3.91406</text:p>
          </table:table-cell>
          <table:table-cell office:value-type="float" office:value="0.591771">
            <text:p>0.591771</text:p>
          </table:table-cell>
          <table:table-cell office:value-type="float" office:value="0.563933">
            <text:p>0.563933</text:p>
          </table:table-cell>
          <table:table-cell office:value-type="float" office:value="0.602428">
            <text:p>0.602428</text:p>
          </table:table-cell>
          <table:table-cell/>
          <table:table-cell office:value-type="float" office:value="3.91406">
            <text:p>3.91406</text:p>
          </table:table-cell>
          <table:table-cell office:value-type="float" office:value="0.461162">
            <text:p>0.461162</text:p>
          </table:table-cell>
          <table:table-cell office:value-type="float" office:value="0.398278">
            <text:p>0.398278</text:p>
          </table:table-cell>
          <table:table-cell office:value-type="float" office:value="0.374416">
            <text:p>0.374416</text:p>
          </table:table-cell>
          <table:table-cell/>
          <table:table-cell table:formula="of:=[.K254]" office:value-type="float" office:value="3.91406">
            <text:p>3.91406</text:p>
          </table:table-cell>
          <table:table-cell table:formula="of:=0.5*([.G254]^2+[.L254]^2)" office:value-type="float" office:value="0.2814316533425">
            <text:p>0.2814316533425</text:p>
          </table:table-cell>
          <table:table-cell table:formula="of:=0.5*([.H254]^2+[.M254]^2)" office:value-type="float" office:value="0.2383228968865">
            <text:p>0.2383228968865</text:p>
          </table:table-cell>
          <table:table-cell table:formula="of:=0.5*([.I254]^2+[.N254]^2)" office:value-type="float" office:value="0.25155341812">
            <text:p>0.25155341812</text:p>
          </table:table-cell>
        </table:table-row>
        <table:table-row table:style-name="ro1">
          <table:table-cell office:value-type="float" office:value="3.92969">
            <text:p>3.92969</text:p>
          </table:table-cell>
          <table:table-cell office:value-type="float" office:value="0.75231">
            <text:p>0.75231</text:p>
          </table:table-cell>
          <table:table-cell office:value-type="float" office:value="0.638795">
            <text:p>0.638795</text:p>
          </table:table-cell>
          <table:table-cell office:value-type="float" office:value="0.76325">
            <text:p>0.76325</text:p>
          </table:table-cell>
          <table:table-cell/>
          <table:table-cell office:value-type="float" office:value="3.92969">
            <text:p>3.92969</text:p>
          </table:table-cell>
          <table:table-cell office:value-type="float" office:value="0.589449">
            <text:p>0.589449</text:p>
          </table:table-cell>
          <table:table-cell office:value-type="float" office:value="0.56397">
            <text:p>0.56397</text:p>
          </table:table-cell>
          <table:table-cell office:value-type="float" office:value="0.595323">
            <text:p>0.595323</text:p>
          </table:table-cell>
          <table:table-cell/>
          <table:table-cell office:value-type="float" office:value="3.92969">
            <text:p>3.92969</text:p>
          </table:table-cell>
          <table:table-cell office:value-type="float" office:value="0.459722">
            <text:p>0.459722</text:p>
          </table:table-cell>
          <table:table-cell office:value-type="float" office:value="0.397633">
            <text:p>0.397633</text:p>
          </table:table-cell>
          <table:table-cell office:value-type="float" office:value="0.377943">
            <text:p>0.377943</text:p>
          </table:table-cell>
          <table:table-cell/>
          <table:table-cell table:formula="of:=[.K255]" office:value-type="float" office:value="3.92969">
            <text:p>3.92969</text:p>
          </table:table-cell>
          <table:table-cell table:formula="of:=0.5*([.G255]^2+[.L255]^2)" office:value-type="float" office:value="0.2793972204425">
            <text:p>0.2793972204425</text:p>
          </table:table-cell>
          <table:table-cell table:formula="of:=0.5*([.H255]^2+[.M255]^2)" office:value-type="float" office:value="0.2380870817945">
            <text:p>0.2380870817945</text:p>
          </table:table-cell>
          <table:table-cell table:formula="of:=0.5*([.I255]^2+[.N255]^2)" office:value-type="float" office:value="0.248625192789">
            <text:p>0.248625192789</text:p>
          </table:table-cell>
        </table:table-row>
        <table:table-row table:style-name="ro1">
          <table:table-cell office:value-type="float" office:value="3.94531">
            <text:p>3.94531</text:p>
          </table:table-cell>
          <table:table-cell office:value-type="float" office:value="0.75231">
            <text:p>0.75231</text:p>
          </table:table-cell>
          <table:table-cell office:value-type="float" office:value="0.640408">
            <text:p>0.640408</text:p>
          </table:table-cell>
          <table:table-cell office:value-type="float" office:value="0.763665">
            <text:p>0.763665</text:p>
          </table:table-cell>
          <table:table-cell/>
          <table:table-cell office:value-type="float" office:value="3.94531">
            <text:p>3.94531</text:p>
          </table:table-cell>
          <table:table-cell office:value-type="float" office:value="0.589048">
            <text:p>0.589048</text:p>
          </table:table-cell>
          <table:table-cell office:value-type="float" office:value="0.563474">
            <text:p>0.563474</text:p>
          </table:table-cell>
          <table:table-cell office:value-type="float" office:value="0.591229">
            <text:p>0.591229</text:p>
          </table:table-cell>
          <table:table-cell/>
          <table:table-cell office:value-type="float" office:value="3.94531">
            <text:p>3.94531</text:p>
          </table:table-cell>
          <table:table-cell office:value-type="float" office:value="0.457917">
            <text:p>0.457917</text:p>
          </table:table-cell>
          <table:table-cell office:value-type="float" office:value="0.397321">
            <text:p>0.397321</text:p>
          </table:table-cell>
          <table:table-cell office:value-type="float" office:value="0.380242">
            <text:p>0.380242</text:p>
          </table:table-cell>
          <table:table-cell/>
          <table:table-cell table:formula="of:=[.K256]" office:value-type="float" office:value="3.94531">
            <text:p>3.94531</text:p>
          </table:table-cell>
          <table:table-cell table:formula="of:=0.5*([.G256]^2+[.L256]^2)" office:value-type="float" office:value="0.2783327625965">
            <text:p>0.2783327625965</text:p>
          </table:table-cell>
          <table:table-cell table:formula="of:=0.5*([.H256]^2+[.M256]^2)" office:value-type="float" office:value="0.2376834628585">
            <text:p>0.2376834628585</text:p>
          </table:table-cell>
          <table:table-cell table:formula="of:=0.5*([.I256]^2+[.N256]^2)" office:value-type="float" office:value="0.2470678545025">
            <text:p>0.2470678545025</text:p>
          </table:table-cell>
        </table:table-row>
        <table:table-row table:style-name="ro1">
          <table:table-cell office:value-type="float" office:value="3.96094">
            <text:p>3.96094</text:p>
          </table:table-cell>
          <table:table-cell office:value-type="float" office:value="0.754067">
            <text:p>0.754067</text:p>
          </table:table-cell>
          <table:table-cell office:value-type="float" office:value="0.642563">
            <text:p>0.642563</text:p>
          </table:table-cell>
          <table:table-cell office:value-type="float" office:value="0.763723">
            <text:p>0.763723</text:p>
          </table:table-cell>
          <table:table-cell/>
          <table:table-cell office:value-type="float" office:value="3.96094">
            <text:p>3.96094</text:p>
          </table:table-cell>
          <table:table-cell office:value-type="float" office:value="0.590074">
            <text:p>0.590074</text:p>
          </table:table-cell>
          <table:table-cell office:value-type="float" office:value="0.559763">
            <text:p>0.559763</text:p>
          </table:table-cell>
          <table:table-cell office:value-type="float" office:value="0.593912">
            <text:p>0.593912</text:p>
          </table:table-cell>
          <table:table-cell/>
          <table:table-cell office:value-type="float" office:value="3.96094">
            <text:p>3.96094</text:p>
          </table:table-cell>
          <table:table-cell office:value-type="float" office:value="0.456578">
            <text:p>0.456578</text:p>
          </table:table-cell>
          <table:table-cell office:value-type="float" office:value="0.398198">
            <text:p>0.398198</text:p>
          </table:table-cell>
          <table:table-cell office:value-type="float" office:value="0.377925">
            <text:p>0.377925</text:p>
          </table:table-cell>
          <table:table-cell/>
          <table:table-cell table:formula="of:=[.K257]" office:value-type="float" office:value="3.96094">
            <text:p>3.96094</text:p>
          </table:table-cell>
          <table:table-cell table:formula="of:=0.5*([.G257]^2+[.L257]^2)" office:value-type="float" office:value="0.27832539778">
            <text:p>0.27832539778</text:p>
          </table:table-cell>
          <table:table-cell table:formula="of:=0.5*([.H257]^2+[.M257]^2)" office:value-type="float" office:value="0.2359481316865">
            <text:p>0.2359481316865</text:p>
          </table:table-cell>
          <table:table-cell table:formula="of:=0.5*([.I257]^2+[.N257]^2)" office:value-type="float" office:value="0.2477793846845">
            <text:p>0.2477793846845</text:p>
          </table:table-cell>
        </table:table-row>
        <table:table-row table:style-name="ro1">
          <table:table-cell office:value-type="float" office:value="3.97656">
            <text:p>3.97656</text:p>
          </table:table-cell>
          <table:table-cell office:value-type="float" office:value="0.755217">
            <text:p>0.755217</text:p>
          </table:table-cell>
          <table:table-cell office:value-type="float" office:value="0.643237">
            <text:p>0.643237</text:p>
          </table:table-cell>
          <table:table-cell office:value-type="float" office:value="0.76562">
            <text:p>0.76562</text:p>
          </table:table-cell>
          <table:table-cell/>
          <table:table-cell office:value-type="float" office:value="3.97656">
            <text:p>3.97656</text:p>
          </table:table-cell>
          <table:table-cell office:value-type="float" office:value="0.591637">
            <text:p>0.591637</text:p>
          </table:table-cell>
          <table:table-cell office:value-type="float" office:value="0.556269">
            <text:p>0.556269</text:p>
          </table:table-cell>
          <table:table-cell office:value-type="float" office:value="0.599433">
            <text:p>0.599433</text:p>
          </table:table-cell>
          <table:table-cell/>
          <table:table-cell office:value-type="float" office:value="3.97656">
            <text:p>3.97656</text:p>
          </table:table-cell>
          <table:table-cell office:value-type="float" office:value="0.456367">
            <text:p>0.456367</text:p>
          </table:table-cell>
          <table:table-cell office:value-type="float" office:value="0.397287">
            <text:p>0.397287</text:p>
          </table:table-cell>
          <table:table-cell office:value-type="float" office:value="0.376132">
            <text:p>0.376132</text:p>
          </table:table-cell>
          <table:table-cell/>
          <table:table-cell table:formula="of:=[.K258]" office:value-type="float" office:value="3.97656">
            <text:p>3.97656</text:p>
          </table:table-cell>
          <table:table-cell table:formula="of:=0.5*([.G258]^2+[.L258]^2)" office:value-type="float" office:value="0.279152589229">
            <text:p>0.279152589229</text:p>
          </table:table-cell>
          <table:table-cell table:formula="of:=0.5*([.H258]^2+[.M258]^2)" office:value-type="float" office:value="0.233636080365">
            <text:p>0.233636080365</text:p>
          </table:table-cell>
          <table:table-cell table:formula="of:=0.5*([.I258]^2+[.N258]^2)" office:value-type="float" office:value="0.2503976014565">
            <text:p>0.2503976014565</text:p>
          </table:table-cell>
        </table:table-row>
        <table:table-row table:style-name="ro1">
          <table:table-cell office:value-type="float" office:value="3.99219">
            <text:p>3.99219</text:p>
          </table:table-cell>
          <table:table-cell office:value-type="float" office:value="0.75574">
            <text:p>0.75574</text:p>
          </table:table-cell>
          <table:table-cell office:value-type="float" office:value="0.64207">
            <text:p>0.64207</text:p>
          </table:table-cell>
          <table:table-cell office:value-type="float" office:value="0.76588">
            <text:p>0.76588</text:p>
          </table:table-cell>
          <table:table-cell/>
          <table:table-cell office:value-type="float" office:value="3.99219">
            <text:p>3.99219</text:p>
          </table:table-cell>
          <table:table-cell office:value-type="float" office:value="0.592447">
            <text:p>0.592447</text:p>
          </table:table-cell>
          <table:table-cell office:value-type="float" office:value="0.555492">
            <text:p>0.555492</text:p>
          </table:table-cell>
          <table:table-cell office:value-type="float" office:value="0.60258">
            <text:p>0.60258</text:p>
          </table:table-cell>
          <table:table-cell/>
          <table:table-cell office:value-type="float" office:value="3.99219">
            <text:p>3.99219</text:p>
          </table:table-cell>
          <table:table-cell office:value-type="float" office:value="0.455925">
            <text:p>0.455925</text:p>
          </table:table-cell>
          <table:table-cell office:value-type="float" office:value="0.396245">
            <text:p>0.396245</text:p>
          </table:table-cell>
          <table:table-cell office:value-type="float" office:value="0.37437">
            <text:p>0.37437</text:p>
          </table:table-cell>
          <table:table-cell/>
          <table:table-cell table:formula="of:=[.K259]" office:value-type="float" office:value="3.99219">
            <text:p>3.99219</text:p>
          </table:table-cell>
          <table:table-cell table:formula="of:=0.5*([.G259]^2+[.L259]^2)" office:value-type="float" office:value="0.279430526717">
            <text:p>0.279430526717</text:p>
          </table:table-cell>
          <table:table-cell table:formula="of:=0.5*([.H259]^2+[.M259]^2)" office:value-type="float" office:value="0.2327907310445">
            <text:p>0.2327907310445</text:p>
          </table:table-cell>
          <table:table-cell table:formula="of:=0.5*([.I259]^2+[.N259]^2)" office:value-type="float" office:value="0.25162777665">
            <text:p>0.25162777665</text:p>
          </table:table-cell>
        </table:table-row>
        <table:table-row table:style-name="ro1">
          <table:table-cell office:value-type="float" office:value="4.00781">
            <text:p>4.00781</text:p>
          </table:table-cell>
          <table:table-cell office:value-type="float" office:value="0.756502">
            <text:p>0.756502</text:p>
          </table:table-cell>
          <table:table-cell office:value-type="float" office:value="0.641832">
            <text:p>0.641832</text:p>
          </table:table-cell>
          <table:table-cell office:value-type="float" office:value="0.762653">
            <text:p>0.762653</text:p>
          </table:table-cell>
          <table:table-cell/>
          <table:table-cell office:value-type="float" office:value="4.00781">
            <text:p>4.00781</text:p>
          </table:table-cell>
          <table:table-cell office:value-type="float" office:value="0.591516">
            <text:p>0.591516</text:p>
          </table:table-cell>
          <table:table-cell office:value-type="float" office:value="0.555033">
            <text:p>0.555033</text:p>
          </table:table-cell>
          <table:table-cell office:value-type="float" office:value="0.601002">
            <text:p>0.601002</text:p>
          </table:table-cell>
          <table:table-cell/>
          <table:table-cell office:value-type="float" office:value="4.00781">
            <text:p>4.00781</text:p>
          </table:table-cell>
          <table:table-cell office:value-type="float" office:value="0.453232">
            <text:p>0.453232</text:p>
          </table:table-cell>
          <table:table-cell office:value-type="float" office:value="0.397792">
            <text:p>0.397792</text:p>
          </table:table-cell>
          <table:table-cell office:value-type="float" office:value="0.371101">
            <text:p>0.371101</text:p>
          </table:table-cell>
          <table:table-cell/>
          <table:table-cell table:formula="of:=[.K260]" office:value-type="float" office:value="4.00781">
            <text:p>4.00781</text:p>
          </table:table-cell>
          <table:table-cell table:formula="of:=0.5*([.G260]^2+[.L260]^2)" office:value-type="float" office:value="0.27765521204">
            <text:p>0.27765521204</text:p>
          </table:table-cell>
          <table:table-cell table:formula="of:=0.5*([.H260]^2+[.M260]^2)" office:value-type="float" office:value="0.2331500531765">
            <text:p>0.2331500531765</text:p>
          </table:table-cell>
          <table:table-cell table:formula="of:=0.5*([.I260]^2+[.N260]^2)" office:value-type="float" office:value="0.2494596781025">
            <text:p>0.2494596781025</text:p>
          </table:table-cell>
        </table:table-row>
        <table:table-row table:style-name="ro1">
          <table:table-cell office:value-type="float" office:value="4.02344">
            <text:p>4.02344</text:p>
          </table:table-cell>
          <table:table-cell office:value-type="float" office:value="0.75618">
            <text:p>0.75618</text:p>
          </table:table-cell>
          <table:table-cell office:value-type="float" office:value="0.64244">
            <text:p>0.64244</text:p>
          </table:table-cell>
          <table:table-cell office:value-type="float" office:value="0.76049">
            <text:p>0.76049</text:p>
          </table:table-cell>
          <table:table-cell/>
          <table:table-cell office:value-type="float" office:value="4.02344">
            <text:p>4.02344</text:p>
          </table:table-cell>
          <table:table-cell office:value-type="float" office:value="0.589329">
            <text:p>0.589329</text:p>
          </table:table-cell>
          <table:table-cell office:value-type="float" office:value="0.554921">
            <text:p>0.554921</text:p>
          </table:table-cell>
          <table:table-cell office:value-type="float" office:value="0.597054">
            <text:p>0.597054</text:p>
          </table:table-cell>
          <table:table-cell/>
          <table:table-cell office:value-type="float" office:value="4.02344">
            <text:p>4.02344</text:p>
          </table:table-cell>
          <table:table-cell office:value-type="float" office:value="0.452067">
            <text:p>0.452067</text:p>
          </table:table-cell>
          <table:table-cell office:value-type="float" office:value="0.398602">
            <text:p>0.398602</text:p>
          </table:table-cell>
          <table:table-cell office:value-type="float" office:value="0.370341">
            <text:p>0.370341</text:p>
          </table:table-cell>
          <table:table-cell/>
          <table:table-cell table:formula="of:=[.K261]" office:value-type="float" office:value="4.02344">
            <text:p>4.02344</text:p>
          </table:table-cell>
          <table:table-cell table:formula="of:=0.5*([.G261]^2+[.L261]^2)" office:value-type="float" office:value="0.275836621365">
            <text:p>0.275836621365</text:p>
          </table:table-cell>
          <table:table-cell table:formula="of:=0.5*([.H261]^2+[.M261]^2)" office:value-type="float" office:value="0.2334104353225">
            <text:p>0.2334104353225</text:p>
          </table:table-cell>
          <table:table-cell table:formula="of:=0.5*([.I261]^2+[.N261]^2)" office:value-type="float" office:value="0.2468129675985">
            <text:p>0.2468129675985</text:p>
          </table:table-cell>
        </table:table-row>
        <table:table-row table:style-name="ro1">
          <table:table-cell office:value-type="float" office:value="4.03906">
            <text:p>4.03906</text:p>
          </table:table-cell>
          <table:table-cell office:value-type="float" office:value="0.754833">
            <text:p>0.754833</text:p>
          </table:table-cell>
          <table:table-cell office:value-type="float" office:value="0.642805">
            <text:p>0.642805</text:p>
          </table:table-cell>
          <table:table-cell office:value-type="float" office:value="0.762338">
            <text:p>0.762338</text:p>
          </table:table-cell>
          <table:table-cell/>
          <table:table-cell office:value-type="float" office:value="4.03906">
            <text:p>4.03906</text:p>
          </table:table-cell>
          <table:table-cell office:value-type="float" office:value="0.587793">
            <text:p>0.587793</text:p>
          </table:table-cell>
          <table:table-cell office:value-type="float" office:value="0.553165">
            <text:p>0.553165</text:p>
          </table:table-cell>
          <table:table-cell office:value-type="float" office:value="0.596015">
            <text:p>0.596015</text:p>
          </table:table-cell>
          <table:table-cell/>
          <table:table-cell office:value-type="float" office:value="4.03906">
            <text:p>4.03906</text:p>
          </table:table-cell>
          <table:table-cell office:value-type="float" office:value="0.453719">
            <text:p>0.453719</text:p>
          </table:table-cell>
          <table:table-cell office:value-type="float" office:value="0.398898">
            <text:p>0.398898</text:p>
          </table:table-cell>
          <table:table-cell office:value-type="float" office:value="0.371534">
            <text:p>0.371534</text:p>
          </table:table-cell>
          <table:table-cell/>
          <table:table-cell table:formula="of:=[.K262]" office:value-type="float" office:value="4.03906">
            <text:p>4.03906</text:p>
          </table:table-cell>
          <table:table-cell table:formula="of:=0.5*([.G262]^2+[.L262]^2)" office:value-type="float" office:value="0.275680770905">
            <text:p>0.275680770905</text:p>
          </table:table-cell>
          <table:table-cell table:formula="of:=0.5*([.H262]^2+[.M262]^2)" office:value-type="float" office:value="0.2325555658145">
            <text:p>0.2325555658145</text:p>
          </table:table-cell>
          <table:table-cell table:formula="of:=0.5*([.I262]^2+[.N262]^2)" office:value-type="float" office:value="0.2466356966905">
            <text:p>0.2466356966905</text:p>
          </table:table-cell>
        </table:table-row>
        <table:table-row table:style-name="ro1">
          <table:table-cell office:value-type="float" office:value="4.05469">
            <text:p>4.05469</text:p>
          </table:table-cell>
          <table:table-cell office:value-type="float" office:value="0.755685">
            <text:p>0.755685</text:p>
          </table:table-cell>
          <table:table-cell office:value-type="float" office:value="0.64311">
            <text:p>0.64311</text:p>
          </table:table-cell>
          <table:table-cell office:value-type="float" office:value="0.764898">
            <text:p>0.764898</text:p>
          </table:table-cell>
          <table:table-cell/>
          <table:table-cell office:value-type="float" office:value="4.05469">
            <text:p>4.05469</text:p>
          </table:table-cell>
          <table:table-cell office:value-type="float" office:value="0.586991">
            <text:p>0.586991</text:p>
          </table:table-cell>
          <table:table-cell office:value-type="float" office:value="0.55242">
            <text:p>0.55242</text:p>
          </table:table-cell>
          <table:table-cell office:value-type="float" office:value="0.597416">
            <text:p>0.597416</text:p>
          </table:table-cell>
          <table:table-cell/>
          <table:table-cell office:value-type="float" office:value="4.05469">
            <text:p>4.05469</text:p>
          </table:table-cell>
          <table:table-cell office:value-type="float" office:value="0.453615">
            <text:p>0.453615</text:p>
          </table:table-cell>
          <table:table-cell office:value-type="float" office:value="0.39963">
            <text:p>0.39963</text:p>
          </table:table-cell>
          <table:table-cell office:value-type="float" office:value="0.371159">
            <text:p>0.371159</text:p>
          </table:table-cell>
          <table:table-cell/>
          <table:table-cell table:formula="of:=[.K263]" office:value-type="float" office:value="4.05469">
            <text:p>4.05469</text:p>
          </table:table-cell>
          <table:table-cell table:formula="of:=0.5*([.G263]^2+[.L263]^2)" office:value-type="float" office:value="0.275162501153">
            <text:p>0.275162501153</text:p>
          </table:table-cell>
          <table:table-cell table:formula="of:=0.5*([.H263]^2+[.M263]^2)" office:value-type="float" office:value="0.23243599665">
            <text:p>0.23243599665</text:p>
          </table:table-cell>
          <table:table-cell table:formula="of:=0.5*([.I263]^2+[.N263]^2)" office:value-type="float" office:value="0.2473324401685">
            <text:p>0.2473324401685</text:p>
          </table:table-cell>
        </table:table-row>
        <table:table-row table:style-name="ro1">
          <table:table-cell office:value-type="float" office:value="4.07031">
            <text:p>4.07031</text:p>
          </table:table-cell>
          <table:table-cell office:value-type="float" office:value="0.758435">
            <text:p>0.758435</text:p>
          </table:table-cell>
          <table:table-cell office:value-type="float" office:value="0.642308">
            <text:p>0.642308</text:p>
          </table:table-cell>
          <table:table-cell office:value-type="float" office:value="0.764867">
            <text:p>0.764867</text:p>
          </table:table-cell>
          <table:table-cell/>
          <table:table-cell office:value-type="float" office:value="4.07031">
            <text:p>4.07031</text:p>
          </table:table-cell>
          <table:table-cell office:value-type="float" office:value="0.585597">
            <text:p>0.585597</text:p>
          </table:table-cell>
          <table:table-cell office:value-type="float" office:value="0.553892">
            <text:p>0.553892</text:p>
          </table:table-cell>
          <table:table-cell office:value-type="float" office:value="0.594321">
            <text:p>0.594321</text:p>
          </table:table-cell>
          <table:table-cell/>
          <table:table-cell office:value-type="float" office:value="4.07031">
            <text:p>4.07031</text:p>
          </table:table-cell>
          <table:table-cell office:value-type="float" office:value="0.451664">
            <text:p>0.451664</text:p>
          </table:table-cell>
          <table:table-cell office:value-type="float" office:value="0.398906">
            <text:p>0.398906</text:p>
          </table:table-cell>
          <table:table-cell office:value-type="float" office:value="0.371073">
            <text:p>0.371073</text:p>
          </table:table-cell>
          <table:table-cell/>
          <table:table-cell table:formula="of:=[.K264]" office:value-type="float" office:value="4.07031">
            <text:p>4.07031</text:p>
          </table:table-cell>
          <table:table-cell table:formula="of:=0.5*([.G264]^2+[.L264]^2)" office:value-type="float" office:value="0.2734621076525">
            <text:p>0.2734621076525</text:p>
          </table:table-cell>
          <table:table-cell table:formula="of:=0.5*([.H264]^2+[.M264]^2)" office:value-type="float" office:value="0.23296117225">
            <text:p>0.23296117225</text:p>
          </table:table-cell>
          <table:table-cell table:formula="of:=0.5*([.I264]^2+[.N264]^2)" office:value-type="float" office:value="0.245456311185">
            <text:p>0.245456311185</text:p>
          </table:table-cell>
        </table:table-row>
        <table:table-row table:style-name="ro1">
          <table:table-cell office:value-type="float" office:value="4.08594">
            <text:p>4.08594</text:p>
          </table:table-cell>
          <table:table-cell office:value-type="float" office:value="0.75833">
            <text:p>0.75833</text:p>
          </table:table-cell>
          <table:table-cell office:value-type="float" office:value="0.641875">
            <text:p>0.641875</text:p>
          </table:table-cell>
          <table:table-cell office:value-type="float" office:value="0.762565">
            <text:p>0.762565</text:p>
          </table:table-cell>
          <table:table-cell/>
          <table:table-cell office:value-type="float" office:value="4.08594">
            <text:p>4.08594</text:p>
          </table:table-cell>
          <table:table-cell office:value-type="float" office:value="0.584415">
            <text:p>0.584415</text:p>
          </table:table-cell>
          <table:table-cell office:value-type="float" office:value="0.553002">
            <text:p>0.553002</text:p>
          </table:table-cell>
          <table:table-cell office:value-type="float" office:value="0.590709">
            <text:p>0.590709</text:p>
          </table:table-cell>
          <table:table-cell/>
          <table:table-cell office:value-type="float" office:value="4.08594">
            <text:p>4.08594</text:p>
          </table:table-cell>
          <table:table-cell office:value-type="float" office:value="0.451141">
            <text:p>0.451141</text:p>
          </table:table-cell>
          <table:table-cell office:value-type="float" office:value="0.395791">
            <text:p>0.395791</text:p>
          </table:table-cell>
          <table:table-cell office:value-type="float" office:value="0.37231">
            <text:p>0.37231</text:p>
          </table:table-cell>
          <table:table-cell/>
          <table:table-cell table:formula="of:=[.K265]" office:value-type="float" office:value="4.08594">
            <text:p>4.08594</text:p>
          </table:table-cell>
          <table:table-cell table:formula="of:=0.5*([.G265]^2+[.L265]^2)" office:value-type="float" office:value="0.272534547053">
            <text:p>0.272534547053</text:p>
          </table:table-cell>
          <table:table-cell table:formula="of:=0.5*([.H265]^2+[.M265]^2)" office:value-type="float" office:value="0.2312308638425">
            <text:p>0.2312308638425</text:p>
          </table:table-cell>
          <table:table-cell table:formula="of:=0.5*([.I265]^2+[.N265]^2)" office:value-type="float" office:value="0.2437759293905">
            <text:p>0.2437759293905</text:p>
          </table:table-cell>
        </table:table-row>
        <table:table-row table:style-name="ro1">
          <table:table-cell office:value-type="float" office:value="4.10156">
            <text:p>4.10156</text:p>
          </table:table-cell>
          <table:table-cell office:value-type="float" office:value="0.755767">
            <text:p>0.755767</text:p>
          </table:table-cell>
          <table:table-cell office:value-type="float" office:value="0.643798">
            <text:p>0.643798</text:p>
          </table:table-cell>
          <table:table-cell office:value-type="float" office:value="0.759093">
            <text:p>0.759093</text:p>
          </table:table-cell>
          <table:table-cell/>
          <table:table-cell office:value-type="float" office:value="4.10156">
            <text:p>4.10156</text:p>
          </table:table-cell>
          <table:table-cell office:value-type="float" office:value="0.583824">
            <text:p>0.583824</text:p>
          </table:table-cell>
          <table:table-cell office:value-type="float" office:value="0.550768">
            <text:p>0.550768</text:p>
          </table:table-cell>
          <table:table-cell office:value-type="float" office:value="0.590574">
            <text:p>0.590574</text:p>
          </table:table-cell>
          <table:table-cell/>
          <table:table-cell office:value-type="float" office:value="4.10156">
            <text:p>4.10156</text:p>
          </table:table-cell>
          <table:table-cell office:value-type="float" office:value="0.45116">
            <text:p>0.45116</text:p>
          </table:table-cell>
          <table:table-cell office:value-type="float" office:value="0.393056">
            <text:p>0.393056</text:p>
          </table:table-cell>
          <table:table-cell office:value-type="float" office:value="0.371747">
            <text:p>0.371747</text:p>
          </table:table-cell>
          <table:table-cell/>
          <table:table-cell table:formula="of:=[.K266]" office:value-type="float" office:value="4.10156">
            <text:p>4.10156</text:p>
          </table:table-cell>
          <table:table-cell table:formula="of:=0.5*([.G266]^2+[.L266]^2)" office:value-type="float" office:value="0.272197904288">
            <text:p>0.272197904288</text:p>
          </table:table-cell>
          <table:table-cell table:formula="of:=0.5*([.H266]^2+[.M266]^2)" office:value-type="float" office:value="0.22891920448">
            <text:p>0.22891920448</text:p>
          </table:table-cell>
          <table:table-cell table:formula="of:=0.5*([.I266]^2+[.N266]^2)" office:value-type="float" office:value="0.2434867407425">
            <text:p>0.2434867407425</text:p>
          </table:table-cell>
        </table:table-row>
        <table:table-row table:style-name="ro1">
          <table:table-cell office:value-type="float" office:value="4.11719">
            <text:p>4.11719</text:p>
          </table:table-cell>
          <table:table-cell office:value-type="float" office:value="0.756307">
            <text:p>0.756307</text:p>
          </table:table-cell>
          <table:table-cell office:value-type="float" office:value="0.646195">
            <text:p>0.646195</text:p>
          </table:table-cell>
          <table:table-cell office:value-type="float" office:value="0.75694">
            <text:p>0.75694</text:p>
          </table:table-cell>
          <table:table-cell/>
          <table:table-cell office:value-type="float" office:value="4.11719">
            <text:p>4.11719</text:p>
          </table:table-cell>
          <table:table-cell office:value-type="float" office:value="0.582951">
            <text:p>0.582951</text:p>
          </table:table-cell>
          <table:table-cell office:value-type="float" office:value="0.550074">
            <text:p>0.550074</text:p>
          </table:table-cell>
          <table:table-cell office:value-type="float" office:value="0.589755">
            <text:p>0.589755</text:p>
          </table:table-cell>
          <table:table-cell/>
          <table:table-cell office:value-type="float" office:value="4.11719">
            <text:p>4.11719</text:p>
          </table:table-cell>
          <table:table-cell office:value-type="float" office:value="0.448258">
            <text:p>0.448258</text:p>
          </table:table-cell>
          <table:table-cell office:value-type="float" office:value="0.3906">
            <text:p>0.3906</text:p>
          </table:table-cell>
          <table:table-cell office:value-type="float" office:value="0.368527">
            <text:p>0.368527</text:p>
          </table:table-cell>
          <table:table-cell/>
          <table:table-cell table:formula="of:=[.K267]" office:value-type="float" office:value="4.11719">
            <text:p>4.11719</text:p>
          </table:table-cell>
          <table:table-cell table:formula="of:=0.5*([.G267]^2+[.L267]^2)" office:value-type="float" office:value="0.2703835514825">
            <text:p>0.2703835514825</text:p>
          </table:table-cell>
          <table:table-cell table:formula="of:=0.5*([.H267]^2+[.M267]^2)" office:value-type="float" office:value="0.227574882738">
            <text:p>0.227574882738</text:p>
          </table:table-cell>
          <table:table-cell table:formula="of:=0.5*([.I267]^2+[.N267]^2)" office:value-type="float" office:value="0.241811554877">
            <text:p>0.241811554877</text:p>
          </table:table-cell>
        </table:table-row>
        <table:table-row table:style-name="ro1">
          <table:table-cell office:value-type="float" office:value="4.13281">
            <text:p>4.13281</text:p>
          </table:table-cell>
          <table:table-cell office:value-type="float" office:value="0.759233">
            <text:p>0.759233</text:p>
          </table:table-cell>
          <table:table-cell office:value-type="float" office:value="0.648148">
            <text:p>0.648148</text:p>
          </table:table-cell>
          <table:table-cell office:value-type="float" office:value="0.758675">
            <text:p>0.758675</text:p>
          </table:table-cell>
          <table:table-cell/>
          <table:table-cell office:value-type="float" office:value="4.13281">
            <text:p>4.13281</text:p>
          </table:table-cell>
          <table:table-cell office:value-type="float" office:value="0.581637">
            <text:p>0.581637</text:p>
          </table:table-cell>
          <table:table-cell office:value-type="float" office:value="0.548899">
            <text:p>0.548899</text:p>
          </table:table-cell>
          <table:table-cell office:value-type="float" office:value="0.588116">
            <text:p>0.588116</text:p>
          </table:table-cell>
          <table:table-cell/>
          <table:table-cell office:value-type="float" office:value="4.13281">
            <text:p>4.13281</text:p>
          </table:table-cell>
          <table:table-cell office:value-type="float" office:value="0.445726">
            <text:p>0.445726</text:p>
          </table:table-cell>
          <table:table-cell office:value-type="float" office:value="0.389124">
            <text:p>0.389124</text:p>
          </table:table-cell>
          <table:table-cell office:value-type="float" office:value="0.367096">
            <text:p>0.367096</text:p>
          </table:table-cell>
          <table:table-cell/>
          <table:table-cell table:formula="of:=[.K268]" office:value-type="float" office:value="4.13281">
            <text:p>4.13281</text:p>
          </table:table-cell>
          <table:table-cell table:formula="of:=0.5*([.G268]^2+[.L268]^2)" office:value-type="float" office:value="0.2684866334225">
            <text:p>0.2684866334225</text:p>
          </table:table-cell>
          <table:table-cell table:formula="of:=0.5*([.H268]^2+[.M268]^2)" office:value-type="float" office:value="0.2263537997885">
            <text:p>0.2263537997885</text:p>
          </table:table-cell>
          <table:table-cell table:formula="of:=0.5*([.I268]^2+[.N268]^2)" office:value-type="float" office:value="0.240319951336">
            <text:p>0.240319951336</text:p>
          </table:table-cell>
        </table:table-row>
        <table:table-row table:style-name="ro1">
          <table:table-cell office:value-type="float" office:value="4.14844">
            <text:p>4.14844</text:p>
          </table:table-cell>
          <table:table-cell office:value-type="float" office:value="0.759305">
            <text:p>0.759305</text:p>
          </table:table-cell>
          <table:table-cell office:value-type="float" office:value="0.649157">
            <text:p>0.649157</text:p>
          </table:table-cell>
          <table:table-cell office:value-type="float" office:value="0.764157">
            <text:p>0.764157</text:p>
          </table:table-cell>
          <table:table-cell/>
          <table:table-cell office:value-type="float" office:value="4.14844">
            <text:p>4.14844</text:p>
          </table:table-cell>
          <table:table-cell office:value-type="float" office:value="0.580358">
            <text:p>0.580358</text:p>
          </table:table-cell>
          <table:table-cell office:value-type="float" office:value="0.547664">
            <text:p>0.547664</text:p>
          </table:table-cell>
          <table:table-cell office:value-type="float" office:value="0.586728">
            <text:p>0.586728</text:p>
          </table:table-cell>
          <table:table-cell/>
          <table:table-cell office:value-type="float" office:value="4.14844">
            <text:p>4.14844</text:p>
          </table:table-cell>
          <table:table-cell office:value-type="float" office:value="0.445768">
            <text:p>0.445768</text:p>
          </table:table-cell>
          <table:table-cell office:value-type="float" office:value="0.388667">
            <text:p>0.388667</text:p>
          </table:table-cell>
          <table:table-cell office:value-type="float" office:value="0.368388">
            <text:p>0.368388</text:p>
          </table:table-cell>
          <table:table-cell/>
          <table:table-cell table:formula="of:=[.K269]" office:value-type="float" office:value="4.14844">
            <text:p>4.14844</text:p>
          </table:table-cell>
          <table:table-cell table:formula="of:=0.5*([.G269]^2+[.L269]^2)" office:value-type="float" office:value="0.267762258994">
            <text:p>0.267762258994</text:p>
          </table:table-cell>
          <table:table-cell table:formula="of:=0.5*([.H269]^2+[.M269]^2)" office:value-type="float" office:value="0.2254989468925">
            <text:p>0.2254989468925</text:p>
          </table:table-cell>
          <table:table-cell table:formula="of:=0.5*([.I269]^2+[.N269]^2)" office:value-type="float" office:value="0.239979732264">
            <text:p>0.239979732264</text:p>
          </table:table-cell>
        </table:table-row>
        <table:table-row table:style-name="ro1">
          <table:table-cell office:value-type="float" office:value="4.16406">
            <text:p>4.16406</text:p>
          </table:table-cell>
          <table:table-cell office:value-type="float" office:value="0.757985">
            <text:p>0.757985</text:p>
          </table:table-cell>
          <table:table-cell office:value-type="float" office:value="0.64854">
            <text:p>0.64854</text:p>
          </table:table-cell>
          <table:table-cell office:value-type="float" office:value="0.768057">
            <text:p>0.768057</text:p>
          </table:table-cell>
          <table:table-cell/>
          <table:table-cell office:value-type="float" office:value="4.16406">
            <text:p>4.16406</text:p>
          </table:table-cell>
          <table:table-cell office:value-type="float" office:value="0.579573">
            <text:p>0.579573</text:p>
          </table:table-cell>
          <table:table-cell office:value-type="float" office:value="0.546728">
            <text:p>0.546728</text:p>
          </table:table-cell>
          <table:table-cell office:value-type="float" office:value="0.584896">
            <text:p>0.584896</text:p>
          </table:table-cell>
          <table:table-cell/>
          <table:table-cell office:value-type="float" office:value="4.16406">
            <text:p>4.16406</text:p>
          </table:table-cell>
          <table:table-cell office:value-type="float" office:value="0.446735">
            <text:p>0.446735</text:p>
          </table:table-cell>
          <table:table-cell office:value-type="float" office:value="0.389082">
            <text:p>0.389082</text:p>
          </table:table-cell>
          <table:table-cell office:value-type="float" office:value="0.371777">
            <text:p>0.371777</text:p>
          </table:table-cell>
          <table:table-cell/>
          <table:table-cell table:formula="of:=[.K270]" office:value-type="float" office:value="4.16406">
            <text:p>4.16406</text:p>
          </table:table-cell>
          <table:table-cell table:formula="of:=0.5*([.G270]^2+[.L270]^2)" office:value-type="float" office:value="0.267738511277">
            <text:p>0.267738511277</text:p>
          </table:table-cell>
          <table:table-cell table:formula="of:=0.5*([.H270]^2+[.M270]^2)" office:value-type="float" office:value="0.225148154354">
            <text:p>0.225148154354</text:p>
          </table:table-cell>
          <table:table-cell table:formula="of:=0.5*([.I270]^2+[.N270]^2)" office:value-type="float" office:value="0.2401607342725">
            <text:p>0.2401607342725</text:p>
          </table:table-cell>
        </table:table-row>
        <table:table-row table:style-name="ro1">
          <table:table-cell office:value-type="float" office:value="4.17969">
            <text:p>4.17969</text:p>
          </table:table-cell>
          <table:table-cell office:value-type="float" office:value="0.75851">
            <text:p>0.75851</text:p>
          </table:table-cell>
          <table:table-cell office:value-type="float" office:value="0.647853">
            <text:p>0.647853</text:p>
          </table:table-cell>
          <table:table-cell office:value-type="float" office:value="0.766407">
            <text:p>0.766407</text:p>
          </table:table-cell>
          <table:table-cell/>
          <table:table-cell office:value-type="float" office:value="4.17969">
            <text:p>4.17969</text:p>
          </table:table-cell>
          <table:table-cell office:value-type="float" office:value="0.579582">
            <text:p>0.579582</text:p>
          </table:table-cell>
          <table:table-cell office:value-type="float" office:value="0.545716">
            <text:p>0.545716</text:p>
          </table:table-cell>
          <table:table-cell office:value-type="float" office:value="0.583942">
            <text:p>0.583942</text:p>
          </table:table-cell>
          <table:table-cell/>
          <table:table-cell office:value-type="float" office:value="4.17969">
            <text:p>4.17969</text:p>
          </table:table-cell>
          <table:table-cell office:value-type="float" office:value="0.445857">
            <text:p>0.445857</text:p>
          </table:table-cell>
          <table:table-cell office:value-type="float" office:value="0.39026">
            <text:p>0.39026</text:p>
          </table:table-cell>
          <table:table-cell office:value-type="float" office:value="0.374897">
            <text:p>0.374897</text:p>
          </table:table-cell>
          <table:table-cell/>
          <table:table-cell table:formula="of:=[.K271]" office:value-type="float" office:value="4.17969">
            <text:p>4.17969</text:p>
          </table:table-cell>
          <table:table-cell table:formula="of:=0.5*([.G271]^2+[.L271]^2)" office:value-type="float" office:value="0.2673518795865">
            <text:p>0.2673518795865</text:p>
          </table:table-cell>
          <table:table-cell table:formula="of:=0.5*([.H271]^2+[.M271]^2)" office:value-type="float" office:value="0.225054410128">
            <text:p>0.225054410128</text:p>
          </table:table-cell>
          <table:table-cell table:formula="of:=0.5*([.I271]^2+[.N271]^2)" office:value-type="float" office:value="0.2407680099865">
            <text:p>0.2407680099865</text:p>
          </table:table-cell>
        </table:table-row>
        <table:table-row table:style-name="ro1">
          <table:table-cell office:value-type="float" office:value="4.19531">
            <text:p>4.19531</text:p>
          </table:table-cell>
          <table:table-cell office:value-type="float" office:value="0.757995">
            <text:p>0.757995</text:p>
          </table:table-cell>
          <table:table-cell office:value-type="float" office:value="0.64676">
            <text:p>0.64676</text:p>
          </table:table-cell>
          <table:table-cell office:value-type="float" office:value="0.763027">
            <text:p>0.763027</text:p>
          </table:table-cell>
          <table:table-cell/>
          <table:table-cell office:value-type="float" office:value="4.19531">
            <text:p>4.19531</text:p>
          </table:table-cell>
          <table:table-cell office:value-type="float" office:value="0.579617">
            <text:p>0.579617</text:p>
          </table:table-cell>
          <table:table-cell office:value-type="float" office:value="0.545495">
            <text:p>0.545495</text:p>
          </table:table-cell>
          <table:table-cell office:value-type="float" office:value="0.584859">
            <text:p>0.584859</text:p>
          </table:table-cell>
          <table:table-cell/>
          <table:table-cell office:value-type="float" office:value="4.19531">
            <text:p>4.19531</text:p>
          </table:table-cell>
          <table:table-cell office:value-type="float" office:value="0.44463">
            <text:p>0.44463</text:p>
          </table:table-cell>
          <table:table-cell office:value-type="float" office:value="0.391308">
            <text:p>0.391308</text:p>
          </table:table-cell>
          <table:table-cell office:value-type="float" office:value="0.375267">
            <text:p>0.375267</text:p>
          </table:table-cell>
          <table:table-cell/>
          <table:table-cell table:formula="of:=[.K272]" office:value-type="float" office:value="4.19531">
            <text:p>4.19531</text:p>
          </table:table-cell>
          <table:table-cell table:formula="of:=0.5*([.G272]^2+[.L272]^2)" office:value-type="float" office:value="0.2668258517945">
            <text:p>0.2668258517945</text:p>
          </table:table-cell>
          <table:table-cell table:formula="of:=0.5*([.H272]^2+[.M272]^2)" office:value-type="float" office:value="0.2253433729445">
            <text:p>0.2253433729445</text:p>
          </table:table-cell>
          <table:table-cell table:formula="of:=0.5*([.I272]^2+[.N272]^2)" office:value-type="float" office:value="0.241442685585">
            <text:p>0.241442685585</text:p>
          </table:table-cell>
        </table:table-row>
        <table:table-row table:style-name="ro1">
          <table:table-cell office:value-type="float" office:value="4.21094">
            <text:p>4.21094</text:p>
          </table:table-cell>
          <table:table-cell office:value-type="float" office:value="0.756035">
            <text:p>0.756035</text:p>
          </table:table-cell>
          <table:table-cell office:value-type="float" office:value="0.64516">
            <text:p>0.64516</text:p>
          </table:table-cell>
          <table:table-cell office:value-type="float" office:value="0.763923">
            <text:p>0.763923</text:p>
          </table:table-cell>
          <table:table-cell/>
          <table:table-cell office:value-type="float" office:value="4.21094">
            <text:p>4.21094</text:p>
          </table:table-cell>
          <table:table-cell office:value-type="float" office:value="0.578883">
            <text:p>0.578883</text:p>
          </table:table-cell>
          <table:table-cell office:value-type="float" office:value="0.543388">
            <text:p>0.543388</text:p>
          </table:table-cell>
          <table:table-cell office:value-type="float" office:value="0.586201">
            <text:p>0.586201</text:p>
          </table:table-cell>
          <table:table-cell/>
          <table:table-cell office:value-type="float" office:value="4.21094">
            <text:p>4.21094</text:p>
          </table:table-cell>
          <table:table-cell office:value-type="float" office:value="0.444626">
            <text:p>0.444626</text:p>
          </table:table-cell>
          <table:table-cell office:value-type="float" office:value="0.3927">
            <text:p>0.3927</text:p>
          </table:table-cell>
          <table:table-cell office:value-type="float" office:value="0.372299">
            <text:p>0.372299</text:p>
          </table:table-cell>
          <table:table-cell/>
          <table:table-cell table:formula="of:=[.K273]" office:value-type="float" office:value="4.21094">
            <text:p>4.21094</text:p>
          </table:table-cell>
          <table:table-cell table:formula="of:=0.5*([.G273]^2+[.L273]^2)" office:value-type="float" office:value="0.2663989037825">
            <text:p>0.2663989037825</text:p>
          </table:table-cell>
          <table:table-cell table:formula="of:=0.5*([.H273]^2+[.M273]^2)" office:value-type="float" office:value="0.224741904272">
            <text:p>0.224741904272</text:p>
          </table:table-cell>
          <table:table-cell table:formula="of:=0.5*([.I273]^2+[.N273]^2)" office:value-type="float" office:value="0.241119078901">
            <text:p>0.241119078901</text:p>
          </table:table-cell>
        </table:table-row>
        <table:table-row table:style-name="ro1">
          <table:table-cell office:value-type="float" office:value="4.22656">
            <text:p>4.22656</text:p>
          </table:table-cell>
          <table:table-cell office:value-type="float" office:value="0.756943">
            <text:p>0.756943</text:p>
          </table:table-cell>
          <table:table-cell office:value-type="float" office:value="0.64616">
            <text:p>0.64616</text:p>
          </table:table-cell>
          <table:table-cell office:value-type="float" office:value="0.766643">
            <text:p>0.766643</text:p>
          </table:table-cell>
          <table:table-cell/>
          <table:table-cell office:value-type="float" office:value="4.22656">
            <text:p>4.22656</text:p>
          </table:table-cell>
          <table:table-cell office:value-type="float" office:value="0.577763">
            <text:p>0.577763</text:p>
          </table:table-cell>
          <table:table-cell office:value-type="float" office:value="0.538955">
            <text:p>0.538955</text:p>
          </table:table-cell>
          <table:table-cell office:value-type="float" office:value="0.587126">
            <text:p>0.587126</text:p>
          </table:table-cell>
          <table:table-cell/>
          <table:table-cell office:value-type="float" office:value="4.22656">
            <text:p>4.22656</text:p>
          </table:table-cell>
          <table:table-cell office:value-type="float" office:value="0.443984">
            <text:p>0.443984</text:p>
          </table:table-cell>
          <table:table-cell office:value-type="float" office:value="0.39262">
            <text:p>0.39262</text:p>
          </table:table-cell>
          <table:table-cell office:value-type="float" office:value="0.370301">
            <text:p>0.370301</text:p>
          </table:table-cell>
          <table:table-cell/>
          <table:table-cell table:formula="of:=[.K274]" office:value-type="float" office:value="4.22656">
            <text:p>4.22656</text:p>
          </table:table-cell>
          <table:table-cell table:formula="of:=0.5*([.G274]^2+[.L274]^2)" office:value-type="float" office:value="0.2654659382125">
            <text:p>0.2654659382125</text:p>
          </table:table-cell>
          <table:table-cell table:formula="of:=0.5*([.H274]^2+[.M274]^2)" office:value-type="float" office:value="0.2223114782125">
            <text:p>0.2223114782125</text:p>
          </table:table-cell>
          <table:table-cell table:formula="of:=0.5*([.I274]^2+[.N274]^2)" office:value-type="float" office:value="0.2409198852385">
            <text:p>0.2409198852385</text:p>
          </table:table-cell>
        </table:table-row>
        <table:table-row table:style-name="ro1">
          <table:table-cell office:value-type="float" office:value="4.24219">
            <text:p>4.24219</text:p>
          </table:table-cell>
          <table:table-cell office:value-type="float" office:value="0.759227">
            <text:p>0.759227</text:p>
          </table:table-cell>
          <table:table-cell office:value-type="float" office:value="0.65047">
            <text:p>0.65047</text:p>
          </table:table-cell>
          <table:table-cell office:value-type="float" office:value="0.765835">
            <text:p>0.765835</text:p>
          </table:table-cell>
          <table:table-cell/>
          <table:table-cell office:value-type="float" office:value="4.24219">
            <text:p>4.24219</text:p>
          </table:table-cell>
          <table:table-cell office:value-type="float" office:value="0.576797">
            <text:p>0.576797</text:p>
          </table:table-cell>
          <table:table-cell office:value-type="float" office:value="0.535768">
            <text:p>0.535768</text:p>
          </table:table-cell>
          <table:table-cell office:value-type="float" office:value="0.58687">
            <text:p>0.58687</text:p>
          </table:table-cell>
          <table:table-cell/>
          <table:table-cell office:value-type="float" office:value="4.24219">
            <text:p>4.24219</text:p>
          </table:table-cell>
          <table:table-cell office:value-type="float" office:value="0.442133">
            <text:p>0.442133</text:p>
          </table:table-cell>
          <table:table-cell office:value-type="float" office:value="0.392037">
            <text:p>0.392037</text:p>
          </table:table-cell>
          <table:table-cell office:value-type="float" office:value="0.370637">
            <text:p>0.370637</text:p>
          </table:table-cell>
          <table:table-cell/>
          <table:table-cell table:formula="of:=[.K275]" office:value-type="float" office:value="4.24219">
            <text:p>4.24219</text:p>
          </table:table-cell>
          <table:table-cell table:formula="of:=0.5*([.G275]^2+[.L275]^2)" office:value-type="float" office:value="0.264088184449">
            <text:p>0.264088184449</text:p>
          </table:table-cell>
          <table:table-cell table:formula="of:=0.5*([.H275]^2+[.M275]^2)" office:value-type="float" office:value="0.2203701795965">
            <text:p>0.2203701795965</text:p>
          </table:table-cell>
          <table:table-cell table:formula="of:=0.5*([.I275]^2+[.N275]^2)" office:value-type="float" office:value="0.2408940913345">
            <text:p>0.2408940913345</text:p>
          </table:table-cell>
        </table:table-row>
        <table:table-row table:style-name="ro1">
          <table:table-cell office:value-type="float" office:value="4.25781">
            <text:p>4.25781</text:p>
          </table:table-cell>
          <table:table-cell office:value-type="float" office:value="0.758693">
            <text:p>0.758693</text:p>
          </table:table-cell>
          <table:table-cell office:value-type="float" office:value="0.652438">
            <text:p>0.652438</text:p>
          </table:table-cell>
          <table:table-cell office:value-type="float" office:value="0.761378">
            <text:p>0.761378</text:p>
          </table:table-cell>
          <table:table-cell/>
          <table:table-cell office:value-type="float" office:value="4.25781">
            <text:p>4.25781</text:p>
          </table:table-cell>
          <table:table-cell office:value-type="float" office:value="0.576898">
            <text:p>0.576898</text:p>
          </table:table-cell>
          <table:table-cell office:value-type="float" office:value="0.5366">
            <text:p>0.5366</text:p>
          </table:table-cell>
          <table:table-cell office:value-type="float" office:value="0.58442">
            <text:p>0.58442</text:p>
          </table:table-cell>
          <table:table-cell/>
          <table:table-cell office:value-type="float" office:value="4.25781">
            <text:p>4.25781</text:p>
          </table:table-cell>
          <table:table-cell office:value-type="float" office:value="0.442701">
            <text:p>0.442701</text:p>
          </table:table-cell>
          <table:table-cell office:value-type="float" office:value="0.392189">
            <text:p>0.392189</text:p>
          </table:table-cell>
          <table:table-cell office:value-type="float" office:value="0.371832">
            <text:p>0.371832</text:p>
          </table:table-cell>
          <table:table-cell/>
          <table:table-cell table:formula="of:=[.K276]" office:value-type="float" office:value="4.25781">
            <text:p>4.25781</text:p>
          </table:table-cell>
          <table:table-cell table:formula="of:=0.5*([.G276]^2+[.L276]^2)" office:value-type="float" office:value="0.2643977389025">
            <text:p>0.2643977389025</text:p>
          </table:table-cell>
          <table:table-cell table:formula="of:=0.5*([.H276]^2+[.M276]^2)" office:value-type="float" office:value="0.2208758858605">
            <text:p>0.2208758858605</text:p>
          </table:table-cell>
          <table:table-cell table:formula="of:=0.5*([.I276]^2+[.N276]^2)" office:value-type="float" office:value="0.239902886312">
            <text:p>0.239902886312</text:p>
          </table:table-cell>
        </table:table-row>
        <table:table-row table:style-name="ro1">
          <table:table-cell office:value-type="float" office:value="4.27344">
            <text:p>4.27344</text:p>
          </table:table-cell>
          <table:table-cell office:value-type="float" office:value="0.756993">
            <text:p>0.756993</text:p>
          </table:table-cell>
          <table:table-cell office:value-type="float" office:value="0.650545">
            <text:p>0.650545</text:p>
          </table:table-cell>
          <table:table-cell office:value-type="float" office:value="0.758162">
            <text:p>0.758162</text:p>
          </table:table-cell>
          <table:table-cell/>
          <table:table-cell office:value-type="float" office:value="4.27344">
            <text:p>4.27344</text:p>
          </table:table-cell>
          <table:table-cell office:value-type="float" office:value="0.577144">
            <text:p>0.577144</text:p>
          </table:table-cell>
          <table:table-cell office:value-type="float" office:value="0.539042">
            <text:p>0.539042</text:p>
          </table:table-cell>
          <table:table-cell office:value-type="float" office:value="0.580979">
            <text:p>0.580979</text:p>
          </table:table-cell>
          <table:table-cell/>
          <table:table-cell office:value-type="float" office:value="4.27344">
            <text:p>4.27344</text:p>
          </table:table-cell>
          <table:table-cell office:value-type="float" office:value="0.444163">
            <text:p>0.444163</text:p>
          </table:table-cell>
          <table:table-cell office:value-type="float" office:value="0.392396">
            <text:p>0.392396</text:p>
          </table:table-cell>
          <table:table-cell office:value-type="float" office:value="0.372004">
            <text:p>0.372004</text:p>
          </table:table-cell>
          <table:table-cell/>
          <table:table-cell table:formula="of:=[.K277]" office:value-type="float" office:value="4.27344">
            <text:p>4.27344</text:p>
          </table:table-cell>
          <table:table-cell table:formula="of:=0.5*([.G277]^2+[.L277]^2)" office:value-type="float" office:value="0.2651879836525">
            <text:p>0.2651879836525</text:p>
          </table:table-cell>
          <table:table-cell table:formula="of:=0.5*([.H277]^2+[.M277]^2)" office:value-type="float" office:value="0.22227044929">
            <text:p>0.22227044929</text:p>
          </table:table-cell>
          <table:table-cell table:formula="of:=0.5*([.I277]^2+[.N277]^2)" office:value-type="float" office:value="0.2379617872285">
            <text:p>0.2379617872285</text:p>
          </table:table-cell>
        </table:table-row>
        <table:table-row table:style-name="ro1">
          <table:table-cell office:value-type="float" office:value="4.28906">
            <text:p>4.28906</text:p>
          </table:table-cell>
          <table:table-cell office:value-type="float" office:value="0.757517">
            <text:p>0.757517</text:p>
          </table:table-cell>
          <table:table-cell office:value-type="float" office:value="0.649435">
            <text:p>0.649435</text:p>
          </table:table-cell>
          <table:table-cell office:value-type="float" office:value="0.757587">
            <text:p>0.757587</text:p>
          </table:table-cell>
          <table:table-cell/>
          <table:table-cell office:value-type="float" office:value="4.28906">
            <text:p>4.28906</text:p>
          </table:table-cell>
          <table:table-cell office:value-type="float" office:value="0.575402">
            <text:p>0.575402</text:p>
          </table:table-cell>
          <table:table-cell office:value-type="float" office:value="0.539311">
            <text:p>0.539311</text:p>
          </table:table-cell>
          <table:table-cell office:value-type="float" office:value="0.579596">
            <text:p>0.579596</text:p>
          </table:table-cell>
          <table:table-cell/>
          <table:table-cell office:value-type="float" office:value="4.28906">
            <text:p>4.28906</text:p>
          </table:table-cell>
          <table:table-cell office:value-type="float" office:value="0.443036">
            <text:p>0.443036</text:p>
          </table:table-cell>
          <table:table-cell office:value-type="float" office:value="0.390759">
            <text:p>0.390759</text:p>
          </table:table-cell>
          <table:table-cell office:value-type="float" office:value="0.372291">
            <text:p>0.372291</text:p>
          </table:table-cell>
          <table:table-cell/>
          <table:table-cell table:formula="of:=[.K278]" office:value-type="float" office:value="4.28906">
            <text:p>4.28906</text:p>
          </table:table-cell>
          <table:table-cell table:formula="of:=0.5*([.G278]^2+[.L278]^2)" office:value-type="float" office:value="0.26368417945">
            <text:p>0.26368417945</text:p>
          </table:table-cell>
          <table:table-cell table:formula="of:=0.5*([.H278]^2+[.M278]^2)" office:value-type="float" office:value="0.221774475401">
            <text:p>0.221774475401</text:p>
          </table:table-cell>
          <table:table-cell table:formula="of:=0.5*([.I278]^2+[.N278]^2)" office:value-type="float" office:value="0.2372660559485">
            <text:p>0.2372660559485</text:p>
          </table:table-cell>
        </table:table-row>
        <table:table-row table:style-name="ro1">
          <table:table-cell office:value-type="float" office:value="4.30469">
            <text:p>4.30469</text:p>
          </table:table-cell>
          <table:table-cell office:value-type="float" office:value="0.759422">
            <text:p>0.759422</text:p>
          </table:table-cell>
          <table:table-cell office:value-type="float" office:value="0.651025">
            <text:p>0.651025</text:p>
          </table:table-cell>
          <table:table-cell office:value-type="float" office:value="0.757778">
            <text:p>0.757778</text:p>
          </table:table-cell>
          <table:table-cell/>
          <table:table-cell office:value-type="float" office:value="4.30469">
            <text:p>4.30469</text:p>
          </table:table-cell>
          <table:table-cell office:value-type="float" office:value="0.572302">
            <text:p>0.572302</text:p>
          </table:table-cell>
          <table:table-cell office:value-type="float" office:value="0.537144">
            <text:p>0.537144</text:p>
          </table:table-cell>
          <table:table-cell office:value-type="float" office:value="0.58113">
            <text:p>0.58113</text:p>
          </table:table-cell>
          <table:table-cell/>
          <table:table-cell office:value-type="float" office:value="4.30469">
            <text:p>4.30469</text:p>
          </table:table-cell>
          <table:table-cell office:value-type="float" office:value="0.439468">
            <text:p>0.439468</text:p>
          </table:table-cell>
          <table:table-cell office:value-type="float" office:value="0.390464">
            <text:p>0.390464</text:p>
          </table:table-cell>
          <table:table-cell office:value-type="float" office:value="0.373689">
            <text:p>0.373689</text:p>
          </table:table-cell>
          <table:table-cell/>
          <table:table-cell table:formula="of:=[.K279]" office:value-type="float" office:value="4.30469">
            <text:p>4.30469</text:p>
          </table:table-cell>
          <table:table-cell table:formula="of:=0.5*([.G279]^2+[.L279]^2)" office:value-type="float" office:value="0.260330851114">
            <text:p>0.260330851114</text:p>
          </table:table-cell>
          <table:table-cell table:formula="of:=0.5*([.H279]^2+[.M279]^2)" office:value-type="float" office:value="0.220492906016">
            <text:p>0.220492906016</text:p>
          </table:table-cell>
          <table:table-cell table:formula="of:=0.5*([.I279]^2+[.N279]^2)" office:value-type="float" office:value="0.2386777728105">
            <text:p>0.2386777728105</text:p>
          </table:table-cell>
        </table:table-row>
        <table:table-row table:style-name="ro1">
          <table:table-cell office:value-type="float" office:value="4.32031">
            <text:p>4.32031</text:p>
          </table:table-cell>
          <table:table-cell office:value-type="float" office:value="0.760897">
            <text:p>0.760897</text:p>
          </table:table-cell>
          <table:table-cell office:value-type="float" office:value="0.653342">
            <text:p>0.653342</text:p>
          </table:table-cell>
          <table:table-cell office:value-type="float" office:value="0.758178">
            <text:p>0.758178</text:p>
          </table:table-cell>
          <table:table-cell/>
          <table:table-cell office:value-type="float" office:value="4.32031">
            <text:p>4.32031</text:p>
          </table:table-cell>
          <table:table-cell office:value-type="float" office:value="0.569363">
            <text:p>0.569363</text:p>
          </table:table-cell>
          <table:table-cell office:value-type="float" office:value="0.53506">
            <text:p>0.53506</text:p>
          </table:table-cell>
          <table:table-cell office:value-type="float" office:value="0.583524">
            <text:p>0.583524</text:p>
          </table:table-cell>
          <table:table-cell/>
          <table:table-cell office:value-type="float" office:value="4.32031">
            <text:p>4.32031</text:p>
          </table:table-cell>
          <table:table-cell office:value-type="float" office:value="0.436469">
            <text:p>0.436469</text:p>
          </table:table-cell>
          <table:table-cell office:value-type="float" office:value="0.391847">
            <text:p>0.391847</text:p>
          </table:table-cell>
          <table:table-cell office:value-type="float" office:value="0.374958">
            <text:p>0.374958</text:p>
          </table:table-cell>
          <table:table-cell/>
          <table:table-cell table:formula="of:=[.K280]" office:value-type="float" office:value="4.32031">
            <text:p>4.32031</text:p>
          </table:table-cell>
          <table:table-cell table:formula="of:=0.5*([.G280]^2+[.L280]^2)" office:value-type="float" office:value="0.257339706865">
            <text:p>0.257339706865</text:p>
          </table:table-cell>
          <table:table-cell table:formula="of:=0.5*([.H280]^2+[.M280]^2)" office:value-type="float" office:value="0.2199166375045">
            <text:p>0.2199166375045</text:p>
          </table:table-cell>
          <table:table-cell table:formula="of:=0.5*([.I280]^2+[.N280]^2)" office:value-type="float" office:value="0.24054688017">
            <text:p>0.24054688017</text:p>
          </table:table-cell>
        </table:table-row>
        <table:table-row table:style-name="ro1">
          <table:table-cell office:value-type="float" office:value="4.33594">
            <text:p>4.33594</text:p>
          </table:table-cell>
          <table:table-cell office:value-type="float" office:value="0.76146">
            <text:p>0.76146</text:p>
          </table:table-cell>
          <table:table-cell office:value-type="float" office:value="0.654993">
            <text:p>0.654993</text:p>
          </table:table-cell>
          <table:table-cell office:value-type="float" office:value="0.75777">
            <text:p>0.75777</text:p>
          </table:table-cell>
          <table:table-cell/>
          <table:table-cell office:value-type="float" office:value="4.33594">
            <text:p>4.33594</text:p>
          </table:table-cell>
          <table:table-cell office:value-type="float" office:value="0.566908">
            <text:p>0.566908</text:p>
          </table:table-cell>
          <table:table-cell office:value-type="float" office:value="0.53419">
            <text:p>0.53419</text:p>
          </table:table-cell>
          <table:table-cell office:value-type="float" office:value="0.585745">
            <text:p>0.585745</text:p>
          </table:table-cell>
          <table:table-cell/>
          <table:table-cell office:value-type="float" office:value="4.33594">
            <text:p>4.33594</text:p>
          </table:table-cell>
          <table:table-cell office:value-type="float" office:value="0.435913">
            <text:p>0.435913</text:p>
          </table:table-cell>
          <table:table-cell office:value-type="float" office:value="0.391637">
            <text:p>0.391637</text:p>
          </table:table-cell>
          <table:table-cell office:value-type="float" office:value="0.376922">
            <text:p>0.376922</text:p>
          </table:table-cell>
          <table:table-cell/>
          <table:table-cell table:formula="of:=[.K281]" office:value-type="float" office:value="4.33594">
            <text:p>4.33594</text:p>
          </table:table-cell>
          <table:table-cell table:formula="of:=0.5*([.G281]^2+[.L281]^2)" office:value-type="float" office:value="0.2557024120165">
            <text:p>0.2557024120165</text:p>
          </table:table-cell>
          <table:table-cell table:formula="of:=0.5*([.H281]^2+[.M281]^2)" office:value-type="float" office:value="0.2193692479345">
            <text:p>0.2193692479345</text:p>
          </table:table-cell>
          <table:table-cell table:formula="of:=0.5*([.I281]^2+[.N281]^2)" office:value-type="float" office:value="0.2425836995545">
            <text:p>0.2425836995545</text:p>
          </table:table-cell>
        </table:table-row>
        <table:table-row table:style-name="ro1">
          <table:table-cell office:value-type="float" office:value="4.35156">
            <text:p>4.35156</text:p>
          </table:table-cell>
          <table:table-cell office:value-type="float" office:value="0.761525">
            <text:p>0.761525</text:p>
          </table:table-cell>
          <table:table-cell office:value-type="float" office:value="0.655418">
            <text:p>0.655418</text:p>
          </table:table-cell>
          <table:table-cell office:value-type="float" office:value="0.756805">
            <text:p>0.756805</text:p>
          </table:table-cell>
          <table:table-cell/>
          <table:table-cell office:value-type="float" office:value="4.35156">
            <text:p>4.35156</text:p>
          </table:table-cell>
          <table:table-cell office:value-type="float" office:value="0.565275">
            <text:p>0.565275</text:p>
          </table:table-cell>
          <table:table-cell office:value-type="float" office:value="0.534916">
            <text:p>0.534916</text:p>
          </table:table-cell>
          <table:table-cell office:value-type="float" office:value="0.586646">
            <text:p>0.586646</text:p>
          </table:table-cell>
          <table:table-cell/>
          <table:table-cell office:value-type="float" office:value="4.35156">
            <text:p>4.35156</text:p>
          </table:table-cell>
          <table:table-cell office:value-type="float" office:value="0.43591">
            <text:p>0.43591</text:p>
          </table:table-cell>
          <table:table-cell office:value-type="float" office:value="0.38922">
            <text:p>0.38922</text:p>
          </table:table-cell>
          <table:table-cell office:value-type="float" office:value="0.378542">
            <text:p>0.378542</text:p>
          </table:table-cell>
          <table:table-cell/>
          <table:table-cell table:formula="of:=[.K282]" office:value-type="float" office:value="4.35156">
            <text:p>4.35156</text:p>
          </table:table-cell>
          <table:table-cell table:formula="of:=0.5*([.G282]^2+[.L282]^2)" office:value-type="float" office:value="0.2547766768625">
            <text:p>0.2547766768625</text:p>
          </table:table-cell>
          <table:table-cell table:formula="of:=0.5*([.H282]^2+[.M282]^2)" office:value-type="float" office:value="0.218813667728">
            <text:p>0.218813667728</text:p>
          </table:table-cell>
          <table:table-cell table:formula="of:=0.5*([.I282]^2+[.N282]^2)" office:value-type="float" office:value="0.24372378754">
            <text:p>0.24372378754</text:p>
          </table:table-cell>
        </table:table-row>
        <table:table-row table:style-name="ro1">
          <table:table-cell office:value-type="float" office:value="4.36719">
            <text:p>4.36719</text:p>
          </table:table-cell>
          <table:table-cell office:value-type="float" office:value="0.762868">
            <text:p>0.762868</text:p>
          </table:table-cell>
          <table:table-cell office:value-type="float" office:value="0.655405">
            <text:p>0.655405</text:p>
          </table:table-cell>
          <table:table-cell office:value-type="float" office:value="0.758092">
            <text:p>0.758092</text:p>
          </table:table-cell>
          <table:table-cell/>
          <table:table-cell office:value-type="float" office:value="4.36719">
            <text:p>4.36719</text:p>
          </table:table-cell>
          <table:table-cell office:value-type="float" office:value="0.563637">
            <text:p>0.563637</text:p>
          </table:table-cell>
          <table:table-cell office:value-type="float" office:value="0.534209">
            <text:p>0.534209</text:p>
          </table:table-cell>
          <table:table-cell office:value-type="float" office:value="0.584406">
            <text:p>0.584406</text:p>
          </table:table-cell>
          <table:table-cell/>
          <table:table-cell office:value-type="float" office:value="4.36719">
            <text:p>4.36719</text:p>
          </table:table-cell>
          <table:table-cell office:value-type="float" office:value="0.433724">
            <text:p>0.433724</text:p>
          </table:table-cell>
          <table:table-cell office:value-type="float" office:value="0.387951">
            <text:p>0.387951</text:p>
          </table:table-cell>
          <table:table-cell office:value-type="float" office:value="0.378025">
            <text:p>0.378025</text:p>
          </table:table-cell>
          <table:table-cell/>
          <table:table-cell table:formula="of:=[.K283]" office:value-type="float" office:value="4.36719">
            <text:p>4.36719</text:p>
          </table:table-cell>
          <table:table-cell table:formula="of:=0.5*([.G283]^2+[.L283]^2)" office:value-type="float" office:value="0.2529015879725">
            <text:p>0.2529015879725</text:p>
          </table:table-cell>
          <table:table-cell table:formula="of:=0.5*([.H283]^2+[.M283]^2)" office:value-type="float" office:value="0.217942617041">
            <text:p>0.217942617041</text:p>
          </table:table-cell>
          <table:table-cell table:formula="of:=0.5*([.I283]^2+[.N283]^2)" office:value-type="float" office:value="0.2422166367305">
            <text:p>0.2422166367305</text:p>
          </table:table-cell>
        </table:table-row>
        <table:table-row table:style-name="ro1">
          <table:table-cell office:value-type="float" office:value="4.38281">
            <text:p>4.38281</text:p>
          </table:table-cell>
          <table:table-cell office:value-type="float" office:value="0.764822">
            <text:p>0.764822</text:p>
          </table:table-cell>
          <table:table-cell office:value-type="float" office:value="0.654108">
            <text:p>0.654108</text:p>
          </table:table-cell>
          <table:table-cell office:value-type="float" office:value="0.7624">
            <text:p>0.7624</text:p>
          </table:table-cell>
          <table:table-cell/>
          <table:table-cell office:value-type="float" office:value="4.38281">
            <text:p>4.38281</text:p>
          </table:table-cell>
          <table:table-cell office:value-type="float" office:value="0.56189">
            <text:p>0.56189</text:p>
          </table:table-cell>
          <table:table-cell office:value-type="float" office:value="0.532424">
            <text:p>0.532424</text:p>
          </table:table-cell>
          <table:table-cell office:value-type="float" office:value="0.580185">
            <text:p>0.580185</text:p>
          </table:table-cell>
          <table:table-cell/>
          <table:table-cell office:value-type="float" office:value="4.38281">
            <text:p>4.38281</text:p>
          </table:table-cell>
          <table:table-cell office:value-type="float" office:value="0.43041">
            <text:p>0.43041</text:p>
          </table:table-cell>
          <table:table-cell office:value-type="float" office:value="0.387354">
            <text:p>0.387354</text:p>
          </table:table-cell>
          <table:table-cell office:value-type="float" office:value="0.376121">
            <text:p>0.376121</text:p>
          </table:table-cell>
          <table:table-cell/>
          <table:table-cell table:formula="of:=[.K284]" office:value-type="float" office:value="4.38281">
            <text:p>4.38281</text:p>
          </table:table-cell>
          <table:table-cell table:formula="of:=0.5*([.G284]^2+[.L284]^2)" office:value-type="float" office:value="0.2504865701">
            <text:p>0.2504865701</text:p>
          </table:table-cell>
          <table:table-cell table:formula="of:=0.5*([.H284]^2+[.M284]^2)" office:value-type="float" office:value="0.216759218546">
            <text:p>0.216759218546</text:p>
          </table:table-cell>
          <table:table-cell table:formula="of:=0.5*([.I284]^2+[.N284]^2)" office:value-type="float" office:value="0.239040820433">
            <text:p>0.239040820433</text:p>
          </table:table-cell>
        </table:table-row>
        <table:table-row table:style-name="ro1">
          <table:table-cell office:value-type="float" office:value="4.39844">
            <text:p>4.39844</text:p>
          </table:table-cell>
          <table:table-cell office:value-type="float" office:value="0.764677">
            <text:p>0.764677</text:p>
          </table:table-cell>
          <table:table-cell office:value-type="float" office:value="0.651495">
            <text:p>0.651495</text:p>
          </table:table-cell>
          <table:table-cell office:value-type="float" office:value="0.76713">
            <text:p>0.76713</text:p>
          </table:table-cell>
          <table:table-cell/>
          <table:table-cell office:value-type="float" office:value="4.39844">
            <text:p>4.39844</text:p>
          </table:table-cell>
          <table:table-cell office:value-type="float" office:value="0.561194">
            <text:p>0.561194</text:p>
          </table:table-cell>
          <table:table-cell office:value-type="float" office:value="0.529985">
            <text:p>0.529985</text:p>
          </table:table-cell>
          <table:table-cell office:value-type="float" office:value="0.58086">
            <text:p>0.58086</text:p>
          </table:table-cell>
          <table:table-cell/>
          <table:table-cell office:value-type="float" office:value="4.39844">
            <text:p>4.39844</text:p>
          </table:table-cell>
          <table:table-cell office:value-type="float" office:value="0.429326">
            <text:p>0.429326</text:p>
          </table:table-cell>
          <table:table-cell office:value-type="float" office:value="0.386769">
            <text:p>0.386769</text:p>
          </table:table-cell>
          <table:table-cell office:value-type="float" office:value="0.375222">
            <text:p>0.375222</text:p>
          </table:table-cell>
          <table:table-cell/>
          <table:table-cell table:formula="of:=[.K285]" office:value-type="float" office:value="4.39844">
            <text:p>4.39844</text:p>
          </table:table-cell>
          <table:table-cell table:formula="of:=0.5*([.G285]^2+[.L285]^2)" office:value-type="float" office:value="0.249629759956">
            <text:p>0.249629759956</text:p>
          </table:table-cell>
          <table:table-cell table:formula="of:=0.5*([.H285]^2+[.M285]^2)" office:value-type="float" office:value="0.215237179793">
            <text:p>0.215237179793</text:p>
          </table:table-cell>
          <table:table-cell table:formula="of:=0.5*([.I285]^2+[.N285]^2)" office:value-type="float" office:value="0.239094944442">
            <text:p>0.239094944442</text:p>
          </table:table-cell>
        </table:table-row>
        <table:table-row table:style-name="ro1">
          <table:table-cell office:value-type="float" office:value="4.41406">
            <text:p>4.41406</text:p>
          </table:table-cell>
          <table:table-cell office:value-type="float" office:value="0.763875">
            <text:p>0.763875</text:p>
          </table:table-cell>
          <table:table-cell office:value-type="float" office:value="0.65035">
            <text:p>0.65035</text:p>
          </table:table-cell>
          <table:table-cell office:value-type="float" office:value="0.769072">
            <text:p>0.769072</text:p>
          </table:table-cell>
          <table:table-cell/>
          <table:table-cell office:value-type="float" office:value="4.41406">
            <text:p>4.41406</text:p>
          </table:table-cell>
          <table:table-cell office:value-type="float" office:value="0.561186">
            <text:p>0.561186</text:p>
          </table:table-cell>
          <table:table-cell office:value-type="float" office:value="0.528377">
            <text:p>0.528377</text:p>
          </table:table-cell>
          <table:table-cell office:value-type="float" office:value="0.585164">
            <text:p>0.585164</text:p>
          </table:table-cell>
          <table:table-cell/>
          <table:table-cell office:value-type="float" office:value="4.41406">
            <text:p>4.41406</text:p>
          </table:table-cell>
          <table:table-cell office:value-type="float" office:value="0.429018">
            <text:p>0.429018</text:p>
          </table:table-cell>
          <table:table-cell office:value-type="float" office:value="0.385885">
            <text:p>0.385885</text:p>
          </table:table-cell>
          <table:table-cell office:value-type="float" office:value="0.375426">
            <text:p>0.375426</text:p>
          </table:table-cell>
          <table:table-cell/>
          <table:table-cell table:formula="of:=[.K286]" office:value-type="float" office:value="4.41406">
            <text:p>4.41406</text:p>
          </table:table-cell>
          <table:table-cell table:formula="of:=0.5*([.G286]^2+[.L286]^2)" office:value-type="float" office:value="0.24949308546">
            <text:p>0.24949308546</text:p>
          </table:table-cell>
          <table:table-cell table:formula="of:=0.5*([.H286]^2+[.M286]^2)" office:value-type="float" office:value="0.214044743677">
            <text:p>0.214044743677</text:p>
          </table:table-cell>
          <table:table-cell table:formula="of:=0.5*([.I286]^2+[.N286]^2)" office:value-type="float" office:value="0.241680794186">
            <text:p>0.241680794186</text:p>
          </table:table-cell>
        </table:table-row>
        <table:table-row table:style-name="ro1">
          <table:table-cell office:value-type="float" office:value="4.42969">
            <text:p>4.42969</text:p>
          </table:table-cell>
          <table:table-cell office:value-type="float" office:value="0.765682">
            <text:p>0.765682</text:p>
          </table:table-cell>
          <table:table-cell office:value-type="float" office:value="0.65217">
            <text:p>0.65217</text:p>
          </table:table-cell>
          <table:table-cell office:value-type="float" office:value="0.768678">
            <text:p>0.768678</text:p>
          </table:table-cell>
          <table:table-cell/>
          <table:table-cell office:value-type="float" office:value="4.42969">
            <text:p>4.42969</text:p>
          </table:table-cell>
          <table:table-cell office:value-type="float" office:value="0.560635">
            <text:p>0.560635</text:p>
          </table:table-cell>
          <table:table-cell office:value-type="float" office:value="0.527527">
            <text:p>0.527527</text:p>
          </table:table-cell>
          <table:table-cell office:value-type="float" office:value="0.586294">
            <text:p>0.586294</text:p>
          </table:table-cell>
          <table:table-cell/>
          <table:table-cell office:value-type="float" office:value="4.42969">
            <text:p>4.42969</text:p>
          </table:table-cell>
          <table:table-cell office:value-type="float" office:value="0.428229">
            <text:p>0.428229</text:p>
          </table:table-cell>
          <table:table-cell office:value-type="float" office:value="0.386243">
            <text:p>0.386243</text:p>
          </table:table-cell>
          <table:table-cell office:value-type="float" office:value="0.376081">
            <text:p>0.376081</text:p>
          </table:table-cell>
          <table:table-cell/>
          <table:table-cell table:formula="of:=[.K287]" office:value-type="float" office:value="4.42969">
            <text:p>4.42969</text:p>
          </table:table-cell>
          <table:table-cell table:formula="of:=0.5*([.G287]^2+[.L287]^2)" office:value-type="float" office:value="0.248845839833">
            <text:p>0.248845839833</text:p>
          </table:table-cell>
          <table:table-cell table:formula="of:=0.5*([.H287]^2+[.M287]^2)" office:value-type="float" office:value="0.213734195389">
            <text:p>0.213734195389</text:p>
          </table:table-cell>
          <table:table-cell table:formula="of:=0.5*([.I287]^2+[.N287]^2)" office:value-type="float" office:value="0.2425887864985">
            <text:p>0.2425887864985</text:p>
          </table:table-cell>
        </table:table-row>
        <table:table-row table:style-name="ro1">
          <table:table-cell office:value-type="float" office:value="4.44531">
            <text:p>4.44531</text:p>
          </table:table-cell>
          <table:table-cell office:value-type="float" office:value="0.768843">
            <text:p>0.768843</text:p>
          </table:table-cell>
          <table:table-cell office:value-type="float" office:value="0.655172">
            <text:p>0.655172</text:p>
          </table:table-cell>
          <table:table-cell office:value-type="float" office:value="0.768827">
            <text:p>0.768827</text:p>
          </table:table-cell>
          <table:table-cell/>
          <table:table-cell office:value-type="float" office:value="4.44531">
            <text:p>4.44531</text:p>
          </table:table-cell>
          <table:table-cell office:value-type="float" office:value="0.559209">
            <text:p>0.559209</text:p>
          </table:table-cell>
          <table:table-cell office:value-type="float" office:value="0.528125">
            <text:p>0.528125</text:p>
          </table:table-cell>
          <table:table-cell office:value-type="float" office:value="0.581748">
            <text:p>0.581748</text:p>
          </table:table-cell>
          <table:table-cell/>
          <table:table-cell office:value-type="float" office:value="4.44531">
            <text:p>4.44531</text:p>
          </table:table-cell>
          <table:table-cell office:value-type="float" office:value="0.428515">
            <text:p>0.428515</text:p>
          </table:table-cell>
          <table:table-cell office:value-type="float" office:value="0.388032">
            <text:p>0.388032</text:p>
          </table:table-cell>
          <table:table-cell office:value-type="float" office:value="0.377">
            <text:p>0.377</text:p>
          </table:table-cell>
          <table:table-cell/>
          <table:table-cell table:formula="of:=[.K288]" office:value-type="float" office:value="4.44531">
            <text:p>4.44531</text:p>
          </table:table-cell>
          <table:table-cell table:formula="of:=0.5*([.G288]^2+[.L288]^2)" office:value-type="float" office:value="0.248169905453">
            <text:p>0.248169905453</text:p>
          </table:table-cell>
          <table:table-cell table:formula="of:=0.5*([.H288]^2+[.M288]^2)" office:value-type="float" office:value="0.2147424243245">
            <text:p>0.2147424243245</text:p>
          </table:table-cell>
          <table:table-cell table:formula="of:=0.5*([.I288]^2+[.N288]^2)" office:value-type="float" office:value="0.240279867752">
            <text:p>0.240279867752</text:p>
          </table:table-cell>
        </table:table-row>
        <table:table-row table:style-name="ro1">
          <table:table-cell office:value-type="float" office:value="4.46094">
            <text:p>4.46094</text:p>
          </table:table-cell>
          <table:table-cell office:value-type="float" office:value="0.77064">
            <text:p>0.77064</text:p>
          </table:table-cell>
          <table:table-cell office:value-type="float" office:value="0.654803">
            <text:p>0.654803</text:p>
          </table:table-cell>
          <table:table-cell office:value-type="float" office:value="0.769408">
            <text:p>0.769408</text:p>
          </table:table-cell>
          <table:table-cell/>
          <table:table-cell office:value-type="float" office:value="4.46094">
            <text:p>4.46094</text:p>
          </table:table-cell>
          <table:table-cell office:value-type="float" office:value="0.55673">
            <text:p>0.55673</text:p>
          </table:table-cell>
          <table:table-cell office:value-type="float" office:value="0.527625">
            <text:p>0.527625</text:p>
          </table:table-cell>
          <table:table-cell office:value-type="float" office:value="0.577571">
            <text:p>0.577571</text:p>
          </table:table-cell>
          <table:table-cell/>
          <table:table-cell office:value-type="float" office:value="4.46094">
            <text:p>4.46094</text:p>
          </table:table-cell>
          <table:table-cell office:value-type="float" office:value="0.42977">
            <text:p>0.42977</text:p>
          </table:table-cell>
          <table:table-cell office:value-type="float" office:value="0.387009">
            <text:p>0.387009</text:p>
          </table:table-cell>
          <table:table-cell office:value-type="float" office:value="0.376612">
            <text:p>0.376612</text:p>
          </table:table-cell>
          <table:table-cell/>
          <table:table-cell table:formula="of:=[.K289]" office:value-type="float" office:value="4.46094">
            <text:p>4.46094</text:p>
          </table:table-cell>
          <table:table-cell table:formula="of:=0.5*([.G289]^2+[.L289]^2)" office:value-type="float" office:value="0.2473252729">
            <text:p>0.2473252729</text:p>
          </table:table-cell>
          <table:table-cell table:formula="of:=0.5*([.H289]^2+[.M289]^2)" office:value-type="float" office:value="0.214082053353">
            <text:p>0.214082053353</text:p>
          </table:table-cell>
          <table:table-cell table:formula="of:=0.5*([.I289]^2+[.N289]^2)" office:value-type="float" office:value="0.2377124292925">
            <text:p>0.2377124292925</text:p>
          </table:table-cell>
        </table:table-row>
        <table:table-row table:style-name="ro1">
          <table:table-cell office:value-type="float" office:value="4.47656">
            <text:p>4.47656</text:p>
          </table:table-cell>
          <table:table-cell office:value-type="float" office:value="0.772045">
            <text:p>0.772045</text:p>
          </table:table-cell>
          <table:table-cell office:value-type="float" office:value="0.6513">
            <text:p>0.6513</text:p>
          </table:table-cell>
          <table:table-cell office:value-type="float" office:value="0.768885">
            <text:p>0.768885</text:p>
          </table:table-cell>
          <table:table-cell/>
          <table:table-cell office:value-type="float" office:value="4.47656">
            <text:p>4.47656</text:p>
          </table:table-cell>
          <table:table-cell office:value-type="float" office:value="0.553096">
            <text:p>0.553096</text:p>
          </table:table-cell>
          <table:table-cell office:value-type="float" office:value="0.526622">
            <text:p>0.526622</text:p>
          </table:table-cell>
          <table:table-cell office:value-type="float" office:value="0.577006">
            <text:p>0.577006</text:p>
          </table:table-cell>
          <table:table-cell/>
          <table:table-cell office:value-type="float" office:value="4.47656">
            <text:p>4.47656</text:p>
          </table:table-cell>
          <table:table-cell office:value-type="float" office:value="0.427769">
            <text:p>0.427769</text:p>
          </table:table-cell>
          <table:table-cell office:value-type="float" office:value="0.383895">
            <text:p>0.383895</text:p>
          </table:table-cell>
          <table:table-cell office:value-type="float" office:value="0.375268">
            <text:p>0.375268</text:p>
          </table:table-cell>
          <table:table-cell/>
          <table:table-cell table:formula="of:=[.K290]" office:value-type="float" office:value="4.47656">
            <text:p>4.47656</text:p>
          </table:table-cell>
          <table:table-cell table:formula="of:=0.5*([.G290]^2+[.L290]^2)" office:value-type="float" office:value="0.2444507512885">
            <text:p>0.2444507512885</text:p>
          </table:table-cell>
          <table:table-cell table:formula="of:=0.5*([.H290]^2+[.M290]^2)" office:value-type="float" office:value="0.2123530509545">
            <text:p>0.2123530509545</text:p>
          </table:table-cell>
          <table:table-cell table:formula="of:=0.5*([.I290]^2+[.N290]^2)" office:value-type="float" office:value="0.23688099793">
            <text:p>0.23688099793</text:p>
          </table:table-cell>
        </table:table-row>
        <table:table-row table:style-name="ro1">
          <table:table-cell office:value-type="float" office:value="4.49219">
            <text:p>4.49219</text:p>
          </table:table-cell>
          <table:table-cell office:value-type="float" office:value="0.77432">
            <text:p>0.77432</text:p>
          </table:table-cell>
          <table:table-cell office:value-type="float" office:value="0.650102">
            <text:p>0.650102</text:p>
          </table:table-cell>
          <table:table-cell office:value-type="float" office:value="0.766237">
            <text:p>0.766237</text:p>
          </table:table-cell>
          <table:table-cell/>
          <table:table-cell office:value-type="float" office:value="4.49219">
            <text:p>4.49219</text:p>
          </table:table-cell>
          <table:table-cell office:value-type="float" office:value="0.551729">
            <text:p>0.551729</text:p>
          </table:table-cell>
          <table:table-cell office:value-type="float" office:value="0.524505">
            <text:p>0.524505</text:p>
          </table:table-cell>
          <table:table-cell office:value-type="float" office:value="0.575545">
            <text:p>0.575545</text:p>
          </table:table-cell>
          <table:table-cell/>
          <table:table-cell office:value-type="float" office:value="4.49219">
            <text:p>4.49219</text:p>
          </table:table-cell>
          <table:table-cell office:value-type="float" office:value="0.423773">
            <text:p>0.423773</text:p>
          </table:table-cell>
          <table:table-cell office:value-type="float" office:value="0.381608">
            <text:p>0.381608</text:p>
          </table:table-cell>
          <table:table-cell office:value-type="float" office:value="0.375727">
            <text:p>0.375727</text:p>
          </table:table-cell>
          <table:table-cell/>
          <table:table-cell table:formula="of:=[.K291]" office:value-type="float" office:value="4.49219">
            <text:p>4.49219</text:p>
          </table:table-cell>
          <table:table-cell table:formula="of:=0.5*([.G291]^2+[.L291]^2)" office:value-type="float" office:value="0.241994222485">
            <text:p>0.241994222485</text:p>
          </table:table-cell>
          <table:table-cell table:formula="of:=0.5*([.H291]^2+[.M291]^2)" office:value-type="float" office:value="0.2103650803445">
            <text:p>0.2103650803445</text:p>
          </table:table-cell>
          <table:table-cell table:formula="of:=0.5*([.I291]^2+[.N291]^2)" office:value-type="float" office:value="0.236211412777">
            <text:p>0.236211412777</text:p>
          </table:table-cell>
        </table:table-row>
        <table:table-row table:style-name="ro1">
          <table:table-cell office:value-type="float" office:value="4.50781">
            <text:p>4.50781</text:p>
          </table:table-cell>
          <table:table-cell office:value-type="float" office:value="0.775993">
            <text:p>0.775993</text:p>
          </table:table-cell>
          <table:table-cell office:value-type="float" office:value="0.652712">
            <text:p>0.652712</text:p>
          </table:table-cell>
          <table:table-cell office:value-type="float" office:value="0.762775">
            <text:p>0.762775</text:p>
          </table:table-cell>
          <table:table-cell/>
          <table:table-cell office:value-type="float" office:value="4.50781">
            <text:p>4.50781</text:p>
          </table:table-cell>
          <table:table-cell office:value-type="float" office:value="0.552529">
            <text:p>0.552529</text:p>
          </table:table-cell>
          <table:table-cell office:value-type="float" office:value="0.523282">
            <text:p>0.523282</text:p>
          </table:table-cell>
          <table:table-cell office:value-type="float" office:value="0.574221">
            <text:p>0.574221</text:p>
          </table:table-cell>
          <table:table-cell/>
          <table:table-cell office:value-type="float" office:value="4.50781">
            <text:p>4.50781</text:p>
          </table:table-cell>
          <table:table-cell office:value-type="float" office:value="0.424058">
            <text:p>0.424058</text:p>
          </table:table-cell>
          <table:table-cell office:value-type="float" office:value="0.38153">
            <text:p>0.38153</text:p>
          </table:table-cell>
          <table:table-cell office:value-type="float" office:value="0.376496">
            <text:p>0.376496</text:p>
          </table:table-cell>
          <table:table-cell/>
          <table:table-cell table:formula="of:=[.K292]" office:value-type="float" office:value="4.50781">
            <text:p>4.50781</text:p>
          </table:table-cell>
          <table:table-cell table:formula="of:=0.5*([.G292]^2+[.L292]^2)" office:value-type="float" office:value="0.2425567416025">
            <text:p>0.2425567416025</text:p>
          </table:table-cell>
          <table:table-cell table:formula="of:=0.5*([.H292]^2+[.M292]^2)" office:value-type="float" office:value="0.209694596212">
            <text:p>0.209694596212</text:p>
          </table:table-cell>
          <table:table-cell table:formula="of:=0.5*([.I292]^2+[.N292]^2)" office:value-type="float" office:value="0.2357394974285">
            <text:p>0.2357394974285</text:p>
          </table:table-cell>
        </table:table-row>
        <table:table-row table:style-name="ro1">
          <table:table-cell office:value-type="float" office:value="4.52344">
            <text:p>4.52344</text:p>
          </table:table-cell>
          <table:table-cell office:value-type="float" office:value="0.77557">
            <text:p>0.77557</text:p>
          </table:table-cell>
          <table:table-cell office:value-type="float" office:value="0.655353">
            <text:p>0.655353</text:p>
          </table:table-cell>
          <table:table-cell office:value-type="float" office:value="0.76218">
            <text:p>0.76218</text:p>
          </table:table-cell>
          <table:table-cell/>
          <table:table-cell office:value-type="float" office:value="4.52344">
            <text:p>4.52344</text:p>
          </table:table-cell>
          <table:table-cell office:value-type="float" office:value="0.553045">
            <text:p>0.553045</text:p>
          </table:table-cell>
          <table:table-cell office:value-type="float" office:value="0.524572">
            <text:p>0.524572</text:p>
          </table:table-cell>
          <table:table-cell office:value-type="float" office:value="0.574344">
            <text:p>0.574344</text:p>
          </table:table-cell>
          <table:table-cell/>
          <table:table-cell office:value-type="float" office:value="4.52344">
            <text:p>4.52344</text:p>
          </table:table-cell>
          <table:table-cell office:value-type="float" office:value="0.426942">
            <text:p>0.426942</text:p>
          </table:table-cell>
          <table:table-cell office:value-type="float" office:value="0.38048">
            <text:p>0.38048</text:p>
          </table:table-cell>
          <table:table-cell office:value-type="float" office:value="0.377573">
            <text:p>0.377573</text:p>
          </table:table-cell>
          <table:table-cell/>
          <table:table-cell table:formula="of:=[.K293]" office:value-type="float" office:value="4.52344">
            <text:p>4.52344</text:p>
          </table:table-cell>
          <table:table-cell table:formula="of:=0.5*([.G293]^2+[.L293]^2)" office:value-type="float" office:value="0.2440691216945">
            <text:p>0.2440691216945</text:p>
          </table:table-cell>
          <table:table-cell table:formula="of:=0.5*([.H293]^2+[.M293]^2)" office:value-type="float" office:value="0.209970406792">
            <text:p>0.209970406792</text:p>
          </table:table-cell>
          <table:table-cell table:formula="of:=0.5*([.I293]^2+[.N293]^2)" office:value-type="float" office:value="0.2362162003325">
            <text:p>0.2362162003325</text:p>
          </table:table-cell>
        </table:table-row>
        <table:table-row table:style-name="ro1">
          <table:table-cell office:value-type="float" office:value="4.53906">
            <text:p>4.53906</text:p>
          </table:table-cell>
          <table:table-cell office:value-type="float" office:value="0.774652">
            <text:p>0.774652</text:p>
          </table:table-cell>
          <table:table-cell office:value-type="float" office:value="0.65664">
            <text:p>0.65664</text:p>
          </table:table-cell>
          <table:table-cell office:value-type="float" office:value="0.764543">
            <text:p>0.764543</text:p>
          </table:table-cell>
          <table:table-cell/>
          <table:table-cell office:value-type="float" office:value="4.53906">
            <text:p>4.53906</text:p>
          </table:table-cell>
          <table:table-cell office:value-type="float" office:value="0.551975">
            <text:p>0.551975</text:p>
          </table:table-cell>
          <table:table-cell office:value-type="float" office:value="0.525697">
            <text:p>0.525697</text:p>
          </table:table-cell>
          <table:table-cell office:value-type="float" office:value="0.575324">
            <text:p>0.575324</text:p>
          </table:table-cell>
          <table:table-cell/>
          <table:table-cell office:value-type="float" office:value="4.53906">
            <text:p>4.53906</text:p>
          </table:table-cell>
          <table:table-cell office:value-type="float" office:value="0.426871">
            <text:p>0.426871</text:p>
          </table:table-cell>
          <table:table-cell office:value-type="float" office:value="0.381982">
            <text:p>0.381982</text:p>
          </table:table-cell>
          <table:table-cell office:value-type="float" office:value="0.378964">
            <text:p>0.378964</text:p>
          </table:table-cell>
          <table:table-cell/>
          <table:table-cell table:formula="of:=[.K294]" office:value-type="float" office:value="4.53906">
            <text:p>4.53906</text:p>
          </table:table-cell>
          <table:table-cell table:formula="of:=0.5*([.G294]^2+[.L294]^2)" office:value-type="float" office:value="0.243447625633">
            <text:p>0.243447625633</text:p>
          </table:table-cell>
          <table:table-cell table:formula="of:=0.5*([.H294]^2+[.M294]^2)" office:value-type="float" office:value="0.2111337920665">
            <text:p>0.2111337920665</text:p>
          </table:table-cell>
          <table:table-cell table:formula="of:=0.5*([.I294]^2+[.N294]^2)" office:value-type="float" office:value="0.237305709136">
            <text:p>0.237305709136</text:p>
          </table:table-cell>
        </table:table-row>
        <table:table-row table:style-name="ro1">
          <table:table-cell office:value-type="float" office:value="4.55469">
            <text:p>4.55469</text:p>
          </table:table-cell>
          <table:table-cell office:value-type="float" office:value="0.776375">
            <text:p>0.776375</text:p>
          </table:table-cell>
          <table:table-cell office:value-type="float" office:value="0.65563">
            <text:p>0.65563</text:p>
          </table:table-cell>
          <table:table-cell office:value-type="float" office:value="0.767038">
            <text:p>0.767038</text:p>
          </table:table-cell>
          <table:table-cell/>
          <table:table-cell office:value-type="float" office:value="4.55469">
            <text:p>4.55469</text:p>
          </table:table-cell>
          <table:table-cell office:value-type="float" office:value="0.549343">
            <text:p>0.549343</text:p>
          </table:table-cell>
          <table:table-cell office:value-type="float" office:value="0.524126">
            <text:p>0.524126</text:p>
          </table:table-cell>
          <table:table-cell office:value-type="float" office:value="0.575367">
            <text:p>0.575367</text:p>
          </table:table-cell>
          <table:table-cell/>
          <table:table-cell office:value-type="float" office:value="4.55469">
            <text:p>4.55469</text:p>
          </table:table-cell>
          <table:table-cell office:value-type="float" office:value="0.426639">
            <text:p>0.426639</text:p>
          </table:table-cell>
          <table:table-cell office:value-type="float" office:value="0.383969">
            <text:p>0.383969</text:p>
          </table:table-cell>
          <table:table-cell office:value-type="float" office:value="0.378863">
            <text:p>0.378863</text:p>
          </table:table-cell>
          <table:table-cell/>
          <table:table-cell table:formula="of:=[.K295]" office:value-type="float" office:value="4.55469">
            <text:p>4.55469</text:p>
          </table:table-cell>
          <table:table-cell table:formula="of:=0.5*([.G295]^2+[.L295]^2)" office:value-type="float" office:value="0.241899283985">
            <text:p>0.241899283985</text:p>
          </table:table-cell>
          <table:table-cell table:formula="of:=0.5*([.H295]^2+[.M295]^2)" office:value-type="float" office:value="0.2110701284185">
            <text:p>0.2110701284185</text:p>
          </table:table-cell>
          <table:table-cell table:formula="of:=0.5*([.I295]^2+[.N295]^2)" office:value-type="float" office:value="0.237292178729">
            <text:p>0.237292178729</text:p>
          </table:table-cell>
        </table:table-row>
        <table:table-row table:style-name="ro1">
          <table:table-cell office:value-type="float" office:value="4.57031">
            <text:p>4.57031</text:p>
          </table:table-cell>
          <table:table-cell office:value-type="float" office:value="0.779595">
            <text:p>0.779595</text:p>
          </table:table-cell>
          <table:table-cell office:value-type="float" office:value="0.65218">
            <text:p>0.65218</text:p>
          </table:table-cell>
          <table:table-cell office:value-type="float" office:value="0.768242">
            <text:p>0.768242</text:p>
          </table:table-cell>
          <table:table-cell/>
          <table:table-cell office:value-type="float" office:value="4.57031">
            <text:p>4.57031</text:p>
          </table:table-cell>
          <table:table-cell office:value-type="float" office:value="0.547248">
            <text:p>0.547248</text:p>
          </table:table-cell>
          <table:table-cell office:value-type="float" office:value="0.523045">
            <text:p>0.523045</text:p>
          </table:table-cell>
          <table:table-cell office:value-type="float" office:value="0.57442">
            <text:p>0.57442</text:p>
          </table:table-cell>
          <table:table-cell/>
          <table:table-cell office:value-type="float" office:value="4.57031">
            <text:p>4.57031</text:p>
          </table:table-cell>
          <table:table-cell office:value-type="float" office:value="0.428082">
            <text:p>0.428082</text:p>
          </table:table-cell>
          <table:table-cell office:value-type="float" office:value="0.384778">
            <text:p>0.384778</text:p>
          </table:table-cell>
          <table:table-cell office:value-type="float" office:value="0.378367">
            <text:p>0.378367</text:p>
          </table:table-cell>
          <table:table-cell/>
          <table:table-cell table:formula="of:=[.K296]" office:value-type="float" office:value="4.57031">
            <text:p>4.57031</text:p>
          </table:table-cell>
          <table:table-cell table:formula="of:=0.5*([.G296]^2+[.L296]^2)" office:value-type="float" office:value="0.241367286114">
            <text:p>0.241367286114</text:p>
          </table:table-cell>
          <table:table-cell table:formula="of:=0.5*([.H296]^2+[.M296]^2)" office:value-type="float" office:value="0.2108150906545">
            <text:p>0.2108150906545</text:p>
          </table:table-cell>
          <table:table-cell table:formula="of:=0.5*([.I296]^2+[.N296]^2)" office:value-type="float" office:value="0.2365599615445">
            <text:p>0.2365599615445</text:p>
          </table:table-cell>
        </table:table-row>
        <table:table-row table:style-name="ro1">
          <table:table-cell office:value-type="float" office:value="4.58594">
            <text:p>4.58594</text:p>
          </table:table-cell>
          <table:table-cell office:value-type="float" office:value="0.780683">
            <text:p>0.780683</text:p>
          </table:table-cell>
          <table:table-cell office:value-type="float" office:value="0.649612">
            <text:p>0.649612</text:p>
          </table:table-cell>
          <table:table-cell office:value-type="float" office:value="0.766577">
            <text:p>0.766577</text:p>
          </table:table-cell>
          <table:table-cell/>
          <table:table-cell office:value-type="float" office:value="4.58594">
            <text:p>4.58594</text:p>
          </table:table-cell>
          <table:table-cell office:value-type="float" office:value="0.546668">
            <text:p>0.546668</text:p>
          </table:table-cell>
          <table:table-cell office:value-type="float" office:value="0.523902">
            <text:p>0.523902</text:p>
          </table:table-cell>
          <table:table-cell office:value-type="float" office:value="0.574498">
            <text:p>0.574498</text:p>
          </table:table-cell>
          <table:table-cell/>
          <table:table-cell office:value-type="float" office:value="4.58594">
            <text:p>4.58594</text:p>
          </table:table-cell>
          <table:table-cell office:value-type="float" office:value="0.42886">
            <text:p>0.42886</text:p>
          </table:table-cell>
          <table:table-cell office:value-type="float" office:value="0.385393">
            <text:p>0.385393</text:p>
          </table:table-cell>
          <table:table-cell office:value-type="float" office:value="0.377838">
            <text:p>0.377838</text:p>
          </table:table-cell>
          <table:table-cell/>
          <table:table-cell table:formula="of:=[.K297]" office:value-type="float" office:value="4.58594">
            <text:p>4.58594</text:p>
          </table:table-cell>
          <table:table-cell table:formula="of:=0.5*([.G297]^2+[.L297]^2)" office:value-type="float" office:value="0.241383400912">
            <text:p>0.241383400912</text:p>
          </table:table-cell>
          <table:table-cell table:formula="of:=0.5*([.H297]^2+[.M297]^2)" office:value-type="float" office:value="0.2115005350265">
            <text:p>0.2115005350265</text:p>
          </table:table-cell>
          <table:table-cell table:formula="of:=0.5*([.I297]^2+[.N297]^2)" office:value-type="float" office:value="0.236404753124">
            <text:p>0.236404753124</text:p>
          </table:table-cell>
        </table:table-row>
        <table:table-row table:style-name="ro1">
          <table:table-cell office:value-type="float" office:value="4.60156">
            <text:p>4.60156</text:p>
          </table:table-cell>
          <table:table-cell office:value-type="float" office:value="0.780675">
            <text:p>0.780675</text:p>
          </table:table-cell>
          <table:table-cell office:value-type="float" office:value="0.650593">
            <text:p>0.650593</text:p>
          </table:table-cell>
          <table:table-cell office:value-type="float" office:value="0.763893">
            <text:p>0.763893</text:p>
          </table:table-cell>
          <table:table-cell/>
          <table:table-cell office:value-type="float" office:value="4.60156">
            <text:p>4.60156</text:p>
          </table:table-cell>
          <table:table-cell office:value-type="float" office:value="0.547272">
            <text:p>0.547272</text:p>
          </table:table-cell>
          <table:table-cell office:value-type="float" office:value="0.524007">
            <text:p>0.524007</text:p>
          </table:table-cell>
          <table:table-cell office:value-type="float" office:value="0.57616">
            <text:p>0.57616</text:p>
          </table:table-cell>
          <table:table-cell/>
          <table:table-cell office:value-type="float" office:value="4.60156">
            <text:p>4.60156</text:p>
          </table:table-cell>
          <table:table-cell office:value-type="float" office:value="0.429539">
            <text:p>0.429539</text:p>
          </table:table-cell>
          <table:table-cell office:value-type="float" office:value="0.385283">
            <text:p>0.385283</text:p>
          </table:table-cell>
          <table:table-cell office:value-type="float" office:value="0.376614">
            <text:p>0.376614</text:p>
          </table:table-cell>
          <table:table-cell/>
          <table:table-cell table:formula="of:=[.K298]" office:value-type="float" office:value="4.60156">
            <text:p>4.60156</text:p>
          </table:table-cell>
          <table:table-cell table:formula="of:=0.5*([.G298]^2+[.L298]^2)" office:value-type="float" office:value="0.2420051972525">
            <text:p>0.2420051972525</text:p>
          </table:table-cell>
          <table:table-cell table:formula="of:=0.5*([.H298]^2+[.M298]^2)" office:value-type="float" office:value="0.211513163069">
            <text:p>0.211513163069</text:p>
          </table:table-cell>
          <table:table-cell table:formula="of:=0.5*([.I298]^2+[.N298]^2)" office:value-type="float" office:value="0.236899225298">
            <text:p>0.236899225298</text:p>
          </table:table-cell>
        </table:table-row>
        <table:table-row table:style-name="ro1">
          <table:table-cell office:value-type="float" office:value="4.61719">
            <text:p>4.61719</text:p>
          </table:table-cell>
          <table:table-cell office:value-type="float" office:value="0.782127">
            <text:p>0.782127</text:p>
          </table:table-cell>
          <table:table-cell office:value-type="float" office:value="0.655255">
            <text:p>0.655255</text:p>
          </table:table-cell>
          <table:table-cell office:value-type="float" office:value="0.763453">
            <text:p>0.763453</text:p>
          </table:table-cell>
          <table:table-cell/>
          <table:table-cell office:value-type="float" office:value="4.61719">
            <text:p>4.61719</text:p>
          </table:table-cell>
          <table:table-cell office:value-type="float" office:value="0.547646">
            <text:p>0.547646</text:p>
          </table:table-cell>
          <table:table-cell office:value-type="float" office:value="0.524022">
            <text:p>0.524022</text:p>
          </table:table-cell>
          <table:table-cell office:value-type="float" office:value="0.576015">
            <text:p>0.576015</text:p>
          </table:table-cell>
          <table:table-cell/>
          <table:table-cell office:value-type="float" office:value="4.61719">
            <text:p>4.61719</text:p>
          </table:table-cell>
          <table:table-cell office:value-type="float" office:value="0.431757">
            <text:p>0.431757</text:p>
          </table:table-cell>
          <table:table-cell office:value-type="float" office:value="0.382818">
            <text:p>0.382818</text:p>
          </table:table-cell>
          <table:table-cell office:value-type="float" office:value="0.377733">
            <text:p>0.377733</text:p>
          </table:table-cell>
          <table:table-cell/>
          <table:table-cell table:formula="of:=[.K299]" office:value-type="float" office:value="4.61719">
            <text:p>4.61719</text:p>
          </table:table-cell>
          <table:table-cell table:formula="of:=0.5*([.G299]^2+[.L299]^2)" office:value-type="float" office:value="0.2431651241825">
            <text:p>0.2431651241825</text:p>
          </table:table-cell>
          <table:table-cell table:formula="of:=0.5*([.H299]^2+[.M299]^2)" office:value-type="float" office:value="0.210574338804">
            <text:p>0.210574338804</text:p>
          </table:table-cell>
          <table:table-cell table:formula="of:=0.5*([.I299]^2+[.N299]^2)" office:value-type="float" office:value="0.237237749757">
            <text:p>0.237237749757</text:p>
          </table:table-cell>
        </table:table-row>
        <table:table-row table:style-name="ro1">
          <table:table-cell office:value-type="float" office:value="4.63281">
            <text:p>4.63281</text:p>
          </table:table-cell>
          <table:table-cell office:value-type="float" office:value="0.78371">
            <text:p>0.78371</text:p>
          </table:table-cell>
          <table:table-cell office:value-type="float" office:value="0.658445">
            <text:p>0.658445</text:p>
          </table:table-cell>
          <table:table-cell office:value-type="float" office:value="0.7646">
            <text:p>0.7646</text:p>
          </table:table-cell>
          <table:table-cell/>
          <table:table-cell office:value-type="float" office:value="4.63281">
            <text:p>4.63281</text:p>
          </table:table-cell>
          <table:table-cell office:value-type="float" office:value="0.546738">
            <text:p>0.546738</text:p>
          </table:table-cell>
          <table:table-cell office:value-type="float" office:value="0.523271">
            <text:p>0.523271</text:p>
          </table:table-cell>
          <table:table-cell office:value-type="float" office:value="0.573218">
            <text:p>0.573218</text:p>
          </table:table-cell>
          <table:table-cell/>
          <table:table-cell office:value-type="float" office:value="4.63281">
            <text:p>4.63281</text:p>
          </table:table-cell>
          <table:table-cell office:value-type="float" office:value="0.433552">
            <text:p>0.433552</text:p>
          </table:table-cell>
          <table:table-cell office:value-type="float" office:value="0.381263">
            <text:p>0.381263</text:p>
          </table:table-cell>
          <table:table-cell office:value-type="float" office:value="0.379822">
            <text:p>0.379822</text:p>
          </table:table-cell>
          <table:table-cell/>
          <table:table-cell table:formula="of:=[.K300]" office:value-type="float" office:value="4.63281">
            <text:p>4.63281</text:p>
          </table:table-cell>
          <table:table-cell table:formula="of:=0.5*([.G300]^2+[.L300]^2)" office:value-type="float" office:value="0.243444888674">
            <text:p>0.243444888674</text:p>
          </table:table-cell>
          <table:table-cell table:formula="of:=0.5*([.H300]^2+[.M300]^2)" office:value-type="float" office:value="0.209587007305">
            <text:p>0.209587007305</text:p>
          </table:table-cell>
          <table:table-cell table:formula="of:=0.5*([.I300]^2+[.N300]^2)" office:value-type="float" office:value="0.236421813604">
            <text:p>0.236421813604</text:p>
          </table:table-cell>
        </table:table-row>
        <table:table-row table:style-name="ro1">
          <table:table-cell office:value-type="float" office:value="4.64844">
            <text:p>4.64844</text:p>
          </table:table-cell>
          <table:table-cell office:value-type="float" office:value="0.783523">
            <text:p>0.783523</text:p>
          </table:table-cell>
          <table:table-cell office:value-type="float" office:value="0.655827">
            <text:p>0.655827</text:p>
          </table:table-cell>
          <table:table-cell office:value-type="float" office:value="0.765505">
            <text:p>0.765505</text:p>
          </table:table-cell>
          <table:table-cell/>
          <table:table-cell office:value-type="float" office:value="4.64844">
            <text:p>4.64844</text:p>
          </table:table-cell>
          <table:table-cell office:value-type="float" office:value="0.545289">
            <text:p>0.545289</text:p>
          </table:table-cell>
          <table:table-cell office:value-type="float" office:value="0.522051">
            <text:p>0.522051</text:p>
          </table:table-cell>
          <table:table-cell office:value-type="float" office:value="0.569642">
            <text:p>0.569642</text:p>
          </table:table-cell>
          <table:table-cell/>
          <table:table-cell office:value-type="float" office:value="4.64844">
            <text:p>4.64844</text:p>
          </table:table-cell>
          <table:table-cell office:value-type="float" office:value="0.433916">
            <text:p>0.433916</text:p>
          </table:table-cell>
          <table:table-cell office:value-type="float" office:value="0.383771">
            <text:p>0.383771</text:p>
          </table:table-cell>
          <table:table-cell office:value-type="float" office:value="0.380615">
            <text:p>0.380615</text:p>
          </table:table-cell>
          <table:table-cell/>
          <table:table-cell table:formula="of:=[.K301]" office:value-type="float" office:value="4.64844">
            <text:p>4.64844</text:p>
          </table:table-cell>
          <table:table-cell table:formula="of:=0.5*([.G301]^2+[.L301]^2)" office:value-type="float" office:value="0.2428115942885">
            <text:p>0.2428115942885</text:p>
          </table:table-cell>
          <table:table-cell table:formula="of:=0.5*([.H301]^2+[.M301]^2)" office:value-type="float" office:value="0.209908713521">
            <text:p>0.209908713521</text:p>
          </table:table-cell>
          <table:table-cell table:formula="of:=0.5*([.I301]^2+[.N301]^2)" office:value-type="float" office:value="0.2346798931945">
            <text:p>0.2346798931945</text:p>
          </table:table-cell>
        </table:table-row>
        <table:table-row table:style-name="ro1">
          <table:table-cell office:value-type="float" office:value="4.66406">
            <text:p>4.66406</text:p>
          </table:table-cell>
          <table:table-cell office:value-type="float" office:value="0.78355">
            <text:p>0.78355</text:p>
          </table:table-cell>
          <table:table-cell office:value-type="float" office:value="0.651973">
            <text:p>0.651973</text:p>
          </table:table-cell>
          <table:table-cell office:value-type="float" office:value="0.765722">
            <text:p>0.765722</text:p>
          </table:table-cell>
          <table:table-cell/>
          <table:table-cell office:value-type="float" office:value="4.66406">
            <text:p>4.66406</text:p>
          </table:table-cell>
          <table:table-cell office:value-type="float" office:value="0.544258">
            <text:p>0.544258</text:p>
          </table:table-cell>
          <table:table-cell office:value-type="float" office:value="0.521179">
            <text:p>0.521179</text:p>
          </table:table-cell>
          <table:table-cell office:value-type="float" office:value="0.567317">
            <text:p>0.567317</text:p>
          </table:table-cell>
          <table:table-cell/>
          <table:table-cell office:value-type="float" office:value="4.66406">
            <text:p>4.66406</text:p>
          </table:table-cell>
          <table:table-cell office:value-type="float" office:value="0.434723">
            <text:p>0.434723</text:p>
          </table:table-cell>
          <table:table-cell office:value-type="float" office:value="0.388091">
            <text:p>0.388091</text:p>
          </table:table-cell>
          <table:table-cell office:value-type="float" office:value="0.379626">
            <text:p>0.379626</text:p>
          </table:table-cell>
          <table:table-cell/>
          <table:table-cell table:formula="of:=[.K302]" office:value-type="float" office:value="4.66406">
            <text:p>4.66406</text:p>
          </table:table-cell>
          <table:table-cell table:formula="of:=0.5*([.G302]^2+[.L302]^2)" office:value-type="float" office:value="0.2426004286465">
            <text:p>0.2426004286465</text:p>
          </table:table-cell>
          <table:table-cell table:formula="of:=0.5*([.H302]^2+[.M302]^2)" office:value-type="float" office:value="0.211121087161">
            <text:p>0.211121087161</text:p>
          </table:table-cell>
          <table:table-cell table:formula="of:=0.5*([.I302]^2+[.N302]^2)" office:value-type="float" office:value="0.2329822391825">
            <text:p>0.2329822391825</text:p>
          </table:table-cell>
        </table:table-row>
        <table:table-row table:style-name="ro1">
          <table:table-cell office:value-type="float" office:value="4.67969">
            <text:p>4.67969</text:p>
          </table:table-cell>
          <table:table-cell office:value-type="float" office:value="0.785648">
            <text:p>0.785648</text:p>
          </table:table-cell>
          <table:table-cell office:value-type="float" office:value="0.650968">
            <text:p>0.650968</text:p>
          </table:table-cell>
          <table:table-cell office:value-type="float" office:value="0.765962">
            <text:p>0.765962</text:p>
          </table:table-cell>
          <table:table-cell/>
          <table:table-cell office:value-type="float" office:value="4.67969">
            <text:p>4.67969</text:p>
          </table:table-cell>
          <table:table-cell office:value-type="float" office:value="0.543218">
            <text:p>0.543218</text:p>
          </table:table-cell>
          <table:table-cell office:value-type="float" office:value="0.518531">
            <text:p>0.518531</text:p>
          </table:table-cell>
          <table:table-cell office:value-type="float" office:value="0.566919">
            <text:p>0.566919</text:p>
          </table:table-cell>
          <table:table-cell/>
          <table:table-cell office:value-type="float" office:value="4.67969">
            <text:p>4.67969</text:p>
          </table:table-cell>
          <table:table-cell office:value-type="float" office:value="0.435523">
            <text:p>0.435523</text:p>
          </table:table-cell>
          <table:table-cell office:value-type="float" office:value="0.386546">
            <text:p>0.386546</text:p>
          </table:table-cell>
          <table:table-cell office:value-type="float" office:value="0.377644">
            <text:p>0.377644</text:p>
          </table:table-cell>
          <table:table-cell/>
          <table:table-cell table:formula="of:=[.K303]" office:value-type="float" office:value="4.67969">
            <text:p>4.67969</text:p>
          </table:table-cell>
          <table:table-cell table:formula="of:=0.5*([.G303]^2+[.L303]^2)" office:value-type="float" office:value="0.2423830395265">
            <text:p>0.2423830395265</text:p>
          </table:table-cell>
          <table:table-cell table:formula="of:=0.5*([.H303]^2+[.M303]^2)" office:value-type="float" office:value="0.2091461040385">
            <text:p>0.2091461040385</text:p>
          </table:table-cell>
          <table:table-cell table:formula="of:=0.5*([.I303]^2+[.N303]^2)" office:value-type="float" office:value="0.2320060716485">
            <text:p>0.2320060716485</text:p>
          </table:table-cell>
        </table:table-row>
        <table:table-row table:style-name="ro1">
          <table:table-cell office:value-type="float" office:value="4.69531">
            <text:p>4.69531</text:p>
          </table:table-cell>
          <table:table-cell office:value-type="float" office:value="0.787243">
            <text:p>0.787243</text:p>
          </table:table-cell>
          <table:table-cell office:value-type="float" office:value="0.652705">
            <text:p>0.652705</text:p>
          </table:table-cell>
          <table:table-cell office:value-type="float" office:value="0.767902">
            <text:p>0.767902</text:p>
          </table:table-cell>
          <table:table-cell/>
          <table:table-cell office:value-type="float" office:value="4.69531">
            <text:p>4.69531</text:p>
          </table:table-cell>
          <table:table-cell office:value-type="float" office:value="0.541988">
            <text:p>0.541988</text:p>
          </table:table-cell>
          <table:table-cell office:value-type="float" office:value="0.515676">
            <text:p>0.515676</text:p>
          </table:table-cell>
          <table:table-cell office:value-type="float" office:value="0.567731">
            <text:p>0.567731</text:p>
          </table:table-cell>
          <table:table-cell/>
          <table:table-cell office:value-type="float" office:value="4.69531">
            <text:p>4.69531</text:p>
          </table:table-cell>
          <table:table-cell office:value-type="float" office:value="0.435235">
            <text:p>0.435235</text:p>
          </table:table-cell>
          <table:table-cell office:value-type="float" office:value="0.379202">
            <text:p>0.379202</text:p>
          </table:table-cell>
          <table:table-cell office:value-type="float" office:value="0.377779">
            <text:p>0.377779</text:p>
          </table:table-cell>
          <table:table-cell/>
          <table:table-cell table:formula="of:=[.K304]" office:value-type="float" office:value="4.69531">
            <text:p>4.69531</text:p>
          </table:table-cell>
          <table:table-cell table:formula="of:=0.5*([.G304]^2+[.L304]^2)" office:value-type="float" office:value="0.2415902486845">
            <text:p>0.2415902486845</text:p>
          </table:table-cell>
          <table:table-cell table:formula="of:=0.5*([.H304]^2+[.M304]^2)" office:value-type="float" office:value="0.20485794689">
            <text:p>0.20485794689</text:p>
          </table:table-cell>
          <table:table-cell table:formula="of:=0.5*([.I304]^2+[.N304]^2)" office:value-type="float" office:value="0.232517730601">
            <text:p>0.232517730601</text:p>
          </table:table-cell>
        </table:table-row>
        <table:table-row table:style-name="ro1">
          <table:table-cell office:value-type="float" office:value="4.71094">
            <text:p>4.71094</text:p>
          </table:table-cell>
          <table:table-cell office:value-type="float" office:value="0.785845">
            <text:p>0.785845</text:p>
          </table:table-cell>
          <table:table-cell office:value-type="float" office:value="0.65543">
            <text:p>0.65543</text:p>
          </table:table-cell>
          <table:table-cell office:value-type="float" office:value="0.769875">
            <text:p>0.769875</text:p>
          </table:table-cell>
          <table:table-cell/>
          <table:table-cell office:value-type="float" office:value="4.71094">
            <text:p>4.71094</text:p>
          </table:table-cell>
          <table:table-cell office:value-type="float" office:value="0.541337">
            <text:p>0.541337</text:p>
          </table:table-cell>
          <table:table-cell office:value-type="float" office:value="0.514465">
            <text:p>0.514465</text:p>
          </table:table-cell>
          <table:table-cell office:value-type="float" office:value="0.568484">
            <text:p>0.568484</text:p>
          </table:table-cell>
          <table:table-cell/>
          <table:table-cell office:value-type="float" office:value="4.71094">
            <text:p>4.71094</text:p>
          </table:table-cell>
          <table:table-cell office:value-type="float" office:value="0.433806">
            <text:p>0.433806</text:p>
          </table:table-cell>
          <table:table-cell office:value-type="float" office:value="0.376014">
            <text:p>0.376014</text:p>
          </table:table-cell>
          <table:table-cell office:value-type="float" office:value="0.380324">
            <text:p>0.380324</text:p>
          </table:table-cell>
          <table:table-cell/>
          <table:table-cell table:formula="of:=[.K305]" office:value-type="float" office:value="4.71094">
            <text:p>4.71094</text:p>
          </table:table-cell>
          <table:table-cell table:formula="of:=0.5*([.G305]^2+[.L305]^2)" office:value-type="float" office:value="0.2406166966025">
            <text:p>0.2406166966025</text:p>
          </table:table-cell>
          <table:table-cell table:formula="of:=0.5*([.H305]^2+[.M305]^2)" office:value-type="float" office:value="0.2030303822105">
            <text:p>0.2030303822105</text:p>
          </table:table-cell>
          <table:table-cell table:formula="of:=0.5*([.I305]^2+[.N305]^2)" office:value-type="float" office:value="0.233910201616">
            <text:p>0.233910201616</text:p>
          </table:table-cell>
        </table:table-row>
        <table:table-row table:style-name="ro1">
          <table:table-cell office:value-type="float" office:value="4.72656">
            <text:p>4.72656</text:p>
          </table:table-cell>
          <table:table-cell office:value-type="float" office:value="0.783865">
            <text:p>0.783865</text:p>
          </table:table-cell>
          <table:table-cell office:value-type="float" office:value="0.656355">
            <text:p>0.656355</text:p>
          </table:table-cell>
          <table:table-cell office:value-type="float" office:value="0.769058">
            <text:p>0.769058</text:p>
          </table:table-cell>
          <table:table-cell/>
          <table:table-cell office:value-type="float" office:value="4.72656">
            <text:p>4.72656</text:p>
          </table:table-cell>
          <table:table-cell office:value-type="float" office:value="0.540019">
            <text:p>0.540019</text:p>
          </table:table-cell>
          <table:table-cell office:value-type="float" office:value="0.513318">
            <text:p>0.513318</text:p>
          </table:table-cell>
          <table:table-cell office:value-type="float" office:value="0.566467">
            <text:p>0.566467</text:p>
          </table:table-cell>
          <table:table-cell/>
          <table:table-cell office:value-type="float" office:value="4.72656">
            <text:p>4.72656</text:p>
          </table:table-cell>
          <table:table-cell office:value-type="float" office:value="0.433899">
            <text:p>0.433899</text:p>
          </table:table-cell>
          <table:table-cell office:value-type="float" office:value="0.377052">
            <text:p>0.377052</text:p>
          </table:table-cell>
          <table:table-cell office:value-type="float" office:value="0.381738">
            <text:p>0.381738</text:p>
          </table:table-cell>
          <table:table-cell/>
          <table:table-cell table:formula="of:=[.K306]" office:value-type="float" office:value="4.72656">
            <text:p>4.72656</text:p>
          </table:table-cell>
          <table:table-cell table:formula="of:=0.5*([.G306]^2+[.L306]^2)" office:value-type="float" office:value="0.239944431281">
            <text:p>0.239944431281</text:p>
          </table:table-cell>
          <table:table-cell table:formula="of:=0.5*([.H306]^2+[.M306]^2)" office:value-type="float" office:value="0.202831789914">
            <text:p>0.202831789914</text:p>
          </table:table-cell>
          <table:table-cell table:formula="of:=0.5*([.I306]^2+[.N306]^2)" office:value-type="float" office:value="0.2333043813665">
            <text:p>0.2333043813665</text:p>
          </table:table-cell>
        </table:table-row>
        <table:table-row table:style-name="ro1">
          <table:table-cell office:value-type="float" office:value="4.74219">
            <text:p>4.74219</text:p>
          </table:table-cell>
          <table:table-cell office:value-type="float" office:value="0.78442">
            <text:p>0.78442</text:p>
          </table:table-cell>
          <table:table-cell office:value-type="float" office:value="0.65627">
            <text:p>0.65627</text:p>
          </table:table-cell>
          <table:table-cell office:value-type="float" office:value="0.76732">
            <text:p>0.76732</text:p>
          </table:table-cell>
          <table:table-cell/>
          <table:table-cell office:value-type="float" office:value="4.74219">
            <text:p>4.74219</text:p>
          </table:table-cell>
          <table:table-cell office:value-type="float" office:value="0.538664">
            <text:p>0.538664</text:p>
          </table:table-cell>
          <table:table-cell office:value-type="float" office:value="0.510818">
            <text:p>0.510818</text:p>
          </table:table-cell>
          <table:table-cell office:value-type="float" office:value="0.562676">
            <text:p>0.562676</text:p>
          </table:table-cell>
          <table:table-cell/>
          <table:table-cell office:value-type="float" office:value="4.74219">
            <text:p>4.74219</text:p>
          </table:table-cell>
          <table:table-cell office:value-type="float" office:value="0.433456">
            <text:p>0.433456</text:p>
          </table:table-cell>
          <table:table-cell office:value-type="float" office:value="0.377606">
            <text:p>0.377606</text:p>
          </table:table-cell>
          <table:table-cell office:value-type="float" office:value="0.383759">
            <text:p>0.383759</text:p>
          </table:table-cell>
          <table:table-cell/>
          <table:table-cell table:formula="of:=[.K307]" office:value-type="float" office:value="4.74219">
            <text:p>4.74219</text:p>
          </table:table-cell>
          <table:table-cell table:formula="of:=0.5*([.G307]^2+[.L307]^2)" office:value-type="float" office:value="0.239021504416">
            <text:p>0.239021504416</text:p>
          </table:table-cell>
          <table:table-cell table:formula="of:=0.5*([.H307]^2+[.M307]^2)" office:value-type="float" office:value="0.20176066018">
            <text:p>0.20176066018</text:p>
          </table:table-cell>
          <table:table-cell table:formula="of:=0.5*([.I307]^2+[.N307]^2)" office:value-type="float" office:value="0.2319376255285">
            <text:p>0.2319376255285</text:p>
          </table:table-cell>
        </table:table-row>
        <table:table-row table:style-name="ro1">
          <table:table-cell office:value-type="float" office:value="4.75781">
            <text:p>4.75781</text:p>
          </table:table-cell>
          <table:table-cell office:value-type="float" office:value="0.785985">
            <text:p>0.785985</text:p>
          </table:table-cell>
          <table:table-cell office:value-type="float" office:value="0.655407">
            <text:p>0.655407</text:p>
          </table:table-cell>
          <table:table-cell office:value-type="float" office:value="0.767845">
            <text:p>0.767845</text:p>
          </table:table-cell>
          <table:table-cell/>
          <table:table-cell office:value-type="float" office:value="4.75781">
            <text:p>4.75781</text:p>
          </table:table-cell>
          <table:table-cell office:value-type="float" office:value="0.538488">
            <text:p>0.538488</text:p>
          </table:table-cell>
          <table:table-cell office:value-type="float" office:value="0.509797">
            <text:p>0.509797</text:p>
          </table:table-cell>
          <table:table-cell office:value-type="float" office:value="0.560663">
            <text:p>0.560663</text:p>
          </table:table-cell>
          <table:table-cell/>
          <table:table-cell office:value-type="float" office:value="4.75781">
            <text:p>4.75781</text:p>
          </table:table-cell>
          <table:table-cell office:value-type="float" office:value="0.431218">
            <text:p>0.431218</text:p>
          </table:table-cell>
          <table:table-cell office:value-type="float" office:value="0.379052">
            <text:p>0.379052</text:p>
          </table:table-cell>
          <table:table-cell office:value-type="float" office:value="0.385471">
            <text:p>0.385471</text:p>
          </table:table-cell>
          <table:table-cell/>
          <table:table-cell table:formula="of:=[.K308]" office:value-type="float" office:value="4.75781">
            <text:p>4.75781</text:p>
          </table:table-cell>
          <table:table-cell table:formula="of:=0.5*([.G308]^2+[.L308]^2)" office:value-type="float" office:value="0.237959144834">
            <text:p>0.237959144834</text:p>
          </table:table-cell>
          <table:table-cell table:formula="of:=0.5*([.H308]^2+[.M308]^2)" office:value-type="float" office:value="0.2017866999565">
            <text:p>0.2017866999565</text:p>
          </table:table-cell>
          <table:table-cell table:formula="of:=0.5*([.I308]^2+[.N308]^2)" office:value-type="float" office:value="0.231465445705">
            <text:p>0.231465445705</text:p>
          </table:table-cell>
        </table:table-row>
        <table:table-row table:style-name="ro1">
          <table:table-cell office:value-type="float" office:value="4.77344">
            <text:p>4.77344</text:p>
          </table:table-cell>
          <table:table-cell office:value-type="float" office:value="0.78627">
            <text:p>0.78627</text:p>
          </table:table-cell>
          <table:table-cell office:value-type="float" office:value="0.653082">
            <text:p>0.653082</text:p>
          </table:table-cell>
          <table:table-cell office:value-type="float" office:value="0.768055">
            <text:p>0.768055</text:p>
          </table:table-cell>
          <table:table-cell/>
          <table:table-cell office:value-type="float" office:value="4.77344">
            <text:p>4.77344</text:p>
          </table:table-cell>
          <table:table-cell office:value-type="float" office:value="0.539018">
            <text:p>0.539018</text:p>
          </table:table-cell>
          <table:table-cell office:value-type="float" office:value="0.509472">
            <text:p>0.509472</text:p>
          </table:table-cell>
          <table:table-cell office:value-type="float" office:value="0.561372">
            <text:p>0.561372</text:p>
          </table:table-cell>
          <table:table-cell/>
          <table:table-cell office:value-type="float" office:value="4.77344">
            <text:p>4.77344</text:p>
          </table:table-cell>
          <table:table-cell office:value-type="float" office:value="0.431392">
            <text:p>0.431392</text:p>
          </table:table-cell>
          <table:table-cell office:value-type="float" office:value="0.380649">
            <text:p>0.380649</text:p>
          </table:table-cell>
          <table:table-cell office:value-type="float" office:value="0.385371">
            <text:p>0.385371</text:p>
          </table:table-cell>
          <table:table-cell/>
          <table:table-cell table:formula="of:=[.K309]" office:value-type="float" office:value="4.77344">
            <text:p>4.77344</text:p>
          </table:table-cell>
          <table:table-cell table:formula="of:=0.5*([.G309]^2+[.L309]^2)" office:value-type="float" office:value="0.238319730994">
            <text:p>0.238319730994</text:p>
          </table:table-cell>
          <table:table-cell table:formula="of:=0.5*([.H309]^2+[.M309]^2)" office:value-type="float" office:value="0.2022276899925">
            <text:p>0.2022276899925</text:p>
          </table:table-cell>
          <table:table-cell table:formula="of:=0.5*([.I309]^2+[.N309]^2)" office:value-type="float" office:value="0.2318246650125">
            <text:p>0.2318246650125</text:p>
          </table:table-cell>
        </table:table-row>
        <table:table-row table:style-name="ro1">
          <table:table-cell office:value-type="float" office:value="4.78906">
            <text:p>4.78906</text:p>
          </table:table-cell>
          <table:table-cell office:value-type="float" office:value="0.785935">
            <text:p>0.785935</text:p>
          </table:table-cell>
          <table:table-cell office:value-type="float" office:value="0.6534">
            <text:p>0.6534</text:p>
          </table:table-cell>
          <table:table-cell office:value-type="float" office:value="0.764527">
            <text:p>0.764527</text:p>
          </table:table-cell>
          <table:table-cell/>
          <table:table-cell office:value-type="float" office:value="4.78906">
            <text:p>4.78906</text:p>
          </table:table-cell>
          <table:table-cell office:value-type="float" office:value="0.539012">
            <text:p>0.539012</text:p>
          </table:table-cell>
          <table:table-cell office:value-type="float" office:value="0.509162">
            <text:p>0.509162</text:p>
          </table:table-cell>
          <table:table-cell office:value-type="float" office:value="0.562724">
            <text:p>0.562724</text:p>
          </table:table-cell>
          <table:table-cell/>
          <table:table-cell office:value-type="float" office:value="4.78906">
            <text:p>4.78906</text:p>
          </table:table-cell>
          <table:table-cell office:value-type="float" office:value="0.434163">
            <text:p>0.434163</text:p>
          </table:table-cell>
          <table:table-cell office:value-type="float" office:value="0.378238">
            <text:p>0.378238</text:p>
          </table:table-cell>
          <table:table-cell office:value-type="float" office:value="0.385552">
            <text:p>0.385552</text:p>
          </table:table-cell>
          <table:table-cell/>
          <table:table-cell table:formula="of:=[.K310]" office:value-type="float" office:value="4.78906">
            <text:p>4.78906</text:p>
          </table:table-cell>
          <table:table-cell table:formula="of:=0.5*([.G310]^2+[.L310]^2)" office:value-type="float" office:value="0.2395157233565">
            <text:p>0.2395157233565</text:p>
          </table:table-cell>
          <table:table-cell table:formula="of:=0.5*([.H310]^2+[.M310]^2)" office:value-type="float" office:value="0.201154963444">
            <text:p>0.201154963444</text:p>
          </table:table-cell>
          <table:table-cell table:formula="of:=0.5*([.I310]^2+[.N310]^2)" office:value-type="float" office:value="0.23265432244">
            <text:p>0.23265432244</text:p>
          </table:table-cell>
        </table:table-row>
        <table:table-row table:style-name="ro1">
          <table:table-cell office:value-type="float" office:value="4.80469">
            <text:p>4.80469</text:p>
          </table:table-cell>
          <table:table-cell office:value-type="float" office:value="0.78601">
            <text:p>0.78601</text:p>
          </table:table-cell>
          <table:table-cell office:value-type="float" office:value="0.658565">
            <text:p>0.658565</text:p>
          </table:table-cell>
          <table:table-cell office:value-type="float" office:value="0.762197">
            <text:p>0.762197</text:p>
          </table:table-cell>
          <table:table-cell/>
          <table:table-cell office:value-type="float" office:value="4.80469">
            <text:p>4.80469</text:p>
          </table:table-cell>
          <table:table-cell office:value-type="float" office:value="0.538001">
            <text:p>0.538001</text:p>
          </table:table-cell>
          <table:table-cell office:value-type="float" office:value="0.508433">
            <text:p>0.508433</text:p>
          </table:table-cell>
          <table:table-cell office:value-type="float" office:value="0.562162">
            <text:p>0.562162</text:p>
          </table:table-cell>
          <table:table-cell/>
          <table:table-cell office:value-type="float" office:value="4.80469">
            <text:p>4.80469</text:p>
          </table:table-cell>
          <table:table-cell office:value-type="float" office:value="0.434746">
            <text:p>0.434746</text:p>
          </table:table-cell>
          <table:table-cell office:value-type="float" office:value="0.375426">
            <text:p>0.375426</text:p>
          </table:table-cell>
          <table:table-cell office:value-type="float" office:value="0.385764">
            <text:p>0.385764</text:p>
          </table:table-cell>
          <table:table-cell/>
          <table:table-cell table:formula="of:=[.K311]" office:value-type="float" office:value="4.80469">
            <text:p>4.80469</text:p>
          </table:table-cell>
          <table:table-cell table:formula="of:=0.5*([.G311]^2+[.L311]^2)" office:value-type="float" office:value="0.2392245802585">
            <text:p>0.2392245802585</text:p>
          </table:table-cell>
          <table:table-cell table:formula="of:=0.5*([.H311]^2+[.M311]^2)" office:value-type="float" office:value="0.1997243984825">
            <text:p>0.1997243984825</text:p>
          </table:table-cell>
          <table:table-cell table:formula="of:=0.5*([.I311]^2+[.N311]^2)" office:value-type="float" office:value="0.23241998897">
            <text:p>0.23241998897</text:p>
          </table:table-cell>
        </table:table-row>
        <table:table-row table:style-name="ro1">
          <table:table-cell office:value-type="float" office:value="4.82031">
            <text:p>4.82031</text:p>
          </table:table-cell>
          <table:table-cell office:value-type="float" office:value="0.785815">
            <text:p>0.785815</text:p>
          </table:table-cell>
          <table:table-cell office:value-type="float" office:value="0.661205">
            <text:p>0.661205</text:p>
          </table:table-cell>
          <table:table-cell office:value-type="float" office:value="0.76512">
            <text:p>0.76512</text:p>
          </table:table-cell>
          <table:table-cell/>
          <table:table-cell office:value-type="float" office:value="4.82031">
            <text:p>4.82031</text:p>
          </table:table-cell>
          <table:table-cell office:value-type="float" office:value="0.536653">
            <text:p>0.536653</text:p>
          </table:table-cell>
          <table:table-cell office:value-type="float" office:value="0.507021">
            <text:p>0.507021</text:p>
          </table:table-cell>
          <table:table-cell office:value-type="float" office:value="0.563322">
            <text:p>0.563322</text:p>
          </table:table-cell>
          <table:table-cell/>
          <table:table-cell office:value-type="float" office:value="4.82031">
            <text:p>4.82031</text:p>
          </table:table-cell>
          <table:table-cell office:value-type="float" office:value="0.43229">
            <text:p>0.43229</text:p>
          </table:table-cell>
          <table:table-cell office:value-type="float" office:value="0.376061">
            <text:p>0.376061</text:p>
          </table:table-cell>
          <table:table-cell office:value-type="float" office:value="0.386908">
            <text:p>0.386908</text:p>
          </table:table-cell>
          <table:table-cell/>
          <table:table-cell table:formula="of:=[.K312]" office:value-type="float" office:value="4.82031">
            <text:p>4.82031</text:p>
          </table:table-cell>
          <table:table-cell table:formula="of:=0.5*([.G312]^2+[.L312]^2)" office:value-type="float" office:value="0.2374355432545">
            <text:p>0.2374355432545</text:p>
          </table:table-cell>
          <table:table-cell table:formula="of:=0.5*([.H312]^2+[.M312]^2)" office:value-type="float" office:value="0.199246085081">
            <text:p>0.199246085081</text:p>
          </table:table-cell>
          <table:table-cell table:formula="of:=0.5*([.I312]^2+[.N312]^2)" office:value-type="float" office:value="0.233514738074">
            <text:p>0.233514738074</text:p>
          </table:table-cell>
        </table:table-row>
        <table:table-row table:style-name="ro1">
          <table:table-cell office:value-type="float" office:value="4.83594">
            <text:p>4.83594</text:p>
          </table:table-cell>
          <table:table-cell office:value-type="float" office:value="0.786207">
            <text:p>0.786207</text:p>
          </table:table-cell>
          <table:table-cell office:value-type="float" office:value="0.657658">
            <text:p>0.657658</text:p>
          </table:table-cell>
          <table:table-cell office:value-type="float" office:value="0.768342">
            <text:p>0.768342</text:p>
          </table:table-cell>
          <table:table-cell/>
          <table:table-cell office:value-type="float" office:value="4.83594">
            <text:p>4.83594</text:p>
          </table:table-cell>
          <table:table-cell office:value-type="float" office:value="0.535972">
            <text:p>0.535972</text:p>
          </table:table-cell>
          <table:table-cell office:value-type="float" office:value="0.50823">
            <text:p>0.50823</text:p>
          </table:table-cell>
          <table:table-cell office:value-type="float" office:value="0.565118">
            <text:p>0.565118</text:p>
          </table:table-cell>
          <table:table-cell/>
          <table:table-cell office:value-type="float" office:value="4.83594">
            <text:p>4.83594</text:p>
          </table:table-cell>
          <table:table-cell office:value-type="float" office:value="0.432097">
            <text:p>0.432097</text:p>
          </table:table-cell>
          <table:table-cell office:value-type="float" office:value="0.377909">
            <text:p>0.377909</text:p>
          </table:table-cell>
          <table:table-cell office:value-type="float" office:value="0.384757">
            <text:p>0.384757</text:p>
          </table:table-cell>
          <table:table-cell/>
          <table:table-cell table:formula="of:=[.K313]" office:value-type="float" office:value="4.83594">
            <text:p>4.83594</text:p>
          </table:table-cell>
          <table:table-cell table:formula="of:=0.5*([.G313]^2+[.L313]^2)" office:value-type="float" office:value="0.2369869010965">
            <text:p>0.2369869010965</text:p>
          </table:table-cell>
          <table:table-cell table:formula="of:=0.5*([.H313]^2+[.M313]^2)" office:value-type="float" office:value="0.2005564725905">
            <text:p>0.2005564725905</text:p>
          </table:table-cell>
          <table:table-cell table:formula="of:=0.5*([.I313]^2+[.N313]^2)" office:value-type="float" office:value="0.2336981514865">
            <text:p>0.2336981514865</text:p>
          </table:table-cell>
        </table:table-row>
        <table:table-row table:style-name="ro1">
          <table:table-cell office:value-type="float" office:value="4.85156">
            <text:p>4.85156</text:p>
          </table:table-cell>
          <table:table-cell office:value-type="float" office:value="0.789053">
            <text:p>0.789053</text:p>
          </table:table-cell>
          <table:table-cell office:value-type="float" office:value="0.653665">
            <text:p>0.653665</text:p>
          </table:table-cell>
          <table:table-cell office:value-type="float" office:value="0.766918">
            <text:p>0.766918</text:p>
          </table:table-cell>
          <table:table-cell/>
          <table:table-cell office:value-type="float" office:value="4.85156">
            <text:p>4.85156</text:p>
          </table:table-cell>
          <table:table-cell office:value-type="float" office:value="0.535655">
            <text:p>0.535655</text:p>
          </table:table-cell>
          <table:table-cell office:value-type="float" office:value="0.509838">
            <text:p>0.509838</text:p>
          </table:table-cell>
          <table:table-cell office:value-type="float" office:value="0.564182">
            <text:p>0.564182</text:p>
          </table:table-cell>
          <table:table-cell/>
          <table:table-cell office:value-type="float" office:value="4.85156">
            <text:p>4.85156</text:p>
          </table:table-cell>
          <table:table-cell office:value-type="float" office:value="0.433214">
            <text:p>0.433214</text:p>
          </table:table-cell>
          <table:table-cell office:value-type="float" office:value="0.379117">
            <text:p>0.379117</text:p>
          </table:table-cell>
          <table:table-cell office:value-type="float" office:value="0.381381">
            <text:p>0.381381</text:p>
          </table:table-cell>
          <table:table-cell/>
          <table:table-cell table:formula="of:=[.K314]" office:value-type="float" office:value="4.85156">
            <text:p>4.85156</text:p>
          </table:table-cell>
          <table:table-cell table:formula="of:=0.5*([.G314]^2+[.L314]^2)" office:value-type="float" office:value="0.2373003244105">
            <text:p>0.2373003244105</text:p>
          </table:table-cell>
          <table:table-cell table:formula="of:=0.5*([.H314]^2+[.M314]^2)" office:value-type="float" office:value="0.2018322429665">
            <text:p>0.2018322429665</text:p>
          </table:table-cell>
          <table:table-cell table:formula="of:=0.5*([.I314]^2+[.N314]^2)" office:value-type="float" office:value="0.2318763981425">
            <text:p>0.2318763981425</text:p>
          </table:table-cell>
        </table:table-row>
        <table:table-row table:style-name="ro1">
          <table:table-cell office:value-type="float" office:value="4.86719">
            <text:p>4.86719</text:p>
          </table:table-cell>
          <table:table-cell office:value-type="float" office:value="0.792725">
            <text:p>0.792725</text:p>
          </table:table-cell>
          <table:table-cell office:value-type="float" office:value="0.653715">
            <text:p>0.653715</text:p>
          </table:table-cell>
          <table:table-cell office:value-type="float" office:value="0.7656">
            <text:p>0.7656</text:p>
          </table:table-cell>
          <table:table-cell/>
          <table:table-cell office:value-type="float" office:value="4.86719">
            <text:p>4.86719</text:p>
          </table:table-cell>
          <table:table-cell office:value-type="float" office:value="0.535636">
            <text:p>0.535636</text:p>
          </table:table-cell>
          <table:table-cell office:value-type="float" office:value="0.507071">
            <text:p>0.507071</text:p>
          </table:table-cell>
          <table:table-cell office:value-type="float" office:value="0.562442">
            <text:p>0.562442</text:p>
          </table:table-cell>
          <table:table-cell/>
          <table:table-cell office:value-type="float" office:value="4.86719">
            <text:p>4.86719</text:p>
          </table:table-cell>
          <table:table-cell office:value-type="float" office:value="0.432509">
            <text:p>0.432509</text:p>
          </table:table-cell>
          <table:table-cell office:value-type="float" office:value="0.378949">
            <text:p>0.378949</text:p>
          </table:table-cell>
          <table:table-cell office:value-type="float" office:value="0.380723">
            <text:p>0.380723</text:p>
          </table:table-cell>
          <table:table-cell/>
          <table:table-cell table:formula="of:=[.K315]" office:value-type="float" office:value="4.86719">
            <text:p>4.86719</text:p>
          </table:table-cell>
          <table:table-cell table:formula="of:=0.5*([.G315]^2+[.L315]^2)" office:value-type="float" office:value="0.2369849797885">
            <text:p>0.2369849797885</text:p>
          </table:table-cell>
          <table:table-cell table:formula="of:=0.5*([.H315]^2+[.M315]^2)" office:value-type="float" office:value="0.200361671821">
            <text:p>0.200361671821</text:p>
          </table:table-cell>
          <table:table-cell table:formula="of:=0.5*([.I315]^2+[.N315]^2)" office:value-type="float" office:value="0.2306455030465">
            <text:p>0.2306455030465</text:p>
          </table:table-cell>
        </table:table-row>
        <table:table-row table:style-name="ro1">
          <table:table-cell office:value-type="float" office:value="4.88281">
            <text:p>4.88281</text:p>
          </table:table-cell>
          <table:table-cell office:value-type="float" office:value="0.7943">
            <text:p>0.7943</text:p>
          </table:table-cell>
          <table:table-cell office:value-type="float" office:value="0.655255">
            <text:p>0.655255</text:p>
          </table:table-cell>
          <table:table-cell office:value-type="float" office:value="0.769283">
            <text:p>0.769283</text:p>
          </table:table-cell>
          <table:table-cell/>
          <table:table-cell office:value-type="float" office:value="4.88281">
            <text:p>4.88281</text:p>
          </table:table-cell>
          <table:table-cell office:value-type="float" office:value="0.535789">
            <text:p>0.535789</text:p>
          </table:table-cell>
          <table:table-cell office:value-type="float" office:value="0.50523">
            <text:p>0.50523</text:p>
          </table:table-cell>
          <table:table-cell office:value-type="float" office:value="0.561712">
            <text:p>0.561712</text:p>
          </table:table-cell>
          <table:table-cell/>
          <table:table-cell office:value-type="float" office:value="4.88281">
            <text:p>4.88281</text:p>
          </table:table-cell>
          <table:table-cell office:value-type="float" office:value="0.431666">
            <text:p>0.431666</text:p>
          </table:table-cell>
          <table:table-cell office:value-type="float" office:value="0.375768">
            <text:p>0.375768</text:p>
          </table:table-cell>
          <table:table-cell office:value-type="float" office:value="0.379379">
            <text:p>0.379379</text:p>
          </table:table-cell>
          <table:table-cell/>
          <table:table-cell table:formula="of:=[.K316]" office:value-type="float" office:value="4.88281">
            <text:p>4.88281</text:p>
          </table:table-cell>
          <table:table-cell table:formula="of:=0.5*([.G316]^2+[.L316]^2)" office:value-type="float" office:value="0.2367026940385">
            <text:p>0.2367026940385</text:p>
          </table:table-cell>
          <table:table-cell table:formula="of:=0.5*([.H316]^2+[.M316]^2)" office:value-type="float" office:value="0.198229471362">
            <text:p>0.198229471362</text:p>
          </table:table-cell>
          <table:table-cell table:formula="of:=0.5*([.I316]^2+[.N316]^2)" office:value-type="float" office:value="0.2297243982925">
            <text:p>0.2297243982925</text:p>
          </table:table-cell>
        </table:table-row>
        <table:table-row table:style-name="ro1">
          <table:table-cell office:value-type="float" office:value="4.89844">
            <text:p>4.89844</text:p>
          </table:table-cell>
          <table:table-cell office:value-type="float" office:value="0.794293">
            <text:p>0.794293</text:p>
          </table:table-cell>
          <table:table-cell office:value-type="float" office:value="0.655407">
            <text:p>0.655407</text:p>
          </table:table-cell>
          <table:table-cell office:value-type="float" office:value="0.773255">
            <text:p>0.773255</text:p>
          </table:table-cell>
          <table:table-cell/>
          <table:table-cell office:value-type="float" office:value="4.89844">
            <text:p>4.89844</text:p>
          </table:table-cell>
          <table:table-cell office:value-type="float" office:value="0.535348">
            <text:p>0.535348</text:p>
          </table:table-cell>
          <table:table-cell office:value-type="float" office:value="0.505039">
            <text:p>0.505039</text:p>
          </table:table-cell>
          <table:table-cell office:value-type="float" office:value="0.561228">
            <text:p>0.561228</text:p>
          </table:table-cell>
          <table:table-cell/>
          <table:table-cell office:value-type="float" office:value="4.89844">
            <text:p>4.89844</text:p>
          </table:table-cell>
          <table:table-cell office:value-type="float" office:value="0.430773">
            <text:p>0.430773</text:p>
          </table:table-cell>
          <table:table-cell office:value-type="float" office:value="0.374384">
            <text:p>0.374384</text:p>
          </table:table-cell>
          <table:table-cell office:value-type="float" office:value="0.377152">
            <text:p>0.377152</text:p>
          </table:table-cell>
          <table:table-cell/>
          <table:table-cell table:formula="of:=[.K317]" office:value-type="float" office:value="4.89844">
            <text:p>4.89844</text:p>
          </table:table-cell>
          <table:table-cell table:formula="of:=0.5*([.G317]^2+[.L317]^2)" office:value-type="float" office:value="0.2360814293165">
            <text:p>0.2360814293165</text:p>
          </table:table-cell>
          <table:table-cell table:formula="of:=0.5*([.H317]^2+[.M317]^2)" office:value-type="float" office:value="0.1976138854885">
            <text:p>0.1976138854885</text:p>
          </table:table-cell>
          <table:table-cell table:formula="of:=0.5*([.I317]^2+[.N317]^2)" office:value-type="float" office:value="0.228610249544">
            <text:p>0.228610249544</text:p>
          </table:table-cell>
        </table:table-row>
        <table:table-row table:style-name="ro1">
          <table:table-cell office:value-type="float" office:value="4.91406">
            <text:p>4.91406</text:p>
          </table:table-cell>
          <table:table-cell office:value-type="float" office:value="0.795102">
            <text:p>0.795102</text:p>
          </table:table-cell>
          <table:table-cell office:value-type="float" office:value="0.655685">
            <text:p>0.655685</text:p>
          </table:table-cell>
          <table:table-cell office:value-type="float" office:value="0.773857">
            <text:p>0.773857</text:p>
          </table:table-cell>
          <table:table-cell/>
          <table:table-cell office:value-type="float" office:value="4.91406">
            <text:p>4.91406</text:p>
          </table:table-cell>
          <table:table-cell office:value-type="float" office:value="0.533067">
            <text:p>0.533067</text:p>
          </table:table-cell>
          <table:table-cell office:value-type="float" office:value="0.504876">
            <text:p>0.504876</text:p>
          </table:table-cell>
          <table:table-cell office:value-type="float" office:value="0.561763">
            <text:p>0.561763</text:p>
          </table:table-cell>
          <table:table-cell/>
          <table:table-cell office:value-type="float" office:value="4.91406">
            <text:p>4.91406</text:p>
          </table:table-cell>
          <table:table-cell office:value-type="float" office:value="0.429444">
            <text:p>0.429444</text:p>
          </table:table-cell>
          <table:table-cell office:value-type="float" office:value="0.376029">
            <text:p>0.376029</text:p>
          </table:table-cell>
          <table:table-cell office:value-type="float" office:value="0.376671">
            <text:p>0.376671</text:p>
          </table:table-cell>
          <table:table-cell/>
          <table:table-cell table:formula="of:=[.K318]" office:value-type="float" office:value="4.91406">
            <text:p>4.91406</text:p>
          </table:table-cell>
          <table:table-cell table:formula="of:=0.5*([.G318]^2+[.L318]^2)" office:value-type="float" office:value="0.2342912878125">
            <text:p>0.2342912878125</text:p>
          </table:table-cell>
          <table:table-cell table:formula="of:=0.5*([.H318]^2+[.M318]^2)" office:value-type="float" office:value="0.1981487921085">
            <text:p>0.1981487921085</text:p>
          </table:table-cell>
          <table:table-cell table:formula="of:=0.5*([.I318]^2+[.N318]^2)" office:value-type="float" office:value="0.228729355205">
            <text:p>0.228729355205</text:p>
          </table:table-cell>
        </table:table-row>
        <table:table-row table:style-name="ro1">
          <table:table-cell office:value-type="float" office:value="4.92969">
            <text:p>4.92969</text:p>
          </table:table-cell>
          <table:table-cell office:value-type="float" office:value="0.79593">
            <text:p>0.79593</text:p>
          </table:table-cell>
          <table:table-cell office:value-type="float" office:value="0.65496">
            <text:p>0.65496</text:p>
          </table:table-cell>
          <table:table-cell office:value-type="float" office:value="0.772105">
            <text:p>0.772105</text:p>
          </table:table-cell>
          <table:table-cell/>
          <table:table-cell office:value-type="float" office:value="4.92969">
            <text:p>4.92969</text:p>
          </table:table-cell>
          <table:table-cell office:value-type="float" office:value="0.529854">
            <text:p>0.529854</text:p>
          </table:table-cell>
          <table:table-cell office:value-type="float" office:value="0.504662">
            <text:p>0.504662</text:p>
          </table:table-cell>
          <table:table-cell office:value-type="float" office:value="0.560607">
            <text:p>0.560607</text:p>
          </table:table-cell>
          <table:table-cell/>
          <table:table-cell office:value-type="float" office:value="4.92969">
            <text:p>4.92969</text:p>
          </table:table-cell>
          <table:table-cell office:value-type="float" office:value="0.428227">
            <text:p>0.428227</text:p>
          </table:table-cell>
          <table:table-cell office:value-type="float" office:value="0.374499">
            <text:p>0.374499</text:p>
          </table:table-cell>
          <table:table-cell office:value-type="float" office:value="0.378509">
            <text:p>0.378509</text:p>
          </table:table-cell>
          <table:table-cell/>
          <table:table-cell table:formula="of:=[.K319]" office:value-type="float" office:value="4.92969">
            <text:p>4.92969</text:p>
          </table:table-cell>
          <table:table-cell table:formula="of:=0.5*([.G319]^2+[.L319]^2)" office:value-type="float" office:value="0.2320618124225">
            <text:p>0.2320618124225</text:p>
          </table:table-cell>
          <table:table-cell table:formula="of:=0.5*([.H319]^2+[.M319]^2)" office:value-type="float" office:value="0.1974666176225">
            <text:p>0.1974666176225</text:p>
          </table:table-cell>
          <table:table-cell table:formula="of:=0.5*([.I319]^2+[.N319]^2)" office:value-type="float" office:value="0.228774635765">
            <text:p>0.228774635765</text:p>
          </table:table-cell>
        </table:table-row>
        <table:table-row table:style-name="ro1">
          <table:table-cell office:value-type="float" office:value="4.94531">
            <text:p>4.94531</text:p>
          </table:table-cell>
          <table:table-cell office:value-type="float" office:value="0.79572">
            <text:p>0.79572</text:p>
          </table:table-cell>
          <table:table-cell office:value-type="float" office:value="0.65245">
            <text:p>0.65245</text:p>
          </table:table-cell>
          <table:table-cell office:value-type="float" office:value="0.768207">
            <text:p>0.768207</text:p>
          </table:table-cell>
          <table:table-cell/>
          <table:table-cell office:value-type="float" office:value="4.94531">
            <text:p>4.94531</text:p>
          </table:table-cell>
          <table:table-cell office:value-type="float" office:value="0.527826">
            <text:p>0.527826</text:p>
          </table:table-cell>
          <table:table-cell office:value-type="float" office:value="0.50294">
            <text:p>0.50294</text:p>
          </table:table-cell>
          <table:table-cell office:value-type="float" office:value="0.557557">
            <text:p>0.557557</text:p>
          </table:table-cell>
          <table:table-cell/>
          <table:table-cell office:value-type="float" office:value="4.94531">
            <text:p>4.94531</text:p>
          </table:table-cell>
          <table:table-cell office:value-type="float" office:value="0.429015">
            <text:p>0.429015</text:p>
          </table:table-cell>
          <table:table-cell office:value-type="float" office:value="0.371399">
            <text:p>0.371399</text:p>
          </table:table-cell>
          <table:table-cell office:value-type="float" office:value="0.378636">
            <text:p>0.378636</text:p>
          </table:table-cell>
          <table:table-cell/>
          <table:table-cell table:formula="of:=[.K320]" office:value-type="float" office:value="4.94531">
            <text:p>4.94531</text:p>
          </table:table-cell>
          <table:table-cell table:formula="of:=0.5*([.G320]^2+[.L320]^2)" office:value-type="float" office:value="0.2313270782505">
            <text:p>0.2313270782505</text:p>
          </table:table-cell>
          <table:table-cell table:formula="of:=0.5*([.H320]^2+[.M320]^2)" office:value-type="float" office:value="0.1954429304005">
            <text:p>0.1954429304005</text:p>
          </table:table-cell>
          <table:table-cell table:formula="of:=0.5*([.I320]^2+[.N320]^2)" office:value-type="float" office:value="0.2271175143725">
            <text:p>0.2271175143725</text:p>
          </table:table-cell>
        </table:table-row>
        <table:table-row table:style-name="ro1">
          <table:table-cell office:value-type="float" office:value="4.96094">
            <text:p>4.96094</text:p>
          </table:table-cell>
          <table:table-cell office:value-type="float" office:value="0.798105">
            <text:p>0.798105</text:p>
          </table:table-cell>
          <table:table-cell office:value-type="float" office:value="0.651143">
            <text:p>0.651143</text:p>
          </table:table-cell>
          <table:table-cell office:value-type="float" office:value="0.766598">
            <text:p>0.766598</text:p>
          </table:table-cell>
          <table:table-cell/>
          <table:table-cell office:value-type="float" office:value="4.96094">
            <text:p>4.96094</text:p>
          </table:table-cell>
          <table:table-cell office:value-type="float" office:value="0.527784">
            <text:p>0.527784</text:p>
          </table:table-cell>
          <table:table-cell office:value-type="float" office:value="0.500916">
            <text:p>0.500916</text:p>
          </table:table-cell>
          <table:table-cell office:value-type="float" office:value="0.556606">
            <text:p>0.556606</text:p>
          </table:table-cell>
          <table:table-cell/>
          <table:table-cell office:value-type="float" office:value="4.96094">
            <text:p>4.96094</text:p>
          </table:table-cell>
          <table:table-cell office:value-type="float" office:value="0.430029">
            <text:p>0.430029</text:p>
          </table:table-cell>
          <table:table-cell office:value-type="float" office:value="0.369647">
            <text:p>0.369647</text:p>
          </table:table-cell>
          <table:table-cell office:value-type="float" office:value="0.377714">
            <text:p>0.377714</text:p>
          </table:table-cell>
          <table:table-cell/>
          <table:table-cell table:formula="of:=[.K321]" office:value-type="float" office:value="4.96094">
            <text:p>4.96094</text:p>
          </table:table-cell>
          <table:table-cell table:formula="of:=0.5*([.G321]^2+[.L321]^2)" office:value-type="float" office:value="0.2317404457485">
            <text:p>0.2317404457485</text:p>
          </table:table-cell>
          <table:table-cell table:formula="of:=0.5*([.H321]^2+[.M321]^2)" office:value-type="float" office:value="0.1937778718325">
            <text:p>0.1937778718325</text:p>
          </table:table-cell>
          <table:table-cell table:formula="of:=0.5*([.I321]^2+[.N321]^2)" office:value-type="float" office:value="0.226239052516">
            <text:p>0.226239052516</text:p>
          </table:table-cell>
        </table:table-row>
        <table:table-row table:style-name="ro1">
          <table:table-cell office:value-type="float" office:value="4.97656">
            <text:p>4.97656</text:p>
          </table:table-cell>
          <table:table-cell office:value-type="float" office:value="0.802348">
            <text:p>0.802348</text:p>
          </table:table-cell>
          <table:table-cell office:value-type="float" office:value="0.649532">
            <text:p>0.649532</text:p>
          </table:table-cell>
          <table:table-cell office:value-type="float" office:value="0.769287">
            <text:p>0.769287</text:p>
          </table:table-cell>
          <table:table-cell/>
          <table:table-cell office:value-type="float" office:value="4.97656">
            <text:p>4.97656</text:p>
          </table:table-cell>
          <table:table-cell office:value-type="float" office:value="0.528585">
            <text:p>0.528585</text:p>
          </table:table-cell>
          <table:table-cell office:value-type="float" office:value="0.50073">
            <text:p>0.50073</text:p>
          </table:table-cell>
          <table:table-cell office:value-type="float" office:value="0.558167">
            <text:p>0.558167</text:p>
          </table:table-cell>
          <table:table-cell/>
          <table:table-cell office:value-type="float" office:value="4.97656">
            <text:p>4.97656</text:p>
          </table:table-cell>
          <table:table-cell office:value-type="float" office:value="0.430108">
            <text:p>0.430108</text:p>
          </table:table-cell>
          <table:table-cell office:value-type="float" office:value="0.370441">
            <text:p>0.370441</text:p>
          </table:table-cell>
          <table:table-cell office:value-type="float" office:value="0.377378">
            <text:p>0.377378</text:p>
          </table:table-cell>
          <table:table-cell/>
          <table:table-cell table:formula="of:=[.K322]" office:value-type="float" office:value="4.97656">
            <text:p>4.97656</text:p>
          </table:table-cell>
          <table:table-cell table:formula="of:=0.5*([.G322]^2+[.L322]^2)" office:value-type="float" office:value="0.2321974969445">
            <text:p>0.2321974969445</text:p>
          </table:table-cell>
          <table:table-cell table:formula="of:=0.5*([.H322]^2+[.M322]^2)" office:value-type="float" office:value="0.1939785336905">
            <text:p>0.1939785336905</text:p>
          </table:table-cell>
          <table:table-cell table:formula="of:=0.5*([.I322]^2+[.N322]^2)" office:value-type="float" office:value="0.2269822773865">
            <text:p>0.2269822773865</text:p>
          </table:table-cell>
        </table:table-row>
        <table:table-row table:style-name="ro1">
          <table:table-cell office:value-type="float" office:value="4.99219">
            <text:p>4.99219</text:p>
          </table:table-cell>
          <table:table-cell office:value-type="float" office:value="0.802882">
            <text:p>0.802882</text:p>
          </table:table-cell>
          <table:table-cell office:value-type="float" office:value="0.646425">
            <text:p>0.646425</text:p>
          </table:table-cell>
          <table:table-cell office:value-type="float" office:value="0.771565">
            <text:p>0.771565</text:p>
          </table:table-cell>
          <table:table-cell/>
          <table:table-cell office:value-type="float" office:value="4.99219">
            <text:p>4.99219</text:p>
          </table:table-cell>
          <table:table-cell office:value-type="float" office:value="0.529012">
            <text:p>0.529012</text:p>
          </table:table-cell>
          <table:table-cell office:value-type="float" office:value="0.501141">
            <text:p>0.501141</text:p>
          </table:table-cell>
          <table:table-cell office:value-type="float" office:value="0.558716">
            <text:p>0.558716</text:p>
          </table:table-cell>
          <table:table-cell/>
          <table:table-cell office:value-type="float" office:value="4.99219">
            <text:p>4.99219</text:p>
          </table:table-cell>
          <table:table-cell office:value-type="float" office:value="0.430815">
            <text:p>0.430815</text:p>
          </table:table-cell>
          <table:table-cell office:value-type="float" office:value="0.371881">
            <text:p>0.371881</text:p>
          </table:table-cell>
          <table:table-cell office:value-type="float" office:value="0.378731">
            <text:p>0.378731</text:p>
          </table:table-cell>
          <table:table-cell/>
          <table:table-cell table:formula="of:=[.K323]" office:value-type="float" office:value="4.99219">
            <text:p>4.99219</text:p>
          </table:table-cell>
          <table:table-cell table:formula="of:=0.5*([.G323]^2+[.L323]^2)" office:value-type="float" office:value="0.2327276301845">
            <text:p>0.2327276301845</text:p>
          </table:table-cell>
          <table:table-cell table:formula="of:=0.5*([.H323]^2+[.M323]^2)" office:value-type="float" office:value="0.194718890021">
            <text:p>0.194718890021</text:p>
          </table:table-cell>
          <table:table-cell table:formula="of:=0.5*([.I323]^2+[.N323]^2)" office:value-type="float" office:value="0.2278003695085">
            <text:p>0.2278003695085</text:p>
          </table:table-cell>
        </table:table-row>
        <table:table-row table:style-name="ro1">
          <table:table-cell office:value-type="float" office:value="5.00781">
            <text:p>5.00781</text:p>
          </table:table-cell>
          <table:table-cell office:value-type="float" office:value="0.801082">
            <text:p>0.801082</text:p>
          </table:table-cell>
          <table:table-cell office:value-type="float" office:value="0.646275">
            <text:p>0.646275</text:p>
          </table:table-cell>
          <table:table-cell office:value-type="float" office:value="0.771445">
            <text:p>0.771445</text:p>
          </table:table-cell>
          <table:table-cell/>
          <table:table-cell office:value-type="float" office:value="5.00781">
            <text:p>5.00781</text:p>
          </table:table-cell>
          <table:table-cell office:value-type="float" office:value="0.529382">
            <text:p>0.529382</text:p>
          </table:table-cell>
          <table:table-cell office:value-type="float" office:value="0.500179">
            <text:p>0.500179</text:p>
          </table:table-cell>
          <table:table-cell office:value-type="float" office:value="0.555877">
            <text:p>0.555877</text:p>
          </table:table-cell>
          <table:table-cell/>
          <table:table-cell office:value-type="float" office:value="5.00781">
            <text:p>5.00781</text:p>
          </table:table-cell>
          <table:table-cell office:value-type="float" office:value="0.431887">
            <text:p>0.431887</text:p>
          </table:table-cell>
          <table:table-cell office:value-type="float" office:value="0.372082">
            <text:p>0.372082</text:p>
          </table:table-cell>
          <table:table-cell office:value-type="float" office:value="0.378354">
            <text:p>0.378354</text:p>
          </table:table-cell>
          <table:table-cell/>
          <table:table-cell table:formula="of:=[.K324]" office:value-type="float" office:value="5.00781">
            <text:p>5.00781</text:p>
          </table:table-cell>
          <table:table-cell table:formula="of:=0.5*([.G324]^2+[.L324]^2)" office:value-type="float" office:value="0.2333858413465">
            <text:p>0.2333858413465</text:p>
          </table:table-cell>
          <table:table-cell table:formula="of:=0.5*([.H324]^2+[.M324]^2)" office:value-type="float" office:value="0.1943120233825">
            <text:p>0.1943120233825</text:p>
          </table:table-cell>
          <table:table-cell table:formula="of:=0.5*([.I324]^2+[.N324]^2)" office:value-type="float" office:value="0.2260754942225">
            <text:p>0.2260754942225</text:p>
          </table:table-cell>
        </table:table-row>
        <table:table-row table:style-name="ro1">
          <table:table-cell office:value-type="float" office:value="5.02344">
            <text:p>5.02344</text:p>
          </table:table-cell>
          <table:table-cell office:value-type="float" office:value="0.80125">
            <text:p>0.80125</text:p>
          </table:table-cell>
          <table:table-cell office:value-type="float" office:value="0.648703">
            <text:p>0.648703</text:p>
          </table:table-cell>
          <table:table-cell office:value-type="float" office:value="0.769885">
            <text:p>0.769885</text:p>
          </table:table-cell>
          <table:table-cell/>
          <table:table-cell office:value-type="float" office:value="5.02344">
            <text:p>5.02344</text:p>
          </table:table-cell>
          <table:table-cell office:value-type="float" office:value="0.529268">
            <text:p>0.529268</text:p>
          </table:table-cell>
          <table:table-cell office:value-type="float" office:value="0.499375">
            <text:p>0.499375</text:p>
          </table:table-cell>
          <table:table-cell office:value-type="float" office:value="0.553578">
            <text:p>0.553578</text:p>
          </table:table-cell>
          <table:table-cell/>
          <table:table-cell office:value-type="float" office:value="5.02344">
            <text:p>5.02344</text:p>
          </table:table-cell>
          <table:table-cell office:value-type="float" office:value="0.431479">
            <text:p>0.431479</text:p>
          </table:table-cell>
          <table:table-cell office:value-type="float" office:value="0.369899">
            <text:p>0.369899</text:p>
          </table:table-cell>
          <table:table-cell office:value-type="float" office:value="0.38039">
            <text:p>0.38039</text:p>
          </table:table-cell>
          <table:table-cell/>
          <table:table-cell table:formula="of:=[.K325]" office:value-type="float" office:value="5.02344">
            <text:p>5.02344</text:p>
          </table:table-cell>
          <table:table-cell table:formula="of:=0.5*([.G325]^2+[.L325]^2)" office:value-type="float" office:value="0.2331493716325">
            <text:p>0.2331493716325</text:p>
          </table:table-cell>
          <table:table-cell table:formula="of:=0.5*([.H325]^2+[.M325]^2)" office:value-type="float" office:value="0.193100330413">
            <text:p>0.193100330413</text:p>
          </table:table-cell>
          <table:table-cell table:formula="of:=0.5*([.I325]^2+[.N325]^2)" office:value-type="float" office:value="0.225572577092">
            <text:p>0.225572577092</text:p>
          </table:table-cell>
        </table:table-row>
        <table:table-row table:style-name="ro1">
          <table:table-cell office:value-type="float" office:value="5.03906">
            <text:p>5.03906</text:p>
          </table:table-cell>
          <table:table-cell office:value-type="float" office:value="0.801975">
            <text:p>0.801975</text:p>
          </table:table-cell>
          <table:table-cell office:value-type="float" office:value="0.648777">
            <text:p>0.648777</text:p>
          </table:table-cell>
          <table:table-cell office:value-type="float" office:value="0.76934">
            <text:p>0.76934</text:p>
          </table:table-cell>
          <table:table-cell/>
          <table:table-cell office:value-type="float" office:value="5.03906">
            <text:p>5.03906</text:p>
          </table:table-cell>
          <table:table-cell office:value-type="float" office:value="0.528566">
            <text:p>0.528566</text:p>
          </table:table-cell>
          <table:table-cell office:value-type="float" office:value="0.498188">
            <text:p>0.498188</text:p>
          </table:table-cell>
          <table:table-cell office:value-type="float" office:value="0.553899">
            <text:p>0.553899</text:p>
          </table:table-cell>
          <table:table-cell/>
          <table:table-cell office:value-type="float" office:value="5.03906">
            <text:p>5.03906</text:p>
          </table:table-cell>
          <table:table-cell office:value-type="float" office:value="0.429498">
            <text:p>0.429498</text:p>
          </table:table-cell>
          <table:table-cell office:value-type="float" office:value="0.369079">
            <text:p>0.369079</text:p>
          </table:table-cell>
          <table:table-cell office:value-type="float" office:value="0.383653">
            <text:p>0.383653</text:p>
          </table:table-cell>
          <table:table-cell/>
          <table:table-cell table:formula="of:=[.K326]" office:value-type="float" office:value="5.03906">
            <text:p>5.03906</text:p>
          </table:table-cell>
          <table:table-cell table:formula="of:=0.5*([.G326]^2+[.L326]^2)" office:value-type="float" office:value="0.23192527418">
            <text:p>0.23192527418</text:p>
          </table:table-cell>
          <table:table-cell table:formula="of:=0.5*([.H326]^2+[.M326]^2)" office:value-type="float" office:value="0.1922052957925">
            <text:p>0.1922052957925</text:p>
          </table:table-cell>
          <table:table-cell table:formula="of:=0.5*([.I326]^2+[.N326]^2)" office:value-type="float" office:value="0.226996863305">
            <text:p>0.226996863305</text:p>
          </table:table-cell>
        </table:table-row>
        <table:table-row table:style-name="ro1">
          <table:table-cell office:value-type="float" office:value="5.05469">
            <text:p>5.05469</text:p>
          </table:table-cell>
          <table:table-cell office:value-type="float" office:value="0.802598">
            <text:p>0.802598</text:p>
          </table:table-cell>
          <table:table-cell office:value-type="float" office:value="0.647507">
            <text:p>0.647507</text:p>
          </table:table-cell>
          <table:table-cell office:value-type="float" office:value="0.770577">
            <text:p>0.770577</text:p>
          </table:table-cell>
          <table:table-cell/>
          <table:table-cell office:value-type="float" office:value="5.05469">
            <text:p>5.05469</text:p>
          </table:table-cell>
          <table:table-cell office:value-type="float" office:value="0.528321">
            <text:p>0.528321</text:p>
          </table:table-cell>
          <table:table-cell office:value-type="float" office:value="0.497357">
            <text:p>0.497357</text:p>
          </table:table-cell>
          <table:table-cell office:value-type="float" office:value="0.555181">
            <text:p>0.555181</text:p>
          </table:table-cell>
          <table:table-cell/>
          <table:table-cell office:value-type="float" office:value="5.05469">
            <text:p>5.05469</text:p>
          </table:table-cell>
          <table:table-cell office:value-type="float" office:value="0.428706">
            <text:p>0.428706</text:p>
          </table:table-cell>
          <table:table-cell office:value-type="float" office:value="0.369436">
            <text:p>0.369436</text:p>
          </table:table-cell>
          <table:table-cell office:value-type="float" office:value="0.384467">
            <text:p>0.384467</text:p>
          </table:table-cell>
          <table:table-cell/>
          <table:table-cell table:formula="of:=[.K327]" office:value-type="float" office:value="5.05469">
            <text:p>5.05469</text:p>
          </table:table-cell>
          <table:table-cell table:formula="of:=0.5*([.G327]^2+[.L327]^2)" office:value-type="float" office:value="0.2314559567385">
            <text:p>0.2314559567385</text:p>
          </table:table-cell>
          <table:table-cell table:formula="of:=0.5*([.H327]^2+[.M327]^2)" office:value-type="float" office:value="0.1919234717725">
            <text:p>0.1919234717725</text:p>
          </table:table-cell>
          <table:table-cell table:formula="of:=0.5*([.I327]^2+[.N327]^2)" office:value-type="float" office:value="0.228020408425">
            <text:p>0.228020408425</text:p>
          </table:table-cell>
        </table:table-row>
        <table:table-row table:style-name="ro1">
          <table:table-cell office:value-type="float" office:value="5.07031">
            <text:p>5.07031</text:p>
          </table:table-cell>
          <table:table-cell office:value-type="float" office:value="0.804272">
            <text:p>0.804272</text:p>
          </table:table-cell>
          <table:table-cell office:value-type="float" office:value="0.64669">
            <text:p>0.64669</text:p>
          </table:table-cell>
          <table:table-cell office:value-type="float" office:value="0.773143">
            <text:p>0.773143</text:p>
          </table:table-cell>
          <table:table-cell/>
          <table:table-cell office:value-type="float" office:value="5.07031">
            <text:p>5.07031</text:p>
          </table:table-cell>
          <table:table-cell office:value-type="float" office:value="0.529044">
            <text:p>0.529044</text:p>
          </table:table-cell>
          <table:table-cell office:value-type="float" office:value="0.497065">
            <text:p>0.497065</text:p>
          </table:table-cell>
          <table:table-cell office:value-type="float" office:value="0.554712">
            <text:p>0.554712</text:p>
          </table:table-cell>
          <table:table-cell/>
          <table:table-cell office:value-type="float" office:value="5.07031">
            <text:p>5.07031</text:p>
          </table:table-cell>
          <table:table-cell office:value-type="float" office:value="0.428027">
            <text:p>0.428027</text:p>
          </table:table-cell>
          <table:table-cell office:value-type="float" office:value="0.370521">
            <text:p>0.370521</text:p>
          </table:table-cell>
          <table:table-cell office:value-type="float" office:value="0.384602">
            <text:p>0.384602</text:p>
          </table:table-cell>
          <table:table-cell/>
          <table:table-cell table:formula="of:=[.K328]" office:value-type="float" office:value="5.07031">
            <text:p>5.07031</text:p>
          </table:table-cell>
          <table:table-cell table:formula="of:=0.5*([.G328]^2+[.L328]^2)" office:value-type="float" office:value="0.2315473333325">
            <text:p>0.2315473333325</text:p>
          </table:table-cell>
          <table:table-cell table:formula="of:=0.5*([.H328]^2+[.M328]^2)" office:value-type="float" office:value="0.192179712833">
            <text:p>0.192179712833</text:p>
          </table:table-cell>
          <table:table-cell table:formula="of:=0.5*([.I328]^2+[.N328]^2)" office:value-type="float" office:value="0.227812050674">
            <text:p>0.227812050674</text:p>
          </table:table-cell>
        </table:table-row>
        <table:table-row table:style-name="ro1">
          <table:table-cell office:value-type="float" office:value="5.08594">
            <text:p>5.08594</text:p>
          </table:table-cell>
          <table:table-cell office:value-type="float" office:value="0.804175">
            <text:p>0.804175</text:p>
          </table:table-cell>
          <table:table-cell office:value-type="float" office:value="0.646167">
            <text:p>0.646167</text:p>
          </table:table-cell>
          <table:table-cell office:value-type="float" office:value="0.774562">
            <text:p>0.774562</text:p>
          </table:table-cell>
          <table:table-cell/>
          <table:table-cell office:value-type="float" office:value="5.08594">
            <text:p>5.08594</text:p>
          </table:table-cell>
          <table:table-cell office:value-type="float" office:value="0.529376">
            <text:p>0.529376</text:p>
          </table:table-cell>
          <table:table-cell office:value-type="float" office:value="0.497385">
            <text:p>0.497385</text:p>
          </table:table-cell>
          <table:table-cell office:value-type="float" office:value="0.553419">
            <text:p>0.553419</text:p>
          </table:table-cell>
          <table:table-cell/>
          <table:table-cell office:value-type="float" office:value="5.08594">
            <text:p>5.08594</text:p>
          </table:table-cell>
          <table:table-cell office:value-type="float" office:value="0.428347">
            <text:p>0.428347</text:p>
          </table:table-cell>
          <table:table-cell office:value-type="float" office:value="0.370991">
            <text:p>0.370991</text:p>
          </table:table-cell>
          <table:table-cell office:value-type="float" office:value="0.385454">
            <text:p>0.385454</text:p>
          </table:table-cell>
          <table:table-cell/>
          <table:table-cell table:formula="of:=[.K329]" office:value-type="float" office:value="5.08594">
            <text:p>5.08594</text:p>
          </table:table-cell>
          <table:table-cell table:formula="of:=0.5*([.G329]^2+[.L329]^2)" office:value-type="float" office:value="0.2318600508925">
            <text:p>0.2318600508925</text:p>
          </table:table-cell>
          <table:table-cell table:formula="of:=0.5*([.H329]^2+[.M329]^2)" office:value-type="float" office:value="0.192513080153">
            <text:p>0.192513080153</text:p>
          </table:table-cell>
          <table:table-cell table:formula="of:=0.5*([.I329]^2+[.N329]^2)" office:value-type="float" office:value="0.2274236878385">
            <text:p>0.2274236878385</text:p>
          </table:table-cell>
        </table:table-row>
        <table:table-row table:style-name="ro1">
          <table:table-cell office:value-type="float" office:value="5.10156">
            <text:p>5.10156</text:p>
          </table:table-cell>
          <table:table-cell office:value-type="float" office:value="0.80236">
            <text:p>0.80236</text:p>
          </table:table-cell>
          <table:table-cell office:value-type="float" office:value="0.646415">
            <text:p>0.646415</text:p>
          </table:table-cell>
          <table:table-cell office:value-type="float" office:value="0.772882">
            <text:p>0.772882</text:p>
          </table:table-cell>
          <table:table-cell/>
          <table:table-cell office:value-type="float" office:value="5.10156">
            <text:p>5.10156</text:p>
          </table:table-cell>
          <table:table-cell office:value-type="float" office:value="0.529301">
            <text:p>0.529301</text:p>
          </table:table-cell>
          <table:table-cell office:value-type="float" office:value="0.498513">
            <text:p>0.498513</text:p>
          </table:table-cell>
          <table:table-cell office:value-type="float" office:value="0.553552">
            <text:p>0.553552</text:p>
          </table:table-cell>
          <table:table-cell/>
          <table:table-cell office:value-type="float" office:value="5.10156">
            <text:p>5.10156</text:p>
          </table:table-cell>
          <table:table-cell office:value-type="float" office:value="0.429295">
            <text:p>0.429295</text:p>
          </table:table-cell>
          <table:table-cell office:value-type="float" office:value="0.368918">
            <text:p>0.368918</text:p>
          </table:table-cell>
          <table:table-cell office:value-type="float" office:value="0.383883">
            <text:p>0.383883</text:p>
          </table:table-cell>
          <table:table-cell/>
          <table:table-cell table:formula="of:=[.K330]" office:value-type="float" office:value="5.10156">
            <text:p>5.10156</text:p>
          </table:table-cell>
          <table:table-cell table:formula="of:=0.5*([.G330]^2+[.L330]^2)" office:value-type="float" office:value="0.232226872813">
            <text:p>0.232226872813</text:p>
          </table:table-cell>
          <table:table-cell table:formula="of:=0.5*([.H330]^2+[.M330]^2)" office:value-type="float" office:value="0.1923078509465">
            <text:p>0.1923078509465</text:p>
          </table:table-cell>
          <table:table-cell table:formula="of:=0.5*([.I330]^2+[.N330]^2)" office:value-type="float" office:value="0.2268929871965">
            <text:p>0.2268929871965</text:p>
          </table:table-cell>
        </table:table-row>
        <table:table-row table:style-name="ro1">
          <table:table-cell office:value-type="float" office:value="5.11719">
            <text:p>5.11719</text:p>
          </table:table-cell>
          <table:table-cell office:value-type="float" office:value="0.804213">
            <text:p>0.804213</text:p>
          </table:table-cell>
          <table:table-cell office:value-type="float" office:value="0.648228">
            <text:p>0.648228</text:p>
          </table:table-cell>
          <table:table-cell office:value-type="float" office:value="0.771693">
            <text:p>0.771693</text:p>
          </table:table-cell>
          <table:table-cell/>
          <table:table-cell office:value-type="float" office:value="5.11719">
            <text:p>5.11719</text:p>
          </table:table-cell>
          <table:table-cell office:value-type="float" office:value="0.52911">
            <text:p>0.52911</text:p>
          </table:table-cell>
          <table:table-cell office:value-type="float" office:value="0.499229">
            <text:p>0.499229</text:p>
          </table:table-cell>
          <table:table-cell office:value-type="float" office:value="0.554283">
            <text:p>0.554283</text:p>
          </table:table-cell>
          <table:table-cell/>
          <table:table-cell office:value-type="float" office:value="5.11719">
            <text:p>5.11719</text:p>
          </table:table-cell>
          <table:table-cell office:value-type="float" office:value="0.428408">
            <text:p>0.428408</text:p>
          </table:table-cell>
          <table:table-cell office:value-type="float" office:value="0.366919">
            <text:p>0.366919</text:p>
          </table:table-cell>
          <table:table-cell office:value-type="float" office:value="0.379021">
            <text:p>0.379021</text:p>
          </table:table-cell>
          <table:table-cell/>
          <table:table-cell table:formula="of:=[.K331]" office:value-type="float" office:value="5.11719">
            <text:p>5.11719</text:p>
          </table:table-cell>
          <table:table-cell table:formula="of:=0.5*([.G331]^2+[.L331]^2)" office:value-type="float" office:value="0.231745403282">
            <text:p>0.231745403282</text:p>
          </table:table-cell>
          <table:table-cell table:formula="of:=0.5*([.H331]^2+[.M331]^2)" office:value-type="float" office:value="0.191929573501">
            <text:p>0.191929573501</text:p>
          </table:table-cell>
          <table:table-cell table:formula="of:=0.5*([.I331]^2+[.N331]^2)" office:value-type="float" office:value="0.225443281265">
            <text:p>0.225443281265</text:p>
          </table:table-cell>
        </table:table-row>
        <table:table-row table:style-name="ro1">
          <table:table-cell office:value-type="float" office:value="5.13281">
            <text:p>5.13281</text:p>
          </table:table-cell>
          <table:table-cell office:value-type="float" office:value="0.808433">
            <text:p>0.808433</text:p>
          </table:table-cell>
          <table:table-cell office:value-type="float" office:value="0.651123">
            <text:p>0.651123</text:p>
          </table:table-cell>
          <table:table-cell office:value-type="float" office:value="0.771825">
            <text:p>0.771825</text:p>
          </table:table-cell>
          <table:table-cell/>
          <table:table-cell office:value-type="float" office:value="5.13281">
            <text:p>5.13281</text:p>
          </table:table-cell>
          <table:table-cell office:value-type="float" office:value="0.529711">
            <text:p>0.529711</text:p>
          </table:table-cell>
          <table:table-cell office:value-type="float" office:value="0.498958">
            <text:p>0.498958</text:p>
          </table:table-cell>
          <table:table-cell office:value-type="float" office:value="0.555449">
            <text:p>0.555449</text:p>
          </table:table-cell>
          <table:table-cell/>
          <table:table-cell office:value-type="float" office:value="5.13281">
            <text:p>5.13281</text:p>
          </table:table-cell>
          <table:table-cell office:value-type="float" office:value="0.425271">
            <text:p>0.425271</text:p>
          </table:table-cell>
          <table:table-cell office:value-type="float" office:value="0.367744">
            <text:p>0.367744</text:p>
          </table:table-cell>
          <table:table-cell office:value-type="float" office:value="0.377734">
            <text:p>0.377734</text:p>
          </table:table-cell>
          <table:table-cell/>
          <table:table-cell table:formula="of:=[.K332]" office:value-type="float" office:value="5.13281">
            <text:p>5.13281</text:p>
          </table:table-cell>
          <table:table-cell table:formula="of:=0.5*([.G332]^2+[.L332]^2)" office:value-type="float" office:value="0.230724583481">
            <text:p>0.230724583481</text:p>
          </table:table-cell>
          <table:table-cell table:formula="of:=0.5*([.H332]^2+[.M332]^2)" office:value-type="float" office:value="0.19209736765">
            <text:p>0.19209736765</text:p>
          </table:table-cell>
          <table:table-cell table:formula="of:=0.5*([.I332]^2+[.N332]^2)" office:value-type="float" office:value="0.2256032831785">
            <text:p>0.2256032831785</text:p>
          </table:table-cell>
        </table:table-row>
        <table:table-row table:style-name="ro1">
          <table:table-cell office:value-type="float" office:value="5.14844">
            <text:p>5.14844</text:p>
          </table:table-cell>
          <table:table-cell office:value-type="float" office:value="0.808717">
            <text:p>0.808717</text:p>
          </table:table-cell>
          <table:table-cell office:value-type="float" office:value="0.652862">
            <text:p>0.652862</text:p>
          </table:table-cell>
          <table:table-cell office:value-type="float" office:value="0.769287">
            <text:p>0.769287</text:p>
          </table:table-cell>
          <table:table-cell/>
          <table:table-cell office:value-type="float" office:value="5.14844">
            <text:p>5.14844</text:p>
          </table:table-cell>
          <table:table-cell office:value-type="float" office:value="0.531">
            <text:p>0.531</text:p>
          </table:table-cell>
          <table:table-cell office:value-type="float" office:value="0.496253">
            <text:p>0.496253</text:p>
          </table:table-cell>
          <table:table-cell office:value-type="float" office:value="0.555374">
            <text:p>0.555374</text:p>
          </table:table-cell>
          <table:table-cell/>
          <table:table-cell office:value-type="float" office:value="5.14844">
            <text:p>5.14844</text:p>
          </table:table-cell>
          <table:table-cell office:value-type="float" office:value="0.423941">
            <text:p>0.423941</text:p>
          </table:table-cell>
          <table:table-cell office:value-type="float" office:value="0.369826">
            <text:p>0.369826</text:p>
          </table:table-cell>
          <table:table-cell office:value-type="float" office:value="0.380664">
            <text:p>0.380664</text:p>
          </table:table-cell>
          <table:table-cell/>
          <table:table-cell table:formula="of:=[.K333]" office:value-type="float" office:value="5.14844">
            <text:p>5.14844</text:p>
          </table:table-cell>
          <table:table-cell table:formula="of:=0.5*([.G333]^2+[.L333]^2)" office:value-type="float" office:value="0.2308434857405">
            <text:p>0.2308434857405</text:p>
          </table:table-cell>
          <table:table-cell table:formula="of:=0.5*([.H333]^2+[.M333]^2)" office:value-type="float" office:value="0.1915191551425">
            <text:p>0.1915191551425</text:p>
          </table:table-cell>
          <table:table-cell table:formula="of:=0.5*([.I333]^2+[.N333]^2)" office:value-type="float" office:value="0.226672680386">
            <text:p>0.226672680386</text:p>
          </table:table-cell>
        </table:table-row>
        <table:table-row table:style-name="ro1">
          <table:table-cell office:value-type="float" office:value="5.16406">
            <text:p>5.16406</text:p>
          </table:table-cell>
          <table:table-cell office:value-type="float" office:value="0.805445">
            <text:p>0.805445</text:p>
          </table:table-cell>
          <table:table-cell office:value-type="float" office:value="0.651375">
            <text:p>0.651375</text:p>
          </table:table-cell>
          <table:table-cell office:value-type="float" office:value="0.76653">
            <text:p>0.76653</text:p>
          </table:table-cell>
          <table:table-cell/>
          <table:table-cell office:value-type="float" office:value="5.16406">
            <text:p>5.16406</text:p>
          </table:table-cell>
          <table:table-cell office:value-type="float" office:value="0.531634">
            <text:p>0.531634</text:p>
          </table:table-cell>
          <table:table-cell office:value-type="float" office:value="0.492891">
            <text:p>0.492891</text:p>
          </table:table-cell>
          <table:table-cell office:value-type="float" office:value="0.55492">
            <text:p>0.55492</text:p>
          </table:table-cell>
          <table:table-cell/>
          <table:table-cell office:value-type="float" office:value="5.16406">
            <text:p>5.16406</text:p>
          </table:table-cell>
          <table:table-cell office:value-type="float" office:value="0.425905">
            <text:p>0.425905</text:p>
          </table:table-cell>
          <table:table-cell office:value-type="float" office:value="0.370659">
            <text:p>0.370659</text:p>
          </table:table-cell>
          <table:table-cell office:value-type="float" office:value="0.385033">
            <text:p>0.385033</text:p>
          </table:table-cell>
          <table:table-cell/>
          <table:table-cell table:formula="of:=[.K334]" office:value-type="float" office:value="5.16406">
            <text:p>5.16406</text:p>
          </table:table-cell>
          <table:table-cell table:formula="of:=0.5*([.G334]^2+[.L334]^2)" office:value-type="float" office:value="0.2320148894905">
            <text:p>0.2320148894905</text:p>
          </table:table-cell>
          <table:table-cell table:formula="of:=0.5*([.H334]^2+[.M334]^2)" office:value-type="float" office:value="0.190164816081">
            <text:p>0.190164816081</text:p>
          </table:table-cell>
          <table:table-cell table:formula="of:=0.5*([.I334]^2+[.N334]^2)" office:value-type="float" office:value="0.2280933087445">
            <text:p>0.2280933087445</text:p>
          </table:table-cell>
        </table:table-row>
        <table:table-row table:style-name="ro1">
          <table:table-cell office:value-type="float" office:value="5.17969">
            <text:p>5.17969</text:p>
          </table:table-cell>
          <table:table-cell office:value-type="float" office:value="0.803068">
            <text:p>0.803068</text:p>
          </table:table-cell>
          <table:table-cell office:value-type="float" office:value="0.649602">
            <text:p>0.649602</text:p>
          </table:table-cell>
          <table:table-cell office:value-type="float" office:value="0.76743">
            <text:p>0.76743</text:p>
          </table:table-cell>
          <table:table-cell/>
          <table:table-cell office:value-type="float" office:value="5.17969">
            <text:p>5.17969</text:p>
          </table:table-cell>
          <table:table-cell office:value-type="float" office:value="0.530887">
            <text:p>0.530887</text:p>
          </table:table-cell>
          <table:table-cell office:value-type="float" office:value="0.491449">
            <text:p>0.491449</text:p>
          </table:table-cell>
          <table:table-cell office:value-type="float" office:value="0.554181">
            <text:p>0.554181</text:p>
          </table:table-cell>
          <table:table-cell/>
          <table:table-cell office:value-type="float" office:value="5.17969">
            <text:p>5.17969</text:p>
          </table:table-cell>
          <table:table-cell office:value-type="float" office:value="0.428222">
            <text:p>0.428222</text:p>
          </table:table-cell>
          <table:table-cell office:value-type="float" office:value="0.368278">
            <text:p>0.368278</text:p>
          </table:table-cell>
          <table:table-cell office:value-type="float" office:value="0.386616">
            <text:p>0.386616</text:p>
          </table:table-cell>
          <table:table-cell/>
          <table:table-cell table:formula="of:=[.K335]" office:value-type="float" office:value="5.17969">
            <text:p>5.17969</text:p>
          </table:table-cell>
          <table:table-cell table:formula="of:=0.5*([.G335]^2+[.L335]^2)" office:value-type="float" office:value="0.2326075440265">
            <text:p>0.2326075440265</text:p>
          </table:table-cell>
          <table:table-cell table:formula="of:=0.5*([.H335]^2+[.M335]^2)" office:value-type="float" office:value="0.1885754024425">
            <text:p>0.1885754024425</text:p>
          </table:table-cell>
          <table:table-cell table:formula="of:=0.5*([.I335]^2+[.N335]^2)" office:value-type="float" office:value="0.2282942561085">
            <text:p>0.2282942561085</text:p>
          </table:table-cell>
        </table:table-row>
        <table:table-row table:style-name="ro1">
          <table:table-cell office:value-type="float" office:value="5.19531">
            <text:p>5.19531</text:p>
          </table:table-cell>
          <table:table-cell office:value-type="float" office:value="0.80287">
            <text:p>0.80287</text:p>
          </table:table-cell>
          <table:table-cell office:value-type="float" office:value="0.65212">
            <text:p>0.65212</text:p>
          </table:table-cell>
          <table:table-cell office:value-type="float" office:value="0.768895">
            <text:p>0.768895</text:p>
          </table:table-cell>
          <table:table-cell/>
          <table:table-cell office:value-type="float" office:value="5.19531">
            <text:p>5.19531</text:p>
          </table:table-cell>
          <table:table-cell office:value-type="float" office:value="0.529056">
            <text:p>0.529056</text:p>
          </table:table-cell>
          <table:table-cell office:value-type="float" office:value="0.489907">
            <text:p>0.489907</text:p>
          </table:table-cell>
          <table:table-cell office:value-type="float" office:value="0.553524">
            <text:p>0.553524</text:p>
          </table:table-cell>
          <table:table-cell/>
          <table:table-cell office:value-type="float" office:value="5.19531">
            <text:p>5.19531</text:p>
          </table:table-cell>
          <table:table-cell office:value-type="float" office:value="0.429401">
            <text:p>0.429401</text:p>
          </table:table-cell>
          <table:table-cell office:value-type="float" office:value="0.365954">
            <text:p>0.365954</text:p>
          </table:table-cell>
          <table:table-cell office:value-type="float" office:value="0.384569">
            <text:p>0.384569</text:p>
          </table:table-cell>
          <table:table-cell/>
          <table:table-cell table:formula="of:=[.K336]" office:value-type="float" office:value="5.19531">
            <text:p>5.19531</text:p>
          </table:table-cell>
          <table:table-cell table:formula="of:=0.5*([.G336]^2+[.L336]^2)" office:value-type="float" office:value="0.2321427349685">
            <text:p>0.2321427349685</text:p>
          </table:table-cell>
          <table:table-cell table:formula="of:=0.5*([.H336]^2+[.M336]^2)" office:value-type="float" office:value="0.1869655993825">
            <text:p>0.1869655993825</text:p>
          </table:table-cell>
          <table:table-cell table:formula="of:=0.5*([.I336]^2+[.N336]^2)" office:value-type="float" office:value="0.2271410671685">
            <text:p>0.2271410671685</text:p>
          </table:table-cell>
        </table:table-row>
        <table:table-row table:style-name="ro1">
          <table:table-cell office:value-type="float" office:value="5.21094">
            <text:p>5.21094</text:p>
          </table:table-cell>
          <table:table-cell office:value-type="float" office:value="0.803563">
            <text:p>0.803563</text:p>
          </table:table-cell>
          <table:table-cell office:value-type="float" office:value="0.655677">
            <text:p>0.655677</text:p>
          </table:table-cell>
          <table:table-cell office:value-type="float" office:value="0.767653">
            <text:p>0.767653</text:p>
          </table:table-cell>
          <table:table-cell/>
          <table:table-cell office:value-type="float" office:value="5.21094">
            <text:p>5.21094</text:p>
          </table:table-cell>
          <table:table-cell office:value-type="float" office:value="0.527547">
            <text:p>0.527547</text:p>
          </table:table-cell>
          <table:table-cell office:value-type="float" office:value="0.489286">
            <text:p>0.489286</text:p>
          </table:table-cell>
          <table:table-cell office:value-type="float" office:value="0.554244">
            <text:p>0.554244</text:p>
          </table:table-cell>
          <table:table-cell/>
          <table:table-cell office:value-type="float" office:value="5.21094">
            <text:p>5.21094</text:p>
          </table:table-cell>
          <table:table-cell office:value-type="float" office:value="0.426998">
            <text:p>0.426998</text:p>
          </table:table-cell>
          <table:table-cell office:value-type="float" office:value="0.362835">
            <text:p>0.362835</text:p>
          </table:table-cell>
          <table:table-cell office:value-type="float" office:value="0.383146">
            <text:p>0.383146</text:p>
          </table:table-cell>
          <table:table-cell/>
          <table:table-cell table:formula="of:=[.K337]" office:value-type="float" office:value="5.21094">
            <text:p>5.21094</text:p>
          </table:table-cell>
          <table:table-cell table:formula="of:=0.5*([.G337]^2+[.L337]^2)" office:value-type="float" office:value="0.2303165646065">
            <text:p>0.2303165646065</text:p>
          </table:table-cell>
          <table:table-cell table:formula="of:=0.5*([.H337]^2+[.M337]^2)" office:value-type="float" office:value="0.1855250135105">
            <text:p>0.1855250135105</text:p>
          </table:table-cell>
          <table:table-cell table:formula="of:=0.5*([.I337]^2+[.N337]^2)" office:value-type="float" office:value="0.226993634426">
            <text:p>0.226993634426</text:p>
          </table:table-cell>
        </table:table-row>
        <table:table-row table:style-name="ro1">
          <table:table-cell office:value-type="float" office:value="5.22656">
            <text:p>5.22656</text:p>
          </table:table-cell>
          <table:table-cell office:value-type="float" office:value="0.804657">
            <text:p>0.804657</text:p>
          </table:table-cell>
          <table:table-cell office:value-type="float" office:value="0.654787">
            <text:p>0.654787</text:p>
          </table:table-cell>
          <table:table-cell office:value-type="float" office:value="0.766265">
            <text:p>0.766265</text:p>
          </table:table-cell>
          <table:table-cell/>
          <table:table-cell office:value-type="float" office:value="5.22656">
            <text:p>5.22656</text:p>
          </table:table-cell>
          <table:table-cell office:value-type="float" office:value="0.52684">
            <text:p>0.52684</text:p>
          </table:table-cell>
          <table:table-cell office:value-type="float" office:value="0.490562">
            <text:p>0.490562</text:p>
          </table:table-cell>
          <table:table-cell office:value-type="float" office:value="0.556904">
            <text:p>0.556904</text:p>
          </table:table-cell>
          <table:table-cell/>
          <table:table-cell office:value-type="float" office:value="5.22656">
            <text:p>5.22656</text:p>
          </table:table-cell>
          <table:table-cell office:value-type="float" office:value="0.42494">
            <text:p>0.42494</text:p>
          </table:table-cell>
          <table:table-cell office:value-type="float" office:value="0.359774">
            <text:p>0.359774</text:p>
          </table:table-cell>
          <table:table-cell office:value-type="float" office:value="0.383863">
            <text:p>0.383863</text:p>
          </table:table-cell>
          <table:table-cell/>
          <table:table-cell table:formula="of:=[.K338]" office:value-type="float" office:value="5.22656">
            <text:p>5.22656</text:p>
          </table:table-cell>
          <table:table-cell table:formula="of:=0.5*([.G338]^2+[.L338]^2)" office:value-type="float" office:value="0.2290671946">
            <text:p>0.2290671946</text:p>
          </table:table-cell>
          <table:table-cell table:formula="of:=0.5*([.H338]^2+[.M338]^2)" office:value-type="float" office:value="0.18504420346">
            <text:p>0.18504420346</text:p>
          </table:table-cell>
          <table:table-cell table:formula="of:=0.5*([.I338]^2+[.N338]^2)" office:value-type="float" office:value="0.2287464339925">
            <text:p>0.2287464339925</text:p>
          </table:table-cell>
        </table:table-row>
        <table:table-row table:style-name="ro1">
          <table:table-cell office:value-type="float" office:value="5.24219">
            <text:p>5.24219</text:p>
          </table:table-cell>
          <table:table-cell office:value-type="float" office:value="0.805825">
            <text:p>0.805825</text:p>
          </table:table-cell>
          <table:table-cell office:value-type="float" office:value="0.650048">
            <text:p>0.650048</text:p>
          </table:table-cell>
          <table:table-cell office:value-type="float" office:value="0.767748">
            <text:p>0.767748</text:p>
          </table:table-cell>
          <table:table-cell/>
          <table:table-cell office:value-type="float" office:value="5.24219">
            <text:p>5.24219</text:p>
          </table:table-cell>
          <table:table-cell office:value-type="float" office:value="0.526707">
            <text:p>0.526707</text:p>
          </table:table-cell>
          <table:table-cell office:value-type="float" office:value="0.488299">
            <text:p>0.488299</text:p>
          </table:table-cell>
          <table:table-cell office:value-type="float" office:value="0.556726">
            <text:p>0.556726</text:p>
          </table:table-cell>
          <table:table-cell/>
          <table:table-cell office:value-type="float" office:value="5.24219">
            <text:p>5.24219</text:p>
          </table:table-cell>
          <table:table-cell office:value-type="float" office:value="0.426502">
            <text:p>0.426502</text:p>
          </table:table-cell>
          <table:table-cell office:value-type="float" office:value="0.359197">
            <text:p>0.359197</text:p>
          </table:table-cell>
          <table:table-cell office:value-type="float" office:value="0.384429">
            <text:p>0.384429</text:p>
          </table:table-cell>
          <table:table-cell/>
          <table:table-cell table:formula="of:=[.K339]" office:value-type="float" office:value="5.24219">
            <text:p>5.24219</text:p>
          </table:table-cell>
          <table:table-cell table:formula="of:=0.5*([.G339]^2+[.L339]^2)" office:value-type="float" office:value="0.2296621099265">
            <text:p>0.2296621099265</text:p>
          </table:table-cell>
          <table:table-cell table:formula="of:=0.5*([.H339]^2+[.M339]^2)" office:value-type="float" office:value="0.183729199105">
            <text:p>0.183729199105</text:p>
          </table:table-cell>
          <table:table-cell table:formula="of:=0.5*([.I339]^2+[.N339]^2)" office:value-type="float" office:value="0.2288647475585">
            <text:p>0.2288647475585</text:p>
          </table:table-cell>
        </table:table-row>
        <table:table-row table:style-name="ro1">
          <table:table-cell office:value-type="float" office:value="5.25781">
            <text:p>5.25781</text:p>
          </table:table-cell>
          <table:table-cell office:value-type="float" office:value="0.806615">
            <text:p>0.806615</text:p>
          </table:table-cell>
          <table:table-cell office:value-type="float" office:value="0.646542">
            <text:p>0.646542</text:p>
          </table:table-cell>
          <table:table-cell office:value-type="float" office:value="0.769687">
            <text:p>0.769687</text:p>
          </table:table-cell>
          <table:table-cell/>
          <table:table-cell office:value-type="float" office:value="5.25781">
            <text:p>5.25781</text:p>
          </table:table-cell>
          <table:table-cell office:value-type="float" office:value="0.526858">
            <text:p>0.526858</text:p>
          </table:table-cell>
          <table:table-cell office:value-type="float" office:value="0.486099">
            <text:p>0.486099</text:p>
          </table:table-cell>
          <table:table-cell office:value-type="float" office:value="0.551472">
            <text:p>0.551472</text:p>
          </table:table-cell>
          <table:table-cell/>
          <table:table-cell office:value-type="float" office:value="5.25781">
            <text:p>5.25781</text:p>
          </table:table-cell>
          <table:table-cell office:value-type="float" office:value="0.427349">
            <text:p>0.427349</text:p>
          </table:table-cell>
          <table:table-cell office:value-type="float" office:value="0.361319">
            <text:p>0.361319</text:p>
          </table:table-cell>
          <table:table-cell office:value-type="float" office:value="0.382506">
            <text:p>0.382506</text:p>
          </table:table-cell>
          <table:table-cell/>
          <table:table-cell table:formula="of:=[.K340]" office:value-type="float" office:value="5.25781">
            <text:p>5.25781</text:p>
          </table:table-cell>
          <table:table-cell table:formula="of:=0.5*([.G340]^2+[.L340]^2)" office:value-type="float" office:value="0.2301032599825">
            <text:p>0.2301032599825</text:p>
          </table:table-cell>
          <table:table-cell table:formula="of:=0.5*([.H340]^2+[.M340]^2)" office:value-type="float" office:value="0.183421828781">
            <text:p>0.183421828781</text:p>
          </table:table-cell>
          <table:table-cell table:formula="of:=0.5*([.I340]^2+[.N340]^2)" office:value-type="float" office:value="0.22521610341">
            <text:p>0.22521610341</text:p>
          </table:table-cell>
        </table:table-row>
        <table:table-row table:style-name="ro1">
          <table:table-cell office:value-type="float" office:value="5.27344">
            <text:p>5.27344</text:p>
          </table:table-cell>
          <table:table-cell office:value-type="float" office:value="0.806455">
            <text:p>0.806455</text:p>
          </table:table-cell>
          <table:table-cell office:value-type="float" office:value="0.647138">
            <text:p>0.647138</text:p>
          </table:table-cell>
          <table:table-cell office:value-type="float" office:value="0.770535">
            <text:p>0.770535</text:p>
          </table:table-cell>
          <table:table-cell/>
          <table:table-cell office:value-type="float" office:value="5.27344">
            <text:p>5.27344</text:p>
          </table:table-cell>
          <table:table-cell office:value-type="float" office:value="0.52626">
            <text:p>0.52626</text:p>
          </table:table-cell>
          <table:table-cell office:value-type="float" office:value="0.483726">
            <text:p>0.483726</text:p>
          </table:table-cell>
          <table:table-cell office:value-type="float" office:value="0.546155">
            <text:p>0.546155</text:p>
          </table:table-cell>
          <table:table-cell/>
          <table:table-cell office:value-type="float" office:value="5.27344">
            <text:p>5.27344</text:p>
          </table:table-cell>
          <table:table-cell office:value-type="float" office:value="0.424876">
            <text:p>0.424876</text:p>
          </table:table-cell>
          <table:table-cell office:value-type="float" office:value="0.362815">
            <text:p>0.362815</text:p>
          </table:table-cell>
          <table:table-cell office:value-type="float" office:value="0.379578">
            <text:p>0.379578</text:p>
          </table:table-cell>
          <table:table-cell/>
          <table:table-cell table:formula="of:=[.K341]" office:value-type="float" office:value="5.27344">
            <text:p>5.27344</text:p>
          </table:table-cell>
          <table:table-cell table:formula="of:=0.5*([.G341]^2+[.L341]^2)" office:value-type="float" office:value="0.228734601488">
            <text:p>0.228734601488</text:p>
          </table:table-cell>
          <table:table-cell table:formula="of:=0.5*([.H341]^2+[.M341]^2)" office:value-type="float" office:value="0.1828127836505">
            <text:p>0.1828127836505</text:p>
          </table:table-cell>
          <table:table-cell table:formula="of:=0.5*([.I341]^2+[.N341]^2)" office:value-type="float" office:value="0.2211823710545">
            <text:p>0.2211823710545</text:p>
          </table:table-cell>
        </table:table-row>
        <table:table-row table:style-name="ro1">
          <table:table-cell office:value-type="float" office:value="5.28906">
            <text:p>5.28906</text:p>
          </table:table-cell>
          <table:table-cell office:value-type="float" office:value="0.805215">
            <text:p>0.805215</text:p>
          </table:table-cell>
          <table:table-cell office:value-type="float" office:value="0.649402">
            <text:p>0.649402</text:p>
          </table:table-cell>
          <table:table-cell office:value-type="float" office:value="0.771677">
            <text:p>0.771677</text:p>
          </table:table-cell>
          <table:table-cell/>
          <table:table-cell office:value-type="float" office:value="5.28906">
            <text:p>5.28906</text:p>
          </table:table-cell>
          <table:table-cell office:value-type="float" office:value="0.525049">
            <text:p>0.525049</text:p>
          </table:table-cell>
          <table:table-cell office:value-type="float" office:value="0.481189">
            <text:p>0.481189</text:p>
          </table:table-cell>
          <table:table-cell office:value-type="float" office:value="0.543308">
            <text:p>0.543308</text:p>
          </table:table-cell>
          <table:table-cell/>
          <table:table-cell office:value-type="float" office:value="5.28906">
            <text:p>5.28906</text:p>
          </table:table-cell>
          <table:table-cell office:value-type="float" office:value="0.423735">
            <text:p>0.423735</text:p>
          </table:table-cell>
          <table:table-cell office:value-type="float" office:value="0.36446">
            <text:p>0.36446</text:p>
          </table:table-cell>
          <table:table-cell office:value-type="float" office:value="0.378495">
            <text:p>0.378495</text:p>
          </table:table-cell>
          <table:table-cell/>
          <table:table-cell table:formula="of:=[.K342]" office:value-type="float" office:value="5.28906">
            <text:p>5.28906</text:p>
          </table:table-cell>
          <table:table-cell table:formula="of:=0.5*([.G342]^2+[.L342]^2)" office:value-type="float" office:value="0.227613901313">
            <text:p>0.227613901313</text:p>
          </table:table-cell>
          <table:table-cell table:formula="of:=0.5*([.H342]^2+[.M342]^2)" office:value-type="float" office:value="0.1821869726605">
            <text:p>0.1821869726605</text:p>
          </table:table-cell>
          <table:table-cell table:formula="of:=0.5*([.I342]^2+[.N342]^2)" office:value-type="float" office:value="0.2192210239445">
            <text:p>0.2192210239445</text:p>
          </table:table-cell>
        </table:table-row>
        <table:table-row table:style-name="ro1">
          <table:table-cell office:value-type="float" office:value="5.30469">
            <text:p>5.30469</text:p>
          </table:table-cell>
          <table:table-cell office:value-type="float" office:value="0.804475">
            <text:p>0.804475</text:p>
          </table:table-cell>
          <table:table-cell office:value-type="float" office:value="0.65098">
            <text:p>0.65098</text:p>
          </table:table-cell>
          <table:table-cell office:value-type="float" office:value="0.771225">
            <text:p>0.771225</text:p>
          </table:table-cell>
          <table:table-cell/>
          <table:table-cell office:value-type="float" office:value="5.30469">
            <text:p>5.30469</text:p>
          </table:table-cell>
          <table:table-cell office:value-type="float" office:value="0.524792">
            <text:p>0.524792</text:p>
          </table:table-cell>
          <table:table-cell office:value-type="float" office:value="0.482245">
            <text:p>0.482245</text:p>
          </table:table-cell>
          <table:table-cell office:value-type="float" office:value="0.542478">
            <text:p>0.542478</text:p>
          </table:table-cell>
          <table:table-cell/>
          <table:table-cell office:value-type="float" office:value="5.30469">
            <text:p>5.30469</text:p>
          </table:table-cell>
          <table:table-cell office:value-type="float" office:value="0.424795">
            <text:p>0.424795</text:p>
          </table:table-cell>
          <table:table-cell office:value-type="float" office:value="0.365446">
            <text:p>0.365446</text:p>
          </table:table-cell>
          <table:table-cell office:value-type="float" office:value="0.380083">
            <text:p>0.380083</text:p>
          </table:table-cell>
          <table:table-cell/>
          <table:table-cell table:formula="of:=[.K343]" office:value-type="float" office:value="5.30469">
            <text:p>5.30469</text:p>
          </table:table-cell>
          <table:table-cell table:formula="of:=0.5*([.G343]^2+[.L343]^2)" office:value-type="float" office:value="0.2279287176445">
            <text:p>0.2279287176445</text:p>
          </table:table-cell>
          <table:table-cell table:formula="of:=0.5*([.H343]^2+[.M343]^2)" office:value-type="float" office:value="0.1830555094705">
            <text:p>0.1830555094705</text:p>
          </table:table-cell>
          <table:table-cell table:formula="of:=0.5*([.I343]^2+[.N343]^2)" office:value-type="float" office:value="0.2193727336865">
            <text:p>0.2193727336865</text:p>
          </table:table-cell>
        </table:table-row>
        <table:table-row table:style-name="ro1">
          <table:table-cell office:value-type="float" office:value="5.32031">
            <text:p>5.32031</text:p>
          </table:table-cell>
          <table:table-cell office:value-type="float" office:value="0.805003">
            <text:p>0.805003</text:p>
          </table:table-cell>
          <table:table-cell office:value-type="float" office:value="0.65188">
            <text:p>0.65188</text:p>
          </table:table-cell>
          <table:table-cell office:value-type="float" office:value="0.768632">
            <text:p>0.768632</text:p>
          </table:table-cell>
          <table:table-cell/>
          <table:table-cell office:value-type="float" office:value="5.32031">
            <text:p>5.32031</text:p>
          </table:table-cell>
          <table:table-cell office:value-type="float" office:value="0.524959">
            <text:p>0.524959</text:p>
          </table:table-cell>
          <table:table-cell office:value-type="float" office:value="0.480371">
            <text:p>0.480371</text:p>
          </table:table-cell>
          <table:table-cell office:value-type="float" office:value="0.542771">
            <text:p>0.542771</text:p>
          </table:table-cell>
          <table:table-cell/>
          <table:table-cell office:value-type="float" office:value="5.32031">
            <text:p>5.32031</text:p>
          </table:table-cell>
          <table:table-cell office:value-type="float" office:value="0.425892">
            <text:p>0.425892</text:p>
          </table:table-cell>
          <table:table-cell office:value-type="float" office:value="0.365301">
            <text:p>0.365301</text:p>
          </table:table-cell>
          <table:table-cell office:value-type="float" office:value="0.381763">
            <text:p>0.381763</text:p>
          </table:table-cell>
          <table:table-cell/>
          <table:table-cell table:formula="of:=[.K344]" office:value-type="float" office:value="5.32031">
            <text:p>5.32031</text:p>
          </table:table-cell>
          <table:table-cell table:formula="of:=0.5*([.G344]^2+[.L344]^2)" office:value-type="float" office:value="0.2284829736725">
            <text:p>0.2284829736725</text:p>
          </table:table-cell>
          <table:table-cell table:formula="of:=0.5*([.H344]^2+[.M344]^2)" office:value-type="float" office:value="0.182100559121">
            <text:p>0.182100559121</text:p>
          </table:table-cell>
          <table:table-cell table:formula="of:=0.5*([.I344]^2+[.N344]^2)" office:value-type="float" office:value="0.220171673305">
            <text:p>0.220171673305</text:p>
          </table:table-cell>
        </table:table-row>
        <table:table-row table:style-name="ro1">
          <table:table-cell office:value-type="float" office:value="5.33594">
            <text:p>5.33594</text:p>
          </table:table-cell>
          <table:table-cell office:value-type="float" office:value="0.805282">
            <text:p>0.805282</text:p>
          </table:table-cell>
          <table:table-cell office:value-type="float" office:value="0.652097">
            <text:p>0.652097</text:p>
          </table:table-cell>
          <table:table-cell office:value-type="float" office:value="0.766615">
            <text:p>0.766615</text:p>
          </table:table-cell>
          <table:table-cell/>
          <table:table-cell office:value-type="float" office:value="5.33594">
            <text:p>5.33594</text:p>
          </table:table-cell>
          <table:table-cell office:value-type="float" office:value="0.524828">
            <text:p>0.524828</text:p>
          </table:table-cell>
          <table:table-cell office:value-type="float" office:value="0.475684">
            <text:p>0.475684</text:p>
          </table:table-cell>
          <table:table-cell office:value-type="float" office:value="0.543485">
            <text:p>0.543485</text:p>
          </table:table-cell>
          <table:table-cell/>
          <table:table-cell office:value-type="float" office:value="5.33594">
            <text:p>5.33594</text:p>
          </table:table-cell>
          <table:table-cell office:value-type="float" office:value="0.426203">
            <text:p>0.426203</text:p>
          </table:table-cell>
          <table:table-cell office:value-type="float" office:value="0.365772">
            <text:p>0.365772</text:p>
          </table:table-cell>
          <table:table-cell office:value-type="float" office:value="0.380796">
            <text:p>0.380796</text:p>
          </table:table-cell>
          <table:table-cell/>
          <table:table-cell table:formula="of:=[.K345]" office:value-type="float" office:value="5.33594">
            <text:p>5.33594</text:p>
          </table:table-cell>
          <table:table-cell table:formula="of:=0.5*([.G345]^2+[.L345]^2)" office:value-type="float" office:value="0.2285467133965">
            <text:p>0.2285467133965</text:p>
          </table:table-cell>
          <table:table-cell table:formula="of:=0.5*([.H345]^2+[.M345]^2)" office:value-type="float" office:value="0.18003221192">
            <text:p>0.18003221192</text:p>
          </table:table-cell>
          <table:table-cell table:formula="of:=0.5*([.I345]^2+[.N345]^2)" office:value-type="float" office:value="0.2201907694205">
            <text:p>0.2201907694205</text:p>
          </table:table-cell>
        </table:table-row>
        <table:table-row table:style-name="ro1">
          <table:table-cell office:value-type="float" office:value="5.35156">
            <text:p>5.35156</text:p>
          </table:table-cell>
          <table:table-cell office:value-type="float" office:value="0.80475">
            <text:p>0.80475</text:p>
          </table:table-cell>
          <table:table-cell office:value-type="float" office:value="0.651445">
            <text:p>0.651445</text:p>
          </table:table-cell>
          <table:table-cell office:value-type="float" office:value="0.765762">
            <text:p>0.765762</text:p>
          </table:table-cell>
          <table:table-cell/>
          <table:table-cell office:value-type="float" office:value="5.35156">
            <text:p>5.35156</text:p>
          </table:table-cell>
          <table:table-cell office:value-type="float" office:value="0.523679">
            <text:p>0.523679</text:p>
          </table:table-cell>
          <table:table-cell office:value-type="float" office:value="0.474324">
            <text:p>0.474324</text:p>
          </table:table-cell>
          <table:table-cell office:value-type="float" office:value="0.543168">
            <text:p>0.543168</text:p>
          </table:table-cell>
          <table:table-cell/>
          <table:table-cell office:value-type="float" office:value="5.35156">
            <text:p>5.35156</text:p>
          </table:table-cell>
          <table:table-cell office:value-type="float" office:value="0.425293">
            <text:p>0.425293</text:p>
          </table:table-cell>
          <table:table-cell office:value-type="float" office:value="0.366689">
            <text:p>0.366689</text:p>
          </table:table-cell>
          <table:table-cell office:value-type="float" office:value="0.378701">
            <text:p>0.378701</text:p>
          </table:table-cell>
          <table:table-cell/>
          <table:table-cell table:formula="of:=[.K346]" office:value-type="float" office:value="5.35156">
            <text:p>5.35156</text:p>
          </table:table-cell>
          <table:table-cell table:formula="of:=0.5*([.G346]^2+[.L346]^2)" office:value-type="float" office:value="0.227556915445">
            <text:p>0.227556915445</text:p>
          </table:table-cell>
          <table:table-cell table:formula="of:=0.5*([.H346]^2+[.M346]^2)" office:value-type="float" office:value="0.1797220398485">
            <text:p>0.1797220398485</text:p>
          </table:table-cell>
          <table:table-cell table:formula="of:=0.5*([.I346]^2+[.N346]^2)" office:value-type="float" office:value="0.2192229618125">
            <text:p>0.2192229618125</text:p>
          </table:table-cell>
        </table:table-row>
        <table:table-row table:style-name="ro1">
          <table:table-cell office:value-type="float" office:value="5.36719">
            <text:p>5.36719</text:p>
          </table:table-cell>
          <table:table-cell office:value-type="float" office:value="0.804417">
            <text:p>0.804417</text:p>
          </table:table-cell>
          <table:table-cell office:value-type="float" office:value="0.650108">
            <text:p>0.650108</text:p>
          </table:table-cell>
          <table:table-cell office:value-type="float" office:value="0.767227">
            <text:p>0.767227</text:p>
          </table:table-cell>
          <table:table-cell/>
          <table:table-cell office:value-type="float" office:value="5.36719">
            <text:p>5.36719</text:p>
          </table:table-cell>
          <table:table-cell office:value-type="float" office:value="0.522385">
            <text:p>0.522385</text:p>
          </table:table-cell>
          <table:table-cell office:value-type="float" office:value="0.475679">
            <text:p>0.475679</text:p>
          </table:table-cell>
          <table:table-cell office:value-type="float" office:value="0.543897">
            <text:p>0.543897</text:p>
          </table:table-cell>
          <table:table-cell/>
          <table:table-cell office:value-type="float" office:value="5.36719">
            <text:p>5.36719</text:p>
          </table:table-cell>
          <table:table-cell office:value-type="float" office:value="0.42424">
            <text:p>0.42424</text:p>
          </table:table-cell>
          <table:table-cell office:value-type="float" office:value="0.368121">
            <text:p>0.368121</text:p>
          </table:table-cell>
          <table:table-cell office:value-type="float" office:value="0.377759">
            <text:p>0.377759</text:p>
          </table:table-cell>
          <table:table-cell/>
          <table:table-cell table:formula="of:=[.K347]" office:value-type="float" office:value="5.36719">
            <text:p>5.36719</text:p>
          </table:table-cell>
          <table:table-cell table:formula="of:=0.5*([.G347]^2+[.L347]^2)" office:value-type="float" office:value="0.2264328329125">
            <text:p>0.2264328329125</text:p>
          </table:table-cell>
          <table:table-cell table:formula="of:=0.5*([.H347]^2+[.M347]^2)" office:value-type="float" office:value="0.180891790841">
            <text:p>0.180891790841</text:p>
          </table:table-cell>
          <table:table-cell table:formula="of:=0.5*([.I347]^2+[.N347]^2)" office:value-type="float" office:value="0.219262904345">
            <text:p>0.219262904345</text:p>
          </table:table-cell>
        </table:table-row>
        <table:table-row table:style-name="ro1">
          <table:table-cell office:value-type="float" office:value="5.38281">
            <text:p>5.38281</text:p>
          </table:table-cell>
          <table:table-cell office:value-type="float" office:value="0.805235">
            <text:p>0.805235</text:p>
          </table:table-cell>
          <table:table-cell office:value-type="float" office:value="0.649037">
            <text:p>0.649037</text:p>
          </table:table-cell>
          <table:table-cell office:value-type="float" office:value="0.768715">
            <text:p>0.768715</text:p>
          </table:table-cell>
          <table:table-cell/>
          <table:table-cell office:value-type="float" office:value="5.38281">
            <text:p>5.38281</text:p>
          </table:table-cell>
          <table:table-cell office:value-type="float" office:value="0.522145">
            <text:p>0.522145</text:p>
          </table:table-cell>
          <table:table-cell office:value-type="float" office:value="0.476806">
            <text:p>0.476806</text:p>
          </table:table-cell>
          <table:table-cell office:value-type="float" office:value="0.546032">
            <text:p>0.546032</text:p>
          </table:table-cell>
          <table:table-cell/>
          <table:table-cell office:value-type="float" office:value="5.38281">
            <text:p>5.38281</text:p>
          </table:table-cell>
          <table:table-cell office:value-type="float" office:value="0.424179">
            <text:p>0.424179</text:p>
          </table:table-cell>
          <table:table-cell office:value-type="float" office:value="0.367176">
            <text:p>0.367176</text:p>
          </table:table-cell>
          <table:table-cell office:value-type="float" office:value="0.378058">
            <text:p>0.378058</text:p>
          </table:table-cell>
          <table:table-cell/>
          <table:table-cell table:formula="of:=[.K348]" office:value-type="float" office:value="5.38281">
            <text:p>5.38281</text:p>
          </table:table-cell>
          <table:table-cell table:formula="of:=0.5*([.G348]^2+[.L348]^2)" office:value-type="float" office:value="0.226281612533">
            <text:p>0.226281612533</text:p>
          </table:table-cell>
          <table:table-cell table:formula="of:=0.5*([.H348]^2+[.M348]^2)" office:value-type="float" office:value="0.181081088306">
            <text:p>0.181081088306</text:p>
          </table:table-cell>
          <table:table-cell table:formula="of:=0.5*([.I348]^2+[.N348]^2)" office:value-type="float" office:value="0.220539398194">
            <text:p>0.220539398194</text:p>
          </table:table-cell>
        </table:table-row>
        <table:table-row table:style-name="ro1">
          <table:table-cell office:value-type="float" office:value="5.39844">
            <text:p>5.39844</text:p>
          </table:table-cell>
          <table:table-cell office:value-type="float" office:value="0.805705">
            <text:p>0.805705</text:p>
          </table:table-cell>
          <table:table-cell office:value-type="float" office:value="0.64864">
            <text:p>0.64864</text:p>
          </table:table-cell>
          <table:table-cell office:value-type="float" office:value="0.766775">
            <text:p>0.766775</text:p>
          </table:table-cell>
          <table:table-cell/>
          <table:table-cell office:value-type="float" office:value="5.39844">
            <text:p>5.39844</text:p>
          </table:table-cell>
          <table:table-cell office:value-type="float" office:value="0.522134">
            <text:p>0.522134</text:p>
          </table:table-cell>
          <table:table-cell office:value-type="float" office:value="0.476271">
            <text:p>0.476271</text:p>
          </table:table-cell>
          <table:table-cell office:value-type="float" office:value="0.546544">
            <text:p>0.546544</text:p>
          </table:table-cell>
          <table:table-cell/>
          <table:table-cell office:value-type="float" office:value="5.39844">
            <text:p>5.39844</text:p>
          </table:table-cell>
          <table:table-cell office:value-type="float" office:value="0.425221">
            <text:p>0.425221</text:p>
          </table:table-cell>
          <table:table-cell office:value-type="float" office:value="0.365953">
            <text:p>0.365953</text:p>
          </table:table-cell>
          <table:table-cell office:value-type="float" office:value="0.378538">
            <text:p>0.378538</text:p>
          </table:table-cell>
          <table:table-cell/>
          <table:table-cell table:formula="of:=[.K349]" office:value-type="float" office:value="5.39844">
            <text:p>5.39844</text:p>
          </table:table-cell>
          <table:table-cell table:formula="of:=0.5*([.G349]^2+[.L349]^2)" office:value-type="float" office:value="0.2267184063985">
            <text:p>0.2267184063985</text:p>
          </table:table-cell>
          <table:table-cell table:formula="of:=0.5*([.H349]^2+[.M349]^2)" office:value-type="float" office:value="0.180377831825">
            <text:p>0.180377831825</text:p>
          </table:table-cell>
          <table:table-cell table:formula="of:=0.5*([.I349]^2+[.N349]^2)" office:value-type="float" office:value="0.22100068069">
            <text:p>0.22100068069</text:p>
          </table:table-cell>
        </table:table-row>
        <table:table-row table:style-name="ro1">
          <table:table-cell office:value-type="float" office:value="5.41406">
            <text:p>5.41406</text:p>
          </table:table-cell>
          <table:table-cell office:value-type="float" office:value="0.80449">
            <text:p>0.80449</text:p>
          </table:table-cell>
          <table:table-cell office:value-type="float" office:value="0.648932">
            <text:p>0.648932</text:p>
          </table:table-cell>
          <table:table-cell office:value-type="float" office:value="0.764922">
            <text:p>0.764922</text:p>
          </table:table-cell>
          <table:table-cell/>
          <table:table-cell office:value-type="float" office:value="5.41406">
            <text:p>5.41406</text:p>
          </table:table-cell>
          <table:table-cell office:value-type="float" office:value="0.522098">
            <text:p>0.522098</text:p>
          </table:table-cell>
          <table:table-cell office:value-type="float" office:value="0.473238">
            <text:p>0.473238</text:p>
          </table:table-cell>
          <table:table-cell office:value-type="float" office:value="0.544959">
            <text:p>0.544959</text:p>
          </table:table-cell>
          <table:table-cell/>
          <table:table-cell office:value-type="float" office:value="5.41406">
            <text:p>5.41406</text:p>
          </table:table-cell>
          <table:table-cell office:value-type="float" office:value="0.426057">
            <text:p>0.426057</text:p>
          </table:table-cell>
          <table:table-cell office:value-type="float" office:value="0.363609">
            <text:p>0.363609</text:p>
          </table:table-cell>
          <table:table-cell office:value-type="float" office:value="0.377454">
            <text:p>0.377454</text:p>
          </table:table-cell>
          <table:table-cell/>
          <table:table-cell table:formula="of:=[.K350]" office:value-type="float" office:value="5.41406">
            <text:p>5.41406</text:p>
          </table:table-cell>
          <table:table-cell table:formula="of:=0.5*([.G350]^2+[.L350]^2)" office:value-type="float" office:value="0.2270554444265">
            <text:p>0.2270554444265</text:p>
          </table:table-cell>
          <table:table-cell table:formula="of:=0.5*([.H350]^2+[.M350]^2)" office:value-type="float" office:value="0.1780828547625">
            <text:p>0.1780828547625</text:p>
          </table:table-cell>
          <table:table-cell table:formula="of:=0.5*([.I350]^2+[.N350]^2)" office:value-type="float" office:value="0.2197259168985">
            <text:p>0.2197259168985</text:p>
          </table:table-cell>
        </table:table-row>
        <table:table-row table:style-name="ro1">
          <table:table-cell office:value-type="float" office:value="5.42969">
            <text:p>5.42969</text:p>
          </table:table-cell>
          <table:table-cell office:value-type="float" office:value="0.803868">
            <text:p>0.803868</text:p>
          </table:table-cell>
          <table:table-cell office:value-type="float" office:value="0.649113">
            <text:p>0.649113</text:p>
          </table:table-cell>
          <table:table-cell office:value-type="float" office:value="0.766125">
            <text:p>0.766125</text:p>
          </table:table-cell>
          <table:table-cell/>
          <table:table-cell office:value-type="float" office:value="5.42969">
            <text:p>5.42969</text:p>
          </table:table-cell>
          <table:table-cell office:value-type="float" office:value="0.521969">
            <text:p>0.521969</text:p>
          </table:table-cell>
          <table:table-cell office:value-type="float" office:value="0.470405">
            <text:p>0.470405</text:p>
          </table:table-cell>
          <table:table-cell office:value-type="float" office:value="0.542921">
            <text:p>0.542921</text:p>
          </table:table-cell>
          <table:table-cell/>
          <table:table-cell office:value-type="float" office:value="5.42969">
            <text:p>5.42969</text:p>
          </table:table-cell>
          <table:table-cell office:value-type="float" office:value="0.425305">
            <text:p>0.425305</text:p>
          </table:table-cell>
          <table:table-cell office:value-type="float" office:value="0.36199">
            <text:p>0.36199</text:p>
          </table:table-cell>
          <table:table-cell office:value-type="float" office:value="0.374944">
            <text:p>0.374944</text:p>
          </table:table-cell>
          <table:table-cell/>
          <table:table-cell table:formula="of:=[.K351]" office:value-type="float" office:value="5.42969">
            <text:p>5.42969</text:p>
          </table:table-cell>
          <table:table-cell table:formula="of:=0.5*([.G351]^2+[.L351]^2)" office:value-type="float" office:value="0.226667989993">
            <text:p>0.226667989993</text:p>
          </table:table-cell>
          <table:table-cell table:formula="of:=0.5*([.H351]^2+[.M351]^2)" office:value-type="float" office:value="0.1761588120625">
            <text:p>0.1761588120625</text:p>
          </table:table-cell>
          <table:table-cell table:formula="of:=0.5*([.I351]^2+[.N351]^2)" office:value-type="float" office:value="0.2176731076885">
            <text:p>0.2176731076885</text:p>
          </table:table-cell>
        </table:table-row>
        <table:table-row table:style-name="ro1">
          <table:table-cell office:value-type="float" office:value="5.44531">
            <text:p>5.44531</text:p>
          </table:table-cell>
          <table:table-cell office:value-type="float" office:value="0.804947">
            <text:p>0.804947</text:p>
          </table:table-cell>
          <table:table-cell office:value-type="float" office:value="0.648185">
            <text:p>0.648185</text:p>
          </table:table-cell>
          <table:table-cell office:value-type="float" office:value="0.766868">
            <text:p>0.766868</text:p>
          </table:table-cell>
          <table:table-cell/>
          <table:table-cell office:value-type="float" office:value="5.44531">
            <text:p>5.44531</text:p>
          </table:table-cell>
          <table:table-cell office:value-type="float" office:value="0.520803">
            <text:p>0.520803</text:p>
          </table:table-cell>
          <table:table-cell office:value-type="float" office:value="0.470227">
            <text:p>0.470227</text:p>
          </table:table-cell>
          <table:table-cell office:value-type="float" office:value="0.542452">
            <text:p>0.542452</text:p>
          </table:table-cell>
          <table:table-cell/>
          <table:table-cell office:value-type="float" office:value="5.44531">
            <text:p>5.44531</text:p>
          </table:table-cell>
          <table:table-cell office:value-type="float" office:value="0.425308">
            <text:p>0.425308</text:p>
          </table:table-cell>
          <table:table-cell office:value-type="float" office:value="0.364187">
            <text:p>0.364187</text:p>
          </table:table-cell>
          <table:table-cell office:value-type="float" office:value="0.374982">
            <text:p>0.374982</text:p>
          </table:table-cell>
          <table:table-cell/>
          <table:table-cell table:formula="of:=[.K352]" office:value-type="float" office:value="5.44531">
            <text:p>5.44531</text:p>
          </table:table-cell>
          <table:table-cell table:formula="of:=0.5*([.G352]^2+[.L352]^2)" office:value-type="float" office:value="0.2260613298365">
            <text:p>0.2260613298365</text:p>
          </table:table-cell>
          <table:table-cell table:formula="of:=0.5*([.H352]^2+[.M352]^2)" office:value-type="float" office:value="0.176872801249">
            <text:p>0.176872801249</text:p>
          </table:table-cell>
          <table:table-cell table:formula="of:=0.5*([.I352]^2+[.N352]^2)" office:value-type="float" office:value="0.217432836314">
            <text:p>0.217432836314</text:p>
          </table:table-cell>
        </table:table-row>
        <table:table-row table:style-name="ro1">
          <table:table-cell office:value-type="float" office:value="5.46094">
            <text:p>5.46094</text:p>
          </table:table-cell>
          <table:table-cell office:value-type="float" office:value="0.805605">
            <text:p>0.805605</text:p>
          </table:table-cell>
          <table:table-cell office:value-type="float" office:value="0.6484">
            <text:p>0.6484</text:p>
          </table:table-cell>
          <table:table-cell office:value-type="float" office:value="0.765525">
            <text:p>0.765525</text:p>
          </table:table-cell>
          <table:table-cell/>
          <table:table-cell office:value-type="float" office:value="5.46094">
            <text:p>5.46094</text:p>
          </table:table-cell>
          <table:table-cell office:value-type="float" office:value="0.518877">
            <text:p>0.518877</text:p>
          </table:table-cell>
          <table:table-cell office:value-type="float" office:value="0.472069">
            <text:p>0.472069</text:p>
          </table:table-cell>
          <table:table-cell office:value-type="float" office:value="0.542453">
            <text:p>0.542453</text:p>
          </table:table-cell>
          <table:table-cell/>
          <table:table-cell office:value-type="float" office:value="5.46094">
            <text:p>5.46094</text:p>
          </table:table-cell>
          <table:table-cell office:value-type="float" office:value="0.42552">
            <text:p>0.42552</text:p>
          </table:table-cell>
          <table:table-cell office:value-type="float" office:value="0.363123">
            <text:p>0.363123</text:p>
          </table:table-cell>
          <table:table-cell office:value-type="float" office:value="0.377267">
            <text:p>0.377267</text:p>
          </table:table-cell>
          <table:table-cell/>
          <table:table-cell table:formula="of:=[.K353]" office:value-type="float" office:value="5.46094">
            <text:p>5.46094</text:p>
          </table:table-cell>
          <table:table-cell table:formula="of:=0.5*([.G353]^2+[.L353]^2)" office:value-type="float" office:value="0.2251503057645">
            <text:p>0.2251503057645</text:p>
          </table:table-cell>
          <table:table-cell table:formula="of:=0.5*([.H353]^2+[.M353]^2)" office:value-type="float" office:value="0.177353726945">
            <text:p>0.177353726945</text:p>
          </table:table-cell>
          <table:table-cell table:formula="of:=0.5*([.I353]^2+[.N353]^2)" office:value-type="float" office:value="0.218292823249">
            <text:p>0.218292823249</text:p>
          </table:table-cell>
        </table:table-row>
        <table:table-row table:style-name="ro1">
          <table:table-cell office:value-type="float" office:value="5.47656">
            <text:p>5.47656</text:p>
          </table:table-cell>
          <table:table-cell office:value-type="float" office:value="0.805785">
            <text:p>0.805785</text:p>
          </table:table-cell>
          <table:table-cell office:value-type="float" office:value="0.65185">
            <text:p>0.65185</text:p>
          </table:table-cell>
          <table:table-cell office:value-type="float" office:value="0.76553">
            <text:p>0.76553</text:p>
          </table:table-cell>
          <table:table-cell/>
          <table:table-cell office:value-type="float" office:value="5.47656">
            <text:p>5.47656</text:p>
          </table:table-cell>
          <table:table-cell office:value-type="float" office:value="0.517068">
            <text:p>0.517068</text:p>
          </table:table-cell>
          <table:table-cell office:value-type="float" office:value="0.470873">
            <text:p>0.470873</text:p>
          </table:table-cell>
          <table:table-cell office:value-type="float" office:value="0.540459">
            <text:p>0.540459</text:p>
          </table:table-cell>
          <table:table-cell/>
          <table:table-cell office:value-type="float" office:value="5.47656">
            <text:p>5.47656</text:p>
          </table:table-cell>
          <table:table-cell office:value-type="float" office:value="0.424849">
            <text:p>0.424849</text:p>
          </table:table-cell>
          <table:table-cell office:value-type="float" office:value="0.359092">
            <text:p>0.359092</text:p>
          </table:table-cell>
          <table:table-cell office:value-type="float" office:value="0.377275">
            <text:p>0.377275</text:p>
          </table:table-cell>
          <table:table-cell/>
          <table:table-cell table:formula="of:=[.K354]" office:value-type="float" office:value="5.47656">
            <text:p>5.47656</text:p>
          </table:table-cell>
          <table:table-cell table:formula="of:=0.5*([.G354]^2+[.L354]^2)" office:value-type="float" office:value="0.2239279947125">
            <text:p>0.2239279947125</text:p>
          </table:table-cell>
          <table:table-cell table:formula="of:=0.5*([.H354]^2+[.M354]^2)" office:value-type="float" office:value="0.1753342232965">
            <text:p>0.1753342232965</text:p>
          </table:table-cell>
          <table:table-cell table:formula="of:=0.5*([.I354]^2+[.N354]^2)" office:value-type="float" office:value="0.217216178153">
            <text:p>0.217216178153</text:p>
          </table:table-cell>
        </table:table-row>
        <table:table-row table:style-name="ro1">
          <table:table-cell office:value-type="float" office:value="5.49219">
            <text:p>5.49219</text:p>
          </table:table-cell>
          <table:table-cell office:value-type="float" office:value="0.806">
            <text:p>0.806</text:p>
          </table:table-cell>
          <table:table-cell office:value-type="float" office:value="0.655532">
            <text:p>0.655532</text:p>
          </table:table-cell>
          <table:table-cell office:value-type="float" office:value="0.76785">
            <text:p>0.76785</text:p>
          </table:table-cell>
          <table:table-cell/>
          <table:table-cell office:value-type="float" office:value="5.49219">
            <text:p>5.49219</text:p>
          </table:table-cell>
          <table:table-cell office:value-type="float" office:value="0.515124">
            <text:p>0.515124</text:p>
          </table:table-cell>
          <table:table-cell office:value-type="float" office:value="0.466255">
            <text:p>0.466255</text:p>
          </table:table-cell>
          <table:table-cell office:value-type="float" office:value="0.536445">
            <text:p>0.536445</text:p>
          </table:table-cell>
          <table:table-cell/>
          <table:table-cell office:value-type="float" office:value="5.49219">
            <text:p>5.49219</text:p>
          </table:table-cell>
          <table:table-cell office:value-type="float" office:value="0.424712">
            <text:p>0.424712</text:p>
          </table:table-cell>
          <table:table-cell office:value-type="float" office:value="0.358499">
            <text:p>0.358499</text:p>
          </table:table-cell>
          <table:table-cell office:value-type="float" office:value="0.376625">
            <text:p>0.376625</text:p>
          </table:table-cell>
          <table:table-cell/>
          <table:table-cell table:formula="of:=[.K355]" office:value-type="float" office:value="5.49219">
            <text:p>5.49219</text:p>
          </table:table-cell>
          <table:table-cell table:formula="of:=0.5*([.G355]^2+[.L355]^2)" office:value-type="float" office:value="0.22286650916">
            <text:p>0.22286650916</text:p>
          </table:table-cell>
          <table:table-cell table:formula="of:=0.5*([.H355]^2+[.M355]^2)" office:value-type="float" office:value="0.172957629013">
            <text:p>0.172957629013</text:p>
          </table:table-cell>
          <table:table-cell table:formula="of:=0.5*([.I355]^2+[.N355]^2)" office:value-type="float" office:value="0.214809814325">
            <text:p>0.214809814325</text:p>
          </table:table-cell>
        </table:table-row>
        <table:table-row table:style-name="ro1">
          <table:table-cell office:value-type="float" office:value="5.50781">
            <text:p>5.50781</text:p>
          </table:table-cell>
          <table:table-cell office:value-type="float" office:value="0.805395">
            <text:p>0.805395</text:p>
          </table:table-cell>
          <table:table-cell office:value-type="float" office:value="0.654495">
            <text:p>0.654495</text:p>
          </table:table-cell>
          <table:table-cell office:value-type="float" office:value="0.770063">
            <text:p>0.770063</text:p>
          </table:table-cell>
          <table:table-cell/>
          <table:table-cell office:value-type="float" office:value="5.50781">
            <text:p>5.50781</text:p>
          </table:table-cell>
          <table:table-cell office:value-type="float" office:value="0.513142">
            <text:p>0.513142</text:p>
          </table:table-cell>
          <table:table-cell office:value-type="float" office:value="0.464266">
            <text:p>0.464266</text:p>
          </table:table-cell>
          <table:table-cell office:value-type="float" office:value="0.533651">
            <text:p>0.533651</text:p>
          </table:table-cell>
          <table:table-cell/>
          <table:table-cell office:value-type="float" office:value="5.50781">
            <text:p>5.50781</text:p>
          </table:table-cell>
          <table:table-cell office:value-type="float" office:value="0.424723">
            <text:p>0.424723</text:p>
          </table:table-cell>
          <table:table-cell office:value-type="float" office:value="0.360873">
            <text:p>0.360873</text:p>
          </table:table-cell>
          <table:table-cell office:value-type="float" office:value="0.376887">
            <text:p>0.376887</text:p>
          </table:table-cell>
          <table:table-cell/>
          <table:table-cell table:formula="of:=[.K356]" office:value-type="float" office:value="5.50781">
            <text:p>5.50781</text:p>
          </table:table-cell>
          <table:table-cell table:formula="of:=0.5*([.G356]^2+[.L356]^2)" office:value-type="float" office:value="0.2218521694465">
            <text:p>0.2218521694465</text:p>
          </table:table-cell>
          <table:table-cell table:formula="of:=0.5*([.H356]^2+[.M356]^2)" office:value-type="float" office:value="0.1728861204425">
            <text:p>0.1728861204425</text:p>
          </table:table-cell>
          <table:table-cell table:formula="of:=0.5*([.I356]^2+[.N356]^2)" office:value-type="float" office:value="0.213413600285">
            <text:p>0.213413600285</text:p>
          </table:table-cell>
        </table:table-row>
        <table:table-row table:style-name="ro1">
          <table:table-cell office:value-type="float" office:value="5.52344">
            <text:p>5.52344</text:p>
          </table:table-cell>
          <table:table-cell office:value-type="float" office:value="0.805055">
            <text:p>0.805055</text:p>
          </table:table-cell>
          <table:table-cell office:value-type="float" office:value="0.650617">
            <text:p>0.650617</text:p>
          </table:table-cell>
          <table:table-cell office:value-type="float" office:value="0.770903">
            <text:p>0.770903</text:p>
          </table:table-cell>
          <table:table-cell/>
          <table:table-cell office:value-type="float" office:value="5.52344">
            <text:p>5.52344</text:p>
          </table:table-cell>
          <table:table-cell office:value-type="float" office:value="0.511548">
            <text:p>0.511548</text:p>
          </table:table-cell>
          <table:table-cell office:value-type="float" office:value="0.462082">
            <text:p>0.462082</text:p>
          </table:table-cell>
          <table:table-cell office:value-type="float" office:value="0.535831">
            <text:p>0.535831</text:p>
          </table:table-cell>
          <table:table-cell/>
          <table:table-cell office:value-type="float" office:value="5.52344">
            <text:p>5.52344</text:p>
          </table:table-cell>
          <table:table-cell office:value-type="float" office:value="0.422717">
            <text:p>0.422717</text:p>
          </table:table-cell>
          <table:table-cell office:value-type="float" office:value="0.36311">
            <text:p>0.36311</text:p>
          </table:table-cell>
          <table:table-cell office:value-type="float" office:value="0.37682">
            <text:p>0.37682</text:p>
          </table:table-cell>
          <table:table-cell/>
          <table:table-cell table:formula="of:=[.K357]" office:value-type="float" office:value="5.52344">
            <text:p>5.52344</text:p>
          </table:table-cell>
          <table:table-cell table:formula="of:=0.5*([.G357]^2+[.L357]^2)" office:value-type="float" office:value="0.2201855091965">
            <text:p>0.2201855091965</text:p>
          </table:table-cell>
          <table:table-cell table:formula="of:=0.5*([.H357]^2+[.M357]^2)" office:value-type="float" office:value="0.172684323412">
            <text:p>0.172684323412</text:p>
          </table:table-cell>
          <table:table-cell table:formula="of:=0.5*([.I357]^2+[.N357]^2)" office:value-type="float" office:value="0.2145540864805">
            <text:p>0.2145540864805</text:p>
          </table:table-cell>
        </table:table-row>
        <table:table-row table:style-name="ro1">
          <table:table-cell office:value-type="float" office:value="5.53906">
            <text:p>5.53906</text:p>
          </table:table-cell>
          <table:table-cell office:value-type="float" office:value="0.8063">
            <text:p>0.8063</text:p>
          </table:table-cell>
          <table:table-cell office:value-type="float" office:value="0.648345">
            <text:p>0.648345</text:p>
          </table:table-cell>
          <table:table-cell office:value-type="float" office:value="0.769683">
            <text:p>0.769683</text:p>
          </table:table-cell>
          <table:table-cell/>
          <table:table-cell office:value-type="float" office:value="5.53906">
            <text:p>5.53906</text:p>
          </table:table-cell>
          <table:table-cell office:value-type="float" office:value="0.510617">
            <text:p>0.510617</text:p>
          </table:table-cell>
          <table:table-cell office:value-type="float" office:value="0.461329">
            <text:p>0.461329</text:p>
          </table:table-cell>
          <table:table-cell office:value-type="float" office:value="0.540864">
            <text:p>0.540864</text:p>
          </table:table-cell>
          <table:table-cell/>
          <table:table-cell office:value-type="float" office:value="5.53906">
            <text:p>5.53906</text:p>
          </table:table-cell>
          <table:table-cell office:value-type="float" office:value="0.420033">
            <text:p>0.420033</text:p>
          </table:table-cell>
          <table:table-cell office:value-type="float" office:value="0.361344">
            <text:p>0.361344</text:p>
          </table:table-cell>
          <table:table-cell office:value-type="float" office:value="0.375373">
            <text:p>0.375373</text:p>
          </table:table-cell>
          <table:table-cell/>
          <table:table-cell table:formula="of:=[.K358]" office:value-type="float" office:value="5.53906">
            <text:p>5.53906</text:p>
          </table:table-cell>
          <table:table-cell table:formula="of:=0.5*([.G358]^2+[.L358]^2)" office:value-type="float" office:value="0.218578720889">
            <text:p>0.218578720889</text:p>
          </table:table-cell>
          <table:table-cell table:formula="of:=0.5*([.H358]^2+[.M358]^2)" office:value-type="float" office:value="0.1716969662885">
            <text:p>0.1716969662885</text:p>
          </table:table-cell>
          <table:table-cell table:formula="of:=0.5*([.I358]^2+[.N358]^2)" office:value-type="float" office:value="0.2167193778125">
            <text:p>0.2167193778125</text:p>
          </table:table-cell>
        </table:table-row>
        <table:table-row table:style-name="ro1">
          <table:table-cell office:value-type="float" office:value="5.55469">
            <text:p>5.55469</text:p>
          </table:table-cell>
          <table:table-cell office:value-type="float" office:value="0.807128">
            <text:p>0.807128</text:p>
          </table:table-cell>
          <table:table-cell office:value-type="float" office:value="0.648028">
            <text:p>0.648028</text:p>
          </table:table-cell>
          <table:table-cell office:value-type="float" office:value="0.766817">
            <text:p>0.766817</text:p>
          </table:table-cell>
          <table:table-cell/>
          <table:table-cell office:value-type="float" office:value="5.55469">
            <text:p>5.55469</text:p>
          </table:table-cell>
          <table:table-cell office:value-type="float" office:value="0.509968">
            <text:p>0.509968</text:p>
          </table:table-cell>
          <table:table-cell office:value-type="float" office:value="0.463325">
            <text:p>0.463325</text:p>
          </table:table-cell>
          <table:table-cell office:value-type="float" office:value="0.543315">
            <text:p>0.543315</text:p>
          </table:table-cell>
          <table:table-cell/>
          <table:table-cell office:value-type="float" office:value="5.55469">
            <text:p>5.55469</text:p>
          </table:table-cell>
          <table:table-cell office:value-type="float" office:value="0.419655">
            <text:p>0.419655</text:p>
          </table:table-cell>
          <table:table-cell office:value-type="float" office:value="0.359034">
            <text:p>0.359034</text:p>
          </table:table-cell>
          <table:table-cell office:value-type="float" office:value="0.37451">
            <text:p>0.37451</text:p>
          </table:table-cell>
          <table:table-cell/>
          <table:table-cell table:formula="of:=[.K359]" office:value-type="float" office:value="5.55469">
            <text:p>5.55469</text:p>
          </table:table-cell>
          <table:table-cell table:formula="of:=0.5*([.G359]^2+[.L359]^2)" office:value-type="float" office:value="0.2180888400245">
            <text:p>0.2180888400245</text:p>
          </table:table-cell>
          <table:table-cell table:formula="of:=0.5*([.H359]^2+[.M359]^2)" office:value-type="float" office:value="0.1717877343905">
            <text:p>0.1717877343905</text:p>
          </table:table-cell>
          <table:table-cell table:formula="of:=0.5*([.I359]^2+[.N359]^2)" office:value-type="float" office:value="0.2177244646625">
            <text:p>0.2177244646625</text:p>
          </table:table-cell>
        </table:table-row>
        <table:table-row table:style-name="ro1">
          <table:table-cell office:value-type="float" office:value="5.57031">
            <text:p>5.57031</text:p>
          </table:table-cell>
          <table:table-cell office:value-type="float" office:value="0.806093">
            <text:p>0.806093</text:p>
          </table:table-cell>
          <table:table-cell office:value-type="float" office:value="0.648763">
            <text:p>0.648763</text:p>
          </table:table-cell>
          <table:table-cell office:value-type="float" office:value="0.764573">
            <text:p>0.764573</text:p>
          </table:table-cell>
          <table:table-cell/>
          <table:table-cell office:value-type="float" office:value="5.57031">
            <text:p>5.57031</text:p>
          </table:table-cell>
          <table:table-cell office:value-type="float" office:value="0.508927">
            <text:p>0.508927</text:p>
          </table:table-cell>
          <table:table-cell office:value-type="float" office:value="0.464899">
            <text:p>0.464899</text:p>
          </table:table-cell>
          <table:table-cell office:value-type="float" office:value="0.542925">
            <text:p>0.542925</text:p>
          </table:table-cell>
          <table:table-cell/>
          <table:table-cell office:value-type="float" office:value="5.57031">
            <text:p>5.57031</text:p>
          </table:table-cell>
          <table:table-cell office:value-type="float" office:value="0.420389">
            <text:p>0.420389</text:p>
          </table:table-cell>
          <table:table-cell office:value-type="float" office:value="0.359011">
            <text:p>0.359011</text:p>
          </table:table-cell>
          <table:table-cell office:value-type="float" office:value="0.375353">
            <text:p>0.375353</text:p>
          </table:table-cell>
          <table:table-cell/>
          <table:table-cell table:formula="of:=[.K360]" office:value-type="float" office:value="5.57031">
            <text:p>5.57031</text:p>
          </table:table-cell>
          <table:table-cell table:formula="of:=0.5*([.G360]^2+[.L360]^2)" office:value-type="float" office:value="0.217866801325">
            <text:p>0.217866801325</text:p>
          </table:table-cell>
          <table:table-cell table:formula="of:=0.5*([.H360]^2+[.M360]^2)" office:value-type="float" office:value="0.172509989161">
            <text:p>0.172509989161</text:p>
          </table:table-cell>
          <table:table-cell table:formula="of:=0.5*([.I360]^2+[.N360]^2)" office:value-type="float" office:value="0.217828715117">
            <text:p>0.217828715117</text:p>
          </table:table-cell>
        </table:table-row>
        <table:table-row table:style-name="ro1">
          <table:table-cell office:value-type="float" office:value="5.58594">
            <text:p>5.58594</text:p>
          </table:table-cell>
          <table:table-cell office:value-type="float" office:value="0.804785">
            <text:p>0.804785</text:p>
          </table:table-cell>
          <table:table-cell office:value-type="float" office:value="0.650283">
            <text:p>0.650283</text:p>
          </table:table-cell>
          <table:table-cell office:value-type="float" office:value="0.765685">
            <text:p>0.765685</text:p>
          </table:table-cell>
          <table:table-cell/>
          <table:table-cell office:value-type="float" office:value="5.58594">
            <text:p>5.58594</text:p>
          </table:table-cell>
          <table:table-cell office:value-type="float" office:value="0.50726">
            <text:p>0.50726</text:p>
          </table:table-cell>
          <table:table-cell office:value-type="float" office:value="0.465326">
            <text:p>0.465326</text:p>
          </table:table-cell>
          <table:table-cell office:value-type="float" office:value="0.541265">
            <text:p>0.541265</text:p>
          </table:table-cell>
          <table:table-cell/>
          <table:table-cell office:value-type="float" office:value="5.58594">
            <text:p>5.58594</text:p>
          </table:table-cell>
          <table:table-cell office:value-type="float" office:value="0.418831">
            <text:p>0.418831</text:p>
          </table:table-cell>
          <table:table-cell office:value-type="float" office:value="0.359571">
            <text:p>0.359571</text:p>
          </table:table-cell>
          <table:table-cell office:value-type="float" office:value="0.37623">
            <text:p>0.37623</text:p>
          </table:table-cell>
          <table:table-cell/>
          <table:table-cell table:formula="of:=[.K361]" office:value-type="float" office:value="5.58594">
            <text:p>5.58594</text:p>
          </table:table-cell>
          <table:table-cell table:formula="of:=0.5*([.G361]^2+[.L361]^2)" office:value-type="float" office:value="0.2163660570805">
            <text:p>0.2163660570805</text:p>
          </table:table-cell>
          <table:table-cell table:formula="of:=0.5*([.H361]^2+[.M361]^2)" office:value-type="float" office:value="0.1729097951585">
            <text:p>0.1729097951585</text:p>
          </table:table-cell>
          <table:table-cell table:formula="of:=0.5*([.I361]^2+[.N361]^2)" office:value-type="float" office:value="0.2172584065625">
            <text:p>0.2172584065625</text:p>
          </table:table-cell>
        </table:table-row>
        <table:table-row table:style-name="ro1">
          <table:table-cell office:value-type="float" office:value="5.60156">
            <text:p>5.60156</text:p>
          </table:table-cell>
          <table:table-cell office:value-type="float" office:value="0.804545">
            <text:p>0.804545</text:p>
          </table:table-cell>
          <table:table-cell office:value-type="float" office:value="0.651028">
            <text:p>0.651028</text:p>
          </table:table-cell>
          <table:table-cell office:value-type="float" office:value="0.76795">
            <text:p>0.76795</text:p>
          </table:table-cell>
          <table:table-cell/>
          <table:table-cell office:value-type="float" office:value="5.60156">
            <text:p>5.60156</text:p>
          </table:table-cell>
          <table:table-cell office:value-type="float" office:value="0.505808">
            <text:p>0.505808</text:p>
          </table:table-cell>
          <table:table-cell office:value-type="float" office:value="0.462867">
            <text:p>0.462867</text:p>
          </table:table-cell>
          <table:table-cell office:value-type="float" office:value="0.536716">
            <text:p>0.536716</text:p>
          </table:table-cell>
          <table:table-cell/>
          <table:table-cell office:value-type="float" office:value="5.60156">
            <text:p>5.60156</text:p>
          </table:table-cell>
          <table:table-cell office:value-type="float" office:value="0.416015">
            <text:p>0.416015</text:p>
          </table:table-cell>
          <table:table-cell office:value-type="float" office:value="0.360749">
            <text:p>0.360749</text:p>
          </table:table-cell>
          <table:table-cell office:value-type="float" office:value="0.375829">
            <text:p>0.375829</text:p>
          </table:table-cell>
          <table:table-cell/>
          <table:table-cell table:formula="of:=[.K362]" office:value-type="float" office:value="5.60156">
            <text:p>5.60156</text:p>
          </table:table-cell>
          <table:table-cell table:formula="of:=0.5*([.G362]^2+[.L362]^2)" office:value-type="float" office:value="0.2144551065445">
            <text:p>0.2144551065445</text:p>
          </table:table-cell>
          <table:table-cell table:formula="of:=0.5*([.H362]^2+[.M362]^2)" office:value-type="float" office:value="0.172192850345">
            <text:p>0.172192850345</text:p>
          </table:table-cell>
          <table:table-cell table:formula="of:=0.5*([.I362]^2+[.N362]^2)" office:value-type="float" office:value="0.2146557509485">
            <text:p>0.2146557509485</text:p>
          </table:table-cell>
        </table:table-row>
        <table:table-row table:style-name="ro1">
          <table:table-cell office:value-type="float" office:value="5.61719">
            <text:p>5.61719</text:p>
          </table:table-cell>
          <table:table-cell office:value-type="float" office:value="0.80405">
            <text:p>0.80405</text:p>
          </table:table-cell>
          <table:table-cell office:value-type="float" office:value="0.650617">
            <text:p>0.650617</text:p>
          </table:table-cell>
          <table:table-cell office:value-type="float" office:value="0.768737">
            <text:p>0.768737</text:p>
          </table:table-cell>
          <table:table-cell/>
          <table:table-cell office:value-type="float" office:value="5.61719">
            <text:p>5.61719</text:p>
          </table:table-cell>
          <table:table-cell office:value-type="float" office:value="0.505152">
            <text:p>0.505152</text:p>
          </table:table-cell>
          <table:table-cell office:value-type="float" office:value="0.459372">
            <text:p>0.459372</text:p>
          </table:table-cell>
          <table:table-cell office:value-type="float" office:value="0.531876">
            <text:p>0.531876</text:p>
          </table:table-cell>
          <table:table-cell/>
          <table:table-cell office:value-type="float" office:value="5.61719">
            <text:p>5.61719</text:p>
          </table:table-cell>
          <table:table-cell office:value-type="float" office:value="0.414779">
            <text:p>0.414779</text:p>
          </table:table-cell>
          <table:table-cell office:value-type="float" office:value="0.361668">
            <text:p>0.361668</text:p>
          </table:table-cell>
          <table:table-cell office:value-type="float" office:value="0.375476">
            <text:p>0.375476</text:p>
          </table:table-cell>
          <table:table-cell/>
          <table:table-cell table:formula="of:=[.K363]" office:value-type="float" office:value="5.61719">
            <text:p>5.61719</text:p>
          </table:table-cell>
          <table:table-cell table:formula="of:=0.5*([.G363]^2+[.L363]^2)" office:value-type="float" office:value="0.2136100809725">
            <text:p>0.2136100809725</text:p>
          </table:table-cell>
          <table:table-cell table:formula="of:=0.5*([.H363]^2+[.M363]^2)" office:value-type="float" office:value="0.170913188304">
            <text:p>0.170913188304</text:p>
          </table:table-cell>
          <table:table-cell table:formula="of:=0.5*([.I363]^2+[.N363]^2)" office:value-type="float" office:value="0.211937152976">
            <text:p>0.211937152976</text:p>
          </table:table-cell>
        </table:table-row>
        <table:table-row table:style-name="ro1">
          <table:table-cell office:value-type="float" office:value="5.63281">
            <text:p>5.63281</text:p>
          </table:table-cell>
          <table:table-cell office:value-type="float" office:value="0.80239">
            <text:p>0.80239</text:p>
          </table:table-cell>
          <table:table-cell office:value-type="float" office:value="0.65054">
            <text:p>0.65054</text:p>
          </table:table-cell>
          <table:table-cell office:value-type="float" office:value="0.76946">
            <text:p>0.76946</text:p>
          </table:table-cell>
          <table:table-cell/>
          <table:table-cell office:value-type="float" office:value="5.63281">
            <text:p>5.63281</text:p>
          </table:table-cell>
          <table:table-cell office:value-type="float" office:value="0.504785">
            <text:p>0.504785</text:p>
          </table:table-cell>
          <table:table-cell office:value-type="float" office:value="0.457165">
            <text:p>0.457165</text:p>
          </table:table-cell>
          <table:table-cell office:value-type="float" office:value="0.530058">
            <text:p>0.530058</text:p>
          </table:table-cell>
          <table:table-cell/>
          <table:table-cell office:value-type="float" office:value="5.63281">
            <text:p>5.63281</text:p>
          </table:table-cell>
          <table:table-cell office:value-type="float" office:value="0.415254">
            <text:p>0.415254</text:p>
          </table:table-cell>
          <table:table-cell office:value-type="float" office:value="0.361409">
            <text:p>0.361409</text:p>
          </table:table-cell>
          <table:table-cell office:value-type="float" office:value="0.37618">
            <text:p>0.37618</text:p>
          </table:table-cell>
          <table:table-cell/>
          <table:table-cell table:formula="of:=[.K364]" office:value-type="float" office:value="5.63281">
            <text:p>5.63281</text:p>
          </table:table-cell>
          <table:table-cell table:formula="of:=0.5*([.G364]^2+[.L364]^2)" office:value-type="float" office:value="0.2136218903705">
            <text:p>0.2136218903705</text:p>
          </table:table-cell>
          <table:table-cell table:formula="of:=0.5*([.H364]^2+[.M364]^2)" office:value-type="float" office:value="0.169808151253">
            <text:p>0.169808151253</text:p>
          </table:table-cell>
          <table:table-cell table:formula="of:=0.5*([.I364]^2+[.N364]^2)" office:value-type="float" office:value="0.211236437882">
            <text:p>0.211236437882</text:p>
          </table:table-cell>
        </table:table-row>
        <table:table-row table:style-name="ro1">
          <table:table-cell office:value-type="float" office:value="5.64844">
            <text:p>5.64844</text:p>
          </table:table-cell>
          <table:table-cell office:value-type="float" office:value="0.80148">
            <text:p>0.80148</text:p>
          </table:table-cell>
          <table:table-cell office:value-type="float" office:value="0.649808">
            <text:p>0.649808</text:p>
          </table:table-cell>
          <table:table-cell office:value-type="float" office:value="0.769697">
            <text:p>0.769697</text:p>
          </table:table-cell>
          <table:table-cell/>
          <table:table-cell office:value-type="float" office:value="5.64844">
            <text:p>5.64844</text:p>
          </table:table-cell>
          <table:table-cell office:value-type="float" office:value="0.504267">
            <text:p>0.504267</text:p>
          </table:table-cell>
          <table:table-cell office:value-type="float" office:value="0.455617">
            <text:p>0.455617</text:p>
          </table:table-cell>
          <table:table-cell office:value-type="float" office:value="0.531955">
            <text:p>0.531955</text:p>
          </table:table-cell>
          <table:table-cell/>
          <table:table-cell office:value-type="float" office:value="5.64844">
            <text:p>5.64844</text:p>
          </table:table-cell>
          <table:table-cell office:value-type="float" office:value="0.415686">
            <text:p>0.415686</text:p>
          </table:table-cell>
          <table:table-cell office:value-type="float" office:value="0.360251">
            <text:p>0.360251</text:p>
          </table:table-cell>
          <table:table-cell office:value-type="float" office:value="0.374111">
            <text:p>0.374111</text:p>
          </table:table-cell>
          <table:table-cell/>
          <table:table-cell table:formula="of:=[.K365]" office:value-type="float" office:value="5.64844">
            <text:p>5.64844</text:p>
          </table:table-cell>
          <table:table-cell table:formula="of:=0.5*([.G365]^2+[.L365]^2)" office:value-type="float" office:value="0.2135400289425">
            <text:p>0.2135400289425</text:p>
          </table:table-cell>
          <table:table-cell table:formula="of:=0.5*([.H365]^2+[.M365]^2)" office:value-type="float" office:value="0.168683816845">
            <text:p>0.168683816845</text:p>
          </table:table-cell>
          <table:table-cell table:formula="of:=0.5*([.I365]^2+[.N365]^2)" office:value-type="float" office:value="0.211467581173">
            <text:p>0.211467581173</text:p>
          </table:table-cell>
        </table:table-row>
        <table:table-row table:style-name="ro1">
          <table:table-cell office:value-type="float" office:value="5.66406">
            <text:p>5.66406</text:p>
          </table:table-cell>
          <table:table-cell office:value-type="float" office:value="0.80167">
            <text:p>0.80167</text:p>
          </table:table-cell>
          <table:table-cell office:value-type="float" office:value="0.647837">
            <text:p>0.647837</text:p>
          </table:table-cell>
          <table:table-cell office:value-type="float" office:value="0.767168">
            <text:p>0.767168</text:p>
          </table:table-cell>
          <table:table-cell/>
          <table:table-cell office:value-type="float" office:value="5.66406">
            <text:p>5.66406</text:p>
          </table:table-cell>
          <table:table-cell office:value-type="float" office:value="0.503272">
            <text:p>0.503272</text:p>
          </table:table-cell>
          <table:table-cell office:value-type="float" office:value="0.45439">
            <text:p>0.45439</text:p>
          </table:table-cell>
          <table:table-cell office:value-type="float" office:value="0.535965">
            <text:p>0.535965</text:p>
          </table:table-cell>
          <table:table-cell/>
          <table:table-cell office:value-type="float" office:value="5.66406">
            <text:p>5.66406</text:p>
          </table:table-cell>
          <table:table-cell office:value-type="float" office:value="0.414261">
            <text:p>0.414261</text:p>
          </table:table-cell>
          <table:table-cell office:value-type="float" office:value="0.360539">
            <text:p>0.360539</text:p>
          </table:table-cell>
          <table:table-cell office:value-type="float" office:value="0.370491">
            <text:p>0.370491</text:p>
          </table:table-cell>
          <table:table-cell/>
          <table:table-cell table:formula="of:=[.K366]" office:value-type="float" office:value="5.66406">
            <text:p>5.66406</text:p>
          </table:table-cell>
          <table:table-cell table:formula="of:=0.5*([.G366]^2+[.L366]^2)" office:value-type="float" office:value="0.2124474410525">
            <text:p>0.2124474410525</text:p>
          </table:table-cell>
          <table:table-cell table:formula="of:=0.5*([.H366]^2+[.M366]^2)" office:value-type="float" office:value="0.1682293213105">
            <text:p>0.1682293213105</text:p>
          </table:table-cell>
          <table:table-cell table:formula="of:=0.5*([.I366]^2+[.N366]^2)" office:value-type="float" office:value="0.212261031153">
            <text:p>0.212261031153</text:p>
          </table:table-cell>
        </table:table-row>
        <table:table-row table:style-name="ro1">
          <table:table-cell office:value-type="float" office:value="5.67969">
            <text:p>5.67969</text:p>
          </table:table-cell>
          <table:table-cell office:value-type="float" office:value="0.801265">
            <text:p>0.801265</text:p>
          </table:table-cell>
          <table:table-cell office:value-type="float" office:value="0.64889">
            <text:p>0.64889</text:p>
          </table:table-cell>
          <table:table-cell office:value-type="float" office:value="0.764108">
            <text:p>0.764108</text:p>
          </table:table-cell>
          <table:table-cell/>
          <table:table-cell office:value-type="float" office:value="5.67969">
            <text:p>5.67969</text:p>
          </table:table-cell>
          <table:table-cell office:value-type="float" office:value="0.502462">
            <text:p>0.502462</text:p>
          </table:table-cell>
          <table:table-cell office:value-type="float" office:value="0.45341">
            <text:p>0.45341</text:p>
          </table:table-cell>
          <table:table-cell office:value-type="float" office:value="0.53932">
            <text:p>0.53932</text:p>
          </table:table-cell>
          <table:table-cell/>
          <table:table-cell office:value-type="float" office:value="5.67969">
            <text:p>5.67969</text:p>
          </table:table-cell>
          <table:table-cell office:value-type="float" office:value="0.413744">
            <text:p>0.413744</text:p>
          </table:table-cell>
          <table:table-cell office:value-type="float" office:value="0.363411">
            <text:p>0.363411</text:p>
          </table:table-cell>
          <table:table-cell office:value-type="float" office:value="0.369585">
            <text:p>0.369585</text:p>
          </table:table-cell>
          <table:table-cell/>
          <table:table-cell table:formula="of:=[.K367]" office:value-type="float" office:value="5.67969">
            <text:p>5.67969</text:p>
          </table:table-cell>
          <table:table-cell table:formula="of:=0.5*([.G367]^2+[.L367]^2)" office:value-type="float" office:value="0.21182607949">
            <text:p>0.21182607949</text:p>
          </table:table-cell>
          <table:table-cell table:formula="of:=0.5*([.H367]^2+[.M367]^2)" office:value-type="float" office:value="0.1688240915105">
            <text:p>0.1688240915105</text:p>
          </table:table-cell>
          <table:table-cell table:formula="of:=0.5*([.I367]^2+[.N367]^2)" office:value-type="float" office:value="0.2137295673125">
            <text:p>0.2137295673125</text:p>
          </table:table-cell>
        </table:table-row>
        <table:table-row table:style-name="ro1">
          <table:table-cell office:value-type="float" office:value="5.69531">
            <text:p>5.69531</text:p>
          </table:table-cell>
          <table:table-cell office:value-type="float" office:value="0.800992">
            <text:p>0.800992</text:p>
          </table:table-cell>
          <table:table-cell office:value-type="float" office:value="0.65471">
            <text:p>0.65471</text:p>
          </table:table-cell>
          <table:table-cell office:value-type="float" office:value="0.764673">
            <text:p>0.764673</text:p>
          </table:table-cell>
          <table:table-cell/>
          <table:table-cell office:value-type="float" office:value="5.69531">
            <text:p>5.69531</text:p>
          </table:table-cell>
          <table:table-cell office:value-type="float" office:value="0.501249">
            <text:p>0.501249</text:p>
          </table:table-cell>
          <table:table-cell office:value-type="float" office:value="0.451817">
            <text:p>0.451817</text:p>
          </table:table-cell>
          <table:table-cell office:value-type="float" office:value="0.541458">
            <text:p>0.541458</text:p>
          </table:table-cell>
          <table:table-cell/>
          <table:table-cell office:value-type="float" office:value="5.69531">
            <text:p>5.69531</text:p>
          </table:table-cell>
          <table:table-cell office:value-type="float" office:value="0.41537">
            <text:p>0.41537</text:p>
          </table:table-cell>
          <table:table-cell office:value-type="float" office:value="0.364872">
            <text:p>0.364872</text:p>
          </table:table-cell>
          <table:table-cell office:value-type="float" office:value="0.370494">
            <text:p>0.370494</text:p>
          </table:table-cell>
          <table:table-cell/>
          <table:table-cell table:formula="of:=[.K368]" office:value-type="float" office:value="5.69531">
            <text:p>5.69531</text:p>
          </table:table-cell>
          <table:table-cell table:formula="of:=0.5*([.G368]^2+[.L368]^2)" office:value-type="float" office:value="0.2118913984505">
            <text:p>0.2118913984505</text:p>
          </table:table-cell>
          <table:table-cell table:formula="of:=0.5*([.H368]^2+[.M368]^2)" office:value-type="float" office:value="0.1686350889365">
            <text:p>0.1686350889365</text:p>
          </table:table-cell>
          <table:table-cell table:formula="of:=0.5*([.I368]^2+[.N368]^2)" office:value-type="float" office:value="0.2152212849">
            <text:p>0.2152212849</text:p>
          </table:table-cell>
        </table:table-row>
        <table:table-row table:style-name="ro1">
          <table:table-cell office:value-type="float" office:value="5.71094">
            <text:p>5.71094</text:p>
          </table:table-cell>
          <table:table-cell office:value-type="float" office:value="0.801068">
            <text:p>0.801068</text:p>
          </table:table-cell>
          <table:table-cell office:value-type="float" office:value="0.659877">
            <text:p>0.659877</text:p>
          </table:table-cell>
          <table:table-cell office:value-type="float" office:value="0.767202">
            <text:p>0.767202</text:p>
          </table:table-cell>
          <table:table-cell/>
          <table:table-cell office:value-type="float" office:value="5.71094">
            <text:p>5.71094</text:p>
          </table:table-cell>
          <table:table-cell office:value-type="float" office:value="0.499453">
            <text:p>0.499453</text:p>
          </table:table-cell>
          <table:table-cell office:value-type="float" office:value="0.447932">
            <text:p>0.447932</text:p>
          </table:table-cell>
          <table:table-cell office:value-type="float" office:value="0.542183">
            <text:p>0.542183</text:p>
          </table:table-cell>
          <table:table-cell/>
          <table:table-cell office:value-type="float" office:value="5.71094">
            <text:p>5.71094</text:p>
          </table:table-cell>
          <table:table-cell office:value-type="float" office:value="0.4158">
            <text:p>0.4158</text:p>
          </table:table-cell>
          <table:table-cell office:value-type="float" office:value="0.364793">
            <text:p>0.364793</text:p>
          </table:table-cell>
          <table:table-cell office:value-type="float" office:value="0.371906">
            <text:p>0.371906</text:p>
          </table:table-cell>
          <table:table-cell/>
          <table:table-cell table:formula="of:=[.K369]" office:value-type="float" office:value="5.71094">
            <text:p>5.71094</text:p>
          </table:table-cell>
          <table:table-cell table:formula="of:=0.5*([.G369]^2+[.L369]^2)" office:value-type="float" office:value="0.2111714696045">
            <text:p>0.2111714696045</text:p>
          </table:table-cell>
          <table:table-cell table:formula="of:=0.5*([.H369]^2+[.M369]^2)" office:value-type="float" office:value="0.1668585047365">
            <text:p>0.1668585047365</text:p>
          </table:table-cell>
          <table:table-cell table:formula="of:=0.5*([.I369]^2+[.N369]^2)" office:value-type="float" office:value="0.2161382391625">
            <text:p>0.2161382391625</text:p>
          </table:table-cell>
        </table:table-row>
        <table:table-row table:style-name="ro1">
          <table:table-cell office:value-type="float" office:value="5.72656">
            <text:p>5.72656</text:p>
          </table:table-cell>
          <table:table-cell office:value-type="float" office:value="0.800368">
            <text:p>0.800368</text:p>
          </table:table-cell>
          <table:table-cell office:value-type="float" office:value="0.660412">
            <text:p>0.660412</text:p>
          </table:table-cell>
          <table:table-cell office:value-type="float" office:value="0.767565">
            <text:p>0.767565</text:p>
          </table:table-cell>
          <table:table-cell/>
          <table:table-cell office:value-type="float" office:value="5.72656">
            <text:p>5.72656</text:p>
          </table:table-cell>
          <table:table-cell office:value-type="float" office:value="0.49753">
            <text:p>0.49753</text:p>
          </table:table-cell>
          <table:table-cell office:value-type="float" office:value="0.447938">
            <text:p>0.447938</text:p>
          </table:table-cell>
          <table:table-cell office:value-type="float" office:value="0.540828">
            <text:p>0.540828</text:p>
          </table:table-cell>
          <table:table-cell/>
          <table:table-cell office:value-type="float" office:value="5.72656">
            <text:p>5.72656</text:p>
          </table:table-cell>
          <table:table-cell office:value-type="float" office:value="0.413918">
            <text:p>0.413918</text:p>
          </table:table-cell>
          <table:table-cell office:value-type="float" office:value="0.365703">
            <text:p>0.365703</text:p>
          </table:table-cell>
          <table:table-cell office:value-type="float" office:value="0.372097">
            <text:p>0.372097</text:p>
          </table:table-cell>
          <table:table-cell/>
          <table:table-cell table:formula="of:=[.K370]" office:value-type="float" office:value="5.72656">
            <text:p>5.72656</text:p>
          </table:table-cell>
          <table:table-cell table:formula="of:=0.5*([.G370]^2+[.L370]^2)" office:value-type="float" office:value="0.209432105812">
            <text:p>0.209432105812</text:p>
          </table:table-cell>
          <table:table-cell table:formula="of:=0.5*([.H370]^2+[.M370]^2)" office:value-type="float" office:value="0.1671935680265">
            <text:p>0.1671935680265</text:p>
          </table:table-cell>
          <table:table-cell table:formula="of:=0.5*([.I370]^2+[.N370]^2)" office:value-type="float" office:value="0.2154755514965">
            <text:p>0.2154755514965</text:p>
          </table:table-cell>
        </table:table-row>
        <table:table-row table:style-name="ro1">
          <table:table-cell office:value-type="float" office:value="5.74219">
            <text:p>5.74219</text:p>
          </table:table-cell>
          <table:table-cell office:value-type="float" office:value="0.798963">
            <text:p>0.798963</text:p>
          </table:table-cell>
          <table:table-cell office:value-type="float" office:value="0.658318">
            <text:p>0.658318</text:p>
          </table:table-cell>
          <table:table-cell office:value-type="float" office:value="0.765347">
            <text:p>0.765347</text:p>
          </table:table-cell>
          <table:table-cell/>
          <table:table-cell office:value-type="float" office:value="5.74219">
            <text:p>5.74219</text:p>
          </table:table-cell>
          <table:table-cell office:value-type="float" office:value="0.496848">
            <text:p>0.496848</text:p>
          </table:table-cell>
          <table:table-cell office:value-type="float" office:value="0.449498">
            <text:p>0.449498</text:p>
          </table:table-cell>
          <table:table-cell office:value-type="float" office:value="0.537952">
            <text:p>0.537952</text:p>
          </table:table-cell>
          <table:table-cell/>
          <table:table-cell office:value-type="float" office:value="5.74219">
            <text:p>5.74219</text:p>
          </table:table-cell>
          <table:table-cell office:value-type="float" office:value="0.41351">
            <text:p>0.41351</text:p>
          </table:table-cell>
          <table:table-cell office:value-type="float" office:value="0.369212">
            <text:p>0.369212</text:p>
          </table:table-cell>
          <table:table-cell office:value-type="float" office:value="0.37348">
            <text:p>0.37348</text:p>
          </table:table-cell>
          <table:table-cell/>
          <table:table-cell table:formula="of:=[.K371]" office:value-type="float" office:value="5.74219">
            <text:p>5.74219</text:p>
          </table:table-cell>
          <table:table-cell table:formula="of:=0.5*([.G371]^2+[.L371]^2)" office:value-type="float" office:value="0.208924227602">
            <text:p>0.208924227602</text:p>
          </table:table-cell>
          <table:table-cell table:formula="of:=0.5*([.H371]^2+[.M371]^2)" office:value-type="float" office:value="0.169182976474">
            <text:p>0.169182976474</text:p>
          </table:table-cell>
          <table:table-cell table:formula="of:=0.5*([.I371]^2+[.N371]^2)" office:value-type="float" office:value="0.214439832352">
            <text:p>0.214439832352</text:p>
          </table:table-cell>
        </table:table-row>
        <table:table-row table:style-name="ro1">
          <table:table-cell office:value-type="float" office:value="5.75781">
            <text:p>5.75781</text:p>
          </table:table-cell>
          <table:table-cell office:value-type="float" office:value="0.79746">
            <text:p>0.79746</text:p>
          </table:table-cell>
          <table:table-cell office:value-type="float" office:value="0.655695">
            <text:p>0.655695</text:p>
          </table:table-cell>
          <table:table-cell office:value-type="float" office:value="0.763278">
            <text:p>0.763278</text:p>
          </table:table-cell>
          <table:table-cell/>
          <table:table-cell office:value-type="float" office:value="5.75781">
            <text:p>5.75781</text:p>
          </table:table-cell>
          <table:table-cell office:value-type="float" office:value="0.498426">
            <text:p>0.498426</text:p>
          </table:table-cell>
          <table:table-cell office:value-type="float" office:value="0.448449">
            <text:p>0.448449</text:p>
          </table:table-cell>
          <table:table-cell office:value-type="float" office:value="0.534198">
            <text:p>0.534198</text:p>
          </table:table-cell>
          <table:table-cell/>
          <table:table-cell office:value-type="float" office:value="5.75781">
            <text:p>5.75781</text:p>
          </table:table-cell>
          <table:table-cell office:value-type="float" office:value="0.414365">
            <text:p>0.414365</text:p>
          </table:table-cell>
          <table:table-cell office:value-type="float" office:value="0.371393">
            <text:p>0.371393</text:p>
          </table:table-cell>
          <table:table-cell office:value-type="float" office:value="0.37733">
            <text:p>0.37733</text:p>
          </table:table-cell>
          <table:table-cell/>
          <table:table-cell table:formula="of:=[.K372]" office:value-type="float" office:value="5.75781">
            <text:p>5.75781</text:p>
          </table:table-cell>
          <table:table-cell table:formula="of:=0.5*([.G372]^2+[.L372]^2)" office:value-type="float" office:value="0.2100634153505">
            <text:p>0.2100634153505</text:p>
          </table:table-cell>
          <table:table-cell table:formula="of:=0.5*([.H372]^2+[.M372]^2)" office:value-type="float" office:value="0.169519633025">
            <text:p>0.169519633025</text:p>
          </table:table-cell>
          <table:table-cell table:formula="of:=0.5*([.I372]^2+[.N372]^2)" office:value-type="float" office:value="0.213872716052">
            <text:p>0.213872716052</text:p>
          </table:table-cell>
        </table:table-row>
        <table:table-row table:style-name="ro1">
          <table:table-cell office:value-type="float" office:value="5.77344">
            <text:p>5.77344</text:p>
          </table:table-cell>
          <table:table-cell office:value-type="float" office:value="0.796997">
            <text:p>0.796997</text:p>
          </table:table-cell>
          <table:table-cell office:value-type="float" office:value="0.653733">
            <text:p>0.653733</text:p>
          </table:table-cell>
          <table:table-cell office:value-type="float" office:value="0.763072">
            <text:p>0.763072</text:p>
          </table:table-cell>
          <table:table-cell/>
          <table:table-cell office:value-type="float" office:value="5.77344">
            <text:p>5.77344</text:p>
          </table:table-cell>
          <table:table-cell office:value-type="float" office:value="0.500116">
            <text:p>0.500116</text:p>
          </table:table-cell>
          <table:table-cell office:value-type="float" office:value="0.445592">
            <text:p>0.445592</text:p>
          </table:table-cell>
          <table:table-cell office:value-type="float" office:value="0.531114">
            <text:p>0.531114</text:p>
          </table:table-cell>
          <table:table-cell/>
          <table:table-cell office:value-type="float" office:value="5.77344">
            <text:p>5.77344</text:p>
          </table:table-cell>
          <table:table-cell office:value-type="float" office:value="0.414283">
            <text:p>0.414283</text:p>
          </table:table-cell>
          <table:table-cell office:value-type="float" office:value="0.370636">
            <text:p>0.370636</text:p>
          </table:table-cell>
          <table:table-cell office:value-type="float" office:value="0.37991">
            <text:p>0.37991</text:p>
          </table:table-cell>
          <table:table-cell/>
          <table:table-cell table:formula="of:=[.K373]" office:value-type="float" office:value="5.77344">
            <text:p>5.77344</text:p>
          </table:table-cell>
          <table:table-cell table:formula="of:=0.5*([.G373]^2+[.L373]^2)" office:value-type="float" office:value="0.2108732087725">
            <text:p>0.2108732087725</text:p>
          </table:table-cell>
          <table:table-cell table:formula="of:=0.5*([.H373]^2+[.M373]^2)" office:value-type="float" office:value="0.16796163748">
            <text:p>0.16796163748</text:p>
          </table:table-cell>
          <table:table-cell table:formula="of:=0.5*([.I373]^2+[.N373]^2)" office:value-type="float" office:value="0.213206844548">
            <text:p>0.213206844548</text:p>
          </table:table-cell>
        </table:table-row>
        <table:table-row table:style-name="ro1">
          <table:table-cell office:value-type="float" office:value="5.78906">
            <text:p>5.78906</text:p>
          </table:table-cell>
          <table:table-cell office:value-type="float" office:value="0.798675">
            <text:p>0.798675</text:p>
          </table:table-cell>
          <table:table-cell office:value-type="float" office:value="0.652915">
            <text:p>0.652915</text:p>
          </table:table-cell>
          <table:table-cell office:value-type="float" office:value="0.764505">
            <text:p>0.764505</text:p>
          </table:table-cell>
          <table:table-cell/>
          <table:table-cell office:value-type="float" office:value="5.78906">
            <text:p>5.78906</text:p>
          </table:table-cell>
          <table:table-cell office:value-type="float" office:value="0.501265">
            <text:p>0.501265</text:p>
          </table:table-cell>
          <table:table-cell office:value-type="float" office:value="0.441897">
            <text:p>0.441897</text:p>
          </table:table-cell>
          <table:table-cell office:value-type="float" office:value="0.532012">
            <text:p>0.532012</text:p>
          </table:table-cell>
          <table:table-cell/>
          <table:table-cell office:value-type="float" office:value="5.78906">
            <text:p>5.78906</text:p>
          </table:table-cell>
          <table:table-cell office:value-type="float" office:value="0.417376">
            <text:p>0.417376</text:p>
          </table:table-cell>
          <table:table-cell office:value-type="float" office:value="0.368441">
            <text:p>0.368441</text:p>
          </table:table-cell>
          <table:table-cell office:value-type="float" office:value="0.379113">
            <text:p>0.379113</text:p>
          </table:table-cell>
          <table:table-cell/>
          <table:table-cell table:formula="of:=[.K374]" office:value-type="float" office:value="5.78906">
            <text:p>5.78906</text:p>
          </table:table-cell>
          <table:table-cell table:formula="of:=0.5*([.G374]^2+[.L374]^2)" office:value-type="float" office:value="0.2127346628005">
            <text:p>0.2127346628005</text:p>
          </table:table-cell>
          <table:table-cell table:formula="of:=0.5*([.H374]^2+[.M374]^2)" office:value-type="float" office:value="0.165510864545">
            <text:p>0.165510864545</text:p>
          </table:table-cell>
          <table:table-cell table:formula="of:=0.5*([.I374]^2+[.N374]^2)" office:value-type="float" office:value="0.2133817174565">
            <text:p>0.2133817174565</text:p>
          </table:table-cell>
        </table:table-row>
        <table:table-row table:style-name="ro1">
          <table:table-cell office:value-type="float" office:value="5.80469">
            <text:p>5.80469</text:p>
          </table:table-cell>
          <table:table-cell office:value-type="float" office:value="0.800743">
            <text:p>0.800743</text:p>
          </table:table-cell>
          <table:table-cell office:value-type="float" office:value="0.653025">
            <text:p>0.653025</text:p>
          </table:table-cell>
          <table:table-cell office:value-type="float" office:value="0.76523">
            <text:p>0.76523</text:p>
          </table:table-cell>
          <table:table-cell/>
          <table:table-cell office:value-type="float" office:value="5.80469">
            <text:p>5.80469</text:p>
          </table:table-cell>
          <table:table-cell office:value-type="float" office:value="0.501427">
            <text:p>0.501427</text:p>
          </table:table-cell>
          <table:table-cell office:value-type="float" office:value="0.440291">
            <text:p>0.440291</text:p>
          </table:table-cell>
          <table:table-cell office:value-type="float" office:value="0.535675">
            <text:p>0.535675</text:p>
          </table:table-cell>
          <table:table-cell/>
          <table:table-cell office:value-type="float" office:value="5.80469">
            <text:p>5.80469</text:p>
          </table:table-cell>
          <table:table-cell office:value-type="float" office:value="0.42243">
            <text:p>0.42243</text:p>
          </table:table-cell>
          <table:table-cell office:value-type="float" office:value="0.369076">
            <text:p>0.369076</text:p>
          </table:table-cell>
          <table:table-cell office:value-type="float" office:value="0.375324">
            <text:p>0.375324</text:p>
          </table:table-cell>
          <table:table-cell/>
          <table:table-cell table:formula="of:=[.K375]" office:value-type="float" office:value="5.80469">
            <text:p>5.80469</text:p>
          </table:table-cell>
          <table:table-cell table:formula="of:=0.5*([.G375]^2+[.L375]^2)" office:value-type="float" office:value="0.2149380706145">
            <text:p>0.2149380706145</text:p>
          </table:table-cell>
          <table:table-cell table:formula="of:=0.5*([.H375]^2+[.M375]^2)" office:value-type="float" office:value="0.1650366292285">
            <text:p>0.1650366292285</text:p>
          </table:table-cell>
          <table:table-cell table:formula="of:=0.5*([.I375]^2+[.N375]^2)" office:value-type="float" office:value="0.2139079053005">
            <text:p>0.2139079053005</text:p>
          </table:table-cell>
        </table:table-row>
        <table:table-row table:style-name="ro1">
          <table:table-cell office:value-type="float" office:value="5.82031">
            <text:p>5.82031</text:p>
          </table:table-cell>
          <table:table-cell office:value-type="float" office:value="0.800975">
            <text:p>0.800975</text:p>
          </table:table-cell>
          <table:table-cell office:value-type="float" office:value="0.653635">
            <text:p>0.653635</text:p>
          </table:table-cell>
          <table:table-cell office:value-type="float" office:value="0.766085">
            <text:p>0.766085</text:p>
          </table:table-cell>
          <table:table-cell/>
          <table:table-cell office:value-type="float" office:value="5.82031">
            <text:p>5.82031</text:p>
          </table:table-cell>
          <table:table-cell office:value-type="float" office:value="0.499751">
            <text:p>0.499751</text:p>
          </table:table-cell>
          <table:table-cell office:value-type="float" office:value="0.436926">
            <text:p>0.436926</text:p>
          </table:table-cell>
          <table:table-cell office:value-type="float" office:value="0.535897">
            <text:p>0.535897</text:p>
          </table:table-cell>
          <table:table-cell/>
          <table:table-cell office:value-type="float" office:value="5.82031">
            <text:p>5.82031</text:p>
          </table:table-cell>
          <table:table-cell office:value-type="float" office:value="0.422256">
            <text:p>0.422256</text:p>
          </table:table-cell>
          <table:table-cell office:value-type="float" office:value="0.369849">
            <text:p>0.369849</text:p>
          </table:table-cell>
          <table:table-cell office:value-type="float" office:value="0.375116">
            <text:p>0.375116</text:p>
          </table:table-cell>
          <table:table-cell/>
          <table:table-cell table:formula="of:=[.K376]" office:value-type="float" office:value="5.82031">
            <text:p>5.82031</text:p>
          </table:table-cell>
          <table:table-cell table:formula="of:=0.5*([.G376]^2+[.L376]^2)" office:value-type="float" office:value="0.2140255957685">
            <text:p>0.2140255957685</text:p>
          </table:table-cell>
          <table:table-cell table:formula="of:=0.5*([.H376]^2+[.M376]^2)" office:value-type="float" office:value="0.1638463061385">
            <text:p>0.1638463061385</text:p>
          </table:table-cell>
          <table:table-cell table:formula="of:=0.5*([.I376]^2+[.N376]^2)" office:value-type="float" office:value="0.2139488040325">
            <text:p>0.2139488040325</text:p>
          </table:table-cell>
        </table:table-row>
        <table:table-row table:style-name="ro1">
          <table:table-cell office:value-type="float" office:value="5.83594">
            <text:p>5.83594</text:p>
          </table:table-cell>
          <table:table-cell office:value-type="float" office:value="0.80018">
            <text:p>0.80018</text:p>
          </table:table-cell>
          <table:table-cell office:value-type="float" office:value="0.653753">
            <text:p>0.653753</text:p>
          </table:table-cell>
          <table:table-cell office:value-type="float" office:value="0.7678">
            <text:p>0.7678</text:p>
          </table:table-cell>
          <table:table-cell/>
          <table:table-cell office:value-type="float" office:value="5.83594">
            <text:p>5.83594</text:p>
          </table:table-cell>
          <table:table-cell office:value-type="float" office:value="0.497976">
            <text:p>0.497976</text:p>
          </table:table-cell>
          <table:table-cell office:value-type="float" office:value="0.434016">
            <text:p>0.434016</text:p>
          </table:table-cell>
          <table:table-cell office:value-type="float" office:value="0.533337">
            <text:p>0.533337</text:p>
          </table:table-cell>
          <table:table-cell/>
          <table:table-cell office:value-type="float" office:value="5.83594">
            <text:p>5.83594</text:p>
          </table:table-cell>
          <table:table-cell office:value-type="float" office:value="0.416863">
            <text:p>0.416863</text:p>
          </table:table-cell>
          <table:table-cell office:value-type="float" office:value="0.365749">
            <text:p>0.365749</text:p>
          </table:table-cell>
          <table:table-cell office:value-type="float" office:value="0.379234">
            <text:p>0.379234</text:p>
          </table:table-cell>
          <table:table-cell/>
          <table:table-cell table:formula="of:=[.K377]" office:value-type="float" office:value="5.83594">
            <text:p>5.83594</text:p>
          </table:table-cell>
          <table:table-cell table:formula="of:=0.5*([.G377]^2+[.L377]^2)" office:value-type="float" office:value="0.2108774286725">
            <text:p>0.2108774286725</text:p>
          </table:table-cell>
          <table:table-cell table:formula="of:=0.5*([.H377]^2+[.M377]^2)" office:value-type="float" office:value="0.1610711096285">
            <text:p>0.1610711096285</text:p>
          </table:table-cell>
          <table:table-cell table:formula="of:=0.5*([.I377]^2+[.N377]^2)" office:value-type="float" office:value="0.2141333911625">
            <text:p>0.2141333911625</text:p>
          </table:table-cell>
        </table:table-row>
        <table:table-row table:style-name="ro1">
          <table:table-cell office:value-type="float" office:value="5.85156">
            <text:p>5.85156</text:p>
          </table:table-cell>
          <table:table-cell office:value-type="float" office:value="0.7995">
            <text:p>0.7995</text:p>
          </table:table-cell>
          <table:table-cell office:value-type="float" office:value="0.652433">
            <text:p>0.652433</text:p>
          </table:table-cell>
          <table:table-cell office:value-type="float" office:value="0.7675">
            <text:p>0.7675</text:p>
          </table:table-cell>
          <table:table-cell/>
          <table:table-cell office:value-type="float" office:value="5.85156">
            <text:p>5.85156</text:p>
          </table:table-cell>
          <table:table-cell office:value-type="float" office:value="0.497023">
            <text:p>0.497023</text:p>
          </table:table-cell>
          <table:table-cell office:value-type="float" office:value="0.434395">
            <text:p>0.434395</text:p>
          </table:table-cell>
          <table:table-cell office:value-type="float" office:value="0.532827">
            <text:p>0.532827</text:p>
          </table:table-cell>
          <table:table-cell/>
          <table:table-cell office:value-type="float" office:value="5.85156">
            <text:p>5.85156</text:p>
          </table:table-cell>
          <table:table-cell office:value-type="float" office:value="0.415848">
            <text:p>0.415848</text:p>
          </table:table-cell>
          <table:table-cell office:value-type="float" office:value="0.36432">
            <text:p>0.36432</text:p>
          </table:table-cell>
          <table:table-cell office:value-type="float" office:value="0.380981">
            <text:p>0.380981</text:p>
          </table:table-cell>
          <table:table-cell/>
          <table:table-cell table:formula="of:=[.K378]" office:value-type="float" office:value="5.85156">
            <text:p>5.85156</text:p>
          </table:table-cell>
          <table:table-cell table:formula="of:=0.5*([.G378]^2+[.L378]^2)" office:value-type="float" office:value="0.2099807108165">
            <text:p>0.2099807108165</text:p>
          </table:table-cell>
          <table:table-cell table:formula="of:=0.5*([.H378]^2+[.M378]^2)" office:value-type="float" office:value="0.1607140392125">
            <text:p>0.1607140392125</text:p>
          </table:table-cell>
          <table:table-cell table:formula="of:=0.5*([.I378]^2+[.N378]^2)" office:value-type="float" office:value="0.214525567145">
            <text:p>0.214525567145</text:p>
          </table:table-cell>
        </table:table-row>
        <table:table-row table:style-name="ro1">
          <table:table-cell office:value-type="float" office:value="5.86719">
            <text:p>5.86719</text:p>
          </table:table-cell>
          <table:table-cell office:value-type="float" office:value="0.799177">
            <text:p>0.799177</text:p>
          </table:table-cell>
          <table:table-cell office:value-type="float" office:value="0.65066">
            <text:p>0.65066</text:p>
          </table:table-cell>
          <table:table-cell office:value-type="float" office:value="0.765465">
            <text:p>0.765465</text:p>
          </table:table-cell>
          <table:table-cell/>
          <table:table-cell office:value-type="float" office:value="5.86719">
            <text:p>5.86719</text:p>
          </table:table-cell>
          <table:table-cell office:value-type="float" office:value="0.496328">
            <text:p>0.496328</text:p>
          </table:table-cell>
          <table:table-cell office:value-type="float" office:value="0.433948">
            <text:p>0.433948</text:p>
          </table:table-cell>
          <table:table-cell office:value-type="float" office:value="0.530623">
            <text:p>0.530623</text:p>
          </table:table-cell>
          <table:table-cell/>
          <table:table-cell office:value-type="float" office:value="5.86719">
            <text:p>5.86719</text:p>
          </table:table-cell>
          <table:table-cell office:value-type="float" office:value="0.419816">
            <text:p>0.419816</text:p>
          </table:table-cell>
          <table:table-cell office:value-type="float" office:value="0.368527">
            <text:p>0.368527</text:p>
          </table:table-cell>
          <table:table-cell office:value-type="float" office:value="0.380162">
            <text:p>0.380162</text:p>
          </table:table-cell>
          <table:table-cell/>
          <table:table-cell table:formula="of:=[.K379]" office:value-type="float" office:value="5.86719">
            <text:p>5.86719</text:p>
          </table:table-cell>
          <table:table-cell table:formula="of:=0.5*([.G379]^2+[.L379]^2)" office:value-type="float" office:value="0.21129347872">
            <text:p>0.21129347872</text:p>
          </table:table-cell>
          <table:table-cell table:formula="of:=0.5*([.H379]^2+[.M379]^2)" office:value-type="float" office:value="0.1620615082165">
            <text:p>0.1620615082165</text:p>
          </table:table-cell>
          <table:table-cell table:formula="of:=0.5*([.I379]^2+[.N379]^2)" office:value-type="float" office:value="0.2130419571865">
            <text:p>0.2130419571865</text:p>
          </table:table-cell>
        </table:table-row>
        <table:table-row table:style-name="ro1">
          <table:table-cell office:value-type="float" office:value="5.88281">
            <text:p>5.88281</text:p>
          </table:table-cell>
          <table:table-cell office:value-type="float" office:value="0.799627">
            <text:p>0.799627</text:p>
          </table:table-cell>
          <table:table-cell office:value-type="float" office:value="0.650057">
            <text:p>0.650057</text:p>
          </table:table-cell>
          <table:table-cell office:value-type="float" office:value="0.765265">
            <text:p>0.765265</text:p>
          </table:table-cell>
          <table:table-cell/>
          <table:table-cell office:value-type="float" office:value="5.88281">
            <text:p>5.88281</text:p>
          </table:table-cell>
          <table:table-cell office:value-type="float" office:value="0.496586">
            <text:p>0.496586</text:p>
          </table:table-cell>
          <table:table-cell office:value-type="float" office:value="0.432574">
            <text:p>0.432574</text:p>
          </table:table-cell>
          <table:table-cell office:value-type="float" office:value="0.528225">
            <text:p>0.528225</text:p>
          </table:table-cell>
          <table:table-cell/>
          <table:table-cell office:value-type="float" office:value="5.88281">
            <text:p>5.88281</text:p>
          </table:table-cell>
          <table:table-cell office:value-type="float" office:value="0.420657">
            <text:p>0.420657</text:p>
          </table:table-cell>
          <table:table-cell office:value-type="float" office:value="0.369561">
            <text:p>0.369561</text:p>
          </table:table-cell>
          <table:table-cell office:value-type="float" office:value="0.379036">
            <text:p>0.379036</text:p>
          </table:table-cell>
          <table:table-cell/>
          <table:table-cell table:formula="of:=[.K380]" office:value-type="float" office:value="5.88281">
            <text:p>5.88281</text:p>
          </table:table-cell>
          <table:table-cell table:formula="of:=0.5*([.G380]^2+[.L380]^2)" office:value-type="float" office:value="0.2117749835225">
            <text:p>0.2117749835225</text:p>
          </table:table-cell>
          <table:table-cell table:formula="of:=0.5*([.H380]^2+[.M380]^2)" office:value-type="float" office:value="0.1618477990985">
            <text:p>0.1618477990985</text:p>
          </table:table-cell>
          <table:table-cell table:formula="of:=0.5*([.I380]^2+[.N380]^2)" office:value-type="float" office:value="0.2113449699605">
            <text:p>0.2113449699605</text:p>
          </table:table-cell>
        </table:table-row>
        <table:table-row table:style-name="ro1">
          <table:table-cell office:value-type="float" office:value="5.89844">
            <text:p>5.89844</text:p>
          </table:table-cell>
          <table:table-cell office:value-type="float" office:value="0.799835">
            <text:p>0.799835</text:p>
          </table:table-cell>
          <table:table-cell office:value-type="float" office:value="0.650845">
            <text:p>0.650845</text:p>
          </table:table-cell>
          <table:table-cell office:value-type="float" office:value="0.765483">
            <text:p>0.765483</text:p>
          </table:table-cell>
          <table:table-cell/>
          <table:table-cell office:value-type="float" office:value="5.89844">
            <text:p>5.89844</text:p>
          </table:table-cell>
          <table:table-cell office:value-type="float" office:value="0.497621">
            <text:p>0.497621</text:p>
          </table:table-cell>
          <table:table-cell office:value-type="float" office:value="0.430089">
            <text:p>0.430089</text:p>
          </table:table-cell>
          <table:table-cell office:value-type="float" office:value="0.529529">
            <text:p>0.529529</text:p>
          </table:table-cell>
          <table:table-cell/>
          <table:table-cell office:value-type="float" office:value="5.89844">
            <text:p>5.89844</text:p>
          </table:table-cell>
          <table:table-cell office:value-type="float" office:value="0.41942">
            <text:p>0.41942</text:p>
          </table:table-cell>
          <table:table-cell office:value-type="float" office:value="0.369996">
            <text:p>0.369996</text:p>
          </table:table-cell>
          <table:table-cell office:value-type="float" office:value="0.377826">
            <text:p>0.377826</text:p>
          </table:table-cell>
          <table:table-cell/>
          <table:table-cell table:formula="of:=[.K381]" office:value-type="float" office:value="5.89844">
            <text:p>5.89844</text:p>
          </table:table-cell>
          <table:table-cell table:formula="of:=0.5*([.G381]^2+[.L381]^2)" office:value-type="float" office:value="0.2117698980205">
            <text:p>0.2117698980205</text:p>
          </table:table-cell>
          <table:table-cell table:formula="of:=0.5*([.H381]^2+[.M381]^2)" office:value-type="float" office:value="0.1609367939685">
            <text:p>0.1609367939685</text:p>
          </table:table-cell>
          <table:table-cell table:formula="of:=0.5*([.I381]^2+[.N381]^2)" office:value-type="float" office:value="0.2115767240585">
            <text:p>0.2115767240585</text:p>
          </table:table-cell>
        </table:table-row>
        <table:table-row table:style-name="ro1">
          <table:table-cell office:value-type="float" office:value="5.91406">
            <text:p>5.91406</text:p>
          </table:table-cell>
          <table:table-cell office:value-type="float" office:value="0.798498">
            <text:p>0.798498</text:p>
          </table:table-cell>
          <table:table-cell office:value-type="float" office:value="0.652763">
            <text:p>0.652763</text:p>
          </table:table-cell>
          <table:table-cell office:value-type="float" office:value="0.76407">
            <text:p>0.76407</text:p>
          </table:table-cell>
          <table:table-cell/>
          <table:table-cell office:value-type="float" office:value="5.91406">
            <text:p>5.91406</text:p>
          </table:table-cell>
          <table:table-cell office:value-type="float" office:value="0.498726">
            <text:p>0.498726</text:p>
          </table:table-cell>
          <table:table-cell office:value-type="float" office:value="0.427588">
            <text:p>0.427588</text:p>
          </table:table-cell>
          <table:table-cell office:value-type="float" office:value="0.531766">
            <text:p>0.531766</text:p>
          </table:table-cell>
          <table:table-cell/>
          <table:table-cell office:value-type="float" office:value="5.91406">
            <text:p>5.91406</text:p>
          </table:table-cell>
          <table:table-cell office:value-type="float" office:value="0.419705">
            <text:p>0.419705</text:p>
          </table:table-cell>
          <table:table-cell office:value-type="float" office:value="0.373721">
            <text:p>0.373721</text:p>
          </table:table-cell>
          <table:table-cell office:value-type="float" office:value="0.376781">
            <text:p>0.376781</text:p>
          </table:table-cell>
          <table:table-cell/>
          <table:table-cell table:formula="of:=[.K382]" office:value-type="float" office:value="5.91406">
            <text:p>5.91406</text:p>
          </table:table-cell>
          <table:table-cell table:formula="of:=0.5*([.G382]^2+[.L382]^2)" office:value-type="float" office:value="0.2124399550505">
            <text:p>0.2124399550505</text:p>
          </table:table-cell>
          <table:table-cell table:formula="of:=0.5*([.H382]^2+[.M382]^2)" office:value-type="float" office:value="0.1612494417925">
            <text:p>0.1612494417925</text:p>
          </table:table-cell>
          <table:table-cell table:formula="of:=0.5*([.I382]^2+[.N382]^2)" office:value-type="float" office:value="0.2123695003585">
            <text:p>0.2123695003585</text:p>
          </table:table-cell>
        </table:table-row>
        <table:table-row table:style-name="ro1">
          <table:table-cell office:value-type="float" office:value="5.92969">
            <text:p>5.92969</text:p>
          </table:table-cell>
          <table:table-cell office:value-type="float" office:value="0.796723">
            <text:p>0.796723</text:p>
          </table:table-cell>
          <table:table-cell office:value-type="float" office:value="0.65437">
            <text:p>0.65437</text:p>
          </table:table-cell>
          <table:table-cell office:value-type="float" office:value="0.764058">
            <text:p>0.764058</text:p>
          </table:table-cell>
          <table:table-cell/>
          <table:table-cell office:value-type="float" office:value="5.92969">
            <text:p>5.92969</text:p>
          </table:table-cell>
          <table:table-cell office:value-type="float" office:value="0.49958">
            <text:p>0.49958</text:p>
          </table:table-cell>
          <table:table-cell office:value-type="float" office:value="0.425988">
            <text:p>0.425988</text:p>
          </table:table-cell>
          <table:table-cell office:value-type="float" office:value="0.530574">
            <text:p>0.530574</text:p>
          </table:table-cell>
          <table:table-cell/>
          <table:table-cell office:value-type="float" office:value="5.92969">
            <text:p>5.92969</text:p>
          </table:table-cell>
          <table:table-cell office:value-type="float" office:value="0.418618">
            <text:p>0.418618</text:p>
          </table:table-cell>
          <table:table-cell office:value-type="float" office:value="0.375023">
            <text:p>0.375023</text:p>
          </table:table-cell>
          <table:table-cell office:value-type="float" office:value="0.37579">
            <text:p>0.37579</text:p>
          </table:table-cell>
          <table:table-cell/>
          <table:table-cell table:formula="of:=[.K383]" office:value-type="float" office:value="5.92969">
            <text:p>5.92969</text:p>
          </table:table-cell>
          <table:table-cell table:formula="of:=0.5*([.G383]^2+[.L383]^2)" office:value-type="float" office:value="0.212410603162">
            <text:p>0.212410603162</text:p>
          </table:table-cell>
          <table:table-cell table:formula="of:=0.5*([.H383]^2+[.M383]^2)" office:value-type="float" office:value="0.1610540133365">
            <text:p>0.1610540133365</text:p>
          </table:table-cell>
          <table:table-cell table:formula="of:=0.5*([.I383]^2+[.N383]^2)" office:value-type="float" office:value="0.211363446788">
            <text:p>0.211363446788</text:p>
          </table:table-cell>
        </table:table-row>
        <table:table-row table:style-name="ro1">
          <table:table-cell office:value-type="float" office:value="5.94531">
            <text:p>5.94531</text:p>
          </table:table-cell>
          <table:table-cell office:value-type="float" office:value="0.7966">
            <text:p>0.7966</text:p>
          </table:table-cell>
          <table:table-cell office:value-type="float" office:value="0.653753">
            <text:p>0.653753</text:p>
          </table:table-cell>
          <table:table-cell office:value-type="float" office:value="0.765285">
            <text:p>0.765285</text:p>
          </table:table-cell>
          <table:table-cell/>
          <table:table-cell office:value-type="float" office:value="5.94531">
            <text:p>5.94531</text:p>
          </table:table-cell>
          <table:table-cell office:value-type="float" office:value="0.500031">
            <text:p>0.500031</text:p>
          </table:table-cell>
          <table:table-cell office:value-type="float" office:value="0.424868">
            <text:p>0.424868</text:p>
          </table:table-cell>
          <table:table-cell office:value-type="float" office:value="0.528402">
            <text:p>0.528402</text:p>
          </table:table-cell>
          <table:table-cell/>
          <table:table-cell office:value-type="float" office:value="5.94531">
            <text:p>5.94531</text:p>
          </table:table-cell>
          <table:table-cell office:value-type="float" office:value="0.417754">
            <text:p>0.417754</text:p>
          </table:table-cell>
          <table:table-cell office:value-type="float" office:value="0.373801">
            <text:p>0.373801</text:p>
          </table:table-cell>
          <table:table-cell office:value-type="float" office:value="0.373099">
            <text:p>0.373099</text:p>
          </table:table-cell>
          <table:table-cell/>
          <table:table-cell table:formula="of:=[.K384]" office:value-type="float" office:value="5.94531">
            <text:p>5.94531</text:p>
          </table:table-cell>
          <table:table-cell table:formula="of:=0.5*([.G384]^2+[.L384]^2)" office:value-type="float" office:value="0.2122747027385">
            <text:p>0.2122747027385</text:p>
          </table:table-cell>
          <table:table-cell table:formula="of:=0.5*([.H384]^2+[.M384]^2)" office:value-type="float" office:value="0.1601200025125">
            <text:p>0.1601200025125</text:p>
          </table:table-cell>
          <table:table-cell table:formula="of:=0.5*([.I384]^2+[.N384]^2)" office:value-type="float" office:value="0.2092057687025">
            <text:p>0.2092057687025</text:p>
          </table:table-cell>
        </table:table-row>
        <table:table-row table:style-name="ro1">
          <table:table-cell office:value-type="float" office:value="5.96094">
            <text:p>5.96094</text:p>
          </table:table-cell>
          <table:table-cell office:value-type="float" office:value="0.798368">
            <text:p>0.798368</text:p>
          </table:table-cell>
          <table:table-cell office:value-type="float" office:value="0.651028">
            <text:p>0.651028</text:p>
          </table:table-cell>
          <table:table-cell office:value-type="float" office:value="0.765258">
            <text:p>0.765258</text:p>
          </table:table-cell>
          <table:table-cell/>
          <table:table-cell office:value-type="float" office:value="5.96094">
            <text:p>5.96094</text:p>
          </table:table-cell>
          <table:table-cell office:value-type="float" office:value="0.500343">
            <text:p>0.500343</text:p>
          </table:table-cell>
          <table:table-cell office:value-type="float" office:value="0.423415">
            <text:p>0.423415</text:p>
          </table:table-cell>
          <table:table-cell office:value-type="float" office:value="0.526611">
            <text:p>0.526611</text:p>
          </table:table-cell>
          <table:table-cell/>
          <table:table-cell office:value-type="float" office:value="5.96094">
            <text:p>5.96094</text:p>
          </table:table-cell>
          <table:table-cell office:value-type="float" office:value="0.418854">
            <text:p>0.418854</text:p>
          </table:table-cell>
          <table:table-cell office:value-type="float" office:value="0.373427">
            <text:p>0.373427</text:p>
          </table:table-cell>
          <table:table-cell office:value-type="float" office:value="0.369508">
            <text:p>0.369508</text:p>
          </table:table-cell>
          <table:table-cell/>
          <table:table-cell table:formula="of:=[.K385]" office:value-type="float" office:value="5.96094">
            <text:p>5.96094</text:p>
          </table:table-cell>
          <table:table-cell table:formula="of:=0.5*([.G385]^2+[.L385]^2)" office:value-type="float" office:value="0.2128908954825">
            <text:p>0.2128908954825</text:p>
          </table:table-cell>
          <table:table-cell table:formula="of:=0.5*([.H385]^2+[.M385]^2)" office:value-type="float" office:value="0.159363993277">
            <text:p>0.159363993277</text:p>
          </table:table-cell>
          <table:table-cell table:formula="of:=0.5*([.I385]^2+[.N385]^2)" office:value-type="float" office:value="0.2069276536925">
            <text:p>0.2069276536925</text:p>
          </table:table-cell>
        </table:table-row>
        <table:table-row table:style-name="ro1">
          <table:table-cell office:value-type="float" office:value="5.97656">
            <text:p>5.97656</text:p>
          </table:table-cell>
          <table:table-cell office:value-type="float" office:value="0.799547">
            <text:p>0.799547</text:p>
          </table:table-cell>
          <table:table-cell office:value-type="float" office:value="0.64822">
            <text:p>0.64822</text:p>
          </table:table-cell>
          <table:table-cell office:value-type="float" office:value="0.764557">
            <text:p>0.764557</text:p>
          </table:table-cell>
          <table:table-cell/>
          <table:table-cell office:value-type="float" office:value="5.97656">
            <text:p>5.97656</text:p>
          </table:table-cell>
          <table:table-cell office:value-type="float" office:value="0.500452">
            <text:p>0.500452</text:p>
          </table:table-cell>
          <table:table-cell office:value-type="float" office:value="0.423054">
            <text:p>0.423054</text:p>
          </table:table-cell>
          <table:table-cell office:value-type="float" office:value="0.525032">
            <text:p>0.525032</text:p>
          </table:table-cell>
          <table:table-cell/>
          <table:table-cell office:value-type="float" office:value="5.97656">
            <text:p>5.97656</text:p>
          </table:table-cell>
          <table:table-cell office:value-type="float" office:value="0.419003">
            <text:p>0.419003</text:p>
          </table:table-cell>
          <table:table-cell office:value-type="float" office:value="0.370737">
            <text:p>0.370737</text:p>
          </table:table-cell>
          <table:table-cell office:value-type="float" office:value="0.367787">
            <text:p>0.367787</text:p>
          </table:table-cell>
          <table:table-cell/>
          <table:table-cell table:formula="of:=[.K386]" office:value-type="float" office:value="5.97656">
            <text:p>5.97656</text:p>
          </table:table-cell>
          <table:table-cell table:formula="of:=0.5*([.G386]^2+[.L386]^2)" office:value-type="float" office:value="0.2130078591565">
            <text:p>0.2130078591565</text:p>
          </table:table-cell>
          <table:table-cell table:formula="of:=0.5*([.H386]^2+[.M386]^2)" office:value-type="float" office:value="0.1582103050425">
            <text:p>0.1582103050425</text:p>
          </table:table-cell>
          <table:table-cell table:formula="of:=0.5*([.I386]^2+[.N386]^2)" office:value-type="float" office:value="0.2054629391965">
            <text:p>0.2054629391965</text:p>
          </table:table-cell>
        </table:table-row>
        <table:table-row table:style-name="ro1">
          <table:table-cell office:value-type="float" office:value="5.99219">
            <text:p>5.99219</text:p>
          </table:table-cell>
          <table:table-cell office:value-type="float" office:value="0.798128">
            <text:p>0.798128</text:p>
          </table:table-cell>
          <table:table-cell office:value-type="float" office:value="0.647628">
            <text:p>0.647628</text:p>
          </table:table-cell>
          <table:table-cell office:value-type="float" office:value="0.76375">
            <text:p>0.76375</text:p>
          </table:table-cell>
          <table:table-cell/>
          <table:table-cell office:value-type="float" office:value="5.99219">
            <text:p>5.99219</text:p>
          </table:table-cell>
          <table:table-cell office:value-type="float" office:value="0.500855">
            <text:p>0.500855</text:p>
          </table:table-cell>
          <table:table-cell office:value-type="float" office:value="0.424305">
            <text:p>0.424305</text:p>
          </table:table-cell>
          <table:table-cell office:value-type="float" office:value="0.524898">
            <text:p>0.524898</text:p>
          </table:table-cell>
          <table:table-cell/>
          <table:table-cell office:value-type="float" office:value="5.99219">
            <text:p>5.99219</text:p>
          </table:table-cell>
          <table:table-cell office:value-type="float" office:value="0.418544">
            <text:p>0.418544</text:p>
          </table:table-cell>
          <table:table-cell office:value-type="float" office:value="0.369532">
            <text:p>0.369532</text:p>
          </table:table-cell>
          <table:table-cell office:value-type="float" office:value="0.367333">
            <text:p>0.367333</text:p>
          </table:table-cell>
          <table:table-cell/>
          <table:table-cell table:formula="of:=[.K387]" office:value-type="float" office:value="5.99219">
            <text:p>5.99219</text:p>
          </table:table-cell>
          <table:table-cell table:formula="of:=0.5*([.G387]^2+[.L387]^2)" office:value-type="float" office:value="0.2130174054805">
            <text:p>0.2130174054805</text:p>
          </table:table-cell>
          <table:table-cell table:formula="of:=0.5*([.H387]^2+[.M387]^2)" office:value-type="float" office:value="0.1582943160245">
            <text:p>0.1582943160245</text:p>
          </table:table-cell>
          <table:table-cell table:formula="of:=0.5*([.I387]^2+[.N387]^2)" office:value-type="float" office:value="0.2052257216465">
            <text:p>0.2052257216465</text:p>
          </table:table-cell>
        </table:table-row>
        <table:table-row table:style-name="ro1">
          <table:table-cell office:value-type="float" office:value="6.00781">
            <text:p>6.00781</text:p>
          </table:table-cell>
          <table:table-cell office:value-type="float" office:value="0.796302">
            <text:p>0.796302</text:p>
          </table:table-cell>
          <table:table-cell office:value-type="float" office:value="0.648818">
            <text:p>0.648818</text:p>
          </table:table-cell>
          <table:table-cell office:value-type="float" office:value="0.762738">
            <text:p>0.762738</text:p>
          </table:table-cell>
          <table:table-cell/>
          <table:table-cell office:value-type="float" office:value="6.00781">
            <text:p>6.00781</text:p>
          </table:table-cell>
          <table:table-cell office:value-type="float" office:value="0.500997">
            <text:p>0.500997</text:p>
          </table:table-cell>
          <table:table-cell office:value-type="float" office:value="0.423146">
            <text:p>0.423146</text:p>
          </table:table-cell>
          <table:table-cell office:value-type="float" office:value="0.526409">
            <text:p>0.526409</text:p>
          </table:table-cell>
          <table:table-cell/>
          <table:table-cell office:value-type="float" office:value="6.00781">
            <text:p>6.00781</text:p>
          </table:table-cell>
          <table:table-cell office:value-type="float" office:value="0.418734">
            <text:p>0.418734</text:p>
          </table:table-cell>
          <table:table-cell office:value-type="float" office:value="0.37181">
            <text:p>0.37181</text:p>
          </table:table-cell>
          <table:table-cell office:value-type="float" office:value="0.365966">
            <text:p>0.365966</text:p>
          </table:table-cell>
          <table:table-cell/>
          <table:table-cell table:formula="of:=[.K388]" office:value-type="float" office:value="6.00781">
            <text:p>6.00781</text:p>
          </table:table-cell>
          <table:table-cell table:formula="of:=0.5*([.G388]^2+[.L388]^2)" office:value-type="float" office:value="0.2131680783825">
            <text:p>0.2131680783825</text:p>
          </table:table-cell>
          <table:table-cell table:formula="of:=0.5*([.H388]^2+[.M388]^2)" office:value-type="float" office:value="0.158647606708">
            <text:p>0.158647606708</text:p>
          </table:table-cell>
          <table:table-cell table:formula="of:=0.5*([.I388]^2+[.N388]^2)" office:value-type="float" office:value="0.2055187742185">
            <text:p>0.2055187742185</text:p>
          </table:table-cell>
        </table:table-row>
        <table:table-row table:style-name="ro1">
          <table:table-cell office:value-type="float" office:value="6.02344">
            <text:p>6.02344</text:p>
          </table:table-cell>
          <table:table-cell office:value-type="float" office:value="0.796187">
            <text:p>0.796187</text:p>
          </table:table-cell>
          <table:table-cell office:value-type="float" office:value="0.6494">
            <text:p>0.6494</text:p>
          </table:table-cell>
          <table:table-cell office:value-type="float" office:value="0.762253">
            <text:p>0.762253</text:p>
          </table:table-cell>
          <table:table-cell/>
          <table:table-cell office:value-type="float" office:value="6.02344">
            <text:p>6.02344</text:p>
          </table:table-cell>
          <table:table-cell office:value-type="float" office:value="0.501181">
            <text:p>0.501181</text:p>
          </table:table-cell>
          <table:table-cell office:value-type="float" office:value="0.422961">
            <text:p>0.422961</text:p>
          </table:table-cell>
          <table:table-cell office:value-type="float" office:value="0.525452">
            <text:p>0.525452</text:p>
          </table:table-cell>
          <table:table-cell/>
          <table:table-cell office:value-type="float" office:value="6.02344">
            <text:p>6.02344</text:p>
          </table:table-cell>
          <table:table-cell office:value-type="float" office:value="0.418175">
            <text:p>0.418175</text:p>
          </table:table-cell>
          <table:table-cell office:value-type="float" office:value="0.37403">
            <text:p>0.37403</text:p>
          </table:table-cell>
          <table:table-cell office:value-type="float" office:value="0.365187">
            <text:p>0.365187</text:p>
          </table:table-cell>
          <table:table-cell/>
          <table:table-cell table:formula="of:=[.K389]" office:value-type="float" office:value="6.02344">
            <text:p>6.02344</text:p>
          </table:table-cell>
          <table:table-cell table:formula="of:=0.5*([.G389]^2+[.L389]^2)" office:value-type="float" office:value="0.213026362693">
            <text:p>0.213026362693</text:p>
          </table:table-cell>
          <table:table-cell table:formula="of:=0.5*([.H389]^2+[.M389]^2)" office:value-type="float" office:value="0.1593972242105">
            <text:p>0.1593972242105</text:p>
          </table:table-cell>
          <table:table-cell table:formula="of:=0.5*([.I389]^2+[.N389]^2)" office:value-type="float" office:value="0.2047306746365">
            <text:p>0.2047306746365</text:p>
          </table:table-cell>
        </table:table-row>
        <table:table-row table:style-name="ro1">
          <table:table-cell office:value-type="float" office:value="6.03906">
            <text:p>6.03906</text:p>
          </table:table-cell>
          <table:table-cell office:value-type="float" office:value="0.795552">
            <text:p>0.795552</text:p>
          </table:table-cell>
          <table:table-cell office:value-type="float" office:value="0.648645">
            <text:p>0.648645</text:p>
          </table:table-cell>
          <table:table-cell office:value-type="float" office:value="0.76313">
            <text:p>0.76313</text:p>
          </table:table-cell>
          <table:table-cell/>
          <table:table-cell office:value-type="float" office:value="6.03906">
            <text:p>6.03906</text:p>
          </table:table-cell>
          <table:table-cell office:value-type="float" office:value="0.501704">
            <text:p>0.501704</text:p>
          </table:table-cell>
          <table:table-cell office:value-type="float" office:value="0.42406">
            <text:p>0.42406</text:p>
          </table:table-cell>
          <table:table-cell office:value-type="float" office:value="0.520751">
            <text:p>0.520751</text:p>
          </table:table-cell>
          <table:table-cell/>
          <table:table-cell office:value-type="float" office:value="6.03906">
            <text:p>6.03906</text:p>
          </table:table-cell>
          <table:table-cell office:value-type="float" office:value="0.416978">
            <text:p>0.416978</text:p>
          </table:table-cell>
          <table:table-cell office:value-type="float" office:value="0.3731">
            <text:p>0.3731</text:p>
          </table:table-cell>
          <table:table-cell office:value-type="float" office:value="0.367336">
            <text:p>0.367336</text:p>
          </table:table-cell>
          <table:table-cell/>
          <table:table-cell table:formula="of:=[.K390]" office:value-type="float" office:value="6.03906">
            <text:p>6.03906</text:p>
          </table:table-cell>
          <table:table-cell table:formula="of:=0.5*([.G390]^2+[.L390]^2)" office:value-type="float" office:value="0.21278877805">
            <text:p>0.21278877805</text:p>
          </table:table-cell>
          <table:table-cell table:formula="of:=0.5*([.H390]^2+[.M390]^2)" office:value-type="float" office:value="0.1595152468">
            <text:p>0.1595152468</text:p>
          </table:table-cell>
          <table:table-cell table:formula="of:=0.5*([.I390]^2+[.N390]^2)" office:value-type="float" office:value="0.2030586704485">
            <text:p>0.2030586704485</text:p>
          </table:table-cell>
        </table:table-row>
        <table:table-row table:style-name="ro1">
          <table:table-cell office:value-type="float" office:value="6.05469">
            <text:p>6.05469</text:p>
          </table:table-cell>
          <table:table-cell office:value-type="float" office:value="0.793705">
            <text:p>0.793705</text:p>
          </table:table-cell>
          <table:table-cell office:value-type="float" office:value="0.64614">
            <text:p>0.64614</text:p>
          </table:table-cell>
          <table:table-cell office:value-type="float" office:value="0.764482">
            <text:p>0.764482</text:p>
          </table:table-cell>
          <table:table-cell/>
          <table:table-cell office:value-type="float" office:value="6.05469">
            <text:p>6.05469</text:p>
          </table:table-cell>
          <table:table-cell office:value-type="float" office:value="0.502581">
            <text:p>0.502581</text:p>
          </table:table-cell>
          <table:table-cell office:value-type="float" office:value="0.420684">
            <text:p>0.420684</text:p>
          </table:table-cell>
          <table:table-cell office:value-type="float" office:value="0.516818">
            <text:p>0.516818</text:p>
          </table:table-cell>
          <table:table-cell/>
          <table:table-cell office:value-type="float" office:value="6.05469">
            <text:p>6.05469</text:p>
          </table:table-cell>
          <table:table-cell office:value-type="float" office:value="0.417448">
            <text:p>0.417448</text:p>
          </table:table-cell>
          <table:table-cell office:value-type="float" office:value="0.368259">
            <text:p>0.368259</text:p>
          </table:table-cell>
          <table:table-cell office:value-type="float" office:value="0.36797">
            <text:p>0.36797</text:p>
          </table:table-cell>
          <table:table-cell/>
          <table:table-cell table:formula="of:=[.K391]" office:value-type="float" office:value="6.05469">
            <text:p>6.05469</text:p>
          </table:table-cell>
          <table:table-cell table:formula="of:=0.5*([.G391]^2+[.L391]^2)" office:value-type="float" office:value="0.2134252471325">
            <text:p>0.2134252471325</text:p>
          </table:table-cell>
          <table:table-cell table:formula="of:=0.5*([.H391]^2+[.M391]^2)" office:value-type="float" office:value="0.1562948594685">
            <text:p>0.1562948594685</text:p>
          </table:table-cell>
          <table:table-cell table:formula="of:=0.5*([.I391]^2+[.N391]^2)" office:value-type="float" office:value="0.201251383012">
            <text:p>0.201251383012</text:p>
          </table:table-cell>
        </table:table-row>
        <table:table-row table:style-name="ro1">
          <table:table-cell office:value-type="float" office:value="6.07031">
            <text:p>6.07031</text:p>
          </table:table-cell>
          <table:table-cell office:value-type="float" office:value="0.79273">
            <text:p>0.79273</text:p>
          </table:table-cell>
          <table:table-cell office:value-type="float" office:value="0.644448">
            <text:p>0.644448</text:p>
          </table:table-cell>
          <table:table-cell office:value-type="float" office:value="0.763925">
            <text:p>0.763925</text:p>
          </table:table-cell>
          <table:table-cell/>
          <table:table-cell office:value-type="float" office:value="6.07031">
            <text:p>6.07031</text:p>
          </table:table-cell>
          <table:table-cell office:value-type="float" office:value="0.503631">
            <text:p>0.503631</text:p>
          </table:table-cell>
          <table:table-cell office:value-type="float" office:value="0.415087">
            <text:p>0.415087</text:p>
          </table:table-cell>
          <table:table-cell office:value-type="float" office:value="0.515155">
            <text:p>0.515155</text:p>
          </table:table-cell>
          <table:table-cell/>
          <table:table-cell office:value-type="float" office:value="6.07031">
            <text:p>6.07031</text:p>
          </table:table-cell>
          <table:table-cell office:value-type="float" office:value="0.41738">
            <text:p>0.41738</text:p>
          </table:table-cell>
          <table:table-cell office:value-type="float" office:value="0.363652">
            <text:p>0.363652</text:p>
          </table:table-cell>
          <table:table-cell office:value-type="float" office:value="0.365323">
            <text:p>0.365323</text:p>
          </table:table-cell>
          <table:table-cell/>
          <table:table-cell table:formula="of:=[.K392]" office:value-type="float" office:value="6.07031">
            <text:p>6.07031</text:p>
          </table:table-cell>
          <table:table-cell table:formula="of:=0.5*([.G392]^2+[.L392]^2)" office:value-type="float" office:value="0.2139251242805">
            <text:p>0.2139251242805</text:p>
          </table:table-cell>
          <table:table-cell table:formula="of:=0.5*([.H392]^2+[.M392]^2)" office:value-type="float" office:value="0.1522699973365">
            <text:p>0.1522699973365</text:p>
          </table:table-cell>
          <table:table-cell table:formula="of:=0.5*([.I392]^2+[.N392]^2)" office:value-type="float" office:value="0.199422784177">
            <text:p>0.199422784177</text:p>
          </table:table-cell>
        </table:table-row>
        <table:table-row table:style-name="ro1">
          <table:table-cell office:value-type="float" office:value="6.08594">
            <text:p>6.08594</text:p>
          </table:table-cell>
          <table:table-cell office:value-type="float" office:value="0.792058">
            <text:p>0.792058</text:p>
          </table:table-cell>
          <table:table-cell office:value-type="float" office:value="0.645368">
            <text:p>0.645368</text:p>
          </table:table-cell>
          <table:table-cell office:value-type="float" office:value="0.762107">
            <text:p>0.762107</text:p>
          </table:table-cell>
          <table:table-cell/>
          <table:table-cell office:value-type="float" office:value="6.08594">
            <text:p>6.08594</text:p>
          </table:table-cell>
          <table:table-cell office:value-type="float" office:value="0.504836">
            <text:p>0.504836</text:p>
          </table:table-cell>
          <table:table-cell office:value-type="float" office:value="0.412901">
            <text:p>0.412901</text:p>
          </table:table-cell>
          <table:table-cell office:value-type="float" office:value="0.516018">
            <text:p>0.516018</text:p>
          </table:table-cell>
          <table:table-cell/>
          <table:table-cell office:value-type="float" office:value="6.08594">
            <text:p>6.08594</text:p>
          </table:table-cell>
          <table:table-cell office:value-type="float" office:value="0.415639">
            <text:p>0.415639</text:p>
          </table:table-cell>
          <table:table-cell office:value-type="float" office:value="0.364529">
            <text:p>0.364529</text:p>
          </table:table-cell>
          <table:table-cell office:value-type="float" office:value="0.365998">
            <text:p>0.365998</text:p>
          </table:table-cell>
          <table:table-cell/>
          <table:table-cell table:formula="of:=[.K393]" office:value-type="float" office:value="6.08594">
            <text:p>6.08594</text:p>
          </table:table-cell>
          <table:table-cell table:formula="of:=0.5*([.G393]^2+[.L393]^2)" office:value-type="float" office:value="0.2138075826085">
            <text:p>0.2138075826085</text:p>
          </table:table-cell>
          <table:table-cell table:formula="of:=0.5*([.H393]^2+[.M393]^2)" office:value-type="float" office:value="0.151684313821">
            <text:p>0.151684313821</text:p>
          </table:table-cell>
          <table:table-cell table:formula="of:=0.5*([.I393]^2+[.N393]^2)" office:value-type="float" office:value="0.200114556164">
            <text:p>0.200114556164</text:p>
          </table:table-cell>
        </table:table-row>
        <table:table-row table:style-name="ro1">
          <table:table-cell office:value-type="float" office:value="6.10156">
            <text:p>6.10156</text:p>
          </table:table-cell>
          <table:table-cell office:value-type="float" office:value="0.791342">
            <text:p>0.791342</text:p>
          </table:table-cell>
          <table:table-cell office:value-type="float" office:value="0.647292">
            <text:p>0.647292</text:p>
          </table:table-cell>
          <table:table-cell office:value-type="float" office:value="0.761337">
            <text:p>0.761337</text:p>
          </table:table-cell>
          <table:table-cell/>
          <table:table-cell office:value-type="float" office:value="6.10156">
            <text:p>6.10156</text:p>
          </table:table-cell>
          <table:table-cell office:value-type="float" office:value="0.505589">
            <text:p>0.505589</text:p>
          </table:table-cell>
          <table:table-cell office:value-type="float" office:value="0.412526">
            <text:p>0.412526</text:p>
          </table:table-cell>
          <table:table-cell office:value-type="float" office:value="0.514979">
            <text:p>0.514979</text:p>
          </table:table-cell>
          <table:table-cell/>
          <table:table-cell office:value-type="float" office:value="6.10156">
            <text:p>6.10156</text:p>
          </table:table-cell>
          <table:table-cell office:value-type="float" office:value="0.413518">
            <text:p>0.413518</text:p>
          </table:table-cell>
          <table:table-cell office:value-type="float" office:value="0.365511">
            <text:p>0.365511</text:p>
          </table:table-cell>
          <table:table-cell office:value-type="float" office:value="0.369468">
            <text:p>0.369468</text:p>
          </table:table-cell>
          <table:table-cell/>
          <table:table-cell table:formula="of:=[.K394]" office:value-type="float" office:value="6.10156">
            <text:p>6.10156</text:p>
          </table:table-cell>
          <table:table-cell table:formula="of:=0.5*([.G394]^2+[.L394]^2)" office:value-type="float" office:value="0.2133086866225">
            <text:p>0.2133086866225</text:p>
          </table:table-cell>
          <table:table-cell table:formula="of:=0.5*([.H394]^2+[.M394]^2)" office:value-type="float" office:value="0.1518879958985">
            <text:p>0.1518879958985</text:p>
          </table:table-cell>
          <table:table-cell table:formula="of:=0.5*([.I394]^2+[.N394]^2)" office:value-type="float" office:value="0.2008549867325">
            <text:p>0.2008549867325</text:p>
          </table:table-cell>
        </table:table-row>
        <table:table-row table:style-name="ro1">
          <table:table-cell office:value-type="float" office:value="6.11719">
            <text:p>6.11719</text:p>
          </table:table-cell>
          <table:table-cell office:value-type="float" office:value="0.792168">
            <text:p>0.792168</text:p>
          </table:table-cell>
          <table:table-cell office:value-type="float" office:value="0.647693">
            <text:p>0.647693</text:p>
          </table:table-cell>
          <table:table-cell office:value-type="float" office:value="0.761413">
            <text:p>0.761413</text:p>
          </table:table-cell>
          <table:table-cell/>
          <table:table-cell office:value-type="float" office:value="6.11719">
            <text:p>6.11719</text:p>
          </table:table-cell>
          <table:table-cell office:value-type="float" office:value="0.505438">
            <text:p>0.505438</text:p>
          </table:table-cell>
          <table:table-cell office:value-type="float" office:value="0.412406">
            <text:p>0.412406</text:p>
          </table:table-cell>
          <table:table-cell office:value-type="float" office:value="0.513382">
            <text:p>0.513382</text:p>
          </table:table-cell>
          <table:table-cell/>
          <table:table-cell office:value-type="float" office:value="6.11719">
            <text:p>6.11719</text:p>
          </table:table-cell>
          <table:table-cell office:value-type="float" office:value="0.41371">
            <text:p>0.41371</text:p>
          </table:table-cell>
          <table:table-cell office:value-type="float" office:value="0.367275">
            <text:p>0.367275</text:p>
          </table:table-cell>
          <table:table-cell office:value-type="float" office:value="0.372159">
            <text:p>0.372159</text:p>
          </table:table-cell>
          <table:table-cell/>
          <table:table-cell table:formula="of:=[.K395]" office:value-type="float" office:value="6.11719">
            <text:p>6.11719</text:p>
          </table:table-cell>
          <table:table-cell table:formula="of:=0.5*([.G395]^2+[.L395]^2)" office:value-type="float" office:value="0.213311767972">
            <text:p>0.213311767972</text:p>
          </table:table-cell>
          <table:table-cell table:formula="of:=0.5*([.H395]^2+[.M395]^2)" office:value-type="float" office:value="0.1524848172305">
            <text:p>0.1524848172305</text:p>
          </table:table-cell>
          <table:table-cell table:formula="of:=0.5*([.I395]^2+[.N395]^2)" office:value-type="float" office:value="0.2010316996025">
            <text:p>0.2010316996025</text:p>
          </table:table-cell>
        </table:table-row>
        <table:table-row table:style-name="ro1">
          <table:table-cell office:value-type="float" office:value="6.13281">
            <text:p>6.13281</text:p>
          </table:table-cell>
          <table:table-cell office:value-type="float" office:value="0.793475">
            <text:p>0.793475</text:p>
          </table:table-cell>
          <table:table-cell office:value-type="float" office:value="0.646948">
            <text:p>0.646948</text:p>
          </table:table-cell>
          <table:table-cell office:value-type="float" office:value="0.762028">
            <text:p>0.762028</text:p>
          </table:table-cell>
          <table:table-cell/>
          <table:table-cell office:value-type="float" office:value="6.13281">
            <text:p>6.13281</text:p>
          </table:table-cell>
          <table:table-cell office:value-type="float" office:value="0.504393">
            <text:p>0.504393</text:p>
          </table:table-cell>
          <table:table-cell office:value-type="float" office:value="0.413508">
            <text:p>0.413508</text:p>
          </table:table-cell>
          <table:table-cell office:value-type="float" office:value="0.515366">
            <text:p>0.515366</text:p>
          </table:table-cell>
          <table:table-cell/>
          <table:table-cell office:value-type="float" office:value="6.13281">
            <text:p>6.13281</text:p>
          </table:table-cell>
          <table:table-cell office:value-type="float" office:value="0.414925">
            <text:p>0.414925</text:p>
          </table:table-cell>
          <table:table-cell office:value-type="float" office:value="0.368074">
            <text:p>0.368074</text:p>
          </table:table-cell>
          <table:table-cell office:value-type="float" office:value="0.36959">
            <text:p>0.36959</text:p>
          </table:table-cell>
          <table:table-cell/>
          <table:table-cell table:formula="of:=[.K396]" office:value-type="float" office:value="6.13281">
            <text:p>6.13281</text:p>
          </table:table-cell>
          <table:table-cell table:formula="of:=0.5*([.G396]^2+[.L396]^2)" office:value-type="float" office:value="0.213287527037">
            <text:p>0.213287527037</text:p>
          </table:table-cell>
          <table:table-cell table:formula="of:=0.5*([.H396]^2+[.M396]^2)" office:value-type="float" office:value="0.15323366777">
            <text:p>0.15323366777</text:p>
          </table:table-cell>
          <table:table-cell table:formula="of:=0.5*([.I396]^2+[.N396]^2)" office:value-type="float" office:value="0.201099441028">
            <text:p>0.201099441028</text:p>
          </table:table-cell>
        </table:table-row>
        <table:table-row table:style-name="ro1">
          <table:table-cell office:value-type="float" office:value="6.14844">
            <text:p>6.14844</text:p>
          </table:table-cell>
          <table:table-cell office:value-type="float" office:value="0.792565">
            <text:p>0.792565</text:p>
          </table:table-cell>
          <table:table-cell office:value-type="float" office:value="0.64839">
            <text:p>0.64839</text:p>
          </table:table-cell>
          <table:table-cell office:value-type="float" office:value="0.761808">
            <text:p>0.761808</text:p>
          </table:table-cell>
          <table:table-cell/>
          <table:table-cell office:value-type="float" office:value="6.14844">
            <text:p>6.14844</text:p>
          </table:table-cell>
          <table:table-cell office:value-type="float" office:value="0.50292">
            <text:p>0.50292</text:p>
          </table:table-cell>
          <table:table-cell office:value-type="float" office:value="0.413467">
            <text:p>0.413467</text:p>
          </table:table-cell>
          <table:table-cell office:value-type="float" office:value="0.517683">
            <text:p>0.517683</text:p>
          </table:table-cell>
          <table:table-cell/>
          <table:table-cell office:value-type="float" office:value="6.14844">
            <text:p>6.14844</text:p>
          </table:table-cell>
          <table:table-cell office:value-type="float" office:value="0.415162">
            <text:p>0.415162</text:p>
          </table:table-cell>
          <table:table-cell office:value-type="float" office:value="0.36576">
            <text:p>0.36576</text:p>
          </table:table-cell>
          <table:table-cell office:value-type="float" office:value="0.365665">
            <text:p>0.365665</text:p>
          </table:table-cell>
          <table:table-cell/>
          <table:table-cell table:formula="of:=[.K397]" office:value-type="float" office:value="6.14844">
            <text:p>6.14844</text:p>
          </table:table-cell>
          <table:table-cell table:formula="of:=0.5*([.G397]^2+[.L397]^2)" office:value-type="float" office:value="0.212644006322">
            <text:p>0.212644006322</text:p>
          </table:table-cell>
          <table:table-cell table:formula="of:=0.5*([.H397]^2+[.M397]^2)" office:value-type="float" office:value="0.1523676688445">
            <text:p>0.1523676688445</text:p>
          </table:table-cell>
          <table:table-cell table:formula="of:=0.5*([.I397]^2+[.N397]^2)" office:value-type="float" office:value="0.200853290357">
            <text:p>0.200853290357</text:p>
          </table:table-cell>
        </table:table-row>
        <table:table-row table:style-name="ro1">
          <table:table-cell office:value-type="float" office:value="6.16406">
            <text:p>6.16406</text:p>
          </table:table-cell>
          <table:table-cell office:value-type="float" office:value="0.790438">
            <text:p>0.790438</text:p>
          </table:table-cell>
          <table:table-cell office:value-type="float" office:value="0.65193">
            <text:p>0.65193</text:p>
          </table:table-cell>
          <table:table-cell office:value-type="float" office:value="0.759167">
            <text:p>0.759167</text:p>
          </table:table-cell>
          <table:table-cell/>
          <table:table-cell office:value-type="float" office:value="6.16406">
            <text:p>6.16406</text:p>
          </table:table-cell>
          <table:table-cell office:value-type="float" office:value="0.502183">
            <text:p>0.502183</text:p>
          </table:table-cell>
          <table:table-cell office:value-type="float" office:value="0.411759">
            <text:p>0.411759</text:p>
          </table:table-cell>
          <table:table-cell office:value-type="float" office:value="0.517742">
            <text:p>0.517742</text:p>
          </table:table-cell>
          <table:table-cell/>
          <table:table-cell office:value-type="float" office:value="6.16406">
            <text:p>6.16406</text:p>
          </table:table-cell>
          <table:table-cell office:value-type="float" office:value="0.414218">
            <text:p>0.414218</text:p>
          </table:table-cell>
          <table:table-cell office:value-type="float" office:value="0.365966">
            <text:p>0.365966</text:p>
          </table:table-cell>
          <table:table-cell office:value-type="float" office:value="0.36663">
            <text:p>0.36663</text:p>
          </table:table-cell>
          <table:table-cell/>
          <table:table-cell table:formula="of:=[.K398]" office:value-type="float" office:value="6.16406">
            <text:p>6.16406</text:p>
          </table:table-cell>
          <table:table-cell table:formula="of:=0.5*([.G398]^2+[.L398]^2)" office:value-type="float" office:value="0.2118821585065">
            <text:p>0.2118821585065</text:p>
          </table:table-cell>
          <table:table-cell table:formula="of:=0.5*([.H398]^2+[.M398]^2)" office:value-type="float" office:value="0.1517382936185">
            <text:p>0.1517382936185</text:p>
          </table:table-cell>
          <table:table-cell table:formula="of:=0.5*([.I398]^2+[.N398]^2)" office:value-type="float" office:value="0.201237167732">
            <text:p>0.201237167732</text:p>
          </table:table-cell>
        </table:table-row>
        <table:table-row table:style-name="ro1">
          <table:table-cell office:value-type="float" office:value="6.17969">
            <text:p>6.17969</text:p>
          </table:table-cell>
          <table:table-cell office:value-type="float" office:value="0.789457">
            <text:p>0.789457</text:p>
          </table:table-cell>
          <table:table-cell office:value-type="float" office:value="0.652838">
            <text:p>0.652838</text:p>
          </table:table-cell>
          <table:table-cell office:value-type="float" office:value="0.756702">
            <text:p>0.756702</text:p>
          </table:table-cell>
          <table:table-cell/>
          <table:table-cell office:value-type="float" office:value="6.17969">
            <text:p>6.17969</text:p>
          </table:table-cell>
          <table:table-cell office:value-type="float" office:value="0.501936">
            <text:p>0.501936</text:p>
          </table:table-cell>
          <table:table-cell office:value-type="float" office:value="0.408239">
            <text:p>0.408239</text:p>
          </table:table-cell>
          <table:table-cell office:value-type="float" office:value="0.516039">
            <text:p>0.516039</text:p>
          </table:table-cell>
          <table:table-cell/>
          <table:table-cell office:value-type="float" office:value="6.17969">
            <text:p>6.17969</text:p>
          </table:table-cell>
          <table:table-cell office:value-type="float" office:value="0.414696">
            <text:p>0.414696</text:p>
          </table:table-cell>
          <table:table-cell office:value-type="float" office:value="0.370081">
            <text:p>0.370081</text:p>
          </table:table-cell>
          <table:table-cell office:value-type="float" office:value="0.370425">
            <text:p>0.370425</text:p>
          </table:table-cell>
          <table:table-cell/>
          <table:table-cell table:formula="of:=[.K399]" office:value-type="float" office:value="6.17969">
            <text:p>6.17969</text:p>
          </table:table-cell>
          <table:table-cell table:formula="of:=0.5*([.G399]^2+[.L399]^2)" office:value-type="float" office:value="0.211956260256">
            <text:p>0.211956260256</text:p>
          </table:table-cell>
          <table:table-cell table:formula="of:=0.5*([.H399]^2+[.M399]^2)" office:value-type="float" office:value="0.151809513841">
            <text:p>0.151809513841</text:p>
          </table:table-cell>
          <table:table-cell table:formula="of:=0.5*([.I399]^2+[.N399]^2)" office:value-type="float" office:value="0.201755465073">
            <text:p>0.201755465073</text:p>
          </table:table-cell>
        </table:table-row>
        <table:table-row table:style-name="ro1">
          <table:table-cell office:value-type="float" office:value="6.19531">
            <text:p>6.19531</text:p>
          </table:table-cell>
          <table:table-cell office:value-type="float" office:value="0.78986">
            <text:p>0.78986</text:p>
          </table:table-cell>
          <table:table-cell office:value-type="float" office:value="0.650863">
            <text:p>0.650863</text:p>
          </table:table-cell>
          <table:table-cell office:value-type="float" office:value="0.756595">
            <text:p>0.756595</text:p>
          </table:table-cell>
          <table:table-cell/>
          <table:table-cell office:value-type="float" office:value="6.19531">
            <text:p>6.19531</text:p>
          </table:table-cell>
          <table:table-cell office:value-type="float" office:value="0.502003">
            <text:p>0.502003</text:p>
          </table:table-cell>
          <table:table-cell office:value-type="float" office:value="0.403865">
            <text:p>0.403865</text:p>
          </table:table-cell>
          <table:table-cell office:value-type="float" office:value="0.51405">
            <text:p>0.51405</text:p>
          </table:table-cell>
          <table:table-cell/>
          <table:table-cell office:value-type="float" office:value="6.19531">
            <text:p>6.19531</text:p>
          </table:table-cell>
          <table:table-cell office:value-type="float" office:value="0.415694">
            <text:p>0.415694</text:p>
          </table:table-cell>
          <table:table-cell office:value-type="float" office:value="0.376665">
            <text:p>0.376665</text:p>
          </table:table-cell>
          <table:table-cell office:value-type="float" office:value="0.370149">
            <text:p>0.370149</text:p>
          </table:table-cell>
          <table:table-cell/>
          <table:table-cell table:formula="of:=[.K400]" office:value-type="float" office:value="6.19531">
            <text:p>6.19531</text:p>
          </table:table-cell>
          <table:table-cell table:formula="of:=0.5*([.G400]^2+[.L400]^2)" office:value-type="float" office:value="0.2124042568225">
            <text:p>0.2124042568225</text:p>
          </table:table-cell>
          <table:table-cell table:formula="of:=0.5*([.H400]^2+[.M400]^2)" office:value-type="float" office:value="0.152491730225">
            <text:p>0.152491730225</text:p>
          </table:table-cell>
          <table:table-cell table:formula="of:=0.5*([.I400]^2+[.N400]^2)" office:value-type="float" office:value="0.2006288423505">
            <text:p>0.2006288423505</text:p>
          </table:table-cell>
        </table:table-row>
        <table:table-row table:style-name="ro1">
          <table:table-cell office:value-type="float" office:value="6.21094">
            <text:p>6.21094</text:p>
          </table:table-cell>
          <table:table-cell office:value-type="float" office:value="0.790365">
            <text:p>0.790365</text:p>
          </table:table-cell>
          <table:table-cell office:value-type="float" office:value="0.65039">
            <text:p>0.65039</text:p>
          </table:table-cell>
          <table:table-cell office:value-type="float" office:value="0.758178">
            <text:p>0.758178</text:p>
          </table:table-cell>
          <table:table-cell/>
          <table:table-cell office:value-type="float" office:value="6.21094">
            <text:p>6.21094</text:p>
          </table:table-cell>
          <table:table-cell office:value-type="float" office:value="0.501255">
            <text:p>0.501255</text:p>
          </table:table-cell>
          <table:table-cell office:value-type="float" office:value="0.402163">
            <text:p>0.402163</text:p>
          </table:table-cell>
          <table:table-cell office:value-type="float" office:value="0.512381">
            <text:p>0.512381</text:p>
          </table:table-cell>
          <table:table-cell/>
          <table:table-cell office:value-type="float" office:value="6.21094">
            <text:p>6.21094</text:p>
          </table:table-cell>
          <table:table-cell office:value-type="float" office:value="0.414148">
            <text:p>0.414148</text:p>
          </table:table-cell>
          <table:table-cell office:value-type="float" office:value="0.377785">
            <text:p>0.377785</text:p>
          </table:table-cell>
          <table:table-cell office:value-type="float" office:value="0.366839">
            <text:p>0.366839</text:p>
          </table:table-cell>
          <table:table-cell/>
          <table:table-cell table:formula="of:=[.K401]" office:value-type="float" office:value="6.21094">
            <text:p>6.21094</text:p>
          </table:table-cell>
          <table:table-cell table:formula="of:=0.5*([.G401]^2+[.L401]^2)" office:value-type="float" office:value="0.2113875704645">
            <text:p>0.2113875704645</text:p>
          </table:table-cell>
          <table:table-cell table:formula="of:=0.5*([.H401]^2+[.M401]^2)" office:value-type="float" office:value="0.152228292397">
            <text:p>0.152228292397</text:p>
          </table:table-cell>
          <table:table-cell table:formula="of:=0.5*([.I401]^2+[.N401]^2)" office:value-type="float" office:value="0.198552570541">
            <text:p>0.198552570541</text:p>
          </table:table-cell>
        </table:table-row>
        <table:table-row table:style-name="ro1">
          <table:table-cell office:value-type="float" office:value="6.22656">
            <text:p>6.22656</text:p>
          </table:table-cell>
          <table:table-cell office:value-type="float" office:value="0.790255">
            <text:p>0.790255</text:p>
          </table:table-cell>
          <table:table-cell office:value-type="float" office:value="0.653713">
            <text:p>0.653713</text:p>
          </table:table-cell>
          <table:table-cell office:value-type="float" office:value="0.75939">
            <text:p>0.75939</text:p>
          </table:table-cell>
          <table:table-cell/>
          <table:table-cell office:value-type="float" office:value="6.22656">
            <text:p>6.22656</text:p>
          </table:table-cell>
          <table:table-cell office:value-type="float" office:value="0.499896">
            <text:p>0.499896</text:p>
          </table:table-cell>
          <table:table-cell office:value-type="float" office:value="0.404104">
            <text:p>0.404104</text:p>
          </table:table-cell>
          <table:table-cell office:value-type="float" office:value="0.509614">
            <text:p>0.509614</text:p>
          </table:table-cell>
          <table:table-cell/>
          <table:table-cell office:value-type="float" office:value="6.22656">
            <text:p>6.22656</text:p>
          </table:table-cell>
          <table:table-cell office:value-type="float" office:value="0.412832">
            <text:p>0.412832</text:p>
          </table:table-cell>
          <table:table-cell office:value-type="float" office:value="0.374885">
            <text:p>0.374885</text:p>
          </table:table-cell>
          <table:table-cell office:value-type="float" office:value="0.366163">
            <text:p>0.366163</text:p>
          </table:table-cell>
          <table:table-cell/>
          <table:table-cell table:formula="of:=[.K402]" office:value-type="float" office:value="6.22656">
            <text:p>6.22656</text:p>
          </table:table-cell>
          <table:table-cell table:formula="of:=0.5*([.G402]^2+[.L402]^2)" office:value-type="float" office:value="0.21016313552">
            <text:p>0.21016313552</text:p>
          </table:table-cell>
          <table:table-cell table:formula="of:=0.5*([.H402]^2+[.M402]^2)" office:value-type="float" office:value="0.1519194030205">
            <text:p>0.1519194030205</text:p>
          </table:table-cell>
          <table:table-cell table:formula="of:=0.5*([.I402]^2+[.N402]^2)" office:value-type="float" office:value="0.1968908857825">
            <text:p>0.1968908857825</text:p>
          </table:table-cell>
        </table:table-row>
        <table:table-row table:style-name="ro1">
          <table:table-cell office:value-type="float" office:value="6.24219">
            <text:p>6.24219</text:p>
          </table:table-cell>
          <table:table-cell office:value-type="float" office:value="0.78989">
            <text:p>0.78989</text:p>
          </table:table-cell>
          <table:table-cell office:value-type="float" office:value="0.65753">
            <text:p>0.65753</text:p>
          </table:table-cell>
          <table:table-cell office:value-type="float" office:value="0.759458">
            <text:p>0.759458</text:p>
          </table:table-cell>
          <table:table-cell/>
          <table:table-cell office:value-type="float" office:value="6.24219">
            <text:p>6.24219</text:p>
          </table:table-cell>
          <table:table-cell office:value-type="float" office:value="0.498426">
            <text:p>0.498426</text:p>
          </table:table-cell>
          <table:table-cell office:value-type="float" office:value="0.404504">
            <text:p>0.404504</text:p>
          </table:table-cell>
          <table:table-cell office:value-type="float" office:value="0.507696">
            <text:p>0.507696</text:p>
          </table:table-cell>
          <table:table-cell/>
          <table:table-cell office:value-type="float" office:value="6.24219">
            <text:p>6.24219</text:p>
          </table:table-cell>
          <table:table-cell office:value-type="float" office:value="0.413469">
            <text:p>0.413469</text:p>
          </table:table-cell>
          <table:table-cell office:value-type="float" office:value="0.371977">
            <text:p>0.371977</text:p>
          </table:table-cell>
          <table:table-cell office:value-type="float" office:value="0.368259">
            <text:p>0.368259</text:p>
          </table:table-cell>
          <table:table-cell/>
          <table:table-cell table:formula="of:=[.K403]" office:value-type="float" office:value="6.24219">
            <text:p>6.24219</text:p>
          </table:table-cell>
          <table:table-cell table:formula="of:=0.5*([.G403]^2+[.L403]^2)" office:value-type="float" office:value="0.2096925457185">
            <text:p>0.2096925457185</text:p>
          </table:table-cell>
          <table:table-cell table:formula="of:=0.5*([.H403]^2+[.M403]^2)" office:value-type="float" office:value="0.1509951872725">
            <text:p>0.1509951872725</text:p>
          </table:table-cell>
          <table:table-cell table:formula="of:=0.5*([.I403]^2+[.N403]^2)" office:value-type="float" office:value="0.1966849597485">
            <text:p>0.1966849597485</text:p>
          </table:table-cell>
        </table:table-row>
        <table:table-row table:style-name="ro1">
          <table:table-cell office:value-type="float" office:value="6.25781">
            <text:p>6.25781</text:p>
          </table:table-cell>
          <table:table-cell office:value-type="float" office:value="0.78964">
            <text:p>0.78964</text:p>
          </table:table-cell>
          <table:table-cell office:value-type="float" office:value="0.65666">
            <text:p>0.65666</text:p>
          </table:table-cell>
          <table:table-cell office:value-type="float" office:value="0.759095">
            <text:p>0.759095</text:p>
          </table:table-cell>
          <table:table-cell/>
          <table:table-cell office:value-type="float" office:value="6.25781">
            <text:p>6.25781</text:p>
          </table:table-cell>
          <table:table-cell office:value-type="float" office:value="0.497116">
            <text:p>0.497116</text:p>
          </table:table-cell>
          <table:table-cell office:value-type="float" office:value="0.402741">
            <text:p>0.402741</text:p>
          </table:table-cell>
          <table:table-cell office:value-type="float" office:value="0.508161">
            <text:p>0.508161</text:p>
          </table:table-cell>
          <table:table-cell/>
          <table:table-cell office:value-type="float" office:value="6.25781">
            <text:p>6.25781</text:p>
          </table:table-cell>
          <table:table-cell office:value-type="float" office:value="0.413968">
            <text:p>0.413968</text:p>
          </table:table-cell>
          <table:table-cell office:value-type="float" office:value="0.369203">
            <text:p>0.369203</text:p>
          </table:table-cell>
          <table:table-cell office:value-type="float" office:value="0.369638">
            <text:p>0.369638</text:p>
          </table:table-cell>
          <table:table-cell/>
          <table:table-cell table:formula="of:=[.K404]" office:value-type="float" office:value="6.25781">
            <text:p>6.25781</text:p>
          </table:table-cell>
          <table:table-cell table:formula="of:=0.5*([.G404]^2+[.L404]^2)" office:value-type="float" office:value="0.20924691124">
            <text:p>0.20924691124</text:p>
          </table:table-cell>
          <table:table-cell table:formula="of:=0.5*([.H404]^2+[.M404]^2)" office:value-type="float" office:value="0.149255584145">
            <text:p>0.149255584145</text:p>
          </table:table-cell>
          <table:table-cell table:formula="of:=0.5*([.I404]^2+[.N404]^2)" office:value-type="float" office:value="0.1974299264825">
            <text:p>0.1974299264825</text:p>
          </table:table-cell>
        </table:table-row>
        <table:table-row table:style-name="ro1">
          <table:table-cell office:value-type="float" office:value="6.27344">
            <text:p>6.27344</text:p>
          </table:table-cell>
          <table:table-cell office:value-type="float" office:value="0.790235">
            <text:p>0.790235</text:p>
          </table:table-cell>
          <table:table-cell office:value-type="float" office:value="0.654735">
            <text:p>0.654735</text:p>
          </table:table-cell>
          <table:table-cell office:value-type="float" office:value="0.757653">
            <text:p>0.757653</text:p>
          </table:table-cell>
          <table:table-cell/>
          <table:table-cell office:value-type="float" office:value="6.27344">
            <text:p>6.27344</text:p>
          </table:table-cell>
          <table:table-cell office:value-type="float" office:value="0.496643">
            <text:p>0.496643</text:p>
          </table:table-cell>
          <table:table-cell office:value-type="float" office:value="0.400812">
            <text:p>0.400812</text:p>
          </table:table-cell>
          <table:table-cell office:value-type="float" office:value="0.507776">
            <text:p>0.507776</text:p>
          </table:table-cell>
          <table:table-cell/>
          <table:table-cell office:value-type="float" office:value="6.27344">
            <text:p>6.27344</text:p>
          </table:table-cell>
          <table:table-cell office:value-type="float" office:value="0.412224">
            <text:p>0.412224</text:p>
          </table:table-cell>
          <table:table-cell office:value-type="float" office:value="0.367011">
            <text:p>0.367011</text:p>
          </table:table-cell>
          <table:table-cell office:value-type="float" office:value="0.369363">
            <text:p>0.369363</text:p>
          </table:table-cell>
          <table:table-cell/>
          <table:table-cell table:formula="of:=[.K405]" office:value-type="float" office:value="6.27344">
            <text:p>6.27344</text:p>
          </table:table-cell>
          <table:table-cell table:formula="of:=0.5*([.G405]^2+[.L405]^2)" office:value-type="float" office:value="0.2082914478125">
            <text:p>0.2082914478125</text:p>
          </table:table-cell>
          <table:table-cell table:formula="of:=0.5*([.H405]^2+[.M405]^2)" office:value-type="float" office:value="0.1476736667325">
            <text:p>0.1476736667325</text:p>
          </table:table-cell>
          <table:table-cell table:formula="of:=0.5*([.I405]^2+[.N405]^2)" office:value-type="float" office:value="0.1971327459725">
            <text:p>0.1971327459725</text:p>
          </table:table-cell>
        </table:table-row>
        <table:table-row table:style-name="ro1">
          <table:table-cell office:value-type="float" office:value="6.28906">
            <text:p>6.28906</text:p>
          </table:table-cell>
          <table:table-cell office:value-type="float" office:value="0.791223">
            <text:p>0.791223</text:p>
          </table:table-cell>
          <table:table-cell office:value-type="float" office:value="0.657218">
            <text:p>0.657218</text:p>
          </table:table-cell>
          <table:table-cell office:value-type="float" office:value="0.755472">
            <text:p>0.755472</text:p>
          </table:table-cell>
          <table:table-cell/>
          <table:table-cell office:value-type="float" office:value="6.28906">
            <text:p>6.28906</text:p>
          </table:table-cell>
          <table:table-cell office:value-type="float" office:value="0.496673">
            <text:p>0.496673</text:p>
          </table:table-cell>
          <table:table-cell office:value-type="float" office:value="0.400356">
            <text:p>0.400356</text:p>
          </table:table-cell>
          <table:table-cell office:value-type="float" office:value="0.506312">
            <text:p>0.506312</text:p>
          </table:table-cell>
          <table:table-cell/>
          <table:table-cell office:value-type="float" office:value="6.28906">
            <text:p>6.28906</text:p>
          </table:table-cell>
          <table:table-cell office:value-type="float" office:value="0.410104">
            <text:p>0.410104</text:p>
          </table:table-cell>
          <table:table-cell office:value-type="float" office:value="0.36724">
            <text:p>0.36724</text:p>
          </table:table-cell>
          <table:table-cell office:value-type="float" office:value="0.370658">
            <text:p>0.370658</text:p>
          </table:table-cell>
          <table:table-cell/>
          <table:table-cell table:formula="of:=[.K406]" office:value-type="float" office:value="6.28906">
            <text:p>6.28906</text:p>
          </table:table-cell>
          <table:table-cell table:formula="of:=0.5*([.G406]^2+[.L406]^2)" office:value-type="float" office:value="0.2074346798725">
            <text:p>0.2074346798725</text:p>
          </table:table-cell>
          <table:table-cell table:formula="of:=0.5*([.H406]^2+[.M406]^2)" office:value-type="float" office:value="0.147575072168">
            <text:p>0.147575072168</text:p>
          </table:table-cell>
          <table:table-cell table:formula="of:=0.5*([.I406]^2+[.N406]^2)" office:value-type="float" office:value="0.196869597154">
            <text:p>0.196869597154</text:p>
          </table:table-cell>
        </table:table-row>
        <table:table-row table:style-name="ro1">
          <table:table-cell office:value-type="float" office:value="6.30469">
            <text:p>6.30469</text:p>
          </table:table-cell>
          <table:table-cell office:value-type="float" office:value="0.790763">
            <text:p>0.790763</text:p>
          </table:table-cell>
          <table:table-cell office:value-type="float" office:value="0.660955">
            <text:p>0.660955</text:p>
          </table:table-cell>
          <table:table-cell office:value-type="float" office:value="0.75529">
            <text:p>0.75529</text:p>
          </table:table-cell>
          <table:table-cell/>
          <table:table-cell office:value-type="float" office:value="6.30469">
            <text:p>6.30469</text:p>
          </table:table-cell>
          <table:table-cell office:value-type="float" office:value="0.497173">
            <text:p>0.497173</text:p>
          </table:table-cell>
          <table:table-cell office:value-type="float" office:value="0.398108">
            <text:p>0.398108</text:p>
          </table:table-cell>
          <table:table-cell office:value-type="float" office:value="0.504471">
            <text:p>0.504471</text:p>
          </table:table-cell>
          <table:table-cell/>
          <table:table-cell office:value-type="float" office:value="6.30469">
            <text:p>6.30469</text:p>
          </table:table-cell>
          <table:table-cell office:value-type="float" office:value="0.409336">
            <text:p>0.409336</text:p>
          </table:table-cell>
          <table:table-cell office:value-type="float" office:value="0.371159">
            <text:p>0.371159</text:p>
          </table:table-cell>
          <table:table-cell office:value-type="float" office:value="0.371968">
            <text:p>0.371968</text:p>
          </table:table-cell>
          <table:table-cell/>
          <table:table-cell table:formula="of:=[.K407]" office:value-type="float" office:value="6.30469">
            <text:p>6.30469</text:p>
          </table:table-cell>
          <table:table-cell table:formula="of:=0.5*([.G407]^2+[.L407]^2)" office:value-type="float" office:value="0.2073684764125">
            <text:p>0.2073684764125</text:p>
          </table:table-cell>
          <table:table-cell table:formula="of:=0.5*([.H407]^2+[.M407]^2)" office:value-type="float" office:value="0.1481244914725">
            <text:p>0.1481244914725</text:p>
          </table:table-cell>
          <table:table-cell table:formula="of:=0.5*([.I407]^2+[.N407]^2)" office:value-type="float" office:value="0.1964255914325">
            <text:p>0.1964255914325</text:p>
          </table:table-cell>
        </table:table-row>
        <table:table-row table:style-name="ro1">
          <table:table-cell office:value-type="float" office:value="6.32031">
            <text:p>6.32031</text:p>
          </table:table-cell>
          <table:table-cell office:value-type="float" office:value="0.789338">
            <text:p>0.789338</text:p>
          </table:table-cell>
          <table:table-cell office:value-type="float" office:value="0.660428">
            <text:p>0.660428</text:p>
          </table:table-cell>
          <table:table-cell office:value-type="float" office:value="0.75776">
            <text:p>0.75776</text:p>
          </table:table-cell>
          <table:table-cell/>
          <table:table-cell office:value-type="float" office:value="6.32031">
            <text:p>6.32031</text:p>
          </table:table-cell>
          <table:table-cell office:value-type="float" office:value="0.497759">
            <text:p>0.497759</text:p>
          </table:table-cell>
          <table:table-cell office:value-type="float" office:value="0.394418">
            <text:p>0.394418</text:p>
          </table:table-cell>
          <table:table-cell office:value-type="float" office:value="0.501969">
            <text:p>0.501969</text:p>
          </table:table-cell>
          <table:table-cell/>
          <table:table-cell office:value-type="float" office:value="6.32031">
            <text:p>6.32031</text:p>
          </table:table-cell>
          <table:table-cell office:value-type="float" office:value="0.411661">
            <text:p>0.411661</text:p>
          </table:table-cell>
          <table:table-cell office:value-type="float" office:value="0.373648">
            <text:p>0.373648</text:p>
          </table:table-cell>
          <table:table-cell office:value-type="float" office:value="0.372268">
            <text:p>0.372268</text:p>
          </table:table-cell>
          <table:table-cell/>
          <table:table-cell table:formula="of:=[.K408]" office:value-type="float" office:value="6.32031">
            <text:p>6.32031</text:p>
          </table:table-cell>
          <table:table-cell table:formula="of:=0.5*([.G408]^2+[.L408]^2)" office:value-type="float" office:value="0.208614400501">
            <text:p>0.208614400501</text:p>
          </table:table-cell>
          <table:table-cell table:formula="of:=0.5*([.H408]^2+[.M408]^2)" office:value-type="float" office:value="0.147589193314">
            <text:p>0.147589193314</text:p>
          </table:table-cell>
          <table:table-cell table:formula="of:=0.5*([.I408]^2+[.N408]^2)" office:value-type="float" office:value="0.1952781703925">
            <text:p>0.1952781703925</text:p>
          </table:table-cell>
        </table:table-row>
        <table:table-row table:style-name="ro1">
          <table:table-cell office:value-type="float" office:value="6.33594">
            <text:p>6.33594</text:p>
          </table:table-cell>
          <table:table-cell office:value-type="float" office:value="0.78886">
            <text:p>0.78886</text:p>
          </table:table-cell>
          <table:table-cell office:value-type="float" office:value="0.658327">
            <text:p>0.658327</text:p>
          </table:table-cell>
          <table:table-cell office:value-type="float" office:value="0.75868">
            <text:p>0.75868</text:p>
          </table:table-cell>
          <table:table-cell/>
          <table:table-cell office:value-type="float" office:value="6.33594">
            <text:p>6.33594</text:p>
          </table:table-cell>
          <table:table-cell office:value-type="float" office:value="0.496454">
            <text:p>0.496454</text:p>
          </table:table-cell>
          <table:table-cell office:value-type="float" office:value="0.392748">
            <text:p>0.392748</text:p>
          </table:table-cell>
          <table:table-cell office:value-type="float" office:value="0.500029">
            <text:p>0.500029</text:p>
          </table:table-cell>
          <table:table-cell/>
          <table:table-cell office:value-type="float" office:value="6.33594">
            <text:p>6.33594</text:p>
          </table:table-cell>
          <table:table-cell office:value-type="float" office:value="0.413279">
            <text:p>0.413279</text:p>
          </table:table-cell>
          <table:table-cell office:value-type="float" office:value="0.37292">
            <text:p>0.37292</text:p>
          </table:table-cell>
          <table:table-cell office:value-type="float" office:value="0.372816">
            <text:p>0.372816</text:p>
          </table:table-cell>
          <table:table-cell/>
          <table:table-cell table:formula="of:=[.K409]" office:value-type="float" office:value="6.33594">
            <text:p>6.33594</text:p>
          </table:table-cell>
          <table:table-cell table:formula="of:=0.5*([.G409]^2+[.L409]^2)" office:value-type="float" office:value="0.2086330529785">
            <text:p>0.2086330529785</text:p>
          </table:table-cell>
          <table:table-cell table:formula="of:=0.5*([.H409]^2+[.M409]^2)" office:value-type="float" office:value="0.146660158952">
            <text:p>0.146660158952</text:p>
          </table:table-cell>
          <table:table-cell table:formula="of:=0.5*([.I409]^2+[.N409]^2)" office:value-type="float" office:value="0.1945103853485">
            <text:p>0.1945103853485</text:p>
          </table:table-cell>
        </table:table-row>
        <table:table-row table:style-name="ro1">
          <table:table-cell office:value-type="float" office:value="6.35156">
            <text:p>6.35156</text:p>
          </table:table-cell>
          <table:table-cell office:value-type="float" office:value="0.789647">
            <text:p>0.789647</text:p>
          </table:table-cell>
          <table:table-cell office:value-type="float" office:value="0.658765">
            <text:p>0.658765</text:p>
          </table:table-cell>
          <table:table-cell office:value-type="float" office:value="0.756948">
            <text:p>0.756948</text:p>
          </table:table-cell>
          <table:table-cell/>
          <table:table-cell office:value-type="float" office:value="6.35156">
            <text:p>6.35156</text:p>
          </table:table-cell>
          <table:table-cell office:value-type="float" office:value="0.493296">
            <text:p>0.493296</text:p>
          </table:table-cell>
          <table:table-cell office:value-type="float" office:value="0.392845">
            <text:p>0.392845</text:p>
          </table:table-cell>
          <table:table-cell office:value-type="float" office:value="0.499197">
            <text:p>0.499197</text:p>
          </table:table-cell>
          <table:table-cell/>
          <table:table-cell office:value-type="float" office:value="6.35156">
            <text:p>6.35156</text:p>
          </table:table-cell>
          <table:table-cell office:value-type="float" office:value="0.410039">
            <text:p>0.410039</text:p>
          </table:table-cell>
          <table:table-cell office:value-type="float" office:value="0.370937">
            <text:p>0.370937</text:p>
          </table:table-cell>
          <table:table-cell office:value-type="float" office:value="0.372571">
            <text:p>0.372571</text:p>
          </table:table-cell>
          <table:table-cell/>
          <table:table-cell table:formula="of:=[.K410]" office:value-type="float" office:value="6.35156">
            <text:p>6.35156</text:p>
          </table:table-cell>
          <table:table-cell table:formula="of:=0.5*([.G410]^2+[.L410]^2)" office:value-type="float" office:value="0.2057364625685">
            <text:p>0.2057364625685</text:p>
          </table:table-cell>
          <table:table-cell table:formula="of:=0.5*([.H410]^2+[.M410]^2)" office:value-type="float" office:value="0.145960725997">
            <text:p>0.145960725997</text:p>
          </table:table-cell>
          <table:table-cell table:formula="of:=0.5*([.I410]^2+[.N410]^2)" office:value-type="float" office:value="0.194003397425">
            <text:p>0.194003397425</text:p>
          </table:table-cell>
        </table:table-row>
        <table:table-row table:style-name="ro1">
          <table:table-cell office:value-type="float" office:value="6.36719">
            <text:p>6.36719</text:p>
          </table:table-cell>
          <table:table-cell office:value-type="float" office:value="0.790527">
            <text:p>0.790527</text:p>
          </table:table-cell>
          <table:table-cell office:value-type="float" office:value="0.657995">
            <text:p>0.657995</text:p>
          </table:table-cell>
          <table:table-cell office:value-type="float" office:value="0.755922">
            <text:p>0.755922</text:p>
          </table:table-cell>
          <table:table-cell/>
          <table:table-cell office:value-type="float" office:value="6.36719">
            <text:p>6.36719</text:p>
          </table:table-cell>
          <table:table-cell office:value-type="float" office:value="0.491194">
            <text:p>0.491194</text:p>
          </table:table-cell>
          <table:table-cell office:value-type="float" office:value="0.392086">
            <text:p>0.392086</text:p>
          </table:table-cell>
          <table:table-cell office:value-type="float" office:value="0.498723">
            <text:p>0.498723</text:p>
          </table:table-cell>
          <table:table-cell/>
          <table:table-cell office:value-type="float" office:value="6.36719">
            <text:p>6.36719</text:p>
          </table:table-cell>
          <table:table-cell office:value-type="float" office:value="0.405811">
            <text:p>0.405811</text:p>
          </table:table-cell>
          <table:table-cell office:value-type="float" office:value="0.37118">
            <text:p>0.37118</text:p>
          </table:table-cell>
          <table:table-cell office:value-type="float" office:value="0.372871">
            <text:p>0.372871</text:p>
          </table:table-cell>
          <table:table-cell/>
          <table:table-cell table:formula="of:=[.K411]" office:value-type="float" office:value="6.36719">
            <text:p>6.36719</text:p>
          </table:table-cell>
          <table:table-cell table:formula="of:=0.5*([.G411]^2+[.L411]^2)" office:value-type="float" office:value="0.2029770566785">
            <text:p>0.2029770566785</text:p>
          </table:table-cell>
          <table:table-cell table:formula="of:=0.5*([.H411]^2+[.M411]^2)" office:value-type="float" office:value="0.145753011898">
            <text:p>0.145753011898</text:p>
          </table:table-cell>
          <table:table-cell table:formula="of:=0.5*([.I411]^2+[.N411]^2)" office:value-type="float" office:value="0.193878706685">
            <text:p>0.193878706685</text:p>
          </table:table-cell>
        </table:table-row>
        <table:table-row table:style-name="ro1">
          <table:table-cell office:value-type="float" office:value="6.38281">
            <text:p>6.38281</text:p>
          </table:table-cell>
          <table:table-cell office:value-type="float" office:value="0.790102">
            <text:p>0.790102</text:p>
          </table:table-cell>
          <table:table-cell office:value-type="float" office:value="0.654927">
            <text:p>0.654927</text:p>
          </table:table-cell>
          <table:table-cell office:value-type="float" office:value="0.75728">
            <text:p>0.75728</text:p>
          </table:table-cell>
          <table:table-cell/>
          <table:table-cell office:value-type="float" office:value="6.38281">
            <text:p>6.38281</text:p>
          </table:table-cell>
          <table:table-cell office:value-type="float" office:value="0.49001">
            <text:p>0.49001</text:p>
          </table:table-cell>
          <table:table-cell office:value-type="float" office:value="0.389415">
            <text:p>0.389415</text:p>
          </table:table-cell>
          <table:table-cell office:value-type="float" office:value="0.498631">
            <text:p>0.498631</text:p>
          </table:table-cell>
          <table:table-cell/>
          <table:table-cell office:value-type="float" office:value="6.38281">
            <text:p>6.38281</text:p>
          </table:table-cell>
          <table:table-cell office:value-type="float" office:value="0.406613">
            <text:p>0.406613</text:p>
          </table:table-cell>
          <table:table-cell office:value-type="float" office:value="0.371837">
            <text:p>0.371837</text:p>
          </table:table-cell>
          <table:table-cell office:value-type="float" office:value="0.37135">
            <text:p>0.37135</text:p>
          </table:table-cell>
          <table:table-cell/>
          <table:table-cell table:formula="of:=[.K412]" office:value-type="float" office:value="6.38281">
            <text:p>6.38281</text:p>
          </table:table-cell>
          <table:table-cell table:formula="of:=0.5*([.G412]^2+[.L412]^2)" office:value-type="float" office:value="0.2027219659345">
            <text:p>0.2027219659345</text:p>
          </table:table-cell>
          <table:table-cell table:formula="of:=0.5*([.H412]^2+[.M412]^2)" office:value-type="float" office:value="0.144953398397">
            <text:p>0.144953398397</text:p>
          </table:table-cell>
          <table:table-cell table:formula="of:=0.5*([.I412]^2+[.N412]^2)" office:value-type="float" office:value="0.1932668483305">
            <text:p>0.1932668483305</text:p>
          </table:table-cell>
        </table:table-row>
        <table:table-row table:style-name="ro1">
          <table:table-cell office:value-type="float" office:value="6.39844">
            <text:p>6.39844</text:p>
          </table:table-cell>
          <table:table-cell office:value-type="float" office:value="0.789267">
            <text:p>0.789267</text:p>
          </table:table-cell>
          <table:table-cell office:value-type="float" office:value="0.653685">
            <text:p>0.653685</text:p>
          </table:table-cell>
          <table:table-cell office:value-type="float" office:value="0.759323">
            <text:p>0.759323</text:p>
          </table:table-cell>
          <table:table-cell/>
          <table:table-cell office:value-type="float" office:value="6.39844">
            <text:p>6.39844</text:p>
          </table:table-cell>
          <table:table-cell office:value-type="float" office:value="0.488636">
            <text:p>0.488636</text:p>
          </table:table-cell>
          <table:table-cell office:value-type="float" office:value="0.3866">
            <text:p>0.3866</text:p>
          </table:table-cell>
          <table:table-cell office:value-type="float" office:value="0.499231">
            <text:p>0.499231</text:p>
          </table:table-cell>
          <table:table-cell/>
          <table:table-cell office:value-type="float" office:value="6.39844">
            <text:p>6.39844</text:p>
          </table:table-cell>
          <table:table-cell office:value-type="float" office:value="0.409994">
            <text:p>0.409994</text:p>
          </table:table-cell>
          <table:table-cell office:value-type="float" office:value="0.372406">
            <text:p>0.372406</text:p>
          </table:table-cell>
          <table:table-cell office:value-type="float" office:value="0.36942">
            <text:p>0.36942</text:p>
          </table:table-cell>
          <table:table-cell/>
          <table:table-cell table:formula="of:=[.K413]" office:value-type="float" office:value="6.39844">
            <text:p>6.39844</text:p>
          </table:table-cell>
          <table:table-cell table:formula="of:=0.5*([.G413]^2+[.L413]^2)" office:value-type="float" office:value="0.203430110266">
            <text:p>0.203430110266</text:p>
          </table:table-cell>
          <table:table-cell table:formula="of:=0.5*([.H413]^2+[.M413]^2)" office:value-type="float" office:value="0.144072894418">
            <text:p>0.144072894418</text:p>
          </table:table-cell>
          <table:table-cell table:formula="of:=0.5*([.I413]^2+[.N413]^2)" office:value-type="float" office:value="0.1928513638805">
            <text:p>0.1928513638805</text:p>
          </table:table-cell>
        </table:table-row>
        <table:table-row table:style-name="ro1">
          <table:table-cell office:value-type="float" office:value="6.41406">
            <text:p>6.41406</text:p>
          </table:table-cell>
          <table:table-cell office:value-type="float" office:value="0.78967">
            <text:p>0.78967</text:p>
          </table:table-cell>
          <table:table-cell office:value-type="float" office:value="0.65492">
            <text:p>0.65492</text:p>
          </table:table-cell>
          <table:table-cell office:value-type="float" office:value="0.760082">
            <text:p>0.760082</text:p>
          </table:table-cell>
          <table:table-cell/>
          <table:table-cell office:value-type="float" office:value="6.41406">
            <text:p>6.41406</text:p>
          </table:table-cell>
          <table:table-cell office:value-type="float" office:value="0.488728">
            <text:p>0.488728</text:p>
          </table:table-cell>
          <table:table-cell office:value-type="float" office:value="0.387269">
            <text:p>0.387269</text:p>
          </table:table-cell>
          <table:table-cell office:value-type="float" office:value="0.498116">
            <text:p>0.498116</text:p>
          </table:table-cell>
          <table:table-cell/>
          <table:table-cell office:value-type="float" office:value="6.41406">
            <text:p>6.41406</text:p>
          </table:table-cell>
          <table:table-cell office:value-type="float" office:value="0.411676">
            <text:p>0.411676</text:p>
          </table:table-cell>
          <table:table-cell office:value-type="float" office:value="0.371069">
            <text:p>0.371069</text:p>
          </table:table-cell>
          <table:table-cell office:value-type="float" office:value="0.369793">
            <text:p>0.369793</text:p>
          </table:table-cell>
          <table:table-cell/>
          <table:table-cell table:formula="of:=[.K414]" office:value-type="float" office:value="6.41406">
            <text:p>6.41406</text:p>
          </table:table-cell>
          <table:table-cell table:formula="of:=0.5*([.G414]^2+[.L414]^2)" office:value-type="float" office:value="0.20416609348">
            <text:p>0.20416609348</text:p>
          </table:table-cell>
          <table:table-cell table:formula="of:=0.5*([.H414]^2+[.M414]^2)" office:value-type="float" office:value="0.143834740561">
            <text:p>0.143834740561</text:p>
          </table:table-cell>
          <table:table-cell table:formula="of:=0.5*([.I414]^2+[.N414]^2)" office:value-type="float" office:value="0.1924332061525">
            <text:p>0.1924332061525</text:p>
          </table:table-cell>
        </table:table-row>
        <table:table-row table:style-name="ro1">
          <table:table-cell office:value-type="float" office:value="6.42969">
            <text:p>6.42969</text:p>
          </table:table-cell>
          <table:table-cell office:value-type="float" office:value="0.78999">
            <text:p>0.78999</text:p>
          </table:table-cell>
          <table:table-cell office:value-type="float" office:value="0.656332">
            <text:p>0.656332</text:p>
          </table:table-cell>
          <table:table-cell office:value-type="float" office:value="0.758868">
            <text:p>0.758868</text:p>
          </table:table-cell>
          <table:table-cell/>
          <table:table-cell office:value-type="float" office:value="6.42969">
            <text:p>6.42969</text:p>
          </table:table-cell>
          <table:table-cell office:value-type="float" office:value="0.489065">
            <text:p>0.489065</text:p>
          </table:table-cell>
          <table:table-cell office:value-type="float" office:value="0.388788">
            <text:p>0.388788</text:p>
          </table:table-cell>
          <table:table-cell office:value-type="float" office:value="0.494502">
            <text:p>0.494502</text:p>
          </table:table-cell>
          <table:table-cell/>
          <table:table-cell office:value-type="float" office:value="6.42969">
            <text:p>6.42969</text:p>
          </table:table-cell>
          <table:table-cell office:value-type="float" office:value="0.410577">
            <text:p>0.410577</text:p>
          </table:table-cell>
          <table:table-cell office:value-type="float" office:value="0.369138">
            <text:p>0.369138</text:p>
          </table:table-cell>
          <table:table-cell office:value-type="float" office:value="0.3737">
            <text:p>0.3737</text:p>
          </table:table-cell>
          <table:table-cell/>
          <table:table-cell table:formula="of:=[.K415]" office:value-type="float" office:value="6.42969">
            <text:p>6.42969</text:p>
          </table:table-cell>
          <table:table-cell table:formula="of:=0.5*([.G415]^2+[.L415]^2)" office:value-type="float" office:value="0.203879023577">
            <text:p>0.203879023577</text:p>
          </table:table-cell>
          <table:table-cell table:formula="of:=0.5*([.H415]^2+[.M415]^2)" office:value-type="float" office:value="0.143709485994">
            <text:p>0.143709485994</text:p>
          </table:table-cell>
          <table:table-cell table:formula="of:=0.5*([.I415]^2+[.N415]^2)" office:value-type="float" office:value="0.192091959002">
            <text:p>0.192091959002</text:p>
          </table:table-cell>
        </table:table-row>
        <table:table-row table:style-name="ro1">
          <table:table-cell office:value-type="float" office:value="6.44531">
            <text:p>6.44531</text:p>
          </table:table-cell>
          <table:table-cell office:value-type="float" office:value="0.788835">
            <text:p>0.788835</text:p>
          </table:table-cell>
          <table:table-cell office:value-type="float" office:value="0.656438">
            <text:p>0.656438</text:p>
          </table:table-cell>
          <table:table-cell office:value-type="float" office:value="0.756752">
            <text:p>0.756752</text:p>
          </table:table-cell>
          <table:table-cell/>
          <table:table-cell office:value-type="float" office:value="6.44531">
            <text:p>6.44531</text:p>
          </table:table-cell>
          <table:table-cell office:value-type="float" office:value="0.488108">
            <text:p>0.488108</text:p>
          </table:table-cell>
          <table:table-cell office:value-type="float" office:value="0.387502">
            <text:p>0.387502</text:p>
          </table:table-cell>
          <table:table-cell office:value-type="float" office:value="0.494287">
            <text:p>0.494287</text:p>
          </table:table-cell>
          <table:table-cell/>
          <table:table-cell office:value-type="float" office:value="6.44531">
            <text:p>6.44531</text:p>
          </table:table-cell>
          <table:table-cell office:value-type="float" office:value="0.408604">
            <text:p>0.408604</text:p>
          </table:table-cell>
          <table:table-cell office:value-type="float" office:value="0.370876">
            <text:p>0.370876</text:p>
          </table:table-cell>
          <table:table-cell office:value-type="float" office:value="0.375277">
            <text:p>0.375277</text:p>
          </table:table-cell>
          <table:table-cell/>
          <table:table-cell table:formula="of:=[.K416]" office:value-type="float" office:value="6.44531">
            <text:p>6.44531</text:p>
          </table:table-cell>
          <table:table-cell table:formula="of:=0.5*([.G416]^2+[.L416]^2)" office:value-type="float" office:value="0.20260332424">
            <text:p>0.20260332424</text:p>
          </table:table-cell>
          <table:table-cell table:formula="of:=0.5*([.H416]^2+[.M416]^2)" office:value-type="float" office:value="0.14385340369">
            <text:p>0.14385340369</text:p>
          </table:table-cell>
          <table:table-cell table:formula="of:=0.5*([.I416]^2+[.N416]^2)" office:value-type="float" office:value="0.192576232549">
            <text:p>0.192576232549</text:p>
          </table:table-cell>
        </table:table-row>
        <table:table-row table:style-name="ro1">
          <table:table-cell office:value-type="float" office:value="6.46094">
            <text:p>6.46094</text:p>
          </table:table-cell>
          <table:table-cell office:value-type="float" office:value="0.787282">
            <text:p>0.787282</text:p>
          </table:table-cell>
          <table:table-cell office:value-type="float" office:value="0.655425">
            <text:p>0.655425</text:p>
          </table:table-cell>
          <table:table-cell office:value-type="float" office:value="0.755568">
            <text:p>0.755568</text:p>
          </table:table-cell>
          <table:table-cell/>
          <table:table-cell office:value-type="float" office:value="6.46094">
            <text:p>6.46094</text:p>
          </table:table-cell>
          <table:table-cell office:value-type="float" office:value="0.486719">
            <text:p>0.486719</text:p>
          </table:table-cell>
          <table:table-cell office:value-type="float" office:value="0.383789">
            <text:p>0.383789</text:p>
          </table:table-cell>
          <table:table-cell office:value-type="float" office:value="0.496279">
            <text:p>0.496279</text:p>
          </table:table-cell>
          <table:table-cell/>
          <table:table-cell office:value-type="float" office:value="6.46094">
            <text:p>6.46094</text:p>
          </table:table-cell>
          <table:table-cell office:value-type="float" office:value="0.409148">
            <text:p>0.409148</text:p>
          </table:table-cell>
          <table:table-cell office:value-type="float" office:value="0.372268">
            <text:p>0.372268</text:p>
          </table:table-cell>
          <table:table-cell office:value-type="float" office:value="0.37086">
            <text:p>0.37086</text:p>
          </table:table-cell>
          <table:table-cell/>
          <table:table-cell table:formula="of:=[.K417]" office:value-type="float" office:value="6.46094">
            <text:p>6.46094</text:p>
          </table:table-cell>
          <table:table-cell table:formula="of:=0.5*([.G417]^2+[.L417]^2)" office:value-type="float" office:value="0.2021487354325">
            <text:p>0.2021487354325</text:p>
          </table:table-cell>
          <table:table-cell table:formula="of:=0.5*([.H417]^2+[.M417]^2)" office:value-type="float" office:value="0.1429387301725">
            <text:p>0.1429387301725</text:p>
          </table:table-cell>
          <table:table-cell table:formula="of:=0.5*([.I417]^2+[.N417]^2)" office:value-type="float" office:value="0.1919149927205">
            <text:p>0.1919149927205</text:p>
          </table:table-cell>
        </table:table-row>
        <table:table-row table:style-name="ro1">
          <table:table-cell office:value-type="float" office:value="6.47656">
            <text:p>6.47656</text:p>
          </table:table-cell>
          <table:table-cell office:value-type="float" office:value="0.786155">
            <text:p>0.786155</text:p>
          </table:table-cell>
          <table:table-cell office:value-type="float" office:value="0.654375">
            <text:p>0.654375</text:p>
          </table:table-cell>
          <table:table-cell office:value-type="float" office:value="0.75479">
            <text:p>0.75479</text:p>
          </table:table-cell>
          <table:table-cell/>
          <table:table-cell office:value-type="float" office:value="6.47656">
            <text:p>6.47656</text:p>
          </table:table-cell>
          <table:table-cell office:value-type="float" office:value="0.486012">
            <text:p>0.486012</text:p>
          </table:table-cell>
          <table:table-cell office:value-type="float" office:value="0.380846">
            <text:p>0.380846</text:p>
          </table:table-cell>
          <table:table-cell office:value-type="float" office:value="0.496542">
            <text:p>0.496542</text:p>
          </table:table-cell>
          <table:table-cell/>
          <table:table-cell office:value-type="float" office:value="6.47656">
            <text:p>6.47656</text:p>
          </table:table-cell>
          <table:table-cell office:value-type="float" office:value="0.410793">
            <text:p>0.410793</text:p>
          </table:table-cell>
          <table:table-cell office:value-type="float" office:value="0.372151">
            <text:p>0.372151</text:p>
          </table:table-cell>
          <table:table-cell office:value-type="float" office:value="0.369214">
            <text:p>0.369214</text:p>
          </table:table-cell>
          <table:table-cell/>
          <table:table-cell table:formula="of:=[.K418]" office:value-type="float" office:value="6.47656">
            <text:p>6.47656</text:p>
          </table:table-cell>
          <table:table-cell table:formula="of:=0.5*([.G418]^2+[.L418]^2)" office:value-type="float" office:value="0.2024792764965">
            <text:p>0.2024792764965</text:p>
          </table:table-cell>
          <table:table-cell table:formula="of:=0.5*([.H418]^2+[.M418]^2)" office:value-type="float" office:value="0.1417700212585">
            <text:p>0.1417700212585</text:p>
          </table:table-cell>
          <table:table-cell table:formula="of:=0.5*([.I418]^2+[.N418]^2)" office:value-type="float" office:value="0.19143646778">
            <text:p>0.19143646778</text:p>
          </table:table-cell>
        </table:table-row>
        <table:table-row table:style-name="ro1">
          <table:table-cell office:value-type="float" office:value="6.49219">
            <text:p>6.49219</text:p>
          </table:table-cell>
          <table:table-cell office:value-type="float" office:value="0.784863">
            <text:p>0.784863</text:p>
          </table:table-cell>
          <table:table-cell office:value-type="float" office:value="0.654312">
            <text:p>0.654312</text:p>
          </table:table-cell>
          <table:table-cell office:value-type="float" office:value="0.754247">
            <text:p>0.754247</text:p>
          </table:table-cell>
          <table:table-cell/>
          <table:table-cell office:value-type="float" office:value="6.49219">
            <text:p>6.49219</text:p>
          </table:table-cell>
          <table:table-cell office:value-type="float" office:value="0.486079">
            <text:p>0.486079</text:p>
          </table:table-cell>
          <table:table-cell office:value-type="float" office:value="0.378811">
            <text:p>0.378811</text:p>
          </table:table-cell>
          <table:table-cell office:value-type="float" office:value="0.493672">
            <text:p>0.493672</text:p>
          </table:table-cell>
          <table:table-cell/>
          <table:table-cell office:value-type="float" office:value="6.49219">
            <text:p>6.49219</text:p>
          </table:table-cell>
          <table:table-cell office:value-type="float" office:value="0.409439">
            <text:p>0.409439</text:p>
          </table:table-cell>
          <table:table-cell office:value-type="float" office:value="0.370611">
            <text:p>0.370611</text:p>
          </table:table-cell>
          <table:table-cell office:value-type="float" office:value="0.371026">
            <text:p>0.371026</text:p>
          </table:table-cell>
          <table:table-cell/>
          <table:table-cell table:formula="of:=[.K419]" office:value-type="float" office:value="6.49219">
            <text:p>6.49219</text:p>
          </table:table-cell>
          <table:table-cell table:formula="of:=0.5*([.G419]^2+[.L419]^2)" office:value-type="float" office:value="0.201956544481">
            <text:p>0.201956544481</text:p>
          </table:table-cell>
          <table:table-cell table:formula="of:=0.5*([.H419]^2+[.M419]^2)" office:value-type="float" office:value="0.140425143521">
            <text:p>0.140425143521</text:p>
          </table:table-cell>
          <table:table-cell table:formula="of:=0.5*([.I419]^2+[.N419]^2)" office:value-type="float" office:value="0.19068616813">
            <text:p>0.19068616813</text:p>
          </table:table-cell>
        </table:table-row>
        <table:table-row table:style-name="ro1">
          <table:table-cell office:value-type="float" office:value="6.50781">
            <text:p>6.50781</text:p>
          </table:table-cell>
          <table:table-cell office:value-type="float" office:value="0.784063">
            <text:p>0.784063</text:p>
          </table:table-cell>
          <table:table-cell office:value-type="float" office:value="0.655475">
            <text:p>0.655475</text:p>
          </table:table-cell>
          <table:table-cell office:value-type="float" office:value="0.75673">
            <text:p>0.75673</text:p>
          </table:table-cell>
          <table:table-cell/>
          <table:table-cell office:value-type="float" office:value="6.50781">
            <text:p>6.50781</text:p>
          </table:table-cell>
          <table:table-cell office:value-type="float" office:value="0.48705">
            <text:p>0.48705</text:p>
          </table:table-cell>
          <table:table-cell office:value-type="float" office:value="0.375952">
            <text:p>0.375952</text:p>
          </table:table-cell>
          <table:table-cell office:value-type="float" office:value="0.491068">
            <text:p>0.491068</text:p>
          </table:table-cell>
          <table:table-cell/>
          <table:table-cell office:value-type="float" office:value="6.50781">
            <text:p>6.50781</text:p>
          </table:table-cell>
          <table:table-cell office:value-type="float" office:value="0.406748">
            <text:p>0.406748</text:p>
          </table:table-cell>
          <table:table-cell office:value-type="float" office:value="0.370133">
            <text:p>0.370133</text:p>
          </table:table-cell>
          <table:table-cell office:value-type="float" office:value="0.370225">
            <text:p>0.370225</text:p>
          </table:table-cell>
          <table:table-cell/>
          <table:table-cell table:formula="of:=[.K420]" office:value-type="float" office:value="6.50781">
            <text:p>6.50781</text:p>
          </table:table-cell>
          <table:table-cell table:formula="of:=0.5*([.G420]^2+[.L420]^2)" office:value-type="float" office:value="0.201330819002">
            <text:p>0.201330819002</text:p>
          </table:table-cell>
          <table:table-cell table:formula="of:=0.5*([.H420]^2+[.M420]^2)" office:value-type="float" office:value="0.1391691719965">
            <text:p>0.1391691719965</text:p>
          </table:table-cell>
          <table:table-cell table:formula="of:=0.5*([.I420]^2+[.N420]^2)" office:value-type="float" office:value="0.1891071656245">
            <text:p>0.1891071656245</text:p>
          </table:table-cell>
        </table:table-row>
        <table:table-row table:style-name="ro1">
          <table:table-cell office:value-type="float" office:value="6.52344">
            <text:p>6.52344</text:p>
          </table:table-cell>
          <table:table-cell office:value-type="float" office:value="0.784407">
            <text:p>0.784407</text:p>
          </table:table-cell>
          <table:table-cell office:value-type="float" office:value="0.656892">
            <text:p>0.656892</text:p>
          </table:table-cell>
          <table:table-cell office:value-type="float" office:value="0.759">
            <text:p>0.759</text:p>
          </table:table-cell>
          <table:table-cell/>
          <table:table-cell office:value-type="float" office:value="6.52344">
            <text:p>6.52344</text:p>
          </table:table-cell>
          <table:table-cell office:value-type="float" office:value="0.48806">
            <text:p>0.48806</text:p>
          </table:table-cell>
          <table:table-cell office:value-type="float" office:value="0.374057">
            <text:p>0.374057</text:p>
          </table:table-cell>
          <table:table-cell office:value-type="float" office:value="0.490439">
            <text:p>0.490439</text:p>
          </table:table-cell>
          <table:table-cell/>
          <table:table-cell office:value-type="float" office:value="6.52344">
            <text:p>6.52344</text:p>
          </table:table-cell>
          <table:table-cell office:value-type="float" office:value="0.40641">
            <text:p>0.40641</text:p>
          </table:table-cell>
          <table:table-cell office:value-type="float" office:value="0.370013">
            <text:p>0.370013</text:p>
          </table:table-cell>
          <table:table-cell office:value-type="float" office:value="0.368646">
            <text:p>0.368646</text:p>
          </table:table-cell>
          <table:table-cell/>
          <table:table-cell table:formula="of:=[.K421]" office:value-type="float" office:value="6.52344">
            <text:p>6.52344</text:p>
          </table:table-cell>
          <table:table-cell table:formula="of:=0.5*([.G421]^2+[.L421]^2)" office:value-type="float" office:value="0.20168582585">
            <text:p>0.20168582585</text:p>
          </table:table-cell>
          <table:table-cell table:formula="of:=0.5*([.H421]^2+[.M421]^2)" office:value-type="float" office:value="0.138414129709">
            <text:p>0.138414129709</text:p>
          </table:table-cell>
          <table:table-cell table:formula="of:=0.5*([.I421]^2+[.N421]^2)" office:value-type="float" office:value="0.1882151430185">
            <text:p>0.1882151430185</text:p>
          </table:table-cell>
        </table:table-row>
        <table:table-row table:style-name="ro1">
          <table:table-cell office:value-type="float" office:value="6.53906">
            <text:p>6.53906</text:p>
          </table:table-cell>
          <table:table-cell office:value-type="float" office:value="0.785028">
            <text:p>0.785028</text:p>
          </table:table-cell>
          <table:table-cell office:value-type="float" office:value="0.657423">
            <text:p>0.657423</text:p>
          </table:table-cell>
          <table:table-cell office:value-type="float" office:value="0.756645">
            <text:p>0.756645</text:p>
          </table:table-cell>
          <table:table-cell/>
          <table:table-cell office:value-type="float" office:value="6.53906">
            <text:p>6.53906</text:p>
          </table:table-cell>
          <table:table-cell office:value-type="float" office:value="0.488515">
            <text:p>0.488515</text:p>
          </table:table-cell>
          <table:table-cell office:value-type="float" office:value="0.37221">
            <text:p>0.37221</text:p>
          </table:table-cell>
          <table:table-cell office:value-type="float" office:value="0.489048">
            <text:p>0.489048</text:p>
          </table:table-cell>
          <table:table-cell/>
          <table:table-cell office:value-type="float" office:value="6.53906">
            <text:p>6.53906</text:p>
          </table:table-cell>
          <table:table-cell office:value-type="float" office:value="0.40847">
            <text:p>0.40847</text:p>
          </table:table-cell>
          <table:table-cell office:value-type="float" office:value="0.371282">
            <text:p>0.371282</text:p>
          </table:table-cell>
          <table:table-cell office:value-type="float" office:value="0.369995">
            <text:p>0.369995</text:p>
          </table:table-cell>
          <table:table-cell/>
          <table:table-cell table:formula="of:=[.K422]" office:value-type="float" office:value="6.53906">
            <text:p>6.53906</text:p>
          </table:table-cell>
          <table:table-cell table:formula="of:=0.5*([.G422]^2+[.L422]^2)" office:value-type="float" office:value="0.2027473230625">
            <text:p>0.2027473230625</text:p>
          </table:table-cell>
          <table:table-cell table:formula="of:=0.5*([.H422]^2+[.M422]^2)" office:value-type="float" office:value="0.138195303812">
            <text:p>0.138195303812</text:p>
          </table:table-cell>
          <table:table-cell table:formula="of:=0.5*([.I422]^2+[.N422]^2)" office:value-type="float" office:value="0.1880321231645">
            <text:p>0.1880321231645</text:p>
          </table:table-cell>
        </table:table-row>
        <table:table-row table:style-name="ro1">
          <table:table-cell office:value-type="float" office:value="6.55469">
            <text:p>6.55469</text:p>
          </table:table-cell>
          <table:table-cell office:value-type="float" office:value="0.78463">
            <text:p>0.78463</text:p>
          </table:table-cell>
          <table:table-cell office:value-type="float" office:value="0.658377">
            <text:p>0.658377</text:p>
          </table:table-cell>
          <table:table-cell office:value-type="float" office:value="0.751955">
            <text:p>0.751955</text:p>
          </table:table-cell>
          <table:table-cell/>
          <table:table-cell office:value-type="float" office:value="6.55469">
            <text:p>6.55469</text:p>
          </table:table-cell>
          <table:table-cell office:value-type="float" office:value="0.488411">
            <text:p>0.488411</text:p>
          </table:table-cell>
          <table:table-cell office:value-type="float" office:value="0.369436">
            <text:p>0.369436</text:p>
          </table:table-cell>
          <table:table-cell office:value-type="float" office:value="0.487585">
            <text:p>0.487585</text:p>
          </table:table-cell>
          <table:table-cell/>
          <table:table-cell office:value-type="float" office:value="6.55469">
            <text:p>6.55469</text:p>
          </table:table-cell>
          <table:table-cell office:value-type="float" office:value="0.411408">
            <text:p>0.411408</text:p>
          </table:table-cell>
          <table:table-cell office:value-type="float" office:value="0.372672">
            <text:p>0.372672</text:p>
          </table:table-cell>
          <table:table-cell office:value-type="float" office:value="0.372877">
            <text:p>0.372877</text:p>
          </table:table-cell>
          <table:table-cell/>
          <table:table-cell table:formula="of:=[.K423]" office:value-type="float" office:value="6.55469">
            <text:p>6.55469</text:p>
          </table:table-cell>
          <table:table-cell table:formula="of:=0.5*([.G423]^2+[.L423]^2)" office:value-type="float" office:value="0.2039009236925">
            <text:p>0.2039009236925</text:p>
          </table:table-cell>
          <table:table-cell table:formula="of:=0.5*([.H423]^2+[.M423]^2)" office:value-type="float" office:value="0.13768368884">
            <text:p>0.13768368884</text:p>
          </table:table-cell>
          <table:table-cell table:formula="of:=0.5*([.I423]^2+[.N423]^2)" office:value-type="float" office:value="0.188388194677">
            <text:p>0.188388194677</text:p>
          </table:table-cell>
        </table:table-row>
        <table:table-row table:style-name="ro1">
          <table:table-cell office:value-type="float" office:value="6.57031">
            <text:p>6.57031</text:p>
          </table:table-cell>
          <table:table-cell office:value-type="float" office:value="0.782552">
            <text:p>0.782552</text:p>
          </table:table-cell>
          <table:table-cell office:value-type="float" office:value="0.6608">
            <text:p>0.6608</text:p>
          </table:table-cell>
          <table:table-cell office:value-type="float" office:value="0.749567">
            <text:p>0.749567</text:p>
          </table:table-cell>
          <table:table-cell/>
          <table:table-cell office:value-type="float" office:value="6.57031">
            <text:p>6.57031</text:p>
          </table:table-cell>
          <table:table-cell office:value-type="float" office:value="0.487994">
            <text:p>0.487994</text:p>
          </table:table-cell>
          <table:table-cell office:value-type="float" office:value="0.368672">
            <text:p>0.368672</text:p>
          </table:table-cell>
          <table:table-cell office:value-type="float" office:value="0.487757">
            <text:p>0.487757</text:p>
          </table:table-cell>
          <table:table-cell/>
          <table:table-cell office:value-type="float" office:value="6.57031">
            <text:p>6.57031</text:p>
          </table:table-cell>
          <table:table-cell office:value-type="float" office:value="0.41489">
            <text:p>0.41489</text:p>
          </table:table-cell>
          <table:table-cell office:value-type="float" office:value="0.374746">
            <text:p>0.374746</text:p>
          </table:table-cell>
          <table:table-cell office:value-type="float" office:value="0.375813">
            <text:p>0.375813</text:p>
          </table:table-cell>
          <table:table-cell/>
          <table:table-cell table:formula="of:=[.K424]" office:value-type="float" office:value="6.57031">
            <text:p>6.57031</text:p>
          </table:table-cell>
          <table:table-cell table:formula="of:=0.5*([.G424]^2+[.L424]^2)" office:value-type="float" office:value="0.205135928068">
            <text:p>0.205135928068</text:p>
          </table:table-cell>
          <table:table-cell table:formula="of:=0.5*([.H424]^2+[.M424]^2)" office:value-type="float" office:value="0.13817680405">
            <text:p>0.13817680405</text:p>
          </table:table-cell>
          <table:table-cell table:formula="of:=0.5*([.I424]^2+[.N424]^2)" office:value-type="float" office:value="0.189571151009">
            <text:p>0.189571151009</text:p>
          </table:table-cell>
        </table:table-row>
        <table:table-row table:style-name="ro1">
          <table:table-cell office:value-type="float" office:value="6.58594">
            <text:p>6.58594</text:p>
          </table:table-cell>
          <table:table-cell office:value-type="float" office:value="0.780205">
            <text:p>0.780205</text:p>
          </table:table-cell>
          <table:table-cell office:value-type="float" office:value="0.663137">
            <text:p>0.663137</text:p>
          </table:table-cell>
          <table:table-cell office:value-type="float" office:value="0.75086">
            <text:p>0.75086</text:p>
          </table:table-cell>
          <table:table-cell/>
          <table:table-cell office:value-type="float" office:value="6.58594">
            <text:p>6.58594</text:p>
          </table:table-cell>
          <table:table-cell office:value-type="float" office:value="0.486967">
            <text:p>0.486967</text:p>
          </table:table-cell>
          <table:table-cell office:value-type="float" office:value="0.365882">
            <text:p>0.365882</text:p>
          </table:table-cell>
          <table:table-cell office:value-type="float" office:value="0.487215">
            <text:p>0.487215</text:p>
          </table:table-cell>
          <table:table-cell/>
          <table:table-cell office:value-type="float" office:value="6.58594">
            <text:p>6.58594</text:p>
          </table:table-cell>
          <table:table-cell office:value-type="float" office:value="0.415855">
            <text:p>0.415855</text:p>
          </table:table-cell>
          <table:table-cell office:value-type="float" office:value="0.377059">
            <text:p>0.377059</text:p>
          </table:table-cell>
          <table:table-cell office:value-type="float" office:value="0.376965">
            <text:p>0.376965</text:p>
          </table:table-cell>
          <table:table-cell/>
          <table:table-cell table:formula="of:=[.K425]" office:value-type="float" office:value="6.58594">
            <text:p>6.58594</text:p>
          </table:table-cell>
          <table:table-cell table:formula="of:=0.5*([.G425]^2+[.L425]^2)" office:value-type="float" office:value="0.205036120057">
            <text:p>0.205036120057</text:p>
          </table:table-cell>
          <table:table-cell table:formula="of:=0.5*([.H425]^2+[.M425]^2)" office:value-type="float" office:value="0.1380215637025">
            <text:p>0.1380215637025</text:p>
          </table:table-cell>
          <table:table-cell table:formula="of:=0.5*([.I425]^2+[.N425]^2)" office:value-type="float" office:value="0.189740533725">
            <text:p>0.189740533725</text:p>
          </table:table-cell>
        </table:table-row>
        <table:table-row table:style-name="ro1">
          <table:table-cell office:value-type="float" office:value="6.60156">
            <text:p>6.60156</text:p>
          </table:table-cell>
          <table:table-cell office:value-type="float" office:value="0.779743">
            <text:p>0.779743</text:p>
          </table:table-cell>
          <table:table-cell office:value-type="float" office:value="0.66512">
            <text:p>0.66512</text:p>
          </table:table-cell>
          <table:table-cell office:value-type="float" office:value="0.752652">
            <text:p>0.752652</text:p>
          </table:table-cell>
          <table:table-cell/>
          <table:table-cell office:value-type="float" office:value="6.60156">
            <text:p>6.60156</text:p>
          </table:table-cell>
          <table:table-cell office:value-type="float" office:value="0.485396">
            <text:p>0.485396</text:p>
          </table:table-cell>
          <table:table-cell office:value-type="float" office:value="0.363237">
            <text:p>0.363237</text:p>
          </table:table-cell>
          <table:table-cell office:value-type="float" office:value="0.485265">
            <text:p>0.485265</text:p>
          </table:table-cell>
          <table:table-cell/>
          <table:table-cell office:value-type="float" office:value="6.60156">
            <text:p>6.60156</text:p>
          </table:table-cell>
          <table:table-cell office:value-type="float" office:value="0.412473">
            <text:p>0.412473</text:p>
          </table:table-cell>
          <table:table-cell office:value-type="float" office:value="0.376963">
            <text:p>0.376963</text:p>
          </table:table-cell>
          <table:table-cell office:value-type="float" office:value="0.377765">
            <text:p>0.377765</text:p>
          </table:table-cell>
          <table:table-cell/>
          <table:table-cell table:formula="of:=[.K426]" office:value-type="float" office:value="6.60156">
            <text:p>6.60156</text:p>
          </table:table-cell>
          <table:table-cell table:formula="of:=0.5*([.G426]^2+[.L426]^2)" office:value-type="float" office:value="0.2028716262725">
            <text:p>0.2028716262725</text:p>
          </table:table-cell>
          <table:table-cell table:formula="of:=0.5*([.H426]^2+[.M426]^2)" office:value-type="float" office:value="0.137021110769">
            <text:p>0.137021110769</text:p>
          </table:table-cell>
          <table:table-cell table:formula="of:=0.5*([.I426]^2+[.N426]^2)" office:value-type="float" office:value="0.189094257725">
            <text:p>0.189094257725</text:p>
          </table:table-cell>
        </table:table-row>
        <table:table-row table:style-name="ro1">
          <table:table-cell office:value-type="float" office:value="6.61719">
            <text:p>6.61719</text:p>
          </table:table-cell>
          <table:table-cell office:value-type="float" office:value="0.780392">
            <text:p>0.780392</text:p>
          </table:table-cell>
          <table:table-cell office:value-type="float" office:value="0.66598">
            <text:p>0.66598</text:p>
          </table:table-cell>
          <table:table-cell office:value-type="float" office:value="0.752092">
            <text:p>0.752092</text:p>
          </table:table-cell>
          <table:table-cell/>
          <table:table-cell office:value-type="float" office:value="6.61719">
            <text:p>6.61719</text:p>
          </table:table-cell>
          <table:table-cell office:value-type="float" office:value="0.484507">
            <text:p>0.484507</text:p>
          </table:table-cell>
          <table:table-cell office:value-type="float" office:value="0.365614">
            <text:p>0.365614</text:p>
          </table:table-cell>
          <table:table-cell office:value-type="float" office:value="0.483077">
            <text:p>0.483077</text:p>
          </table:table-cell>
          <table:table-cell/>
          <table:table-cell office:value-type="float" office:value="6.61719">
            <text:p>6.61719</text:p>
          </table:table-cell>
          <table:table-cell office:value-type="float" office:value="0.409164">
            <text:p>0.409164</text:p>
          </table:table-cell>
          <table:table-cell office:value-type="float" office:value="0.375767">
            <text:p>0.375767</text:p>
          </table:table-cell>
          <table:table-cell office:value-type="float" office:value="0.377522">
            <text:p>0.377522</text:p>
          </table:table-cell>
          <table:table-cell/>
          <table:table-cell table:formula="of:=[.K427]" office:value-type="float" office:value="6.61719">
            <text:p>6.61719</text:p>
          </table:table-cell>
          <table:table-cell table:formula="of:=0.5*([.G427]^2+[.L427]^2)" office:value-type="float" office:value="0.2010811059725">
            <text:p>0.2010811059725</text:p>
          </table:table-cell>
          <table:table-cell table:formula="of:=0.5*([.H427]^2+[.M427]^2)" office:value-type="float" office:value="0.1374372176425">
            <text:p>0.1374372176425</text:p>
          </table:table-cell>
          <table:table-cell table:formula="of:=0.5*([.I427]^2+[.N427]^2)" office:value-type="float" office:value="0.1879431242065">
            <text:p>0.1879431242065</text:p>
          </table:table-cell>
        </table:table-row>
        <table:table-row table:style-name="ro1">
          <table:table-cell office:value-type="float" office:value="6.63281">
            <text:p>6.63281</text:p>
          </table:table-cell>
          <table:table-cell office:value-type="float" office:value="0.780008">
            <text:p>0.780008</text:p>
          </table:table-cell>
          <table:table-cell office:value-type="float" office:value="0.665735">
            <text:p>0.665735</text:p>
          </table:table-cell>
          <table:table-cell office:value-type="float" office:value="0.750542">
            <text:p>0.750542</text:p>
          </table:table-cell>
          <table:table-cell/>
          <table:table-cell office:value-type="float" office:value="6.63281">
            <text:p>6.63281</text:p>
          </table:table-cell>
          <table:table-cell office:value-type="float" office:value="0.484555">
            <text:p>0.484555</text:p>
          </table:table-cell>
          <table:table-cell office:value-type="float" office:value="0.369001">
            <text:p>0.369001</text:p>
          </table:table-cell>
          <table:table-cell office:value-type="float" office:value="0.481817">
            <text:p>0.481817</text:p>
          </table:table-cell>
          <table:table-cell/>
          <table:table-cell office:value-type="float" office:value="6.63281">
            <text:p>6.63281</text:p>
          </table:table-cell>
          <table:table-cell office:value-type="float" office:value="0.410183">
            <text:p>0.410183</text:p>
          </table:table-cell>
          <table:table-cell office:value-type="float" office:value="0.375691">
            <text:p>0.375691</text:p>
          </table:table-cell>
          <table:table-cell office:value-type="float" office:value="0.375605">
            <text:p>0.375605</text:p>
          </table:table-cell>
          <table:table-cell/>
          <table:table-cell table:formula="of:=[.K428]" office:value-type="float" office:value="6.63281">
            <text:p>6.63281</text:p>
          </table:table-cell>
          <table:table-cell table:formula="of:=0.5*([.G428]^2+[.L428]^2)" office:value-type="float" office:value="0.201521820757">
            <text:p>0.201521820757</text:p>
          </table:table-cell>
          <table:table-cell table:formula="of:=0.5*([.H428]^2+[.M428]^2)" office:value-type="float" office:value="0.138652732741">
            <text:p>0.138652732741</text:p>
          </table:table-cell>
          <table:table-cell table:formula="of:=0.5*([.I428]^2+[.N428]^2)" office:value-type="float" office:value="0.186613368757">
            <text:p>0.186613368757</text:p>
          </table:table-cell>
        </table:table-row>
        <table:table-row table:style-name="ro1">
          <table:table-cell office:value-type="float" office:value="6.64844">
            <text:p>6.64844</text:p>
          </table:table-cell>
          <table:table-cell office:value-type="float" office:value="0.778975">
            <text:p>0.778975</text:p>
          </table:table-cell>
          <table:table-cell office:value-type="float" office:value="0.666218">
            <text:p>0.666218</text:p>
          </table:table-cell>
          <table:table-cell office:value-type="float" office:value="0.749427">
            <text:p>0.749427</text:p>
          </table:table-cell>
          <table:table-cell/>
          <table:table-cell office:value-type="float" office:value="6.64844">
            <text:p>6.64844</text:p>
          </table:table-cell>
          <table:table-cell office:value-type="float" office:value="0.484649">
            <text:p>0.484649</text:p>
          </table:table-cell>
          <table:table-cell office:value-type="float" office:value="0.364812">
            <text:p>0.364812</text:p>
          </table:table-cell>
          <table:table-cell office:value-type="float" office:value="0.481232">
            <text:p>0.481232</text:p>
          </table:table-cell>
          <table:table-cell/>
          <table:table-cell office:value-type="float" office:value="6.64844">
            <text:p>6.64844</text:p>
          </table:table-cell>
          <table:table-cell office:value-type="float" office:value="0.412226">
            <text:p>0.412226</text:p>
          </table:table-cell>
          <table:table-cell office:value-type="float" office:value="0.37663">
            <text:p>0.37663</text:p>
          </table:table-cell>
          <table:table-cell office:value-type="float" office:value="0.373258">
            <text:p>0.373258</text:p>
          </table:table-cell>
          <table:table-cell/>
          <table:table-cell table:formula="of:=[.K429]" office:value-type="float" office:value="6.64844">
            <text:p>6.64844</text:p>
          </table:table-cell>
          <table:table-cell table:formula="of:=0.5*([.G429]^2+[.L429]^2)" office:value-type="float" office:value="0.2024074641385">
            <text:p>0.2024074641385</text:p>
          </table:table-cell>
          <table:table-cell table:formula="of:=0.5*([.H429]^2+[.M429]^2)" office:value-type="float" office:value="0.137468976122">
            <text:p>0.137468976122</text:p>
          </table:table-cell>
          <table:table-cell table:formula="of:=0.5*([.I429]^2+[.N429]^2)" office:value-type="float" office:value="0.185452886194">
            <text:p>0.185452886194</text:p>
          </table:table-cell>
        </table:table-row>
        <table:table-row table:style-name="ro1">
          <table:table-cell office:value-type="float" office:value="6.66406">
            <text:p>6.66406</text:p>
          </table:table-cell>
          <table:table-cell office:value-type="float" office:value="0.778258">
            <text:p>0.778258</text:p>
          </table:table-cell>
          <table:table-cell office:value-type="float" office:value="0.667458">
            <text:p>0.667458</text:p>
          </table:table-cell>
          <table:table-cell office:value-type="float" office:value="0.749585">
            <text:p>0.749585</text:p>
          </table:table-cell>
          <table:table-cell/>
          <table:table-cell office:value-type="float" office:value="6.66406">
            <text:p>6.66406</text:p>
          </table:table-cell>
          <table:table-cell office:value-type="float" office:value="0.485653">
            <text:p>0.485653</text:p>
          </table:table-cell>
          <table:table-cell office:value-type="float" office:value="0.357137">
            <text:p>0.357137</text:p>
          </table:table-cell>
          <table:table-cell office:value-type="float" office:value="0.480892">
            <text:p>0.480892</text:p>
          </table:table-cell>
          <table:table-cell/>
          <table:table-cell office:value-type="float" office:value="6.66406">
            <text:p>6.66406</text:p>
          </table:table-cell>
          <table:table-cell office:value-type="float" office:value="0.410592">
            <text:p>0.410592</text:p>
          </table:table-cell>
          <table:table-cell office:value-type="float" office:value="0.377508">
            <text:p>0.377508</text:p>
          </table:table-cell>
          <table:table-cell office:value-type="float" office:value="0.373676">
            <text:p>0.373676</text:p>
          </table:table-cell>
          <table:table-cell/>
          <table:table-cell table:formula="of:=[.K430]" office:value-type="float" office:value="6.66406">
            <text:p>6.66406</text:p>
          </table:table-cell>
          <table:table-cell table:formula="of:=0.5*([.G430]^2+[.L430]^2)" office:value-type="float" office:value="0.2022223134365">
            <text:p>0.2022223134365</text:p>
          </table:table-cell>
          <table:table-cell table:formula="of:=0.5*([.H430]^2+[.M430]^2)" office:value-type="float" office:value="0.1350295634165">
            <text:p>0.1350295634165</text:p>
          </table:table-cell>
          <table:table-cell table:formula="of:=0.5*([.I430]^2+[.N430]^2)" office:value-type="float" office:value="0.18544543432">
            <text:p>0.18544543432</text:p>
          </table:table-cell>
        </table:table-row>
        <table:table-row table:style-name="ro1">
          <table:table-cell office:value-type="float" office:value="6.67969">
            <text:p>6.67969</text:p>
          </table:table-cell>
          <table:table-cell office:value-type="float" office:value="0.777243">
            <text:p>0.777243</text:p>
          </table:table-cell>
          <table:table-cell office:value-type="float" office:value="0.668773">
            <text:p>0.668773</text:p>
          </table:table-cell>
          <table:table-cell office:value-type="float" office:value="0.75047">
            <text:p>0.75047</text:p>
          </table:table-cell>
          <table:table-cell/>
          <table:table-cell office:value-type="float" office:value="6.67969">
            <text:p>6.67969</text:p>
          </table:table-cell>
          <table:table-cell office:value-type="float" office:value="0.486915">
            <text:p>0.486915</text:p>
          </table:table-cell>
          <table:table-cell office:value-type="float" office:value="0.351245">
            <text:p>0.351245</text:p>
          </table:table-cell>
          <table:table-cell office:value-type="float" office:value="0.478851">
            <text:p>0.478851</text:p>
          </table:table-cell>
          <table:table-cell/>
          <table:table-cell office:value-type="float" office:value="6.67969">
            <text:p>6.67969</text:p>
          </table:table-cell>
          <table:table-cell office:value-type="float" office:value="0.409872">
            <text:p>0.409872</text:p>
          </table:table-cell>
          <table:table-cell office:value-type="float" office:value="0.380275">
            <text:p>0.380275</text:p>
          </table:table-cell>
          <table:table-cell office:value-type="float" office:value="0.374236">
            <text:p>0.374236</text:p>
          </table:table-cell>
          <table:table-cell/>
          <table:table-cell table:formula="of:=[.K431]" office:value-type="float" office:value="6.67969">
            <text:p>6.67969</text:p>
          </table:table-cell>
          <table:table-cell table:formula="of:=0.5*([.G431]^2+[.L431]^2)" office:value-type="float" office:value="0.2025406368045">
            <text:p>0.2025406368045</text:p>
          </table:table-cell>
          <table:table-cell table:formula="of:=0.5*([.H431]^2+[.M431]^2)" office:value-type="float" office:value="0.133991062825">
            <text:p>0.133991062825</text:p>
          </table:table-cell>
          <table:table-cell table:formula="of:=0.5*([.I431]^2+[.N431]^2)" office:value-type="float" office:value="0.1846754319485">
            <text:p>0.1846754319485</text:p>
          </table:table-cell>
        </table:table-row>
        <table:table-row table:style-name="ro1">
          <table:table-cell office:value-type="float" office:value="6.69531">
            <text:p>6.69531</text:p>
          </table:table-cell>
          <table:table-cell office:value-type="float" office:value="0.776322">
            <text:p>0.776322</text:p>
          </table:table-cell>
          <table:table-cell office:value-type="float" office:value="0.668595">
            <text:p>0.668595</text:p>
          </table:table-cell>
          <table:table-cell office:value-type="float" office:value="0.75114">
            <text:p>0.75114</text:p>
          </table:table-cell>
          <table:table-cell/>
          <table:table-cell office:value-type="float" office:value="6.69531">
            <text:p>6.69531</text:p>
          </table:table-cell>
          <table:table-cell office:value-type="float" office:value="0.487496">
            <text:p>0.487496</text:p>
          </table:table-cell>
          <table:table-cell office:value-type="float" office:value="0.354044">
            <text:p>0.354044</text:p>
          </table:table-cell>
          <table:table-cell office:value-type="float" office:value="0.477549">
            <text:p>0.477549</text:p>
          </table:table-cell>
          <table:table-cell/>
          <table:table-cell office:value-type="float" office:value="6.69531">
            <text:p>6.69531</text:p>
          </table:table-cell>
          <table:table-cell office:value-type="float" office:value="0.412276">
            <text:p>0.412276</text:p>
          </table:table-cell>
          <table:table-cell office:value-type="float" office:value="0.383362">
            <text:p>0.383362</text:p>
          </table:table-cell>
          <table:table-cell office:value-type="float" office:value="0.372163">
            <text:p>0.372163</text:p>
          </table:table-cell>
          <table:table-cell/>
          <table:table-cell table:formula="of:=[.K432]" office:value-type="float" office:value="6.69531">
            <text:p>6.69531</text:p>
          </table:table-cell>
          <table:table-cell table:formula="of:=0.5*([.G432]^2+[.L432]^2)" office:value-type="float" office:value="0.203811925096">
            <text:p>0.203811925096</text:p>
          </table:table-cell>
          <table:table-cell table:formula="of:=0.5*([.H432]^2+[.M432]^2)" office:value-type="float" office:value="0.13615678849">
            <text:p>0.13615678849</text:p>
          </table:table-cell>
          <table:table-cell table:formula="of:=0.5*([.I432]^2+[.N432]^2)" office:value-type="float" office:value="0.183279172985">
            <text:p>0.183279172985</text:p>
          </table:table-cell>
        </table:table-row>
        <table:table-row table:style-name="ro1">
          <table:table-cell office:value-type="float" office:value="6.71094">
            <text:p>6.71094</text:p>
          </table:table-cell>
          <table:table-cell office:value-type="float" office:value="0.776013">
            <text:p>0.776013</text:p>
          </table:table-cell>
          <table:table-cell office:value-type="float" office:value="0.66503">
            <text:p>0.66503</text:p>
          </table:table-cell>
          <table:table-cell office:value-type="float" office:value="0.751432">
            <text:p>0.751432</text:p>
          </table:table-cell>
          <table:table-cell/>
          <table:table-cell office:value-type="float" office:value="6.71094">
            <text:p>6.71094</text:p>
          </table:table-cell>
          <table:table-cell office:value-type="float" office:value="0.486832">
            <text:p>0.486832</text:p>
          </table:table-cell>
          <table:table-cell office:value-type="float" office:value="0.357567">
            <text:p>0.357567</text:p>
          </table:table-cell>
          <table:table-cell office:value-type="float" office:value="0.477405">
            <text:p>0.477405</text:p>
          </table:table-cell>
          <table:table-cell/>
          <table:table-cell office:value-type="float" office:value="6.71094">
            <text:p>6.71094</text:p>
          </table:table-cell>
          <table:table-cell office:value-type="float" office:value="0.41245">
            <text:p>0.41245</text:p>
          </table:table-cell>
          <table:table-cell office:value-type="float" office:value="0.381629">
            <text:p>0.381629</text:p>
          </table:table-cell>
          <table:table-cell office:value-type="float" office:value="0.370054">
            <text:p>0.370054</text:p>
          </table:table-cell>
          <table:table-cell/>
          <table:table-cell table:formula="of:=[.K433]" office:value-type="float" office:value="6.71094">
            <text:p>6.71094</text:p>
          </table:table-cell>
          <table:table-cell table:formula="of:=0.5*([.G433]^2+[.L433]^2)" office:value-type="float" office:value="0.203560199362">
            <text:p>0.203560199362</text:p>
          </table:table-cell>
          <table:table-cell table:formula="of:=0.5*([.H433]^2+[.M433]^2)" office:value-type="float" office:value="0.136747426565">
            <text:p>0.136747426565</text:p>
          </table:table-cell>
          <table:table-cell table:formula="of:=0.5*([.I433]^2+[.N433]^2)" office:value-type="float" office:value="0.1824277484705">
            <text:p>0.1824277484705</text:p>
          </table:table-cell>
        </table:table-row>
        <table:table-row table:style-name="ro1">
          <table:table-cell office:value-type="float" office:value="6.72656">
            <text:p>6.72656</text:p>
          </table:table-cell>
          <table:table-cell office:value-type="float" office:value="0.77644">
            <text:p>0.77644</text:p>
          </table:table-cell>
          <table:table-cell office:value-type="float" office:value="0.660118">
            <text:p>0.660118</text:p>
          </table:table-cell>
          <table:table-cell office:value-type="float" office:value="0.75172">
            <text:p>0.75172</text:p>
          </table:table-cell>
          <table:table-cell/>
          <table:table-cell office:value-type="float" office:value="6.72656">
            <text:p>6.72656</text:p>
          </table:table-cell>
          <table:table-cell office:value-type="float" office:value="0.486307">
            <text:p>0.486307</text:p>
          </table:table-cell>
          <table:table-cell office:value-type="float" office:value="0.354056">
            <text:p>0.354056</text:p>
          </table:table-cell>
          <table:table-cell office:value-type="float" office:value="0.474834">
            <text:p>0.474834</text:p>
          </table:table-cell>
          <table:table-cell/>
          <table:table-cell office:value-type="float" office:value="6.72656">
            <text:p>6.72656</text:p>
          </table:table-cell>
          <table:table-cell office:value-type="float" office:value="0.408386">
            <text:p>0.408386</text:p>
          </table:table-cell>
          <table:table-cell office:value-type="float" office:value="0.383132">
            <text:p>0.383132</text:p>
          </table:table-cell>
          <table:table-cell office:value-type="float" office:value="0.37089">
            <text:p>0.37089</text:p>
          </table:table-cell>
          <table:table-cell/>
          <table:table-cell table:formula="of:=[.K434]" office:value-type="float" office:value="6.72656">
            <text:p>6.72656</text:p>
          </table:table-cell>
          <table:table-cell table:formula="of:=0.5*([.G434]^2+[.L434]^2)" office:value-type="float" office:value="0.2016368116225">
            <text:p>0.2016368116225</text:p>
          </table:table-cell>
          <table:table-cell table:formula="of:=0.5*([.H434]^2+[.M434]^2)" office:value-type="float" office:value="0.13607289028">
            <text:p>0.13607289028</text:p>
          </table:table-cell>
          <table:table-cell table:formula="of:=0.5*([.I434]^2+[.N434]^2)" office:value-type="float" office:value="0.181513359828">
            <text:p>0.181513359828</text:p>
          </table:table-cell>
        </table:table-row>
        <table:table-row table:style-name="ro1">
          <table:table-cell office:value-type="float" office:value="6.74219">
            <text:p>6.74219</text:p>
          </table:table-cell>
          <table:table-cell office:value-type="float" office:value="0.77695">
            <text:p>0.77695</text:p>
          </table:table-cell>
          <table:table-cell office:value-type="float" office:value="0.658475">
            <text:p>0.658475</text:p>
          </table:table-cell>
          <table:table-cell office:value-type="float" office:value="0.751253">
            <text:p>0.751253</text:p>
          </table:table-cell>
          <table:table-cell/>
          <table:table-cell office:value-type="float" office:value="6.74219">
            <text:p>6.74219</text:p>
          </table:table-cell>
          <table:table-cell office:value-type="float" office:value="0.485111">
            <text:p>0.485111</text:p>
          </table:table-cell>
          <table:table-cell office:value-type="float" office:value="0.347983">
            <text:p>0.347983</text:p>
          </table:table-cell>
          <table:table-cell office:value-type="float" office:value="0.471806">
            <text:p>0.471806</text:p>
          </table:table-cell>
          <table:table-cell/>
          <table:table-cell office:value-type="float" office:value="6.74219">
            <text:p>6.74219</text:p>
          </table:table-cell>
          <table:table-cell office:value-type="float" office:value="0.407862">
            <text:p>0.407862</text:p>
          </table:table-cell>
          <table:table-cell office:value-type="float" office:value="0.386597">
            <text:p>0.386597</text:p>
          </table:table-cell>
          <table:table-cell office:value-type="float" office:value="0.373259">
            <text:p>0.373259</text:p>
          </table:table-cell>
          <table:table-cell/>
          <table:table-cell table:formula="of:=[.K435]" office:value-type="float" office:value="6.74219">
            <text:p>6.74219</text:p>
          </table:table-cell>
          <table:table-cell table:formula="of:=0.5*([.G435]^2+[.L435]^2)" office:value-type="float" office:value="0.2008420466825">
            <text:p>0.2008420466825</text:p>
          </table:table-cell>
          <table:table-cell table:formula="of:=0.5*([.H435]^2+[.M435]^2)" office:value-type="float" office:value="0.135274704349">
            <text:p>0.135274704349</text:p>
          </table:table-cell>
          <table:table-cell table:formula="of:=0.5*([.I435]^2+[.N435]^2)" office:value-type="float" office:value="0.1809615913585">
            <text:p>0.1809615913585</text:p>
          </table:table-cell>
        </table:table-row>
        <table:table-row table:style-name="ro1">
          <table:table-cell office:value-type="float" office:value="6.75781">
            <text:p>6.75781</text:p>
          </table:table-cell>
          <table:table-cell office:value-type="float" office:value="0.776197">
            <text:p>0.776197</text:p>
          </table:table-cell>
          <table:table-cell office:value-type="float" office:value="0.661">
            <text:p>0.661</text:p>
          </table:table-cell>
          <table:table-cell office:value-type="float" office:value="0.74903">
            <text:p>0.74903</text:p>
          </table:table-cell>
          <table:table-cell/>
          <table:table-cell office:value-type="float" office:value="6.75781">
            <text:p>6.75781</text:p>
          </table:table-cell>
          <table:table-cell office:value-type="float" office:value="0.484417">
            <text:p>0.484417</text:p>
          </table:table-cell>
          <table:table-cell office:value-type="float" office:value="0.343784">
            <text:p>0.343784</text:p>
          </table:table-cell>
          <table:table-cell office:value-type="float" office:value="0.470994">
            <text:p>0.470994</text:p>
          </table:table-cell>
          <table:table-cell/>
          <table:table-cell office:value-type="float" office:value="6.75781">
            <text:p>6.75781</text:p>
          </table:table-cell>
          <table:table-cell office:value-type="float" office:value="0.409758">
            <text:p>0.409758</text:p>
          </table:table-cell>
          <table:table-cell office:value-type="float" office:value="0.387853">
            <text:p>0.387853</text:p>
          </table:table-cell>
          <table:table-cell office:value-type="float" office:value="0.374367">
            <text:p>0.374367</text:p>
          </table:table-cell>
          <table:table-cell/>
          <table:table-cell table:formula="of:=[.K436]" office:value-type="float" office:value="6.75781">
            <text:p>6.75781</text:p>
          </table:table-cell>
          <table:table-cell table:formula="of:=0.5*([.G436]^2+[.L436]^2)" office:value-type="float" office:value="0.2012807242265">
            <text:p>0.2012807242265</text:p>
          </table:table-cell>
          <table:table-cell table:formula="of:=0.5*([.H436]^2+[.M436]^2)" office:value-type="float" office:value="0.1343086941325">
            <text:p>0.1343086941325</text:p>
          </table:table-cell>
          <table:table-cell table:formula="of:=0.5*([.I436]^2+[.N436]^2)" office:value-type="float" office:value="0.1809929993625">
            <text:p>0.1809929993625</text:p>
          </table:table-cell>
        </table:table-row>
        <table:table-row table:style-name="ro1">
          <table:table-cell office:value-type="float" office:value="6.77344">
            <text:p>6.77344</text:p>
          </table:table-cell>
          <table:table-cell office:value-type="float" office:value="0.775392">
            <text:p>0.775392</text:p>
          </table:table-cell>
          <table:table-cell office:value-type="float" office:value="0.664465">
            <text:p>0.664465</text:p>
          </table:table-cell>
          <table:table-cell office:value-type="float" office:value="0.747642">
            <text:p>0.747642</text:p>
          </table:table-cell>
          <table:table-cell/>
          <table:table-cell office:value-type="float" office:value="6.77344">
            <text:p>6.77344</text:p>
          </table:table-cell>
          <table:table-cell office:value-type="float" office:value="0.484156">
            <text:p>0.484156</text:p>
          </table:table-cell>
          <table:table-cell office:value-type="float" office:value="0.343411">
            <text:p>0.343411</text:p>
          </table:table-cell>
          <table:table-cell office:value-type="float" office:value="0.470528">
            <text:p>0.470528</text:p>
          </table:table-cell>
          <table:table-cell/>
          <table:table-cell office:value-type="float" office:value="6.77344">
            <text:p>6.77344</text:p>
          </table:table-cell>
          <table:table-cell office:value-type="float" office:value="0.408675">
            <text:p>0.408675</text:p>
          </table:table-cell>
          <table:table-cell office:value-type="float" office:value="0.385747">
            <text:p>0.385747</text:p>
          </table:table-cell>
          <table:table-cell office:value-type="float" office:value="0.371774">
            <text:p>0.371774</text:p>
          </table:table-cell>
          <table:table-cell/>
          <table:table-cell table:formula="of:=[.K437]" office:value-type="float" office:value="6.77344">
            <text:p>6.77344</text:p>
          </table:table-cell>
          <table:table-cell table:formula="of:=0.5*([.G437]^2+[.L437]^2)" office:value-type="float" office:value="0.2007111439805">
            <text:p>0.2007111439805</text:p>
          </table:table-cell>
          <table:table-cell table:formula="of:=0.5*([.H437]^2+[.M437]^2)" office:value-type="float" office:value="0.133365931465">
            <text:p>0.133365931465</text:p>
          </table:table-cell>
          <table:table-cell table:formula="of:=0.5*([.I437]^2+[.N437]^2)" office:value-type="float" office:value="0.17980625293">
            <text:p>0.17980625293</text:p>
          </table:table-cell>
        </table:table-row>
        <table:table-row table:style-name="ro1">
          <table:table-cell office:value-type="float" office:value="6.78906">
            <text:p>6.78906</text:p>
          </table:table-cell>
          <table:table-cell office:value-type="float" office:value="0.777107">
            <text:p>0.777107</text:p>
          </table:table-cell>
          <table:table-cell office:value-type="float" office:value="0.664958">
            <text:p>0.664958</text:p>
          </table:table-cell>
          <table:table-cell office:value-type="float" office:value="0.749332">
            <text:p>0.749332</text:p>
          </table:table-cell>
          <table:table-cell/>
          <table:table-cell office:value-type="float" office:value="6.78906">
            <text:p>6.78906</text:p>
          </table:table-cell>
          <table:table-cell office:value-type="float" office:value="0.482715">
            <text:p>0.482715</text:p>
          </table:table-cell>
          <table:table-cell office:value-type="float" office:value="0.342492">
            <text:p>0.342492</text:p>
          </table:table-cell>
          <table:table-cell office:value-type="float" office:value="0.46869">
            <text:p>0.46869</text:p>
          </table:table-cell>
          <table:table-cell/>
          <table:table-cell office:value-type="float" office:value="6.78906">
            <text:p>6.78906</text:p>
          </table:table-cell>
          <table:table-cell office:value-type="float" office:value="0.406636">
            <text:p>0.406636</text:p>
          </table:table-cell>
          <table:table-cell office:value-type="float" office:value="0.386237">
            <text:p>0.386237</text:p>
          </table:table-cell>
          <table:table-cell office:value-type="float" office:value="0.366591">
            <text:p>0.366591</text:p>
          </table:table-cell>
          <table:table-cell/>
          <table:table-cell table:formula="of:=[.K438]" office:value-type="float" office:value="6.78906">
            <text:p>6.78906</text:p>
          </table:table-cell>
          <table:table-cell table:formula="of:=0.5*([.G438]^2+[.L438]^2)" office:value-type="float" office:value="0.1991833038605">
            <text:p>0.1991833038605</text:p>
          </table:table-cell>
          <table:table-cell table:formula="of:=0.5*([.H438]^2+[.M438]^2)" office:value-type="float" office:value="0.1332398951165">
            <text:p>0.1332398951165</text:p>
          </table:table-cell>
          <table:table-cell table:formula="of:=0.5*([.I438]^2+[.N438]^2)" office:value-type="float" office:value="0.1770296386905">
            <text:p>0.1770296386905</text:p>
          </table:table-cell>
        </table:table-row>
        <table:table-row table:style-name="ro1">
          <table:table-cell office:value-type="float" office:value="6.80469">
            <text:p>6.80469</text:p>
          </table:table-cell>
          <table:table-cell office:value-type="float" office:value="0.778875">
            <text:p>0.778875</text:p>
          </table:table-cell>
          <table:table-cell office:value-type="float" office:value="0.66269">
            <text:p>0.66269</text:p>
          </table:table-cell>
          <table:table-cell office:value-type="float" office:value="0.750853">
            <text:p>0.750853</text:p>
          </table:table-cell>
          <table:table-cell/>
          <table:table-cell office:value-type="float" office:value="6.80469">
            <text:p>6.80469</text:p>
          </table:table-cell>
          <table:table-cell office:value-type="float" office:value="0.481581">
            <text:p>0.481581</text:p>
          </table:table-cell>
          <table:table-cell office:value-type="float" office:value="0.341171">
            <text:p>0.341171</text:p>
          </table:table-cell>
          <table:table-cell office:value-type="float" office:value="0.467982">
            <text:p>0.467982</text:p>
          </table:table-cell>
          <table:table-cell/>
          <table:table-cell office:value-type="float" office:value="6.80469">
            <text:p>6.80469</text:p>
          </table:table-cell>
          <table:table-cell office:value-type="float" office:value="0.408026">
            <text:p>0.408026</text:p>
          </table:table-cell>
          <table:table-cell office:value-type="float" office:value="0.386637">
            <text:p>0.386637</text:p>
          </table:table-cell>
          <table:table-cell office:value-type="float" office:value="0.364684">
            <text:p>0.364684</text:p>
          </table:table-cell>
          <table:table-cell/>
          <table:table-cell table:formula="of:=[.K439]" office:value-type="float" office:value="6.80469">
            <text:p>6.80469</text:p>
          </table:table-cell>
          <table:table-cell table:formula="of:=0.5*([.G439]^2+[.L439]^2)" office:value-type="float" office:value="0.1992027381185">
            <text:p>0.1992027381185</text:p>
          </table:table-cell>
          <table:table-cell table:formula="of:=0.5*([.H439]^2+[.M439]^2)" office:value-type="float" office:value="0.132942910505">
            <text:p>0.132942910505</text:p>
          </table:table-cell>
          <table:table-cell table:formula="of:=0.5*([.I439]^2+[.N439]^2)" office:value-type="float" office:value="0.17600078609">
            <text:p>0.17600078609</text:p>
          </table:table-cell>
        </table:table-row>
        <table:table-row table:style-name="ro1">
          <table:table-cell office:value-type="float" office:value="6.82031">
            <text:p>6.82031</text:p>
          </table:table-cell>
          <table:table-cell office:value-type="float" office:value="0.77799">
            <text:p>0.77799</text:p>
          </table:table-cell>
          <table:table-cell office:value-type="float" office:value="0.661395">
            <text:p>0.661395</text:p>
          </table:table-cell>
          <table:table-cell office:value-type="float" office:value="0.751143">
            <text:p>0.751143</text:p>
          </table:table-cell>
          <table:table-cell/>
          <table:table-cell office:value-type="float" office:value="6.82031">
            <text:p>6.82031</text:p>
          </table:table-cell>
          <table:table-cell office:value-type="float" office:value="0.481343">
            <text:p>0.481343</text:p>
          </table:table-cell>
          <table:table-cell office:value-type="float" office:value="0.341722">
            <text:p>0.341722</text:p>
          </table:table-cell>
          <table:table-cell office:value-type="float" office:value="0.46956">
            <text:p>0.46956</text:p>
          </table:table-cell>
          <table:table-cell/>
          <table:table-cell office:value-type="float" office:value="6.82031">
            <text:p>6.82031</text:p>
          </table:table-cell>
          <table:table-cell office:value-type="float" office:value="0.409332">
            <text:p>0.409332</text:p>
          </table:table-cell>
          <table:table-cell office:value-type="float" office:value="0.382993">
            <text:p>0.382993</text:p>
          </table:table-cell>
          <table:table-cell office:value-type="float" office:value="0.363417">
            <text:p>0.363417</text:p>
          </table:table-cell>
          <table:table-cell/>
          <table:table-cell table:formula="of:=[.K440]" office:value-type="float" office:value="6.82031">
            <text:p>6.82031</text:p>
          </table:table-cell>
          <table:table-cell table:formula="of:=0.5*([.G440]^2+[.L440]^2)" office:value-type="float" office:value="0.1996218849365">
            <text:p>0.1996218849365</text:p>
          </table:table-cell>
          <table:table-cell table:formula="of:=0.5*([.H440]^2+[.M440]^2)" office:value-type="float" office:value="0.1317287816665">
            <text:p>0.1317287816665</text:p>
          </table:table-cell>
          <table:table-cell table:formula="of:=0.5*([.I440]^2+[.N440]^2)" office:value-type="float" office:value="0.1762792547445">
            <text:p>0.1762792547445</text:p>
          </table:table-cell>
        </table:table-row>
        <table:table-row table:style-name="ro1">
          <table:table-cell office:value-type="float" office:value="6.83594">
            <text:p>6.83594</text:p>
          </table:table-cell>
          <table:table-cell office:value-type="float" office:value="0.77693">
            <text:p>0.77693</text:p>
          </table:table-cell>
          <table:table-cell office:value-type="float" office:value="0.661952">
            <text:p>0.661952</text:p>
          </table:table-cell>
          <table:table-cell office:value-type="float" office:value="0.75116">
            <text:p>0.75116</text:p>
          </table:table-cell>
          <table:table-cell/>
          <table:table-cell office:value-type="float" office:value="6.83594">
            <text:p>6.83594</text:p>
          </table:table-cell>
          <table:table-cell office:value-type="float" office:value="0.480169">
            <text:p>0.480169</text:p>
          </table:table-cell>
          <table:table-cell office:value-type="float" office:value="0.3423">
            <text:p>0.3423</text:p>
          </table:table-cell>
          <table:table-cell office:value-type="float" office:value="0.470104">
            <text:p>0.470104</text:p>
          </table:table-cell>
          <table:table-cell/>
          <table:table-cell office:value-type="float" office:value="6.83594">
            <text:p>6.83594</text:p>
          </table:table-cell>
          <table:table-cell office:value-type="float" office:value="0.407816">
            <text:p>0.407816</text:p>
          </table:table-cell>
          <table:table-cell office:value-type="float" office:value="0.382158">
            <text:p>0.382158</text:p>
          </table:table-cell>
          <table:table-cell office:value-type="float" office:value="0.364782">
            <text:p>0.364782</text:p>
          </table:table-cell>
          <table:table-cell/>
          <table:table-cell table:formula="of:=[.K441]" office:value-type="float" office:value="6.83594">
            <text:p>6.83594</text:p>
          </table:table-cell>
          <table:table-cell table:formula="of:=0.5*([.G441]^2+[.L441]^2)" office:value-type="float" office:value="0.1984380792085">
            <text:p>0.1984380792085</text:p>
          </table:table-cell>
          <table:table-cell table:formula="of:=0.5*([.H441]^2+[.M441]^2)" office:value-type="float" office:value="0.131607013482">
            <text:p>0.131607013482</text:p>
          </table:table-cell>
          <table:table-cell table:formula="of:=0.5*([.I441]^2+[.N441]^2)" office:value-type="float" office:value="0.17703183917">
            <text:p>0.17703183917</text:p>
          </table:table-cell>
        </table:table-row>
        <table:table-row table:style-name="ro1">
          <table:table-cell office:value-type="float" office:value="6.85156">
            <text:p>6.85156</text:p>
          </table:table-cell>
          <table:table-cell office:value-type="float" office:value="0.777065">
            <text:p>0.777065</text:p>
          </table:table-cell>
          <table:table-cell office:value-type="float" office:value="0.662905">
            <text:p>0.662905</text:p>
          </table:table-cell>
          <table:table-cell office:value-type="float" office:value="0.750775">
            <text:p>0.750775</text:p>
          </table:table-cell>
          <table:table-cell/>
          <table:table-cell office:value-type="float" office:value="6.85156">
            <text:p>6.85156</text:p>
          </table:table-cell>
          <table:table-cell office:value-type="float" office:value="0.479533">
            <text:p>0.479533</text:p>
          </table:table-cell>
          <table:table-cell office:value-type="float" office:value="0.341464">
            <text:p>0.341464</text:p>
          </table:table-cell>
          <table:table-cell office:value-type="float" office:value="0.466321">
            <text:p>0.466321</text:p>
          </table:table-cell>
          <table:table-cell/>
          <table:table-cell office:value-type="float" office:value="6.85156">
            <text:p>6.85156</text:p>
          </table:table-cell>
          <table:table-cell office:value-type="float" office:value="0.406443">
            <text:p>0.406443</text:p>
          </table:table-cell>
          <table:table-cell office:value-type="float" office:value="0.385978">
            <text:p>0.385978</text:p>
          </table:table-cell>
          <table:table-cell office:value-type="float" office:value="0.369726">
            <text:p>0.369726</text:p>
          </table:table-cell>
          <table:table-cell/>
          <table:table-cell table:formula="of:=[.K442]" office:value-type="float" office:value="6.85156">
            <text:p>6.85156</text:p>
          </table:table-cell>
          <table:table-cell table:formula="of:=0.5*([.G442]^2+[.L442]^2)" office:value-type="float" office:value="0.197573905169">
            <text:p>0.197573905169</text:p>
          </table:table-cell>
          <table:table-cell table:formula="of:=0.5*([.H442]^2+[.M442]^2)" office:value-type="float" office:value="0.13278833989">
            <text:p>0.13278833989</text:p>
          </table:table-cell>
          <table:table-cell table:formula="of:=0.5*([.I442]^2+[.N442]^2)" office:value-type="float" office:value="0.1770762950585">
            <text:p>0.1770762950585</text:p>
          </table:table-cell>
        </table:table-row>
        <table:table-row table:style-name="ro1">
          <table:table-cell office:value-type="float" office:value="6.86719">
            <text:p>6.86719</text:p>
          </table:table-cell>
          <table:table-cell office:value-type="float" office:value="0.776572">
            <text:p>0.776572</text:p>
          </table:table-cell>
          <table:table-cell office:value-type="float" office:value="0.663132">
            <text:p>0.663132</text:p>
          </table:table-cell>
          <table:table-cell office:value-type="float" office:value="0.750037">
            <text:p>0.750037</text:p>
          </table:table-cell>
          <table:table-cell/>
          <table:table-cell office:value-type="float" office:value="6.86719">
            <text:p>6.86719</text:p>
          </table:table-cell>
          <table:table-cell office:value-type="float" office:value="0.47831">
            <text:p>0.47831</text:p>
          </table:table-cell>
          <table:table-cell office:value-type="float" office:value="0.341579">
            <text:p>0.341579</text:p>
          </table:table-cell>
          <table:table-cell office:value-type="float" office:value="0.461031">
            <text:p>0.461031</text:p>
          </table:table-cell>
          <table:table-cell/>
          <table:table-cell office:value-type="float" office:value="6.86719">
            <text:p>6.86719</text:p>
          </table:table-cell>
          <table:table-cell office:value-type="float" office:value="0.40766">
            <text:p>0.40766</text:p>
          </table:table-cell>
          <table:table-cell office:value-type="float" office:value="0.385704">
            <text:p>0.385704</text:p>
          </table:table-cell>
          <table:table-cell office:value-type="float" office:value="0.371431">
            <text:p>0.371431</text:p>
          </table:table-cell>
          <table:table-cell/>
          <table:table-cell table:formula="of:=[.K443]" office:value-type="float" office:value="6.86719">
            <text:p>6.86719</text:p>
          </table:table-cell>
          <table:table-cell table:formula="of:=0.5*([.G443]^2+[.L443]^2)" office:value-type="float" office:value="0.19748356585">
            <text:p>0.19748356585</text:p>
          </table:table-cell>
          <table:table-cell table:formula="of:=0.5*([.H443]^2+[.M443]^2)" office:value-type="float" office:value="0.1327218944285">
            <text:p>0.1327218944285</text:p>
          </table:table-cell>
          <table:table-cell table:formula="of:=0.5*([.I443]^2+[.N443]^2)" office:value-type="float" office:value="0.175255285361">
            <text:p>0.175255285361</text:p>
          </table:table-cell>
        </table:table-row>
        <table:table-row table:style-name="ro1">
          <table:table-cell office:value-type="float" office:value="6.88281">
            <text:p>6.88281</text:p>
          </table:table-cell>
          <table:table-cell office:value-type="float" office:value="0.775915">
            <text:p>0.775915</text:p>
          </table:table-cell>
          <table:table-cell office:value-type="float" office:value="0.664333">
            <text:p>0.664333</text:p>
          </table:table-cell>
          <table:table-cell office:value-type="float" office:value="0.750367">
            <text:p>0.750367</text:p>
          </table:table-cell>
          <table:table-cell/>
          <table:table-cell office:value-type="float" office:value="6.88281">
            <text:p>6.88281</text:p>
          </table:table-cell>
          <table:table-cell office:value-type="float" office:value="0.475996">
            <text:p>0.475996</text:p>
          </table:table-cell>
          <table:table-cell office:value-type="float" office:value="0.342355">
            <text:p>0.342355</text:p>
          </table:table-cell>
          <table:table-cell office:value-type="float" office:value="0.457938">
            <text:p>0.457938</text:p>
          </table:table-cell>
          <table:table-cell/>
          <table:table-cell office:value-type="float" office:value="6.88281">
            <text:p>6.88281</text:p>
          </table:table-cell>
          <table:table-cell office:value-type="float" office:value="0.408812">
            <text:p>0.408812</text:p>
          </table:table-cell>
          <table:table-cell office:value-type="float" office:value="0.382762">
            <text:p>0.382762</text:p>
          </table:table-cell>
          <table:table-cell office:value-type="float" office:value="0.368751">
            <text:p>0.368751</text:p>
          </table:table-cell>
          <table:table-cell/>
          <table:table-cell table:formula="of:=[.K444]" office:value-type="float" office:value="6.88281">
            <text:p>6.88281</text:p>
          </table:table-cell>
          <table:table-cell table:formula="of:=0.5*([.G444]^2+[.L444]^2)" office:value-type="float" office:value="0.19684972168">
            <text:p>0.19684972168</text:p>
          </table:table-cell>
          <table:table-cell table:formula="of:=0.5*([.H444]^2+[.M444]^2)" office:value-type="float" office:value="0.1318568473345">
            <text:p>0.1318568473345</text:p>
          </table:table-cell>
          <table:table-cell table:formula="of:=0.5*([.I444]^2+[.N444]^2)" office:value-type="float" office:value="0.1728422559225">
            <text:p>0.1728422559225</text:p>
          </table:table-cell>
        </table:table-row>
        <table:table-row table:style-name="ro1">
          <table:table-cell office:value-type="float" office:value="6.89844">
            <text:p>6.89844</text:p>
          </table:table-cell>
          <table:table-cell office:value-type="float" office:value="0.775832">
            <text:p>0.775832</text:p>
          </table:table-cell>
          <table:table-cell office:value-type="float" office:value="0.667645">
            <text:p>0.667645</text:p>
          </table:table-cell>
          <table:table-cell office:value-type="float" office:value="0.752262">
            <text:p>0.752262</text:p>
          </table:table-cell>
          <table:table-cell/>
          <table:table-cell office:value-type="float" office:value="6.89844">
            <text:p>6.89844</text:p>
          </table:table-cell>
          <table:table-cell office:value-type="float" office:value="0.472311">
            <text:p>0.472311</text:p>
          </table:table-cell>
          <table:table-cell office:value-type="float" office:value="0.33906">
            <text:p>0.33906</text:p>
          </table:table-cell>
          <table:table-cell office:value-type="float" office:value="0.457387">
            <text:p>0.457387</text:p>
          </table:table-cell>
          <table:table-cell/>
          <table:table-cell office:value-type="float" office:value="6.89844">
            <text:p>6.89844</text:p>
          </table:table-cell>
          <table:table-cell office:value-type="float" office:value="0.408229">
            <text:p>0.408229</text:p>
          </table:table-cell>
          <table:table-cell office:value-type="float" office:value="0.384196">
            <text:p>0.384196</text:p>
          </table:table-cell>
          <table:table-cell office:value-type="float" office:value="0.368944">
            <text:p>0.368944</text:p>
          </table:table-cell>
          <table:table-cell/>
          <table:table-cell table:formula="of:=[.K445]" office:value-type="float" office:value="6.89844">
            <text:p>6.89844</text:p>
          </table:table-cell>
          <table:table-cell table:formula="of:=0.5*([.G445]^2+[.L445]^2)" office:value-type="float" office:value="0.194864298581">
            <text:p>0.194864298581</text:p>
          </table:table-cell>
          <table:table-cell table:formula="of:=0.5*([.H445]^2+[.M445]^2)" office:value-type="float" office:value="0.131284125008">
            <text:p>0.131284125008</text:p>
          </table:table-cell>
          <table:table-cell table:formula="of:=0.5*([.I445]^2+[.N445]^2)" office:value-type="float" office:value="0.1726612714525">
            <text:p>0.1726612714525</text:p>
          </table:table-cell>
        </table:table-row>
        <table:table-row table:style-name="ro1">
          <table:table-cell office:value-type="float" office:value="6.91406">
            <text:p>6.91406</text:p>
          </table:table-cell>
          <table:table-cell office:value-type="float" office:value="0.775635">
            <text:p>0.775635</text:p>
          </table:table-cell>
          <table:table-cell office:value-type="float" office:value="0.67036">
            <text:p>0.67036</text:p>
          </table:table-cell>
          <table:table-cell office:value-type="float" office:value="0.75184">
            <text:p>0.75184</text:p>
          </table:table-cell>
          <table:table-cell/>
          <table:table-cell office:value-type="float" office:value="6.91406">
            <text:p>6.91406</text:p>
          </table:table-cell>
          <table:table-cell office:value-type="float" office:value="0.469146">
            <text:p>0.469146</text:p>
          </table:table-cell>
          <table:table-cell office:value-type="float" office:value="0.335638">
            <text:p>0.335638</text:p>
          </table:table-cell>
          <table:table-cell office:value-type="float" office:value="0.455789">
            <text:p>0.455789</text:p>
          </table:table-cell>
          <table:table-cell/>
          <table:table-cell office:value-type="float" office:value="6.91406">
            <text:p>6.91406</text:p>
          </table:table-cell>
          <table:table-cell office:value-type="float" office:value="0.407686">
            <text:p>0.407686</text:p>
          </table:table-cell>
          <table:table-cell office:value-type="float" office:value="0.386824">
            <text:p>0.386824</text:p>
          </table:table-cell>
          <table:table-cell office:value-type="float" office:value="0.374986">
            <text:p>0.374986</text:p>
          </table:table-cell>
          <table:table-cell/>
          <table:table-cell table:formula="of:=[.K446]" office:value-type="float" office:value="6.91406">
            <text:p>6.91406</text:p>
          </table:table-cell>
          <table:table-cell table:formula="of:=0.5*([.G446]^2+[.L446]^2)" office:value-type="float" office:value="0.193152921956">
            <text:p>0.193152921956</text:p>
          </table:table-cell>
          <table:table-cell table:formula="of:=0.5*([.H446]^2+[.M446]^2)" office:value-type="float" office:value="0.13114283701">
            <text:p>0.13114283701</text:p>
          </table:table-cell>
          <table:table-cell table:formula="of:=0.5*([.I446]^2+[.N446]^2)" office:value-type="float" office:value="0.1741790563585">
            <text:p>0.1741790563585</text:p>
          </table:table-cell>
        </table:table-row>
        <table:table-row table:style-name="ro1">
          <table:table-cell office:value-type="float" office:value="6.92969">
            <text:p>6.92969</text:p>
          </table:table-cell>
          <table:table-cell office:value-type="float" office:value="0.774858">
            <text:p>0.774858</text:p>
          </table:table-cell>
          <table:table-cell office:value-type="float" office:value="0.67032">
            <text:p>0.67032</text:p>
          </table:table-cell>
          <table:table-cell office:value-type="float" office:value="0.749043">
            <text:p>0.749043</text:p>
          </table:table-cell>
          <table:table-cell/>
          <table:table-cell office:value-type="float" office:value="6.92969">
            <text:p>6.92969</text:p>
          </table:table-cell>
          <table:table-cell office:value-type="float" office:value="0.466475">
            <text:p>0.466475</text:p>
          </table:table-cell>
          <table:table-cell office:value-type="float" office:value="0.334902">
            <text:p>0.334902</text:p>
          </table:table-cell>
          <table:table-cell office:value-type="float" office:value="0.453495">
            <text:p>0.453495</text:p>
          </table:table-cell>
          <table:table-cell/>
          <table:table-cell office:value-type="float" office:value="6.92969">
            <text:p>6.92969</text:p>
          </table:table-cell>
          <table:table-cell office:value-type="float" office:value="0.407195">
            <text:p>0.407195</text:p>
          </table:table-cell>
          <table:table-cell office:value-type="float" office:value="0.384278">
            <text:p>0.384278</text:p>
          </table:table-cell>
          <table:table-cell office:value-type="float" office:value="0.376922">
            <text:p>0.376922</text:p>
          </table:table-cell>
          <table:table-cell/>
          <table:table-cell table:formula="of:=[.K447]" office:value-type="float" office:value="6.92969">
            <text:p>6.92969</text:p>
          </table:table-cell>
          <table:table-cell table:formula="of:=0.5*([.G447]^2+[.L447]^2)" office:value-type="float" office:value="0.191703346825">
            <text:p>0.191703346825</text:p>
          </table:table-cell>
          <table:table-cell table:formula="of:=0.5*([.H447]^2+[.M447]^2)" office:value-type="float" office:value="0.129914465444">
            <text:p>0.129914465444</text:p>
          </table:table-cell>
          <table:table-cell table:formula="of:=0.5*([.I447]^2+[.N447]^2)" office:value-type="float" office:value="0.1738639545545">
            <text:p>0.1738639545545</text:p>
          </table:table-cell>
        </table:table-row>
        <table:table-row table:style-name="ro1">
          <table:table-cell office:value-type="float" office:value="6.94531">
            <text:p>6.94531</text:p>
          </table:table-cell>
          <table:table-cell office:value-type="float" office:value="0.774345">
            <text:p>0.774345</text:p>
          </table:table-cell>
          <table:table-cell office:value-type="float" office:value="0.669518">
            <text:p>0.669518</text:p>
          </table:table-cell>
          <table:table-cell office:value-type="float" office:value="0.74953">
            <text:p>0.74953</text:p>
          </table:table-cell>
          <table:table-cell/>
          <table:table-cell office:value-type="float" office:value="6.94531">
            <text:p>6.94531</text:p>
          </table:table-cell>
          <table:table-cell office:value-type="float" office:value="0.464426">
            <text:p>0.464426</text:p>
          </table:table-cell>
          <table:table-cell office:value-type="float" office:value="0.332192">
            <text:p>0.332192</text:p>
          </table:table-cell>
          <table:table-cell office:value-type="float" office:value="0.453251">
            <text:p>0.453251</text:p>
          </table:table-cell>
          <table:table-cell/>
          <table:table-cell office:value-type="float" office:value="6.94531">
            <text:p>6.94531</text:p>
          </table:table-cell>
          <table:table-cell office:value-type="float" office:value="0.407963">
            <text:p>0.407963</text:p>
          </table:table-cell>
          <table:table-cell office:value-type="float" office:value="0.383093">
            <text:p>0.383093</text:p>
          </table:table-cell>
          <table:table-cell office:value-type="float" office:value="0.37269">
            <text:p>0.37269</text:p>
          </table:table-cell>
          <table:table-cell/>
          <table:table-cell table:formula="of:=[.K448]" office:value-type="float" office:value="6.94531">
            <text:p>6.94531</text:p>
          </table:table-cell>
          <table:table-cell table:formula="of:=0.5*([.G448]^2+[.L448]^2)" office:value-type="float" office:value="0.1910626594225">
            <text:p>0.1910626594225</text:p>
          </table:table-cell>
          <table:table-cell table:formula="of:=0.5*([.H448]^2+[.M448]^2)" office:value-type="float" office:value="0.1285558857565">
            <text:p>0.1285558857565</text:p>
          </table:table-cell>
          <table:table-cell table:formula="of:=0.5*([.I448]^2+[.N448]^2)" office:value-type="float" office:value="0.1721671525505">
            <text:p>0.1721671525505</text:p>
          </table:table-cell>
        </table:table-row>
        <table:table-row table:style-name="ro1">
          <table:table-cell office:value-type="float" office:value="6.96094">
            <text:p>6.96094</text:p>
          </table:table-cell>
          <table:table-cell office:value-type="float" office:value="0.774865">
            <text:p>0.774865</text:p>
          </table:table-cell>
          <table:table-cell office:value-type="float" office:value="0.669632">
            <text:p>0.669632</text:p>
          </table:table-cell>
          <table:table-cell office:value-type="float" office:value="0.75141">
            <text:p>0.75141</text:p>
          </table:table-cell>
          <table:table-cell/>
          <table:table-cell office:value-type="float" office:value="6.96094">
            <text:p>6.96094</text:p>
          </table:table-cell>
          <table:table-cell office:value-type="float" office:value="0.462206">
            <text:p>0.462206</text:p>
          </table:table-cell>
          <table:table-cell office:value-type="float" office:value="0.329198">
            <text:p>0.329198</text:p>
          </table:table-cell>
          <table:table-cell office:value-type="float" office:value="0.45356">
            <text:p>0.45356</text:p>
          </table:table-cell>
          <table:table-cell/>
          <table:table-cell office:value-type="float" office:value="6.96094">
            <text:p>6.96094</text:p>
          </table:table-cell>
          <table:table-cell office:value-type="float" office:value="0.408944">
            <text:p>0.408944</text:p>
          </table:table-cell>
          <table:table-cell office:value-type="float" office:value="0.384875">
            <text:p>0.384875</text:p>
          </table:table-cell>
          <table:table-cell office:value-type="float" office:value="0.370827">
            <text:p>0.370827</text:p>
          </table:table-cell>
          <table:table-cell/>
          <table:table-cell table:formula="of:=[.K449]" office:value-type="float" office:value="6.96094">
            <text:p>6.96094</text:p>
          </table:table-cell>
          <table:table-cell table:formula="of:=0.5*([.G449]^2+[.L449]^2)" office:value-type="float" office:value="0.190434790786">
            <text:p>0.190434790786</text:p>
          </table:table-cell>
          <table:table-cell table:formula="of:=0.5*([.H449]^2+[.M449]^2)" office:value-type="float" office:value="0.1282500444145">
            <text:p>0.1282500444145</text:p>
          </table:table-cell>
          <table:table-cell table:formula="of:=0.5*([.I449]^2+[.N449]^2)" office:value-type="float" office:value="0.1716146687645">
            <text:p>0.1716146687645</text:p>
          </table:table-cell>
        </table:table-row>
        <table:table-row table:style-name="ro1">
          <table:table-cell office:value-type="float" office:value="6.97656">
            <text:p>6.97656</text:p>
          </table:table-cell>
          <table:table-cell office:value-type="float" office:value="0.77544">
            <text:p>0.77544</text:p>
          </table:table-cell>
          <table:table-cell office:value-type="float" office:value="0.670695">
            <text:p>0.670695</text:p>
          </table:table-cell>
          <table:table-cell office:value-type="float" office:value="0.748563">
            <text:p>0.748563</text:p>
          </table:table-cell>
          <table:table-cell/>
          <table:table-cell office:value-type="float" office:value="6.97656">
            <text:p>6.97656</text:p>
          </table:table-cell>
          <table:table-cell office:value-type="float" office:value="0.46047">
            <text:p>0.46047</text:p>
          </table:table-cell>
          <table:table-cell office:value-type="float" office:value="0.328753">
            <text:p>0.328753</text:p>
          </table:table-cell>
          <table:table-cell office:value-type="float" office:value="0.450978">
            <text:p>0.450978</text:p>
          </table:table-cell>
          <table:table-cell/>
          <table:table-cell office:value-type="float" office:value="6.97656">
            <text:p>6.97656</text:p>
          </table:table-cell>
          <table:table-cell office:value-type="float" office:value="0.407751">
            <text:p>0.407751</text:p>
          </table:table-cell>
          <table:table-cell office:value-type="float" office:value="0.385725">
            <text:p>0.385725</text:p>
          </table:table-cell>
          <table:table-cell office:value-type="float" office:value="0.373463">
            <text:p>0.373463</text:p>
          </table:table-cell>
          <table:table-cell/>
          <table:table-cell table:formula="of:=[.K450]" office:value-type="float" office:value="6.97656">
            <text:p>6.97656</text:p>
          </table:table-cell>
          <table:table-cell table:formula="of:=0.5*([.G450]^2+[.L450]^2)" office:value-type="float" office:value="0.1891467494505">
            <text:p>0.1891467494505</text:p>
          </table:table-cell>
          <table:table-cell table:formula="of:=0.5*([.H450]^2+[.M450]^2)" office:value-type="float" office:value="0.128431155317">
            <text:p>0.128431155317</text:p>
          </table:table-cell>
          <table:table-cell table:formula="of:=0.5*([.I450]^2+[.N450]^2)" office:value-type="float" office:value="0.1714278844265">
            <text:p>0.1714278844265</text:p>
          </table:table-cell>
        </table:table-row>
        <table:table-row table:style-name="ro1">
          <table:table-cell office:value-type="float" office:value="6.99219">
            <text:p>6.99219</text:p>
          </table:table-cell>
          <table:table-cell office:value-type="float" office:value="0.77405">
            <text:p>0.77405</text:p>
          </table:table-cell>
          <table:table-cell office:value-type="float" office:value="0.671542">
            <text:p>0.671542</text:p>
          </table:table-cell>
          <table:table-cell office:value-type="float" office:value="0.74315">
            <text:p>0.74315</text:p>
          </table:table-cell>
          <table:table-cell/>
          <table:table-cell office:value-type="float" office:value="6.99219">
            <text:p>6.99219</text:p>
          </table:table-cell>
          <table:table-cell office:value-type="float" office:value="0.458369">
            <text:p>0.458369</text:p>
          </table:table-cell>
          <table:table-cell office:value-type="float" office:value="0.329503">
            <text:p>0.329503</text:p>
          </table:table-cell>
          <table:table-cell office:value-type="float" office:value="0.446907">
            <text:p>0.446907</text:p>
          </table:table-cell>
          <table:table-cell/>
          <table:table-cell office:value-type="float" office:value="6.99219">
            <text:p>6.99219</text:p>
          </table:table-cell>
          <table:table-cell office:value-type="float" office:value="0.406262">
            <text:p>0.406262</text:p>
          </table:table-cell>
          <table:table-cell office:value-type="float" office:value="0.384742">
            <text:p>0.384742</text:p>
          </table:table-cell>
          <table:table-cell office:value-type="float" office:value="0.37589">
            <text:p>0.37589</text:p>
          </table:table-cell>
          <table:table-cell/>
          <table:table-cell table:formula="of:=[.K451]" office:value-type="float" office:value="6.99219">
            <text:p>6.99219</text:p>
          </table:table-cell>
          <table:table-cell table:formula="of:=0.5*([.G451]^2+[.L451]^2)" office:value-type="float" office:value="0.1875754764025">
            <text:p>0.1875754764025</text:p>
          </table:table-cell>
          <table:table-cell table:formula="of:=0.5*([.H451]^2+[.M451]^2)" office:value-type="float" office:value="0.1282993167865">
            <text:p>0.1282993167865</text:p>
          </table:table-cell>
          <table:table-cell table:formula="of:=0.5*([.I451]^2+[.N451]^2)" office:value-type="float" office:value="0.1705095793745">
            <text:p>0.1705095793745</text:p>
          </table:table-cell>
        </table:table-row>
        <table:table-row table:style-name="ro1">
          <table:table-cell office:value-type="float" office:value="7.00781">
            <text:p>7.00781</text:p>
          </table:table-cell>
          <table:table-cell office:value-type="float" office:value="0.77213">
            <text:p>0.77213</text:p>
          </table:table-cell>
          <table:table-cell office:value-type="float" office:value="0.672085">
            <text:p>0.672085</text:p>
          </table:table-cell>
          <table:table-cell office:value-type="float" office:value="0.74147">
            <text:p>0.74147</text:p>
          </table:table-cell>
          <table:table-cell/>
          <table:table-cell office:value-type="float" office:value="7.00781">
            <text:p>7.00781</text:p>
          </table:table-cell>
          <table:table-cell office:value-type="float" office:value="0.455249">
            <text:p>0.455249</text:p>
          </table:table-cell>
          <table:table-cell office:value-type="float" office:value="0.327949">
            <text:p>0.327949</text:p>
          </table:table-cell>
          <table:table-cell office:value-type="float" office:value="0.4431">
            <text:p>0.4431</text:p>
          </table:table-cell>
          <table:table-cell/>
          <table:table-cell office:value-type="float" office:value="7.00781">
            <text:p>7.00781</text:p>
          </table:table-cell>
          <table:table-cell office:value-type="float" office:value="0.407569">
            <text:p>0.407569</text:p>
          </table:table-cell>
          <table:table-cell office:value-type="float" office:value="0.381699">
            <text:p>0.381699</text:p>
          </table:table-cell>
          <table:table-cell office:value-type="float" office:value="0.374913">
            <text:p>0.374913</text:p>
          </table:table-cell>
          <table:table-cell/>
          <table:table-cell table:formula="of:=[.K452]" office:value-type="float" office:value="7.00781">
            <text:p>7.00781</text:p>
          </table:table-cell>
          <table:table-cell table:formula="of:=0.5*([.G452]^2+[.L452]^2)" office:value-type="float" office:value="0.186682070881">
            <text:p>0.186682070881</text:p>
          </table:table-cell>
          <table:table-cell table:formula="of:=0.5*([.H452]^2+[.M452]^2)" office:value-type="float" office:value="0.126622336601">
            <text:p>0.126622336601</text:p>
          </table:table-cell>
          <table:table-cell table:formula="of:=0.5*([.I452]^2+[.N452]^2)" office:value-type="float" office:value="0.1684486837845">
            <text:p>0.1684486837845</text:p>
          </table:table-cell>
        </table:table-row>
        <table:table-row table:style-name="ro1">
          <table:table-cell office:value-type="float" office:value="7.02344">
            <text:p>7.02344</text:p>
          </table:table-cell>
          <table:table-cell office:value-type="float" office:value="0.770995">
            <text:p>0.770995</text:p>
          </table:table-cell>
          <table:table-cell office:value-type="float" office:value="0.671745">
            <text:p>0.671745</text:p>
          </table:table-cell>
          <table:table-cell office:value-type="float" office:value="0.744137">
            <text:p>0.744137</text:p>
          </table:table-cell>
          <table:table-cell/>
          <table:table-cell office:value-type="float" office:value="7.02344">
            <text:p>7.02344</text:p>
          </table:table-cell>
          <table:table-cell office:value-type="float" office:value="0.45161">
            <text:p>0.45161</text:p>
          </table:table-cell>
          <table:table-cell office:value-type="float" office:value="0.324448">
            <text:p>0.324448</text:p>
          </table:table-cell>
          <table:table-cell office:value-type="float" office:value="0.442112">
            <text:p>0.442112</text:p>
          </table:table-cell>
          <table:table-cell/>
          <table:table-cell office:value-type="float" office:value="7.02344">
            <text:p>7.02344</text:p>
          </table:table-cell>
          <table:table-cell office:value-type="float" office:value="0.408268">
            <text:p>0.408268</text:p>
          </table:table-cell>
          <table:table-cell office:value-type="float" office:value="0.381319">
            <text:p>0.381319</text:p>
          </table:table-cell>
          <table:table-cell office:value-type="float" office:value="0.373778">
            <text:p>0.373778</text:p>
          </table:table-cell>
          <table:table-cell/>
          <table:table-cell table:formula="of:=[.K453]" office:value-type="float" office:value="7.02344">
            <text:p>7.02344</text:p>
          </table:table-cell>
          <table:table-cell table:formula="of:=0.5*([.G453]^2+[.L453]^2)" office:value-type="float" office:value="0.185317175962">
            <text:p>0.185317175962</text:p>
          </table:table-cell>
          <table:table-cell table:formula="of:=0.5*([.H453]^2+[.M453]^2)" office:value-type="float" office:value="0.1253353422325">
            <text:p>0.1253353422325</text:p>
          </table:table-cell>
          <table:table-cell table:formula="of:=0.5*([.I453]^2+[.N453]^2)" office:value-type="float" office:value="0.167586506914">
            <text:p>0.167586506914</text:p>
          </table:table-cell>
        </table:table-row>
        <table:table-row table:style-name="ro1">
          <table:table-cell office:value-type="float" office:value="7.03906">
            <text:p>7.03906</text:p>
          </table:table-cell>
          <table:table-cell office:value-type="float" office:value="0.769545">
            <text:p>0.769545</text:p>
          </table:table-cell>
          <table:table-cell office:value-type="float" office:value="0.672098">
            <text:p>0.672098</text:p>
          </table:table-cell>
          <table:table-cell office:value-type="float" office:value="0.748175">
            <text:p>0.748175</text:p>
          </table:table-cell>
          <table:table-cell/>
          <table:table-cell office:value-type="float" office:value="7.03906">
            <text:p>7.03906</text:p>
          </table:table-cell>
          <table:table-cell office:value-type="float" office:value="0.449883">
            <text:p>0.449883</text:p>
          </table:table-cell>
          <table:table-cell office:value-type="float" office:value="0.32243">
            <text:p>0.32243</text:p>
          </table:table-cell>
          <table:table-cell office:value-type="float" office:value="0.442613">
            <text:p>0.442613</text:p>
          </table:table-cell>
          <table:table-cell/>
          <table:table-cell office:value-type="float" office:value="7.03906">
            <text:p>7.03906</text:p>
          </table:table-cell>
          <table:table-cell office:value-type="float" office:value="0.40606">
            <text:p>0.40606</text:p>
          </table:table-cell>
          <table:table-cell office:value-type="float" office:value="0.383772">
            <text:p>0.383772</text:p>
          </table:table-cell>
          <table:table-cell office:value-type="float" office:value="0.374041">
            <text:p>0.374041</text:p>
          </table:table-cell>
          <table:table-cell/>
          <table:table-cell table:formula="of:=[.K454]" office:value-type="float" office:value="7.03906">
            <text:p>7.03906</text:p>
          </table:table-cell>
          <table:table-cell table:formula="of:=0.5*([.G454]^2+[.L454]^2)" office:value-type="float" office:value="0.1836397186445">
            <text:p>0.1836397186445</text:p>
          </table:table-cell>
          <table:table-cell table:formula="of:=0.5*([.H454]^2+[.M454]^2)" office:value-type="float" office:value="0.125621026442">
            <text:p>0.125621026442</text:p>
          </table:table-cell>
          <table:table-cell table:formula="of:=0.5*([.I454]^2+[.N454]^2)" office:value-type="float" office:value="0.167906468725">
            <text:p>0.167906468725</text:p>
          </table:table-cell>
        </table:table-row>
        <table:table-row table:style-name="ro1">
          <table:table-cell office:value-type="float" office:value="7.05469">
            <text:p>7.05469</text:p>
          </table:table-cell>
          <table:table-cell office:value-type="float" office:value="0.767398">
            <text:p>0.767398</text:p>
          </table:table-cell>
          <table:table-cell office:value-type="float" office:value="0.675147">
            <text:p>0.675147</text:p>
          </table:table-cell>
          <table:table-cell office:value-type="float" office:value="0.74997">
            <text:p>0.74997</text:p>
          </table:table-cell>
          <table:table-cell/>
          <table:table-cell office:value-type="float" office:value="7.05469">
            <text:p>7.05469</text:p>
          </table:table-cell>
          <table:table-cell office:value-type="float" office:value="0.448088">
            <text:p>0.448088</text:p>
          </table:table-cell>
          <table:table-cell office:value-type="float" office:value="0.322449">
            <text:p>0.322449</text:p>
          </table:table-cell>
          <table:table-cell office:value-type="float" office:value="0.440866">
            <text:p>0.440866</text:p>
          </table:table-cell>
          <table:table-cell/>
          <table:table-cell office:value-type="float" office:value="7.05469">
            <text:p>7.05469</text:p>
          </table:table-cell>
          <table:table-cell office:value-type="float" office:value="0.404211">
            <text:p>0.404211</text:p>
          </table:table-cell>
          <table:table-cell office:value-type="float" office:value="0.382717">
            <text:p>0.382717</text:p>
          </table:table-cell>
          <table:table-cell office:value-type="float" office:value="0.372961">
            <text:p>0.372961</text:p>
          </table:table-cell>
          <table:table-cell/>
          <table:table-cell table:formula="of:=[.K455]" office:value-type="float" office:value="7.05469">
            <text:p>7.05469</text:p>
          </table:table-cell>
          <table:table-cell table:formula="of:=0.5*([.G455]^2+[.L455]^2)" office:value-type="float" office:value="0.1820846941325">
            <text:p>0.1820846941325</text:p>
          </table:table-cell>
          <table:table-cell table:formula="of:=0.5*([.H455]^2+[.M455]^2)" office:value-type="float" office:value="0.125222829845">
            <text:p>0.125222829845</text:p>
          </table:table-cell>
          <table:table-cell table:formula="of:=0.5*([.I455]^2+[.N455]^2)" office:value-type="float" office:value="0.1667313687385">
            <text:p>0.1667313687385</text:p>
          </table:table-cell>
        </table:table-row>
        <table:table-row table:style-name="ro1">
          <table:table-cell office:value-type="float" office:value="7.07031">
            <text:p>7.07031</text:p>
          </table:table-cell>
          <table:table-cell office:value-type="float" office:value="0.766548">
            <text:p>0.766548</text:p>
          </table:table-cell>
          <table:table-cell office:value-type="float" office:value="0.67853">
            <text:p>0.67853</text:p>
          </table:table-cell>
          <table:table-cell office:value-type="float" office:value="0.749775">
            <text:p>0.749775</text:p>
          </table:table-cell>
          <table:table-cell/>
          <table:table-cell office:value-type="float" office:value="7.07031">
            <text:p>7.07031</text:p>
          </table:table-cell>
          <table:table-cell office:value-type="float" office:value="0.446278">
            <text:p>0.446278</text:p>
          </table:table-cell>
          <table:table-cell office:value-type="float" office:value="0.325461">
            <text:p>0.325461</text:p>
          </table:table-cell>
          <table:table-cell office:value-type="float" office:value="0.43641">
            <text:p>0.43641</text:p>
          </table:table-cell>
          <table:table-cell/>
          <table:table-cell office:value-type="float" office:value="7.07031">
            <text:p>7.07031</text:p>
          </table:table-cell>
          <table:table-cell office:value-type="float" office:value="0.404678">
            <text:p>0.404678</text:p>
          </table:table-cell>
          <table:table-cell office:value-type="float" office:value="0.379897">
            <text:p>0.379897</text:p>
          </table:table-cell>
          <table:table-cell office:value-type="float" office:value="0.371875">
            <text:p>0.371875</text:p>
          </table:table-cell>
          <table:table-cell/>
          <table:table-cell table:formula="of:=[.K456]" office:value-type="float" office:value="7.07031">
            <text:p>7.07031</text:p>
          </table:table-cell>
          <table:table-cell table:formula="of:=0.5*([.G456]^2+[.L456]^2)" office:value-type="float" office:value="0.181464168484">
            <text:p>0.181464168484</text:p>
          </table:table-cell>
          <table:table-cell table:formula="of:=0.5*([.H456]^2+[.M456]^2)" office:value-type="float" office:value="0.125123296565">
            <text:p>0.125123296565</text:p>
          </table:table-cell>
          <table:table-cell table:formula="of:=0.5*([.I456]^2+[.N456]^2)" office:value-type="float" office:value="0.1643723518625">
            <text:p>0.1643723518625</text:p>
          </table:table-cell>
        </table:table-row>
        <table:table-row table:style-name="ro1">
          <table:table-cell office:value-type="float" office:value="7.08594">
            <text:p>7.08594</text:p>
          </table:table-cell>
          <table:table-cell office:value-type="float" office:value="0.76699">
            <text:p>0.76699</text:p>
          </table:table-cell>
          <table:table-cell office:value-type="float" office:value="0.67832">
            <text:p>0.67832</text:p>
          </table:table-cell>
          <table:table-cell office:value-type="float" office:value="0.748587">
            <text:p>0.748587</text:p>
          </table:table-cell>
          <table:table-cell/>
          <table:table-cell office:value-type="float" office:value="7.08594">
            <text:p>7.08594</text:p>
          </table:table-cell>
          <table:table-cell office:value-type="float" office:value="0.4444">
            <text:p>0.4444</text:p>
          </table:table-cell>
          <table:table-cell office:value-type="float" office:value="0.32777">
            <text:p>0.32777</text:p>
          </table:table-cell>
          <table:table-cell office:value-type="float" office:value="0.432483">
            <text:p>0.432483</text:p>
          </table:table-cell>
          <table:table-cell/>
          <table:table-cell office:value-type="float" office:value="7.08594">
            <text:p>7.08594</text:p>
          </table:table-cell>
          <table:table-cell office:value-type="float" office:value="0.404856">
            <text:p>0.404856</text:p>
          </table:table-cell>
          <table:table-cell office:value-type="float" office:value="0.376746">
            <text:p>0.376746</text:p>
          </table:table-cell>
          <table:table-cell office:value-type="float" office:value="0.374927">
            <text:p>0.374927</text:p>
          </table:table-cell>
          <table:table-cell/>
          <table:table-cell table:formula="of:=[.K457]" office:value-type="float" office:value="7.08594">
            <text:p>7.08594</text:p>
          </table:table-cell>
          <table:table-cell table:formula="of:=0.5*([.G457]^2+[.L457]^2)" office:value-type="float" office:value="0.180699870368">
            <text:p>0.180699870368</text:p>
          </table:table-cell>
          <table:table-cell table:formula="of:=0.5*([.H457]^2+[.M457]^2)" office:value-type="float" office:value="0.124685360708">
            <text:p>0.124685360708</text:p>
          </table:table-cell>
          <table:table-cell table:formula="of:=0.5*([.I457]^2+[.N457]^2)" office:value-type="float" office:value="0.163805900309">
            <text:p>0.163805900309</text:p>
          </table:table-cell>
        </table:table-row>
        <table:table-row table:style-name="ro1">
          <table:table-cell office:value-type="float" office:value="7.10156">
            <text:p>7.10156</text:p>
          </table:table-cell>
          <table:table-cell office:value-type="float" office:value="0.767977">
            <text:p>0.767977</text:p>
          </table:table-cell>
          <table:table-cell office:value-type="float" office:value="0.675805">
            <text:p>0.675805</text:p>
          </table:table-cell>
          <table:table-cell office:value-type="float" office:value="0.745985">
            <text:p>0.745985</text:p>
          </table:table-cell>
          <table:table-cell/>
          <table:table-cell office:value-type="float" office:value="7.10156">
            <text:p>7.10156</text:p>
          </table:table-cell>
          <table:table-cell office:value-type="float" office:value="0.442003">
            <text:p>0.442003</text:p>
          </table:table-cell>
          <table:table-cell office:value-type="float" office:value="0.323558">
            <text:p>0.323558</text:p>
          </table:table-cell>
          <table:table-cell office:value-type="float" office:value="0.430412">
            <text:p>0.430412</text:p>
          </table:table-cell>
          <table:table-cell/>
          <table:table-cell office:value-type="float" office:value="7.10156">
            <text:p>7.10156</text:p>
          </table:table-cell>
          <table:table-cell office:value-type="float" office:value="0.402621">
            <text:p>0.402621</text:p>
          </table:table-cell>
          <table:table-cell office:value-type="float" office:value="0.376293">
            <text:p>0.376293</text:p>
          </table:table-cell>
          <table:table-cell office:value-type="float" office:value="0.376167">
            <text:p>0.376167</text:p>
          </table:table-cell>
          <table:table-cell/>
          <table:table-cell table:formula="of:=[.K458]" office:value-type="float" office:value="7.10156">
            <text:p>7.10156</text:p>
          </table:table-cell>
          <table:table-cell table:formula="of:=0.5*([.G458]^2+[.L458]^2)" office:value-type="float" office:value="0.178735160825">
            <text:p>0.178735160825</text:p>
          </table:table-cell>
          <table:table-cell table:formula="of:=0.5*([.H458]^2+[.M458]^2)" office:value-type="float" office:value="0.1231431006065">
            <text:p>0.1231431006065</text:p>
          </table:table-cell>
          <table:table-cell table:formula="of:=0.5*([.I458]^2+[.N458]^2)" office:value-type="float" office:value="0.1633780508165">
            <text:p>0.1633780508165</text:p>
          </table:table-cell>
        </table:table-row>
        <table:table-row table:style-name="ro1">
          <table:table-cell office:value-type="float" office:value="7.11719">
            <text:p>7.11719</text:p>
          </table:table-cell>
          <table:table-cell office:value-type="float" office:value="0.768322">
            <text:p>0.768322</text:p>
          </table:table-cell>
          <table:table-cell office:value-type="float" office:value="0.675215">
            <text:p>0.675215</text:p>
          </table:table-cell>
          <table:table-cell office:value-type="float" office:value="0.744258">
            <text:p>0.744258</text:p>
          </table:table-cell>
          <table:table-cell/>
          <table:table-cell office:value-type="float" office:value="7.11719">
            <text:p>7.11719</text:p>
          </table:table-cell>
          <table:table-cell office:value-type="float" office:value="0.439222">
            <text:p>0.439222</text:p>
          </table:table-cell>
          <table:table-cell office:value-type="float" office:value="0.320947">
            <text:p>0.320947</text:p>
          </table:table-cell>
          <table:table-cell office:value-type="float" office:value="0.43259">
            <text:p>0.43259</text:p>
          </table:table-cell>
          <table:table-cell/>
          <table:table-cell office:value-type="float" office:value="7.11719">
            <text:p>7.11719</text:p>
          </table:table-cell>
          <table:table-cell office:value-type="float" office:value="0.401231">
            <text:p>0.401231</text:p>
          </table:table-cell>
          <table:table-cell office:value-type="float" office:value="0.380468">
            <text:p>0.380468</text:p>
          </table:table-cell>
          <table:table-cell office:value-type="float" office:value="0.375097">
            <text:p>0.375097</text:p>
          </table:table-cell>
          <table:table-cell/>
          <table:table-cell table:formula="of:=[.K459]" office:value-type="float" office:value="7.11719">
            <text:p>7.11719</text:p>
          </table:table-cell>
          <table:table-cell table:formula="of:=0.5*([.G459]^2+[.L459]^2)" office:value-type="float" office:value="0.1769511403225">
            <text:p>0.1769511403225</text:p>
          </table:table-cell>
          <table:table-cell table:formula="of:=0.5*([.H459]^2+[.M459]^2)" office:value-type="float" office:value="0.1238814379165">
            <text:p>0.1238814379165</text:p>
          </table:table-cell>
          <table:table-cell table:formula="of:=0.5*([.I459]^2+[.N459]^2)" office:value-type="float" office:value="0.1639159337545">
            <text:p>0.1639159337545</text:p>
          </table:table-cell>
        </table:table-row>
        <table:table-row table:style-name="ro1">
          <table:table-cell office:value-type="float" office:value="7.13281">
            <text:p>7.13281</text:p>
          </table:table-cell>
          <table:table-cell office:value-type="float" office:value="0.76767">
            <text:p>0.76767</text:p>
          </table:table-cell>
          <table:table-cell office:value-type="float" office:value="0.677062">
            <text:p>0.677062</text:p>
          </table:table-cell>
          <table:table-cell office:value-type="float" office:value="0.74433">
            <text:p>0.74433</text:p>
          </table:table-cell>
          <table:table-cell/>
          <table:table-cell office:value-type="float" office:value="7.13281">
            <text:p>7.13281</text:p>
          </table:table-cell>
          <table:table-cell office:value-type="float" office:value="0.436654">
            <text:p>0.436654</text:p>
          </table:table-cell>
          <table:table-cell office:value-type="float" office:value="0.320266">
            <text:p>0.320266</text:p>
          </table:table-cell>
          <table:table-cell office:value-type="float" office:value="0.433809">
            <text:p>0.433809</text:p>
          </table:table-cell>
          <table:table-cell/>
          <table:table-cell office:value-type="float" office:value="7.13281">
            <text:p>7.13281</text:p>
          </table:table-cell>
          <table:table-cell office:value-type="float" office:value="0.401937">
            <text:p>0.401937</text:p>
          </table:table-cell>
          <table:table-cell office:value-type="float" office:value="0.38239">
            <text:p>0.38239</text:p>
          </table:table-cell>
          <table:table-cell office:value-type="float" office:value="0.374476">
            <text:p>0.374476</text:p>
          </table:table-cell>
          <table:table-cell/>
          <table:table-cell table:formula="of:=[.K460]" office:value-type="float" office:value="7.13281">
            <text:p>7.13281</text:p>
          </table:table-cell>
          <table:table-cell table:formula="of:=0.5*([.G460]^2+[.L460]^2)" office:value-type="float" office:value="0.1761100338425">
            <text:p>0.1761100338425</text:p>
          </table:table-cell>
          <table:table-cell table:formula="of:=0.5*([.H460]^2+[.M460]^2)" office:value-type="float" office:value="0.124396211428">
            <text:p>0.124396211428</text:p>
          </table:table-cell>
          <table:table-cell table:formula="of:=0.5*([.I460]^2+[.N460]^2)" office:value-type="float" office:value="0.1642112615285">
            <text:p>0.1642112615285</text:p>
          </table:table-cell>
        </table:table-row>
        <table:table-row table:style-name="ro1">
          <table:table-cell office:value-type="float" office:value="7.14844">
            <text:p>7.14844</text:p>
          </table:table-cell>
          <table:table-cell office:value-type="float" office:value="0.765845">
            <text:p>0.765845</text:p>
          </table:table-cell>
          <table:table-cell office:value-type="float" office:value="0.678352">
            <text:p>0.678352</text:p>
          </table:table-cell>
          <table:table-cell office:value-type="float" office:value="0.743627">
            <text:p>0.743627</text:p>
          </table:table-cell>
          <table:table-cell/>
          <table:table-cell office:value-type="float" office:value="7.14844">
            <text:p>7.14844</text:p>
          </table:table-cell>
          <table:table-cell office:value-type="float" office:value="0.4346">
            <text:p>0.4346</text:p>
          </table:table-cell>
          <table:table-cell office:value-type="float" office:value="0.320198">
            <text:p>0.320198</text:p>
          </table:table-cell>
          <table:table-cell office:value-type="float" office:value="0.43151">
            <text:p>0.43151</text:p>
          </table:table-cell>
          <table:table-cell/>
          <table:table-cell office:value-type="float" office:value="7.14844">
            <text:p>7.14844</text:p>
          </table:table-cell>
          <table:table-cell office:value-type="float" office:value="0.403204">
            <text:p>0.403204</text:p>
          </table:table-cell>
          <table:table-cell office:value-type="float" office:value="0.378589">
            <text:p>0.378589</text:p>
          </table:table-cell>
          <table:table-cell office:value-type="float" office:value="0.374263">
            <text:p>0.374263</text:p>
          </table:table-cell>
          <table:table-cell/>
          <table:table-cell table:formula="of:=[.K461]" office:value-type="float" office:value="7.14844">
            <text:p>7.14844</text:p>
          </table:table-cell>
          <table:table-cell table:formula="of:=0.5*([.G461]^2+[.L461]^2)" office:value-type="float" office:value="0.175725312808">
            <text:p>0.175725312808</text:p>
          </table:table-cell>
          <table:table-cell table:formula="of:=0.5*([.H461]^2+[.M461]^2)" office:value-type="float" office:value="0.1229281950625">
            <text:p>0.1229281950625</text:p>
          </table:table-cell>
          <table:table-cell table:formula="of:=0.5*([.I461]^2+[.N461]^2)" office:value-type="float" office:value="0.1631368366345">
            <text:p>0.1631368366345</text:p>
          </table:table-cell>
        </table:table-row>
        <table:table-row table:style-name="ro1">
          <table:table-cell office:value-type="float" office:value="7.16406">
            <text:p>7.16406</text:p>
          </table:table-cell>
          <table:table-cell office:value-type="float" office:value="0.765532">
            <text:p>0.765532</text:p>
          </table:table-cell>
          <table:table-cell office:value-type="float" office:value="0.678055">
            <text:p>0.678055</text:p>
          </table:table-cell>
          <table:table-cell office:value-type="float" office:value="0.743457">
            <text:p>0.743457</text:p>
          </table:table-cell>
          <table:table-cell/>
          <table:table-cell office:value-type="float" office:value="7.16406">
            <text:p>7.16406</text:p>
          </table:table-cell>
          <table:table-cell office:value-type="float" office:value="0.431831">
            <text:p>0.431831</text:p>
          </table:table-cell>
          <table:table-cell office:value-type="float" office:value="0.321123">
            <text:p>0.321123</text:p>
          </table:table-cell>
          <table:table-cell office:value-type="float" office:value="0.427419">
            <text:p>0.427419</text:p>
          </table:table-cell>
          <table:table-cell/>
          <table:table-cell office:value-type="float" office:value="7.16406">
            <text:p>7.16406</text:p>
          </table:table-cell>
          <table:table-cell office:value-type="float" office:value="0.403087">
            <text:p>0.403087</text:p>
          </table:table-cell>
          <table:table-cell office:value-type="float" office:value="0.377177">
            <text:p>0.377177</text:p>
          </table:table-cell>
          <table:table-cell office:value-type="float" office:value="0.37167">
            <text:p>0.37167</text:p>
          </table:table-cell>
          <table:table-cell/>
          <table:table-cell table:formula="of:=[.K462]" office:value-type="float" office:value="7.16406">
            <text:p>7.16406</text:p>
          </table:table-cell>
          <table:table-cell table:formula="of:=0.5*([.G462]^2+[.L462]^2)" office:value-type="float" office:value="0.174478571065">
            <text:p>0.174478571065</text:p>
          </table:table-cell>
          <table:table-cell table:formula="of:=0.5*([.H462]^2+[.M462]^2)" office:value-type="float" office:value="0.122691235229">
            <text:p>0.122691235229</text:p>
          </table:table-cell>
          <table:table-cell table:formula="of:=0.5*([.I462]^2+[.N462]^2)" office:value-type="float" office:value="0.1604127952305">
            <text:p>0.1604127952305</text:p>
          </table:table-cell>
        </table:table-row>
        <table:table-row table:style-name="ro1">
          <table:table-cell office:value-type="float" office:value="7.17969">
            <text:p>7.17969</text:p>
          </table:table-cell>
          <table:table-cell office:value-type="float" office:value="0.767812">
            <text:p>0.767812</text:p>
          </table:table-cell>
          <table:table-cell office:value-type="float" office:value="0.678095">
            <text:p>0.678095</text:p>
          </table:table-cell>
          <table:table-cell office:value-type="float" office:value="0.745597">
            <text:p>0.745597</text:p>
          </table:table-cell>
          <table:table-cell/>
          <table:table-cell office:value-type="float" office:value="7.17969">
            <text:p>7.17969</text:p>
          </table:table-cell>
          <table:table-cell office:value-type="float" office:value="0.429217">
            <text:p>0.429217</text:p>
          </table:table-cell>
          <table:table-cell office:value-type="float" office:value="0.323058">
            <text:p>0.323058</text:p>
          </table:table-cell>
          <table:table-cell office:value-type="float" office:value="0.424888">
            <text:p>0.424888</text:p>
          </table:table-cell>
          <table:table-cell/>
          <table:table-cell office:value-type="float" office:value="7.17969">
            <text:p>7.17969</text:p>
          </table:table-cell>
          <table:table-cell office:value-type="float" office:value="0.400809">
            <text:p>0.400809</text:p>
          </table:table-cell>
          <table:table-cell office:value-type="float" office:value="0.380775">
            <text:p>0.380775</text:p>
          </table:table-cell>
          <table:table-cell office:value-type="float" office:value="0.371393">
            <text:p>0.371393</text:p>
          </table:table-cell>
          <table:table-cell/>
          <table:table-cell table:formula="of:=[.K463]" office:value-type="float" office:value="7.17969">
            <text:p>7.17969</text:p>
          </table:table-cell>
          <table:table-cell table:formula="of:=0.5*([.G463]^2+[.L463]^2)" office:value-type="float" office:value="0.172437543785">
            <text:p>0.172437543785</text:p>
          </table:table-cell>
          <table:table-cell table:formula="of:=0.5*([.H463]^2+[.M463]^2)" office:value-type="float" office:value="0.1246780359945">
            <text:p>0.1246780359945</text:p>
          </table:table-cell>
          <table:table-cell table:formula="of:=0.5*([.I463]^2+[.N463]^2)" office:value-type="float" office:value="0.1592312864965">
            <text:p>0.1592312864965</text:p>
          </table:table-cell>
        </table:table-row>
        <table:table-row table:style-name="ro1">
          <table:table-cell office:value-type="float" office:value="7.19531">
            <text:p>7.19531</text:p>
          </table:table-cell>
          <table:table-cell office:value-type="float" office:value="0.769548">
            <text:p>0.769548</text:p>
          </table:table-cell>
          <table:table-cell office:value-type="float" office:value="0.680725">
            <text:p>0.680725</text:p>
          </table:table-cell>
          <table:table-cell office:value-type="float" office:value="0.748905">
            <text:p>0.748905</text:p>
          </table:table-cell>
          <table:table-cell/>
          <table:table-cell office:value-type="float" office:value="7.19531">
            <text:p>7.19531</text:p>
          </table:table-cell>
          <table:table-cell office:value-type="float" office:value="0.4267">
            <text:p>0.4267</text:p>
          </table:table-cell>
          <table:table-cell office:value-type="float" office:value="0.320963">
            <text:p>0.320963</text:p>
          </table:table-cell>
          <table:table-cell office:value-type="float" office:value="0.422594">
            <text:p>0.422594</text:p>
          </table:table-cell>
          <table:table-cell/>
          <table:table-cell office:value-type="float" office:value="7.19531">
            <text:p>7.19531</text:p>
          </table:table-cell>
          <table:table-cell office:value-type="float" office:value="0.397965">
            <text:p>0.397965</text:p>
          </table:table-cell>
          <table:table-cell office:value-type="float" office:value="0.383001">
            <text:p>0.383001</text:p>
          </table:table-cell>
          <table:table-cell office:value-type="float" office:value="0.370962">
            <text:p>0.370962</text:p>
          </table:table-cell>
          <table:table-cell/>
          <table:table-cell table:formula="of:=[.K464]" office:value-type="float" office:value="7.19531">
            <text:p>7.19531</text:p>
          </table:table-cell>
          <table:table-cell table:formula="of:=0.5*([.G464]^2+[.L464]^2)" office:value-type="float" office:value="0.1702245156125">
            <text:p>0.1702245156125</text:p>
          </table:table-cell>
          <table:table-cell table:formula="of:=0.5*([.H464]^2+[.M464]^2)" office:value-type="float" office:value="0.124853506685">
            <text:p>0.124853506685</text:p>
          </table:table-cell>
          <table:table-cell table:formula="of:=0.5*([.I464]^2+[.N464]^2)" office:value-type="float" office:value="0.15809924714">
            <text:p>0.15809924714</text:p>
          </table:table-cell>
        </table:table-row>
        <table:table-row table:style-name="ro1">
          <table:table-cell office:value-type="float" office:value="7.21094">
            <text:p>7.21094</text:p>
          </table:table-cell>
          <table:table-cell office:value-type="float" office:value="0.7678">
            <text:p>0.7678</text:p>
          </table:table-cell>
          <table:table-cell office:value-type="float" office:value="0.68336">
            <text:p>0.68336</text:p>
          </table:table-cell>
          <table:table-cell office:value-type="float" office:value="0.75049">
            <text:p>0.75049</text:p>
          </table:table-cell>
          <table:table-cell/>
          <table:table-cell office:value-type="float" office:value="7.21094">
            <text:p>7.21094</text:p>
          </table:table-cell>
          <table:table-cell office:value-type="float" office:value="0.425074">
            <text:p>0.425074</text:p>
          </table:table-cell>
          <table:table-cell office:value-type="float" office:value="0.319398">
            <text:p>0.319398</text:p>
          </table:table-cell>
          <table:table-cell office:value-type="float" office:value="0.424109">
            <text:p>0.424109</text:p>
          </table:table-cell>
          <table:table-cell/>
          <table:table-cell office:value-type="float" office:value="7.21094">
            <text:p>7.21094</text:p>
          </table:table-cell>
          <table:table-cell office:value-type="float" office:value="0.398909">
            <text:p>0.398909</text:p>
          </table:table-cell>
          <table:table-cell office:value-type="float" office:value="0.382592">
            <text:p>0.382592</text:p>
          </table:table-cell>
          <table:table-cell office:value-type="float" office:value="0.367332">
            <text:p>0.367332</text:p>
          </table:table-cell>
          <table:table-cell/>
          <table:table-cell table:formula="of:=[.K465]" office:value-type="float" office:value="7.21094">
            <text:p>7.21094</text:p>
          </table:table-cell>
          <table:table-cell table:formula="of:=0.5*([.G465]^2+[.L465]^2)" office:value-type="float" office:value="0.1699081478785">
            <text:p>0.1699081478785</text:p>
          </table:table-cell>
          <table:table-cell table:formula="of:=0.5*([.H465]^2+[.M465]^2)" office:value-type="float" office:value="0.124195860434">
            <text:p>0.124195860434</text:p>
          </table:table-cell>
          <table:table-cell table:formula="of:=0.5*([.I465]^2+[.N465]^2)" office:value-type="float" office:value="0.1574006210525">
            <text:p>0.1574006210525</text:p>
          </table:table-cell>
        </table:table-row>
        <table:table-row table:style-name="ro1">
          <table:table-cell office:value-type="float" office:value="7.22656">
            <text:p>7.22656</text:p>
          </table:table-cell>
          <table:table-cell office:value-type="float" office:value="0.767155">
            <text:p>0.767155</text:p>
          </table:table-cell>
          <table:table-cell office:value-type="float" office:value="0.68539">
            <text:p>0.68539</text:p>
          </table:table-cell>
          <table:table-cell office:value-type="float" office:value="0.75101">
            <text:p>0.75101</text:p>
          </table:table-cell>
          <table:table-cell/>
          <table:table-cell office:value-type="float" office:value="7.22656">
            <text:p>7.22656</text:p>
          </table:table-cell>
          <table:table-cell office:value-type="float" office:value="0.422427">
            <text:p>0.422427</text:p>
          </table:table-cell>
          <table:table-cell office:value-type="float" office:value="0.317556">
            <text:p>0.317556</text:p>
          </table:table-cell>
          <table:table-cell office:value-type="float" office:value="0.42313">
            <text:p>0.42313</text:p>
          </table:table-cell>
          <table:table-cell/>
          <table:table-cell office:value-type="float" office:value="7.22656">
            <text:p>7.22656</text:p>
          </table:table-cell>
          <table:table-cell office:value-type="float" office:value="0.399481">
            <text:p>0.399481</text:p>
          </table:table-cell>
          <table:table-cell office:value-type="float" office:value="0.380592">
            <text:p>0.380592</text:p>
          </table:table-cell>
          <table:table-cell office:value-type="float" office:value="0.363548">
            <text:p>0.363548</text:p>
          </table:table-cell>
          <table:table-cell/>
          <table:table-cell table:formula="of:=[.K466]" office:value-type="float" office:value="7.22656">
            <text:p>7.22656</text:p>
          </table:table-cell>
          <table:table-cell table:formula="of:=0.5*([.G466]^2+[.L466]^2)" office:value-type="float" office:value="0.169014819845">
            <text:p>0.169014819845</text:p>
          </table:table-cell>
          <table:table-cell table:formula="of:=0.5*([.H466]^2+[.M466]^2)" office:value-type="float" office:value="0.1228460418">
            <text:p>0.1228460418</text:p>
          </table:table-cell>
          <table:table-cell table:formula="of:=0.5*([.I466]^2+[.N466]^2)" office:value-type="float" office:value="0.155603072602">
            <text:p>0.155603072602</text:p>
          </table:table-cell>
        </table:table-row>
        <table:table-row table:style-name="ro1">
          <table:table-cell office:value-type="float" office:value="7.24219">
            <text:p>7.24219</text:p>
          </table:table-cell>
          <table:table-cell office:value-type="float" office:value="0.769795">
            <text:p>0.769795</text:p>
          </table:table-cell>
          <table:table-cell office:value-type="float" office:value="0.686962">
            <text:p>0.686962</text:p>
          </table:table-cell>
          <table:table-cell office:value-type="float" office:value="0.750867">
            <text:p>0.750867</text:p>
          </table:table-cell>
          <table:table-cell/>
          <table:table-cell office:value-type="float" office:value="7.24219">
            <text:p>7.24219</text:p>
          </table:table-cell>
          <table:table-cell office:value-type="float" office:value="0.420047">
            <text:p>0.420047</text:p>
          </table:table-cell>
          <table:table-cell office:value-type="float" office:value="0.317962">
            <text:p>0.317962</text:p>
          </table:table-cell>
          <table:table-cell office:value-type="float" office:value="0.423473">
            <text:p>0.423473</text:p>
          </table:table-cell>
          <table:table-cell/>
          <table:table-cell office:value-type="float" office:value="7.24219">
            <text:p>7.24219</text:p>
          </table:table-cell>
          <table:table-cell office:value-type="float" office:value="0.39672">
            <text:p>0.39672</text:p>
          </table:table-cell>
          <table:table-cell office:value-type="float" office:value="0.378687">
            <text:p>0.378687</text:p>
          </table:table-cell>
          <table:table-cell office:value-type="float" office:value="0.363782">
            <text:p>0.363782</text:p>
          </table:table-cell>
          <table:table-cell/>
          <table:table-cell table:formula="of:=[.K467]" office:value-type="float" office:value="7.24219">
            <text:p>7.24219</text:p>
          </table:table-cell>
          <table:table-cell table:formula="of:=0.5*([.G467]^2+[.L467]^2)" office:value-type="float" office:value="0.1669131203045">
            <text:p>0.1669131203045</text:p>
          </table:table-cell>
          <table:table-cell table:formula="of:=0.5*([.H467]^2+[.M467]^2)" office:value-type="float" office:value="0.1222518387065">
            <text:p>0.1222518387065</text:p>
          </table:table-cell>
          <table:table-cell table:formula="of:=0.5*([.I467]^2+[.N467]^2)" office:value-type="float" office:value="0.1558333626265">
            <text:p>0.1558333626265</text:p>
          </table:table-cell>
        </table:table-row>
        <table:table-row table:style-name="ro1">
          <table:table-cell office:value-type="float" office:value="7.25781">
            <text:p>7.25781</text:p>
          </table:table-cell>
          <table:table-cell office:value-type="float" office:value="0.772115">
            <text:p>0.772115</text:p>
          </table:table-cell>
          <table:table-cell office:value-type="float" office:value="0.687655">
            <text:p>0.687655</text:p>
          </table:table-cell>
          <table:table-cell office:value-type="float" office:value="0.749695">
            <text:p>0.749695</text:p>
          </table:table-cell>
          <table:table-cell/>
          <table:table-cell office:value-type="float" office:value="7.25781">
            <text:p>7.25781</text:p>
          </table:table-cell>
          <table:table-cell office:value-type="float" office:value="0.416423">
            <text:p>0.416423</text:p>
          </table:table-cell>
          <table:table-cell office:value-type="float" office:value="0.316554">
            <text:p>0.316554</text:p>
          </table:table-cell>
          <table:table-cell office:value-type="float" office:value="0.421194">
            <text:p>0.421194</text:p>
          </table:table-cell>
          <table:table-cell/>
          <table:table-cell office:value-type="float" office:value="7.25781">
            <text:p>7.25781</text:p>
          </table:table-cell>
          <table:table-cell office:value-type="float" office:value="0.393896">
            <text:p>0.393896</text:p>
          </table:table-cell>
          <table:table-cell office:value-type="float" office:value="0.379058">
            <text:p>0.379058</text:p>
          </table:table-cell>
          <table:table-cell office:value-type="float" office:value="0.366798">
            <text:p>0.366798</text:p>
          </table:table-cell>
          <table:table-cell/>
          <table:table-cell table:formula="of:=[.K468]" office:value-type="float" office:value="7.25781">
            <text:p>7.25781</text:p>
          </table:table-cell>
          <table:table-cell table:formula="of:=0.5*([.G468]^2+[.L468]^2)" office:value-type="float" office:value="0.1642810868725">
            <text:p>0.1642810868725</text:p>
          </table:table-cell>
          <table:table-cell table:formula="of:=0.5*([.H468]^2+[.M468]^2)" office:value-type="float" office:value="0.12194570114">
            <text:p>0.12194570114</text:p>
          </table:table-cell>
          <table:table-cell table:formula="of:=0.5*([.I468]^2+[.N468]^2)" office:value-type="float" office:value="0.15597257922">
            <text:p>0.15597257922</text:p>
          </table:table-cell>
        </table:table-row>
        <table:table-row table:style-name="ro1">
          <table:table-cell office:value-type="float" office:value="7.27344">
            <text:p>7.27344</text:p>
          </table:table-cell>
          <table:table-cell office:value-type="float" office:value="0.77061">
            <text:p>0.77061</text:p>
          </table:table-cell>
          <table:table-cell office:value-type="float" office:value="0.685585">
            <text:p>0.685585</text:p>
          </table:table-cell>
          <table:table-cell office:value-type="float" office:value="0.747553">
            <text:p>0.747553</text:p>
          </table:table-cell>
          <table:table-cell/>
          <table:table-cell office:value-type="float" office:value="7.27344">
            <text:p>7.27344</text:p>
          </table:table-cell>
          <table:table-cell office:value-type="float" office:value="0.415551">
            <text:p>0.415551</text:p>
          </table:table-cell>
          <table:table-cell office:value-type="float" office:value="0.316509">
            <text:p>0.316509</text:p>
          </table:table-cell>
          <table:table-cell office:value-type="float" office:value="0.421703">
            <text:p>0.421703</text:p>
          </table:table-cell>
          <table:table-cell/>
          <table:table-cell office:value-type="float" office:value="7.27344">
            <text:p>7.27344</text:p>
          </table:table-cell>
          <table:table-cell office:value-type="float" office:value="0.393731">
            <text:p>0.393731</text:p>
          </table:table-cell>
          <table:table-cell office:value-type="float" office:value="0.381186">
            <text:p>0.381186</text:p>
          </table:table-cell>
          <table:table-cell office:value-type="float" office:value="0.369418">
            <text:p>0.369418</text:p>
          </table:table-cell>
          <table:table-cell/>
          <table:table-cell table:formula="of:=[.K469]" office:value-type="float" office:value="7.27344">
            <text:p>7.27344</text:p>
          </table:table-cell>
          <table:table-cell table:formula="of:=0.5*([.G469]^2+[.L469]^2)" office:value-type="float" office:value="0.163853366981">
            <text:p>0.163853366981</text:p>
          </table:table-cell>
          <table:table-cell table:formula="of:=0.5*([.H469]^2+[.M469]^2)" office:value-type="float" office:value="0.1227403568385">
            <text:p>0.1227403568385</text:p>
          </table:table-cell>
          <table:table-cell table:formula="of:=0.5*([.I469]^2+[.N469]^2)" office:value-type="float" office:value="0.1571515394665">
            <text:p>0.1571515394665</text:p>
          </table:table-cell>
        </table:table-row>
        <table:table-row table:style-name="ro1">
          <table:table-cell office:value-type="float" office:value="7.28906">
            <text:p>7.28906</text:p>
          </table:table-cell>
          <table:table-cell office:value-type="float" office:value="0.769302">
            <text:p>0.769302</text:p>
          </table:table-cell>
          <table:table-cell office:value-type="float" office:value="0.684775">
            <text:p>0.684775</text:p>
          </table:table-cell>
          <table:table-cell office:value-type="float" office:value="0.74722">
            <text:p>0.74722</text:p>
          </table:table-cell>
          <table:table-cell/>
          <table:table-cell office:value-type="float" office:value="7.28906">
            <text:p>7.28906</text:p>
          </table:table-cell>
          <table:table-cell office:value-type="float" office:value="0.414262">
            <text:p>0.414262</text:p>
          </table:table-cell>
          <table:table-cell office:value-type="float" office:value="0.315439">
            <text:p>0.315439</text:p>
          </table:table-cell>
          <table:table-cell office:value-type="float" office:value="0.42079">
            <text:p>0.42079</text:p>
          </table:table-cell>
          <table:table-cell/>
          <table:table-cell office:value-type="float" office:value="7.28906">
            <text:p>7.28906</text:p>
          </table:table-cell>
          <table:table-cell office:value-type="float" office:value="0.391244">
            <text:p>0.391244</text:p>
          </table:table-cell>
          <table:table-cell office:value-type="float" office:value="0.382717">
            <text:p>0.382717</text:p>
          </table:table-cell>
          <table:table-cell office:value-type="float" office:value="0.368697">
            <text:p>0.368697</text:p>
          </table:table-cell>
          <table:table-cell/>
          <table:table-cell table:formula="of:=[.K470]" office:value-type="float" office:value="7.28906">
            <text:p>7.28906</text:p>
          </table:table-cell>
          <table:table-cell table:formula="of:=0.5*([.G470]^2+[.L470]^2)" office:value-type="float" office:value="0.16234243609">
            <text:p>0.16234243609</text:p>
          </table:table-cell>
          <table:table-cell table:formula="of:=0.5*([.H470]^2+[.M470]^2)" office:value-type="float" office:value="0.122987032405">
            <text:p>0.122987032405</text:p>
          </table:table-cell>
          <table:table-cell table:formula="of:=0.5*([.I470]^2+[.N470]^2)" office:value-type="float" office:value="0.1565008509545">
            <text:p>0.1565008509545</text:p>
          </table:table-cell>
        </table:table-row>
        <table:table-row table:style-name="ro1">
          <table:table-cell office:value-type="float" office:value="7.30469">
            <text:p>7.30469</text:p>
          </table:table-cell>
          <table:table-cell office:value-type="float" office:value="0.770543">
            <text:p>0.770543</text:p>
          </table:table-cell>
          <table:table-cell office:value-type="float" office:value="0.685822">
            <text:p>0.685822</text:p>
          </table:table-cell>
          <table:table-cell office:value-type="float" office:value="0.747808">
            <text:p>0.747808</text:p>
          </table:table-cell>
          <table:table-cell/>
          <table:table-cell office:value-type="float" office:value="7.30469">
            <text:p>7.30469</text:p>
          </table:table-cell>
          <table:table-cell office:value-type="float" office:value="0.41571">
            <text:p>0.41571</text:p>
          </table:table-cell>
          <table:table-cell office:value-type="float" office:value="0.322469">
            <text:p>0.322469</text:p>
          </table:table-cell>
          <table:table-cell office:value-type="float" office:value="0.424729">
            <text:p>0.424729</text:p>
          </table:table-cell>
          <table:table-cell/>
          <table:table-cell office:value-type="float" office:value="7.30469">
            <text:p>7.30469</text:p>
          </table:table-cell>
          <table:table-cell office:value-type="float" office:value="0.388564">
            <text:p>0.388564</text:p>
          </table:table-cell>
          <table:table-cell office:value-type="float" office:value="0.382001">
            <text:p>0.382001</text:p>
          </table:table-cell>
          <table:table-cell office:value-type="float" office:value="0.365681">
            <text:p>0.365681</text:p>
          </table:table-cell>
          <table:table-cell/>
          <table:table-cell table:formula="of:=[.K471]" office:value-type="float" office:value="7.30469">
            <text:p>7.30469</text:p>
          </table:table-cell>
          <table:table-cell table:formula="of:=0.5*([.G471]^2+[.L471]^2)" office:value-type="float" office:value="0.161898393098">
            <text:p>0.161898393098</text:p>
          </table:table-cell>
          <table:table-cell table:formula="of:=0.5*([.H471]^2+[.M471]^2)" office:value-type="float" office:value="0.124955509981">
            <text:p>0.124955509981</text:p>
          </table:table-cell>
          <table:table-cell table:formula="of:=0.5*([.I471]^2+[.N471]^2)" office:value-type="float" office:value="0.157058658601">
            <text:p>0.157058658601</text:p>
          </table:table-cell>
        </table:table-row>
        <table:table-row table:style-name="ro1">
          <table:table-cell office:value-type="float" office:value="7.32031">
            <text:p>7.32031</text:p>
          </table:table-cell>
          <table:table-cell office:value-type="float" office:value="0.77353">
            <text:p>0.77353</text:p>
          </table:table-cell>
          <table:table-cell office:value-type="float" office:value="0.687882">
            <text:p>0.687882</text:p>
          </table:table-cell>
          <table:table-cell office:value-type="float" office:value="0.749085">
            <text:p>0.749085</text:p>
          </table:table-cell>
          <table:table-cell/>
          <table:table-cell office:value-type="float" office:value="7.32031">
            <text:p>7.32031</text:p>
          </table:table-cell>
          <table:table-cell office:value-type="float" office:value="0.41213">
            <text:p>0.41213</text:p>
          </table:table-cell>
          <table:table-cell office:value-type="float" office:value="0.326648">
            <text:p>0.326648</text:p>
          </table:table-cell>
          <table:table-cell office:value-type="float" office:value="0.425788">
            <text:p>0.425788</text:p>
          </table:table-cell>
          <table:table-cell/>
          <table:table-cell office:value-type="float" office:value="7.32031">
            <text:p>7.32031</text:p>
          </table:table-cell>
          <table:table-cell office:value-type="float" office:value="0.384344">
            <text:p>0.384344</text:p>
          </table:table-cell>
          <table:table-cell office:value-type="float" office:value="0.379015">
            <text:p>0.379015</text:p>
          </table:table-cell>
          <table:table-cell office:value-type="float" office:value="0.362447">
            <text:p>0.362447</text:p>
          </table:table-cell>
          <table:table-cell/>
          <table:table-cell table:formula="of:=[.K472]" office:value-type="float" office:value="7.32031">
            <text:p>7.32031</text:p>
          </table:table-cell>
          <table:table-cell table:formula="of:=0.5*([.G472]^2+[.L472]^2)" office:value-type="float" office:value="0.158785723618">
            <text:p>0.158785723618</text:p>
          </table:table-cell>
          <table:table-cell table:formula="of:=0.5*([.H472]^2+[.M472]^2)" office:value-type="float" office:value="0.1251756430645">
            <text:p>0.1251756430645</text:p>
          </table:table-cell>
          <table:table-cell table:formula="of:=0.5*([.I472]^2+[.N472]^2)" office:value-type="float" office:value="0.1563316243765">
            <text:p>0.1563316243765</text:p>
          </table:table-cell>
        </table:table-row>
        <table:table-row table:style-name="ro1">
          <table:table-cell office:value-type="float" office:value="7.33594">
            <text:p>7.33594</text:p>
          </table:table-cell>
          <table:table-cell office:value-type="float" office:value="0.772577">
            <text:p>0.772577</text:p>
          </table:table-cell>
          <table:table-cell office:value-type="float" office:value="0.689942">
            <text:p>0.689942</text:p>
          </table:table-cell>
          <table:table-cell office:value-type="float" office:value="0.749412">
            <text:p>0.749412</text:p>
          </table:table-cell>
          <table:table-cell/>
          <table:table-cell office:value-type="float" office:value="7.33594">
            <text:p>7.33594</text:p>
          </table:table-cell>
          <table:table-cell office:value-type="float" office:value="0.411578">
            <text:p>0.411578</text:p>
          </table:table-cell>
          <table:table-cell office:value-type="float" office:value="0.332344">
            <text:p>0.332344</text:p>
          </table:table-cell>
          <table:table-cell office:value-type="float" office:value="0.427011">
            <text:p>0.427011</text:p>
          </table:table-cell>
          <table:table-cell/>
          <table:table-cell office:value-type="float" office:value="7.33594">
            <text:p>7.33594</text:p>
          </table:table-cell>
          <table:table-cell office:value-type="float" office:value="0.380851">
            <text:p>0.380851</text:p>
          </table:table-cell>
          <table:table-cell office:value-type="float" office:value="0.376023">
            <text:p>0.376023</text:p>
          </table:table-cell>
          <table:table-cell office:value-type="float" office:value="0.36244">
            <text:p>0.36244</text:p>
          </table:table-cell>
          <table:table-cell/>
          <table:table-cell table:formula="of:=[.K473]" office:value-type="float" office:value="7.33594">
            <text:p>7.33594</text:p>
          </table:table-cell>
          <table:table-cell table:formula="of:=0.5*([.G473]^2+[.L473]^2)" office:value-type="float" office:value="0.1572219671425">
            <text:p>0.1572219671425</text:p>
          </table:table-cell>
          <table:table-cell table:formula="of:=0.5*([.H473]^2+[.M473]^2)" office:value-type="float" office:value="0.1259229154325">
            <text:p>0.1259229154325</text:p>
          </table:table-cell>
          <table:table-cell table:formula="of:=0.5*([.I473]^2+[.N473]^2)" office:value-type="float" office:value="0.1568505738605">
            <text:p>0.1568505738605</text:p>
          </table:table-cell>
        </table:table-row>
        <table:table-row table:style-name="ro1">
          <table:table-cell office:value-type="float" office:value="7.35156">
            <text:p>7.35156</text:p>
          </table:table-cell>
          <table:table-cell office:value-type="float" office:value="0.769363">
            <text:p>0.769363</text:p>
          </table:table-cell>
          <table:table-cell office:value-type="float" office:value="0.694358">
            <text:p>0.694358</text:p>
          </table:table-cell>
          <table:table-cell office:value-type="float" office:value="0.748615">
            <text:p>0.748615</text:p>
          </table:table-cell>
          <table:table-cell/>
          <table:table-cell office:value-type="float" office:value="7.35156">
            <text:p>7.35156</text:p>
          </table:table-cell>
          <table:table-cell office:value-type="float" office:value="0.407922">
            <text:p>0.407922</text:p>
          </table:table-cell>
          <table:table-cell office:value-type="float" office:value="0.333471">
            <text:p>0.333471</text:p>
          </table:table-cell>
          <table:table-cell office:value-type="float" office:value="0.420007">
            <text:p>0.420007</text:p>
          </table:table-cell>
          <table:table-cell/>
          <table:table-cell office:value-type="float" office:value="7.35156">
            <text:p>7.35156</text:p>
          </table:table-cell>
          <table:table-cell office:value-type="float" office:value="0.37573">
            <text:p>0.37573</text:p>
          </table:table-cell>
          <table:table-cell office:value-type="float" office:value="0.373765">
            <text:p>0.373765</text:p>
          </table:table-cell>
          <table:table-cell office:value-type="float" office:value="0.364184">
            <text:p>0.364184</text:p>
          </table:table-cell>
          <table:table-cell/>
          <table:table-cell table:formula="of:=[.K474]" office:value-type="float" office:value="7.35156">
            <text:p>7.35156</text:p>
          </table:table-cell>
          <table:table-cell table:formula="of:=0.5*([.G474]^2+[.L474]^2)" office:value-type="float" office:value="0.153786695492">
            <text:p>0.153786695492</text:p>
          </table:table-cell>
          <table:table-cell table:formula="of:=0.5*([.H474]^2+[.M474]^2)" office:value-type="float" office:value="0.125451591533">
            <text:p>0.125451591533</text:p>
          </table:table-cell>
          <table:table-cell table:formula="of:=0.5*([.I474]^2+[.N474]^2)" office:value-type="float" office:value="0.1545179329525">
            <text:p>0.1545179329525</text:p>
          </table:table-cell>
        </table:table-row>
        <table:table-row table:style-name="ro1">
          <table:table-cell office:value-type="float" office:value="7.36719">
            <text:p>7.36719</text:p>
          </table:table-cell>
          <table:table-cell office:value-type="float" office:value="0.767415">
            <text:p>0.767415</text:p>
          </table:table-cell>
          <table:table-cell office:value-type="float" office:value="0.698337">
            <text:p>0.698337</text:p>
          </table:table-cell>
          <table:table-cell office:value-type="float" office:value="0.747882">
            <text:p>0.747882</text:p>
          </table:table-cell>
          <table:table-cell/>
          <table:table-cell office:value-type="float" office:value="7.36719">
            <text:p>7.36719</text:p>
          </table:table-cell>
          <table:table-cell office:value-type="float" office:value="0.410313">
            <text:p>0.410313</text:p>
          </table:table-cell>
          <table:table-cell office:value-type="float" office:value="0.33648">
            <text:p>0.33648</text:p>
          </table:table-cell>
          <table:table-cell office:value-type="float" office:value="0.421311">
            <text:p>0.421311</text:p>
          </table:table-cell>
          <table:table-cell/>
          <table:table-cell office:value-type="float" office:value="7.36719">
            <text:p>7.36719</text:p>
          </table:table-cell>
          <table:table-cell office:value-type="float" office:value="0.37292">
            <text:p>0.37292</text:p>
          </table:table-cell>
          <table:table-cell office:value-type="float" office:value="0.370734">
            <text:p>0.370734</text:p>
          </table:table-cell>
          <table:table-cell office:value-type="float" office:value="0.364554">
            <text:p>0.364554</text:p>
          </table:table-cell>
          <table:table-cell/>
          <table:table-cell table:formula="of:=[.K475]" office:value-type="float" office:value="7.36719">
            <text:p>7.36719</text:p>
          </table:table-cell>
          <table:table-cell table:formula="of:=0.5*([.G475]^2+[.L475]^2)" office:value-type="float" office:value="0.1537130421845">
            <text:p>0.1537130421845</text:p>
          </table:table-cell>
          <table:table-cell table:formula="of:=0.5*([.H475]^2+[.M475]^2)" office:value-type="float" office:value="0.125331244578">
            <text:p>0.125331244578</text:p>
          </table:table-cell>
          <table:table-cell table:formula="of:=0.5*([.I475]^2+[.N475]^2)" office:value-type="float" office:value="0.1552012888185">
            <text:p>0.1552012888185</text:p>
          </table:table-cell>
        </table:table-row>
        <table:table-row table:style-name="ro1">
          <table:table-cell office:value-type="float" office:value="7.38281">
            <text:p>7.38281</text:p>
          </table:table-cell>
          <table:table-cell office:value-type="float" office:value="0.769665">
            <text:p>0.769665</text:p>
          </table:table-cell>
          <table:table-cell office:value-type="float" office:value="0.701352">
            <text:p>0.701352</text:p>
          </table:table-cell>
          <table:table-cell office:value-type="float" office:value="0.749687">
            <text:p>0.749687</text:p>
          </table:table-cell>
          <table:table-cell/>
          <table:table-cell office:value-type="float" office:value="7.38281">
            <text:p>7.38281</text:p>
          </table:table-cell>
          <table:table-cell office:value-type="float" office:value="0.407505">
            <text:p>0.407505</text:p>
          </table:table-cell>
          <table:table-cell office:value-type="float" office:value="0.330978">
            <text:p>0.330978</text:p>
          </table:table-cell>
          <table:table-cell office:value-type="float" office:value="0.421178">
            <text:p>0.421178</text:p>
          </table:table-cell>
          <table:table-cell/>
          <table:table-cell office:value-type="float" office:value="7.38281">
            <text:p>7.38281</text:p>
          </table:table-cell>
          <table:table-cell office:value-type="float" office:value="0.367803">
            <text:p>0.367803</text:p>
          </table:table-cell>
          <table:table-cell office:value-type="float" office:value="0.364866">
            <text:p>0.364866</text:p>
          </table:table-cell>
          <table:table-cell office:value-type="float" office:value="0.361139">
            <text:p>0.361139</text:p>
          </table:table-cell>
          <table:table-cell/>
          <table:table-cell table:formula="of:=[.K476]" office:value-type="float" office:value="7.38281">
            <text:p>7.38281</text:p>
          </table:table-cell>
          <table:table-cell table:formula="of:=0.5*([.G476]^2+[.L476]^2)" office:value-type="float" office:value="0.150669685917">
            <text:p>0.150669685917</text:p>
          </table:table-cell>
          <table:table-cell table:formula="of:=0.5*([.H476]^2+[.M476]^2)" office:value-type="float" office:value="0.12133681722">
            <text:p>0.12133681722</text:p>
          </table:table-cell>
          <table:table-cell table:formula="of:=0.5*([.I476]^2+[.N476]^2)" office:value-type="float" office:value="0.1539061425025">
            <text:p>0.1539061425025</text:p>
          </table:table-cell>
        </table:table-row>
        <table:table-row table:style-name="ro1">
          <table:table-cell office:value-type="float" office:value="7.39844">
            <text:p>7.39844</text:p>
          </table:table-cell>
          <table:table-cell office:value-type="float" office:value="0.772085">
            <text:p>0.772085</text:p>
          </table:table-cell>
          <table:table-cell office:value-type="float" office:value="0.701657">
            <text:p>0.701657</text:p>
          </table:table-cell>
          <table:table-cell office:value-type="float" office:value="0.750737">
            <text:p>0.750737</text:p>
          </table:table-cell>
          <table:table-cell/>
          <table:table-cell office:value-type="float" office:value="7.39844">
            <text:p>7.39844</text:p>
          </table:table-cell>
          <table:table-cell office:value-type="float" office:value="0.411871">
            <text:p>0.411871</text:p>
          </table:table-cell>
          <table:table-cell office:value-type="float" office:value="0.333911">
            <text:p>0.333911</text:p>
          </table:table-cell>
          <table:table-cell office:value-type="float" office:value="0.425567">
            <text:p>0.425567</text:p>
          </table:table-cell>
          <table:table-cell/>
          <table:table-cell office:value-type="float" office:value="7.39844">
            <text:p>7.39844</text:p>
          </table:table-cell>
          <table:table-cell office:value-type="float" office:value="0.364036">
            <text:p>0.364036</text:p>
          </table:table-cell>
          <table:table-cell office:value-type="float" office:value="0.359832">
            <text:p>0.359832</text:p>
          </table:table-cell>
          <table:table-cell office:value-type="float" office:value="0.359707">
            <text:p>0.359707</text:p>
          </table:table-cell>
          <table:table-cell/>
          <table:table-cell table:formula="of:=[.K477]" office:value-type="float" office:value="7.39844">
            <text:p>7.39844</text:p>
          </table:table-cell>
          <table:table-cell table:formula="of:=0.5*([.G477]^2+[.L477]^2)" office:value-type="float" office:value="0.1510799649685">
            <text:p>0.1510799649685</text:p>
          </table:table-cell>
          <table:table-cell table:formula="of:=0.5*([.H477]^2+[.M477]^2)" office:value-type="float" office:value="0.1204878120725">
            <text:p>0.1204878120725</text:p>
          </table:table-cell>
          <table:table-cell table:formula="of:=0.5*([.I477]^2+[.N477]^2)" office:value-type="float" office:value="0.155248198669">
            <text:p>0.155248198669</text:p>
          </table:table-cell>
        </table:table-row>
        <table:table-row table:style-name="ro1">
          <table:table-cell office:value-type="float" office:value="7.41406">
            <text:p>7.41406</text:p>
          </table:table-cell>
          <table:table-cell office:value-type="float" office:value="0.774303">
            <text:p>0.774303</text:p>
          </table:table-cell>
          <table:table-cell office:value-type="float" office:value="0.701967">
            <text:p>0.701967</text:p>
          </table:table-cell>
          <table:table-cell office:value-type="float" office:value="0.752147">
            <text:p>0.752147</text:p>
          </table:table-cell>
          <table:table-cell/>
          <table:table-cell office:value-type="float" office:value="7.41406">
            <text:p>7.41406</text:p>
          </table:table-cell>
          <table:table-cell office:value-type="float" office:value="0.405">
            <text:p>0.405</text:p>
          </table:table-cell>
          <table:table-cell office:value-type="float" office:value="0.33046">
            <text:p>0.33046</text:p>
          </table:table-cell>
          <table:table-cell office:value-type="float" office:value="0.419775">
            <text:p>0.419775</text:p>
          </table:table-cell>
          <table:table-cell/>
          <table:table-cell office:value-type="float" office:value="7.41406">
            <text:p>7.41406</text:p>
          </table:table-cell>
          <table:table-cell office:value-type="float" office:value="0.35518">
            <text:p>0.35518</text:p>
          </table:table-cell>
          <table:table-cell office:value-type="float" office:value="0.358512">
            <text:p>0.358512</text:p>
          </table:table-cell>
          <table:table-cell office:value-type="float" office:value="0.35908">
            <text:p>0.35908</text:p>
          </table:table-cell>
          <table:table-cell/>
          <table:table-cell table:formula="of:=[.K478]" office:value-type="float" office:value="7.41406">
            <text:p>7.41406</text:p>
          </table:table-cell>
          <table:table-cell table:formula="of:=0.5*([.G478]^2+[.L478]^2)" office:value-type="float" office:value="0.1450889162">
            <text:p>0.1450889162</text:p>
          </table:table-cell>
          <table:table-cell table:formula="of:=0.5*([.H478]^2+[.M478]^2)" office:value-type="float" office:value="0.118867332872">
            <text:p>0.118867332872</text:p>
          </table:table-cell>
          <table:table-cell table:formula="of:=0.5*([.I478]^2+[.N478]^2)" office:value-type="float" office:value="0.1525747485125">
            <text:p>0.1525747485125</text:p>
          </table:table-cell>
        </table:table-row>
        <table:table-row table:style-name="ro1">
          <table:table-cell office:value-type="float" office:value="7.42969">
            <text:p>7.42969</text:p>
          </table:table-cell>
          <table:table-cell office:value-type="float" office:value="0.77389">
            <text:p>0.77389</text:p>
          </table:table-cell>
          <table:table-cell office:value-type="float" office:value="0.70211">
            <text:p>0.70211</text:p>
          </table:table-cell>
          <table:table-cell office:value-type="float" office:value="0.753138">
            <text:p>0.753138</text:p>
          </table:table-cell>
          <table:table-cell/>
          <table:table-cell office:value-type="float" office:value="7.42969">
            <text:p>7.42969</text:p>
          </table:table-cell>
          <table:table-cell office:value-type="float" office:value="0.407752">
            <text:p>0.407752</text:p>
          </table:table-cell>
          <table:table-cell office:value-type="float" office:value="0.332879">
            <text:p>0.332879</text:p>
          </table:table-cell>
          <table:table-cell office:value-type="float" office:value="0.424408">
            <text:p>0.424408</text:p>
          </table:table-cell>
          <table:table-cell/>
          <table:table-cell office:value-type="float" office:value="7.42969">
            <text:p>7.42969</text:p>
          </table:table-cell>
          <table:table-cell office:value-type="float" office:value="0.347796">
            <text:p>0.347796</text:p>
          </table:table-cell>
          <table:table-cell office:value-type="float" office:value="0.357922">
            <text:p>0.357922</text:p>
          </table:table-cell>
          <table:table-cell office:value-type="float" office:value="0.357661">
            <text:p>0.357661</text:p>
          </table:table-cell>
          <table:table-cell/>
          <table:table-cell table:formula="of:=[.K479]" office:value-type="float" office:value="7.42969">
            <text:p>7.42969</text:p>
          </table:table-cell>
          <table:table-cell table:formula="of:=0.5*([.G479]^2+[.L479]^2)" office:value-type="float" office:value="0.14361187556">
            <text:p>0.14361187556</text:p>
          </table:table-cell>
          <table:table-cell table:formula="of:=0.5*([.H479]^2+[.M479]^2)" office:value-type="float" office:value="0.1194582933625">
            <text:p>0.1194582933625</text:p>
          </table:table-cell>
          <table:table-cell table:formula="of:=0.5*([.I479]^2+[.N479]^2)" office:value-type="float" office:value="0.1540217706925">
            <text:p>0.1540217706925</text:p>
          </table:table-cell>
        </table:table-row>
        <table:table-row table:style-name="ro1">
          <table:table-cell office:value-type="float" office:value="7.44531">
            <text:p>7.44531</text:p>
          </table:table-cell>
          <table:table-cell office:value-type="float" office:value="0.776388">
            <text:p>0.776388</text:p>
          </table:table-cell>
          <table:table-cell office:value-type="float" office:value="0.70537">
            <text:p>0.70537</text:p>
          </table:table-cell>
          <table:table-cell office:value-type="float" office:value="0.754425">
            <text:p>0.754425</text:p>
          </table:table-cell>
          <table:table-cell/>
          <table:table-cell office:value-type="float" office:value="7.44531">
            <text:p>7.44531</text:p>
          </table:table-cell>
          <table:table-cell office:value-type="float" office:value="0.396509">
            <text:p>0.396509</text:p>
          </table:table-cell>
          <table:table-cell office:value-type="float" office:value="0.322293">
            <text:p>0.322293</text:p>
          </table:table-cell>
          <table:table-cell office:value-type="float" office:value="0.415317">
            <text:p>0.415317</text:p>
          </table:table-cell>
          <table:table-cell/>
          <table:table-cell office:value-type="float" office:value="7.44531">
            <text:p>7.44531</text:p>
          </table:table-cell>
          <table:table-cell office:value-type="float" office:value="0.335031">
            <text:p>0.335031</text:p>
          </table:table-cell>
          <table:table-cell office:value-type="float" office:value="0.35032">
            <text:p>0.35032</text:p>
          </table:table-cell>
          <table:table-cell office:value-type="float" office:value="0.350258">
            <text:p>0.350258</text:p>
          </table:table-cell>
          <table:table-cell/>
          <table:table-cell table:formula="of:=[.K480]" office:value-type="float" office:value="7.44531">
            <text:p>7.44531</text:p>
          </table:table-cell>
          <table:table-cell table:formula="of:=0.5*([.G480]^2+[.L480]^2)" office:value-type="float" office:value="0.134732579021">
            <text:p>0.134732579021</text:p>
          </table:table-cell>
          <table:table-cell table:formula="of:=0.5*([.H480]^2+[.M480]^2)" office:value-type="float" office:value="0.1132984401245">
            <text:p>0.1132984401245</text:p>
          </table:table-cell>
          <table:table-cell table:formula="of:=0.5*([.I480]^2+[.N480]^2)" office:value-type="float" office:value="0.1475844385265">
            <text:p>0.1475844385265</text:p>
          </table:table-cell>
        </table:table-row>
        <table:table-row table:style-name="ro1">
          <table:table-cell office:value-type="float" office:value="7.46094">
            <text:p>7.46094</text:p>
          </table:table-cell>
          <table:table-cell office:value-type="float" office:value="0.778372">
            <text:p>0.778372</text:p>
          </table:table-cell>
          <table:table-cell office:value-type="float" office:value="0.707095">
            <text:p>0.707095</text:p>
          </table:table-cell>
          <table:table-cell office:value-type="float" office:value="0.754888">
            <text:p>0.754888</text:p>
          </table:table-cell>
          <table:table-cell/>
          <table:table-cell office:value-type="float" office:value="7.46094">
            <text:p>7.46094</text:p>
          </table:table-cell>
          <table:table-cell office:value-type="float" office:value="0.410056">
            <text:p>0.410056</text:p>
          </table:table-cell>
          <table:table-cell office:value-type="float" office:value="0.317352">
            <text:p>0.317352</text:p>
          </table:table-cell>
          <table:table-cell office:value-type="float" office:value="0.41817">
            <text:p>0.41817</text:p>
          </table:table-cell>
          <table:table-cell/>
          <table:table-cell office:value-type="float" office:value="7.46094">
            <text:p>7.46094</text:p>
          </table:table-cell>
          <table:table-cell office:value-type="float" office:value="0.326125">
            <text:p>0.326125</text:p>
          </table:table-cell>
          <table:table-cell office:value-type="float" office:value="0.336956">
            <text:p>0.336956</text:p>
          </table:table-cell>
          <table:table-cell office:value-type="float" office:value="0.337765">
            <text:p>0.337765</text:p>
          </table:table-cell>
          <table:table-cell/>
          <table:table-cell table:formula="of:=[.K481]" office:value-type="float" office:value="7.46094">
            <text:p>7.46094</text:p>
          </table:table-cell>
          <table:table-cell table:formula="of:=0.5*([.G481]^2+[.L481]^2)" office:value-type="float" office:value="0.1372517193805">
            <text:p>0.1372517193805</text:p>
          </table:table-cell>
          <table:table-cell table:formula="of:=0.5*([.H481]^2+[.M481]^2)" office:value-type="float" office:value="0.10712581892">
            <text:p>0.10712581892</text:p>
          </table:table-cell>
          <table:table-cell table:formula="of:=0.5*([.I481]^2+[.N481]^2)" office:value-type="float" office:value="0.1444756720625">
            <text:p>0.1444756720625</text:p>
          </table:table-cell>
        </table:table-row>
        <table:table-row table:style-name="ro1">
          <table:table-cell office:value-type="float" office:value="7.47656">
            <text:p>7.47656</text:p>
          </table:table-cell>
          <table:table-cell office:value-type="float" office:value="0.78116">
            <text:p>0.78116</text:p>
          </table:table-cell>
          <table:table-cell office:value-type="float" office:value="0.70849">
            <text:p>0.70849</text:p>
          </table:table-cell>
          <table:table-cell office:value-type="float" office:value="0.756475">
            <text:p>0.756475</text:p>
          </table:table-cell>
          <table:table-cell/>
          <table:table-cell office:value-type="float" office:value="7.47656">
            <text:p>7.47656</text:p>
          </table:table-cell>
          <table:table-cell office:value-type="float" office:value="0.386806">
            <text:p>0.386806</text:p>
          </table:table-cell>
          <table:table-cell office:value-type="float" office:value="0.298476">
            <text:p>0.298476</text:p>
          </table:table-cell>
          <table:table-cell office:value-type="float" office:value="0.380924">
            <text:p>0.380924</text:p>
          </table:table-cell>
          <table:table-cell/>
          <table:table-cell office:value-type="float" office:value="7.47656">
            <text:p>7.47656</text:p>
          </table:table-cell>
          <table:table-cell office:value-type="float" office:value="0.311492">
            <text:p>0.311492</text:p>
          </table:table-cell>
          <table:table-cell office:value-type="float" office:value="0.312435">
            <text:p>0.312435</text:p>
          </table:table-cell>
          <table:table-cell office:value-type="float" office:value="0.310254">
            <text:p>0.310254</text:p>
          </table:table-cell>
          <table:table-cell/>
          <table:table-cell table:formula="of:=[.K482]" office:value-type="float" office:value="7.47656">
            <text:p>7.47656</text:p>
          </table:table-cell>
          <table:table-cell table:formula="of:=0.5*([.G482]^2+[.L482]^2)" office:value-type="float" office:value="0.12332307385">
            <text:p>0.12332307385</text:p>
          </table:table-cell>
          <table:table-cell table:formula="of:=0.5*([.H482]^2+[.M482]^2)" office:value-type="float" office:value="0.0933517759005">
            <text:p>0.0933517759005</text:p>
          </table:table-cell>
          <table:table-cell table:formula="of:=0.5*([.I482]^2+[.N482]^2)" office:value-type="float" office:value="0.120680319146">
            <text:p>0.120680319146</text:p>
          </table:table-cell>
        </table:table-row>
        <table:table-row table:style-name="ro1">
          <table:table-cell office:value-type="float" office:value="7.49219">
            <text:p>7.49219</text:p>
          </table:table-cell>
          <table:table-cell office:value-type="float" office:value="0.78117">
            <text:p>0.78117</text:p>
          </table:table-cell>
          <table:table-cell office:value-type="float" office:value="0.708498">
            <text:p>0.708498</text:p>
          </table:table-cell>
          <table:table-cell office:value-type="float" office:value="0.756492">
            <text:p>0.756492</text:p>
          </table:table-cell>
          <table:table-cell/>
          <table:table-cell office:value-type="float" office:value="7.49219">
            <text:p>7.49219</text:p>
          </table:table-cell>
          <table:table-cell office:value-type="float" office:value="0.386807">
            <text:p>0.386807</text:p>
          </table:table-cell>
          <table:table-cell office:value-type="float" office:value="0.298477">
            <text:p>0.298477</text:p>
          </table:table-cell>
          <table:table-cell office:value-type="float" office:value="0.380929">
            <text:p>0.380929</text:p>
          </table:table-cell>
          <table:table-cell/>
          <table:table-cell office:value-type="float" office:value="7.49219">
            <text:p>7.49219</text:p>
          </table:table-cell>
          <table:table-cell office:value-type="float" office:value="0.311493">
            <text:p>0.311493</text:p>
          </table:table-cell>
          <table:table-cell office:value-type="float" office:value="0.312439">
            <text:p>0.312439</text:p>
          </table:table-cell>
          <table:table-cell office:value-type="float" office:value="0.310256">
            <text:p>0.310256</text:p>
          </table:table-cell>
          <table:table-cell/>
          <table:table-cell table:formula="of:=[.K483]" office:value-type="float" office:value="7.49219">
            <text:p>7.49219</text:p>
          </table:table-cell>
          <table:table-cell table:formula="of:=0.5*([.G483]^2+[.L483]^2)" office:value-type="float" office:value="0.123323772149">
            <text:p>0.123323772149</text:p>
          </table:table-cell>
          <table:table-cell table:formula="of:=0.5*([.H483]^2+[.M483]^2)" office:value-type="float" office:value="0.093353324125">
            <text:p>0.093353324125</text:p>
          </table:table-cell>
          <table:table-cell table:formula="of:=0.5*([.I483]^2+[.N483]^2)" office:value-type="float" office:value="0.1206828442885">
            <text:p>0.1206828442885</text:p>
          </table:table-cell>
        </table:table-row>
        <table:table-row table:style-name="ro1">
          <table:table-cell table:number-columns-repeated="15"/>
          <table:table-cell>
            <draw:frame table:end-cell-address="Sheet1.T500" table:end-x="0.0472in" table:end-y="0.0752in" draw:z-index="3" draw:style-name="gr1" svg:width="3.1492in" svg:height="2.7555in" svg:x="0.4543in" svg:y="0.1535in">
              <draw:object draw:notify-on-update-of-ranges="Sheet1.P3:Sheet1.P483 Sheet1.Q2:Sheet1.Q2 Sheet1.Q3:Sheet1.Q483 Sheet1.P3:Sheet1.P483 Sheet1.R2:Sheet1.R2 Sheet1.R3:Sheet1.R483 Sheet1.P3:Sheet1.P483 Sheet1.S2:Sheet1.S2 Sheet1.S3:Sheet1.S48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>
            <draw:frame table:end-cell-address="Sheet1.D501" table:end-x="0.7421in" table:end-y="0.0378in" draw:z-index="0" draw:style-name="gr1" svg:width="3.1492in" svg:height="2.7555in" svg:x="0.2598in" svg:y="0.1161in">
              <draw:object draw:notify-on-update-of-ranges="Sheet1.A3:Sheet1.A483 Sheet1.B2:Sheet1.B2 Sheet1.B3:Sheet1.B483 Sheet1.A3:Sheet1.A483 Sheet1.C2:Sheet1.C2 Sheet1.C3:Sheet1.C483 Sheet1.A3:Sheet1.A483 Sheet1.D2:Sheet1.D2 Sheet1.D3:Sheet1.D4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J500" table:end-x="0.2142in" table:end-y="0.1217in" draw:z-index="1" draw:style-name="gr1" svg:width="3.1492in" svg:height="2.7555in" svg:x="0.6213in" svg:y="0.0228in">
              <draw:object draw:notify-on-update-of-ranges="Sheet1.F3:Sheet1.F483 Sheet1.G2:Sheet1.G2 Sheet1.G3:Sheet1.G483 Sheet1.F3:Sheet1.F483 Sheet1.H2:Sheet1.H2 Sheet1.H3:Sheet1.H483 Sheet1.F3:Sheet1.F483 Sheet1.I2:Sheet1.I2 Sheet1.I3:Sheet1.I4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O500" table:end-x="0.0563in" table:end-y="0.1311in" draw:z-index="2" draw:style-name="gr1" svg:width="3.1492in" svg:height="2.7555in" svg:x="0.463in" svg:y="0.0323in">
              <draw:object draw:notify-on-update-of-ranges="Sheet1.K3:Sheet1.K483 Sheet1.L2:Sheet1.L2 Sheet1.L3:Sheet1.L483 Sheet1.K3:Sheet1.K483 Sheet1.M2:Sheet1.M2 Sheet1.M3:Sheet1.M483 Sheet1.K3:Sheet1.K483 Sheet1.N2:Sheet1.N2 Sheet1.N3:Sheet1.N48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1/29/2013</text:date>, <text:time>21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1-28T13:46:32</meta:creation-date>
    <meta:generator>OpenOffice.org/3.2$Unix OpenOffice.org_project/320m12$Build-9483</meta:generator>
    <dc:date>2013-01-29T21:42:21</dc:date>
    <dc:creator>Yusuke Koda</dc:creator>
    <meta:editing-duration>PT00H43M26S</meta:editing-duration>
    <meta:editing-cycles>8</meta:editing-cycles>
    <meta:document-statistic meta:table-count="3" meta:cell-count="77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53cm" svg:y="2.843cm" chart:style-name="ch2"/>
        <chart:plot-area chart:style-name="ch3" table:cell-range-address="Sheet1.A2:Sheet1.D483" chart:data-source-has-labels="row" svg:x="0.16cm" svg:y="0.14cm" svg:width="6.2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483" chart:label-cell-address="Sheet1.B2:Sheet1.B2" chart:class="chart:scatter">
            <chart:domain table:cell-range-address="Sheet1.A3:Sheet1.A483"/>
            <chart:data-point chart:repeated="481"/>
          </chart:series>
          <chart:series chart:style-name="ch7" chart:values-cell-range-address="Sheet1.C3:Sheet1.C483" chart:label-cell-address="Sheet1.C2:Sheet1.C2" chart:class="chart:scatter">
            <chart:data-point chart:repeated="481"/>
          </chart:series>
          <chart:series chart:style-name="ch8" chart:values-cell-range-address="Sheet1.D3:Sheet1.D483" chart:label-cell-address="Sheet1.D2:Sheet1.D2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Z=4</text:p>
              </table:table-cell>
              <table:table-cell office:value-type="string">
                <text:p text:id="Sheet1.C2:Sheet1.C2">Z=24</text:p>
              </table:table-cell>
              <table:table-cell office:value-type="string">
                <text:p text:id="Sheet1.D2:Sheet1.D2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78125">
                <text:p text:id="Sheet1.A3:Sheet1.A483">-0.0078125</text:p>
              </table:table-cell>
              <table:table-cell office:value-type="float" office:value="0">
                <text:p text:id="Sheet1.B3:Sheet1.B483">0</text:p>
              </table:table-cell>
              <table:table-cell office:value-type="float" office:value="0">
                <text:p text:id="Sheet1.C3:Sheet1.C483">0</text:p>
              </table:table-cell>
              <table:table-cell office:value-type="float" office:value="0">
                <text:p text:id="Sheet1.D3:Sheet1.D48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400352">
                <text:p>0.0000400352</text:p>
              </table:table-cell>
              <table:table-cell office:value-type="float" office:value="-0.00204493">
                <text:p>-0.00204493</text:p>
              </table:table-cell>
              <table:table-cell office:value-type="float" office:value="-0.00171179">
                <text:p>-0.00171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4375">
                <text:p>0.0234375</text:p>
              </table:table-cell>
              <table:table-cell office:value-type="float" office:value="-0.0062137">
                <text:p>-0.0062137</text:p>
              </table:table-cell>
              <table:table-cell office:value-type="float" office:value="-0.0108166">
                <text:p>-0.0108166</text:p>
              </table:table-cell>
              <table:table-cell office:value-type="float" office:value="-0.00820858">
                <text:p>-0.00820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625">
                <text:p>0.0390625</text:p>
              </table:table-cell>
              <table:table-cell office:value-type="float" office:value="-0.0180789">
                <text:p>-0.0180789</text:p>
              </table:table-cell>
              <table:table-cell office:value-type="float" office:value="-0.0210889">
                <text:p>-0.0210889</text:p>
              </table:table-cell>
              <table:table-cell office:value-type="float" office:value="-0.0176512">
                <text:p>-0.0176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6875">
                <text:p>0.0546875</text:p>
              </table:table-cell>
              <table:table-cell office:value-type="float" office:value="-0.0236894">
                <text:p>-0.0236894</text:p>
              </table:table-cell>
              <table:table-cell office:value-type="float" office:value="-0.0333592">
                <text:p>-0.0333592</text:p>
              </table:table-cell>
              <table:table-cell office:value-type="float" office:value="-0.032506">
                <text:p>-0.03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3125">
                <text:p>0.0703125</text:p>
              </table:table-cell>
              <table:table-cell office:value-type="float" office:value="-0.0329345">
                <text:p>-0.0329345</text:p>
              </table:table-cell>
              <table:table-cell office:value-type="float" office:value="-0.0509233">
                <text:p>-0.0509233</text:p>
              </table:table-cell>
              <table:table-cell office:value-type="float" office:value="-0.0472438">
                <text:p>-0.0472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9375">
                <text:p>0.0859375</text:p>
              </table:table-cell>
              <table:table-cell office:value-type="float" office:value="-0.052318">
                <text:p>-0.052318</text:p>
              </table:table-cell>
              <table:table-cell office:value-type="float" office:value="-0.0692317">
                <text:p>-0.0692317</text:p>
              </table:table-cell>
              <table:table-cell office:value-type="float" office:value="-0.0535915">
                <text:p>-0.0535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562">
                <text:p>0.101562</text:p>
              </table:table-cell>
              <table:table-cell office:value-type="float" office:value="-0.0623672">
                <text:p>-0.0623672</text:p>
              </table:table-cell>
              <table:table-cell office:value-type="float" office:value="-0.0854103">
                <text:p>-0.0854103</text:p>
              </table:table-cell>
              <table:table-cell office:value-type="float" office:value="-0.0600195">
                <text:p>-0.0600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188">
                <text:p>0.117188</text:p>
              </table:table-cell>
              <table:table-cell office:value-type="float" office:value="-0.0664632">
                <text:p>-0.0664632</text:p>
              </table:table-cell>
              <table:table-cell office:value-type="float" office:value="-0.102975">
                <text:p>-0.102975</text:p>
              </table:table-cell>
              <table:table-cell office:value-type="float" office:value="-0.0732365">
                <text:p>-0.0732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812">
                <text:p>0.132812</text:p>
              </table:table-cell>
              <table:table-cell office:value-type="float" office:value="-0.081493">
                <text:p>-0.081493</text:p>
              </table:table-cell>
              <table:table-cell office:value-type="float" office:value="-0.12202">
                <text:p>-0.12202</text:p>
              </table:table-cell>
              <table:table-cell office:value-type="float" office:value="-0.0876997">
                <text:p>-0.0876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438">
                <text:p>0.148438</text:p>
              </table:table-cell>
              <table:table-cell office:value-type="float" office:value="-0.0982582">
                <text:p>-0.0982582</text:p>
              </table:table-cell>
              <table:table-cell office:value-type="float" office:value="-0.136831">
                <text:p>-0.136831</text:p>
              </table:table-cell>
              <table:table-cell office:value-type="float" office:value="-0.0971192">
                <text:p>-0.0971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062">
                <text:p>0.164062</text:p>
              </table:table-cell>
              <table:table-cell office:value-type="float" office:value="-0.105004">
                <text:p>-0.105004</text:p>
              </table:table-cell>
              <table:table-cell office:value-type="float" office:value="-0.149711">
                <text:p>-0.149711</text:p>
              </table:table-cell>
              <table:table-cell office:value-type="float" office:value="-0.102218">
                <text:p>-0.102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688">
                <text:p>0.179688</text:p>
              </table:table-cell>
              <table:table-cell office:value-type="float" office:value="-0.108512">
                <text:p>-0.108512</text:p>
              </table:table-cell>
              <table:table-cell office:value-type="float" office:value="-0.165795">
                <text:p>-0.165795</text:p>
              </table:table-cell>
              <table:table-cell office:value-type="float" office:value="-0.109632">
                <text:p>-0.109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312">
                <text:p>0.195312</text:p>
              </table:table-cell>
              <table:table-cell office:value-type="float" office:value="-0.118739">
                <text:p>-0.118739</text:p>
              </table:table-cell>
              <table:table-cell office:value-type="float" office:value="-0.182785">
                <text:p>-0.182785</text:p>
              </table:table-cell>
              <table:table-cell office:value-type="float" office:value="-0.116734">
                <text:p>-0.116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938">
                <text:p>0.210938</text:p>
              </table:table-cell>
              <table:table-cell office:value-type="float" office:value="-0.132942">
                <text:p>-0.132942</text:p>
              </table:table-cell>
              <table:table-cell office:value-type="float" office:value="-0.195476">
                <text:p>-0.195476</text:p>
              </table:table-cell>
              <table:table-cell office:value-type="float" office:value="-0.122041">
                <text:p>-0.122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62">
                <text:p>0.226562</text:p>
              </table:table-cell>
              <table:table-cell office:value-type="float" office:value="-0.140445">
                <text:p>-0.140445</text:p>
              </table:table-cell>
              <table:table-cell office:value-type="float" office:value="-0.204261">
                <text:p>-0.204261</text:p>
              </table:table-cell>
              <table:table-cell office:value-type="float" office:value="-0.130323">
                <text:p>-0.130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2188">
                <text:p>0.242188</text:p>
              </table:table-cell>
              <table:table-cell office:value-type="float" office:value="-0.142691">
                <text:p>-0.142691</text:p>
              </table:table-cell>
              <table:table-cell office:value-type="float" office:value="-0.214527">
                <text:p>-0.214527</text:p>
              </table:table-cell>
              <table:table-cell office:value-type="float" office:value="-0.137354">
                <text:p>-0.137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12">
                <text:p>0.257812</text:p>
              </table:table-cell>
              <table:table-cell office:value-type="float" office:value="-0.14999">
                <text:p>-0.14999</text:p>
              </table:table-cell>
              <table:table-cell office:value-type="float" office:value="-0.227774">
                <text:p>-0.227774</text:p>
              </table:table-cell>
              <table:table-cell office:value-type="float" office:value="-0.138378">
                <text:p>-0.138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3438">
                <text:p>0.273438</text:p>
              </table:table-cell>
              <table:table-cell office:value-type="float" office:value="-0.160208">
                <text:p>-0.160208</text:p>
              </table:table-cell>
              <table:table-cell office:value-type="float" office:value="-0.240681">
                <text:p>-0.240681</text:p>
              </table:table-cell>
              <table:table-cell office:value-type="float" office:value="-0.138479">
                <text:p>-0.138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-0.16581">
                <text:p>-0.16581</text:p>
              </table:table-cell>
              <table:table-cell office:value-type="float" office:value="-0.25215">
                <text:p>-0.25215</text:p>
              </table:table-cell>
              <table:table-cell office:value-type="float" office:value="-0.140309">
                <text:p>-0.140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688">
                <text:p>0.304688</text:p>
              </table:table-cell>
              <table:table-cell office:value-type="float" office:value="-0.170179">
                <text:p>-0.170179</text:p>
              </table:table-cell>
              <table:table-cell office:value-type="float" office:value="-0.260258">
                <text:p>-0.260258</text:p>
              </table:table-cell>
              <table:table-cell office:value-type="float" office:value="-0.142966">
                <text:p>-0.142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312">
                <text:p>0.320312</text:p>
              </table:table-cell>
              <table:table-cell office:value-type="float" office:value="-0.177415">
                <text:p>-0.177415</text:p>
              </table:table-cell>
              <table:table-cell office:value-type="float" office:value="-0.26672">
                <text:p>-0.26672</text:p>
              </table:table-cell>
              <table:table-cell office:value-type="float" office:value="-0.148295">
                <text:p>-0.148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938">
                <text:p>0.335938</text:p>
              </table:table-cell>
              <table:table-cell office:value-type="float" office:value="-0.183633">
                <text:p>-0.183633</text:p>
              </table:table-cell>
              <table:table-cell office:value-type="float" office:value="-0.275328">
                <text:p>-0.275328</text:p>
              </table:table-cell>
              <table:table-cell office:value-type="float" office:value="-0.154619">
                <text:p>-0.15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562">
                <text:p>0.351562</text:p>
              </table:table-cell>
              <table:table-cell office:value-type="float" office:value="-0.187227">
                <text:p>-0.187227</text:p>
              </table:table-cell>
              <table:table-cell office:value-type="float" office:value="-0.2823">
                <text:p>-0.2823</text:p>
              </table:table-cell>
              <table:table-cell office:value-type="float" office:value="-0.158162">
                <text:p>-0.158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7188">
                <text:p>0.367188</text:p>
              </table:table-cell>
              <table:table-cell office:value-type="float" office:value="-0.190502">
                <text:p>-0.190502</text:p>
              </table:table-cell>
              <table:table-cell office:value-type="float" office:value="-0.286712">
                <text:p>-0.286712</text:p>
              </table:table-cell>
              <table:table-cell office:value-type="float" office:value="-0.158273">
                <text:p>-0.158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2812">
                <text:p>0.382812</text:p>
              </table:table-cell>
              <table:table-cell office:value-type="float" office:value="-0.194515">
                <text:p>-0.194515</text:p>
              </table:table-cell>
              <table:table-cell office:value-type="float" office:value="-0.292745">
                <text:p>-0.292745</text:p>
              </table:table-cell>
              <table:table-cell office:value-type="float" office:value="-0.159186">
                <text:p>-0.159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8438">
                <text:p>0.398438</text:p>
              </table:table-cell>
              <table:table-cell office:value-type="float" office:value="-0.200336">
                <text:p>-0.200336</text:p>
              </table:table-cell>
              <table:table-cell office:value-type="float" office:value="-0.299535">
                <text:p>-0.299535</text:p>
              </table:table-cell>
              <table:table-cell office:value-type="float" office:value="-0.163864">
                <text:p>-0.163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062">
                <text:p>0.414062</text:p>
              </table:table-cell>
              <table:table-cell office:value-type="float" office:value="-0.2065">
                <text:p>-0.2065</text:p>
              </table:table-cell>
              <table:table-cell office:value-type="float" office:value="-0.305622">
                <text:p>-0.305622</text:p>
              </table:table-cell>
              <table:table-cell office:value-type="float" office:value="-0.166509">
                <text:p>-0.166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688">
                <text:p>0.429688</text:p>
              </table:table-cell>
              <table:table-cell office:value-type="float" office:value="-0.207608">
                <text:p>-0.207608</text:p>
              </table:table-cell>
              <table:table-cell office:value-type="float" office:value="-0.31257">
                <text:p>-0.31257</text:p>
              </table:table-cell>
              <table:table-cell office:value-type="float" office:value="-0.164323">
                <text:p>-0.164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312">
                <text:p>0.445312</text:p>
              </table:table-cell>
              <table:table-cell office:value-type="float" office:value="-0.205307">
                <text:p>-0.205307</text:p>
              </table:table-cell>
              <table:table-cell office:value-type="float" office:value="-0.318522">
                <text:p>-0.318522</text:p>
              </table:table-cell>
              <table:table-cell office:value-type="float" office:value="-0.162375">
                <text:p>-0.162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0938">
                <text:p>0.460938</text:p>
              </table:table-cell>
              <table:table-cell office:value-type="float" office:value="-0.206365">
                <text:p>-0.206365</text:p>
              </table:table-cell>
              <table:table-cell office:value-type="float" office:value="-0.32056">
                <text:p>-0.32056</text:p>
              </table:table-cell>
              <table:table-cell office:value-type="float" office:value="-0.161681">
                <text:p>-0.161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6562">
                <text:p>0.476562</text:p>
              </table:table-cell>
              <table:table-cell office:value-type="float" office:value="-0.209176">
                <text:p>-0.209176</text:p>
              </table:table-cell>
              <table:table-cell office:value-type="float" office:value="-0.318617">
                <text:p>-0.318617</text:p>
              </table:table-cell>
              <table:table-cell office:value-type="float" office:value="-0.158539">
                <text:p>-0.158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88">
                <text:p>0.492188</text:p>
              </table:table-cell>
              <table:table-cell office:value-type="float" office:value="-0.209375">
                <text:p>-0.209375</text:p>
              </table:table-cell>
              <table:table-cell office:value-type="float" office:value="-0.316845">
                <text:p>-0.316845</text:p>
              </table:table-cell>
              <table:table-cell office:value-type="float" office:value="-0.155048">
                <text:p>-0.15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7812">
                <text:p>0.507812</text:p>
              </table:table-cell>
              <table:table-cell office:value-type="float" office:value="-0.208184">
                <text:p>-0.208184</text:p>
              </table:table-cell>
              <table:table-cell office:value-type="float" office:value="-0.319375">
                <text:p>-0.319375</text:p>
              </table:table-cell>
              <table:table-cell office:value-type="float" office:value="-0.152641">
                <text:p>-0.152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3438">
                <text:p>0.523438</text:p>
              </table:table-cell>
              <table:table-cell office:value-type="float" office:value="-0.207186">
                <text:p>-0.207186</text:p>
              </table:table-cell>
              <table:table-cell office:value-type="float" office:value="-0.322592">
                <text:p>-0.322592</text:p>
              </table:table-cell>
              <table:table-cell office:value-type="float" office:value="-0.148004">
                <text:p>-0.148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9062">
                <text:p>0.539062</text:p>
              </table:table-cell>
              <table:table-cell office:value-type="float" office:value="-0.205813">
                <text:p>-0.205813</text:p>
              </table:table-cell>
              <table:table-cell office:value-type="float" office:value="-0.322432">
                <text:p>-0.322432</text:p>
              </table:table-cell>
              <table:table-cell office:value-type="float" office:value="-0.142469">
                <text:p>-0.142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4688">
                <text:p>0.554688</text:p>
              </table:table-cell>
              <table:table-cell office:value-type="float" office:value="-0.206722">
                <text:p>-0.206722</text:p>
              </table:table-cell>
              <table:table-cell office:value-type="float" office:value="-0.319208">
                <text:p>-0.319208</text:p>
              </table:table-cell>
              <table:table-cell office:value-type="float" office:value="-0.139991">
                <text:p>-0.139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0312">
                <text:p>0.570312</text:p>
              </table:table-cell>
              <table:table-cell office:value-type="float" office:value="-0.209569">
                <text:p>-0.209569</text:p>
              </table:table-cell>
              <table:table-cell office:value-type="float" office:value="-0.314615">
                <text:p>-0.314615</text:p>
              </table:table-cell>
              <table:table-cell office:value-type="float" office:value="-0.137793">
                <text:p>-0.137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5938">
                <text:p>0.585938</text:p>
              </table:table-cell>
              <table:table-cell office:value-type="float" office:value="-0.205748">
                <text:p>-0.205748</text:p>
              </table:table-cell>
              <table:table-cell office:value-type="float" office:value="-0.309833">
                <text:p>-0.309833</text:p>
              </table:table-cell>
              <table:table-cell office:value-type="float" office:value="-0.133193">
                <text:p>-0.133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1562">
                <text:p>0.601562</text:p>
              </table:table-cell>
              <table:table-cell office:value-type="float" office:value="-0.197104">
                <text:p>-0.197104</text:p>
              </table:table-cell>
              <table:table-cell office:value-type="float" office:value="-0.306485">
                <text:p>-0.306485</text:p>
              </table:table-cell>
              <table:table-cell office:value-type="float" office:value="-0.127521">
                <text:p>-0.127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188">
                <text:p>0.617188</text:p>
              </table:table-cell>
              <table:table-cell office:value-type="float" office:value="-0.195432">
                <text:p>-0.195432</text:p>
              </table:table-cell>
              <table:table-cell office:value-type="float" office:value="-0.302038">
                <text:p>-0.302038</text:p>
              </table:table-cell>
              <table:table-cell office:value-type="float" office:value="-0.12092">
                <text:p>-0.12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2812">
                <text:p>0.632812</text:p>
              </table:table-cell>
              <table:table-cell office:value-type="float" office:value="-0.196868">
                <text:p>-0.196868</text:p>
              </table:table-cell>
              <table:table-cell office:value-type="float" office:value="-0.295245">
                <text:p>-0.295245</text:p>
              </table:table-cell>
              <table:table-cell office:value-type="float" office:value="-0.112928">
                <text:p>-0.112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438">
                <text:p>0.648438</text:p>
              </table:table-cell>
              <table:table-cell office:value-type="float" office:value="-0.190132">
                <text:p>-0.190132</text:p>
              </table:table-cell>
              <table:table-cell office:value-type="float" office:value="-0.289487">
                <text:p>-0.289487</text:p>
              </table:table-cell>
              <table:table-cell office:value-type="float" office:value="-0.103397">
                <text:p>-0.1033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4062">
                <text:p>0.664062</text:p>
              </table:table-cell>
              <table:table-cell office:value-type="float" office:value="-0.182468">
                <text:p>-0.182468</text:p>
              </table:table-cell>
              <table:table-cell office:value-type="float" office:value="-0.285265">
                <text:p>-0.285265</text:p>
              </table:table-cell>
              <table:table-cell office:value-type="float" office:value="-0.0916705">
                <text:p>-0.0916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688">
                <text:p>0.679688</text:p>
              </table:table-cell>
              <table:table-cell office:value-type="float" office:value="-0.183418">
                <text:p>-0.183418</text:p>
              </table:table-cell>
              <table:table-cell office:value-type="float" office:value="-0.280623">
                <text:p>-0.280623</text:p>
              </table:table-cell>
              <table:table-cell office:value-type="float" office:value="-0.0805027">
                <text:p>-0.0805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312">
                <text:p>0.695312</text:p>
              </table:table-cell>
              <table:table-cell office:value-type="float" office:value="-0.183738">
                <text:p>-0.183738</text:p>
              </table:table-cell>
              <table:table-cell office:value-type="float" office:value="-0.275133">
                <text:p>-0.275133</text:p>
              </table:table-cell>
              <table:table-cell office:value-type="float" office:value="-0.07312">
                <text:p>-0.07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0938">
                <text:p>0.710938</text:p>
              </table:table-cell>
              <table:table-cell office:value-type="float" office:value="-0.174411">
                <text:p>-0.174411</text:p>
              </table:table-cell>
              <table:table-cell office:value-type="float" office:value="-0.267518">
                <text:p>-0.267518</text:p>
              </table:table-cell>
              <table:table-cell office:value-type="float" office:value="-0.0692297">
                <text:p>-0.0692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562">
                <text:p>0.726562</text:p>
              </table:table-cell>
              <table:table-cell office:value-type="float" office:value="-0.16327">
                <text:p>-0.16327</text:p>
              </table:table-cell>
              <table:table-cell office:value-type="float" office:value="-0.257775">
                <text:p>-0.257775</text:p>
              </table:table-cell>
              <table:table-cell office:value-type="float" office:value="-0.064194">
                <text:p>-0.064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188">
                <text:p>0.742188</text:p>
              </table:table-cell>
              <table:table-cell office:value-type="float" office:value="-0.158775">
                <text:p>-0.158775</text:p>
              </table:table-cell>
              <table:table-cell office:value-type="float" office:value="-0.249999">
                <text:p>-0.249999</text:p>
              </table:table-cell>
              <table:table-cell office:value-type="float" office:value="-0.0534992">
                <text:p>-0.0534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12">
                <text:p>0.757812</text:p>
              </table:table-cell>
              <table:table-cell office:value-type="float" office:value="-0.155217">
                <text:p>-0.155217</text:p>
              </table:table-cell>
              <table:table-cell office:value-type="float" office:value="-0.244055">
                <text:p>-0.244055</text:p>
              </table:table-cell>
              <table:table-cell office:value-type="float" office:value="-0.0410517">
                <text:p>-0.0410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38">
                <text:p>0.773438</text:p>
              </table:table-cell>
              <table:table-cell office:value-type="float" office:value="-0.148275">
                <text:p>-0.148275</text:p>
              </table:table-cell>
              <table:table-cell office:value-type="float" office:value="-0.236226">
                <text:p>-0.236226</text:p>
              </table:table-cell>
              <table:table-cell office:value-type="float" office:value="-0.032211">
                <text:p>-0.032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9062">
                <text:p>0.789062</text:p>
              </table:table-cell>
              <table:table-cell office:value-type="float" office:value="-0.141659">
                <text:p>-0.141659</text:p>
              </table:table-cell>
              <table:table-cell office:value-type="float" office:value="-0.226128">
                <text:p>-0.226128</text:p>
              </table:table-cell>
              <table:table-cell office:value-type="float" office:value="-0.0242774">
                <text:p>-0.0242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688">
                <text:p>0.804688</text:p>
              </table:table-cell>
              <table:table-cell office:value-type="float" office:value="-0.134465">
                <text:p>-0.134465</text:p>
              </table:table-cell>
              <table:table-cell office:value-type="float" office:value="-0.214914">
                <text:p>-0.214914</text:p>
              </table:table-cell>
              <table:table-cell office:value-type="float" office:value="-0.0153734">
                <text:p>-0.0153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12">
                <text:p>0.820312</text:p>
              </table:table-cell>
              <table:table-cell office:value-type="float" office:value="-0.124818">
                <text:p>-0.124818</text:p>
              </table:table-cell>
              <table:table-cell office:value-type="float" office:value="-0.204477">
                <text:p>-0.204477</text:p>
              </table:table-cell>
              <table:table-cell office:value-type="float" office:value="-0.00758052">
                <text:p>-0.00758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938">
                <text:p>0.835938</text:p>
              </table:table-cell>
              <table:table-cell office:value-type="float" office:value="-0.116351">
                <text:p>-0.116351</text:p>
              </table:table-cell>
              <table:table-cell office:value-type="float" office:value="-0.195757">
                <text:p>-0.195757</text:p>
              </table:table-cell>
              <table:table-cell office:value-type="float" office:value="0.00040443">
                <text:p>0.00040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1562">
                <text:p>0.851562</text:p>
              </table:table-cell>
              <table:table-cell office:value-type="float" office:value="-0.1103">
                <text:p>-0.1103</text:p>
              </table:table-cell>
              <table:table-cell office:value-type="float" office:value="-0.186518">
                <text:p>-0.186518</text:p>
              </table:table-cell>
              <table:table-cell office:value-type="float" office:value="0.0122533">
                <text:p>0.0122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7188">
                <text:p>0.867188</text:p>
              </table:table-cell>
              <table:table-cell office:value-type="float" office:value="-0.102518">
                <text:p>-0.102518</text:p>
              </table:table-cell>
              <table:table-cell office:value-type="float" office:value="-0.176741">
                <text:p>-0.176741</text:p>
              </table:table-cell>
              <table:table-cell office:value-type="float" office:value="0.0254373">
                <text:p>0.0254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2812">
                <text:p>0.882812</text:p>
              </table:table-cell>
              <table:table-cell office:value-type="float" office:value="-0.092187">
                <text:p>-0.092187</text:p>
              </table:table-cell>
              <table:table-cell office:value-type="float" office:value="-0.167334">
                <text:p>-0.167334</text:p>
              </table:table-cell>
              <table:table-cell office:value-type="float" office:value="0.037094">
                <text:p>0.037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438">
                <text:p>0.898438</text:p>
              </table:table-cell>
              <table:table-cell office:value-type="float" office:value="-0.0851282">
                <text:p>-0.0851282</text:p>
              </table:table-cell>
              <table:table-cell office:value-type="float" office:value="-0.156873">
                <text:p>-0.156873</text:p>
              </table:table-cell>
              <table:table-cell office:value-type="float" office:value="0.0488918">
                <text:p>0.0488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062">
                <text:p>0.914062</text:p>
              </table:table-cell>
              <table:table-cell office:value-type="float" office:value="-0.080537">
                <text:p>-0.080537</text:p>
              </table:table-cell>
              <table:table-cell office:value-type="float" office:value="-0.1473">
                <text:p>-0.1473</text:p>
              </table:table-cell>
              <table:table-cell office:value-type="float" office:value="0.059397">
                <text:p>0.0593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9688">
                <text:p>0.929688</text:p>
              </table:table-cell>
              <table:table-cell office:value-type="float" office:value="-0.0716143">
                <text:p>-0.0716143</text:p>
              </table:table-cell>
              <table:table-cell office:value-type="float" office:value="-0.139545">
                <text:p>-0.139545</text:p>
              </table:table-cell>
              <table:table-cell office:value-type="float" office:value="0.0672685">
                <text:p>0.0672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5312">
                <text:p>0.945312</text:p>
              </table:table-cell>
              <table:table-cell office:value-type="float" office:value="-0.0615338">
                <text:p>-0.0615338</text:p>
              </table:table-cell>
              <table:table-cell office:value-type="float" office:value="-0.131581">
                <text:p>-0.131581</text:p>
              </table:table-cell>
              <table:table-cell office:value-type="float" office:value="0.0759325">
                <text:p>0.0759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0938">
                <text:p>0.960938</text:p>
              </table:table-cell>
              <table:table-cell office:value-type="float" office:value="-0.0550525">
                <text:p>-0.0550525</text:p>
              </table:table-cell>
              <table:table-cell office:value-type="float" office:value="-0.121018">
                <text:p>-0.121018</text:p>
              </table:table-cell>
              <table:table-cell office:value-type="float" office:value="0.0864175">
                <text:p>0.0864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562">
                <text:p>0.976562</text:p>
              </table:table-cell>
              <table:table-cell office:value-type="float" office:value="-0.047922">
                <text:p>-0.047922</text:p>
              </table:table-cell>
              <table:table-cell office:value-type="float" office:value="-0.108845">
                <text:p>-0.108845</text:p>
              </table:table-cell>
              <table:table-cell office:value-type="float" office:value="0.0972233">
                <text:p>0.0972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188">
                <text:p>0.992188</text:p>
              </table:table-cell>
              <table:table-cell office:value-type="float" office:value="-0.039515">
                <text:p>-0.039515</text:p>
              </table:table-cell>
              <table:table-cell office:value-type="float" office:value="-0.0982535">
                <text:p>-0.0982535</text:p>
              </table:table-cell>
              <table:table-cell office:value-type="float" office:value="0.107322">
                <text:p>0.107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781">
                <text:p>1.00781</text:p>
              </table:table-cell>
              <table:table-cell office:value-type="float" office:value="-0.032212">
                <text:p>-0.032212</text:p>
              </table:table-cell>
              <table:table-cell office:value-type="float" office:value="-0.0883635">
                <text:p>-0.0883635</text:p>
              </table:table-cell>
              <table:table-cell office:value-type="float" office:value="0.116098">
                <text:p>0.116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344">
                <text:p>1.02344</text:p>
              </table:table-cell>
              <table:table-cell office:value-type="float" office:value="-0.024142">
                <text:p>-0.024142</text:p>
              </table:table-cell>
              <table:table-cell office:value-type="float" office:value="-0.077977">
                <text:p>-0.077977</text:p>
              </table:table-cell>
              <table:table-cell office:value-type="float" office:value="0.124511">
                <text:p>0.1245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906">
                <text:p>1.03906</text:p>
              </table:table-cell>
              <table:table-cell office:value-type="float" office:value="-0.0148791">
                <text:p>-0.0148791</text:p>
              </table:table-cell>
              <table:table-cell office:value-type="float" office:value="-0.066978">
                <text:p>-0.066978</text:p>
              </table:table-cell>
              <table:table-cell office:value-type="float" office:value="0.136231">
                <text:p>0.136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469">
                <text:p>1.05469</text:p>
              </table:table-cell>
              <table:table-cell office:value-type="float" office:value="-0.00844258">
                <text:p>-0.00844258</text:p>
              </table:table-cell>
              <table:table-cell office:value-type="float" office:value="-0.0546795">
                <text:p>-0.0546795</text:p>
              </table:table-cell>
              <table:table-cell office:value-type="float" office:value="0.150043">
                <text:p>0.150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31">
                <text:p>1.07031</text:p>
              </table:table-cell>
              <table:table-cell office:value-type="float" office:value="-0.00440273">
                <text:p>-0.00440273</text:p>
              </table:table-cell>
              <table:table-cell office:value-type="float" office:value="-0.043014">
                <text:p>-0.043014</text:p>
              </table:table-cell>
              <table:table-cell office:value-type="float" office:value="0.161603">
                <text:p>0.161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594">
                <text:p>1.08594</text:p>
              </table:table-cell>
              <table:table-cell office:value-type="float" office:value="0.0026352">
                <text:p>0.0026352</text:p>
              </table:table-cell>
              <table:table-cell office:value-type="float" office:value="-0.0355702">
                <text:p>-0.0355702</text:p>
              </table:table-cell>
              <table:table-cell office:value-type="float" office:value="0.171408">
                <text:p>0.171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156">
                <text:p>1.10156</text:p>
              </table:table-cell>
              <table:table-cell office:value-type="float" office:value="0.0122223">
                <text:p>0.0122223</text:p>
              </table:table-cell>
              <table:table-cell office:value-type="float" office:value="-0.0300927">
                <text:p>-0.0300927</text:p>
              </table:table-cell>
              <table:table-cell office:value-type="float" office:value="0.183634">
                <text:p>0.183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19">
                <text:p>1.11719</text:p>
              </table:table-cell>
              <table:table-cell office:value-type="float" office:value="0.0196103">
                <text:p>0.0196103</text:p>
              </table:table-cell>
              <table:table-cell office:value-type="float" office:value="-0.0215621">
                <text:p>-0.0215621</text:p>
              </table:table-cell>
              <table:table-cell office:value-type="float" office:value="0.199021">
                <text:p>0.199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281">
                <text:p>1.13281</text:p>
              </table:table-cell>
              <table:table-cell office:value-type="float" office:value="0.0242001">
                <text:p>0.0242001</text:p>
              </table:table-cell>
              <table:table-cell office:value-type="float" office:value="-0.0106238">
                <text:p>-0.0106238</text:p>
              </table:table-cell>
              <table:table-cell office:value-type="float" office:value="0.21059">
                <text:p>0.210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844">
                <text:p>1.14844</text:p>
              </table:table-cell>
              <table:table-cell office:value-type="float" office:value="0.029575">
                <text:p>0.029575</text:p>
              </table:table-cell>
              <table:table-cell office:value-type="float" office:value="-0.000784208">
                <text:p>-0.000784208</text:p>
              </table:table-cell>
              <table:table-cell office:value-type="float" office:value="0.217427">
                <text:p>0.217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06">
                <text:p>1.16406</text:p>
              </table:table-cell>
              <table:table-cell office:value-type="float" office:value="0.0379693">
                <text:p>0.0379693</text:p>
              </table:table-cell>
              <table:table-cell office:value-type="float" office:value="0.008083">
                <text:p>0.008083</text:p>
              </table:table-cell>
              <table:table-cell office:value-type="float" office:value="0.226462">
                <text:p>0.226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69">
                <text:p>1.17969</text:p>
              </table:table-cell>
              <table:table-cell office:value-type="float" office:value="0.0461593">
                <text:p>0.0461593</text:p>
              </table:table-cell>
              <table:table-cell office:value-type="float" office:value="0.0174695">
                <text:p>0.0174695</text:p>
              </table:table-cell>
              <table:table-cell office:value-type="float" office:value="0.238217">
                <text:p>0.238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531">
                <text:p>1.19531</text:p>
              </table:table-cell>
              <table:table-cell office:value-type="float" office:value="0.0516015">
                <text:p>0.0516015</text:p>
              </table:table-cell>
              <table:table-cell office:value-type="float" office:value="0.027154">
                <text:p>0.027154</text:p>
              </table:table-cell>
              <table:table-cell office:value-type="float" office:value="0.249148">
                <text:p>0.249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094">
                <text:p>1.21094</text:p>
              </table:table-cell>
              <table:table-cell office:value-type="float" office:value="0.056907">
                <text:p>0.056907</text:p>
              </table:table-cell>
              <table:table-cell office:value-type="float" office:value="0.035865">
                <text:p>0.035865</text:p>
              </table:table-cell>
              <table:table-cell office:value-type="float" office:value="0.258955">
                <text:p>0.258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656">
                <text:p>1.22656</text:p>
              </table:table-cell>
              <table:table-cell office:value-type="float" office:value="0.0641215">
                <text:p>0.0641215</text:p>
              </table:table-cell>
              <table:table-cell office:value-type="float" office:value="0.0444462">
                <text:p>0.0444462</text:p>
              </table:table-cell>
              <table:table-cell office:value-type="float" office:value="0.26872">
                <text:p>0.26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219">
                <text:p>1.24219</text:p>
              </table:table-cell>
              <table:table-cell office:value-type="float" office:value="0.0723692">
                <text:p>0.0723692</text:p>
              </table:table-cell>
              <table:table-cell office:value-type="float" office:value="0.054804">
                <text:p>0.054804</text:p>
              </table:table-cell>
              <table:table-cell office:value-type="float" office:value="0.278392">
                <text:p>0.278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781">
                <text:p>1.25781</text:p>
              </table:table-cell>
              <table:table-cell office:value-type="float" office:value="0.0791167">
                <text:p>0.0791167</text:p>
              </table:table-cell>
              <table:table-cell office:value-type="float" office:value="0.0650018">
                <text:p>0.0650018</text:p>
              </table:table-cell>
              <table:table-cell office:value-type="float" office:value="0.288907">
                <text:p>0.288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44">
                <text:p>1.27344</text:p>
              </table:table-cell>
              <table:table-cell office:value-type="float" office:value="0.0831717">
                <text:p>0.0831717</text:p>
              </table:table-cell>
              <table:table-cell office:value-type="float" office:value="0.072997">
                <text:p>0.072997</text:p>
              </table:table-cell>
              <table:table-cell office:value-type="float" office:value="0.29934">
                <text:p>0.29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906">
                <text:p>1.28906</text:p>
              </table:table-cell>
              <table:table-cell office:value-type="float" office:value="0.0871673">
                <text:p>0.0871673</text:p>
              </table:table-cell>
              <table:table-cell office:value-type="float" office:value="0.0816555">
                <text:p>0.0816555</text:p>
              </table:table-cell>
              <table:table-cell office:value-type="float" office:value="0.308398">
                <text:p>0.308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469">
                <text:p>1.30469</text:p>
              </table:table-cell>
              <table:table-cell office:value-type="float" office:value="0.0931498">
                <text:p>0.0931498</text:p>
              </table:table-cell>
              <table:table-cell office:value-type="float" office:value="0.091517">
                <text:p>0.091517</text:p>
              </table:table-cell>
              <table:table-cell office:value-type="float" office:value="0.316132">
                <text:p>0.316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31">
                <text:p>1.32031</text:p>
              </table:table-cell>
              <table:table-cell office:value-type="float" office:value="0.0992755">
                <text:p>0.0992755</text:p>
              </table:table-cell>
              <table:table-cell office:value-type="float" office:value="0.0988315">
                <text:p>0.0988315</text:p>
              </table:table-cell>
              <table:table-cell office:value-type="float" office:value="0.323147">
                <text:p>0.323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4">
                <text:p>1.33594</text:p>
              </table:table-cell>
              <table:table-cell office:value-type="float" office:value="0.104585">
                <text:p>0.104585</text:p>
              </table:table-cell>
              <table:table-cell office:value-type="float" office:value="0.105755">
                <text:p>0.105755</text:p>
              </table:table-cell>
              <table:table-cell office:value-type="float" office:value="0.331795">
                <text:p>0.331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56">
                <text:p>1.35156</text:p>
              </table:table-cell>
              <table:table-cell office:value-type="float" office:value="0.11097">
                <text:p>0.11097</text:p>
              </table:table-cell>
              <table:table-cell office:value-type="float" office:value="0.115099">
                <text:p>0.115099</text:p>
              </table:table-cell>
              <table:table-cell office:value-type="float" office:value="0.341943">
                <text:p>0.3419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19">
                <text:p>1.36719</text:p>
              </table:table-cell>
              <table:table-cell office:value-type="float" office:value="0.117243">
                <text:p>0.117243</text:p>
              </table:table-cell>
              <table:table-cell office:value-type="float" office:value="0.123924">
                <text:p>0.123924</text:p>
              </table:table-cell>
              <table:table-cell office:value-type="float" office:value="0.351353">
                <text:p>0.351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281">
                <text:p>1.38281</text:p>
              </table:table-cell>
              <table:table-cell office:value-type="float" office:value="0.122398">
                <text:p>0.122398</text:p>
              </table:table-cell>
              <table:table-cell office:value-type="float" office:value="0.131501">
                <text:p>0.131501</text:p>
              </table:table-cell>
              <table:table-cell office:value-type="float" office:value="0.35931">
                <text:p>0.35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844">
                <text:p>1.39844</text:p>
              </table:table-cell>
              <table:table-cell office:value-type="float" office:value="0.130639">
                <text:p>0.130639</text:p>
              </table:table-cell>
              <table:table-cell office:value-type="float" office:value="0.139103">
                <text:p>0.139103</text:p>
              </table:table-cell>
              <table:table-cell office:value-type="float" office:value="0.364792">
                <text:p>0.364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406">
                <text:p>1.41406</text:p>
              </table:table-cell>
              <table:table-cell office:value-type="float" office:value="0.139336">
                <text:p>0.139336</text:p>
              </table:table-cell>
              <table:table-cell office:value-type="float" office:value="0.145982">
                <text:p>0.145982</text:p>
              </table:table-cell>
              <table:table-cell office:value-type="float" office:value="0.367943">
                <text:p>0.367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69">
                <text:p>1.42969</text:p>
              </table:table-cell>
              <table:table-cell office:value-type="float" office:value="0.142195">
                <text:p>0.142195</text:p>
              </table:table-cell>
              <table:table-cell office:value-type="float" office:value="0.151966">
                <text:p>0.151966</text:p>
              </table:table-cell>
              <table:table-cell office:value-type="float" office:value="0.372107">
                <text:p>0.372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531">
                <text:p>1.44531</text:p>
              </table:table-cell>
              <table:table-cell office:value-type="float" office:value="0.143997">
                <text:p>0.143997</text:p>
              </table:table-cell>
              <table:table-cell office:value-type="float" office:value="0.15882">
                <text:p>0.15882</text:p>
              </table:table-cell>
              <table:table-cell office:value-type="float" office:value="0.38222">
                <text:p>0.38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094">
                <text:p>1.46094</text:p>
              </table:table-cell>
              <table:table-cell office:value-type="float" office:value="0.151734">
                <text:p>0.151734</text:p>
              </table:table-cell>
              <table:table-cell office:value-type="float" office:value="0.16965">
                <text:p>0.16965</text:p>
              </table:table-cell>
              <table:table-cell office:value-type="float" office:value="0.396495">
                <text:p>0.3964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656">
                <text:p>1.47656</text:p>
              </table:table-cell>
              <table:table-cell office:value-type="float" office:value="0.161303">
                <text:p>0.161303</text:p>
              </table:table-cell>
              <table:table-cell office:value-type="float" office:value="0.182916">
                <text:p>0.182916</text:p>
              </table:table-cell>
              <table:table-cell office:value-type="float" office:value="0.40836">
                <text:p>0.40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219">
                <text:p>1.49219</text:p>
              </table:table-cell>
              <table:table-cell office:value-type="float" office:value="0.166373">
                <text:p>0.166373</text:p>
              </table:table-cell>
              <table:table-cell office:value-type="float" office:value="0.193034">
                <text:p>0.193034</text:p>
              </table:table-cell>
              <table:table-cell office:value-type="float" office:value="0.414287">
                <text:p>0.414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81">
                <text:p>1.50781</text:p>
              </table:table-cell>
              <table:table-cell office:value-type="float" office:value="0.16937">
                <text:p>0.16937</text:p>
              </table:table-cell>
              <table:table-cell office:value-type="float" office:value="0.198442">
                <text:p>0.198442</text:p>
              </table:table-cell>
              <table:table-cell office:value-type="float" office:value="0.416678">
                <text:p>0.416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344">
                <text:p>1.52344</text:p>
              </table:table-cell>
              <table:table-cell office:value-type="float" office:value="0.175323">
                <text:p>0.175323</text:p>
              </table:table-cell>
              <table:table-cell office:value-type="float" office:value="0.204511">
                <text:p>0.204511</text:p>
              </table:table-cell>
              <table:table-cell office:value-type="float" office:value="0.422445">
                <text:p>0.4224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906">
                <text:p>1.53906</text:p>
              </table:table-cell>
              <table:table-cell office:value-type="float" office:value="0.183946">
                <text:p>0.183946</text:p>
              </table:table-cell>
              <table:table-cell office:value-type="float" office:value="0.212428">
                <text:p>0.212428</text:p>
              </table:table-cell>
              <table:table-cell office:value-type="float" office:value="0.432708">
                <text:p>0.432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469">
                <text:p>1.55469</text:p>
              </table:table-cell>
              <table:table-cell office:value-type="float" office:value="0.191016">
                <text:p>0.191016</text:p>
              </table:table-cell>
              <table:table-cell office:value-type="float" office:value="0.218519">
                <text:p>0.218519</text:p>
              </table:table-cell>
              <table:table-cell office:value-type="float" office:value="0.44106">
                <text:p>0.44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031">
                <text:p>1.57031</text:p>
              </table:table-cell>
              <table:table-cell office:value-type="float" office:value="0.195704">
                <text:p>0.195704</text:p>
              </table:table-cell>
              <table:table-cell office:value-type="float" office:value="0.223746">
                <text:p>0.223746</text:p>
              </table:table-cell>
              <table:table-cell office:value-type="float" office:value="0.446057">
                <text:p>0.4460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594">
                <text:p>1.58594</text:p>
              </table:table-cell>
              <table:table-cell office:value-type="float" office:value="0.201775">
                <text:p>0.201775</text:p>
              </table:table-cell>
              <table:table-cell office:value-type="float" office:value="0.230177">
                <text:p>0.230177</text:p>
              </table:table-cell>
              <table:table-cell office:value-type="float" office:value="0.452258">
                <text:p>0.452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156">
                <text:p>1.60156</text:p>
              </table:table-cell>
              <table:table-cell office:value-type="float" office:value="0.210618">
                <text:p>0.210618</text:p>
              </table:table-cell>
              <table:table-cell office:value-type="float" office:value="0.237986">
                <text:p>0.237986</text:p>
              </table:table-cell>
              <table:table-cell office:value-type="float" office:value="0.460623">
                <text:p>0.460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719">
                <text:p>1.61719</text:p>
              </table:table-cell>
              <table:table-cell office:value-type="float" office:value="0.219667">
                <text:p>0.219667</text:p>
              </table:table-cell>
              <table:table-cell office:value-type="float" office:value="0.247121">
                <text:p>0.247121</text:p>
              </table:table-cell>
              <table:table-cell office:value-type="float" office:value="0.467983">
                <text:p>0.4679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81">
                <text:p>1.63281</text:p>
              </table:table-cell>
              <table:table-cell office:value-type="float" office:value="0.227558">
                <text:p>0.227558</text:p>
              </table:table-cell>
              <table:table-cell office:value-type="float" office:value="0.25633">
                <text:p>0.25633</text:p>
              </table:table-cell>
              <table:table-cell office:value-type="float" office:value="0.474487">
                <text:p>0.474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844">
                <text:p>1.64844</text:p>
              </table:table-cell>
              <table:table-cell office:value-type="float" office:value="0.234752">
                <text:p>0.234752</text:p>
              </table:table-cell>
              <table:table-cell office:value-type="float" office:value="0.265315">
                <text:p>0.265315</text:p>
              </table:table-cell>
              <table:table-cell office:value-type="float" office:value="0.481607">
                <text:p>0.481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406">
                <text:p>1.66406</text:p>
              </table:table-cell>
              <table:table-cell office:value-type="float" office:value="0.242993">
                <text:p>0.242993</text:p>
              </table:table-cell>
              <table:table-cell office:value-type="float" office:value="0.27334">
                <text:p>0.27334</text:p>
              </table:table-cell>
              <table:table-cell office:value-type="float" office:value="0.48648">
                <text:p>0.486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7969">
                <text:p>1.67969</text:p>
              </table:table-cell>
              <table:table-cell office:value-type="float" office:value="0.25306">
                <text:p>0.25306</text:p>
              </table:table-cell>
              <table:table-cell office:value-type="float" office:value="0.277395">
                <text:p>0.277395</text:p>
              </table:table-cell>
              <table:table-cell office:value-type="float" office:value="0.489612">
                <text:p>0.4896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31">
                <text:p>1.69531</text:p>
              </table:table-cell>
              <table:table-cell office:value-type="float" office:value="0.262045">
                <text:p>0.262045</text:p>
              </table:table-cell>
              <table:table-cell office:value-type="float" office:value="0.27985">
                <text:p>0.27985</text:p>
              </table:table-cell>
              <table:table-cell office:value-type="float" office:value="0.493862">
                <text:p>0.493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094">
                <text:p>1.71094</text:p>
              </table:table-cell>
              <table:table-cell office:value-type="float" office:value="0.27021">
                <text:p>0.27021</text:p>
              </table:table-cell>
              <table:table-cell office:value-type="float" office:value="0.28573">
                <text:p>0.28573</text:p>
              </table:table-cell>
              <table:table-cell office:value-type="float" office:value="0.498365">
                <text:p>0.4983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2656">
                <text:p>1.72656</text:p>
              </table:table-cell>
              <table:table-cell office:value-type="float" office:value="0.28003">
                <text:p>0.28003</text:p>
              </table:table-cell>
              <table:table-cell office:value-type="float" office:value="0.294883">
                <text:p>0.294883</text:p>
              </table:table-cell>
              <table:table-cell office:value-type="float" office:value="0.50254">
                <text:p>0.50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219">
                <text:p>1.74219</text:p>
              </table:table-cell>
              <table:table-cell office:value-type="float" office:value="0.288628">
                <text:p>0.288628</text:p>
              </table:table-cell>
              <table:table-cell office:value-type="float" office:value="0.30417">
                <text:p>0.30417</text:p>
              </table:table-cell>
              <table:table-cell office:value-type="float" office:value="0.507558">
                <text:p>0.5075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781">
                <text:p>1.75781</text:p>
              </table:table-cell>
              <table:table-cell office:value-type="float" office:value="0.295388">
                <text:p>0.295388</text:p>
              </table:table-cell>
              <table:table-cell office:value-type="float" office:value="0.310215">
                <text:p>0.310215</text:p>
              </table:table-cell>
              <table:table-cell office:value-type="float" office:value="0.514025">
                <text:p>0.514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344">
                <text:p>1.77344</text:p>
              </table:table-cell>
              <table:table-cell office:value-type="float" office:value="0.304055">
                <text:p>0.304055</text:p>
              </table:table-cell>
              <table:table-cell office:value-type="float" office:value="0.31383">
                <text:p>0.31383</text:p>
              </table:table-cell>
              <table:table-cell office:value-type="float" office:value="0.519852">
                <text:p>0.519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8906">
                <text:p>1.78906</text:p>
              </table:table-cell>
              <table:table-cell office:value-type="float" office:value="0.31349">
                <text:p>0.31349</text:p>
              </table:table-cell>
              <table:table-cell office:value-type="float" office:value="0.319415">
                <text:p>0.319415</text:p>
              </table:table-cell>
              <table:table-cell office:value-type="float" office:value="0.522738">
                <text:p>0.5227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469">
                <text:p>1.80469</text:p>
              </table:table-cell>
              <table:table-cell office:value-type="float" office:value="0.319947">
                <text:p>0.319947</text:p>
              </table:table-cell>
              <table:table-cell office:value-type="float" office:value="0.327677">
                <text:p>0.327677</text:p>
              </table:table-cell>
              <table:table-cell office:value-type="float" office:value="0.525047">
                <text:p>0.525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031">
                <text:p>1.82031</text:p>
              </table:table-cell>
              <table:table-cell office:value-type="float" office:value="0.326232">
                <text:p>0.326232</text:p>
              </table:table-cell>
              <table:table-cell office:value-type="float" office:value="0.335055">
                <text:p>0.335055</text:p>
              </table:table-cell>
              <table:table-cell office:value-type="float" office:value="0.529015">
                <text:p>0.529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594">
                <text:p>1.83594</text:p>
              </table:table-cell>
              <table:table-cell office:value-type="float" office:value="0.335827">
                <text:p>0.335827</text:p>
              </table:table-cell>
              <table:table-cell office:value-type="float" office:value="0.339013">
                <text:p>0.339013</text:p>
              </table:table-cell>
              <table:table-cell office:value-type="float" office:value="0.534562">
                <text:p>0.534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156">
                <text:p>1.85156</text:p>
              </table:table-cell>
              <table:table-cell office:value-type="float" office:value="0.345367">
                <text:p>0.345367</text:p>
              </table:table-cell>
              <table:table-cell office:value-type="float" office:value="0.342355">
                <text:p>0.342355</text:p>
              </table:table-cell>
              <table:table-cell office:value-type="float" office:value="0.54065">
                <text:p>0.54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719">
                <text:p>1.86719</text:p>
              </table:table-cell>
              <table:table-cell office:value-type="float" office:value="0.352575">
                <text:p>0.352575</text:p>
              </table:table-cell>
              <table:table-cell office:value-type="float" office:value="0.346975">
                <text:p>0.346975</text:p>
              </table:table-cell>
              <table:table-cell office:value-type="float" office:value="0.546032">
                <text:p>0.546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281">
                <text:p>1.88281</text:p>
              </table:table-cell>
              <table:table-cell office:value-type="float" office:value="0.36149">
                <text:p>0.36149</text:p>
              </table:table-cell>
              <table:table-cell office:value-type="float" office:value="0.352037">
                <text:p>0.352037</text:p>
              </table:table-cell>
              <table:table-cell office:value-type="float" office:value="0.55047">
                <text:p>0.55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844">
                <text:p>1.89844</text:p>
              </table:table-cell>
              <table:table-cell office:value-type="float" office:value="0.37236">
                <text:p>0.37236</text:p>
              </table:table-cell>
              <table:table-cell office:value-type="float" office:value="0.359093">
                <text:p>0.359093</text:p>
              </table:table-cell>
              <table:table-cell office:value-type="float" office:value="0.552885">
                <text:p>0.5528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406">
                <text:p>1.91406</text:p>
              </table:table-cell>
              <table:table-cell office:value-type="float" office:value="0.380313">
                <text:p>0.380313</text:p>
              </table:table-cell>
              <table:table-cell office:value-type="float" office:value="0.366452">
                <text:p>0.366452</text:p>
              </table:table-cell>
              <table:table-cell office:value-type="float" office:value="0.553317">
                <text:p>0.553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969">
                <text:p>1.92969</text:p>
              </table:table-cell>
              <table:table-cell office:value-type="float" office:value="0.384895">
                <text:p>0.384895</text:p>
              </table:table-cell>
              <table:table-cell office:value-type="float" office:value="0.370903">
                <text:p>0.370903</text:p>
              </table:table-cell>
              <table:table-cell office:value-type="float" office:value="0.55496">
                <text:p>0.55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531">
                <text:p>1.94531</text:p>
              </table:table-cell>
              <table:table-cell office:value-type="float" office:value="0.390927">
                <text:p>0.390927</text:p>
              </table:table-cell>
              <table:table-cell office:value-type="float" office:value="0.37581">
                <text:p>0.37581</text:p>
              </table:table-cell>
              <table:table-cell office:value-type="float" office:value="0.559592">
                <text:p>0.5595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094">
                <text:p>1.96094</text:p>
              </table:table-cell>
              <table:table-cell office:value-type="float" office:value="0.400545">
                <text:p>0.400545</text:p>
              </table:table-cell>
              <table:table-cell office:value-type="float" office:value="0.383865">
                <text:p>0.383865</text:p>
              </table:table-cell>
              <table:table-cell office:value-type="float" office:value="0.566055">
                <text:p>0.566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656">
                <text:p>1.97656</text:p>
              </table:table-cell>
              <table:table-cell office:value-type="float" office:value="0.409607">
                <text:p>0.409607</text:p>
              </table:table-cell>
              <table:table-cell office:value-type="float" office:value="0.39175">
                <text:p>0.39175</text:p>
              </table:table-cell>
              <table:table-cell office:value-type="float" office:value="0.571007">
                <text:p>0.571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219">
                <text:p>1.99219</text:p>
              </table:table-cell>
              <table:table-cell office:value-type="float" office:value="0.415192">
                <text:p>0.415192</text:p>
              </table:table-cell>
              <table:table-cell office:value-type="float" office:value="0.398905">
                <text:p>0.398905</text:p>
              </table:table-cell>
              <table:table-cell office:value-type="float" office:value="0.57363">
                <text:p>0.57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0781">
                <text:p>2.00781</text:p>
              </table:table-cell>
              <table:table-cell office:value-type="float" office:value="0.420628">
                <text:p>0.420628</text:p>
              </table:table-cell>
              <table:table-cell office:value-type="float" office:value="0.403942">
                <text:p>0.403942</text:p>
              </table:table-cell>
              <table:table-cell office:value-type="float" office:value="0.577235">
                <text:p>0.577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344">
                <text:p>2.02344</text:p>
              </table:table-cell>
              <table:table-cell office:value-type="float" office:value="0.42879">
                <text:p>0.42879</text:p>
              </table:table-cell>
              <table:table-cell office:value-type="float" office:value="0.406085">
                <text:p>0.406085</text:p>
              </table:table-cell>
              <table:table-cell office:value-type="float" office:value="0.58309">
                <text:p>0.583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3906">
                <text:p>2.03906</text:p>
              </table:table-cell>
              <table:table-cell office:value-type="float" office:value="0.43596">
                <text:p>0.43596</text:p>
              </table:table-cell>
              <table:table-cell office:value-type="float" office:value="0.40914">
                <text:p>0.40914</text:p>
              </table:table-cell>
              <table:table-cell office:value-type="float" office:value="0.588615">
                <text:p>0.588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469">
                <text:p>2.05469</text:p>
              </table:table-cell>
              <table:table-cell office:value-type="float" office:value="0.439597">
                <text:p>0.439597</text:p>
              </table:table-cell>
              <table:table-cell office:value-type="float" office:value="0.413257">
                <text:p>0.413257</text:p>
              </table:table-cell>
              <table:table-cell office:value-type="float" office:value="0.590865">
                <text:p>0.590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031">
                <text:p>2.07031</text:p>
              </table:table-cell>
              <table:table-cell office:value-type="float" office:value="0.443795">
                <text:p>0.443795</text:p>
              </table:table-cell>
              <table:table-cell office:value-type="float" office:value="0.41606">
                <text:p>0.41606</text:p>
              </table:table-cell>
              <table:table-cell office:value-type="float" office:value="0.591758">
                <text:p>0.591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594">
                <text:p>2.08594</text:p>
              </table:table-cell>
              <table:table-cell office:value-type="float" office:value="0.449635">
                <text:p>0.449635</text:p>
              </table:table-cell>
              <table:table-cell office:value-type="float" office:value="0.419845">
                <text:p>0.419845</text:p>
              </table:table-cell>
              <table:table-cell office:value-type="float" office:value="0.594853">
                <text:p>0.594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156">
                <text:p>2.10156</text:p>
              </table:table-cell>
              <table:table-cell office:value-type="float" office:value="0.45569">
                <text:p>0.45569</text:p>
              </table:table-cell>
              <table:table-cell office:value-type="float" office:value="0.424345">
                <text:p>0.424345</text:p>
              </table:table-cell>
              <table:table-cell office:value-type="float" office:value="0.600147">
                <text:p>0.60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1719">
                <text:p>2.11719</text:p>
              </table:table-cell>
              <table:table-cell office:value-type="float" office:value="0.462628">
                <text:p>0.462628</text:p>
              </table:table-cell>
              <table:table-cell office:value-type="float" office:value="0.42755">
                <text:p>0.42755</text:p>
              </table:table-cell>
              <table:table-cell office:value-type="float" office:value="0.60411">
                <text:p>0.60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281">
                <text:p>2.13281</text:p>
              </table:table-cell>
              <table:table-cell office:value-type="float" office:value="0.468993">
                <text:p>0.468993</text:p>
              </table:table-cell>
              <table:table-cell office:value-type="float" office:value="0.43072">
                <text:p>0.43072</text:p>
              </table:table-cell>
              <table:table-cell office:value-type="float" office:value="0.605695">
                <text:p>0.6056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844">
                <text:p>2.14844</text:p>
              </table:table-cell>
              <table:table-cell office:value-type="float" office:value="0.474082">
                <text:p>0.474082</text:p>
              </table:table-cell>
              <table:table-cell office:value-type="float" office:value="0.43661">
                <text:p>0.43661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406">
                <text:p>2.16406</text:p>
              </table:table-cell>
              <table:table-cell office:value-type="float" office:value="0.480245">
                <text:p>0.480245</text:p>
              </table:table-cell>
              <table:table-cell office:value-type="float" office:value="0.443878">
                <text:p>0.443878</text:p>
              </table:table-cell>
              <table:table-cell office:value-type="float" office:value="0.61394">
                <text:p>0.61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969">
                <text:p>2.17969</text:p>
              </table:table-cell>
              <table:table-cell office:value-type="float" office:value="0.485248">
                <text:p>0.485248</text:p>
              </table:table-cell>
              <table:table-cell office:value-type="float" office:value="0.449722">
                <text:p>0.449722</text:p>
              </table:table-cell>
              <table:table-cell office:value-type="float" office:value="0.617248">
                <text:p>0.6172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531">
                <text:p>2.19531</text:p>
              </table:table-cell>
              <table:table-cell office:value-type="float" office:value="0.487023">
                <text:p>0.487023</text:p>
              </table:table-cell>
              <table:table-cell office:value-type="float" office:value="0.452588">
                <text:p>0.452588</text:p>
              </table:table-cell>
              <table:table-cell office:value-type="float" office:value="0.618367">
                <text:p>0.618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094">
                <text:p>2.21094</text:p>
              </table:table-cell>
              <table:table-cell office:value-type="float" office:value="0.490622">
                <text:p>0.490622</text:p>
              </table:table-cell>
              <table:table-cell office:value-type="float" office:value="0.454015">
                <text:p>0.454015</text:p>
              </table:table-cell>
              <table:table-cell office:value-type="float" office:value="0.620742">
                <text:p>0.620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56">
                <text:p>2.22656</text:p>
              </table:table-cell>
              <table:table-cell office:value-type="float" office:value="0.49911">
                <text:p>0.49911</text:p>
              </table:table-cell>
              <table:table-cell office:value-type="float" office:value="0.457577">
                <text:p>0.457577</text:p>
              </table:table-cell>
              <table:table-cell office:value-type="float" office:value="0.625913">
                <text:p>0.6259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219">
                <text:p>2.24219</text:p>
              </table:table-cell>
              <table:table-cell office:value-type="float" office:value="0.506262">
                <text:p>0.506262</text:p>
              </table:table-cell>
              <table:table-cell office:value-type="float" office:value="0.463765">
                <text:p>0.463765</text:p>
              </table:table-cell>
              <table:table-cell office:value-type="float" office:value="0.631312">
                <text:p>0.6313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81">
                <text:p>2.25781</text:p>
              </table:table-cell>
              <table:table-cell office:value-type="float" office:value="0.508165">
                <text:p>0.508165</text:p>
              </table:table-cell>
              <table:table-cell office:value-type="float" office:value="0.468887">
                <text:p>0.468887</text:p>
              </table:table-cell>
              <table:table-cell office:value-type="float" office:value="0.63342">
                <text:p>0.63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344">
                <text:p>2.27344</text:p>
              </table:table-cell>
              <table:table-cell office:value-type="float" office:value="0.510543">
                <text:p>0.510543</text:p>
              </table:table-cell>
              <table:table-cell office:value-type="float" office:value="0.471422">
                <text:p>0.471422</text:p>
              </table:table-cell>
              <table:table-cell office:value-type="float" office:value="0.632537">
                <text:p>0.6325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8906">
                <text:p>2.28906</text:p>
              </table:table-cell>
              <table:table-cell office:value-type="float" office:value="0.51777">
                <text:p>0.51777</text:p>
              </table:table-cell>
              <table:table-cell office:value-type="float" office:value="0.47446">
                <text:p>0.47446</text:p>
              </table:table-cell>
              <table:table-cell office:value-type="float" office:value="0.63218">
                <text:p>0.63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69">
                <text:p>2.30469</text:p>
              </table:table-cell>
              <table:table-cell office:value-type="float" office:value="0.525275">
                <text:p>0.525275</text:p>
              </table:table-cell>
              <table:table-cell office:value-type="float" office:value="0.478495">
                <text:p>0.478495</text:p>
              </table:table-cell>
              <table:table-cell office:value-type="float" office:value="0.635315">
                <text:p>0.635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31">
                <text:p>2.32031</text:p>
              </table:table-cell>
              <table:table-cell office:value-type="float" office:value="0.529735">
                <text:p>0.529735</text:p>
              </table:table-cell>
              <table:table-cell office:value-type="float" office:value="0.481693">
                <text:p>0.481693</text:p>
              </table:table-cell>
              <table:table-cell office:value-type="float" office:value="0.641195">
                <text:p>0.641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3594">
                <text:p>2.33594</text:p>
              </table:table-cell>
              <table:table-cell office:value-type="float" office:value="0.532145">
                <text:p>0.532145</text:p>
              </table:table-cell>
              <table:table-cell office:value-type="float" office:value="0.485513">
                <text:p>0.485513</text:p>
              </table:table-cell>
              <table:table-cell office:value-type="float" office:value="0.646065">
                <text:p>0.646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156">
                <text:p>2.35156</text:p>
              </table:table-cell>
              <table:table-cell office:value-type="float" office:value="0.53421">
                <text:p>0.53421</text:p>
              </table:table-cell>
              <table:table-cell office:value-type="float" office:value="0.490395">
                <text:p>0.490395</text:p>
              </table:table-cell>
              <table:table-cell office:value-type="float" office:value="0.648458">
                <text:p>0.6484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719">
                <text:p>2.36719</text:p>
              </table:table-cell>
              <table:table-cell office:value-type="float" office:value="0.53788">
                <text:p>0.53788</text:p>
              </table:table-cell>
              <table:table-cell office:value-type="float" office:value="0.49404">
                <text:p>0.49404</text:p>
              </table:table-cell>
              <table:table-cell office:value-type="float" office:value="0.647555">
                <text:p>0.647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281">
                <text:p>2.38281</text:p>
              </table:table-cell>
              <table:table-cell office:value-type="float" office:value="0.543613">
                <text:p>0.543613</text:p>
              </table:table-cell>
              <table:table-cell office:value-type="float" office:value="0.496555">
                <text:p>0.496555</text:p>
              </table:table-cell>
              <table:table-cell office:value-type="float" office:value="0.64593">
                <text:p>0.64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9844">
                <text:p>2.39844</text:p>
              </table:table-cell>
              <table:table-cell office:value-type="float" office:value="0.550108">
                <text:p>0.550108</text:p>
              </table:table-cell>
              <table:table-cell office:value-type="float" office:value="0.49943">
                <text:p>0.49943</text:p>
              </table:table-cell>
              <table:table-cell office:value-type="float" office:value="0.647242">
                <text:p>0.647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406">
                <text:p>2.41406</text:p>
              </table:table-cell>
              <table:table-cell office:value-type="float" office:value="0.555597">
                <text:p>0.555597</text:p>
              </table:table-cell>
              <table:table-cell office:value-type="float" office:value="0.502935">
                <text:p>0.502935</text:p>
              </table:table-cell>
              <table:table-cell office:value-type="float" office:value="0.65076">
                <text:p>0.65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969">
                <text:p>2.42969</text:p>
              </table:table-cell>
              <table:table-cell office:value-type="float" office:value="0.55939">
                <text:p>0.55939</text:p>
              </table:table-cell>
              <table:table-cell office:value-type="float" office:value="0.506532">
                <text:p>0.506532</text:p>
              </table:table-cell>
              <table:table-cell office:value-type="float" office:value="0.65397">
                <text:p>0.653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531">
                <text:p>2.44531</text:p>
              </table:table-cell>
              <table:table-cell office:value-type="float" office:value="0.56249">
                <text:p>0.56249</text:p>
              </table:table-cell>
              <table:table-cell office:value-type="float" office:value="0.50987">
                <text:p>0.50987</text:p>
              </table:table-cell>
              <table:table-cell office:value-type="float" office:value="0.655875">
                <text:p>0.655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094">
                <text:p>2.46094</text:p>
              </table:table-cell>
              <table:table-cell office:value-type="float" office:value="0.56536">
                <text:p>0.56536</text:p>
              </table:table-cell>
              <table:table-cell office:value-type="float" office:value="0.51247">
                <text:p>0.51247</text:p>
              </table:table-cell>
              <table:table-cell office:value-type="float" office:value="0.659588">
                <text:p>0.659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7656">
                <text:p>2.47656</text:p>
              </table:table-cell>
              <table:table-cell office:value-type="float" office:value="0.567525">
                <text:p>0.567525</text:p>
              </table:table-cell>
              <table:table-cell office:value-type="float" office:value="0.5143">
                <text:p>0.5143</text:p>
              </table:table-cell>
              <table:table-cell office:value-type="float" office:value="0.6658">
                <text:p>0.6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219">
                <text:p>2.49219</text:p>
              </table:table-cell>
              <table:table-cell office:value-type="float" office:value="0.570885">
                <text:p>0.570885</text:p>
              </table:table-cell>
              <table:table-cell office:value-type="float" office:value="0.517537">
                <text:p>0.517537</text:p>
              </table:table-cell>
              <table:table-cell office:value-type="float" office:value="0.6712">
                <text:p>0.67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781">
                <text:p>2.50781</text:p>
              </table:table-cell>
              <table:table-cell office:value-type="float" office:value="0.578162">
                <text:p>0.578162</text:p>
              </table:table-cell>
              <table:table-cell office:value-type="float" office:value="0.520483">
                <text:p>0.520483</text:p>
              </table:table-cell>
              <table:table-cell office:value-type="float" office:value="0.674547">
                <text:p>0.674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344">
                <text:p>2.52344</text:p>
              </table:table-cell>
              <table:table-cell office:value-type="float" office:value="0.585368">
                <text:p>0.585368</text:p>
              </table:table-cell>
              <table:table-cell office:value-type="float" office:value="0.520598">
                <text:p>0.520598</text:p>
              </table:table-cell>
              <table:table-cell office:value-type="float" office:value="0.676255">
                <text:p>0.676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906">
                <text:p>2.53906</text:p>
              </table:table-cell>
              <table:table-cell office:value-type="float" office:value="0.587845">
                <text:p>0.587845</text:p>
              </table:table-cell>
              <table:table-cell office:value-type="float" office:value="0.520712">
                <text:p>0.520712</text:p>
              </table:table-cell>
              <table:table-cell office:value-type="float" office:value="0.677078">
                <text:p>0.6770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469">
                <text:p>2.55469</text:p>
              </table:table-cell>
              <table:table-cell office:value-type="float" office:value="0.589143">
                <text:p>0.589143</text:p>
              </table:table-cell>
              <table:table-cell office:value-type="float" office:value="0.52369">
                <text:p>0.52369</text:p>
              </table:table-cell>
              <table:table-cell office:value-type="float" office:value="0.68084">
                <text:p>0.68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31">
                <text:p>2.57031</text:p>
              </table:table-cell>
              <table:table-cell office:value-type="float" office:value="0.59295">
                <text:p>0.59295</text:p>
              </table:table-cell>
              <table:table-cell office:value-type="float" office:value="0.528525">
                <text:p>0.528525</text:p>
              </table:table-cell>
              <table:table-cell office:value-type="float" office:value="0.68709">
                <text:p>0.687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594">
                <text:p>2.58594</text:p>
              </table:table-cell>
              <table:table-cell office:value-type="float" office:value="0.59593">
                <text:p>0.59593</text:p>
              </table:table-cell>
              <table:table-cell office:value-type="float" office:value="0.532225">
                <text:p>0.532225</text:p>
              </table:table-cell>
              <table:table-cell office:value-type="float" office:value="0.690122">
                <text:p>0.690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156">
                <text:p>2.60156</text:p>
              </table:table-cell>
              <table:table-cell office:value-type="float" office:value="0.597122">
                <text:p>0.597122</text:p>
              </table:table-cell>
              <table:table-cell office:value-type="float" office:value="0.53393">
                <text:p>0.53393</text:p>
              </table:table-cell>
              <table:table-cell office:value-type="float" office:value="0.69017">
                <text:p>0.69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1719">
                <text:p>2.61719</text:p>
              </table:table-cell>
              <table:table-cell office:value-type="float" office:value="0.601098">
                <text:p>0.601098</text:p>
              </table:table-cell>
              <table:table-cell office:value-type="float" office:value="0.535213">
                <text:p>0.535213</text:p>
              </table:table-cell>
              <table:table-cell office:value-type="float" office:value="0.691275">
                <text:p>0.6912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281">
                <text:p>2.63281</text:p>
              </table:table-cell>
              <table:table-cell office:value-type="float" office:value="0.607193">
                <text:p>0.607193</text:p>
              </table:table-cell>
              <table:table-cell office:value-type="float" office:value="0.5367">
                <text:p>0.5367</text:p>
              </table:table-cell>
              <table:table-cell office:value-type="float" office:value="0.693835">
                <text:p>0.6938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844">
                <text:p>2.64844</text:p>
              </table:table-cell>
              <table:table-cell office:value-type="float" office:value="0.610687">
                <text:p>0.610687</text:p>
              </table:table-cell>
              <table:table-cell office:value-type="float" office:value="0.541137">
                <text:p>0.541137</text:p>
              </table:table-cell>
              <table:table-cell office:value-type="float" office:value="0.694827">
                <text:p>0.6948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406">
                <text:p>2.66406</text:p>
              </table:table-cell>
              <table:table-cell office:value-type="float" office:value="0.612458">
                <text:p>0.612458</text:p>
              </table:table-cell>
              <table:table-cell office:value-type="float" office:value="0.547538">
                <text:p>0.547538</text:p>
              </table:table-cell>
              <table:table-cell office:value-type="float" office:value="0.693937">
                <text:p>0.693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7969">
                <text:p>2.67969</text:p>
              </table:table-cell>
              <table:table-cell office:value-type="float" office:value="0.6161">
                <text:p>0.6161</text:p>
              </table:table-cell>
              <table:table-cell office:value-type="float" office:value="0.549345">
                <text:p>0.549345</text:p>
              </table:table-cell>
              <table:table-cell office:value-type="float" office:value="0.692347">
                <text:p>0.6923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531">
                <text:p>2.69531</text:p>
              </table:table-cell>
              <table:table-cell office:value-type="float" office:value="0.621243">
                <text:p>0.621243</text:p>
              </table:table-cell>
              <table:table-cell office:value-type="float" office:value="0.54784">
                <text:p>0.54784</text:p>
              </table:table-cell>
              <table:table-cell office:value-type="float" office:value="0.691835">
                <text:p>0.691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094">
                <text:p>2.71094</text:p>
              </table:table-cell>
              <table:table-cell office:value-type="float" office:value="0.624585">
                <text:p>0.624585</text:p>
              </table:table-cell>
              <table:table-cell office:value-type="float" office:value="0.55027">
                <text:p>0.55027</text:p>
              </table:table-cell>
              <table:table-cell office:value-type="float" office:value="0.693915">
                <text:p>0.693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656">
                <text:p>2.72656</text:p>
              </table:table-cell>
              <table:table-cell office:value-type="float" office:value="0.624743">
                <text:p>0.624743</text:p>
              </table:table-cell>
              <table:table-cell office:value-type="float" office:value="0.555552">
                <text:p>0.555552</text:p>
              </table:table-cell>
              <table:table-cell office:value-type="float" office:value="0.6969">
                <text:p>0.69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219">
                <text:p>2.74219</text:p>
              </table:table-cell>
              <table:table-cell office:value-type="float" office:value="0.625607">
                <text:p>0.625607</text:p>
              </table:table-cell>
              <table:table-cell office:value-type="float" office:value="0.557972">
                <text:p>0.557972</text:p>
              </table:table-cell>
              <table:table-cell office:value-type="float" office:value="0.699762">
                <text:p>0.699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5781">
                <text:p>2.75781</text:p>
              </table:table-cell>
              <table:table-cell office:value-type="float" office:value="0.630443">
                <text:p>0.630443</text:p>
              </table:table-cell>
              <table:table-cell office:value-type="float" office:value="0.558355">
                <text:p>0.558355</text:p>
              </table:table-cell>
              <table:table-cell office:value-type="float" office:value="0.703105">
                <text:p>0.703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344">
                <text:p>2.77344</text:p>
              </table:table-cell>
              <table:table-cell office:value-type="float" office:value="0.63593">
                <text:p>0.63593</text:p>
              </table:table-cell>
              <table:table-cell office:value-type="float" office:value="0.561025">
                <text:p>0.561025</text:p>
              </table:table-cell>
              <table:table-cell office:value-type="float" office:value="0.706608">
                <text:p>0.706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06">
                <text:p>2.78906</text:p>
              </table:table-cell>
              <table:table-cell office:value-type="float" office:value="0.638153">
                <text:p>0.638153</text:p>
              </table:table-cell>
              <table:table-cell office:value-type="float" office:value="0.564187">
                <text:p>0.564187</text:p>
              </table:table-cell>
              <table:table-cell office:value-type="float" office:value="0.709538">
                <text:p>0.7095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469">
                <text:p>2.80469</text:p>
              </table:table-cell>
              <table:table-cell office:value-type="float" office:value="0.6388">
                <text:p>0.6388</text:p>
              </table:table-cell>
              <table:table-cell office:value-type="float" office:value="0.566065">
                <text:p>0.566065</text:p>
              </table:table-cell>
              <table:table-cell office:value-type="float" office:value="0.711038">
                <text:p>0.711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031">
                <text:p>2.82031</text:p>
              </table:table-cell>
              <table:table-cell office:value-type="float" office:value="0.640253">
                <text:p>0.640253</text:p>
              </table:table-cell>
              <table:table-cell office:value-type="float" office:value="0.567822">
                <text:p>0.567822</text:p>
              </table:table-cell>
              <table:table-cell office:value-type="float" office:value="0.710983">
                <text:p>0.710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594">
                <text:p>2.83594</text:p>
              </table:table-cell>
              <table:table-cell office:value-type="float" office:value="0.643155">
                <text:p>0.643155</text:p>
              </table:table-cell>
              <table:table-cell office:value-type="float" office:value="0.569082">
                <text:p>0.569082</text:p>
              </table:table-cell>
              <table:table-cell office:value-type="float" office:value="0.71091">
                <text:p>0.710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156">
                <text:p>2.85156</text:p>
              </table:table-cell>
              <table:table-cell office:value-type="float" office:value="0.648448">
                <text:p>0.648448</text:p>
              </table:table-cell>
              <table:table-cell office:value-type="float" office:value="0.569833">
                <text:p>0.569833</text:p>
              </table:table-cell>
              <table:table-cell office:value-type="float" office:value="0.71286">
                <text:p>0.712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719">
                <text:p>2.86719</text:p>
              </table:table-cell>
              <table:table-cell office:value-type="float" office:value="0.653327">
                <text:p>0.653327</text:p>
              </table:table-cell>
              <table:table-cell office:value-type="float" office:value="0.56907">
                <text:p>0.56907</text:p>
              </table:table-cell>
              <table:table-cell office:value-type="float" office:value="0.716618">
                <text:p>0.716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281">
                <text:p>2.88281</text:p>
              </table:table-cell>
              <table:table-cell office:value-type="float" office:value="0.655237">
                <text:p>0.655237</text:p>
              </table:table-cell>
              <table:table-cell office:value-type="float" office:value="0.56619">
                <text:p>0.56619</text:p>
              </table:table-cell>
              <table:table-cell office:value-type="float" office:value="0.718735">
                <text:p>0.718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844">
                <text:p>2.89844</text:p>
              </table:table-cell>
              <table:table-cell office:value-type="float" office:value="0.65732">
                <text:p>0.65732</text:p>
              </table:table-cell>
              <table:table-cell office:value-type="float" office:value="0.565273">
                <text:p>0.565273</text:p>
              </table:table-cell>
              <table:table-cell office:value-type="float" office:value="0.717467">
                <text:p>0.7174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406">
                <text:p>2.91406</text:p>
              </table:table-cell>
              <table:table-cell office:value-type="float" office:value="0.66131">
                <text:p>0.66131</text:p>
              </table:table-cell>
              <table:table-cell office:value-type="float" office:value="0.56876">
                <text:p>0.56876</text:p>
              </table:table-cell>
              <table:table-cell office:value-type="float" office:value="0.717273">
                <text:p>0.7172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2969">
                <text:p>2.92969</text:p>
              </table:table-cell>
              <table:table-cell office:value-type="float" office:value="0.664733">
                <text:p>0.664733</text:p>
              </table:table-cell>
              <table:table-cell office:value-type="float" office:value="0.573453">
                <text:p>0.573453</text:p>
              </table:table-cell>
              <table:table-cell office:value-type="float" office:value="0.72122">
                <text:p>0.72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531">
                <text:p>2.94531</text:p>
              </table:table-cell>
              <table:table-cell office:value-type="float" office:value="0.6671">
                <text:p>0.6671</text:p>
              </table:table-cell>
              <table:table-cell office:value-type="float" office:value="0.576243">
                <text:p>0.576243</text:p>
              </table:table-cell>
              <table:table-cell office:value-type="float" office:value="0.724943">
                <text:p>0.7249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094">
                <text:p>2.96094</text:p>
              </table:table-cell>
              <table:table-cell office:value-type="float" office:value="0.669522">
                <text:p>0.669522</text:p>
              </table:table-cell>
              <table:table-cell office:value-type="float" office:value="0.578377">
                <text:p>0.578377</text:p>
              </table:table-cell>
              <table:table-cell office:value-type="float" office:value="0.726015">
                <text:p>0.726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656">
                <text:p>2.97656</text:p>
              </table:table-cell>
              <table:table-cell office:value-type="float" office:value="0.672425">
                <text:p>0.672425</text:p>
              </table:table-cell>
              <table:table-cell office:value-type="float" office:value="0.581055">
                <text:p>0.581055</text:p>
              </table:table-cell>
              <table:table-cell office:value-type="float" office:value="0.726185">
                <text:p>0.726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219">
                <text:p>2.99219</text:p>
              </table:table-cell>
              <table:table-cell office:value-type="float" office:value="0.675472">
                <text:p>0.675472</text:p>
              </table:table-cell>
              <table:table-cell office:value-type="float" office:value="0.584068">
                <text:p>0.584068</text:p>
              </table:table-cell>
              <table:table-cell office:value-type="float" office:value="0.726255">
                <text:p>0.7262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781">
                <text:p>3.00781</text:p>
              </table:table-cell>
              <table:table-cell office:value-type="float" office:value="0.67661">
                <text:p>0.67661</text:p>
              </table:table-cell>
              <table:table-cell office:value-type="float" office:value="0.587345">
                <text:p>0.587345</text:p>
              </table:table-cell>
              <table:table-cell office:value-type="float" office:value="0.725998">
                <text:p>0.7259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344">
                <text:p>3.02344</text:p>
              </table:table-cell>
              <table:table-cell office:value-type="float" office:value="0.675952">
                <text:p>0.675952</text:p>
              </table:table-cell>
              <table:table-cell office:value-type="float" office:value="0.589718">
                <text:p>0.589718</text:p>
              </table:table-cell>
              <table:table-cell office:value-type="float" office:value="0.726218">
                <text:p>0.7262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3906">
                <text:p>3.03906</text:p>
              </table:table-cell>
              <table:table-cell office:value-type="float" office:value="0.677492">
                <text:p>0.677492</text:p>
              </table:table-cell>
              <table:table-cell office:value-type="float" office:value="0.590675">
                <text:p>0.590675</text:p>
              </table:table-cell>
              <table:table-cell office:value-type="float" office:value="0.72622">
                <text:p>0.726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469">
                <text:p>3.05469</text:p>
              </table:table-cell>
              <table:table-cell office:value-type="float" office:value="0.681363">
                <text:p>0.681363</text:p>
              </table:table-cell>
              <table:table-cell office:value-type="float" office:value="0.590438">
                <text:p>0.590438</text:p>
              </table:table-cell>
              <table:table-cell office:value-type="float" office:value="0.726232">
                <text:p>0.7262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031">
                <text:p>3.07031</text:p>
              </table:table-cell>
              <table:table-cell office:value-type="float" office:value="0.683955">
                <text:p>0.683955</text:p>
              </table:table-cell>
              <table:table-cell office:value-type="float" office:value="0.591133">
                <text:p>0.591133</text:p>
              </table:table-cell>
              <table:table-cell office:value-type="float" office:value="0.727645">
                <text:p>0.7276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594">
                <text:p>3.08594</text:p>
              </table:table-cell>
              <table:table-cell office:value-type="float" office:value="0.684748">
                <text:p>0.684748</text:p>
              </table:table-cell>
              <table:table-cell office:value-type="float" office:value="0.59421">
                <text:p>0.59421</text:p>
              </table:table-cell>
              <table:table-cell office:value-type="float" office:value="0.72993">
                <text:p>0.729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156">
                <text:p>3.10156</text:p>
              </table:table-cell>
              <table:table-cell office:value-type="float" office:value="0.686092">
                <text:p>0.686092</text:p>
              </table:table-cell>
              <table:table-cell office:value-type="float" office:value="0.596752">
                <text:p>0.596752</text:p>
              </table:table-cell>
              <table:table-cell office:value-type="float" office:value="0.732142">
                <text:p>0.732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719">
                <text:p>3.11719</text:p>
              </table:table-cell>
              <table:table-cell office:value-type="float" office:value="0.688725">
                <text:p>0.688725</text:p>
              </table:table-cell>
              <table:table-cell office:value-type="float" office:value="0.598035">
                <text:p>0.598035</text:p>
              </table:table-cell>
              <table:table-cell office:value-type="float" office:value="0.733475">
                <text:p>0.7334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281">
                <text:p>3.13281</text:p>
              </table:table-cell>
              <table:table-cell office:value-type="float" office:value="0.690892">
                <text:p>0.690892</text:p>
              </table:table-cell>
              <table:table-cell office:value-type="float" office:value="0.599085">
                <text:p>0.599085</text:p>
              </table:table-cell>
              <table:table-cell office:value-type="float" office:value="0.732858">
                <text:p>0.732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844">
                <text:p>3.14844</text:p>
              </table:table-cell>
              <table:table-cell office:value-type="float" office:value="0.691927">
                <text:p>0.691927</text:p>
              </table:table-cell>
              <table:table-cell office:value-type="float" office:value="0.599875">
                <text:p>0.599875</text:p>
              </table:table-cell>
              <table:table-cell office:value-type="float" office:value="0.730792">
                <text:p>0.730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406">
                <text:p>3.16406</text:p>
              </table:table-cell>
              <table:table-cell office:value-type="float" office:value="0.694825">
                <text:p>0.694825</text:p>
              </table:table-cell>
              <table:table-cell office:value-type="float" office:value="0.599707">
                <text:p>0.599707</text:p>
              </table:table-cell>
              <table:table-cell office:value-type="float" office:value="0.730653">
                <text:p>0.730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7969">
                <text:p>3.17969</text:p>
              </table:table-cell>
              <table:table-cell office:value-type="float" office:value="0.699545">
                <text:p>0.699545</text:p>
              </table:table-cell>
              <table:table-cell office:value-type="float" office:value="0.599692">
                <text:p>0.599692</text:p>
              </table:table-cell>
              <table:table-cell office:value-type="float" office:value="0.73489">
                <text:p>0.73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531">
                <text:p>3.19531</text:p>
              </table:table-cell>
              <table:table-cell office:value-type="float" office:value="0.702582">
                <text:p>0.702582</text:p>
              </table:table-cell>
              <table:table-cell office:value-type="float" office:value="0.601038">
                <text:p>0.601038</text:p>
              </table:table-cell>
              <table:table-cell office:value-type="float" office:value="0.73814">
                <text:p>0.738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094">
                <text:p>3.21094</text:p>
              </table:table-cell>
              <table:table-cell office:value-type="float" office:value="0.704403">
                <text:p>0.704403</text:p>
              </table:table-cell>
              <table:table-cell office:value-type="float" office:value="0.603447">
                <text:p>0.603447</text:p>
              </table:table-cell>
              <table:table-cell office:value-type="float" office:value="0.73722">
                <text:p>0.73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656">
                <text:p>3.22656</text:p>
              </table:table-cell>
              <table:table-cell office:value-type="float" office:value="0.707695">
                <text:p>0.707695</text:p>
              </table:table-cell>
              <table:table-cell office:value-type="float" office:value="0.60468">
                <text:p>0.60468</text:p>
              </table:table-cell>
              <table:table-cell office:value-type="float" office:value="0.737737">
                <text:p>0.7377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219">
                <text:p>3.24219</text:p>
              </table:table-cell>
              <table:table-cell office:value-type="float" office:value="0.711293">
                <text:p>0.711293</text:p>
              </table:table-cell>
              <table:table-cell office:value-type="float" office:value="0.60397">
                <text:p>0.60397</text:p>
              </table:table-cell>
              <table:table-cell office:value-type="float" office:value="0.74069">
                <text:p>0.740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5781">
                <text:p>3.25781</text:p>
              </table:table-cell>
              <table:table-cell office:value-type="float" office:value="0.712388">
                <text:p>0.712388</text:p>
              </table:table-cell>
              <table:table-cell office:value-type="float" office:value="0.604693">
                <text:p>0.604693</text:p>
              </table:table-cell>
              <table:table-cell office:value-type="float" office:value="0.74336">
                <text:p>0.74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344">
                <text:p>3.27344</text:p>
              </table:table-cell>
              <table:table-cell office:value-type="float" office:value="0.712555">
                <text:p>0.712555</text:p>
              </table:table-cell>
              <table:table-cell office:value-type="float" office:value="0.607935">
                <text:p>0.607935</text:p>
              </table:table-cell>
              <table:table-cell office:value-type="float" office:value="0.745317">
                <text:p>0.7453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8906">
                <text:p>3.28906</text:p>
              </table:table-cell>
              <table:table-cell office:value-type="float" office:value="0.71559">
                <text:p>0.71559</text:p>
              </table:table-cell>
              <table:table-cell office:value-type="float" office:value="0.609935">
                <text:p>0.609935</text:p>
              </table:table-cell>
              <table:table-cell office:value-type="float" office:value="0.746378">
                <text:p>0.746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469">
                <text:p>3.30469</text:p>
              </table:table-cell>
              <table:table-cell office:value-type="float" office:value="0.720177">
                <text:p>0.720177</text:p>
              </table:table-cell>
              <table:table-cell office:value-type="float" office:value="0.60819">
                <text:p>0.60819</text:p>
              </table:table-cell>
              <table:table-cell office:value-type="float" office:value="0.746858">
                <text:p>0.746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031">
                <text:p>3.32031</text:p>
              </table:table-cell>
              <table:table-cell office:value-type="float" office:value="0.721963">
                <text:p>0.721963</text:p>
              </table:table-cell>
              <table:table-cell office:value-type="float" office:value="0.607143">
                <text:p>0.607143</text:p>
              </table:table-cell>
              <table:table-cell office:value-type="float" office:value="0.747858">
                <text:p>0.7478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594">
                <text:p>3.33594</text:p>
              </table:table-cell>
              <table:table-cell office:value-type="float" office:value="0.721815">
                <text:p>0.721815</text:p>
              </table:table-cell>
              <table:table-cell office:value-type="float" office:value="0.610355">
                <text:p>0.610355</text:p>
              </table:table-cell>
              <table:table-cell office:value-type="float" office:value="0.75011">
                <text:p>0.750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156">
                <text:p>3.35156</text:p>
              </table:table-cell>
              <table:table-cell office:value-type="float" office:value="0.72301">
                <text:p>0.72301</text:p>
              </table:table-cell>
              <table:table-cell office:value-type="float" office:value="0.614542">
                <text:p>0.614542</text:p>
              </table:table-cell>
              <table:table-cell office:value-type="float" office:value="0.749043">
                <text:p>0.749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719">
                <text:p>3.36719</text:p>
              </table:table-cell>
              <table:table-cell office:value-type="float" office:value="0.724868">
                <text:p>0.724868</text:p>
              </table:table-cell>
              <table:table-cell office:value-type="float" office:value="0.617505">
                <text:p>0.617505</text:p>
              </table:table-cell>
              <table:table-cell office:value-type="float" office:value="0.743513">
                <text:p>0.7435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281">
                <text:p>3.38281</text:p>
              </table:table-cell>
              <table:table-cell office:value-type="float" office:value="0.726375">
                <text:p>0.726375</text:p>
              </table:table-cell>
              <table:table-cell office:value-type="float" office:value="0.618375">
                <text:p>0.618375</text:p>
              </table:table-cell>
              <table:table-cell office:value-type="float" office:value="0.741872">
                <text:p>0.7418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9844">
                <text:p>3.39844</text:p>
              </table:table-cell>
              <table:table-cell office:value-type="float" office:value="0.729412">
                <text:p>0.729412</text:p>
              </table:table-cell>
              <table:table-cell office:value-type="float" office:value="0.617797">
                <text:p>0.617797</text:p>
              </table:table-cell>
              <table:table-cell office:value-type="float" office:value="0.744758">
                <text:p>0.744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406">
                <text:p>3.41406</text:p>
              </table:table-cell>
              <table:table-cell office:value-type="float" office:value="0.733775">
                <text:p>0.733775</text:p>
              </table:table-cell>
              <table:table-cell office:value-type="float" office:value="0.618805">
                <text:p>0.618805</text:p>
              </table:table-cell>
              <table:table-cell office:value-type="float" office:value="0.745602">
                <text:p>0.745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2969">
                <text:p>3.42969</text:p>
              </table:table-cell>
              <table:table-cell office:value-type="float" office:value="0.736033">
                <text:p>0.736033</text:p>
              </table:table-cell>
              <table:table-cell office:value-type="float" office:value="0.622657">
                <text:p>0.622657</text:p>
              </table:table-cell>
              <table:table-cell office:value-type="float" office:value="0.745045">
                <text:p>0.7450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531">
                <text:p>3.44531</text:p>
              </table:table-cell>
              <table:table-cell office:value-type="float" office:value="0.73543">
                <text:p>0.73543</text:p>
              </table:table-cell>
              <table:table-cell office:value-type="float" office:value="0.62419">
                <text:p>0.62419</text:p>
              </table:table-cell>
              <table:table-cell office:value-type="float" office:value="0.746772">
                <text:p>0.7467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094">
                <text:p>3.46094</text:p>
              </table:table-cell>
              <table:table-cell office:value-type="float" office:value="0.73541">
                <text:p>0.73541</text:p>
              </table:table-cell>
              <table:table-cell office:value-type="float" office:value="0.621103">
                <text:p>0.621103</text:p>
              </table:table-cell>
              <table:table-cell office:value-type="float" office:value="0.749485">
                <text:p>0.7494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656">
                <text:p>3.47656</text:p>
              </table:table-cell>
              <table:table-cell office:value-type="float" office:value="0.737715">
                <text:p>0.737715</text:p>
              </table:table-cell>
              <table:table-cell office:value-type="float" office:value="0.619418">
                <text:p>0.619418</text:p>
              </table:table-cell>
              <table:table-cell office:value-type="float" office:value="0.750782">
                <text:p>0.7507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219">
                <text:p>3.49219</text:p>
              </table:table-cell>
              <table:table-cell office:value-type="float" office:value="0.740348">
                <text:p>0.740348</text:p>
              </table:table-cell>
              <table:table-cell office:value-type="float" office:value="0.621628">
                <text:p>0.621628</text:p>
              </table:table-cell>
              <table:table-cell office:value-type="float" office:value="0.751773">
                <text:p>0.7517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781">
                <text:p>3.50781</text:p>
              </table:table-cell>
              <table:table-cell office:value-type="float" office:value="0.741933">
                <text:p>0.741933</text:p>
              </table:table-cell>
              <table:table-cell office:value-type="float" office:value="0.624148">
                <text:p>0.624148</text:p>
              </table:table-cell>
              <table:table-cell office:value-type="float" office:value="0.752988">
                <text:p>0.752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344">
                <text:p>3.52344</text:p>
              </table:table-cell>
              <table:table-cell office:value-type="float" office:value="0.74302">
                <text:p>0.74302</text:p>
              </table:table-cell>
              <table:table-cell office:value-type="float" office:value="0.625165">
                <text:p>0.625165</text:p>
              </table:table-cell>
              <table:table-cell office:value-type="float" office:value="0.753025">
                <text:p>0.7530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906">
                <text:p>3.53906</text:p>
              </table:table-cell>
              <table:table-cell office:value-type="float" office:value="0.743102">
                <text:p>0.743102</text:p>
              </table:table-cell>
              <table:table-cell office:value-type="float" office:value="0.62359">
                <text:p>0.62359</text:p>
              </table:table-cell>
              <table:table-cell office:value-type="float" office:value="0.752537">
                <text:p>0.7525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469">
                <text:p>3.55469</text:p>
              </table:table-cell>
              <table:table-cell office:value-type="float" office:value="0.741607">
                <text:p>0.741607</text:p>
              </table:table-cell>
              <table:table-cell office:value-type="float" office:value="0.621935">
                <text:p>0.621935</text:p>
              </table:table-cell>
              <table:table-cell office:value-type="float" office:value="0.752548">
                <text:p>0.7525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031">
                <text:p>3.57031</text:p>
              </table:table-cell>
              <table:table-cell office:value-type="float" office:value="0.741652">
                <text:p>0.741652</text:p>
              </table:table-cell>
              <table:table-cell office:value-type="float" office:value="0.623378">
                <text:p>0.623378</text:p>
              </table:table-cell>
              <table:table-cell office:value-type="float" office:value="0.751825">
                <text:p>0.7518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594">
                <text:p>3.58594</text:p>
              </table:table-cell>
              <table:table-cell office:value-type="float" office:value="0.74455">
                <text:p>0.74455</text:p>
              </table:table-cell>
              <table:table-cell office:value-type="float" office:value="0.626027">
                <text:p>0.626027</text:p>
              </table:table-cell>
              <table:table-cell office:value-type="float" office:value="0.75159">
                <text:p>0.75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156">
                <text:p>3.60156</text:p>
              </table:table-cell>
              <table:table-cell office:value-type="float" office:value="0.747065">
                <text:p>0.747065</text:p>
              </table:table-cell>
              <table:table-cell office:value-type="float" office:value="0.625597">
                <text:p>0.625597</text:p>
              </table:table-cell>
              <table:table-cell office:value-type="float" office:value="0.754575">
                <text:p>0.754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719">
                <text:p>3.61719</text:p>
              </table:table-cell>
              <table:table-cell office:value-type="float" office:value="0.747035">
                <text:p>0.747035</text:p>
              </table:table-cell>
              <table:table-cell office:value-type="float" office:value="0.62441">
                <text:p>0.62441</text:p>
              </table:table-cell>
              <table:table-cell office:value-type="float" office:value="0.757725">
                <text:p>0.757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281">
                <text:p>3.63281</text:p>
              </table:table-cell>
              <table:table-cell office:value-type="float" office:value="0.745333">
                <text:p>0.745333</text:p>
              </table:table-cell>
              <table:table-cell office:value-type="float" office:value="0.627095">
                <text:p>0.627095</text:p>
              </table:table-cell>
              <table:table-cell office:value-type="float" office:value="0.75609">
                <text:p>0.756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4844">
                <text:p>3.64844</text:p>
              </table:table-cell>
              <table:table-cell office:value-type="float" office:value="0.74435">
                <text:p>0.74435</text:p>
              </table:table-cell>
              <table:table-cell office:value-type="float" office:value="0.630392">
                <text:p>0.630392</text:p>
              </table:table-cell>
              <table:table-cell office:value-type="float" office:value="0.75131">
                <text:p>0.75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406">
                <text:p>3.66406</text:p>
              </table:table-cell>
              <table:table-cell office:value-type="float" office:value="0.74485">
                <text:p>0.74485</text:p>
              </table:table-cell>
              <table:table-cell office:value-type="float" office:value="0.62925">
                <text:p>0.62925</text:p>
              </table:table-cell>
              <table:table-cell office:value-type="float" office:value="0.748507">
                <text:p>0.7485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7969">
                <text:p>3.67969</text:p>
              </table:table-cell>
              <table:table-cell office:value-type="float" office:value="0.745365">
                <text:p>0.745365</text:p>
              </table:table-cell>
              <table:table-cell office:value-type="float" office:value="0.626512">
                <text:p>0.626512</text:p>
              </table:table-cell>
              <table:table-cell office:value-type="float" office:value="0.749175">
                <text:p>0.749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531">
                <text:p>3.69531</text:p>
              </table:table-cell>
              <table:table-cell office:value-type="float" office:value="0.7429">
                <text:p>0.7429</text:p>
              </table:table-cell>
              <table:table-cell office:value-type="float" office:value="0.62791">
                <text:p>0.62791</text:p>
              </table:table-cell>
              <table:table-cell office:value-type="float" office:value="0.752102">
                <text:p>0.752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094">
                <text:p>3.71094</text:p>
              </table:table-cell>
              <table:table-cell office:value-type="float" office:value="0.73947">
                <text:p>0.73947</text:p>
              </table:table-cell>
              <table:table-cell office:value-type="float" office:value="0.632577">
                <text:p>0.632577</text:p>
              </table:table-cell>
              <table:table-cell office:value-type="float" office:value="0.75589">
                <text:p>0.75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656">
                <text:p>3.72656</text:p>
              </table:table-cell>
              <table:table-cell office:value-type="float" office:value="0.739968">
                <text:p>0.739968</text:p>
              </table:table-cell>
              <table:table-cell office:value-type="float" office:value="0.63686">
                <text:p>0.63686</text:p>
              </table:table-cell>
              <table:table-cell office:value-type="float" office:value="0.756622">
                <text:p>0.7566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219">
                <text:p>3.74219</text:p>
              </table:table-cell>
              <table:table-cell office:value-type="float" office:value="0.74282">
                <text:p>0.74282</text:p>
              </table:table-cell>
              <table:table-cell office:value-type="float" office:value="0.638687">
                <text:p>0.638687</text:p>
              </table:table-cell>
              <table:table-cell office:value-type="float" office:value="0.754405">
                <text:p>0.7544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781">
                <text:p>3.75781</text:p>
              </table:table-cell>
              <table:table-cell office:value-type="float" office:value="0.74419">
                <text:p>0.74419</text:p>
              </table:table-cell>
              <table:table-cell office:value-type="float" office:value="0.63833">
                <text:p>0.63833</text:p>
              </table:table-cell>
              <table:table-cell office:value-type="float" office:value="0.754427">
                <text:p>0.75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344">
                <text:p>3.77344</text:p>
              </table:table-cell>
              <table:table-cell office:value-type="float" office:value="0.74471">
                <text:p>0.74471</text:p>
              </table:table-cell>
              <table:table-cell office:value-type="float" office:value="0.639065">
                <text:p>0.639065</text:p>
              </table:table-cell>
              <table:table-cell office:value-type="float" office:value="0.756512">
                <text:p>0.756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8906">
                <text:p>3.78906</text:p>
              </table:table-cell>
              <table:table-cell office:value-type="float" office:value="0.744873">
                <text:p>0.744873</text:p>
              </table:table-cell>
              <table:table-cell office:value-type="float" office:value="0.640755">
                <text:p>0.640755</text:p>
              </table:table-cell>
              <table:table-cell office:value-type="float" office:value="0.756948">
                <text:p>0.756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469">
                <text:p>3.80469</text:p>
              </table:table-cell>
              <table:table-cell office:value-type="float" office:value="0.744195">
                <text:p>0.744195</text:p>
              </table:table-cell>
              <table:table-cell office:value-type="float" office:value="0.639948">
                <text:p>0.639948</text:p>
              </table:table-cell>
              <table:table-cell office:value-type="float" office:value="0.755562">
                <text:p>0.7555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031">
                <text:p>3.82031</text:p>
              </table:table-cell>
              <table:table-cell office:value-type="float" office:value="0.744478">
                <text:p>0.744478</text:p>
              </table:table-cell>
              <table:table-cell office:value-type="float" office:value="0.637627">
                <text:p>0.637627</text:p>
              </table:table-cell>
              <table:table-cell office:value-type="float" office:value="0.756012">
                <text:p>0.756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594">
                <text:p>3.83594</text:p>
              </table:table-cell>
              <table:table-cell office:value-type="float" office:value="0.747293">
                <text:p>0.747293</text:p>
              </table:table-cell>
              <table:table-cell office:value-type="float" office:value="0.637608">
                <text:p>0.637608</text:p>
              </table:table-cell>
              <table:table-cell office:value-type="float" office:value="0.760765">
                <text:p>0.760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156">
                <text:p>3.85156</text:p>
              </table:table-cell>
              <table:table-cell office:value-type="float" office:value="0.749935">
                <text:p>0.749935</text:p>
              </table:table-cell>
              <table:table-cell office:value-type="float" office:value="0.638642">
                <text:p>0.638642</text:p>
              </table:table-cell>
              <table:table-cell office:value-type="float" office:value="0.764775">
                <text:p>0.7647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719">
                <text:p>3.86719</text:p>
              </table:table-cell>
              <table:table-cell office:value-type="float" office:value="0.74972">
                <text:p>0.74972</text:p>
              </table:table-cell>
              <table:table-cell office:value-type="float" office:value="0.639827">
                <text:p>0.639827</text:p>
              </table:table-cell>
              <table:table-cell office:value-type="float" office:value="0.764432">
                <text:p>0.764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281">
                <text:p>3.88281</text:p>
              </table:table-cell>
              <table:table-cell office:value-type="float" office:value="0.749545">
                <text:p>0.749545</text:p>
              </table:table-cell>
              <table:table-cell office:value-type="float" office:value="0.6409">
                <text:p>0.6409</text:p>
              </table:table-cell>
              <table:table-cell office:value-type="float" office:value="0.762213">
                <text:p>0.7622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9844">
                <text:p>3.89844</text:p>
              </table:table-cell>
              <table:table-cell office:value-type="float" office:value="0.751723">
                <text:p>0.751723</text:p>
              </table:table-cell>
              <table:table-cell office:value-type="float" office:value="0.640312">
                <text:p>0.640312</text:p>
              </table:table-cell>
              <table:table-cell office:value-type="float" office:value="0.760545">
                <text:p>0.7605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406">
                <text:p>3.91406</text:p>
              </table:table-cell>
              <table:table-cell office:value-type="float" office:value="0.753197">
                <text:p>0.753197</text:p>
              </table:table-cell>
              <table:table-cell office:value-type="float" office:value="0.638907">
                <text:p>0.638907</text:p>
              </table:table-cell>
              <table:table-cell office:value-type="float" office:value="0.761265">
                <text:p>0.761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69">
                <text:p>3.92969</text:p>
              </table:table-cell>
              <table:table-cell office:value-type="float" office:value="0.75231">
                <text:p>0.75231</text:p>
              </table:table-cell>
              <table:table-cell office:value-type="float" office:value="0.638795">
                <text:p>0.638795</text:p>
              </table:table-cell>
              <table:table-cell office:value-type="float" office:value="0.76325">
                <text:p>0.763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531">
                <text:p>3.94531</text:p>
              </table:table-cell>
              <table:table-cell office:value-type="float" office:value="0.75231">
                <text:p>0.75231</text:p>
              </table:table-cell>
              <table:table-cell office:value-type="float" office:value="0.640408">
                <text:p>0.640408</text:p>
              </table:table-cell>
              <table:table-cell office:value-type="float" office:value="0.763665">
                <text:p>0.763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094">
                <text:p>3.96094</text:p>
              </table:table-cell>
              <table:table-cell office:value-type="float" office:value="0.754067">
                <text:p>0.754067</text:p>
              </table:table-cell>
              <table:table-cell office:value-type="float" office:value="0.642563">
                <text:p>0.642563</text:p>
              </table:table-cell>
              <table:table-cell office:value-type="float" office:value="0.763723">
                <text:p>0.7637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656">
                <text:p>3.97656</text:p>
              </table:table-cell>
              <table:table-cell office:value-type="float" office:value="0.755217">
                <text:p>0.755217</text:p>
              </table:table-cell>
              <table:table-cell office:value-type="float" office:value="0.643237">
                <text:p>0.643237</text:p>
              </table:table-cell>
              <table:table-cell office:value-type="float" office:value="0.76562">
                <text:p>0.765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219">
                <text:p>3.99219</text:p>
              </table:table-cell>
              <table:table-cell office:value-type="float" office:value="0.75574">
                <text:p>0.75574</text:p>
              </table:table-cell>
              <table:table-cell office:value-type="float" office:value="0.64207">
                <text:p>0.64207</text:p>
              </table:table-cell>
              <table:table-cell office:value-type="float" office:value="0.76588">
                <text:p>0.765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781">
                <text:p>4.00781</text:p>
              </table:table-cell>
              <table:table-cell office:value-type="float" office:value="0.756502">
                <text:p>0.756502</text:p>
              </table:table-cell>
              <table:table-cell office:value-type="float" office:value="0.641832">
                <text:p>0.641832</text:p>
              </table:table-cell>
              <table:table-cell office:value-type="float" office:value="0.762653">
                <text:p>0.7626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344">
                <text:p>4.02344</text:p>
              </table:table-cell>
              <table:table-cell office:value-type="float" office:value="0.75618">
                <text:p>0.75618</text:p>
              </table:table-cell>
              <table:table-cell office:value-type="float" office:value="0.64244">
                <text:p>0.64244</text:p>
              </table:table-cell>
              <table:table-cell office:value-type="float" office:value="0.76049">
                <text:p>0.760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3906">
                <text:p>4.03906</text:p>
              </table:table-cell>
              <table:table-cell office:value-type="float" office:value="0.754833">
                <text:p>0.754833</text:p>
              </table:table-cell>
              <table:table-cell office:value-type="float" office:value="0.642805">
                <text:p>0.642805</text:p>
              </table:table-cell>
              <table:table-cell office:value-type="float" office:value="0.762338">
                <text:p>0.7623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469">
                <text:p>4.05469</text:p>
              </table:table-cell>
              <table:table-cell office:value-type="float" office:value="0.755685">
                <text:p>0.755685</text:p>
              </table:table-cell>
              <table:table-cell office:value-type="float" office:value="0.64311">
                <text:p>0.64311</text:p>
              </table:table-cell>
              <table:table-cell office:value-type="float" office:value="0.764898">
                <text:p>0.764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031">
                <text:p>4.07031</text:p>
              </table:table-cell>
              <table:table-cell office:value-type="float" office:value="0.758435">
                <text:p>0.758435</text:p>
              </table:table-cell>
              <table:table-cell office:value-type="float" office:value="0.642308">
                <text:p>0.642308</text:p>
              </table:table-cell>
              <table:table-cell office:value-type="float" office:value="0.764867">
                <text:p>0.7648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594">
                <text:p>4.08594</text:p>
              </table:table-cell>
              <table:table-cell office:value-type="float" office:value="0.75833">
                <text:p>0.75833</text:p>
              </table:table-cell>
              <table:table-cell office:value-type="float" office:value="0.641875">
                <text:p>0.641875</text:p>
              </table:table-cell>
              <table:table-cell office:value-type="float" office:value="0.762565">
                <text:p>0.7625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156">
                <text:p>4.10156</text:p>
              </table:table-cell>
              <table:table-cell office:value-type="float" office:value="0.755767">
                <text:p>0.755767</text:p>
              </table:table-cell>
              <table:table-cell office:value-type="float" office:value="0.643798">
                <text:p>0.643798</text:p>
              </table:table-cell>
              <table:table-cell office:value-type="float" office:value="0.759093">
                <text:p>0.759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719">
                <text:p>4.11719</text:p>
              </table:table-cell>
              <table:table-cell office:value-type="float" office:value="0.756307">
                <text:p>0.756307</text:p>
              </table:table-cell>
              <table:table-cell office:value-type="float" office:value="0.646195">
                <text:p>0.646195</text:p>
              </table:table-cell>
              <table:table-cell office:value-type="float" office:value="0.75694">
                <text:p>0.756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81">
                <text:p>4.13281</text:p>
              </table:table-cell>
              <table:table-cell office:value-type="float" office:value="0.759233">
                <text:p>0.759233</text:p>
              </table:table-cell>
              <table:table-cell office:value-type="float" office:value="0.648148">
                <text:p>0.648148</text:p>
              </table:table-cell>
              <table:table-cell office:value-type="float" office:value="0.758675">
                <text:p>0.7586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844">
                <text:p>4.14844</text:p>
              </table:table-cell>
              <table:table-cell office:value-type="float" office:value="0.759305">
                <text:p>0.759305</text:p>
              </table:table-cell>
              <table:table-cell office:value-type="float" office:value="0.649157">
                <text:p>0.649157</text:p>
              </table:table-cell>
              <table:table-cell office:value-type="float" office:value="0.764157">
                <text:p>0.7641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406">
                <text:p>4.16406</text:p>
              </table:table-cell>
              <table:table-cell office:value-type="float" office:value="0.757985">
                <text:p>0.757985</text:p>
              </table:table-cell>
              <table:table-cell office:value-type="float" office:value="0.64854">
                <text:p>0.64854</text:p>
              </table:table-cell>
              <table:table-cell office:value-type="float" office:value="0.768057">
                <text:p>0.7680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7969">
                <text:p>4.17969</text:p>
              </table:table-cell>
              <table:table-cell office:value-type="float" office:value="0.75851">
                <text:p>0.75851</text:p>
              </table:table-cell>
              <table:table-cell office:value-type="float" office:value="0.647853">
                <text:p>0.647853</text:p>
              </table:table-cell>
              <table:table-cell office:value-type="float" office:value="0.766407">
                <text:p>0.7664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531">
                <text:p>4.19531</text:p>
              </table:table-cell>
              <table:table-cell office:value-type="float" office:value="0.757995">
                <text:p>0.757995</text:p>
              </table:table-cell>
              <table:table-cell office:value-type="float" office:value="0.64676">
                <text:p>0.64676</text:p>
              </table:table-cell>
              <table:table-cell office:value-type="float" office:value="0.763027">
                <text:p>0.763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094">
                <text:p>4.21094</text:p>
              </table:table-cell>
              <table:table-cell office:value-type="float" office:value="0.756035">
                <text:p>0.756035</text:p>
              </table:table-cell>
              <table:table-cell office:value-type="float" office:value="0.64516">
                <text:p>0.64516</text:p>
              </table:table-cell>
              <table:table-cell office:value-type="float" office:value="0.763923">
                <text:p>0.7639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656">
                <text:p>4.22656</text:p>
              </table:table-cell>
              <table:table-cell office:value-type="float" office:value="0.756943">
                <text:p>0.756943</text:p>
              </table:table-cell>
              <table:table-cell office:value-type="float" office:value="0.64616">
                <text:p>0.64616</text:p>
              </table:table-cell>
              <table:table-cell office:value-type="float" office:value="0.766643">
                <text:p>0.7666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219">
                <text:p>4.24219</text:p>
              </table:table-cell>
              <table:table-cell office:value-type="float" office:value="0.759227">
                <text:p>0.759227</text:p>
              </table:table-cell>
              <table:table-cell office:value-type="float" office:value="0.65047">
                <text:p>0.65047</text:p>
              </table:table-cell>
              <table:table-cell office:value-type="float" office:value="0.765835">
                <text:p>0.7658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781">
                <text:p>4.25781</text:p>
              </table:table-cell>
              <table:table-cell office:value-type="float" office:value="0.758693">
                <text:p>0.758693</text:p>
              </table:table-cell>
              <table:table-cell office:value-type="float" office:value="0.652438">
                <text:p>0.652438</text:p>
              </table:table-cell>
              <table:table-cell office:value-type="float" office:value="0.761378">
                <text:p>0.7613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344">
                <text:p>4.27344</text:p>
              </table:table-cell>
              <table:table-cell office:value-type="float" office:value="0.756993">
                <text:p>0.756993</text:p>
              </table:table-cell>
              <table:table-cell office:value-type="float" office:value="0.650545">
                <text:p>0.650545</text:p>
              </table:table-cell>
              <table:table-cell office:value-type="float" office:value="0.758162">
                <text:p>0.7581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8906">
                <text:p>4.28906</text:p>
              </table:table-cell>
              <table:table-cell office:value-type="float" office:value="0.757517">
                <text:p>0.757517</text:p>
              </table:table-cell>
              <table:table-cell office:value-type="float" office:value="0.649435">
                <text:p>0.649435</text:p>
              </table:table-cell>
              <table:table-cell office:value-type="float" office:value="0.757587">
                <text:p>0.757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469">
                <text:p>4.30469</text:p>
              </table:table-cell>
              <table:table-cell office:value-type="float" office:value="0.759422">
                <text:p>0.759422</text:p>
              </table:table-cell>
              <table:table-cell office:value-type="float" office:value="0.651025">
                <text:p>0.651025</text:p>
              </table:table-cell>
              <table:table-cell office:value-type="float" office:value="0.757778">
                <text:p>0.757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031">
                <text:p>4.32031</text:p>
              </table:table-cell>
              <table:table-cell office:value-type="float" office:value="0.760897">
                <text:p>0.760897</text:p>
              </table:table-cell>
              <table:table-cell office:value-type="float" office:value="0.653342">
                <text:p>0.653342</text:p>
              </table:table-cell>
              <table:table-cell office:value-type="float" office:value="0.758178">
                <text:p>0.7581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594">
                <text:p>4.33594</text:p>
              </table:table-cell>
              <table:table-cell office:value-type="float" office:value="0.76146">
                <text:p>0.76146</text:p>
              </table:table-cell>
              <table:table-cell office:value-type="float" office:value="0.654993">
                <text:p>0.654993</text:p>
              </table:table-cell>
              <table:table-cell office:value-type="float" office:value="0.75777">
                <text:p>0.757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156">
                <text:p>4.35156</text:p>
              </table:table-cell>
              <table:table-cell office:value-type="float" office:value="0.761525">
                <text:p>0.761525</text:p>
              </table:table-cell>
              <table:table-cell office:value-type="float" office:value="0.655418">
                <text:p>0.655418</text:p>
              </table:table-cell>
              <table:table-cell office:value-type="float" office:value="0.756805">
                <text:p>0.7568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719">
                <text:p>4.36719</text:p>
              </table:table-cell>
              <table:table-cell office:value-type="float" office:value="0.762868">
                <text:p>0.762868</text:p>
              </table:table-cell>
              <table:table-cell office:value-type="float" office:value="0.655405">
                <text:p>0.655405</text:p>
              </table:table-cell>
              <table:table-cell office:value-type="float" office:value="0.758092">
                <text:p>0.7580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281">
                <text:p>4.38281</text:p>
              </table:table-cell>
              <table:table-cell office:value-type="float" office:value="0.764822">
                <text:p>0.764822</text:p>
              </table:table-cell>
              <table:table-cell office:value-type="float" office:value="0.654108">
                <text:p>0.654108</text:p>
              </table:table-cell>
              <table:table-cell office:value-type="float" office:value="0.7624">
                <text:p>0.7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844">
                <text:p>4.39844</text:p>
              </table:table-cell>
              <table:table-cell office:value-type="float" office:value="0.764677">
                <text:p>0.764677</text:p>
              </table:table-cell>
              <table:table-cell office:value-type="float" office:value="0.651495">
                <text:p>0.651495</text:p>
              </table:table-cell>
              <table:table-cell office:value-type="float" office:value="0.76713">
                <text:p>0.767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06">
                <text:p>4.41406</text:p>
              </table:table-cell>
              <table:table-cell office:value-type="float" office:value="0.763875">
                <text:p>0.763875</text:p>
              </table:table-cell>
              <table:table-cell office:value-type="float" office:value="0.65035">
                <text:p>0.65035</text:p>
              </table:table-cell>
              <table:table-cell office:value-type="float" office:value="0.769072">
                <text:p>0.769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2969">
                <text:p>4.42969</text:p>
              </table:table-cell>
              <table:table-cell office:value-type="float" office:value="0.765682">
                <text:p>0.765682</text:p>
              </table:table-cell>
              <table:table-cell office:value-type="float" office:value="0.65217">
                <text:p>0.65217</text:p>
              </table:table-cell>
              <table:table-cell office:value-type="float" office:value="0.768678">
                <text:p>0.768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531">
                <text:p>4.44531</text:p>
              </table:table-cell>
              <table:table-cell office:value-type="float" office:value="0.768843">
                <text:p>0.768843</text:p>
              </table:table-cell>
              <table:table-cell office:value-type="float" office:value="0.655172">
                <text:p>0.655172</text:p>
              </table:table-cell>
              <table:table-cell office:value-type="float" office:value="0.768827">
                <text:p>0.7688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094">
                <text:p>4.46094</text:p>
              </table:table-cell>
              <table:table-cell office:value-type="float" office:value="0.77064">
                <text:p>0.77064</text:p>
              </table:table-cell>
              <table:table-cell office:value-type="float" office:value="0.654803">
                <text:p>0.654803</text:p>
              </table:table-cell>
              <table:table-cell office:value-type="float" office:value="0.769408">
                <text:p>0.7694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656">
                <text:p>4.47656</text:p>
              </table:table-cell>
              <table:table-cell office:value-type="float" office:value="0.772045">
                <text:p>0.772045</text:p>
              </table:table-cell>
              <table:table-cell office:value-type="float" office:value="0.6513">
                <text:p>0.6513</text:p>
              </table:table-cell>
              <table:table-cell office:value-type="float" office:value="0.768885">
                <text:p>0.7688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19">
                <text:p>4.49219</text:p>
              </table:table-cell>
              <table:table-cell office:value-type="float" office:value="0.77432">
                <text:p>0.77432</text:p>
              </table:table-cell>
              <table:table-cell office:value-type="float" office:value="0.650102">
                <text:p>0.650102</text:p>
              </table:table-cell>
              <table:table-cell office:value-type="float" office:value="0.766237">
                <text:p>0.7662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781">
                <text:p>4.50781</text:p>
              </table:table-cell>
              <table:table-cell office:value-type="float" office:value="0.775993">
                <text:p>0.775993</text:p>
              </table:table-cell>
              <table:table-cell office:value-type="float" office:value="0.652712">
                <text:p>0.652712</text:p>
              </table:table-cell>
              <table:table-cell office:value-type="float" office:value="0.762775">
                <text:p>0.7627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344">
                <text:p>4.52344</text:p>
              </table:table-cell>
              <table:table-cell office:value-type="float" office:value="0.77557">
                <text:p>0.77557</text:p>
              </table:table-cell>
              <table:table-cell office:value-type="float" office:value="0.655353">
                <text:p>0.655353</text:p>
              </table:table-cell>
              <table:table-cell office:value-type="float" office:value="0.76218">
                <text:p>0.762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06">
                <text:p>4.53906</text:p>
              </table:table-cell>
              <table:table-cell office:value-type="float" office:value="0.774652">
                <text:p>0.774652</text:p>
              </table:table-cell>
              <table:table-cell office:value-type="float" office:value="0.65664">
                <text:p>0.65664</text:p>
              </table:table-cell>
              <table:table-cell office:value-type="float" office:value="0.764543">
                <text:p>0.764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469">
                <text:p>4.55469</text:p>
              </table:table-cell>
              <table:table-cell office:value-type="float" office:value="0.776375">
                <text:p>0.776375</text:p>
              </table:table-cell>
              <table:table-cell office:value-type="float" office:value="0.65563">
                <text:p>0.65563</text:p>
              </table:table-cell>
              <table:table-cell office:value-type="float" office:value="0.767038">
                <text:p>0.767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31">
                <text:p>4.57031</text:p>
              </table:table-cell>
              <table:table-cell office:value-type="float" office:value="0.779595">
                <text:p>0.779595</text:p>
              </table:table-cell>
              <table:table-cell office:value-type="float" office:value="0.65218">
                <text:p>0.65218</text:p>
              </table:table-cell>
              <table:table-cell office:value-type="float" office:value="0.768242">
                <text:p>0.768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594">
                <text:p>4.58594</text:p>
              </table:table-cell>
              <table:table-cell office:value-type="float" office:value="0.780683">
                <text:p>0.780683</text:p>
              </table:table-cell>
              <table:table-cell office:value-type="float" office:value="0.649612">
                <text:p>0.649612</text:p>
              </table:table-cell>
              <table:table-cell office:value-type="float" office:value="0.766577">
                <text:p>0.7665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156">
                <text:p>4.60156</text:p>
              </table:table-cell>
              <table:table-cell office:value-type="float" office:value="0.780675">
                <text:p>0.780675</text:p>
              </table:table-cell>
              <table:table-cell office:value-type="float" office:value="0.650593">
                <text:p>0.650593</text:p>
              </table:table-cell>
              <table:table-cell office:value-type="float" office:value="0.763893">
                <text:p>0.763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19">
                <text:p>4.61719</text:p>
              </table:table-cell>
              <table:table-cell office:value-type="float" office:value="0.782127">
                <text:p>0.782127</text:p>
              </table:table-cell>
              <table:table-cell office:value-type="float" office:value="0.655255">
                <text:p>0.655255</text:p>
              </table:table-cell>
              <table:table-cell office:value-type="float" office:value="0.763453">
                <text:p>0.7634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281">
                <text:p>4.63281</text:p>
              </table:table-cell>
              <table:table-cell office:value-type="float" office:value="0.78371">
                <text:p>0.78371</text:p>
              </table:table-cell>
              <table:table-cell office:value-type="float" office:value="0.658445">
                <text:p>0.658445</text:p>
              </table:table-cell>
              <table:table-cell office:value-type="float" office:value="0.7646">
                <text:p>0.76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44">
                <text:p>4.64844</text:p>
              </table:table-cell>
              <table:table-cell office:value-type="float" office:value="0.783523">
                <text:p>0.783523</text:p>
              </table:table-cell>
              <table:table-cell office:value-type="float" office:value="0.655827">
                <text:p>0.655827</text:p>
              </table:table-cell>
              <table:table-cell office:value-type="float" office:value="0.765505">
                <text:p>0.7655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06">
                <text:p>4.66406</text:p>
              </table:table-cell>
              <table:table-cell office:value-type="float" office:value="0.78355">
                <text:p>0.78355</text:p>
              </table:table-cell>
              <table:table-cell office:value-type="float" office:value="0.651973">
                <text:p>0.651973</text:p>
              </table:table-cell>
              <table:table-cell office:value-type="float" office:value="0.765722">
                <text:p>0.7657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7969">
                <text:p>4.67969</text:p>
              </table:table-cell>
              <table:table-cell office:value-type="float" office:value="0.785648">
                <text:p>0.785648</text:p>
              </table:table-cell>
              <table:table-cell office:value-type="float" office:value="0.650968">
                <text:p>0.650968</text:p>
              </table:table-cell>
              <table:table-cell office:value-type="float" office:value="0.765962">
                <text:p>0.7659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31">
                <text:p>4.69531</text:p>
              </table:table-cell>
              <table:table-cell office:value-type="float" office:value="0.787243">
                <text:p>0.787243</text:p>
              </table:table-cell>
              <table:table-cell office:value-type="float" office:value="0.652705">
                <text:p>0.652705</text:p>
              </table:table-cell>
              <table:table-cell office:value-type="float" office:value="0.767902">
                <text:p>0.7679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094">
                <text:p>4.71094</text:p>
              </table:table-cell>
              <table:table-cell office:value-type="float" office:value="0.785845">
                <text:p>0.785845</text:p>
              </table:table-cell>
              <table:table-cell office:value-type="float" office:value="0.65543">
                <text:p>0.65543</text:p>
              </table:table-cell>
              <table:table-cell office:value-type="float" office:value="0.769875">
                <text:p>0.769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56">
                <text:p>4.72656</text:p>
              </table:table-cell>
              <table:table-cell office:value-type="float" office:value="0.783865">
                <text:p>0.783865</text:p>
              </table:table-cell>
              <table:table-cell office:value-type="float" office:value="0.656355">
                <text:p>0.656355</text:p>
              </table:table-cell>
              <table:table-cell office:value-type="float" office:value="0.769058">
                <text:p>0.7690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19">
                <text:p>4.74219</text:p>
              </table:table-cell>
              <table:table-cell office:value-type="float" office:value="0.78442">
                <text:p>0.78442</text:p>
              </table:table-cell>
              <table:table-cell office:value-type="float" office:value="0.65627">
                <text:p>0.65627</text:p>
              </table:table-cell>
              <table:table-cell office:value-type="float" office:value="0.76732">
                <text:p>0.767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781">
                <text:p>4.75781</text:p>
              </table:table-cell>
              <table:table-cell office:value-type="float" office:value="0.785985">
                <text:p>0.785985</text:p>
              </table:table-cell>
              <table:table-cell office:value-type="float" office:value="0.655407">
                <text:p>0.655407</text:p>
              </table:table-cell>
              <table:table-cell office:value-type="float" office:value="0.767845">
                <text:p>0.7678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44">
                <text:p>4.77344</text:p>
              </table:table-cell>
              <table:table-cell office:value-type="float" office:value="0.78627">
                <text:p>0.78627</text:p>
              </table:table-cell>
              <table:table-cell office:value-type="float" office:value="0.653082">
                <text:p>0.653082</text:p>
              </table:table-cell>
              <table:table-cell office:value-type="float" office:value="0.768055">
                <text:p>0.768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06">
                <text:p>4.78906</text:p>
              </table:table-cell>
              <table:table-cell office:value-type="float" office:value="0.785935">
                <text:p>0.785935</text:p>
              </table:table-cell>
              <table:table-cell office:value-type="float" office:value="0.6534">
                <text:p>0.6534</text:p>
              </table:table-cell>
              <table:table-cell office:value-type="float" office:value="0.764527">
                <text:p>0.7645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69">
                <text:p>4.80469</text:p>
              </table:table-cell>
              <table:table-cell office:value-type="float" office:value="0.78601">
                <text:p>0.78601</text:p>
              </table:table-cell>
              <table:table-cell office:value-type="float" office:value="0.658565">
                <text:p>0.658565</text:p>
              </table:table-cell>
              <table:table-cell office:value-type="float" office:value="0.762197">
                <text:p>0.7621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31">
                <text:p>4.82031</text:p>
              </table:table-cell>
              <table:table-cell office:value-type="float" office:value="0.785815">
                <text:p>0.785815</text:p>
              </table:table-cell>
              <table:table-cell office:value-type="float" office:value="0.661205">
                <text:p>0.661205</text:p>
              </table:table-cell>
              <table:table-cell office:value-type="float" office:value="0.76512">
                <text:p>0.76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594">
                <text:p>4.83594</text:p>
              </table:table-cell>
              <table:table-cell office:value-type="float" office:value="0.786207">
                <text:p>0.786207</text:p>
              </table:table-cell>
              <table:table-cell office:value-type="float" office:value="0.657658">
                <text:p>0.657658</text:p>
              </table:table-cell>
              <table:table-cell office:value-type="float" office:value="0.768342">
                <text:p>0.7683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56">
                <text:p>4.85156</text:p>
              </table:table-cell>
              <table:table-cell office:value-type="float" office:value="0.789053">
                <text:p>0.789053</text:p>
              </table:table-cell>
              <table:table-cell office:value-type="float" office:value="0.653665">
                <text:p>0.653665</text:p>
              </table:table-cell>
              <table:table-cell office:value-type="float" office:value="0.766918">
                <text:p>0.7669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19">
                <text:p>4.86719</text:p>
              </table:table-cell>
              <table:table-cell office:value-type="float" office:value="0.792725">
                <text:p>0.792725</text:p>
              </table:table-cell>
              <table:table-cell office:value-type="float" office:value="0.653715">
                <text:p>0.653715</text:p>
              </table:table-cell>
              <table:table-cell office:value-type="float" office:value="0.7656">
                <text:p>0.7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1">
                <text:p>4.88281</text:p>
              </table:table-cell>
              <table:table-cell office:value-type="float" office:value="0.7943">
                <text:p>0.7943</text:p>
              </table:table-cell>
              <table:table-cell office:value-type="float" office:value="0.655255">
                <text:p>0.655255</text:p>
              </table:table-cell>
              <table:table-cell office:value-type="float" office:value="0.769283">
                <text:p>0.769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4">
                <text:p>4.89844</text:p>
              </table:table-cell>
              <table:table-cell office:value-type="float" office:value="0.794293">
                <text:p>0.794293</text:p>
              </table:table-cell>
              <table:table-cell office:value-type="float" office:value="0.655407">
                <text:p>0.655407</text:p>
              </table:table-cell>
              <table:table-cell office:value-type="float" office:value="0.773255">
                <text:p>0.7732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06">
                <text:p>4.91406</text:p>
              </table:table-cell>
              <table:table-cell office:value-type="float" office:value="0.795102">
                <text:p>0.795102</text:p>
              </table:table-cell>
              <table:table-cell office:value-type="float" office:value="0.655685">
                <text:p>0.655685</text:p>
              </table:table-cell>
              <table:table-cell office:value-type="float" office:value="0.773857">
                <text:p>0.7738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9">
                <text:p>4.92969</text:p>
              </table:table-cell>
              <table:table-cell office:value-type="float" office:value="0.79593">
                <text:p>0.79593</text:p>
              </table:table-cell>
              <table:table-cell office:value-type="float" office:value="0.65496">
                <text:p>0.65496</text:p>
              </table:table-cell>
              <table:table-cell office:value-type="float" office:value="0.772105">
                <text:p>0.772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31">
                <text:p>4.94531</text:p>
              </table:table-cell>
              <table:table-cell office:value-type="float" office:value="0.79572">
                <text:p>0.79572</text:p>
              </table:table-cell>
              <table:table-cell office:value-type="float" office:value="0.65245">
                <text:p>0.65245</text:p>
              </table:table-cell>
              <table:table-cell office:value-type="float" office:value="0.768207">
                <text:p>0.7682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94">
                <text:p>4.96094</text:p>
              </table:table-cell>
              <table:table-cell office:value-type="float" office:value="0.798105">
                <text:p>0.798105</text:p>
              </table:table-cell>
              <table:table-cell office:value-type="float" office:value="0.651143">
                <text:p>0.651143</text:p>
              </table:table-cell>
              <table:table-cell office:value-type="float" office:value="0.766598">
                <text:p>0.766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56">
                <text:p>4.97656</text:p>
              </table:table-cell>
              <table:table-cell office:value-type="float" office:value="0.802348">
                <text:p>0.802348</text:p>
              </table:table-cell>
              <table:table-cell office:value-type="float" office:value="0.649532">
                <text:p>0.649532</text:p>
              </table:table-cell>
              <table:table-cell office:value-type="float" office:value="0.769287">
                <text:p>0.7692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19">
                <text:p>4.99219</text:p>
              </table:table-cell>
              <table:table-cell office:value-type="float" office:value="0.802882">
                <text:p>0.802882</text:p>
              </table:table-cell>
              <table:table-cell office:value-type="float" office:value="0.646425">
                <text:p>0.646425</text:p>
              </table:table-cell>
              <table:table-cell office:value-type="float" office:value="0.771565">
                <text:p>0.7715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81">
                <text:p>5.00781</text:p>
              </table:table-cell>
              <table:table-cell office:value-type="float" office:value="0.801082">
                <text:p>0.801082</text:p>
              </table:table-cell>
              <table:table-cell office:value-type="float" office:value="0.646275">
                <text:p>0.646275</text:p>
              </table:table-cell>
              <table:table-cell office:value-type="float" office:value="0.771445">
                <text:p>0.7714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44">
                <text:p>5.02344</text:p>
              </table:table-cell>
              <table:table-cell office:value-type="float" office:value="0.80125">
                <text:p>0.80125</text:p>
              </table:table-cell>
              <table:table-cell office:value-type="float" office:value="0.648703">
                <text:p>0.648703</text:p>
              </table:table-cell>
              <table:table-cell office:value-type="float" office:value="0.769885">
                <text:p>0.7698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906">
                <text:p>5.03906</text:p>
              </table:table-cell>
              <table:table-cell office:value-type="float" office:value="0.801975">
                <text:p>0.801975</text:p>
              </table:table-cell>
              <table:table-cell office:value-type="float" office:value="0.648777">
                <text:p>0.648777</text:p>
              </table:table-cell>
              <table:table-cell office:value-type="float" office:value="0.76934">
                <text:p>0.769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69">
                <text:p>5.05469</text:p>
              </table:table-cell>
              <table:table-cell office:value-type="float" office:value="0.802598">
                <text:p>0.802598</text:p>
              </table:table-cell>
              <table:table-cell office:value-type="float" office:value="0.647507">
                <text:p>0.647507</text:p>
              </table:table-cell>
              <table:table-cell office:value-type="float" office:value="0.770577">
                <text:p>0.7705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031">
                <text:p>5.07031</text:p>
              </table:table-cell>
              <table:table-cell office:value-type="float" office:value="0.804272">
                <text:p>0.804272</text:p>
              </table:table-cell>
              <table:table-cell office:value-type="float" office:value="0.64669">
                <text:p>0.64669</text:p>
              </table:table-cell>
              <table:table-cell office:value-type="float" office:value="0.773143">
                <text:p>0.7731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94">
                <text:p>5.08594</text:p>
              </table:table-cell>
              <table:table-cell office:value-type="float" office:value="0.804175">
                <text:p>0.804175</text:p>
              </table:table-cell>
              <table:table-cell office:value-type="float" office:value="0.646167">
                <text:p>0.646167</text:p>
              </table:table-cell>
              <table:table-cell office:value-type="float" office:value="0.774562">
                <text:p>0.774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56">
                <text:p>5.10156</text:p>
              </table:table-cell>
              <table:table-cell office:value-type="float" office:value="0.80236">
                <text:p>0.80236</text:p>
              </table:table-cell>
              <table:table-cell office:value-type="float" office:value="0.646415">
                <text:p>0.646415</text:p>
              </table:table-cell>
              <table:table-cell office:value-type="float" office:value="0.772882">
                <text:p>0.7728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719">
                <text:p>5.11719</text:p>
              </table:table-cell>
              <table:table-cell office:value-type="float" office:value="0.804213">
                <text:p>0.804213</text:p>
              </table:table-cell>
              <table:table-cell office:value-type="float" office:value="0.648228">
                <text:p>0.648228</text:p>
              </table:table-cell>
              <table:table-cell office:value-type="float" office:value="0.771693">
                <text:p>0.7716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81">
                <text:p>5.13281</text:p>
              </table:table-cell>
              <table:table-cell office:value-type="float" office:value="0.808433">
                <text:p>0.808433</text:p>
              </table:table-cell>
              <table:table-cell office:value-type="float" office:value="0.651123">
                <text:p>0.651123</text:p>
              </table:table-cell>
              <table:table-cell office:value-type="float" office:value="0.771825">
                <text:p>0.7718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44">
                <text:p>5.14844</text:p>
              </table:table-cell>
              <table:table-cell office:value-type="float" office:value="0.808717">
                <text:p>0.808717</text:p>
              </table:table-cell>
              <table:table-cell office:value-type="float" office:value="0.652862">
                <text:p>0.652862</text:p>
              </table:table-cell>
              <table:table-cell office:value-type="float" office:value="0.769287">
                <text:p>0.7692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406">
                <text:p>5.16406</text:p>
              </table:table-cell>
              <table:table-cell office:value-type="float" office:value="0.805445">
                <text:p>0.805445</text:p>
              </table:table-cell>
              <table:table-cell office:value-type="float" office:value="0.651375">
                <text:p>0.651375</text:p>
              </table:table-cell>
              <table:table-cell office:value-type="float" office:value="0.76653">
                <text:p>0.766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69">
                <text:p>5.17969</text:p>
              </table:table-cell>
              <table:table-cell office:value-type="float" office:value="0.803068">
                <text:p>0.803068</text:p>
              </table:table-cell>
              <table:table-cell office:value-type="float" office:value="0.649602">
                <text:p>0.649602</text:p>
              </table:table-cell>
              <table:table-cell office:value-type="float" office:value="0.76743">
                <text:p>0.767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531">
                <text:p>5.19531</text:p>
              </table:table-cell>
              <table:table-cell office:value-type="float" office:value="0.80287">
                <text:p>0.80287</text:p>
              </table:table-cell>
              <table:table-cell office:value-type="float" office:value="0.65212">
                <text:p>0.65212</text:p>
              </table:table-cell>
              <table:table-cell office:value-type="float" office:value="0.768895">
                <text:p>0.7688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94">
                <text:p>5.21094</text:p>
              </table:table-cell>
              <table:table-cell office:value-type="float" office:value="0.803563">
                <text:p>0.803563</text:p>
              </table:table-cell>
              <table:table-cell office:value-type="float" office:value="0.655677">
                <text:p>0.655677</text:p>
              </table:table-cell>
              <table:table-cell office:value-type="float" office:value="0.767653">
                <text:p>0.7676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56">
                <text:p>5.22656</text:p>
              </table:table-cell>
              <table:table-cell office:value-type="float" office:value="0.804657">
                <text:p>0.804657</text:p>
              </table:table-cell>
              <table:table-cell office:value-type="float" office:value="0.654787">
                <text:p>0.654787</text:p>
              </table:table-cell>
              <table:table-cell office:value-type="float" office:value="0.766265">
                <text:p>0.766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219">
                <text:p>5.24219</text:p>
              </table:table-cell>
              <table:table-cell office:value-type="float" office:value="0.805825">
                <text:p>0.805825</text:p>
              </table:table-cell>
              <table:table-cell office:value-type="float" office:value="0.650048">
                <text:p>0.650048</text:p>
              </table:table-cell>
              <table:table-cell office:value-type="float" office:value="0.767748">
                <text:p>0.767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81">
                <text:p>5.25781</text:p>
              </table:table-cell>
              <table:table-cell office:value-type="float" office:value="0.806615">
                <text:p>0.806615</text:p>
              </table:table-cell>
              <table:table-cell office:value-type="float" office:value="0.646542">
                <text:p>0.646542</text:p>
              </table:table-cell>
              <table:table-cell office:value-type="float" office:value="0.769687">
                <text:p>0.7696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344">
                <text:p>5.27344</text:p>
              </table:table-cell>
              <table:table-cell office:value-type="float" office:value="0.806455">
                <text:p>0.806455</text:p>
              </table:table-cell>
              <table:table-cell office:value-type="float" office:value="0.647138">
                <text:p>0.647138</text:p>
              </table:table-cell>
              <table:table-cell office:value-type="float" office:value="0.770535">
                <text:p>0.7705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906">
                <text:p>5.28906</text:p>
              </table:table-cell>
              <table:table-cell office:value-type="float" office:value="0.805215">
                <text:p>0.805215</text:p>
              </table:table-cell>
              <table:table-cell office:value-type="float" office:value="0.649402">
                <text:p>0.649402</text:p>
              </table:table-cell>
              <table:table-cell office:value-type="float" office:value="0.771677">
                <text:p>0.7716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69">
                <text:p>5.30469</text:p>
              </table:table-cell>
              <table:table-cell office:value-type="float" office:value="0.804475">
                <text:p>0.804475</text:p>
              </table:table-cell>
              <table:table-cell office:value-type="float" office:value="0.65098">
                <text:p>0.65098</text:p>
              </table:table-cell>
              <table:table-cell office:value-type="float" office:value="0.771225">
                <text:p>0.771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2031">
                <text:p>5.32031</text:p>
              </table:table-cell>
              <table:table-cell office:value-type="float" office:value="0.805003">
                <text:p>0.805003</text:p>
              </table:table-cell>
              <table:table-cell office:value-type="float" office:value="0.65188">
                <text:p>0.65188</text:p>
              </table:table-cell>
              <table:table-cell office:value-type="float" office:value="0.768632">
                <text:p>0.7686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94">
                <text:p>5.33594</text:p>
              </table:table-cell>
              <table:table-cell office:value-type="float" office:value="0.805282">
                <text:p>0.805282</text:p>
              </table:table-cell>
              <table:table-cell office:value-type="float" office:value="0.652097">
                <text:p>0.652097</text:p>
              </table:table-cell>
              <table:table-cell office:value-type="float" office:value="0.766615">
                <text:p>0.7666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156">
                <text:p>5.35156</text:p>
              </table:table-cell>
              <table:table-cell office:value-type="float" office:value="0.80475">
                <text:p>0.80475</text:p>
              </table:table-cell>
              <table:table-cell office:value-type="float" office:value="0.651445">
                <text:p>0.651445</text:p>
              </table:table-cell>
              <table:table-cell office:value-type="float" office:value="0.765762">
                <text:p>0.7657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719">
                <text:p>5.36719</text:p>
              </table:table-cell>
              <table:table-cell office:value-type="float" office:value="0.804417">
                <text:p>0.804417</text:p>
              </table:table-cell>
              <table:table-cell office:value-type="float" office:value="0.650108">
                <text:p>0.650108</text:p>
              </table:table-cell>
              <table:table-cell office:value-type="float" office:value="0.767227">
                <text:p>0.7672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81">
                <text:p>5.38281</text:p>
              </table:table-cell>
              <table:table-cell office:value-type="float" office:value="0.805235">
                <text:p>0.805235</text:p>
              </table:table-cell>
              <table:table-cell office:value-type="float" office:value="0.649037">
                <text:p>0.649037</text:p>
              </table:table-cell>
              <table:table-cell office:value-type="float" office:value="0.768715">
                <text:p>0.7687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844">
                <text:p>5.39844</text:p>
              </table:table-cell>
              <table:table-cell office:value-type="float" office:value="0.805705">
                <text:p>0.805705</text:p>
              </table:table-cell>
              <table:table-cell office:value-type="float" office:value="0.64864">
                <text:p>0.64864</text:p>
              </table:table-cell>
              <table:table-cell office:value-type="float" office:value="0.766775">
                <text:p>0.7667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406">
                <text:p>5.41406</text:p>
              </table:table-cell>
              <table:table-cell office:value-type="float" office:value="0.80449">
                <text:p>0.80449</text:p>
              </table:table-cell>
              <table:table-cell office:value-type="float" office:value="0.648932">
                <text:p>0.648932</text:p>
              </table:table-cell>
              <table:table-cell office:value-type="float" office:value="0.764922">
                <text:p>0.7649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969">
                <text:p>5.42969</text:p>
              </table:table-cell>
              <table:table-cell office:value-type="float" office:value="0.803868">
                <text:p>0.803868</text:p>
              </table:table-cell>
              <table:table-cell office:value-type="float" office:value="0.649113">
                <text:p>0.649113</text:p>
              </table:table-cell>
              <table:table-cell office:value-type="float" office:value="0.766125">
                <text:p>0.766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531">
                <text:p>5.44531</text:p>
              </table:table-cell>
              <table:table-cell office:value-type="float" office:value="0.804947">
                <text:p>0.804947</text:p>
              </table:table-cell>
              <table:table-cell office:value-type="float" office:value="0.648185">
                <text:p>0.648185</text:p>
              </table:table-cell>
              <table:table-cell office:value-type="float" office:value="0.766868">
                <text:p>0.766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094">
                <text:p>5.46094</text:p>
              </table:table-cell>
              <table:table-cell office:value-type="float" office:value="0.805605">
                <text:p>0.805605</text:p>
              </table:table-cell>
              <table:table-cell office:value-type="float" office:value="0.6484">
                <text:p>0.6484</text:p>
              </table:table-cell>
              <table:table-cell office:value-type="float" office:value="0.765525">
                <text:p>0.7655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656">
                <text:p>5.47656</text:p>
              </table:table-cell>
              <table:table-cell office:value-type="float" office:value="0.805785">
                <text:p>0.805785</text:p>
              </table:table-cell>
              <table:table-cell office:value-type="float" office:value="0.65185">
                <text:p>0.65185</text:p>
              </table:table-cell>
              <table:table-cell office:value-type="float" office:value="0.76553">
                <text:p>0.765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219">
                <text:p>5.49219</text:p>
              </table:table-cell>
              <table:table-cell office:value-type="float" office:value="0.806">
                <text:p>0.806</text:p>
              </table:table-cell>
              <table:table-cell office:value-type="float" office:value="0.655532">
                <text:p>0.655532</text:p>
              </table:table-cell>
              <table:table-cell office:value-type="float" office:value="0.76785">
                <text:p>0.767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781">
                <text:p>5.50781</text:p>
              </table:table-cell>
              <table:table-cell office:value-type="float" office:value="0.805395">
                <text:p>0.805395</text:p>
              </table:table-cell>
              <table:table-cell office:value-type="float" office:value="0.654495">
                <text:p>0.654495</text:p>
              </table:table-cell>
              <table:table-cell office:value-type="float" office:value="0.770063">
                <text:p>0.7700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344">
                <text:p>5.52344</text:p>
              </table:table-cell>
              <table:table-cell office:value-type="float" office:value="0.805055">
                <text:p>0.805055</text:p>
              </table:table-cell>
              <table:table-cell office:value-type="float" office:value="0.650617">
                <text:p>0.650617</text:p>
              </table:table-cell>
              <table:table-cell office:value-type="float" office:value="0.770903">
                <text:p>0.7709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906">
                <text:p>5.53906</text:p>
              </table:table-cell>
              <table:table-cell office:value-type="float" office:value="0.8063">
                <text:p>0.8063</text:p>
              </table:table-cell>
              <table:table-cell office:value-type="float" office:value="0.648345">
                <text:p>0.648345</text:p>
              </table:table-cell>
              <table:table-cell office:value-type="float" office:value="0.769683">
                <text:p>0.7696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469">
                <text:p>5.55469</text:p>
              </table:table-cell>
              <table:table-cell office:value-type="float" office:value="0.807128">
                <text:p>0.807128</text:p>
              </table:table-cell>
              <table:table-cell office:value-type="float" office:value="0.648028">
                <text:p>0.648028</text:p>
              </table:table-cell>
              <table:table-cell office:value-type="float" office:value="0.766817">
                <text:p>0.7668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7031">
                <text:p>5.57031</text:p>
              </table:table-cell>
              <table:table-cell office:value-type="float" office:value="0.806093">
                <text:p>0.806093</text:p>
              </table:table-cell>
              <table:table-cell office:value-type="float" office:value="0.648763">
                <text:p>0.648763</text:p>
              </table:table-cell>
              <table:table-cell office:value-type="float" office:value="0.764573">
                <text:p>0.7645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594">
                <text:p>5.58594</text:p>
              </table:table-cell>
              <table:table-cell office:value-type="float" office:value="0.804785">
                <text:p>0.804785</text:p>
              </table:table-cell>
              <table:table-cell office:value-type="float" office:value="0.650283">
                <text:p>0.650283</text:p>
              </table:table-cell>
              <table:table-cell office:value-type="float" office:value="0.765685">
                <text:p>0.765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156">
                <text:p>5.60156</text:p>
              </table:table-cell>
              <table:table-cell office:value-type="float" office:value="0.804545">
                <text:p>0.804545</text:p>
              </table:table-cell>
              <table:table-cell office:value-type="float" office:value="0.651028">
                <text:p>0.651028</text:p>
              </table:table-cell>
              <table:table-cell office:value-type="float" office:value="0.76795">
                <text:p>0.767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719">
                <text:p>5.61719</text:p>
              </table:table-cell>
              <table:table-cell office:value-type="float" office:value="0.80405">
                <text:p>0.80405</text:p>
              </table:table-cell>
              <table:table-cell office:value-type="float" office:value="0.650617">
                <text:p>0.650617</text:p>
              </table:table-cell>
              <table:table-cell office:value-type="float" office:value="0.768737">
                <text:p>0.7687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281">
                <text:p>5.63281</text:p>
              </table:table-cell>
              <table:table-cell office:value-type="float" office:value="0.80239">
                <text:p>0.80239</text:p>
              </table:table-cell>
              <table:table-cell office:value-type="float" office:value="0.65054">
                <text:p>0.65054</text:p>
              </table:table-cell>
              <table:table-cell office:value-type="float" office:value="0.76946">
                <text:p>0.769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844">
                <text:p>5.64844</text:p>
              </table:table-cell>
              <table:table-cell office:value-type="float" office:value="0.80148">
                <text:p>0.80148</text:p>
              </table:table-cell>
              <table:table-cell office:value-type="float" office:value="0.649808">
                <text:p>0.649808</text:p>
              </table:table-cell>
              <table:table-cell office:value-type="float" office:value="0.769697">
                <text:p>0.7696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406">
                <text:p>5.66406</text:p>
              </table:table-cell>
              <table:table-cell office:value-type="float" office:value="0.80167">
                <text:p>0.80167</text:p>
              </table:table-cell>
              <table:table-cell office:value-type="float" office:value="0.647837">
                <text:p>0.647837</text:p>
              </table:table-cell>
              <table:table-cell office:value-type="float" office:value="0.767168">
                <text:p>0.7671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969">
                <text:p>5.67969</text:p>
              </table:table-cell>
              <table:table-cell office:value-type="float" office:value="0.801265">
                <text:p>0.801265</text:p>
              </table:table-cell>
              <table:table-cell office:value-type="float" office:value="0.64889">
                <text:p>0.64889</text:p>
              </table:table-cell>
              <table:table-cell office:value-type="float" office:value="0.764108">
                <text:p>0.7641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531">
                <text:p>5.69531</text:p>
              </table:table-cell>
              <table:table-cell office:value-type="float" office:value="0.800992">
                <text:p>0.800992</text:p>
              </table:table-cell>
              <table:table-cell office:value-type="float" office:value="0.65471">
                <text:p>0.65471</text:p>
              </table:table-cell>
              <table:table-cell office:value-type="float" office:value="0.764673">
                <text:p>0.7646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1094">
                <text:p>5.71094</text:p>
              </table:table-cell>
              <table:table-cell office:value-type="float" office:value="0.801068">
                <text:p>0.801068</text:p>
              </table:table-cell>
              <table:table-cell office:value-type="float" office:value="0.659877">
                <text:p>0.659877</text:p>
              </table:table-cell>
              <table:table-cell office:value-type="float" office:value="0.767202">
                <text:p>0.7672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656">
                <text:p>5.72656</text:p>
              </table:table-cell>
              <table:table-cell office:value-type="float" office:value="0.800368">
                <text:p>0.800368</text:p>
              </table:table-cell>
              <table:table-cell office:value-type="float" office:value="0.660412">
                <text:p>0.660412</text:p>
              </table:table-cell>
              <table:table-cell office:value-type="float" office:value="0.767565">
                <text:p>0.7675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219">
                <text:p>5.74219</text:p>
              </table:table-cell>
              <table:table-cell office:value-type="float" office:value="0.798963">
                <text:p>0.798963</text:p>
              </table:table-cell>
              <table:table-cell office:value-type="float" office:value="0.658318">
                <text:p>0.658318</text:p>
              </table:table-cell>
              <table:table-cell office:value-type="float" office:value="0.765347">
                <text:p>0.7653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781">
                <text:p>5.75781</text:p>
              </table:table-cell>
              <table:table-cell office:value-type="float" office:value="0.79746">
                <text:p>0.79746</text:p>
              </table:table-cell>
              <table:table-cell office:value-type="float" office:value="0.655695">
                <text:p>0.655695</text:p>
              </table:table-cell>
              <table:table-cell office:value-type="float" office:value="0.763278">
                <text:p>0.7632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344">
                <text:p>5.77344</text:p>
              </table:table-cell>
              <table:table-cell office:value-type="float" office:value="0.796997">
                <text:p>0.796997</text:p>
              </table:table-cell>
              <table:table-cell office:value-type="float" office:value="0.653733">
                <text:p>0.653733</text:p>
              </table:table-cell>
              <table:table-cell office:value-type="float" office:value="0.763072">
                <text:p>0.7630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906">
                <text:p>5.78906</text:p>
              </table:table-cell>
              <table:table-cell office:value-type="float" office:value="0.798675">
                <text:p>0.798675</text:p>
              </table:table-cell>
              <table:table-cell office:value-type="float" office:value="0.652915">
                <text:p>0.652915</text:p>
              </table:table-cell>
              <table:table-cell office:value-type="float" office:value="0.764505">
                <text:p>0.7645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469">
                <text:p>5.80469</text:p>
              </table:table-cell>
              <table:table-cell office:value-type="float" office:value="0.800743">
                <text:p>0.800743</text:p>
              </table:table-cell>
              <table:table-cell office:value-type="float" office:value="0.653025">
                <text:p>0.653025</text:p>
              </table:table-cell>
              <table:table-cell office:value-type="float" office:value="0.76523">
                <text:p>0.765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2031">
                <text:p>5.82031</text:p>
              </table:table-cell>
              <table:table-cell office:value-type="float" office:value="0.800975">
                <text:p>0.800975</text:p>
              </table:table-cell>
              <table:table-cell office:value-type="float" office:value="0.653635">
                <text:p>0.653635</text:p>
              </table:table-cell>
              <table:table-cell office:value-type="float" office:value="0.766085">
                <text:p>0.7660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594">
                <text:p>5.83594</text:p>
              </table:table-cell>
              <table:table-cell office:value-type="float" office:value="0.80018">
                <text:p>0.80018</text:p>
              </table:table-cell>
              <table:table-cell office:value-type="float" office:value="0.653753">
                <text:p>0.653753</text:p>
              </table:table-cell>
              <table:table-cell office:value-type="float" office:value="0.7678">
                <text:p>0.76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156">
                <text:p>5.85156</text:p>
              </table:table-cell>
              <table:table-cell office:value-type="float" office:value="0.7995">
                <text:p>0.7995</text:p>
              </table:table-cell>
              <table:table-cell office:value-type="float" office:value="0.652433">
                <text:p>0.652433</text:p>
              </table:table-cell>
              <table:table-cell office:value-type="float" office:value="0.7675">
                <text:p>0.76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719">
                <text:p>5.86719</text:p>
              </table:table-cell>
              <table:table-cell office:value-type="float" office:value="0.799177">
                <text:p>0.799177</text:p>
              </table:table-cell>
              <table:table-cell office:value-type="float" office:value="0.65066">
                <text:p>0.65066</text:p>
              </table:table-cell>
              <table:table-cell office:value-type="float" office:value="0.765465">
                <text:p>0.7654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281">
                <text:p>5.88281</text:p>
              </table:table-cell>
              <table:table-cell office:value-type="float" office:value="0.799627">
                <text:p>0.799627</text:p>
              </table:table-cell>
              <table:table-cell office:value-type="float" office:value="0.650057">
                <text:p>0.650057</text:p>
              </table:table-cell>
              <table:table-cell office:value-type="float" office:value="0.765265">
                <text:p>0.7652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844">
                <text:p>5.89844</text:p>
              </table:table-cell>
              <table:table-cell office:value-type="float" office:value="0.799835">
                <text:p>0.799835</text:p>
              </table:table-cell>
              <table:table-cell office:value-type="float" office:value="0.650845">
                <text:p>0.650845</text:p>
              </table:table-cell>
              <table:table-cell office:value-type="float" office:value="0.765483">
                <text:p>0.7654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406">
                <text:p>5.91406</text:p>
              </table:table-cell>
              <table:table-cell office:value-type="float" office:value="0.798498">
                <text:p>0.798498</text:p>
              </table:table-cell>
              <table:table-cell office:value-type="float" office:value="0.652763">
                <text:p>0.652763</text:p>
              </table:table-cell>
              <table:table-cell office:value-type="float" office:value="0.76407">
                <text:p>0.764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969">
                <text:p>5.92969</text:p>
              </table:table-cell>
              <table:table-cell office:value-type="float" office:value="0.796723">
                <text:p>0.796723</text:p>
              </table:table-cell>
              <table:table-cell office:value-type="float" office:value="0.65437">
                <text:p>0.65437</text:p>
              </table:table-cell>
              <table:table-cell office:value-type="float" office:value="0.764058">
                <text:p>0.764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531">
                <text:p>5.94531</text:p>
              </table:table-cell>
              <table:table-cell office:value-type="float" office:value="0.7966">
                <text:p>0.7966</text:p>
              </table:table-cell>
              <table:table-cell office:value-type="float" office:value="0.653753">
                <text:p>0.653753</text:p>
              </table:table-cell>
              <table:table-cell office:value-type="float" office:value="0.765285">
                <text:p>0.7652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6094">
                <text:p>5.96094</text:p>
              </table:table-cell>
              <table:table-cell office:value-type="float" office:value="0.798368">
                <text:p>0.798368</text:p>
              </table:table-cell>
              <table:table-cell office:value-type="float" office:value="0.651028">
                <text:p>0.651028</text:p>
              </table:table-cell>
              <table:table-cell office:value-type="float" office:value="0.765258">
                <text:p>0.765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656">
                <text:p>5.97656</text:p>
              </table:table-cell>
              <table:table-cell office:value-type="float" office:value="0.799547">
                <text:p>0.799547</text:p>
              </table:table-cell>
              <table:table-cell office:value-type="float" office:value="0.64822">
                <text:p>0.64822</text:p>
              </table:table-cell>
              <table:table-cell office:value-type="float" office:value="0.764557">
                <text:p>0.7645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19">
                <text:p>5.99219</text:p>
              </table:table-cell>
              <table:table-cell office:value-type="float" office:value="0.798128">
                <text:p>0.798128</text:p>
              </table:table-cell>
              <table:table-cell office:value-type="float" office:value="0.647628">
                <text:p>0.647628</text:p>
              </table:table-cell>
              <table:table-cell office:value-type="float" office:value="0.76375">
                <text:p>0.763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781">
                <text:p>6.00781</text:p>
              </table:table-cell>
              <table:table-cell office:value-type="float" office:value="0.796302">
                <text:p>0.796302</text:p>
              </table:table-cell>
              <table:table-cell office:value-type="float" office:value="0.648818">
                <text:p>0.648818</text:p>
              </table:table-cell>
              <table:table-cell office:value-type="float" office:value="0.762738">
                <text:p>0.762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344">
                <text:p>6.02344</text:p>
              </table:table-cell>
              <table:table-cell office:value-type="float" office:value="0.796187">
                <text:p>0.796187</text:p>
              </table:table-cell>
              <table:table-cell office:value-type="float" office:value="0.6494">
                <text:p>0.6494</text:p>
              </table:table-cell>
              <table:table-cell office:value-type="float" office:value="0.762253">
                <text:p>0.7622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906">
                <text:p>6.03906</text:p>
              </table:table-cell>
              <table:table-cell office:value-type="float" office:value="0.795552">
                <text:p>0.795552</text:p>
              </table:table-cell>
              <table:table-cell office:value-type="float" office:value="0.648645">
                <text:p>0.648645</text:p>
              </table:table-cell>
              <table:table-cell office:value-type="float" office:value="0.76313">
                <text:p>0.763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469">
                <text:p>6.05469</text:p>
              </table:table-cell>
              <table:table-cell office:value-type="float" office:value="0.793705">
                <text:p>0.793705</text:p>
              </table:table-cell>
              <table:table-cell office:value-type="float" office:value="0.64614">
                <text:p>0.64614</text:p>
              </table:table-cell>
              <table:table-cell office:value-type="float" office:value="0.764482">
                <text:p>0.7644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031">
                <text:p>6.07031</text:p>
              </table:table-cell>
              <table:table-cell office:value-type="float" office:value="0.79273">
                <text:p>0.79273</text:p>
              </table:table-cell>
              <table:table-cell office:value-type="float" office:value="0.644448">
                <text:p>0.644448</text:p>
              </table:table-cell>
              <table:table-cell office:value-type="float" office:value="0.763925">
                <text:p>0.7639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594">
                <text:p>6.08594</text:p>
              </table:table-cell>
              <table:table-cell office:value-type="float" office:value="0.792058">
                <text:p>0.792058</text:p>
              </table:table-cell>
              <table:table-cell office:value-type="float" office:value="0.645368">
                <text:p>0.645368</text:p>
              </table:table-cell>
              <table:table-cell office:value-type="float" office:value="0.762107">
                <text:p>0.7621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0156">
                <text:p>6.10156</text:p>
              </table:table-cell>
              <table:table-cell office:value-type="float" office:value="0.791342">
                <text:p>0.791342</text:p>
              </table:table-cell>
              <table:table-cell office:value-type="float" office:value="0.647292">
                <text:p>0.647292</text:p>
              </table:table-cell>
              <table:table-cell office:value-type="float" office:value="0.761337">
                <text:p>0.7613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719">
                <text:p>6.11719</text:p>
              </table:table-cell>
              <table:table-cell office:value-type="float" office:value="0.792168">
                <text:p>0.792168</text:p>
              </table:table-cell>
              <table:table-cell office:value-type="float" office:value="0.647693">
                <text:p>0.647693</text:p>
              </table:table-cell>
              <table:table-cell office:value-type="float" office:value="0.761413">
                <text:p>0.761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281">
                <text:p>6.13281</text:p>
              </table:table-cell>
              <table:table-cell office:value-type="float" office:value="0.793475">
                <text:p>0.793475</text:p>
              </table:table-cell>
              <table:table-cell office:value-type="float" office:value="0.646948">
                <text:p>0.646948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844">
                <text:p>6.14844</text:p>
              </table:table-cell>
              <table:table-cell office:value-type="float" office:value="0.792565">
                <text:p>0.792565</text:p>
              </table:table-cell>
              <table:table-cell office:value-type="float" office:value="0.64839">
                <text:p>0.64839</text:p>
              </table:table-cell>
              <table:table-cell office:value-type="float" office:value="0.761808">
                <text:p>0.7618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406">
                <text:p>6.16406</text:p>
              </table:table-cell>
              <table:table-cell office:value-type="float" office:value="0.790438">
                <text:p>0.790438</text:p>
              </table:table-cell>
              <table:table-cell office:value-type="float" office:value="0.65193">
                <text:p>0.65193</text:p>
              </table:table-cell>
              <table:table-cell office:value-type="float" office:value="0.759167">
                <text:p>0.7591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969">
                <text:p>6.17969</text:p>
              </table:table-cell>
              <table:table-cell office:value-type="float" office:value="0.789457">
                <text:p>0.789457</text:p>
              </table:table-cell>
              <table:table-cell office:value-type="float" office:value="0.652838">
                <text:p>0.652838</text:p>
              </table:table-cell>
              <table:table-cell office:value-type="float" office:value="0.756702">
                <text:p>0.7567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531">
                <text:p>6.19531</text:p>
              </table:table-cell>
              <table:table-cell office:value-type="float" office:value="0.78986">
                <text:p>0.78986</text:p>
              </table:table-cell>
              <table:table-cell office:value-type="float" office:value="0.650863">
                <text:p>0.650863</text:p>
              </table:table-cell>
              <table:table-cell office:value-type="float" office:value="0.756595">
                <text:p>0.7565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094">
                <text:p>6.21094</text:p>
              </table:table-cell>
              <table:table-cell office:value-type="float" office:value="0.790365">
                <text:p>0.790365</text:p>
              </table:table-cell>
              <table:table-cell office:value-type="float" office:value="0.65039">
                <text:p>0.65039</text:p>
              </table:table-cell>
              <table:table-cell office:value-type="float" office:value="0.758178">
                <text:p>0.7581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656">
                <text:p>6.22656</text:p>
              </table:table-cell>
              <table:table-cell office:value-type="float" office:value="0.790255">
                <text:p>0.790255</text:p>
              </table:table-cell>
              <table:table-cell office:value-type="float" office:value="0.653713">
                <text:p>0.653713</text:p>
              </table:table-cell>
              <table:table-cell office:value-type="float" office:value="0.75939">
                <text:p>0.759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219">
                <text:p>6.24219</text:p>
              </table:table-cell>
              <table:table-cell office:value-type="float" office:value="0.78989">
                <text:p>0.78989</text:p>
              </table:table-cell>
              <table:table-cell office:value-type="float" office:value="0.65753">
                <text:p>0.65753</text:p>
              </table:table-cell>
              <table:table-cell office:value-type="float" office:value="0.759458">
                <text:p>0.7594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781">
                <text:p>6.25781</text:p>
              </table:table-cell>
              <table:table-cell office:value-type="float" office:value="0.78964">
                <text:p>0.78964</text:p>
              </table:table-cell>
              <table:table-cell office:value-type="float" office:value="0.65666">
                <text:p>0.65666</text:p>
              </table:table-cell>
              <table:table-cell office:value-type="float" office:value="0.759095">
                <text:p>0.759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344">
                <text:p>6.27344</text:p>
              </table:table-cell>
              <table:table-cell office:value-type="float" office:value="0.790235">
                <text:p>0.790235</text:p>
              </table:table-cell>
              <table:table-cell office:value-type="float" office:value="0.654735">
                <text:p>0.654735</text:p>
              </table:table-cell>
              <table:table-cell office:value-type="float" office:value="0.757653">
                <text:p>0.7576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906">
                <text:p>6.28906</text:p>
              </table:table-cell>
              <table:table-cell office:value-type="float" office:value="0.791223">
                <text:p>0.791223</text:p>
              </table:table-cell>
              <table:table-cell office:value-type="float" office:value="0.657218">
                <text:p>0.657218</text:p>
              </table:table-cell>
              <table:table-cell office:value-type="float" office:value="0.755472">
                <text:p>0.7554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469">
                <text:p>6.30469</text:p>
              </table:table-cell>
              <table:table-cell office:value-type="float" office:value="0.790763">
                <text:p>0.790763</text:p>
              </table:table-cell>
              <table:table-cell office:value-type="float" office:value="0.660955">
                <text:p>0.660955</text:p>
              </table:table-cell>
              <table:table-cell office:value-type="float" office:value="0.75529">
                <text:p>0.755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2031">
                <text:p>6.32031</text:p>
              </table:table-cell>
              <table:table-cell office:value-type="float" office:value="0.789338">
                <text:p>0.789338</text:p>
              </table:table-cell>
              <table:table-cell office:value-type="float" office:value="0.660428">
                <text:p>0.660428</text:p>
              </table:table-cell>
              <table:table-cell office:value-type="float" office:value="0.75776">
                <text:p>0.757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594">
                <text:p>6.33594</text:p>
              </table:table-cell>
              <table:table-cell office:value-type="float" office:value="0.78886">
                <text:p>0.78886</text:p>
              </table:table-cell>
              <table:table-cell office:value-type="float" office:value="0.658327">
                <text:p>0.658327</text:p>
              </table:table-cell>
              <table:table-cell office:value-type="float" office:value="0.75868">
                <text:p>0.758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5156">
                <text:p>6.35156</text:p>
              </table:table-cell>
              <table:table-cell office:value-type="float" office:value="0.789647">
                <text:p>0.789647</text:p>
              </table:table-cell>
              <table:table-cell office:value-type="float" office:value="0.658765">
                <text:p>0.658765</text:p>
              </table:table-cell>
              <table:table-cell office:value-type="float" office:value="0.756948">
                <text:p>0.756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719">
                <text:p>6.36719</text:p>
              </table:table-cell>
              <table:table-cell office:value-type="float" office:value="0.790527">
                <text:p>0.790527</text:p>
              </table:table-cell>
              <table:table-cell office:value-type="float" office:value="0.657995">
                <text:p>0.657995</text:p>
              </table:table-cell>
              <table:table-cell office:value-type="float" office:value="0.755922">
                <text:p>0.7559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281">
                <text:p>6.38281</text:p>
              </table:table-cell>
              <table:table-cell office:value-type="float" office:value="0.790102">
                <text:p>0.790102</text:p>
              </table:table-cell>
              <table:table-cell office:value-type="float" office:value="0.654927">
                <text:p>0.654927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844">
                <text:p>6.39844</text:p>
              </table:table-cell>
              <table:table-cell office:value-type="float" office:value="0.789267">
                <text:p>0.789267</text:p>
              </table:table-cell>
              <table:table-cell office:value-type="float" office:value="0.653685">
                <text:p>0.653685</text:p>
              </table:table-cell>
              <table:table-cell office:value-type="float" office:value="0.759323">
                <text:p>0.7593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406">
                <text:p>6.41406</text:p>
              </table:table-cell>
              <table:table-cell office:value-type="float" office:value="0.78967">
                <text:p>0.78967</text:p>
              </table:table-cell>
              <table:table-cell office:value-type="float" office:value="0.65492">
                <text:p>0.65492</text:p>
              </table:table-cell>
              <table:table-cell office:value-type="float" office:value="0.760082">
                <text:p>0.7600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969">
                <text:p>6.42969</text:p>
              </table:table-cell>
              <table:table-cell office:value-type="float" office:value="0.78999">
                <text:p>0.78999</text:p>
              </table:table-cell>
              <table:table-cell office:value-type="float" office:value="0.656332">
                <text:p>0.656332</text:p>
              </table:table-cell>
              <table:table-cell office:value-type="float" office:value="0.758868">
                <text:p>0.7588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531">
                <text:p>6.44531</text:p>
              </table:table-cell>
              <table:table-cell office:value-type="float" office:value="0.788835">
                <text:p>0.788835</text:p>
              </table:table-cell>
              <table:table-cell office:value-type="float" office:value="0.656438">
                <text:p>0.656438</text:p>
              </table:table-cell>
              <table:table-cell office:value-type="float" office:value="0.756752">
                <text:p>0.7567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094">
                <text:p>6.46094</text:p>
              </table:table-cell>
              <table:table-cell office:value-type="float" office:value="0.787282">
                <text:p>0.787282</text:p>
              </table:table-cell>
              <table:table-cell office:value-type="float" office:value="0.655425">
                <text:p>0.655425</text:p>
              </table:table-cell>
              <table:table-cell office:value-type="float" office:value="0.755568">
                <text:p>0.7555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656">
                <text:p>6.47656</text:p>
              </table:table-cell>
              <table:table-cell office:value-type="float" office:value="0.786155">
                <text:p>0.786155</text:p>
              </table:table-cell>
              <table:table-cell office:value-type="float" office:value="0.654375">
                <text:p>0.654375</text:p>
              </table:table-cell>
              <table:table-cell office:value-type="float" office:value="0.75479">
                <text:p>0.75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9219">
                <text:p>6.49219</text:p>
              </table:table-cell>
              <table:table-cell office:value-type="float" office:value="0.784863">
                <text:p>0.784863</text:p>
              </table:table-cell>
              <table:table-cell office:value-type="float" office:value="0.654312">
                <text:p>0.654312</text:p>
              </table:table-cell>
              <table:table-cell office:value-type="float" office:value="0.754247">
                <text:p>0.7542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781">
                <text:p>6.50781</text:p>
              </table:table-cell>
              <table:table-cell office:value-type="float" office:value="0.784063">
                <text:p>0.784063</text:p>
              </table:table-cell>
              <table:table-cell office:value-type="float" office:value="0.655475">
                <text:p>0.655475</text:p>
              </table:table-cell>
              <table:table-cell office:value-type="float" office:value="0.75673">
                <text:p>0.756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344">
                <text:p>6.52344</text:p>
              </table:table-cell>
              <table:table-cell office:value-type="float" office:value="0.784407">
                <text:p>0.784407</text:p>
              </table:table-cell>
              <table:table-cell office:value-type="float" office:value="0.656892">
                <text:p>0.65689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906">
                <text:p>6.53906</text:p>
              </table:table-cell>
              <table:table-cell office:value-type="float" office:value="0.785028">
                <text:p>0.785028</text:p>
              </table:table-cell>
              <table:table-cell office:value-type="float" office:value="0.657423">
                <text:p>0.657423</text:p>
              </table:table-cell>
              <table:table-cell office:value-type="float" office:value="0.756645">
                <text:p>0.7566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469">
                <text:p>6.55469</text:p>
              </table:table-cell>
              <table:table-cell office:value-type="float" office:value="0.78463">
                <text:p>0.78463</text:p>
              </table:table-cell>
              <table:table-cell office:value-type="float" office:value="0.658377">
                <text:p>0.658377</text:p>
              </table:table-cell>
              <table:table-cell office:value-type="float" office:value="0.751955">
                <text:p>0.7519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7031">
                <text:p>6.57031</text:p>
              </table:table-cell>
              <table:table-cell office:value-type="float" office:value="0.782552">
                <text:p>0.782552</text:p>
              </table:table-cell>
              <table:table-cell office:value-type="float" office:value="0.6608">
                <text:p>0.6608</text:p>
              </table:table-cell>
              <table:table-cell office:value-type="float" office:value="0.749567">
                <text:p>0.7495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594">
                <text:p>6.58594</text:p>
              </table:table-cell>
              <table:table-cell office:value-type="float" office:value="0.780205">
                <text:p>0.780205</text:p>
              </table:table-cell>
              <table:table-cell office:value-type="float" office:value="0.663137">
                <text:p>0.663137</text:p>
              </table:table-cell>
              <table:table-cell office:value-type="float" office:value="0.75086">
                <text:p>0.750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156">
                <text:p>6.60156</text:p>
              </table:table-cell>
              <table:table-cell office:value-type="float" office:value="0.779743">
                <text:p>0.779743</text:p>
              </table:table-cell>
              <table:table-cell office:value-type="float" office:value="0.66512">
                <text:p>0.66512</text:p>
              </table:table-cell>
              <table:table-cell office:value-type="float" office:value="0.752652">
                <text:p>0.7526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719">
                <text:p>6.61719</text:p>
              </table:table-cell>
              <table:table-cell office:value-type="float" office:value="0.780392">
                <text:p>0.780392</text:p>
              </table:table-cell>
              <table:table-cell office:value-type="float" office:value="0.66598">
                <text:p>0.66598</text:p>
              </table:table-cell>
              <table:table-cell office:value-type="float" office:value="0.752092">
                <text:p>0.7520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281">
                <text:p>6.63281</text:p>
              </table:table-cell>
              <table:table-cell office:value-type="float" office:value="0.780008">
                <text:p>0.780008</text:p>
              </table:table-cell>
              <table:table-cell office:value-type="float" office:value="0.665735">
                <text:p>0.665735</text:p>
              </table:table-cell>
              <table:table-cell office:value-type="float" office:value="0.750542">
                <text:p>0.7505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844">
                <text:p>6.64844</text:p>
              </table:table-cell>
              <table:table-cell office:value-type="float" office:value="0.778975">
                <text:p>0.778975</text:p>
              </table:table-cell>
              <table:table-cell office:value-type="float" office:value="0.666218">
                <text:p>0.666218</text:p>
              </table:table-cell>
              <table:table-cell office:value-type="float" office:value="0.749427">
                <text:p>0.7494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406">
                <text:p>6.66406</text:p>
              </table:table-cell>
              <table:table-cell office:value-type="float" office:value="0.778258">
                <text:p>0.778258</text:p>
              </table:table-cell>
              <table:table-cell office:value-type="float" office:value="0.667458">
                <text:p>0.667458</text:p>
              </table:table-cell>
              <table:table-cell office:value-type="float" office:value="0.749585">
                <text:p>0.749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969">
                <text:p>6.67969</text:p>
              </table:table-cell>
              <table:table-cell office:value-type="float" office:value="0.777243">
                <text:p>0.777243</text:p>
              </table:table-cell>
              <table:table-cell office:value-type="float" office:value="0.668773">
                <text:p>0.668773</text:p>
              </table:table-cell>
              <table:table-cell office:value-type="float" office:value="0.75047">
                <text:p>0.750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531">
                <text:p>6.69531</text:p>
              </table:table-cell>
              <table:table-cell office:value-type="float" office:value="0.776322">
                <text:p>0.776322</text:p>
              </table:table-cell>
              <table:table-cell office:value-type="float" office:value="0.668595">
                <text:p>0.668595</text:p>
              </table:table-cell>
              <table:table-cell office:value-type="float" office:value="0.75114">
                <text:p>0.7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1094">
                <text:p>6.71094</text:p>
              </table:table-cell>
              <table:table-cell office:value-type="float" office:value="0.776013">
                <text:p>0.776013</text:p>
              </table:table-cell>
              <table:table-cell office:value-type="float" office:value="0.66503">
                <text:p>0.66503</text:p>
              </table:table-cell>
              <table:table-cell office:value-type="float" office:value="0.751432">
                <text:p>0.7514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656">
                <text:p>6.72656</text:p>
              </table:table-cell>
              <table:table-cell office:value-type="float" office:value="0.77644">
                <text:p>0.77644</text:p>
              </table:table-cell>
              <table:table-cell office:value-type="float" office:value="0.660118">
                <text:p>0.660118</text:p>
              </table:table-cell>
              <table:table-cell office:value-type="float" office:value="0.75172">
                <text:p>0.751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4219">
                <text:p>6.74219</text:p>
              </table:table-cell>
              <table:table-cell office:value-type="float" office:value="0.77695">
                <text:p>0.77695</text:p>
              </table:table-cell>
              <table:table-cell office:value-type="float" office:value="0.658475">
                <text:p>0.658475</text:p>
              </table:table-cell>
              <table:table-cell office:value-type="float" office:value="0.751253">
                <text:p>0.7512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781">
                <text:p>6.75781</text:p>
              </table:table-cell>
              <table:table-cell office:value-type="float" office:value="0.776197">
                <text:p>0.776197</text:p>
              </table:table-cell>
              <table:table-cell office:value-type="float" office:value="0.661">
                <text:p>0.661</text:p>
              </table:table-cell>
              <table:table-cell office:value-type="float" office:value="0.74903">
                <text:p>0.749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344">
                <text:p>6.77344</text:p>
              </table:table-cell>
              <table:table-cell office:value-type="float" office:value="0.775392">
                <text:p>0.775392</text:p>
              </table:table-cell>
              <table:table-cell office:value-type="float" office:value="0.664465">
                <text:p>0.664465</text:p>
              </table:table-cell>
              <table:table-cell office:value-type="float" office:value="0.747642">
                <text:p>0.7476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906">
                <text:p>6.78906</text:p>
              </table:table-cell>
              <table:table-cell office:value-type="float" office:value="0.777107">
                <text:p>0.777107</text:p>
              </table:table-cell>
              <table:table-cell office:value-type="float" office:value="0.664958">
                <text:p>0.664958</text:p>
              </table:table-cell>
              <table:table-cell office:value-type="float" office:value="0.749332">
                <text:p>0.7493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469">
                <text:p>6.80469</text:p>
              </table:table-cell>
              <table:table-cell office:value-type="float" office:value="0.778875">
                <text:p>0.778875</text:p>
              </table:table-cell>
              <table:table-cell office:value-type="float" office:value="0.66269">
                <text:p>0.66269</text:p>
              </table:table-cell>
              <table:table-cell office:value-type="float" office:value="0.750853">
                <text:p>0.750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031">
                <text:p>6.82031</text:p>
              </table:table-cell>
              <table:table-cell office:value-type="float" office:value="0.77799">
                <text:p>0.77799</text:p>
              </table:table-cell>
              <table:table-cell office:value-type="float" office:value="0.661395">
                <text:p>0.661395</text:p>
              </table:table-cell>
              <table:table-cell office:value-type="float" office:value="0.751143">
                <text:p>0.751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594">
                <text:p>6.83594</text:p>
              </table:table-cell>
              <table:table-cell office:value-type="float" office:value="0.77693">
                <text:p>0.77693</text:p>
              </table:table-cell>
              <table:table-cell office:value-type="float" office:value="0.661952">
                <text:p>0.661952</text:p>
              </table:table-cell>
              <table:table-cell office:value-type="float" office:value="0.75116">
                <text:p>0.75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5156">
                <text:p>6.85156</text:p>
              </table:table-cell>
              <table:table-cell office:value-type="float" office:value="0.777065">
                <text:p>0.777065</text:p>
              </table:table-cell>
              <table:table-cell office:value-type="float" office:value="0.662905">
                <text:p>0.662905</text:p>
              </table:table-cell>
              <table:table-cell office:value-type="float" office:value="0.750775">
                <text:p>0.750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719">
                <text:p>6.86719</text:p>
              </table:table-cell>
              <table:table-cell office:value-type="float" office:value="0.776572">
                <text:p>0.776572</text:p>
              </table:table-cell>
              <table:table-cell office:value-type="float" office:value="0.663132">
                <text:p>0.663132</text:p>
              </table:table-cell>
              <table:table-cell office:value-type="float" office:value="0.750037">
                <text:p>0.7500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8281">
                <text:p>6.88281</text:p>
              </table:table-cell>
              <table:table-cell office:value-type="float" office:value="0.775915">
                <text:p>0.775915</text:p>
              </table:table-cell>
              <table:table-cell office:value-type="float" office:value="0.664333">
                <text:p>0.664333</text:p>
              </table:table-cell>
              <table:table-cell office:value-type="float" office:value="0.750367">
                <text:p>0.7503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844">
                <text:p>6.89844</text:p>
              </table:table-cell>
              <table:table-cell office:value-type="float" office:value="0.775832">
                <text:p>0.775832</text:p>
              </table:table-cell>
              <table:table-cell office:value-type="float" office:value="0.667645">
                <text:p>0.667645</text:p>
              </table:table-cell>
              <table:table-cell office:value-type="float" office:value="0.752262">
                <text:p>0.7522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406">
                <text:p>6.91406</text:p>
              </table:table-cell>
              <table:table-cell office:value-type="float" office:value="0.775635">
                <text:p>0.775635</text:p>
              </table:table-cell>
              <table:table-cell office:value-type="float" office:value="0.67036">
                <text:p>0.67036</text:p>
              </table:table-cell>
              <table:table-cell office:value-type="float" office:value="0.75184">
                <text:p>0.751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969">
                <text:p>6.92969</text:p>
              </table:table-cell>
              <table:table-cell office:value-type="float" office:value="0.774858">
                <text:p>0.774858</text:p>
              </table:table-cell>
              <table:table-cell office:value-type="float" office:value="0.67032">
                <text:p>0.67032</text:p>
              </table:table-cell>
              <table:table-cell office:value-type="float" office:value="0.749043">
                <text:p>0.7490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531">
                <text:p>6.94531</text:p>
              </table:table-cell>
              <table:table-cell office:value-type="float" office:value="0.774345">
                <text:p>0.774345</text:p>
              </table:table-cell>
              <table:table-cell office:value-type="float" office:value="0.669518">
                <text:p>0.669518</text:p>
              </table:table-cell>
              <table:table-cell office:value-type="float" office:value="0.74953">
                <text:p>0.749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6094">
                <text:p>6.96094</text:p>
              </table:table-cell>
              <table:table-cell office:value-type="float" office:value="0.774865">
                <text:p>0.774865</text:p>
              </table:table-cell>
              <table:table-cell office:value-type="float" office:value="0.669632">
                <text:p>0.669632</text:p>
              </table:table-cell>
              <table:table-cell office:value-type="float" office:value="0.75141">
                <text:p>0.751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656">
                <text:p>6.97656</text:p>
              </table:table-cell>
              <table:table-cell office:value-type="float" office:value="0.77544">
                <text:p>0.77544</text:p>
              </table:table-cell>
              <table:table-cell office:value-type="float" office:value="0.670695">
                <text:p>0.670695</text:p>
              </table:table-cell>
              <table:table-cell office:value-type="float" office:value="0.748563">
                <text:p>0.7485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9219">
                <text:p>6.99219</text:p>
              </table:table-cell>
              <table:table-cell office:value-type="float" office:value="0.77405">
                <text:p>0.77405</text:p>
              </table:table-cell>
              <table:table-cell office:value-type="float" office:value="0.671542">
                <text:p>0.671542</text:p>
              </table:table-cell>
              <table:table-cell office:value-type="float" office:value="0.74315">
                <text:p>0.743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781">
                <text:p>7.00781</text:p>
              </table:table-cell>
              <table:table-cell office:value-type="float" office:value="0.77213">
                <text:p>0.77213</text:p>
              </table:table-cell>
              <table:table-cell office:value-type="float" office:value="0.672085">
                <text:p>0.672085</text:p>
              </table:table-cell>
              <table:table-cell office:value-type="float" office:value="0.74147">
                <text:p>0.741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344">
                <text:p>7.02344</text:p>
              </table:table-cell>
              <table:table-cell office:value-type="float" office:value="0.770995">
                <text:p>0.770995</text:p>
              </table:table-cell>
              <table:table-cell office:value-type="float" office:value="0.671745">
                <text:p>0.671745</text:p>
              </table:table-cell>
              <table:table-cell office:value-type="float" office:value="0.744137">
                <text:p>0.7441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906">
                <text:p>7.03906</text:p>
              </table:table-cell>
              <table:table-cell office:value-type="float" office:value="0.769545">
                <text:p>0.769545</text:p>
              </table:table-cell>
              <table:table-cell office:value-type="float" office:value="0.672098">
                <text:p>0.672098</text:p>
              </table:table-cell>
              <table:table-cell office:value-type="float" office:value="0.748175">
                <text:p>0.7481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469">
                <text:p>7.05469</text:p>
              </table:table-cell>
              <table:table-cell office:value-type="float" office:value="0.767398">
                <text:p>0.767398</text:p>
              </table:table-cell>
              <table:table-cell office:value-type="float" office:value="0.675147">
                <text:p>0.675147</text:p>
              </table:table-cell>
              <table:table-cell office:value-type="float" office:value="0.74997">
                <text:p>0.749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031">
                <text:p>7.07031</text:p>
              </table:table-cell>
              <table:table-cell office:value-type="float" office:value="0.766548">
                <text:p>0.766548</text:p>
              </table:table-cell>
              <table:table-cell office:value-type="float" office:value="0.67853">
                <text:p>0.67853</text:p>
              </table:table-cell>
              <table:table-cell office:value-type="float" office:value="0.749775">
                <text:p>0.749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594">
                <text:p>7.08594</text:p>
              </table:table-cell>
              <table:table-cell office:value-type="float" office:value="0.76699">
                <text:p>0.76699</text:p>
              </table:table-cell>
              <table:table-cell office:value-type="float" office:value="0.67832">
                <text:p>0.67832</text:p>
              </table:table-cell>
              <table:table-cell office:value-type="float" office:value="0.748587">
                <text:p>0.748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0156">
                <text:p>7.10156</text:p>
              </table:table-cell>
              <table:table-cell office:value-type="float" office:value="0.767977">
                <text:p>0.767977</text:p>
              </table:table-cell>
              <table:table-cell office:value-type="float" office:value="0.675805">
                <text:p>0.675805</text:p>
              </table:table-cell>
              <table:table-cell office:value-type="float" office:value="0.745985">
                <text:p>0.745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719">
                <text:p>7.11719</text:p>
              </table:table-cell>
              <table:table-cell office:value-type="float" office:value="0.768322">
                <text:p>0.768322</text:p>
              </table:table-cell>
              <table:table-cell office:value-type="float" office:value="0.675215">
                <text:p>0.675215</text:p>
              </table:table-cell>
              <table:table-cell office:value-type="float" office:value="0.744258">
                <text:p>0.744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3281">
                <text:p>7.13281</text:p>
              </table:table-cell>
              <table:table-cell office:value-type="float" office:value="0.76767">
                <text:p>0.76767</text:p>
              </table:table-cell>
              <table:table-cell office:value-type="float" office:value="0.677062">
                <text:p>0.677062</text:p>
              </table:table-cell>
              <table:table-cell office:value-type="float" office:value="0.74433">
                <text:p>0.74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844">
                <text:p>7.14844</text:p>
              </table:table-cell>
              <table:table-cell office:value-type="float" office:value="0.765845">
                <text:p>0.765845</text:p>
              </table:table-cell>
              <table:table-cell office:value-type="float" office:value="0.678352">
                <text:p>0.678352</text:p>
              </table:table-cell>
              <table:table-cell office:value-type="float" office:value="0.743627">
                <text:p>0.7436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406">
                <text:p>7.16406</text:p>
              </table:table-cell>
              <table:table-cell office:value-type="float" office:value="0.765532">
                <text:p>0.765532</text:p>
              </table:table-cell>
              <table:table-cell office:value-type="float" office:value="0.678055">
                <text:p>0.678055</text:p>
              </table:table-cell>
              <table:table-cell office:value-type="float" office:value="0.743457">
                <text:p>0.7434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969">
                <text:p>7.17969</text:p>
              </table:table-cell>
              <table:table-cell office:value-type="float" office:value="0.767812">
                <text:p>0.767812</text:p>
              </table:table-cell>
              <table:table-cell office:value-type="float" office:value="0.678095">
                <text:p>0.678095</text:p>
              </table:table-cell>
              <table:table-cell office:value-type="float" office:value="0.745597">
                <text:p>0.7455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531">
                <text:p>7.19531</text:p>
              </table:table-cell>
              <table:table-cell office:value-type="float" office:value="0.769548">
                <text:p>0.769548</text:p>
              </table:table-cell>
              <table:table-cell office:value-type="float" office:value="0.680725">
                <text:p>0.680725</text:p>
              </table:table-cell>
              <table:table-cell office:value-type="float" office:value="0.748905">
                <text:p>0.7489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1094">
                <text:p>7.21094</text:p>
              </table:table-cell>
              <table:table-cell office:value-type="float" office:value="0.7678">
                <text:p>0.7678</text:p>
              </table:table-cell>
              <table:table-cell office:value-type="float" office:value="0.68336">
                <text:p>0.68336</text:p>
              </table:table-cell>
              <table:table-cell office:value-type="float" office:value="0.75049">
                <text:p>0.75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656">
                <text:p>7.22656</text:p>
              </table:table-cell>
              <table:table-cell office:value-type="float" office:value="0.767155">
                <text:p>0.767155</text:p>
              </table:table-cell>
              <table:table-cell office:value-type="float" office:value="0.68539">
                <text:p>0.68539</text:p>
              </table:table-cell>
              <table:table-cell office:value-type="float" office:value="0.75101">
                <text:p>0.751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4219">
                <text:p>7.24219</text:p>
              </table:table-cell>
              <table:table-cell office:value-type="float" office:value="0.769795">
                <text:p>0.769795</text:p>
              </table:table-cell>
              <table:table-cell office:value-type="float" office:value="0.686962">
                <text:p>0.686962</text:p>
              </table:table-cell>
              <table:table-cell office:value-type="float" office:value="0.750867">
                <text:p>0.7508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781">
                <text:p>7.25781</text:p>
              </table:table-cell>
              <table:table-cell office:value-type="float" office:value="0.772115">
                <text:p>0.772115</text:p>
              </table:table-cell>
              <table:table-cell office:value-type="float" office:value="0.687655">
                <text:p>0.687655</text:p>
              </table:table-cell>
              <table:table-cell office:value-type="float" office:value="0.749695">
                <text:p>0.7496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7344">
                <text:p>7.27344</text:p>
              </table:table-cell>
              <table:table-cell office:value-type="float" office:value="0.77061">
                <text:p>0.77061</text:p>
              </table:table-cell>
              <table:table-cell office:value-type="float" office:value="0.685585">
                <text:p>0.685585</text:p>
              </table:table-cell>
              <table:table-cell office:value-type="float" office:value="0.747553">
                <text:p>0.7475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906">
                <text:p>7.28906</text:p>
              </table:table-cell>
              <table:table-cell office:value-type="float" office:value="0.769302">
                <text:p>0.769302</text:p>
              </table:table-cell>
              <table:table-cell office:value-type="float" office:value="0.684775">
                <text:p>0.684775</text:p>
              </table:table-cell>
              <table:table-cell office:value-type="float" office:value="0.74722">
                <text:p>0.747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469">
                <text:p>7.30469</text:p>
              </table:table-cell>
              <table:table-cell office:value-type="float" office:value="0.770543">
                <text:p>0.770543</text:p>
              </table:table-cell>
              <table:table-cell office:value-type="float" office:value="0.685822">
                <text:p>0.685822</text:p>
              </table:table-cell>
              <table:table-cell office:value-type="float" office:value="0.747808">
                <text:p>0.747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2031">
                <text:p>7.32031</text:p>
              </table:table-cell>
              <table:table-cell office:value-type="float" office:value="0.77353">
                <text:p>0.77353</text:p>
              </table:table-cell>
              <table:table-cell office:value-type="float" office:value="0.687882">
                <text:p>0.687882</text:p>
              </table:table-cell>
              <table:table-cell office:value-type="float" office:value="0.749085">
                <text:p>0.7490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594">
                <text:p>7.33594</text:p>
              </table:table-cell>
              <table:table-cell office:value-type="float" office:value="0.772577">
                <text:p>0.772577</text:p>
              </table:table-cell>
              <table:table-cell office:value-type="float" office:value="0.689942">
                <text:p>0.689942</text:p>
              </table:table-cell>
              <table:table-cell office:value-type="float" office:value="0.749412">
                <text:p>0.749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5156">
                <text:p>7.35156</text:p>
              </table:table-cell>
              <table:table-cell office:value-type="float" office:value="0.769363">
                <text:p>0.769363</text:p>
              </table:table-cell>
              <table:table-cell office:value-type="float" office:value="0.694358">
                <text:p>0.694358</text:p>
              </table:table-cell>
              <table:table-cell office:value-type="float" office:value="0.748615">
                <text:p>0.7486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719">
                <text:p>7.36719</text:p>
              </table:table-cell>
              <table:table-cell office:value-type="float" office:value="0.767415">
                <text:p>0.767415</text:p>
              </table:table-cell>
              <table:table-cell office:value-type="float" office:value="0.698337">
                <text:p>0.698337</text:p>
              </table:table-cell>
              <table:table-cell office:value-type="float" office:value="0.747882">
                <text:p>0.7478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8281">
                <text:p>7.38281</text:p>
              </table:table-cell>
              <table:table-cell office:value-type="float" office:value="0.769665">
                <text:p>0.769665</text:p>
              </table:table-cell>
              <table:table-cell office:value-type="float" office:value="0.701352">
                <text:p>0.701352</text:p>
              </table:table-cell>
              <table:table-cell office:value-type="float" office:value="0.749687">
                <text:p>0.7496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844">
                <text:p>7.39844</text:p>
              </table:table-cell>
              <table:table-cell office:value-type="float" office:value="0.772085">
                <text:p>0.772085</text:p>
              </table:table-cell>
              <table:table-cell office:value-type="float" office:value="0.701657">
                <text:p>0.701657</text:p>
              </table:table-cell>
              <table:table-cell office:value-type="float" office:value="0.750737">
                <text:p>0.7507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406">
                <text:p>7.41406</text:p>
              </table:table-cell>
              <table:table-cell office:value-type="float" office:value="0.774303">
                <text:p>0.774303</text:p>
              </table:table-cell>
              <table:table-cell office:value-type="float" office:value="0.701967">
                <text:p>0.701967</text:p>
              </table:table-cell>
              <table:table-cell office:value-type="float" office:value="0.752147">
                <text:p>0.7521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969">
                <text:p>7.42969</text:p>
              </table:table-cell>
              <table:table-cell office:value-type="float" office:value="0.77389">
                <text:p>0.77389</text:p>
              </table:table-cell>
              <table:table-cell office:value-type="float" office:value="0.70211">
                <text:p>0.70211</text:p>
              </table:table-cell>
              <table:table-cell office:value-type="float" office:value="0.753138">
                <text:p>0.7531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531">
                <text:p>7.44531</text:p>
              </table:table-cell>
              <table:table-cell office:value-type="float" office:value="0.776388">
                <text:p>0.776388</text:p>
              </table:table-cell>
              <table:table-cell office:value-type="float" office:value="0.70537">
                <text:p>0.70537</text:p>
              </table:table-cell>
              <table:table-cell office:value-type="float" office:value="0.754425">
                <text:p>0.7544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6094">
                <text:p>7.46094</text:p>
              </table:table-cell>
              <table:table-cell office:value-type="float" office:value="0.778372">
                <text:p>0.778372</text:p>
              </table:table-cell>
              <table:table-cell office:value-type="float" office:value="0.707095">
                <text:p>0.707095</text:p>
              </table:table-cell>
              <table:table-cell office:value-type="float" office:value="0.754888">
                <text:p>0.7548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656">
                <text:p>7.47656</text:p>
              </table:table-cell>
              <table:table-cell office:value-type="float" office:value="0.78116">
                <text:p>0.78116</text:p>
              </table:table-cell>
              <table:table-cell office:value-type="float" office:value="0.70849">
                <text:p>0.70849</text:p>
              </table:table-cell>
              <table:table-cell office:value-type="float" office:value="0.756475">
                <text:p>0.7564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9219">
                <text:p>7.49219</text:p>
              </table:table-cell>
              <table:table-cell office:value-type="float" office:value="0.78117">
                <text:p>0.78117</text:p>
              </table:table-cell>
              <table:table-cell office:value-type="float" office:value="0.708498">
                <text:p>0.708498</text:p>
              </table:table-cell>
              <table:table-cell office:value-type="float" office:value="0.756492">
                <text:p>0.756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53cm" svg:y="2.843cm" chart:style-name="ch2"/>
        <chart:plot-area chart:style-name="ch3" table:cell-range-address="Sheet1.F2:Sheet1.I483" chart:data-source-has-labels="row" svg:x="0.16cm" svg:y="0.14cm" svg:width="6.2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483" chart:label-cell-address="Sheet1.G2:Sheet1.G2" chart:class="chart:scatter">
            <chart:domain table:cell-range-address="Sheet1.F3:Sheet1.F483"/>
            <chart:data-point chart:repeated="481"/>
          </chart:series>
          <chart:series chart:style-name="ch7" chart:values-cell-range-address="Sheet1.H3:Sheet1.H483" chart:label-cell-address="Sheet1.H2:Sheet1.H2" chart:class="chart:scatter">
            <chart:data-point chart:repeated="481"/>
          </chart:series>
          <chart:series chart:style-name="ch8" chart:values-cell-range-address="Sheet1.I3:Sheet1.I483" chart:label-cell-address="Sheet1.I2:Sheet1.I2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G2:Sheet1.G2">Z=4</text:p>
              </table:table-cell>
              <table:table-cell office:value-type="string">
                <text:p text:id="Sheet1.H2:Sheet1.H2">Z=24</text:p>
              </table:table-cell>
              <table:table-cell office:value-type="string">
                <text:p text:id="Sheet1.I2:Sheet1.I2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78125">
                <text:p text:id="Sheet1.F3:Sheet1.F483">-0.0078125</text:p>
              </table:table-cell>
              <table:table-cell office:value-type="float" office:value="0">
                <text:p text:id="Sheet1.G3:Sheet1.G483">0</text:p>
              </table:table-cell>
              <table:table-cell office:value-type="float" office:value="0">
                <text:p text:id="Sheet1.H3:Sheet1.H483">0</text:p>
              </table:table-cell>
              <table:table-cell office:value-type="float" office:value="0">
                <text:p text:id="Sheet1.I3:Sheet1.I48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6611">
                <text:p>0.186611</text:p>
              </table:table-cell>
              <table:table-cell office:value-type="float" office:value="0.240115">
                <text:p>0.240115</text:p>
              </table:table-cell>
              <table:table-cell office:value-type="float" office:value="0.164811">
                <text:p>0.16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4375">
                <text:p>0.0234375</text:p>
              </table:table-cell>
              <table:table-cell office:value-type="float" office:value="0.403154">
                <text:p>0.403154</text:p>
              </table:table-cell>
              <table:table-cell office:value-type="float" office:value="0.528375">
                <text:p>0.528375</text:p>
              </table:table-cell>
              <table:table-cell office:value-type="float" office:value="0.363942">
                <text:p>0.363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625">
                <text:p>0.0390625</text:p>
              </table:table-cell>
              <table:table-cell office:value-type="float" office:value="0.455595">
                <text:p>0.455595</text:p>
              </table:table-cell>
              <table:table-cell office:value-type="float" office:value="0.58963">
                <text:p>0.58963</text:p>
              </table:table-cell>
              <table:table-cell office:value-type="float" office:value="0.418792">
                <text:p>0.418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6875">
                <text:p>0.0546875</text:p>
              </table:table-cell>
              <table:table-cell office:value-type="float" office:value="0.465872">
                <text:p>0.465872</text:p>
              </table:table-cell>
              <table:table-cell office:value-type="float" office:value="0.600923">
                <text:p>0.600923</text:p>
              </table:table-cell>
              <table:table-cell office:value-type="float" office:value="0.430173">
                <text:p>0.430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3125">
                <text:p>0.0703125</text:p>
              </table:table-cell>
              <table:table-cell office:value-type="float" office:value="0.471081">
                <text:p>0.471081</text:p>
              </table:table-cell>
              <table:table-cell office:value-type="float" office:value="0.612635">
                <text:p>0.612635</text:p>
              </table:table-cell>
              <table:table-cell office:value-type="float" office:value="0.432608">
                <text:p>0.43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474425">
                <text:p>0.474425</text:p>
              </table:table-cell>
              <table:table-cell office:value-type="float" office:value="0.619601">
                <text:p>0.619601</text:p>
              </table:table-cell>
              <table:table-cell office:value-type="float" office:value="0.438614">
                <text:p>0.438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562">
                <text:p>0.101562</text:p>
              </table:table-cell>
              <table:table-cell office:value-type="float" office:value="0.478756">
                <text:p>0.478756</text:p>
              </table:table-cell>
              <table:table-cell office:value-type="float" office:value="0.624352">
                <text:p>0.624352</text:p>
              </table:table-cell>
              <table:table-cell office:value-type="float" office:value="0.444855">
                <text:p>0.444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188">
                <text:p>0.117188</text:p>
              </table:table-cell>
              <table:table-cell office:value-type="float" office:value="0.481407">
                <text:p>0.481407</text:p>
              </table:table-cell>
              <table:table-cell office:value-type="float" office:value="0.627083">
                <text:p>0.627083</text:p>
              </table:table-cell>
              <table:table-cell office:value-type="float" office:value="0.444869">
                <text:p>0.444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812">
                <text:p>0.132812</text:p>
              </table:table-cell>
              <table:table-cell office:value-type="float" office:value="0.485424">
                <text:p>0.485424</text:p>
              </table:table-cell>
              <table:table-cell office:value-type="float" office:value="0.63023">
                <text:p>0.63023</text:p>
              </table:table-cell>
              <table:table-cell office:value-type="float" office:value="0.444985">
                <text:p>0.444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438">
                <text:p>0.148438</text:p>
              </table:table-cell>
              <table:table-cell office:value-type="float" office:value="0.490447">
                <text:p>0.490447</text:p>
              </table:table-cell>
              <table:table-cell office:value-type="float" office:value="0.635005">
                <text:p>0.635005</text:p>
              </table:table-cell>
              <table:table-cell office:value-type="float" office:value="0.451124">
                <text:p>0.451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062">
                <text:p>0.164062</text:p>
              </table:table-cell>
              <table:table-cell office:value-type="float" office:value="0.493437">
                <text:p>0.493437</text:p>
              </table:table-cell>
              <table:table-cell office:value-type="float" office:value="0.641404">
                <text:p>0.641404</text:p>
              </table:table-cell>
              <table:table-cell office:value-type="float" office:value="0.456302">
                <text:p>0.456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688">
                <text:p>0.179688</text:p>
              </table:table-cell>
              <table:table-cell office:value-type="float" office:value="0.497694">
                <text:p>0.497694</text:p>
              </table:table-cell>
              <table:table-cell office:value-type="float" office:value="0.643819">
                <text:p>0.643819</text:p>
              </table:table-cell>
              <table:table-cell office:value-type="float" office:value="0.457385">
                <text:p>0.457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312">
                <text:p>0.195312</text:p>
              </table:table-cell>
              <table:table-cell office:value-type="float" office:value="0.502817">
                <text:p>0.502817</text:p>
              </table:table-cell>
              <table:table-cell office:value-type="float" office:value="0.643995">
                <text:p>0.643995</text:p>
              </table:table-cell>
              <table:table-cell office:value-type="float" office:value="0.459727">
                <text:p>0.459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938">
                <text:p>0.210938</text:p>
              </table:table-cell>
              <table:table-cell office:value-type="float" office:value="0.506525">
                <text:p>0.506525</text:p>
              </table:table-cell>
              <table:table-cell office:value-type="float" office:value="0.644283">
                <text:p>0.644283</text:p>
              </table:table-cell>
              <table:table-cell office:value-type="float" office:value="0.46547">
                <text:p>0.46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62">
                <text:p>0.226562</text:p>
              </table:table-cell>
              <table:table-cell office:value-type="float" office:value="0.512278">
                <text:p>0.512278</text:p>
              </table:table-cell>
              <table:table-cell office:value-type="float" office:value="0.646908">
                <text:p>0.646908</text:p>
              </table:table-cell>
              <table:table-cell office:value-type="float" office:value="0.472442">
                <text:p>0.472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2188">
                <text:p>0.242188</text:p>
              </table:table-cell>
              <table:table-cell office:value-type="float" office:value="0.519755">
                <text:p>0.519755</text:p>
              </table:table-cell>
              <table:table-cell office:value-type="float" office:value="0.649685">
                <text:p>0.649685</text:p>
              </table:table-cell>
              <table:table-cell office:value-type="float" office:value="0.474874">
                <text:p>0.474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12">
                <text:p>0.257812</text:p>
              </table:table-cell>
              <table:table-cell office:value-type="float" office:value="0.526798">
                <text:p>0.526798</text:p>
              </table:table-cell>
              <table:table-cell office:value-type="float" office:value="0.6512">
                <text:p>0.6512</text:p>
              </table:table-cell>
              <table:table-cell office:value-type="float" office:value="0.477442">
                <text:p>0.477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3438">
                <text:p>0.273438</text:p>
              </table:table-cell>
              <table:table-cell office:value-type="float" office:value="0.532058">
                <text:p>0.532058</text:p>
              </table:table-cell>
              <table:table-cell office:value-type="float" office:value="0.651454">
                <text:p>0.651454</text:p>
              </table:table-cell>
              <table:table-cell office:value-type="float" office:value="0.481742">
                <text:p>0.481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0.537446">
                <text:p>0.537446</text:p>
              </table:table-cell>
              <table:table-cell office:value-type="float" office:value="0.647671">
                <text:p>0.647671</text:p>
              </table:table-cell>
              <table:table-cell office:value-type="float" office:value="0.483176">
                <text:p>0.483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688">
                <text:p>0.304688</text:p>
              </table:table-cell>
              <table:table-cell office:value-type="float" office:value="0.543839">
                <text:p>0.543839</text:p>
              </table:table-cell>
              <table:table-cell office:value-type="float" office:value="0.645011">
                <text:p>0.645011</text:p>
              </table:table-cell>
              <table:table-cell office:value-type="float" office:value="0.481182">
                <text:p>0.481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312">
                <text:p>0.320312</text:p>
              </table:table-cell>
              <table:table-cell office:value-type="float" office:value="0.549586">
                <text:p>0.549586</text:p>
              </table:table-cell>
              <table:table-cell office:value-type="float" office:value="0.646281">
                <text:p>0.646281</text:p>
              </table:table-cell>
              <table:table-cell office:value-type="float" office:value="0.482074">
                <text:p>0.482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938">
                <text:p>0.335938</text:p>
              </table:table-cell>
              <table:table-cell office:value-type="float" office:value="0.554029">
                <text:p>0.554029</text:p>
              </table:table-cell>
              <table:table-cell office:value-type="float" office:value="0.648936">
                <text:p>0.648936</text:p>
              </table:table-cell>
              <table:table-cell office:value-type="float" office:value="0.486405">
                <text:p>0.486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562">
                <text:p>0.351562</text:p>
              </table:table-cell>
              <table:table-cell office:value-type="float" office:value="0.560083">
                <text:p>0.560083</text:p>
              </table:table-cell>
              <table:table-cell office:value-type="float" office:value="0.651849">
                <text:p>0.651849</text:p>
              </table:table-cell>
              <table:table-cell office:value-type="float" office:value="0.491915">
                <text:p>0.4919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7188">
                <text:p>0.367188</text:p>
              </table:table-cell>
              <table:table-cell office:value-type="float" office:value="0.56686">
                <text:p>0.56686</text:p>
              </table:table-cell>
              <table:table-cell office:value-type="float" office:value="0.654857">
                <text:p>0.654857</text:p>
              </table:table-cell>
              <table:table-cell office:value-type="float" office:value="0.497206">
                <text:p>0.497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2812">
                <text:p>0.382812</text:p>
              </table:table-cell>
              <table:table-cell office:value-type="float" office:value="0.571058">
                <text:p>0.571058</text:p>
              </table:table-cell>
              <table:table-cell office:value-type="float" office:value="0.65842">
                <text:p>0.65842</text:p>
              </table:table-cell>
              <table:table-cell office:value-type="float" office:value="0.499853">
                <text:p>0.499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8438">
                <text:p>0.398438</text:p>
              </table:table-cell>
              <table:table-cell office:value-type="float" office:value="0.575533">
                <text:p>0.575533</text:p>
              </table:table-cell>
              <table:table-cell office:value-type="float" office:value="0.657562">
                <text:p>0.657562</text:p>
              </table:table-cell>
              <table:table-cell office:value-type="float" office:value="0.501341">
                <text:p>0.501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062">
                <text:p>0.414062</text:p>
              </table:table-cell>
              <table:table-cell office:value-type="float" office:value="0.579807">
                <text:p>0.579807</text:p>
              </table:table-cell>
              <table:table-cell office:value-type="float" office:value="0.656173">
                <text:p>0.656173</text:p>
              </table:table-cell>
              <table:table-cell office:value-type="float" office:value="0.502481">
                <text:p>0.502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688">
                <text:p>0.429688</text:p>
              </table:table-cell>
              <table:table-cell office:value-type="float" office:value="0.582736">
                <text:p>0.582736</text:p>
              </table:table-cell>
              <table:table-cell office:value-type="float" office:value="0.660317">
                <text:p>0.660317</text:p>
              </table:table-cell>
              <table:table-cell office:value-type="float" office:value="0.5055">
                <text:p>0.5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312">
                <text:p>0.445312</text:p>
              </table:table-cell>
              <table:table-cell office:value-type="float" office:value="0.585325">
                <text:p>0.585325</text:p>
              </table:table-cell>
              <table:table-cell office:value-type="float" office:value="0.665172">
                <text:p>0.665172</text:p>
              </table:table-cell>
              <table:table-cell office:value-type="float" office:value="0.508627">
                <text:p>0.508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0938">
                <text:p>0.460938</text:p>
              </table:table-cell>
              <table:table-cell office:value-type="float" office:value="0.584836">
                <text:p>0.584836</text:p>
              </table:table-cell>
              <table:table-cell office:value-type="float" office:value="0.668815">
                <text:p>0.668815</text:p>
              </table:table-cell>
              <table:table-cell office:value-type="float" office:value="0.51011">
                <text:p>0.51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6562">
                <text:p>0.476562</text:p>
              </table:table-cell>
              <table:table-cell office:value-type="float" office:value="0.582089">
                <text:p>0.582089</text:p>
              </table:table-cell>
              <table:table-cell office:value-type="float" office:value="0.671369">
                <text:p>0.671369</text:p>
              </table:table-cell>
              <table:table-cell office:value-type="float" office:value="0.51036">
                <text:p>0.51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88">
                <text:p>0.492188</text:p>
              </table:table-cell>
              <table:table-cell office:value-type="float" office:value="0.580363">
                <text:p>0.580363</text:p>
              </table:table-cell>
              <table:table-cell office:value-type="float" office:value="0.673013">
                <text:p>0.673013</text:p>
              </table:table-cell>
              <table:table-cell office:value-type="float" office:value="0.512438">
                <text:p>0.512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7812">
                <text:p>0.507812</text:p>
              </table:table-cell>
              <table:table-cell office:value-type="float" office:value="0.578618">
                <text:p>0.578618</text:p>
              </table:table-cell>
              <table:table-cell office:value-type="float" office:value="0.674084">
                <text:p>0.674084</text:p>
              </table:table-cell>
              <table:table-cell office:value-type="float" office:value="0.516831">
                <text:p>0.516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3438">
                <text:p>0.523438</text:p>
              </table:table-cell>
              <table:table-cell office:value-type="float" office:value="0.577137">
                <text:p>0.577137</text:p>
              </table:table-cell>
              <table:table-cell office:value-type="float" office:value="0.67649">
                <text:p>0.67649</text:p>
              </table:table-cell>
              <table:table-cell office:value-type="float" office:value="0.520929">
                <text:p>0.520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9062">
                <text:p>0.539062</text:p>
              </table:table-cell>
              <table:table-cell office:value-type="float" office:value="0.576612">
                <text:p>0.576612</text:p>
              </table:table-cell>
              <table:table-cell office:value-type="float" office:value="0.681301">
                <text:p>0.681301</text:p>
              </table:table-cell>
              <table:table-cell office:value-type="float" office:value="0.524883">
                <text:p>0.524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4688">
                <text:p>0.554688</text:p>
              </table:table-cell>
              <table:table-cell office:value-type="float" office:value="0.579039">
                <text:p>0.579039</text:p>
              </table:table-cell>
              <table:table-cell office:value-type="float" office:value="0.686756">
                <text:p>0.686756</text:p>
              </table:table-cell>
              <table:table-cell office:value-type="float" office:value="0.530074">
                <text:p>0.530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0312">
                <text:p>0.570312</text:p>
              </table:table-cell>
              <table:table-cell office:value-type="float" office:value="0.582518">
                <text:p>0.582518</text:p>
              </table:table-cell>
              <table:table-cell office:value-type="float" office:value="0.689149">
                <text:p>0.689149</text:p>
              </table:table-cell>
              <table:table-cell office:value-type="float" office:value="0.534961">
                <text:p>0.534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5938">
                <text:p>0.585938</text:p>
              </table:table-cell>
              <table:table-cell office:value-type="float" office:value="0.587574">
                <text:p>0.587574</text:p>
              </table:table-cell>
              <table:table-cell office:value-type="float" office:value="0.690542">
                <text:p>0.690542</text:p>
              </table:table-cell>
              <table:table-cell office:value-type="float" office:value="0.540005">
                <text:p>0.54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1562">
                <text:p>0.601562</text:p>
              </table:table-cell>
              <table:table-cell office:value-type="float" office:value="0.594992">
                <text:p>0.594992</text:p>
              </table:table-cell>
              <table:table-cell office:value-type="float" office:value="0.694916">
                <text:p>0.694916</text:p>
              </table:table-cell>
              <table:table-cell office:value-type="float" office:value="0.547398">
                <text:p>0.547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188">
                <text:p>0.617188</text:p>
              </table:table-cell>
              <table:table-cell office:value-type="float" office:value="0.602257">
                <text:p>0.602257</text:p>
              </table:table-cell>
              <table:table-cell office:value-type="float" office:value="0.701275">
                <text:p>0.701275</text:p>
              </table:table-cell>
              <table:table-cell office:value-type="float" office:value="0.554898">
                <text:p>0.5548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2812">
                <text:p>0.632812</text:p>
              </table:table-cell>
              <table:table-cell office:value-type="float" office:value="0.609646">
                <text:p>0.609646</text:p>
              </table:table-cell>
              <table:table-cell office:value-type="float" office:value="0.709387">
                <text:p>0.709387</text:p>
              </table:table-cell>
              <table:table-cell office:value-type="float" office:value="0.560383">
                <text:p>0.560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438">
                <text:p>0.648438</text:p>
              </table:table-cell>
              <table:table-cell office:value-type="float" office:value="0.620397">
                <text:p>0.620397</text:p>
              </table:table-cell>
              <table:table-cell office:value-type="float" office:value="0.717967">
                <text:p>0.717967</text:p>
              </table:table-cell>
              <table:table-cell office:value-type="float" office:value="0.564711">
                <text:p>0.5647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4062">
                <text:p>0.664062</text:p>
              </table:table-cell>
              <table:table-cell office:value-type="float" office:value="0.633771">
                <text:p>0.633771</text:p>
              </table:table-cell>
              <table:table-cell office:value-type="float" office:value="0.726199">
                <text:p>0.726199</text:p>
              </table:table-cell>
              <table:table-cell office:value-type="float" office:value="0.572188">
                <text:p>0.572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688">
                <text:p>0.679688</text:p>
              </table:table-cell>
              <table:table-cell office:value-type="float" office:value="0.645676">
                <text:p>0.645676</text:p>
              </table:table-cell>
              <table:table-cell office:value-type="float" office:value="0.733918">
                <text:p>0.733918</text:p>
              </table:table-cell>
              <table:table-cell office:value-type="float" office:value="0.582229">
                <text:p>0.58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312">
                <text:p>0.695312</text:p>
              </table:table-cell>
              <table:table-cell office:value-type="float" office:value="0.65713">
                <text:p>0.65713</text:p>
              </table:table-cell>
              <table:table-cell office:value-type="float" office:value="0.739776">
                <text:p>0.739776</text:p>
              </table:table-cell>
              <table:table-cell office:value-type="float" office:value="0.58776">
                <text:p>0.58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0938">
                <text:p>0.710938</text:p>
              </table:table-cell>
              <table:table-cell office:value-type="float" office:value="0.66943">
                <text:p>0.66943</text:p>
              </table:table-cell>
              <table:table-cell office:value-type="float" office:value="0.745003">
                <text:p>0.745003</text:p>
              </table:table-cell>
              <table:table-cell office:value-type="float" office:value="0.593091">
                <text:p>0.593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562">
                <text:p>0.726562</text:p>
              </table:table-cell>
              <table:table-cell office:value-type="float" office:value="0.679532">
                <text:p>0.679532</text:p>
              </table:table-cell>
              <table:table-cell office:value-type="float" office:value="0.750099">
                <text:p>0.750099</text:p>
              </table:table-cell>
              <table:table-cell office:value-type="float" office:value="0.603515">
                <text:p>0.603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188">
                <text:p>0.742188</text:p>
              </table:table-cell>
              <table:table-cell office:value-type="float" office:value="0.688565">
                <text:p>0.688565</text:p>
              </table:table-cell>
              <table:table-cell office:value-type="float" office:value="0.754653">
                <text:p>0.754653</text:p>
              </table:table-cell>
              <table:table-cell office:value-type="float" office:value="0.614936">
                <text:p>0.614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12">
                <text:p>0.757812</text:p>
              </table:table-cell>
              <table:table-cell office:value-type="float" office:value="0.69908">
                <text:p>0.69908</text:p>
              </table:table-cell>
              <table:table-cell office:value-type="float" office:value="0.75907">
                <text:p>0.75907</text:p>
              </table:table-cell>
              <table:table-cell office:value-type="float" office:value="0.624685">
                <text:p>0.624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38">
                <text:p>0.773438</text:p>
              </table:table-cell>
              <table:table-cell office:value-type="float" office:value="0.707672">
                <text:p>0.707672</text:p>
              </table:table-cell>
              <table:table-cell office:value-type="float" office:value="0.763107">
                <text:p>0.763107</text:p>
              </table:table-cell>
              <table:table-cell office:value-type="float" office:value="0.631041">
                <text:p>0.631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9062">
                <text:p>0.789062</text:p>
              </table:table-cell>
              <table:table-cell office:value-type="float" office:value="0.713147">
                <text:p>0.713147</text:p>
              </table:table-cell>
              <table:table-cell office:value-type="float" office:value="0.76635">
                <text:p>0.76635</text:p>
              </table:table-cell>
              <table:table-cell office:value-type="float" office:value="0.638224">
                <text:p>0.638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688">
                <text:p>0.804688</text:p>
              </table:table-cell>
              <table:table-cell office:value-type="float" office:value="0.718565">
                <text:p>0.718565</text:p>
              </table:table-cell>
              <table:table-cell office:value-type="float" office:value="0.770551">
                <text:p>0.770551</text:p>
              </table:table-cell>
              <table:table-cell office:value-type="float" office:value="0.648592">
                <text:p>0.6485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12">
                <text:p>0.820312</text:p>
              </table:table-cell>
              <table:table-cell office:value-type="float" office:value="0.723452">
                <text:p>0.723452</text:p>
              </table:table-cell>
              <table:table-cell office:value-type="float" office:value="0.774777">
                <text:p>0.774777</text:p>
              </table:table-cell>
              <table:table-cell office:value-type="float" office:value="0.657791">
                <text:p>0.657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938">
                <text:p>0.835938</text:p>
              </table:table-cell>
              <table:table-cell office:value-type="float" office:value="0.727905">
                <text:p>0.727905</text:p>
              </table:table-cell>
              <table:table-cell office:value-type="float" office:value="0.77657">
                <text:p>0.77657</text:p>
              </table:table-cell>
              <table:table-cell office:value-type="float" office:value="0.66531">
                <text:p>0.66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1562">
                <text:p>0.851562</text:p>
              </table:table-cell>
              <table:table-cell office:value-type="float" office:value="0.732581">
                <text:p>0.732581</text:p>
              </table:table-cell>
              <table:table-cell office:value-type="float" office:value="0.779467">
                <text:p>0.779467</text:p>
              </table:table-cell>
              <table:table-cell office:value-type="float" office:value="0.674842">
                <text:p>0.6748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7188">
                <text:p>0.867188</text:p>
              </table:table-cell>
              <table:table-cell office:value-type="float" office:value="0.737292">
                <text:p>0.737292</text:p>
              </table:table-cell>
              <table:table-cell office:value-type="float" office:value="0.784625">
                <text:p>0.784625</text:p>
              </table:table-cell>
              <table:table-cell office:value-type="float" office:value="0.68572">
                <text:p>0.68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2812">
                <text:p>0.882812</text:p>
              </table:table-cell>
              <table:table-cell office:value-type="float" office:value="0.741254">
                <text:p>0.741254</text:p>
              </table:table-cell>
              <table:table-cell office:value-type="float" office:value="0.787507">
                <text:p>0.787507</text:p>
              </table:table-cell>
              <table:table-cell office:value-type="float" office:value="0.693425">
                <text:p>0.693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438">
                <text:p>0.898438</text:p>
              </table:table-cell>
              <table:table-cell office:value-type="float" office:value="0.745768">
                <text:p>0.745768</text:p>
              </table:table-cell>
              <table:table-cell office:value-type="float" office:value="0.78829">
                <text:p>0.78829</text:p>
              </table:table-cell>
              <table:table-cell office:value-type="float" office:value="0.700438">
                <text:p>0.700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062">
                <text:p>0.914062</text:p>
              </table:table-cell>
              <table:table-cell office:value-type="float" office:value="0.751481">
                <text:p>0.751481</text:p>
              </table:table-cell>
              <table:table-cell office:value-type="float" office:value="0.790304">
                <text:p>0.790304</text:p>
              </table:table-cell>
              <table:table-cell office:value-type="float" office:value="0.708611">
                <text:p>0.7086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9688">
                <text:p>0.929688</text:p>
              </table:table-cell>
              <table:table-cell office:value-type="float" office:value="0.756776">
                <text:p>0.756776</text:p>
              </table:table-cell>
              <table:table-cell office:value-type="float" office:value="0.791904">
                <text:p>0.791904</text:p>
              </table:table-cell>
              <table:table-cell office:value-type="float" office:value="0.715036">
                <text:p>0.715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5312">
                <text:p>0.945312</text:p>
              </table:table-cell>
              <table:table-cell office:value-type="float" office:value="0.761538">
                <text:p>0.761538</text:p>
              </table:table-cell>
              <table:table-cell office:value-type="float" office:value="0.792595">
                <text:p>0.792595</text:p>
              </table:table-cell>
              <table:table-cell office:value-type="float" office:value="0.720953">
                <text:p>0.720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0938">
                <text:p>0.960938</text:p>
              </table:table-cell>
              <table:table-cell office:value-type="float" office:value="0.766541">
                <text:p>0.766541</text:p>
              </table:table-cell>
              <table:table-cell office:value-type="float" office:value="0.793371">
                <text:p>0.793371</text:p>
              </table:table-cell>
              <table:table-cell office:value-type="float" office:value="0.728076">
                <text:p>0.728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562">
                <text:p>0.976562</text:p>
              </table:table-cell>
              <table:table-cell office:value-type="float" office:value="0.76982">
                <text:p>0.76982</text:p>
              </table:table-cell>
              <table:table-cell office:value-type="float" office:value="0.795747">
                <text:p>0.795747</text:p>
              </table:table-cell>
              <table:table-cell office:value-type="float" office:value="0.734831">
                <text:p>0.734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188">
                <text:p>0.992188</text:p>
              </table:table-cell>
              <table:table-cell office:value-type="float" office:value="0.771537">
                <text:p>0.771537</text:p>
              </table:table-cell>
              <table:table-cell office:value-type="float" office:value="0.800835">
                <text:p>0.800835</text:p>
              </table:table-cell>
              <table:table-cell office:value-type="float" office:value="0.741849">
                <text:p>0.741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781">
                <text:p>1.00781</text:p>
              </table:table-cell>
              <table:table-cell office:value-type="float" office:value="0.773647">
                <text:p>0.773647</text:p>
              </table:table-cell>
              <table:table-cell office:value-type="float" office:value="0.804037">
                <text:p>0.804037</text:p>
              </table:table-cell>
              <table:table-cell office:value-type="float" office:value="0.746751">
                <text:p>0.746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344">
                <text:p>1.02344</text:p>
              </table:table-cell>
              <table:table-cell office:value-type="float" office:value="0.775333">
                <text:p>0.775333</text:p>
              </table:table-cell>
              <table:table-cell office:value-type="float" office:value="0.805733">
                <text:p>0.805733</text:p>
              </table:table-cell>
              <table:table-cell office:value-type="float" office:value="0.749942">
                <text:p>0.7499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906">
                <text:p>1.03906</text:p>
              </table:table-cell>
              <table:table-cell office:value-type="float" office:value="0.774894">
                <text:p>0.774894</text:p>
              </table:table-cell>
              <table:table-cell office:value-type="float" office:value="0.809305">
                <text:p>0.809305</text:p>
              </table:table-cell>
              <table:table-cell office:value-type="float" office:value="0.753114">
                <text:p>0.753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469">
                <text:p>1.05469</text:p>
              </table:table-cell>
              <table:table-cell office:value-type="float" office:value="0.77268">
                <text:p>0.77268</text:p>
              </table:table-cell>
              <table:table-cell office:value-type="float" office:value="0.812361">
                <text:p>0.812361</text:p>
              </table:table-cell>
              <table:table-cell office:value-type="float" office:value="0.75796">
                <text:p>0.75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31">
                <text:p>1.07031</text:p>
              </table:table-cell>
              <table:table-cell office:value-type="float" office:value="0.770122">
                <text:p>0.770122</text:p>
              </table:table-cell>
              <table:table-cell office:value-type="float" office:value="0.813995">
                <text:p>0.813995</text:p>
              </table:table-cell>
              <table:table-cell office:value-type="float" office:value="0.763297">
                <text:p>0.763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594">
                <text:p>1.08594</text:p>
              </table:table-cell>
              <table:table-cell office:value-type="float" office:value="0.767104">
                <text:p>0.767104</text:p>
              </table:table-cell>
              <table:table-cell office:value-type="float" office:value="0.815947">
                <text:p>0.815947</text:p>
              </table:table-cell>
              <table:table-cell office:value-type="float" office:value="0.77111">
                <text:p>0.77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156">
                <text:p>1.10156</text:p>
              </table:table-cell>
              <table:table-cell office:value-type="float" office:value="0.763903">
                <text:p>0.763903</text:p>
              </table:table-cell>
              <table:table-cell office:value-type="float" office:value="0.8186">
                <text:p>0.8186</text:p>
              </table:table-cell>
              <table:table-cell office:value-type="float" office:value="0.781133">
                <text:p>0.781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19">
                <text:p>1.11719</text:p>
              </table:table-cell>
              <table:table-cell office:value-type="float" office:value="0.760652">
                <text:p>0.760652</text:p>
              </table:table-cell>
              <table:table-cell office:value-type="float" office:value="0.821318">
                <text:p>0.821318</text:p>
              </table:table-cell>
              <table:table-cell office:value-type="float" office:value="0.786309">
                <text:p>0.78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281">
                <text:p>1.13281</text:p>
              </table:table-cell>
              <table:table-cell office:value-type="float" office:value="0.758103">
                <text:p>0.758103</text:p>
              </table:table-cell>
              <table:table-cell office:value-type="float" office:value="0.822895">
                <text:p>0.822895</text:p>
              </table:table-cell>
              <table:table-cell office:value-type="float" office:value="0.787036">
                <text:p>0.787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844">
                <text:p>1.14844</text:p>
              </table:table-cell>
              <table:table-cell office:value-type="float" office:value="0.755827">
                <text:p>0.755827</text:p>
              </table:table-cell>
              <table:table-cell office:value-type="float" office:value="0.822663">
                <text:p>0.822663</text:p>
              </table:table-cell>
              <table:table-cell office:value-type="float" office:value="0.78702">
                <text:p>0.78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06">
                <text:p>1.16406</text:p>
              </table:table-cell>
              <table:table-cell office:value-type="float" office:value="0.753858">
                <text:p>0.753858</text:p>
              </table:table-cell>
              <table:table-cell office:value-type="float" office:value="0.821432">
                <text:p>0.821432</text:p>
              </table:table-cell>
              <table:table-cell office:value-type="float" office:value="0.789246">
                <text:p>0.7892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69">
                <text:p>1.17969</text:p>
              </table:table-cell>
              <table:table-cell office:value-type="float" office:value="0.754006">
                <text:p>0.754006</text:p>
              </table:table-cell>
              <table:table-cell office:value-type="float" office:value="0.822549">
                <text:p>0.822549</text:p>
              </table:table-cell>
              <table:table-cell office:value-type="float" office:value="0.792839">
                <text:p>0.7928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531">
                <text:p>1.19531</text:p>
              </table:table-cell>
              <table:table-cell office:value-type="float" office:value="0.754982">
                <text:p>0.754982</text:p>
              </table:table-cell>
              <table:table-cell office:value-type="float" office:value="0.825924">
                <text:p>0.825924</text:p>
              </table:table-cell>
              <table:table-cell office:value-type="float" office:value="0.796775">
                <text:p>0.7967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094">
                <text:p>1.21094</text:p>
              </table:table-cell>
              <table:table-cell office:value-type="float" office:value="0.75466">
                <text:p>0.75466</text:p>
              </table:table-cell>
              <table:table-cell office:value-type="float" office:value="0.82564">
                <text:p>0.82564</text:p>
              </table:table-cell>
              <table:table-cell office:value-type="float" office:value="0.798189">
                <text:p>0.798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656">
                <text:p>1.22656</text:p>
              </table:table-cell>
              <table:table-cell office:value-type="float" office:value="0.755405">
                <text:p>0.755405</text:p>
              </table:table-cell>
              <table:table-cell office:value-type="float" office:value="0.822489">
                <text:p>0.822489</text:p>
              </table:table-cell>
              <table:table-cell office:value-type="float" office:value="0.798643">
                <text:p>0.7986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219">
                <text:p>1.24219</text:p>
              </table:table-cell>
              <table:table-cell office:value-type="float" office:value="0.756335">
                <text:p>0.756335</text:p>
              </table:table-cell>
              <table:table-cell office:value-type="float" office:value="0.822641">
                <text:p>0.822641</text:p>
              </table:table-cell>
              <table:table-cell office:value-type="float" office:value="0.802438">
                <text:p>0.802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781">
                <text:p>1.25781</text:p>
              </table:table-cell>
              <table:table-cell office:value-type="float" office:value="0.755663">
                <text:p>0.755663</text:p>
              </table:table-cell>
              <table:table-cell office:value-type="float" office:value="0.823863">
                <text:p>0.823863</text:p>
              </table:table-cell>
              <table:table-cell office:value-type="float" office:value="0.806055">
                <text:p>0.806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44">
                <text:p>1.27344</text:p>
              </table:table-cell>
              <table:table-cell office:value-type="float" office:value="0.75424">
                <text:p>0.75424</text:p>
              </table:table-cell>
              <table:table-cell office:value-type="float" office:value="0.823639">
                <text:p>0.823639</text:p>
              </table:table-cell>
              <table:table-cell office:value-type="float" office:value="0.807272">
                <text:p>0.807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906">
                <text:p>1.28906</text:p>
              </table:table-cell>
              <table:table-cell office:value-type="float" office:value="0.752645">
                <text:p>0.752645</text:p>
              </table:table-cell>
              <table:table-cell office:value-type="float" office:value="0.820891">
                <text:p>0.820891</text:p>
              </table:table-cell>
              <table:table-cell office:value-type="float" office:value="0.810336">
                <text:p>0.810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469">
                <text:p>1.30469</text:p>
              </table:table-cell>
              <table:table-cell office:value-type="float" office:value="0.752379">
                <text:p>0.752379</text:p>
              </table:table-cell>
              <table:table-cell office:value-type="float" office:value="0.816946">
                <text:p>0.816946</text:p>
              </table:table-cell>
              <table:table-cell office:value-type="float" office:value="0.811272">
                <text:p>0.811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31">
                <text:p>1.32031</text:p>
              </table:table-cell>
              <table:table-cell office:value-type="float" office:value="0.753248">
                <text:p>0.753248</text:p>
              </table:table-cell>
              <table:table-cell office:value-type="float" office:value="0.815303">
                <text:p>0.815303</text:p>
              </table:table-cell>
              <table:table-cell office:value-type="float" office:value="0.808548">
                <text:p>0.808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4">
                <text:p>1.33594</text:p>
              </table:table-cell>
              <table:table-cell office:value-type="float" office:value="0.753764">
                <text:p>0.753764</text:p>
              </table:table-cell>
              <table:table-cell office:value-type="float" office:value="0.81577">
                <text:p>0.81577</text:p>
              </table:table-cell>
              <table:table-cell office:value-type="float" office:value="0.809552">
                <text:p>0.809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56">
                <text:p>1.35156</text:p>
              </table:table-cell>
              <table:table-cell office:value-type="float" office:value="0.754038">
                <text:p>0.754038</text:p>
              </table:table-cell>
              <table:table-cell office:value-type="float" office:value="0.816858">
                <text:p>0.816858</text:p>
              </table:table-cell>
              <table:table-cell office:value-type="float" office:value="0.812046">
                <text:p>0.812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19">
                <text:p>1.36719</text:p>
              </table:table-cell>
              <table:table-cell office:value-type="float" office:value="0.755428">
                <text:p>0.755428</text:p>
              </table:table-cell>
              <table:table-cell office:value-type="float" office:value="0.816012">
                <text:p>0.816012</text:p>
              </table:table-cell>
              <table:table-cell office:value-type="float" office:value="0.810332">
                <text:p>0.810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281">
                <text:p>1.38281</text:p>
              </table:table-cell>
              <table:table-cell office:value-type="float" office:value="0.757354">
                <text:p>0.757354</text:p>
              </table:table-cell>
              <table:table-cell office:value-type="float" office:value="0.814202">
                <text:p>0.814202</text:p>
              </table:table-cell>
              <table:table-cell office:value-type="float" office:value="0.809587">
                <text:p>0.809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844">
                <text:p>1.39844</text:p>
              </table:table-cell>
              <table:table-cell office:value-type="float" office:value="0.758889">
                <text:p>0.758889</text:p>
              </table:table-cell>
              <table:table-cell office:value-type="float" office:value="0.811592">
                <text:p>0.811592</text:p>
              </table:table-cell>
              <table:table-cell office:value-type="float" office:value="0.81069">
                <text:p>0.810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406">
                <text:p>1.41406</text:p>
              </table:table-cell>
              <table:table-cell office:value-type="float" office:value="0.760135">
                <text:p>0.760135</text:p>
              </table:table-cell>
              <table:table-cell office:value-type="float" office:value="0.808455">
                <text:p>0.808455</text:p>
              </table:table-cell>
              <table:table-cell office:value-type="float" office:value="0.809904">
                <text:p>0.8099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69">
                <text:p>1.42969</text:p>
              </table:table-cell>
              <table:table-cell office:value-type="float" office:value="0.760085">
                <text:p>0.760085</text:p>
              </table:table-cell>
              <table:table-cell office:value-type="float" office:value="0.807686">
                <text:p>0.807686</text:p>
              </table:table-cell>
              <table:table-cell office:value-type="float" office:value="0.809556">
                <text:p>0.809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531">
                <text:p>1.44531</text:p>
              </table:table-cell>
              <table:table-cell office:value-type="float" office:value="0.758267">
                <text:p>0.758267</text:p>
              </table:table-cell>
              <table:table-cell office:value-type="float" office:value="0.806791">
                <text:p>0.806791</text:p>
              </table:table-cell>
              <table:table-cell office:value-type="float" office:value="0.811761">
                <text:p>0.811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094">
                <text:p>1.46094</text:p>
              </table:table-cell>
              <table:table-cell office:value-type="float" office:value="0.756441">
                <text:p>0.756441</text:p>
              </table:table-cell>
              <table:table-cell office:value-type="float" office:value="0.803978">
                <text:p>0.803978</text:p>
              </table:table-cell>
              <table:table-cell office:value-type="float" office:value="0.812496">
                <text:p>0.812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656">
                <text:p>1.47656</text:p>
              </table:table-cell>
              <table:table-cell office:value-type="float" office:value="0.755067">
                <text:p>0.755067</text:p>
              </table:table-cell>
              <table:table-cell office:value-type="float" office:value="0.8025">
                <text:p>0.8025</text:p>
              </table:table-cell>
              <table:table-cell office:value-type="float" office:value="0.810397">
                <text:p>0.8103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219">
                <text:p>1.49219</text:p>
              </table:table-cell>
              <table:table-cell office:value-type="float" office:value="0.753592">
                <text:p>0.753592</text:p>
              </table:table-cell>
              <table:table-cell office:value-type="float" office:value="0.804666">
                <text:p>0.804666</text:p>
              </table:table-cell>
              <table:table-cell office:value-type="float" office:value="0.806567">
                <text:p>0.806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81">
                <text:p>1.50781</text:p>
              </table:table-cell>
              <table:table-cell office:value-type="float" office:value="0.751405">
                <text:p>0.751405</text:p>
              </table:table-cell>
              <table:table-cell office:value-type="float" office:value="0.804876">
                <text:p>0.804876</text:p>
              </table:table-cell>
              <table:table-cell office:value-type="float" office:value="0.804266">
                <text:p>0.804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344">
                <text:p>1.52344</text:p>
              </table:table-cell>
              <table:table-cell office:value-type="float" office:value="0.748719">
                <text:p>0.748719</text:p>
              </table:table-cell>
              <table:table-cell office:value-type="float" office:value="0.80399">
                <text:p>0.80399</text:p>
              </table:table-cell>
              <table:table-cell office:value-type="float" office:value="0.802566">
                <text:p>0.802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906">
                <text:p>1.53906</text:p>
              </table:table-cell>
              <table:table-cell office:value-type="float" office:value="0.746366">
                <text:p>0.746366</text:p>
              </table:table-cell>
              <table:table-cell office:value-type="float" office:value="0.80512">
                <text:p>0.80512</text:p>
              </table:table-cell>
              <table:table-cell office:value-type="float" office:value="0.802605">
                <text:p>0.8026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469">
                <text:p>1.55469</text:p>
              </table:table-cell>
              <table:table-cell office:value-type="float" office:value="0.743522">
                <text:p>0.743522</text:p>
              </table:table-cell>
              <table:table-cell office:value-type="float" office:value="0.803169">
                <text:p>0.803169</text:p>
              </table:table-cell>
              <table:table-cell office:value-type="float" office:value="0.80559">
                <text:p>0.805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031">
                <text:p>1.57031</text:p>
              </table:table-cell>
              <table:table-cell office:value-type="float" office:value="0.741072">
                <text:p>0.741072</text:p>
              </table:table-cell>
              <table:table-cell office:value-type="float" office:value="0.799414">
                <text:p>0.799414</text:p>
              </table:table-cell>
              <table:table-cell office:value-type="float" office:value="0.807976">
                <text:p>0.807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594">
                <text:p>1.58594</text:p>
              </table:table-cell>
              <table:table-cell office:value-type="float" office:value="0.738817">
                <text:p>0.738817</text:p>
              </table:table-cell>
              <table:table-cell office:value-type="float" office:value="0.797798">
                <text:p>0.797798</text:p>
              </table:table-cell>
              <table:table-cell office:value-type="float" office:value="0.804351">
                <text:p>0.8043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156">
                <text:p>1.60156</text:p>
              </table:table-cell>
              <table:table-cell office:value-type="float" office:value="0.738109">
                <text:p>0.738109</text:p>
              </table:table-cell>
              <table:table-cell office:value-type="float" office:value="0.79522">
                <text:p>0.79522</text:p>
              </table:table-cell>
              <table:table-cell office:value-type="float" office:value="0.798362">
                <text:p>0.798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719">
                <text:p>1.61719</text:p>
              </table:table-cell>
              <table:table-cell office:value-type="float" office:value="0.738593">
                <text:p>0.738593</text:p>
              </table:table-cell>
              <table:table-cell office:value-type="float" office:value="0.79328">
                <text:p>0.79328</text:p>
              </table:table-cell>
              <table:table-cell office:value-type="float" office:value="0.794009">
                <text:p>0.7940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81">
                <text:p>1.63281</text:p>
              </table:table-cell>
              <table:table-cell office:value-type="float" office:value="0.738214">
                <text:p>0.738214</text:p>
              </table:table-cell>
              <table:table-cell office:value-type="float" office:value="0.794756">
                <text:p>0.794756</text:p>
              </table:table-cell>
              <table:table-cell office:value-type="float" office:value="0.794536">
                <text:p>0.794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844">
                <text:p>1.64844</text:p>
              </table:table-cell>
              <table:table-cell office:value-type="float" office:value="0.737401">
                <text:p>0.737401</text:p>
              </table:table-cell>
              <table:table-cell office:value-type="float" office:value="0.795931">
                <text:p>0.795931</text:p>
              </table:table-cell>
              <table:table-cell office:value-type="float" office:value="0.797269">
                <text:p>0.7972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406">
                <text:p>1.66406</text:p>
              </table:table-cell>
              <table:table-cell office:value-type="float" office:value="0.735634">
                <text:p>0.735634</text:p>
              </table:table-cell>
              <table:table-cell office:value-type="float" office:value="0.795833">
                <text:p>0.795833</text:p>
              </table:table-cell>
              <table:table-cell office:value-type="float" office:value="0.798322">
                <text:p>0.798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7969">
                <text:p>1.67969</text:p>
              </table:table-cell>
              <table:table-cell office:value-type="float" office:value="0.733384">
                <text:p>0.733384</text:p>
              </table:table-cell>
              <table:table-cell office:value-type="float" office:value="0.794646">
                <text:p>0.794646</text:p>
              </table:table-cell>
              <table:table-cell office:value-type="float" office:value="0.797332">
                <text:p>0.7973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31">
                <text:p>1.69531</text:p>
              </table:table-cell>
              <table:table-cell office:value-type="float" office:value="0.730616">
                <text:p>0.730616</text:p>
              </table:table-cell>
              <table:table-cell office:value-type="float" office:value="0.793131">
                <text:p>0.793131</text:p>
              </table:table-cell>
              <table:table-cell office:value-type="float" office:value="0.794642">
                <text:p>0.7946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094">
                <text:p>1.71094</text:p>
              </table:table-cell>
              <table:table-cell office:value-type="float" office:value="0.726968">
                <text:p>0.726968</text:p>
              </table:table-cell>
              <table:table-cell office:value-type="float" office:value="0.793146">
                <text:p>0.793146</text:p>
              </table:table-cell>
              <table:table-cell office:value-type="float" office:value="0.79072">
                <text:p>0.79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2656">
                <text:p>1.72656</text:p>
              </table:table-cell>
              <table:table-cell office:value-type="float" office:value="0.723332">
                <text:p>0.723332</text:p>
              </table:table-cell>
              <table:table-cell office:value-type="float" office:value="0.792184">
                <text:p>0.792184</text:p>
              </table:table-cell>
              <table:table-cell office:value-type="float" office:value="0.785576">
                <text:p>0.785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219">
                <text:p>1.74219</text:p>
              </table:table-cell>
              <table:table-cell office:value-type="float" office:value="0.720339">
                <text:p>0.720339</text:p>
              </table:table-cell>
              <table:table-cell office:value-type="float" office:value="0.789679">
                <text:p>0.789679</text:p>
              </table:table-cell>
              <table:table-cell office:value-type="float" office:value="0.781646">
                <text:p>0.7816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781">
                <text:p>1.75781</text:p>
              </table:table-cell>
              <table:table-cell office:value-type="float" office:value="0.718163">
                <text:p>0.718163</text:p>
              </table:table-cell>
              <table:table-cell office:value-type="float" office:value="0.785817">
                <text:p>0.785817</text:p>
              </table:table-cell>
              <table:table-cell office:value-type="float" office:value="0.782939">
                <text:p>0.7829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344">
                <text:p>1.77344</text:p>
              </table:table-cell>
              <table:table-cell office:value-type="float" office:value="0.715927">
                <text:p>0.715927</text:p>
              </table:table-cell>
              <table:table-cell office:value-type="float" office:value="0.78244">
                <text:p>0.78244</text:p>
              </table:table-cell>
              <table:table-cell office:value-type="float" office:value="0.785151">
                <text:p>0.7851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8906">
                <text:p>1.78906</text:p>
              </table:table-cell>
              <table:table-cell office:value-type="float" office:value="0.714136">
                <text:p>0.714136</text:p>
              </table:table-cell>
              <table:table-cell office:value-type="float" office:value="0.779354">
                <text:p>0.779354</text:p>
              </table:table-cell>
              <table:table-cell office:value-type="float" office:value="0.783294">
                <text:p>0.783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469">
                <text:p>1.80469</text:p>
              </table:table-cell>
              <table:table-cell office:value-type="float" office:value="0.712397">
                <text:p>0.712397</text:p>
              </table:table-cell>
              <table:table-cell office:value-type="float" office:value="0.775768">
                <text:p>0.775768</text:p>
              </table:table-cell>
              <table:table-cell office:value-type="float" office:value="0.77734">
                <text:p>0.77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031">
                <text:p>1.82031</text:p>
              </table:table-cell>
              <table:table-cell office:value-type="float" office:value="0.710598">
                <text:p>0.710598</text:p>
              </table:table-cell>
              <table:table-cell office:value-type="float" office:value="0.772337">
                <text:p>0.772337</text:p>
              </table:table-cell>
              <table:table-cell office:value-type="float" office:value="0.773427">
                <text:p>0.773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594">
                <text:p>1.83594</text:p>
              </table:table-cell>
              <table:table-cell office:value-type="float" office:value="0.70982">
                <text:p>0.70982</text:p>
              </table:table-cell>
              <table:table-cell office:value-type="float" office:value="0.769524">
                <text:p>0.769524</text:p>
              </table:table-cell>
              <table:table-cell office:value-type="float" office:value="0.773172">
                <text:p>0.773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156">
                <text:p>1.85156</text:p>
              </table:table-cell>
              <table:table-cell office:value-type="float" office:value="0.709709">
                <text:p>0.709709</text:p>
              </table:table-cell>
              <table:table-cell office:value-type="float" office:value="0.770296">
                <text:p>0.770296</text:p>
              </table:table-cell>
              <table:table-cell office:value-type="float" office:value="0.77381">
                <text:p>0.77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719">
                <text:p>1.86719</text:p>
              </table:table-cell>
              <table:table-cell office:value-type="float" office:value="0.707893">
                <text:p>0.707893</text:p>
              </table:table-cell>
              <table:table-cell office:value-type="float" office:value="0.772621">
                <text:p>0.772621</text:p>
              </table:table-cell>
              <table:table-cell office:value-type="float" office:value="0.775258">
                <text:p>0.775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281">
                <text:p>1.88281</text:p>
              </table:table-cell>
              <table:table-cell office:value-type="float" office:value="0.705299">
                <text:p>0.705299</text:p>
              </table:table-cell>
              <table:table-cell office:value-type="float" office:value="0.771613">
                <text:p>0.771613</text:p>
              </table:table-cell>
              <table:table-cell office:value-type="float" office:value="0.776219">
                <text:p>0.776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844">
                <text:p>1.89844</text:p>
              </table:table-cell>
              <table:table-cell office:value-type="float" office:value="0.704105">
                <text:p>0.704105</text:p>
              </table:table-cell>
              <table:table-cell office:value-type="float" office:value="0.767153">
                <text:p>0.767153</text:p>
              </table:table-cell>
              <table:table-cell office:value-type="float" office:value="0.773839">
                <text:p>0.773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406">
                <text:p>1.91406</text:p>
              </table:table-cell>
              <table:table-cell office:value-type="float" office:value="0.704186">
                <text:p>0.704186</text:p>
              </table:table-cell>
              <table:table-cell office:value-type="float" office:value="0.762924">
                <text:p>0.762924</text:p>
              </table:table-cell>
              <table:table-cell office:value-type="float" office:value="0.76903">
                <text:p>0.76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969">
                <text:p>1.92969</text:p>
              </table:table-cell>
              <table:table-cell office:value-type="float" office:value="0.706062">
                <text:p>0.706062</text:p>
              </table:table-cell>
              <table:table-cell office:value-type="float" office:value="0.759521">
                <text:p>0.759521</text:p>
              </table:table-cell>
              <table:table-cell office:value-type="float" office:value="0.764275">
                <text:p>0.7642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531">
                <text:p>1.94531</text:p>
              </table:table-cell>
              <table:table-cell office:value-type="float" office:value="0.708145">
                <text:p>0.708145</text:p>
              </table:table-cell>
              <table:table-cell office:value-type="float" office:value="0.756456">
                <text:p>0.756456</text:p>
              </table:table-cell>
              <table:table-cell office:value-type="float" office:value="0.761077">
                <text:p>0.761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094">
                <text:p>1.96094</text:p>
              </table:table-cell>
              <table:table-cell office:value-type="float" office:value="0.707754">
                <text:p>0.707754</text:p>
              </table:table-cell>
              <table:table-cell office:value-type="float" office:value="0.75455">
                <text:p>0.75455</text:p>
              </table:table-cell>
              <table:table-cell office:value-type="float" office:value="0.759931">
                <text:p>0.7599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656">
                <text:p>1.97656</text:p>
              </table:table-cell>
              <table:table-cell office:value-type="float" office:value="0.706234">
                <text:p>0.706234</text:p>
              </table:table-cell>
              <table:table-cell office:value-type="float" office:value="0.752598">
                <text:p>0.752598</text:p>
              </table:table-cell>
              <table:table-cell office:value-type="float" office:value="0.757793">
                <text:p>0.757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219">
                <text:p>1.99219</text:p>
              </table:table-cell>
              <table:table-cell office:value-type="float" office:value="0.705384">
                <text:p>0.705384</text:p>
              </table:table-cell>
              <table:table-cell office:value-type="float" office:value="0.747337">
                <text:p>0.747337</text:p>
              </table:table-cell>
              <table:table-cell office:value-type="float" office:value="0.752669">
                <text:p>0.7526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0781">
                <text:p>2.00781</text:p>
              </table:table-cell>
              <table:table-cell office:value-type="float" office:value="0.704991">
                <text:p>0.704991</text:p>
              </table:table-cell>
              <table:table-cell office:value-type="float" office:value="0.743514">
                <text:p>0.743514</text:p>
              </table:table-cell>
              <table:table-cell office:value-type="float" office:value="0.747386">
                <text:p>0.747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344">
                <text:p>2.02344</text:p>
              </table:table-cell>
              <table:table-cell office:value-type="float" office:value="0.703773">
                <text:p>0.703773</text:p>
              </table:table-cell>
              <table:table-cell office:value-type="float" office:value="0.743896">
                <text:p>0.743896</text:p>
              </table:table-cell>
              <table:table-cell office:value-type="float" office:value="0.745823">
                <text:p>0.745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3906">
                <text:p>2.03906</text:p>
              </table:table-cell>
              <table:table-cell office:value-type="float" office:value="0.701361">
                <text:p>0.701361</text:p>
              </table:table-cell>
              <table:table-cell office:value-type="float" office:value="0.745338">
                <text:p>0.745338</text:p>
              </table:table-cell>
              <table:table-cell office:value-type="float" office:value="0.74646">
                <text:p>0.746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469">
                <text:p>2.05469</text:p>
              </table:table-cell>
              <table:table-cell office:value-type="float" office:value="0.699553">
                <text:p>0.699553</text:p>
              </table:table-cell>
              <table:table-cell office:value-type="float" office:value="0.745247">
                <text:p>0.745247</text:p>
              </table:table-cell>
              <table:table-cell office:value-type="float" office:value="0.747968">
                <text:p>0.7479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031">
                <text:p>2.07031</text:p>
              </table:table-cell>
              <table:table-cell office:value-type="float" office:value="0.699157">
                <text:p>0.699157</text:p>
              </table:table-cell>
              <table:table-cell office:value-type="float" office:value="0.743858">
                <text:p>0.743858</text:p>
              </table:table-cell>
              <table:table-cell office:value-type="float" office:value="0.747974">
                <text:p>0.747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594">
                <text:p>2.08594</text:p>
              </table:table-cell>
              <table:table-cell office:value-type="float" office:value="0.698155">
                <text:p>0.698155</text:p>
              </table:table-cell>
              <table:table-cell office:value-type="float" office:value="0.74117">
                <text:p>0.74117</text:p>
              </table:table-cell>
              <table:table-cell office:value-type="float" office:value="0.745292">
                <text:p>0.745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156">
                <text:p>2.10156</text:p>
              </table:table-cell>
              <table:table-cell office:value-type="float" office:value="0.695062">
                <text:p>0.695062</text:p>
              </table:table-cell>
              <table:table-cell office:value-type="float" office:value="0.735516">
                <text:p>0.735516</text:p>
              </table:table-cell>
              <table:table-cell office:value-type="float" office:value="0.742301">
                <text:p>0.7423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1719">
                <text:p>2.11719</text:p>
              </table:table-cell>
              <table:table-cell office:value-type="float" office:value="0.691429">
                <text:p>0.691429</text:p>
              </table:table-cell>
              <table:table-cell office:value-type="float" office:value="0.731569">
                <text:p>0.731569</text:p>
              </table:table-cell>
              <table:table-cell office:value-type="float" office:value="0.738332">
                <text:p>0.7383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281">
                <text:p>2.13281</text:p>
              </table:table-cell>
              <table:table-cell office:value-type="float" office:value="0.688479">
                <text:p>0.688479</text:p>
              </table:table-cell>
              <table:table-cell office:value-type="float" office:value="0.731193">
                <text:p>0.731193</text:p>
              </table:table-cell>
              <table:table-cell office:value-type="float" office:value="0.733889">
                <text:p>0.733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844">
                <text:p>2.14844</text:p>
              </table:table-cell>
              <table:table-cell office:value-type="float" office:value="0.687028">
                <text:p>0.687028</text:p>
              </table:table-cell>
              <table:table-cell office:value-type="float" office:value="0.730957">
                <text:p>0.730957</text:p>
              </table:table-cell>
              <table:table-cell office:value-type="float" office:value="0.730293">
                <text:p>0.730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406">
                <text:p>2.16406</text:p>
              </table:table-cell>
              <table:table-cell office:value-type="float" office:value="0.686293">
                <text:p>0.686293</text:p>
              </table:table-cell>
              <table:table-cell office:value-type="float" office:value="0.728678">
                <text:p>0.728678</text:p>
              </table:table-cell>
              <table:table-cell office:value-type="float" office:value="0.729138">
                <text:p>0.7291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969">
                <text:p>2.17969</text:p>
              </table:table-cell>
              <table:table-cell office:value-type="float" office:value="0.683796">
                <text:p>0.683796</text:p>
              </table:table-cell>
              <table:table-cell office:value-type="float" office:value="0.724675">
                <text:p>0.724675</text:p>
              </table:table-cell>
              <table:table-cell office:value-type="float" office:value="0.727341">
                <text:p>0.7273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531">
                <text:p>2.19531</text:p>
              </table:table-cell>
              <table:table-cell office:value-type="float" office:value="0.680354">
                <text:p>0.680354</text:p>
              </table:table-cell>
              <table:table-cell office:value-type="float" office:value="0.721848">
                <text:p>0.721848</text:p>
              </table:table-cell>
              <table:table-cell office:value-type="float" office:value="0.723407">
                <text:p>0.723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094">
                <text:p>2.21094</text:p>
              </table:table-cell>
              <table:table-cell office:value-type="float" office:value="0.677678">
                <text:p>0.677678</text:p>
              </table:table-cell>
              <table:table-cell office:value-type="float" office:value="0.720598">
                <text:p>0.720598</text:p>
              </table:table-cell>
              <table:table-cell office:value-type="float" office:value="0.721405">
                <text:p>0.7214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56">
                <text:p>2.22656</text:p>
              </table:table-cell>
              <table:table-cell office:value-type="float" office:value="0.675798">
                <text:p>0.675798</text:p>
              </table:table-cell>
              <table:table-cell office:value-type="float" office:value="0.71989">
                <text:p>0.71989</text:p>
              </table:table-cell>
              <table:table-cell office:value-type="float" office:value="0.721914">
                <text:p>0.7219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219">
                <text:p>2.24219</text:p>
              </table:table-cell>
              <table:table-cell office:value-type="float" office:value="0.675331">
                <text:p>0.675331</text:p>
              </table:table-cell>
              <table:table-cell office:value-type="float" office:value="0.719952">
                <text:p>0.719952</text:p>
              </table:table-cell>
              <table:table-cell office:value-type="float" office:value="0.722269">
                <text:p>0.722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81">
                <text:p>2.25781</text:p>
              </table:table-cell>
              <table:table-cell office:value-type="float" office:value="0.675115">
                <text:p>0.675115</text:p>
              </table:table-cell>
              <table:table-cell office:value-type="float" office:value="0.7183">
                <text:p>0.7183</text:p>
              </table:table-cell>
              <table:table-cell office:value-type="float" office:value="0.720576">
                <text:p>0.720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344">
                <text:p>2.27344</text:p>
              </table:table-cell>
              <table:table-cell office:value-type="float" office:value="0.675012">
                <text:p>0.675012</text:p>
              </table:table-cell>
              <table:table-cell office:value-type="float" office:value="0.715317">
                <text:p>0.715317</text:p>
              </table:table-cell>
              <table:table-cell office:value-type="float" office:value="0.718666">
                <text:p>0.7186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8906">
                <text:p>2.28906</text:p>
              </table:table-cell>
              <table:table-cell office:value-type="float" office:value="0.675013">
                <text:p>0.675013</text:p>
              </table:table-cell>
              <table:table-cell office:value-type="float" office:value="0.711031">
                <text:p>0.711031</text:p>
              </table:table-cell>
              <table:table-cell office:value-type="float" office:value="0.716865">
                <text:p>0.716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69">
                <text:p>2.30469</text:p>
              </table:table-cell>
              <table:table-cell office:value-type="float" office:value="0.674555">
                <text:p>0.674555</text:p>
              </table:table-cell>
              <table:table-cell office:value-type="float" office:value="0.707057">
                <text:p>0.707057</text:p>
              </table:table-cell>
              <table:table-cell office:value-type="float" office:value="0.715699">
                <text:p>0.715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31">
                <text:p>2.32031</text:p>
              </table:table-cell>
              <table:table-cell office:value-type="float" office:value="0.674397">
                <text:p>0.674397</text:p>
              </table:table-cell>
              <table:table-cell office:value-type="float" office:value="0.705174">
                <text:p>0.705174</text:p>
              </table:table-cell>
              <table:table-cell office:value-type="float" office:value="0.714912">
                <text:p>0.714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3594">
                <text:p>2.33594</text:p>
              </table:table-cell>
              <table:table-cell office:value-type="float" office:value="0.673207">
                <text:p>0.673207</text:p>
              </table:table-cell>
              <table:table-cell office:value-type="float" office:value="0.704639">
                <text:p>0.704639</text:p>
              </table:table-cell>
              <table:table-cell office:value-type="float" office:value="0.711918">
                <text:p>0.7119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156">
                <text:p>2.35156</text:p>
              </table:table-cell>
              <table:table-cell office:value-type="float" office:value="0.67178">
                <text:p>0.67178</text:p>
              </table:table-cell>
              <table:table-cell office:value-type="float" office:value="0.704061">
                <text:p>0.704061</text:p>
              </table:table-cell>
              <table:table-cell office:value-type="float" office:value="0.706411">
                <text:p>0.7064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719">
                <text:p>2.36719</text:p>
              </table:table-cell>
              <table:table-cell office:value-type="float" office:value="0.672232">
                <text:p>0.672232</text:p>
              </table:table-cell>
              <table:table-cell office:value-type="float" office:value="0.702916">
                <text:p>0.702916</text:p>
              </table:table-cell>
              <table:table-cell office:value-type="float" office:value="0.703528">
                <text:p>0.7035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281">
                <text:p>2.38281</text:p>
              </table:table-cell>
              <table:table-cell office:value-type="float" office:value="0.673709">
                <text:p>0.673709</text:p>
              </table:table-cell>
              <table:table-cell office:value-type="float" office:value="0.703238">
                <text:p>0.703238</text:p>
              </table:table-cell>
              <table:table-cell office:value-type="float" office:value="0.704721">
                <text:p>0.7047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9844">
                <text:p>2.39844</text:p>
              </table:table-cell>
              <table:table-cell office:value-type="float" office:value="0.674657">
                <text:p>0.674657</text:p>
              </table:table-cell>
              <table:table-cell office:value-type="float" office:value="0.702232">
                <text:p>0.702232</text:p>
              </table:table-cell>
              <table:table-cell office:value-type="float" office:value="0.704522">
                <text:p>0.704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406">
                <text:p>2.41406</text:p>
              </table:table-cell>
              <table:table-cell office:value-type="float" office:value="0.674179">
                <text:p>0.674179</text:p>
              </table:table-cell>
              <table:table-cell office:value-type="float" office:value="0.698879">
                <text:p>0.698879</text:p>
              </table:table-cell>
              <table:table-cell office:value-type="float" office:value="0.700678">
                <text:p>0.7006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969">
                <text:p>2.42969</text:p>
              </table:table-cell>
              <table:table-cell office:value-type="float" office:value="0.674022">
                <text:p>0.674022</text:p>
              </table:table-cell>
              <table:table-cell office:value-type="float" office:value="0.696991">
                <text:p>0.696991</text:p>
              </table:table-cell>
              <table:table-cell office:value-type="float" office:value="0.69633">
                <text:p>0.69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531">
                <text:p>2.44531</text:p>
              </table:table-cell>
              <table:table-cell office:value-type="float" office:value="0.675351">
                <text:p>0.675351</text:p>
              </table:table-cell>
              <table:table-cell office:value-type="float" office:value="0.694156">
                <text:p>0.694156</text:p>
              </table:table-cell>
              <table:table-cell office:value-type="float" office:value="0.694912">
                <text:p>0.6949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094">
                <text:p>2.46094</text:p>
              </table:table-cell>
              <table:table-cell office:value-type="float" office:value="0.677287">
                <text:p>0.677287</text:p>
              </table:table-cell>
              <table:table-cell office:value-type="float" office:value="0.690558">
                <text:p>0.690558</text:p>
              </table:table-cell>
              <table:table-cell office:value-type="float" office:value="0.695477">
                <text:p>0.6954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7656">
                <text:p>2.47656</text:p>
              </table:table-cell>
              <table:table-cell office:value-type="float" office:value="0.679285">
                <text:p>0.679285</text:p>
              </table:table-cell>
              <table:table-cell office:value-type="float" office:value="0.686914">
                <text:p>0.686914</text:p>
              </table:table-cell>
              <table:table-cell office:value-type="float" office:value="0.696713">
                <text:p>0.6967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219">
                <text:p>2.49219</text:p>
              </table:table-cell>
              <table:table-cell office:value-type="float" office:value="0.680564">
                <text:p>0.680564</text:p>
              </table:table-cell>
              <table:table-cell office:value-type="float" office:value="0.683747">
                <text:p>0.683747</text:p>
              </table:table-cell>
              <table:table-cell office:value-type="float" office:value="0.695343">
                <text:p>0.6953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781">
                <text:p>2.50781</text:p>
              </table:table-cell>
              <table:table-cell office:value-type="float" office:value="0.681155">
                <text:p>0.681155</text:p>
              </table:table-cell>
              <table:table-cell office:value-type="float" office:value="0.682242">
                <text:p>0.682242</text:p>
              </table:table-cell>
              <table:table-cell office:value-type="float" office:value="0.690584">
                <text:p>0.6905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344">
                <text:p>2.52344</text:p>
              </table:table-cell>
              <table:table-cell office:value-type="float" office:value="0.681325">
                <text:p>0.681325</text:p>
              </table:table-cell>
              <table:table-cell office:value-type="float" office:value="0.68109">
                <text:p>0.68109</text:p>
              </table:table-cell>
              <table:table-cell office:value-type="float" office:value="0.687487">
                <text:p>0.687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906">
                <text:p>2.53906</text:p>
              </table:table-cell>
              <table:table-cell office:value-type="float" office:value="0.680879">
                <text:p>0.680879</text:p>
              </table:table-cell>
              <table:table-cell office:value-type="float" office:value="0.679335">
                <text:p>0.679335</text:p>
              </table:table-cell>
              <table:table-cell office:value-type="float" office:value="0.688265">
                <text:p>0.6882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469">
                <text:p>2.55469</text:p>
              </table:table-cell>
              <table:table-cell office:value-type="float" office:value="0.679773">
                <text:p>0.679773</text:p>
              </table:table-cell>
              <table:table-cell office:value-type="float" office:value="0.678031">
                <text:p>0.678031</text:p>
              </table:table-cell>
              <table:table-cell office:value-type="float" office:value="0.688588">
                <text:p>0.6885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31">
                <text:p>2.57031</text:p>
              </table:table-cell>
              <table:table-cell office:value-type="float" office:value="0.678166">
                <text:p>0.678166</text:p>
              </table:table-cell>
              <table:table-cell office:value-type="float" office:value="0.677589">
                <text:p>0.677589</text:p>
              </table:table-cell>
              <table:table-cell office:value-type="float" office:value="0.68462">
                <text:p>0.68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594">
                <text:p>2.58594</text:p>
              </table:table-cell>
              <table:table-cell office:value-type="float" office:value="0.676748">
                <text:p>0.676748</text:p>
              </table:table-cell>
              <table:table-cell office:value-type="float" office:value="0.675638">
                <text:p>0.675638</text:p>
              </table:table-cell>
              <table:table-cell office:value-type="float" office:value="0.67984">
                <text:p>0.679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156">
                <text:p>2.60156</text:p>
              </table:table-cell>
              <table:table-cell office:value-type="float" office:value="0.675441">
                <text:p>0.675441</text:p>
              </table:table-cell>
              <table:table-cell office:value-type="float" office:value="0.672734">
                <text:p>0.672734</text:p>
              </table:table-cell>
              <table:table-cell office:value-type="float" office:value="0.678504">
                <text:p>0.6785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1719">
                <text:p>2.61719</text:p>
              </table:table-cell>
              <table:table-cell office:value-type="float" office:value="0.673328">
                <text:p>0.673328</text:p>
              </table:table-cell>
              <table:table-cell office:value-type="float" office:value="0.67074">
                <text:p>0.67074</text:p>
              </table:table-cell>
              <table:table-cell office:value-type="float" office:value="0.679633">
                <text:p>0.6796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281">
                <text:p>2.63281</text:p>
              </table:table-cell>
              <table:table-cell office:value-type="float" office:value="0.670805">
                <text:p>0.670805</text:p>
              </table:table-cell>
              <table:table-cell office:value-type="float" office:value="0.669708">
                <text:p>0.669708</text:p>
              </table:table-cell>
              <table:table-cell office:value-type="float" office:value="0.679098">
                <text:p>0.679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844">
                <text:p>2.64844</text:p>
              </table:table-cell>
              <table:table-cell office:value-type="float" office:value="0.66761">
                <text:p>0.66761</text:p>
              </table:table-cell>
              <table:table-cell office:value-type="float" office:value="0.669165">
                <text:p>0.669165</text:p>
              </table:table-cell>
              <table:table-cell office:value-type="float" office:value="0.678038">
                <text:p>0.678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406">
                <text:p>2.66406</text:p>
              </table:table-cell>
              <table:table-cell office:value-type="float" office:value="0.664699">
                <text:p>0.664699</text:p>
              </table:table-cell>
              <table:table-cell office:value-type="float" office:value="0.667351">
                <text:p>0.667351</text:p>
              </table:table-cell>
              <table:table-cell office:value-type="float" office:value="0.677429">
                <text:p>0.677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7969">
                <text:p>2.67969</text:p>
              </table:table-cell>
              <table:table-cell office:value-type="float" office:value="0.663005">
                <text:p>0.663005</text:p>
              </table:table-cell>
              <table:table-cell office:value-type="float" office:value="0.66341">
                <text:p>0.66341</text:p>
              </table:table-cell>
              <table:table-cell office:value-type="float" office:value="0.67682">
                <text:p>0.67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531">
                <text:p>2.69531</text:p>
              </table:table-cell>
              <table:table-cell office:value-type="float" office:value="0.662762">
                <text:p>0.662762</text:p>
              </table:table-cell>
              <table:table-cell office:value-type="float" office:value="0.658189">
                <text:p>0.658189</text:p>
              </table:table-cell>
              <table:table-cell office:value-type="float" office:value="0.675046">
                <text:p>0.675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094">
                <text:p>2.71094</text:p>
              </table:table-cell>
              <table:table-cell office:value-type="float" office:value="0.661952">
                <text:p>0.661952</text:p>
              </table:table-cell>
              <table:table-cell office:value-type="float" office:value="0.658308">
                <text:p>0.658308</text:p>
              </table:table-cell>
              <table:table-cell office:value-type="float" office:value="0.671863">
                <text:p>0.6718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656">
                <text:p>2.72656</text:p>
              </table:table-cell>
              <table:table-cell office:value-type="float" office:value="0.659555">
                <text:p>0.659555</text:p>
              </table:table-cell>
              <table:table-cell office:value-type="float" office:value="0.659994">
                <text:p>0.659994</text:p>
              </table:table-cell>
              <table:table-cell office:value-type="float" office:value="0.670228">
                <text:p>0.670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219">
                <text:p>2.74219</text:p>
              </table:table-cell>
              <table:table-cell office:value-type="float" office:value="0.656973">
                <text:p>0.656973</text:p>
              </table:table-cell>
              <table:table-cell office:value-type="float" office:value="0.656635">
                <text:p>0.656635</text:p>
              </table:table-cell>
              <table:table-cell office:value-type="float" office:value="0.669368">
                <text:p>0.6693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5781">
                <text:p>2.75781</text:p>
              </table:table-cell>
              <table:table-cell office:value-type="float" office:value="0.654171">
                <text:p>0.654171</text:p>
              </table:table-cell>
              <table:table-cell office:value-type="float" office:value="0.651648">
                <text:p>0.651648</text:p>
              </table:table-cell>
              <table:table-cell office:value-type="float" office:value="0.666258">
                <text:p>0.6662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344">
                <text:p>2.77344</text:p>
              </table:table-cell>
              <table:table-cell office:value-type="float" office:value="0.651699">
                <text:p>0.651699</text:p>
              </table:table-cell>
              <table:table-cell office:value-type="float" office:value="0.649779">
                <text:p>0.649779</text:p>
              </table:table-cell>
              <table:table-cell office:value-type="float" office:value="0.664305">
                <text:p>0.664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06">
                <text:p>2.78906</text:p>
              </table:table-cell>
              <table:table-cell office:value-type="float" office:value="0.65002">
                <text:p>0.65002</text:p>
              </table:table-cell>
              <table:table-cell office:value-type="float" office:value="0.650622">
                <text:p>0.650622</text:p>
              </table:table-cell>
              <table:table-cell office:value-type="float" office:value="0.663489">
                <text:p>0.6634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469">
                <text:p>2.80469</text:p>
              </table:table-cell>
              <table:table-cell office:value-type="float" office:value="0.648973">
                <text:p>0.648973</text:p>
              </table:table-cell>
              <table:table-cell office:value-type="float" office:value="0.651053">
                <text:p>0.651053</text:p>
              </table:table-cell>
              <table:table-cell office:value-type="float" office:value="0.663341">
                <text:p>0.6633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031">
                <text:p>2.82031</text:p>
              </table:table-cell>
              <table:table-cell office:value-type="float" office:value="0.64859">
                <text:p>0.64859</text:p>
              </table:table-cell>
              <table:table-cell office:value-type="float" office:value="0.647829">
                <text:p>0.647829</text:p>
              </table:table-cell>
              <table:table-cell office:value-type="float" office:value="0.66259">
                <text:p>0.66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594">
                <text:p>2.83594</text:p>
              </table:table-cell>
              <table:table-cell office:value-type="float" office:value="0.648451">
                <text:p>0.648451</text:p>
              </table:table-cell>
              <table:table-cell office:value-type="float" office:value="0.64661">
                <text:p>0.64661</text:p>
              </table:table-cell>
              <table:table-cell office:value-type="float" office:value="0.660018">
                <text:p>0.6600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156">
                <text:p>2.85156</text:p>
              </table:table-cell>
              <table:table-cell office:value-type="float" office:value="0.647139">
                <text:p>0.647139</text:p>
              </table:table-cell>
              <table:table-cell office:value-type="float" office:value="0.650439">
                <text:p>0.650439</text:p>
              </table:table-cell>
              <table:table-cell office:value-type="float" office:value="0.658263">
                <text:p>0.6582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719">
                <text:p>2.86719</text:p>
              </table:table-cell>
              <table:table-cell office:value-type="float" office:value="0.64422">
                <text:p>0.64422</text:p>
              </table:table-cell>
              <table:table-cell office:value-type="float" office:value="0.652564">
                <text:p>0.652564</text:p>
              </table:table-cell>
              <table:table-cell office:value-type="float" office:value="0.658195">
                <text:p>0.658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281">
                <text:p>2.88281</text:p>
              </table:table-cell>
              <table:table-cell office:value-type="float" office:value="0.640751">
                <text:p>0.640751</text:p>
              </table:table-cell>
              <table:table-cell office:value-type="float" office:value="0.648923">
                <text:p>0.648923</text:p>
              </table:table-cell>
              <table:table-cell office:value-type="float" office:value="0.659406">
                <text:p>0.6594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844">
                <text:p>2.89844</text:p>
              </table:table-cell>
              <table:table-cell office:value-type="float" office:value="0.638114">
                <text:p>0.638114</text:p>
              </table:table-cell>
              <table:table-cell office:value-type="float" office:value="0.642323">
                <text:p>0.642323</text:p>
              </table:table-cell>
              <table:table-cell office:value-type="float" office:value="0.660567">
                <text:p>0.660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406">
                <text:p>2.91406</text:p>
              </table:table-cell>
              <table:table-cell office:value-type="float" office:value="0.636693">
                <text:p>0.636693</text:p>
              </table:table-cell>
              <table:table-cell office:value-type="float" office:value="0.638852">
                <text:p>0.638852</text:p>
              </table:table-cell>
              <table:table-cell office:value-type="float" office:value="0.660371">
                <text:p>0.660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2969">
                <text:p>2.92969</text:p>
              </table:table-cell>
              <table:table-cell office:value-type="float" office:value="0.636153">
                <text:p>0.636153</text:p>
              </table:table-cell>
              <table:table-cell office:value-type="float" office:value="0.640207">
                <text:p>0.640207</text:p>
              </table:table-cell>
              <table:table-cell office:value-type="float" office:value="0.65917">
                <text:p>0.659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531">
                <text:p>2.94531</text:p>
              </table:table-cell>
              <table:table-cell office:value-type="float" office:value="0.636989">
                <text:p>0.636989</text:p>
              </table:table-cell>
              <table:table-cell office:value-type="float" office:value="0.639034">
                <text:p>0.639034</text:p>
              </table:table-cell>
              <table:table-cell office:value-type="float" office:value="0.656147">
                <text:p>0.656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094">
                <text:p>2.96094</text:p>
              </table:table-cell>
              <table:table-cell office:value-type="float" office:value="0.638223">
                <text:p>0.638223</text:p>
              </table:table-cell>
              <table:table-cell office:value-type="float" office:value="0.6358">
                <text:p>0.6358</text:p>
              </table:table-cell>
              <table:table-cell office:value-type="float" office:value="0.651802">
                <text:p>0.6518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656">
                <text:p>2.97656</text:p>
              </table:table-cell>
              <table:table-cell office:value-type="float" office:value="0.637646">
                <text:p>0.637646</text:p>
              </table:table-cell>
              <table:table-cell office:value-type="float" office:value="0.633989">
                <text:p>0.633989</text:p>
              </table:table-cell>
              <table:table-cell office:value-type="float" office:value="0.646945">
                <text:p>0.6469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219">
                <text:p>2.99219</text:p>
              </table:table-cell>
              <table:table-cell office:value-type="float" office:value="0.635579">
                <text:p>0.635579</text:p>
              </table:table-cell>
              <table:table-cell office:value-type="float" office:value="0.632568">
                <text:p>0.632568</text:p>
              </table:table-cell>
              <table:table-cell office:value-type="float" office:value="0.643153">
                <text:p>0.6431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781">
                <text:p>3.00781</text:p>
              </table:table-cell>
              <table:table-cell office:value-type="float" office:value="0.633581">
                <text:p>0.633581</text:p>
              </table:table-cell>
              <table:table-cell office:value-type="float" office:value="0.630418">
                <text:p>0.630418</text:p>
              </table:table-cell>
              <table:table-cell office:value-type="float" office:value="0.640377">
                <text:p>0.6403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344">
                <text:p>3.02344</text:p>
              </table:table-cell>
              <table:table-cell office:value-type="float" office:value="0.63185">
                <text:p>0.63185</text:p>
              </table:table-cell>
              <table:table-cell office:value-type="float" office:value="0.628498">
                <text:p>0.628498</text:p>
              </table:table-cell>
              <table:table-cell office:value-type="float" office:value="0.639258">
                <text:p>0.639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3906">
                <text:p>3.03906</text:p>
              </table:table-cell>
              <table:table-cell office:value-type="float" office:value="0.630969">
                <text:p>0.630969</text:p>
              </table:table-cell>
              <table:table-cell office:value-type="float" office:value="0.628278">
                <text:p>0.628278</text:p>
              </table:table-cell>
              <table:table-cell office:value-type="float" office:value="0.640315">
                <text:p>0.6403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469">
                <text:p>3.05469</text:p>
              </table:table-cell>
              <table:table-cell office:value-type="float" office:value="0.631336">
                <text:p>0.631336</text:p>
              </table:table-cell>
              <table:table-cell office:value-type="float" office:value="0.628406">
                <text:p>0.628406</text:p>
              </table:table-cell>
              <table:table-cell office:value-type="float" office:value="0.641388">
                <text:p>0.641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031">
                <text:p>3.07031</text:p>
              </table:table-cell>
              <table:table-cell office:value-type="float" office:value="0.631481">
                <text:p>0.631481</text:p>
              </table:table-cell>
              <table:table-cell office:value-type="float" office:value="0.627718">
                <text:p>0.627718</text:p>
              </table:table-cell>
              <table:table-cell office:value-type="float" office:value="0.641823">
                <text:p>0.6418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594">
                <text:p>3.08594</text:p>
              </table:table-cell>
              <table:table-cell office:value-type="float" office:value="0.630367">
                <text:p>0.630367</text:p>
              </table:table-cell>
              <table:table-cell office:value-type="float" office:value="0.62686">
                <text:p>0.62686</text:p>
              </table:table-cell>
              <table:table-cell office:value-type="float" office:value="0.641948">
                <text:p>0.6419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156">
                <text:p>3.10156</text:p>
              </table:table-cell>
              <table:table-cell office:value-type="float" office:value="0.628819">
                <text:p>0.628819</text:p>
              </table:table-cell>
              <table:table-cell office:value-type="float" office:value="0.624606">
                <text:p>0.624606</text:p>
              </table:table-cell>
              <table:table-cell office:value-type="float" office:value="0.641117">
                <text:p>0.641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719">
                <text:p>3.11719</text:p>
              </table:table-cell>
              <table:table-cell office:value-type="float" office:value="0.627014">
                <text:p>0.627014</text:p>
              </table:table-cell>
              <table:table-cell office:value-type="float" office:value="0.620079">
                <text:p>0.620079</text:p>
              </table:table-cell>
              <table:table-cell office:value-type="float" office:value="0.639563">
                <text:p>0.6395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281">
                <text:p>3.13281</text:p>
              </table:table-cell>
              <table:table-cell office:value-type="float" office:value="0.625507">
                <text:p>0.625507</text:p>
              </table:table-cell>
              <table:table-cell office:value-type="float" office:value="0.614838">
                <text:p>0.614838</text:p>
              </table:table-cell>
              <table:table-cell office:value-type="float" office:value="0.640386">
                <text:p>0.6403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844">
                <text:p>3.14844</text:p>
              </table:table-cell>
              <table:table-cell office:value-type="float" office:value="0.625043">
                <text:p>0.625043</text:p>
              </table:table-cell>
              <table:table-cell office:value-type="float" office:value="0.611164">
                <text:p>0.611164</text:p>
              </table:table-cell>
              <table:table-cell office:value-type="float" office:value="0.643825">
                <text:p>0.643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406">
                <text:p>3.16406</text:p>
              </table:table-cell>
              <table:table-cell office:value-type="float" office:value="0.623904">
                <text:p>0.623904</text:p>
              </table:table-cell>
              <table:table-cell office:value-type="float" office:value="0.610555">
                <text:p>0.610555</text:p>
              </table:table-cell>
              <table:table-cell office:value-type="float" office:value="0.644113">
                <text:p>0.6441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7969">
                <text:p>3.17969</text:p>
              </table:table-cell>
              <table:table-cell office:value-type="float" office:value="0.622812">
                <text:p>0.622812</text:p>
              </table:table-cell>
              <table:table-cell office:value-type="float" office:value="0.611685">
                <text:p>0.611685</text:p>
              </table:table-cell>
              <table:table-cell office:value-type="float" office:value="0.64021">
                <text:p>0.64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531">
                <text:p>3.19531</text:p>
              </table:table-cell>
              <table:table-cell office:value-type="float" office:value="0.622877">
                <text:p>0.622877</text:p>
              </table:table-cell>
              <table:table-cell office:value-type="float" office:value="0.613085">
                <text:p>0.613085</text:p>
              </table:table-cell>
              <table:table-cell office:value-type="float" office:value="0.636934">
                <text:p>0.6369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094">
                <text:p>3.21094</text:p>
              </table:table-cell>
              <table:table-cell office:value-type="float" office:value="0.623236">
                <text:p>0.623236</text:p>
              </table:table-cell>
              <table:table-cell office:value-type="float" office:value="0.613601">
                <text:p>0.613601</text:p>
              </table:table-cell>
              <table:table-cell office:value-type="float" office:value="0.634481">
                <text:p>0.6344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656">
                <text:p>3.22656</text:p>
              </table:table-cell>
              <table:table-cell office:value-type="float" office:value="0.622784">
                <text:p>0.622784</text:p>
              </table:table-cell>
              <table:table-cell office:value-type="float" office:value="0.613391">
                <text:p>0.613391</text:p>
              </table:table-cell>
              <table:table-cell office:value-type="float" office:value="0.632801">
                <text:p>0.6328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219">
                <text:p>3.24219</text:p>
              </table:table-cell>
              <table:table-cell office:value-type="float" office:value="0.621042">
                <text:p>0.621042</text:p>
              </table:table-cell>
              <table:table-cell office:value-type="float" office:value="0.612114">
                <text:p>0.612114</text:p>
              </table:table-cell>
              <table:table-cell office:value-type="float" office:value="0.631603">
                <text:p>0.631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5781">
                <text:p>3.25781</text:p>
              </table:table-cell>
              <table:table-cell office:value-type="float" office:value="0.618705">
                <text:p>0.618705</text:p>
              </table:table-cell>
              <table:table-cell office:value-type="float" office:value="0.612295">
                <text:p>0.612295</text:p>
              </table:table-cell>
              <table:table-cell office:value-type="float" office:value="0.630125">
                <text:p>0.630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344">
                <text:p>3.27344</text:p>
              </table:table-cell>
              <table:table-cell office:value-type="float" office:value="0.616766">
                <text:p>0.616766</text:p>
              </table:table-cell>
              <table:table-cell office:value-type="float" office:value="0.613083">
                <text:p>0.613083</text:p>
              </table:table-cell>
              <table:table-cell office:value-type="float" office:value="0.629282">
                <text:p>0.6292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8906">
                <text:p>3.28906</text:p>
              </table:table-cell>
              <table:table-cell office:value-type="float" office:value="0.616025">
                <text:p>0.616025</text:p>
              </table:table-cell>
              <table:table-cell office:value-type="float" office:value="0.613292">
                <text:p>0.613292</text:p>
              </table:table-cell>
              <table:table-cell office:value-type="float" office:value="0.629003">
                <text:p>0.6290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469">
                <text:p>3.30469</text:p>
              </table:table-cell>
              <table:table-cell office:value-type="float" office:value="0.616325">
                <text:p>0.616325</text:p>
              </table:table-cell>
              <table:table-cell office:value-type="float" office:value="0.612469">
                <text:p>0.612469</text:p>
              </table:table-cell>
              <table:table-cell office:value-type="float" office:value="0.626677">
                <text:p>0.626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031">
                <text:p>3.32031</text:p>
              </table:table-cell>
              <table:table-cell office:value-type="float" office:value="0.616298">
                <text:p>0.616298</text:p>
              </table:table-cell>
              <table:table-cell office:value-type="float" office:value="0.608978">
                <text:p>0.608978</text:p>
              </table:table-cell>
              <table:table-cell office:value-type="float" office:value="0.623943">
                <text:p>0.6239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594">
                <text:p>3.33594</text:p>
              </table:table-cell>
              <table:table-cell office:value-type="float" office:value="0.615731">
                <text:p>0.615731</text:p>
              </table:table-cell>
              <table:table-cell office:value-type="float" office:value="0.606073">
                <text:p>0.606073</text:p>
              </table:table-cell>
              <table:table-cell office:value-type="float" office:value="0.624401">
                <text:p>0.624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156">
                <text:p>3.35156</text:p>
              </table:table-cell>
              <table:table-cell office:value-type="float" office:value="0.613909">
                <text:p>0.613909</text:p>
              </table:table-cell>
              <table:table-cell office:value-type="float" office:value="0.604477">
                <text:p>0.604477</text:p>
              </table:table-cell>
              <table:table-cell office:value-type="float" office:value="0.625873">
                <text:p>0.625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719">
                <text:p>3.36719</text:p>
              </table:table-cell>
              <table:table-cell office:value-type="float" office:value="0.611395">
                <text:p>0.611395</text:p>
              </table:table-cell>
              <table:table-cell office:value-type="float" office:value="0.603169">
                <text:p>0.603169</text:p>
              </table:table-cell>
              <table:table-cell office:value-type="float" office:value="0.625535">
                <text:p>0.6255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281">
                <text:p>3.38281</text:p>
              </table:table-cell>
              <table:table-cell office:value-type="float" office:value="0.609892">
                <text:p>0.609892</text:p>
              </table:table-cell>
              <table:table-cell office:value-type="float" office:value="0.602652">
                <text:p>0.602652</text:p>
              </table:table-cell>
              <table:table-cell office:value-type="float" office:value="0.622459">
                <text:p>0.6224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9844">
                <text:p>3.39844</text:p>
              </table:table-cell>
              <table:table-cell office:value-type="float" office:value="0.608786">
                <text:p>0.608786</text:p>
              </table:table-cell>
              <table:table-cell office:value-type="float" office:value="0.602664">
                <text:p>0.602664</text:p>
              </table:table-cell>
              <table:table-cell office:value-type="float" office:value="0.618369">
                <text:p>0.6183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406">
                <text:p>3.41406</text:p>
              </table:table-cell>
              <table:table-cell office:value-type="float" office:value="0.608074">
                <text:p>0.608074</text:p>
              </table:table-cell>
              <table:table-cell office:value-type="float" office:value="0.601089">
                <text:p>0.601089</text:p>
              </table:table-cell>
              <table:table-cell office:value-type="float" office:value="0.616182">
                <text:p>0.6161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2969">
                <text:p>3.42969</text:p>
              </table:table-cell>
              <table:table-cell office:value-type="float" office:value="0.607874">
                <text:p>0.607874</text:p>
              </table:table-cell>
              <table:table-cell office:value-type="float" office:value="0.597509">
                <text:p>0.597509</text:p>
              </table:table-cell>
              <table:table-cell office:value-type="float" office:value="0.615524">
                <text:p>0.6155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531">
                <text:p>3.44531</text:p>
              </table:table-cell>
              <table:table-cell office:value-type="float" office:value="0.60734">
                <text:p>0.60734</text:p>
              </table:table-cell>
              <table:table-cell office:value-type="float" office:value="0.593529">
                <text:p>0.593529</text:p>
              </table:table-cell>
              <table:table-cell office:value-type="float" office:value="0.616089">
                <text:p>0.6160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094">
                <text:p>3.46094</text:p>
              </table:table-cell>
              <table:table-cell office:value-type="float" office:value="0.606392">
                <text:p>0.606392</text:p>
              </table:table-cell>
              <table:table-cell office:value-type="float" office:value="0.590255">
                <text:p>0.590255</text:p>
              </table:table-cell>
              <table:table-cell office:value-type="float" office:value="0.617314">
                <text:p>0.6173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656">
                <text:p>3.47656</text:p>
              </table:table-cell>
              <table:table-cell office:value-type="float" office:value="0.606161">
                <text:p>0.606161</text:p>
              </table:table-cell>
              <table:table-cell office:value-type="float" office:value="0.588882">
                <text:p>0.588882</text:p>
              </table:table-cell>
              <table:table-cell office:value-type="float" office:value="0.619827">
                <text:p>0.6198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219">
                <text:p>3.49219</text:p>
              </table:table-cell>
              <table:table-cell office:value-type="float" office:value="0.606843">
                <text:p>0.606843</text:p>
              </table:table-cell>
              <table:table-cell office:value-type="float" office:value="0.590196">
                <text:p>0.590196</text:p>
              </table:table-cell>
              <table:table-cell office:value-type="float" office:value="0.623367">
                <text:p>0.6233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781">
                <text:p>3.50781</text:p>
              </table:table-cell>
              <table:table-cell office:value-type="float" office:value="0.607038">
                <text:p>0.607038</text:p>
              </table:table-cell>
              <table:table-cell office:value-type="float" office:value="0.589663">
                <text:p>0.589663</text:p>
              </table:table-cell>
              <table:table-cell office:value-type="float" office:value="0.624748">
                <text:p>0.62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344">
                <text:p>3.52344</text:p>
              </table:table-cell>
              <table:table-cell office:value-type="float" office:value="0.605855">
                <text:p>0.605855</text:p>
              </table:table-cell>
              <table:table-cell office:value-type="float" office:value="0.588504">
                <text:p>0.588504</text:p>
              </table:table-cell>
              <table:table-cell office:value-type="float" office:value="0.621696">
                <text:p>0.621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906">
                <text:p>3.53906</text:p>
              </table:table-cell>
              <table:table-cell office:value-type="float" office:value="0.604352">
                <text:p>0.604352</text:p>
              </table:table-cell>
              <table:table-cell office:value-type="float" office:value="0.587155">
                <text:p>0.587155</text:p>
              </table:table-cell>
              <table:table-cell office:value-type="float" office:value="0.617206">
                <text:p>0.6172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469">
                <text:p>3.55469</text:p>
              </table:table-cell>
              <table:table-cell office:value-type="float" office:value="0.604085">
                <text:p>0.604085</text:p>
              </table:table-cell>
              <table:table-cell office:value-type="float" office:value="0.584549">
                <text:p>0.584549</text:p>
              </table:table-cell>
              <table:table-cell office:value-type="float" office:value="0.614289">
                <text:p>0.6142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031">
                <text:p>3.57031</text:p>
              </table:table-cell>
              <table:table-cell office:value-type="float" office:value="0.604234">
                <text:p>0.604234</text:p>
              </table:table-cell>
              <table:table-cell office:value-type="float" office:value="0.58166">
                <text:p>0.58166</text:p>
              </table:table-cell>
              <table:table-cell office:value-type="float" office:value="0.611484">
                <text:p>0.6114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594">
                <text:p>3.58594</text:p>
              </table:table-cell>
              <table:table-cell office:value-type="float" office:value="0.604472">
                <text:p>0.604472</text:p>
              </table:table-cell>
              <table:table-cell office:value-type="float" office:value="0.579177">
                <text:p>0.579177</text:p>
              </table:table-cell>
              <table:table-cell office:value-type="float" office:value="0.608735">
                <text:p>0.608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156">
                <text:p>3.60156</text:p>
              </table:table-cell>
              <table:table-cell office:value-type="float" office:value="0.604119">
                <text:p>0.604119</text:p>
              </table:table-cell>
              <table:table-cell office:value-type="float" office:value="0.577851">
                <text:p>0.577851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719">
                <text:p>3.61719</text:p>
              </table:table-cell>
              <table:table-cell office:value-type="float" office:value="0.603764">
                <text:p>0.603764</text:p>
              </table:table-cell>
              <table:table-cell office:value-type="float" office:value="0.577893">
                <text:p>0.577893</text:p>
              </table:table-cell>
              <table:table-cell office:value-type="float" office:value="0.609391">
                <text:p>0.6093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281">
                <text:p>3.63281</text:p>
              </table:table-cell>
              <table:table-cell office:value-type="float" office:value="0.604437">
                <text:p>0.604437</text:p>
              </table:table-cell>
              <table:table-cell office:value-type="float" office:value="0.57838">
                <text:p>0.57838</text:p>
              </table:table-cell>
              <table:table-cell office:value-type="float" office:value="0.608648">
                <text:p>0.6086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4844">
                <text:p>3.64844</text:p>
              </table:table-cell>
              <table:table-cell office:value-type="float" office:value="0.606315">
                <text:p>0.606315</text:p>
              </table:table-cell>
              <table:table-cell office:value-type="float" office:value="0.579433">
                <text:p>0.579433</text:p>
              </table:table-cell>
              <table:table-cell office:value-type="float" office:value="0.607621">
                <text:p>0.6076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406">
                <text:p>3.66406</text:p>
              </table:table-cell>
              <table:table-cell office:value-type="float" office:value="0.607507">
                <text:p>0.607507</text:p>
              </table:table-cell>
              <table:table-cell office:value-type="float" office:value="0.57911">
                <text:p>0.57911</text:p>
              </table:table-cell>
              <table:table-cell office:value-type="float" office:value="0.607743">
                <text:p>0.6077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7969">
                <text:p>3.67969</text:p>
              </table:table-cell>
              <table:table-cell office:value-type="float" office:value="0.60629">
                <text:p>0.60629</text:p>
              </table:table-cell>
              <table:table-cell office:value-type="float" office:value="0.57857">
                <text:p>0.57857</text:p>
              </table:table-cell>
              <table:table-cell office:value-type="float" office:value="0.609873">
                <text:p>0.6098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531">
                <text:p>3.69531</text:p>
              </table:table-cell>
              <table:table-cell office:value-type="float" office:value="0.603948">
                <text:p>0.603948</text:p>
              </table:table-cell>
              <table:table-cell office:value-type="float" office:value="0.576435">
                <text:p>0.576435</text:p>
              </table:table-cell>
              <table:table-cell office:value-type="float" office:value="0.611402">
                <text:p>0.6114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094">
                <text:p>3.71094</text:p>
              </table:table-cell>
              <table:table-cell office:value-type="float" office:value="0.60321">
                <text:p>0.60321</text:p>
              </table:table-cell>
              <table:table-cell office:value-type="float" office:value="0.574159">
                <text:p>0.574159</text:p>
              </table:table-cell>
              <table:table-cell office:value-type="float" office:value="0.609895">
                <text:p>0.6098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656">
                <text:p>3.72656</text:p>
              </table:table-cell>
              <table:table-cell office:value-type="float" office:value="0.603658">
                <text:p>0.603658</text:p>
              </table:table-cell>
              <table:table-cell office:value-type="float" office:value="0.57383">
                <text:p>0.57383</text:p>
              </table:table-cell>
              <table:table-cell office:value-type="float" office:value="0.606938">
                <text:p>0.6069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219">
                <text:p>3.74219</text:p>
              </table:table-cell>
              <table:table-cell office:value-type="float" office:value="0.603529">
                <text:p>0.603529</text:p>
              </table:table-cell>
              <table:table-cell office:value-type="float" office:value="0.571855">
                <text:p>0.571855</text:p>
              </table:table-cell>
              <table:table-cell office:value-type="float" office:value="0.60412">
                <text:p>0.604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781">
                <text:p>3.75781</text:p>
              </table:table-cell>
              <table:table-cell office:value-type="float" office:value="0.602853">
                <text:p>0.602853</text:p>
              </table:table-cell>
              <table:table-cell office:value-type="float" office:value="0.568633">
                <text:p>0.568633</text:p>
              </table:table-cell>
              <table:table-cell office:value-type="float" office:value="0.603364">
                <text:p>0.6033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344">
                <text:p>3.77344</text:p>
              </table:table-cell>
              <table:table-cell office:value-type="float" office:value="0.602145">
                <text:p>0.602145</text:p>
              </table:table-cell>
              <table:table-cell office:value-type="float" office:value="0.567752">
                <text:p>0.567752</text:p>
              </table:table-cell>
              <table:table-cell office:value-type="float" office:value="0.604831">
                <text:p>0.6048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8906">
                <text:p>3.78906</text:p>
              </table:table-cell>
              <table:table-cell office:value-type="float" office:value="0.601485">
                <text:p>0.601485</text:p>
              </table:table-cell>
              <table:table-cell office:value-type="float" office:value="0.56829">
                <text:p>0.56829</text:p>
              </table:table-cell>
              <table:table-cell office:value-type="float" office:value="0.606541">
                <text:p>0.606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469">
                <text:p>3.80469</text:p>
              </table:table-cell>
              <table:table-cell office:value-type="float" office:value="0.600047">
                <text:p>0.600047</text:p>
              </table:table-cell>
              <table:table-cell office:value-type="float" office:value="0.56755">
                <text:p>0.56755</text:p>
              </table:table-cell>
              <table:table-cell office:value-type="float" office:value="0.606451">
                <text:p>0.6064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031">
                <text:p>3.82031</text:p>
              </table:table-cell>
              <table:table-cell office:value-type="float" office:value="0.597385">
                <text:p>0.597385</text:p>
              </table:table-cell>
              <table:table-cell office:value-type="float" office:value="0.56805">
                <text:p>0.56805</text:p>
              </table:table-cell>
              <table:table-cell office:value-type="float" office:value="0.605239">
                <text:p>0.6052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594">
                <text:p>3.83594</text:p>
              </table:table-cell>
              <table:table-cell office:value-type="float" office:value="0.594862">
                <text:p>0.594862</text:p>
              </table:table-cell>
              <table:table-cell office:value-type="float" office:value="0.569509">
                <text:p>0.569509</text:p>
              </table:table-cell>
              <table:table-cell office:value-type="float" office:value="0.604875">
                <text:p>0.604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156">
                <text:p>3.85156</text:p>
              </table:table-cell>
              <table:table-cell office:value-type="float" office:value="0.593003">
                <text:p>0.593003</text:p>
              </table:table-cell>
              <table:table-cell office:value-type="float" office:value="0.569498">
                <text:p>0.569498</text:p>
              </table:table-cell>
              <table:table-cell office:value-type="float" office:value="0.606389">
                <text:p>0.6063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719">
                <text:p>3.86719</text:p>
              </table:table-cell>
              <table:table-cell office:value-type="float" office:value="0.592665">
                <text:p>0.592665</text:p>
              </table:table-cell>
              <table:table-cell office:value-type="float" office:value="0.567415">
                <text:p>0.567415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281">
                <text:p>3.88281</text:p>
              </table:table-cell>
              <table:table-cell office:value-type="float" office:value="0.593835">
                <text:p>0.593835</text:p>
              </table:table-cell>
              <table:table-cell office:value-type="float" office:value="0.563899">
                <text:p>0.563899</text:p>
              </table:table-cell>
              <table:table-cell office:value-type="float" office:value="0.609769">
                <text:p>0.6097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9844">
                <text:p>3.89844</text:p>
              </table:table-cell>
              <table:table-cell office:value-type="float" office:value="0.594035">
                <text:p>0.594035</text:p>
              </table:table-cell>
              <table:table-cell office:value-type="float" office:value="0.562976">
                <text:p>0.562976</text:p>
              </table:table-cell>
              <table:table-cell office:value-type="float" office:value="0.607391">
                <text:p>0.6073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406">
                <text:p>3.91406</text:p>
              </table:table-cell>
              <table:table-cell office:value-type="float" office:value="0.591771">
                <text:p>0.591771</text:p>
              </table:table-cell>
              <table:table-cell office:value-type="float" office:value="0.563933">
                <text:p>0.563933</text:p>
              </table:table-cell>
              <table:table-cell office:value-type="float" office:value="0.602428">
                <text:p>0.6024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69">
                <text:p>3.92969</text:p>
              </table:table-cell>
              <table:table-cell office:value-type="float" office:value="0.589449">
                <text:p>0.589449</text:p>
              </table:table-cell>
              <table:table-cell office:value-type="float" office:value="0.56397">
                <text:p>0.56397</text:p>
              </table:table-cell>
              <table:table-cell office:value-type="float" office:value="0.595323">
                <text:p>0.5953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531">
                <text:p>3.94531</text:p>
              </table:table-cell>
              <table:table-cell office:value-type="float" office:value="0.589048">
                <text:p>0.589048</text:p>
              </table:table-cell>
              <table:table-cell office:value-type="float" office:value="0.563474">
                <text:p>0.563474</text:p>
              </table:table-cell>
              <table:table-cell office:value-type="float" office:value="0.591229">
                <text:p>0.5912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094">
                <text:p>3.96094</text:p>
              </table:table-cell>
              <table:table-cell office:value-type="float" office:value="0.590074">
                <text:p>0.590074</text:p>
              </table:table-cell>
              <table:table-cell office:value-type="float" office:value="0.559763">
                <text:p>0.559763</text:p>
              </table:table-cell>
              <table:table-cell office:value-type="float" office:value="0.593912">
                <text:p>0.5939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656">
                <text:p>3.97656</text:p>
              </table:table-cell>
              <table:table-cell office:value-type="float" office:value="0.591637">
                <text:p>0.591637</text:p>
              </table:table-cell>
              <table:table-cell office:value-type="float" office:value="0.556269">
                <text:p>0.556269</text:p>
              </table:table-cell>
              <table:table-cell office:value-type="float" office:value="0.599433">
                <text:p>0.5994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219">
                <text:p>3.99219</text:p>
              </table:table-cell>
              <table:table-cell office:value-type="float" office:value="0.592447">
                <text:p>0.592447</text:p>
              </table:table-cell>
              <table:table-cell office:value-type="float" office:value="0.555492">
                <text:p>0.555492</text:p>
              </table:table-cell>
              <table:table-cell office:value-type="float" office:value="0.60258">
                <text:p>0.60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781">
                <text:p>4.00781</text:p>
              </table:table-cell>
              <table:table-cell office:value-type="float" office:value="0.591516">
                <text:p>0.591516</text:p>
              </table:table-cell>
              <table:table-cell office:value-type="float" office:value="0.555033">
                <text:p>0.555033</text:p>
              </table:table-cell>
              <table:table-cell office:value-type="float" office:value="0.601002">
                <text:p>0.601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344">
                <text:p>4.02344</text:p>
              </table:table-cell>
              <table:table-cell office:value-type="float" office:value="0.589329">
                <text:p>0.589329</text:p>
              </table:table-cell>
              <table:table-cell office:value-type="float" office:value="0.554921">
                <text:p>0.554921</text:p>
              </table:table-cell>
              <table:table-cell office:value-type="float" office:value="0.597054">
                <text:p>0.597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3906">
                <text:p>4.03906</text:p>
              </table:table-cell>
              <table:table-cell office:value-type="float" office:value="0.587793">
                <text:p>0.587793</text:p>
              </table:table-cell>
              <table:table-cell office:value-type="float" office:value="0.553165">
                <text:p>0.553165</text:p>
              </table:table-cell>
              <table:table-cell office:value-type="float" office:value="0.596015">
                <text:p>0.5960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469">
                <text:p>4.05469</text:p>
              </table:table-cell>
              <table:table-cell office:value-type="float" office:value="0.586991">
                <text:p>0.586991</text:p>
              </table:table-cell>
              <table:table-cell office:value-type="float" office:value="0.55242">
                <text:p>0.55242</text:p>
              </table:table-cell>
              <table:table-cell office:value-type="float" office:value="0.597416">
                <text:p>0.5974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031">
                <text:p>4.07031</text:p>
              </table:table-cell>
              <table:table-cell office:value-type="float" office:value="0.585597">
                <text:p>0.585597</text:p>
              </table:table-cell>
              <table:table-cell office:value-type="float" office:value="0.553892">
                <text:p>0.553892</text:p>
              </table:table-cell>
              <table:table-cell office:value-type="float" office:value="0.594321">
                <text:p>0.5943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594">
                <text:p>4.08594</text:p>
              </table:table-cell>
              <table:table-cell office:value-type="float" office:value="0.584415">
                <text:p>0.584415</text:p>
              </table:table-cell>
              <table:table-cell office:value-type="float" office:value="0.553002">
                <text:p>0.553002</text:p>
              </table:table-cell>
              <table:table-cell office:value-type="float" office:value="0.590709">
                <text:p>0.5907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156">
                <text:p>4.10156</text:p>
              </table:table-cell>
              <table:table-cell office:value-type="float" office:value="0.583824">
                <text:p>0.583824</text:p>
              </table:table-cell>
              <table:table-cell office:value-type="float" office:value="0.550768">
                <text:p>0.550768</text:p>
              </table:table-cell>
              <table:table-cell office:value-type="float" office:value="0.590574">
                <text:p>0.5905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719">
                <text:p>4.11719</text:p>
              </table:table-cell>
              <table:table-cell office:value-type="float" office:value="0.582951">
                <text:p>0.582951</text:p>
              </table:table-cell>
              <table:table-cell office:value-type="float" office:value="0.550074">
                <text:p>0.550074</text:p>
              </table:table-cell>
              <table:table-cell office:value-type="float" office:value="0.589755">
                <text:p>0.5897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81">
                <text:p>4.13281</text:p>
              </table:table-cell>
              <table:table-cell office:value-type="float" office:value="0.581637">
                <text:p>0.581637</text:p>
              </table:table-cell>
              <table:table-cell office:value-type="float" office:value="0.548899">
                <text:p>0.548899</text:p>
              </table:table-cell>
              <table:table-cell office:value-type="float" office:value="0.588116">
                <text:p>0.588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844">
                <text:p>4.14844</text:p>
              </table:table-cell>
              <table:table-cell office:value-type="float" office:value="0.580358">
                <text:p>0.580358</text:p>
              </table:table-cell>
              <table:table-cell office:value-type="float" office:value="0.547664">
                <text:p>0.547664</text:p>
              </table:table-cell>
              <table:table-cell office:value-type="float" office:value="0.586728">
                <text:p>0.5867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406">
                <text:p>4.16406</text:p>
              </table:table-cell>
              <table:table-cell office:value-type="float" office:value="0.579573">
                <text:p>0.579573</text:p>
              </table:table-cell>
              <table:table-cell office:value-type="float" office:value="0.546728">
                <text:p>0.546728</text:p>
              </table:table-cell>
              <table:table-cell office:value-type="float" office:value="0.584896">
                <text:p>0.5848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7969">
                <text:p>4.17969</text:p>
              </table:table-cell>
              <table:table-cell office:value-type="float" office:value="0.579582">
                <text:p>0.579582</text:p>
              </table:table-cell>
              <table:table-cell office:value-type="float" office:value="0.545716">
                <text:p>0.545716</text:p>
              </table:table-cell>
              <table:table-cell office:value-type="float" office:value="0.583942">
                <text:p>0.5839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531">
                <text:p>4.19531</text:p>
              </table:table-cell>
              <table:table-cell office:value-type="float" office:value="0.579617">
                <text:p>0.579617</text:p>
              </table:table-cell>
              <table:table-cell office:value-type="float" office:value="0.545495">
                <text:p>0.545495</text:p>
              </table:table-cell>
              <table:table-cell office:value-type="float" office:value="0.584859">
                <text:p>0.5848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094">
                <text:p>4.21094</text:p>
              </table:table-cell>
              <table:table-cell office:value-type="float" office:value="0.578883">
                <text:p>0.578883</text:p>
              </table:table-cell>
              <table:table-cell office:value-type="float" office:value="0.543388">
                <text:p>0.543388</text:p>
              </table:table-cell>
              <table:table-cell office:value-type="float" office:value="0.586201">
                <text:p>0.5862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656">
                <text:p>4.22656</text:p>
              </table:table-cell>
              <table:table-cell office:value-type="float" office:value="0.577763">
                <text:p>0.577763</text:p>
              </table:table-cell>
              <table:table-cell office:value-type="float" office:value="0.538955">
                <text:p>0.538955</text:p>
              </table:table-cell>
              <table:table-cell office:value-type="float" office:value="0.587126">
                <text:p>0.5871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219">
                <text:p>4.24219</text:p>
              </table:table-cell>
              <table:table-cell office:value-type="float" office:value="0.576797">
                <text:p>0.576797</text:p>
              </table:table-cell>
              <table:table-cell office:value-type="float" office:value="0.535768">
                <text:p>0.535768</text:p>
              </table:table-cell>
              <table:table-cell office:value-type="float" office:value="0.58687">
                <text:p>0.586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781">
                <text:p>4.25781</text:p>
              </table:table-cell>
              <table:table-cell office:value-type="float" office:value="0.576898">
                <text:p>0.576898</text:p>
              </table:table-cell>
              <table:table-cell office:value-type="float" office:value="0.5366">
                <text:p>0.5366</text:p>
              </table:table-cell>
              <table:table-cell office:value-type="float" office:value="0.58442">
                <text:p>0.584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344">
                <text:p>4.27344</text:p>
              </table:table-cell>
              <table:table-cell office:value-type="float" office:value="0.577144">
                <text:p>0.577144</text:p>
              </table:table-cell>
              <table:table-cell office:value-type="float" office:value="0.539042">
                <text:p>0.539042</text:p>
              </table:table-cell>
              <table:table-cell office:value-type="float" office:value="0.580979">
                <text:p>0.5809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8906">
                <text:p>4.28906</text:p>
              </table:table-cell>
              <table:table-cell office:value-type="float" office:value="0.575402">
                <text:p>0.575402</text:p>
              </table:table-cell>
              <table:table-cell office:value-type="float" office:value="0.539311">
                <text:p>0.539311</text:p>
              </table:table-cell>
              <table:table-cell office:value-type="float" office:value="0.579596">
                <text:p>0.5795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469">
                <text:p>4.30469</text:p>
              </table:table-cell>
              <table:table-cell office:value-type="float" office:value="0.572302">
                <text:p>0.572302</text:p>
              </table:table-cell>
              <table:table-cell office:value-type="float" office:value="0.537144">
                <text:p>0.537144</text:p>
              </table:table-cell>
              <table:table-cell office:value-type="float" office:value="0.58113">
                <text:p>0.581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031">
                <text:p>4.32031</text:p>
              </table:table-cell>
              <table:table-cell office:value-type="float" office:value="0.569363">
                <text:p>0.569363</text:p>
              </table:table-cell>
              <table:table-cell office:value-type="float" office:value="0.53506">
                <text:p>0.53506</text:p>
              </table:table-cell>
              <table:table-cell office:value-type="float" office:value="0.583524">
                <text:p>0.5835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594">
                <text:p>4.33594</text:p>
              </table:table-cell>
              <table:table-cell office:value-type="float" office:value="0.566908">
                <text:p>0.566908</text:p>
              </table:table-cell>
              <table:table-cell office:value-type="float" office:value="0.53419">
                <text:p>0.53419</text:p>
              </table:table-cell>
              <table:table-cell office:value-type="float" office:value="0.585745">
                <text:p>0.5857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156">
                <text:p>4.35156</text:p>
              </table:table-cell>
              <table:table-cell office:value-type="float" office:value="0.565275">
                <text:p>0.565275</text:p>
              </table:table-cell>
              <table:table-cell office:value-type="float" office:value="0.534916">
                <text:p>0.534916</text:p>
              </table:table-cell>
              <table:table-cell office:value-type="float" office:value="0.586646">
                <text:p>0.5866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719">
                <text:p>4.36719</text:p>
              </table:table-cell>
              <table:table-cell office:value-type="float" office:value="0.563637">
                <text:p>0.563637</text:p>
              </table:table-cell>
              <table:table-cell office:value-type="float" office:value="0.534209">
                <text:p>0.534209</text:p>
              </table:table-cell>
              <table:table-cell office:value-type="float" office:value="0.584406">
                <text:p>0.5844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281">
                <text:p>4.38281</text:p>
              </table:table-cell>
              <table:table-cell office:value-type="float" office:value="0.56189">
                <text:p>0.56189</text:p>
              </table:table-cell>
              <table:table-cell office:value-type="float" office:value="0.532424">
                <text:p>0.532424</text:p>
              </table:table-cell>
              <table:table-cell office:value-type="float" office:value="0.580185">
                <text:p>0.5801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844">
                <text:p>4.39844</text:p>
              </table:table-cell>
              <table:table-cell office:value-type="float" office:value="0.561194">
                <text:p>0.561194</text:p>
              </table:table-cell>
              <table:table-cell office:value-type="float" office:value="0.529985">
                <text:p>0.529985</text:p>
              </table:table-cell>
              <table:table-cell office:value-type="float" office:value="0.58086">
                <text:p>0.58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06">
                <text:p>4.41406</text:p>
              </table:table-cell>
              <table:table-cell office:value-type="float" office:value="0.561186">
                <text:p>0.561186</text:p>
              </table:table-cell>
              <table:table-cell office:value-type="float" office:value="0.528377">
                <text:p>0.528377</text:p>
              </table:table-cell>
              <table:table-cell office:value-type="float" office:value="0.585164">
                <text:p>0.5851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2969">
                <text:p>4.42969</text:p>
              </table:table-cell>
              <table:table-cell office:value-type="float" office:value="0.560635">
                <text:p>0.560635</text:p>
              </table:table-cell>
              <table:table-cell office:value-type="float" office:value="0.527527">
                <text:p>0.527527</text:p>
              </table:table-cell>
              <table:table-cell office:value-type="float" office:value="0.586294">
                <text:p>0.5862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531">
                <text:p>4.44531</text:p>
              </table:table-cell>
              <table:table-cell office:value-type="float" office:value="0.559209">
                <text:p>0.559209</text:p>
              </table:table-cell>
              <table:table-cell office:value-type="float" office:value="0.528125">
                <text:p>0.528125</text:p>
              </table:table-cell>
              <table:table-cell office:value-type="float" office:value="0.581748">
                <text:p>0.5817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094">
                <text:p>4.46094</text:p>
              </table:table-cell>
              <table:table-cell office:value-type="float" office:value="0.55673">
                <text:p>0.55673</text:p>
              </table:table-cell>
              <table:table-cell office:value-type="float" office:value="0.527625">
                <text:p>0.527625</text:p>
              </table:table-cell>
              <table:table-cell office:value-type="float" office:value="0.577571">
                <text:p>0.5775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656">
                <text:p>4.47656</text:p>
              </table:table-cell>
              <table:table-cell office:value-type="float" office:value="0.553096">
                <text:p>0.553096</text:p>
              </table:table-cell>
              <table:table-cell office:value-type="float" office:value="0.526622">
                <text:p>0.526622</text:p>
              </table:table-cell>
              <table:table-cell office:value-type="float" office:value="0.577006">
                <text:p>0.5770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19">
                <text:p>4.49219</text:p>
              </table:table-cell>
              <table:table-cell office:value-type="float" office:value="0.551729">
                <text:p>0.551729</text:p>
              </table:table-cell>
              <table:table-cell office:value-type="float" office:value="0.524505">
                <text:p>0.524505</text:p>
              </table:table-cell>
              <table:table-cell office:value-type="float" office:value="0.575545">
                <text:p>0.5755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781">
                <text:p>4.50781</text:p>
              </table:table-cell>
              <table:table-cell office:value-type="float" office:value="0.552529">
                <text:p>0.552529</text:p>
              </table:table-cell>
              <table:table-cell office:value-type="float" office:value="0.523282">
                <text:p>0.523282</text:p>
              </table:table-cell>
              <table:table-cell office:value-type="float" office:value="0.574221">
                <text:p>0.5742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344">
                <text:p>4.52344</text:p>
              </table:table-cell>
              <table:table-cell office:value-type="float" office:value="0.553045">
                <text:p>0.553045</text:p>
              </table:table-cell>
              <table:table-cell office:value-type="float" office:value="0.524572">
                <text:p>0.524572</text:p>
              </table:table-cell>
              <table:table-cell office:value-type="float" office:value="0.574344">
                <text:p>0.5743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06">
                <text:p>4.53906</text:p>
              </table:table-cell>
              <table:table-cell office:value-type="float" office:value="0.551975">
                <text:p>0.551975</text:p>
              </table:table-cell>
              <table:table-cell office:value-type="float" office:value="0.525697">
                <text:p>0.525697</text:p>
              </table:table-cell>
              <table:table-cell office:value-type="float" office:value="0.575324">
                <text:p>0.575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469">
                <text:p>4.55469</text:p>
              </table:table-cell>
              <table:table-cell office:value-type="float" office:value="0.549343">
                <text:p>0.549343</text:p>
              </table:table-cell>
              <table:table-cell office:value-type="float" office:value="0.524126">
                <text:p>0.524126</text:p>
              </table:table-cell>
              <table:table-cell office:value-type="float" office:value="0.575367">
                <text:p>0.575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31">
                <text:p>4.57031</text:p>
              </table:table-cell>
              <table:table-cell office:value-type="float" office:value="0.547248">
                <text:p>0.547248</text:p>
              </table:table-cell>
              <table:table-cell office:value-type="float" office:value="0.523045">
                <text:p>0.523045</text:p>
              </table:table-cell>
              <table:table-cell office:value-type="float" office:value="0.57442">
                <text:p>0.574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594">
                <text:p>4.58594</text:p>
              </table:table-cell>
              <table:table-cell office:value-type="float" office:value="0.546668">
                <text:p>0.546668</text:p>
              </table:table-cell>
              <table:table-cell office:value-type="float" office:value="0.523902">
                <text:p>0.523902</text:p>
              </table:table-cell>
              <table:table-cell office:value-type="float" office:value="0.574498">
                <text:p>0.574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156">
                <text:p>4.60156</text:p>
              </table:table-cell>
              <table:table-cell office:value-type="float" office:value="0.547272">
                <text:p>0.547272</text:p>
              </table:table-cell>
              <table:table-cell office:value-type="float" office:value="0.524007">
                <text:p>0.524007</text:p>
              </table:table-cell>
              <table:table-cell office:value-type="float" office:value="0.57616">
                <text:p>0.576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19">
                <text:p>4.61719</text:p>
              </table:table-cell>
              <table:table-cell office:value-type="float" office:value="0.547646">
                <text:p>0.547646</text:p>
              </table:table-cell>
              <table:table-cell office:value-type="float" office:value="0.524022">
                <text:p>0.524022</text:p>
              </table:table-cell>
              <table:table-cell office:value-type="float" office:value="0.576015">
                <text:p>0.5760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281">
                <text:p>4.63281</text:p>
              </table:table-cell>
              <table:table-cell office:value-type="float" office:value="0.546738">
                <text:p>0.546738</text:p>
              </table:table-cell>
              <table:table-cell office:value-type="float" office:value="0.523271">
                <text:p>0.523271</text:p>
              </table:table-cell>
              <table:table-cell office:value-type="float" office:value="0.573218">
                <text:p>0.5732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44">
                <text:p>4.64844</text:p>
              </table:table-cell>
              <table:table-cell office:value-type="float" office:value="0.545289">
                <text:p>0.545289</text:p>
              </table:table-cell>
              <table:table-cell office:value-type="float" office:value="0.522051">
                <text:p>0.522051</text:p>
              </table:table-cell>
              <table:table-cell office:value-type="float" office:value="0.569642">
                <text:p>0.569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06">
                <text:p>4.66406</text:p>
              </table:table-cell>
              <table:table-cell office:value-type="float" office:value="0.544258">
                <text:p>0.544258</text:p>
              </table:table-cell>
              <table:table-cell office:value-type="float" office:value="0.521179">
                <text:p>0.521179</text:p>
              </table:table-cell>
              <table:table-cell office:value-type="float" office:value="0.567317">
                <text:p>0.5673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7969">
                <text:p>4.67969</text:p>
              </table:table-cell>
              <table:table-cell office:value-type="float" office:value="0.543218">
                <text:p>0.543218</text:p>
              </table:table-cell>
              <table:table-cell office:value-type="float" office:value="0.518531">
                <text:p>0.518531</text:p>
              </table:table-cell>
              <table:table-cell office:value-type="float" office:value="0.566919">
                <text:p>0.5669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31">
                <text:p>4.69531</text:p>
              </table:table-cell>
              <table:table-cell office:value-type="float" office:value="0.541988">
                <text:p>0.541988</text:p>
              </table:table-cell>
              <table:table-cell office:value-type="float" office:value="0.515676">
                <text:p>0.515676</text:p>
              </table:table-cell>
              <table:table-cell office:value-type="float" office:value="0.567731">
                <text:p>0.567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094">
                <text:p>4.71094</text:p>
              </table:table-cell>
              <table:table-cell office:value-type="float" office:value="0.541337">
                <text:p>0.541337</text:p>
              </table:table-cell>
              <table:table-cell office:value-type="float" office:value="0.514465">
                <text:p>0.514465</text:p>
              </table:table-cell>
              <table:table-cell office:value-type="float" office:value="0.568484">
                <text:p>0.5684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56">
                <text:p>4.72656</text:p>
              </table:table-cell>
              <table:table-cell office:value-type="float" office:value="0.540019">
                <text:p>0.540019</text:p>
              </table:table-cell>
              <table:table-cell office:value-type="float" office:value="0.513318">
                <text:p>0.513318</text:p>
              </table:table-cell>
              <table:table-cell office:value-type="float" office:value="0.566467">
                <text:p>0.5664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19">
                <text:p>4.74219</text:p>
              </table:table-cell>
              <table:table-cell office:value-type="float" office:value="0.538664">
                <text:p>0.538664</text:p>
              </table:table-cell>
              <table:table-cell office:value-type="float" office:value="0.510818">
                <text:p>0.510818</text:p>
              </table:table-cell>
              <table:table-cell office:value-type="float" office:value="0.562676">
                <text:p>0.5626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781">
                <text:p>4.75781</text:p>
              </table:table-cell>
              <table:table-cell office:value-type="float" office:value="0.538488">
                <text:p>0.538488</text:p>
              </table:table-cell>
              <table:table-cell office:value-type="float" office:value="0.509797">
                <text:p>0.509797</text:p>
              </table:table-cell>
              <table:table-cell office:value-type="float" office:value="0.560663">
                <text:p>0.5606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44">
                <text:p>4.77344</text:p>
              </table:table-cell>
              <table:table-cell office:value-type="float" office:value="0.539018">
                <text:p>0.539018</text:p>
              </table:table-cell>
              <table:table-cell office:value-type="float" office:value="0.509472">
                <text:p>0.509472</text:p>
              </table:table-cell>
              <table:table-cell office:value-type="float" office:value="0.561372">
                <text:p>0.5613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06">
                <text:p>4.78906</text:p>
              </table:table-cell>
              <table:table-cell office:value-type="float" office:value="0.539012">
                <text:p>0.539012</text:p>
              </table:table-cell>
              <table:table-cell office:value-type="float" office:value="0.509162">
                <text:p>0.509162</text:p>
              </table:table-cell>
              <table:table-cell office:value-type="float" office:value="0.562724">
                <text:p>0.5627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69">
                <text:p>4.80469</text:p>
              </table:table-cell>
              <table:table-cell office:value-type="float" office:value="0.538001">
                <text:p>0.538001</text:p>
              </table:table-cell>
              <table:table-cell office:value-type="float" office:value="0.508433">
                <text:p>0.508433</text:p>
              </table:table-cell>
              <table:table-cell office:value-type="float" office:value="0.562162">
                <text:p>0.5621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31">
                <text:p>4.82031</text:p>
              </table:table-cell>
              <table:table-cell office:value-type="float" office:value="0.536653">
                <text:p>0.536653</text:p>
              </table:table-cell>
              <table:table-cell office:value-type="float" office:value="0.507021">
                <text:p>0.507021</text:p>
              </table:table-cell>
              <table:table-cell office:value-type="float" office:value="0.563322">
                <text:p>0.5633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594">
                <text:p>4.83594</text:p>
              </table:table-cell>
              <table:table-cell office:value-type="float" office:value="0.535972">
                <text:p>0.535972</text:p>
              </table:table-cell>
              <table:table-cell office:value-type="float" office:value="0.50823">
                <text:p>0.50823</text:p>
              </table:table-cell>
              <table:table-cell office:value-type="float" office:value="0.565118">
                <text:p>0.5651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56">
                <text:p>4.85156</text:p>
              </table:table-cell>
              <table:table-cell office:value-type="float" office:value="0.535655">
                <text:p>0.535655</text:p>
              </table:table-cell>
              <table:table-cell office:value-type="float" office:value="0.509838">
                <text:p>0.509838</text:p>
              </table:table-cell>
              <table:table-cell office:value-type="float" office:value="0.564182">
                <text:p>0.5641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19">
                <text:p>4.86719</text:p>
              </table:table-cell>
              <table:table-cell office:value-type="float" office:value="0.535636">
                <text:p>0.535636</text:p>
              </table:table-cell>
              <table:table-cell office:value-type="float" office:value="0.507071">
                <text:p>0.507071</text:p>
              </table:table-cell>
              <table:table-cell office:value-type="float" office:value="0.562442">
                <text:p>0.5624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1">
                <text:p>4.88281</text:p>
              </table:table-cell>
              <table:table-cell office:value-type="float" office:value="0.535789">
                <text:p>0.535789</text:p>
              </table:table-cell>
              <table:table-cell office:value-type="float" office:value="0.50523">
                <text:p>0.50523</text:p>
              </table:table-cell>
              <table:table-cell office:value-type="float" office:value="0.561712">
                <text:p>0.5617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4">
                <text:p>4.89844</text:p>
              </table:table-cell>
              <table:table-cell office:value-type="float" office:value="0.535348">
                <text:p>0.535348</text:p>
              </table:table-cell>
              <table:table-cell office:value-type="float" office:value="0.505039">
                <text:p>0.505039</text:p>
              </table:table-cell>
              <table:table-cell office:value-type="float" office:value="0.561228">
                <text:p>0.5612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06">
                <text:p>4.91406</text:p>
              </table:table-cell>
              <table:table-cell office:value-type="float" office:value="0.533067">
                <text:p>0.533067</text:p>
              </table:table-cell>
              <table:table-cell office:value-type="float" office:value="0.504876">
                <text:p>0.504876</text:p>
              </table:table-cell>
              <table:table-cell office:value-type="float" office:value="0.561763">
                <text:p>0.5617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9">
                <text:p>4.92969</text:p>
              </table:table-cell>
              <table:table-cell office:value-type="float" office:value="0.529854">
                <text:p>0.529854</text:p>
              </table:table-cell>
              <table:table-cell office:value-type="float" office:value="0.504662">
                <text:p>0.504662</text:p>
              </table:table-cell>
              <table:table-cell office:value-type="float" office:value="0.560607">
                <text:p>0.5606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31">
                <text:p>4.94531</text:p>
              </table:table-cell>
              <table:table-cell office:value-type="float" office:value="0.527826">
                <text:p>0.527826</text:p>
              </table:table-cell>
              <table:table-cell office:value-type="float" office:value="0.50294">
                <text:p>0.50294</text:p>
              </table:table-cell>
              <table:table-cell office:value-type="float" office:value="0.557557">
                <text:p>0.5575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94">
                <text:p>4.96094</text:p>
              </table:table-cell>
              <table:table-cell office:value-type="float" office:value="0.527784">
                <text:p>0.527784</text:p>
              </table:table-cell>
              <table:table-cell office:value-type="float" office:value="0.500916">
                <text:p>0.500916</text:p>
              </table:table-cell>
              <table:table-cell office:value-type="float" office:value="0.556606">
                <text:p>0.5566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56">
                <text:p>4.97656</text:p>
              </table:table-cell>
              <table:table-cell office:value-type="float" office:value="0.528585">
                <text:p>0.528585</text:p>
              </table:table-cell>
              <table:table-cell office:value-type="float" office:value="0.50073">
                <text:p>0.50073</text:p>
              </table:table-cell>
              <table:table-cell office:value-type="float" office:value="0.558167">
                <text:p>0.5581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19">
                <text:p>4.99219</text:p>
              </table:table-cell>
              <table:table-cell office:value-type="float" office:value="0.529012">
                <text:p>0.529012</text:p>
              </table:table-cell>
              <table:table-cell office:value-type="float" office:value="0.501141">
                <text:p>0.501141</text:p>
              </table:table-cell>
              <table:table-cell office:value-type="float" office:value="0.558716">
                <text:p>0.5587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81">
                <text:p>5.00781</text:p>
              </table:table-cell>
              <table:table-cell office:value-type="float" office:value="0.529382">
                <text:p>0.529382</text:p>
              </table:table-cell>
              <table:table-cell office:value-type="float" office:value="0.500179">
                <text:p>0.500179</text:p>
              </table:table-cell>
              <table:table-cell office:value-type="float" office:value="0.555877">
                <text:p>0.5558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44">
                <text:p>5.02344</text:p>
              </table:table-cell>
              <table:table-cell office:value-type="float" office:value="0.529268">
                <text:p>0.529268</text:p>
              </table:table-cell>
              <table:table-cell office:value-type="float" office:value="0.499375">
                <text:p>0.499375</text:p>
              </table:table-cell>
              <table:table-cell office:value-type="float" office:value="0.553578">
                <text:p>0.5535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906">
                <text:p>5.03906</text:p>
              </table:table-cell>
              <table:table-cell office:value-type="float" office:value="0.528566">
                <text:p>0.528566</text:p>
              </table:table-cell>
              <table:table-cell office:value-type="float" office:value="0.498188">
                <text:p>0.498188</text:p>
              </table:table-cell>
              <table:table-cell office:value-type="float" office:value="0.553899">
                <text:p>0.5538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69">
                <text:p>5.05469</text:p>
              </table:table-cell>
              <table:table-cell office:value-type="float" office:value="0.528321">
                <text:p>0.528321</text:p>
              </table:table-cell>
              <table:table-cell office:value-type="float" office:value="0.497357">
                <text:p>0.497357</text:p>
              </table:table-cell>
              <table:table-cell office:value-type="float" office:value="0.555181">
                <text:p>0.5551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031">
                <text:p>5.07031</text:p>
              </table:table-cell>
              <table:table-cell office:value-type="float" office:value="0.529044">
                <text:p>0.529044</text:p>
              </table:table-cell>
              <table:table-cell office:value-type="float" office:value="0.497065">
                <text:p>0.497065</text:p>
              </table:table-cell>
              <table:table-cell office:value-type="float" office:value="0.554712">
                <text:p>0.5547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94">
                <text:p>5.08594</text:p>
              </table:table-cell>
              <table:table-cell office:value-type="float" office:value="0.529376">
                <text:p>0.529376</text:p>
              </table:table-cell>
              <table:table-cell office:value-type="float" office:value="0.497385">
                <text:p>0.497385</text:p>
              </table:table-cell>
              <table:table-cell office:value-type="float" office:value="0.553419">
                <text:p>0.5534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56">
                <text:p>5.10156</text:p>
              </table:table-cell>
              <table:table-cell office:value-type="float" office:value="0.529301">
                <text:p>0.529301</text:p>
              </table:table-cell>
              <table:table-cell office:value-type="float" office:value="0.498513">
                <text:p>0.498513</text:p>
              </table:table-cell>
              <table:table-cell office:value-type="float" office:value="0.553552">
                <text:p>0.5535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719">
                <text:p>5.11719</text:p>
              </table:table-cell>
              <table:table-cell office:value-type="float" office:value="0.52911">
                <text:p>0.52911</text:p>
              </table:table-cell>
              <table:table-cell office:value-type="float" office:value="0.499229">
                <text:p>0.499229</text:p>
              </table:table-cell>
              <table:table-cell office:value-type="float" office:value="0.554283">
                <text:p>0.5542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81">
                <text:p>5.13281</text:p>
              </table:table-cell>
              <table:table-cell office:value-type="float" office:value="0.529711">
                <text:p>0.529711</text:p>
              </table:table-cell>
              <table:table-cell office:value-type="float" office:value="0.498958">
                <text:p>0.498958</text:p>
              </table:table-cell>
              <table:table-cell office:value-type="float" office:value="0.555449">
                <text:p>0.5554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44">
                <text:p>5.14844</text:p>
              </table:table-cell>
              <table:table-cell office:value-type="float" office:value="0.531">
                <text:p>0.531</text:p>
              </table:table-cell>
              <table:table-cell office:value-type="float" office:value="0.496253">
                <text:p>0.496253</text:p>
              </table:table-cell>
              <table:table-cell office:value-type="float" office:value="0.555374">
                <text:p>0.5553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406">
                <text:p>5.16406</text:p>
              </table:table-cell>
              <table:table-cell office:value-type="float" office:value="0.531634">
                <text:p>0.531634</text:p>
              </table:table-cell>
              <table:table-cell office:value-type="float" office:value="0.492891">
                <text:p>0.492891</text:p>
              </table:table-cell>
              <table:table-cell office:value-type="float" office:value="0.55492">
                <text:p>0.554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69">
                <text:p>5.17969</text:p>
              </table:table-cell>
              <table:table-cell office:value-type="float" office:value="0.530887">
                <text:p>0.530887</text:p>
              </table:table-cell>
              <table:table-cell office:value-type="float" office:value="0.491449">
                <text:p>0.491449</text:p>
              </table:table-cell>
              <table:table-cell office:value-type="float" office:value="0.554181">
                <text:p>0.5541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531">
                <text:p>5.19531</text:p>
              </table:table-cell>
              <table:table-cell office:value-type="float" office:value="0.529056">
                <text:p>0.529056</text:p>
              </table:table-cell>
              <table:table-cell office:value-type="float" office:value="0.489907">
                <text:p>0.489907</text:p>
              </table:table-cell>
              <table:table-cell office:value-type="float" office:value="0.553524">
                <text:p>0.5535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94">
                <text:p>5.21094</text:p>
              </table:table-cell>
              <table:table-cell office:value-type="float" office:value="0.527547">
                <text:p>0.527547</text:p>
              </table:table-cell>
              <table:table-cell office:value-type="float" office:value="0.489286">
                <text:p>0.489286</text:p>
              </table:table-cell>
              <table:table-cell office:value-type="float" office:value="0.554244">
                <text:p>0.554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56">
                <text:p>5.22656</text:p>
              </table:table-cell>
              <table:table-cell office:value-type="float" office:value="0.52684">
                <text:p>0.52684</text:p>
              </table:table-cell>
              <table:table-cell office:value-type="float" office:value="0.490562">
                <text:p>0.490562</text:p>
              </table:table-cell>
              <table:table-cell office:value-type="float" office:value="0.556904">
                <text:p>0.556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219">
                <text:p>5.24219</text:p>
              </table:table-cell>
              <table:table-cell office:value-type="float" office:value="0.526707">
                <text:p>0.526707</text:p>
              </table:table-cell>
              <table:table-cell office:value-type="float" office:value="0.488299">
                <text:p>0.488299</text:p>
              </table:table-cell>
              <table:table-cell office:value-type="float" office:value="0.556726">
                <text:p>0.5567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81">
                <text:p>5.25781</text:p>
              </table:table-cell>
              <table:table-cell office:value-type="float" office:value="0.526858">
                <text:p>0.526858</text:p>
              </table:table-cell>
              <table:table-cell office:value-type="float" office:value="0.486099">
                <text:p>0.486099</text:p>
              </table:table-cell>
              <table:table-cell office:value-type="float" office:value="0.551472">
                <text:p>0.5514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344">
                <text:p>5.27344</text:p>
              </table:table-cell>
              <table:table-cell office:value-type="float" office:value="0.52626">
                <text:p>0.52626</text:p>
              </table:table-cell>
              <table:table-cell office:value-type="float" office:value="0.483726">
                <text:p>0.483726</text:p>
              </table:table-cell>
              <table:table-cell office:value-type="float" office:value="0.546155">
                <text:p>0.5461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906">
                <text:p>5.28906</text:p>
              </table:table-cell>
              <table:table-cell office:value-type="float" office:value="0.525049">
                <text:p>0.525049</text:p>
              </table:table-cell>
              <table:table-cell office:value-type="float" office:value="0.481189">
                <text:p>0.481189</text:p>
              </table:table-cell>
              <table:table-cell office:value-type="float" office:value="0.543308">
                <text:p>0.5433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69">
                <text:p>5.30469</text:p>
              </table:table-cell>
              <table:table-cell office:value-type="float" office:value="0.524792">
                <text:p>0.524792</text:p>
              </table:table-cell>
              <table:table-cell office:value-type="float" office:value="0.482245">
                <text:p>0.482245</text:p>
              </table:table-cell>
              <table:table-cell office:value-type="float" office:value="0.542478">
                <text:p>0.5424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2031">
                <text:p>5.32031</text:p>
              </table:table-cell>
              <table:table-cell office:value-type="float" office:value="0.524959">
                <text:p>0.524959</text:p>
              </table:table-cell>
              <table:table-cell office:value-type="float" office:value="0.480371">
                <text:p>0.480371</text:p>
              </table:table-cell>
              <table:table-cell office:value-type="float" office:value="0.542771">
                <text:p>0.5427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94">
                <text:p>5.33594</text:p>
              </table:table-cell>
              <table:table-cell office:value-type="float" office:value="0.524828">
                <text:p>0.524828</text:p>
              </table:table-cell>
              <table:table-cell office:value-type="float" office:value="0.475684">
                <text:p>0.475684</text:p>
              </table:table-cell>
              <table:table-cell office:value-type="float" office:value="0.543485">
                <text:p>0.5434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156">
                <text:p>5.35156</text:p>
              </table:table-cell>
              <table:table-cell office:value-type="float" office:value="0.523679">
                <text:p>0.523679</text:p>
              </table:table-cell>
              <table:table-cell office:value-type="float" office:value="0.474324">
                <text:p>0.474324</text:p>
              </table:table-cell>
              <table:table-cell office:value-type="float" office:value="0.543168">
                <text:p>0.5431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719">
                <text:p>5.36719</text:p>
              </table:table-cell>
              <table:table-cell office:value-type="float" office:value="0.522385">
                <text:p>0.522385</text:p>
              </table:table-cell>
              <table:table-cell office:value-type="float" office:value="0.475679">
                <text:p>0.475679</text:p>
              </table:table-cell>
              <table:table-cell office:value-type="float" office:value="0.543897">
                <text:p>0.5438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81">
                <text:p>5.38281</text:p>
              </table:table-cell>
              <table:table-cell office:value-type="float" office:value="0.522145">
                <text:p>0.522145</text:p>
              </table:table-cell>
              <table:table-cell office:value-type="float" office:value="0.476806">
                <text:p>0.476806</text:p>
              </table:table-cell>
              <table:table-cell office:value-type="float" office:value="0.546032">
                <text:p>0.5460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844">
                <text:p>5.39844</text:p>
              </table:table-cell>
              <table:table-cell office:value-type="float" office:value="0.522134">
                <text:p>0.522134</text:p>
              </table:table-cell>
              <table:table-cell office:value-type="float" office:value="0.476271">
                <text:p>0.476271</text:p>
              </table:table-cell>
              <table:table-cell office:value-type="float" office:value="0.546544">
                <text:p>0.5465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406">
                <text:p>5.41406</text:p>
              </table:table-cell>
              <table:table-cell office:value-type="float" office:value="0.522098">
                <text:p>0.522098</text:p>
              </table:table-cell>
              <table:table-cell office:value-type="float" office:value="0.473238">
                <text:p>0.473238</text:p>
              </table:table-cell>
              <table:table-cell office:value-type="float" office:value="0.544959">
                <text:p>0.5449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969">
                <text:p>5.42969</text:p>
              </table:table-cell>
              <table:table-cell office:value-type="float" office:value="0.521969">
                <text:p>0.521969</text:p>
              </table:table-cell>
              <table:table-cell office:value-type="float" office:value="0.470405">
                <text:p>0.470405</text:p>
              </table:table-cell>
              <table:table-cell office:value-type="float" office:value="0.542921">
                <text:p>0.5429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531">
                <text:p>5.44531</text:p>
              </table:table-cell>
              <table:table-cell office:value-type="float" office:value="0.520803">
                <text:p>0.520803</text:p>
              </table:table-cell>
              <table:table-cell office:value-type="float" office:value="0.470227">
                <text:p>0.470227</text:p>
              </table:table-cell>
              <table:table-cell office:value-type="float" office:value="0.542452">
                <text:p>0.5424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094">
                <text:p>5.46094</text:p>
              </table:table-cell>
              <table:table-cell office:value-type="float" office:value="0.518877">
                <text:p>0.518877</text:p>
              </table:table-cell>
              <table:table-cell office:value-type="float" office:value="0.472069">
                <text:p>0.472069</text:p>
              </table:table-cell>
              <table:table-cell office:value-type="float" office:value="0.542453">
                <text:p>0.5424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656">
                <text:p>5.47656</text:p>
              </table:table-cell>
              <table:table-cell office:value-type="float" office:value="0.517068">
                <text:p>0.517068</text:p>
              </table:table-cell>
              <table:table-cell office:value-type="float" office:value="0.470873">
                <text:p>0.470873</text:p>
              </table:table-cell>
              <table:table-cell office:value-type="float" office:value="0.540459">
                <text:p>0.5404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219">
                <text:p>5.49219</text:p>
              </table:table-cell>
              <table:table-cell office:value-type="float" office:value="0.515124">
                <text:p>0.515124</text:p>
              </table:table-cell>
              <table:table-cell office:value-type="float" office:value="0.466255">
                <text:p>0.466255</text:p>
              </table:table-cell>
              <table:table-cell office:value-type="float" office:value="0.536445">
                <text:p>0.5364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781">
                <text:p>5.50781</text:p>
              </table:table-cell>
              <table:table-cell office:value-type="float" office:value="0.513142">
                <text:p>0.513142</text:p>
              </table:table-cell>
              <table:table-cell office:value-type="float" office:value="0.464266">
                <text:p>0.464266</text:p>
              </table:table-cell>
              <table:table-cell office:value-type="float" office:value="0.533651">
                <text:p>0.5336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344">
                <text:p>5.52344</text:p>
              </table:table-cell>
              <table:table-cell office:value-type="float" office:value="0.511548">
                <text:p>0.511548</text:p>
              </table:table-cell>
              <table:table-cell office:value-type="float" office:value="0.462082">
                <text:p>0.462082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906">
                <text:p>5.53906</text:p>
              </table:table-cell>
              <table:table-cell office:value-type="float" office:value="0.510617">
                <text:p>0.510617</text:p>
              </table:table-cell>
              <table:table-cell office:value-type="float" office:value="0.461329">
                <text:p>0.461329</text:p>
              </table:table-cell>
              <table:table-cell office:value-type="float" office:value="0.540864">
                <text:p>0.5408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469">
                <text:p>5.55469</text:p>
              </table:table-cell>
              <table:table-cell office:value-type="float" office:value="0.509968">
                <text:p>0.509968</text:p>
              </table:table-cell>
              <table:table-cell office:value-type="float" office:value="0.463325">
                <text:p>0.463325</text:p>
              </table:table-cell>
              <table:table-cell office:value-type="float" office:value="0.543315">
                <text:p>0.5433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7031">
                <text:p>5.57031</text:p>
              </table:table-cell>
              <table:table-cell office:value-type="float" office:value="0.508927">
                <text:p>0.508927</text:p>
              </table:table-cell>
              <table:table-cell office:value-type="float" office:value="0.464899">
                <text:p>0.464899</text:p>
              </table:table-cell>
              <table:table-cell office:value-type="float" office:value="0.542925">
                <text:p>0.5429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594">
                <text:p>5.58594</text:p>
              </table:table-cell>
              <table:table-cell office:value-type="float" office:value="0.50726">
                <text:p>0.50726</text:p>
              </table:table-cell>
              <table:table-cell office:value-type="float" office:value="0.465326">
                <text:p>0.465326</text:p>
              </table:table-cell>
              <table:table-cell office:value-type="float" office:value="0.541265">
                <text:p>0.5412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156">
                <text:p>5.60156</text:p>
              </table:table-cell>
              <table:table-cell office:value-type="float" office:value="0.505808">
                <text:p>0.505808</text:p>
              </table:table-cell>
              <table:table-cell office:value-type="float" office:value="0.462867">
                <text:p>0.462867</text:p>
              </table:table-cell>
              <table:table-cell office:value-type="float" office:value="0.536716">
                <text:p>0.5367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719">
                <text:p>5.61719</text:p>
              </table:table-cell>
              <table:table-cell office:value-type="float" office:value="0.505152">
                <text:p>0.505152</text:p>
              </table:table-cell>
              <table:table-cell office:value-type="float" office:value="0.459372">
                <text:p>0.459372</text:p>
              </table:table-cell>
              <table:table-cell office:value-type="float" office:value="0.531876">
                <text:p>0.5318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281">
                <text:p>5.63281</text:p>
              </table:table-cell>
              <table:table-cell office:value-type="float" office:value="0.504785">
                <text:p>0.504785</text:p>
              </table:table-cell>
              <table:table-cell office:value-type="float" office:value="0.457165">
                <text:p>0.457165</text:p>
              </table:table-cell>
              <table:table-cell office:value-type="float" office:value="0.530058">
                <text:p>0.5300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844">
                <text:p>5.64844</text:p>
              </table:table-cell>
              <table:table-cell office:value-type="float" office:value="0.504267">
                <text:p>0.504267</text:p>
              </table:table-cell>
              <table:table-cell office:value-type="float" office:value="0.455617">
                <text:p>0.455617</text:p>
              </table:table-cell>
              <table:table-cell office:value-type="float" office:value="0.531955">
                <text:p>0.5319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406">
                <text:p>5.66406</text:p>
              </table:table-cell>
              <table:table-cell office:value-type="float" office:value="0.503272">
                <text:p>0.503272</text:p>
              </table:table-cell>
              <table:table-cell office:value-type="float" office:value="0.45439">
                <text:p>0.45439</text:p>
              </table:table-cell>
              <table:table-cell office:value-type="float" office:value="0.535965">
                <text:p>0.5359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969">
                <text:p>5.67969</text:p>
              </table:table-cell>
              <table:table-cell office:value-type="float" office:value="0.502462">
                <text:p>0.502462</text:p>
              </table:table-cell>
              <table:table-cell office:value-type="float" office:value="0.45341">
                <text:p>0.45341</text:p>
              </table:table-cell>
              <table:table-cell office:value-type="float" office:value="0.53932">
                <text:p>0.539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531">
                <text:p>5.69531</text:p>
              </table:table-cell>
              <table:table-cell office:value-type="float" office:value="0.501249">
                <text:p>0.501249</text:p>
              </table:table-cell>
              <table:table-cell office:value-type="float" office:value="0.451817">
                <text:p>0.451817</text:p>
              </table:table-cell>
              <table:table-cell office:value-type="float" office:value="0.541458">
                <text:p>0.5414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1094">
                <text:p>5.71094</text:p>
              </table:table-cell>
              <table:table-cell office:value-type="float" office:value="0.499453">
                <text:p>0.499453</text:p>
              </table:table-cell>
              <table:table-cell office:value-type="float" office:value="0.447932">
                <text:p>0.447932</text:p>
              </table:table-cell>
              <table:table-cell office:value-type="float" office:value="0.542183">
                <text:p>0.5421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656">
                <text:p>5.72656</text:p>
              </table:table-cell>
              <table:table-cell office:value-type="float" office:value="0.49753">
                <text:p>0.49753</text:p>
              </table:table-cell>
              <table:table-cell office:value-type="float" office:value="0.447938">
                <text:p>0.447938</text:p>
              </table:table-cell>
              <table:table-cell office:value-type="float" office:value="0.540828">
                <text:p>0.5408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219">
                <text:p>5.74219</text:p>
              </table:table-cell>
              <table:table-cell office:value-type="float" office:value="0.496848">
                <text:p>0.496848</text:p>
              </table:table-cell>
              <table:table-cell office:value-type="float" office:value="0.449498">
                <text:p>0.449498</text:p>
              </table:table-cell>
              <table:table-cell office:value-type="float" office:value="0.537952">
                <text:p>0.5379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781">
                <text:p>5.75781</text:p>
              </table:table-cell>
              <table:table-cell office:value-type="float" office:value="0.498426">
                <text:p>0.498426</text:p>
              </table:table-cell>
              <table:table-cell office:value-type="float" office:value="0.448449">
                <text:p>0.448449</text:p>
              </table:table-cell>
              <table:table-cell office:value-type="float" office:value="0.534198">
                <text:p>0.5341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344">
                <text:p>5.77344</text:p>
              </table:table-cell>
              <table:table-cell office:value-type="float" office:value="0.500116">
                <text:p>0.500116</text:p>
              </table:table-cell>
              <table:table-cell office:value-type="float" office:value="0.445592">
                <text:p>0.445592</text:p>
              </table:table-cell>
              <table:table-cell office:value-type="float" office:value="0.531114">
                <text:p>0.5311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906">
                <text:p>5.78906</text:p>
              </table:table-cell>
              <table:table-cell office:value-type="float" office:value="0.501265">
                <text:p>0.501265</text:p>
              </table:table-cell>
              <table:table-cell office:value-type="float" office:value="0.441897">
                <text:p>0.441897</text:p>
              </table:table-cell>
              <table:table-cell office:value-type="float" office:value="0.532012">
                <text:p>0.5320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469">
                <text:p>5.80469</text:p>
              </table:table-cell>
              <table:table-cell office:value-type="float" office:value="0.501427">
                <text:p>0.501427</text:p>
              </table:table-cell>
              <table:table-cell office:value-type="float" office:value="0.440291">
                <text:p>0.440291</text:p>
              </table:table-cell>
              <table:table-cell office:value-type="float" office:value="0.535675">
                <text:p>0.5356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2031">
                <text:p>5.82031</text:p>
              </table:table-cell>
              <table:table-cell office:value-type="float" office:value="0.499751">
                <text:p>0.499751</text:p>
              </table:table-cell>
              <table:table-cell office:value-type="float" office:value="0.436926">
                <text:p>0.436926</text:p>
              </table:table-cell>
              <table:table-cell office:value-type="float" office:value="0.535897">
                <text:p>0.5358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594">
                <text:p>5.83594</text:p>
              </table:table-cell>
              <table:table-cell office:value-type="float" office:value="0.497976">
                <text:p>0.497976</text:p>
              </table:table-cell>
              <table:table-cell office:value-type="float" office:value="0.434016">
                <text:p>0.434016</text:p>
              </table:table-cell>
              <table:table-cell office:value-type="float" office:value="0.533337">
                <text:p>0.5333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156">
                <text:p>5.85156</text:p>
              </table:table-cell>
              <table:table-cell office:value-type="float" office:value="0.497023">
                <text:p>0.497023</text:p>
              </table:table-cell>
              <table:table-cell office:value-type="float" office:value="0.434395">
                <text:p>0.434395</text:p>
              </table:table-cell>
              <table:table-cell office:value-type="float" office:value="0.532827">
                <text:p>0.5328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719">
                <text:p>5.86719</text:p>
              </table:table-cell>
              <table:table-cell office:value-type="float" office:value="0.496328">
                <text:p>0.496328</text:p>
              </table:table-cell>
              <table:table-cell office:value-type="float" office:value="0.433948">
                <text:p>0.433948</text:p>
              </table:table-cell>
              <table:table-cell office:value-type="float" office:value="0.530623">
                <text:p>0.5306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281">
                <text:p>5.88281</text:p>
              </table:table-cell>
              <table:table-cell office:value-type="float" office:value="0.496586">
                <text:p>0.496586</text:p>
              </table:table-cell>
              <table:table-cell office:value-type="float" office:value="0.432574">
                <text:p>0.432574</text:p>
              </table:table-cell>
              <table:table-cell office:value-type="float" office:value="0.528225">
                <text:p>0.5282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844">
                <text:p>5.89844</text:p>
              </table:table-cell>
              <table:table-cell office:value-type="float" office:value="0.497621">
                <text:p>0.497621</text:p>
              </table:table-cell>
              <table:table-cell office:value-type="float" office:value="0.430089">
                <text:p>0.430089</text:p>
              </table:table-cell>
              <table:table-cell office:value-type="float" office:value="0.529529">
                <text:p>0.5295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406">
                <text:p>5.91406</text:p>
              </table:table-cell>
              <table:table-cell office:value-type="float" office:value="0.498726">
                <text:p>0.498726</text:p>
              </table:table-cell>
              <table:table-cell office:value-type="float" office:value="0.427588">
                <text:p>0.427588</text:p>
              </table:table-cell>
              <table:table-cell office:value-type="float" office:value="0.531766">
                <text:p>0.5317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969">
                <text:p>5.92969</text:p>
              </table:table-cell>
              <table:table-cell office:value-type="float" office:value="0.49958">
                <text:p>0.49958</text:p>
              </table:table-cell>
              <table:table-cell office:value-type="float" office:value="0.425988">
                <text:p>0.425988</text:p>
              </table:table-cell>
              <table:table-cell office:value-type="float" office:value="0.530574">
                <text:p>0.5305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531">
                <text:p>5.94531</text:p>
              </table:table-cell>
              <table:table-cell office:value-type="float" office:value="0.500031">
                <text:p>0.500031</text:p>
              </table:table-cell>
              <table:table-cell office:value-type="float" office:value="0.424868">
                <text:p>0.424868</text:p>
              </table:table-cell>
              <table:table-cell office:value-type="float" office:value="0.528402">
                <text:p>0.5284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6094">
                <text:p>5.96094</text:p>
              </table:table-cell>
              <table:table-cell office:value-type="float" office:value="0.500343">
                <text:p>0.500343</text:p>
              </table:table-cell>
              <table:table-cell office:value-type="float" office:value="0.423415">
                <text:p>0.423415</text:p>
              </table:table-cell>
              <table:table-cell office:value-type="float" office:value="0.526611">
                <text:p>0.5266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656">
                <text:p>5.97656</text:p>
              </table:table-cell>
              <table:table-cell office:value-type="float" office:value="0.500452">
                <text:p>0.500452</text:p>
              </table:table-cell>
              <table:table-cell office:value-type="float" office:value="0.423054">
                <text:p>0.423054</text:p>
              </table:table-cell>
              <table:table-cell office:value-type="float" office:value="0.525032">
                <text:p>0.5250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19">
                <text:p>5.99219</text:p>
              </table:table-cell>
              <table:table-cell office:value-type="float" office:value="0.500855">
                <text:p>0.500855</text:p>
              </table:table-cell>
              <table:table-cell office:value-type="float" office:value="0.424305">
                <text:p>0.424305</text:p>
              </table:table-cell>
              <table:table-cell office:value-type="float" office:value="0.524898">
                <text:p>0.5248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781">
                <text:p>6.00781</text:p>
              </table:table-cell>
              <table:table-cell office:value-type="float" office:value="0.500997">
                <text:p>0.500997</text:p>
              </table:table-cell>
              <table:table-cell office:value-type="float" office:value="0.423146">
                <text:p>0.423146</text:p>
              </table:table-cell>
              <table:table-cell office:value-type="float" office:value="0.526409">
                <text:p>0.5264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344">
                <text:p>6.02344</text:p>
              </table:table-cell>
              <table:table-cell office:value-type="float" office:value="0.501181">
                <text:p>0.501181</text:p>
              </table:table-cell>
              <table:table-cell office:value-type="float" office:value="0.422961">
                <text:p>0.422961</text:p>
              </table:table-cell>
              <table:table-cell office:value-type="float" office:value="0.525452">
                <text:p>0.5254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906">
                <text:p>6.03906</text:p>
              </table:table-cell>
              <table:table-cell office:value-type="float" office:value="0.501704">
                <text:p>0.501704</text:p>
              </table:table-cell>
              <table:table-cell office:value-type="float" office:value="0.42406">
                <text:p>0.42406</text:p>
              </table:table-cell>
              <table:table-cell office:value-type="float" office:value="0.520751">
                <text:p>0.5207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469">
                <text:p>6.05469</text:p>
              </table:table-cell>
              <table:table-cell office:value-type="float" office:value="0.502581">
                <text:p>0.502581</text:p>
              </table:table-cell>
              <table:table-cell office:value-type="float" office:value="0.420684">
                <text:p>0.420684</text:p>
              </table:table-cell>
              <table:table-cell office:value-type="float" office:value="0.516818">
                <text:p>0.5168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031">
                <text:p>6.07031</text:p>
              </table:table-cell>
              <table:table-cell office:value-type="float" office:value="0.503631">
                <text:p>0.503631</text:p>
              </table:table-cell>
              <table:table-cell office:value-type="float" office:value="0.415087">
                <text:p>0.415087</text:p>
              </table:table-cell>
              <table:table-cell office:value-type="float" office:value="0.515155">
                <text:p>0.5151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594">
                <text:p>6.08594</text:p>
              </table:table-cell>
              <table:table-cell office:value-type="float" office:value="0.504836">
                <text:p>0.504836</text:p>
              </table:table-cell>
              <table:table-cell office:value-type="float" office:value="0.412901">
                <text:p>0.412901</text:p>
              </table:table-cell>
              <table:table-cell office:value-type="float" office:value="0.516018">
                <text:p>0.5160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0156">
                <text:p>6.10156</text:p>
              </table:table-cell>
              <table:table-cell office:value-type="float" office:value="0.505589">
                <text:p>0.505589</text:p>
              </table:table-cell>
              <table:table-cell office:value-type="float" office:value="0.412526">
                <text:p>0.412526</text:p>
              </table:table-cell>
              <table:table-cell office:value-type="float" office:value="0.514979">
                <text:p>0.5149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719">
                <text:p>6.11719</text:p>
              </table:table-cell>
              <table:table-cell office:value-type="float" office:value="0.505438">
                <text:p>0.505438</text:p>
              </table:table-cell>
              <table:table-cell office:value-type="float" office:value="0.412406">
                <text:p>0.412406</text:p>
              </table:table-cell>
              <table:table-cell office:value-type="float" office:value="0.513382">
                <text:p>0.5133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281">
                <text:p>6.13281</text:p>
              </table:table-cell>
              <table:table-cell office:value-type="float" office:value="0.504393">
                <text:p>0.504393</text:p>
              </table:table-cell>
              <table:table-cell office:value-type="float" office:value="0.413508">
                <text:p>0.413508</text:p>
              </table:table-cell>
              <table:table-cell office:value-type="float" office:value="0.515366">
                <text:p>0.51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844">
                <text:p>6.14844</text:p>
              </table:table-cell>
              <table:table-cell office:value-type="float" office:value="0.50292">
                <text:p>0.50292</text:p>
              </table:table-cell>
              <table:table-cell office:value-type="float" office:value="0.413467">
                <text:p>0.413467</text:p>
              </table:table-cell>
              <table:table-cell office:value-type="float" office:value="0.517683">
                <text:p>0.5176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406">
                <text:p>6.16406</text:p>
              </table:table-cell>
              <table:table-cell office:value-type="float" office:value="0.502183">
                <text:p>0.502183</text:p>
              </table:table-cell>
              <table:table-cell office:value-type="float" office:value="0.411759">
                <text:p>0.411759</text:p>
              </table:table-cell>
              <table:table-cell office:value-type="float" office:value="0.517742">
                <text:p>0.5177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969">
                <text:p>6.17969</text:p>
              </table:table-cell>
              <table:table-cell office:value-type="float" office:value="0.501936">
                <text:p>0.501936</text:p>
              </table:table-cell>
              <table:table-cell office:value-type="float" office:value="0.408239">
                <text:p>0.408239</text:p>
              </table:table-cell>
              <table:table-cell office:value-type="float" office:value="0.516039">
                <text:p>0.5160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531">
                <text:p>6.19531</text:p>
              </table:table-cell>
              <table:table-cell office:value-type="float" office:value="0.502003">
                <text:p>0.502003</text:p>
              </table:table-cell>
              <table:table-cell office:value-type="float" office:value="0.403865">
                <text:p>0.403865</text:p>
              </table:table-cell>
              <table:table-cell office:value-type="float" office:value="0.51405">
                <text:p>0.514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094">
                <text:p>6.21094</text:p>
              </table:table-cell>
              <table:table-cell office:value-type="float" office:value="0.501255">
                <text:p>0.501255</text:p>
              </table:table-cell>
              <table:table-cell office:value-type="float" office:value="0.402163">
                <text:p>0.402163</text:p>
              </table:table-cell>
              <table:table-cell office:value-type="float" office:value="0.512381">
                <text:p>0.5123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656">
                <text:p>6.22656</text:p>
              </table:table-cell>
              <table:table-cell office:value-type="float" office:value="0.499896">
                <text:p>0.499896</text:p>
              </table:table-cell>
              <table:table-cell office:value-type="float" office:value="0.404104">
                <text:p>0.404104</text:p>
              </table:table-cell>
              <table:table-cell office:value-type="float" office:value="0.509614">
                <text:p>0.5096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219">
                <text:p>6.24219</text:p>
              </table:table-cell>
              <table:table-cell office:value-type="float" office:value="0.498426">
                <text:p>0.498426</text:p>
              </table:table-cell>
              <table:table-cell office:value-type="float" office:value="0.404504">
                <text:p>0.404504</text:p>
              </table:table-cell>
              <table:table-cell office:value-type="float" office:value="0.507696">
                <text:p>0.507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781">
                <text:p>6.25781</text:p>
              </table:table-cell>
              <table:table-cell office:value-type="float" office:value="0.497116">
                <text:p>0.497116</text:p>
              </table:table-cell>
              <table:table-cell office:value-type="float" office:value="0.402741">
                <text:p>0.402741</text:p>
              </table:table-cell>
              <table:table-cell office:value-type="float" office:value="0.508161">
                <text:p>0.5081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344">
                <text:p>6.27344</text:p>
              </table:table-cell>
              <table:table-cell office:value-type="float" office:value="0.496643">
                <text:p>0.496643</text:p>
              </table:table-cell>
              <table:table-cell office:value-type="float" office:value="0.400812">
                <text:p>0.400812</text:p>
              </table:table-cell>
              <table:table-cell office:value-type="float" office:value="0.507776">
                <text:p>0.5077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906">
                <text:p>6.28906</text:p>
              </table:table-cell>
              <table:table-cell office:value-type="float" office:value="0.496673">
                <text:p>0.496673</text:p>
              </table:table-cell>
              <table:table-cell office:value-type="float" office:value="0.400356">
                <text:p>0.400356</text:p>
              </table:table-cell>
              <table:table-cell office:value-type="float" office:value="0.506312">
                <text:p>0.5063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469">
                <text:p>6.30469</text:p>
              </table:table-cell>
              <table:table-cell office:value-type="float" office:value="0.497173">
                <text:p>0.497173</text:p>
              </table:table-cell>
              <table:table-cell office:value-type="float" office:value="0.398108">
                <text:p>0.398108</text:p>
              </table:table-cell>
              <table:table-cell office:value-type="float" office:value="0.504471">
                <text:p>0.5044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2031">
                <text:p>6.32031</text:p>
              </table:table-cell>
              <table:table-cell office:value-type="float" office:value="0.497759">
                <text:p>0.497759</text:p>
              </table:table-cell>
              <table:table-cell office:value-type="float" office:value="0.394418">
                <text:p>0.394418</text:p>
              </table:table-cell>
              <table:table-cell office:value-type="float" office:value="0.501969">
                <text:p>0.5019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594">
                <text:p>6.33594</text:p>
              </table:table-cell>
              <table:table-cell office:value-type="float" office:value="0.496454">
                <text:p>0.496454</text:p>
              </table:table-cell>
              <table:table-cell office:value-type="float" office:value="0.392748">
                <text:p>0.392748</text:p>
              </table:table-cell>
              <table:table-cell office:value-type="float" office:value="0.500029">
                <text:p>0.5000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5156">
                <text:p>6.35156</text:p>
              </table:table-cell>
              <table:table-cell office:value-type="float" office:value="0.493296">
                <text:p>0.493296</text:p>
              </table:table-cell>
              <table:table-cell office:value-type="float" office:value="0.392845">
                <text:p>0.392845</text:p>
              </table:table-cell>
              <table:table-cell office:value-type="float" office:value="0.499197">
                <text:p>0.4991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719">
                <text:p>6.36719</text:p>
              </table:table-cell>
              <table:table-cell office:value-type="float" office:value="0.491194">
                <text:p>0.491194</text:p>
              </table:table-cell>
              <table:table-cell office:value-type="float" office:value="0.392086">
                <text:p>0.392086</text:p>
              </table:table-cell>
              <table:table-cell office:value-type="float" office:value="0.498723">
                <text:p>0.4987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281">
                <text:p>6.38281</text:p>
              </table:table-cell>
              <table:table-cell office:value-type="float" office:value="0.49001">
                <text:p>0.49001</text:p>
              </table:table-cell>
              <table:table-cell office:value-type="float" office:value="0.389415">
                <text:p>0.389415</text:p>
              </table:table-cell>
              <table:table-cell office:value-type="float" office:value="0.498631">
                <text:p>0.4986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844">
                <text:p>6.39844</text:p>
              </table:table-cell>
              <table:table-cell office:value-type="float" office:value="0.488636">
                <text:p>0.488636</text:p>
              </table:table-cell>
              <table:table-cell office:value-type="float" office:value="0.3866">
                <text:p>0.3866</text:p>
              </table:table-cell>
              <table:table-cell office:value-type="float" office:value="0.499231">
                <text:p>0.4992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406">
                <text:p>6.41406</text:p>
              </table:table-cell>
              <table:table-cell office:value-type="float" office:value="0.488728">
                <text:p>0.488728</text:p>
              </table:table-cell>
              <table:table-cell office:value-type="float" office:value="0.387269">
                <text:p>0.387269</text:p>
              </table:table-cell>
              <table:table-cell office:value-type="float" office:value="0.498116">
                <text:p>0.4981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969">
                <text:p>6.42969</text:p>
              </table:table-cell>
              <table:table-cell office:value-type="float" office:value="0.489065">
                <text:p>0.489065</text:p>
              </table:table-cell>
              <table:table-cell office:value-type="float" office:value="0.388788">
                <text:p>0.388788</text:p>
              </table:table-cell>
              <table:table-cell office:value-type="float" office:value="0.494502">
                <text:p>0.4945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531">
                <text:p>6.44531</text:p>
              </table:table-cell>
              <table:table-cell office:value-type="float" office:value="0.488108">
                <text:p>0.488108</text:p>
              </table:table-cell>
              <table:table-cell office:value-type="float" office:value="0.387502">
                <text:p>0.387502</text:p>
              </table:table-cell>
              <table:table-cell office:value-type="float" office:value="0.494287">
                <text:p>0.4942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094">
                <text:p>6.46094</text:p>
              </table:table-cell>
              <table:table-cell office:value-type="float" office:value="0.486719">
                <text:p>0.486719</text:p>
              </table:table-cell>
              <table:table-cell office:value-type="float" office:value="0.383789">
                <text:p>0.383789</text:p>
              </table:table-cell>
              <table:table-cell office:value-type="float" office:value="0.496279">
                <text:p>0.4962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656">
                <text:p>6.47656</text:p>
              </table:table-cell>
              <table:table-cell office:value-type="float" office:value="0.486012">
                <text:p>0.486012</text:p>
              </table:table-cell>
              <table:table-cell office:value-type="float" office:value="0.380846">
                <text:p>0.380846</text:p>
              </table:table-cell>
              <table:table-cell office:value-type="float" office:value="0.496542">
                <text:p>0.4965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9219">
                <text:p>6.49219</text:p>
              </table:table-cell>
              <table:table-cell office:value-type="float" office:value="0.486079">
                <text:p>0.486079</text:p>
              </table:table-cell>
              <table:table-cell office:value-type="float" office:value="0.378811">
                <text:p>0.378811</text:p>
              </table:table-cell>
              <table:table-cell office:value-type="float" office:value="0.493672">
                <text:p>0.4936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781">
                <text:p>6.50781</text:p>
              </table:table-cell>
              <table:table-cell office:value-type="float" office:value="0.48705">
                <text:p>0.48705</text:p>
              </table:table-cell>
              <table:table-cell office:value-type="float" office:value="0.375952">
                <text:p>0.375952</text:p>
              </table:table-cell>
              <table:table-cell office:value-type="float" office:value="0.491068">
                <text:p>0.491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344">
                <text:p>6.52344</text:p>
              </table:table-cell>
              <table:table-cell office:value-type="float" office:value="0.48806">
                <text:p>0.48806</text:p>
              </table:table-cell>
              <table:table-cell office:value-type="float" office:value="0.374057">
                <text:p>0.374057</text:p>
              </table:table-cell>
              <table:table-cell office:value-type="float" office:value="0.490439">
                <text:p>0.4904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906">
                <text:p>6.53906</text:p>
              </table:table-cell>
              <table:table-cell office:value-type="float" office:value="0.488515">
                <text:p>0.488515</text:p>
              </table:table-cell>
              <table:table-cell office:value-type="float" office:value="0.37221">
                <text:p>0.37221</text:p>
              </table:table-cell>
              <table:table-cell office:value-type="float" office:value="0.489048">
                <text:p>0.489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469">
                <text:p>6.55469</text:p>
              </table:table-cell>
              <table:table-cell office:value-type="float" office:value="0.488411">
                <text:p>0.488411</text:p>
              </table:table-cell>
              <table:table-cell office:value-type="float" office:value="0.369436">
                <text:p>0.369436</text:p>
              </table:table-cell>
              <table:table-cell office:value-type="float" office:value="0.487585">
                <text:p>0.4875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7031">
                <text:p>6.57031</text:p>
              </table:table-cell>
              <table:table-cell office:value-type="float" office:value="0.487994">
                <text:p>0.487994</text:p>
              </table:table-cell>
              <table:table-cell office:value-type="float" office:value="0.368672">
                <text:p>0.368672</text:p>
              </table:table-cell>
              <table:table-cell office:value-type="float" office:value="0.487757">
                <text:p>0.4877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594">
                <text:p>6.58594</text:p>
              </table:table-cell>
              <table:table-cell office:value-type="float" office:value="0.486967">
                <text:p>0.486967</text:p>
              </table:table-cell>
              <table:table-cell office:value-type="float" office:value="0.365882">
                <text:p>0.365882</text:p>
              </table:table-cell>
              <table:table-cell office:value-type="float" office:value="0.487215">
                <text:p>0.487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156">
                <text:p>6.60156</text:p>
              </table:table-cell>
              <table:table-cell office:value-type="float" office:value="0.485396">
                <text:p>0.485396</text:p>
              </table:table-cell>
              <table:table-cell office:value-type="float" office:value="0.363237">
                <text:p>0.363237</text:p>
              </table:table-cell>
              <table:table-cell office:value-type="float" office:value="0.485265">
                <text:p>0.4852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719">
                <text:p>6.61719</text:p>
              </table:table-cell>
              <table:table-cell office:value-type="float" office:value="0.484507">
                <text:p>0.484507</text:p>
              </table:table-cell>
              <table:table-cell office:value-type="float" office:value="0.365614">
                <text:p>0.365614</text:p>
              </table:table-cell>
              <table:table-cell office:value-type="float" office:value="0.483077">
                <text:p>0.4830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281">
                <text:p>6.63281</text:p>
              </table:table-cell>
              <table:table-cell office:value-type="float" office:value="0.484555">
                <text:p>0.484555</text:p>
              </table:table-cell>
              <table:table-cell office:value-type="float" office:value="0.369001">
                <text:p>0.369001</text:p>
              </table:table-cell>
              <table:table-cell office:value-type="float" office:value="0.481817">
                <text:p>0.4818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844">
                <text:p>6.64844</text:p>
              </table:table-cell>
              <table:table-cell office:value-type="float" office:value="0.484649">
                <text:p>0.484649</text:p>
              </table:table-cell>
              <table:table-cell office:value-type="float" office:value="0.364812">
                <text:p>0.364812</text:p>
              </table:table-cell>
              <table:table-cell office:value-type="float" office:value="0.481232">
                <text:p>0.4812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406">
                <text:p>6.66406</text:p>
              </table:table-cell>
              <table:table-cell office:value-type="float" office:value="0.485653">
                <text:p>0.485653</text:p>
              </table:table-cell>
              <table:table-cell office:value-type="float" office:value="0.357137">
                <text:p>0.357137</text:p>
              </table:table-cell>
              <table:table-cell office:value-type="float" office:value="0.480892">
                <text:p>0.4808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969">
                <text:p>6.67969</text:p>
              </table:table-cell>
              <table:table-cell office:value-type="float" office:value="0.486915">
                <text:p>0.486915</text:p>
              </table:table-cell>
              <table:table-cell office:value-type="float" office:value="0.351245">
                <text:p>0.351245</text:p>
              </table:table-cell>
              <table:table-cell office:value-type="float" office:value="0.478851">
                <text:p>0.4788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531">
                <text:p>6.69531</text:p>
              </table:table-cell>
              <table:table-cell office:value-type="float" office:value="0.487496">
                <text:p>0.487496</text:p>
              </table:table-cell>
              <table:table-cell office:value-type="float" office:value="0.354044">
                <text:p>0.354044</text:p>
              </table:table-cell>
              <table:table-cell office:value-type="float" office:value="0.477549">
                <text:p>0.4775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1094">
                <text:p>6.71094</text:p>
              </table:table-cell>
              <table:table-cell office:value-type="float" office:value="0.486832">
                <text:p>0.486832</text:p>
              </table:table-cell>
              <table:table-cell office:value-type="float" office:value="0.357567">
                <text:p>0.357567</text:p>
              </table:table-cell>
              <table:table-cell office:value-type="float" office:value="0.477405">
                <text:p>0.4774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656">
                <text:p>6.72656</text:p>
              </table:table-cell>
              <table:table-cell office:value-type="float" office:value="0.486307">
                <text:p>0.486307</text:p>
              </table:table-cell>
              <table:table-cell office:value-type="float" office:value="0.354056">
                <text:p>0.354056</text:p>
              </table:table-cell>
              <table:table-cell office:value-type="float" office:value="0.474834">
                <text:p>0.4748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4219">
                <text:p>6.74219</text:p>
              </table:table-cell>
              <table:table-cell office:value-type="float" office:value="0.485111">
                <text:p>0.485111</text:p>
              </table:table-cell>
              <table:table-cell office:value-type="float" office:value="0.347983">
                <text:p>0.347983</text:p>
              </table:table-cell>
              <table:table-cell office:value-type="float" office:value="0.471806">
                <text:p>0.4718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781">
                <text:p>6.75781</text:p>
              </table:table-cell>
              <table:table-cell office:value-type="float" office:value="0.484417">
                <text:p>0.484417</text:p>
              </table:table-cell>
              <table:table-cell office:value-type="float" office:value="0.343784">
                <text:p>0.343784</text:p>
              </table:table-cell>
              <table:table-cell office:value-type="float" office:value="0.470994">
                <text:p>0.4709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344">
                <text:p>6.77344</text:p>
              </table:table-cell>
              <table:table-cell office:value-type="float" office:value="0.484156">
                <text:p>0.484156</text:p>
              </table:table-cell>
              <table:table-cell office:value-type="float" office:value="0.343411">
                <text:p>0.343411</text:p>
              </table:table-cell>
              <table:table-cell office:value-type="float" office:value="0.470528">
                <text:p>0.4705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906">
                <text:p>6.78906</text:p>
              </table:table-cell>
              <table:table-cell office:value-type="float" office:value="0.482715">
                <text:p>0.482715</text:p>
              </table:table-cell>
              <table:table-cell office:value-type="float" office:value="0.342492">
                <text:p>0.342492</text:p>
              </table:table-cell>
              <table:table-cell office:value-type="float" office:value="0.46869">
                <text:p>0.468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469">
                <text:p>6.80469</text:p>
              </table:table-cell>
              <table:table-cell office:value-type="float" office:value="0.481581">
                <text:p>0.481581</text:p>
              </table:table-cell>
              <table:table-cell office:value-type="float" office:value="0.341171">
                <text:p>0.341171</text:p>
              </table:table-cell>
              <table:table-cell office:value-type="float" office:value="0.467982">
                <text:p>0.4679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031">
                <text:p>6.82031</text:p>
              </table:table-cell>
              <table:table-cell office:value-type="float" office:value="0.481343">
                <text:p>0.481343</text:p>
              </table:table-cell>
              <table:table-cell office:value-type="float" office:value="0.341722">
                <text:p>0.341722</text:p>
              </table:table-cell>
              <table:table-cell office:value-type="float" office:value="0.46956">
                <text:p>0.469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594">
                <text:p>6.83594</text:p>
              </table:table-cell>
              <table:table-cell office:value-type="float" office:value="0.480169">
                <text:p>0.480169</text:p>
              </table:table-cell>
              <table:table-cell office:value-type="float" office:value="0.3423">
                <text:p>0.3423</text:p>
              </table:table-cell>
              <table:table-cell office:value-type="float" office:value="0.470104">
                <text:p>0.470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5156">
                <text:p>6.85156</text:p>
              </table:table-cell>
              <table:table-cell office:value-type="float" office:value="0.479533">
                <text:p>0.479533</text:p>
              </table:table-cell>
              <table:table-cell office:value-type="float" office:value="0.341464">
                <text:p>0.341464</text:p>
              </table:table-cell>
              <table:table-cell office:value-type="float" office:value="0.466321">
                <text:p>0.4663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719">
                <text:p>6.86719</text:p>
              </table:table-cell>
              <table:table-cell office:value-type="float" office:value="0.47831">
                <text:p>0.47831</text:p>
              </table:table-cell>
              <table:table-cell office:value-type="float" office:value="0.341579">
                <text:p>0.341579</text:p>
              </table:table-cell>
              <table:table-cell office:value-type="float" office:value="0.461031">
                <text:p>0.4610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8281">
                <text:p>6.88281</text:p>
              </table:table-cell>
              <table:table-cell office:value-type="float" office:value="0.475996">
                <text:p>0.475996</text:p>
              </table:table-cell>
              <table:table-cell office:value-type="float" office:value="0.342355">
                <text:p>0.342355</text:p>
              </table:table-cell>
              <table:table-cell office:value-type="float" office:value="0.457938">
                <text:p>0.4579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844">
                <text:p>6.89844</text:p>
              </table:table-cell>
              <table:table-cell office:value-type="float" office:value="0.472311">
                <text:p>0.472311</text:p>
              </table:table-cell>
              <table:table-cell office:value-type="float" office:value="0.33906">
                <text:p>0.33906</text:p>
              </table:table-cell>
              <table:table-cell office:value-type="float" office:value="0.457387">
                <text:p>0.4573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406">
                <text:p>6.91406</text:p>
              </table:table-cell>
              <table:table-cell office:value-type="float" office:value="0.469146">
                <text:p>0.469146</text:p>
              </table:table-cell>
              <table:table-cell office:value-type="float" office:value="0.335638">
                <text:p>0.335638</text:p>
              </table:table-cell>
              <table:table-cell office:value-type="float" office:value="0.455789">
                <text:p>0.455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969">
                <text:p>6.92969</text:p>
              </table:table-cell>
              <table:table-cell office:value-type="float" office:value="0.466475">
                <text:p>0.466475</text:p>
              </table:table-cell>
              <table:table-cell office:value-type="float" office:value="0.334902">
                <text:p>0.334902</text:p>
              </table:table-cell>
              <table:table-cell office:value-type="float" office:value="0.453495">
                <text:p>0.4534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531">
                <text:p>6.94531</text:p>
              </table:table-cell>
              <table:table-cell office:value-type="float" office:value="0.464426">
                <text:p>0.464426</text:p>
              </table:table-cell>
              <table:table-cell office:value-type="float" office:value="0.332192">
                <text:p>0.332192</text:p>
              </table:table-cell>
              <table:table-cell office:value-type="float" office:value="0.453251">
                <text:p>0.4532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6094">
                <text:p>6.96094</text:p>
              </table:table-cell>
              <table:table-cell office:value-type="float" office:value="0.462206">
                <text:p>0.462206</text:p>
              </table:table-cell>
              <table:table-cell office:value-type="float" office:value="0.329198">
                <text:p>0.329198</text:p>
              </table:table-cell>
              <table:table-cell office:value-type="float" office:value="0.45356">
                <text:p>0.453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656">
                <text:p>6.97656</text:p>
              </table:table-cell>
              <table:table-cell office:value-type="float" office:value="0.46047">
                <text:p>0.46047</text:p>
              </table:table-cell>
              <table:table-cell office:value-type="float" office:value="0.328753">
                <text:p>0.328753</text:p>
              </table:table-cell>
              <table:table-cell office:value-type="float" office:value="0.450978">
                <text:p>0.4509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9219">
                <text:p>6.99219</text:p>
              </table:table-cell>
              <table:table-cell office:value-type="float" office:value="0.458369">
                <text:p>0.458369</text:p>
              </table:table-cell>
              <table:table-cell office:value-type="float" office:value="0.329503">
                <text:p>0.329503</text:p>
              </table:table-cell>
              <table:table-cell office:value-type="float" office:value="0.446907">
                <text:p>0.4469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781">
                <text:p>7.00781</text:p>
              </table:table-cell>
              <table:table-cell office:value-type="float" office:value="0.455249">
                <text:p>0.455249</text:p>
              </table:table-cell>
              <table:table-cell office:value-type="float" office:value="0.327949">
                <text:p>0.327949</text:p>
              </table:table-cell>
              <table:table-cell office:value-type="float" office:value="0.4431">
                <text:p>0.44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344">
                <text:p>7.02344</text:p>
              </table:table-cell>
              <table:table-cell office:value-type="float" office:value="0.45161">
                <text:p>0.45161</text:p>
              </table:table-cell>
              <table:table-cell office:value-type="float" office:value="0.324448">
                <text:p>0.324448</text:p>
              </table:table-cell>
              <table:table-cell office:value-type="float" office:value="0.442112">
                <text:p>0.4421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906">
                <text:p>7.03906</text:p>
              </table:table-cell>
              <table:table-cell office:value-type="float" office:value="0.449883">
                <text:p>0.449883</text:p>
              </table:table-cell>
              <table:table-cell office:value-type="float" office:value="0.32243">
                <text:p>0.32243</text:p>
              </table:table-cell>
              <table:table-cell office:value-type="float" office:value="0.442613">
                <text:p>0.4426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469">
                <text:p>7.05469</text:p>
              </table:table-cell>
              <table:table-cell office:value-type="float" office:value="0.448088">
                <text:p>0.448088</text:p>
              </table:table-cell>
              <table:table-cell office:value-type="float" office:value="0.322449">
                <text:p>0.322449</text:p>
              </table:table-cell>
              <table:table-cell office:value-type="float" office:value="0.440866">
                <text:p>0.4408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031">
                <text:p>7.07031</text:p>
              </table:table-cell>
              <table:table-cell office:value-type="float" office:value="0.446278">
                <text:p>0.446278</text:p>
              </table:table-cell>
              <table:table-cell office:value-type="float" office:value="0.325461">
                <text:p>0.325461</text:p>
              </table:table-cell>
              <table:table-cell office:value-type="float" office:value="0.43641">
                <text:p>0.436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594">
                <text:p>7.08594</text:p>
              </table:table-cell>
              <table:table-cell office:value-type="float" office:value="0.4444">
                <text:p>0.4444</text:p>
              </table:table-cell>
              <table:table-cell office:value-type="float" office:value="0.32777">
                <text:p>0.32777</text:p>
              </table:table-cell>
              <table:table-cell office:value-type="float" office:value="0.432483">
                <text:p>0.4324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0156">
                <text:p>7.10156</text:p>
              </table:table-cell>
              <table:table-cell office:value-type="float" office:value="0.442003">
                <text:p>0.442003</text:p>
              </table:table-cell>
              <table:table-cell office:value-type="float" office:value="0.323558">
                <text:p>0.323558</text:p>
              </table:table-cell>
              <table:table-cell office:value-type="float" office:value="0.430412">
                <text:p>0.4304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719">
                <text:p>7.11719</text:p>
              </table:table-cell>
              <table:table-cell office:value-type="float" office:value="0.439222">
                <text:p>0.439222</text:p>
              </table:table-cell>
              <table:table-cell office:value-type="float" office:value="0.320947">
                <text:p>0.320947</text:p>
              </table:table-cell>
              <table:table-cell office:value-type="float" office:value="0.43259">
                <text:p>0.432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3281">
                <text:p>7.13281</text:p>
              </table:table-cell>
              <table:table-cell office:value-type="float" office:value="0.436654">
                <text:p>0.436654</text:p>
              </table:table-cell>
              <table:table-cell office:value-type="float" office:value="0.320266">
                <text:p>0.320266</text:p>
              </table:table-cell>
              <table:table-cell office:value-type="float" office:value="0.433809">
                <text:p>0.4338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844">
                <text:p>7.14844</text:p>
              </table:table-cell>
              <table:table-cell office:value-type="float" office:value="0.4346">
                <text:p>0.4346</text:p>
              </table:table-cell>
              <table:table-cell office:value-type="float" office:value="0.320198">
                <text:p>0.320198</text:p>
              </table:table-cell>
              <table:table-cell office:value-type="float" office:value="0.43151">
                <text:p>0.431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406">
                <text:p>7.16406</text:p>
              </table:table-cell>
              <table:table-cell office:value-type="float" office:value="0.431831">
                <text:p>0.431831</text:p>
              </table:table-cell>
              <table:table-cell office:value-type="float" office:value="0.321123">
                <text:p>0.321123</text:p>
              </table:table-cell>
              <table:table-cell office:value-type="float" office:value="0.427419">
                <text:p>0.4274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969">
                <text:p>7.17969</text:p>
              </table:table-cell>
              <table:table-cell office:value-type="float" office:value="0.429217">
                <text:p>0.429217</text:p>
              </table:table-cell>
              <table:table-cell office:value-type="float" office:value="0.323058">
                <text:p>0.323058</text:p>
              </table:table-cell>
              <table:table-cell office:value-type="float" office:value="0.424888">
                <text:p>0.4248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531">
                <text:p>7.19531</text:p>
              </table:table-cell>
              <table:table-cell office:value-type="float" office:value="0.4267">
                <text:p>0.4267</text:p>
              </table:table-cell>
              <table:table-cell office:value-type="float" office:value="0.320963">
                <text:p>0.320963</text:p>
              </table:table-cell>
              <table:table-cell office:value-type="float" office:value="0.422594">
                <text:p>0.4225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1094">
                <text:p>7.21094</text:p>
              </table:table-cell>
              <table:table-cell office:value-type="float" office:value="0.425074">
                <text:p>0.425074</text:p>
              </table:table-cell>
              <table:table-cell office:value-type="float" office:value="0.319398">
                <text:p>0.319398</text:p>
              </table:table-cell>
              <table:table-cell office:value-type="float" office:value="0.424109">
                <text:p>0.4241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656">
                <text:p>7.22656</text:p>
              </table:table-cell>
              <table:table-cell office:value-type="float" office:value="0.422427">
                <text:p>0.422427</text:p>
              </table:table-cell>
              <table:table-cell office:value-type="float" office:value="0.317556">
                <text:p>0.317556</text:p>
              </table:table-cell>
              <table:table-cell office:value-type="float" office:value="0.42313">
                <text:p>0.42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4219">
                <text:p>7.24219</text:p>
              </table:table-cell>
              <table:table-cell office:value-type="float" office:value="0.420047">
                <text:p>0.420047</text:p>
              </table:table-cell>
              <table:table-cell office:value-type="float" office:value="0.317962">
                <text:p>0.317962</text:p>
              </table:table-cell>
              <table:table-cell office:value-type="float" office:value="0.423473">
                <text:p>0.4234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781">
                <text:p>7.25781</text:p>
              </table:table-cell>
              <table:table-cell office:value-type="float" office:value="0.416423">
                <text:p>0.416423</text:p>
              </table:table-cell>
              <table:table-cell office:value-type="float" office:value="0.316554">
                <text:p>0.316554</text:p>
              </table:table-cell>
              <table:table-cell office:value-type="float" office:value="0.421194">
                <text:p>0.4211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7344">
                <text:p>7.27344</text:p>
              </table:table-cell>
              <table:table-cell office:value-type="float" office:value="0.415551">
                <text:p>0.415551</text:p>
              </table:table-cell>
              <table:table-cell office:value-type="float" office:value="0.316509">
                <text:p>0.316509</text:p>
              </table:table-cell>
              <table:table-cell office:value-type="float" office:value="0.421703">
                <text:p>0.4217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906">
                <text:p>7.28906</text:p>
              </table:table-cell>
              <table:table-cell office:value-type="float" office:value="0.414262">
                <text:p>0.414262</text:p>
              </table:table-cell>
              <table:table-cell office:value-type="float" office:value="0.315439">
                <text:p>0.315439</text:p>
              </table:table-cell>
              <table:table-cell office:value-type="float" office:value="0.42079">
                <text:p>0.420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469">
                <text:p>7.30469</text:p>
              </table:table-cell>
              <table:table-cell office:value-type="float" office:value="0.41571">
                <text:p>0.41571</text:p>
              </table:table-cell>
              <table:table-cell office:value-type="float" office:value="0.322469">
                <text:p>0.322469</text:p>
              </table:table-cell>
              <table:table-cell office:value-type="float" office:value="0.424729">
                <text:p>0.4247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2031">
                <text:p>7.32031</text:p>
              </table:table-cell>
              <table:table-cell office:value-type="float" office:value="0.41213">
                <text:p>0.41213</text:p>
              </table:table-cell>
              <table:table-cell office:value-type="float" office:value="0.326648">
                <text:p>0.326648</text:p>
              </table:table-cell>
              <table:table-cell office:value-type="float" office:value="0.425788">
                <text:p>0.4257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594">
                <text:p>7.33594</text:p>
              </table:table-cell>
              <table:table-cell office:value-type="float" office:value="0.411578">
                <text:p>0.411578</text:p>
              </table:table-cell>
              <table:table-cell office:value-type="float" office:value="0.332344">
                <text:p>0.332344</text:p>
              </table:table-cell>
              <table:table-cell office:value-type="float" office:value="0.427011">
                <text:p>0.4270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5156">
                <text:p>7.35156</text:p>
              </table:table-cell>
              <table:table-cell office:value-type="float" office:value="0.407922">
                <text:p>0.407922</text:p>
              </table:table-cell>
              <table:table-cell office:value-type="float" office:value="0.333471">
                <text:p>0.333471</text:p>
              </table:table-cell>
              <table:table-cell office:value-type="float" office:value="0.420007">
                <text:p>0.4200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719">
                <text:p>7.36719</text:p>
              </table:table-cell>
              <table:table-cell office:value-type="float" office:value="0.410313">
                <text:p>0.410313</text:p>
              </table:table-cell>
              <table:table-cell office:value-type="float" office:value="0.33648">
                <text:p>0.33648</text:p>
              </table:table-cell>
              <table:table-cell office:value-type="float" office:value="0.421311">
                <text:p>0.4213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8281">
                <text:p>7.38281</text:p>
              </table:table-cell>
              <table:table-cell office:value-type="float" office:value="0.407505">
                <text:p>0.407505</text:p>
              </table:table-cell>
              <table:table-cell office:value-type="float" office:value="0.330978">
                <text:p>0.330978</text:p>
              </table:table-cell>
              <table:table-cell office:value-type="float" office:value="0.421178">
                <text:p>0.4211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844">
                <text:p>7.39844</text:p>
              </table:table-cell>
              <table:table-cell office:value-type="float" office:value="0.411871">
                <text:p>0.411871</text:p>
              </table:table-cell>
              <table:table-cell office:value-type="float" office:value="0.333911">
                <text:p>0.333911</text:p>
              </table:table-cell>
              <table:table-cell office:value-type="float" office:value="0.425567">
                <text:p>0.4255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406">
                <text:p>7.41406</text:p>
              </table:table-cell>
              <table:table-cell office:value-type="float" office:value="0.405">
                <text:p>0.405</text:p>
              </table:table-cell>
              <table:table-cell office:value-type="float" office:value="0.33046">
                <text:p>0.33046</text:p>
              </table:table-cell>
              <table:table-cell office:value-type="float" office:value="0.419775">
                <text:p>0.4197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969">
                <text:p>7.42969</text:p>
              </table:table-cell>
              <table:table-cell office:value-type="float" office:value="0.407752">
                <text:p>0.407752</text:p>
              </table:table-cell>
              <table:table-cell office:value-type="float" office:value="0.332879">
                <text:p>0.332879</text:p>
              </table:table-cell>
              <table:table-cell office:value-type="float" office:value="0.424408">
                <text:p>0.4244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531">
                <text:p>7.44531</text:p>
              </table:table-cell>
              <table:table-cell office:value-type="float" office:value="0.396509">
                <text:p>0.396509</text:p>
              </table:table-cell>
              <table:table-cell office:value-type="float" office:value="0.322293">
                <text:p>0.322293</text:p>
              </table:table-cell>
              <table:table-cell office:value-type="float" office:value="0.415317">
                <text:p>0.4153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6094">
                <text:p>7.46094</text:p>
              </table:table-cell>
              <table:table-cell office:value-type="float" office:value="0.410056">
                <text:p>0.410056</text:p>
              </table:table-cell>
              <table:table-cell office:value-type="float" office:value="0.317352">
                <text:p>0.317352</text:p>
              </table:table-cell>
              <table:table-cell office:value-type="float" office:value="0.41817">
                <text:p>0.418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656">
                <text:p>7.47656</text:p>
              </table:table-cell>
              <table:table-cell office:value-type="float" office:value="0.386806">
                <text:p>0.386806</text:p>
              </table:table-cell>
              <table:table-cell office:value-type="float" office:value="0.298476">
                <text:p>0.298476</text:p>
              </table:table-cell>
              <table:table-cell office:value-type="float" office:value="0.380924">
                <text:p>0.3809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9219">
                <text:p>7.49219</text:p>
              </table:table-cell>
              <table:table-cell office:value-type="float" office:value="0.386807">
                <text:p>0.386807</text:p>
              </table:table-cell>
              <table:table-cell office:value-type="float" office:value="0.298477">
                <text:p>0.298477</text:p>
              </table:table-cell>
              <table:table-cell office:value-type="float" office:value="0.380929">
                <text:p>0.380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53cm" svg:y="2.843cm" chart:style-name="ch2"/>
        <chart:plot-area chart:style-name="ch3" table:cell-range-address="Sheet1.K2:Sheet1.N483" chart:data-source-has-labels="row" svg:x="0.16cm" svg:y="0.14cm" svg:width="6.2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483" chart:label-cell-address="Sheet1.L2:Sheet1.L2" chart:class="chart:scatter">
            <chart:domain table:cell-range-address="Sheet1.K3:Sheet1.K483"/>
            <chart:data-point chart:repeated="481"/>
          </chart:series>
          <chart:series chart:style-name="ch7" chart:values-cell-range-address="Sheet1.M3:Sheet1.M483" chart:label-cell-address="Sheet1.M2:Sheet1.M2" chart:class="chart:scatter">
            <chart:data-point chart:repeated="481"/>
          </chart:series>
          <chart:series chart:style-name="ch8" chart:values-cell-range-address="Sheet1.N3:Sheet1.N483" chart:label-cell-address="Sheet1.N2:Sheet1.N2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Sheet1.L2:Sheet1.L2">Z=4</text:p>
              </table:table-cell>
              <table:table-cell office:value-type="string">
                <text:p text:id="Sheet1.M2:Sheet1.M2">Z=24</text:p>
              </table:table-cell>
              <table:table-cell office:value-type="string">
                <text:p text:id="Sheet1.N2:Sheet1.N2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78125">
                <text:p text:id="Sheet1.K3:Sheet1.K483">-0.0078125</text:p>
              </table:table-cell>
              <table:table-cell office:value-type="float" office:value="0">
                <text:p text:id="Sheet1.L3:Sheet1.L483">0</text:p>
              </table:table-cell>
              <table:table-cell office:value-type="float" office:value="0">
                <text:p text:id="Sheet1.M3:Sheet1.M483">0</text:p>
              </table:table-cell>
              <table:table-cell office:value-type="float" office:value="0">
                <text:p text:id="Sheet1.N3:Sheet1.N48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352769">
                <text:p>0.0352769</text:p>
              </table:table-cell>
              <table:table-cell office:value-type="float" office:value="0.0263594">
                <text:p>0.0263594</text:p>
              </table:table-cell>
              <table:table-cell office:value-type="float" office:value="0.0339209">
                <text:p>0.0339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4375">
                <text:p>0.0234375</text:p>
              </table:table-cell>
              <table:table-cell office:value-type="float" office:value="0.0638439">
                <text:p>0.0638439</text:p>
              </table:table-cell>
              <table:table-cell office:value-type="float" office:value="0.0963918">
                <text:p>0.0963918</text:p>
              </table:table-cell>
              <table:table-cell office:value-type="float" office:value="0.112086">
                <text:p>0.112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05906">
                <text:p>0.105906</text:p>
              </table:table-cell>
              <table:table-cell office:value-type="float" office:value="0.158372">
                <text:p>0.158372</text:p>
              </table:table-cell>
              <table:table-cell office:value-type="float" office:value="0.158864">
                <text:p>0.15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6875">
                <text:p>0.0546875</text:p>
              </table:table-cell>
              <table:table-cell office:value-type="float" office:value="0.126124">
                <text:p>0.126124</text:p>
              </table:table-cell>
              <table:table-cell office:value-type="float" office:value="0.19243">
                <text:p>0.19243</text:p>
              </table:table-cell>
              <table:table-cell office:value-type="float" office:value="0.182012">
                <text:p>0.182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465">
                <text:p>0.1465</text:p>
              </table:table-cell>
              <table:table-cell office:value-type="float" office:value="0.215422">
                <text:p>0.215422</text:p>
              </table:table-cell>
              <table:table-cell office:value-type="float" office:value="0.197426">
                <text:p>0.197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4743">
                <text:p>0.164743</text:p>
              </table:table-cell>
              <table:table-cell office:value-type="float" office:value="0.227955">
                <text:p>0.227955</text:p>
              </table:table-cell>
              <table:table-cell office:value-type="float" office:value="0.211454">
                <text:p>0.211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562">
                <text:p>0.101562</text:p>
              </table:table-cell>
              <table:table-cell office:value-type="float" office:value="0.17612">
                <text:p>0.17612</text:p>
              </table:table-cell>
              <table:table-cell office:value-type="float" office:value="0.235682">
                <text:p>0.235682</text:p>
              </table:table-cell>
              <table:table-cell office:value-type="float" office:value="0.221485">
                <text:p>0.221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188">
                <text:p>0.117188</text:p>
              </table:table-cell>
              <table:table-cell office:value-type="float" office:value="0.188548">
                <text:p>0.188548</text:p>
              </table:table-cell>
              <table:table-cell office:value-type="float" office:value="0.240097">
                <text:p>0.240097</text:p>
              </table:table-cell>
              <table:table-cell office:value-type="float" office:value="0.227468">
                <text:p>0.227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812">
                <text:p>0.132812</text:p>
              </table:table-cell>
              <table:table-cell office:value-type="float" office:value="0.200624">
                <text:p>0.200624</text:p>
              </table:table-cell>
              <table:table-cell office:value-type="float" office:value="0.246656">
                <text:p>0.246656</text:p>
              </table:table-cell>
              <table:table-cell office:value-type="float" office:value="0.237355">
                <text:p>0.23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438">
                <text:p>0.148438</text:p>
              </table:table-cell>
              <table:table-cell office:value-type="float" office:value="0.211705">
                <text:p>0.211705</text:p>
              </table:table-cell>
              <table:table-cell office:value-type="float" office:value="0.255385">
                <text:p>0.255385</text:p>
              </table:table-cell>
              <table:table-cell office:value-type="float" office:value="0.247871">
                <text:p>0.24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062">
                <text:p>0.164062</text:p>
              </table:table-cell>
              <table:table-cell office:value-type="float" office:value="0.217875">
                <text:p>0.217875</text:p>
              </table:table-cell>
              <table:table-cell office:value-type="float" office:value="0.262308">
                <text:p>0.262308</text:p>
              </table:table-cell>
              <table:table-cell office:value-type="float" office:value="0.256449">
                <text:p>0.256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688">
                <text:p>0.179688</text:p>
              </table:table-cell>
              <table:table-cell office:value-type="float" office:value="0.226909">
                <text:p>0.226909</text:p>
              </table:table-cell>
              <table:table-cell office:value-type="float" office:value="0.267632">
                <text:p>0.267632</text:p>
              </table:table-cell>
              <table:table-cell office:value-type="float" office:value="0.261624">
                <text:p>0.261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312">
                <text:p>0.195312</text:p>
              </table:table-cell>
              <table:table-cell office:value-type="float" office:value="0.237362">
                <text:p>0.237362</text:p>
              </table:table-cell>
              <table:table-cell office:value-type="float" office:value="0.274577">
                <text:p>0.274577</text:p>
              </table:table-cell>
              <table:table-cell office:value-type="float" office:value="0.265007">
                <text:p>0.265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938">
                <text:p>0.210938</text:p>
              </table:table-cell>
              <table:table-cell office:value-type="float" office:value="0.249338">
                <text:p>0.249338</text:p>
              </table:table-cell>
              <table:table-cell office:value-type="float" office:value="0.286082">
                <text:p>0.286082</text:p>
              </table:table-cell>
              <table:table-cell office:value-type="float" office:value="0.272998">
                <text:p>0.272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62">
                <text:p>0.226562</text:p>
              </table:table-cell>
              <table:table-cell office:value-type="float" office:value="0.254713">
                <text:p>0.254713</text:p>
              </table:table-cell>
              <table:table-cell office:value-type="float" office:value="0.298021">
                <text:p>0.298021</text:p>
              </table:table-cell>
              <table:table-cell office:value-type="float" office:value="0.278946">
                <text:p>0.278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2188">
                <text:p>0.242188</text:p>
              </table:table-cell>
              <table:table-cell office:value-type="float" office:value="0.26165">
                <text:p>0.26165</text:p>
              </table:table-cell>
              <table:table-cell office:value-type="float" office:value="0.308186">
                <text:p>0.308186</text:p>
              </table:table-cell>
              <table:table-cell office:value-type="float" office:value="0.285338">
                <text:p>0.285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12">
                <text:p>0.257812</text:p>
              </table:table-cell>
              <table:table-cell office:value-type="float" office:value="0.274506">
                <text:p>0.274506</text:p>
              </table:table-cell>
              <table:table-cell office:value-type="float" office:value="0.317845">
                <text:p>0.317845</text:p>
              </table:table-cell>
              <table:table-cell office:value-type="float" office:value="0.293827">
                <text:p>0.293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3438">
                <text:p>0.273438</text:p>
              </table:table-cell>
              <table:table-cell office:value-type="float" office:value="0.28069">
                <text:p>0.28069</text:p>
              </table:table-cell>
              <table:table-cell office:value-type="float" office:value="0.32613">
                <text:p>0.32613</text:p>
              </table:table-cell>
              <table:table-cell office:value-type="float" office:value="0.300162">
                <text:p>0.300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0.286003">
                <text:p>0.286003</text:p>
              </table:table-cell>
              <table:table-cell office:value-type="float" office:value="0.33493">
                <text:p>0.33493</text:p>
              </table:table-cell>
              <table:table-cell office:value-type="float" office:value="0.304678">
                <text:p>0.304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688">
                <text:p>0.304688</text:p>
              </table:table-cell>
              <table:table-cell office:value-type="float" office:value="0.295957">
                <text:p>0.295957</text:p>
              </table:table-cell>
              <table:table-cell office:value-type="float" office:value="0.346263">
                <text:p>0.346263</text:p>
              </table:table-cell>
              <table:table-cell office:value-type="float" office:value="0.307893">
                <text:p>0.3078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312">
                <text:p>0.320312</text:p>
              </table:table-cell>
              <table:table-cell office:value-type="float" office:value="0.309973">
                <text:p>0.309973</text:p>
              </table:table-cell>
              <table:table-cell office:value-type="float" office:value="0.359827">
                <text:p>0.359827</text:p>
              </table:table-cell>
              <table:table-cell office:value-type="float" office:value="0.313981">
                <text:p>0.31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938">
                <text:p>0.335938</text:p>
              </table:table-cell>
              <table:table-cell office:value-type="float" office:value="0.320742">
                <text:p>0.320742</text:p>
              </table:table-cell>
              <table:table-cell office:value-type="float" office:value="0.373724">
                <text:p>0.373724</text:p>
              </table:table-cell>
              <table:table-cell office:value-type="float" office:value="0.32167">
                <text:p>0.32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562">
                <text:p>0.351562</text:p>
              </table:table-cell>
              <table:table-cell office:value-type="float" office:value="0.328033">
                <text:p>0.328033</text:p>
              </table:table-cell>
              <table:table-cell office:value-type="float" office:value="0.385812">
                <text:p>0.385812</text:p>
              </table:table-cell>
              <table:table-cell office:value-type="float" office:value="0.326158">
                <text:p>0.326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7188">
                <text:p>0.367188</text:p>
              </table:table-cell>
              <table:table-cell office:value-type="float" office:value="0.337632">
                <text:p>0.337632</text:p>
              </table:table-cell>
              <table:table-cell office:value-type="float" office:value="0.397827">
                <text:p>0.397827</text:p>
              </table:table-cell>
              <table:table-cell office:value-type="float" office:value="0.331009">
                <text:p>0.331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2812">
                <text:p>0.382812</text:p>
              </table:table-cell>
              <table:table-cell office:value-type="float" office:value="0.348082">
                <text:p>0.348082</text:p>
              </table:table-cell>
              <table:table-cell office:value-type="float" office:value="0.410857">
                <text:p>0.410857</text:p>
              </table:table-cell>
              <table:table-cell office:value-type="float" office:value="0.335412">
                <text:p>0.335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8438">
                <text:p>0.398438</text:p>
              </table:table-cell>
              <table:table-cell office:value-type="float" office:value="0.357001">
                <text:p>0.357001</text:p>
              </table:table-cell>
              <table:table-cell office:value-type="float" office:value="0.424325">
                <text:p>0.424325</text:p>
              </table:table-cell>
              <table:table-cell office:value-type="float" office:value="0.34119">
                <text:p>0.34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062">
                <text:p>0.414062</text:p>
              </table:table-cell>
              <table:table-cell office:value-type="float" office:value="0.364647">
                <text:p>0.364647</text:p>
              </table:table-cell>
              <table:table-cell office:value-type="float" office:value="0.43635">
                <text:p>0.43635</text:p>
              </table:table-cell>
              <table:table-cell office:value-type="float" office:value="0.347244">
                <text:p>0.347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688">
                <text:p>0.429688</text:p>
              </table:table-cell>
              <table:table-cell office:value-type="float" office:value="0.370594">
                <text:p>0.370594</text:p>
              </table:table-cell>
              <table:table-cell office:value-type="float" office:value="0.44875">
                <text:p>0.44875</text:p>
              </table:table-cell>
              <table:table-cell office:value-type="float" office:value="0.352986">
                <text:p>0.352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312">
                <text:p>0.445312</text:p>
              </table:table-cell>
              <table:table-cell office:value-type="float" office:value="0.379395">
                <text:p>0.379395</text:p>
              </table:table-cell>
              <table:table-cell office:value-type="float" office:value="0.461574">
                <text:p>0.461574</text:p>
              </table:table-cell>
              <table:table-cell office:value-type="float" office:value="0.359361">
                <text:p>0.359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0938">
                <text:p>0.460938</text:p>
              </table:table-cell>
              <table:table-cell office:value-type="float" office:value="0.38961">
                <text:p>0.38961</text:p>
              </table:table-cell>
              <table:table-cell office:value-type="float" office:value="0.474855">
                <text:p>0.474855</text:p>
              </table:table-cell>
              <table:table-cell office:value-type="float" office:value="0.366988">
                <text:p>0.366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6562">
                <text:p>0.476562</text:p>
              </table:table-cell>
              <table:table-cell office:value-type="float" office:value="0.397078">
                <text:p>0.397078</text:p>
              </table:table-cell>
              <table:table-cell office:value-type="float" office:value="0.487626">
                <text:p>0.487626</text:p>
              </table:table-cell>
              <table:table-cell office:value-type="float" office:value="0.371428">
                <text:p>0.371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88">
                <text:p>0.492188</text:p>
              </table:table-cell>
              <table:table-cell office:value-type="float" office:value="0.402941">
                <text:p>0.402941</text:p>
              </table:table-cell>
              <table:table-cell office:value-type="float" office:value="0.498064">
                <text:p>0.498064</text:p>
              </table:table-cell>
              <table:table-cell office:value-type="float" office:value="0.376753">
                <text:p>0.376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7812">
                <text:p>0.507812</text:p>
              </table:table-cell>
              <table:table-cell office:value-type="float" office:value="0.407438">
                <text:p>0.407438</text:p>
              </table:table-cell>
              <table:table-cell office:value-type="float" office:value="0.508791">
                <text:p>0.508791</text:p>
              </table:table-cell>
              <table:table-cell office:value-type="float" office:value="0.381793">
                <text:p>0.381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3438">
                <text:p>0.523438</text:p>
              </table:table-cell>
              <table:table-cell office:value-type="float" office:value="0.412829">
                <text:p>0.412829</text:p>
              </table:table-cell>
              <table:table-cell office:value-type="float" office:value="0.521652">
                <text:p>0.521652</text:p>
              </table:table-cell>
              <table:table-cell office:value-type="float" office:value="0.38549">
                <text:p>0.3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9062">
                <text:p>0.539062</text:p>
              </table:table-cell>
              <table:table-cell office:value-type="float" office:value="0.418347">
                <text:p>0.418347</text:p>
              </table:table-cell>
              <table:table-cell office:value-type="float" office:value="0.534817">
                <text:p>0.534817</text:p>
              </table:table-cell>
              <table:table-cell office:value-type="float" office:value="0.38647">
                <text:p>0.38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4688">
                <text:p>0.554688</text:p>
              </table:table-cell>
              <table:table-cell office:value-type="float" office:value="0.426162">
                <text:p>0.426162</text:p>
              </table:table-cell>
              <table:table-cell office:value-type="float" office:value="0.544829">
                <text:p>0.544829</text:p>
              </table:table-cell>
              <table:table-cell office:value-type="float" office:value="0.389858">
                <text:p>0.389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0312">
                <text:p>0.570312</text:p>
              </table:table-cell>
              <table:table-cell office:value-type="float" office:value="0.433659">
                <text:p>0.433659</text:p>
              </table:table-cell>
              <table:table-cell office:value-type="float" office:value="0.554823">
                <text:p>0.554823</text:p>
              </table:table-cell>
              <table:table-cell office:value-type="float" office:value="0.396271">
                <text:p>0.396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5938">
                <text:p>0.585938</text:p>
              </table:table-cell>
              <table:table-cell office:value-type="float" office:value="0.43912">
                <text:p>0.43912</text:p>
              </table:table-cell>
              <table:table-cell office:value-type="float" office:value="0.566148">
                <text:p>0.566148</text:p>
              </table:table-cell>
              <table:table-cell office:value-type="float" office:value="0.40351">
                <text:p>0.40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1562">
                <text:p>0.601562</text:p>
              </table:table-cell>
              <table:table-cell office:value-type="float" office:value="0.444368">
                <text:p>0.444368</text:p>
              </table:table-cell>
              <table:table-cell office:value-type="float" office:value="0.576714">
                <text:p>0.576714</text:p>
              </table:table-cell>
              <table:table-cell office:value-type="float" office:value="0.411547">
                <text:p>0.411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188">
                <text:p>0.617188</text:p>
              </table:table-cell>
              <table:table-cell office:value-type="float" office:value="0.452202">
                <text:p>0.452202</text:p>
              </table:table-cell>
              <table:table-cell office:value-type="float" office:value="0.586674">
                <text:p>0.586674</text:p>
              </table:table-cell>
              <table:table-cell office:value-type="float" office:value="0.419783">
                <text:p>0.4197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2812">
                <text:p>0.632812</text:p>
              </table:table-cell>
              <table:table-cell office:value-type="float" office:value="0.4594">
                <text:p>0.4594</text:p>
              </table:table-cell>
              <table:table-cell office:value-type="float" office:value="0.595928">
                <text:p>0.595928</text:p>
              </table:table-cell>
              <table:table-cell office:value-type="float" office:value="0.42588">
                <text:p>0.42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438">
                <text:p>0.648438</text:p>
              </table:table-cell>
              <table:table-cell office:value-type="float" office:value="0.463735">
                <text:p>0.463735</text:p>
              </table:table-cell>
              <table:table-cell office:value-type="float" office:value="0.604423">
                <text:p>0.604423</text:p>
              </table:table-cell>
              <table:table-cell office:value-type="float" office:value="0.430652">
                <text:p>0.430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4062">
                <text:p>0.664062</text:p>
              </table:table-cell>
              <table:table-cell office:value-type="float" office:value="0.467919">
                <text:p>0.467919</text:p>
              </table:table-cell>
              <table:table-cell office:value-type="float" office:value="0.612534">
                <text:p>0.612534</text:p>
              </table:table-cell>
              <table:table-cell office:value-type="float" office:value="0.435485">
                <text:p>0.435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688">
                <text:p>0.679688</text:p>
              </table:table-cell>
              <table:table-cell office:value-type="float" office:value="0.474485">
                <text:p>0.474485</text:p>
              </table:table-cell>
              <table:table-cell office:value-type="float" office:value="0.620716">
                <text:p>0.620716</text:p>
              </table:table-cell>
              <table:table-cell office:value-type="float" office:value="0.44113">
                <text:p>0.44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312">
                <text:p>0.695312</text:p>
              </table:table-cell>
              <table:table-cell office:value-type="float" office:value="0.482172">
                <text:p>0.482172</text:p>
              </table:table-cell>
              <table:table-cell office:value-type="float" office:value="0.626288">
                <text:p>0.626288</text:p>
              </table:table-cell>
              <table:table-cell office:value-type="float" office:value="0.445129">
                <text:p>0.445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0938">
                <text:p>0.710938</text:p>
              </table:table-cell>
              <table:table-cell office:value-type="float" office:value="0.489974">
                <text:p>0.489974</text:p>
              </table:table-cell>
              <table:table-cell office:value-type="float" office:value="0.630119">
                <text:p>0.630119</text:p>
              </table:table-cell>
              <table:table-cell office:value-type="float" office:value="0.44728">
                <text:p>0.44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562">
                <text:p>0.726562</text:p>
              </table:table-cell>
              <table:table-cell office:value-type="float" office:value="0.494674">
                <text:p>0.494674</text:p>
              </table:table-cell>
              <table:table-cell office:value-type="float" office:value="0.634888">
                <text:p>0.634888</text:p>
              </table:table-cell>
              <table:table-cell office:value-type="float" office:value="0.450249">
                <text:p>0.450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188">
                <text:p>0.742188</text:p>
              </table:table-cell>
              <table:table-cell office:value-type="float" office:value="0.498713">
                <text:p>0.498713</text:p>
              </table:table-cell>
              <table:table-cell office:value-type="float" office:value="0.64081">
                <text:p>0.64081</text:p>
              </table:table-cell>
              <table:table-cell office:value-type="float" office:value="0.455444">
                <text:p>0.45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12">
                <text:p>0.757812</text:p>
              </table:table-cell>
              <table:table-cell office:value-type="float" office:value="0.504011">
                <text:p>0.504011</text:p>
              </table:table-cell>
              <table:table-cell office:value-type="float" office:value="0.644683">
                <text:p>0.644683</text:p>
              </table:table-cell>
              <table:table-cell office:value-type="float" office:value="0.458985">
                <text:p>0.458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38">
                <text:p>0.773438</text:p>
              </table:table-cell>
              <table:table-cell office:value-type="float" office:value="0.510921">
                <text:p>0.510921</text:p>
              </table:table-cell>
              <table:table-cell office:value-type="float" office:value="0.646027">
                <text:p>0.646027</text:p>
              </table:table-cell>
              <table:table-cell office:value-type="float" office:value="0.46096">
                <text:p>0.46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9062">
                <text:p>0.789062</text:p>
              </table:table-cell>
              <table:table-cell office:value-type="float" office:value="0.515839">
                <text:p>0.515839</text:p>
              </table:table-cell>
              <table:table-cell office:value-type="float" office:value="0.648242">
                <text:p>0.648242</text:p>
              </table:table-cell>
              <table:table-cell office:value-type="float" office:value="0.464483">
                <text:p>0.4644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688">
                <text:p>0.804688</text:p>
              </table:table-cell>
              <table:table-cell office:value-type="float" office:value="0.521116">
                <text:p>0.521116</text:p>
              </table:table-cell>
              <table:table-cell office:value-type="float" office:value="0.652675">
                <text:p>0.652675</text:p>
              </table:table-cell>
              <table:table-cell office:value-type="float" office:value="0.469551">
                <text:p>0.4695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12">
                <text:p>0.820312</text:p>
              </table:table-cell>
              <table:table-cell office:value-type="float" office:value="0.524773">
                <text:p>0.524773</text:p>
              </table:table-cell>
              <table:table-cell office:value-type="float" office:value="0.655904">
                <text:p>0.655904</text:p>
              </table:table-cell>
              <table:table-cell office:value-type="float" office:value="0.471992">
                <text:p>0.47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938">
                <text:p>0.835938</text:p>
              </table:table-cell>
              <table:table-cell office:value-type="float" office:value="0.527484">
                <text:p>0.527484</text:p>
              </table:table-cell>
              <table:table-cell office:value-type="float" office:value="0.65839">
                <text:p>0.65839</text:p>
              </table:table-cell>
              <table:table-cell office:value-type="float" office:value="0.473717">
                <text:p>0.473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1562">
                <text:p>0.851562</text:p>
              </table:table-cell>
              <table:table-cell office:value-type="float" office:value="0.530726">
                <text:p>0.530726</text:p>
              </table:table-cell>
              <table:table-cell office:value-type="float" office:value="0.661536">
                <text:p>0.661536</text:p>
              </table:table-cell>
              <table:table-cell office:value-type="float" office:value="0.477315">
                <text:p>0.4773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7188">
                <text:p>0.867188</text:p>
              </table:table-cell>
              <table:table-cell office:value-type="float" office:value="0.533819">
                <text:p>0.533819</text:p>
              </table:table-cell>
              <table:table-cell office:value-type="float" office:value="0.664024">
                <text:p>0.664024</text:p>
              </table:table-cell>
              <table:table-cell office:value-type="float" office:value="0.483572">
                <text:p>0.483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2812">
                <text:p>0.882812</text:p>
              </table:table-cell>
              <table:table-cell office:value-type="float" office:value="0.535517">
                <text:p>0.535517</text:p>
              </table:table-cell>
              <table:table-cell office:value-type="float" office:value="0.664364">
                <text:p>0.664364</text:p>
              </table:table-cell>
              <table:table-cell office:value-type="float" office:value="0.487787">
                <text:p>0.487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438">
                <text:p>0.898438</text:p>
              </table:table-cell>
              <table:table-cell office:value-type="float" office:value="0.539262">
                <text:p>0.539262</text:p>
              </table:table-cell>
              <table:table-cell office:value-type="float" office:value="0.663964">
                <text:p>0.663964</text:p>
              </table:table-cell>
              <table:table-cell office:value-type="float" office:value="0.488545">
                <text:p>0.4885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062">
                <text:p>0.914062</text:p>
              </table:table-cell>
              <table:table-cell office:value-type="float" office:value="0.54388">
                <text:p>0.54388</text:p>
              </table:table-cell>
              <table:table-cell office:value-type="float" office:value="0.66408">
                <text:p>0.66408</text:p>
              </table:table-cell>
              <table:table-cell office:value-type="float" office:value="0.489396">
                <text:p>0.489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9688">
                <text:p>0.929688</text:p>
              </table:table-cell>
              <table:table-cell office:value-type="float" office:value="0.54524">
                <text:p>0.54524</text:p>
              </table:table-cell>
              <table:table-cell office:value-type="float" office:value="0.664813">
                <text:p>0.664813</text:p>
              </table:table-cell>
              <table:table-cell office:value-type="float" office:value="0.490239">
                <text:p>0.490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5312">
                <text:p>0.945312</text:p>
              </table:table-cell>
              <table:table-cell office:value-type="float" office:value="0.545747">
                <text:p>0.545747</text:p>
              </table:table-cell>
              <table:table-cell office:value-type="float" office:value="0.665354">
                <text:p>0.665354</text:p>
              </table:table-cell>
              <table:table-cell office:value-type="float" office:value="0.490812">
                <text:p>0.490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0938">
                <text:p>0.960938</text:p>
              </table:table-cell>
              <table:table-cell office:value-type="float" office:value="0.549078">
                <text:p>0.549078</text:p>
              </table:table-cell>
              <table:table-cell office:value-type="float" office:value="0.665745">
                <text:p>0.665745</text:p>
              </table:table-cell>
              <table:table-cell office:value-type="float" office:value="0.491191">
                <text:p>0.491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562">
                <text:p>0.976562</text:p>
              </table:table-cell>
              <table:table-cell office:value-type="float" office:value="0.552476">
                <text:p>0.552476</text:p>
              </table:table-cell>
              <table:table-cell office:value-type="float" office:value="0.665746">
                <text:p>0.665746</text:p>
              </table:table-cell>
              <table:table-cell office:value-type="float" office:value="0.494128">
                <text:p>0.494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188">
                <text:p>0.992188</text:p>
              </table:table-cell>
              <table:table-cell office:value-type="float" office:value="0.553847">
                <text:p>0.553847</text:p>
              </table:table-cell>
              <table:table-cell office:value-type="float" office:value="0.664492">
                <text:p>0.664492</text:p>
              </table:table-cell>
              <table:table-cell office:value-type="float" office:value="0.49757">
                <text:p>0.49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781">
                <text:p>1.00781</text:p>
              </table:table-cell>
              <table:table-cell office:value-type="float" office:value="0.555448">
                <text:p>0.555448</text:p>
              </table:table-cell>
              <table:table-cell office:value-type="float" office:value="0.662354">
                <text:p>0.662354</text:p>
              </table:table-cell>
              <table:table-cell office:value-type="float" office:value="0.500789">
                <text:p>0.500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344">
                <text:p>1.02344</text:p>
              </table:table-cell>
              <table:table-cell office:value-type="float" office:value="0.557498">
                <text:p>0.557498</text:p>
              </table:table-cell>
              <table:table-cell office:value-type="float" office:value="0.660897">
                <text:p>0.660897</text:p>
              </table:table-cell>
              <table:table-cell office:value-type="float" office:value="0.503758">
                <text:p>0.503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906">
                <text:p>1.03906</text:p>
              </table:table-cell>
              <table:table-cell office:value-type="float" office:value="0.557715">
                <text:p>0.557715</text:p>
              </table:table-cell>
              <table:table-cell office:value-type="float" office:value="0.659917">
                <text:p>0.659917</text:p>
              </table:table-cell>
              <table:table-cell office:value-type="float" office:value="0.505587">
                <text:p>0.5055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469">
                <text:p>1.05469</text:p>
              </table:table-cell>
              <table:table-cell office:value-type="float" office:value="0.557868">
                <text:p>0.557868</text:p>
              </table:table-cell>
              <table:table-cell office:value-type="float" office:value="0.658867">
                <text:p>0.658867</text:p>
              </table:table-cell>
              <table:table-cell office:value-type="float" office:value="0.506769">
                <text:p>0.5067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31">
                <text:p>1.07031</text:p>
              </table:table-cell>
              <table:table-cell office:value-type="float" office:value="0.560018">
                <text:p>0.560018</text:p>
              </table:table-cell>
              <table:table-cell office:value-type="float" office:value="0.657582">
                <text:p>0.657582</text:p>
              </table:table-cell>
              <table:table-cell office:value-type="float" office:value="0.507706">
                <text:p>0.507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594">
                <text:p>1.08594</text:p>
              </table:table-cell>
              <table:table-cell office:value-type="float" office:value="0.561063">
                <text:p>0.561063</text:p>
              </table:table-cell>
              <table:table-cell office:value-type="float" office:value="0.657403">
                <text:p>0.657403</text:p>
              </table:table-cell>
              <table:table-cell office:value-type="float" office:value="0.507533">
                <text:p>0.507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156">
                <text:p>1.10156</text:p>
              </table:table-cell>
              <table:table-cell office:value-type="float" office:value="0.559047">
                <text:p>0.559047</text:p>
              </table:table-cell>
              <table:table-cell office:value-type="float" office:value="0.656465">
                <text:p>0.656465</text:p>
              </table:table-cell>
              <table:table-cell office:value-type="float" office:value="0.505413">
                <text:p>0.505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19">
                <text:p>1.11719</text:p>
              </table:table-cell>
              <table:table-cell office:value-type="float" office:value="0.55801">
                <text:p>0.55801</text:p>
              </table:table-cell>
              <table:table-cell office:value-type="float" office:value="0.654374">
                <text:p>0.654374</text:p>
              </table:table-cell>
              <table:table-cell office:value-type="float" office:value="0.502982">
                <text:p>0.502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281">
                <text:p>1.13281</text:p>
              </table:table-cell>
              <table:table-cell office:value-type="float" office:value="0.5605">
                <text:p>0.5605</text:p>
              </table:table-cell>
              <table:table-cell office:value-type="float" office:value="0.652541">
                <text:p>0.652541</text:p>
              </table:table-cell>
              <table:table-cell office:value-type="float" office:value="0.501043">
                <text:p>0.501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844">
                <text:p>1.14844</text:p>
              </table:table-cell>
              <table:table-cell office:value-type="float" office:value="0.563528">
                <text:p>0.563528</text:p>
              </table:table-cell>
              <table:table-cell office:value-type="float" office:value="0.65049">
                <text:p>0.65049</text:p>
              </table:table-cell>
              <table:table-cell office:value-type="float" office:value="0.500536">
                <text:p>0.500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06">
                <text:p>1.16406</text:p>
              </table:table-cell>
              <table:table-cell office:value-type="float" office:value="0.563925">
                <text:p>0.563925</text:p>
              </table:table-cell>
              <table:table-cell office:value-type="float" office:value="0.649419">
                <text:p>0.649419</text:p>
              </table:table-cell>
              <table:table-cell office:value-type="float" office:value="0.502484">
                <text:p>0.502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69">
                <text:p>1.17969</text:p>
              </table:table-cell>
              <table:table-cell office:value-type="float" office:value="0.562983">
                <text:p>0.562983</text:p>
              </table:table-cell>
              <table:table-cell office:value-type="float" office:value="0.647803">
                <text:p>0.647803</text:p>
              </table:table-cell>
              <table:table-cell office:value-type="float" office:value="0.50357">
                <text:p>0.50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531">
                <text:p>1.19531</text:p>
              </table:table-cell>
              <table:table-cell office:value-type="float" office:value="0.563825">
                <text:p>0.563825</text:p>
              </table:table-cell>
              <table:table-cell office:value-type="float" office:value="0.645503">
                <text:p>0.645503</text:p>
              </table:table-cell>
              <table:table-cell office:value-type="float" office:value="0.504086">
                <text:p>0.5040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094">
                <text:p>1.21094</text:p>
              </table:table-cell>
              <table:table-cell office:value-type="float" office:value="0.56519">
                <text:p>0.56519</text:p>
              </table:table-cell>
              <table:table-cell office:value-type="float" office:value="0.642011">
                <text:p>0.642011</text:p>
              </table:table-cell>
              <table:table-cell office:value-type="float" office:value="0.504145">
                <text:p>0.504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656">
                <text:p>1.22656</text:p>
              </table:table-cell>
              <table:table-cell office:value-type="float" office:value="0.564899">
                <text:p>0.564899</text:p>
              </table:table-cell>
              <table:table-cell office:value-type="float" office:value="0.637935">
                <text:p>0.637935</text:p>
              </table:table-cell>
              <table:table-cell office:value-type="float" office:value="0.502241">
                <text:p>0.502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219">
                <text:p>1.24219</text:p>
              </table:table-cell>
              <table:table-cell office:value-type="float" office:value="0.562472">
                <text:p>0.562472</text:p>
              </table:table-cell>
              <table:table-cell office:value-type="float" office:value="0.634072">
                <text:p>0.634072</text:p>
              </table:table-cell>
              <table:table-cell office:value-type="float" office:value="0.501209">
                <text:p>0.501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781">
                <text:p>1.25781</text:p>
              </table:table-cell>
              <table:table-cell office:value-type="float" office:value="0.561056">
                <text:p>0.561056</text:p>
              </table:table-cell>
              <table:table-cell office:value-type="float" office:value="0.630994">
                <text:p>0.630994</text:p>
              </table:table-cell>
              <table:table-cell office:value-type="float" office:value="0.500616">
                <text:p>0.500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44">
                <text:p>1.27344</text:p>
              </table:table-cell>
              <table:table-cell office:value-type="float" office:value="0.562235">
                <text:p>0.562235</text:p>
              </table:table-cell>
              <table:table-cell office:value-type="float" office:value="0.629314">
                <text:p>0.629314</text:p>
              </table:table-cell>
              <table:table-cell office:value-type="float" office:value="0.498418">
                <text:p>0.4984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906">
                <text:p>1.28906</text:p>
              </table:table-cell>
              <table:table-cell office:value-type="float" office:value="0.561766">
                <text:p>0.561766</text:p>
              </table:table-cell>
              <table:table-cell office:value-type="float" office:value="0.62683">
                <text:p>0.62683</text:p>
              </table:table-cell>
              <table:table-cell office:value-type="float" office:value="0.495179">
                <text:p>0.495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469">
                <text:p>1.30469</text:p>
              </table:table-cell>
              <table:table-cell office:value-type="float" office:value="0.559671">
                <text:p>0.559671</text:p>
              </table:table-cell>
              <table:table-cell office:value-type="float" office:value="0.622957">
                <text:p>0.622957</text:p>
              </table:table-cell>
              <table:table-cell office:value-type="float" office:value="0.492773">
                <text:p>0.4927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31">
                <text:p>1.32031</text:p>
              </table:table-cell>
              <table:table-cell office:value-type="float" office:value="0.558534">
                <text:p>0.558534</text:p>
              </table:table-cell>
              <table:table-cell office:value-type="float" office:value="0.619641">
                <text:p>0.619641</text:p>
              </table:table-cell>
              <table:table-cell office:value-type="float" office:value="0.491936">
                <text:p>0.491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4">
                <text:p>1.33594</text:p>
              </table:table-cell>
              <table:table-cell office:value-type="float" office:value="0.558631">
                <text:p>0.558631</text:p>
              </table:table-cell>
              <table:table-cell office:value-type="float" office:value="0.617515">
                <text:p>0.617515</text:p>
              </table:table-cell>
              <table:table-cell office:value-type="float" office:value="0.490316">
                <text:p>0.490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56">
                <text:p>1.35156</text:p>
              </table:table-cell>
              <table:table-cell office:value-type="float" office:value="0.557507">
                <text:p>0.557507</text:p>
              </table:table-cell>
              <table:table-cell office:value-type="float" office:value="0.614769">
                <text:p>0.614769</text:p>
              </table:table-cell>
              <table:table-cell office:value-type="float" office:value="0.488187">
                <text:p>0.488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19">
                <text:p>1.36719</text:p>
              </table:table-cell>
              <table:table-cell office:value-type="float" office:value="0.557425">
                <text:p>0.557425</text:p>
              </table:table-cell>
              <table:table-cell office:value-type="float" office:value="0.610058">
                <text:p>0.610058</text:p>
              </table:table-cell>
              <table:table-cell office:value-type="float" office:value="0.486532">
                <text:p>0.4865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281">
                <text:p>1.38281</text:p>
              </table:table-cell>
              <table:table-cell office:value-type="float" office:value="0.559747">
                <text:p>0.559747</text:p>
              </table:table-cell>
              <table:table-cell office:value-type="float" office:value="0.605323">
                <text:p>0.605323</text:p>
              </table:table-cell>
              <table:table-cell office:value-type="float" office:value="0.48428">
                <text:p>0.48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844">
                <text:p>1.39844</text:p>
              </table:table-cell>
              <table:table-cell office:value-type="float" office:value="0.559291">
                <text:p>0.559291</text:p>
              </table:table-cell>
              <table:table-cell office:value-type="float" office:value="0.602399">
                <text:p>0.602399</text:p>
              </table:table-cell>
              <table:table-cell office:value-type="float" office:value="0.481795">
                <text:p>0.48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406">
                <text:p>1.41406</text:p>
              </table:table-cell>
              <table:table-cell office:value-type="float" office:value="0.557903">
                <text:p>0.557903</text:p>
              </table:table-cell>
              <table:table-cell office:value-type="float" office:value="0.59827">
                <text:p>0.59827</text:p>
              </table:table-cell>
              <table:table-cell office:value-type="float" office:value="0.476936">
                <text:p>0.476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69">
                <text:p>1.42969</text:p>
              </table:table-cell>
              <table:table-cell office:value-type="float" office:value="0.561118">
                <text:p>0.561118</text:p>
              </table:table-cell>
              <table:table-cell office:value-type="float" office:value="0.595025">
                <text:p>0.595025</text:p>
              </table:table-cell>
              <table:table-cell office:value-type="float" office:value="0.472829">
                <text:p>0.4728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531">
                <text:p>1.44531</text:p>
              </table:table-cell>
              <table:table-cell office:value-type="float" office:value="0.565685">
                <text:p>0.565685</text:p>
              </table:table-cell>
              <table:table-cell office:value-type="float" office:value="0.593384">
                <text:p>0.593384</text:p>
              </table:table-cell>
              <table:table-cell office:value-type="float" office:value="0.471545">
                <text:p>0.471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094">
                <text:p>1.46094</text:p>
              </table:table-cell>
              <table:table-cell office:value-type="float" office:value="0.566177">
                <text:p>0.566177</text:p>
              </table:table-cell>
              <table:table-cell office:value-type="float" office:value="0.590629">
                <text:p>0.590629</text:p>
              </table:table-cell>
              <table:table-cell office:value-type="float" office:value="0.468548">
                <text:p>0.468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656">
                <text:p>1.47656</text:p>
              </table:table-cell>
              <table:table-cell office:value-type="float" office:value="0.56421">
                <text:p>0.56421</text:p>
              </table:table-cell>
              <table:table-cell office:value-type="float" office:value="0.58759">
                <text:p>0.58759</text:p>
              </table:table-cell>
              <table:table-cell office:value-type="float" office:value="0.463859">
                <text:p>0.4638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219">
                <text:p>1.49219</text:p>
              </table:table-cell>
              <table:table-cell office:value-type="float" office:value="0.566364">
                <text:p>0.566364</text:p>
              </table:table-cell>
              <table:table-cell office:value-type="float" office:value="0.585178">
                <text:p>0.585178</text:p>
              </table:table-cell>
              <table:table-cell office:value-type="float" office:value="0.461453">
                <text:p>0.461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81">
                <text:p>1.50781</text:p>
              </table:table-cell>
              <table:table-cell office:value-type="float" office:value="0.570265">
                <text:p>0.570265</text:p>
              </table:table-cell>
              <table:table-cell office:value-type="float" office:value="0.581455">
                <text:p>0.581455</text:p>
              </table:table-cell>
              <table:table-cell office:value-type="float" office:value="0.460892">
                <text:p>0.460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344">
                <text:p>1.52344</text:p>
              </table:table-cell>
              <table:table-cell office:value-type="float" office:value="0.570156">
                <text:p>0.570156</text:p>
              </table:table-cell>
              <table:table-cell office:value-type="float" office:value="0.576382">
                <text:p>0.576382</text:p>
              </table:table-cell>
              <table:table-cell office:value-type="float" office:value="0.460353">
                <text:p>0.4603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906">
                <text:p>1.53906</text:p>
              </table:table-cell>
              <table:table-cell office:value-type="float" office:value="0.568399">
                <text:p>0.568399</text:p>
              </table:table-cell>
              <table:table-cell office:value-type="float" office:value="0.571618">
                <text:p>0.571618</text:p>
              </table:table-cell>
              <table:table-cell office:value-type="float" office:value="0.45707">
                <text:p>0.45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469">
                <text:p>1.55469</text:p>
              </table:table-cell>
              <table:table-cell office:value-type="float" office:value="0.56904">
                <text:p>0.56904</text:p>
              </table:table-cell>
              <table:table-cell office:value-type="float" office:value="0.567157">
                <text:p>0.567157</text:p>
              </table:table-cell>
              <table:table-cell office:value-type="float" office:value="0.453752">
                <text:p>0.4537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031">
                <text:p>1.57031</text:p>
              </table:table-cell>
              <table:table-cell office:value-type="float" office:value="0.572905">
                <text:p>0.572905</text:p>
              </table:table-cell>
              <table:table-cell office:value-type="float" office:value="0.562521">
                <text:p>0.562521</text:p>
              </table:table-cell>
              <table:table-cell office:value-type="float" office:value="0.452251">
                <text:p>0.452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594">
                <text:p>1.58594</text:p>
              </table:table-cell>
              <table:table-cell office:value-type="float" office:value="0.575361">
                <text:p>0.575361</text:p>
              </table:table-cell>
              <table:table-cell office:value-type="float" office:value="0.557984">
                <text:p>0.557984</text:p>
              </table:table-cell>
              <table:table-cell office:value-type="float" office:value="0.449696">
                <text:p>0.449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156">
                <text:p>1.60156</text:p>
              </table:table-cell>
              <table:table-cell office:value-type="float" office:value="0.575426">
                <text:p>0.575426</text:p>
              </table:table-cell>
              <table:table-cell office:value-type="float" office:value="0.555129">
                <text:p>0.555129</text:p>
              </table:table-cell>
              <table:table-cell office:value-type="float" office:value="0.447616">
                <text:p>0.447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719">
                <text:p>1.61719</text:p>
              </table:table-cell>
              <table:table-cell office:value-type="float" office:value="0.574836">
                <text:p>0.574836</text:p>
              </table:table-cell>
              <table:table-cell office:value-type="float" office:value="0.55286">
                <text:p>0.55286</text:p>
              </table:table-cell>
              <table:table-cell office:value-type="float" office:value="0.447831">
                <text:p>0.447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81">
                <text:p>1.63281</text:p>
              </table:table-cell>
              <table:table-cell office:value-type="float" office:value="0.575548">
                <text:p>0.575548</text:p>
              </table:table-cell>
              <table:table-cell office:value-type="float" office:value="0.551606">
                <text:p>0.551606</text:p>
              </table:table-cell>
              <table:table-cell office:value-type="float" office:value="0.447932">
                <text:p>0.4479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844">
                <text:p>1.64844</text:p>
              </table:table-cell>
              <table:table-cell office:value-type="float" office:value="0.577735">
                <text:p>0.577735</text:p>
              </table:table-cell>
              <table:table-cell office:value-type="float" office:value="0.549473">
                <text:p>0.549473</text:p>
              </table:table-cell>
              <table:table-cell office:value-type="float" office:value="0.446894">
                <text:p>0.446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406">
                <text:p>1.66406</text:p>
              </table:table-cell>
              <table:table-cell office:value-type="float" office:value="0.579435">
                <text:p>0.579435</text:p>
              </table:table-cell>
              <table:table-cell office:value-type="float" office:value="0.546201">
                <text:p>0.546201</text:p>
              </table:table-cell>
              <table:table-cell office:value-type="float" office:value="0.444287">
                <text:p>0.444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7969">
                <text:p>1.67969</text:p>
              </table:table-cell>
              <table:table-cell office:value-type="float" office:value="0.578976">
                <text:p>0.578976</text:p>
              </table:table-cell>
              <table:table-cell office:value-type="float" office:value="0.543239">
                <text:p>0.543239</text:p>
              </table:table-cell>
              <table:table-cell office:value-type="float" office:value="0.440446">
                <text:p>0.440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31">
                <text:p>1.69531</text:p>
              </table:table-cell>
              <table:table-cell office:value-type="float" office:value="0.577057">
                <text:p>0.577057</text:p>
              </table:table-cell>
              <table:table-cell office:value-type="float" office:value="0.541949">
                <text:p>0.541949</text:p>
              </table:table-cell>
              <table:table-cell office:value-type="float" office:value="0.437776">
                <text:p>0.4377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094">
                <text:p>1.71094</text:p>
              </table:table-cell>
              <table:table-cell office:value-type="float" office:value="0.574703">
                <text:p>0.574703</text:p>
              </table:table-cell>
              <table:table-cell office:value-type="float" office:value="0.541448">
                <text:p>0.541448</text:p>
              </table:table-cell>
              <table:table-cell office:value-type="float" office:value="0.435845">
                <text:p>0.4358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2656">
                <text:p>1.72656</text:p>
              </table:table-cell>
              <table:table-cell office:value-type="float" office:value="0.5731">
                <text:p>0.5731</text:p>
              </table:table-cell>
              <table:table-cell office:value-type="float" office:value="0.538557">
                <text:p>0.538557</text:p>
              </table:table-cell>
              <table:table-cell office:value-type="float" office:value="0.433881">
                <text:p>0.433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219">
                <text:p>1.74219</text:p>
              </table:table-cell>
              <table:table-cell office:value-type="float" office:value="0.571909">
                <text:p>0.571909</text:p>
              </table:table-cell>
              <table:table-cell office:value-type="float" office:value="0.535903">
                <text:p>0.535903</text:p>
              </table:table-cell>
              <table:table-cell office:value-type="float" office:value="0.433784">
                <text:p>0.433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781">
                <text:p>1.75781</text:p>
              </table:table-cell>
              <table:table-cell office:value-type="float" office:value="0.572765">
                <text:p>0.572765</text:p>
              </table:table-cell>
              <table:table-cell office:value-type="float" office:value="0.531829">
                <text:p>0.531829</text:p>
              </table:table-cell>
              <table:table-cell office:value-type="float" office:value="0.435054">
                <text:p>0.4350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344">
                <text:p>1.77344</text:p>
              </table:table-cell>
              <table:table-cell office:value-type="float" office:value="0.570913">
                <text:p>0.570913</text:p>
              </table:table-cell>
              <table:table-cell office:value-type="float" office:value="0.526629">
                <text:p>0.526629</text:p>
              </table:table-cell>
              <table:table-cell office:value-type="float" office:value="0.434713">
                <text:p>0.434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8906">
                <text:p>1.78906</text:p>
              </table:table-cell>
              <table:table-cell office:value-type="float" office:value="0.567275">
                <text:p>0.567275</text:p>
              </table:table-cell>
              <table:table-cell office:value-type="float" office:value="0.523624">
                <text:p>0.523624</text:p>
              </table:table-cell>
              <table:table-cell office:value-type="float" office:value="0.43011">
                <text:p>0.43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469">
                <text:p>1.80469</text:p>
              </table:table-cell>
              <table:table-cell office:value-type="float" office:value="0.565295">
                <text:p>0.565295</text:p>
              </table:table-cell>
              <table:table-cell office:value-type="float" office:value="0.522101">
                <text:p>0.522101</text:p>
              </table:table-cell>
              <table:table-cell office:value-type="float" office:value="0.424271">
                <text:p>0.424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031">
                <text:p>1.82031</text:p>
              </table:table-cell>
              <table:table-cell office:value-type="float" office:value="0.565646">
                <text:p>0.565646</text:p>
              </table:table-cell>
              <table:table-cell office:value-type="float" office:value="0.519517">
                <text:p>0.519517</text:p>
              </table:table-cell>
              <table:table-cell office:value-type="float" office:value="0.423085">
                <text:p>0.423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594">
                <text:p>1.83594</text:p>
              </table:table-cell>
              <table:table-cell office:value-type="float" office:value="0.564237">
                <text:p>0.564237</text:p>
              </table:table-cell>
              <table:table-cell office:value-type="float" office:value="0.51483">
                <text:p>0.51483</text:p>
              </table:table-cell>
              <table:table-cell office:value-type="float" office:value="0.424047">
                <text:p>0.4240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156">
                <text:p>1.85156</text:p>
              </table:table-cell>
              <table:table-cell office:value-type="float" office:value="0.55946">
                <text:p>0.55946</text:p>
              </table:table-cell>
              <table:table-cell office:value-type="float" office:value="0.512421">
                <text:p>0.512421</text:p>
              </table:table-cell>
              <table:table-cell office:value-type="float" office:value="0.422669">
                <text:p>0.4226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719">
                <text:p>1.86719</text:p>
              </table:table-cell>
              <table:table-cell office:value-type="float" office:value="0.55403">
                <text:p>0.55403</text:p>
              </table:table-cell>
              <table:table-cell office:value-type="float" office:value="0.510745">
                <text:p>0.510745</text:p>
              </table:table-cell>
              <table:table-cell office:value-type="float" office:value="0.420089">
                <text:p>0.4200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281">
                <text:p>1.88281</text:p>
              </table:table-cell>
              <table:table-cell office:value-type="float" office:value="0.551888">
                <text:p>0.551888</text:p>
              </table:table-cell>
              <table:table-cell office:value-type="float" office:value="0.505455">
                <text:p>0.505455</text:p>
              </table:table-cell>
              <table:table-cell office:value-type="float" office:value="0.417065">
                <text:p>0.417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844">
                <text:p>1.89844</text:p>
              </table:table-cell>
              <table:table-cell office:value-type="float" office:value="0.550621">
                <text:p>0.550621</text:p>
              </table:table-cell>
              <table:table-cell office:value-type="float" office:value="0.500284">
                <text:p>0.500284</text:p>
              </table:table-cell>
              <table:table-cell office:value-type="float" office:value="0.414692">
                <text:p>0.4146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406">
                <text:p>1.91406</text:p>
              </table:table-cell>
              <table:table-cell office:value-type="float" office:value="0.546046">
                <text:p>0.546046</text:p>
              </table:table-cell>
              <table:table-cell office:value-type="float" office:value="0.497678">
                <text:p>0.497678</text:p>
              </table:table-cell>
              <table:table-cell office:value-type="float" office:value="0.412544">
                <text:p>0.4125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969">
                <text:p>1.92969</text:p>
              </table:table-cell>
              <table:table-cell office:value-type="float" office:value="0.539875">
                <text:p>0.539875</text:p>
              </table:table-cell>
              <table:table-cell office:value-type="float" office:value="0.49342">
                <text:p>0.49342</text:p>
              </table:table-cell>
              <table:table-cell office:value-type="float" office:value="0.407689">
                <text:p>0.407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531">
                <text:p>1.94531</text:p>
              </table:table-cell>
              <table:table-cell office:value-type="float" office:value="0.535523">
                <text:p>0.535523</text:p>
              </table:table-cell>
              <table:table-cell office:value-type="float" office:value="0.487533">
                <text:p>0.487533</text:p>
              </table:table-cell>
              <table:table-cell office:value-type="float" office:value="0.402964">
                <text:p>0.402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094">
                <text:p>1.96094</text:p>
              </table:table-cell>
              <table:table-cell office:value-type="float" office:value="0.530029">
                <text:p>0.530029</text:p>
              </table:table-cell>
              <table:table-cell office:value-type="float" office:value="0.483949">
                <text:p>0.483949</text:p>
              </table:table-cell>
              <table:table-cell office:value-type="float" office:value="0.402335">
                <text:p>0.4023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656">
                <text:p>1.97656</text:p>
              </table:table-cell>
              <table:table-cell office:value-type="float" office:value="0.524846">
                <text:p>0.524846</text:p>
              </table:table-cell>
              <table:table-cell office:value-type="float" office:value="0.484278">
                <text:p>0.484278</text:p>
              </table:table-cell>
              <table:table-cell office:value-type="float" office:value="0.401327">
                <text:p>0.401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219">
                <text:p>1.99219</text:p>
              </table:table-cell>
              <table:table-cell office:value-type="float" office:value="0.522472">
                <text:p>0.522472</text:p>
              </table:table-cell>
              <table:table-cell office:value-type="float" office:value="0.484043">
                <text:p>0.484043</text:p>
              </table:table-cell>
              <table:table-cell office:value-type="float" office:value="0.401029">
                <text:p>0.401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0781">
                <text:p>2.00781</text:p>
              </table:table-cell>
              <table:table-cell office:value-type="float" office:value="0.519729">
                <text:p>0.519729</text:p>
              </table:table-cell>
              <table:table-cell office:value-type="float" office:value="0.482245">
                <text:p>0.482245</text:p>
              </table:table-cell>
              <table:table-cell office:value-type="float" office:value="0.400165">
                <text:p>0.400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344">
                <text:p>2.02344</text:p>
              </table:table-cell>
              <table:table-cell office:value-type="float" office:value="0.513497">
                <text:p>0.513497</text:p>
              </table:table-cell>
              <table:table-cell office:value-type="float" office:value="0.481773">
                <text:p>0.481773</text:p>
              </table:table-cell>
              <table:table-cell office:value-type="float" office:value="0.397229">
                <text:p>0.397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3906">
                <text:p>2.03906</text:p>
              </table:table-cell>
              <table:table-cell office:value-type="float" office:value="0.507177">
                <text:p>0.507177</text:p>
              </table:table-cell>
              <table:table-cell office:value-type="float" office:value="0.481314">
                <text:p>0.481314</text:p>
              </table:table-cell>
              <table:table-cell office:value-type="float" office:value="0.395335">
                <text:p>0.395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469">
                <text:p>2.05469</text:p>
              </table:table-cell>
              <table:table-cell office:value-type="float" office:value="0.503001">
                <text:p>0.503001</text:p>
              </table:table-cell>
              <table:table-cell office:value-type="float" office:value="0.478801">
                <text:p>0.478801</text:p>
              </table:table-cell>
              <table:table-cell office:value-type="float" office:value="0.395165">
                <text:p>0.3951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031">
                <text:p>2.07031</text:p>
              </table:table-cell>
              <table:table-cell office:value-type="float" office:value="0.500697">
                <text:p>0.500697</text:p>
              </table:table-cell>
              <table:table-cell office:value-type="float" office:value="0.473919">
                <text:p>0.473919</text:p>
              </table:table-cell>
              <table:table-cell office:value-type="float" office:value="0.393501">
                <text:p>0.3935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594">
                <text:p>2.08594</text:p>
              </table:table-cell>
              <table:table-cell office:value-type="float" office:value="0.497686">
                <text:p>0.497686</text:p>
              </table:table-cell>
              <table:table-cell office:value-type="float" office:value="0.471473">
                <text:p>0.471473</text:p>
              </table:table-cell>
              <table:table-cell office:value-type="float" office:value="0.391203">
                <text:p>0.3912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156">
                <text:p>2.10156</text:p>
              </table:table-cell>
              <table:table-cell office:value-type="float" office:value="0.492607">
                <text:p>0.492607</text:p>
              </table:table-cell>
              <table:table-cell office:value-type="float" office:value="0.46966">
                <text:p>0.46966</text:p>
              </table:table-cell>
              <table:table-cell office:value-type="float" office:value="0.392144">
                <text:p>0.392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1719">
                <text:p>2.11719</text:p>
              </table:table-cell>
              <table:table-cell office:value-type="float" office:value="0.485542">
                <text:p>0.485542</text:p>
              </table:table-cell>
              <table:table-cell office:value-type="float" office:value="0.468212">
                <text:p>0.468212</text:p>
              </table:table-cell>
              <table:table-cell office:value-type="float" office:value="0.394072">
                <text:p>0.394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281">
                <text:p>2.13281</text:p>
              </table:table-cell>
              <table:table-cell office:value-type="float" office:value="0.482595">
                <text:p>0.482595</text:p>
              </table:table-cell>
              <table:table-cell office:value-type="float" office:value="0.46467">
                <text:p>0.46467</text:p>
              </table:table-cell>
              <table:table-cell office:value-type="float" office:value="0.391016">
                <text:p>0.391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844">
                <text:p>2.14844</text:p>
              </table:table-cell>
              <table:table-cell office:value-type="float" office:value="0.482437">
                <text:p>0.482437</text:p>
              </table:table-cell>
              <table:table-cell office:value-type="float" office:value="0.461907">
                <text:p>0.461907</text:p>
              </table:table-cell>
              <table:table-cell office:value-type="float" office:value="0.386878">
                <text:p>0.3868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406">
                <text:p>2.16406</text:p>
              </table:table-cell>
              <table:table-cell office:value-type="float" office:value="0.481054">
                <text:p>0.481054</text:p>
              </table:table-cell>
              <table:table-cell office:value-type="float" office:value="0.460345">
                <text:p>0.460345</text:p>
              </table:table-cell>
              <table:table-cell office:value-type="float" office:value="0.387761">
                <text:p>0.3877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969">
                <text:p>2.17969</text:p>
              </table:table-cell>
              <table:table-cell office:value-type="float" office:value="0.476939">
                <text:p>0.476939</text:p>
              </table:table-cell>
              <table:table-cell office:value-type="float" office:value="0.458408">
                <text:p>0.458408</text:p>
              </table:table-cell>
              <table:table-cell office:value-type="float" office:value="0.390024">
                <text:p>0.390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531">
                <text:p>2.19531</text:p>
              </table:table-cell>
              <table:table-cell office:value-type="float" office:value="0.476344">
                <text:p>0.476344</text:p>
              </table:table-cell>
              <table:table-cell office:value-type="float" office:value="0.460435">
                <text:p>0.460435</text:p>
              </table:table-cell>
              <table:table-cell office:value-type="float" office:value="0.389617">
                <text:p>0.389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094">
                <text:p>2.21094</text:p>
              </table:table-cell>
              <table:table-cell office:value-type="float" office:value="0.476883">
                <text:p>0.476883</text:p>
              </table:table-cell>
              <table:table-cell office:value-type="float" office:value="0.463992">
                <text:p>0.463992</text:p>
              </table:table-cell>
              <table:table-cell office:value-type="float" office:value="0.388292">
                <text:p>0.3882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56">
                <text:p>2.22656</text:p>
              </table:table-cell>
              <table:table-cell office:value-type="float" office:value="0.474947">
                <text:p>0.474947</text:p>
              </table:table-cell>
              <table:table-cell office:value-type="float" office:value="0.462394">
                <text:p>0.462394</text:p>
              </table:table-cell>
              <table:table-cell office:value-type="float" office:value="0.38786">
                <text:p>0.387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219">
                <text:p>2.24219</text:p>
              </table:table-cell>
              <table:table-cell office:value-type="float" office:value="0.474027">
                <text:p>0.474027</text:p>
              </table:table-cell>
              <table:table-cell office:value-type="float" office:value="0.456682">
                <text:p>0.456682</text:p>
              </table:table-cell>
              <table:table-cell office:value-type="float" office:value="0.386681">
                <text:p>0.3866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81">
                <text:p>2.25781</text:p>
              </table:table-cell>
              <table:table-cell office:value-type="float" office:value="0.476007">
                <text:p>0.476007</text:p>
              </table:table-cell>
              <table:table-cell office:value-type="float" office:value="0.451109">
                <text:p>0.451109</text:p>
              </table:table-cell>
              <table:table-cell office:value-type="float" office:value="0.381509">
                <text:p>0.3815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344">
                <text:p>2.27344</text:p>
              </table:table-cell>
              <table:table-cell office:value-type="float" office:value="0.476005">
                <text:p>0.476005</text:p>
              </table:table-cell>
              <table:table-cell office:value-type="float" office:value="0.448698">
                <text:p>0.448698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8906">
                <text:p>2.28906</text:p>
              </table:table-cell>
              <table:table-cell office:value-type="float" office:value="0.475712">
                <text:p>0.475712</text:p>
              </table:table-cell>
              <table:table-cell office:value-type="float" office:value="0.449092">
                <text:p>0.449092</text:p>
              </table:table-cell>
              <table:table-cell office:value-type="float" office:value="0.376911">
                <text:p>0.376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69">
                <text:p>2.30469</text:p>
              </table:table-cell>
              <table:table-cell office:value-type="float" office:value="0.476797">
                <text:p>0.476797</text:p>
              </table:table-cell>
              <table:table-cell office:value-type="float" office:value="0.449878">
                <text:p>0.449878</text:p>
              </table:table-cell>
              <table:table-cell office:value-type="float" office:value="0.378719">
                <text:p>0.378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31">
                <text:p>2.32031</text:p>
              </table:table-cell>
              <table:table-cell office:value-type="float" office:value="0.47803">
                <text:p>0.47803</text:p>
              </table:table-cell>
              <table:table-cell office:value-type="float" office:value="0.447368">
                <text:p>0.447368</text:p>
              </table:table-cell>
              <table:table-cell office:value-type="float" office:value="0.378801">
                <text:p>0.3788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3594">
                <text:p>2.33594</text:p>
              </table:table-cell>
              <table:table-cell office:value-type="float" office:value="0.478002">
                <text:p>0.478002</text:p>
              </table:table-cell>
              <table:table-cell office:value-type="float" office:value="0.442021">
                <text:p>0.442021</text:p>
              </table:table-cell>
              <table:table-cell office:value-type="float" office:value="0.379216">
                <text:p>0.3792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156">
                <text:p>2.35156</text:p>
              </table:table-cell>
              <table:table-cell office:value-type="float" office:value="0.478765">
                <text:p>0.478765</text:p>
              </table:table-cell>
              <table:table-cell office:value-type="float" office:value="0.438336">
                <text:p>0.438336</text:p>
              </table:table-cell>
              <table:table-cell office:value-type="float" office:value="0.37981">
                <text:p>0.379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719">
                <text:p>2.36719</text:p>
              </table:table-cell>
              <table:table-cell office:value-type="float" office:value="0.478994">
                <text:p>0.478994</text:p>
              </table:table-cell>
              <table:table-cell office:value-type="float" office:value="0.439097">
                <text:p>0.439097</text:p>
              </table:table-cell>
              <table:table-cell office:value-type="float" office:value="0.377879">
                <text:p>0.377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281">
                <text:p>2.38281</text:p>
              </table:table-cell>
              <table:table-cell office:value-type="float" office:value="0.478151">
                <text:p>0.478151</text:p>
              </table:table-cell>
              <table:table-cell office:value-type="float" office:value="0.440794">
                <text:p>0.440794</text:p>
              </table:table-cell>
              <table:table-cell office:value-type="float" office:value="0.374657">
                <text:p>0.3746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9844">
                <text:p>2.39844</text:p>
              </table:table-cell>
              <table:table-cell office:value-type="float" office:value="0.478035">
                <text:p>0.478035</text:p>
              </table:table-cell>
              <table:table-cell office:value-type="float" office:value="0.440055">
                <text:p>0.440055</text:p>
              </table:table-cell>
              <table:table-cell office:value-type="float" office:value="0.373684">
                <text:p>0.373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406">
                <text:p>2.41406</text:p>
              </table:table-cell>
              <table:table-cell office:value-type="float" office:value="0.478805">
                <text:p>0.478805</text:p>
              </table:table-cell>
              <table:table-cell office:value-type="float" office:value="0.438409">
                <text:p>0.438409</text:p>
              </table:table-cell>
              <table:table-cell office:value-type="float" office:value="0.373224">
                <text:p>0.3732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969">
                <text:p>2.42969</text:p>
              </table:table-cell>
              <table:table-cell office:value-type="float" office:value="0.478784">
                <text:p>0.478784</text:p>
              </table:table-cell>
              <table:table-cell office:value-type="float" office:value="0.434983">
                <text:p>0.434983</text:p>
              </table:table-cell>
              <table:table-cell office:value-type="float" office:value="0.371634">
                <text:p>0.3716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531">
                <text:p>2.44531</text:p>
              </table:table-cell>
              <table:table-cell office:value-type="float" office:value="0.479455">
                <text:p>0.479455</text:p>
              </table:table-cell>
              <table:table-cell office:value-type="float" office:value="0.429522">
                <text:p>0.429522</text:p>
              </table:table-cell>
              <table:table-cell office:value-type="float" office:value="0.373366">
                <text:p>0.3733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094">
                <text:p>2.46094</text:p>
              </table:table-cell>
              <table:table-cell office:value-type="float" office:value="0.481932">
                <text:p>0.481932</text:p>
              </table:table-cell>
              <table:table-cell office:value-type="float" office:value="0.428621">
                <text:p>0.428621</text:p>
              </table:table-cell>
              <table:table-cell office:value-type="float" office:value="0.375561">
                <text:p>0.375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7656">
                <text:p>2.47656</text:p>
              </table:table-cell>
              <table:table-cell office:value-type="float" office:value="0.484775">
                <text:p>0.484775</text:p>
              </table:table-cell>
              <table:table-cell office:value-type="float" office:value="0.432588">
                <text:p>0.432588</text:p>
              </table:table-cell>
              <table:table-cell office:value-type="float" office:value="0.373502">
                <text:p>0.373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219">
                <text:p>2.49219</text:p>
              </table:table-cell>
              <table:table-cell office:value-type="float" office:value="0.486043">
                <text:p>0.486043</text:p>
              </table:table-cell>
              <table:table-cell office:value-type="float" office:value="0.432224">
                <text:p>0.432224</text:p>
              </table:table-cell>
              <table:table-cell office:value-type="float" office:value="0.371832">
                <text:p>0.3718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781">
                <text:p>2.50781</text:p>
              </table:table-cell>
              <table:table-cell office:value-type="float" office:value="0.485425">
                <text:p>0.485425</text:p>
              </table:table-cell>
              <table:table-cell office:value-type="float" office:value="0.42867">
                <text:p>0.42867</text:p>
              </table:table-cell>
              <table:table-cell office:value-type="float" office:value="0.372072">
                <text:p>0.3720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344">
                <text:p>2.52344</text:p>
              </table:table-cell>
              <table:table-cell office:value-type="float" office:value="0.485355">
                <text:p>0.485355</text:p>
              </table:table-cell>
              <table:table-cell office:value-type="float" office:value="0.428613">
                <text:p>0.428613</text:p>
              </table:table-cell>
              <table:table-cell office:value-type="float" office:value="0.36883">
                <text:p>0.368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906">
                <text:p>2.53906</text:p>
              </table:table-cell>
              <table:table-cell office:value-type="float" office:value="0.484211">
                <text:p>0.484211</text:p>
              </table:table-cell>
              <table:table-cell office:value-type="float" office:value="0.428755">
                <text:p>0.428755</text:p>
              </table:table-cell>
              <table:table-cell office:value-type="float" office:value="0.365424">
                <text:p>0.365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469">
                <text:p>2.55469</text:p>
              </table:table-cell>
              <table:table-cell office:value-type="float" office:value="0.481997">
                <text:p>0.481997</text:p>
              </table:table-cell>
              <table:table-cell office:value-type="float" office:value="0.427991">
                <text:p>0.427991</text:p>
              </table:table-cell>
              <table:table-cell office:value-type="float" office:value="0.366414">
                <text:p>0.3664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31">
                <text:p>2.57031</text:p>
              </table:table-cell>
              <table:table-cell office:value-type="float" office:value="0.481877">
                <text:p>0.481877</text:p>
              </table:table-cell>
              <table:table-cell office:value-type="float" office:value="0.425196">
                <text:p>0.425196</text:p>
              </table:table-cell>
              <table:table-cell office:value-type="float" office:value="0.365863">
                <text:p>0.3658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594">
                <text:p>2.58594</text:p>
              </table:table-cell>
              <table:table-cell office:value-type="float" office:value="0.483006">
                <text:p>0.483006</text:p>
              </table:table-cell>
              <table:table-cell office:value-type="float" office:value="0.422966">
                <text:p>0.422966</text:p>
              </table:table-cell>
              <table:table-cell office:value-type="float" office:value="0.365144">
                <text:p>0.365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156">
                <text:p>2.60156</text:p>
              </table:table-cell>
              <table:table-cell office:value-type="float" office:value="0.483788">
                <text:p>0.483788</text:p>
              </table:table-cell>
              <table:table-cell office:value-type="float" office:value="0.423317">
                <text:p>0.423317</text:p>
              </table:table-cell>
              <table:table-cell office:value-type="float" office:value="0.364469">
                <text:p>0.3644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1719">
                <text:p>2.61719</text:p>
              </table:table-cell>
              <table:table-cell office:value-type="float" office:value="0.483474">
                <text:p>0.483474</text:p>
              </table:table-cell>
              <table:table-cell office:value-type="float" office:value="0.424145">
                <text:p>0.424145</text:p>
              </table:table-cell>
              <table:table-cell office:value-type="float" office:value="0.363781">
                <text:p>0.3637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281">
                <text:p>2.63281</text:p>
              </table:table-cell>
              <table:table-cell office:value-type="float" office:value="0.48092">
                <text:p>0.48092</text:p>
              </table:table-cell>
              <table:table-cell office:value-type="float" office:value="0.423559">
                <text:p>0.423559</text:p>
              </table:table-cell>
              <table:table-cell office:value-type="float" office:value="0.362444">
                <text:p>0.362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844">
                <text:p>2.64844</text:p>
              </table:table-cell>
              <table:table-cell office:value-type="float" office:value="0.479169">
                <text:p>0.479169</text:p>
              </table:table-cell>
              <table:table-cell office:value-type="float" office:value="0.422681">
                <text:p>0.422681</text:p>
              </table:table-cell>
              <table:table-cell office:value-type="float" office:value="0.362513">
                <text:p>0.3625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406">
                <text:p>2.66406</text:p>
              </table:table-cell>
              <table:table-cell office:value-type="float" office:value="0.481118">
                <text:p>0.481118</text:p>
              </table:table-cell>
              <table:table-cell office:value-type="float" office:value="0.423223">
                <text:p>0.423223</text:p>
              </table:table-cell>
              <table:table-cell office:value-type="float" office:value="0.364435">
                <text:p>0.364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7969">
                <text:p>2.67969</text:p>
              </table:table-cell>
              <table:table-cell office:value-type="float" office:value="0.482508">
                <text:p>0.482508</text:p>
              </table:table-cell>
              <table:table-cell office:value-type="float" office:value="0.424804">
                <text:p>0.424804</text:p>
              </table:table-cell>
              <table:table-cell office:value-type="float" office:value="0.365214">
                <text:p>0.365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531">
                <text:p>2.69531</text:p>
              </table:table-cell>
              <table:table-cell office:value-type="float" office:value="0.481169">
                <text:p>0.481169</text:p>
              </table:table-cell>
              <table:table-cell office:value-type="float" office:value="0.424413">
                <text:p>0.424413</text:p>
              </table:table-cell>
              <table:table-cell office:value-type="float" office:value="0.364121">
                <text:p>0.3641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094">
                <text:p>2.71094</text:p>
              </table:table-cell>
              <table:table-cell office:value-type="float" office:value="0.480727">
                <text:p>0.480727</text:p>
              </table:table-cell>
              <table:table-cell office:value-type="float" office:value="0.421783">
                <text:p>0.421783</text:p>
              </table:table-cell>
              <table:table-cell office:value-type="float" office:value="0.362409">
                <text:p>0.362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656">
                <text:p>2.72656</text:p>
              </table:table-cell>
              <table:table-cell office:value-type="float" office:value="0.482288">
                <text:p>0.482288</text:p>
              </table:table-cell>
              <table:table-cell office:value-type="float" office:value="0.419186">
                <text:p>0.419186</text:p>
              </table:table-cell>
              <table:table-cell office:value-type="float" office:value="0.361243">
                <text:p>0.361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219">
                <text:p>2.74219</text:p>
              </table:table-cell>
              <table:table-cell office:value-type="float" office:value="0.483266">
                <text:p>0.483266</text:p>
              </table:table-cell>
              <table:table-cell office:value-type="float" office:value="0.418963">
                <text:p>0.418963</text:p>
              </table:table-cell>
              <table:table-cell office:value-type="float" office:value="0.360874">
                <text:p>0.3608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5781">
                <text:p>2.75781</text:p>
              </table:table-cell>
              <table:table-cell office:value-type="float" office:value="0.482798">
                <text:p>0.482798</text:p>
              </table:table-cell>
              <table:table-cell office:value-type="float" office:value="0.418699">
                <text:p>0.418699</text:p>
              </table:table-cell>
              <table:table-cell office:value-type="float" office:value="0.361454">
                <text:p>0.361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344">
                <text:p>2.77344</text:p>
              </table:table-cell>
              <table:table-cell office:value-type="float" office:value="0.481992">
                <text:p>0.481992</text:p>
              </table:table-cell>
              <table:table-cell office:value-type="float" office:value="0.417743">
                <text:p>0.417743</text:p>
              </table:table-cell>
              <table:table-cell office:value-type="float" office:value="0.362784">
                <text:p>0.3627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06">
                <text:p>2.78906</text:p>
              </table:table-cell>
              <table:table-cell office:value-type="float" office:value="0.482418">
                <text:p>0.482418</text:p>
              </table:table-cell>
              <table:table-cell office:value-type="float" office:value="0.416252">
                <text:p>0.416252</text:p>
              </table:table-cell>
              <table:table-cell office:value-type="float" office:value="0.364682">
                <text:p>0.3646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469">
                <text:p>2.80469</text:p>
              </table:table-cell>
              <table:table-cell office:value-type="float" office:value="0.483152">
                <text:p>0.483152</text:p>
              </table:table-cell>
              <table:table-cell office:value-type="float" office:value="0.414804">
                <text:p>0.414804</text:p>
              </table:table-cell>
              <table:table-cell office:value-type="float" office:value="0.367485">
                <text:p>0.367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031">
                <text:p>2.82031</text:p>
              </table:table-cell>
              <table:table-cell office:value-type="float" office:value="0.483693">
                <text:p>0.483693</text:p>
              </table:table-cell>
              <table:table-cell office:value-type="float" office:value="0.414092">
                <text:p>0.414092</text:p>
              </table:table-cell>
              <table:table-cell office:value-type="float" office:value="0.369009">
                <text:p>0.3690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594">
                <text:p>2.83594</text:p>
              </table:table-cell>
              <table:table-cell office:value-type="float" office:value="0.483752">
                <text:p>0.483752</text:p>
              </table:table-cell>
              <table:table-cell office:value-type="float" office:value="0.414262">
                <text:p>0.414262</text:p>
              </table:table-cell>
              <table:table-cell office:value-type="float" office:value="0.369843">
                <text:p>0.3698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156">
                <text:p>2.85156</text:p>
              </table:table-cell>
              <table:table-cell office:value-type="float" office:value="0.482896">
                <text:p>0.482896</text:p>
              </table:table-cell>
              <table:table-cell office:value-type="float" office:value="0.414246">
                <text:p>0.414246</text:p>
              </table:table-cell>
              <table:table-cell office:value-type="float" office:value="0.372132">
                <text:p>0.3721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719">
                <text:p>2.86719</text:p>
              </table:table-cell>
              <table:table-cell office:value-type="float" office:value="0.482118">
                <text:p>0.482118</text:p>
              </table:table-cell>
              <table:table-cell office:value-type="float" office:value="0.414096">
                <text:p>0.414096</text:p>
              </table:table-cell>
              <table:table-cell office:value-type="float" office:value="0.372954">
                <text:p>0.372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281">
                <text:p>2.88281</text:p>
              </table:table-cell>
              <table:table-cell office:value-type="float" office:value="0.484504">
                <text:p>0.484504</text:p>
              </table:table-cell>
              <table:table-cell office:value-type="float" office:value="0.414072">
                <text:p>0.414072</text:p>
              </table:table-cell>
              <table:table-cell office:value-type="float" office:value="0.371245">
                <text:p>0.371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844">
                <text:p>2.89844</text:p>
              </table:table-cell>
              <table:table-cell office:value-type="float" office:value="0.485417">
                <text:p>0.485417</text:p>
              </table:table-cell>
              <table:table-cell office:value-type="float" office:value="0.412243">
                <text:p>0.412243</text:p>
              </table:table-cell>
              <table:table-cell office:value-type="float" office:value="0.369328">
                <text:p>0.3693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406">
                <text:p>2.91406</text:p>
              </table:table-cell>
              <table:table-cell office:value-type="float" office:value="0.48371">
                <text:p>0.48371</text:p>
              </table:table-cell>
              <table:table-cell office:value-type="float" office:value="0.409549">
                <text:p>0.409549</text:p>
              </table:table-cell>
              <table:table-cell office:value-type="float" office:value="0.368145">
                <text:p>0.3681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2969">
                <text:p>2.92969</text:p>
              </table:table-cell>
              <table:table-cell office:value-type="float" office:value="0.484072">
                <text:p>0.484072</text:p>
              </table:table-cell>
              <table:table-cell office:value-type="float" office:value="0.406557">
                <text:p>0.406557</text:p>
              </table:table-cell>
              <table:table-cell office:value-type="float" office:value="0.364943">
                <text:p>0.3649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531">
                <text:p>2.94531</text:p>
              </table:table-cell>
              <table:table-cell office:value-type="float" office:value="0.485796">
                <text:p>0.485796</text:p>
              </table:table-cell>
              <table:table-cell office:value-type="float" office:value="0.406363">
                <text:p>0.406363</text:p>
              </table:table-cell>
              <table:table-cell office:value-type="float" office:value="0.362174">
                <text:p>0.3621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094">
                <text:p>2.96094</text:p>
              </table:table-cell>
              <table:table-cell office:value-type="float" office:value="0.484118">
                <text:p>0.484118</text:p>
              </table:table-cell>
              <table:table-cell office:value-type="float" office:value="0.406907">
                <text:p>0.406907</text:p>
              </table:table-cell>
              <table:table-cell office:value-type="float" office:value="0.363032">
                <text:p>0.36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656">
                <text:p>2.97656</text:p>
              </table:table-cell>
              <table:table-cell office:value-type="float" office:value="0.480697">
                <text:p>0.480697</text:p>
              </table:table-cell>
              <table:table-cell office:value-type="float" office:value="0.408108">
                <text:p>0.408108</text:p>
              </table:table-cell>
              <table:table-cell office:value-type="float" office:value="0.36643">
                <text:p>0.36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219">
                <text:p>2.99219</text:p>
              </table:table-cell>
              <table:table-cell office:value-type="float" office:value="0.481041">
                <text:p>0.481041</text:p>
              </table:table-cell>
              <table:table-cell office:value-type="float" office:value="0.410098">
                <text:p>0.410098</text:p>
              </table:table-cell>
              <table:table-cell office:value-type="float" office:value="0.369725">
                <text:p>0.369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781">
                <text:p>3.00781</text:p>
              </table:table-cell>
              <table:table-cell office:value-type="float" office:value="0.483065">
                <text:p>0.483065</text:p>
              </table:table-cell>
              <table:table-cell office:value-type="float" office:value="0.409197">
                <text:p>0.409197</text:p>
              </table:table-cell>
              <table:table-cell office:value-type="float" office:value="0.368279">
                <text:p>0.3682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344">
                <text:p>3.02344</text:p>
              </table:table-cell>
              <table:table-cell office:value-type="float" office:value="0.483794">
                <text:p>0.483794</text:p>
              </table:table-cell>
              <table:table-cell office:value-type="float" office:value="0.407234">
                <text:p>0.407234</text:p>
              </table:table-cell>
              <table:table-cell office:value-type="float" office:value="0.364406">
                <text:p>0.3644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3906">
                <text:p>3.03906</text:p>
              </table:table-cell>
              <table:table-cell office:value-type="float" office:value="0.484675">
                <text:p>0.484675</text:p>
              </table:table-cell>
              <table:table-cell office:value-type="float" office:value="0.40769">
                <text:p>0.40769</text:p>
              </table:table-cell>
              <table:table-cell office:value-type="float" office:value="0.363968">
                <text:p>0.3639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469">
                <text:p>3.05469</text:p>
              </table:table-cell>
              <table:table-cell office:value-type="float" office:value="0.485655">
                <text:p>0.485655</text:p>
              </table:table-cell>
              <table:table-cell office:value-type="float" office:value="0.406697">
                <text:p>0.406697</text:p>
              </table:table-cell>
              <table:table-cell office:value-type="float" office:value="0.364463">
                <text:p>0.364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031">
                <text:p>3.07031</text:p>
              </table:table-cell>
              <table:table-cell office:value-type="float" office:value="0.484477">
                <text:p>0.484477</text:p>
              </table:table-cell>
              <table:table-cell office:value-type="float" office:value="0.406721">
                <text:p>0.406721</text:p>
              </table:table-cell>
              <table:table-cell office:value-type="float" office:value="0.364312">
                <text:p>0.3643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594">
                <text:p>3.08594</text:p>
              </table:table-cell>
              <table:table-cell office:value-type="float" office:value="0.482973">
                <text:p>0.482973</text:p>
              </table:table-cell>
              <table:table-cell office:value-type="float" office:value="0.408697">
                <text:p>0.408697</text:p>
              </table:table-cell>
              <table:table-cell office:value-type="float" office:value="0.363242">
                <text:p>0.3632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156">
                <text:p>3.10156</text:p>
              </table:table-cell>
              <table:table-cell office:value-type="float" office:value="0.483903">
                <text:p>0.483903</text:p>
              </table:table-cell>
              <table:table-cell office:value-type="float" office:value="0.410516">
                <text:p>0.410516</text:p>
              </table:table-cell>
              <table:table-cell office:value-type="float" office:value="0.364669">
                <text:p>0.3646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719">
                <text:p>3.11719</text:p>
              </table:table-cell>
              <table:table-cell office:value-type="float" office:value="0.484144">
                <text:p>0.484144</text:p>
              </table:table-cell>
              <table:table-cell office:value-type="float" office:value="0.408964">
                <text:p>0.408964</text:p>
              </table:table-cell>
              <table:table-cell office:value-type="float" office:value="0.367712">
                <text:p>0.367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281">
                <text:p>3.13281</text:p>
              </table:table-cell>
              <table:table-cell office:value-type="float" office:value="0.481344">
                <text:p>0.481344</text:p>
              </table:table-cell>
              <table:table-cell office:value-type="float" office:value="0.405107">
                <text:p>0.405107</text:p>
              </table:table-cell>
              <table:table-cell office:value-type="float" office:value="0.365999">
                <text:p>0.3659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844">
                <text:p>3.14844</text:p>
              </table:table-cell>
              <table:table-cell office:value-type="float" office:value="0.479019">
                <text:p>0.479019</text:p>
              </table:table-cell>
              <table:table-cell office:value-type="float" office:value="0.404745">
                <text:p>0.404745</text:p>
              </table:table-cell>
              <table:table-cell office:value-type="float" office:value="0.362296">
                <text:p>0.3622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406">
                <text:p>3.16406</text:p>
              </table:table-cell>
              <table:table-cell office:value-type="float" office:value="0.477365">
                <text:p>0.477365</text:p>
              </table:table-cell>
              <table:table-cell office:value-type="float" office:value="0.407334">
                <text:p>0.407334</text:p>
              </table:table-cell>
              <table:table-cell office:value-type="float" office:value="0.361636">
                <text:p>0.3616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7969">
                <text:p>3.17969</text:p>
              </table:table-cell>
              <table:table-cell office:value-type="float" office:value="0.474873">
                <text:p>0.474873</text:p>
              </table:table-cell>
              <table:table-cell office:value-type="float" office:value="0.409884">
                <text:p>0.409884</text:p>
              </table:table-cell>
              <table:table-cell office:value-type="float" office:value="0.363585">
                <text:p>0.363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531">
                <text:p>3.19531</text:p>
              </table:table-cell>
              <table:table-cell office:value-type="float" office:value="0.473282">
                <text:p>0.473282</text:p>
              </table:table-cell>
              <table:table-cell office:value-type="float" office:value="0.407977">
                <text:p>0.407977</text:p>
              </table:table-cell>
              <table:table-cell office:value-type="float" office:value="0.365736">
                <text:p>0.3657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094">
                <text:p>3.21094</text:p>
              </table:table-cell>
              <table:table-cell office:value-type="float" office:value="0.474298">
                <text:p>0.474298</text:p>
              </table:table-cell>
              <table:table-cell office:value-type="float" office:value="0.404207">
                <text:p>0.404207</text:p>
              </table:table-cell>
              <table:table-cell office:value-type="float" office:value="0.365762">
                <text:p>0.365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656">
                <text:p>3.22656</text:p>
              </table:table-cell>
              <table:table-cell office:value-type="float" office:value="0.474373">
                <text:p>0.474373</text:p>
              </table:table-cell>
              <table:table-cell office:value-type="float" office:value="0.403826">
                <text:p>0.403826</text:p>
              </table:table-cell>
              <table:table-cell office:value-type="float" office:value="0.364836">
                <text:p>0.3648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219">
                <text:p>3.24219</text:p>
              </table:table-cell>
              <table:table-cell office:value-type="float" office:value="0.470989">
                <text:p>0.470989</text:p>
              </table:table-cell>
              <table:table-cell office:value-type="float" office:value="0.404731">
                <text:p>0.404731</text:p>
              </table:table-cell>
              <table:table-cell office:value-type="float" office:value="0.36493">
                <text:p>0.36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5781">
                <text:p>3.25781</text:p>
              </table:table-cell>
              <table:table-cell office:value-type="float" office:value="0.46895">
                <text:p>0.46895</text:p>
              </table:table-cell>
              <table:table-cell office:value-type="float" office:value="0.402356">
                <text:p>0.402356</text:p>
              </table:table-cell>
              <table:table-cell office:value-type="float" office:value="0.365894">
                <text:p>0.3658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344">
                <text:p>3.27344</text:p>
              </table:table-cell>
              <table:table-cell office:value-type="float" office:value="0.470277">
                <text:p>0.470277</text:p>
              </table:table-cell>
              <table:table-cell office:value-type="float" office:value="0.400087">
                <text:p>0.400087</text:p>
              </table:table-cell>
              <table:table-cell office:value-type="float" office:value="0.367741">
                <text:p>0.3677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8906">
                <text:p>3.28906</text:p>
              </table:table-cell>
              <table:table-cell office:value-type="float" office:value="0.470709">
                <text:p>0.470709</text:p>
              </table:table-cell>
              <table:table-cell office:value-type="float" office:value="0.403127">
                <text:p>0.403127</text:p>
              </table:table-cell>
              <table:table-cell office:value-type="float" office:value="0.367765">
                <text:p>0.3677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469">
                <text:p>3.30469</text:p>
              </table:table-cell>
              <table:table-cell office:value-type="float" office:value="0.466751">
                <text:p>0.466751</text:p>
              </table:table-cell>
              <table:table-cell office:value-type="float" office:value="0.403955">
                <text:p>0.403955</text:p>
              </table:table-cell>
              <table:table-cell office:value-type="float" office:value="0.36473">
                <text:p>0.364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031">
                <text:p>3.32031</text:p>
              </table:table-cell>
              <table:table-cell office:value-type="float" office:value="0.463085">
                <text:p>0.463085</text:p>
              </table:table-cell>
              <table:table-cell office:value-type="float" office:value="0.401076">
                <text:p>0.401076</text:p>
              </table:table-cell>
              <table:table-cell office:value-type="float" office:value="0.363207">
                <text:p>0.3632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594">
                <text:p>3.33594</text:p>
              </table:table-cell>
              <table:table-cell office:value-type="float" office:value="0.463118">
                <text:p>0.463118</text:p>
              </table:table-cell>
              <table:table-cell office:value-type="float" office:value="0.402233">
                <text:p>0.402233</text:p>
              </table:table-cell>
              <table:table-cell office:value-type="float" office:value="0.364248">
                <text:p>0.364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156">
                <text:p>3.35156</text:p>
              </table:table-cell>
              <table:table-cell office:value-type="float" office:value="0.463618">
                <text:p>0.463618</text:p>
              </table:table-cell>
              <table:table-cell office:value-type="float" office:value="0.403531">
                <text:p>0.403531</text:p>
              </table:table-cell>
              <table:table-cell office:value-type="float" office:value="0.366031">
                <text:p>0.366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719">
                <text:p>3.36719</text:p>
              </table:table-cell>
              <table:table-cell office:value-type="float" office:value="0.463274">
                <text:p>0.463274</text:p>
              </table:table-cell>
              <table:table-cell office:value-type="float" office:value="0.402706">
                <text:p>0.402706</text:p>
              </table:table-cell>
              <table:table-cell office:value-type="float" office:value="0.368016">
                <text:p>0.3680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281">
                <text:p>3.38281</text:p>
              </table:table-cell>
              <table:table-cell office:value-type="float" office:value="0.4642">
                <text:p>0.4642</text:p>
              </table:table-cell>
              <table:table-cell office:value-type="float" office:value="0.401545">
                <text:p>0.401545</text:p>
              </table:table-cell>
              <table:table-cell office:value-type="float" office:value="0.367303">
                <text:p>0.3673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9844">
                <text:p>3.39844</text:p>
              </table:table-cell>
              <table:table-cell office:value-type="float" office:value="0.465974">
                <text:p>0.465974</text:p>
              </table:table-cell>
              <table:table-cell office:value-type="float" office:value="0.401647">
                <text:p>0.401647</text:p>
              </table:table-cell>
              <table:table-cell office:value-type="float" office:value="0.366542">
                <text:p>0.3665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406">
                <text:p>3.41406</text:p>
              </table:table-cell>
              <table:table-cell office:value-type="float" office:value="0.464535">
                <text:p>0.464535</text:p>
              </table:table-cell>
              <table:table-cell office:value-type="float" office:value="0.401717">
                <text:p>0.401717</text:p>
              </table:table-cell>
              <table:table-cell office:value-type="float" office:value="0.366492">
                <text:p>0.366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2969">
                <text:p>3.42969</text:p>
              </table:table-cell>
              <table:table-cell office:value-type="float" office:value="0.462113">
                <text:p>0.462113</text:p>
              </table:table-cell>
              <table:table-cell office:value-type="float" office:value="0.400094">
                <text:p>0.400094</text:p>
              </table:table-cell>
              <table:table-cell office:value-type="float" office:value="0.366372">
                <text:p>0.3663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531">
                <text:p>3.44531</text:p>
              </table:table-cell>
              <table:table-cell office:value-type="float" office:value="0.46214">
                <text:p>0.46214</text:p>
              </table:table-cell>
              <table:table-cell office:value-type="float" office:value="0.401329">
                <text:p>0.401329</text:p>
              </table:table-cell>
              <table:table-cell office:value-type="float" office:value="0.36618">
                <text:p>0.366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094">
                <text:p>3.46094</text:p>
              </table:table-cell>
              <table:table-cell office:value-type="float" office:value="0.463029">
                <text:p>0.463029</text:p>
              </table:table-cell>
              <table:table-cell office:value-type="float" office:value="0.405071">
                <text:p>0.405071</text:p>
              </table:table-cell>
              <table:table-cell office:value-type="float" office:value="0.365584">
                <text:p>0.365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656">
                <text:p>3.47656</text:p>
              </table:table-cell>
              <table:table-cell office:value-type="float" office:value="0.464971">
                <text:p>0.464971</text:p>
              </table:table-cell>
              <table:table-cell office:value-type="float" office:value="0.405286">
                <text:p>0.405286</text:p>
              </table:table-cell>
              <table:table-cell office:value-type="float" office:value="0.365964">
                <text:p>0.3659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219">
                <text:p>3.49219</text:p>
              </table:table-cell>
              <table:table-cell office:value-type="float" office:value="0.466909">
                <text:p>0.466909</text:p>
              </table:table-cell>
              <table:table-cell office:value-type="float" office:value="0.402091">
                <text:p>0.402091</text:p>
              </table:table-cell>
              <table:table-cell office:value-type="float" office:value="0.363732">
                <text:p>0.363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781">
                <text:p>3.50781</text:p>
              </table:table-cell>
              <table:table-cell office:value-type="float" office:value="0.466333">
                <text:p>0.466333</text:p>
              </table:table-cell>
              <table:table-cell office:value-type="float" office:value="0.401461">
                <text:p>0.401461</text:p>
              </table:table-cell>
              <table:table-cell office:value-type="float" office:value="0.359845">
                <text:p>0.3598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344">
                <text:p>3.52344</text:p>
              </table:table-cell>
              <table:table-cell office:value-type="float" office:value="0.464882">
                <text:p>0.464882</text:p>
              </table:table-cell>
              <table:table-cell office:value-type="float" office:value="0.403669">
                <text:p>0.403669</text:p>
              </table:table-cell>
              <table:table-cell office:value-type="float" office:value="0.359514">
                <text:p>0.359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906">
                <text:p>3.53906</text:p>
              </table:table-cell>
              <table:table-cell office:value-type="float" office:value="0.465121">
                <text:p>0.465121</text:p>
              </table:table-cell>
              <table:table-cell office:value-type="float" office:value="0.405731">
                <text:p>0.405731</text:p>
              </table:table-cell>
              <table:table-cell office:value-type="float" office:value="0.363282">
                <text:p>0.3632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469">
                <text:p>3.55469</text:p>
              </table:table-cell>
              <table:table-cell office:value-type="float" office:value="0.46745">
                <text:p>0.46745</text:p>
              </table:table-cell>
              <table:table-cell office:value-type="float" office:value="0.406642">
                <text:p>0.406642</text:p>
              </table:table-cell>
              <table:table-cell office:value-type="float" office:value="0.366101">
                <text:p>0.366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031">
                <text:p>3.57031</text:p>
              </table:table-cell>
              <table:table-cell office:value-type="float" office:value="0.467753">
                <text:p>0.467753</text:p>
              </table:table-cell>
              <table:table-cell office:value-type="float" office:value="0.404201">
                <text:p>0.404201</text:p>
              </table:table-cell>
              <table:table-cell office:value-type="float" office:value="0.366669">
                <text:p>0.366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594">
                <text:p>3.58594</text:p>
              </table:table-cell>
              <table:table-cell office:value-type="float" office:value="0.466994">
                <text:p>0.466994</text:p>
              </table:table-cell>
              <table:table-cell office:value-type="float" office:value="0.40066">
                <text:p>0.40066</text:p>
              </table:table-cell>
              <table:table-cell office:value-type="float" office:value="0.366674">
                <text:p>0.3666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156">
                <text:p>3.60156</text:p>
              </table:table-cell>
              <table:table-cell office:value-type="float" office:value="0.467152">
                <text:p>0.467152</text:p>
              </table:table-cell>
              <table:table-cell office:value-type="float" office:value="0.40198">
                <text:p>0.40198</text:p>
              </table:table-cell>
              <table:table-cell office:value-type="float" office:value="0.365817">
                <text:p>0.365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719">
                <text:p>3.61719</text:p>
              </table:table-cell>
              <table:table-cell office:value-type="float" office:value="0.466733">
                <text:p>0.466733</text:p>
              </table:table-cell>
              <table:table-cell office:value-type="float" office:value="0.404516">
                <text:p>0.404516</text:p>
              </table:table-cell>
              <table:table-cell office:value-type="float" office:value="0.363496">
                <text:p>0.3634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281">
                <text:p>3.63281</text:p>
              </table:table-cell>
              <table:table-cell office:value-type="float" office:value="0.465236">
                <text:p>0.465236</text:p>
              </table:table-cell>
              <table:table-cell office:value-type="float" office:value="0.404729">
                <text:p>0.404729</text:p>
              </table:table-cell>
              <table:table-cell office:value-type="float" office:value="0.36416">
                <text:p>0.36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4844">
                <text:p>3.64844</text:p>
              </table:table-cell>
              <table:table-cell office:value-type="float" office:value="0.464179">
                <text:p>0.464179</text:p>
              </table:table-cell>
              <table:table-cell office:value-type="float" office:value="0.403026">
                <text:p>0.403026</text:p>
              </table:table-cell>
              <table:table-cell office:value-type="float" office:value="0.363625">
                <text:p>0.363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406">
                <text:p>3.66406</text:p>
              </table:table-cell>
              <table:table-cell office:value-type="float" office:value="0.462492">
                <text:p>0.462492</text:p>
              </table:table-cell>
              <table:table-cell office:value-type="float" office:value="0.404288">
                <text:p>0.404288</text:p>
              </table:table-cell>
              <table:table-cell office:value-type="float" office:value="0.364201">
                <text:p>0.364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7969">
                <text:p>3.67969</text:p>
              </table:table-cell>
              <table:table-cell office:value-type="float" office:value="0.46135">
                <text:p>0.46135</text:p>
              </table:table-cell>
              <table:table-cell office:value-type="float" office:value="0.407239">
                <text:p>0.407239</text:p>
              </table:table-cell>
              <table:table-cell office:value-type="float" office:value="0.369502">
                <text:p>0.3695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531">
                <text:p>3.69531</text:p>
              </table:table-cell>
              <table:table-cell office:value-type="float" office:value="0.462372">
                <text:p>0.462372</text:p>
              </table:table-cell>
              <table:table-cell office:value-type="float" office:value="0.40744">
                <text:p>0.40744</text:p>
              </table:table-cell>
              <table:table-cell office:value-type="float" office:value="0.370692">
                <text:p>0.3706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094">
                <text:p>3.71094</text:p>
              </table:table-cell>
              <table:table-cell office:value-type="float" office:value="0.463192">
                <text:p>0.463192</text:p>
              </table:table-cell>
              <table:table-cell office:value-type="float" office:value="0.406405">
                <text:p>0.406405</text:p>
              </table:table-cell>
              <table:table-cell office:value-type="float" office:value="0.366858">
                <text:p>0.3668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656">
                <text:p>3.72656</text:p>
              </table:table-cell>
              <table:table-cell office:value-type="float" office:value="0.463296">
                <text:p>0.463296</text:p>
              </table:table-cell>
              <table:table-cell office:value-type="float" office:value="0.404569">
                <text:p>0.404569</text:p>
              </table:table-cell>
              <table:table-cell office:value-type="float" office:value="0.365912">
                <text:p>0.3659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219">
                <text:p>3.74219</text:p>
              </table:table-cell>
              <table:table-cell office:value-type="float" office:value="0.463682">
                <text:p>0.463682</text:p>
              </table:table-cell>
              <table:table-cell office:value-type="float" office:value="0.401965">
                <text:p>0.401965</text:p>
              </table:table-cell>
              <table:table-cell office:value-type="float" office:value="0.369636">
                <text:p>0.3696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781">
                <text:p>3.75781</text:p>
              </table:table-cell>
              <table:table-cell office:value-type="float" office:value="0.463602">
                <text:p>0.463602</text:p>
              </table:table-cell>
              <table:table-cell office:value-type="float" office:value="0.402279">
                <text:p>0.402279</text:p>
              </table:table-cell>
              <table:table-cell office:value-type="float" office:value="0.372174">
                <text:p>0.372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344">
                <text:p>3.77344</text:p>
              </table:table-cell>
              <table:table-cell office:value-type="float" office:value="0.461714">
                <text:p>0.461714</text:p>
              </table:table-cell>
              <table:table-cell office:value-type="float" office:value="0.40385">
                <text:p>0.40385</text:p>
              </table:table-cell>
              <table:table-cell office:value-type="float" office:value="0.370136">
                <text:p>0.370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8906">
                <text:p>3.78906</text:p>
              </table:table-cell>
              <table:table-cell office:value-type="float" office:value="0.460054">
                <text:p>0.460054</text:p>
              </table:table-cell>
              <table:table-cell office:value-type="float" office:value="0.403118">
                <text:p>0.403118</text:p>
              </table:table-cell>
              <table:table-cell office:value-type="float" office:value="0.369196">
                <text:p>0.3691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469">
                <text:p>3.80469</text:p>
              </table:table-cell>
              <table:table-cell office:value-type="float" office:value="0.460345">
                <text:p>0.460345</text:p>
              </table:table-cell>
              <table:table-cell office:value-type="float" office:value="0.401477">
                <text:p>0.401477</text:p>
              </table:table-cell>
              <table:table-cell office:value-type="float" office:value="0.373673">
                <text:p>0.3736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031">
                <text:p>3.82031</text:p>
              </table:table-cell>
              <table:table-cell office:value-type="float" office:value="0.461292">
                <text:p>0.461292</text:p>
              </table:table-cell>
              <table:table-cell office:value-type="float" office:value="0.397755">
                <text:p>0.397755</text:p>
              </table:table-cell>
              <table:table-cell office:value-type="float" office:value="0.378419">
                <text:p>0.3784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594">
                <text:p>3.83594</text:p>
              </table:table-cell>
              <table:table-cell office:value-type="float" office:value="0.460916">
                <text:p>0.460916</text:p>
              </table:table-cell>
              <table:table-cell office:value-type="float" office:value="0.39413">
                <text:p>0.39413</text:p>
              </table:table-cell>
              <table:table-cell office:value-type="float" office:value="0.376135">
                <text:p>0.376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156">
                <text:p>3.85156</text:p>
              </table:table-cell>
              <table:table-cell office:value-type="float" office:value="0.460363">
                <text:p>0.460363</text:p>
              </table:table-cell>
              <table:table-cell office:value-type="float" office:value="0.394941">
                <text:p>0.394941</text:p>
              </table:table-cell>
              <table:table-cell office:value-type="float" office:value="0.370619">
                <text:p>0.3706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719">
                <text:p>3.86719</text:p>
              </table:table-cell>
              <table:table-cell office:value-type="float" office:value="0.460778">
                <text:p>0.460778</text:p>
              </table:table-cell>
              <table:table-cell office:value-type="float" office:value="0.399397">
                <text:p>0.399397</text:p>
              </table:table-cell>
              <table:table-cell office:value-type="float" office:value="0.370669">
                <text:p>0.3706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281">
                <text:p>3.88281</text:p>
              </table:table-cell>
              <table:table-cell office:value-type="float" office:value="0.461753">
                <text:p>0.461753</text:p>
              </table:table-cell>
              <table:table-cell office:value-type="float" office:value="0.401865">
                <text:p>0.401865</text:p>
              </table:table-cell>
              <table:table-cell office:value-type="float" office:value="0.374484">
                <text:p>0.374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9844">
                <text:p>3.89844</text:p>
              </table:table-cell>
              <table:table-cell office:value-type="float" office:value="0.462177">
                <text:p>0.462177</text:p>
              </table:table-cell>
              <table:table-cell office:value-type="float" office:value="0.400572">
                <text:p>0.400572</text:p>
              </table:table-cell>
              <table:table-cell office:value-type="float" office:value="0.374394">
                <text:p>0.374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406">
                <text:p>3.91406</text:p>
              </table:table-cell>
              <table:table-cell office:value-type="float" office:value="0.461162">
                <text:p>0.461162</text:p>
              </table:table-cell>
              <table:table-cell office:value-type="float" office:value="0.398278">
                <text:p>0.398278</text:p>
              </table:table-cell>
              <table:table-cell office:value-type="float" office:value="0.374416">
                <text:p>0.374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69">
                <text:p>3.92969</text:p>
              </table:table-cell>
              <table:table-cell office:value-type="float" office:value="0.459722">
                <text:p>0.459722</text:p>
              </table:table-cell>
              <table:table-cell office:value-type="float" office:value="0.397633">
                <text:p>0.397633</text:p>
              </table:table-cell>
              <table:table-cell office:value-type="float" office:value="0.377943">
                <text:p>0.3779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531">
                <text:p>3.94531</text:p>
              </table:table-cell>
              <table:table-cell office:value-type="float" office:value="0.457917">
                <text:p>0.457917</text:p>
              </table:table-cell>
              <table:table-cell office:value-type="float" office:value="0.397321">
                <text:p>0.397321</text:p>
              </table:table-cell>
              <table:table-cell office:value-type="float" office:value="0.380242">
                <text:p>0.380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094">
                <text:p>3.96094</text:p>
              </table:table-cell>
              <table:table-cell office:value-type="float" office:value="0.456578">
                <text:p>0.456578</text:p>
              </table:table-cell>
              <table:table-cell office:value-type="float" office:value="0.398198">
                <text:p>0.398198</text:p>
              </table:table-cell>
              <table:table-cell office:value-type="float" office:value="0.377925">
                <text:p>0.3779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656">
                <text:p>3.97656</text:p>
              </table:table-cell>
              <table:table-cell office:value-type="float" office:value="0.456367">
                <text:p>0.456367</text:p>
              </table:table-cell>
              <table:table-cell office:value-type="float" office:value="0.397287">
                <text:p>0.397287</text:p>
              </table:table-cell>
              <table:table-cell office:value-type="float" office:value="0.376132">
                <text:p>0.376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219">
                <text:p>3.99219</text:p>
              </table:table-cell>
              <table:table-cell office:value-type="float" office:value="0.455925">
                <text:p>0.455925</text:p>
              </table:table-cell>
              <table:table-cell office:value-type="float" office:value="0.396245">
                <text:p>0.396245</text:p>
              </table:table-cell>
              <table:table-cell office:value-type="float" office:value="0.37437">
                <text:p>0.374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781">
                <text:p>4.00781</text:p>
              </table:table-cell>
              <table:table-cell office:value-type="float" office:value="0.453232">
                <text:p>0.453232</text:p>
              </table:table-cell>
              <table:table-cell office:value-type="float" office:value="0.397792">
                <text:p>0.397792</text:p>
              </table:table-cell>
              <table:table-cell office:value-type="float" office:value="0.371101">
                <text:p>0.3711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344">
                <text:p>4.02344</text:p>
              </table:table-cell>
              <table:table-cell office:value-type="float" office:value="0.452067">
                <text:p>0.452067</text:p>
              </table:table-cell>
              <table:table-cell office:value-type="float" office:value="0.398602">
                <text:p>0.398602</text:p>
              </table:table-cell>
              <table:table-cell office:value-type="float" office:value="0.370341">
                <text:p>0.3703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3906">
                <text:p>4.03906</text:p>
              </table:table-cell>
              <table:table-cell office:value-type="float" office:value="0.453719">
                <text:p>0.453719</text:p>
              </table:table-cell>
              <table:table-cell office:value-type="float" office:value="0.398898">
                <text:p>0.398898</text:p>
              </table:table-cell>
              <table:table-cell office:value-type="float" office:value="0.371534">
                <text:p>0.3715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469">
                <text:p>4.05469</text:p>
              </table:table-cell>
              <table:table-cell office:value-type="float" office:value="0.453615">
                <text:p>0.453615</text:p>
              </table:table-cell>
              <table:table-cell office:value-type="float" office:value="0.39963">
                <text:p>0.39963</text:p>
              </table:table-cell>
              <table:table-cell office:value-type="float" office:value="0.371159">
                <text:p>0.3711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031">
                <text:p>4.07031</text:p>
              </table:table-cell>
              <table:table-cell office:value-type="float" office:value="0.451664">
                <text:p>0.451664</text:p>
              </table:table-cell>
              <table:table-cell office:value-type="float" office:value="0.398906">
                <text:p>0.398906</text:p>
              </table:table-cell>
              <table:table-cell office:value-type="float" office:value="0.371073">
                <text:p>0.3710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594">
                <text:p>4.08594</text:p>
              </table:table-cell>
              <table:table-cell office:value-type="float" office:value="0.451141">
                <text:p>0.451141</text:p>
              </table:table-cell>
              <table:table-cell office:value-type="float" office:value="0.395791">
                <text:p>0.395791</text:p>
              </table:table-cell>
              <table:table-cell office:value-type="float" office:value="0.37231">
                <text:p>0.37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156">
                <text:p>4.10156</text:p>
              </table:table-cell>
              <table:table-cell office:value-type="float" office:value="0.45116">
                <text:p>0.45116</text:p>
              </table:table-cell>
              <table:table-cell office:value-type="float" office:value="0.393056">
                <text:p>0.393056</text:p>
              </table:table-cell>
              <table:table-cell office:value-type="float" office:value="0.371747">
                <text:p>0.3717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719">
                <text:p>4.11719</text:p>
              </table:table-cell>
              <table:table-cell office:value-type="float" office:value="0.448258">
                <text:p>0.448258</text:p>
              </table:table-cell>
              <table:table-cell office:value-type="float" office:value="0.3906">
                <text:p>0.3906</text:p>
              </table:table-cell>
              <table:table-cell office:value-type="float" office:value="0.368527">
                <text:p>0.3685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81">
                <text:p>4.13281</text:p>
              </table:table-cell>
              <table:table-cell office:value-type="float" office:value="0.445726">
                <text:p>0.445726</text:p>
              </table:table-cell>
              <table:table-cell office:value-type="float" office:value="0.389124">
                <text:p>0.389124</text:p>
              </table:table-cell>
              <table:table-cell office:value-type="float" office:value="0.367096">
                <text:p>0.3670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844">
                <text:p>4.14844</text:p>
              </table:table-cell>
              <table:table-cell office:value-type="float" office:value="0.445768">
                <text:p>0.445768</text:p>
              </table:table-cell>
              <table:table-cell office:value-type="float" office:value="0.388667">
                <text:p>0.388667</text:p>
              </table:table-cell>
              <table:table-cell office:value-type="float" office:value="0.368388">
                <text:p>0.3683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406">
                <text:p>4.16406</text:p>
              </table:table-cell>
              <table:table-cell office:value-type="float" office:value="0.446735">
                <text:p>0.446735</text:p>
              </table:table-cell>
              <table:table-cell office:value-type="float" office:value="0.389082">
                <text:p>0.389082</text:p>
              </table:table-cell>
              <table:table-cell office:value-type="float" office:value="0.371777">
                <text:p>0.3717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7969">
                <text:p>4.17969</text:p>
              </table:table-cell>
              <table:table-cell office:value-type="float" office:value="0.445857">
                <text:p>0.445857</text:p>
              </table:table-cell>
              <table:table-cell office:value-type="float" office:value="0.39026">
                <text:p>0.39026</text:p>
              </table:table-cell>
              <table:table-cell office:value-type="float" office:value="0.374897">
                <text:p>0.3748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531">
                <text:p>4.19531</text:p>
              </table:table-cell>
              <table:table-cell office:value-type="float" office:value="0.44463">
                <text:p>0.44463</text:p>
              </table:table-cell>
              <table:table-cell office:value-type="float" office:value="0.391308">
                <text:p>0.391308</text:p>
              </table:table-cell>
              <table:table-cell office:value-type="float" office:value="0.375267">
                <text:p>0.3752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094">
                <text:p>4.21094</text:p>
              </table:table-cell>
              <table:table-cell office:value-type="float" office:value="0.444626">
                <text:p>0.444626</text:p>
              </table:table-cell>
              <table:table-cell office:value-type="float" office:value="0.3927">
                <text:p>0.3927</text:p>
              </table:table-cell>
              <table:table-cell office:value-type="float" office:value="0.372299">
                <text:p>0.3722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656">
                <text:p>4.22656</text:p>
              </table:table-cell>
              <table:table-cell office:value-type="float" office:value="0.443984">
                <text:p>0.443984</text:p>
              </table:table-cell>
              <table:table-cell office:value-type="float" office:value="0.39262">
                <text:p>0.39262</text:p>
              </table:table-cell>
              <table:table-cell office:value-type="float" office:value="0.370301">
                <text:p>0.3703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219">
                <text:p>4.24219</text:p>
              </table:table-cell>
              <table:table-cell office:value-type="float" office:value="0.442133">
                <text:p>0.442133</text:p>
              </table:table-cell>
              <table:table-cell office:value-type="float" office:value="0.392037">
                <text:p>0.392037</text:p>
              </table:table-cell>
              <table:table-cell office:value-type="float" office:value="0.370637">
                <text:p>0.3706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781">
                <text:p>4.25781</text:p>
              </table:table-cell>
              <table:table-cell office:value-type="float" office:value="0.442701">
                <text:p>0.442701</text:p>
              </table:table-cell>
              <table:table-cell office:value-type="float" office:value="0.392189">
                <text:p>0.392189</text:p>
              </table:table-cell>
              <table:table-cell office:value-type="float" office:value="0.371832">
                <text:p>0.3718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344">
                <text:p>4.27344</text:p>
              </table:table-cell>
              <table:table-cell office:value-type="float" office:value="0.444163">
                <text:p>0.444163</text:p>
              </table:table-cell>
              <table:table-cell office:value-type="float" office:value="0.392396">
                <text:p>0.392396</text:p>
              </table:table-cell>
              <table:table-cell office:value-type="float" office:value="0.372004">
                <text:p>0.372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8906">
                <text:p>4.28906</text:p>
              </table:table-cell>
              <table:table-cell office:value-type="float" office:value="0.443036">
                <text:p>0.443036</text:p>
              </table:table-cell>
              <table:table-cell office:value-type="float" office:value="0.390759">
                <text:p>0.390759</text:p>
              </table:table-cell>
              <table:table-cell office:value-type="float" office:value="0.372291">
                <text:p>0.372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469">
                <text:p>4.30469</text:p>
              </table:table-cell>
              <table:table-cell office:value-type="float" office:value="0.439468">
                <text:p>0.439468</text:p>
              </table:table-cell>
              <table:table-cell office:value-type="float" office:value="0.390464">
                <text:p>0.390464</text:p>
              </table:table-cell>
              <table:table-cell office:value-type="float" office:value="0.373689">
                <text:p>0.3736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031">
                <text:p>4.32031</text:p>
              </table:table-cell>
              <table:table-cell office:value-type="float" office:value="0.436469">
                <text:p>0.436469</text:p>
              </table:table-cell>
              <table:table-cell office:value-type="float" office:value="0.391847">
                <text:p>0.391847</text:p>
              </table:table-cell>
              <table:table-cell office:value-type="float" office:value="0.374958">
                <text:p>0.3749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594">
                <text:p>4.33594</text:p>
              </table:table-cell>
              <table:table-cell office:value-type="float" office:value="0.435913">
                <text:p>0.435913</text:p>
              </table:table-cell>
              <table:table-cell office:value-type="float" office:value="0.391637">
                <text:p>0.391637</text:p>
              </table:table-cell>
              <table:table-cell office:value-type="float" office:value="0.376922">
                <text:p>0.3769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156">
                <text:p>4.35156</text:p>
              </table:table-cell>
              <table:table-cell office:value-type="float" office:value="0.43591">
                <text:p>0.43591</text:p>
              </table:table-cell>
              <table:table-cell office:value-type="float" office:value="0.38922">
                <text:p>0.38922</text:p>
              </table:table-cell>
              <table:table-cell office:value-type="float" office:value="0.378542">
                <text:p>0.3785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719">
                <text:p>4.36719</text:p>
              </table:table-cell>
              <table:table-cell office:value-type="float" office:value="0.433724">
                <text:p>0.433724</text:p>
              </table:table-cell>
              <table:table-cell office:value-type="float" office:value="0.387951">
                <text:p>0.387951</text:p>
              </table:table-cell>
              <table:table-cell office:value-type="float" office:value="0.378025">
                <text:p>0.3780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281">
                <text:p>4.38281</text:p>
              </table:table-cell>
              <table:table-cell office:value-type="float" office:value="0.43041">
                <text:p>0.43041</text:p>
              </table:table-cell>
              <table:table-cell office:value-type="float" office:value="0.387354">
                <text:p>0.387354</text:p>
              </table:table-cell>
              <table:table-cell office:value-type="float" office:value="0.376121">
                <text:p>0.376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844">
                <text:p>4.39844</text:p>
              </table:table-cell>
              <table:table-cell office:value-type="float" office:value="0.429326">
                <text:p>0.429326</text:p>
              </table:table-cell>
              <table:table-cell office:value-type="float" office:value="0.386769">
                <text:p>0.386769</text:p>
              </table:table-cell>
              <table:table-cell office:value-type="float" office:value="0.375222">
                <text:p>0.3752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06">
                <text:p>4.41406</text:p>
              </table:table-cell>
              <table:table-cell office:value-type="float" office:value="0.429018">
                <text:p>0.429018</text:p>
              </table:table-cell>
              <table:table-cell office:value-type="float" office:value="0.385885">
                <text:p>0.385885</text:p>
              </table:table-cell>
              <table:table-cell office:value-type="float" office:value="0.375426">
                <text:p>0.3754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2969">
                <text:p>4.42969</text:p>
              </table:table-cell>
              <table:table-cell office:value-type="float" office:value="0.428229">
                <text:p>0.428229</text:p>
              </table:table-cell>
              <table:table-cell office:value-type="float" office:value="0.386243">
                <text:p>0.386243</text:p>
              </table:table-cell>
              <table:table-cell office:value-type="float" office:value="0.376081">
                <text:p>0.3760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531">
                <text:p>4.44531</text:p>
              </table:table-cell>
              <table:table-cell office:value-type="float" office:value="0.428515">
                <text:p>0.428515</text:p>
              </table:table-cell>
              <table:table-cell office:value-type="float" office:value="0.388032">
                <text:p>0.38803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094">
                <text:p>4.46094</text:p>
              </table:table-cell>
              <table:table-cell office:value-type="float" office:value="0.42977">
                <text:p>0.42977</text:p>
              </table:table-cell>
              <table:table-cell office:value-type="float" office:value="0.387009">
                <text:p>0.387009</text:p>
              </table:table-cell>
              <table:table-cell office:value-type="float" office:value="0.376612">
                <text:p>0.376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656">
                <text:p>4.47656</text:p>
              </table:table-cell>
              <table:table-cell office:value-type="float" office:value="0.427769">
                <text:p>0.427769</text:p>
              </table:table-cell>
              <table:table-cell office:value-type="float" office:value="0.383895">
                <text:p>0.383895</text:p>
              </table:table-cell>
              <table:table-cell office:value-type="float" office:value="0.375268">
                <text:p>0.3752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19">
                <text:p>4.49219</text:p>
              </table:table-cell>
              <table:table-cell office:value-type="float" office:value="0.423773">
                <text:p>0.423773</text:p>
              </table:table-cell>
              <table:table-cell office:value-type="float" office:value="0.381608">
                <text:p>0.381608</text:p>
              </table:table-cell>
              <table:table-cell office:value-type="float" office:value="0.375727">
                <text:p>0.3757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781">
                <text:p>4.50781</text:p>
              </table:table-cell>
              <table:table-cell office:value-type="float" office:value="0.424058">
                <text:p>0.424058</text:p>
              </table:table-cell>
              <table:table-cell office:value-type="float" office:value="0.38153">
                <text:p>0.38153</text:p>
              </table:table-cell>
              <table:table-cell office:value-type="float" office:value="0.376496">
                <text:p>0.3764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344">
                <text:p>4.52344</text:p>
              </table:table-cell>
              <table:table-cell office:value-type="float" office:value="0.426942">
                <text:p>0.426942</text:p>
              </table:table-cell>
              <table:table-cell office:value-type="float" office:value="0.38048">
                <text:p>0.38048</text:p>
              </table:table-cell>
              <table:table-cell office:value-type="float" office:value="0.377573">
                <text:p>0.3775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06">
                <text:p>4.53906</text:p>
              </table:table-cell>
              <table:table-cell office:value-type="float" office:value="0.426871">
                <text:p>0.426871</text:p>
              </table:table-cell>
              <table:table-cell office:value-type="float" office:value="0.381982">
                <text:p>0.381982</text:p>
              </table:table-cell>
              <table:table-cell office:value-type="float" office:value="0.378964">
                <text:p>0.3789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469">
                <text:p>4.55469</text:p>
              </table:table-cell>
              <table:table-cell office:value-type="float" office:value="0.426639">
                <text:p>0.426639</text:p>
              </table:table-cell>
              <table:table-cell office:value-type="float" office:value="0.383969">
                <text:p>0.383969</text:p>
              </table:table-cell>
              <table:table-cell office:value-type="float" office:value="0.378863">
                <text:p>0.3788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31">
                <text:p>4.57031</text:p>
              </table:table-cell>
              <table:table-cell office:value-type="float" office:value="0.428082">
                <text:p>0.428082</text:p>
              </table:table-cell>
              <table:table-cell office:value-type="float" office:value="0.384778">
                <text:p>0.384778</text:p>
              </table:table-cell>
              <table:table-cell office:value-type="float" office:value="0.378367">
                <text:p>0.378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594">
                <text:p>4.58594</text:p>
              </table:table-cell>
              <table:table-cell office:value-type="float" office:value="0.42886">
                <text:p>0.42886</text:p>
              </table:table-cell>
              <table:table-cell office:value-type="float" office:value="0.385393">
                <text:p>0.385393</text:p>
              </table:table-cell>
              <table:table-cell office:value-type="float" office:value="0.377838">
                <text:p>0.3778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156">
                <text:p>4.60156</text:p>
              </table:table-cell>
              <table:table-cell office:value-type="float" office:value="0.429539">
                <text:p>0.429539</text:p>
              </table:table-cell>
              <table:table-cell office:value-type="float" office:value="0.385283">
                <text:p>0.385283</text:p>
              </table:table-cell>
              <table:table-cell office:value-type="float" office:value="0.376614">
                <text:p>0.3766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19">
                <text:p>4.61719</text:p>
              </table:table-cell>
              <table:table-cell office:value-type="float" office:value="0.431757">
                <text:p>0.431757</text:p>
              </table:table-cell>
              <table:table-cell office:value-type="float" office:value="0.382818">
                <text:p>0.382818</text:p>
              </table:table-cell>
              <table:table-cell office:value-type="float" office:value="0.377733">
                <text:p>0.3777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281">
                <text:p>4.63281</text:p>
              </table:table-cell>
              <table:table-cell office:value-type="float" office:value="0.433552">
                <text:p>0.433552</text:p>
              </table:table-cell>
              <table:table-cell office:value-type="float" office:value="0.381263">
                <text:p>0.381263</text:p>
              </table:table-cell>
              <table:table-cell office:value-type="float" office:value="0.379822">
                <text:p>0.379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44">
                <text:p>4.64844</text:p>
              </table:table-cell>
              <table:table-cell office:value-type="float" office:value="0.433916">
                <text:p>0.433916</text:p>
              </table:table-cell>
              <table:table-cell office:value-type="float" office:value="0.383771">
                <text:p>0.383771</text:p>
              </table:table-cell>
              <table:table-cell office:value-type="float" office:value="0.380615">
                <text:p>0.3806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06">
                <text:p>4.66406</text:p>
              </table:table-cell>
              <table:table-cell office:value-type="float" office:value="0.434723">
                <text:p>0.434723</text:p>
              </table:table-cell>
              <table:table-cell office:value-type="float" office:value="0.388091">
                <text:p>0.388091</text:p>
              </table:table-cell>
              <table:table-cell office:value-type="float" office:value="0.379626">
                <text:p>0.3796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7969">
                <text:p>4.67969</text:p>
              </table:table-cell>
              <table:table-cell office:value-type="float" office:value="0.435523">
                <text:p>0.435523</text:p>
              </table:table-cell>
              <table:table-cell office:value-type="float" office:value="0.386546">
                <text:p>0.386546</text:p>
              </table:table-cell>
              <table:table-cell office:value-type="float" office:value="0.377644">
                <text:p>0.3776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31">
                <text:p>4.69531</text:p>
              </table:table-cell>
              <table:table-cell office:value-type="float" office:value="0.435235">
                <text:p>0.435235</text:p>
              </table:table-cell>
              <table:table-cell office:value-type="float" office:value="0.379202">
                <text:p>0.379202</text:p>
              </table:table-cell>
              <table:table-cell office:value-type="float" office:value="0.377779">
                <text:p>0.3777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094">
                <text:p>4.71094</text:p>
              </table:table-cell>
              <table:table-cell office:value-type="float" office:value="0.433806">
                <text:p>0.433806</text:p>
              </table:table-cell>
              <table:table-cell office:value-type="float" office:value="0.376014">
                <text:p>0.376014</text:p>
              </table:table-cell>
              <table:table-cell office:value-type="float" office:value="0.380324">
                <text:p>0.380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56">
                <text:p>4.72656</text:p>
              </table:table-cell>
              <table:table-cell office:value-type="float" office:value="0.433899">
                <text:p>0.433899</text:p>
              </table:table-cell>
              <table:table-cell office:value-type="float" office:value="0.377052">
                <text:p>0.377052</text:p>
              </table:table-cell>
              <table:table-cell office:value-type="float" office:value="0.381738">
                <text:p>0.3817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19">
                <text:p>4.74219</text:p>
              </table:table-cell>
              <table:table-cell office:value-type="float" office:value="0.433456">
                <text:p>0.433456</text:p>
              </table:table-cell>
              <table:table-cell office:value-type="float" office:value="0.377606">
                <text:p>0.377606</text:p>
              </table:table-cell>
              <table:table-cell office:value-type="float" office:value="0.383759">
                <text:p>0.3837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781">
                <text:p>4.75781</text:p>
              </table:table-cell>
              <table:table-cell office:value-type="float" office:value="0.431218">
                <text:p>0.431218</text:p>
              </table:table-cell>
              <table:table-cell office:value-type="float" office:value="0.379052">
                <text:p>0.379052</text:p>
              </table:table-cell>
              <table:table-cell office:value-type="float" office:value="0.385471">
                <text:p>0.3854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44">
                <text:p>4.77344</text:p>
              </table:table-cell>
              <table:table-cell office:value-type="float" office:value="0.431392">
                <text:p>0.431392</text:p>
              </table:table-cell>
              <table:table-cell office:value-type="float" office:value="0.380649">
                <text:p>0.380649</text:p>
              </table:table-cell>
              <table:table-cell office:value-type="float" office:value="0.385371">
                <text:p>0.3853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06">
                <text:p>4.78906</text:p>
              </table:table-cell>
              <table:table-cell office:value-type="float" office:value="0.434163">
                <text:p>0.434163</text:p>
              </table:table-cell>
              <table:table-cell office:value-type="float" office:value="0.378238">
                <text:p>0.378238</text:p>
              </table:table-cell>
              <table:table-cell office:value-type="float" office:value="0.385552">
                <text:p>0.3855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69">
                <text:p>4.80469</text:p>
              </table:table-cell>
              <table:table-cell office:value-type="float" office:value="0.434746">
                <text:p>0.434746</text:p>
              </table:table-cell>
              <table:table-cell office:value-type="float" office:value="0.375426">
                <text:p>0.375426</text:p>
              </table:table-cell>
              <table:table-cell office:value-type="float" office:value="0.385764">
                <text:p>0.3857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31">
                <text:p>4.82031</text:p>
              </table:table-cell>
              <table:table-cell office:value-type="float" office:value="0.43229">
                <text:p>0.43229</text:p>
              </table:table-cell>
              <table:table-cell office:value-type="float" office:value="0.376061">
                <text:p>0.376061</text:p>
              </table:table-cell>
              <table:table-cell office:value-type="float" office:value="0.386908">
                <text:p>0.3869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594">
                <text:p>4.83594</text:p>
              </table:table-cell>
              <table:table-cell office:value-type="float" office:value="0.432097">
                <text:p>0.432097</text:p>
              </table:table-cell>
              <table:table-cell office:value-type="float" office:value="0.377909">
                <text:p>0.377909</text:p>
              </table:table-cell>
              <table:table-cell office:value-type="float" office:value="0.384757">
                <text:p>0.3847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56">
                <text:p>4.85156</text:p>
              </table:table-cell>
              <table:table-cell office:value-type="float" office:value="0.433214">
                <text:p>0.433214</text:p>
              </table:table-cell>
              <table:table-cell office:value-type="float" office:value="0.379117">
                <text:p>0.379117</text:p>
              </table:table-cell>
              <table:table-cell office:value-type="float" office:value="0.381381">
                <text:p>0.3813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19">
                <text:p>4.86719</text:p>
              </table:table-cell>
              <table:table-cell office:value-type="float" office:value="0.432509">
                <text:p>0.432509</text:p>
              </table:table-cell>
              <table:table-cell office:value-type="float" office:value="0.378949">
                <text:p>0.378949</text:p>
              </table:table-cell>
              <table:table-cell office:value-type="float" office:value="0.380723">
                <text:p>0.380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1">
                <text:p>4.88281</text:p>
              </table:table-cell>
              <table:table-cell office:value-type="float" office:value="0.431666">
                <text:p>0.431666</text:p>
              </table:table-cell>
              <table:table-cell office:value-type="float" office:value="0.375768">
                <text:p>0.375768</text:p>
              </table:table-cell>
              <table:table-cell office:value-type="float" office:value="0.379379">
                <text:p>0.3793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4">
                <text:p>4.89844</text:p>
              </table:table-cell>
              <table:table-cell office:value-type="float" office:value="0.430773">
                <text:p>0.430773</text:p>
              </table:table-cell>
              <table:table-cell office:value-type="float" office:value="0.374384">
                <text:p>0.374384</text:p>
              </table:table-cell>
              <table:table-cell office:value-type="float" office:value="0.377152">
                <text:p>0.377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06">
                <text:p>4.91406</text:p>
              </table:table-cell>
              <table:table-cell office:value-type="float" office:value="0.429444">
                <text:p>0.429444</text:p>
              </table:table-cell>
              <table:table-cell office:value-type="float" office:value="0.376029">
                <text:p>0.376029</text:p>
              </table:table-cell>
              <table:table-cell office:value-type="float" office:value="0.376671">
                <text:p>0.3766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9">
                <text:p>4.92969</text:p>
              </table:table-cell>
              <table:table-cell office:value-type="float" office:value="0.428227">
                <text:p>0.428227</text:p>
              </table:table-cell>
              <table:table-cell office:value-type="float" office:value="0.374499">
                <text:p>0.374499</text:p>
              </table:table-cell>
              <table:table-cell office:value-type="float" office:value="0.378509">
                <text:p>0.3785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31">
                <text:p>4.94531</text:p>
              </table:table-cell>
              <table:table-cell office:value-type="float" office:value="0.429015">
                <text:p>0.429015</text:p>
              </table:table-cell>
              <table:table-cell office:value-type="float" office:value="0.371399">
                <text:p>0.371399</text:p>
              </table:table-cell>
              <table:table-cell office:value-type="float" office:value="0.378636">
                <text:p>0.3786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94">
                <text:p>4.96094</text:p>
              </table:table-cell>
              <table:table-cell office:value-type="float" office:value="0.430029">
                <text:p>0.430029</text:p>
              </table:table-cell>
              <table:table-cell office:value-type="float" office:value="0.369647">
                <text:p>0.369647</text:p>
              </table:table-cell>
              <table:table-cell office:value-type="float" office:value="0.377714">
                <text:p>0.3777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56">
                <text:p>4.97656</text:p>
              </table:table-cell>
              <table:table-cell office:value-type="float" office:value="0.430108">
                <text:p>0.430108</text:p>
              </table:table-cell>
              <table:table-cell office:value-type="float" office:value="0.370441">
                <text:p>0.370441</text:p>
              </table:table-cell>
              <table:table-cell office:value-type="float" office:value="0.377378">
                <text:p>0.3773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19">
                <text:p>4.99219</text:p>
              </table:table-cell>
              <table:table-cell office:value-type="float" office:value="0.430815">
                <text:p>0.430815</text:p>
              </table:table-cell>
              <table:table-cell office:value-type="float" office:value="0.371881">
                <text:p>0.371881</text:p>
              </table:table-cell>
              <table:table-cell office:value-type="float" office:value="0.378731">
                <text:p>0.3787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81">
                <text:p>5.00781</text:p>
              </table:table-cell>
              <table:table-cell office:value-type="float" office:value="0.431887">
                <text:p>0.431887</text:p>
              </table:table-cell>
              <table:table-cell office:value-type="float" office:value="0.372082">
                <text:p>0.372082</text:p>
              </table:table-cell>
              <table:table-cell office:value-type="float" office:value="0.378354">
                <text:p>0.3783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44">
                <text:p>5.02344</text:p>
              </table:table-cell>
              <table:table-cell office:value-type="float" office:value="0.431479">
                <text:p>0.431479</text:p>
              </table:table-cell>
              <table:table-cell office:value-type="float" office:value="0.369899">
                <text:p>0.369899</text:p>
              </table:table-cell>
              <table:table-cell office:value-type="float" office:value="0.38039">
                <text:p>0.38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906">
                <text:p>5.03906</text:p>
              </table:table-cell>
              <table:table-cell office:value-type="float" office:value="0.429498">
                <text:p>0.429498</text:p>
              </table:table-cell>
              <table:table-cell office:value-type="float" office:value="0.369079">
                <text:p>0.369079</text:p>
              </table:table-cell>
              <table:table-cell office:value-type="float" office:value="0.383653">
                <text:p>0.3836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69">
                <text:p>5.05469</text:p>
              </table:table-cell>
              <table:table-cell office:value-type="float" office:value="0.428706">
                <text:p>0.428706</text:p>
              </table:table-cell>
              <table:table-cell office:value-type="float" office:value="0.369436">
                <text:p>0.369436</text:p>
              </table:table-cell>
              <table:table-cell office:value-type="float" office:value="0.384467">
                <text:p>0.3844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031">
                <text:p>5.07031</text:p>
              </table:table-cell>
              <table:table-cell office:value-type="float" office:value="0.428027">
                <text:p>0.428027</text:p>
              </table:table-cell>
              <table:table-cell office:value-type="float" office:value="0.370521">
                <text:p>0.370521</text:p>
              </table:table-cell>
              <table:table-cell office:value-type="float" office:value="0.384602">
                <text:p>0.3846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94">
                <text:p>5.08594</text:p>
              </table:table-cell>
              <table:table-cell office:value-type="float" office:value="0.428347">
                <text:p>0.428347</text:p>
              </table:table-cell>
              <table:table-cell office:value-type="float" office:value="0.370991">
                <text:p>0.370991</text:p>
              </table:table-cell>
              <table:table-cell office:value-type="float" office:value="0.385454">
                <text:p>0.3854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56">
                <text:p>5.10156</text:p>
              </table:table-cell>
              <table:table-cell office:value-type="float" office:value="0.429295">
                <text:p>0.429295</text:p>
              </table:table-cell>
              <table:table-cell office:value-type="float" office:value="0.368918">
                <text:p>0.368918</text:p>
              </table:table-cell>
              <table:table-cell office:value-type="float" office:value="0.383883">
                <text:p>0.3838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719">
                <text:p>5.11719</text:p>
              </table:table-cell>
              <table:table-cell office:value-type="float" office:value="0.428408">
                <text:p>0.428408</text:p>
              </table:table-cell>
              <table:table-cell office:value-type="float" office:value="0.366919">
                <text:p>0.366919</text:p>
              </table:table-cell>
              <table:table-cell office:value-type="float" office:value="0.379021">
                <text:p>0.3790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81">
                <text:p>5.13281</text:p>
              </table:table-cell>
              <table:table-cell office:value-type="float" office:value="0.425271">
                <text:p>0.425271</text:p>
              </table:table-cell>
              <table:table-cell office:value-type="float" office:value="0.367744">
                <text:p>0.367744</text:p>
              </table:table-cell>
              <table:table-cell office:value-type="float" office:value="0.377734">
                <text:p>0.3777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44">
                <text:p>5.14844</text:p>
              </table:table-cell>
              <table:table-cell office:value-type="float" office:value="0.423941">
                <text:p>0.423941</text:p>
              </table:table-cell>
              <table:table-cell office:value-type="float" office:value="0.369826">
                <text:p>0.369826</text:p>
              </table:table-cell>
              <table:table-cell office:value-type="float" office:value="0.380664">
                <text:p>0.3806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406">
                <text:p>5.16406</text:p>
              </table:table-cell>
              <table:table-cell office:value-type="float" office:value="0.425905">
                <text:p>0.425905</text:p>
              </table:table-cell>
              <table:table-cell office:value-type="float" office:value="0.370659">
                <text:p>0.370659</text:p>
              </table:table-cell>
              <table:table-cell office:value-type="float" office:value="0.385033">
                <text:p>0.3850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69">
                <text:p>5.17969</text:p>
              </table:table-cell>
              <table:table-cell office:value-type="float" office:value="0.428222">
                <text:p>0.428222</text:p>
              </table:table-cell>
              <table:table-cell office:value-type="float" office:value="0.368278">
                <text:p>0.368278</text:p>
              </table:table-cell>
              <table:table-cell office:value-type="float" office:value="0.386616">
                <text:p>0.386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531">
                <text:p>5.19531</text:p>
              </table:table-cell>
              <table:table-cell office:value-type="float" office:value="0.429401">
                <text:p>0.429401</text:p>
              </table:table-cell>
              <table:table-cell office:value-type="float" office:value="0.365954">
                <text:p>0.365954</text:p>
              </table:table-cell>
              <table:table-cell office:value-type="float" office:value="0.384569">
                <text:p>0.3845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94">
                <text:p>5.21094</text:p>
              </table:table-cell>
              <table:table-cell office:value-type="float" office:value="0.426998">
                <text:p>0.426998</text:p>
              </table:table-cell>
              <table:table-cell office:value-type="float" office:value="0.362835">
                <text:p>0.362835</text:p>
              </table:table-cell>
              <table:table-cell office:value-type="float" office:value="0.383146">
                <text:p>0.3831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56">
                <text:p>5.22656</text:p>
              </table:table-cell>
              <table:table-cell office:value-type="float" office:value="0.42494">
                <text:p>0.42494</text:p>
              </table:table-cell>
              <table:table-cell office:value-type="float" office:value="0.359774">
                <text:p>0.359774</text:p>
              </table:table-cell>
              <table:table-cell office:value-type="float" office:value="0.383863">
                <text:p>0.3838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219">
                <text:p>5.24219</text:p>
              </table:table-cell>
              <table:table-cell office:value-type="float" office:value="0.426502">
                <text:p>0.426502</text:p>
              </table:table-cell>
              <table:table-cell office:value-type="float" office:value="0.359197">
                <text:p>0.359197</text:p>
              </table:table-cell>
              <table:table-cell office:value-type="float" office:value="0.384429">
                <text:p>0.384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81">
                <text:p>5.25781</text:p>
              </table:table-cell>
              <table:table-cell office:value-type="float" office:value="0.427349">
                <text:p>0.427349</text:p>
              </table:table-cell>
              <table:table-cell office:value-type="float" office:value="0.361319">
                <text:p>0.361319</text:p>
              </table:table-cell>
              <table:table-cell office:value-type="float" office:value="0.382506">
                <text:p>0.3825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344">
                <text:p>5.27344</text:p>
              </table:table-cell>
              <table:table-cell office:value-type="float" office:value="0.424876">
                <text:p>0.424876</text:p>
              </table:table-cell>
              <table:table-cell office:value-type="float" office:value="0.362815">
                <text:p>0.362815</text:p>
              </table:table-cell>
              <table:table-cell office:value-type="float" office:value="0.379578">
                <text:p>0.3795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906">
                <text:p>5.28906</text:p>
              </table:table-cell>
              <table:table-cell office:value-type="float" office:value="0.423735">
                <text:p>0.423735</text:p>
              </table:table-cell>
              <table:table-cell office:value-type="float" office:value="0.36446">
                <text:p>0.36446</text:p>
              </table:table-cell>
              <table:table-cell office:value-type="float" office:value="0.378495">
                <text:p>0.3784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69">
                <text:p>5.30469</text:p>
              </table:table-cell>
              <table:table-cell office:value-type="float" office:value="0.424795">
                <text:p>0.424795</text:p>
              </table:table-cell>
              <table:table-cell office:value-type="float" office:value="0.365446">
                <text:p>0.365446</text:p>
              </table:table-cell>
              <table:table-cell office:value-type="float" office:value="0.380083">
                <text:p>0.3800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2031">
                <text:p>5.32031</text:p>
              </table:table-cell>
              <table:table-cell office:value-type="float" office:value="0.425892">
                <text:p>0.425892</text:p>
              </table:table-cell>
              <table:table-cell office:value-type="float" office:value="0.365301">
                <text:p>0.365301</text:p>
              </table:table-cell>
              <table:table-cell office:value-type="float" office:value="0.381763">
                <text:p>0.3817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94">
                <text:p>5.33594</text:p>
              </table:table-cell>
              <table:table-cell office:value-type="float" office:value="0.426203">
                <text:p>0.426203</text:p>
              </table:table-cell>
              <table:table-cell office:value-type="float" office:value="0.365772">
                <text:p>0.365772</text:p>
              </table:table-cell>
              <table:table-cell office:value-type="float" office:value="0.380796">
                <text:p>0.3807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156">
                <text:p>5.35156</text:p>
              </table:table-cell>
              <table:table-cell office:value-type="float" office:value="0.425293">
                <text:p>0.425293</text:p>
              </table:table-cell>
              <table:table-cell office:value-type="float" office:value="0.366689">
                <text:p>0.366689</text:p>
              </table:table-cell>
              <table:table-cell office:value-type="float" office:value="0.378701">
                <text:p>0.3787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719">
                <text:p>5.36719</text:p>
              </table:table-cell>
              <table:table-cell office:value-type="float" office:value="0.42424">
                <text:p>0.42424</text:p>
              </table:table-cell>
              <table:table-cell office:value-type="float" office:value="0.368121">
                <text:p>0.368121</text:p>
              </table:table-cell>
              <table:table-cell office:value-type="float" office:value="0.377759">
                <text:p>0.3777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81">
                <text:p>5.38281</text:p>
              </table:table-cell>
              <table:table-cell office:value-type="float" office:value="0.424179">
                <text:p>0.424179</text:p>
              </table:table-cell>
              <table:table-cell office:value-type="float" office:value="0.367176">
                <text:p>0.367176</text:p>
              </table:table-cell>
              <table:table-cell office:value-type="float" office:value="0.378058">
                <text:p>0.3780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844">
                <text:p>5.39844</text:p>
              </table:table-cell>
              <table:table-cell office:value-type="float" office:value="0.425221">
                <text:p>0.425221</text:p>
              </table:table-cell>
              <table:table-cell office:value-type="float" office:value="0.365953">
                <text:p>0.365953</text:p>
              </table:table-cell>
              <table:table-cell office:value-type="float" office:value="0.378538">
                <text:p>0.3785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406">
                <text:p>5.41406</text:p>
              </table:table-cell>
              <table:table-cell office:value-type="float" office:value="0.426057">
                <text:p>0.426057</text:p>
              </table:table-cell>
              <table:table-cell office:value-type="float" office:value="0.363609">
                <text:p>0.363609</text:p>
              </table:table-cell>
              <table:table-cell office:value-type="float" office:value="0.377454">
                <text:p>0.3774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969">
                <text:p>5.42969</text:p>
              </table:table-cell>
              <table:table-cell office:value-type="float" office:value="0.425305">
                <text:p>0.425305</text:p>
              </table:table-cell>
              <table:table-cell office:value-type="float" office:value="0.36199">
                <text:p>0.36199</text:p>
              </table:table-cell>
              <table:table-cell office:value-type="float" office:value="0.374944">
                <text:p>0.3749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531">
                <text:p>5.44531</text:p>
              </table:table-cell>
              <table:table-cell office:value-type="float" office:value="0.425308">
                <text:p>0.425308</text:p>
              </table:table-cell>
              <table:table-cell office:value-type="float" office:value="0.364187">
                <text:p>0.364187</text:p>
              </table:table-cell>
              <table:table-cell office:value-type="float" office:value="0.374982">
                <text:p>0.3749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094">
                <text:p>5.46094</text:p>
              </table:table-cell>
              <table:table-cell office:value-type="float" office:value="0.42552">
                <text:p>0.42552</text:p>
              </table:table-cell>
              <table:table-cell office:value-type="float" office:value="0.363123">
                <text:p>0.363123</text:p>
              </table:table-cell>
              <table:table-cell office:value-type="float" office:value="0.377267">
                <text:p>0.3772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656">
                <text:p>5.47656</text:p>
              </table:table-cell>
              <table:table-cell office:value-type="float" office:value="0.424849">
                <text:p>0.424849</text:p>
              </table:table-cell>
              <table:table-cell office:value-type="float" office:value="0.359092">
                <text:p>0.359092</text:p>
              </table:table-cell>
              <table:table-cell office:value-type="float" office:value="0.377275">
                <text:p>0.3772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219">
                <text:p>5.49219</text:p>
              </table:table-cell>
              <table:table-cell office:value-type="float" office:value="0.424712">
                <text:p>0.424712</text:p>
              </table:table-cell>
              <table:table-cell office:value-type="float" office:value="0.358499">
                <text:p>0.358499</text:p>
              </table:table-cell>
              <table:table-cell office:value-type="float" office:value="0.376625">
                <text:p>0.376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781">
                <text:p>5.50781</text:p>
              </table:table-cell>
              <table:table-cell office:value-type="float" office:value="0.424723">
                <text:p>0.424723</text:p>
              </table:table-cell>
              <table:table-cell office:value-type="float" office:value="0.360873">
                <text:p>0.360873</text:p>
              </table:table-cell>
              <table:table-cell office:value-type="float" office:value="0.376887">
                <text:p>0.3768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344">
                <text:p>5.52344</text:p>
              </table:table-cell>
              <table:table-cell office:value-type="float" office:value="0.422717">
                <text:p>0.422717</text:p>
              </table:table-cell>
              <table:table-cell office:value-type="float" office:value="0.36311">
                <text:p>0.36311</text:p>
              </table:table-cell>
              <table:table-cell office:value-type="float" office:value="0.37682">
                <text:p>0.376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906">
                <text:p>5.53906</text:p>
              </table:table-cell>
              <table:table-cell office:value-type="float" office:value="0.420033">
                <text:p>0.420033</text:p>
              </table:table-cell>
              <table:table-cell office:value-type="float" office:value="0.361344">
                <text:p>0.361344</text:p>
              </table:table-cell>
              <table:table-cell office:value-type="float" office:value="0.375373">
                <text:p>0.375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469">
                <text:p>5.55469</text:p>
              </table:table-cell>
              <table:table-cell office:value-type="float" office:value="0.419655">
                <text:p>0.419655</text:p>
              </table:table-cell>
              <table:table-cell office:value-type="float" office:value="0.359034">
                <text:p>0.359034</text:p>
              </table:table-cell>
              <table:table-cell office:value-type="float" office:value="0.37451">
                <text:p>0.374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7031">
                <text:p>5.57031</text:p>
              </table:table-cell>
              <table:table-cell office:value-type="float" office:value="0.420389">
                <text:p>0.420389</text:p>
              </table:table-cell>
              <table:table-cell office:value-type="float" office:value="0.359011">
                <text:p>0.359011</text:p>
              </table:table-cell>
              <table:table-cell office:value-type="float" office:value="0.375353">
                <text:p>0.3753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594">
                <text:p>5.58594</text:p>
              </table:table-cell>
              <table:table-cell office:value-type="float" office:value="0.418831">
                <text:p>0.418831</text:p>
              </table:table-cell>
              <table:table-cell office:value-type="float" office:value="0.359571">
                <text:p>0.359571</text:p>
              </table:table-cell>
              <table:table-cell office:value-type="float" office:value="0.37623">
                <text:p>0.376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156">
                <text:p>5.60156</text:p>
              </table:table-cell>
              <table:table-cell office:value-type="float" office:value="0.416015">
                <text:p>0.416015</text:p>
              </table:table-cell>
              <table:table-cell office:value-type="float" office:value="0.360749">
                <text:p>0.360749</text:p>
              </table:table-cell>
              <table:table-cell office:value-type="float" office:value="0.375829">
                <text:p>0.3758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719">
                <text:p>5.61719</text:p>
              </table:table-cell>
              <table:table-cell office:value-type="float" office:value="0.414779">
                <text:p>0.414779</text:p>
              </table:table-cell>
              <table:table-cell office:value-type="float" office:value="0.361668">
                <text:p>0.361668</text:p>
              </table:table-cell>
              <table:table-cell office:value-type="float" office:value="0.375476">
                <text:p>0.3754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281">
                <text:p>5.63281</text:p>
              </table:table-cell>
              <table:table-cell office:value-type="float" office:value="0.415254">
                <text:p>0.415254</text:p>
              </table:table-cell>
              <table:table-cell office:value-type="float" office:value="0.361409">
                <text:p>0.361409</text:p>
              </table:table-cell>
              <table:table-cell office:value-type="float" office:value="0.37618">
                <text:p>0.376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844">
                <text:p>5.64844</text:p>
              </table:table-cell>
              <table:table-cell office:value-type="float" office:value="0.415686">
                <text:p>0.415686</text:p>
              </table:table-cell>
              <table:table-cell office:value-type="float" office:value="0.360251">
                <text:p>0.360251</text:p>
              </table:table-cell>
              <table:table-cell office:value-type="float" office:value="0.374111">
                <text:p>0.3741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406">
                <text:p>5.66406</text:p>
              </table:table-cell>
              <table:table-cell office:value-type="float" office:value="0.414261">
                <text:p>0.414261</text:p>
              </table:table-cell>
              <table:table-cell office:value-type="float" office:value="0.360539">
                <text:p>0.360539</text:p>
              </table:table-cell>
              <table:table-cell office:value-type="float" office:value="0.370491">
                <text:p>0.3704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969">
                <text:p>5.67969</text:p>
              </table:table-cell>
              <table:table-cell office:value-type="float" office:value="0.413744">
                <text:p>0.413744</text:p>
              </table:table-cell>
              <table:table-cell office:value-type="float" office:value="0.363411">
                <text:p>0.363411</text:p>
              </table:table-cell>
              <table:table-cell office:value-type="float" office:value="0.369585">
                <text:p>0.3695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531">
                <text:p>5.69531</text:p>
              </table:table-cell>
              <table:table-cell office:value-type="float" office:value="0.41537">
                <text:p>0.41537</text:p>
              </table:table-cell>
              <table:table-cell office:value-type="float" office:value="0.364872">
                <text:p>0.364872</text:p>
              </table:table-cell>
              <table:table-cell office:value-type="float" office:value="0.370494">
                <text:p>0.3704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1094">
                <text:p>5.71094</text:p>
              </table:table-cell>
              <table:table-cell office:value-type="float" office:value="0.4158">
                <text:p>0.4158</text:p>
              </table:table-cell>
              <table:table-cell office:value-type="float" office:value="0.364793">
                <text:p>0.364793</text:p>
              </table:table-cell>
              <table:table-cell office:value-type="float" office:value="0.371906">
                <text:p>0.3719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656">
                <text:p>5.72656</text:p>
              </table:table-cell>
              <table:table-cell office:value-type="float" office:value="0.413918">
                <text:p>0.413918</text:p>
              </table:table-cell>
              <table:table-cell office:value-type="float" office:value="0.365703">
                <text:p>0.365703</text:p>
              </table:table-cell>
              <table:table-cell office:value-type="float" office:value="0.372097">
                <text:p>0.3720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219">
                <text:p>5.74219</text:p>
              </table:table-cell>
              <table:table-cell office:value-type="float" office:value="0.41351">
                <text:p>0.41351</text:p>
              </table:table-cell>
              <table:table-cell office:value-type="float" office:value="0.369212">
                <text:p>0.369212</text:p>
              </table:table-cell>
              <table:table-cell office:value-type="float" office:value="0.37348">
                <text:p>0.373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781">
                <text:p>5.75781</text:p>
              </table:table-cell>
              <table:table-cell office:value-type="float" office:value="0.414365">
                <text:p>0.414365</text:p>
              </table:table-cell>
              <table:table-cell office:value-type="float" office:value="0.371393">
                <text:p>0.371393</text:p>
              </table:table-cell>
              <table:table-cell office:value-type="float" office:value="0.37733">
                <text:p>0.377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344">
                <text:p>5.77344</text:p>
              </table:table-cell>
              <table:table-cell office:value-type="float" office:value="0.414283">
                <text:p>0.414283</text:p>
              </table:table-cell>
              <table:table-cell office:value-type="float" office:value="0.370636">
                <text:p>0.370636</text:p>
              </table:table-cell>
              <table:table-cell office:value-type="float" office:value="0.37991">
                <text:p>0.379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906">
                <text:p>5.78906</text:p>
              </table:table-cell>
              <table:table-cell office:value-type="float" office:value="0.417376">
                <text:p>0.417376</text:p>
              </table:table-cell>
              <table:table-cell office:value-type="float" office:value="0.368441">
                <text:p>0.368441</text:p>
              </table:table-cell>
              <table:table-cell office:value-type="float" office:value="0.379113">
                <text:p>0.379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469">
                <text:p>5.80469</text:p>
              </table:table-cell>
              <table:table-cell office:value-type="float" office:value="0.42243">
                <text:p>0.42243</text:p>
              </table:table-cell>
              <table:table-cell office:value-type="float" office:value="0.369076">
                <text:p>0.369076</text:p>
              </table:table-cell>
              <table:table-cell office:value-type="float" office:value="0.375324">
                <text:p>0.3753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2031">
                <text:p>5.82031</text:p>
              </table:table-cell>
              <table:table-cell office:value-type="float" office:value="0.422256">
                <text:p>0.422256</text:p>
              </table:table-cell>
              <table:table-cell office:value-type="float" office:value="0.369849">
                <text:p>0.369849</text:p>
              </table:table-cell>
              <table:table-cell office:value-type="float" office:value="0.375116">
                <text:p>0.3751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594">
                <text:p>5.83594</text:p>
              </table:table-cell>
              <table:table-cell office:value-type="float" office:value="0.416863">
                <text:p>0.416863</text:p>
              </table:table-cell>
              <table:table-cell office:value-type="float" office:value="0.365749">
                <text:p>0.365749</text:p>
              </table:table-cell>
              <table:table-cell office:value-type="float" office:value="0.379234">
                <text:p>0.3792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156">
                <text:p>5.85156</text:p>
              </table:table-cell>
              <table:table-cell office:value-type="float" office:value="0.415848">
                <text:p>0.415848</text:p>
              </table:table-cell>
              <table:table-cell office:value-type="float" office:value="0.36432">
                <text:p>0.36432</text:p>
              </table:table-cell>
              <table:table-cell office:value-type="float" office:value="0.380981">
                <text:p>0.3809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719">
                <text:p>5.86719</text:p>
              </table:table-cell>
              <table:table-cell office:value-type="float" office:value="0.419816">
                <text:p>0.419816</text:p>
              </table:table-cell>
              <table:table-cell office:value-type="float" office:value="0.368527">
                <text:p>0.368527</text:p>
              </table:table-cell>
              <table:table-cell office:value-type="float" office:value="0.380162">
                <text:p>0.3801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281">
                <text:p>5.88281</text:p>
              </table:table-cell>
              <table:table-cell office:value-type="float" office:value="0.420657">
                <text:p>0.420657</text:p>
              </table:table-cell>
              <table:table-cell office:value-type="float" office:value="0.369561">
                <text:p>0.369561</text:p>
              </table:table-cell>
              <table:table-cell office:value-type="float" office:value="0.379036">
                <text:p>0.3790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844">
                <text:p>5.89844</text:p>
              </table:table-cell>
              <table:table-cell office:value-type="float" office:value="0.41942">
                <text:p>0.41942</text:p>
              </table:table-cell>
              <table:table-cell office:value-type="float" office:value="0.369996">
                <text:p>0.369996</text:p>
              </table:table-cell>
              <table:table-cell office:value-type="float" office:value="0.377826">
                <text:p>0.377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406">
                <text:p>5.91406</text:p>
              </table:table-cell>
              <table:table-cell office:value-type="float" office:value="0.419705">
                <text:p>0.419705</text:p>
              </table:table-cell>
              <table:table-cell office:value-type="float" office:value="0.373721">
                <text:p>0.373721</text:p>
              </table:table-cell>
              <table:table-cell office:value-type="float" office:value="0.376781">
                <text:p>0.3767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969">
                <text:p>5.92969</text:p>
              </table:table-cell>
              <table:table-cell office:value-type="float" office:value="0.418618">
                <text:p>0.418618</text:p>
              </table:table-cell>
              <table:table-cell office:value-type="float" office:value="0.375023">
                <text:p>0.375023</text:p>
              </table:table-cell>
              <table:table-cell office:value-type="float" office:value="0.37579">
                <text:p>0.375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531">
                <text:p>5.94531</text:p>
              </table:table-cell>
              <table:table-cell office:value-type="float" office:value="0.417754">
                <text:p>0.417754</text:p>
              </table:table-cell>
              <table:table-cell office:value-type="float" office:value="0.373801">
                <text:p>0.373801</text:p>
              </table:table-cell>
              <table:table-cell office:value-type="float" office:value="0.373099">
                <text:p>0.3730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6094">
                <text:p>5.96094</text:p>
              </table:table-cell>
              <table:table-cell office:value-type="float" office:value="0.418854">
                <text:p>0.418854</text:p>
              </table:table-cell>
              <table:table-cell office:value-type="float" office:value="0.373427">
                <text:p>0.373427</text:p>
              </table:table-cell>
              <table:table-cell office:value-type="float" office:value="0.369508">
                <text:p>0.3695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656">
                <text:p>5.97656</text:p>
              </table:table-cell>
              <table:table-cell office:value-type="float" office:value="0.419003">
                <text:p>0.419003</text:p>
              </table:table-cell>
              <table:table-cell office:value-type="float" office:value="0.370737">
                <text:p>0.370737</text:p>
              </table:table-cell>
              <table:table-cell office:value-type="float" office:value="0.367787">
                <text:p>0.3677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19">
                <text:p>5.99219</text:p>
              </table:table-cell>
              <table:table-cell office:value-type="float" office:value="0.418544">
                <text:p>0.418544</text:p>
              </table:table-cell>
              <table:table-cell office:value-type="float" office:value="0.369532">
                <text:p>0.369532</text:p>
              </table:table-cell>
              <table:table-cell office:value-type="float" office:value="0.367333">
                <text:p>0.367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781">
                <text:p>6.00781</text:p>
              </table:table-cell>
              <table:table-cell office:value-type="float" office:value="0.418734">
                <text:p>0.418734</text:p>
              </table:table-cell>
              <table:table-cell office:value-type="float" office:value="0.37181">
                <text:p>0.37181</text:p>
              </table:table-cell>
              <table:table-cell office:value-type="float" office:value="0.365966">
                <text:p>0.3659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344">
                <text:p>6.02344</text:p>
              </table:table-cell>
              <table:table-cell office:value-type="float" office:value="0.418175">
                <text:p>0.418175</text:p>
              </table:table-cell>
              <table:table-cell office:value-type="float" office:value="0.37403">
                <text:p>0.37403</text:p>
              </table:table-cell>
              <table:table-cell office:value-type="float" office:value="0.365187">
                <text:p>0.3651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906">
                <text:p>6.03906</text:p>
              </table:table-cell>
              <table:table-cell office:value-type="float" office:value="0.416978">
                <text:p>0.416978</text:p>
              </table:table-cell>
              <table:table-cell office:value-type="float" office:value="0.3731">
                <text:p>0.3731</text:p>
              </table:table-cell>
              <table:table-cell office:value-type="float" office:value="0.367336">
                <text:p>0.3673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469">
                <text:p>6.05469</text:p>
              </table:table-cell>
              <table:table-cell office:value-type="float" office:value="0.417448">
                <text:p>0.417448</text:p>
              </table:table-cell>
              <table:table-cell office:value-type="float" office:value="0.368259">
                <text:p>0.368259</text:p>
              </table:table-cell>
              <table:table-cell office:value-type="float" office:value="0.36797">
                <text:p>0.367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031">
                <text:p>6.07031</text:p>
              </table:table-cell>
              <table:table-cell office:value-type="float" office:value="0.41738">
                <text:p>0.41738</text:p>
              </table:table-cell>
              <table:table-cell office:value-type="float" office:value="0.363652">
                <text:p>0.363652</text:p>
              </table:table-cell>
              <table:table-cell office:value-type="float" office:value="0.365323">
                <text:p>0.3653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594">
                <text:p>6.08594</text:p>
              </table:table-cell>
              <table:table-cell office:value-type="float" office:value="0.415639">
                <text:p>0.415639</text:p>
              </table:table-cell>
              <table:table-cell office:value-type="float" office:value="0.364529">
                <text:p>0.364529</text:p>
              </table:table-cell>
              <table:table-cell office:value-type="float" office:value="0.365998">
                <text:p>0.3659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0156">
                <text:p>6.10156</text:p>
              </table:table-cell>
              <table:table-cell office:value-type="float" office:value="0.413518">
                <text:p>0.413518</text:p>
              </table:table-cell>
              <table:table-cell office:value-type="float" office:value="0.365511">
                <text:p>0.365511</text:p>
              </table:table-cell>
              <table:table-cell office:value-type="float" office:value="0.369468">
                <text:p>0.3694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719">
                <text:p>6.11719</text:p>
              </table:table-cell>
              <table:table-cell office:value-type="float" office:value="0.41371">
                <text:p>0.41371</text:p>
              </table:table-cell>
              <table:table-cell office:value-type="float" office:value="0.367275">
                <text:p>0.367275</text:p>
              </table:table-cell>
              <table:table-cell office:value-type="float" office:value="0.372159">
                <text:p>0.3721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281">
                <text:p>6.13281</text:p>
              </table:table-cell>
              <table:table-cell office:value-type="float" office:value="0.414925">
                <text:p>0.414925</text:p>
              </table:table-cell>
              <table:table-cell office:value-type="float" office:value="0.368074">
                <text:p>0.368074</text:p>
              </table:table-cell>
              <table:table-cell office:value-type="float" office:value="0.36959">
                <text:p>0.369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844">
                <text:p>6.14844</text:p>
              </table:table-cell>
              <table:table-cell office:value-type="float" office:value="0.415162">
                <text:p>0.415162</text:p>
              </table:table-cell>
              <table:table-cell office:value-type="float" office:value="0.36576">
                <text:p>0.36576</text:p>
              </table:table-cell>
              <table:table-cell office:value-type="float" office:value="0.365665">
                <text:p>0.3656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406">
                <text:p>6.16406</text:p>
              </table:table-cell>
              <table:table-cell office:value-type="float" office:value="0.414218">
                <text:p>0.414218</text:p>
              </table:table-cell>
              <table:table-cell office:value-type="float" office:value="0.365966">
                <text:p>0.365966</text:p>
              </table:table-cell>
              <table:table-cell office:value-type="float" office:value="0.36663">
                <text:p>0.366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969">
                <text:p>6.17969</text:p>
              </table:table-cell>
              <table:table-cell office:value-type="float" office:value="0.414696">
                <text:p>0.414696</text:p>
              </table:table-cell>
              <table:table-cell office:value-type="float" office:value="0.370081">
                <text:p>0.370081</text:p>
              </table:table-cell>
              <table:table-cell office:value-type="float" office:value="0.370425">
                <text:p>0.3704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531">
                <text:p>6.19531</text:p>
              </table:table-cell>
              <table:table-cell office:value-type="float" office:value="0.415694">
                <text:p>0.415694</text:p>
              </table:table-cell>
              <table:table-cell office:value-type="float" office:value="0.376665">
                <text:p>0.376665</text:p>
              </table:table-cell>
              <table:table-cell office:value-type="float" office:value="0.370149">
                <text:p>0.3701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094">
                <text:p>6.21094</text:p>
              </table:table-cell>
              <table:table-cell office:value-type="float" office:value="0.414148">
                <text:p>0.414148</text:p>
              </table:table-cell>
              <table:table-cell office:value-type="float" office:value="0.377785">
                <text:p>0.377785</text:p>
              </table:table-cell>
              <table:table-cell office:value-type="float" office:value="0.366839">
                <text:p>0.3668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656">
                <text:p>6.22656</text:p>
              </table:table-cell>
              <table:table-cell office:value-type="float" office:value="0.412832">
                <text:p>0.412832</text:p>
              </table:table-cell>
              <table:table-cell office:value-type="float" office:value="0.374885">
                <text:p>0.374885</text:p>
              </table:table-cell>
              <table:table-cell office:value-type="float" office:value="0.366163">
                <text:p>0.3661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219">
                <text:p>6.24219</text:p>
              </table:table-cell>
              <table:table-cell office:value-type="float" office:value="0.413469">
                <text:p>0.413469</text:p>
              </table:table-cell>
              <table:table-cell office:value-type="float" office:value="0.371977">
                <text:p>0.371977</text:p>
              </table:table-cell>
              <table:table-cell office:value-type="float" office:value="0.368259">
                <text:p>0.3682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781">
                <text:p>6.25781</text:p>
              </table:table-cell>
              <table:table-cell office:value-type="float" office:value="0.413968">
                <text:p>0.413968</text:p>
              </table:table-cell>
              <table:table-cell office:value-type="float" office:value="0.369203">
                <text:p>0.369203</text:p>
              </table:table-cell>
              <table:table-cell office:value-type="float" office:value="0.369638">
                <text:p>0.3696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344">
                <text:p>6.27344</text:p>
              </table:table-cell>
              <table:table-cell office:value-type="float" office:value="0.412224">
                <text:p>0.412224</text:p>
              </table:table-cell>
              <table:table-cell office:value-type="float" office:value="0.367011">
                <text:p>0.367011</text:p>
              </table:table-cell>
              <table:table-cell office:value-type="float" office:value="0.369363">
                <text:p>0.3693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906">
                <text:p>6.28906</text:p>
              </table:table-cell>
              <table:table-cell office:value-type="float" office:value="0.410104">
                <text:p>0.410104</text:p>
              </table:table-cell>
              <table:table-cell office:value-type="float" office:value="0.36724">
                <text:p>0.36724</text:p>
              </table:table-cell>
              <table:table-cell office:value-type="float" office:value="0.370658">
                <text:p>0.3706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469">
                <text:p>6.30469</text:p>
              </table:table-cell>
              <table:table-cell office:value-type="float" office:value="0.409336">
                <text:p>0.409336</text:p>
              </table:table-cell>
              <table:table-cell office:value-type="float" office:value="0.371159">
                <text:p>0.371159</text:p>
              </table:table-cell>
              <table:table-cell office:value-type="float" office:value="0.371968">
                <text:p>0.371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2031">
                <text:p>6.32031</text:p>
              </table:table-cell>
              <table:table-cell office:value-type="float" office:value="0.411661">
                <text:p>0.411661</text:p>
              </table:table-cell>
              <table:table-cell office:value-type="float" office:value="0.373648">
                <text:p>0.373648</text:p>
              </table:table-cell>
              <table:table-cell office:value-type="float" office:value="0.372268">
                <text:p>0.3722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594">
                <text:p>6.33594</text:p>
              </table:table-cell>
              <table:table-cell office:value-type="float" office:value="0.413279">
                <text:p>0.413279</text:p>
              </table:table-cell>
              <table:table-cell office:value-type="float" office:value="0.37292">
                <text:p>0.37292</text:p>
              </table:table-cell>
              <table:table-cell office:value-type="float" office:value="0.372816">
                <text:p>0.3728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5156">
                <text:p>6.35156</text:p>
              </table:table-cell>
              <table:table-cell office:value-type="float" office:value="0.410039">
                <text:p>0.410039</text:p>
              </table:table-cell>
              <table:table-cell office:value-type="float" office:value="0.370937">
                <text:p>0.370937</text:p>
              </table:table-cell>
              <table:table-cell office:value-type="float" office:value="0.372571">
                <text:p>0.3725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719">
                <text:p>6.36719</text:p>
              </table:table-cell>
              <table:table-cell office:value-type="float" office:value="0.405811">
                <text:p>0.405811</text:p>
              </table:table-cell>
              <table:table-cell office:value-type="float" office:value="0.37118">
                <text:p>0.37118</text:p>
              </table:table-cell>
              <table:table-cell office:value-type="float" office:value="0.372871">
                <text:p>0.3728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281">
                <text:p>6.38281</text:p>
              </table:table-cell>
              <table:table-cell office:value-type="float" office:value="0.406613">
                <text:p>0.406613</text:p>
              </table:table-cell>
              <table:table-cell office:value-type="float" office:value="0.371837">
                <text:p>0.371837</text:p>
              </table:table-cell>
              <table:table-cell office:value-type="float" office:value="0.37135">
                <text:p>0.371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844">
                <text:p>6.39844</text:p>
              </table:table-cell>
              <table:table-cell office:value-type="float" office:value="0.409994">
                <text:p>0.409994</text:p>
              </table:table-cell>
              <table:table-cell office:value-type="float" office:value="0.372406">
                <text:p>0.372406</text:p>
              </table:table-cell>
              <table:table-cell office:value-type="float" office:value="0.36942">
                <text:p>0.369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406">
                <text:p>6.41406</text:p>
              </table:table-cell>
              <table:table-cell office:value-type="float" office:value="0.411676">
                <text:p>0.411676</text:p>
              </table:table-cell>
              <table:table-cell office:value-type="float" office:value="0.371069">
                <text:p>0.371069</text:p>
              </table:table-cell>
              <table:table-cell office:value-type="float" office:value="0.369793">
                <text:p>0.3697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969">
                <text:p>6.42969</text:p>
              </table:table-cell>
              <table:table-cell office:value-type="float" office:value="0.410577">
                <text:p>0.410577</text:p>
              </table:table-cell>
              <table:table-cell office:value-type="float" office:value="0.369138">
                <text:p>0.369138</text:p>
              </table:table-cell>
              <table:table-cell office:value-type="float" office:value="0.3737">
                <text:p>0.37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531">
                <text:p>6.44531</text:p>
              </table:table-cell>
              <table:table-cell office:value-type="float" office:value="0.408604">
                <text:p>0.408604</text:p>
              </table:table-cell>
              <table:table-cell office:value-type="float" office:value="0.370876">
                <text:p>0.370876</text:p>
              </table:table-cell>
              <table:table-cell office:value-type="float" office:value="0.375277">
                <text:p>0.3752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094">
                <text:p>6.46094</text:p>
              </table:table-cell>
              <table:table-cell office:value-type="float" office:value="0.409148">
                <text:p>0.409148</text:p>
              </table:table-cell>
              <table:table-cell office:value-type="float" office:value="0.372268">
                <text:p>0.372268</text:p>
              </table:table-cell>
              <table:table-cell office:value-type="float" office:value="0.37086">
                <text:p>0.370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656">
                <text:p>6.47656</text:p>
              </table:table-cell>
              <table:table-cell office:value-type="float" office:value="0.410793">
                <text:p>0.410793</text:p>
              </table:table-cell>
              <table:table-cell office:value-type="float" office:value="0.372151">
                <text:p>0.372151</text:p>
              </table:table-cell>
              <table:table-cell office:value-type="float" office:value="0.369214">
                <text:p>0.3692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9219">
                <text:p>6.49219</text:p>
              </table:table-cell>
              <table:table-cell office:value-type="float" office:value="0.409439">
                <text:p>0.409439</text:p>
              </table:table-cell>
              <table:table-cell office:value-type="float" office:value="0.370611">
                <text:p>0.370611</text:p>
              </table:table-cell>
              <table:table-cell office:value-type="float" office:value="0.371026">
                <text:p>0.371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781">
                <text:p>6.50781</text:p>
              </table:table-cell>
              <table:table-cell office:value-type="float" office:value="0.406748">
                <text:p>0.406748</text:p>
              </table:table-cell>
              <table:table-cell office:value-type="float" office:value="0.370133">
                <text:p>0.370133</text:p>
              </table:table-cell>
              <table:table-cell office:value-type="float" office:value="0.370225">
                <text:p>0.3702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344">
                <text:p>6.52344</text:p>
              </table:table-cell>
              <table:table-cell office:value-type="float" office:value="0.40641">
                <text:p>0.40641</text:p>
              </table:table-cell>
              <table:table-cell office:value-type="float" office:value="0.370013">
                <text:p>0.370013</text:p>
              </table:table-cell>
              <table:table-cell office:value-type="float" office:value="0.368646">
                <text:p>0.3686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906">
                <text:p>6.53906</text:p>
              </table:table-cell>
              <table:table-cell office:value-type="float" office:value="0.40847">
                <text:p>0.40847</text:p>
              </table:table-cell>
              <table:table-cell office:value-type="float" office:value="0.371282">
                <text:p>0.371282</text:p>
              </table:table-cell>
              <table:table-cell office:value-type="float" office:value="0.369995">
                <text:p>0.3699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469">
                <text:p>6.55469</text:p>
              </table:table-cell>
              <table:table-cell office:value-type="float" office:value="0.411408">
                <text:p>0.411408</text:p>
              </table:table-cell>
              <table:table-cell office:value-type="float" office:value="0.372672">
                <text:p>0.372672</text:p>
              </table:table-cell>
              <table:table-cell office:value-type="float" office:value="0.372877">
                <text:p>0.3728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7031">
                <text:p>6.57031</text:p>
              </table:table-cell>
              <table:table-cell office:value-type="float" office:value="0.41489">
                <text:p>0.41489</text:p>
              </table:table-cell>
              <table:table-cell office:value-type="float" office:value="0.374746">
                <text:p>0.374746</text:p>
              </table:table-cell>
              <table:table-cell office:value-type="float" office:value="0.375813">
                <text:p>0.3758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594">
                <text:p>6.58594</text:p>
              </table:table-cell>
              <table:table-cell office:value-type="float" office:value="0.415855">
                <text:p>0.415855</text:p>
              </table:table-cell>
              <table:table-cell office:value-type="float" office:value="0.377059">
                <text:p>0.377059</text:p>
              </table:table-cell>
              <table:table-cell office:value-type="float" office:value="0.376965">
                <text:p>0.376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156">
                <text:p>6.60156</text:p>
              </table:table-cell>
              <table:table-cell office:value-type="float" office:value="0.412473">
                <text:p>0.412473</text:p>
              </table:table-cell>
              <table:table-cell office:value-type="float" office:value="0.376963">
                <text:p>0.376963</text:p>
              </table:table-cell>
              <table:table-cell office:value-type="float" office:value="0.377765">
                <text:p>0.3777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719">
                <text:p>6.61719</text:p>
              </table:table-cell>
              <table:table-cell office:value-type="float" office:value="0.409164">
                <text:p>0.409164</text:p>
              </table:table-cell>
              <table:table-cell office:value-type="float" office:value="0.375767">
                <text:p>0.375767</text:p>
              </table:table-cell>
              <table:table-cell office:value-type="float" office:value="0.377522">
                <text:p>0.3775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281">
                <text:p>6.63281</text:p>
              </table:table-cell>
              <table:table-cell office:value-type="float" office:value="0.410183">
                <text:p>0.410183</text:p>
              </table:table-cell>
              <table:table-cell office:value-type="float" office:value="0.375691">
                <text:p>0.375691</text:p>
              </table:table-cell>
              <table:table-cell office:value-type="float" office:value="0.375605">
                <text:p>0.3756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844">
                <text:p>6.64844</text:p>
              </table:table-cell>
              <table:table-cell office:value-type="float" office:value="0.412226">
                <text:p>0.412226</text:p>
              </table:table-cell>
              <table:table-cell office:value-type="float" office:value="0.37663">
                <text:p>0.37663</text:p>
              </table:table-cell>
              <table:table-cell office:value-type="float" office:value="0.373258">
                <text:p>0.373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406">
                <text:p>6.66406</text:p>
              </table:table-cell>
              <table:table-cell office:value-type="float" office:value="0.410592">
                <text:p>0.410592</text:p>
              </table:table-cell>
              <table:table-cell office:value-type="float" office:value="0.377508">
                <text:p>0.377508</text:p>
              </table:table-cell>
              <table:table-cell office:value-type="float" office:value="0.373676">
                <text:p>0.3736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969">
                <text:p>6.67969</text:p>
              </table:table-cell>
              <table:table-cell office:value-type="float" office:value="0.409872">
                <text:p>0.409872</text:p>
              </table:table-cell>
              <table:table-cell office:value-type="float" office:value="0.380275">
                <text:p>0.380275</text:p>
              </table:table-cell>
              <table:table-cell office:value-type="float" office:value="0.374236">
                <text:p>0.3742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531">
                <text:p>6.69531</text:p>
              </table:table-cell>
              <table:table-cell office:value-type="float" office:value="0.412276">
                <text:p>0.412276</text:p>
              </table:table-cell>
              <table:table-cell office:value-type="float" office:value="0.383362">
                <text:p>0.383362</text:p>
              </table:table-cell>
              <table:table-cell office:value-type="float" office:value="0.372163">
                <text:p>0.3721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1094">
                <text:p>6.71094</text:p>
              </table:table-cell>
              <table:table-cell office:value-type="float" office:value="0.41245">
                <text:p>0.41245</text:p>
              </table:table-cell>
              <table:table-cell office:value-type="float" office:value="0.381629">
                <text:p>0.381629</text:p>
              </table:table-cell>
              <table:table-cell office:value-type="float" office:value="0.370054">
                <text:p>0.3700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656">
                <text:p>6.72656</text:p>
              </table:table-cell>
              <table:table-cell office:value-type="float" office:value="0.408386">
                <text:p>0.408386</text:p>
              </table:table-cell>
              <table:table-cell office:value-type="float" office:value="0.383132">
                <text:p>0.383132</text:p>
              </table:table-cell>
              <table:table-cell office:value-type="float" office:value="0.37089">
                <text:p>0.370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4219">
                <text:p>6.74219</text:p>
              </table:table-cell>
              <table:table-cell office:value-type="float" office:value="0.407862">
                <text:p>0.407862</text:p>
              </table:table-cell>
              <table:table-cell office:value-type="float" office:value="0.386597">
                <text:p>0.386597</text:p>
              </table:table-cell>
              <table:table-cell office:value-type="float" office:value="0.373259">
                <text:p>0.3732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781">
                <text:p>6.75781</text:p>
              </table:table-cell>
              <table:table-cell office:value-type="float" office:value="0.409758">
                <text:p>0.409758</text:p>
              </table:table-cell>
              <table:table-cell office:value-type="float" office:value="0.387853">
                <text:p>0.387853</text:p>
              </table:table-cell>
              <table:table-cell office:value-type="float" office:value="0.374367">
                <text:p>0.3743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344">
                <text:p>6.77344</text:p>
              </table:table-cell>
              <table:table-cell office:value-type="float" office:value="0.408675">
                <text:p>0.408675</text:p>
              </table:table-cell>
              <table:table-cell office:value-type="float" office:value="0.385747">
                <text:p>0.385747</text:p>
              </table:table-cell>
              <table:table-cell office:value-type="float" office:value="0.371774">
                <text:p>0.3717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906">
                <text:p>6.78906</text:p>
              </table:table-cell>
              <table:table-cell office:value-type="float" office:value="0.406636">
                <text:p>0.406636</text:p>
              </table:table-cell>
              <table:table-cell office:value-type="float" office:value="0.386237">
                <text:p>0.386237</text:p>
              </table:table-cell>
              <table:table-cell office:value-type="float" office:value="0.366591">
                <text:p>0.3665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469">
                <text:p>6.80469</text:p>
              </table:table-cell>
              <table:table-cell office:value-type="float" office:value="0.408026">
                <text:p>0.408026</text:p>
              </table:table-cell>
              <table:table-cell office:value-type="float" office:value="0.386637">
                <text:p>0.386637</text:p>
              </table:table-cell>
              <table:table-cell office:value-type="float" office:value="0.364684">
                <text:p>0.3646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031">
                <text:p>6.82031</text:p>
              </table:table-cell>
              <table:table-cell office:value-type="float" office:value="0.409332">
                <text:p>0.409332</text:p>
              </table:table-cell>
              <table:table-cell office:value-type="float" office:value="0.382993">
                <text:p>0.382993</text:p>
              </table:table-cell>
              <table:table-cell office:value-type="float" office:value="0.363417">
                <text:p>0.3634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594">
                <text:p>6.83594</text:p>
              </table:table-cell>
              <table:table-cell office:value-type="float" office:value="0.407816">
                <text:p>0.407816</text:p>
              </table:table-cell>
              <table:table-cell office:value-type="float" office:value="0.382158">
                <text:p>0.382158</text:p>
              </table:table-cell>
              <table:table-cell office:value-type="float" office:value="0.364782">
                <text:p>0.3647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5156">
                <text:p>6.85156</text:p>
              </table:table-cell>
              <table:table-cell office:value-type="float" office:value="0.406443">
                <text:p>0.406443</text:p>
              </table:table-cell>
              <table:table-cell office:value-type="float" office:value="0.385978">
                <text:p>0.385978</text:p>
              </table:table-cell>
              <table:table-cell office:value-type="float" office:value="0.369726">
                <text:p>0.3697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719">
                <text:p>6.86719</text:p>
              </table:table-cell>
              <table:table-cell office:value-type="float" office:value="0.40766">
                <text:p>0.40766</text:p>
              </table:table-cell>
              <table:table-cell office:value-type="float" office:value="0.385704">
                <text:p>0.385704</text:p>
              </table:table-cell>
              <table:table-cell office:value-type="float" office:value="0.371431">
                <text:p>0.3714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8281">
                <text:p>6.88281</text:p>
              </table:table-cell>
              <table:table-cell office:value-type="float" office:value="0.408812">
                <text:p>0.408812</text:p>
              </table:table-cell>
              <table:table-cell office:value-type="float" office:value="0.382762">
                <text:p>0.382762</text:p>
              </table:table-cell>
              <table:table-cell office:value-type="float" office:value="0.368751">
                <text:p>0.3687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844">
                <text:p>6.89844</text:p>
              </table:table-cell>
              <table:table-cell office:value-type="float" office:value="0.408229">
                <text:p>0.408229</text:p>
              </table:table-cell>
              <table:table-cell office:value-type="float" office:value="0.384196">
                <text:p>0.384196</text:p>
              </table:table-cell>
              <table:table-cell office:value-type="float" office:value="0.368944">
                <text:p>0.3689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406">
                <text:p>6.91406</text:p>
              </table:table-cell>
              <table:table-cell office:value-type="float" office:value="0.407686">
                <text:p>0.407686</text:p>
              </table:table-cell>
              <table:table-cell office:value-type="float" office:value="0.386824">
                <text:p>0.386824</text:p>
              </table:table-cell>
              <table:table-cell office:value-type="float" office:value="0.374986">
                <text:p>0.3749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969">
                <text:p>6.92969</text:p>
              </table:table-cell>
              <table:table-cell office:value-type="float" office:value="0.407195">
                <text:p>0.407195</text:p>
              </table:table-cell>
              <table:table-cell office:value-type="float" office:value="0.384278">
                <text:p>0.384278</text:p>
              </table:table-cell>
              <table:table-cell office:value-type="float" office:value="0.376922">
                <text:p>0.3769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531">
                <text:p>6.94531</text:p>
              </table:table-cell>
              <table:table-cell office:value-type="float" office:value="0.407963">
                <text:p>0.407963</text:p>
              </table:table-cell>
              <table:table-cell office:value-type="float" office:value="0.383093">
                <text:p>0.383093</text:p>
              </table:table-cell>
              <table:table-cell office:value-type="float" office:value="0.37269">
                <text:p>0.372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6094">
                <text:p>6.96094</text:p>
              </table:table-cell>
              <table:table-cell office:value-type="float" office:value="0.408944">
                <text:p>0.408944</text:p>
              </table:table-cell>
              <table:table-cell office:value-type="float" office:value="0.384875">
                <text:p>0.384875</text:p>
              </table:table-cell>
              <table:table-cell office:value-type="float" office:value="0.370827">
                <text:p>0.3708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656">
                <text:p>6.97656</text:p>
              </table:table-cell>
              <table:table-cell office:value-type="float" office:value="0.407751">
                <text:p>0.407751</text:p>
              </table:table-cell>
              <table:table-cell office:value-type="float" office:value="0.385725">
                <text:p>0.385725</text:p>
              </table:table-cell>
              <table:table-cell office:value-type="float" office:value="0.373463">
                <text:p>0.3734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9219">
                <text:p>6.99219</text:p>
              </table:table-cell>
              <table:table-cell office:value-type="float" office:value="0.406262">
                <text:p>0.406262</text:p>
              </table:table-cell>
              <table:table-cell office:value-type="float" office:value="0.384742">
                <text:p>0.384742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781">
                <text:p>7.00781</text:p>
              </table:table-cell>
              <table:table-cell office:value-type="float" office:value="0.407569">
                <text:p>0.407569</text:p>
              </table:table-cell>
              <table:table-cell office:value-type="float" office:value="0.381699">
                <text:p>0.381699</text:p>
              </table:table-cell>
              <table:table-cell office:value-type="float" office:value="0.374913">
                <text:p>0.3749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344">
                <text:p>7.02344</text:p>
              </table:table-cell>
              <table:table-cell office:value-type="float" office:value="0.408268">
                <text:p>0.408268</text:p>
              </table:table-cell>
              <table:table-cell office:value-type="float" office:value="0.381319">
                <text:p>0.381319</text:p>
              </table:table-cell>
              <table:table-cell office:value-type="float" office:value="0.373778">
                <text:p>0.3737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906">
                <text:p>7.03906</text:p>
              </table:table-cell>
              <table:table-cell office:value-type="float" office:value="0.40606">
                <text:p>0.40606</text:p>
              </table:table-cell>
              <table:table-cell office:value-type="float" office:value="0.383772">
                <text:p>0.383772</text:p>
              </table:table-cell>
              <table:table-cell office:value-type="float" office:value="0.374041">
                <text:p>0.3740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469">
                <text:p>7.05469</text:p>
              </table:table-cell>
              <table:table-cell office:value-type="float" office:value="0.404211">
                <text:p>0.404211</text:p>
              </table:table-cell>
              <table:table-cell office:value-type="float" office:value="0.382717">
                <text:p>0.382717</text:p>
              </table:table-cell>
              <table:table-cell office:value-type="float" office:value="0.372961">
                <text:p>0.3729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031">
                <text:p>7.07031</text:p>
              </table:table-cell>
              <table:table-cell office:value-type="float" office:value="0.404678">
                <text:p>0.404678</text:p>
              </table:table-cell>
              <table:table-cell office:value-type="float" office:value="0.379897">
                <text:p>0.379897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594">
                <text:p>7.08594</text:p>
              </table:table-cell>
              <table:table-cell office:value-type="float" office:value="0.404856">
                <text:p>0.404856</text:p>
              </table:table-cell>
              <table:table-cell office:value-type="float" office:value="0.376746">
                <text:p>0.376746</text:p>
              </table:table-cell>
              <table:table-cell office:value-type="float" office:value="0.374927">
                <text:p>0.3749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0156">
                <text:p>7.10156</text:p>
              </table:table-cell>
              <table:table-cell office:value-type="float" office:value="0.402621">
                <text:p>0.402621</text:p>
              </table:table-cell>
              <table:table-cell office:value-type="float" office:value="0.376293">
                <text:p>0.376293</text:p>
              </table:table-cell>
              <table:table-cell office:value-type="float" office:value="0.376167">
                <text:p>0.3761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719">
                <text:p>7.11719</text:p>
              </table:table-cell>
              <table:table-cell office:value-type="float" office:value="0.401231">
                <text:p>0.401231</text:p>
              </table:table-cell>
              <table:table-cell office:value-type="float" office:value="0.380468">
                <text:p>0.380468</text:p>
              </table:table-cell>
              <table:table-cell office:value-type="float" office:value="0.375097">
                <text:p>0.375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3281">
                <text:p>7.13281</text:p>
              </table:table-cell>
              <table:table-cell office:value-type="float" office:value="0.401937">
                <text:p>0.401937</text:p>
              </table:table-cell>
              <table:table-cell office:value-type="float" office:value="0.38239">
                <text:p>0.38239</text:p>
              </table:table-cell>
              <table:table-cell office:value-type="float" office:value="0.374476">
                <text:p>0.3744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844">
                <text:p>7.14844</text:p>
              </table:table-cell>
              <table:table-cell office:value-type="float" office:value="0.403204">
                <text:p>0.403204</text:p>
              </table:table-cell>
              <table:table-cell office:value-type="float" office:value="0.378589">
                <text:p>0.378589</text:p>
              </table:table-cell>
              <table:table-cell office:value-type="float" office:value="0.374263">
                <text:p>0.3742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406">
                <text:p>7.16406</text:p>
              </table:table-cell>
              <table:table-cell office:value-type="float" office:value="0.403087">
                <text:p>0.403087</text:p>
              </table:table-cell>
              <table:table-cell office:value-type="float" office:value="0.377177">
                <text:p>0.377177</text:p>
              </table:table-cell>
              <table:table-cell office:value-type="float" office:value="0.37167">
                <text:p>0.371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969">
                <text:p>7.17969</text:p>
              </table:table-cell>
              <table:table-cell office:value-type="float" office:value="0.400809">
                <text:p>0.400809</text:p>
              </table:table-cell>
              <table:table-cell office:value-type="float" office:value="0.380775">
                <text:p>0.380775</text:p>
              </table:table-cell>
              <table:table-cell office:value-type="float" office:value="0.371393">
                <text:p>0.3713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531">
                <text:p>7.19531</text:p>
              </table:table-cell>
              <table:table-cell office:value-type="float" office:value="0.397965">
                <text:p>0.397965</text:p>
              </table:table-cell>
              <table:table-cell office:value-type="float" office:value="0.383001">
                <text:p>0.383001</text:p>
              </table:table-cell>
              <table:table-cell office:value-type="float" office:value="0.370962">
                <text:p>0.3709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1094">
                <text:p>7.21094</text:p>
              </table:table-cell>
              <table:table-cell office:value-type="float" office:value="0.398909">
                <text:p>0.398909</text:p>
              </table:table-cell>
              <table:table-cell office:value-type="float" office:value="0.382592">
                <text:p>0.382592</text:p>
              </table:table-cell>
              <table:table-cell office:value-type="float" office:value="0.367332">
                <text:p>0.3673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656">
                <text:p>7.22656</text:p>
              </table:table-cell>
              <table:table-cell office:value-type="float" office:value="0.399481">
                <text:p>0.399481</text:p>
              </table:table-cell>
              <table:table-cell office:value-type="float" office:value="0.380592">
                <text:p>0.380592</text:p>
              </table:table-cell>
              <table:table-cell office:value-type="float" office:value="0.363548">
                <text:p>0.3635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4219">
                <text:p>7.24219</text:p>
              </table:table-cell>
              <table:table-cell office:value-type="float" office:value="0.39672">
                <text:p>0.39672</text:p>
              </table:table-cell>
              <table:table-cell office:value-type="float" office:value="0.378687">
                <text:p>0.378687</text:p>
              </table:table-cell>
              <table:table-cell office:value-type="float" office:value="0.363782">
                <text:p>0.3637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781">
                <text:p>7.25781</text:p>
              </table:table-cell>
              <table:table-cell office:value-type="float" office:value="0.393896">
                <text:p>0.393896</text:p>
              </table:table-cell>
              <table:table-cell office:value-type="float" office:value="0.379058">
                <text:p>0.379058</text:p>
              </table:table-cell>
              <table:table-cell office:value-type="float" office:value="0.366798">
                <text:p>0.3667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7344">
                <text:p>7.27344</text:p>
              </table:table-cell>
              <table:table-cell office:value-type="float" office:value="0.393731">
                <text:p>0.393731</text:p>
              </table:table-cell>
              <table:table-cell office:value-type="float" office:value="0.381186">
                <text:p>0.381186</text:p>
              </table:table-cell>
              <table:table-cell office:value-type="float" office:value="0.369418">
                <text:p>0.3694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906">
                <text:p>7.28906</text:p>
              </table:table-cell>
              <table:table-cell office:value-type="float" office:value="0.391244">
                <text:p>0.391244</text:p>
              </table:table-cell>
              <table:table-cell office:value-type="float" office:value="0.382717">
                <text:p>0.382717</text:p>
              </table:table-cell>
              <table:table-cell office:value-type="float" office:value="0.368697">
                <text:p>0.3686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469">
                <text:p>7.30469</text:p>
              </table:table-cell>
              <table:table-cell office:value-type="float" office:value="0.388564">
                <text:p>0.388564</text:p>
              </table:table-cell>
              <table:table-cell office:value-type="float" office:value="0.382001">
                <text:p>0.382001</text:p>
              </table:table-cell>
              <table:table-cell office:value-type="float" office:value="0.365681">
                <text:p>0.3656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2031">
                <text:p>7.32031</text:p>
              </table:table-cell>
              <table:table-cell office:value-type="float" office:value="0.384344">
                <text:p>0.384344</text:p>
              </table:table-cell>
              <table:table-cell office:value-type="float" office:value="0.379015">
                <text:p>0.379015</text:p>
              </table:table-cell>
              <table:table-cell office:value-type="float" office:value="0.362447">
                <text:p>0.3624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594">
                <text:p>7.33594</text:p>
              </table:table-cell>
              <table:table-cell office:value-type="float" office:value="0.380851">
                <text:p>0.380851</text:p>
              </table:table-cell>
              <table:table-cell office:value-type="float" office:value="0.376023">
                <text:p>0.376023</text:p>
              </table:table-cell>
              <table:table-cell office:value-type="float" office:value="0.36244">
                <text:p>0.362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5156">
                <text:p>7.35156</text:p>
              </table:table-cell>
              <table:table-cell office:value-type="float" office:value="0.37573">
                <text:p>0.37573</text:p>
              </table:table-cell>
              <table:table-cell office:value-type="float" office:value="0.373765">
                <text:p>0.373765</text:p>
              </table:table-cell>
              <table:table-cell office:value-type="float" office:value="0.364184">
                <text:p>0.364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719">
                <text:p>7.36719</text:p>
              </table:table-cell>
              <table:table-cell office:value-type="float" office:value="0.37292">
                <text:p>0.37292</text:p>
              </table:table-cell>
              <table:table-cell office:value-type="float" office:value="0.370734">
                <text:p>0.370734</text:p>
              </table:table-cell>
              <table:table-cell office:value-type="float" office:value="0.364554">
                <text:p>0.364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8281">
                <text:p>7.38281</text:p>
              </table:table-cell>
              <table:table-cell office:value-type="float" office:value="0.367803">
                <text:p>0.367803</text:p>
              </table:table-cell>
              <table:table-cell office:value-type="float" office:value="0.364866">
                <text:p>0.364866</text:p>
              </table:table-cell>
              <table:table-cell office:value-type="float" office:value="0.361139">
                <text:p>0.3611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844">
                <text:p>7.39844</text:p>
              </table:table-cell>
              <table:table-cell office:value-type="float" office:value="0.364036">
                <text:p>0.364036</text:p>
              </table:table-cell>
              <table:table-cell office:value-type="float" office:value="0.359832">
                <text:p>0.359832</text:p>
              </table:table-cell>
              <table:table-cell office:value-type="float" office:value="0.359707">
                <text:p>0.3597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406">
                <text:p>7.41406</text:p>
              </table:table-cell>
              <table:table-cell office:value-type="float" office:value="0.35518">
                <text:p>0.35518</text:p>
              </table:table-cell>
              <table:table-cell office:value-type="float" office:value="0.358512">
                <text:p>0.358512</text:p>
              </table:table-cell>
              <table:table-cell office:value-type="float" office:value="0.35908">
                <text:p>0.359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969">
                <text:p>7.42969</text:p>
              </table:table-cell>
              <table:table-cell office:value-type="float" office:value="0.347796">
                <text:p>0.347796</text:p>
              </table:table-cell>
              <table:table-cell office:value-type="float" office:value="0.357922">
                <text:p>0.357922</text:p>
              </table:table-cell>
              <table:table-cell office:value-type="float" office:value="0.357661">
                <text:p>0.3576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531">
                <text:p>7.44531</text:p>
              </table:table-cell>
              <table:table-cell office:value-type="float" office:value="0.335031">
                <text:p>0.335031</text:p>
              </table:table-cell>
              <table:table-cell office:value-type="float" office:value="0.35032">
                <text:p>0.35032</text:p>
              </table:table-cell>
              <table:table-cell office:value-type="float" office:value="0.350258">
                <text:p>0.3502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6094">
                <text:p>7.46094</text:p>
              </table:table-cell>
              <table:table-cell office:value-type="float" office:value="0.326125">
                <text:p>0.326125</text:p>
              </table:table-cell>
              <table:table-cell office:value-type="float" office:value="0.336956">
                <text:p>0.336956</text:p>
              </table:table-cell>
              <table:table-cell office:value-type="float" office:value="0.337765">
                <text:p>0.3377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656">
                <text:p>7.47656</text:p>
              </table:table-cell>
              <table:table-cell office:value-type="float" office:value="0.311492">
                <text:p>0.311492</text:p>
              </table:table-cell>
              <table:table-cell office:value-type="float" office:value="0.312435">
                <text:p>0.312435</text:p>
              </table:table-cell>
              <table:table-cell office:value-type="float" office:value="0.310254">
                <text:p>0.3102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9219">
                <text:p>7.49219</text:p>
              </table:table-cell>
              <table:table-cell office:value-type="float" office:value="0.311493">
                <text:p>0.311493</text:p>
              </table:table-cell>
              <table:table-cell office:value-type="float" office:value="0.312439">
                <text:p>0.312439</text:p>
              </table:table-cell>
              <table:table-cell office:value-type="float" office:value="0.310256">
                <text:p>0.310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53cm" svg:y="2.843cm" chart:style-name="ch2"/>
        <chart:plot-area chart:style-name="ch3" table:cell-range-address="Sheet1.P2:Sheet1.S483" chart:data-source-has-labels="row" svg:x="0.16cm" svg:y="0.14cm" svg:width="6.2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Q483" chart:label-cell-address="Sheet1.Q2:Sheet1.Q2" chart:class="chart:scatter">
            <chart:domain table:cell-range-address="Sheet1.P3:Sheet1.P483"/>
            <chart:data-point chart:repeated="481"/>
          </chart:series>
          <chart:series chart:style-name="ch7" chart:values-cell-range-address="Sheet1.R3:Sheet1.R483" chart:label-cell-address="Sheet1.R2:Sheet1.R2" chart:class="chart:scatter">
            <chart:data-point chart:repeated="481"/>
          </chart:series>
          <chart:series chart:style-name="ch8" chart:values-cell-range-address="Sheet1.S3:Sheet1.S483" chart:label-cell-address="Sheet1.S2:Sheet1.S2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Q2:Sheet1.Q2">Z=4</text:p>
              </table:table-cell>
              <table:table-cell office:value-type="string">
                <text:p text:id="Sheet1.R2:Sheet1.R2">Z=24</text:p>
              </table:table-cell>
              <table:table-cell office:value-type="string">
                <text:p text:id="Sheet1.S2:Sheet1.S2"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78125">
                <text:p text:id="Sheet1.P3:Sheet1.P483">-0.0078125</text:p>
              </table:table-cell>
              <table:table-cell office:value-type="float" office:value="0">
                <text:p text:id="Sheet1.Q3:Sheet1.Q483">0</text:p>
              </table:table-cell>
              <table:table-cell office:value-type="float" office:value="0">
                <text:p text:id="Sheet1.R3:Sheet1.R483">0</text:p>
              </table:table-cell>
              <table:table-cell office:value-type="float" office:value="0">
                <text:p text:id="Sheet1.S3:Sheet1.S48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8034062497305">
                <text:p>0.018034062497305</text:p>
              </table:table-cell>
              <table:table-cell office:value-type="float" office:value="0.02917501559668">
                <text:p>0.02917501559668</text:p>
              </table:table-cell>
              <table:table-cell office:value-type="float" office:value="0.014156646588905">
                <text:p>0.014156646588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4375">
                <text:p>0.0234375</text:p>
              </table:table-cell>
              <table:table-cell office:value-type="float" office:value="0.083304595641605">
                <text:p>0.083304595641605</text:p>
              </table:table-cell>
              <table:table-cell office:value-type="float" office:value="0.14423575986612">
                <text:p>0.14423575986612</text:p>
              </table:table-cell>
              <table:table-cell office:value-type="float" office:value="0.07250852538">
                <text:p>0.07250852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093914424305">
                <text:p>0.1093914424305</text:p>
              </table:table-cell>
              <table:table-cell office:value-type="float" office:value="0.186372613642">
                <text:p>0.186372613642</text:p>
              </table:table-cell>
              <table:table-cell office:value-type="float" office:value="0.10031225488">
                <text:p>0.10031225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6875">
                <text:p>0.0546875</text:p>
              </table:table-cell>
              <table:table-cell office:value-type="float" office:value="0.11647199188">
                <text:p>0.11647199188</text:p>
              </table:table-cell>
              <table:table-cell office:value-type="float" office:value="0.1990688784145">
                <text:p>0.1990688784145</text:p>
              </table:table-cell>
              <table:table-cell office:value-type="float" office:value="0.1090885890365">
                <text:p>0.1090885890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216897792805">
                <text:p>0.1216897792805</text:p>
              </table:table-cell>
              <table:table-cell office:value-type="float" office:value="0.2108641406545">
                <text:p>0.2108641406545</text:p>
              </table:table-cell>
              <table:table-cell office:value-type="float" office:value="0.11306335357">
                <text:p>0.11306335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6109668337">
                <text:p>0.126109668337</text:p>
              </table:table-cell>
              <table:table-cell office:value-type="float" office:value="0.217934440613">
                <text:p>0.217934440613</text:p>
              </table:table-cell>
              <table:table-cell office:value-type="float" office:value="0.118547517556">
                <text:p>0.118547517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562">
                <text:p>0.101562</text:p>
              </table:table-cell>
              <table:table-cell office:value-type="float" office:value="0.130112780968">
                <text:p>0.130112780968</text:p>
              </table:table-cell>
              <table:table-cell office:value-type="float" office:value="0.222680712514">
                <text:p>0.222680712514</text:p>
              </table:table-cell>
              <table:table-cell office:value-type="float" office:value="0.123475788125">
                <text:p>0.1234757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188">
                <text:p>0.117188</text:p>
              </table:table-cell>
              <table:table-cell office:value-type="float" office:value="0.1336515239765">
                <text:p>0.1336515239765</text:p>
              </table:table-cell>
              <table:table-cell office:value-type="float" office:value="0.225439829149">
                <text:p>0.225439829149</text:p>
              </table:table-cell>
              <table:table-cell office:value-type="float" office:value="0.1248250590925">
                <text:p>0.1248250590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812">
                <text:p>0.132812</text:p>
              </table:table-cell>
              <table:table-cell office:value-type="float" office:value="0.137943224576">
                <text:p>0.137943224576</text:p>
              </table:table-cell>
              <table:table-cell office:value-type="float" office:value="0.229014517618">
                <text:p>0.229014517618</text:p>
              </table:table-cell>
              <table:table-cell office:value-type="float" office:value="0.127174523125">
                <text:p>0.12717452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438">
                <text:p>0.148438</text:p>
              </table:table-cell>
              <table:table-cell office:value-type="float" office:value="0.142678633417">
                <text:p>0.142678633417</text:p>
              </table:table-cell>
              <table:table-cell office:value-type="float" office:value="0.234226424125">
                <text:p>0.234226424125</text:p>
              </table:table-cell>
              <table:table-cell office:value-type="float" office:value="0.1324764480085">
                <text:p>0.1324764480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062">
                <text:p>0.164062</text:p>
              </table:table-cell>
              <table:table-cell office:value-type="float" office:value="0.145474794297">
                <text:p>0.145474794297</text:p>
              </table:table-cell>
              <table:table-cell office:value-type="float" office:value="0.24010228904">
                <text:p>0.24010228904</text:p>
              </table:table-cell>
              <table:table-cell office:value-type="float" office:value="0.1369888024025">
                <text:p>0.1369888024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688">
                <text:p>0.179688</text:p>
              </table:table-cell>
              <table:table-cell office:value-type="float" office:value="0.1495935059585">
                <text:p>0.1495935059585</text:p>
              </table:table-cell>
              <table:table-cell office:value-type="float" office:value="0.2430648960925">
                <text:p>0.2430648960925</text:p>
              </table:table-cell>
              <table:table-cell office:value-type="float" office:value="0.1388240778005">
                <text:p>0.1388240778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312">
                <text:p>0.195312</text:p>
              </table:table-cell>
              <table:table-cell office:value-type="float" office:value="0.1545828272665">
                <text:p>0.1545828272665</text:p>
              </table:table-cell>
              <table:table-cell office:value-type="float" office:value="0.245061044477">
                <text:p>0.245061044477</text:p>
              </table:table-cell>
              <table:table-cell office:value-type="float" office:value="0.140788812289">
                <text:p>0.140788812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938">
                <text:p>0.210938</text:p>
              </table:table-cell>
              <table:table-cell office:value-type="float" office:value="0.1593685069345">
                <text:p>0.1593685069345</text:p>
              </table:table-cell>
              <table:table-cell office:value-type="float" office:value="0.2484717474065">
                <text:p>0.2484717474065</text:p>
              </table:table-cell>
              <table:table-cell office:value-type="float" office:value="0.145595114452">
                <text:p>0.145595114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62">
                <text:p>0.226562</text:p>
              </table:table-cell>
              <table:table-cell office:value-type="float" office:value="0.1636537308265">
                <text:p>0.1636537308265</text:p>
              </table:table-cell>
              <table:table-cell office:value-type="float" office:value="0.2536532384525">
                <text:p>0.2536532384525</text:p>
              </table:table-cell>
              <table:table-cell office:value-type="float" office:value="0.15050615714">
                <text:p>0.1505061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2188">
                <text:p>0.242188</text:p>
              </table:table-cell>
              <table:table-cell office:value-type="float" office:value="0.1693029912625">
                <text:p>0.1693029912625</text:p>
              </table:table-cell>
              <table:table-cell office:value-type="float" office:value="0.2585346049105">
                <text:p>0.2585346049105</text:p>
              </table:table-cell>
              <table:table-cell office:value-type="float" office:value="0.15346154506">
                <text:p>0.15346154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12">
                <text:p>0.257812</text:p>
              </table:table-cell>
              <table:table-cell office:value-type="float" office:value="0.17643483842">
                <text:p>0.17643483842</text:p>
              </table:table-cell>
              <table:table-cell office:value-type="float" office:value="0.2625434420125">
                <text:p>0.2625434420125</text:p>
              </table:table-cell>
              <table:table-cell office:value-type="float" office:value="0.1571425846465">
                <text:p>0.1571425846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3438">
                <text:p>0.273438</text:p>
              </table:table-cell>
              <table:table-cell office:value-type="float" office:value="0.180936295732">
                <text:p>0.180936295732</text:p>
              </table:table-cell>
              <table:table-cell office:value-type="float" office:value="0.265376545508">
                <text:p>0.265376545508</text:p>
              </table:table-cell>
              <table:table-cell office:value-type="float" office:value="0.161086290404">
                <text:p>0.161086290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0.1853229594625">
                <text:p>0.1853229594625</text:p>
              </table:table-cell>
              <table:table-cell office:value-type="float" office:value="0.2658279145705">
                <text:p>0.2658279145705</text:p>
              </table:table-cell>
              <table:table-cell office:value-type="float" office:value="0.16314386533">
                <text:p>0.16314386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688">
                <text:p>0.304688</text:p>
              </table:table-cell>
              <table:table-cell office:value-type="float" office:value="0.191675701885">
                <text:p>0.191675701885</text:p>
              </table:table-cell>
              <table:table-cell office:value-type="float" office:value="0.267968627645">
                <text:p>0.267968627645</text:p>
              </table:table-cell>
              <table:table-cell office:value-type="float" office:value="0.1631671082865">
                <text:p>0.1631671082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312">
                <text:p>0.320312</text:p>
              </table:table-cell>
              <table:table-cell office:value-type="float" office:value="0.1990640160625">
                <text:p>0.1990640160625</text:p>
              </table:table-cell>
              <table:table-cell office:value-type="float" office:value="0.273577300445">
                <text:p>0.273577300445</text:p>
              </table:table-cell>
              <table:table-cell office:value-type="float" office:value="0.1654897049185">
                <text:p>0.1654897049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938">
                <text:p>0.335938</text:p>
              </table:table-cell>
              <table:table-cell office:value-type="float" office:value="0.2049117817025">
                <text:p>0.2049117817025</text:p>
              </table:table-cell>
              <table:table-cell office:value-type="float" office:value="0.280393780136">
                <text:p>0.280393780136</text:p>
              </table:table-cell>
              <table:table-cell office:value-type="float" office:value="0.1700307064625">
                <text:p>0.1700307064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562">
                <text:p>0.351562</text:p>
              </table:table-cell>
              <table:table-cell office:value-type="float" office:value="0.210649307989">
                <text:p>0.210649307989</text:p>
              </table:table-cell>
              <table:table-cell office:value-type="float" office:value="0.2868790090725">
                <text:p>0.2868790090725</text:p>
              </table:table-cell>
              <table:table-cell office:value-type="float" office:value="0.1741797040945">
                <text:p>0.1741797040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7188">
                <text:p>0.367188</text:p>
              </table:table-cell>
              <table:table-cell office:value-type="float" office:value="0.217662813512">
                <text:p>0.217662813512</text:p>
              </table:table-cell>
              <table:table-cell office:value-type="float" office:value="0.293552006189">
                <text:p>0.293552006189</text:p>
              </table:table-cell>
              <table:table-cell office:value-type="float" office:value="0.1783903822585">
                <text:p>0.1783903822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2812">
                <text:p>0.382812</text:p>
              </table:table-cell>
              <table:table-cell office:value-type="float" office:value="0.223634159044">
                <text:p>0.223634159044</text:p>
              </table:table-cell>
              <table:table-cell office:value-type="float" office:value="0.3011601854245">
                <text:p>0.3011601854245</text:p>
              </table:table-cell>
              <table:table-cell office:value-type="float" office:value="0.1811771156765">
                <text:p>0.1811771156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8438">
                <text:p>0.398438</text:p>
              </table:table-cell>
              <table:table-cell office:value-type="float" office:value="0.229343974045">
                <text:p>0.229343974045</text:p>
              </table:table-cell>
              <table:table-cell office:value-type="float" office:value="0.3062197447345">
                <text:p>0.3062197447345</text:p>
              </table:table-cell>
              <table:table-cell office:value-type="float" office:value="0.1838767071905">
                <text:p>0.1838767071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062">
                <text:p>0.414062</text:p>
              </table:table-cell>
              <table:table-cell office:value-type="float" office:value="0.234571795929">
                <text:p>0.234571795929</text:p>
              </table:table-cell>
              <table:table-cell office:value-type="float" office:value="0.3104821642145">
                <text:p>0.3104821642145</text:p>
              </table:table-cell>
              <table:table-cell office:value-type="float" office:value="0.1865327754485">
                <text:p>0.1865327754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688">
                <text:p>0.429688</text:p>
              </table:table-cell>
              <table:table-cell office:value-type="float" office:value="0.238460579266">
                <text:p>0.238460579266</text:p>
              </table:table-cell>
              <table:table-cell office:value-type="float" office:value="0.3186975514945">
                <text:p>0.3186975514945</text:p>
              </table:table-cell>
              <table:table-cell office:value-type="float" office:value="0.190064683098">
                <text:p>0.190064683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312">
                <text:p>0.445312</text:p>
              </table:table-cell>
              <table:table-cell office:value-type="float" office:value="0.243272960825">
                <text:p>0.243272960825</text:p>
              </table:table-cell>
              <table:table-cell office:value-type="float" office:value="0.32775217353">
                <text:p>0.32775217353</text:p>
              </table:table-cell>
              <table:table-cell office:value-type="float" office:value="0.193920876725">
                <text:p>0.193920876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0938">
                <text:p>0.460938</text:p>
              </table:table-cell>
              <table:table-cell office:value-type="float" office:value="0.246914549498">
                <text:p>0.246914549498</text:p>
              </table:table-cell>
              <table:table-cell office:value-type="float" office:value="0.336400387625">
                <text:p>0.336400387625</text:p>
              </table:table-cell>
              <table:table-cell office:value-type="float" office:value="0.197446202122">
                <text:p>0.197446202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6562">
                <text:p>0.476562</text:p>
              </table:table-cell>
              <table:table-cell office:value-type="float" office:value="0.2482492710025">
                <text:p>0.2482492710025</text:p>
              </table:table-cell>
              <table:table-cell office:value-type="float" office:value="0.3442577250185">
                <text:p>0.3442577250185</text:p>
              </table:table-cell>
              <table:table-cell office:value-type="float" office:value="0.199213044392">
                <text:p>0.199213044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88">
                <text:p>0.492188</text:p>
              </table:table-cell>
              <table:table-cell office:value-type="float" office:value="0.249591330625">
                <text:p>0.249591330625</text:p>
              </table:table-cell>
              <table:table-cell office:value-type="float" office:value="0.3505071231325">
                <text:p>0.3505071231325</text:p>
              </table:table-cell>
              <table:table-cell office:value-type="float" office:value="0.2022677634265">
                <text:p>0.2022677634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7812">
                <text:p>0.507812</text:p>
              </table:table-cell>
              <table:table-cell office:value-type="float" office:value="0.250402256884">
                <text:p>0.250402256884</text:p>
              </table:table-cell>
              <table:table-cell office:value-type="float" office:value="0.3566287603685">
                <text:p>0.3566287603685</text:p>
              </table:table-cell>
              <table:table-cell office:value-type="float" office:value="0.206440088705">
                <text:p>0.206440088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3438">
                <text:p>0.523438</text:p>
              </table:table-cell>
              <table:table-cell office:value-type="float" office:value="0.251757450005">
                <text:p>0.251757450005</text:p>
              </table:table-cell>
              <table:table-cell office:value-type="float" office:value="0.364879764602">
                <text:p>0.364879764602</text:p>
              </table:table-cell>
              <table:table-cell office:value-type="float" office:value="0.2099847815705">
                <text:p>0.2099847815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9062">
                <text:p>0.539062</text:p>
              </table:table-cell>
              <table:table-cell office:value-type="float" office:value="0.2537478054765">
                <text:p>0.2537478054765</text:p>
              </table:table-cell>
              <table:table-cell office:value-type="float" office:value="0.375100138045">
                <text:p>0.375100138045</text:p>
              </table:table-cell>
              <table:table-cell office:value-type="float" office:value="0.2124306122945">
                <text:p>0.2124306122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4688">
                <text:p>0.554688</text:p>
              </table:table-cell>
              <table:table-cell office:value-type="float" office:value="0.2584501068825">
                <text:p>0.2584501068825</text:p>
              </table:table-cell>
              <table:table-cell office:value-type="float" office:value="0.3842362213885">
                <text:p>0.3842362213885</text:p>
              </table:table-cell>
              <table:table-cell office:value-type="float" office:value="0.21648385282">
                <text:p>0.21648385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0312">
                <text:p>0.570312</text:p>
              </table:table-cell>
              <table:table-cell office:value-type="float" office:value="0.2636936743025">
                <text:p>0.2636936743025</text:p>
              </table:table-cell>
              <table:table-cell office:value-type="float" office:value="0.391377452765">
                <text:p>0.391377452765</text:p>
              </table:table-cell>
              <table:table-cell office:value-type="float" office:value="0.221606988481">
                <text:p>0.22160698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5938">
                <text:p>0.585938</text:p>
              </table:table-cell>
              <table:table-cell office:value-type="float" office:value="0.269034789938">
                <text:p>0.269034789938</text:p>
              </table:table-cell>
              <table:table-cell office:value-type="float" office:value="0.398685905834">
                <text:p>0.398685905834</text:p>
              </table:table-cell>
              <table:table-cell office:value-type="float" office:value="0.2272128600625">
                <text:p>0.227212860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1562">
                <text:p>0.601562</text:p>
              </table:table-cell>
              <table:table-cell office:value-type="float" office:value="0.275739199744">
                <text:p>0.275739199744</text:p>
              </table:table-cell>
              <table:table-cell office:value-type="float" office:value="0.407753642426">
                <text:p>0.407753642426</text:p>
              </table:table-cell>
              <table:table-cell office:value-type="float" office:value="0.2345077518065">
                <text:p>0.2345077518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188">
                <text:p>0.617188</text:p>
              </table:table-cell>
              <table:table-cell office:value-type="float" office:value="0.2836000714265">
                <text:p>0.2836000714265</text:p>
              </table:table-cell>
              <table:table-cell office:value-type="float" office:value="0.4179865039505">
                <text:p>0.4179865039505</text:p>
              </table:table-cell>
              <table:table-cell office:value-type="float" office:value="0.2420647787465">
                <text:p>0.2420647787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2812">
                <text:p>0.632812</text:p>
              </table:table-cell>
              <table:table-cell office:value-type="float" office:value="0.291358302658">
                <text:p>0.291358302658</text:p>
              </table:table-cell>
              <table:table-cell office:value-type="float" office:value="0.4291800484765">
                <text:p>0.4291800484765</text:p>
              </table:table-cell>
              <table:table-cell office:value-type="float" office:value="0.2477014405445">
                <text:p>0.247701440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438">
                <text:p>0.648438</text:p>
              </table:table-cell>
              <table:table-cell office:value-type="float" office:value="0.299971293917">
                <text:p>0.299971293917</text:p>
              </table:table-cell>
              <table:table-cell office:value-type="float" office:value="0.440401888009">
                <text:p>0.440401888009</text:p>
              </table:table-cell>
              <table:table-cell office:value-type="float" office:value="0.2521798293125">
                <text:p>0.252179829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4062">
                <text:p>0.664062</text:p>
              </table:table-cell>
              <table:table-cell office:value-type="float" office:value="0.310306935501">
                <text:p>0.310306935501</text:p>
              </table:table-cell>
              <table:table-cell office:value-type="float" office:value="0.4512814443785">
                <text:p>0.4512814443785</text:p>
              </table:table-cell>
              <table:table-cell office:value-type="float" office:value="0.2585231462845">
                <text:p>0.2585231462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688">
                <text:p>0.679688</text:p>
              </table:table-cell>
              <table:table-cell office:value-type="float" office:value="0.3210167561005">
                <text:p>0.3210167561005</text:p>
              </table:table-cell>
              <table:table-cell office:value-type="float" office:value="0.46196199169">
                <text:p>0.46196199169</text:p>
              </table:table-cell>
              <table:table-cell office:value-type="float" office:value="0.2667931426705">
                <text:p>0.2667931426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312">
                <text:p>0.695312</text:p>
              </table:table-cell>
              <table:table-cell office:value-type="float" office:value="0.332154837242">
                <text:p>0.332154837242</text:p>
              </table:table-cell>
              <table:table-cell office:value-type="float" office:value="0.46975259456">
                <text:p>0.46975259456</text:p>
              </table:table-cell>
              <table:table-cell office:value-type="float" office:value="0.2718008221205">
                <text:p>0.2718008221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0938">
                <text:p>0.710938</text:p>
              </table:table-cell>
              <table:table-cell office:value-type="float" office:value="0.344105522788">
                <text:p>0.344105522788</text:p>
              </table:table-cell>
              <table:table-cell office:value-type="float" office:value="0.476039712085">
                <text:p>0.476039712085</text:p>
              </table:table-cell>
              <table:table-cell office:value-type="float" office:value="0.2759081663405">
                <text:p>0.2759081663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562">
                <text:p>0.726562</text:p>
              </table:table-cell>
              <table:table-cell office:value-type="float" office:value="0.35323305265">
                <text:p>0.35323305265</text:p>
              </table:table-cell>
              <table:table-cell office:value-type="float" office:value="0.4828656411725">
                <text:p>0.4828656411725</text:p>
              </table:table-cell>
              <table:table-cell office:value-type="float" office:value="0.283477258613">
                <text:p>0.283477258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188">
                <text:p>0.742188</text:p>
              </table:table-cell>
              <table:table-cell office:value-type="float" office:value="0.361418207797">
                <text:p>0.361418207797</text:p>
              </table:table-cell>
              <table:table-cell office:value-type="float" office:value="0.4900693032545">
                <text:p>0.4900693032545</text:p>
              </table:table-cell>
              <table:table-cell office:value-type="float" office:value="0.292787760616">
                <text:p>0.292787760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12">
                <text:p>0.757812</text:p>
              </table:table-cell>
              <table:table-cell office:value-type="float" office:value="0.3713699672605">
                <text:p>0.3713699672605</text:p>
              </table:table-cell>
              <table:table-cell office:value-type="float" office:value="0.4959017176945">
                <text:p>0.4959017176945</text:p>
              </table:table-cell>
              <table:table-cell office:value-type="float" office:value="0.300449289725">
                <text:p>0.300449289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38">
                <text:p>0.773438</text:p>
              </table:table-cell>
              <table:table-cell office:value-type="float" office:value="0.3809199639125">
                <text:p>0.3809199639125</text:p>
              </table:table-cell>
              <table:table-cell office:value-type="float" office:value="0.499841589089">
                <text:p>0.499841589089</text:p>
              </table:table-cell>
              <table:table-cell office:value-type="float" office:value="0.3053484326405">
                <text:p>0.3053484326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9062">
                <text:p>0.789062</text:p>
              </table:table-cell>
              <table:table-cell office:value-type="float" office:value="0.387334258765">
                <text:p>0.387334258765</text:p>
              </table:table-cell>
              <table:table-cell office:value-type="float" office:value="0.503755006532">
                <text:p>0.503755006532</text:p>
              </table:table-cell>
              <table:table-cell office:value-type="float" office:value="0.3115371657325">
                <text:p>0.3115371657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688">
                <text:p>0.804688</text:p>
              </table:table-cell>
              <table:table-cell office:value-type="float" office:value="0.3939487723405">
                <text:p>0.3939487723405</text:p>
              </table:table-cell>
              <table:table-cell office:value-type="float" office:value="0.509866749613">
                <text:p>0.509866749613</text:p>
              </table:table-cell>
              <table:table-cell office:value-type="float" office:value="0.3205748620325">
                <text:p>0.3205748620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12">
                <text:p>0.820312</text:p>
              </table:table-cell>
              <table:table-cell office:value-type="float" office:value="0.3993847489165">
                <text:p>0.3993847489165</text:p>
              </table:table-cell>
              <table:table-cell office:value-type="float" office:value="0.5152447284725">
                <text:p>0.5152447284725</text:p>
              </table:table-cell>
              <table:table-cell office:value-type="float" office:value="0.3277327238725">
                <text:p>0.3277327238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938">
                <text:p>0.835938</text:p>
              </table:table-cell>
              <table:table-cell office:value-type="float" office:value="0.4040425296405">
                <text:p>0.4040425296405</text:p>
              </table:table-cell>
              <table:table-cell office:value-type="float" office:value="0.5182691785">
                <text:p>0.5182691785</text:p>
              </table:table-cell>
              <table:table-cell office:value-type="float" office:value="0.3335225960945">
                <text:p>0.3335225960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1562">
                <text:p>0.851562</text:p>
              </table:table-cell>
              <table:table-cell office:value-type="float" office:value="0.4091725043185">
                <text:p>0.4091725043185</text:p>
              </table:table-cell>
              <table:table-cell office:value-type="float" office:value="0.5225993416925">
                <text:p>0.5225993416925</text:p>
              </table:table-cell>
              <table:table-cell office:value-type="float" office:value="0.3416206670945">
                <text:p>0.3416206670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7188">
                <text:p>0.867188</text:p>
              </table:table-cell>
              <table:table-cell office:value-type="float" office:value="0.4142811090125">
                <text:p>0.4142811090125</text:p>
              </table:table-cell>
              <table:table-cell office:value-type="float" office:value="0.5282821316005">
                <text:p>0.5282821316005</text:p>
              </table:table-cell>
              <table:table-cell office:value-type="float" office:value="0.352026898792">
                <text:p>0.352026898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2812">
                <text:p>0.882812</text:p>
              </table:table-cell>
              <table:table-cell office:value-type="float" office:value="0.4181179749025">
                <text:p>0.4181179749025</text:p>
              </table:table-cell>
              <table:table-cell office:value-type="float" office:value="0.5307733997725">
                <text:p>0.5307733997725</text:p>
              </table:table-cell>
              <table:table-cell office:value-type="float" office:value="0.359387193997">
                <text:p>0.359387193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438">
                <text:p>0.898438</text:p>
              </table:table-cell>
              <table:table-cell office:value-type="float" office:value="0.423486707234">
                <text:p>0.423486707234</text:p>
              </table:table-cell>
              <table:table-cell office:value-type="float" office:value="0.531124658698">
                <text:p>0.531124658698</text:p>
              </table:table-cell>
              <table:table-cell office:value-type="float" office:value="0.3646448044345">
                <text:p>0.3646448044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062">
                <text:p>0.914062</text:p>
              </table:table-cell>
              <table:table-cell office:value-type="float" office:value="0.4302645738805">
                <text:p>0.4302645738805</text:p>
              </table:table-cell>
              <table:table-cell office:value-type="float" office:value="0.532791329408">
                <text:p>0.532791329408</text:p>
              </table:table-cell>
              <table:table-cell office:value-type="float" office:value="0.3708189970685">
                <text:p>0.3708189970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9688">
                <text:p>0.929688</text:p>
              </table:table-cell>
              <table:table-cell office:value-type="float" office:value="0.434998285888">
                <text:p>0.434998285888</text:p>
              </table:table-cell>
              <table:table-cell office:value-type="float" office:value="0.5345441350925">
                <text:p>0.5345441350925</text:p>
              </table:table-cell>
              <table:table-cell office:value-type="float" office:value="0.3758053792085">
                <text:p>0.3758053792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5312">
                <text:p>0.945312</text:p>
              </table:table-cell>
              <table:table-cell office:value-type="float" office:value="0.4388899567265">
                <text:p>0.4388899567265</text:p>
              </table:table-cell>
              <table:table-cell office:value-type="float" office:value="0.5354513896705">
                <text:p>0.5354513896705</text:p>
              </table:table-cell>
              <table:table-cell office:value-type="float" office:value="0.3803348237765">
                <text:p>0.3803348237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0938">
                <text:p>0.960938</text:p>
              </table:table-cell>
              <table:table-cell office:value-type="float" office:value="0.4445358773825">
                <text:p>0.4445358773825</text:p>
              </table:table-cell>
              <table:table-cell office:value-type="float" office:value="0.536326974333">
                <text:p>0.536326974333</text:p>
              </table:table-cell>
              <table:table-cell office:value-type="float" office:value="0.3856816301285">
                <text:p>0.3856816301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562">
                <text:p>0.976562</text:p>
              </table:table-cell>
              <table:table-cell office:value-type="float" office:value="0.448926281488">
                <text:p>0.448926281488</text:p>
              </table:table-cell>
              <table:table-cell office:value-type="float" office:value="0.5382155122625">
                <text:p>0.5382155122625</text:p>
              </table:table-cell>
              <table:table-cell office:value-type="float" office:value="0.3920695394725">
                <text:p>0.3920695394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188">
                <text:p>0.992188</text:p>
              </table:table-cell>
              <table:table-cell office:value-type="float" office:value="0.451007920889">
                <text:p>0.451007920889</text:p>
              </table:table-cell>
              <table:table-cell office:value-type="float" office:value="0.5414431576445">
                <text:p>0.5414431576445</text:p>
              </table:table-cell>
              <table:table-cell office:value-type="float" office:value="0.3989579218505">
                <text:p>0.3989579218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781">
                <text:p>1.00781</text:p>
              </table:table-cell>
              <table:table-cell office:value-type="float" office:value="0.4535260806565">
                <text:p>0.4535260806565</text:p>
              </table:table-cell>
              <table:table-cell office:value-type="float" office:value="0.5425941593425">
                <text:p>0.5425941593425</text:p>
              </table:table-cell>
              <table:table-cell office:value-type="float" office:value="0.404213339261">
                <text:p>0.404213339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344">
                <text:p>1.02344</text:p>
              </table:table-cell>
              <table:table-cell office:value-type="float" office:value="0.4559726404465">
                <text:p>0.4559726404465</text:p>
              </table:table-cell>
              <table:table-cell office:value-type="float" office:value="0.542995255949">
                <text:p>0.542995255949</text:p>
              </table:table-cell>
              <table:table-cell office:value-type="float" office:value="0.408092562964">
                <text:p>0.408092562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906">
                <text:p>1.03906</text:p>
              </table:table-cell>
              <table:table-cell office:value-type="float" office:value="0.4557533662305">
                <text:p>0.4557533662305</text:p>
              </table:table-cell>
              <table:table-cell office:value-type="float" office:value="0.545232514957">
                <text:p>0.545232514957</text:p>
              </table:table-cell>
              <table:table-cell office:value-type="float" office:value="0.4113994557825">
                <text:p>0.4113994557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469">
                <text:p>1.05469</text:p>
              </table:table-cell>
              <table:table-cell office:value-type="float" office:value="0.454125543912">
                <text:p>0.454125543912</text:p>
              </table:table-cell>
              <table:table-cell office:value-type="float" office:value="0.547018059005">
                <text:p>0.547018059005</text:p>
              </table:table-cell>
              <table:table-cell office:value-type="float" office:value="0.4156590904805">
                <text:p>0.4156590904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31">
                <text:p>1.07031</text:p>
              </table:table-cell>
              <table:table-cell office:value-type="float" office:value="0.453354027604">
                <text:p>0.453354027604</text:p>
              </table:table-cell>
              <table:table-cell office:value-type="float" office:value="0.5475009733745">
                <text:p>0.5475009733745</text:p>
              </table:table-cell>
              <table:table-cell office:value-type="float" office:value="0.4201938463225">
                <text:p>0.4201938463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594">
                <text:p>1.08594</text:p>
              </table:table-cell>
              <table:table-cell office:value-type="float" office:value="0.4516201183925">
                <text:p>0.4516201183925</text:p>
              </table:table-cell>
              <table:table-cell office:value-type="float" office:value="0.548974105609">
                <text:p>0.548974105609</text:p>
              </table:table-cell>
              <table:table-cell office:value-type="float" office:value="0.4261001890945">
                <text:p>0.4261001890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156">
                <text:p>1.10156</text:p>
              </table:table-cell>
              <table:table-cell office:value-type="float" office:value="0.448040670809">
                <text:p>0.448040670809</text:p>
              </table:table-cell>
              <table:table-cell office:value-type="float" office:value="0.5505261281125">
                <text:p>0.5505261281125</text:p>
              </table:table-cell>
              <table:table-cell office:value-type="float" office:value="0.432805532129">
                <text:p>0.432805532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19">
                <text:p>1.11719</text:p>
              </table:table-cell>
              <table:table-cell office:value-type="float" office:value="0.444983312602">
                <text:p>0.444983312602</text:p>
              </table:table-cell>
              <table:table-cell office:value-type="float" office:value="0.5513842945">
                <text:p>0.5513842945</text:p>
              </table:table-cell>
              <table:table-cell office:value-type="float" office:value="0.4356363679025">
                <text:p>0.4356363679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281">
                <text:p>1.13281</text:p>
              </table:table-cell>
              <table:table-cell office:value-type="float" office:value="0.4444402043045">
                <text:p>0.4444402043045</text:p>
              </table:table-cell>
              <table:table-cell office:value-type="float" office:value="0.551482968853">
                <text:p>0.551482968853</text:p>
              </table:table-cell>
              <table:table-cell office:value-type="float" office:value="0.4352348765725">
                <text:p>0.4352348765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844">
                <text:p>1.14844</text:p>
              </table:table-cell>
              <table:table-cell office:value-type="float" office:value="0.4444191303565">
                <text:p>0.4444191303565</text:p>
              </table:table-cell>
              <table:table-cell office:value-type="float" office:value="0.5499558258345">
                <text:p>0.5499558258345</text:p>
              </table:table-cell>
              <table:table-cell office:value-type="float" office:value="0.434968383848">
                <text:p>0.43496838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06">
                <text:p>1.16406</text:p>
              </table:table-cell>
              <table:table-cell office:value-type="float" office:value="0.4431566448945">
                <text:p>0.4431566448945</text:p>
              </table:table-cell>
              <table:table-cell office:value-type="float" office:value="0.5482477840925">
                <text:p>0.5482477840925</text:p>
              </table:table-cell>
              <table:table-cell office:value-type="float" office:value="0.437699709386">
                <text:p>0.437699709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69">
                <text:p>1.17969</text:p>
              </table:table-cell>
              <table:table-cell office:value-type="float" office:value="0.4427374531625">
                <text:p>0.4427374531625</text:p>
              </table:table-cell>
              <table:table-cell office:value-type="float" office:value="0.548117792105">
                <text:p>0.548117792105</text:p>
              </table:table-cell>
              <table:table-cell office:value-type="float" office:value="0.4410882124105">
                <text:p>0.4410882124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531">
                <text:p>1.19531</text:p>
              </table:table-cell>
              <table:table-cell office:value-type="float" office:value="0.4439482254745">
                <text:p>0.4439482254745</text:p>
              </table:table-cell>
              <table:table-cell office:value-type="float" office:value="0.5494122883925">
                <text:p>0.5494122883925</text:p>
              </table:table-cell>
              <table:table-cell office:value-type="float" office:value="0.4444765480105">
                <text:p>0.444476548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094">
                <text:p>1.21094</text:p>
              </table:table-cell>
              <table:table-cell office:value-type="float" office:value="0.44447572585">
                <text:p>0.44447572585</text:p>
              </table:table-cell>
              <table:table-cell office:value-type="float" office:value="0.5469297668605">
                <text:p>0.5469297668605</text:p>
              </table:table-cell>
              <table:table-cell office:value-type="float" office:value="0.445633930373">
                <text:p>0.445633930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656">
                <text:p>1.22656</text:p>
              </table:table-cell>
              <table:table-cell office:value-type="float" office:value="0.444873797113">
                <text:p>0.444873797113</text:p>
              </table:table-cell>
              <table:table-cell office:value-type="float" office:value="0.541724609673">
                <text:p>0.541724609673</text:p>
              </table:table-cell>
              <table:table-cell office:value-type="float" office:value="0.445038331765">
                <text:p>0.445038331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219">
                <text:p>1.24219</text:p>
              </table:table-cell>
              <table:table-cell office:value-type="float" office:value="0.4442086915045">
                <text:p>0.4442086915045</text:p>
              </table:table-cell>
              <table:table-cell office:value-type="float" office:value="0.5393927580325">
                <text:p>0.5393927580325</text:p>
              </table:table-cell>
              <table:table-cell office:value-type="float" office:value="0.4475586027625">
                <text:p>0.4475586027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781">
                <text:p>1.25781</text:p>
              </table:table-cell>
              <table:table-cell office:value-type="float" office:value="0.4429052023525">
                <text:p>0.4429052023525</text:p>
              </table:table-cell>
              <table:table-cell office:value-type="float" office:value="0.5384518354025">
                <text:p>0.5384518354025</text:p>
              </table:table-cell>
              <table:table-cell office:value-type="float" office:value="0.4501705212405">
                <text:p>0.4501705212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44">
                <text:p>1.27344</text:p>
              </table:table-cell>
              <table:table-cell office:value-type="float" office:value="0.4424930864125">
                <text:p>0.4424930864125</text:p>
              </table:table-cell>
              <table:table-cell office:value-type="float" office:value="0.5372086564585">
                <text:p>0.5372086564585</text:p>
              </table:table-cell>
              <table:table-cell office:value-type="float" office:value="0.450054292354">
                <text:p>0.450054292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906">
                <text:p>1.28906</text:p>
              </table:table-cell>
              <table:table-cell office:value-type="float" office:value="0.4410277673905">
                <text:p>0.4410277673905</text:p>
              </table:table-cell>
              <table:table-cell office:value-type="float" office:value="0.5333889413905">
                <text:p>0.5333889413905</text:p>
              </table:table-cell>
              <table:table-cell office:value-type="float" office:value="0.4509233374685">
                <text:p>0.4509233374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469">
                <text:p>1.30469</text:p>
              </table:table-cell>
              <table:table-cell office:value-type="float" office:value="0.439652893941">
                <text:p>0.439652893941</text:p>
              </table:table-cell>
              <table:table-cell office:value-type="float" office:value="0.5277380953825">
                <text:p>0.5277380953825</text:p>
              </table:table-cell>
              <table:table-cell office:value-type="float" office:value="0.4504937437565">
                <text:p>0.4504937437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31">
                <text:p>1.32031</text:p>
              </table:table-cell>
              <table:table-cell office:value-type="float" office:value="0.43967138933">
                <text:p>0.43967138933</text:p>
              </table:table-cell>
              <table:table-cell office:value-type="float" office:value="0.524336975345">
                <text:p>0.524336975345</text:p>
              </table:table-cell>
              <table:table-cell office:value-type="float" office:value="0.4478754482">
                <text:p>0.447875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4">
                <text:p>1.33594</text:p>
              </table:table-cell>
              <table:table-cell office:value-type="float" office:value="0.4401143809285">
                <text:p>0.4401143809285</text:p>
              </table:table-cell>
              <table:table-cell office:value-type="float" office:value="0.5234027340625">
                <text:p>0.5234027340625</text:p>
              </table:table-cell>
              <table:table-cell office:value-type="float" office:value="0.44789211028">
                <text:p>0.44789211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56">
                <text:p>1.35156</text:p>
              </table:table-cell>
              <table:table-cell office:value-type="float" office:value="0.4396936802465">
                <text:p>0.4396936802465</text:p>
              </table:table-cell>
              <table:table-cell office:value-type="float" office:value="0.5225989577625">
                <text:p>0.5225989577625</text:p>
              </table:table-cell>
              <table:table-cell office:value-type="float" office:value="0.4488726265425">
                <text:p>0.4488726265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19">
                <text:p>1.36719</text:p>
              </table:table-cell>
              <table:table-cell office:value-type="float" office:value="0.4406970469045">
                <text:p>0.4406970469045</text:p>
              </table:table-cell>
              <table:table-cell office:value-type="float" office:value="0.519023173754">
                <text:p>0.519023173754</text:p>
              </table:table-cell>
              <table:table-cell office:value-type="float" office:value="0.446675668624">
                <text:p>0.446675668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281">
                <text:p>1.38281</text:p>
              </table:table-cell>
              <table:table-cell office:value-type="float" office:value="0.4434508926625">
                <text:p>0.4434508926625</text:p>
              </table:table-cell>
              <table:table-cell office:value-type="float" office:value="0.5146704155665">
                <text:p>0.5146704155665</text:p>
              </table:table-cell>
              <table:table-cell office:value-type="float" office:value="0.4449791144845">
                <text:p>0.4449791144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844">
                <text:p>1.39844</text:p>
              </table:table-cell>
              <table:table-cell office:value-type="float" office:value="0.444359468501">
                <text:p>0.444359468501</text:p>
              </table:table-cell>
              <table:table-cell office:value-type="float" office:value="0.5107830648325">
                <text:p>0.5107830648325</text:p>
              </table:table-cell>
              <table:table-cell office:value-type="float" office:value="0.4446723490625">
                <text:p>0.444672349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406">
                <text:p>1.41406</text:p>
              </table:table-cell>
              <table:table-cell office:value-type="float" office:value="0.444530487817">
                <text:p>0.444530487817</text:p>
              </table:table-cell>
              <table:table-cell office:value-type="float" office:value="0.5057632399625">
                <text:p>0.5057632399625</text:p>
              </table:table-cell>
              <table:table-cell office:value-type="float" office:value="0.441706218656">
                <text:p>0.44170621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69">
                <text:p>1.42969</text:p>
              </table:table-cell>
              <table:table-cell office:value-type="float" office:value="0.4462913085745">
                <text:p>0.4462913085745</text:p>
              </table:table-cell>
              <table:table-cell office:value-type="float" office:value="0.5032057126105">
                <text:p>0.5032057126105</text:p>
              </table:table-cell>
              <table:table-cell office:value-type="float" office:value="0.4394740901885">
                <text:p>0.4394740901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531">
                <text:p>1.44531</text:p>
              </table:table-cell>
              <table:table-cell office:value-type="float" office:value="0.447484181257">
                <text:p>0.447484181257</text:p>
              </table:table-cell>
              <table:table-cell office:value-type="float" office:value="0.5015081445685">
                <text:p>0.5015081445685</text:p>
              </table:table-cell>
              <table:table-cell office:value-type="float" office:value="0.440655304073">
                <text:p>0.440655304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094">
                <text:p>1.46094</text:p>
              </table:table-cell>
              <table:table-cell office:value-type="float" office:value="0.446379690905">
                <text:p>0.446379690905</text:p>
              </table:table-cell>
              <table:table-cell office:value-type="float" office:value="0.4976116200625">
                <text:p>0.4976116200625</text:p>
              </table:table-cell>
              <table:table-cell office:value-type="float" office:value="0.43984348916">
                <text:p>0.43984348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656">
                <text:p>1.47656</text:p>
              </table:table-cell>
              <table:table-cell office:value-type="float" office:value="0.4442295492945">
                <text:p>0.4442295492945</text:p>
              </table:table-cell>
              <table:table-cell office:value-type="float" office:value="0.49463412905">
                <text:p>0.49463412905</text:p>
              </table:table-cell>
              <table:table-cell office:value-type="float" office:value="0.435954234745">
                <text:p>0.435954234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219">
                <text:p>1.49219</text:p>
              </table:table-cell>
              <table:table-cell office:value-type="float" office:value="0.44433454148">
                <text:p>0.44433454148</text:p>
              </table:table-cell>
              <table:table-cell office:value-type="float" office:value="0.49496033162">
                <text:p>0.49496033162</text:p>
              </table:table-cell>
              <table:table-cell office:value-type="float" office:value="0.431744598349">
                <text:p>0.431744598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81">
                <text:p>1.50781</text:p>
              </table:table-cell>
              <table:table-cell office:value-type="float" office:value="0.444905822125">
                <text:p>0.444905822125</text:p>
              </table:table-cell>
              <table:table-cell office:value-type="float" office:value="0.4929576462005">
                <text:p>0.4929576462005</text:p>
              </table:table-cell>
              <table:table-cell office:value-type="float" office:value="0.42963261721">
                <text:p>0.429632617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344">
                <text:p>1.52344</text:p>
              </table:table-cell>
              <table:table-cell office:value-type="float" office:value="0.4428290026485">
                <text:p>0.4428290026485</text:p>
              </table:table-cell>
              <table:table-cell office:value-type="float" office:value="0.489308065012">
                <text:p>0.489308065012</text:p>
              </table:table-cell>
              <table:table-cell office:value-type="float" office:value="0.4280185344825">
                <text:p>0.4280185344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906">
                <text:p>1.53906</text:p>
              </table:table-cell>
              <table:table-cell office:value-type="float" office:value="0.4400698145785">
                <text:p>0.4400698145785</text:p>
              </table:table-cell>
              <table:table-cell office:value-type="float" office:value="0.487482676162">
                <text:p>0.487482676162</text:p>
              </table:table-cell>
              <table:table-cell office:value-type="float" office:value="0.4265438854625">
                <text:p>0.4265438854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469">
                <text:p>1.55469</text:p>
              </table:table-cell>
              <table:table-cell office:value-type="float" office:value="0.438315743042">
                <text:p>0.438315743042</text:p>
              </table:table-cell>
              <table:table-cell office:value-type="float" office:value="0.483373752605">
                <text:p>0.483373752605</text:p>
              </table:table-cell>
              <table:table-cell office:value-type="float" office:value="0.427433062802">
                <text:p>0.4274330628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031">
                <text:p>1.57031</text:p>
              </table:table-cell>
              <table:table-cell office:value-type="float" office:value="0.4387039241045">
                <text:p>0.4387039241045</text:p>
              </table:table-cell>
              <table:table-cell office:value-type="float" office:value="0.4777463094185">
                <text:p>0.4777463094185</text:p>
              </table:table-cell>
              <table:table-cell office:value-type="float" office:value="0.4286780917885">
                <text:p>0.42867809178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594">
                <text:p>1.58594</text:p>
              </table:table-cell>
              <table:table-cell office:value-type="float" office:value="0.438445419905">
                <text:p>0.438445419905</text:p>
              </table:table-cell>
              <table:table-cell office:value-type="float" office:value="0.47391389653">
                <text:p>0.47391389653</text:p>
              </table:table-cell>
              <table:table-cell office:value-type="float" office:value="0.4246035118085">
                <text:p>0.4246035118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156">
                <text:p>1.60156</text:p>
              </table:table-cell>
              <table:table-cell office:value-type="float" office:value="0.4379599886785">
                <text:p>0.4379599886785</text:p>
              </table:table-cell>
              <table:table-cell office:value-type="float" office:value="0.4702715275205">
                <text:p>0.4702715275205</text:p>
              </table:table-cell>
              <table:table-cell office:value-type="float" office:value="0.41887098325">
                <text:p>0.41887098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719">
                <text:p>1.61719</text:p>
              </table:table-cell>
              <table:table-cell office:value-type="float" office:value="0.4379780232725">
                <text:p>0.4379780232725</text:p>
              </table:table-cell>
              <table:table-cell office:value-type="float" office:value="0.467473669">
                <text:p>0.467473669</text:p>
              </table:table-cell>
              <table:table-cell office:value-type="float" office:value="0.415501448321">
                <text:p>0.41550144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81">
                <text:p>1.63281</text:p>
              </table:table-cell>
              <table:table-cell office:value-type="float" office:value="0.43810770505">
                <text:p>0.43810770505</text:p>
              </table:table-cell>
              <table:table-cell office:value-type="float" office:value="0.467953139386">
                <text:p>0.467953139386</text:p>
              </table:table-cell>
              <table:table-cell office:value-type="float" office:value="0.41596526596">
                <text:p>0.415965265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844">
                <text:p>1.64844</text:p>
              </table:table-cell>
              <table:table-cell office:value-type="float" office:value="0.438768982513">
                <text:p>0.438768982513</text:p>
              </table:table-cell>
              <table:table-cell office:value-type="float" office:value="0.467713367245">
                <text:p>0.467713367245</text:p>
              </table:table-cell>
              <table:table-cell office:value-type="float" office:value="0.4176760527985">
                <text:p>0.4176760527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406">
                <text:p>1.66406</text:p>
              </table:table-cell>
              <table:table-cell office:value-type="float" office:value="0.4384511505905">
                <text:p>0.4384511505905</text:p>
              </table:table-cell>
              <table:table-cell office:value-type="float" office:value="0.465842848145">
                <text:p>0.465842848145</text:p>
              </table:table-cell>
              <table:table-cell office:value-type="float" office:value="0.4173544770265">
                <text:p>0.4173544770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7969">
                <text:p>1.67969</text:p>
              </table:table-cell>
              <table:table-cell office:value-type="float" office:value="0.436532650016">
                <text:p>0.436532650016</text:p>
              </table:table-cell>
              <table:table-cell office:value-type="float" office:value="0.4632854382185">
                <text:p>0.4632854382185</text:p>
              </table:table-cell>
              <table:table-cell office:value-type="float" office:value="0.41486549857">
                <text:p>0.414865498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31">
                <text:p>1.69531</text:p>
              </table:table-cell>
              <table:table-cell office:value-type="float" office:value="0.4333972603525">
                <text:p>0.4333972603525</text:p>
              </table:table-cell>
              <table:table-cell office:value-type="float" office:value="0.461382750881">
                <text:p>0.461382750881</text:p>
              </table:table-cell>
              <table:table-cell office:value-type="float" office:value="0.41155186717">
                <text:p>0.411551867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094">
                <text:p>1.71094</text:p>
              </table:table-cell>
              <table:table-cell office:value-type="float" office:value="0.4293830056165">
                <text:p>0.4293830056165</text:p>
              </table:table-cell>
              <table:table-cell office:value-type="float" office:value="0.46112325701">
                <text:p>0.46112325701</text:p>
              </table:table-cell>
              <table:table-cell office:value-type="float" office:value="0.4075994912125">
                <text:p>0.4075994912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2656">
                <text:p>1.72656</text:p>
              </table:table-cell>
              <table:table-cell office:value-type="float" office:value="0.425826396112">
                <text:p>0.425826396112</text:p>
              </table:table-cell>
              <table:table-cell office:value-type="float" office:value="0.4587995660525">
                <text:p>0.4587995660525</text:p>
              </table:table-cell>
              <table:table-cell office:value-type="float" office:value="0.4026911869685">
                <text:p>0.4026911869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219">
                <text:p>1.74219</text:p>
              </table:table-cell>
              <table:table-cell office:value-type="float" office:value="0.422984089601">
                <text:p>0.422984089601</text:p>
              </table:table-cell>
              <table:table-cell office:value-type="float" office:value="0.455392474225">
                <text:p>0.455392474225</text:p>
              </table:table-cell>
              <table:table-cell office:value-type="float" office:value="0.399569513986">
                <text:p>0.399569513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781">
                <text:p>1.75781</text:p>
              </table:table-cell>
              <table:table-cell office:value-type="float" office:value="0.421908919897">
                <text:p>0.421908919897</text:p>
              </table:table-cell>
              <table:table-cell office:value-type="float" office:value="0.450175221365">
                <text:p>0.450175221365</text:p>
              </table:table-cell>
              <table:table-cell office:value-type="float" office:value="0.4011327303185">
                <text:p>0.40113273031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344">
                <text:p>1.77344</text:p>
              </table:table-cell>
              <table:table-cell office:value-type="float" office:value="0.419246561449">
                <text:p>0.419246561449</text:p>
              </table:table-cell>
              <table:table-cell office:value-type="float" office:value="0.4447752286205">
                <text:p>0.4447752286205</text:p>
              </table:table-cell>
              <table:table-cell office:value-type="float" office:value="0.402718742585">
                <text:p>0.4027187425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8906">
                <text:p>1.78906</text:p>
              </table:table-cell>
              <table:table-cell office:value-type="float" office:value="0.4158955760605">
                <text:p>0.4158955760605</text:p>
              </table:table-cell>
              <table:table-cell office:value-type="float" office:value="0.440787375346">
                <text:p>0.440787375346</text:p>
              </table:table-cell>
              <table:table-cell office:value-type="float" office:value="0.399272051268">
                <text:p>0.3992720512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469">
                <text:p>1.80469</text:p>
              </table:table-cell>
              <table:table-cell office:value-type="float" office:value="0.413533961317">
                <text:p>0.413533961317</text:p>
              </table:table-cell>
              <table:table-cell office:value-type="float" office:value="0.4372027220125">
                <text:p>0.4372027220125</text:p>
              </table:table-cell>
              <table:table-cell office:value-type="float" office:value="0.3921316785205">
                <text:p>0.3921316785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031">
                <text:p>1.82031</text:p>
              </table:table-cell>
              <table:table-cell office:value-type="float" office:value="0.41245245746">
                <text:p>0.41245245746</text:p>
              </table:table-cell>
              <table:table-cell office:value-type="float" office:value="0.433201177429">
                <text:p>0.433201177429</text:p>
              </table:table-cell>
              <table:table-cell office:value-type="float" office:value="0.388595120777">
                <text:p>0.388595120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594">
                <text:p>1.83594</text:p>
              </table:table-cell>
              <table:table-cell office:value-type="float" office:value="0.4111039122845">
                <text:p>0.4111039122845</text:p>
              </table:table-cell>
              <table:table-cell office:value-type="float" office:value="0.428608557738">
                <text:p>0.428608557738</text:p>
              </table:table-cell>
              <table:table-cell office:value-type="float" office:value="0.3888053998965">
                <text:p>0.38880539989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156">
                <text:p>1.85156</text:p>
              </table:table-cell>
              <table:table-cell office:value-type="float" office:value="0.4083411781405">
                <text:p>0.4083411781405</text:p>
              </table:table-cell>
              <table:table-cell office:value-type="float" office:value="0.4279656044285">
                <text:p>0.4279656044285</text:p>
              </table:table-cell>
              <table:table-cell office:value-type="float" office:value="0.3887154998305">
                <text:p>0.3887154998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719">
                <text:p>1.86719</text:p>
              </table:table-cell>
              <table:table-cell office:value-type="float" office:value="0.4040308701745">
                <text:p>0.4040308701745</text:p>
              </table:table-cell>
              <table:table-cell office:value-type="float" office:value="0.428901832333">
                <text:p>0.428901832333</text:p>
              </table:table-cell>
              <table:table-cell office:value-type="float" office:value="0.3887498672425">
                <text:p>0.3887498672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281">
                <text:p>1.88281</text:p>
              </table:table-cell>
              <table:table-cell office:value-type="float" office:value="0.4010135219725">
                <text:p>0.4010135219725</text:p>
              </table:table-cell>
              <table:table-cell office:value-type="float" office:value="0.425435689397">
                <text:p>0.425435689397</text:p>
              </table:table-cell>
              <table:table-cell office:value-type="float" office:value="0.388229575093">
                <text:p>0.388229575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844">
                <text:p>1.89844</text:p>
              </table:table-cell>
              <table:table-cell office:value-type="float" office:value="0.399473668333">
                <text:p>0.399473668333</text:p>
              </table:table-cell>
              <table:table-cell office:value-type="float" office:value="0.4194039030325">
                <text:p>0.4194039030325</text:p>
              </table:table-cell>
              <table:table-cell office:value-type="float" office:value="0.3853981263925">
                <text:p>0.3853981263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406">
                <text:p>1.91406</text:p>
              </table:table-cell>
              <table:table-cell office:value-type="float" office:value="0.397022078356">
                <text:p>0.397022078356</text:p>
              </table:table-cell>
              <table:table-cell office:value-type="float" office:value="0.41486821073">
                <text:p>0.41486821073</text:p>
              </table:table-cell>
              <table:table-cell office:value-type="float" office:value="0.380799846418">
                <text:p>0.3807998464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969">
                <text:p>1.92969</text:p>
              </table:table-cell>
              <table:table-cell office:value-type="float" office:value="0.3949942817345">
                <text:p>0.3949942817345</text:p>
              </table:table-cell>
              <table:table-cell office:value-type="float" office:value="0.4101677229205">
                <text:p>0.4101677229205</text:p>
              </table:table-cell>
              <table:table-cell office:value-type="float" office:value="0.375163298173">
                <text:p>0.375163298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531">
                <text:p>1.94531</text:p>
              </table:table-cell>
              <table:table-cell office:value-type="float" office:value="0.394127112277">
                <text:p>0.394127112277</text:p>
              </table:table-cell>
              <table:table-cell office:value-type="float" office:value="0.4049570530125">
                <text:p>0.4049570530125</text:p>
              </table:table-cell>
              <table:table-cell office:value-type="float" office:value="0.3708090926125">
                <text:p>0.3708090926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094">
                <text:p>1.96094</text:p>
              </table:table-cell>
              <table:table-cell office:value-type="float" office:value="0.3909232326785">
                <text:p>0.3909232326785</text:p>
              </table:table-cell>
              <table:table-cell office:value-type="float" office:value="0.4017761685505">
                <text:p>0.4017761685505</text:p>
              </table:table-cell>
              <table:table-cell office:value-type="float" office:value="0.369684288493">
                <text:p>0.369684288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656">
                <text:p>1.97656</text:p>
              </table:table-cell>
              <table:table-cell office:value-type="float" office:value="0.387114893236">
                <text:p>0.387114893236</text:p>
              </table:table-cell>
              <table:table-cell office:value-type="float" office:value="0.400464465444">
                <text:p>0.400464465444</text:p>
              </table:table-cell>
              <table:table-cell office:value-type="float" office:value="0.367656795889">
                <text:p>0.367656795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219">
                <text:p>1.99219</text:p>
              </table:table-cell>
              <table:table-cell office:value-type="float" office:value="0.38527178912">
                <text:p>0.38527178912</text:p>
              </table:table-cell>
              <table:table-cell office:value-type="float" office:value="0.396405108709">
                <text:p>0.396405108709</text:p>
              </table:table-cell>
              <table:table-cell office:value-type="float" office:value="0.363667441201">
                <text:p>0.363667441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0781">
                <text:p>2.00781</text:p>
              </table:table-cell>
              <table:table-cell office:value-type="float" office:value="0.383565271761">
                <text:p>0.383565271761</text:p>
              </table:table-cell>
              <table:table-cell office:value-type="float" office:value="0.3926866541105">
                <text:p>0.3926866541105</text:p>
              </table:table-cell>
              <table:table-cell office:value-type="float" office:value="0.3593589301105">
                <text:p>0.3593589301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344">
                <text:p>2.02344</text:p>
              </table:table-cell>
              <table:table-cell office:value-type="float" office:value="0.379487802269">
                <text:p>0.379487802269</text:p>
              </table:table-cell>
              <table:table-cell office:value-type="float" office:value="0.3927432411725">
                <text:p>0.3927432411725</text:p>
              </table:table-cell>
              <table:table-cell office:value-type="float" office:value="0.357021412885">
                <text:p>0.357021412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3906">
                <text:p>2.03906</text:p>
              </table:table-cell>
              <table:table-cell office:value-type="float" office:value="0.374567880825">
                <text:p>0.374567880825</text:p>
              </table:table-cell>
              <table:table-cell office:value-type="float" office:value="0.39359595042">
                <text:p>0.39359595042</text:p>
              </table:table-cell>
              <table:table-cell office:value-type="float" office:value="0.3567461469125">
                <text:p>0.3567461469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469">
                <text:p>2.05469</text:p>
              </table:table-cell>
              <table:table-cell office:value-type="float" office:value="0.371192202905">
                <text:p>0.371192202905</text:p>
              </table:table-cell>
              <table:table-cell office:value-type="float" office:value="0.392321744305">
                <text:p>0.392321744305</text:p>
              </table:table-cell>
              <table:table-cell office:value-type="float" office:value="0.3578057531245">
                <text:p>0.3578057531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031">
                <text:p>2.07031</text:p>
              </table:table-cell>
              <table:table-cell office:value-type="float" office:value="0.369758998229">
                <text:p>0.369758998229</text:p>
              </table:table-cell>
              <table:table-cell office:value-type="float" office:value="0.3889619713625">
                <text:p>0.3889619713625</text:p>
              </table:table-cell>
              <table:table-cell office:value-type="float" office:value="0.3571540708385">
                <text:p>0.35715407083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594">
                <text:p>2.08594</text:p>
              </table:table-cell>
              <table:table-cell office:value-type="float" office:value="0.3675558793105">
                <text:p>0.3675558793105</text:p>
              </table:table-cell>
              <table:table-cell office:value-type="float" office:value="0.3858098793145">
                <text:p>0.3858098793145</text:p>
              </table:table-cell>
              <table:table-cell office:value-type="float" office:value="0.3542499762365">
                <text:p>0.3542499762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156">
                <text:p>2.10156</text:p>
              </table:table-cell>
              <table:table-cell office:value-type="float" office:value="0.3628864201465">
                <text:p>0.3628864201465</text:p>
              </table:table-cell>
              <table:table-cell office:value-type="float" office:value="0.380782150928">
                <text:p>0.380782150928</text:p>
              </table:table-cell>
              <table:table-cell office:value-type="float" office:value="0.3523938456685">
                <text:p>0.35239384566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1719">
                <text:p>2.11719</text:p>
              </table:table-cell>
              <table:table-cell office:value-type="float" office:value="0.3569125479025">
                <text:p>0.3569125479025</text:p>
              </table:table-cell>
              <table:table-cell office:value-type="float" office:value="0.3772078393525">
                <text:p>0.3772078393525</text:p>
              </table:table-cell>
              <table:table-cell office:value-type="float" office:value="0.350213441704">
                <text:p>0.3502134417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281">
                <text:p>2.13281</text:p>
              </table:table-cell>
              <table:table-cell office:value-type="float" office:value="0.353450633733">
                <text:p>0.353450633733</text:p>
              </table:table-cell>
              <table:table-cell office:value-type="float" office:value="0.3752807060745">
                <text:p>0.3752807060745</text:p>
              </table:table-cell>
              <table:table-cell office:value-type="float" office:value="0.3457432882885">
                <text:p>0.3457432882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844">
                <text:p>2.14844</text:p>
              </table:table-cell>
              <table:table-cell office:value-type="float" office:value="0.3523764658765">
                <text:p>0.3523764658765</text:p>
              </table:table-cell>
              <table:table-cell office:value-type="float" office:value="0.373828106249">
                <text:p>0.373828106249</text:p>
              </table:table-cell>
              <table:table-cell office:value-type="float" office:value="0.3415012263665">
                <text:p>0.3415012263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406">
                <text:p>2.16406</text:p>
              </table:table-cell>
              <table:table-cell office:value-type="float" office:value="0.3512055163825">
                <text:p>0.3512055163825</text:p>
              </table:table-cell>
              <table:table-cell office:value-type="float" office:value="0.3714445733545">
                <text:p>0.3714445733545</text:p>
              </table:table-cell>
              <table:table-cell office:value-type="float" office:value="0.3410004080825">
                <text:p>0.3410004080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969">
                <text:p>2.17969</text:p>
              </table:table-cell>
              <table:table-cell office:value-type="float" office:value="0.3475238896685">
                <text:p>0.3475238896685</text:p>
              </table:table-cell>
              <table:table-cell office:value-type="float" office:value="0.3676458750445">
                <text:p>0.3676458750445</text:p>
              </table:table-cell>
              <table:table-cell office:value-type="float" office:value="0.3405718254285">
                <text:p>0.3405718254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531">
                <text:p>2.19531</text:p>
              </table:table-cell>
              <table:table-cell office:value-type="float" office:value="0.344892585826">
                <text:p>0.344892585826</text:p>
              </table:table-cell>
              <table:table-cell office:value-type="float" office:value="0.3665324621645">
                <text:p>0.3665324621645</text:p>
              </table:table-cell>
              <table:table-cell office:value-type="float" office:value="0.337559547169">
                <text:p>0.337559547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094">
                <text:p>2.21094</text:p>
              </table:table-cell>
              <table:table-cell office:value-type="float" office:value="0.3433324336865">
                <text:p>0.3433324336865</text:p>
              </table:table-cell>
              <table:table-cell office:value-type="float" office:value="0.367275026834">
                <text:p>0.367275026834</text:p>
              </table:table-cell>
              <table:table-cell office:value-type="float" office:value="0.3355979256445">
                <text:p>0.3355979256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56">
                <text:p>2.22656</text:p>
              </table:table-cell>
              <table:table-cell office:value-type="float" office:value="0.3411387948065">
                <text:p>0.3411387948065</text:p>
              </table:table-cell>
              <table:table-cell office:value-type="float" office:value="0.366024911668">
                <text:p>0.366024911668</text:p>
              </table:table-cell>
              <table:table-cell office:value-type="float" office:value="0.335797601498">
                <text:p>0.335797601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219">
                <text:p>2.24219</text:p>
              </table:table-cell>
              <table:table-cell office:value-type="float" office:value="0.340386778145">
                <text:p>0.340386778145</text:p>
              </table:table-cell>
              <table:table-cell office:value-type="float" office:value="0.363444665714">
                <text:p>0.363444665714</text:p>
              </table:table-cell>
              <table:table-cell office:value-type="float" office:value="0.335597352061">
                <text:p>0.3355973520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81">
                <text:p>2.25781</text:p>
              </table:table-cell>
              <table:table-cell office:value-type="float" office:value="0.341181463637">
                <text:p>0.341181463637</text:p>
              </table:table-cell>
              <table:table-cell office:value-type="float" office:value="0.3597271099405">
                <text:p>0.3597271099405</text:p>
              </table:table-cell>
              <table:table-cell office:value-type="float" office:value="0.3323894444285">
                <text:p>0.33238944442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344">
                <text:p>2.27344</text:p>
              </table:table-cell>
              <table:table-cell office:value-type="float" office:value="0.3411109800845">
                <text:p>0.3411109800845</text:p>
              </table:table-cell>
              <table:table-cell office:value-type="float" office:value="0.3565041528465">
                <text:p>0.3565041528465</text:p>
              </table:table-cell>
              <table:table-cell office:value-type="float" office:value="0.329190347986">
                <text:p>0.3291903479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8906">
                <text:p>2.28906</text:p>
              </table:table-cell>
              <table:table-cell office:value-type="float" office:value="0.3409722285565">
                <text:p>0.3409722285565</text:p>
              </table:table-cell>
              <table:table-cell office:value-type="float" office:value="0.3536243537125">
                <text:p>0.3536243537125</text:p>
              </table:table-cell>
              <table:table-cell office:value-type="float" office:value="0.327978665073">
                <text:p>0.3279786650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69">
                <text:p>2.30469</text:p>
              </table:table-cell>
              <table:table-cell office:value-type="float" office:value="0.341179913617">
                <text:p>0.341179913617</text:p>
              </table:table-cell>
              <table:table-cell office:value-type="float" office:value="0.3511599080665">
                <text:p>0.3511599080665</text:p>
              </table:table-cell>
              <table:table-cell office:value-type="float" office:value="0.327826569781">
                <text:p>0.3278265697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31">
                <text:p>2.32031</text:p>
              </table:table-cell>
              <table:table-cell office:value-type="float" office:value="0.3416619972545">
                <text:p>0.3416619972545</text:p>
              </table:table-cell>
              <table:table-cell office:value-type="float" office:value="0.34870424885">
                <text:p>0.34870424885</text:p>
              </table:table-cell>
              <table:table-cell office:value-type="float" office:value="0.3272946826725">
                <text:p>0.3272946826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3594">
                <text:p>2.33594</text:p>
              </table:table-cell>
              <table:table-cell office:value-type="float" office:value="0.3408467884265">
                <text:p>0.3408467884265</text:p>
              </table:table-cell>
              <table:table-cell office:value-type="float" office:value="0.345949342381">
                <text:p>0.345949342381</text:p>
              </table:table-cell>
              <table:table-cell office:value-type="float" office:value="0.32531600669">
                <text:p>0.32531600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156">
                <text:p>2.35156</text:p>
              </table:table-cell>
              <table:table-cell office:value-type="float" office:value="0.3402521468125">
                <text:p>0.3402521468125</text:p>
              </table:table-cell>
              <table:table-cell office:value-type="float" office:value="0.3439201703085">
                <text:p>0.3439201703085</text:p>
              </table:table-cell>
              <table:table-cell office:value-type="float" office:value="0.3216360685105">
                <text:p>0.3216360685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719">
                <text:p>2.36719</text:p>
              </table:table-cell>
              <table:table-cell office:value-type="float" office:value="0.34066555693">
                <text:p>0.34066555693</text:p>
              </table:table-cell>
              <table:table-cell office:value-type="float" office:value="0.3434485392325">
                <text:p>0.3434485392325</text:p>
              </table:table-cell>
              <table:table-cell office:value-type="float" office:value="0.3188720927125">
                <text:p>0.3188720927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281">
                <text:p>2.38281</text:p>
              </table:table-cell>
              <table:table-cell office:value-type="float" office:value="0.341256097741">
                <text:p>0.341256097741</text:p>
              </table:table-cell>
              <table:table-cell office:value-type="float" office:value="0.34442151754">
                <text:p>0.34442151754</text:p>
              </table:table-cell>
              <table:table-cell office:value-type="float" office:value="0.318499777745">
                <text:p>0.3184997777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9844">
                <text:p>2.39844</text:p>
              </table:table-cell>
              <table:table-cell office:value-type="float" office:value="0.341839764437">
                <text:p>0.341839764437</text:p>
              </table:table-cell>
              <table:table-cell office:value-type="float" office:value="0.3433890924245">
                <text:p>0.3433890924245</text:p>
              </table:table-cell>
              <table:table-cell office:value-type="float" office:value="0.31799549017">
                <text:p>0.317995490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406">
                <text:p>2.41406</text:p>
              </table:table-cell>
              <table:table-cell office:value-type="float" office:value="0.341885776033">
                <text:p>0.341885776033</text:p>
              </table:table-cell>
              <table:table-cell office:value-type="float" office:value="0.340317153961">
                <text:p>0.340317153961</text:p>
              </table:table-cell>
              <table:table-cell office:value-type="float" office:value="0.31512290693">
                <text:p>0.31512290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969">
                <text:p>2.42969</text:p>
              </table:table-cell>
              <table:table-cell office:value-type="float" office:value="0.34176988757">
                <text:p>0.34176988757</text:p>
              </table:table-cell>
              <table:table-cell office:value-type="float" office:value="0.337503332185">
                <text:p>0.337503332185</text:p>
              </table:table-cell>
              <table:table-cell office:value-type="float" office:value="0.311493649428">
                <text:p>0.311493649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531">
                <text:p>2.44531</text:p>
              </table:table-cell>
              <table:table-cell office:value-type="float" office:value="0.342988035113">
                <text:p>0.342988035113</text:p>
              </table:table-cell>
              <table:table-cell office:value-type="float" office:value="0.33317085041">
                <text:p>0.33317085041</text:p>
              </table:table-cell>
              <table:table-cell office:value-type="float" office:value="0.31115242885">
                <text:p>0.311152428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094">
                <text:p>2.46094</text:p>
              </table:table-cell>
              <table:table-cell office:value-type="float" office:value="0.3454880664965">
                <text:p>0.3454880664965</text:p>
              </table:table-cell>
              <table:table-cell office:value-type="float" office:value="0.3302931565025">
                <text:p>0.3302931565025</text:p>
              </table:table-cell>
              <table:table-cell office:value-type="float" office:value="0.312367161125">
                <text:p>0.312367161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7656">
                <text:p>2.47656</text:p>
              </table:table-cell>
              <table:table-cell office:value-type="float" office:value="0.348217455925">
                <text:p>0.348217455925</text:p>
              </table:table-cell>
              <table:table-cell office:value-type="float" office:value="0.32949161057">
                <text:p>0.32949161057</text:p>
              </table:table-cell>
              <table:table-cell office:value-type="float" office:value="0.3124563741865">
                <text:p>0.31245637418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219">
                <text:p>2.49219</text:p>
              </table:table-cell>
              <table:table-cell office:value-type="float" office:value="0.3497025779725">
                <text:p>0.3497025779725</text:p>
              </table:table-cell>
              <table:table-cell office:value-type="float" office:value="0.3271637730925">
                <text:p>0.3271637730925</text:p>
              </table:table-cell>
              <table:table-cell office:value-type="float" office:value="0.3108804619365">
                <text:p>0.3108804619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781">
                <text:p>2.50781</text:p>
              </table:table-cell>
              <table:table-cell office:value-type="float" office:value="0.349804782325">
                <text:p>0.349804782325</text:p>
              </table:table-cell>
              <table:table-cell office:value-type="float" office:value="0.324606057732">
                <text:p>0.324606057732</text:p>
              </table:table-cell>
              <table:table-cell office:value-type="float" office:value="0.30767191712">
                <text:p>0.30767191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344">
                <text:p>2.52344</text:p>
              </table:table-cell>
              <table:table-cell office:value-type="float" office:value="0.349886615825">
                <text:p>0.349886615825</text:p>
              </table:table-cell>
              <table:table-cell office:value-type="float" office:value="0.3237963459345">
                <text:p>0.3237963459345</text:p>
              </table:table-cell>
              <table:table-cell office:value-type="float" office:value="0.3043369720345">
                <text:p>0.30433697203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906">
                <text:p>2.53906</text:p>
              </table:table-cell>
              <table:table-cell office:value-type="float" office:value="0.349028252581">
                <text:p>0.349028252581</text:p>
              </table:table-cell>
              <table:table-cell office:value-type="float" office:value="0.322663446125">
                <text:p>0.322663446125</text:p>
              </table:table-cell>
              <table:table-cell office:value-type="float" office:value="0.3036217050005">
                <text:p>0.3036217050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469">
                <text:p>2.55469</text:p>
              </table:table-cell>
              <table:table-cell office:value-type="float" office:value="0.347206219769">
                <text:p>0.347206219769</text:p>
              </table:table-cell>
              <table:table-cell office:value-type="float" office:value="0.321451166521">
                <text:p>0.321451166521</text:p>
              </table:table-cell>
              <table:table-cell office:value-type="float" office:value="0.30420632657">
                <text:p>0.30420632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31">
                <text:p>2.57031</text:p>
              </table:table-cell>
              <table:table-cell office:value-type="float" office:value="0.3460572833425">
                <text:p>0.3460572833425</text:p>
              </table:table-cell>
              <table:table-cell office:value-type="float" office:value="0.3199592456685">
                <text:p>0.3199592456685</text:p>
              </table:table-cell>
              <table:table-cell office:value-type="float" office:value="0.3012801395845">
                <text:p>0.30128013958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594">
                <text:p>2.58594</text:p>
              </table:table-cell>
              <table:table-cell office:value-type="float" office:value="0.34564132577">
                <text:p>0.34564132577</text:p>
              </table:table-cell>
              <table:table-cell office:value-type="float" office:value="0.3176934721">
                <text:p>0.3176934721</text:p>
              </table:table-cell>
              <table:table-cell office:value-type="float" office:value="0.297756283168">
                <text:p>0.297756283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156">
                <text:p>2.60156</text:p>
              </table:table-cell>
              <table:table-cell office:value-type="float" office:value="0.3451356867125">
                <text:p>0.3451356867125</text:p>
              </table:table-cell>
              <table:table-cell office:value-type="float" office:value="0.3158841586225">
                <text:p>0.3158841586225</text:p>
              </table:table-cell>
              <table:table-cell office:value-type="float" office:value="0.2966026649885">
                <text:p>0.2966026649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1719">
                <text:p>2.61719</text:p>
              </table:table-cell>
              <table:table-cell office:value-type="float" office:value="0.34355885213">
                <text:p>0.34355885213</text:p>
              </table:table-cell>
              <table:table-cell office:value-type="float" office:value="0.3148955643125">
                <text:p>0.3148955643125</text:p>
              </table:table-cell>
              <table:table-cell office:value-type="float" office:value="0.297118815325">
                <text:p>0.297118815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281">
                <text:p>2.63281</text:p>
              </table:table-cell>
              <table:table-cell office:value-type="float" office:value="0.3406316972125">
                <text:p>0.3406316972125</text:p>
              </table:table-cell>
              <table:table-cell office:value-type="float" office:value="0.3139555158725">
                <text:p>0.3139555158725</text:p>
              </table:table-cell>
              <table:table-cell office:value-type="float" office:value="0.29626987337">
                <text:p>0.29626987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844">
                <text:p>2.64844</text:p>
              </table:table-cell>
              <table:table-cell office:value-type="float" office:value="0.3376530213305">
                <text:p>0.3376530213305</text:p>
              </table:table-cell>
              <table:table-cell office:value-type="float" office:value="0.313220512493">
                <text:p>0.313220512493</text:p>
              </table:table-cell>
              <table:table-cell office:value-type="float" office:value="0.2955756023065">
                <text:p>0.29557560230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406">
                <text:p>2.66406</text:p>
              </table:table-cell>
              <table:table-cell office:value-type="float" office:value="0.3366496452625">
                <text:p>0.3366496452625</text:p>
              </table:table-cell>
              <table:table-cell office:value-type="float" office:value="0.312237532465">
                <text:p>0.312237532465</text:p>
              </table:table-cell>
              <table:table-cell office:value-type="float" office:value="0.295861459633">
                <text:p>0.2958614596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7969">
                <text:p>2.67969</text:p>
              </table:table-cell>
              <table:table-cell office:value-type="float" office:value="0.3361948000445">
                <text:p>0.3361948000445</text:p>
              </table:table-cell>
              <table:table-cell office:value-type="float" office:value="0.310285633258">
                <text:p>0.310285633258</text:p>
              </table:table-cell>
              <table:table-cell office:value-type="float" office:value="0.295733289098">
                <text:p>0.2957332890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531">
                <text:p>2.69531</text:p>
              </table:table-cell>
              <table:table-cell office:value-type="float" office:value="0.3353885376025">
                <text:p>0.3353885376025</text:p>
              </table:table-cell>
              <table:table-cell office:value-type="float" office:value="0.306669577145">
                <text:p>0.306669577145</text:p>
              </table:table-cell>
              <table:table-cell office:value-type="float" office:value="0.2941356023785">
                <text:p>0.29413560237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094">
                <text:p>2.71094</text:p>
              </table:table-cell>
              <table:table-cell office:value-type="float" office:value="0.3346394494165">
                <text:p>0.3346394494165</text:p>
              </table:table-cell>
              <table:table-cell office:value-type="float" office:value="0.3056351609765">
                <text:p>0.3056351609765</text:p>
              </table:table-cell>
              <table:table-cell office:value-type="float" office:value="0.291370087025">
                <text:p>0.291370087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656">
                <text:p>2.72656</text:p>
              </table:table-cell>
              <table:table-cell office:value-type="float" office:value="0.3338072564845">
                <text:p>0.3338072564845</text:p>
              </table:table-cell>
              <table:table-cell office:value-type="float" office:value="0.305654491316">
                <text:p>0.305654491316</text:p>
              </table:table-cell>
              <table:table-cell office:value-type="float" office:value="0.2898510385165">
                <text:p>0.28985103851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219">
                <text:p>2.74219</text:p>
              </table:table-cell>
              <table:table-cell office:value-type="float" office:value="0.3325797747425">
                <text:p>0.3325797747425</text:p>
              </table:table-cell>
              <table:table-cell office:value-type="float" office:value="0.303349759297">
                <text:p>0.303349759297</text:p>
              </table:table-cell>
              <table:table-cell office:value-type="float" office:value="0.28914178165">
                <text:p>0.28914178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5781">
                <text:p>2.75781</text:p>
              </table:table-cell>
              <table:table-cell office:value-type="float" office:value="0.3305168030225">
                <text:p>0.3305168030225</text:p>
              </table:table-cell>
              <table:table-cell office:value-type="float" office:value="0.2999769842525">
                <text:p>0.2999769842525</text:p>
              </table:table-cell>
              <table:table-cell office:value-type="float" office:value="0.28727435834">
                <text:p>0.287274358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344">
                <text:p>2.77344</text:p>
              </table:table-cell>
              <table:table-cell office:value-type="float" office:value="0.3285139373325">
                <text:p>0.3285139373325</text:p>
              </table:table-cell>
              <table:table-cell office:value-type="float" office:value="0.298360981445">
                <text:p>0.298360981445</text:p>
              </table:table-cell>
              <table:table-cell office:value-type="float" office:value="0.2864566818405">
                <text:p>0.2864566818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06">
                <text:p>2.78906</text:p>
              </table:table-cell>
              <table:table-cell office:value-type="float" office:value="0.327626563562">
                <text:p>0.327626563562</text:p>
              </table:table-cell>
              <table:table-cell office:value-type="float" office:value="0.298287357194">
                <text:p>0.298287357194</text:p>
              </table:table-cell>
              <table:table-cell office:value-type="float" office:value="0.2866053071225">
                <text:p>0.2866053071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469">
                <text:p>2.80469</text:p>
              </table:table-cell>
              <table:table-cell office:value-type="float" office:value="0.3273009049165">
                <text:p>0.3273009049165</text:p>
              </table:table-cell>
              <table:table-cell office:value-type="float" office:value="0.2979661836125">
                <text:p>0.2979661836125</text:p>
              </table:table-cell>
              <table:table-cell office:value-type="float" office:value="0.287533253753">
                <text:p>0.2875332537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031">
                <text:p>2.82031</text:p>
              </table:table-cell>
              <table:table-cell office:value-type="float" office:value="0.3273139531745">
                <text:p>0.3273139531745</text:p>
              </table:table-cell>
              <table:table-cell office:value-type="float" office:value="0.2955772988525">
                <text:p>0.2955772988525</text:p>
              </table:table-cell>
              <table:table-cell office:value-type="float" office:value="0.2875965750905">
                <text:p>0.2875965750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594">
                <text:p>2.83594</text:p>
              </table:table-cell>
              <table:table-cell office:value-type="float" office:value="0.3272523484525">
                <text:p>0.3272523484525</text:p>
              </table:table-cell>
              <table:table-cell office:value-type="float" office:value="0.294858748372">
                <text:p>0.294858748372</text:p>
              </table:table-cell>
              <table:table-cell office:value-type="float" office:value="0.2862038024865">
                <text:p>0.2862038024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156">
                <text:p>2.85156</text:p>
              </table:table-cell>
              <table:table-cell office:value-type="float" office:value="0.3259887160685">
                <text:p>0.3259887160685</text:p>
              </table:table-cell>
              <table:table-cell office:value-type="float" office:value="0.2973353206185">
                <text:p>0.2973353206185</text:p>
              </table:table-cell>
              <table:table-cell office:value-type="float" office:value="0.2858962012965">
                <text:p>0.28589620129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719">
                <text:p>2.86719</text:p>
              </table:table-cell>
              <table:table-cell office:value-type="float" office:value="0.323728587162">
                <text:p>0.323728587162</text:p>
              </table:table-cell>
              <table:table-cell office:value-type="float" office:value="0.298657635656">
                <text:p>0.298657635656</text:p>
              </table:table-cell>
              <table:table-cell office:value-type="float" office:value="0.2861576720705">
                <text:p>0.286157672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281">
                <text:p>2.88281</text:p>
              </table:table-cell>
              <table:table-cell office:value-type="float" office:value="0.3226529850085">
                <text:p>0.3226529850085</text:p>
              </table:table-cell>
              <table:table-cell office:value-type="float" office:value="0.2962783405565">
                <text:p>0.2962783405565</text:p>
              </table:table-cell>
              <table:table-cell office:value-type="float" office:value="0.2863195614305">
                <text:p>0.28631956143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844">
                <text:p>2.89844</text:p>
              </table:table-cell>
              <table:table-cell office:value-type="float" office:value="0.3214095704425">
                <text:p>0.3214095704425</text:p>
              </table:table-cell>
              <table:table-cell office:value-type="float" office:value="0.291261563689">
                <text:p>0.291261563689</text:p>
              </table:table-cell>
              <table:table-cell office:value-type="float" office:value="0.2863759665365">
                <text:p>0.2863759665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406">
                <text:p>2.91406</text:p>
              </table:table-cell>
              <table:table-cell office:value-type="float" office:value="0.3196766701745">
                <text:p>0.3196766701745</text:p>
              </table:table-cell>
              <table:table-cell office:value-type="float" office:value="0.2879311306525">
                <text:p>0.2879311306525</text:p>
              </table:table-cell>
              <table:table-cell office:value-type="float" office:value="0.285810299333">
                <text:p>0.285810299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2969">
                <text:p>2.92969</text:p>
              </table:table-cell>
              <table:table-cell office:value-type="float" office:value="0.3195081702965">
                <text:p>0.3195081702965</text:p>
              </table:table-cell>
              <table:table-cell office:value-type="float" office:value="0.287576798549">
                <text:p>0.287576798549</text:p>
              </table:table-cell>
              <table:table-cell office:value-type="float" office:value="0.2838442410745">
                <text:p>0.28384424107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531">
                <text:p>2.94531</text:p>
              </table:table-cell>
              <table:table-cell office:value-type="float" office:value="0.3208763698685">
                <text:p>0.3208763698685</text:p>
              </table:table-cell>
              <table:table-cell office:value-type="float" office:value="0.2867476704625">
                <text:p>0.2867476704625</text:p>
              </table:table-cell>
              <table:table-cell office:value-type="float" office:value="0.2808494459425">
                <text:p>0.2808494459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094">
                <text:p>2.96094</text:p>
              </table:table-cell>
              <table:table-cell office:value-type="float" office:value="0.3208494178265">
                <text:p>0.3208494178265</text:p>
              </table:table-cell>
              <table:table-cell office:value-type="float" office:value="0.2849074733245">
                <text:p>0.2849074733245</text:p>
              </table:table-cell>
              <table:table-cell office:value-type="float" office:value="0.278319040114">
                <text:p>0.2783190401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656">
                <text:p>2.97656</text:p>
              </table:table-cell>
              <table:table-cell office:value-type="float" office:value="0.3188310135625">
                <text:p>0.3188310135625</text:p>
              </table:table-cell>
              <table:table-cell office:value-type="float" office:value="0.2842470958925">
                <text:p>0.2842470958925</text:p>
              </table:table-cell>
              <table:table-cell office:value-type="float" office:value="0.2764043889625">
                <text:p>0.2764043889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219">
                <text:p>2.99219</text:p>
              </table:table-cell>
              <table:table-cell office:value-type="float" office:value="0.317680554461">
                <text:p>0.317680554461</text:p>
              </table:table-cell>
              <table:table-cell office:value-type="float" office:value="0.284161322114">
                <text:p>0.284161322114</text:p>
              </table:table-cell>
              <table:table-cell office:value-type="float" office:value="0.275171178517">
                <text:p>0.275171178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781">
                <text:p>3.00781</text:p>
              </table:table-cell>
              <table:table-cell office:value-type="float" office:value="0.317388338893">
                <text:p>0.317388338893</text:p>
              </table:table-cell>
              <table:table-cell office:value-type="float" office:value="0.2824345197665">
                <text:p>0.2824345197665</text:p>
              </table:table-cell>
              <table:table-cell office:value-type="float" office:value="0.272856061985">
                <text:p>0.2728560619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344">
                <text:p>3.02344</text:p>
              </table:table-cell>
              <table:table-cell office:value-type="float" office:value="0.316645528468">
                <text:p>0.316645528468</text:p>
              </table:table-cell>
              <table:table-cell office:value-type="float" office:value="0.28042463338">
                <text:p>0.28042463338</text:p>
              </table:table-cell>
              <table:table-cell office:value-type="float" office:value="0.2707212617">
                <text:p>0.27072126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3906">
                <text:p>3.03906</text:p>
              </table:table-cell>
              <table:table-cell office:value-type="float" office:value="0.316515867293">
                <text:p>0.316515867293</text:p>
              </table:table-cell>
              <table:table-cell office:value-type="float" office:value="0.280472190692">
                <text:p>0.280472190692</text:p>
              </table:table-cell>
              <table:table-cell office:value-type="float" office:value="0.2712380021245">
                <text:p>0.2712380021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469">
                <text:p>3.05469</text:p>
              </table:table-cell>
              <table:table-cell office:value-type="float" office:value="0.3172229619605">
                <text:p>0.3172229619605</text:p>
              </table:table-cell>
              <table:table-cell office:value-type="float" office:value="0.2801482753225">
                <text:p>0.2801482753225</text:p>
              </table:table-cell>
              <table:table-cell office:value-type="float" office:value="0.2721059224565">
                <text:p>0.2721059224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031">
                <text:p>3.07031</text:p>
              </table:table-cell>
              <table:table-cell office:value-type="float" office:value="0.316743108445">
                <text:p>0.316743108445</text:p>
              </table:table-cell>
              <table:table-cell office:value-type="float" office:value="0.2797259296825">
                <text:p>0.2797259296825</text:p>
              </table:table-cell>
              <table:table-cell office:value-type="float" office:value="0.2723299983365">
                <text:p>0.2723299983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594">
                <text:p>3.08594</text:p>
              </table:table-cell>
              <table:table-cell office:value-type="float" office:value="0.315312736709">
                <text:p>0.315312736709</text:p>
              </table:table-cell>
              <table:table-cell office:value-type="float" office:value="0.2799933487045">
                <text:p>0.2799933487045</text:p>
              </table:table-cell>
              <table:table-cell office:value-type="float" office:value="0.272020992634">
                <text:p>0.2720209926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156">
                <text:p>3.10156</text:p>
              </table:table-cell>
              <table:table-cell office:value-type="float" office:value="0.314787724085">
                <text:p>0.314787724085</text:p>
              </table:table-cell>
              <table:table-cell office:value-type="float" office:value="0.279328020746">
                <text:p>0.279328020746</text:p>
              </table:table-cell>
              <table:table-cell office:value-type="float" office:value="0.272007243625">
                <text:p>0.272007243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719">
                <text:p>3.11719</text:p>
              </table:table-cell>
              <table:table-cell office:value-type="float" office:value="0.313770984466">
                <text:p>0.313770984466</text:p>
              </table:table-cell>
              <table:table-cell office:value-type="float" office:value="0.2758747597685">
                <text:p>0.2758747597685</text:p>
              </table:table-cell>
              <table:table-cell office:value-type="float" office:value="0.2721264729565">
                <text:p>0.27212647295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281">
                <text:p>3.13281</text:p>
              </table:table-cell>
              <table:table-cell office:value-type="float" office:value="0.3114755266925">
                <text:p>0.3114755266925</text:p>
              </table:table-cell>
              <table:table-cell office:value-type="float" office:value="0.2710687238465">
                <text:p>0.2710687238465</text:p>
              </table:table-cell>
              <table:table-cell office:value-type="float" office:value="0.2720247484985">
                <text:p>0.27202474849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844">
                <text:p>3.14844</text:p>
              </table:table-cell>
              <table:table-cell office:value-type="float" office:value="0.310068977105">
                <text:p>0.310068977105</text:p>
              </table:table-cell>
              <table:table-cell office:value-type="float" office:value="0.2686699749605">
                <text:p>0.2686699749605</text:p>
              </table:table-cell>
              <table:table-cell office:value-type="float" office:value="0.2728845111205">
                <text:p>0.27288451112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406">
                <text:p>3.16406</text:p>
              </table:table-cell>
              <table:table-cell office:value-type="float" office:value="0.3085667722205">
                <text:p>0.3085667722205</text:p>
              </table:table-cell>
              <table:table-cell office:value-type="float" office:value="0.2693491977905">
                <text:p>0.2693491977905</text:p>
              </table:table-cell>
              <table:table-cell office:value-type="float" office:value="0.2728310766325">
                <text:p>0.2728310766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7969">
                <text:p>3.17969</text:p>
              </table:table-cell>
              <table:table-cell office:value-type="float" office:value="0.3066995767365">
                <text:p>0.3066995767365</text:p>
              </table:table-cell>
              <table:table-cell office:value-type="float" office:value="0.2710817163405">
                <text:p>0.2710817163405</text:p>
              </table:table-cell>
              <table:table-cell office:value-type="float" office:value="0.2710314481625">
                <text:p>0.2710314481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531">
                <text:p>3.19531</text:p>
              </table:table-cell>
              <table:table-cell office:value-type="float" office:value="0.3059858043265">
                <text:p>0.3059858043265</text:p>
              </table:table-cell>
              <table:table-cell office:value-type="float" office:value="0.271159224877">
                <text:p>0.271159224877</text:p>
              </table:table-cell>
              <table:table-cell office:value-type="float" office:value="0.269723871026">
                <text:p>0.269723871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094">
                <text:p>3.21094</text:p>
              </table:table-cell>
              <table:table-cell office:value-type="float" office:value="0.30669085225">
                <text:p>0.30669085225</text:p>
              </table:table-cell>
              <table:table-cell office:value-type="float" office:value="0.269944743025">
                <text:p>0.269944743025</text:p>
              </table:table-cell>
              <table:table-cell office:value-type="float" office:value="0.2681739900025">
                <text:p>0.26817399000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656">
                <text:p>3.22656</text:p>
              </table:table-cell>
              <table:table-cell office:value-type="float" office:value="0.3064448268925">
                <text:p>0.3064448268925</text:p>
              </table:table-cell>
              <table:table-cell office:value-type="float" office:value="0.2696619785785">
                <text:p>0.2696619785785</text:p>
              </table:table-cell>
              <table:table-cell office:value-type="float" office:value="0.2667712062485">
                <text:p>0.26677120624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219">
                <text:p>3.24219</text:p>
              </table:table-cell>
              <table:table-cell office:value-type="float" office:value="0.3037619019425">
                <text:p>0.3037619019425</text:p>
              </table:table-cell>
              <table:table-cell office:value-type="float" office:value="0.2692453656785">
                <text:p>0.2692453656785</text:p>
              </table:table-cell>
              <table:table-cell office:value-type="float" office:value="0.2660481272545">
                <text:p>0.26604812725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5781">
                <text:p>3.25781</text:p>
              </table:table-cell>
              <table:table-cell office:value-type="float" office:value="0.3013549897625">
                <text:p>0.3013549897625</text:p>
              </table:table-cell>
              <table:table-cell office:value-type="float" office:value="0.2683977588805">
                <text:p>0.2683977588805</text:p>
              </table:table-cell>
              <table:table-cell office:value-type="float" office:value="0.2654679674305">
                <text:p>0.2654679674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344">
                <text:p>3.27344</text:p>
              </table:table-cell>
              <table:table-cell office:value-type="float" office:value="0.3007803777425">
                <text:p>0.3007803777425</text:p>
              </table:table-cell>
              <table:table-cell office:value-type="float" office:value="0.267970186229">
                <text:p>0.267970186229</text:p>
              </table:table-cell>
              <table:table-cell office:value-type="float" office:value="0.2656146393025">
                <text:p>0.2656146393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8906">
                <text:p>3.28906</text:p>
              </table:table-cell>
              <table:table-cell office:value-type="float" office:value="0.300526881653">
                <text:p>0.300526881653</text:p>
              </table:table-cell>
              <table:table-cell office:value-type="float" office:value="0.2693192276965">
                <text:p>0.2693192276965</text:p>
              </table:table-cell>
              <table:table-cell office:value-type="float" office:value="0.265447934617">
                <text:p>0.2654479346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469">
                <text:p>3.30469</text:p>
              </table:table-cell>
              <table:table-cell office:value-type="float" office:value="0.298856500813">
                <text:p>0.298856500813</text:p>
              </table:table-cell>
              <table:table-cell office:value-type="float" office:value="0.269148958993">
                <text:p>0.269148958993</text:p>
              </table:table-cell>
              <table:table-cell office:value-type="float" office:value="0.2628760176145">
                <text:p>0.2628760176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031">
                <text:p>3.32031</text:p>
              </table:table-cell>
              <table:table-cell office:value-type="float" office:value="0.2971354710145">
                <text:p>0.2971354710145</text:p>
              </table:table-cell>
              <table:table-cell office:value-type="float" office:value="0.26585808113">
                <text:p>0.26585808113</text:p>
              </table:table-cell>
              <table:table-cell office:value-type="float" office:value="0.260612096049">
                <text:p>0.260612096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594">
                <text:p>3.33594</text:p>
              </table:table-cell>
              <table:table-cell office:value-type="float" office:value="0.2968014731425">
                <text:p>0.2968014731425</text:p>
              </table:table-cell>
              <table:table-cell office:value-type="float" office:value="0.264557933809">
                <text:p>0.264557933809</text:p>
              </table:table-cell>
              <table:table-cell office:value-type="float" office:value="0.2612766071525">
                <text:p>0.2612766071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156">
                <text:p>3.35156</text:p>
              </table:table-cell>
              <table:table-cell office:value-type="float" office:value="0.2959129551025">
                <text:p>0.2959129551025</text:p>
              </table:table-cell>
              <table:table-cell office:value-type="float" office:value="0.264114855745">
                <text:p>0.264114855745</text:p>
              </table:table-cell>
              <table:table-cell office:value-type="float" office:value="0.262847852545">
                <text:p>0.2628478525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719">
                <text:p>3.36719</text:p>
              </table:table-cell>
              <table:table-cell office:value-type="float" office:value="0.2942133225505">
                <text:p>0.2942133225505</text:p>
              </table:table-cell>
              <table:table-cell office:value-type="float" office:value="0.2629924824985">
                <text:p>0.2629924824985</text:p>
              </table:table-cell>
              <table:table-cell office:value-type="float" office:value="0.2633649062405">
                <text:p>0.26336490624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281">
                <text:p>3.38281</text:p>
              </table:table-cell>
              <table:table-cell office:value-type="float" office:value="0.293724945832">
                <text:p>0.293724945832</text:p>
              </table:table-cell>
              <table:table-cell office:value-type="float" office:value="0.2622139100645">
                <text:p>0.2622139100645</text:p>
              </table:table-cell>
              <table:table-cell office:value-type="float" office:value="0.261183350245">
                <text:p>0.261183350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9844">
                <text:p>3.39844</text:p>
              </table:table-cell>
              <table:table-cell office:value-type="float" office:value="0.293876081236">
                <text:p>0.293876081236</text:p>
              </table:table-cell>
              <table:table-cell office:value-type="float" office:value="0.2622621047525">
                <text:p>0.2622621047525</text:p>
              </table:table-cell>
              <table:table-cell office:value-type="float" office:value="0.2583666289625">
                <text:p>0.2583666289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406">
                <text:p>3.41406</text:p>
              </table:table-cell>
              <table:table-cell office:value-type="float" office:value="0.2927733778505">
                <text:p>0.2927733778505</text:p>
              </table:table-cell>
              <table:table-cell office:value-type="float" office:value="0.261342267005">
                <text:p>0.261342267005</text:p>
              </table:table-cell>
              <table:table-cell office:value-type="float" office:value="0.256998321594">
                <text:p>0.2569983215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2969">
                <text:p>3.42969</text:p>
              </table:table-cell>
              <table:table-cell office:value-type="float" office:value="0.2915296123225">
                <text:p>0.2915296123225</text:p>
              </table:table-cell>
              <table:table-cell office:value-type="float" office:value="0.2585461069585">
                <text:p>0.2585461069585</text:p>
              </table:table-cell>
              <table:table-cell office:value-type="float" office:value="0.25654911848">
                <text:p>0.256549118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531">
                <text:p>3.44531</text:p>
              </table:table-cell>
              <table:table-cell office:value-type="float" office:value="0.2912176276">
                <text:p>0.2912176276</text:p>
              </table:table-cell>
              <table:table-cell office:value-type="float" office:value="0.256670820041">
                <text:p>0.256670820041</text:p>
              </table:table-cell>
              <table:table-cell office:value-type="float" office:value="0.2568267241605">
                <text:p>0.25682672416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094">
                <text:p>3.46094</text:p>
              </table:table-cell>
              <table:table-cell office:value-type="float" office:value="0.2910535562525">
                <text:p>0.2910535562525</text:p>
              </table:table-cell>
              <table:table-cell office:value-type="float" office:value="0.256241740033">
                <text:p>0.256241740033</text:p>
              </table:table-cell>
              <table:table-cell office:value-type="float" office:value="0.257364117826">
                <text:p>0.2573641178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656">
                <text:p>3.47656</text:p>
              </table:table-cell>
              <table:table-cell office:value-type="float" office:value="0.291814594381">
                <text:p>0.291814594381</text:p>
              </table:table-cell>
              <table:table-cell office:value-type="float" office:value="0.25551937586">
                <text:p>0.25551937586</text:p>
              </table:table-cell>
              <table:table-cell office:value-type="float" office:value="0.2590575796125">
                <text:p>0.2590575796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219">
                <text:p>3.49219</text:p>
              </table:table-cell>
              <table:table-cell office:value-type="float" office:value="0.293131220465">
                <text:p>0.293131220465</text:p>
              </table:table-cell>
              <table:table-cell office:value-type="float" office:value="0.2550042453485">
                <text:p>0.2550042453485</text:p>
              </table:table-cell>
              <table:table-cell office:value-type="float" office:value="0.2604436922565">
                <text:p>0.2604436922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781">
                <text:p>3.50781</text:p>
              </table:table-cell>
              <table:table-cell office:value-type="float" office:value="0.2929808001665">
                <text:p>0.2929808001665</text:p>
              </table:table-cell>
              <table:table-cell office:value-type="float" office:value="0.254436694045">
                <text:p>0.254436694045</text:p>
              </table:table-cell>
              <table:table-cell office:value-type="float" office:value="0.2598992437645">
                <text:p>0.25989924376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344">
                <text:p>3.52344</text:p>
              </table:table-cell>
              <table:table-cell office:value-type="float" office:value="0.2915877774745">
                <text:p>0.2915877774745</text:p>
              </table:table-cell>
              <table:table-cell office:value-type="float" office:value="0.2546428097885">
                <text:p>0.2546428097885</text:p>
              </table:table-cell>
              <table:table-cell office:value-type="float" office:value="0.257878116306">
                <text:p>0.2578781163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906">
                <text:p>3.53906</text:p>
              </table:table-cell>
              <table:table-cell office:value-type="float" office:value="0.2907894422725">
                <text:p>0.2907894422725</text:p>
              </table:table-cell>
              <table:table-cell office:value-type="float" office:value="0.254684319193">
                <text:p>0.254684319193</text:p>
              </table:table-cell>
              <table:table-cell office:value-type="float" office:value="0.25645852898">
                <text:p>0.25645852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469">
                <text:p>3.55469</text:p>
              </table:table-cell>
              <table:table-cell office:value-type="float" office:value="0.2917140948625">
                <text:p>0.2917140948625</text:p>
              </table:table-cell>
              <table:table-cell office:value-type="float" office:value="0.2535276247825">
                <text:p>0.2535276247825</text:p>
              </table:table-cell>
              <table:table-cell office:value-type="float" office:value="0.255690458861">
                <text:p>0.255690458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031">
                <text:p>3.57031</text:p>
              </table:table-cell>
              <table:table-cell office:value-type="float" office:value="0.2919457978825">
                <text:p>0.2919457978825</text:p>
              </table:table-cell>
              <table:table-cell office:value-type="float" office:value="0.2508534020005">
                <text:p>0.2508534020005</text:p>
              </table:table-cell>
              <table:table-cell office:value-type="float" office:value="0.2541794189085">
                <text:p>0.25417941890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594">
                <text:p>3.58594</text:p>
              </table:table-cell>
              <table:table-cell office:value-type="float" office:value="0.29173489741">
                <text:p>0.29173489741</text:p>
              </table:table-cell>
              <table:table-cell office:value-type="float" office:value="0.2479872164645">
                <text:p>0.2479872164645</text:p>
              </table:table-cell>
              <table:table-cell office:value-type="float" office:value="0.2525040612505">
                <text:p>0.2525040612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156">
                <text:p>3.60156</text:p>
              </table:table-cell>
              <table:table-cell office:value-type="float" office:value="0.2915953786325">
                <text:p>0.2915953786325</text:p>
              </table:table-cell>
              <table:table-cell office:value-type="float" office:value="0.2477498493005">
                <text:p>0.2477498493005</text:p>
              </table:table-cell>
              <table:table-cell office:value-type="float" office:value="0.251929741869">
                <text:p>0.251929741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719">
                <text:p>3.61719</text:p>
              </table:table-cell>
              <table:table-cell office:value-type="float" office:value="0.2911853304925">
                <text:p>0.2911853304925</text:p>
              </table:table-cell>
              <table:table-cell office:value-type="float" office:value="0.2487967568525">
                <text:p>0.2487967568525</text:p>
              </table:table-cell>
              <table:table-cell office:value-type="float" office:value="0.2517433664485">
                <text:p>0.2517433664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281">
                <text:p>3.63281</text:p>
              </table:table-cell>
              <table:table-cell office:value-type="float" office:value="0.2908943113325">
                <text:p>0.2908943113325</text:p>
              </table:table-cell>
              <table:table-cell office:value-type="float" office:value="0.2491644939205">
                <text:p>0.2491644939205</text:p>
              </table:table-cell>
              <table:table-cell office:value-type="float" office:value="0.251532446752">
                <text:p>0.251532446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4844">
                <text:p>3.64844</text:p>
              </table:table-cell>
              <table:table-cell office:value-type="float" office:value="0.291540011633">
                <text:p>0.291540011633</text:p>
              </table:table-cell>
              <table:table-cell office:value-type="float" office:value="0.2490862790825">
                <text:p>0.2490862790825</text:p>
              </table:table-cell>
              <table:table-cell office:value-type="float" office:value="0.250713210133">
                <text:p>0.2507132101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406">
                <text:p>3.66406</text:p>
              </table:table-cell>
              <table:table-cell office:value-type="float" office:value="0.2914818025565">
                <text:p>0.2914818025565</text:p>
              </table:table-cell>
              <table:table-cell office:value-type="float" office:value="0.249408589522">
                <text:p>0.249408589522</text:p>
              </table:table-cell>
              <table:table-cell office:value-type="float" office:value="0.250996961225">
                <text:p>0.250996961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7969">
                <text:p>3.67969</text:p>
              </table:table-cell>
              <table:table-cell office:value-type="float" office:value="0.2902156933">
                <text:p>0.2902156933</text:p>
              </table:table-cell>
              <table:table-cell office:value-type="float" office:value="0.2502934240105">
                <text:p>0.2502934240105</text:p>
              </table:table-cell>
              <table:table-cell office:value-type="float" office:value="0.2542384020665">
                <text:p>0.25423840206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531">
                <text:p>3.69531</text:p>
              </table:table-cell>
              <table:table-cell office:value-type="float" office:value="0.289270526544">
                <text:p>0.289270526544</text:p>
              </table:table-cell>
              <table:table-cell office:value-type="float" office:value="0.2491423314125">
                <text:p>0.2491423314125</text:p>
              </table:table-cell>
              <table:table-cell office:value-type="float" office:value="0.255612482234">
                <text:p>0.255612482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094">
                <text:p>3.71094</text:p>
              </table:table-cell>
              <table:table-cell office:value-type="float" office:value="0.289204566482">
                <text:p>0.289204566482</text:p>
              </table:table-cell>
              <table:table-cell office:value-type="float" office:value="0.247411790653">
                <text:p>0.247411790653</text:p>
              </table:table-cell>
              <table:table-cell office:value-type="float" office:value="0.2532783515945">
                <text:p>0.25327835159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656">
                <text:p>3.72656</text:p>
              </table:table-cell>
              <table:table-cell office:value-type="float" office:value="0.28952308229">
                <text:p>0.28952308229</text:p>
              </table:table-cell>
              <table:table-cell office:value-type="float" office:value="0.2464784723305">
                <text:p>0.2464784723305</text:p>
              </table:table-cell>
              <table:table-cell office:value-type="float" office:value="0.251132663794">
                <text:p>0.251132663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219">
                <text:p>3.74219</text:p>
              </table:table-cell>
              <table:table-cell office:value-type="float" office:value="0.2896241254825">
                <text:p>0.2896241254825</text:p>
              </table:table-cell>
              <table:table-cell office:value-type="float" office:value="0.244297001125">
                <text:p>0.244297001125</text:p>
              </table:table-cell>
              <table:table-cell office:value-type="float" office:value="0.250795873448">
                <text:p>0.250795873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781">
                <text:p>3.75781</text:p>
              </table:table-cell>
              <table:table-cell office:value-type="float" office:value="0.2891792770065">
                <text:p>0.2891792770065</text:p>
              </table:table-cell>
              <table:table-cell office:value-type="float" office:value="0.242585941265">
                <text:p>0.242585941265</text:p>
              </table:table-cell>
              <table:table-cell office:value-type="float" office:value="0.251280801386">
                <text:p>0.2512808013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344">
                <text:p>3.77344</text:p>
              </table:table-cell>
              <table:table-cell office:value-type="float" office:value="0.2878792094105">
                <text:p>0.2878792094105</text:p>
              </table:table-cell>
              <table:table-cell office:value-type="float" office:value="0.242718578002">
                <text:p>0.242718578002</text:p>
              </table:table-cell>
              <table:table-cell office:value-type="float" office:value="0.2514105985285">
                <text:p>0.2514105985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8906">
                <text:p>3.78906</text:p>
              </table:table-cell>
              <table:table-cell office:value-type="float" office:value="0.2867169440705">
                <text:p>0.2867169440705</text:p>
              </table:table-cell>
              <table:table-cell office:value-type="float" office:value="0.242728823012">
                <text:p>0.242728823012</text:p>
              </table:table-cell>
              <table:table-cell office:value-type="float" office:value="0.2520988355485">
                <text:p>0.25209883554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469">
                <text:p>3.80469</text:p>
              </table:table-cell>
              <table:table-cell office:value-type="float" office:value="0.285986960617">
                <text:p>0.285986960617</text:p>
              </table:table-cell>
              <table:table-cell office:value-type="float" office:value="0.2416483920145">
                <text:p>0.2416483920145</text:p>
              </table:table-cell>
              <table:table-cell office:value-type="float" office:value="0.253707163165">
                <text:p>0.2537071631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031">
                <text:p>3.82031</text:p>
              </table:table-cell>
              <table:table-cell office:value-type="float" office:value="0.2848295737445">
                <text:p>0.2848295737445</text:p>
              </table:table-cell>
              <table:table-cell office:value-type="float" office:value="0.2404449212625">
                <text:p>0.2404449212625</text:p>
              </table:table-cell>
              <table:table-cell office:value-type="float" office:value="0.254757593341">
                <text:p>0.254757593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594">
                <text:p>3.83594</text:p>
              </table:table-cell>
              <table:table-cell office:value-type="float" office:value="0.28315217905">
                <text:p>0.28315217905</text:p>
              </table:table-cell>
              <table:table-cell office:value-type="float" office:value="0.2398394789905">
                <text:p>0.2398394789905</text:p>
              </table:table-cell>
              <table:table-cell office:value-type="float" office:value="0.253675651925">
                <text:p>0.253675651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156">
                <text:p>3.85156</text:p>
              </table:table-cell>
              <table:table-cell office:value-type="float" office:value="0.281793324889">
                <text:p>0.281793324889</text:p>
              </table:table-cell>
              <table:table-cell office:value-type="float" office:value="0.2401531827425">
                <text:p>0.2401531827425</text:p>
              </table:table-cell>
              <table:table-cell office:value-type="float" office:value="0.252533031241">
                <text:p>0.2525330312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719">
                <text:p>3.86719</text:p>
              </table:table-cell>
              <table:table-cell office:value-type="float" office:value="0.2817840837545">
                <text:p>0.2817840837545</text:p>
              </table:table-cell>
              <table:table-cell office:value-type="float" office:value="0.240738872917">
                <text:p>0.240738872917</text:p>
              </table:table-cell>
              <table:table-cell office:value-type="float" office:value="0.2542320516385">
                <text:p>0.25423205163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281">
                <text:p>3.88281</text:p>
              </table:table-cell>
              <table:table-cell office:value-type="float" office:value="0.282927920117">
                <text:p>0.282927920117</text:p>
              </table:table-cell>
              <table:table-cell office:value-type="float" office:value="0.239738780213">
                <text:p>0.239738780213</text:p>
              </table:table-cell>
              <table:table-cell office:value-type="float" office:value="0.2560282498085">
                <text:p>0.25602824980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9844">
                <text:p>3.89844</text:p>
              </table:table-cell>
              <table:table-cell office:value-type="float" office:value="0.283242580277">
                <text:p>0.283242580277</text:p>
              </table:table-cell>
              <table:table-cell office:value-type="float" office:value="0.23869995188">
                <text:p>0.23869995188</text:p>
              </table:table-cell>
              <table:table-cell office:value-type="float" office:value="0.2545473470585">
                <text:p>0.25454734705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406">
                <text:p>3.91406</text:p>
              </table:table-cell>
              <table:table-cell office:value-type="float" office:value="0.2814316533425">
                <text:p>0.2814316533425</text:p>
              </table:table-cell>
              <table:table-cell office:value-type="float" office:value="0.2383228968865">
                <text:p>0.2383228968865</text:p>
              </table:table-cell>
              <table:table-cell office:value-type="float" office:value="0.25155341812">
                <text:p>0.251553418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69">
                <text:p>3.92969</text:p>
              </table:table-cell>
              <table:table-cell office:value-type="float" office:value="0.2793972204425">
                <text:p>0.2793972204425</text:p>
              </table:table-cell>
              <table:table-cell office:value-type="float" office:value="0.2380870817945">
                <text:p>0.2380870817945</text:p>
              </table:table-cell>
              <table:table-cell office:value-type="float" office:value="0.248625192789">
                <text:p>0.2486251927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531">
                <text:p>3.94531</text:p>
              </table:table-cell>
              <table:table-cell office:value-type="float" office:value="0.2783327625965">
                <text:p>0.2783327625965</text:p>
              </table:table-cell>
              <table:table-cell office:value-type="float" office:value="0.2376834628585">
                <text:p>0.2376834628585</text:p>
              </table:table-cell>
              <table:table-cell office:value-type="float" office:value="0.2470678545025">
                <text:p>0.2470678545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094">
                <text:p>3.96094</text:p>
              </table:table-cell>
              <table:table-cell office:value-type="float" office:value="0.27832539778">
                <text:p>0.27832539778</text:p>
              </table:table-cell>
              <table:table-cell office:value-type="float" office:value="0.2359481316865">
                <text:p>0.2359481316865</text:p>
              </table:table-cell>
              <table:table-cell office:value-type="float" office:value="0.2477793846845">
                <text:p>0.24777938468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656">
                <text:p>3.97656</text:p>
              </table:table-cell>
              <table:table-cell office:value-type="float" office:value="0.279152589229">
                <text:p>0.279152589229</text:p>
              </table:table-cell>
              <table:table-cell office:value-type="float" office:value="0.233636080365">
                <text:p>0.233636080365</text:p>
              </table:table-cell>
              <table:table-cell office:value-type="float" office:value="0.2503976014565">
                <text:p>0.2503976014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219">
                <text:p>3.99219</text:p>
              </table:table-cell>
              <table:table-cell office:value-type="float" office:value="0.279430526717">
                <text:p>0.279430526717</text:p>
              </table:table-cell>
              <table:table-cell office:value-type="float" office:value="0.2327907310445">
                <text:p>0.2327907310445</text:p>
              </table:table-cell>
              <table:table-cell office:value-type="float" office:value="0.25162777665">
                <text:p>0.25162777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781">
                <text:p>4.00781</text:p>
              </table:table-cell>
              <table:table-cell office:value-type="float" office:value="0.27765521204">
                <text:p>0.27765521204</text:p>
              </table:table-cell>
              <table:table-cell office:value-type="float" office:value="0.2331500531765">
                <text:p>0.2331500531765</text:p>
              </table:table-cell>
              <table:table-cell office:value-type="float" office:value="0.2494596781025">
                <text:p>0.24945967810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344">
                <text:p>4.02344</text:p>
              </table:table-cell>
              <table:table-cell office:value-type="float" office:value="0.275836621365">
                <text:p>0.275836621365</text:p>
              </table:table-cell>
              <table:table-cell office:value-type="float" office:value="0.2334104353225">
                <text:p>0.2334104353225</text:p>
              </table:table-cell>
              <table:table-cell office:value-type="float" office:value="0.2468129675985">
                <text:p>0.24681296759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3906">
                <text:p>4.03906</text:p>
              </table:table-cell>
              <table:table-cell office:value-type="float" office:value="0.275680770905">
                <text:p>0.275680770905</text:p>
              </table:table-cell>
              <table:table-cell office:value-type="float" office:value="0.2325555658145">
                <text:p>0.2325555658145</text:p>
              </table:table-cell>
              <table:table-cell office:value-type="float" office:value="0.2466356966905">
                <text:p>0.24663569669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469">
                <text:p>4.05469</text:p>
              </table:table-cell>
              <table:table-cell office:value-type="float" office:value="0.275162501153">
                <text:p>0.275162501153</text:p>
              </table:table-cell>
              <table:table-cell office:value-type="float" office:value="0.23243599665">
                <text:p>0.23243599665</text:p>
              </table:table-cell>
              <table:table-cell office:value-type="float" office:value="0.2473324401685">
                <text:p>0.24733244016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031">
                <text:p>4.07031</text:p>
              </table:table-cell>
              <table:table-cell office:value-type="float" office:value="0.2734621076525">
                <text:p>0.2734621076525</text:p>
              </table:table-cell>
              <table:table-cell office:value-type="float" office:value="0.23296117225">
                <text:p>0.23296117225</text:p>
              </table:table-cell>
              <table:table-cell office:value-type="float" office:value="0.245456311185">
                <text:p>0.245456311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594">
                <text:p>4.08594</text:p>
              </table:table-cell>
              <table:table-cell office:value-type="float" office:value="0.272534547053">
                <text:p>0.272534547053</text:p>
              </table:table-cell>
              <table:table-cell office:value-type="float" office:value="0.2312308638425">
                <text:p>0.2312308638425</text:p>
              </table:table-cell>
              <table:table-cell office:value-type="float" office:value="0.2437759293905">
                <text:p>0.24377592939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156">
                <text:p>4.10156</text:p>
              </table:table-cell>
              <table:table-cell office:value-type="float" office:value="0.272197904288">
                <text:p>0.272197904288</text:p>
              </table:table-cell>
              <table:table-cell office:value-type="float" office:value="0.22891920448">
                <text:p>0.22891920448</text:p>
              </table:table-cell>
              <table:table-cell office:value-type="float" office:value="0.2434867407425">
                <text:p>0.24348674074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719">
                <text:p>4.11719</text:p>
              </table:table-cell>
              <table:table-cell office:value-type="float" office:value="0.2703835514825">
                <text:p>0.2703835514825</text:p>
              </table:table-cell>
              <table:table-cell office:value-type="float" office:value="0.227574882738">
                <text:p>0.227574882738</text:p>
              </table:table-cell>
              <table:table-cell office:value-type="float" office:value="0.241811554877">
                <text:p>0.2418115548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81">
                <text:p>4.13281</text:p>
              </table:table-cell>
              <table:table-cell office:value-type="float" office:value="0.2684866334225">
                <text:p>0.2684866334225</text:p>
              </table:table-cell>
              <table:table-cell office:value-type="float" office:value="0.2263537997885">
                <text:p>0.2263537997885</text:p>
              </table:table-cell>
              <table:table-cell office:value-type="float" office:value="0.240319951336">
                <text:p>0.240319951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844">
                <text:p>4.14844</text:p>
              </table:table-cell>
              <table:table-cell office:value-type="float" office:value="0.267762258994">
                <text:p>0.267762258994</text:p>
              </table:table-cell>
              <table:table-cell office:value-type="float" office:value="0.2254989468925">
                <text:p>0.2254989468925</text:p>
              </table:table-cell>
              <table:table-cell office:value-type="float" office:value="0.239979732264">
                <text:p>0.2399797322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406">
                <text:p>4.16406</text:p>
              </table:table-cell>
              <table:table-cell office:value-type="float" office:value="0.267738511277">
                <text:p>0.267738511277</text:p>
              </table:table-cell>
              <table:table-cell office:value-type="float" office:value="0.225148154354">
                <text:p>0.225148154354</text:p>
              </table:table-cell>
              <table:table-cell office:value-type="float" office:value="0.2401607342725">
                <text:p>0.24016073427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7969">
                <text:p>4.17969</text:p>
              </table:table-cell>
              <table:table-cell office:value-type="float" office:value="0.2673518795865">
                <text:p>0.2673518795865</text:p>
              </table:table-cell>
              <table:table-cell office:value-type="float" office:value="0.225054410128">
                <text:p>0.225054410128</text:p>
              </table:table-cell>
              <table:table-cell office:value-type="float" office:value="0.2407680099865">
                <text:p>0.24076800998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531">
                <text:p>4.19531</text:p>
              </table:table-cell>
              <table:table-cell office:value-type="float" office:value="0.2668258517945">
                <text:p>0.2668258517945</text:p>
              </table:table-cell>
              <table:table-cell office:value-type="float" office:value="0.2253433729445">
                <text:p>0.2253433729445</text:p>
              </table:table-cell>
              <table:table-cell office:value-type="float" office:value="0.241442685585">
                <text:p>0.2414426855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094">
                <text:p>4.21094</text:p>
              </table:table-cell>
              <table:table-cell office:value-type="float" office:value="0.2663989037825">
                <text:p>0.2663989037825</text:p>
              </table:table-cell>
              <table:table-cell office:value-type="float" office:value="0.224741904272">
                <text:p>0.224741904272</text:p>
              </table:table-cell>
              <table:table-cell office:value-type="float" office:value="0.241119078901">
                <text:p>0.2411190789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656">
                <text:p>4.22656</text:p>
              </table:table-cell>
              <table:table-cell office:value-type="float" office:value="0.2654659382125">
                <text:p>0.2654659382125</text:p>
              </table:table-cell>
              <table:table-cell office:value-type="float" office:value="0.2223114782125">
                <text:p>0.2223114782125</text:p>
              </table:table-cell>
              <table:table-cell office:value-type="float" office:value="0.2409198852385">
                <text:p>0.24091988523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219">
                <text:p>4.24219</text:p>
              </table:table-cell>
              <table:table-cell office:value-type="float" office:value="0.264088184449">
                <text:p>0.264088184449</text:p>
              </table:table-cell>
              <table:table-cell office:value-type="float" office:value="0.2203701795965">
                <text:p>0.2203701795965</text:p>
              </table:table-cell>
              <table:table-cell office:value-type="float" office:value="0.2408940913345">
                <text:p>0.24089409133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781">
                <text:p>4.25781</text:p>
              </table:table-cell>
              <table:table-cell office:value-type="float" office:value="0.2643977389025">
                <text:p>0.2643977389025</text:p>
              </table:table-cell>
              <table:table-cell office:value-type="float" office:value="0.2208758858605">
                <text:p>0.2208758858605</text:p>
              </table:table-cell>
              <table:table-cell office:value-type="float" office:value="0.239902886312">
                <text:p>0.2399028863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344">
                <text:p>4.27344</text:p>
              </table:table-cell>
              <table:table-cell office:value-type="float" office:value="0.2651879836525">
                <text:p>0.2651879836525</text:p>
              </table:table-cell>
              <table:table-cell office:value-type="float" office:value="0.22227044929">
                <text:p>0.22227044929</text:p>
              </table:table-cell>
              <table:table-cell office:value-type="float" office:value="0.2379617872285">
                <text:p>0.23796178722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8906">
                <text:p>4.28906</text:p>
              </table:table-cell>
              <table:table-cell office:value-type="float" office:value="0.26368417945">
                <text:p>0.26368417945</text:p>
              </table:table-cell>
              <table:table-cell office:value-type="float" office:value="0.221774475401">
                <text:p>0.221774475401</text:p>
              </table:table-cell>
              <table:table-cell office:value-type="float" office:value="0.2372660559485">
                <text:p>0.23726605594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469">
                <text:p>4.30469</text:p>
              </table:table-cell>
              <table:table-cell office:value-type="float" office:value="0.260330851114">
                <text:p>0.260330851114</text:p>
              </table:table-cell>
              <table:table-cell office:value-type="float" office:value="0.220492906016">
                <text:p>0.220492906016</text:p>
              </table:table-cell>
              <table:table-cell office:value-type="float" office:value="0.2386777728105">
                <text:p>0.2386777728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031">
                <text:p>4.32031</text:p>
              </table:table-cell>
              <table:table-cell office:value-type="float" office:value="0.257339706865">
                <text:p>0.257339706865</text:p>
              </table:table-cell>
              <table:table-cell office:value-type="float" office:value="0.2199166375045">
                <text:p>0.2199166375045</text:p>
              </table:table-cell>
              <table:table-cell office:value-type="float" office:value="0.24054688017">
                <text:p>0.24054688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594">
                <text:p>4.33594</text:p>
              </table:table-cell>
              <table:table-cell office:value-type="float" office:value="0.2557024120165">
                <text:p>0.2557024120165</text:p>
              </table:table-cell>
              <table:table-cell office:value-type="float" office:value="0.2193692479345">
                <text:p>0.2193692479345</text:p>
              </table:table-cell>
              <table:table-cell office:value-type="float" office:value="0.2425836995545">
                <text:p>0.24258369955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156">
                <text:p>4.35156</text:p>
              </table:table-cell>
              <table:table-cell office:value-type="float" office:value="0.2547766768625">
                <text:p>0.2547766768625</text:p>
              </table:table-cell>
              <table:table-cell office:value-type="float" office:value="0.218813667728">
                <text:p>0.218813667728</text:p>
              </table:table-cell>
              <table:table-cell office:value-type="float" office:value="0.24372378754">
                <text:p>0.243723787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719">
                <text:p>4.36719</text:p>
              </table:table-cell>
              <table:table-cell office:value-type="float" office:value="0.2529015879725">
                <text:p>0.2529015879725</text:p>
              </table:table-cell>
              <table:table-cell office:value-type="float" office:value="0.217942617041">
                <text:p>0.217942617041</text:p>
              </table:table-cell>
              <table:table-cell office:value-type="float" office:value="0.2422166367305">
                <text:p>0.24221663673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281">
                <text:p>4.38281</text:p>
              </table:table-cell>
              <table:table-cell office:value-type="float" office:value="0.2504865701">
                <text:p>0.2504865701</text:p>
              </table:table-cell>
              <table:table-cell office:value-type="float" office:value="0.216759218546">
                <text:p>0.216759218546</text:p>
              </table:table-cell>
              <table:table-cell office:value-type="float" office:value="0.239040820433">
                <text:p>0.2390408204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844">
                <text:p>4.39844</text:p>
              </table:table-cell>
              <table:table-cell office:value-type="float" office:value="0.249629759956">
                <text:p>0.249629759956</text:p>
              </table:table-cell>
              <table:table-cell office:value-type="float" office:value="0.215237179793">
                <text:p>0.215237179793</text:p>
              </table:table-cell>
              <table:table-cell office:value-type="float" office:value="0.239094944442">
                <text:p>0.239094944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06">
                <text:p>4.41406</text:p>
              </table:table-cell>
              <table:table-cell office:value-type="float" office:value="0.24949308546">
                <text:p>0.24949308546</text:p>
              </table:table-cell>
              <table:table-cell office:value-type="float" office:value="0.214044743677">
                <text:p>0.214044743677</text:p>
              </table:table-cell>
              <table:table-cell office:value-type="float" office:value="0.241680794186">
                <text:p>0.241680794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2969">
                <text:p>4.42969</text:p>
              </table:table-cell>
              <table:table-cell office:value-type="float" office:value="0.248845839833">
                <text:p>0.248845839833</text:p>
              </table:table-cell>
              <table:table-cell office:value-type="float" office:value="0.213734195389">
                <text:p>0.213734195389</text:p>
              </table:table-cell>
              <table:table-cell office:value-type="float" office:value="0.2425887864985">
                <text:p>0.24258878649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531">
                <text:p>4.44531</text:p>
              </table:table-cell>
              <table:table-cell office:value-type="float" office:value="0.248169905453">
                <text:p>0.248169905453</text:p>
              </table:table-cell>
              <table:table-cell office:value-type="float" office:value="0.2147424243245">
                <text:p>0.2147424243245</text:p>
              </table:table-cell>
              <table:table-cell office:value-type="float" office:value="0.240279867752">
                <text:p>0.2402798677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094">
                <text:p>4.46094</text:p>
              </table:table-cell>
              <table:table-cell office:value-type="float" office:value="0.2473252729">
                <text:p>0.2473252729</text:p>
              </table:table-cell>
              <table:table-cell office:value-type="float" office:value="0.214082053353">
                <text:p>0.214082053353</text:p>
              </table:table-cell>
              <table:table-cell office:value-type="float" office:value="0.2377124292925">
                <text:p>0.23771242929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656">
                <text:p>4.47656</text:p>
              </table:table-cell>
              <table:table-cell office:value-type="float" office:value="0.2444507512885">
                <text:p>0.2444507512885</text:p>
              </table:table-cell>
              <table:table-cell office:value-type="float" office:value="0.2123530509545">
                <text:p>0.2123530509545</text:p>
              </table:table-cell>
              <table:table-cell office:value-type="float" office:value="0.23688099793">
                <text:p>0.236880997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19">
                <text:p>4.49219</text:p>
              </table:table-cell>
              <table:table-cell office:value-type="float" office:value="0.241994222485">
                <text:p>0.241994222485</text:p>
              </table:table-cell>
              <table:table-cell office:value-type="float" office:value="0.2103650803445">
                <text:p>0.2103650803445</text:p>
              </table:table-cell>
              <table:table-cell office:value-type="float" office:value="0.236211412777">
                <text:p>0.2362114127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781">
                <text:p>4.50781</text:p>
              </table:table-cell>
              <table:table-cell office:value-type="float" office:value="0.2425567416025">
                <text:p>0.2425567416025</text:p>
              </table:table-cell>
              <table:table-cell office:value-type="float" office:value="0.209694596212">
                <text:p>0.209694596212</text:p>
              </table:table-cell>
              <table:table-cell office:value-type="float" office:value="0.2357394974285">
                <text:p>0.2357394974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344">
                <text:p>4.52344</text:p>
              </table:table-cell>
              <table:table-cell office:value-type="float" office:value="0.2440691216945">
                <text:p>0.2440691216945</text:p>
              </table:table-cell>
              <table:table-cell office:value-type="float" office:value="0.209970406792">
                <text:p>0.209970406792</text:p>
              </table:table-cell>
              <table:table-cell office:value-type="float" office:value="0.2362162003325">
                <text:p>0.23621620033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06">
                <text:p>4.53906</text:p>
              </table:table-cell>
              <table:table-cell office:value-type="float" office:value="0.243447625633">
                <text:p>0.243447625633</text:p>
              </table:table-cell>
              <table:table-cell office:value-type="float" office:value="0.2111337920665">
                <text:p>0.2111337920665</text:p>
              </table:table-cell>
              <table:table-cell office:value-type="float" office:value="0.237305709136">
                <text:p>0.2373057091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469">
                <text:p>4.55469</text:p>
              </table:table-cell>
              <table:table-cell office:value-type="float" office:value="0.241899283985">
                <text:p>0.241899283985</text:p>
              </table:table-cell>
              <table:table-cell office:value-type="float" office:value="0.2110701284185">
                <text:p>0.2110701284185</text:p>
              </table:table-cell>
              <table:table-cell office:value-type="float" office:value="0.237292178729">
                <text:p>0.2372921787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31">
                <text:p>4.57031</text:p>
              </table:table-cell>
              <table:table-cell office:value-type="float" office:value="0.241367286114">
                <text:p>0.241367286114</text:p>
              </table:table-cell>
              <table:table-cell office:value-type="float" office:value="0.2108150906545">
                <text:p>0.2108150906545</text:p>
              </table:table-cell>
              <table:table-cell office:value-type="float" office:value="0.2365599615445">
                <text:p>0.23655996154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594">
                <text:p>4.58594</text:p>
              </table:table-cell>
              <table:table-cell office:value-type="float" office:value="0.241383400912">
                <text:p>0.241383400912</text:p>
              </table:table-cell>
              <table:table-cell office:value-type="float" office:value="0.2115005350265">
                <text:p>0.2115005350265</text:p>
              </table:table-cell>
              <table:table-cell office:value-type="float" office:value="0.236404753124">
                <text:p>0.2364047531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156">
                <text:p>4.60156</text:p>
              </table:table-cell>
              <table:table-cell office:value-type="float" office:value="0.2420051972525">
                <text:p>0.2420051972525</text:p>
              </table:table-cell>
              <table:table-cell office:value-type="float" office:value="0.211513163069">
                <text:p>0.211513163069</text:p>
              </table:table-cell>
              <table:table-cell office:value-type="float" office:value="0.236899225298">
                <text:p>0.236899225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19">
                <text:p>4.61719</text:p>
              </table:table-cell>
              <table:table-cell office:value-type="float" office:value="0.2431651241825">
                <text:p>0.2431651241825</text:p>
              </table:table-cell>
              <table:table-cell office:value-type="float" office:value="0.210574338804">
                <text:p>0.210574338804</text:p>
              </table:table-cell>
              <table:table-cell office:value-type="float" office:value="0.237237749757">
                <text:p>0.2372377497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281">
                <text:p>4.63281</text:p>
              </table:table-cell>
              <table:table-cell office:value-type="float" office:value="0.243444888674">
                <text:p>0.243444888674</text:p>
              </table:table-cell>
              <table:table-cell office:value-type="float" office:value="0.209587007305">
                <text:p>0.209587007305</text:p>
              </table:table-cell>
              <table:table-cell office:value-type="float" office:value="0.236421813604">
                <text:p>0.2364218136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44">
                <text:p>4.64844</text:p>
              </table:table-cell>
              <table:table-cell office:value-type="float" office:value="0.2428115942885">
                <text:p>0.2428115942885</text:p>
              </table:table-cell>
              <table:table-cell office:value-type="float" office:value="0.209908713521">
                <text:p>0.209908713521</text:p>
              </table:table-cell>
              <table:table-cell office:value-type="float" office:value="0.2346798931945">
                <text:p>0.23467989319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06">
                <text:p>4.66406</text:p>
              </table:table-cell>
              <table:table-cell office:value-type="float" office:value="0.2426004286465">
                <text:p>0.2426004286465</text:p>
              </table:table-cell>
              <table:table-cell office:value-type="float" office:value="0.211121087161">
                <text:p>0.211121087161</text:p>
              </table:table-cell>
              <table:table-cell office:value-type="float" office:value="0.2329822391825">
                <text:p>0.23298223918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7969">
                <text:p>4.67969</text:p>
              </table:table-cell>
              <table:table-cell office:value-type="float" office:value="0.2423830395265">
                <text:p>0.2423830395265</text:p>
              </table:table-cell>
              <table:table-cell office:value-type="float" office:value="0.2091461040385">
                <text:p>0.2091461040385</text:p>
              </table:table-cell>
              <table:table-cell office:value-type="float" office:value="0.2320060716485">
                <text:p>0.23200607164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31">
                <text:p>4.69531</text:p>
              </table:table-cell>
              <table:table-cell office:value-type="float" office:value="0.2415902486845">
                <text:p>0.2415902486845</text:p>
              </table:table-cell>
              <table:table-cell office:value-type="float" office:value="0.20485794689">
                <text:p>0.20485794689</text:p>
              </table:table-cell>
              <table:table-cell office:value-type="float" office:value="0.232517730601">
                <text:p>0.232517730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094">
                <text:p>4.71094</text:p>
              </table:table-cell>
              <table:table-cell office:value-type="float" office:value="0.2406166966025">
                <text:p>0.2406166966025</text:p>
              </table:table-cell>
              <table:table-cell office:value-type="float" office:value="0.2030303822105">
                <text:p>0.2030303822105</text:p>
              </table:table-cell>
              <table:table-cell office:value-type="float" office:value="0.233910201616">
                <text:p>0.2339102016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56">
                <text:p>4.72656</text:p>
              </table:table-cell>
              <table:table-cell office:value-type="float" office:value="0.239944431281">
                <text:p>0.239944431281</text:p>
              </table:table-cell>
              <table:table-cell office:value-type="float" office:value="0.202831789914">
                <text:p>0.202831789914</text:p>
              </table:table-cell>
              <table:table-cell office:value-type="float" office:value="0.2333043813665">
                <text:p>0.23330438136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19">
                <text:p>4.74219</text:p>
              </table:table-cell>
              <table:table-cell office:value-type="float" office:value="0.239021504416">
                <text:p>0.239021504416</text:p>
              </table:table-cell>
              <table:table-cell office:value-type="float" office:value="0.20176066018">
                <text:p>0.20176066018</text:p>
              </table:table-cell>
              <table:table-cell office:value-type="float" office:value="0.2319376255285">
                <text:p>0.23193762552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781">
                <text:p>4.75781</text:p>
              </table:table-cell>
              <table:table-cell office:value-type="float" office:value="0.237959144834">
                <text:p>0.237959144834</text:p>
              </table:table-cell>
              <table:table-cell office:value-type="float" office:value="0.2017866999565">
                <text:p>0.2017866999565</text:p>
              </table:table-cell>
              <table:table-cell office:value-type="float" office:value="0.231465445705">
                <text:p>0.2314654457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44">
                <text:p>4.77344</text:p>
              </table:table-cell>
              <table:table-cell office:value-type="float" office:value="0.238319730994">
                <text:p>0.238319730994</text:p>
              </table:table-cell>
              <table:table-cell office:value-type="float" office:value="0.2022276899925">
                <text:p>0.2022276899925</text:p>
              </table:table-cell>
              <table:table-cell office:value-type="float" office:value="0.2318246650125">
                <text:p>0.2318246650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06">
                <text:p>4.78906</text:p>
              </table:table-cell>
              <table:table-cell office:value-type="float" office:value="0.2395157233565">
                <text:p>0.2395157233565</text:p>
              </table:table-cell>
              <table:table-cell office:value-type="float" office:value="0.201154963444">
                <text:p>0.201154963444</text:p>
              </table:table-cell>
              <table:table-cell office:value-type="float" office:value="0.23265432244">
                <text:p>0.232654322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69">
                <text:p>4.80469</text:p>
              </table:table-cell>
              <table:table-cell office:value-type="float" office:value="0.2392245802585">
                <text:p>0.2392245802585</text:p>
              </table:table-cell>
              <table:table-cell office:value-type="float" office:value="0.1997243984825">
                <text:p>0.1997243984825</text:p>
              </table:table-cell>
              <table:table-cell office:value-type="float" office:value="0.23241998897">
                <text:p>0.232419988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31">
                <text:p>4.82031</text:p>
              </table:table-cell>
              <table:table-cell office:value-type="float" office:value="0.2374355432545">
                <text:p>0.2374355432545</text:p>
              </table:table-cell>
              <table:table-cell office:value-type="float" office:value="0.199246085081">
                <text:p>0.199246085081</text:p>
              </table:table-cell>
              <table:table-cell office:value-type="float" office:value="0.233514738074">
                <text:p>0.2335147380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594">
                <text:p>4.83594</text:p>
              </table:table-cell>
              <table:table-cell office:value-type="float" office:value="0.2369869010965">
                <text:p>0.2369869010965</text:p>
              </table:table-cell>
              <table:table-cell office:value-type="float" office:value="0.2005564725905">
                <text:p>0.2005564725905</text:p>
              </table:table-cell>
              <table:table-cell office:value-type="float" office:value="0.2336981514865">
                <text:p>0.23369815148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56">
                <text:p>4.85156</text:p>
              </table:table-cell>
              <table:table-cell office:value-type="float" office:value="0.2373003244105">
                <text:p>0.2373003244105</text:p>
              </table:table-cell>
              <table:table-cell office:value-type="float" office:value="0.2018322429665">
                <text:p>0.2018322429665</text:p>
              </table:table-cell>
              <table:table-cell office:value-type="float" office:value="0.2318763981425">
                <text:p>0.23187639814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19">
                <text:p>4.86719</text:p>
              </table:table-cell>
              <table:table-cell office:value-type="float" office:value="0.2369849797885">
                <text:p>0.2369849797885</text:p>
              </table:table-cell>
              <table:table-cell office:value-type="float" office:value="0.200361671821">
                <text:p>0.200361671821</text:p>
              </table:table-cell>
              <table:table-cell office:value-type="float" office:value="0.2306455030465">
                <text:p>0.23064550304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1">
                <text:p>4.88281</text:p>
              </table:table-cell>
              <table:table-cell office:value-type="float" office:value="0.2367026940385">
                <text:p>0.2367026940385</text:p>
              </table:table-cell>
              <table:table-cell office:value-type="float" office:value="0.198229471362">
                <text:p>0.198229471362</text:p>
              </table:table-cell>
              <table:table-cell office:value-type="float" office:value="0.2297243982925">
                <text:p>0.2297243982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4">
                <text:p>4.89844</text:p>
              </table:table-cell>
              <table:table-cell office:value-type="float" office:value="0.2360814293165">
                <text:p>0.2360814293165</text:p>
              </table:table-cell>
              <table:table-cell office:value-type="float" office:value="0.1976138854885">
                <text:p>0.1976138854885</text:p>
              </table:table-cell>
              <table:table-cell office:value-type="float" office:value="0.228610249544">
                <text:p>0.2286102495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06">
                <text:p>4.91406</text:p>
              </table:table-cell>
              <table:table-cell office:value-type="float" office:value="0.2342912878125">
                <text:p>0.2342912878125</text:p>
              </table:table-cell>
              <table:table-cell office:value-type="float" office:value="0.1981487921085">
                <text:p>0.1981487921085</text:p>
              </table:table-cell>
              <table:table-cell office:value-type="float" office:value="0.228729355205">
                <text:p>0.2287293552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9">
                <text:p>4.92969</text:p>
              </table:table-cell>
              <table:table-cell office:value-type="float" office:value="0.2320618124225">
                <text:p>0.2320618124225</text:p>
              </table:table-cell>
              <table:table-cell office:value-type="float" office:value="0.1974666176225">
                <text:p>0.1974666176225</text:p>
              </table:table-cell>
              <table:table-cell office:value-type="float" office:value="0.228774635765">
                <text:p>0.2287746357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31">
                <text:p>4.94531</text:p>
              </table:table-cell>
              <table:table-cell office:value-type="float" office:value="0.2313270782505">
                <text:p>0.2313270782505</text:p>
              </table:table-cell>
              <table:table-cell office:value-type="float" office:value="0.1954429304005">
                <text:p>0.1954429304005</text:p>
              </table:table-cell>
              <table:table-cell office:value-type="float" office:value="0.2271175143725">
                <text:p>0.22711751437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94">
                <text:p>4.96094</text:p>
              </table:table-cell>
              <table:table-cell office:value-type="float" office:value="0.2317404457485">
                <text:p>0.2317404457485</text:p>
              </table:table-cell>
              <table:table-cell office:value-type="float" office:value="0.1937778718325">
                <text:p>0.1937778718325</text:p>
              </table:table-cell>
              <table:table-cell office:value-type="float" office:value="0.226239052516">
                <text:p>0.2262390525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56">
                <text:p>4.97656</text:p>
              </table:table-cell>
              <table:table-cell office:value-type="float" office:value="0.2321974969445">
                <text:p>0.2321974969445</text:p>
              </table:table-cell>
              <table:table-cell office:value-type="float" office:value="0.1939785336905">
                <text:p>0.1939785336905</text:p>
              </table:table-cell>
              <table:table-cell office:value-type="float" office:value="0.2269822773865">
                <text:p>0.22698227738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19">
                <text:p>4.99219</text:p>
              </table:table-cell>
              <table:table-cell office:value-type="float" office:value="0.2327276301845">
                <text:p>0.2327276301845</text:p>
              </table:table-cell>
              <table:table-cell office:value-type="float" office:value="0.194718890021">
                <text:p>0.194718890021</text:p>
              </table:table-cell>
              <table:table-cell office:value-type="float" office:value="0.2278003695085">
                <text:p>0.22780036950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81">
                <text:p>5.00781</text:p>
              </table:table-cell>
              <table:table-cell office:value-type="float" office:value="0.2333858413465">
                <text:p>0.2333858413465</text:p>
              </table:table-cell>
              <table:table-cell office:value-type="float" office:value="0.1943120233825">
                <text:p>0.1943120233825</text:p>
              </table:table-cell>
              <table:table-cell office:value-type="float" office:value="0.2260754942225">
                <text:p>0.2260754942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44">
                <text:p>5.02344</text:p>
              </table:table-cell>
              <table:table-cell office:value-type="float" office:value="0.2331493716325">
                <text:p>0.2331493716325</text:p>
              </table:table-cell>
              <table:table-cell office:value-type="float" office:value="0.193100330413">
                <text:p>0.193100330413</text:p>
              </table:table-cell>
              <table:table-cell office:value-type="float" office:value="0.225572577092">
                <text:p>0.2255725770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906">
                <text:p>5.03906</text:p>
              </table:table-cell>
              <table:table-cell office:value-type="float" office:value="0.23192527418">
                <text:p>0.23192527418</text:p>
              </table:table-cell>
              <table:table-cell office:value-type="float" office:value="0.1922052957925">
                <text:p>0.1922052957925</text:p>
              </table:table-cell>
              <table:table-cell office:value-type="float" office:value="0.226996863305">
                <text:p>0.2269968633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69">
                <text:p>5.05469</text:p>
              </table:table-cell>
              <table:table-cell office:value-type="float" office:value="0.2314559567385">
                <text:p>0.2314559567385</text:p>
              </table:table-cell>
              <table:table-cell office:value-type="float" office:value="0.1919234717725">
                <text:p>0.1919234717725</text:p>
              </table:table-cell>
              <table:table-cell office:value-type="float" office:value="0.228020408425">
                <text:p>0.2280204084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031">
                <text:p>5.07031</text:p>
              </table:table-cell>
              <table:table-cell office:value-type="float" office:value="0.2315473333325">
                <text:p>0.2315473333325</text:p>
              </table:table-cell>
              <table:table-cell office:value-type="float" office:value="0.192179712833">
                <text:p>0.192179712833</text:p>
              </table:table-cell>
              <table:table-cell office:value-type="float" office:value="0.227812050674">
                <text:p>0.2278120506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94">
                <text:p>5.08594</text:p>
              </table:table-cell>
              <table:table-cell office:value-type="float" office:value="0.2318600508925">
                <text:p>0.2318600508925</text:p>
              </table:table-cell>
              <table:table-cell office:value-type="float" office:value="0.192513080153">
                <text:p>0.192513080153</text:p>
              </table:table-cell>
              <table:table-cell office:value-type="float" office:value="0.2274236878385">
                <text:p>0.22742368783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56">
                <text:p>5.10156</text:p>
              </table:table-cell>
              <table:table-cell office:value-type="float" office:value="0.232226872813">
                <text:p>0.232226872813</text:p>
              </table:table-cell>
              <table:table-cell office:value-type="float" office:value="0.1923078509465">
                <text:p>0.1923078509465</text:p>
              </table:table-cell>
              <table:table-cell office:value-type="float" office:value="0.2268929871965">
                <text:p>0.22689298719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719">
                <text:p>5.11719</text:p>
              </table:table-cell>
              <table:table-cell office:value-type="float" office:value="0.231745403282">
                <text:p>0.231745403282</text:p>
              </table:table-cell>
              <table:table-cell office:value-type="float" office:value="0.191929573501">
                <text:p>0.191929573501</text:p>
              </table:table-cell>
              <table:table-cell office:value-type="float" office:value="0.225443281265">
                <text:p>0.2254432812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81">
                <text:p>5.13281</text:p>
              </table:table-cell>
              <table:table-cell office:value-type="float" office:value="0.230724583481">
                <text:p>0.230724583481</text:p>
              </table:table-cell>
              <table:table-cell office:value-type="float" office:value="0.19209736765">
                <text:p>0.19209736765</text:p>
              </table:table-cell>
              <table:table-cell office:value-type="float" office:value="0.2256032831785">
                <text:p>0.22560328317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44">
                <text:p>5.14844</text:p>
              </table:table-cell>
              <table:table-cell office:value-type="float" office:value="0.2308434857405">
                <text:p>0.2308434857405</text:p>
              </table:table-cell>
              <table:table-cell office:value-type="float" office:value="0.1915191551425">
                <text:p>0.1915191551425</text:p>
              </table:table-cell>
              <table:table-cell office:value-type="float" office:value="0.226672680386">
                <text:p>0.2266726803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406">
                <text:p>5.16406</text:p>
              </table:table-cell>
              <table:table-cell office:value-type="float" office:value="0.2320148894905">
                <text:p>0.2320148894905</text:p>
              </table:table-cell>
              <table:table-cell office:value-type="float" office:value="0.190164816081">
                <text:p>0.190164816081</text:p>
              </table:table-cell>
              <table:table-cell office:value-type="float" office:value="0.2280933087445">
                <text:p>0.2280933087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69">
                <text:p>5.17969</text:p>
              </table:table-cell>
              <table:table-cell office:value-type="float" office:value="0.2326075440265">
                <text:p>0.2326075440265</text:p>
              </table:table-cell>
              <table:table-cell office:value-type="float" office:value="0.1885754024425">
                <text:p>0.1885754024425</text:p>
              </table:table-cell>
              <table:table-cell office:value-type="float" office:value="0.2282942561085">
                <text:p>0.22829425610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531">
                <text:p>5.19531</text:p>
              </table:table-cell>
              <table:table-cell office:value-type="float" office:value="0.2321427349685">
                <text:p>0.2321427349685</text:p>
              </table:table-cell>
              <table:table-cell office:value-type="float" office:value="0.1869655993825">
                <text:p>0.1869655993825</text:p>
              </table:table-cell>
              <table:table-cell office:value-type="float" office:value="0.2271410671685">
                <text:p>0.2271410671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94">
                <text:p>5.21094</text:p>
              </table:table-cell>
              <table:table-cell office:value-type="float" office:value="0.2303165646065">
                <text:p>0.2303165646065</text:p>
              </table:table-cell>
              <table:table-cell office:value-type="float" office:value="0.1855250135105">
                <text:p>0.1855250135105</text:p>
              </table:table-cell>
              <table:table-cell office:value-type="float" office:value="0.226993634426">
                <text:p>0.2269936344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56">
                <text:p>5.22656</text:p>
              </table:table-cell>
              <table:table-cell office:value-type="float" office:value="0.2290671946">
                <text:p>0.2290671946</text:p>
              </table:table-cell>
              <table:table-cell office:value-type="float" office:value="0.18504420346">
                <text:p>0.18504420346</text:p>
              </table:table-cell>
              <table:table-cell office:value-type="float" office:value="0.2287464339925">
                <text:p>0.22874643399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219">
                <text:p>5.24219</text:p>
              </table:table-cell>
              <table:table-cell office:value-type="float" office:value="0.2296621099265">
                <text:p>0.2296621099265</text:p>
              </table:table-cell>
              <table:table-cell office:value-type="float" office:value="0.183729199105">
                <text:p>0.183729199105</text:p>
              </table:table-cell>
              <table:table-cell office:value-type="float" office:value="0.2288647475585">
                <text:p>0.2288647475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81">
                <text:p>5.25781</text:p>
              </table:table-cell>
              <table:table-cell office:value-type="float" office:value="0.2301032599825">
                <text:p>0.2301032599825</text:p>
              </table:table-cell>
              <table:table-cell office:value-type="float" office:value="0.183421828781">
                <text:p>0.183421828781</text:p>
              </table:table-cell>
              <table:table-cell office:value-type="float" office:value="0.22521610341">
                <text:p>0.225216103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344">
                <text:p>5.27344</text:p>
              </table:table-cell>
              <table:table-cell office:value-type="float" office:value="0.228734601488">
                <text:p>0.228734601488</text:p>
              </table:table-cell>
              <table:table-cell office:value-type="float" office:value="0.1828127836505">
                <text:p>0.1828127836505</text:p>
              </table:table-cell>
              <table:table-cell office:value-type="float" office:value="0.2211823710545">
                <text:p>0.2211823710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906">
                <text:p>5.28906</text:p>
              </table:table-cell>
              <table:table-cell office:value-type="float" office:value="0.227613901313">
                <text:p>0.227613901313</text:p>
              </table:table-cell>
              <table:table-cell office:value-type="float" office:value="0.1821869726605">
                <text:p>0.1821869726605</text:p>
              </table:table-cell>
              <table:table-cell office:value-type="float" office:value="0.2192210239445">
                <text:p>0.21922102394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69">
                <text:p>5.30469</text:p>
              </table:table-cell>
              <table:table-cell office:value-type="float" office:value="0.2279287176445">
                <text:p>0.2279287176445</text:p>
              </table:table-cell>
              <table:table-cell office:value-type="float" office:value="0.1830555094705">
                <text:p>0.1830555094705</text:p>
              </table:table-cell>
              <table:table-cell office:value-type="float" office:value="0.2193727336865">
                <text:p>0.21937273368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2031">
                <text:p>5.32031</text:p>
              </table:table-cell>
              <table:table-cell office:value-type="float" office:value="0.2284829736725">
                <text:p>0.2284829736725</text:p>
              </table:table-cell>
              <table:table-cell office:value-type="float" office:value="0.182100559121">
                <text:p>0.182100559121</text:p>
              </table:table-cell>
              <table:table-cell office:value-type="float" office:value="0.220171673305">
                <text:p>0.2201716733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94">
                <text:p>5.33594</text:p>
              </table:table-cell>
              <table:table-cell office:value-type="float" office:value="0.2285467133965">
                <text:p>0.2285467133965</text:p>
              </table:table-cell>
              <table:table-cell office:value-type="float" office:value="0.18003221192">
                <text:p>0.18003221192</text:p>
              </table:table-cell>
              <table:table-cell office:value-type="float" office:value="0.2201907694205">
                <text:p>0.22019076942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156">
                <text:p>5.35156</text:p>
              </table:table-cell>
              <table:table-cell office:value-type="float" office:value="0.227556915445">
                <text:p>0.227556915445</text:p>
              </table:table-cell>
              <table:table-cell office:value-type="float" office:value="0.1797220398485">
                <text:p>0.1797220398485</text:p>
              </table:table-cell>
              <table:table-cell office:value-type="float" office:value="0.2192229618125">
                <text:p>0.219222961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719">
                <text:p>5.36719</text:p>
              </table:table-cell>
              <table:table-cell office:value-type="float" office:value="0.2264328329125">
                <text:p>0.2264328329125</text:p>
              </table:table-cell>
              <table:table-cell office:value-type="float" office:value="0.180891790841">
                <text:p>0.180891790841</text:p>
              </table:table-cell>
              <table:table-cell office:value-type="float" office:value="0.219262904345">
                <text:p>0.219262904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81">
                <text:p>5.38281</text:p>
              </table:table-cell>
              <table:table-cell office:value-type="float" office:value="0.226281612533">
                <text:p>0.226281612533</text:p>
              </table:table-cell>
              <table:table-cell office:value-type="float" office:value="0.181081088306">
                <text:p>0.181081088306</text:p>
              </table:table-cell>
              <table:table-cell office:value-type="float" office:value="0.220539398194">
                <text:p>0.2205393981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844">
                <text:p>5.39844</text:p>
              </table:table-cell>
              <table:table-cell office:value-type="float" office:value="0.2267184063985">
                <text:p>0.2267184063985</text:p>
              </table:table-cell>
              <table:table-cell office:value-type="float" office:value="0.180377831825">
                <text:p>0.180377831825</text:p>
              </table:table-cell>
              <table:table-cell office:value-type="float" office:value="0.22100068069">
                <text:p>0.221000680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406">
                <text:p>5.41406</text:p>
              </table:table-cell>
              <table:table-cell office:value-type="float" office:value="0.2270554444265">
                <text:p>0.2270554444265</text:p>
              </table:table-cell>
              <table:table-cell office:value-type="float" office:value="0.1780828547625">
                <text:p>0.1780828547625</text:p>
              </table:table-cell>
              <table:table-cell office:value-type="float" office:value="0.2197259168985">
                <text:p>0.21972591689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969">
                <text:p>5.42969</text:p>
              </table:table-cell>
              <table:table-cell office:value-type="float" office:value="0.226667989993">
                <text:p>0.226667989993</text:p>
              </table:table-cell>
              <table:table-cell office:value-type="float" office:value="0.1761588120625">
                <text:p>0.1761588120625</text:p>
              </table:table-cell>
              <table:table-cell office:value-type="float" office:value="0.2176731076885">
                <text:p>0.21767310768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531">
                <text:p>5.44531</text:p>
              </table:table-cell>
              <table:table-cell office:value-type="float" office:value="0.2260613298365">
                <text:p>0.2260613298365</text:p>
              </table:table-cell>
              <table:table-cell office:value-type="float" office:value="0.176872801249">
                <text:p>0.176872801249</text:p>
              </table:table-cell>
              <table:table-cell office:value-type="float" office:value="0.217432836314">
                <text:p>0.2174328363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094">
                <text:p>5.46094</text:p>
              </table:table-cell>
              <table:table-cell office:value-type="float" office:value="0.2251503057645">
                <text:p>0.2251503057645</text:p>
              </table:table-cell>
              <table:table-cell office:value-type="float" office:value="0.177353726945">
                <text:p>0.177353726945</text:p>
              </table:table-cell>
              <table:table-cell office:value-type="float" office:value="0.218292823249">
                <text:p>0.2182928232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656">
                <text:p>5.47656</text:p>
              </table:table-cell>
              <table:table-cell office:value-type="float" office:value="0.2239279947125">
                <text:p>0.2239279947125</text:p>
              </table:table-cell>
              <table:table-cell office:value-type="float" office:value="0.1753342232965">
                <text:p>0.1753342232965</text:p>
              </table:table-cell>
              <table:table-cell office:value-type="float" office:value="0.217216178153">
                <text:p>0.217216178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219">
                <text:p>5.49219</text:p>
              </table:table-cell>
              <table:table-cell office:value-type="float" office:value="0.22286650916">
                <text:p>0.22286650916</text:p>
              </table:table-cell>
              <table:table-cell office:value-type="float" office:value="0.172957629013">
                <text:p>0.172957629013</text:p>
              </table:table-cell>
              <table:table-cell office:value-type="float" office:value="0.214809814325">
                <text:p>0.2148098143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781">
                <text:p>5.50781</text:p>
              </table:table-cell>
              <table:table-cell office:value-type="float" office:value="0.2218521694465">
                <text:p>0.2218521694465</text:p>
              </table:table-cell>
              <table:table-cell office:value-type="float" office:value="0.1728861204425">
                <text:p>0.1728861204425</text:p>
              </table:table-cell>
              <table:table-cell office:value-type="float" office:value="0.213413600285">
                <text:p>0.2134136002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344">
                <text:p>5.52344</text:p>
              </table:table-cell>
              <table:table-cell office:value-type="float" office:value="0.2201855091965">
                <text:p>0.2201855091965</text:p>
              </table:table-cell>
              <table:table-cell office:value-type="float" office:value="0.172684323412">
                <text:p>0.172684323412</text:p>
              </table:table-cell>
              <table:table-cell office:value-type="float" office:value="0.2145540864805">
                <text:p>0.21455408648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906">
                <text:p>5.53906</text:p>
              </table:table-cell>
              <table:table-cell office:value-type="float" office:value="0.218578720889">
                <text:p>0.218578720889</text:p>
              </table:table-cell>
              <table:table-cell office:value-type="float" office:value="0.1716969662885">
                <text:p>0.1716969662885</text:p>
              </table:table-cell>
              <table:table-cell office:value-type="float" office:value="0.2167193778125">
                <text:p>0.2167193778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469">
                <text:p>5.55469</text:p>
              </table:table-cell>
              <table:table-cell office:value-type="float" office:value="0.2180888400245">
                <text:p>0.2180888400245</text:p>
              </table:table-cell>
              <table:table-cell office:value-type="float" office:value="0.1717877343905">
                <text:p>0.1717877343905</text:p>
              </table:table-cell>
              <table:table-cell office:value-type="float" office:value="0.2177244646625">
                <text:p>0.2177244646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7031">
                <text:p>5.57031</text:p>
              </table:table-cell>
              <table:table-cell office:value-type="float" office:value="0.217866801325">
                <text:p>0.217866801325</text:p>
              </table:table-cell>
              <table:table-cell office:value-type="float" office:value="0.172509989161">
                <text:p>0.172509989161</text:p>
              </table:table-cell>
              <table:table-cell office:value-type="float" office:value="0.217828715117">
                <text:p>0.2178287151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594">
                <text:p>5.58594</text:p>
              </table:table-cell>
              <table:table-cell office:value-type="float" office:value="0.2163660570805">
                <text:p>0.2163660570805</text:p>
              </table:table-cell>
              <table:table-cell office:value-type="float" office:value="0.1729097951585">
                <text:p>0.1729097951585</text:p>
              </table:table-cell>
              <table:table-cell office:value-type="float" office:value="0.2172584065625">
                <text:p>0.2172584065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156">
                <text:p>5.60156</text:p>
              </table:table-cell>
              <table:table-cell office:value-type="float" office:value="0.2144551065445">
                <text:p>0.2144551065445</text:p>
              </table:table-cell>
              <table:table-cell office:value-type="float" office:value="0.172192850345">
                <text:p>0.172192850345</text:p>
              </table:table-cell>
              <table:table-cell office:value-type="float" office:value="0.2146557509485">
                <text:p>0.21465575094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719">
                <text:p>5.61719</text:p>
              </table:table-cell>
              <table:table-cell office:value-type="float" office:value="0.2136100809725">
                <text:p>0.2136100809725</text:p>
              </table:table-cell>
              <table:table-cell office:value-type="float" office:value="0.170913188304">
                <text:p>0.170913188304</text:p>
              </table:table-cell>
              <table:table-cell office:value-type="float" office:value="0.211937152976">
                <text:p>0.2119371529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281">
                <text:p>5.63281</text:p>
              </table:table-cell>
              <table:table-cell office:value-type="float" office:value="0.2136218903705">
                <text:p>0.2136218903705</text:p>
              </table:table-cell>
              <table:table-cell office:value-type="float" office:value="0.169808151253">
                <text:p>0.169808151253</text:p>
              </table:table-cell>
              <table:table-cell office:value-type="float" office:value="0.211236437882">
                <text:p>0.2112364378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844">
                <text:p>5.64844</text:p>
              </table:table-cell>
              <table:table-cell office:value-type="float" office:value="0.2135400289425">
                <text:p>0.2135400289425</text:p>
              </table:table-cell>
              <table:table-cell office:value-type="float" office:value="0.168683816845">
                <text:p>0.168683816845</text:p>
              </table:table-cell>
              <table:table-cell office:value-type="float" office:value="0.211467581173">
                <text:p>0.2114675811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406">
                <text:p>5.66406</text:p>
              </table:table-cell>
              <table:table-cell office:value-type="float" office:value="0.2124474410525">
                <text:p>0.2124474410525</text:p>
              </table:table-cell>
              <table:table-cell office:value-type="float" office:value="0.1682293213105">
                <text:p>0.1682293213105</text:p>
              </table:table-cell>
              <table:table-cell office:value-type="float" office:value="0.212261031153">
                <text:p>0.212261031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969">
                <text:p>5.67969</text:p>
              </table:table-cell>
              <table:table-cell office:value-type="float" office:value="0.21182607949">
                <text:p>0.21182607949</text:p>
              </table:table-cell>
              <table:table-cell office:value-type="float" office:value="0.1688240915105">
                <text:p>0.1688240915105</text:p>
              </table:table-cell>
              <table:table-cell office:value-type="float" office:value="0.2137295673125">
                <text:p>0.213729567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531">
                <text:p>5.69531</text:p>
              </table:table-cell>
              <table:table-cell office:value-type="float" office:value="0.2118913984505">
                <text:p>0.2118913984505</text:p>
              </table:table-cell>
              <table:table-cell office:value-type="float" office:value="0.1686350889365">
                <text:p>0.1686350889365</text:p>
              </table:table-cell>
              <table:table-cell office:value-type="float" office:value="0.2152212849">
                <text:p>0.21522128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1094">
                <text:p>5.71094</text:p>
              </table:table-cell>
              <table:table-cell office:value-type="float" office:value="0.2111714696045">
                <text:p>0.2111714696045</text:p>
              </table:table-cell>
              <table:table-cell office:value-type="float" office:value="0.1668585047365">
                <text:p>0.1668585047365</text:p>
              </table:table-cell>
              <table:table-cell office:value-type="float" office:value="0.2161382391625">
                <text:p>0.2161382391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656">
                <text:p>5.72656</text:p>
              </table:table-cell>
              <table:table-cell office:value-type="float" office:value="0.209432105812">
                <text:p>0.209432105812</text:p>
              </table:table-cell>
              <table:table-cell office:value-type="float" office:value="0.1671935680265">
                <text:p>0.1671935680265</text:p>
              </table:table-cell>
              <table:table-cell office:value-type="float" office:value="0.2154755514965">
                <text:p>0.21547555149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219">
                <text:p>5.74219</text:p>
              </table:table-cell>
              <table:table-cell office:value-type="float" office:value="0.208924227602">
                <text:p>0.208924227602</text:p>
              </table:table-cell>
              <table:table-cell office:value-type="float" office:value="0.169182976474">
                <text:p>0.169182976474</text:p>
              </table:table-cell>
              <table:table-cell office:value-type="float" office:value="0.214439832352">
                <text:p>0.2144398323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781">
                <text:p>5.75781</text:p>
              </table:table-cell>
              <table:table-cell office:value-type="float" office:value="0.2100634153505">
                <text:p>0.2100634153505</text:p>
              </table:table-cell>
              <table:table-cell office:value-type="float" office:value="0.169519633025">
                <text:p>0.169519633025</text:p>
              </table:table-cell>
              <table:table-cell office:value-type="float" office:value="0.213872716052">
                <text:p>0.213872716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344">
                <text:p>5.77344</text:p>
              </table:table-cell>
              <table:table-cell office:value-type="float" office:value="0.2108732087725">
                <text:p>0.2108732087725</text:p>
              </table:table-cell>
              <table:table-cell office:value-type="float" office:value="0.16796163748">
                <text:p>0.16796163748</text:p>
              </table:table-cell>
              <table:table-cell office:value-type="float" office:value="0.213206844548">
                <text:p>0.213206844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906">
                <text:p>5.78906</text:p>
              </table:table-cell>
              <table:table-cell office:value-type="float" office:value="0.2127346628005">
                <text:p>0.2127346628005</text:p>
              </table:table-cell>
              <table:table-cell office:value-type="float" office:value="0.165510864545">
                <text:p>0.165510864545</text:p>
              </table:table-cell>
              <table:table-cell office:value-type="float" office:value="0.2133817174565">
                <text:p>0.21338171745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469">
                <text:p>5.80469</text:p>
              </table:table-cell>
              <table:table-cell office:value-type="float" office:value="0.2149380706145">
                <text:p>0.2149380706145</text:p>
              </table:table-cell>
              <table:table-cell office:value-type="float" office:value="0.1650366292285">
                <text:p>0.1650366292285</text:p>
              </table:table-cell>
              <table:table-cell office:value-type="float" office:value="0.2139079053005">
                <text:p>0.2139079053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2031">
                <text:p>5.82031</text:p>
              </table:table-cell>
              <table:table-cell office:value-type="float" office:value="0.2140255957685">
                <text:p>0.2140255957685</text:p>
              </table:table-cell>
              <table:table-cell office:value-type="float" office:value="0.1638463061385">
                <text:p>0.1638463061385</text:p>
              </table:table-cell>
              <table:table-cell office:value-type="float" office:value="0.2139488040325">
                <text:p>0.21394880403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594">
                <text:p>5.83594</text:p>
              </table:table-cell>
              <table:table-cell office:value-type="float" office:value="0.2108774286725">
                <text:p>0.2108774286725</text:p>
              </table:table-cell>
              <table:table-cell office:value-type="float" office:value="0.1610711096285">
                <text:p>0.1610711096285</text:p>
              </table:table-cell>
              <table:table-cell office:value-type="float" office:value="0.2141333911625">
                <text:p>0.2141333911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156">
                <text:p>5.85156</text:p>
              </table:table-cell>
              <table:table-cell office:value-type="float" office:value="0.2099807108165">
                <text:p>0.2099807108165</text:p>
              </table:table-cell>
              <table:table-cell office:value-type="float" office:value="0.1607140392125">
                <text:p>0.1607140392125</text:p>
              </table:table-cell>
              <table:table-cell office:value-type="float" office:value="0.214525567145">
                <text:p>0.2145255671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719">
                <text:p>5.86719</text:p>
              </table:table-cell>
              <table:table-cell office:value-type="float" office:value="0.21129347872">
                <text:p>0.21129347872</text:p>
              </table:table-cell>
              <table:table-cell office:value-type="float" office:value="0.1620615082165">
                <text:p>0.1620615082165</text:p>
              </table:table-cell>
              <table:table-cell office:value-type="float" office:value="0.2130419571865">
                <text:p>0.21304195718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281">
                <text:p>5.88281</text:p>
              </table:table-cell>
              <table:table-cell office:value-type="float" office:value="0.2117749835225">
                <text:p>0.2117749835225</text:p>
              </table:table-cell>
              <table:table-cell office:value-type="float" office:value="0.1618477990985">
                <text:p>0.1618477990985</text:p>
              </table:table-cell>
              <table:table-cell office:value-type="float" office:value="0.2113449699605">
                <text:p>0.21134496996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844">
                <text:p>5.89844</text:p>
              </table:table-cell>
              <table:table-cell office:value-type="float" office:value="0.2117698980205">
                <text:p>0.2117698980205</text:p>
              </table:table-cell>
              <table:table-cell office:value-type="float" office:value="0.1609367939685">
                <text:p>0.1609367939685</text:p>
              </table:table-cell>
              <table:table-cell office:value-type="float" office:value="0.2115767240585">
                <text:p>0.2115767240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406">
                <text:p>5.91406</text:p>
              </table:table-cell>
              <table:table-cell office:value-type="float" office:value="0.2124399550505">
                <text:p>0.2124399550505</text:p>
              </table:table-cell>
              <table:table-cell office:value-type="float" office:value="0.1612494417925">
                <text:p>0.1612494417925</text:p>
              </table:table-cell>
              <table:table-cell office:value-type="float" office:value="0.2123695003585">
                <text:p>0.2123695003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969">
                <text:p>5.92969</text:p>
              </table:table-cell>
              <table:table-cell office:value-type="float" office:value="0.212410603162">
                <text:p>0.212410603162</text:p>
              </table:table-cell>
              <table:table-cell office:value-type="float" office:value="0.1610540133365">
                <text:p>0.1610540133365</text:p>
              </table:table-cell>
              <table:table-cell office:value-type="float" office:value="0.211363446788">
                <text:p>0.211363446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531">
                <text:p>5.94531</text:p>
              </table:table-cell>
              <table:table-cell office:value-type="float" office:value="0.2122747027385">
                <text:p>0.2122747027385</text:p>
              </table:table-cell>
              <table:table-cell office:value-type="float" office:value="0.1601200025125">
                <text:p>0.1601200025125</text:p>
              </table:table-cell>
              <table:table-cell office:value-type="float" office:value="0.2092057687025">
                <text:p>0.20920576870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6094">
                <text:p>5.96094</text:p>
              </table:table-cell>
              <table:table-cell office:value-type="float" office:value="0.2128908954825">
                <text:p>0.2128908954825</text:p>
              </table:table-cell>
              <table:table-cell office:value-type="float" office:value="0.159363993277">
                <text:p>0.159363993277</text:p>
              </table:table-cell>
              <table:table-cell office:value-type="float" office:value="0.2069276536925">
                <text:p>0.20692765369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656">
                <text:p>5.97656</text:p>
              </table:table-cell>
              <table:table-cell office:value-type="float" office:value="0.2130078591565">
                <text:p>0.2130078591565</text:p>
              </table:table-cell>
              <table:table-cell office:value-type="float" office:value="0.1582103050425">
                <text:p>0.1582103050425</text:p>
              </table:table-cell>
              <table:table-cell office:value-type="float" office:value="0.2054629391965">
                <text:p>0.20546293919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19">
                <text:p>5.99219</text:p>
              </table:table-cell>
              <table:table-cell office:value-type="float" office:value="0.2130174054805">
                <text:p>0.2130174054805</text:p>
              </table:table-cell>
              <table:table-cell office:value-type="float" office:value="0.1582943160245">
                <text:p>0.1582943160245</text:p>
              </table:table-cell>
              <table:table-cell office:value-type="float" office:value="0.2052257216465">
                <text:p>0.20522572164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781">
                <text:p>6.00781</text:p>
              </table:table-cell>
              <table:table-cell office:value-type="float" office:value="0.2131680783825">
                <text:p>0.2131680783825</text:p>
              </table:table-cell>
              <table:table-cell office:value-type="float" office:value="0.158647606708">
                <text:p>0.158647606708</text:p>
              </table:table-cell>
              <table:table-cell office:value-type="float" office:value="0.2055187742185">
                <text:p>0.2055187742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344">
                <text:p>6.02344</text:p>
              </table:table-cell>
              <table:table-cell office:value-type="float" office:value="0.213026362693">
                <text:p>0.213026362693</text:p>
              </table:table-cell>
              <table:table-cell office:value-type="float" office:value="0.1593972242105">
                <text:p>0.1593972242105</text:p>
              </table:table-cell>
              <table:table-cell office:value-type="float" office:value="0.2047306746365">
                <text:p>0.20473067463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906">
                <text:p>6.03906</text:p>
              </table:table-cell>
              <table:table-cell office:value-type="float" office:value="0.21278877805">
                <text:p>0.21278877805</text:p>
              </table:table-cell>
              <table:table-cell office:value-type="float" office:value="0.1595152468">
                <text:p>0.1595152468</text:p>
              </table:table-cell>
              <table:table-cell office:value-type="float" office:value="0.2030586704485">
                <text:p>0.20305867044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469">
                <text:p>6.05469</text:p>
              </table:table-cell>
              <table:table-cell office:value-type="float" office:value="0.2134252471325">
                <text:p>0.2134252471325</text:p>
              </table:table-cell>
              <table:table-cell office:value-type="float" office:value="0.1562948594685">
                <text:p>0.1562948594685</text:p>
              </table:table-cell>
              <table:table-cell office:value-type="float" office:value="0.201251383012">
                <text:p>0.2012513830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031">
                <text:p>6.07031</text:p>
              </table:table-cell>
              <table:table-cell office:value-type="float" office:value="0.2139251242805">
                <text:p>0.2139251242805</text:p>
              </table:table-cell>
              <table:table-cell office:value-type="float" office:value="0.1522699973365">
                <text:p>0.1522699973365</text:p>
              </table:table-cell>
              <table:table-cell office:value-type="float" office:value="0.199422784177">
                <text:p>0.1994227841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594">
                <text:p>6.08594</text:p>
              </table:table-cell>
              <table:table-cell office:value-type="float" office:value="0.2138075826085">
                <text:p>0.2138075826085</text:p>
              </table:table-cell>
              <table:table-cell office:value-type="float" office:value="0.151684313821">
                <text:p>0.151684313821</text:p>
              </table:table-cell>
              <table:table-cell office:value-type="float" office:value="0.200114556164">
                <text:p>0.2001145561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0156">
                <text:p>6.10156</text:p>
              </table:table-cell>
              <table:table-cell office:value-type="float" office:value="0.2133086866225">
                <text:p>0.2133086866225</text:p>
              </table:table-cell>
              <table:table-cell office:value-type="float" office:value="0.1518879958985">
                <text:p>0.1518879958985</text:p>
              </table:table-cell>
              <table:table-cell office:value-type="float" office:value="0.2008549867325">
                <text:p>0.20085498673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719">
                <text:p>6.11719</text:p>
              </table:table-cell>
              <table:table-cell office:value-type="float" office:value="0.213311767972">
                <text:p>0.213311767972</text:p>
              </table:table-cell>
              <table:table-cell office:value-type="float" office:value="0.1524848172305">
                <text:p>0.1524848172305</text:p>
              </table:table-cell>
              <table:table-cell office:value-type="float" office:value="0.2010316996025">
                <text:p>0.20103169960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281">
                <text:p>6.13281</text:p>
              </table:table-cell>
              <table:table-cell office:value-type="float" office:value="0.213287527037">
                <text:p>0.213287527037</text:p>
              </table:table-cell>
              <table:table-cell office:value-type="float" office:value="0.15323366777">
                <text:p>0.15323366777</text:p>
              </table:table-cell>
              <table:table-cell office:value-type="float" office:value="0.201099441028">
                <text:p>0.201099441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844">
                <text:p>6.14844</text:p>
              </table:table-cell>
              <table:table-cell office:value-type="float" office:value="0.212644006322">
                <text:p>0.212644006322</text:p>
              </table:table-cell>
              <table:table-cell office:value-type="float" office:value="0.1523676688445">
                <text:p>0.1523676688445</text:p>
              </table:table-cell>
              <table:table-cell office:value-type="float" office:value="0.200853290357">
                <text:p>0.2008532903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406">
                <text:p>6.16406</text:p>
              </table:table-cell>
              <table:table-cell office:value-type="float" office:value="0.2118821585065">
                <text:p>0.2118821585065</text:p>
              </table:table-cell>
              <table:table-cell office:value-type="float" office:value="0.1517382936185">
                <text:p>0.1517382936185</text:p>
              </table:table-cell>
              <table:table-cell office:value-type="float" office:value="0.201237167732">
                <text:p>0.2012371677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969">
                <text:p>6.17969</text:p>
              </table:table-cell>
              <table:table-cell office:value-type="float" office:value="0.211956260256">
                <text:p>0.211956260256</text:p>
              </table:table-cell>
              <table:table-cell office:value-type="float" office:value="0.151809513841">
                <text:p>0.151809513841</text:p>
              </table:table-cell>
              <table:table-cell office:value-type="float" office:value="0.201755465073">
                <text:p>0.201755465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531">
                <text:p>6.19531</text:p>
              </table:table-cell>
              <table:table-cell office:value-type="float" office:value="0.2124042568225">
                <text:p>0.2124042568225</text:p>
              </table:table-cell>
              <table:table-cell office:value-type="float" office:value="0.152491730225">
                <text:p>0.152491730225</text:p>
              </table:table-cell>
              <table:table-cell office:value-type="float" office:value="0.2006288423505">
                <text:p>0.20062884235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094">
                <text:p>6.21094</text:p>
              </table:table-cell>
              <table:table-cell office:value-type="float" office:value="0.2113875704645">
                <text:p>0.2113875704645</text:p>
              </table:table-cell>
              <table:table-cell office:value-type="float" office:value="0.152228292397">
                <text:p>0.152228292397</text:p>
              </table:table-cell>
              <table:table-cell office:value-type="float" office:value="0.198552570541">
                <text:p>0.1985525705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656">
                <text:p>6.22656</text:p>
              </table:table-cell>
              <table:table-cell office:value-type="float" office:value="0.21016313552">
                <text:p>0.21016313552</text:p>
              </table:table-cell>
              <table:table-cell office:value-type="float" office:value="0.1519194030205">
                <text:p>0.1519194030205</text:p>
              </table:table-cell>
              <table:table-cell office:value-type="float" office:value="0.1968908857825">
                <text:p>0.19689088578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219">
                <text:p>6.24219</text:p>
              </table:table-cell>
              <table:table-cell office:value-type="float" office:value="0.2096925457185">
                <text:p>0.2096925457185</text:p>
              </table:table-cell>
              <table:table-cell office:value-type="float" office:value="0.1509951872725">
                <text:p>0.1509951872725</text:p>
              </table:table-cell>
              <table:table-cell office:value-type="float" office:value="0.1966849597485">
                <text:p>0.19668495974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781">
                <text:p>6.25781</text:p>
              </table:table-cell>
              <table:table-cell office:value-type="float" office:value="0.20924691124">
                <text:p>0.20924691124</text:p>
              </table:table-cell>
              <table:table-cell office:value-type="float" office:value="0.149255584145">
                <text:p>0.149255584145</text:p>
              </table:table-cell>
              <table:table-cell office:value-type="float" office:value="0.1974299264825">
                <text:p>0.19742992648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344">
                <text:p>6.27344</text:p>
              </table:table-cell>
              <table:table-cell office:value-type="float" office:value="0.2082914478125">
                <text:p>0.2082914478125</text:p>
              </table:table-cell>
              <table:table-cell office:value-type="float" office:value="0.1476736667325">
                <text:p>0.1476736667325</text:p>
              </table:table-cell>
              <table:table-cell office:value-type="float" office:value="0.1971327459725">
                <text:p>0.19713274597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906">
                <text:p>6.28906</text:p>
              </table:table-cell>
              <table:table-cell office:value-type="float" office:value="0.2074346798725">
                <text:p>0.2074346798725</text:p>
              </table:table-cell>
              <table:table-cell office:value-type="float" office:value="0.147575072168">
                <text:p>0.147575072168</text:p>
              </table:table-cell>
              <table:table-cell office:value-type="float" office:value="0.196869597154">
                <text:p>0.1968695971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469">
                <text:p>6.30469</text:p>
              </table:table-cell>
              <table:table-cell office:value-type="float" office:value="0.2073684764125">
                <text:p>0.2073684764125</text:p>
              </table:table-cell>
              <table:table-cell office:value-type="float" office:value="0.1481244914725">
                <text:p>0.1481244914725</text:p>
              </table:table-cell>
              <table:table-cell office:value-type="float" office:value="0.1964255914325">
                <text:p>0.19642559143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2031">
                <text:p>6.32031</text:p>
              </table:table-cell>
              <table:table-cell office:value-type="float" office:value="0.208614400501">
                <text:p>0.208614400501</text:p>
              </table:table-cell>
              <table:table-cell office:value-type="float" office:value="0.147589193314">
                <text:p>0.147589193314</text:p>
              </table:table-cell>
              <table:table-cell office:value-type="float" office:value="0.1952781703925">
                <text:p>0.1952781703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594">
                <text:p>6.33594</text:p>
              </table:table-cell>
              <table:table-cell office:value-type="float" office:value="0.2086330529785">
                <text:p>0.2086330529785</text:p>
              </table:table-cell>
              <table:table-cell office:value-type="float" office:value="0.146660158952">
                <text:p>0.146660158952</text:p>
              </table:table-cell>
              <table:table-cell office:value-type="float" office:value="0.1945103853485">
                <text:p>0.19451038534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5156">
                <text:p>6.35156</text:p>
              </table:table-cell>
              <table:table-cell office:value-type="float" office:value="0.2057364625685">
                <text:p>0.2057364625685</text:p>
              </table:table-cell>
              <table:table-cell office:value-type="float" office:value="0.145960725997">
                <text:p>0.145960725997</text:p>
              </table:table-cell>
              <table:table-cell office:value-type="float" office:value="0.194003397425">
                <text:p>0.1940033974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719">
                <text:p>6.36719</text:p>
              </table:table-cell>
              <table:table-cell office:value-type="float" office:value="0.2029770566785">
                <text:p>0.2029770566785</text:p>
              </table:table-cell>
              <table:table-cell office:value-type="float" office:value="0.145753011898">
                <text:p>0.145753011898</text:p>
              </table:table-cell>
              <table:table-cell office:value-type="float" office:value="0.193878706685">
                <text:p>0.1938787066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281">
                <text:p>6.38281</text:p>
              </table:table-cell>
              <table:table-cell office:value-type="float" office:value="0.2027219659345">
                <text:p>0.2027219659345</text:p>
              </table:table-cell>
              <table:table-cell office:value-type="float" office:value="0.144953398397">
                <text:p>0.144953398397</text:p>
              </table:table-cell>
              <table:table-cell office:value-type="float" office:value="0.1932668483305">
                <text:p>0.19326684833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844">
                <text:p>6.39844</text:p>
              </table:table-cell>
              <table:table-cell office:value-type="float" office:value="0.203430110266">
                <text:p>0.203430110266</text:p>
              </table:table-cell>
              <table:table-cell office:value-type="float" office:value="0.144072894418">
                <text:p>0.144072894418</text:p>
              </table:table-cell>
              <table:table-cell office:value-type="float" office:value="0.1928513638805">
                <text:p>0.1928513638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406">
                <text:p>6.41406</text:p>
              </table:table-cell>
              <table:table-cell office:value-type="float" office:value="0.20416609348">
                <text:p>0.20416609348</text:p>
              </table:table-cell>
              <table:table-cell office:value-type="float" office:value="0.143834740561">
                <text:p>0.143834740561</text:p>
              </table:table-cell>
              <table:table-cell office:value-type="float" office:value="0.1924332061525">
                <text:p>0.19243320615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969">
                <text:p>6.42969</text:p>
              </table:table-cell>
              <table:table-cell office:value-type="float" office:value="0.203879023577">
                <text:p>0.203879023577</text:p>
              </table:table-cell>
              <table:table-cell office:value-type="float" office:value="0.143709485994">
                <text:p>0.143709485994</text:p>
              </table:table-cell>
              <table:table-cell office:value-type="float" office:value="0.192091959002">
                <text:p>0.1920919590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531">
                <text:p>6.44531</text:p>
              </table:table-cell>
              <table:table-cell office:value-type="float" office:value="0.20260332424">
                <text:p>0.20260332424</text:p>
              </table:table-cell>
              <table:table-cell office:value-type="float" office:value="0.14385340369">
                <text:p>0.14385340369</text:p>
              </table:table-cell>
              <table:table-cell office:value-type="float" office:value="0.192576232549">
                <text:p>0.1925762325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094">
                <text:p>6.46094</text:p>
              </table:table-cell>
              <table:table-cell office:value-type="float" office:value="0.2021487354325">
                <text:p>0.2021487354325</text:p>
              </table:table-cell>
              <table:table-cell office:value-type="float" office:value="0.1429387301725">
                <text:p>0.1429387301725</text:p>
              </table:table-cell>
              <table:table-cell office:value-type="float" office:value="0.1919149927205">
                <text:p>0.19191499272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656">
                <text:p>6.47656</text:p>
              </table:table-cell>
              <table:table-cell office:value-type="float" office:value="0.2024792764965">
                <text:p>0.2024792764965</text:p>
              </table:table-cell>
              <table:table-cell office:value-type="float" office:value="0.1417700212585">
                <text:p>0.1417700212585</text:p>
              </table:table-cell>
              <table:table-cell office:value-type="float" office:value="0.19143646778">
                <text:p>0.191436467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9219">
                <text:p>6.49219</text:p>
              </table:table-cell>
              <table:table-cell office:value-type="float" office:value="0.201956544481">
                <text:p>0.201956544481</text:p>
              </table:table-cell>
              <table:table-cell office:value-type="float" office:value="0.140425143521">
                <text:p>0.140425143521</text:p>
              </table:table-cell>
              <table:table-cell office:value-type="float" office:value="0.19068616813">
                <text:p>0.190686168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781">
                <text:p>6.50781</text:p>
              </table:table-cell>
              <table:table-cell office:value-type="float" office:value="0.201330819002">
                <text:p>0.201330819002</text:p>
              </table:table-cell>
              <table:table-cell office:value-type="float" office:value="0.1391691719965">
                <text:p>0.1391691719965</text:p>
              </table:table-cell>
              <table:table-cell office:value-type="float" office:value="0.1891071656245">
                <text:p>0.18910716562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344">
                <text:p>6.52344</text:p>
              </table:table-cell>
              <table:table-cell office:value-type="float" office:value="0.20168582585">
                <text:p>0.20168582585</text:p>
              </table:table-cell>
              <table:table-cell office:value-type="float" office:value="0.138414129709">
                <text:p>0.138414129709</text:p>
              </table:table-cell>
              <table:table-cell office:value-type="float" office:value="0.1882151430185">
                <text:p>0.18821514301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906">
                <text:p>6.53906</text:p>
              </table:table-cell>
              <table:table-cell office:value-type="float" office:value="0.2027473230625">
                <text:p>0.2027473230625</text:p>
              </table:table-cell>
              <table:table-cell office:value-type="float" office:value="0.138195303812">
                <text:p>0.138195303812</text:p>
              </table:table-cell>
              <table:table-cell office:value-type="float" office:value="0.1880321231645">
                <text:p>0.18803212316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469">
                <text:p>6.55469</text:p>
              </table:table-cell>
              <table:table-cell office:value-type="float" office:value="0.2039009236925">
                <text:p>0.2039009236925</text:p>
              </table:table-cell>
              <table:table-cell office:value-type="float" office:value="0.13768368884">
                <text:p>0.13768368884</text:p>
              </table:table-cell>
              <table:table-cell office:value-type="float" office:value="0.188388194677">
                <text:p>0.188388194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7031">
                <text:p>6.57031</text:p>
              </table:table-cell>
              <table:table-cell office:value-type="float" office:value="0.205135928068">
                <text:p>0.205135928068</text:p>
              </table:table-cell>
              <table:table-cell office:value-type="float" office:value="0.13817680405">
                <text:p>0.13817680405</text:p>
              </table:table-cell>
              <table:table-cell office:value-type="float" office:value="0.189571151009">
                <text:p>0.1895711510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594">
                <text:p>6.58594</text:p>
              </table:table-cell>
              <table:table-cell office:value-type="float" office:value="0.205036120057">
                <text:p>0.205036120057</text:p>
              </table:table-cell>
              <table:table-cell office:value-type="float" office:value="0.1380215637025">
                <text:p>0.1380215637025</text:p>
              </table:table-cell>
              <table:table-cell office:value-type="float" office:value="0.189740533725">
                <text:p>0.1897405337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156">
                <text:p>6.60156</text:p>
              </table:table-cell>
              <table:table-cell office:value-type="float" office:value="0.2028716262725">
                <text:p>0.2028716262725</text:p>
              </table:table-cell>
              <table:table-cell office:value-type="float" office:value="0.137021110769">
                <text:p>0.137021110769</text:p>
              </table:table-cell>
              <table:table-cell office:value-type="float" office:value="0.189094257725">
                <text:p>0.1890942577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719">
                <text:p>6.61719</text:p>
              </table:table-cell>
              <table:table-cell office:value-type="float" office:value="0.2010811059725">
                <text:p>0.2010811059725</text:p>
              </table:table-cell>
              <table:table-cell office:value-type="float" office:value="0.1374372176425">
                <text:p>0.1374372176425</text:p>
              </table:table-cell>
              <table:table-cell office:value-type="float" office:value="0.1879431242065">
                <text:p>0.18794312420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281">
                <text:p>6.63281</text:p>
              </table:table-cell>
              <table:table-cell office:value-type="float" office:value="0.201521820757">
                <text:p>0.201521820757</text:p>
              </table:table-cell>
              <table:table-cell office:value-type="float" office:value="0.138652732741">
                <text:p>0.138652732741</text:p>
              </table:table-cell>
              <table:table-cell office:value-type="float" office:value="0.186613368757">
                <text:p>0.1866133687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844">
                <text:p>6.64844</text:p>
              </table:table-cell>
              <table:table-cell office:value-type="float" office:value="0.2024074641385">
                <text:p>0.2024074641385</text:p>
              </table:table-cell>
              <table:table-cell office:value-type="float" office:value="0.137468976122">
                <text:p>0.137468976122</text:p>
              </table:table-cell>
              <table:table-cell office:value-type="float" office:value="0.185452886194">
                <text:p>0.1854528861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406">
                <text:p>6.66406</text:p>
              </table:table-cell>
              <table:table-cell office:value-type="float" office:value="0.2022223134365">
                <text:p>0.2022223134365</text:p>
              </table:table-cell>
              <table:table-cell office:value-type="float" office:value="0.1350295634165">
                <text:p>0.1350295634165</text:p>
              </table:table-cell>
              <table:table-cell office:value-type="float" office:value="0.18544543432">
                <text:p>0.185445434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969">
                <text:p>6.67969</text:p>
              </table:table-cell>
              <table:table-cell office:value-type="float" office:value="0.2025406368045">
                <text:p>0.2025406368045</text:p>
              </table:table-cell>
              <table:table-cell office:value-type="float" office:value="0.133991062825">
                <text:p>0.133991062825</text:p>
              </table:table-cell>
              <table:table-cell office:value-type="float" office:value="0.1846754319485">
                <text:p>0.18467543194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531">
                <text:p>6.69531</text:p>
              </table:table-cell>
              <table:table-cell office:value-type="float" office:value="0.203811925096">
                <text:p>0.203811925096</text:p>
              </table:table-cell>
              <table:table-cell office:value-type="float" office:value="0.13615678849">
                <text:p>0.13615678849</text:p>
              </table:table-cell>
              <table:table-cell office:value-type="float" office:value="0.183279172985">
                <text:p>0.1832791729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1094">
                <text:p>6.71094</text:p>
              </table:table-cell>
              <table:table-cell office:value-type="float" office:value="0.203560199362">
                <text:p>0.203560199362</text:p>
              </table:table-cell>
              <table:table-cell office:value-type="float" office:value="0.136747426565">
                <text:p>0.136747426565</text:p>
              </table:table-cell>
              <table:table-cell office:value-type="float" office:value="0.1824277484705">
                <text:p>0.18242774847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656">
                <text:p>6.72656</text:p>
              </table:table-cell>
              <table:table-cell office:value-type="float" office:value="0.2016368116225">
                <text:p>0.2016368116225</text:p>
              </table:table-cell>
              <table:table-cell office:value-type="float" office:value="0.13607289028">
                <text:p>0.13607289028</text:p>
              </table:table-cell>
              <table:table-cell office:value-type="float" office:value="0.181513359828">
                <text:p>0.1815133598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4219">
                <text:p>6.74219</text:p>
              </table:table-cell>
              <table:table-cell office:value-type="float" office:value="0.2008420466825">
                <text:p>0.2008420466825</text:p>
              </table:table-cell>
              <table:table-cell office:value-type="float" office:value="0.135274704349">
                <text:p>0.135274704349</text:p>
              </table:table-cell>
              <table:table-cell office:value-type="float" office:value="0.1809615913585">
                <text:p>0.18096159135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781">
                <text:p>6.75781</text:p>
              </table:table-cell>
              <table:table-cell office:value-type="float" office:value="0.2012807242265">
                <text:p>0.2012807242265</text:p>
              </table:table-cell>
              <table:table-cell office:value-type="float" office:value="0.1343086941325">
                <text:p>0.1343086941325</text:p>
              </table:table-cell>
              <table:table-cell office:value-type="float" office:value="0.1809929993625">
                <text:p>0.1809929993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344">
                <text:p>6.77344</text:p>
              </table:table-cell>
              <table:table-cell office:value-type="float" office:value="0.2007111439805">
                <text:p>0.2007111439805</text:p>
              </table:table-cell>
              <table:table-cell office:value-type="float" office:value="0.133365931465">
                <text:p>0.133365931465</text:p>
              </table:table-cell>
              <table:table-cell office:value-type="float" office:value="0.17980625293">
                <text:p>0.17980625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906">
                <text:p>6.78906</text:p>
              </table:table-cell>
              <table:table-cell office:value-type="float" office:value="0.1991833038605">
                <text:p>0.1991833038605</text:p>
              </table:table-cell>
              <table:table-cell office:value-type="float" office:value="0.1332398951165">
                <text:p>0.1332398951165</text:p>
              </table:table-cell>
              <table:table-cell office:value-type="float" office:value="0.1770296386905">
                <text:p>0.17702963869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469">
                <text:p>6.80469</text:p>
              </table:table-cell>
              <table:table-cell office:value-type="float" office:value="0.1992027381185">
                <text:p>0.1992027381185</text:p>
              </table:table-cell>
              <table:table-cell office:value-type="float" office:value="0.132942910505">
                <text:p>0.132942910505</text:p>
              </table:table-cell>
              <table:table-cell office:value-type="float" office:value="0.17600078609">
                <text:p>0.176000786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031">
                <text:p>6.82031</text:p>
              </table:table-cell>
              <table:table-cell office:value-type="float" office:value="0.1996218849365">
                <text:p>0.1996218849365</text:p>
              </table:table-cell>
              <table:table-cell office:value-type="float" office:value="0.1317287816665">
                <text:p>0.1317287816665</text:p>
              </table:table-cell>
              <table:table-cell office:value-type="float" office:value="0.1762792547445">
                <text:p>0.17627925474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594">
                <text:p>6.83594</text:p>
              </table:table-cell>
              <table:table-cell office:value-type="float" office:value="0.1984380792085">
                <text:p>0.1984380792085</text:p>
              </table:table-cell>
              <table:table-cell office:value-type="float" office:value="0.131607013482">
                <text:p>0.131607013482</text:p>
              </table:table-cell>
              <table:table-cell office:value-type="float" office:value="0.17703183917">
                <text:p>0.177031839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5156">
                <text:p>6.85156</text:p>
              </table:table-cell>
              <table:table-cell office:value-type="float" office:value="0.197573905169">
                <text:p>0.197573905169</text:p>
              </table:table-cell>
              <table:table-cell office:value-type="float" office:value="0.13278833989">
                <text:p>0.13278833989</text:p>
              </table:table-cell>
              <table:table-cell office:value-type="float" office:value="0.1770762950585">
                <text:p>0.17707629505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719">
                <text:p>6.86719</text:p>
              </table:table-cell>
              <table:table-cell office:value-type="float" office:value="0.19748356585">
                <text:p>0.19748356585</text:p>
              </table:table-cell>
              <table:table-cell office:value-type="float" office:value="0.1327218944285">
                <text:p>0.1327218944285</text:p>
              </table:table-cell>
              <table:table-cell office:value-type="float" office:value="0.175255285361">
                <text:p>0.1752552853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8281">
                <text:p>6.88281</text:p>
              </table:table-cell>
              <table:table-cell office:value-type="float" office:value="0.19684972168">
                <text:p>0.19684972168</text:p>
              </table:table-cell>
              <table:table-cell office:value-type="float" office:value="0.1318568473345">
                <text:p>0.1318568473345</text:p>
              </table:table-cell>
              <table:table-cell office:value-type="float" office:value="0.1728422559225">
                <text:p>0.17284225592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844">
                <text:p>6.89844</text:p>
              </table:table-cell>
              <table:table-cell office:value-type="float" office:value="0.194864298581">
                <text:p>0.194864298581</text:p>
              </table:table-cell>
              <table:table-cell office:value-type="float" office:value="0.131284125008">
                <text:p>0.131284125008</text:p>
              </table:table-cell>
              <table:table-cell office:value-type="float" office:value="0.1726612714525">
                <text:p>0.17266127145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406">
                <text:p>6.91406</text:p>
              </table:table-cell>
              <table:table-cell office:value-type="float" office:value="0.193152921956">
                <text:p>0.193152921956</text:p>
              </table:table-cell>
              <table:table-cell office:value-type="float" office:value="0.13114283701">
                <text:p>0.13114283701</text:p>
              </table:table-cell>
              <table:table-cell office:value-type="float" office:value="0.1741790563585">
                <text:p>0.17417905635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969">
                <text:p>6.92969</text:p>
              </table:table-cell>
              <table:table-cell office:value-type="float" office:value="0.191703346825">
                <text:p>0.191703346825</text:p>
              </table:table-cell>
              <table:table-cell office:value-type="float" office:value="0.129914465444">
                <text:p>0.129914465444</text:p>
              </table:table-cell>
              <table:table-cell office:value-type="float" office:value="0.1738639545545">
                <text:p>0.17386395455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531">
                <text:p>6.94531</text:p>
              </table:table-cell>
              <table:table-cell office:value-type="float" office:value="0.1910626594225">
                <text:p>0.1910626594225</text:p>
              </table:table-cell>
              <table:table-cell office:value-type="float" office:value="0.1285558857565">
                <text:p>0.1285558857565</text:p>
              </table:table-cell>
              <table:table-cell office:value-type="float" office:value="0.1721671525505">
                <text:p>0.17216715255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6094">
                <text:p>6.96094</text:p>
              </table:table-cell>
              <table:table-cell office:value-type="float" office:value="0.190434790786">
                <text:p>0.190434790786</text:p>
              </table:table-cell>
              <table:table-cell office:value-type="float" office:value="0.1282500444145">
                <text:p>0.1282500444145</text:p>
              </table:table-cell>
              <table:table-cell office:value-type="float" office:value="0.1716146687645">
                <text:p>0.17161466876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656">
                <text:p>6.97656</text:p>
              </table:table-cell>
              <table:table-cell office:value-type="float" office:value="0.1891467494505">
                <text:p>0.1891467494505</text:p>
              </table:table-cell>
              <table:table-cell office:value-type="float" office:value="0.128431155317">
                <text:p>0.128431155317</text:p>
              </table:table-cell>
              <table:table-cell office:value-type="float" office:value="0.1714278844265">
                <text:p>0.17142788442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9219">
                <text:p>6.99219</text:p>
              </table:table-cell>
              <table:table-cell office:value-type="float" office:value="0.1875754764025">
                <text:p>0.1875754764025</text:p>
              </table:table-cell>
              <table:table-cell office:value-type="float" office:value="0.1282993167865">
                <text:p>0.1282993167865</text:p>
              </table:table-cell>
              <table:table-cell office:value-type="float" office:value="0.1705095793745">
                <text:p>0.17050957937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781">
                <text:p>7.00781</text:p>
              </table:table-cell>
              <table:table-cell office:value-type="float" office:value="0.186682070881">
                <text:p>0.186682070881</text:p>
              </table:table-cell>
              <table:table-cell office:value-type="float" office:value="0.126622336601">
                <text:p>0.126622336601</text:p>
              </table:table-cell>
              <table:table-cell office:value-type="float" office:value="0.1684486837845">
                <text:p>0.16844868378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344">
                <text:p>7.02344</text:p>
              </table:table-cell>
              <table:table-cell office:value-type="float" office:value="0.185317175962">
                <text:p>0.185317175962</text:p>
              </table:table-cell>
              <table:table-cell office:value-type="float" office:value="0.1253353422325">
                <text:p>0.1253353422325</text:p>
              </table:table-cell>
              <table:table-cell office:value-type="float" office:value="0.167586506914">
                <text:p>0.1675865069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906">
                <text:p>7.03906</text:p>
              </table:table-cell>
              <table:table-cell office:value-type="float" office:value="0.1836397186445">
                <text:p>0.1836397186445</text:p>
              </table:table-cell>
              <table:table-cell office:value-type="float" office:value="0.125621026442">
                <text:p>0.125621026442</text:p>
              </table:table-cell>
              <table:table-cell office:value-type="float" office:value="0.167906468725">
                <text:p>0.1679064687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469">
                <text:p>7.05469</text:p>
              </table:table-cell>
              <table:table-cell office:value-type="float" office:value="0.1820846941325">
                <text:p>0.1820846941325</text:p>
              </table:table-cell>
              <table:table-cell office:value-type="float" office:value="0.125222829845">
                <text:p>0.125222829845</text:p>
              </table:table-cell>
              <table:table-cell office:value-type="float" office:value="0.1667313687385">
                <text:p>0.16673136873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031">
                <text:p>7.07031</text:p>
              </table:table-cell>
              <table:table-cell office:value-type="float" office:value="0.181464168484">
                <text:p>0.181464168484</text:p>
              </table:table-cell>
              <table:table-cell office:value-type="float" office:value="0.125123296565">
                <text:p>0.125123296565</text:p>
              </table:table-cell>
              <table:table-cell office:value-type="float" office:value="0.1643723518625">
                <text:p>0.1643723518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594">
                <text:p>7.08594</text:p>
              </table:table-cell>
              <table:table-cell office:value-type="float" office:value="0.180699870368">
                <text:p>0.180699870368</text:p>
              </table:table-cell>
              <table:table-cell office:value-type="float" office:value="0.124685360708">
                <text:p>0.124685360708</text:p>
              </table:table-cell>
              <table:table-cell office:value-type="float" office:value="0.163805900309">
                <text:p>0.1638059003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0156">
                <text:p>7.10156</text:p>
              </table:table-cell>
              <table:table-cell office:value-type="float" office:value="0.178735160825">
                <text:p>0.178735160825</text:p>
              </table:table-cell>
              <table:table-cell office:value-type="float" office:value="0.1231431006065">
                <text:p>0.1231431006065</text:p>
              </table:table-cell>
              <table:table-cell office:value-type="float" office:value="0.1633780508165">
                <text:p>0.16337805081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719">
                <text:p>7.11719</text:p>
              </table:table-cell>
              <table:table-cell office:value-type="float" office:value="0.1769511403225">
                <text:p>0.1769511403225</text:p>
              </table:table-cell>
              <table:table-cell office:value-type="float" office:value="0.1238814379165">
                <text:p>0.1238814379165</text:p>
              </table:table-cell>
              <table:table-cell office:value-type="float" office:value="0.1639159337545">
                <text:p>0.16391593375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3281">
                <text:p>7.13281</text:p>
              </table:table-cell>
              <table:table-cell office:value-type="float" office:value="0.1761100338425">
                <text:p>0.1761100338425</text:p>
              </table:table-cell>
              <table:table-cell office:value-type="float" office:value="0.124396211428">
                <text:p>0.124396211428</text:p>
              </table:table-cell>
              <table:table-cell office:value-type="float" office:value="0.1642112615285">
                <text:p>0.16421126152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844">
                <text:p>7.14844</text:p>
              </table:table-cell>
              <table:table-cell office:value-type="float" office:value="0.175725312808">
                <text:p>0.175725312808</text:p>
              </table:table-cell>
              <table:table-cell office:value-type="float" office:value="0.1229281950625">
                <text:p>0.1229281950625</text:p>
              </table:table-cell>
              <table:table-cell office:value-type="float" office:value="0.1631368366345">
                <text:p>0.1631368366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406">
                <text:p>7.16406</text:p>
              </table:table-cell>
              <table:table-cell office:value-type="float" office:value="0.174478571065">
                <text:p>0.174478571065</text:p>
              </table:table-cell>
              <table:table-cell office:value-type="float" office:value="0.122691235229">
                <text:p>0.122691235229</text:p>
              </table:table-cell>
              <table:table-cell office:value-type="float" office:value="0.1604127952305">
                <text:p>0.1604127952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969">
                <text:p>7.17969</text:p>
              </table:table-cell>
              <table:table-cell office:value-type="float" office:value="0.172437543785">
                <text:p>0.172437543785</text:p>
              </table:table-cell>
              <table:table-cell office:value-type="float" office:value="0.1246780359945">
                <text:p>0.1246780359945</text:p>
              </table:table-cell>
              <table:table-cell office:value-type="float" office:value="0.1592312864965">
                <text:p>0.15923128649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531">
                <text:p>7.19531</text:p>
              </table:table-cell>
              <table:table-cell office:value-type="float" office:value="0.1702245156125">
                <text:p>0.1702245156125</text:p>
              </table:table-cell>
              <table:table-cell office:value-type="float" office:value="0.124853506685">
                <text:p>0.124853506685</text:p>
              </table:table-cell>
              <table:table-cell office:value-type="float" office:value="0.15809924714">
                <text:p>0.15809924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1094">
                <text:p>7.21094</text:p>
              </table:table-cell>
              <table:table-cell office:value-type="float" office:value="0.1699081478785">
                <text:p>0.1699081478785</text:p>
              </table:table-cell>
              <table:table-cell office:value-type="float" office:value="0.124195860434">
                <text:p>0.124195860434</text:p>
              </table:table-cell>
              <table:table-cell office:value-type="float" office:value="0.1574006210525">
                <text:p>0.15740062105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656">
                <text:p>7.22656</text:p>
              </table:table-cell>
              <table:table-cell office:value-type="float" office:value="0.169014819845">
                <text:p>0.169014819845</text:p>
              </table:table-cell>
              <table:table-cell office:value-type="float" office:value="0.1228460418">
                <text:p>0.1228460418</text:p>
              </table:table-cell>
              <table:table-cell office:value-type="float" office:value="0.155603072602">
                <text:p>0.1556030726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4219">
                <text:p>7.24219</text:p>
              </table:table-cell>
              <table:table-cell office:value-type="float" office:value="0.1669131203045">
                <text:p>0.1669131203045</text:p>
              </table:table-cell>
              <table:table-cell office:value-type="float" office:value="0.1222518387065">
                <text:p>0.1222518387065</text:p>
              </table:table-cell>
              <table:table-cell office:value-type="float" office:value="0.1558333626265">
                <text:p>0.15583336262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781">
                <text:p>7.25781</text:p>
              </table:table-cell>
              <table:table-cell office:value-type="float" office:value="0.1642810868725">
                <text:p>0.1642810868725</text:p>
              </table:table-cell>
              <table:table-cell office:value-type="float" office:value="0.12194570114">
                <text:p>0.12194570114</text:p>
              </table:table-cell>
              <table:table-cell office:value-type="float" office:value="0.15597257922">
                <text:p>0.155972579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7344">
                <text:p>7.27344</text:p>
              </table:table-cell>
              <table:table-cell office:value-type="float" office:value="0.163853366981">
                <text:p>0.163853366981</text:p>
              </table:table-cell>
              <table:table-cell office:value-type="float" office:value="0.1227403568385">
                <text:p>0.1227403568385</text:p>
              </table:table-cell>
              <table:table-cell office:value-type="float" office:value="0.1571515394665">
                <text:p>0.15715153946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906">
                <text:p>7.28906</text:p>
              </table:table-cell>
              <table:table-cell office:value-type="float" office:value="0.16234243609">
                <text:p>0.16234243609</text:p>
              </table:table-cell>
              <table:table-cell office:value-type="float" office:value="0.122987032405">
                <text:p>0.122987032405</text:p>
              </table:table-cell>
              <table:table-cell office:value-type="float" office:value="0.1565008509545">
                <text:p>0.15650085095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469">
                <text:p>7.30469</text:p>
              </table:table-cell>
              <table:table-cell office:value-type="float" office:value="0.161898393098">
                <text:p>0.161898393098</text:p>
              </table:table-cell>
              <table:table-cell office:value-type="float" office:value="0.124955509981">
                <text:p>0.124955509981</text:p>
              </table:table-cell>
              <table:table-cell office:value-type="float" office:value="0.157058658601">
                <text:p>0.1570586586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2031">
                <text:p>7.32031</text:p>
              </table:table-cell>
              <table:table-cell office:value-type="float" office:value="0.158785723618">
                <text:p>0.158785723618</text:p>
              </table:table-cell>
              <table:table-cell office:value-type="float" office:value="0.1251756430645">
                <text:p>0.1251756430645</text:p>
              </table:table-cell>
              <table:table-cell office:value-type="float" office:value="0.1563316243765">
                <text:p>0.15633162437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594">
                <text:p>7.33594</text:p>
              </table:table-cell>
              <table:table-cell office:value-type="float" office:value="0.1572219671425">
                <text:p>0.1572219671425</text:p>
              </table:table-cell>
              <table:table-cell office:value-type="float" office:value="0.1259229154325">
                <text:p>0.1259229154325</text:p>
              </table:table-cell>
              <table:table-cell office:value-type="float" office:value="0.1568505738605">
                <text:p>0.15685057386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5156">
                <text:p>7.35156</text:p>
              </table:table-cell>
              <table:table-cell office:value-type="float" office:value="0.153786695492">
                <text:p>0.153786695492</text:p>
              </table:table-cell>
              <table:table-cell office:value-type="float" office:value="0.125451591533">
                <text:p>0.125451591533</text:p>
              </table:table-cell>
              <table:table-cell office:value-type="float" office:value="0.1545179329525">
                <text:p>0.15451793295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719">
                <text:p>7.36719</text:p>
              </table:table-cell>
              <table:table-cell office:value-type="float" office:value="0.1537130421845">
                <text:p>0.1537130421845</text:p>
              </table:table-cell>
              <table:table-cell office:value-type="float" office:value="0.125331244578">
                <text:p>0.125331244578</text:p>
              </table:table-cell>
              <table:table-cell office:value-type="float" office:value="0.1552012888185">
                <text:p>0.15520128881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8281">
                <text:p>7.38281</text:p>
              </table:table-cell>
              <table:table-cell office:value-type="float" office:value="0.150669685917">
                <text:p>0.150669685917</text:p>
              </table:table-cell>
              <table:table-cell office:value-type="float" office:value="0.12133681722">
                <text:p>0.12133681722</text:p>
              </table:table-cell>
              <table:table-cell office:value-type="float" office:value="0.1539061425025">
                <text:p>0.15390614250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844">
                <text:p>7.39844</text:p>
              </table:table-cell>
              <table:table-cell office:value-type="float" office:value="0.1510799649685">
                <text:p>0.1510799649685</text:p>
              </table:table-cell>
              <table:table-cell office:value-type="float" office:value="0.1204878120725">
                <text:p>0.1204878120725</text:p>
              </table:table-cell>
              <table:table-cell office:value-type="float" office:value="0.155248198669">
                <text:p>0.1552481986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406">
                <text:p>7.41406</text:p>
              </table:table-cell>
              <table:table-cell office:value-type="float" office:value="0.1450889162">
                <text:p>0.1450889162</text:p>
              </table:table-cell>
              <table:table-cell office:value-type="float" office:value="0.118867332872">
                <text:p>0.118867332872</text:p>
              </table:table-cell>
              <table:table-cell office:value-type="float" office:value="0.1525747485125">
                <text:p>0.1525747485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969">
                <text:p>7.42969</text:p>
              </table:table-cell>
              <table:table-cell office:value-type="float" office:value="0.14361187556">
                <text:p>0.14361187556</text:p>
              </table:table-cell>
              <table:table-cell office:value-type="float" office:value="0.1194582933625">
                <text:p>0.1194582933625</text:p>
              </table:table-cell>
              <table:table-cell office:value-type="float" office:value="0.1540217706925">
                <text:p>0.15402177069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531">
                <text:p>7.44531</text:p>
              </table:table-cell>
              <table:table-cell office:value-type="float" office:value="0.134732579021">
                <text:p>0.134732579021</text:p>
              </table:table-cell>
              <table:table-cell office:value-type="float" office:value="0.1132984401245">
                <text:p>0.1132984401245</text:p>
              </table:table-cell>
              <table:table-cell office:value-type="float" office:value="0.1475844385265">
                <text:p>0.1475844385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6094">
                <text:p>7.46094</text:p>
              </table:table-cell>
              <table:table-cell office:value-type="float" office:value="0.1372517193805">
                <text:p>0.1372517193805</text:p>
              </table:table-cell>
              <table:table-cell office:value-type="float" office:value="0.10712581892">
                <text:p>0.10712581892</text:p>
              </table:table-cell>
              <table:table-cell office:value-type="float" office:value="0.1444756720625">
                <text:p>0.14447567206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656">
                <text:p>7.47656</text:p>
              </table:table-cell>
              <table:table-cell office:value-type="float" office:value="0.12332307385">
                <text:p>0.12332307385</text:p>
              </table:table-cell>
              <table:table-cell office:value-type="float" office:value="0.0933517759005">
                <text:p>0.0933517759005</text:p>
              </table:table-cell>
              <table:table-cell office:value-type="float" office:value="0.120680319146">
                <text:p>0.1206803191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9219">
                <text:p>7.49219</text:p>
              </table:table-cell>
              <table:table-cell office:value-type="float" office:value="0.123323772149">
                <text:p>0.123323772149</text:p>
              </table:table-cell>
              <table:table-cell office:value-type="float" office:value="0.093353324125">
                <text:p>0.093353324125</text:p>
              </table:table-cell>
              <table:table-cell office:value-type="float" office:value="0.1206828442885">
                <text:p>0.12068284428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